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3.3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6205in" svg:height="6.4209in" svg:x="0.0646in" svg:y="0in">
            <draw:object draw:notify-on-update-of-ranges="Sheet1.H2:Sheet1.H601 Sheet1.G2:Sheet1.G601 Sheet1.B1:Sheet1.B1 Sheet1.B2:Sheet1.B1042 Sheet1.C1:Sheet1.C1 Sheet1.C2:Sheet1.C1042 Sheet1.I2:Sheet1.I601 Sheet1.G2:Sheet1.G601 Sheet1.J2:Sheet1.J601 Sheet1.G2:Sheet1.G601 Sheet1.B1:Sheet1.B1 Sheet1.B2:Sheet1.B1042 Sheet1.D1:Sheet1.D1 Sheet1.D2:Sheet1.D1042 Sheet1.B1:Sheet1.B1 Sheet1.B2:Sheet1.B1042 Sheet1.E1:Sheet1.E1 Sheet1.E2:Sheet1.E10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n_h1/n_h</text:p>
          </table:table-cell>
          <table:table-cell office:value-type="string" calcext:value-type="string">
            <text:p>n_he1/n_h</text:p>
          </table:table-cell>
          <table:table-cell office:value-type="string" calcext:value-type="string">
            <text:p>n_he2/n_h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n_h1/n_h</text:p>
          </table:table-cell>
          <table:table-cell office:value-type="string" calcext:value-type="string">
            <text:p>n_he1/n_he</text:p>
          </table:table-cell>
          <table:table-cell office:value-type="string" calcext:value-type="string">
            <text:p>n_he2/n_he</text:p>
          </table:table-cell>
        </table:table-row>
        <table:table-row table:style-name="ro1">
          <table:table-cell/>
          <table:table-cell office:value-type="float" office:value="1563.20568823962" calcext:value-type="float">
            <text:p>1563.2056882396</text:p>
          </table:table-cell>
          <table:table-cell office:value-type="float" office:value="7.22006923762608E-020" calcext:value-type="float">
            <text:p>7.22006923762608E-020</text:p>
          </table:table-cell>
          <table:table-cell office:value-type="float" office:value="1.08436021959114E-054" calcext:value-type="float">
            <text:p>1.08436021959114E-054</text:p>
          </table:table-cell>
          <table:table-cell office:value-type="float" office:value="2.05199464659084E-205" calcext:value-type="float">
            <text:p>2.05199464659084E-205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1.64665154962668970487181542778916496E-0341</text:p>
          </table:table-cell>
          <table:table-cell table:style-name="ce1" office:value-type="string" calcext:value-type="string">
            <text:p>1.03626304842943448561758381492979118E-0894</text:p>
          </table:table-cell>
          <table:table-cell table:style-name="ce1" office:value-type="string" calcext:value-type="string">
            <text:p>1.30398163214171501462730816301148650E-3292</text:p>
          </table:table-cell>
        </table:table-row>
        <table:table-row table:style-name="ro1">
          <table:table-cell/>
          <table:table-cell office:value-type="float" office:value="1719.52625706358" calcext:value-type="float">
            <text:p>1719.5262570636</text:p>
          </table:table-cell>
          <table:table-cell office:value-type="float" office:value="7.62344840627595E-018" calcext:value-type="float">
            <text:p>7.62344840627595E-018</text:p>
          </table:table-cell>
          <table:table-cell office:value-type="float" office:value="1.90147160781556E-049" calcext:value-type="float">
            <text:p>1.90147160781556E-049</text:p>
          </table:table-cell>
          <table:table-cell office:value-type="float" office:value="3.48065244625024E-186" calcext:value-type="float">
            <text:p>3.48065244625024E-18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.95249132646765E-170" calcext:value-type="float">
            <text:p>5.95249132646765E-170</text:p>
          </table:table-cell>
          <table:table-cell table:style-name="ce1" office:value-type="string" calcext:value-type="string">
            <text:p>2.97942830182904717050968052153651722E-0446</text:p>
          </table:table-cell>
          <table:table-cell table:style-name="ce1" office:value-type="string" calcext:value-type="string">
            <text:p>4.90265787205978188231246779172371361E-1644</text:p>
          </table:table-cell>
        </table:table-row>
        <table:table-row table:style-name="ro1">
          <table:table-cell/>
          <table:table-cell office:value-type="float" office:value="1875.84682588754" calcext:value-type="float">
            <text:p>1875.8468258876</text:p>
          </table:table-cell>
          <table:table-cell office:value-type="float" office:value="3.72361035795006E-016" calcext:value-type="float">
            <text:p>3.72361035795006E-016</text:p>
          </table:table-cell>
          <table:table-cell office:value-type="float" office:value="4.48219844093857E-045" calcext:value-type="float">
            <text:p>4.48219844093857E-045</text:p>
          </table:table-cell>
          <table:table-cell office:value-type="float" office:value="3.72540117150324E-170" calcext:value-type="float">
            <text:p>3.72540117150324E-17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.04121860351669E-112" calcext:value-type="float">
            <text:p>1.04121860351669E-112</text:p>
          </table:table-cell>
          <table:table-cell office:value-type="float" office:value="1.0403146336117E-296" calcext:value-type="float">
            <text:p>1.0403146336117E-296</text:p>
          </table:table-cell>
          <table:table-cell table:style-name="ce1" office:value-type="string" calcext:value-type="string">
            <text:p>2.13356827412683028403599008675656416E-1094</text:p>
          </table:table-cell>
        </table:table-row>
        <table:table-row table:style-name="ro1">
          <table:table-cell/>
          <table:table-cell office:value-type="float" office:value="2032.16739471149" calcext:value-type="float">
            <text:p>2032.1673947115</text:p>
          </table:table-cell>
          <table:table-cell office:value-type="float" office:value="0.0000000000000100473146018618" calcext:value-type="float">
            <text:p>1.00473146018618E-014</text:p>
          </table:table-cell>
          <table:table-cell office:value-type="float" office:value="2.25582579139001E-041" calcext:value-type="float">
            <text:p>2.25582579139001E-041</text:p>
          </table:table-cell>
          <table:table-cell office:value-type="float" office:value="1.37653518280907E-156" calcext:value-type="float">
            <text:p>1.37653518280907E-15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.64123457093359E-084" calcext:value-type="float">
            <text:p>4.64123457093359E-084</text:p>
          </table:table-cell>
          <table:table-cell office:value-type="float" office:value="6.55164892533352E-222" calcext:value-type="float">
            <text:p>6.55164892533352E-222</text:p>
          </table:table-cell>
          <table:table-cell table:style-name="ce1" office:value-type="string" calcext:value-type="string">
            <text:p>1.59876294728581469724740150997184974E-0819</text:p>
          </table:table-cell>
        </table:table-row>
        <table:table-row table:style-name="ro1">
          <table:table-cell/>
          <table:table-cell office:value-type="float" office:value="2188.48796353513" calcext:value-type="float">
            <text:p>2188.4879635351</text:p>
          </table:table-cell>
          <table:table-cell office:value-type="float" office:value="0.000000000000170014672192635" calcext:value-type="float">
            <text:p>1.70014672192635E-013</text:p>
          </table:table-cell>
          <table:table-cell office:value-type="float" office:value="3.37350105271108E-038" calcext:value-type="float">
            <text:p>3.37350105271108E-038</text:p>
          </table:table-cell>
          <table:table-cell office:value-type="float" office:value="5.91226489434462E-145" calcext:value-type="float">
            <text:p>5.91226489434462E-14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.456731404615E-067" calcext:value-type="float">
            <text:p>7.456731404615E-067</text:p>
          </table:table-cell>
          <table:table-cell office:value-type="float" office:value="5.15611013121481E-177" calcext:value-type="float">
            <text:p>5.15611013121481E-177</text:p>
          </table:table-cell>
          <table:table-cell table:style-name="ce1" office:value-type="string" calcext:value-type="string">
            <text:p>1.45047629585027767109344825365583492E-0654</text:p>
          </table:table-cell>
        </table:table-row>
        <table:table-row table:style-name="ro1">
          <table:table-cell/>
          <table:table-cell office:value-type="float" office:value="2344.80853235524" calcext:value-type="float">
            <text:p>2344.8085323552</text:p>
          </table:table-cell>
          <table:table-cell office:value-type="float" office:value="0.0000000000019800842021916" calcext:value-type="float">
            <text:p>1.9800842021916E-012</text:p>
          </table:table-cell>
          <table:table-cell office:value-type="float" office:value="1.91031570116829E-035" calcext:value-type="float">
            <text:p>1.91031570116829E-035</text:p>
          </table:table-cell>
          <table:table-cell office:value-type="float" office:value="7.1905646179471E-135" calcext:value-type="float">
            <text:p>7.1905646179471E-13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.25990096846948E-055" calcext:value-type="float">
            <text:p>2.25990096846948E-055</text:p>
          </table:table-cell>
          <table:table-cell office:value-type="float" office:value="4.50713760638805E-147" calcext:value-type="float">
            <text:p>4.50713760638805E-147</text:p>
          </table:table-cell>
          <table:table-cell table:style-name="ce1" office:value-type="string" calcext:value-type="string">
            <text:p>1.42951983267897019659629161375302678E-0544</text:p>
          </table:table-cell>
        </table:table-row>
        <table:table-row table:style-name="ro1">
          <table:table-cell/>
          <table:table-cell office:value-type="float" office:value="2501.12910114497" calcext:value-type="float">
            <text:p>2501.129101145</text:p>
          </table:table-cell>
          <table:table-cell office:value-type="float" office:value="0.0000000000170201909691972" calcext:value-type="float">
            <text:p>1.70201909691972E-011</text:p>
          </table:table-cell>
          <table:table-cell office:value-type="float" office:value="4.91314491186854E-033" calcext:value-type="float">
            <text:p>4.91314491186854E-033</text:p>
          </table:table-cell>
          <table:table-cell office:value-type="float" office:value="4.82905668994662E-126" calcext:value-type="float">
            <text:p>4.82905668994662E-12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.65579327190274E-047" calcext:value-type="float">
            <text:p>3.65579327190274E-047</text:p>
          </table:table-cell>
          <table:table-cell office:value-type="float" office:value="1.11823806117751E-125" calcext:value-type="float">
            <text:p>1.11823806117751E-125</text:p>
          </table:table-cell>
          <table:table-cell table:style-name="ce1" office:value-type="string" calcext:value-type="string">
            <text:p>5.46622234178932344177417257612375237E-0466</text:p>
          </table:table-cell>
        </table:table-row>
        <table:table-row table:style-name="ro1">
          <table:table-cell/>
          <table:table-cell office:value-type="float" office:value="2657.44966973415" calcext:value-type="float">
            <text:p>2657.4496697342</text:p>
          </table:table-cell>
          <table:table-cell office:value-type="float" office:value="0.000000000113901148569242" calcext:value-type="float">
            <text:p>1.13901148569242E-010</text:p>
          </table:table-cell>
          <table:table-cell office:value-type="float" office:value="6.595579294078E-031" calcext:value-type="float">
            <text:p>6.595579294078E-031</text:p>
          </table:table-cell>
          <table:table-cell office:value-type="float" office:value="2.98452976568648E-118" calcext:value-type="float">
            <text:p>2.98452976568648E-11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5.31480299812589E-041" calcext:value-type="float">
            <text:p>5.31480299812589E-041</text:p>
          </table:table-cell>
          <table:table-cell office:value-type="float" office:value="1.25992802411546E-109" calcext:value-type="float">
            <text:p>1.25992802411546E-109</text:p>
          </table:table-cell>
          <table:table-cell table:style-name="ce1" office:value-type="string" calcext:value-type="string">
            <text:p>4.85548790400166867968839178249042604E-0407</text:p>
          </table:table-cell>
        </table:table-row>
        <table:table-row table:style-name="ro1">
          <table:table-cell/>
          <table:table-cell office:value-type="float" office:value="2813.77023726021" calcext:value-type="float">
            <text:p>2813.7702372602</text:p>
          </table:table-cell>
          <table:table-cell office:value-type="float" office:value="0.000000000618625093496388" calcext:value-type="float">
            <text:p>6.18625093496388E-010</text:p>
          </table:table-cell>
          <table:table-cell office:value-type="float" office:value="5.14966248117302E-029" calcext:value-type="float">
            <text:p>5.14966248117302E-029</text:p>
          </table:table-cell>
          <table:table-cell office:value-type="float" office:value="2.52552350775283E-111" calcext:value-type="float">
            <text:p>2.52552350775283E-1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.33489970809708E-036" calcext:value-type="float">
            <text:p>3.33489970809708E-036</text:p>
          </table:table-cell>
          <table:table-cell office:value-type="float" office:value="3.88708222350261E-097" calcext:value-type="float">
            <text:p>3.88708222350261E-097</text:p>
          </table:table-cell>
          <table:table-cell table:style-name="ce1" office:value-type="string" calcext:value-type="string">
            <text:p>3.50084710954710703628428386476951558E-0361</text:p>
          </table:table-cell>
        </table:table-row>
        <table:table-row table:style-name="ro1">
          <table:table-cell/>
          <table:table-cell office:value-type="float" office:value="2970.09080010123" calcext:value-type="float">
            <text:p>2970.0908001012</text:p>
          </table:table-cell>
          <table:table-cell office:value-type="float" office:value="0.00000000281787681680466" calcext:value-type="float">
            <text:p>2.81787681680466E-009</text:p>
          </table:table-cell>
          <table:table-cell office:value-type="float" office:value="2.54708941097976E-027" calcext:value-type="float">
            <text:p>2.54708941097976E-027</text:p>
          </table:table-cell>
          <table:table-cell office:value-type="float" office:value="4.00428140305135E-105" calcext:value-type="float">
            <text:p>4.00428140305135E-1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31625258326228E-032" calcext:value-type="float">
            <text:p>2.31625258326228E-032</text:p>
          </table:table-cell>
          <table:table-cell office:value-type="float" office:value="3.84302114810984E-087" calcext:value-type="float">
            <text:p>3.84302114810984E-087</text:p>
          </table:table-cell>
          <table:table-cell table:style-name="ce1" office:value-type="string" calcext:value-type="string">
            <text:p>1.72893500171921107109007735492354436E-0324</text:p>
          </table:table-cell>
        </table:table-row>
        <table:table-row table:style-name="ro1">
          <table:table-cell/>
          <table:table-cell office:value-type="float" office:value="3126.41134529333" calcext:value-type="float">
            <text:p>3126.4113452933</text:p>
          </table:table-cell>
          <table:table-cell office:value-type="float" office:value="0.0000000110515840603644" calcext:value-type="float">
            <text:p>1.10515840603644E-008</text:p>
          </table:table-cell>
          <table:table-cell office:value-type="float" office:value="8.54555909650818E-026" calcext:value-type="float">
            <text:p>8.54555909650818E-026</text:p>
          </table:table-cell>
          <table:table-cell office:value-type="float" office:value="1.52895605756683E-099" calcext:value-type="float">
            <text:p>1.52895605756683E-099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3.24312425360038E-029" calcext:value-type="float">
            <text:p>3.24312425360038E-029</text:p>
          </table:table-cell>
          <table:table-cell office:value-type="float" office:value="5.82647904365906E-079" calcext:value-type="float">
            <text:p>5.82647904365906E-079</text:p>
          </table:table-cell>
          <table:table-cell office:value-type="float" office:value="1.84396032608169E-294" calcext:value-type="float">
            <text:p>1.84396032608169E-294</text:p>
          </table:table-cell>
        </table:table-row>
        <table:table-row table:style-name="ro1">
          <table:table-cell/>
          <table:table-cell office:value-type="float" office:value="3282.73183234915" calcext:value-type="float">
            <text:p>3282.7318323492</text:p>
          </table:table-cell>
          <table:table-cell office:value-type="float" office:value="0.0000000381222600762441" calcext:value-type="float">
            <text:p>3.81222600762441E-008</text:p>
          </table:table-cell>
          <table:table-cell office:value-type="float" office:value="2.05545379113337E-024" calcext:value-type="float">
            <text:p>2.05545379113337E-024</text:p>
          </table:table-cell>
          <table:table-cell office:value-type="float" office:value="1.7226959762878E-094" calcext:value-type="float">
            <text:p>1.7226959762878E-09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.36536658533577E-026" calcext:value-type="float">
            <text:p>1.36536658533577E-026</text:p>
          </table:table-cell>
          <table:table-cell office:value-type="float" office:value="3.84729058696969E-072" calcext:value-type="float">
            <text:p>3.84729058696969E-072</text:p>
          </table:table-cell>
          <table:table-cell office:value-type="float" office:value="1.96790550051149E-269" calcext:value-type="float">
            <text:p>1.96790550051149E-269</text:p>
          </table:table-cell>
        </table:table-row>
        <table:table-row table:style-name="ro1">
          <table:table-cell/>
          <table:table-cell office:value-type="float" office:value="3439.05214880387" calcext:value-type="float">
            <text:p>3439.0521488039</text:p>
          </table:table-cell>
          <table:table-cell office:value-type="float" office:value="0.000000117693055374087" calcext:value-type="float">
            <text:p>1.17693055374087E-007</text:p>
          </table:table-cell>
          <table:table-cell office:value-type="float" office:value="3.70867163859522E-023" calcext:value-type="float">
            <text:p>3.70867163859522E-023</text:p>
          </table:table-cell>
          <table:table-cell office:value-type="float" office:value="6.76351710867001E-090" calcext:value-type="float">
            <text:p>6.76351710867001E-090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2.27976017437757E-024" calcext:value-type="float">
            <text:p>2.27976017437757E-024</text:p>
          </table:table-cell>
          <table:table-cell office:value-type="float" office:value="2.27930339324057E-066" calcext:value-type="float">
            <text:p>2.27930339324057E-066</text:p>
          </table:table-cell>
          <table:table-cell office:value-type="float" office:value="2.9918335957095E-248" calcext:value-type="float">
            <text:p>2.9918335957095E-248</text:p>
          </table:table-cell>
        </table:table-row>
        <table:table-row table:style-name="ro1">
          <table:table-cell/>
          <table:table-cell office:value-type="float" office:value="3595.37201235461" calcext:value-type="float">
            <text:p>3595.3720123546</text:p>
          </table:table-cell>
          <table:table-cell office:value-type="float" office:value="0.000000329909053524016" calcext:value-type="float">
            <text:p>3.29909053524016E-007</text:p>
          </table:table-cell>
          <table:table-cell office:value-type="float" office:value="5.21105375926949E-022" calcext:value-type="float">
            <text:p>5.21105375926949E-022</text:p>
          </table:table-cell>
          <table:table-cell office:value-type="float" office:value="1.06154457780306E-085" calcext:value-type="float">
            <text:p>1.06154457780306E-085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.83992653741189E-022" calcext:value-type="float">
            <text:p>1.83992653741189E-022</text:p>
          </table:table-cell>
          <table:table-cell office:value-type="float" office:value="2.03037762539944E-061" calcext:value-type="float">
            <text:p>2.03037762539944E-061</text:p>
          </table:table-cell>
          <table:table-cell office:value-type="float" office:value="4.31979362257197E-230" calcext:value-type="float">
            <text:p>4.31979362257197E-230</text:p>
          </table:table-cell>
        </table:table-row>
        <table:table-row table:style-name="ro1">
          <table:table-cell/>
          <table:table-cell office:value-type="float" office:value="3751.69077413559" calcext:value-type="float">
            <text:p>3751.6907741356</text:p>
          </table:table-cell>
          <table:table-cell office:value-type="float" office:value="0.000000849809520974436" calcext:value-type="float">
            <text:p>8.49809520974436E-007</text:p>
          </table:table-cell>
          <table:table-cell office:value-type="float" office:value="5.8826645053331E-021" calcext:value-type="float">
            <text:p>5.8826645053331E-021</text:p>
          </table:table-cell>
          <table:table-cell office:value-type="float" office:value="7.46814700575079E-082" calcext:value-type="float">
            <text:p>7.46814700575079E-082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8.29868579292247E-021" calcext:value-type="float">
            <text:p>8.29868579292247E-021</text:p>
          </table:table-cell>
          <table:table-cell office:value-type="float" office:value="3.97131104280844E-057" calcext:value-type="float">
            <text:p>3.97131104280844E-057</text:p>
          </table:table-cell>
          <table:table-cell office:value-type="float" office:value="2.38134987851668E-214" calcext:value-type="float">
            <text:p>2.38134987851668E-214</text:p>
          </table:table-cell>
        </table:table-row>
        <table:table-row table:style-name="ro1">
          <table:table-cell/>
          <table:table-cell office:value-type="float" office:value="3908.00705330395" calcext:value-type="float">
            <text:p>3908.007053304</text:p>
          </table:table-cell>
          <table:table-cell office:value-type="float" office:value="0.00000203194612842058" calcext:value-type="float">
            <text:p>2.03194612842058E-006</text:p>
          </table:table-cell>
          <table:table-cell office:value-type="float" office:value="5.47696530007444E-020" calcext:value-type="float">
            <text:p>5.47696530007444E-020</text:p>
          </table:table-cell>
          <table:table-cell office:value-type="float" office:value="2.5926330134813E-078" calcext:value-type="float">
            <text:p>2.5926330134813E-078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2.33238477335431E-019" calcext:value-type="float">
            <text:p>2.33238477335431E-019</text:p>
          </table:table-cell>
          <table:table-cell office:value-type="float" office:value="2.26584133346156E-053" calcext:value-type="float">
            <text:p>2.26584133346156E-053</text:p>
          </table:table-cell>
          <table:table-cell office:value-type="float" office:value="1.42308118622743E-200" calcext:value-type="float">
            <text:p>1.42308118622743E-200</text:p>
          </table:table-cell>
        </table:table-row>
        <table:table-row table:style-name="ro1">
          <table:table-cell/>
          <table:table-cell office:value-type="float" office:value="4064.31810365388" calcext:value-type="float">
            <text:p>4064.3181036539</text:p>
          </table:table-cell>
          <table:table-cell office:value-type="float" office:value="0.0000045485270421756" calcext:value-type="float">
            <text:p>4.5485270421756E-006</text:p>
          </table:table-cell>
          <table:table-cell office:value-type="float" office:value="4.29976396792776E-019" calcext:value-type="float">
            <text:p>4.29976396792776E-019</text:p>
          </table:table-cell>
          <table:table-cell office:value-type="float" office:value="4.81754169727398E-075" calcext:value-type="float">
            <text:p>4.81754169727398E-075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4.43959599202816E-018" calcext:value-type="float">
            <text:p>4.43959599202816E-018</text:p>
          </table:table-cell>
          <table:table-cell office:value-type="float" office:value="4.68604355165728E-050" calcext:value-type="float">
            <text:p>4.68604355165728E-050</text:p>
          </table:table-cell>
          <table:table-cell office:value-type="float" office:value="2.04776053337103E-188" calcext:value-type="float">
            <text:p>2.04776053337103E-188</text:p>
          </table:table-cell>
        </table:table-row>
        <table:table-row table:style-name="ro1">
          <table:table-cell/>
          <table:table-cell office:value-type="float" office:value="4220.61878070385" calcext:value-type="float">
            <text:p>4220.6187807039</text:p>
          </table:table-cell>
          <table:table-cell office:value-type="float" office:value="0.00000960175557688179" calcext:value-type="float">
            <text:p>9.60175557688179E-006</text:p>
          </table:table-cell>
          <table:table-cell office:value-type="float" office:value="2.90051614940005E-018" calcext:value-type="float">
            <text:p>2.90051614940005E-018</text:p>
          </table:table-cell>
          <table:table-cell office:value-type="float" office:value="5.13457531992422E-072" calcext:value-type="float">
            <text:p>5.13457531992422E-072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6.1063292659587E-017" calcext:value-type="float">
            <text:p>6.1063292659587E-017</text:p>
          </table:table-cell>
          <table:table-cell office:value-type="float" office:value="4.15959175405737E-047" calcext:value-type="float">
            <text:p>4.15959175405737E-047</text:p>
          </table:table-cell>
          <table:table-cell office:value-type="float" office:value="1.31997056588041E-177" calcext:value-type="float">
            <text:p>1.31997056588041E-177</text:p>
          </table:table-cell>
        </table:table-row>
        <table:table-row table:style-name="ro1">
          <table:table-cell/>
          <table:table-cell office:value-type="float" office:value="4376.89994627882" calcext:value-type="float">
            <text:p>4376.8999462788</text:p>
          </table:table-cell>
          <table:table-cell office:value-type="float" office:value="0.0000192331066729725" calcext:value-type="float">
            <text:p>1.92331066729725E-005</text:p>
          </table:table-cell>
          <table:table-cell office:value-type="float" office:value="1.70858037475855E-017" calcext:value-type="float">
            <text:p>1.70858037475855E-017</text:p>
          </table:table-cell>
          <table:table-cell office:value-type="float" office:value="3.33020325281816E-069" calcext:value-type="float">
            <text:p>3.33020325281816E-069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6.38755255793312E-016" calcext:value-type="float">
            <text:p>6.38755255793312E-016</text:p>
          </table:table-cell>
          <table:table-cell office:value-type="float" office:value="1.81095029861809E-044" calcext:value-type="float">
            <text:p>1.81095029861809E-044</text:p>
          </table:table-cell>
          <table:table-cell office:value-type="float" office:value="6.22208216504465E-168" calcext:value-type="float">
            <text:p>6.22208216504465E-168</text:p>
          </table:table-cell>
        </table:table-row>
        <table:table-row table:style-name="ro1">
          <table:table-cell/>
          <table:table-cell office:value-type="float" office:value="4533.14612217052" calcext:value-type="float">
            <text:p>4533.1461221705</text:p>
          </table:table-cell>
          <table:table-cell office:value-type="float" office:value="0.0000367522963966295" calcext:value-type="float">
            <text:p>3.67522963966295E-005</text:p>
          </table:table-cell>
          <table:table-cell office:value-type="float" office:value="8.91129576209993E-017" calcext:value-type="float">
            <text:p>8.91129576209993E-017</text:p>
          </table:table-cell>
          <table:table-cell office:value-type="float" office:value="1.3829032645168E-066" calcext:value-type="float">
            <text:p>1.3829032645168E-06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.2940844309579E-015" calcext:value-type="float">
            <text:p>5.2940844309579E-015</text:p>
          </table:table-cell>
          <table:table-cell office:value-type="float" office:value="4.30263303342884E-042" calcext:value-type="float">
            <text:p>4.30263303342884E-042</text:p>
          </table:table-cell>
          <table:table-cell office:value-type="float" office:value="3.17457182988257E-159" calcext:value-type="float">
            <text:p>3.17457182988257E-159</text:p>
          </table:table-cell>
        </table:table-row>
        <table:table-row table:style-name="ro1">
          <table:table-cell/>
          <table:table-cell office:value-type="float" office:value="4689.33219222255" calcext:value-type="float">
            <text:p>4689.3321922226</text:p>
          </table:table-cell>
          <table:table-cell office:value-type="float" office:value="0.0000673056874668708" calcext:value-type="float">
            <text:p>6.73056874668708E-005</text:p>
          </table:table-cell>
          <table:table-cell office:value-type="float" office:value="4.16461100404637E-016" calcext:value-type="float">
            <text:p>4.16461100404637E-016</text:p>
          </table:table-cell>
          <table:table-cell office:value-type="float" office:value="3.84129842678022E-064" calcext:value-type="float">
            <text:p>3.84129842678022E-064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0.0000000000000359377644446909" calcext:value-type="float">
            <text:p>3.59377644446909E-014</text:p>
          </table:table-cell>
          <table:table-cell office:value-type="float" office:value="6.08231103101499E-040" calcext:value-type="float">
            <text:p>6.08231103101499E-040</text:p>
          </table:table-cell>
          <table:table-cell office:value-type="float" office:value="2.40811273169562E-151" calcext:value-type="float">
            <text:p>2.40811273169562E-151</text:p>
          </table:table-cell>
        </table:table-row>
        <table:table-row table:style-name="ro1">
          <table:table-cell/>
          <table:table-cell office:value-type="float" office:value="4845.41896277294" calcext:value-type="float">
            <text:p>4845.4189627729</text:p>
          </table:table-cell>
          <table:table-cell office:value-type="float" office:value="0.000118596720966708" calcext:value-type="float">
            <text:p>0.0001185967</text:p>
          </table:table-cell>
          <table:table-cell office:value-type="float" office:value="1.76200932298985E-015" calcext:value-type="float">
            <text:p>1.76200932298985E-015</text:p>
          </table:table-cell>
          <table:table-cell office:value-type="float" office:value="7.41192829290703E-062" calcext:value-type="float">
            <text:p>7.41192829290703E-062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0.00000000000020530615451368" calcext:value-type="float">
            <text:p>2.0530615451368E-013</text:p>
          </table:table-cell>
          <table:table-cell office:value-type="float" office:value="5.49064397397193E-038" calcext:value-type="float">
            <text:p>5.49064397397193E-038</text:p>
          </table:table-cell>
          <table:table-cell office:value-type="float" office:value="3.52140640984661E-144" calcext:value-type="float">
            <text:p>3.52140640984661E-144</text:p>
          </table:table-cell>
        </table:table-row>
        <table:table-row table:style-name="ro1">
          <table:table-cell/>
          <table:table-cell office:value-type="float" office:value="5001.34743908371" calcext:value-type="float">
            <text:p>5001.3474390837</text:p>
          </table:table-cell>
          <table:table-cell office:value-type="float" office:value="0.000201757984514865" calcext:value-type="float">
            <text:p>0.000201758</text:p>
          </table:table-cell>
          <table:table-cell office:value-type="float" office:value="6.80926285194817E-015" calcext:value-type="float">
            <text:p>6.80926285194817E-015</text:p>
          </table:table-cell>
          <table:table-cell office:value-type="float" office:value="1.02635984699306E-059" calcext:value-type="float">
            <text:p>1.02635984699306E-059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0.00000000000100944734471168" calcext:value-type="float">
            <text:p>1.00944734471168E-012</text:p>
          </table:table-cell>
          <table:table-cell office:value-type="float" office:value="3.3556265754638E-036" calcext:value-type="float">
            <text:p>3.3556265754638E-036</text:p>
          </table:table-cell>
          <table:table-cell office:value-type="float" office:value="1.23025861516897E-137" calcext:value-type="float">
            <text:p>1.23025861516897E-137</text:p>
          </table:table-cell>
        </table:table-row>
        <table:table-row table:style-name="ro1">
          <table:table-cell/>
          <table:table-cell office:value-type="float" office:value="5157.03177822366" calcext:value-type="float">
            <text:p>5157.0317782237</text:p>
          </table:table-cell>
          <table:table-cell office:value-type="float" office:value="0.000332353896078714" calcext:value-type="float">
            <text:p>0.0003323539</text:p>
          </table:table-cell>
          <table:table-cell office:value-type="float" office:value="0.000000000000024219837269976" calcext:value-type="float">
            <text:p>2.4219837269976E-014</text:p>
          </table:table-cell>
          <table:table-cell office:value-type="float" office:value="1.04896682080222E-057" calcext:value-type="float">
            <text:p>1.04896682080222E-057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0.00000000000435226704797797" calcext:value-type="float">
            <text:p>4.35226704797797E-012</text:p>
          </table:table-cell>
          <table:table-cell office:value-type="float" office:value="1.45770086038868E-034" calcext:value-type="float">
            <text:p>1.45770086038868E-034</text:p>
          </table:table-cell>
          <table:table-cell office:value-type="float" office:value="1.22795919368374E-131" calcext:value-type="float">
            <text:p>1.22795919368374E-131</text:p>
          </table:table-cell>
        </table:table-row>
        <table:table-row table:style-name="ro1">
          <table:table-cell/>
          <table:table-cell office:value-type="float" office:value="5312.35106149264" calcext:value-type="float">
            <text:p>5312.3510614927</text:p>
          </table:table-cell>
          <table:table-cell office:value-type="float" office:value="0.000531462185476145" calcext:value-type="float">
            <text:p>0.0005314622</text:p>
          </table:table-cell>
          <table:table-cell office:value-type="float" office:value="0.0000000000000798119586463778" calcext:value-type="float">
            <text:p>7.98119586463778E-014</text:p>
          </table:table-cell>
          <table:table-cell office:value-type="float" office:value="8.10502670024416E-056" calcext:value-type="float">
            <text:p>8.10502670024416E-056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00000000167155184543139" calcext:value-type="float">
            <text:p>1.67155184543139E-011</text:p>
          </table:table-cell>
          <table:table-cell office:value-type="float" office:value="4.68893932068484E-033" calcext:value-type="float">
            <text:p>4.68893932068484E-033</text:p>
          </table:table-cell>
          <table:table-cell office:value-type="float" office:value="4.06932572735282E-126" calcext:value-type="float">
            <text:p>4.06932572735282E-126</text:p>
          </table:table-cell>
        </table:table-row>
        <table:table-row table:style-name="ro1">
          <table:table-cell/>
          <table:table-cell office:value-type="float" office:value="5467.14031089321" calcext:value-type="float">
            <text:p>5467.1403108932</text:p>
          </table:table-cell>
          <table:table-cell office:value-type="float" office:value="0.000826740830794758" calcext:value-type="float">
            <text:p>0.0008267408</text:p>
          </table:table-cell>
          <table:table-cell office:value-type="float" office:value="0.000000000000245027081130947" calcext:value-type="float">
            <text:p>2.45027081130947E-013</text:p>
          </table:table-cell>
          <table:table-cell office:value-type="float" office:value="4.83241269821786E-054" calcext:value-type="float">
            <text:p>4.83241269821786E-054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0.0000000000579523552348331" calcext:value-type="float">
            <text:p>5.79523552348331E-011</text:p>
          </table:table-cell>
          <table:table-cell office:value-type="float" office:value="1.15618569873077E-031" calcext:value-type="float">
            <text:p>1.15618569873077E-031</text:p>
          </table:table-cell>
          <table:table-cell office:value-type="float" office:value="5.0841897578384E-121" calcext:value-type="float">
            <text:p>5.0841897578384E-121</text:p>
          </table:table-cell>
        </table:table-row>
        <table:table-row table:style-name="ro1">
          <table:table-cell/>
          <table:table-cell office:value-type="float" office:value="5621.18157380449" calcext:value-type="float">
            <text:p>5621.1815738045</text:p>
          </table:table-cell>
          <table:table-cell office:value-type="float" office:value="0.00125333419080177" calcext:value-type="float">
            <text:p>0.0012533342</text:p>
          </table:table-cell>
          <table:table-cell office:value-type="float" office:value="0.000000000000704135080412705" calcext:value-type="float">
            <text:p>7.04135080412705E-013</text:p>
          </table:table-cell>
          <table:table-cell office:value-type="float" office:value="2.26200109204709E-052" calcext:value-type="float">
            <text:p>2.26200109204709E-052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0.000000000183438434893485" calcext:value-type="float">
            <text:p>1.83438434893485E-010</text:p>
          </table:table-cell>
          <table:table-cell office:value-type="float" office:value="2.25080224554911E-030" calcext:value-type="float">
            <text:p>2.25080224554911E-030</text:p>
          </table:table-cell>
          <table:table-cell office:value-type="float" office:value="2.66880323849256E-116" calcext:value-type="float">
            <text:p>2.66880323849256E-116</text:p>
          </table:table-cell>
        </table:table-row>
        <table:table-row table:style-name="ro1">
          <table:table-cell/>
          <table:table-cell office:value-type="float" office:value="5774.19637887976" calcext:value-type="float">
            <text:p>5774.1963788798</text:p>
          </table:table-cell>
          <table:table-cell office:value-type="float" office:value="0.00185441791623408" calcext:value-type="float">
            <text:p>0.0018544179</text:p>
          </table:table-cell>
          <table:table-cell office:value-type="float" office:value="0.00000000000190154277391386" calcext:value-type="float">
            <text:p>1.90154277391386E-012</text:p>
          </table:table-cell>
          <table:table-cell office:value-type="float" office:value="8.4337024193927E-051" calcext:value-type="float">
            <text:p>8.4337024193927E-051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0.000000000535298661275898" calcext:value-type="float">
            <text:p>5.35298661275898E-010</text:p>
          </table:table-cell>
          <table:table-cell office:value-type="float" office:value="3.54800595753623E-029" calcext:value-type="float">
            <text:p>3.54800595753623E-029</text:p>
          </table:table-cell>
          <table:table-cell office:value-type="float" office:value="6.45837630742332E-112" calcext:value-type="float">
            <text:p>6.45837630742332E-112</text:p>
          </table:table-cell>
        </table:table-row>
        <table:table-row table:style-name="ro1">
          <table:table-cell/>
          <table:table-cell office:value-type="float" office:value="5925.84135906056" calcext:value-type="float">
            <text:p>5925.8413590606</text:p>
          </table:table-cell>
          <table:table-cell office:value-type="float" office:value="0.002681137787482" calcext:value-type="float">
            <text:p>0.0026811378</text:p>
          </table:table-cell>
          <table:table-cell office:value-type="float" office:value="0.00000000000484158521497537" calcext:value-type="float">
            <text:p>4.84158521497537E-012</text:p>
          </table:table-cell>
          <table:table-cell office:value-type="float" office:value="2.53487727027428E-049" calcext:value-type="float">
            <text:p>2.53487727027428E-049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0.00000000145220169901914" calcext:value-type="float">
            <text:p>1.45220169901914E-009</text:p>
          </table:table-cell>
          <table:table-cell office:value-type="float" office:value="4.62845688179628E-028" calcext:value-type="float">
            <text:p>4.62845688179628E-028</text:p>
          </table:table-cell>
          <table:table-cell office:value-type="float" office:value="7.80550643273278E-108" calcext:value-type="float">
            <text:p>7.80550643273278E-108</text:p>
          </table:table-cell>
        </table:table-row>
        <table:table-row table:style-name="ro1">
          <table:table-cell/>
          <table:table-cell office:value-type="float" office:value="6075.70914796715" calcext:value-type="float">
            <text:p>6075.7091479672</text:p>
          </table:table-cell>
          <table:table-cell office:value-type="float" office:value="0.00379169307938083" calcext:value-type="float">
            <text:p>0.0037916931</text:p>
          </table:table-cell>
          <table:table-cell office:value-type="float" office:value="0.0000000000116542293068081" calcext:value-type="float">
            <text:p>1.16542293068081E-011</text:p>
          </table:table-cell>
          <table:table-cell office:value-type="float" office:value="6.20362087278205E-048" calcext:value-type="float">
            <text:p>6.20362087278205E-048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0.00000000368923761372407" calcext:value-type="float">
            <text:p>3.68923761372407E-009</text:p>
          </table:table-cell>
          <table:table-cell office:value-type="float" office:value="5.09212358667104E-027" calcext:value-type="float">
            <text:p>5.09212358667104E-027</text:p>
          </table:table-cell>
          <table:table-cell office:value-type="float" office:value="5.04981603196652E-104" calcext:value-type="float">
            <text:p>5.04981603196652E-104</text:p>
          </table:table-cell>
        </table:table-row>
        <table:table-row table:style-name="ro1">
          <table:table-cell/>
          <table:table-cell office:value-type="float" office:value="6223.33654740961" calcext:value-type="float">
            <text:p>6223.3365474096</text:p>
          </table:table-cell>
          <table:table-cell office:value-type="float" office:value="0.0052493779592691" calcext:value-type="float">
            <text:p>0.005249378</text:p>
          </table:table-cell>
          <table:table-cell office:value-type="float" office:value="0.0000000000265823069477947" calcext:value-type="float">
            <text:p>2.65823069477947E-011</text:p>
          </table:table-cell>
          <table:table-cell office:value-type="float" office:value="1.24664582096558E-046" calcext:value-type="float">
            <text:p>1.24664582096558E-046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0.0000000088322980402177" calcext:value-type="float">
            <text:p>8.8322980402177E-009</text:p>
          </table:table-cell>
          <table:table-cell office:value-type="float" office:value="4.80309430094478E-026" calcext:value-type="float">
            <text:p>4.80309430094478E-026</text:p>
          </table:table-cell>
          <table:table-cell office:value-type="float" office:value="1.85775471968033E-100" calcext:value-type="float">
            <text:p>1.85775471968033E-100</text:p>
          </table:table-cell>
        </table:table-row>
        <table:table-row table:style-name="ro1">
          <table:table-cell/>
          <table:table-cell office:value-type="float" office:value="6368.22118114464" calcext:value-type="float">
            <text:p>6368.2211811446</text:p>
          </table:table-cell>
          <table:table-cell office:value-type="float" office:value="0.00711954840030053" calcext:value-type="float">
            <text:p>0.0071195484</text:p>
          </table:table-cell>
          <table:table-cell office:value-type="float" office:value="0.0000000000575691908040027" calcext:value-type="float">
            <text:p>5.75691908040027E-011</text:p>
          </table:table-cell>
          <table:table-cell office:value-type="float" office:value="2.07232392749725E-045" calcext:value-type="float">
            <text:p>2.07232392749725E-045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0.0000000200374765166743" calcext:value-type="float">
            <text:p>0.00000002</text:p>
          </table:table-cell>
          <table:table-cell office:value-type="float" office:value="3.94055777089557E-025" calcext:value-type="float">
            <text:p>3.94055777089557E-025</text:p>
          </table:table-cell>
          <table:table-cell office:value-type="float" office:value="4.09732795053674E-097" calcext:value-type="float">
            <text:p>4.09732795053674E-097</text:p>
          </table:table-cell>
        </table:table-row>
        <table:table-row table:style-name="ro1">
          <table:table-cell/>
          <table:table-cell office:value-type="float" office:value="6509.84631427614" calcext:value-type="float">
            <text:p>6509.8463142762</text:p>
          </table:table-cell>
          <table:table-cell office:value-type="float" office:value="0.00946571808079508" calcext:value-type="float">
            <text:p>0.0094657181</text:p>
          </table:table-cell>
          <table:table-cell office:value-type="float" office:value="0.000000000118601708211453" calcext:value-type="float">
            <text:p>1.18601708211453E-010</text:p>
          </table:table-cell>
          <table:table-cell office:value-type="float" office:value="2.86929393161052E-044" calcext:value-type="float">
            <text:p>2.86929393161052E-044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0.0000000432871523957203" calcext:value-type="float">
            <text:p>4.32871523957203E-008</text:p>
          </table:table-cell>
          <table:table-cell office:value-type="float" office:value="2.84778100961575E-024" calcext:value-type="float">
            <text:p>2.84778100961575E-024</text:p>
          </table:table-cell>
          <table:table-cell office:value-type="float" office:value="5.67535315045382E-094" calcext:value-type="float">
            <text:p>5.67535315045382E-094</text:p>
          </table:table-cell>
        </table:table-row>
        <table:table-row table:style-name="ro1">
          <table:table-cell/>
          <table:table-cell office:value-type="float" office:value="6647.71149142932" calcext:value-type="float">
            <text:p>6647.7114914293</text:p>
          </table:table-cell>
          <table:table-cell office:value-type="float" office:value="0.0123452481845024" calcext:value-type="float">
            <text:p>0.0123452482</text:p>
          </table:table-cell>
          <table:table-cell office:value-type="float" office:value="0.000000000232867728372423" calcext:value-type="float">
            <text:p>2.32867728372423E-010</text:p>
          </table:table-cell>
          <table:table-cell office:value-type="float" office:value="3.33179112595346E-043" calcext:value-type="float">
            <text:p>3.33179112595346E-043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0.0000000894309724406199" calcext:value-type="float">
            <text:p>8.94309724406199E-008</text:p>
          </table:table-cell>
          <table:table-cell office:value-type="float" office:value="1.83324049549628E-023" calcext:value-type="float">
            <text:p>1.83324049549628E-023</text:p>
          </table:table-cell>
          <table:table-cell office:value-type="float" office:value="5.14365856748931E-091" calcext:value-type="float">
            <text:p>5.14365856748931E-091</text:p>
          </table:table-cell>
        </table:table-row>
        <table:table-row table:style-name="ro1">
          <table:table-cell/>
          <table:table-cell office:value-type="float" office:value="6781.36478554638" calcext:value-type="float">
            <text:p>6781.3647855464</text:p>
          </table:table-cell>
          <table:table-cell office:value-type="float" office:value="0.0158052841158531" calcext:value-type="float">
            <text:p>0.0158052841</text:p>
          </table:table-cell>
          <table:table-cell office:value-type="float" office:value="0.000000000436623282440266" calcext:value-type="float">
            <text:p>4.36623282440266E-010</text:p>
          </table:table-cell>
          <table:table-cell office:value-type="float" office:value="3.26829846712026E-042" calcext:value-type="float">
            <text:p>3.26829846712026E-042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0.000000177371270304384" calcext:value-type="float">
            <text:p>1.77371270304384E-007</text:p>
          </table:table-cell>
          <table:table-cell office:value-type="float" office:value="1.0616806591031E-022" calcext:value-type="float">
            <text:p>1.0616806591031E-022</text:p>
          </table:table-cell>
          <table:table-cell office:value-type="float" office:value="3.16308991801146E-088" calcext:value-type="float">
            <text:p>3.16308991801146E-088</text:p>
          </table:table-cell>
        </table:table-row>
        <table:table-row table:style-name="ro1">
          <table:table-cell/>
          <table:table-cell office:value-type="float" office:value="6910.43149911764" calcext:value-type="float">
            <text:p>6910.4314991177</text:p>
          </table:table-cell>
          <table:table-cell office:value-type="float" office:value="0.0198796204252127" calcext:value-type="float">
            <text:p>0.0198796204</text:p>
          </table:table-cell>
          <table:table-cell office:value-type="float" office:value="0.000000000783473210997602" calcext:value-type="float">
            <text:p>7.83473210997602E-010</text:p>
          </table:table-cell>
          <table:table-cell office:value-type="float" office:value="2.72992347463172E-041" calcext:value-type="float">
            <text:p>2.72992347463172E-041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0.00000033885597628859" calcext:value-type="float">
            <text:p>3.3885597628859E-007</text:p>
          </table:table-cell>
          <table:table-cell office:value-type="float" office:value="5.58021017668714E-022" calcext:value-type="float">
            <text:p>5.58021017668714E-022</text:p>
          </table:table-cell>
          <table:table-cell office:value-type="float" office:value="1.36311505169491E-085" calcext:value-type="float">
            <text:p>1.36311505169491E-085</text:p>
          </table:table-cell>
        </table:table-row>
        <table:table-row table:style-name="ro1">
          <table:table-cell/>
          <table:table-cell office:value-type="float" office:value="7034.63480171263" calcext:value-type="float">
            <text:p>7034.6348017126</text:p>
          </table:table-cell>
          <table:table-cell office:value-type="float" office:value="0.0245869808256273" calcext:value-type="float">
            <text:p>0.0245869808</text:p>
          </table:table-cell>
          <table:table-cell office:value-type="float" office:value="0.00000000134862520669797" calcext:value-type="float">
            <text:p>1.34862520669797E-009</text:p>
          </table:table-cell>
          <table:table-cell office:value-type="float" office:value="1.95855411531196E-040" calcext:value-type="float">
            <text:p>1.95855411531196E-040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0.000000625453823028323" calcext:value-type="float">
            <text:p>6.25453823028323E-007</text:p>
          </table:table-cell>
          <table:table-cell office:value-type="float" office:value="2.68285622029826E-021" calcext:value-type="float">
            <text:p>2.68285622029826E-021</text:p>
          </table:table-cell>
          <table:table-cell office:value-type="float" office:value="4.23683512269472E-083" calcext:value-type="float">
            <text:p>4.23683512269472E-083</text:p>
          </table:table-cell>
        </table:table-row>
        <table:table-row table:style-name="ro1">
          <table:table-cell/>
          <table:table-cell office:value-type="float" office:value="7153.8055513012" calcext:value-type="float">
            <text:p>7153.8055513012</text:p>
          </table:table-cell>
          <table:table-cell office:value-type="float" office:value="0.0299308976777761" calcext:value-type="float">
            <text:p>0.0299308977</text:p>
          </table:table-cell>
          <table:table-cell office:value-type="float" office:value="0.00000000223264743358381" calcext:value-type="float">
            <text:p>2.23264743358381E-009</text:p>
          </table:table-cell>
          <table:table-cell office:value-type="float" office:value="1.21827927179359E-039" calcext:value-type="float">
            <text:p>1.21827927179359E-039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0.00000111840089085994" calcext:value-type="float">
            <text:p>1.11840089085994E-006</text:p>
          </table:table-cell>
          <table:table-cell office:value-type="float" office:value="1.18818489631478E-020" calcext:value-type="float">
            <text:p>1.18818489631478E-020</text:p>
          </table:table-cell>
          <table:table-cell office:value-type="float" office:value="9.74606670579966E-081" calcext:value-type="float">
            <text:p>9.74606670579966E-081</text:p>
          </table:table-cell>
        </table:table-row>
        <table:table-row table:style-name="ro1">
          <table:table-cell/>
          <table:table-cell office:value-type="float" office:value="7267.8812145983" calcext:value-type="float">
            <text:p>7267.8812145983</text:p>
          </table:table-cell>
          <table:table-cell office:value-type="float" office:value="0.0359010009635052" calcext:value-type="float">
            <text:p>0.035901001</text:p>
          </table:table-cell>
          <table:table-cell office:value-type="float" office:value="0.00000000356436176925764" calcext:value-type="float">
            <text:p>3.56436176925764E-009</text:p>
          </table:table-cell>
          <table:table-cell office:value-type="float" office:value="6.63544268093035E-039" calcext:value-type="float">
            <text:p>6.63544268093035E-039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0.00000194211837579032" calcext:value-type="float">
            <text:p>1.94211837579032E-006</text:p>
          </table:table-cell>
          <table:table-cell office:value-type="float" office:value="4.8780646581501E-020" calcext:value-type="float">
            <text:p>4.8780646581501E-020</text:p>
          </table:table-cell>
          <table:table-cell office:value-type="float" office:value="1.69800698232569E-078" calcext:value-type="float">
            <text:p>1.69800698232569E-078</text:p>
          </table:table-cell>
        </table:table-row>
        <table:table-row table:style-name="ro1">
          <table:table-cell/>
          <table:table-cell office:value-type="float" office:value="7376.8957318345" calcext:value-type="float">
            <text:p>7376.8957318345</text:p>
          </table:table-cell>
          <table:table-cell office:value-type="float" office:value="0.0424753181307463" calcext:value-type="float">
            <text:p>0.0424753181</text:p>
          </table:table-cell>
          <table:table-cell office:value-type="float" office:value="0.00000000550270021825331" calcext:value-type="float">
            <text:p>5.50270021825331E-009</text:p>
          </table:table-cell>
          <table:table-cell office:value-type="float" office:value="3.19664594379395E-038" calcext:value-type="float">
            <text:p>3.19664594379395E-038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0.00000328230459803362" calcext:value-type="float">
            <text:p>3.28230459803362E-006</text:p>
          </table:table-cell>
          <table:table-cell office:value-type="float" office:value="1.86703321284129E-019" calcext:value-type="float">
            <text:p>1.86703321284129E-019</text:p>
          </table:table-cell>
          <table:table-cell office:value-type="float" office:value="2.28776991316929E-076" calcext:value-type="float">
            <text:p>2.28776991316929E-076</text:p>
          </table:table-cell>
        </table:table-row>
        <table:table-row table:style-name="ro1">
          <table:table-cell/>
          <table:table-cell office:value-type="float" office:value="7480.96358392911" calcext:value-type="float">
            <text:p>7480.9635839291</text:p>
          </table:table-cell>
          <table:table-cell office:value-type="float" office:value="0.0496230637165663" calcext:value-type="float">
            <text:p>0.0496230637</text:p>
          </table:table-cell>
          <table:table-cell office:value-type="float" office:value="0.00000000823756253576276" calcext:value-type="float">
            <text:p>8.23756253576276E-009</text:p>
          </table:table-cell>
          <table:table-cell office:value-type="float" office:value="1.3759340949901E-037" calcext:value-type="float">
            <text:p>1.3759340949901E-037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0.00000540957532202623" calcext:value-type="float">
            <text:p>5.40957532202623E-006</text:p>
          </table:table-cell>
          <table:table-cell office:value-type="float" office:value="6.69608372996785E-019" calcext:value-type="float">
            <text:p>6.69608372996785E-019</text:p>
          </table:table-cell>
          <table:table-cell office:value-type="float" office:value="2.42887913062922E-074" calcext:value-type="float">
            <text:p>2.42887913062922E-074</text:p>
          </table:table-cell>
        </table:table-row>
        <table:table-row table:style-name="ro1">
          <table:table-cell/>
          <table:table-cell office:value-type="float" office:value="7580.26135456429" calcext:value-type="float">
            <text:p>7580.2613545643</text:p>
          </table:table-cell>
          <table:table-cell office:value-type="float" office:value="0.0573074682152822" calcext:value-type="float">
            <text:p>0.0573074682</text:p>
          </table:table-cell>
          <table:table-cell office:value-type="float" office:value="0.0000000119898757201667" calcext:value-type="float">
            <text:p>0.000000012</text:p>
          </table:table-cell>
          <table:table-cell office:value-type="float" office:value="5.34365193114794E-037" calcext:value-type="float">
            <text:p>5.34365193114794E-037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0.00000870971111852455" calcext:value-type="float">
            <text:p>8.70971111852455E-006</text:p>
          </table:table-cell>
          <table:table-cell office:value-type="float" office:value="2.26082179863137E-018" calcext:value-type="float">
            <text:p>2.26082179863137E-018</text:p>
          </table:table-cell>
          <table:table-cell office:value-type="float" office:value="2.0668189310262E-072" calcext:value-type="float">
            <text:p>2.0668189310262E-072</text:p>
          </table:table-cell>
        </table:table-row>
        <table:table-row table:style-name="ro1">
          <table:table-cell/>
          <table:table-cell office:value-type="float" office:value="7675.00945941338" calcext:value-type="float">
            <text:p>7675.0094594134</text:p>
          </table:table-cell>
          <table:table-cell office:value-type="float" office:value="0.0654883296910497" calcext:value-type="float">
            <text:p>0.0654883297</text:p>
          </table:table-cell>
          <table:table-cell office:value-type="float" office:value="0.0000000170111380026041" calcext:value-type="float">
            <text:p>0.000000017</text:p>
          </table:table-cell>
          <table:table-cell office:value-type="float" office:value="1.89005569035396E-036" calcext:value-type="float">
            <text:p>1.89005569035396E-036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0.0000137215713154139" calcext:value-type="float">
            <text:p>1.37215713154139E-005</text:p>
          </table:table-cell>
          <table:table-cell office:value-type="float" office:value="7.21628621403601E-018" calcext:value-type="float">
            <text:p>7.21628621403601E-018</text:p>
          </table:table-cell>
          <table:table-cell office:value-type="float" office:value="1.43152181037858E-070" calcext:value-type="float">
            <text:p>1.43152181037858E-070</text:p>
          </table:table-cell>
        </table:table-row>
        <table:table-row table:style-name="ro1">
          <table:table-cell/>
          <table:table-cell office:value-type="float" office:value="7765.4557849285" calcext:value-type="float">
            <text:p>7765.4557849285</text:p>
          </table:table-cell>
          <table:table-cell office:value-type="float" office:value="0.0741241206097075" calcext:value-type="float">
            <text:p>0.0741241206</text:p>
          </table:table-cell>
          <table:table-cell office:value-type="float" office:value="0.0000000235827360236428" calcext:value-type="float">
            <text:p>2.35827360236428E-008</text:p>
          </table:table-cell>
          <table:table-cell office:value-type="float" office:value="6.14197226591393E-036" calcext:value-type="float">
            <text:p>6.14197226591393E-036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0.0000211837472648983" calcext:value-type="float">
            <text:p>2.11837472648983E-005</text:p>
          </table:table-cell>
          <table:table-cell office:value-type="float" office:value="2.18586159302604E-017" calcext:value-type="float">
            <text:p>2.18586159302604E-017</text:p>
          </table:table-cell>
          <table:table-cell office:value-type="float" office:value="8.18427275869253E-069" calcext:value-type="float">
            <text:p>8.18427275869253E-069</text:p>
          </table:table-cell>
        </table:table-row>
        <table:table-row table:style-name="ro1">
          <table:table-cell/>
          <table:table-cell office:value-type="float" office:value="7851.86228244181" calcext:value-type="float">
            <text:p>7851.8622824418</text:p>
          </table:table-cell>
          <table:table-cell office:value-type="float" office:value="0.0831735750266801" calcext:value-type="float">
            <text:p>0.083173575</text:p>
          </table:table-cell>
          <table:table-cell office:value-type="float" office:value="0.0000000320152791663253" calcext:value-type="float">
            <text:p>0.000000032</text:p>
          </table:table-cell>
          <table:table-cell office:value-type="float" office:value="1.84862374503928E-035" calcext:value-type="float">
            <text:p>1.84862374503928E-035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0.0000320909968985101" calcext:value-type="float">
            <text:p>0.000032091</text:p>
          </table:table-cell>
          <table:table-cell office:value-type="float" office:value="6.30529426700767E-017" calcext:value-type="float">
            <text:p>6.30529426700767E-017</text:p>
          </table:table-cell>
          <table:table-cell office:value-type="float" office:value="3.91197286268244E-067" calcext:value-type="float">
            <text:p>3.91197286268244E-067</text:p>
          </table:table-cell>
        </table:table-row>
        <table:table-row table:style-name="ro1">
          <table:table-cell/>
          <table:table-cell office:value-type="float" office:value="7934.49444449512" calcext:value-type="float">
            <text:p>7934.4944444951</text:p>
          </table:table-cell>
          <table:table-cell office:value-type="float" office:value="0.0925968294436571" calcext:value-type="float">
            <text:p>0.0925968294</text:p>
          </table:table-cell>
          <table:table-cell office:value-type="float" office:value="0.0000000426481327815457" calcext:value-type="float">
            <text:p>4.26481327815457E-008</text:p>
          </table:table-cell>
          <table:table-cell office:value-type="float" office:value="5.19163137195684E-035" calcext:value-type="float">
            <text:p>5.19163137195684E-035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0.0000477614308203126" calcext:value-type="float">
            <text:p>4.77614308203126E-005</text:p>
          </table:table-cell>
          <table:table-cell office:value-type="float" office:value="1.73757302004388E-016" calcext:value-type="float">
            <text:p>1.73757302004388E-016</text:p>
          </table:table-cell>
          <table:table-cell office:value-type="float" office:value="1.58165113076133E-065" calcext:value-type="float">
            <text:p>1.58165113076133E-065</text:p>
          </table:table-cell>
        </table:table-row>
        <table:table-row table:style-name="ro1">
          <table:table-cell/>
          <table:table-cell office:value-type="float" office:value="8013.61378607837" calcext:value-type="float">
            <text:p>8013.6137860784</text:p>
          </table:table-cell>
          <table:table-cell office:value-type="float" office:value="0.102356137808033" calcext:value-type="float">
            <text:p>0.1023561378</text:p>
          </table:table-cell>
          <table:table-cell office:value-type="float" office:value="0.0000000558492656604975" calcext:value-type="float">
            <text:p>5.58492656604975E-008</text:p>
          </table:table-cell>
          <table:table-cell office:value-type="float" office:value="1.36955652219003E-034" calcext:value-type="float">
            <text:p>1.36955652219003E-034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0.0000699152344042408" calcext:value-type="float">
            <text:p>6.99152344042408E-005</text:p>
          </table:table-cell>
          <table:table-cell office:value-type="float" office:value="4.58774647790882E-016" calcext:value-type="float">
            <text:p>4.58774647790882E-016</text:p>
          </table:table-cell>
          <table:table-cell office:value-type="float" office:value="5.46712539381946E-064" calcext:value-type="float">
            <text:p>5.46712539381946E-064</text:p>
          </table:table-cell>
        </table:table-row>
        <table:table-row table:style-name="ro1">
          <table:table-cell/>
          <table:table-cell office:value-type="float" office:value="8089.47254656131" calcext:value-type="float">
            <text:p>8089.4725465613</text:p>
          </table:table-cell>
          <table:table-cell office:value-type="float" office:value="0.112416300591863" calcext:value-type="float">
            <text:p>0.1124163006</text:p>
          </table:table-cell>
          <table:table-cell office:value-type="float" office:value="0.0000000720154752787535" calcext:value-type="float">
            <text:p>0.000000072</text:p>
          </table:table-cell>
          <table:table-cell office:value-type="float" office:value="3.41424048300337E-034" calcext:value-type="float">
            <text:p>3.41424048300337E-034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0.000100765765693597" calcext:value-type="float">
            <text:p>0.0001007658</text:p>
          </table:table-cell>
          <table:table-cell office:value-type="float" office:value="1.16367907812843E-015" calcext:value-type="float">
            <text:p>1.16367907812843E-015</text:p>
          </table:table-cell>
          <table:table-cell office:value-type="float" office:value="1.63151095634964E-062" calcext:value-type="float">
            <text:p>1.63151095634964E-062</text:p>
          </table:table-cell>
        </table:table-row>
        <table:table-row table:style-name="ro1">
          <table:table-cell/>
          <table:table-cell office:value-type="float" office:value="8162.31044411433" calcext:value-type="float">
            <text:p>8162.3104441143</text:p>
          </table:table-cell>
          <table:table-cell office:value-type="float" office:value="0.122744841121618" calcext:value-type="float">
            <text:p>0.1227448411</text:p>
          </table:table-cell>
          <table:table-cell office:value-type="float" office:value="0.0000000915730191894996" calcext:value-type="float">
            <text:p>9.15730191894996E-008</text:p>
          </table:table-cell>
          <table:table-cell office:value-type="float" office:value="8.08711296954744E-034" calcext:value-type="float">
            <text:p>8.08711296954744E-034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0.000143123415993301" calcext:value-type="float">
            <text:p>0.0001431234</text:p>
          </table:table-cell>
          <table:table-cell office:value-type="float" office:value="2.84255563035215E-015" calcext:value-type="float">
            <text:p>2.84255563035215E-015</text:p>
          </table:table-cell>
          <table:table-cell office:value-type="float" office:value="4.24137149177119E-061" calcext:value-type="float">
            <text:p>4.24137149177119E-061</text:p>
          </table:table-cell>
        </table:table-row>
        <table:table-row table:style-name="ro1">
          <table:table-cell/>
          <table:table-cell office:value-type="float" office:value="8232.35280260942" calcext:value-type="float">
            <text:p>8232.3528026094</text:p>
          </table:table-cell>
          <table:table-cell office:value-type="float" office:value="0.13331203162867" calcext:value-type="float">
            <text:p>0.1333120316</text:p>
          </table:table-cell>
          <table:table-cell office:value-type="float" office:value="0.000000114978656046151" calcext:value-type="float">
            <text:p>0.000000115</text:p>
          </table:table-cell>
          <table:table-cell office:value-type="float" office:value="1.82884709230122E-033" calcext:value-type="float">
            <text:p>1.82884709230122E-033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0200512655990964" calcext:value-type="float">
            <text:p>0.0002005127</text:p>
          </table:table-cell>
          <table:table-cell office:value-type="float" office:value="6.70202858292856E-015" calcext:value-type="float">
            <text:p>6.70202858292856E-015</text:p>
          </table:table-cell>
          <table:table-cell office:value-type="float" office:value="9.68498942266912E-060" calcext:value-type="float">
            <text:p>9.68498942266912E-060</text:p>
          </table:table-cell>
        </table:table-row>
        <table:table-row table:style-name="ro1">
          <table:table-cell/>
          <table:table-cell office:value-type="float" office:value="8299.80968124552" calcext:value-type="float">
            <text:p>8299.8096812455</text:p>
          </table:table-cell>
          <table:table-cell office:value-type="float" office:value="0.144090819868869" calcext:value-type="float">
            <text:p>0.1440908199</text:p>
          </table:table-cell>
          <table:table-cell office:value-type="float" office:value="0.000000142721084148567" calcext:value-type="float">
            <text:p>1.42721084148567E-007</text:p>
          </table:table-cell>
          <table:table-cell office:value-type="float" office:value="3.96570218645884E-033" calcext:value-type="float">
            <text:p>3.96570218645884E-033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0.000277302335707388" calcext:value-type="float">
            <text:p>0.0002773023</text:p>
          </table:table-cell>
          <table:table-cell office:value-type="float" office:value="0.0000000000000152836922895302" calcext:value-type="float">
            <text:p>1.52836922895302E-014</text:p>
          </table:table-cell>
          <table:table-cell office:value-type="float" office:value="1.95739613451656E-058" calcext:value-type="float">
            <text:p>1.95739613451656E-058</text:p>
          </table:table-cell>
        </table:table-row>
        <table:table-row table:style-name="ro1">
          <table:table-cell/>
          <table:table-cell office:value-type="float" office:value="8364.87588411732" calcext:value-type="float">
            <text:p>8364.8758841173</text:p>
          </table:table-cell>
          <table:table-cell office:value-type="float" office:value="0.155056667951545" calcext:value-type="float">
            <text:p>0.155056668</text:p>
          </table:table-cell>
          <table:table-cell office:value-type="float" office:value="0.000000175322779895424" calcext:value-type="float">
            <text:p>1.75322779895424E-007</text:p>
          </table:table-cell>
          <table:table-cell office:value-type="float" office:value="8.27740697406275E-033" calcext:value-type="float">
            <text:p>8.27740697406275E-033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0.000378849090411665" calcext:value-type="float">
            <text:p>0.0003788491</text:p>
          </table:table-cell>
          <table:table-cell office:value-type="float" office:value="0.0000000000000337760670740152" calcext:value-type="float">
            <text:p>3.37760670740152E-014</text:p>
          </table:table-cell>
          <table:table-cell office:value-type="float" office:value="3.52615520709028E-057" calcext:value-type="float">
            <text:p>3.52615520709028E-057</text:p>
          </table:table-cell>
        </table:table-row>
        <table:table-row table:style-name="ro1">
          <table:table-cell/>
          <table:table-cell office:value-type="float" office:value="8427.73129038445" calcext:value-type="float">
            <text:p>8427.7312903845</text:p>
          </table:table-cell>
          <table:table-cell office:value-type="float" office:value="0.166187380322321" calcext:value-type="float">
            <text:p>0.1661873803</text:p>
          </table:table-cell>
          <table:table-cell office:value-type="float" office:value="0.000000213342207971069" calcext:value-type="float">
            <text:p>2.13342207971069E-007</text:p>
          </table:table-cell>
          <table:table-cell office:value-type="float" office:value="1.66875581887306E-032" calcext:value-type="float">
            <text:p>1.66875581887306E-032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0.000511653381051694" calcext:value-type="float">
            <text:p>0.0005116534</text:p>
          </table:table-cell>
          <table:table-cell office:value-type="float" office:value="0.0000000000000724636468111779" calcext:value-type="float">
            <text:p>7.24636468111779E-014</text:p>
          </table:table-cell>
          <table:table-cell office:value-type="float" office:value="5.69893583320662E-056" calcext:value-type="float">
            <text:p>5.69893583320662E-056</text:p>
          </table:table-cell>
        </table:table-row>
        <table:table-row table:style-name="ro1">
          <table:table-cell/>
          <table:table-cell office:value-type="float" office:value="8488.54155483125" calcext:value-type="float">
            <text:p>8488.5415548313</text:p>
          </table:table-cell>
          <table:table-cell office:value-type="float" office:value="0.177462906420318" calcext:value-type="float">
            <text:p>0.1774629064</text:p>
          </table:table-cell>
          <table:table-cell office:value-type="float" office:value="0.000000257376407308232" calcext:value-type="float">
            <text:p>2.57376407308232E-007</text:p>
          </table:table-cell>
          <table:table-cell office:value-type="float" office:value="3.25948239274295E-032" calcext:value-type="float">
            <text:p>3.25948239274295E-032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0.000683527552104059" calcext:value-type="float">
            <text:p>0.0006835276</text:p>
          </table:table-cell>
          <table:table-cell office:value-type="float" office:value="0.000000000000151173788071693" calcext:value-type="float">
            <text:p>1.51173788071693E-013</text:p>
          </table:table-cell>
          <table:table-cell office:value-type="float" office:value="8.31330883077853E-055" calcext:value-type="float">
            <text:p>8.31330883077853E-055</text:p>
          </table:table-cell>
        </table:table-row>
        <table:table-row table:style-name="ro1">
          <table:table-cell/>
          <table:table-cell office:value-type="float" office:value="8547.45902704967" calcext:value-type="float">
            <text:p>8547.4590270497</text:p>
          </table:table-cell>
          <table:table-cell office:value-type="float" office:value="0.188865134669442" calcext:value-type="float">
            <text:p>0.1888651347</text:p>
          </table:table-cell>
          <table:table-cell office:value-type="float" office:value="0.000000308063960653466" calcext:value-type="float">
            <text:p>3.08063960653466E-007</text:p>
          </table:table-cell>
          <table:table-cell office:value-type="float" office:value="6.18520092668064E-032" calcext:value-type="float">
            <text:p>6.18520092668064E-032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0.000903774643729483" calcext:value-type="float">
            <text:p>0.0009037746</text:p>
          </table:table-cell>
          <table:table-cell office:value-type="float" office:value="0.000000000000307143535261278" calcext:value-type="float">
            <text:p>3.07143535261278E-013</text:p>
          </table:table-cell>
          <table:table-cell office:value-type="float" office:value="1.10070407003225E-053" calcext:value-type="float">
            <text:p>1.10070407003225E-053</text:p>
          </table:table-cell>
        </table:table-row>
        <table:table-row table:style-name="ro1">
          <table:table-cell/>
          <table:table-cell office:value-type="float" office:value="8604.62369760022" calcext:value-type="float">
            <text:p>8604.6236976002</text:p>
          </table:table-cell>
          <table:table-cell office:value-type="float" office:value="0.200377701484692" calcext:value-type="float">
            <text:p>0.2003777015</text:p>
          </table:table-cell>
          <table:table-cell office:value-type="float" office:value="0.000000366088340751939" calcext:value-type="float">
            <text:p>3.66088340751939E-007</text:p>
          </table:table-cell>
          <table:table-cell office:value-type="float" office:value="1.14307744699549E-031" calcext:value-type="float">
            <text:p>1.14307744699549E-031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0.00118337702290279" calcext:value-type="float">
            <text:p>0.001183377</text:p>
          </table:table-cell>
          <table:table-cell office:value-type="float" office:value="0.000000000000608599340672842" calcext:value-type="float">
            <text:p>6.08599340672842E-013</text:p>
          </table:table-cell>
          <table:table-cell office:value-type="float" office:value="1.32965898523758E-052" calcext:value-type="float">
            <text:p>1.32965898523758E-052</text:p>
          </table:table-cell>
        </table:table-row>
        <table:table-row table:style-name="ro1">
          <table:table-cell/>
          <table:table-cell office:value-type="float" office:value="8660.16412179972" calcext:value-type="float">
            <text:p>8660.1641217997</text:p>
          </table:table-cell>
          <table:table-cell office:value-type="float" office:value="0.211985818517149" calcext:value-type="float">
            <text:p>0.2119858185</text:p>
          </table:table-cell>
          <table:table-cell office:value-type="float" office:value="0.000000432181633342151" calcext:value-type="float">
            <text:p>4.32181633342151E-007</text:p>
          </table:table-cell>
          <table:table-cell office:value-type="float" office:value="2.06191827730167E-031" calcext:value-type="float">
            <text:p>2.06191827730167E-031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0.00153519279272278" calcext:value-type="float">
            <text:p>0.0015351928</text:p>
          </table:table-cell>
          <table:table-cell office:value-type="float" office:value="0.00000000000117766254467741" calcext:value-type="float">
            <text:p>1.17766254467741E-012</text:p>
          </table:table-cell>
          <table:table-cell office:value-type="float" office:value="1.47259254718247E-051" calcext:value-type="float">
            <text:p>1.47259254718247E-051</text:p>
          </table:table-cell>
        </table:table-row>
        <table:table-row table:style-name="ro1">
          <table:table-cell/>
          <table:table-cell office:value-type="float" office:value="8714.19851757454" calcext:value-type="float">
            <text:p>8714.1985175746</text:p>
          </table:table-cell>
          <table:table-cell office:value-type="float" office:value="0.223676084706614" calcext:value-type="float">
            <text:p>0.2236760847</text:p>
          </table:table-cell>
          <table:table-cell office:value-type="float" office:value="0.000000507128730367139" calcext:value-type="float">
            <text:p>5.07128730367139E-007</text:p>
          </table:table-cell>
          <table:table-cell office:value-type="float" office:value="3.6374895689125E-031" calcext:value-type="float">
            <text:p>3.6374895689125E-031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0.00197415690586511" calcext:value-type="float">
            <text:p>0.0019741569</text:p>
          </table:table-cell>
          <table:table-cell office:value-type="float" office:value="0.00000000000222815057225172" calcext:value-type="float">
            <text:p>2.22815057225172E-012</text:p>
          </table:table-cell>
          <table:table-cell office:value-type="float" office:value="1.50194274517488E-050" calcext:value-type="float">
            <text:p>1.50194274517488E-050</text:p>
          </table:table-cell>
        </table:table-row>
        <table:table-row table:style-name="ro1">
          <table:table-cell/>
          <table:table-cell office:value-type="float" office:value="8766.83552772901" calcext:value-type="float">
            <text:p>8766.835527729</text:p>
          </table:table-cell>
          <table:table-cell office:value-type="float" office:value="0.2354363578921" calcext:value-type="float">
            <text:p>0.2354363579</text:p>
          </table:table-cell>
          <table:table-cell office:value-type="float" office:value="0.000000591771875856906" calcext:value-type="float">
            <text:p>5.91771875856906E-007</text:p>
          </table:table-cell>
          <table:table-cell office:value-type="float" office:value="6.28697077338719E-031" calcext:value-type="float">
            <text:p>6.28697077338719E-031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0.00251748647015092" calcext:value-type="float">
            <text:p>0.0025174865</text:p>
          </table:table-cell>
          <table:table-cell office:value-type="float" office:value="0.00000000000412669170181404" calcext:value-type="float">
            <text:p>4.12669170181404E-012</text:p>
          </table:table-cell>
          <table:table-cell office:value-type="float" office:value="1.4166984999047E-049" calcext:value-type="float">
            <text:p>1.4166984999047E-049</text:p>
          </table:table-cell>
        </table:table-row>
        <table:table-row table:style-name="ro1">
          <table:table-cell/>
          <table:table-cell office:value-type="float" office:value="8818.17523545525" calcext:value-type="float">
            <text:p>8818.1752354553</text:p>
          </table:table-cell>
          <table:table-cell office:value-type="float" office:value="0.247255594139352" calcext:value-type="float">
            <text:p>0.2472555941</text:p>
          </table:table-cell>
          <table:table-cell office:value-type="float" office:value="0.000000687015790543508" calcext:value-type="float">
            <text:p>0.000000687</text:p>
          </table:table-cell>
          <table:table-cell office:value-type="float" office:value="1.06632621275657E-030" calcext:value-type="float">
            <text:p>1.06632621275657E-0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0.00318488764178052" calcext:value-type="float">
            <text:p>0.0031848876</text:p>
          </table:table-cell>
          <table:table-cell office:value-type="float" office:value="0.00000000000748963529236301" calcext:value-type="float">
            <text:p>7.48963529236301E-012</text:p>
          </table:table-cell>
          <table:table-cell office:value-type="float" office:value="1.24068110529487E-048" calcext:value-type="float">
            <text:p>1.24068110529487E-048</text:p>
          </table:table-cell>
        </table:table-row>
        <table:table-row table:style-name="ro1">
          <table:table-cell/>
          <table:table-cell office:value-type="float" office:value="8868.30982207664" calcext:value-type="float">
            <text:p>8868.3098220767</text:p>
          </table:table-cell>
          <table:table-cell office:value-type="float" office:value="0.259123746339592" calcext:value-type="float">
            <text:p>0.2591237463</text:p>
          </table:table-cell>
          <table:table-cell office:value-type="float" office:value="0.000000793833189361399" calcext:value-type="float">
            <text:p>7.93833189361399E-007</text:p>
          </table:table-cell>
          <table:table-cell office:value-type="float" office:value="1.77738040131792E-030" calcext:value-type="float">
            <text:p>1.77738040131792E-030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0.00399875577955565" calcext:value-type="float">
            <text:p>0.0039987558</text:p>
          </table:table-cell>
          <table:table-cell office:value-type="float" office:value="0.0000000000133339232993097" calcext:value-type="float">
            <text:p>1.33339232993097E-011</text:p>
          </table:table-cell>
          <table:table-cell office:value-type="float" office:value="1.0125039330993E-047" calcext:value-type="float">
            <text:p>1.0125039330993E-047</text:p>
          </table:table-cell>
        </table:table-row>
        <table:table-row table:style-name="ro1">
          <table:table-cell/>
          <table:table-cell office:value-type="float" office:value="8917.32451408047" calcext:value-type="float">
            <text:p>8917.3245140805</text:p>
          </table:table-cell>
          <table:table-cell office:value-type="float" office:value="0.271031621663226" calcext:value-type="float">
            <text:p>0.2710316217</text:p>
          </table:table-cell>
          <table:table-cell office:value-type="float" office:value="0.0000009132710477625" calcext:value-type="float">
            <text:p>9.132710477625E-007</text:p>
          </table:table-cell>
          <table:table-cell office:value-type="float" office:value="2.91532110045962E-030" calcext:value-type="float">
            <text:p>2.91532110045962E-030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0.00498437106725808" calcext:value-type="float">
            <text:p>0.0049843711</text:p>
          </table:table-cell>
          <table:table-cell office:value-type="float" office:value="0.0000000000233079552780954" calcext:value-type="float">
            <text:p>2.33079552780954E-011</text:p>
          </table:table-cell>
          <table:table-cell office:value-type="float" office:value="7.72647511889077E-047" calcext:value-type="float">
            <text:p>7.72647511889077E-047</text:p>
          </table:table-cell>
        </table:table-row>
        <table:table-row table:style-name="ro1">
          <table:table-cell/>
          <table:table-cell office:value-type="float" office:value="8965.29799349871" calcext:value-type="float">
            <text:p>8965.2979934987</text:p>
          </table:table-cell>
          <table:table-cell office:value-type="float" office:value="0.282970823829562" calcext:value-type="float">
            <text:p>0.2829708238</text:p>
          </table:table-cell>
          <table:table-cell office:value-type="float" office:value="0.00000104645720400441" calcext:value-type="float">
            <text:p>1.04645720400441E-006</text:p>
          </table:table-cell>
          <table:table-cell office:value-type="float" office:value="4.71117829328088E-030" calcext:value-type="float">
            <text:p>4.71117829328088E-030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0.00617008076296769" calcext:value-type="float">
            <text:p>0.0061700808</text:p>
          </table:table-cell>
          <table:table-cell office:value-type="float" office:value="0.0000000000400391323342377" calcext:value-type="float">
            <text:p>4.00391323342377E-011</text:p>
          </table:table-cell>
          <table:table-cell office:value-type="float" office:value="5.53115483971226E-046" calcext:value-type="float">
            <text:p>5.53115483971226E-046</text:p>
          </table:table-cell>
        </table:table-row>
        <table:table-row table:style-name="ro1">
          <table:table-cell/>
          <table:table-cell office:value-type="float" office:value="9012.30324855389" calcext:value-type="float">
            <text:p>9012.3032485539</text:p>
          </table:table-cell>
          <table:table-cell office:value-type="float" office:value="0.294933629034691" calcext:value-type="float">
            <text:p>0.294933629</text:p>
          </table:table-cell>
          <table:table-cell office:value-type="float" office:value="0.00000119460796100781" calcext:value-type="float">
            <text:p>1.19460796100781E-006</text:p>
          </table:table-cell>
          <table:table-cell office:value-type="float" office:value="7.50905236159477E-030" calcext:value-type="float">
            <text:p>7.50905236159477E-030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0.00758746623256777" calcext:value-type="float">
            <text:p>0.0075874662</text:p>
          </table:table-cell>
          <table:table-cell office:value-type="float" office:value="0.0000000000676490773434027" calcext:value-type="float">
            <text:p>6.76490773434027E-011</text:p>
          </table:table-cell>
          <table:table-cell office:value-type="float" office:value="3.72577311518073E-045" calcext:value-type="float">
            <text:p>3.72577311518073E-045</text:p>
          </table:table-cell>
        </table:table-row>
        <table:table-row table:style-name="ro1">
          <table:table-cell/>
          <table:table-cell office:value-type="float" office:value="9058.40801247941" calcext:value-type="float">
            <text:p>9058.4080124794</text:p>
          </table:table-cell>
          <table:table-cell office:value-type="float" office:value="0.306912926294982" calcext:value-type="float">
            <text:p>0.3069129263</text:p>
          </table:table-cell>
          <table:table-cell office:value-type="float" office:value="0.00000135903621094846" calcext:value-type="float">
            <text:p>0.000001359</text:p>
          </table:table-cell>
          <table:table-cell office:value-type="float" office:value="1.18164553158777E-029" calcext:value-type="float">
            <text:p>1.18164553158777E-029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0.00927148560429145" calcext:value-type="float">
            <text:p>0.0092714856</text:p>
          </table:table-cell>
          <table:table-cell office:value-type="float" office:value="0.000000000112506414602429" calcext:value-type="float">
            <text:p>1.12506414602429E-010</text:p>
          </table:table-cell>
          <table:table-cell office:value-type="float" office:value="2.36821527099936E-044" calcext:value-type="float">
            <text:p>2.36821527099936E-044</text:p>
          </table:table-cell>
        </table:table-row>
        <table:table-row table:style-name="ro1">
          <table:table-cell/>
          <table:table-cell office:value-type="float" office:value="9103.67526752127" calcext:value-type="float">
            <text:p>9103.6752675213</text:p>
          </table:table-cell>
          <table:table-cell office:value-type="float" office:value="0.318902148325699" calcext:value-type="float">
            <text:p>0.3189021483</text:p>
          </table:table-cell>
          <table:table-cell office:value-type="float" office:value="0.0000015411604570767" calcext:value-type="float">
            <text:p>1.5411604570767E-006</text:p>
          </table:table-cell>
          <table:table-cell office:value-type="float" office:value="1.83752430695793E-029" calcext:value-type="float">
            <text:p>1.83752430695793E-029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0.0112605880646312" calcext:value-type="float">
            <text:p>0.0112605881</text:p>
          </table:table-cell>
          <table:table-cell office:value-type="float" office:value="0.000000000184311747783365" calcext:value-type="float">
            <text:p>1.84311747783365E-010</text:p>
          </table:table-cell>
          <table:table-cell office:value-type="float" office:value="1.42428163899184E-043" calcext:value-type="float">
            <text:p>1.42428163899184E-043</text:p>
          </table:table-cell>
        </table:table-row>
        <table:table-row table:style-name="ro1">
          <table:table-cell/>
          <table:table-cell office:value-type="float" office:value="9148.16375802249" calcext:value-type="float">
            <text:p>9148.1637580225</text:p>
          </table:table-cell>
          <table:table-cell office:value-type="float" office:value="0.330895201064044" calcext:value-type="float">
            <text:p>0.3308952011</text:p>
          </table:table-cell>
          <table:table-cell office:value-type="float" office:value="0.00000174251484040096" calcext:value-type="float">
            <text:p>1.74251484040096E-006</text:p>
          </table:table-cell>
          <table:table-cell office:value-type="float" office:value="2.82609940238326E-029" calcext:value-type="float">
            <text:p>2.82609940238326E-029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0.0135967908896925" calcext:value-type="float">
            <text:p>0.0135967909</text:p>
          </table:table-cell>
          <table:table-cell office:value-type="float" office:value="0.000000000297641468650101" calcext:value-type="float">
            <text:p>2.97641468650101E-010</text:p>
          </table:table-cell>
          <table:table-cell office:value-type="float" office:value="8.12530283113978E-043" calcext:value-type="float">
            <text:p>8.12530283113978E-043</text:p>
          </table:table-cell>
        </table:table-row>
        <table:table-row table:style-name="ro1">
          <table:table-cell/>
          <table:table-cell office:value-type="float" office:value="9191.92834274652" calcext:value-type="float">
            <text:p>9191.9283427465</text:p>
          </table:table-cell>
          <table:table-cell office:value-type="float" office:value="0.34288641821754" calcext:value-type="float">
            <text:p>0.3428864182</text:p>
          </table:table-cell>
          <table:table-cell office:value-type="float" office:value="0.0000019647600677361" calcext:value-type="float">
            <text:p>1.9647600677361E-006</text:p>
          </table:table-cell>
          <table:table-cell office:value-type="float" office:value="4.30215080089413E-029" calcext:value-type="float">
            <text:p>4.30215080089413E-029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0.0163257130809494" calcext:value-type="float">
            <text:p>0.0163257131</text:p>
          </table:table-cell>
          <table:table-cell office:value-type="float" office:value="0.000000000474118149257038" calcext:value-type="float">
            <text:p>4.74118149257038E-010</text:p>
          </table:table-cell>
          <table:table-cell office:value-type="float" office:value="4.40747411392548E-042" calcext:value-type="float">
            <text:p>4.40747411392548E-042</text:p>
          </table:table-cell>
        </table:table-row>
        <table:table-row table:style-name="ro1">
          <table:table-cell/>
          <table:table-cell office:value-type="float" office:value="9235.02039459723" calcext:value-type="float">
            <text:p>9235.0203945972</text:p>
          </table:table-cell>
          <table:table-cell office:value-type="float" office:value="0.354870508180538" calcext:value-type="float">
            <text:p>0.3548705082</text:p>
          </table:table-cell>
          <table:table-cell office:value-type="float" office:value="0.00000220969558609781" calcext:value-type="float">
            <text:p>2.20969558609781E-006</text:p>
          </table:table-cell>
          <table:table-cell office:value-type="float" office:value="6.48689606100276E-029" calcext:value-type="float">
            <text:p>6.48689606100276E-029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0.0194965548446798" calcext:value-type="float">
            <text:p>0.0194965548</text:p>
          </table:table-cell>
          <table:table-cell office:value-type="float" office:value="0.000000000745427522043863" calcext:value-type="float">
            <text:p>7.45427522043863E-010</text:p>
          </table:table-cell>
          <table:table-cell office:value-type="float" office:value="2.27838553692236E-041" calcext:value-type="float">
            <text:p>2.27838553692236E-041</text:p>
          </table:table-cell>
        </table:table-row>
        <table:table-row table:style-name="ro1">
          <table:table-cell/>
          <table:table-cell office:value-type="float" office:value="9277.48816337258" calcext:value-type="float">
            <text:p>9277.4881633726</text:p>
          </table:table-cell>
          <table:table-cell office:value-type="float" office:value="0.366842506303592" calcext:value-type="float">
            <text:p>0.3668425063</text:p>
          </table:table-cell>
          <table:table-cell office:value-type="float" office:value="0.00000247927306737019" calcext:value-type="float">
            <text:p>2.47927306737019E-006</text:p>
          </table:table-cell>
          <table:table-cell office:value-type="float" office:value="9.69454143296991E-029" calcext:value-type="float">
            <text:p>9.69454143296991E-029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0.0231620073196777" calcext:value-type="float">
            <text:p>0.0231620073</text:p>
          </table:table-cell>
          <table:table-cell office:value-type="float" office:value="0.00000000115746786593476" calcext:value-type="float">
            <text:p>1.15746786593476E-009</text:p>
          </table:table-cell>
          <table:table-cell office:value-type="float" office:value="1.12481146445113E-040" calcext:value-type="float">
            <text:p>1.12481146445113E-040</text:p>
          </table:table-cell>
        </table:table-row>
        <table:table-row table:style-name="ro1">
          <table:table-cell/>
          <table:table-cell office:value-type="float" office:value="9319.3769367224" calcext:value-type="float">
            <text:p>9319.3769367224</text:p>
          </table:table-cell>
          <table:table-cell office:value-type="float" office:value="0.378797758761783" calcext:value-type="float">
            <text:p>0.3787977588</text:p>
          </table:table-cell>
          <table:table-cell office:value-type="float" office:value="0.00000277561099156137" calcext:value-type="float">
            <text:p>2.77561099156137E-006</text:p>
          </table:table-cell>
          <table:table-cell office:value-type="float" office:value="1.43688244187934E-028" calcext:value-type="float">
            <text:p>1.43688244187934E-028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0.0273781389003872" calcext:value-type="float">
            <text:p>0.0273781389</text:p>
          </table:table-cell>
          <table:table-cell office:value-type="float" office:value="0.00000000177600418751213" calcext:value-type="float">
            <text:p>1.77600418751213E-009</text:p>
          </table:table-cell>
          <table:table-cell office:value-type="float" office:value="5.31407673621655E-040" calcext:value-type="float">
            <text:p>5.31407673621655E-040</text:p>
          </table:table-cell>
        </table:table-row>
        <table:table-row table:style-name="ro1">
          <table:table-cell/>
          <table:table-cell office:value-type="float" office:value="9360.72959617939" calcext:value-type="float">
            <text:p>9360.7295961794</text:p>
          </table:table-cell>
          <table:table-cell office:value-type="float" office:value="0.390731843114575" calcext:value-type="float">
            <text:p>0.3907318431</text:p>
          </table:table-cell>
          <table:table-cell office:value-type="float" office:value="0.00000310101167132418" calcext:value-type="float">
            <text:p>0.000003101</text:p>
          </table:table-cell>
          <table:table-cell office:value-type="float" office:value="2.11331859011249E-028" calcext:value-type="float">
            <text:p>2.11331859011249E-028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0.0322040789967967" calcext:value-type="float">
            <text:p>0.032204079</text:p>
          </table:table-cell>
          <table:table-cell office:value-type="float" office:value="0.00000000269429248611562" calcext:value-type="float">
            <text:p>2.69429248611562E-009</text:p>
          </table:table-cell>
          <table:table-cell office:value-type="float" office:value="2.40716115145931E-039" calcext:value-type="float">
            <text:p>2.40716115145931E-039</text:p>
          </table:table-cell>
        </table:table-row>
        <table:table-row table:style-name="ro1">
          <table:table-cell/>
          <table:table-cell office:value-type="float" office:value="9401.58652702956" calcext:value-type="float">
            <text:p>9401.5865270296</text:p>
          </table:table-cell>
          <table:table-cell office:value-type="float" office:value="0.402640591159506" calcext:value-type="float">
            <text:p>0.4026405912</text:p>
          </table:table-cell>
          <table:table-cell office:value-type="float" office:value="0.00000345797880779397" calcext:value-type="float">
            <text:p>0.000003458</text:p>
          </table:table-cell>
          <table:table-cell office:value-type="float" office:value="3.08593801879768E-028" calcext:value-type="float">
            <text:p>3.08593801879768E-028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0.0377017545148502" calcext:value-type="float">
            <text:p>0.0377017545</text:p>
          </table:table-cell>
          <table:table-cell office:value-type="float" office:value="0.00000000404329122125761" calcext:value-type="float">
            <text:p>0.000000004</text:p>
          </table:table-cell>
          <table:table-cell office:value-type="float" office:value="1.04738100901235E-038" calcext:value-type="float">
            <text:p>1.04738100901235E-038</text:p>
          </table:table-cell>
        </table:table-row>
        <table:table-row table:style-name="ro1">
          <table:table-cell/>
          <table:table-cell office:value-type="float" office:value="9441.98609621696" calcext:value-type="float">
            <text:p>9441.986096217</text:p>
          </table:table-cell>
          <table:table-cell office:value-type="float" office:value="0.414520020785088" calcext:value-type="float">
            <text:p>0.4145200208</text:p>
          </table:table-cell>
          <table:table-cell office:value-type="float" office:value="0.00000384923830088796" calcext:value-type="float">
            <text:p>3.84923830088796E-006</text:p>
          </table:table-cell>
          <table:table-cell office:value-type="float" office:value="4.47611789983703E-028" calcext:value-type="float">
            <text:p>4.47611789983703E-028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0.0439354236881201" calcext:value-type="float">
            <text:p>0.0439354237</text:p>
          </table:table-cell>
          <table:table-cell office:value-type="float" office:value="0.00000000600521473972204" calcext:value-type="float">
            <text:p>0.000000006</text:p>
          </table:table-cell>
          <table:table-cell office:value-type="float" office:value="4.38510962118845E-038" calcext:value-type="float">
            <text:p>4.38510962118845E-038</text:p>
          </table:table-cell>
        </table:table-row>
        <table:table-row table:style-name="ro1">
          <table:table-cell/>
          <table:table-cell office:value-type="float" office:value="9481.96477187325" calcext:value-type="float">
            <text:p>9481.9647718733</text:p>
          </table:table-cell>
          <table:table-cell office:value-type="float" office:value="0.426366324388312" calcext:value-type="float">
            <text:p>0.4263663244</text:p>
          </table:table-cell>
          <table:table-cell office:value-type="float" office:value="0.00000427776061789503" calcext:value-type="float">
            <text:p>4.27776061789503E-006</text:p>
          </table:table-cell>
          <table:table-cell office:value-type="float" office:value="6.45219823896213E-028" calcext:value-type="float">
            <text:p>6.45219823896213E-028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0.0509711505774366" calcext:value-type="float">
            <text:p>0.0509711506</text:p>
          </table:table-cell>
          <table:table-cell office:value-type="float" office:value="0.00000000883140820363561" calcext:value-type="float">
            <text:p>8.83140820363561E-009</text:p>
          </table:table-cell>
          <table:table-cell office:value-type="float" office:value="1.76950167556331E-037" calcext:value-type="float">
            <text:p>1.76950167556331E-037</text:p>
          </table:table-cell>
        </table:table-row>
        <table:table-row table:style-name="ro1">
          <table:table-cell/>
          <table:table-cell office:value-type="float" office:value="9521.5572286799" calcext:value-type="float">
            <text:p>9521.5572286799</text:p>
          </table:table-cell>
          <table:table-cell office:value-type="float" office:value="0.438175859338397" calcext:value-type="float">
            <text:p>0.4381758593</text:p>
          </table:table-cell>
          <table:table-cell office:value-type="float" office:value="0.00000474678558343536" calcext:value-type="float">
            <text:p>4.74678558343536E-006</text:p>
          </table:table-cell>
          <table:table-cell office:value-type="float" office:value="9.24682954470826E-028" calcext:value-type="float">
            <text:p>9.24682954470826E-028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0.058876110407136" calcext:value-type="float">
            <text:p>0.0588761104</text:p>
          </table:table-cell>
          <table:table-cell office:value-type="float" office:value="0.0000000128657569136703" calcext:value-type="float">
            <text:p>1.28657569136703E-008</text:p>
          </table:table-cell>
          <table:table-cell office:value-type="float" office:value="6.89288980900196E-037" calcext:value-type="float">
            <text:p>6.89288980900196E-037</text:p>
          </table:table-cell>
        </table:table-row>
        <table:table-row table:style-name="ro1">
          <table:table-cell/>
          <table:table-cell office:value-type="float" office:value="9560.79668147253" calcext:value-type="float">
            <text:p>9560.7966814725</text:p>
          </table:table-cell>
          <table:table-cell office:value-type="float" office:value="0.449945100999502" calcext:value-type="float">
            <text:p>0.449945101</text:p>
          </table:table-cell>
          <table:table-cell office:value-type="float" office:value="0.00000525985081458144" calcext:value-type="float">
            <text:p>5.25985081458144E-006</text:p>
          </table:table-cell>
          <table:table-cell office:value-type="float" office:value="1.3180532871533E-027" calcext:value-type="float">
            <text:p>1.3180532871533E-027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0.0677177048985171" calcext:value-type="float">
            <text:p>0.0677177049</text:p>
          </table:table-cell>
          <table:table-cell office:value-type="float" office:value="0.0000000185751498531014" calcext:value-type="float">
            <text:p>1.85751498531014E-008</text:p>
          </table:table-cell>
          <table:table-cell office:value-type="float" office:value="2.59587944358892E-036" calcext:value-type="float">
            <text:p>2.59587944358892E-036</text:p>
          </table:table-cell>
        </table:table-row>
        <table:table-row table:style-name="ro1">
          <table:table-cell/>
          <table:table-cell office:value-type="float" office:value="9599.71493143577" calcext:value-type="float">
            <text:p>9599.7149314358</text:p>
          </table:table-cell>
          <table:table-cell office:value-type="float" office:value="0.461670641691285" calcext:value-type="float">
            <text:p>0.4616706417</text:p>
          </table:table-cell>
          <table:table-cell office:value-type="float" office:value="0.0000058208225396233" calcext:value-type="float">
            <text:p>5.8208225396233E-006</text:p>
          </table:table-cell>
          <table:table-cell office:value-type="float" office:value="1.86936358288131E-027" calcext:value-type="float">
            <text:p>1.86936358288131E-027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0.0775628091715289" calcext:value-type="float">
            <text:p>0.0775628092</text:p>
          </table:table-cell>
          <table:table-cell office:value-type="float" office:value="0.0000000265890141311673" calcext:value-type="float">
            <text:p>2.65890141311673E-008</text:p>
          </table:table-cell>
          <table:table-cell office:value-type="float" office:value="9.46513144361235E-036" calcext:value-type="float">
            <text:p>9.46513144361235E-036</text:p>
          </table:table-cell>
        </table:table-row>
        <table:table-row table:style-name="ro1">
          <table:table-cell/>
          <table:table-cell office:value-type="float" office:value="9638.34248383339" calcext:value-type="float">
            <text:p>9638.3424838334</text:p>
          </table:table-cell>
          <table:table-cell office:value-type="float" office:value="0.473349177809103" calcext:value-type="float">
            <text:p>0.4733491778</text:p>
          </table:table-cell>
          <table:table-cell office:value-type="float" office:value="0.00000643393021585629" calcext:value-type="float">
            <text:p>6.43393021585629E-006</text:p>
          </table:table-cell>
          <table:table-cell office:value-type="float" office:value="2.63895292743966E-027" calcext:value-type="float">
            <text:p>2.63895292743966E-027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0.0884764561535075" calcext:value-type="float">
            <text:p>0.0884764562</text:p>
          </table:table-cell>
          <table:table-cell office:value-type="float" office:value="0.0000000377501719684648" calcext:value-type="float">
            <text:p>3.77501719684648E-008</text:p>
          </table:table-cell>
          <table:table-cell office:value-type="float" office:value="3.34599736915541E-035" calcext:value-type="float">
            <text:p>3.34599736915541E-035</text:p>
          </table:table-cell>
        </table:table-row>
        <table:table-row table:style-name="ro1">
          <table:table-cell/>
          <table:table-cell office:value-type="float" office:value="9676.70883730571" calcext:value-type="float">
            <text:p>9676.7088373057</text:p>
          </table:table-cell>
          <table:table-cell office:value-type="float" office:value="0.484977468336973" calcext:value-type="float">
            <text:p>0.4849774683</text:p>
          </table:table-cell>
          <table:table-cell office:value-type="float" office:value="0.00000710380608961085" calcext:value-type="float">
            <text:p>7.10380608961085E-006</text:p>
          </table:table-cell>
          <table:table-cell office:value-type="float" office:value="3.70932421042988E-027" calcext:value-type="float">
            <text:p>3.70932421042988E-027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0.100520761324657" calcext:value-type="float">
            <text:p>0.1005207613</text:p>
          </table:table-cell>
          <table:table-cell office:value-type="float" office:value="0.0000000531802636554692" calcext:value-type="float">
            <text:p>5.31802636554692E-008</text:p>
          </table:table-cell>
          <table:table-cell office:value-type="float" office:value="1.14829932260232E-034" calcext:value-type="float">
            <text:p>1.14829932260232E-034</text:p>
          </table:table-cell>
        </table:table-row>
        <table:table-row table:style-name="ro1">
          <table:table-cell/>
          <table:table-cell office:value-type="float" office:value="9714.84236891906" calcext:value-type="float">
            <text:p>9714.8423689191</text:p>
          </table:table-cell>
          <table:table-cell office:value-type="float" office:value="0.49655235918653" calcext:value-type="float">
            <text:p>0.4965523592</text:p>
          </table:table-cell>
          <table:table-cell office:value-type="float" office:value="0.00000783552763313638" calcext:value-type="float">
            <text:p>7.83552763313638E-006</text:p>
          </table:table-cell>
          <table:table-cell office:value-type="float" office:value="5.19306288216314E-027" calcext:value-type="float">
            <text:p>5.19306288216314E-027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.113753332455446" calcext:value-type="float">
            <text:p>0.1137533325</text:p>
          </table:table-cell>
          <table:table-cell office:value-type="float" office:value="0.0000000743632739888877" calcext:value-type="float">
            <text:p>7.43632739888877E-008</text:p>
          </table:table-cell>
          <table:table-cell office:value-type="float" office:value="3.83057798754191E-034" calcext:value-type="float">
            <text:p>3.83057798754191E-034</text:p>
          </table:table-cell>
        </table:table-row>
        <table:table-row table:style-name="ro1">
          <table:table-cell/>
          <table:table-cell office:value-type="float" office:value="9752.77065580801" calcext:value-type="float">
            <text:p>9752.770655808</text:p>
          </table:table-cell>
          <table:table-cell office:value-type="float" office:value="0.508070735578079" calcext:value-type="float">
            <text:p>0.5080707356</text:p>
          </table:table-cell>
          <table:table-cell office:value-type="float" office:value="0.00000863466723964917" calcext:value-type="float">
            <text:p>8.63466723964917E-006</text:p>
          </table:table-cell>
          <table:table-cell office:value-type="float" office:value="7.24355333399673E-027" calcext:value-type="float">
            <text:p>7.24355333399673E-027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0.12822595744093" calcext:value-type="float">
            <text:p>0.1282259574</text:p>
          </table:table-cell>
          <table:table-cell office:value-type="float" office:value="0.000000103252283281225" calcext:value-type="float">
            <text:p>1.03252283281225E-007</text:p>
          </table:table-cell>
          <table:table-cell office:value-type="float" office:value="1.24360206449192E-033" calcext:value-type="float">
            <text:p>1.24360206449192E-033</text:p>
          </table:table-cell>
        </table:table-row>
        <table:table-row table:style-name="ro1">
          <table:table-cell/>
          <table:table-cell office:value-type="float" office:value="9790.52049982773" calcext:value-type="float">
            <text:p>9790.5204998277</text:p>
          </table:table-cell>
          <table:table-cell office:value-type="float" office:value="0.51952952274816" calcext:value-type="float">
            <text:p>0.5195295227</text:p>
          </table:table-cell>
          <table:table-cell office:value-type="float" office:value="0.00000950734656769064" calcext:value-type="float">
            <text:p>9.50734656769064E-006</text:p>
          </table:table-cell>
          <table:table-cell office:value-type="float" office:value="1.00694665792124E-026" calcext:value-type="float">
            <text:p>1.00694665792124E-026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0.143982887216668" calcext:value-type="float">
            <text:p>0.1439828872</text:p>
          </table:table-cell>
          <table:table-cell office:value-type="float" office:value="0.000000142405121179992" calcext:value-type="float">
            <text:p>1.42405121179992E-007</text:p>
          </table:table-cell>
          <table:table-cell office:value-type="float" office:value="3.93381812402318E-033" calcext:value-type="float">
            <text:p>3.93381812402318E-033</text:p>
          </table:table-cell>
        </table:table-row>
        <table:table-row table:style-name="ro1">
          <table:table-cell/>
          <table:table-cell office:value-type="float" office:value="9828.11794968725" calcext:value-type="float">
            <text:p>9828.1179496873</text:p>
          </table:table-cell>
          <table:table-cell office:value-type="float" office:value="0.5309256870031" calcext:value-type="float">
            <text:p>0.530925687</text:p>
          </table:table-cell>
          <table:table-cell office:value-type="float" office:value="0.0000104602974441427" calcext:value-type="float">
            <text:p>1.04602974441427E-005</text:p>
          </table:table-cell>
          <table:table-cell office:value-type="float" office:value="1.39543502196513E-026" calcext:value-type="float">
            <text:p>1.39543502196513E-026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0.161058986140469" calcext:value-type="float">
            <text:p>0.1610589861</text:p>
          </table:table-cell>
          <table:table-cell office:value-type="float" office:value="0.000000195156429589989" calcext:value-type="float">
            <text:p>1.95156429589989E-007</text:p>
          </table:table-cell>
          <table:table-cell office:value-type="float" office:value="1.21380991634389E-032" calcext:value-type="float">
            <text:p>1.21380991634389E-032</text:p>
          </table:table-cell>
        </table:table-row>
        <table:table-row table:style-name="ro1">
          <table:table-cell/>
          <table:table-cell office:value-type="float" office:value="9865.5885182543" calcext:value-type="float">
            <text:p>9865.5885182543</text:p>
          </table:table-cell>
          <table:table-cell office:value-type="float" office:value="0.542256204053396" calcext:value-type="float">
            <text:p>0.5422562041</text:p>
          </table:table-cell>
          <table:table-cell office:value-type="float" office:value="0.0000115009316561749" calcext:value-type="float">
            <text:p>1.15009316561749E-005</text:p>
          </table:table-cell>
          <table:table-cell office:value-type="float" office:value="1.92831403672811E-026" calcext:value-type="float">
            <text:p>1.92831403672811E-026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0.179478003447186" calcext:value-type="float">
            <text:p>0.1794780034</text:p>
          </table:table-cell>
          <table:table-cell office:value-type="float" office:value="0.00000026583581071175" calcext:value-type="float">
            <text:p>2.6583581071175E-007</text:p>
          </table:table-cell>
          <table:table-cell office:value-type="float" office:value="3.65729814206876E-032" calcext:value-type="float">
            <text:p>3.65729814206876E-032</text:p>
          </table:table-cell>
        </table:table-row>
        <table:table-row table:style-name="ro1">
          <table:table-cell/>
          <table:table-cell office:value-type="float" office:value="9902.95726446478" calcext:value-type="float">
            <text:p>9902.9572644648</text:p>
          </table:table-cell>
          <table:table-cell office:value-type="float" office:value="0.553518049391221" calcext:value-type="float">
            <text:p>0.5535180494</text:p>
          </table:table-cell>
          <table:table-cell office:value-type="float" office:value="0.0000126374187963336" calcext:value-type="float">
            <text:p>1.26374187963336E-005</text:p>
          </table:table-cell>
          <table:table-cell office:value-type="float" office:value="2.65780443873858E-026" calcext:value-type="float">
            <text:p>2.65780443873858E-026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0.199250879522618" calcext:value-type="float">
            <text:p>0.1992508795</text:p>
          </table:table-cell>
          <table:table-cell office:value-type="float" office:value="0.000000360044024359189" calcext:value-type="float">
            <text:p>0.00000036</text:p>
          </table:table-cell>
          <table:table-cell office:value-type="float" office:value="1.07720060978499E-031" calcext:value-type="float">
            <text:p>1.07720060978499E-031</text:p>
          </table:table-cell>
        </table:table-row>
        <table:table-row table:style-name="ro1">
          <table:table-cell/>
          <table:table-cell office:value-type="float" office:value="9940.24872572562" calcext:value-type="float">
            <text:p>9940.2487257256</text:p>
          </table:table-cell>
          <table:table-cell office:value-type="float" office:value="0.564708213589596" calcext:value-type="float">
            <text:p>0.5647082136</text:p>
          </table:table-cell>
          <table:table-cell office:value-type="float" office:value="0.0000138787727930158" calcext:value-type="float">
            <text:p>1.38787727930158E-005</text:p>
          </table:table-cell>
          <table:table-cell office:value-type="float" office:value="3.65471189547324E-026" calcext:value-type="float">
            <text:p>3.65471189547324E-026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0.220373473927325" calcext:value-type="float">
            <text:p>0.2203734739</text:p>
          </table:table-cell>
          <table:table-cell office:value-type="float" office:value="0.000000485000605247377" calcext:value-type="float">
            <text:p>0.000000485</text:p>
          </table:table-cell>
          <table:table-cell office:value-type="float" office:value="3.10451883319868E-031" calcext:value-type="float">
            <text:p>3.10451883319868E-031</text:p>
          </table:table-cell>
        </table:table-row>
        <table:table-row table:style-name="ro1">
          <table:table-cell/>
          <table:table-cell office:value-type="float" office:value="9977.48711706944" calcext:value-type="float">
            <text:p>9977.4871170694</text:p>
          </table:table-cell>
          <table:table-cell office:value-type="float" office:value="0.575823672796991" calcext:value-type="float">
            <text:p>0.5758236728</text:p>
          </table:table-cell>
          <table:table-cell office:value-type="float" office:value="0.000015234951655224" calcext:value-type="float">
            <text:p>0.000015235</text:p>
          </table:table-cell>
          <table:table-cell office:value-type="float" office:value="5.01501433789711E-026" calcext:value-type="float">
            <text:p>5.01501433789711E-026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0.2428255514795" calcext:value-type="float">
            <text:p>0.2428255515</text:p>
          </table:table-cell>
          <table:table-cell office:value-type="float" office:value="0.000000649985252519829" calcext:value-type="float">
            <text:p>0.00000065</text:p>
          </table:table-cell>
          <table:table-cell office:value-type="float" office:value="8.76344088422145E-031" calcext:value-type="float">
            <text:p>8.76344088422145E-031</text:p>
          </table:table-cell>
        </table:table-row>
        <table:table-row table:style-name="ro1">
          <table:table-cell/>
          <table:table-cell office:value-type="float" office:value="10014.6964004646" calcext:value-type="float">
            <text:p>10014.6964004646</text:p>
          </table:table-cell>
          <table:table-cell office:value-type="float" office:value="0.58686138063606" calcext:value-type="float">
            <text:p>0.5868613806</text:p>
          </table:table-cell>
          <table:table-cell office:value-type="float" office:value="0.0000167169692863805" calcext:value-type="float">
            <text:p>0.000016717</text:p>
          </table:table-cell>
          <table:table-cell office:value-type="float" office:value="6.86879924084054E-026" calcext:value-type="float">
            <text:p>6.86879924084054E-026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0.266568358824597" calcext:value-type="float">
            <text:p>0.2665683588</text:p>
          </table:table-cell>
          <table:table-cell office:value-type="float" office:value="0.000000866889981177591" calcext:value-type="float">
            <text:p>8.66889981177591E-007</text:p>
          </table:table-cell>
          <table:table-cell office:value-type="float" office:value="2.4251635210263E-030" calcext:value-type="float">
            <text:p>2.4251635210263E-030</text:p>
          </table:table-cell>
        </table:table-row>
        <table:table-row table:style-name="ro1">
          <table:table-cell/>
          <table:table-cell office:value-type="float" office:value="10051.9003271052" calcext:value-type="float">
            <text:p>10051.9003271052</text:p>
          </table:table-cell>
          <table:table-cell office:value-type="float" office:value="0.597818264520277" calcext:value-type="float">
            <text:p>0.5978182645</text:p>
          </table:table-cell>
          <table:table-cell office:value-type="float" office:value="0.0000183370217506186" calcext:value-type="float">
            <text:p>0.000018337</text:p>
          </table:table-cell>
          <table:table-cell office:value-type="float" office:value="9.3924033252272E-026" calcext:value-type="float">
            <text:p>9.3924033252272E-026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0.291544063669171" calcext:value-type="float">
            <text:p>0.2915440637</text:p>
          </table:table-cell>
          <table:table-cell office:value-type="float" office:value="0.00000115091958780776" calcext:value-type="float">
            <text:p>1.15091958780776E-006</text:p>
          </table:table-cell>
          <table:table-cell office:value-type="float" office:value="6.58541281729557E-030" calcext:value-type="float">
            <text:p>6.58541281729557E-030</text:p>
          </table:table-cell>
        </table:table-row>
        <table:table-row table:style-name="ro1">
          <table:table-cell/>
          <table:table-cell office:value-type="float" office:value="10089.1224549753" calcext:value-type="float">
            <text:p>10089.1224549753</text:p>
          </table:table-cell>
          <table:table-cell office:value-type="float" office:value="0.608691226097656" calcext:value-type="float">
            <text:p>0.6086912261</text:p>
          </table:table-cell>
          <table:table-cell office:value-type="float" office:value="0.0000201086300161993" calcext:value-type="float">
            <text:p>2.01086300161993E-005</text:p>
          </table:table-cell>
          <table:table-cell office:value-type="float" office:value="1.28249221773219E-025" calcext:value-type="float">
            <text:p>1.28249221773219E-025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0.31767437462475" calcext:value-type="float">
            <text:p>0.3176743746</text:p>
          </table:table-cell>
          <table:table-cell office:value-type="float" office:value="0.00000152146914333902" calcext:value-type="float">
            <text:p>1.52146914333902E-006</text:p>
          </table:table-cell>
          <table:table-cell office:value-type="float" office:value="1.75620224130661E-029" calcext:value-type="float">
            <text:p>1.75620224130661E-029</text:p>
          </table:table-cell>
        </table:table-row>
        <table:table-row table:style-name="ro1">
          <table:table-cell/>
          <table:table-cell office:value-type="float" office:value="10126.3863025605" calcext:value-type="float">
            <text:p>10126.3863025605</text:p>
          </table:table-cell>
          <table:table-cell office:value-type="float" office:value="0.619477118463843" calcext:value-type="float">
            <text:p>0.6194771185</text:p>
          </table:table-cell>
          <table:table-cell office:value-type="float" office:value="0.000022046803346146" calcext:value-type="float">
            <text:p>2.2046803346146E-005</text:p>
          </table:table-cell>
          <table:table-cell office:value-type="float" office:value="1.74907048176815E-025" calcext:value-type="float">
            <text:p>1.74907048176815E-025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0.344860054841466" calcext:value-type="float">
            <text:p>0.3448600548</text:p>
          </table:table-cell>
          <table:table-cell office:value-type="float" office:value="0.00000200322833439749" calcext:value-type="float">
            <text:p>2.00322833439749E-006</text:p>
          </table:table-cell>
          <table:table-cell office:value-type="float" office:value="4.60335054054353E-029" calcext:value-type="float">
            <text:p>4.60335054054353E-029</text:p>
          </table:table-cell>
        </table:table-row>
        <table:table-row table:style-name="ro1">
          <table:table-cell/>
          <table:table-cell office:value-type="float" office:value="10163.7153362252" calcext:value-type="float">
            <text:p>10163.7153362252</text:p>
          </table:table-cell>
          <table:table-cell office:value-type="float" office:value="0.630172751469436" calcext:value-type="float">
            <text:p>0.6301727515</text:p>
          </table:table-cell>
          <table:table-cell office:value-type="float" office:value="0.0000241682231026168" calcext:value-type="float">
            <text:p>2.41682231026168E-005</text:p>
          </table:table-cell>
          <table:table-cell office:value-type="float" office:value="2.38300355492405E-025" calcext:value-type="float">
            <text:p>2.38300355492405E-025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0.372981223546909" calcext:value-type="float">
            <text:p>0.3729812235</text:p>
          </table:table-cell>
          <table:table-cell office:value-type="float" office:value="0.00000262757083903229" calcext:value-type="float">
            <text:p>2.62757083903229E-006</text:p>
          </table:table-cell>
          <table:table-cell office:value-type="float" office:value="1.18693071891972E-028" calcext:value-type="float">
            <text:p>1.18693071891972E-028</text:p>
          </table:table-cell>
        </table:table-row>
        <table:table-row table:style-name="ro1">
          <table:table-cell/>
          <table:table-cell office:value-type="float" office:value="10201.1330261284" calcext:value-type="float">
            <text:p>10201.1330261284</text:p>
          </table:table-cell>
          <table:table-cell office:value-type="float" office:value="0.640774885380926" calcext:value-type="float">
            <text:p>0.6407748854</text:p>
          </table:table-cell>
          <table:table-cell office:value-type="float" office:value="0.0000264914524784474" calcext:value-type="float">
            <text:p>2.64914524784474E-005</text:p>
          </table:table-cell>
          <table:table-cell office:value-type="float" office:value="3.24410670164752E-025" calcext:value-type="float">
            <text:p>3.24410670164752E-025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0.401897723688229" calcext:value-type="float">
            <text:p>0.4018977237</text:p>
          </table:table-cell>
          <table:table-cell office:value-type="float" office:value="0.0000034342920815063" calcext:value-type="float">
            <text:p>3.4342920815063E-006</text:p>
          </table:table-cell>
          <table:table-cell office:value-type="float" office:value="3.01270106099002E-028" calcext:value-type="float">
            <text:p>3.01270106099002E-028</text:p>
          </table:table-cell>
        </table:table-row>
        <table:table-row table:style-name="ro1">
          <table:table-cell/>
          <table:table-cell office:value-type="float" office:value="10238.66296483" calcext:value-type="float">
            <text:p>10238.66296483</text:p>
          </table:table-cell>
          <table:table-cell office:value-type="float" office:value="0.651280213705581" calcext:value-type="float">
            <text:p>0.6512802137</text:p>
          </table:table-cell>
          <table:table-cell office:value-type="float" office:value="0.0000290371761503168" calcext:value-type="float">
            <text:p>2.90371761503168E-005</text:p>
          </table:table-cell>
          <table:table-cell office:value-type="float" office:value="4.41372465204799E-025" calcext:value-type="float">
            <text:p>4.41372465204799E-025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0.431450669044581" calcext:value-type="float">
            <text:p>0.431450669</text:p>
          </table:table-cell>
          <table:table-cell office:value-type="float" office:value="0.00000447378886398033" calcext:value-type="float">
            <text:p>4.47378886398033E-006</text:p>
          </table:table-cell>
          <table:table-cell office:value-type="float" office:value="7.53316401046759E-028" calcext:value-type="float">
            <text:p>7.53316401046759E-028</text:p>
          </table:table-cell>
        </table:table-row>
        <table:table-row table:style-name="ro1">
          <table:table-cell/>
          <table:table-cell office:value-type="float" office:value="10276.3288489831" calcext:value-type="float">
            <text:p>10276.3288489831</text:p>
          </table:table-cell>
          <table:table-cell office:value-type="float" office:value="0.661685369402626" calcext:value-type="float">
            <text:p>0.6616853694</text:p>
          </table:table-cell>
          <table:table-cell office:value-type="float" office:value="0.0000318284717001717" calcext:value-type="float">
            <text:p>3.18284717001717E-005</text:p>
          </table:table-cell>
          <table:table-cell office:value-type="float" office:value="6.00260874585002E-025" calcext:value-type="float">
            <text:p>6.00260874585002E-025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0.461463964185694" calcext:value-type="float">
            <text:p>0.4614639642</text:p>
          </table:table-cell>
          <table:table-cell office:value-type="float" office:value="0.00000580976735101762" calcext:value-type="float">
            <text:p>5.80976735101762E-006</text:p>
          </table:table-cell>
          <table:table-cell office:value-type="float" office:value="1.85687112343501E-027" calcext:value-type="float">
            <text:p>1.85687112343501E-027</text:p>
          </table:table-cell>
        </table:table-row>
        <table:table-row table:style-name="ro1">
          <table:table-cell/>
          <table:table-cell office:value-type="float" office:value="10314.1544635255" calcext:value-type="float">
            <text:p>10314.1544635255</text:p>
          </table:table-cell>
          <table:table-cell office:value-type="float" office:value="0.671986930812549" calcext:value-type="float">
            <text:p>0.6719869308</text:p>
          </table:table-cell>
          <table:table-cell office:value-type="float" office:value="0.0000348911193024255" calcext:value-type="float">
            <text:p>3.48911193024255E-005</text:p>
          </table:table-cell>
          <table:table-cell office:value-type="float" office:value="8.16174547972991E-025" calcext:value-type="float">
            <text:p>8.16174547972991E-025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0.49174885263812" calcext:value-type="float">
            <text:p>0.4917488526</text:p>
          </table:table-cell>
          <table:table-cell office:value-type="float" office:value="0.00000752266518601734" calcext:value-type="float">
            <text:p>7.52266518601734E-006</text:p>
          </table:table-cell>
          <table:table-cell office:value-type="float" office:value="4.51488847762642E-027" calcext:value-type="float">
            <text:p>4.51488847762642E-027</text:p>
          </table:table-cell>
        </table:table-row>
        <table:table-row table:style-name="ro1">
          <table:table-cell/>
          <table:table-cell office:value-type="float" office:value="10352.1640239487" calcext:value-type="float">
            <text:p>10352.1640239487</text:p>
          </table:table-cell>
          <table:table-cell office:value-type="float" office:value="0.682181365806311" calcext:value-type="float">
            <text:p>0.6821813658</text:p>
          </table:table-cell>
          <table:table-cell office:value-type="float" office:value="0.0000382539609316174" calcext:value-type="float">
            <text:p>0.000038254</text:p>
          </table:table-cell>
          <table:table-cell office:value-type="float" office:value="1.10972906949273E-024" calcext:value-type="float">
            <text:p>1.10972906949273E-024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0.522105071175722" calcext:value-type="float">
            <text:p>0.5221050712</text:p>
          </table:table-cell>
          <table:table-cell office:value-type="float" office:value="0.00000971380418767648" calcext:value-type="float">
            <text:p>9.71380418767648E-006</text:p>
          </table:table-cell>
          <table:table-cell office:value-type="float" office:value="1.08349541163712E-026" calcext:value-type="float">
            <text:p>1.08349541163712E-026</text:p>
          </table:table-cell>
        </table:table-row>
        <table:table-row table:style-name="ro1">
          <table:table-cell/>
          <table:table-cell office:value-type="float" office:value="10390.3817485368" calcext:value-type="float">
            <text:p>10390.3817485368</text:p>
          </table:table-cell>
          <table:table-cell office:value-type="float" office:value="0.692265108765488" calcext:value-type="float">
            <text:p>0.6922651088</text:p>
          </table:table-cell>
          <table:table-cell office:value-type="float" office:value="0.0000419492996588726" calcext:value-type="float">
            <text:p>4.19492996588726E-005</text:p>
          </table:table-cell>
          <table:table-cell office:value-type="float" office:value="1.5091171463331E-024" calcext:value-type="float">
            <text:p>1.5091171463331E-024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0.552328460874775" calcext:value-type="float">
            <text:p>0.5523284609</text:p>
          </table:table-cell>
          <table:table-cell office:value-type="float" office:value="0.0000125107028511401" calcext:value-type="float">
            <text:p>1.25107028511401E-005</text:p>
          </table:table-cell>
          <table:table-cell office:value-type="float" office:value="2.56780516734479E-026" calcext:value-type="float">
            <text:p>2.56780516734479E-026</text:p>
          </table:table-cell>
        </table:table-row>
        <table:table-row table:style-name="ro1">
          <table:table-cell/>
          <table:table-cell office:value-type="float" office:value="10428.8323199326" calcext:value-type="float">
            <text:p>10428.8323199326</text:p>
          </table:table-cell>
          <table:table-cell office:value-type="float" office:value="0.702234484203827" calcext:value-type="float">
            <text:p>0.7022344842</text:p>
          </table:table-cell>
          <table:table-cell office:value-type="float" office:value="0.0000460133707511258" calcext:value-type="float">
            <text:p>4.60133707511258E-005</text:p>
          </table:table-cell>
          <table:table-cell office:value-type="float" office:value="2.05296495110363E-024" calcext:value-type="float">
            <text:p>2.05296495110363E-02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582212540103631" calcext:value-type="float">
            <text:p>0.5822125401</text:p>
          </table:table-cell>
          <table:table-cell office:value-type="float" office:value="0.0000160734049883856" calcext:value-type="float">
            <text:p>1.60734049883856E-005</text:p>
          </table:table-cell>
          <table:table-cell office:value-type="float" office:value="6.01265160584179E-026" calcext:value-type="float">
            <text:p>6.01265160584179E-026</text:p>
          </table:table-cell>
        </table:table-row>
        <table:table-row table:style-name="ro1">
          <table:table-cell/>
          <table:table-cell office:value-type="float" office:value="10467.5407068999" calcext:value-type="float">
            <text:p>10467.5407068999</text:p>
          </table:table-cell>
          <table:table-cell office:value-type="float" office:value="0.712085740890135" calcext:value-type="float">
            <text:p>0.7120857409</text:p>
          </table:table-cell>
          <table:table-cell office:value-type="float" office:value="0.000050486871623922" calcext:value-type="float">
            <text:p>5.0486871623922E-005</text:p>
          </table:table-cell>
          <table:table-cell office:value-type="float" office:value="2.79429518316346E-024" calcext:value-type="float">
            <text:p>2.79429518316346E-024</text:p>
          </table:table-cell>
          <table:table-cell/>
          <table:table-cell office:value-type="float" office:value="10100" calcext:value-type="float">
            <text:p>10100</text:p>
          </table:table-cell>
          <table:table-cell office:value-type="float" office:value="0.611555733917868" calcext:value-type="float">
            <text:p>0.6115557339</text:p>
          </table:table-cell>
          <table:table-cell office:value-type="float" office:value="0.0000206024509057993" calcext:value-type="float">
            <text:p>2.06024509057993E-005</text:p>
          </table:table-cell>
          <table:table-cell office:value-type="float" office:value="1.39165999642826E-025" calcext:value-type="float">
            <text:p>1.39165999642826E-025</text:p>
          </table:table-cell>
        </table:table-row>
        <table:table-row table:style-name="ro1">
          <table:table-cell/>
          <table:table-cell office:value-type="float" office:value="10506.5321578681" calcext:value-type="float">
            <text:p>10506.5321578681</text:p>
          </table:table-cell>
          <table:table-cell office:value-type="float" office:value="0.721815056564036" calcext:value-type="float">
            <text:p>0.7218150566</text:p>
          </table:table-cell>
          <table:table-cell office:value-type="float" office:value="0.0000554155729269905" calcext:value-type="float">
            <text:p>5.54155729269905E-005</text:p>
          </table:table-cell>
          <table:table-cell office:value-type="float" office:value="3.80604438917946E-024" calcext:value-type="float">
            <text:p>3.80604438917946E-024</text:p>
          </table:table-cell>
          <table:table-cell/>
          <table:table-cell office:value-type="float" office:value="10200" calcext:value-type="float">
            <text:p>10200</text:p>
          </table:table-cell>
          <table:table-cell office:value-type="float" office:value="0.640166758792829" calcext:value-type="float">
            <text:p>0.6401667588</text:p>
          </table:table-cell>
          <table:table-cell office:value-type="float" office:value="0.0000263486012759564" calcext:value-type="float">
            <text:p>2.63486012759564E-005</text:p>
          </table:table-cell>
          <table:table-cell office:value-type="float" office:value="3.18520681971929E-025" calcext:value-type="float">
            <text:p>3.18520681971929E-025</text:p>
          </table:table-cell>
        </table:table-row>
        <table:table-row table:style-name="ro1">
          <table:table-cell/>
          <table:table-cell office:value-type="float" office:value="10545.8324653503" calcext:value-type="float">
            <text:p>10545.8324653503</text:p>
          </table:table-cell>
          <table:table-cell office:value-type="float" office:value="0.7314184955812" calcext:value-type="float">
            <text:p>0.7314184956</text:p>
          </table:table-cell>
          <table:table-cell office:value-type="float" office:value="0.0000608510251461079" calcext:value-type="float">
            <text:p>0.000060851</text:p>
          </table:table-cell>
          <table:table-cell office:value-type="float" office:value="5.18876984812345E-024" calcext:value-type="float">
            <text:p>5.18876984812345E-024</text:p>
          </table:table-cell>
          <table:table-cell/>
          <table:table-cell office:value-type="float" office:value="10300" calcext:value-type="float">
            <text:p>10300</text:p>
          </table:table-cell>
          <table:table-cell office:value-type="float" office:value="0.667868863649125" calcext:value-type="float">
            <text:p>0.6678688636</text:p>
          </table:table-cell>
          <table:table-cell office:value-type="float" office:value="0.0000336245914182687" calcext:value-type="float">
            <text:p>3.36245914182687E-005</text:p>
          </table:table-cell>
          <table:table-cell office:value-type="float" office:value="7.21158707989772E-025" calcext:value-type="float">
            <text:p>7.21158707989772E-025</text:p>
          </table:table-cell>
        </table:table-row>
        <table:table-row table:style-name="ro1">
          <table:table-cell/>
          <table:table-cell office:value-type="float" office:value="10585.4676306643" calcext:value-type="float">
            <text:p>10585.4676306643</text:p>
          </table:table-cell>
          <table:table-cell office:value-type="float" office:value="0.740892071081005" calcext:value-type="float">
            <text:p>0.7408920711</text:p>
          </table:table-cell>
          <table:table-cell office:value-type="float" office:value="0.0000668513611297202" calcext:value-type="float">
            <text:p>6.68513611297202E-005</text:p>
          </table:table-cell>
          <table:table-cell office:value-type="float" office:value="7.08143208014794E-024" calcext:value-type="float">
            <text:p>7.08143208014794E-024</text:p>
          </table:table-cell>
          <table:table-cell/>
          <table:table-cell office:value-type="float" office:value="10400" calcext:value-type="float">
            <text:p>10400</text:p>
          </table:table-cell>
          <table:table-cell office:value-type="float" office:value="0.694504124199627" calcext:value-type="float">
            <text:p>0.6945041242</text:p>
          </table:table-cell>
          <table:table-cell office:value-type="float" office:value="0.0000428193459272214" calcext:value-type="float">
            <text:p>4.28193459272214E-005</text:p>
          </table:table-cell>
          <table:table-cell office:value-type="float" office:value="1.61562391602548E-024" calcext:value-type="float">
            <text:p>1.61562391602548E-024</text:p>
          </table:table-cell>
        </table:table-row>
        <table:table-row table:style-name="ro1">
          <table:table-cell/>
          <table:table-cell office:value-type="float" office:value="10625.4642321801" calcext:value-type="float">
            <text:p>10625.4642321801</text:p>
          </table:table-cell>
          <table:table-cell office:value-type="float" office:value="0.750231684811567" calcext:value-type="float">
            <text:p>0.7502316848</text:p>
          </table:table-cell>
          <table:table-cell office:value-type="float" office:value="0.0000734822318994431" calcext:value-type="float">
            <text:p>7.34822318994431E-005</text:p>
          </table:table-cell>
          <table:table-cell office:value-type="float" office:value="9.67655061952567E-024" calcext:value-type="float">
            <text:p>9.67655061952567E-024</text:p>
          </table:table-cell>
          <table:table-cell/>
          <table:table-cell office:value-type="float" office:value="10500" calcext:value-type="float">
            <text:p>10500</text:p>
          </table:table-cell>
          <table:table-cell office:value-type="float" office:value="0.719938034217592" calcext:value-type="float">
            <text:p>0.7199380342</text:p>
          </table:table-cell>
          <table:table-cell office:value-type="float" office:value="0.0000544152826968895" calcext:value-type="float">
            <text:p>5.44152826968895E-005</text:p>
          </table:table-cell>
          <table:table-cell office:value-type="float" office:value="3.582393605462E-024" calcext:value-type="float">
            <text:p>3.582393605462E-024</text:p>
          </table:table-cell>
        </table:table-row>
        <table:table-row table:style-name="ro1">
          <table:table-cell/>
          <table:table-cell office:value-type="float" office:value="10665.8492366948" calcext:value-type="float">
            <text:p>10665.8492366948</text:p>
          </table:table-cell>
          <table:table-cell office:value-type="float" office:value="0.759433164154016" calcext:value-type="float">
            <text:p>0.7594331642</text:p>
          </table:table-cell>
          <table:table-cell office:value-type="float" office:value="0.0000808178750159661" calcext:value-type="float">
            <text:p>8.08178750159661E-005</text:p>
          </table:table-cell>
          <table:table-cell office:value-type="float" office:value="1.3241545829793E-023" calcext:value-type="float">
            <text:p>1.3241545829793E-023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0.744062589679104" calcext:value-type="float">
            <text:p>0.7440625897</text:p>
          </table:table-cell>
          <table:table-cell office:value-type="float" office:value="0.0000690091659496986" calcext:value-type="float">
            <text:p>6.90091659496986E-005</text:p>
          </table:table-cell>
          <table:table-cell office:value-type="float" office:value="7.86357820353438E-024" calcext:value-type="float">
            <text:p>7.86357820353438E-024</text:p>
          </table:table-cell>
        </table:table-row>
        <table:table-row table:style-name="ro1">
          <table:table-cell/>
          <table:table-cell office:value-type="float" office:value="10706.6500036427" calcext:value-type="float">
            <text:p>10706.6500036427</text:p>
          </table:table-cell>
          <table:table-cell office:value-type="float" office:value="0.768492265813548" calcext:value-type="float">
            <text:p>0.7684922658</text:p>
          </table:table-cell>
          <table:table-cell office:value-type="float" office:value="0.0000889423500727376" calcext:value-type="float">
            <text:p>8.89423500727376E-005</text:p>
          </table:table-cell>
          <table:table-cell office:value-type="float" office:value="1.81489044393807E-023" calcext:value-type="float">
            <text:p>1.81489044393807E-023</text:p>
          </table:table-cell>
          <table:table-cell/>
          <table:table-cell office:value-type="float" office:value="10700" calcext:value-type="float">
            <text:p>10700</text:p>
          </table:table-cell>
          <table:table-cell office:value-type="float" office:value="0.766796435966238" calcext:value-type="float">
            <text:p>0.766796436</text:p>
          </table:table-cell>
          <table:table-cell office:value-type="float" office:value="0.0000873364408679518" calcext:value-type="float">
            <text:p>8.73364408679518E-005</text:p>
          </table:table-cell>
          <table:table-cell office:value-type="float" office:value="1.70903019273881E-023" calcext:value-type="float">
            <text:p>1.70903019273881E-023</text:p>
          </table:table-cell>
        </table:table-row>
        <table:table-row table:style-name="ro1">
          <table:table-cell/>
          <table:table-cell office:value-type="float" office:value="10747.8943166312" calcext:value-type="float">
            <text:p>10747.8943166312</text:p>
          </table:table-cell>
          <table:table-cell office:value-type="float" office:value="0.777404674914688" calcext:value-type="float">
            <text:p>0.7774046749</text:p>
          </table:table-cell>
          <table:table-cell office:value-type="float" office:value="0.0000979509645440369" calcext:value-type="float">
            <text:p>0.000097951</text:p>
          </table:table-cell>
          <table:table-cell office:value-type="float" office:value="2.49189548109549E-023" calcext:value-type="float">
            <text:p>2.49189548109549E-023</text:p>
          </table:table-cell>
          <table:table-cell/>
          <table:table-cell office:value-type="float" office:value="10800" calcext:value-type="float">
            <text:p>10800</text:p>
          </table:table-cell>
          <table:table-cell office:value-type="float" office:value="0.788086565114748" calcext:value-type="float">
            <text:p>0.7880865651</text:p>
          </table:table-cell>
          <table:table-cell office:value-type="float" office:value="0.000110300962138156" calcext:value-type="float">
            <text:p>0.000110301</text:p>
          </table:table-cell>
          <table:table-cell office:value-type="float" office:value="3.67804428209921E-023" calcext:value-type="float">
            <text:p>3.67804428209921E-023</text:p>
          </table:table-cell>
        </table:table-row>
        <table:table-row table:style-name="ro1">
          <table:table-cell/>
          <table:table-cell office:value-type="float" office:value="10789.6103667481" calcext:value-type="float">
            <text:p>10789.6103667481</text:p>
          </table:table-cell>
          <table:table-cell office:value-type="float" office:value="0.786166012738982" calcext:value-type="float">
            <text:p>0.7861660127</text:p>
          </table:table-cell>
          <table:table-cell office:value-type="float" office:value="0.000107951919013163" calcext:value-type="float">
            <text:p>0.0001079519</text:p>
          </table:table-cell>
          <table:table-cell office:value-type="float" office:value="3.4280721534278E-023" calcext:value-type="float">
            <text:p>3.4280721534278E-023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0.807906267419105" calcext:value-type="float">
            <text:p>0.8079062674</text:p>
          </table:table-cell>
          <table:table-cell office:value-type="float" office:value="0.000139009060844937" calcext:value-type="float">
            <text:p>0.0001390091</text:p>
          </table:table-cell>
          <table:table-cell office:value-type="float" office:value="7.83898252179899E-023" calcext:value-type="float">
            <text:p>7.83898252179899E-023</text:p>
          </table:table-cell>
        </table:table-row>
        <table:table-row table:style-name="ro1">
          <table:table-cell/>
          <table:table-cell office:value-type="float" office:value="10831.8267936565" calcext:value-type="float">
            <text:p>10831.8267936565</text:p>
          </table:table-cell>
          <table:table-cell office:value-type="float" office:value="0.79477183453266" calcext:value-type="float">
            <text:p>0.7947718345</text:p>
          </table:table-cell>
          <table:table-cell office:value-type="float" office:value="0.000119068207372933" calcext:value-type="float">
            <text:p>0.0001190682</text:p>
          </table:table-cell>
          <table:table-cell office:value-type="float" office:value="4.72588054848954E-023" calcext:value-type="float">
            <text:p>4.72588054848954E-023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float" office:value="0.826254671574385" calcext:value-type="float">
            <text:p>0.8262546716</text:p>
          </table:table-cell>
          <table:table-cell office:value-type="float" office:value="0.000174811159221508" calcext:value-type="float">
            <text:p>0.0001748112</text:p>
          </table:table-cell>
          <table:table-cell office:value-type="float" office:value="1.65465754498745E-022" calcext:value-type="float">
            <text:p>1.65465754498745E-022</text:p>
          </table:table-cell>
        </table:table-row>
        <table:table-row table:style-name="ro1">
          <table:table-cell/>
          <table:table-cell office:value-type="float" office:value="10874.5724718397" calcext:value-type="float">
            <text:p>10874.5724718397</text:p>
          </table:table-cell>
          <table:table-cell office:value-type="float" office:value="0.803217672281649" calcext:value-type="float">
            <text:p>0.8032176723</text:p>
          </table:table-cell>
          <table:table-cell office:value-type="float" office:value="0.000131439811036878" calcext:value-type="float">
            <text:p>0.0001314398</text:p>
          </table:table-cell>
          <table:table-cell office:value-type="float" office:value="6.52978018803999E-023" calcext:value-type="float">
            <text:p>6.52978018803999E-023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float" office:value="0.843152919840896" calcext:value-type="float">
            <text:p>0.8431529198</text:p>
          </table:table-cell>
          <table:table-cell office:value-type="float" office:value="0.000219348810111507" calcext:value-type="float">
            <text:p>0.0002193488</text:p>
          </table:table-cell>
          <table:table-cell office:value-type="float" office:value="3.45924567659661E-022" calcext:value-type="float">
            <text:p>3.45924567659661E-022</text:p>
          </table:table-cell>
        </table:table-row>
        <table:table-row table:style-name="ro1">
          <table:table-cell/>
          <table:table-cell office:value-type="float" office:value="10917.8766325136" calcext:value-type="float">
            <text:p>10917.8766325136</text:p>
          </table:table-cell>
          <table:table-cell office:value-type="float" office:value="0.811499018762405" calcext:value-type="float">
            <text:p>0.8114990188</text:p>
          </table:table-cell>
          <table:table-cell office:value-type="float" office:value="0.000145226236777259" calcext:value-type="float">
            <text:p>0.0001452262</text:p>
          </table:table-cell>
          <table:table-cell office:value-type="float" office:value="9.04411831921844E-023" calcext:value-type="float">
            <text:p>9.04411831921844E-023</text:p>
          </table:table-cell>
          <table:table-cell/>
          <table:table-cell office:value-type="float" office:value="11200" calcext:value-type="float">
            <text:p>11200</text:p>
          </table:table-cell>
          <table:table-cell office:value-type="float" office:value="0.85864148895036" calcext:value-type="float">
            <text:p>0.858641489</text:p>
          </table:table-cell>
          <table:table-cell office:value-type="float" office:value="0.00027461085319215" calcext:value-type="float">
            <text:p>0.0002746109</text:p>
          </table:table-cell>
          <table:table-cell office:value-type="float" office:value="7.16297304678347E-022" calcext:value-type="float">
            <text:p>7.16297304678347E-022</text:p>
          </table:table-cell>
        </table:table-row>
        <table:table-row table:style-name="ro1">
          <table:table-cell/>
          <table:table-cell office:value-type="float" office:value="10961.7686931758" calcext:value-type="float">
            <text:p>10961.7686931758</text:p>
          </table:table-cell>
          <table:table-cell office:value-type="float" office:value="0.81961136309845" calcext:value-type="float">
            <text:p>0.8196113631</text:p>
          </table:table-cell>
          <table:table-cell office:value-type="float" office:value="0.000160609448732662" calcext:value-type="float">
            <text:p>0.0001606094</text:p>
          </table:table-cell>
          <table:table-cell office:value-type="float" office:value="1.25589283308771E-022" calcext:value-type="float">
            <text:p>1.25589283308771E-022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0.872776699622253" calcext:value-type="float">
            <text:p>0.8727766996</text:p>
          </table:table-cell>
          <table:table-cell office:value-type="float" office:value="0.000342998765489825" calcext:value-type="float">
            <text:p>0.0003429988</text:p>
          </table:table-cell>
          <table:table-cell office:value-type="float" office:value="1.46911431059625E-021" calcext:value-type="float">
            <text:p>1.46911431059625E-021</text:p>
          </table:table-cell>
        </table:table-row>
        <table:table-row table:style-name="ro1">
          <table:table-cell/>
          <table:table-cell office:value-type="float" office:value="11006.27820942" calcext:value-type="float">
            <text:p>11006.27820942</text:p>
          </table:table-cell>
          <table:table-cell office:value-type="float" office:value="0.827550204983267" calcext:value-type="float">
            <text:p>0.827550205</text:p>
          </table:table-cell>
          <table:table-cell office:value-type="float" office:value="0.000177797257833558" calcext:value-type="float">
            <text:p>0.0001777973</text:p>
          </table:table-cell>
          <table:table-cell office:value-type="float" office:value="1.74872748074149E-022" calcext:value-type="float">
            <text:p>1.74872748074149E-022</text:p>
          </table:table-cell>
          <table:table-cell/>
          <table:table-cell office:value-type="float" office:value="11400" calcext:value-type="float">
            <text:p>11400</text:p>
          </table:table-cell>
          <table:table-cell office:value-type="float" office:value="0.885626426143846" calcext:value-type="float">
            <text:p>0.8856264261</text:p>
          </table:table-cell>
          <table:table-cell office:value-type="float" office:value="0.000427400065060333" calcext:value-type="float">
            <text:p>0.0004274001</text:p>
          </table:table-cell>
          <table:table-cell office:value-type="float" office:value="2.98452517359641E-021" calcext:value-type="float">
            <text:p>2.98452517359641E-021</text:p>
          </table:table-cell>
        </table:table-row>
        <table:table-row table:style-name="ro1">
          <table:table-cell/>
          <table:table-cell office:value-type="float" office:value="11051.4347746018" calcext:value-type="float">
            <text:p>11051.4347746018</text:p>
          </table:table-cell>
          <table:table-cell office:value-type="float" office:value="0.835311078144975" calcext:value-type="float">
            <text:p>0.8353110781</text:p>
          </table:table-cell>
          <table:table-cell office:value-type="float" office:value="0.000197027238458578" calcext:value-type="float">
            <text:p>0.0001970272</text:p>
          </table:table-cell>
          <table:table-cell office:value-type="float" office:value="2.44194989916737E-022" calcext:value-type="float">
            <text:p>2.44194989916737E-022</text:p>
          </table:table-cell>
          <table:table-cell/>
          <table:table-cell office:value-type="float" office:value="11500" calcext:value-type="float">
            <text:p>11500</text:p>
          </table:table-cell>
          <table:table-cell office:value-type="float" office:value="0.897267350564646" calcext:value-type="float">
            <text:p>0.8972673506</text:p>
          </table:table-cell>
          <table:table-cell office:value-type="float" office:value="0.000531276492493053" calcext:value-type="float">
            <text:p>0.0005312765</text:p>
          </table:table-cell>
          <table:table-cell office:value-type="float" office:value="6.005674641378E-021" calcext:value-type="float">
            <text:p>6.005674641378E-021</text:p>
          </table:table-cell>
        </table:table-row>
        <table:table-row table:style-name="ro1">
          <table:table-cell/>
          <table:table-cell office:value-type="float" office:value="11097.2679609535" calcext:value-type="float">
            <text:p>11097.2679609535</text:p>
          </table:table-cell>
          <table:table-cell office:value-type="float" office:value="0.842889566538441" calcext:value-type="float">
            <text:p>0.8428895665</text:p>
          </table:table-cell>
          <table:table-cell office:value-type="float" office:value="0.000218571249251276" calcext:value-type="float">
            <text:p>0.0002185712</text:p>
          </table:table-cell>
          <table:table-cell office:value-type="float" office:value="3.42022931494095E-022" calcext:value-type="float">
            <text:p>3.42022931494095E-022</text:p>
          </table:table-cell>
          <table:table-cell/>
          <table:table-cell office:value-type="float" office:value="11600" calcext:value-type="float">
            <text:p>11600</text:p>
          </table:table-cell>
          <table:table-cell office:value-type="float" office:value="0.907781239145272" calcext:value-type="float">
            <text:p>0.9077812391</text:p>
          </table:table-cell>
          <table:table-cell office:value-type="float" office:value="0.000658761292599345" calcext:value-type="float">
            <text:p>0.0006587613</text:p>
          </table:table-cell>
          <table:table-cell office:value-type="float" office:value="1.19708358184606E-020" calcext:value-type="float">
            <text:p>1.19708358184606E-020</text:p>
          </table:table-cell>
        </table:table-row>
        <table:table-row table:style-name="ro1">
          <table:table-cell/>
          <table:table-cell office:value-type="float" office:value="11143.8069988089" calcext:value-type="float">
            <text:p>11143.8069988089</text:p>
          </table:table-cell>
          <table:table-cell office:value-type="float" office:value="0.850281366509" calcext:value-type="float">
            <text:p>0.8502813665</text:p>
          </table:table-cell>
          <table:table-cell office:value-type="float" office:value="0.000242740666528019" calcext:value-type="float">
            <text:p>0.0002427407</text:p>
          </table:table-cell>
          <table:table-cell office:value-type="float" office:value="4.80543421835237E-022" calcext:value-type="float">
            <text:p>4.80543421835237E-022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0.917252513822427" calcext:value-type="float">
            <text:p>0.9172525138</text:p>
          </table:table-cell>
          <table:table-cell office:value-type="float" office:value="0.000814773939390513" calcext:value-type="float">
            <text:p>0.0008147739</text:p>
          </table:table-cell>
          <table:table-cell office:value-type="float" office:value="2.36361293137113E-020" calcext:value-type="float">
            <text:p>2.36361293137113E-020</text:p>
          </table:table-cell>
        </table:table-row>
        <table:table-row table:style-name="ro1">
          <table:table-cell/>
          <table:table-cell office:value-type="float" office:value="11191.0808323542" calcext:value-type="float">
            <text:p>11191.0808323542</text:p>
          </table:table-cell>
          <table:table-cell office:value-type="float" office:value="0.857482282569277" calcext:value-type="float">
            <text:p>0.8574822826</text:p>
          </table:table-cell>
          <table:table-cell office:value-type="float" office:value="0.000269892401622647" calcext:value-type="float">
            <text:p>0.0002698924</text:p>
          </table:table-cell>
          <table:table-cell office:value-type="float" office:value="6.77360740933439E-022" calcext:value-type="float">
            <text:p>6.77360740933439E-022</text:p>
          </table:table-cell>
          <table:table-cell/>
          <table:table-cell office:value-type="float" office:value="11800" calcext:value-type="float">
            <text:p>11800</text:p>
          </table:table-cell>
          <table:table-cell office:value-type="float" office:value="0.925765780681729" calcext:value-type="float">
            <text:p>0.9257657807</text:p>
          </table:table-cell>
          <table:table-cell office:value-type="float" office:value="0.00100514873038796" calcext:value-type="float">
            <text:p>0.0010051487</text:p>
          </table:table-cell>
          <table:table-cell office:value-type="float" office:value="4.6231084800976E-020" calcext:value-type="float">
            <text:p>4.6231084800976E-020</text:p>
          </table:table-cell>
        </table:table-row>
        <table:table-row table:style-name="ro1">
          <table:table-cell/>
          <table:table-cell office:value-type="float" office:value="11239.1178467142" calcext:value-type="float">
            <text:p>11239.1178467142</text:p>
          </table:table-cell>
          <table:table-cell office:value-type="float" office:value="0.864488280661218" calcext:value-type="float">
            <text:p>0.8644882807</text:p>
          </table:table-cell>
          <table:table-cell office:value-type="float" office:value="0.000300435851684681" calcext:value-type="float">
            <text:p>0.0003004359</text:p>
          </table:table-cell>
          <table:table-cell office:value-type="float" office:value="9.57996024118585E-022" calcext:value-type="float">
            <text:p>9.57996024118585E-022</text:p>
          </table:table-cell>
          <table:table-cell/>
          <table:table-cell office:value-type="float" office:value="11900" calcext:value-type="float">
            <text:p>11900</text:p>
          </table:table-cell>
          <table:table-cell office:value-type="float" office:value="0.933403911285178" calcext:value-type="float">
            <text:p>0.9334039113</text:p>
          </table:table-cell>
          <table:table-cell office:value-type="float" office:value="0.0012367799651664" calcext:value-type="float">
            <text:p>0.00123678</text:p>
          </table:table-cell>
          <table:table-cell office:value-type="float" office:value="8.95813358161317E-020" calcext:value-type="float">
            <text:p>8.95813358161317E-020</text:p>
          </table:table-cell>
        </table:table-row>
        <table:table-row table:style-name="ro1">
          <table:table-cell/>
          <table:table-cell office:value-type="float" office:value="11287.9456153166" calcext:value-type="float">
            <text:p>11287.9456153166</text:p>
          </table:table-cell>
          <table:table-cell office:value-type="float" office:value="0.871295537360946" calcext:value-type="float">
            <text:p>0.8712955374</text:p>
          </table:table-cell>
          <table:table-cell office:value-type="float" office:value="0.000334840910047829" calcext:value-type="float">
            <text:p>0.0003348409</text:p>
          </table:table-cell>
          <table:table-cell office:value-type="float" office:value="1.35957965850855E-021" calcext:value-type="float">
            <text:p>1.35957965850855E-021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0.940246580003734" calcext:value-type="float">
            <text:p>0.94024658</text:p>
          </table:table-cell>
          <table:table-cell office:value-type="float" office:value="0.0015177838537459" calcext:value-type="float">
            <text:p>0.0015177839</text:p>
          </table:table-cell>
          <table:table-cell office:value-type="float" office:value="1.71968507313098E-019" calcext:value-type="float">
            <text:p>1.71968507313098E-019</text:p>
          </table:table-cell>
        </table:table-row>
        <table:table-row table:style-name="ro1">
          <table:table-cell/>
          <table:table-cell office:value-type="float" office:value="11337.5907939324" calcext:value-type="float">
            <text:p>11337.5907939324</text:p>
          </table:table-cell>
          <table:table-cell office:value-type="float" office:value="0.877900462714242" calcext:value-type="float">
            <text:p>0.8779004627</text:p>
          </table:table-cell>
          <table:table-cell office:value-type="float" office:value="0.000373647153040537" calcext:value-type="float">
            <text:p>0.0003736472</text:p>
          </table:table-cell>
          <table:table-cell office:value-type="float" office:value="1.93632358530687E-021" calcext:value-type="float">
            <text:p>1.93632358530687E-021</text:p>
          </table:table-cell>
          <table:table-cell/>
          <table:table-cell office:value-type="float" office:value="12100" calcext:value-type="float">
            <text:p>12100</text:p>
          </table:table-cell>
          <table:table-cell office:value-type="float" office:value="0.946369484178156" calcext:value-type="float">
            <text:p>0.9463694842</text:p>
          </table:table-cell>
          <table:table-cell office:value-type="float" office:value="0.00185768636573077" calcext:value-type="float">
            <text:p>0.0018576864</text:p>
          </table:table-cell>
          <table:table-cell office:value-type="float" office:value="3.27081406241311E-019" calcext:value-type="float">
            <text:p>3.27081406241311E-019</text:p>
          </table:table-cell>
        </table:table-row>
        <table:table-row table:style-name="ro1">
          <table:table-cell/>
          <table:table-cell office:value-type="float" office:value="11388.0787503248" calcext:value-type="float">
            <text:p>11388.0787503248</text:p>
          </table:table-cell>
          <table:table-cell office:value-type="float" office:value="0.88429976863477" calcext:value-type="float">
            <text:p>0.8842997686</text:p>
          </table:table-cell>
          <table:table-cell office:value-type="float" office:value="0.000417474431717411" calcext:value-type="float">
            <text:p>0.0004174744</text:p>
          </table:table-cell>
          <table:table-cell office:value-type="float" office:value="2.76765489982123E-021" calcext:value-type="float">
            <text:p>2.76765489982123E-021</text:p>
          </table:table-cell>
          <table:table-cell/>
          <table:table-cell office:value-type="float" office:value="12200" calcext:value-type="float">
            <text:p>12200</text:p>
          </table:table-cell>
          <table:table-cell office:value-type="float" office:value="0.951843570151569" calcext:value-type="float">
            <text:p>0.9518435702</text:p>
          </table:table-cell>
          <table:table-cell office:value-type="float" office:value="0.00226762821966236" calcext:value-type="float">
            <text:p>0.0022676282</text:p>
          </table:table-cell>
          <table:table-cell office:value-type="float" office:value="6.16410509149389E-019" calcext:value-type="float">
            <text:p>6.16410509149389E-019</text:p>
          </table:table-cell>
        </table:table-row>
        <table:table-row table:style-name="ro1">
          <table:table-cell/>
          <table:table-cell office:value-type="float" office:value="11439.433496235" calcext:value-type="float">
            <text:p>11439.433496235</text:p>
          </table:table-cell>
          <table:table-cell office:value-type="float" office:value="0.890490483310294" calcext:value-type="float">
            <text:p>0.8904904833</text:p>
          </table:table-cell>
          <table:table-cell office:value-type="float" office:value="0.000467034939045282" calcext:value-type="float">
            <text:p>0.0004670349</text:p>
          </table:table-cell>
          <table:table-cell office:value-type="float" office:value="3.97034135695898E-021" calcext:value-type="float">
            <text:p>3.97034135695898E-021</text:p>
          </table:table-cell>
          <table:table-cell/>
          <table:table-cell office:value-type="float" office:value="12300" calcext:value-type="float">
            <text:p>12300</text:p>
          </table:table-cell>
          <table:table-cell office:value-type="float" office:value="0.956734530377036" calcext:value-type="float">
            <text:p>0.9567345304</text:p>
          </table:table-cell>
          <table:table-cell office:value-type="float" office:value="0.00276058590580437" calcext:value-type="float">
            <text:p>0.0027605859</text:p>
          </table:table-cell>
          <table:table-cell office:value-type="float" office:value="1.15113023693281E-018" calcext:value-type="float">
            <text:p>1.15113023693281E-018</text:p>
          </table:table-cell>
        </table:table-row>
        <table:table-row table:style-name="ro1">
          <table:table-cell/>
          <table:table-cell office:value-type="float" office:value="11491.6772653939" calcext:value-type="float">
            <text:p>11491.6772653939</text:p>
          </table:table-cell>
          <table:table-cell office:value-type="float" office:value="0.896470026385413" calcext:value-type="float">
            <text:p>0.8964700264</text:p>
          </table:table-cell>
          <table:table-cell office:value-type="float" office:value="0.000523147096440783" calcext:value-type="float">
            <text:p>0.0005231471</text:p>
          </table:table-cell>
          <table:table-cell office:value-type="float" office:value="5.71661411730803E-021" calcext:value-type="float">
            <text:p>5.71661411730803E-021</text:p>
          </table:table-cell>
          <table:table-cell/>
          <table:table-cell office:value-type="float" office:value="12400" calcext:value-type="float">
            <text:p>12400</text:p>
          </table:table-cell>
          <table:table-cell office:value-type="float" office:value="0.961102834485705" calcext:value-type="float">
            <text:p>0.9611028345</text:p>
          </table:table-cell>
          <table:table-cell office:value-type="float" office:value="0.00335162743161736" calcext:value-type="float">
            <text:p>0.0033516274</text:p>
          </table:table-cell>
          <table:table-cell office:value-type="float" office:value="2.13037484093398E-018" calcext:value-type="float">
            <text:p>2.13037484093398E-018</text:p>
          </table:table-cell>
        </table:table-row>
        <table:table-row table:style-name="ro1">
          <table:table-cell/>
          <table:table-cell office:value-type="float" office:value="11544.8302953242" calcext:value-type="float">
            <text:p>11544.8302953242</text:p>
          </table:table-cell>
          <table:table-cell office:value-type="float" office:value="0.902236246977915" calcext:value-type="float">
            <text:p>0.902236247</text:p>
          </table:table-cell>
          <table:table-cell office:value-type="float" office:value="0.000586751353296145" calcext:value-type="float">
            <text:p>0.0005867514</text:p>
          </table:table-cell>
          <table:table-cell office:value-type="float" office:value="8.26132408036146E-021" calcext:value-type="float">
            <text:p>8.26132408036146E-021</text:p>
          </table:table-cell>
          <table:table-cell/>
          <table:table-cell office:value-type="float" office:value="12500" calcext:value-type="float">
            <text:p>12500</text:p>
          </table:table-cell>
          <table:table-cell office:value-type="float" office:value="0.965003677928602" calcext:value-type="float">
            <text:p>0.9650036779</text:p>
          </table:table-cell>
          <table:table-cell office:value-type="float" office:value="0.00405818188989443" calcext:value-type="float">
            <text:p>0.0040581819</text:p>
          </table:table-cell>
          <table:table-cell office:value-type="float" office:value="3.9075421409173E-018" calcext:value-type="float">
            <text:p>3.9075421409173E-018</text:p>
          </table:table-cell>
        </table:table-row>
        <table:table-row table:style-name="ro1">
          <table:table-cell/>
          <table:table-cell office:value-type="float" office:value="11598.910552222" calcext:value-type="float">
            <text:p>11598.910552222</text:p>
          </table:table-cell>
          <table:table-cell office:value-type="float" office:value="0.907787470004174" calcext:value-type="float">
            <text:p>0.90778747</text:p>
          </table:table-cell>
          <table:table-cell office:value-type="float" office:value="0.000658928186073831" calcext:value-type="float">
            <text:p>0.0006589282</text:p>
          </table:table-cell>
          <table:table-cell office:value-type="float" office:value="1.19827266335144E-020" calcext:value-type="float">
            <text:p>1.19827266335144E-020</text:p>
          </table:table-cell>
          <table:table-cell/>
          <table:table-cell office:value-type="float" office:value="12600" calcext:value-type="float">
            <text:p>12600</text:p>
          </table:table-cell>
          <table:table-cell office:value-type="float" office:value="0.968487091291344" calcext:value-type="float">
            <text:p>0.9684870913</text:p>
          </table:table-cell>
          <table:table-cell office:value-type="float" office:value="0.0049003249808249" calcext:value-type="float">
            <text:p>0.004900325</text:p>
          </table:table-cell>
          <table:table-cell office:value-type="float" office:value="7.10405665538655E-018" calcext:value-type="float">
            <text:p>7.10405665538655E-018</text:p>
          </table:table-cell>
        </table:table-row>
        <table:table-row table:style-name="ro1">
          <table:table-cell/>
          <table:table-cell office:value-type="float" office:value="11653.9334160654" calcext:value-type="float">
            <text:p>11653.9334160654</text:p>
          </table:table-cell>
          <table:table-cell office:value-type="float" office:value="0.913122547522346" calcext:value-type="float">
            <text:p>0.9131225475</text:p>
          </table:table-cell>
          <table:table-cell office:value-type="float" office:value="0.000740918573597643" calcext:value-type="float">
            <text:p>0.0007409186</text:p>
          </table:table-cell>
          <table:table-cell office:value-type="float" office:value="1.74438603785839E-020" calcext:value-type="float">
            <text:p>1.74438603785839E-020</text:p>
          </table:table-cell>
          <table:table-cell/>
          <table:table-cell office:value-type="float" office:value="12700" calcext:value-type="float">
            <text:p>12700</text:p>
          </table:table-cell>
          <table:table-cell office:value-type="float" office:value="0.971598309688088" calcext:value-type="float">
            <text:p>0.9715983097</text:p>
          </table:table-cell>
          <table:table-cell office:value-type="float" office:value="0.00590110512868075" calcext:value-type="float">
            <text:p>0.0059011051</text:p>
          </table:table-cell>
          <table:table-cell office:value-type="float" office:value="1.28028257299336E-017" calcext:value-type="float">
            <text:p>1.28028257299336E-017</text:p>
          </table:table-cell>
        </table:table-row>
        <table:table-row table:style-name="ro1">
          <table:table-cell/>
          <table:table-cell office:value-type="float" office:value="11709.9115482867" calcext:value-type="float">
            <text:p>11709.9115482867</text:p>
          </table:table-cell>
          <table:table-cell office:value-type="float" office:value="0.918240876333431" calcext:value-type="float">
            <text:p>0.9182408763</text:p>
          </table:table-cell>
          <table:table-cell office:value-type="float" office:value="0.000834147029016539" calcext:value-type="float">
            <text:p>0.000834147</text:p>
          </table:table-cell>
          <table:table-cell office:value-type="float" office:value="2.54850859937827E-020" calcext:value-type="float">
            <text:p>2.54850859937827E-020</text:p>
          </table:table-cell>
          <table:table-cell/>
          <table:table-cell office:value-type="float" office:value="12800" calcext:value-type="float">
            <text:p>12800</text:p>
          </table:table-cell>
          <table:table-cell office:value-type="float" office:value="0.974377946002964" calcext:value-type="float">
            <text:p>0.974377946</text:p>
          </table:table-cell>
          <table:table-cell office:value-type="float" office:value="0.00708685346734586" calcext:value-type="float">
            <text:p>0.0070868535</text:p>
          </table:table-cell>
          <table:table-cell office:value-type="float" office:value="2.28739914621881E-017" calcext:value-type="float">
            <text:p>2.28739914621881E-017</text:p>
          </table:table-cell>
        </table:table-row>
        <table:table-row table:style-name="ro1">
          <table:table-cell/>
          <table:table-cell office:value-type="float" office:value="11766.8544717761" calcext:value-type="float">
            <text:p>11766.8544717761</text:p>
          </table:table-cell>
          <table:table-cell office:value-type="float" office:value="0.923142463296468" calcext:value-type="float">
            <text:p>0.9231424633</text:p>
          </table:table-cell>
          <table:table-cell office:value-type="float" office:value="0.000940247852186745" calcext:value-type="float">
            <text:p>0.0009402479</text:p>
          </table:table-cell>
          <table:table-cell office:value-type="float" office:value="3.73638162549469E-020" calcext:value-type="float">
            <text:p>3.73638162549469E-020</text:p>
          </table:table-cell>
          <table:table-cell/>
          <table:table-cell office:value-type="float" office:value="12900" calcext:value-type="float">
            <text:p>12900</text:p>
          </table:table-cell>
          <table:table-cell office:value-type="float" office:value="0.97686244279302" calcext:value-type="float">
            <text:p>0.9768624428</text:p>
          </table:table-cell>
          <table:table-cell office:value-type="float" office:value="0.00848754485767895" calcext:value-type="float">
            <text:p>0.0084875449</text:p>
          </table:table-cell>
          <table:table-cell office:value-type="float" office:value="4.05187582510912E-017" calcext:value-type="float">
            <text:p>4.05187582510912E-017</text:p>
          </table:table-cell>
        </table:table-row>
        <table:table-row table:style-name="ro1">
          <table:table-cell/>
          <table:table-cell office:value-type="float" office:value="11824.7685333319" calcext:value-type="float">
            <text:p>11824.7685333319</text:p>
          </table:table-cell>
          <table:table-cell office:value-type="float" office:value="0.927827922061056" calcext:value-type="float">
            <text:p>0.9278279221</text:p>
          </table:table-cell>
          <table:table-cell office:value-type="float" office:value="0.00106109428012023" calcext:value-type="float">
            <text:p>0.0010610943</text:p>
          </table:table-cell>
          <table:table-cell office:value-type="float" office:value="5.49657652331431E-020" calcext:value-type="float">
            <text:p>5.49657652331431E-020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0.979084314405853" calcext:value-type="float">
            <text:p>0.9790843144</text:p>
          </table:table-cell>
          <table:table-cell office:value-type="float" office:value="0.010137114538117" calcext:value-type="float">
            <text:p>0.0101371145</text:p>
          </table:table-cell>
          <table:table-cell office:value-type="float" office:value="7.11683595160706E-017" calcext:value-type="float">
            <text:p>7.11683595160706E-017</text:p>
          </table:table-cell>
        </table:table-row>
        <table:table-row table:style-name="ro1">
          <table:table-cell/>
          <table:table-cell office:value-type="float" office:value="11883.6564932168" calcext:value-type="float">
            <text:p>11883.6564932168</text:p>
          </table:table-cell>
          <table:table-cell office:value-type="float" office:value="0.93229853184913" calcext:value-type="float">
            <text:p>0.9322985318</text:p>
          </table:table-cell>
          <table:table-cell office:value-type="float" office:value="0.00119883167424168" calcext:value-type="float">
            <text:p>0.0011988317</text:p>
          </table:table-cell>
          <table:table-cell office:value-type="float" office:value="8.11246313651219E-020" calcext:value-type="float">
            <text:p>8.11246313651219E-020</text:p>
          </table:table-cell>
          <table:table-cell/>
          <table:table-cell office:value-type="float" office:value="13100" calcext:value-type="float">
            <text:p>13100</text:p>
          </table:table-cell>
          <table:table-cell office:value-type="float" office:value="0.98107258468426" calcext:value-type="float">
            <text:p>0.9810725847</text:p>
          </table:table-cell>
          <table:table-cell office:value-type="float" office:value="0.0120738227621314" calcext:value-type="float">
            <text:p>0.0120738228</text:p>
          </table:table-cell>
          <table:table-cell office:value-type="float" office:value="1.2395753837609E-016" calcext:value-type="float">
            <text:p>1.2395753837609E-016</text:p>
          </table:table-cell>
        </table:table-row>
        <table:table-row table:style-name="ro1">
          <table:table-cell/>
          <table:table-cell office:value-type="float" office:value="11943.5175665685" calcext:value-type="float">
            <text:p>11943.5175665685</text:p>
          </table:table-cell>
          <table:table-cell office:value-type="float" office:value="0.936556215904972" calcext:value-type="float">
            <text:p>0.9365562159</text:p>
          </table:table-cell>
          <table:table-cell office:value-type="float" office:value="0.00135591395013508" calcext:value-type="float">
            <text:p>0.001355914</text:p>
          </table:table-cell>
          <table:table-cell office:value-type="float" office:value="1.20106155639919E-019" calcext:value-type="float">
            <text:p>1.20106155639919E-019</text:p>
          </table:table-cell>
          <table:table-cell/>
          <table:table-cell office:value-type="float" office:value="13200" calcext:value-type="float">
            <text:p>13200</text:p>
          </table:table-cell>
          <table:table-cell office:value-type="float" office:value="0.982853072312026" calcext:value-type="float">
            <text:p>0.9828530723</text:p>
          </table:table-cell>
          <table:table-cell office:value-type="float" office:value="0.0143405589935171" calcext:value-type="float">
            <text:p>0.014340559</text:p>
          </table:table-cell>
          <table:table-cell office:value-type="float" office:value="2.14116521826071E-016" calcext:value-type="float">
            <text:p>2.14116521826071E-016</text:p>
          </table:table-cell>
        </table:table-row>
        <table:table-row table:style-name="ro1">
          <table:table-cell/>
          <table:table-cell office:value-type="float" office:value="12004.3472138617" calcext:value-type="float">
            <text:p>12004.3472138617</text:p>
          </table:table-cell>
          <table:table-cell office:value-type="float" office:value="0.94060356093821" calcext:value-type="float">
            <text:p>0.9406035609</text:p>
          </table:table-cell>
          <table:table-cell office:value-type="float" office:value="0.00153514450984405" calcext:value-type="float">
            <text:p>0.0015351445</text:p>
          </table:table-cell>
          <table:table-cell office:value-type="float" office:value="1.78341309638187E-019" calcext:value-type="float">
            <text:p>1.78341309638187E-019</text:p>
          </table:table-cell>
          <table:table-cell/>
          <table:table-cell office:value-type="float" office:value="13300" calcext:value-type="float">
            <text:p>13300</text:p>
          </table:table-cell>
          <table:table-cell office:value-type="float" office:value="0.984448701535617" calcext:value-type="float">
            <text:p>0.9844487015</text:p>
          </table:table-cell>
          <table:table-cell office:value-type="float" office:value="0.0169851066543145" calcext:value-type="float">
            <text:p>0.0169851067</text:p>
          </table:table-cell>
          <table:table-cell office:value-type="float" office:value="3.66818390827696E-016" calcext:value-type="float">
            <text:p>3.66818390827696E-016</text:p>
          </table:table-cell>
        </table:table-row>
        <table:table-row table:style-name="ro1">
          <table:table-cell/>
          <table:table-cell office:value-type="float" office:value="12066.1370811575" calcext:value-type="float">
            <text:p>12066.1370811575</text:p>
          </table:table-cell>
          <table:table-cell office:value-type="float" office:value="0.944443808564328" calcext:value-type="float">
            <text:p>0.9444438086</text:p>
          </table:table-cell>
          <table:table-cell office:value-type="float" office:value="0.00173972140677104" calcext:value-type="float">
            <text:p>0.0017397214</text:p>
          </table:table-cell>
          <table:table-cell office:value-type="float" office:value="2.65536774516445E-019" calcext:value-type="float">
            <text:p>2.65536774516445E-019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0.98587984758758" calcext:value-type="float">
            <text:p>0.9858798476</text:p>
          </table:table-cell>
          <table:table-cell office:value-type="float" office:value="0.0200604039848689" calcext:value-type="float">
            <text:p>0.020060404</text:p>
          </table:table-cell>
          <table:table-cell office:value-type="float" office:value="6.23313261945272E-016" calcext:value-type="float">
            <text:p>6.23313261945272E-016</text:p>
          </table:table-cell>
        </table:table-row>
        <table:table-row table:style-name="ro1">
          <table:table-cell/>
          <table:table-cell office:value-type="float" office:value="12128.8750353432" calcext:value-type="float">
            <text:p>12128.8750353432</text:p>
          </table:table-cell>
          <table:table-cell office:value-type="float" office:value="0.948080828626344" calcext:value-type="float">
            <text:p>0.9480808286</text:p>
          </table:table-cell>
          <table:table-cell office:value-type="float" office:value="0.0019732868592854" calcext:value-type="float">
            <text:p>0.0019732869</text:p>
          </table:table-cell>
          <table:table-cell office:value-type="float" office:value="3.96356155158769E-019" calcext:value-type="float">
            <text:p>3.96356155158769E-019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float" office:value="0.987164574202929" calcext:value-type="float">
            <text:p>0.9871645742</text:p>
          </table:table-cell>
          <table:table-cell office:value-type="float" office:value="0.0236246568812099" calcext:value-type="float">
            <text:p>0.0236246569</text:p>
          </table:table-cell>
          <table:table-cell office:value-type="float" office:value="1.05061250795841E-015" calcext:value-type="float">
            <text:p>1.05061250795841E-015</text:p>
          </table:table-cell>
        </table:table-row>
        <table:table-row table:style-name="ro1">
          <table:table-cell/>
          <table:table-cell office:value-type="float" office:value="12192.5451242397" calcext:value-type="float">
            <text:p>12192.5451242397</text:p>
          </table:table-cell>
          <table:table-cell office:value-type="float" office:value="0.951519103539584" calcext:value-type="float">
            <text:p>0.9515191035</text:p>
          </table:table-cell>
          <table:table-cell office:value-type="float" office:value="0.00223998199145824" calcext:value-type="float">
            <text:p>0.002239982</text:p>
          </table:table-cell>
          <table:table-cell office:value-type="float" office:value="5.92963489194926E-019" calcext:value-type="float">
            <text:p>5.92963489194926E-019</text:p>
          </table:table-cell>
          <table:table-cell/>
          <table:table-cell office:value-type="float" office:value="13600" calcext:value-type="float">
            <text:p>13600</text:p>
          </table:table-cell>
          <table:table-cell office:value-type="float" office:value="0.98831889914452" calcext:value-type="float">
            <text:p>0.9883188991</text:p>
          </table:table-cell>
          <table:table-cell office:value-type="float" office:value="0.0277413770625087" calcext:value-type="float">
            <text:p>0.0277413771</text:p>
          </table:table-cell>
          <table:table-cell office:value-type="float" office:value="1.75663898412474E-015" calcext:value-type="float">
            <text:p>1.75663898412474E-015</text:p>
          </table:table-cell>
        </table:table-row>
        <table:table-row table:style-name="ro1">
          <table:table-cell/>
          <table:table-cell office:value-type="float" office:value="12257.1277568099" calcext:value-type="float">
            <text:p>12257.1277568099</text:p>
          </table:table-cell>
          <table:table-cell office:value-type="float" office:value="0.954763673919672" calcext:value-type="float">
            <text:p>0.9547636739</text:p>
          </table:table-cell>
          <table:table-cell office:value-type="float" office:value="0.00254450567359638" calcext:value-type="float">
            <text:p>0.0025445057</text:p>
          </table:table-cell>
          <table:table-cell office:value-type="float" office:value="8.88866760938842E-019" calcext:value-type="float">
            <text:p>8.88866760938842E-019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0.989357022992848" calcext:value-type="float">
            <text:p>0.989357023</text:p>
          </table:table-cell>
          <table:table-cell office:value-type="float" office:value="0.0324792656233301" calcext:value-type="float">
            <text:p>0.0324792656</text:p>
          </table:table-cell>
          <table:table-cell office:value-type="float" office:value="2.91370125745509E-015" calcext:value-type="float">
            <text:p>2.91370125745509E-015</text:p>
          </table:table-cell>
        </table:table-row>
        <table:table-row table:style-name="ro1">
          <table:table-cell/>
          <table:table-cell office:value-type="float" office:value="12322.5997901777" calcext:value-type="float">
            <text:p>12322.5997901777</text:p>
          </table:table-cell>
          <table:table-cell office:value-type="float" office:value="0.957820099000864" calcext:value-type="float">
            <text:p>0.957820099</text:p>
          </table:table-cell>
          <table:table-cell office:value-type="float" office:value="0.00289217879197678" calcext:value-type="float">
            <text:p>0.0028921788</text:p>
          </table:table-cell>
          <table:table-cell office:value-type="float" office:value="1.33471763755659E-018" calcext:value-type="float">
            <text:p>1.33471763755659E-018</text:p>
          </table:table-cell>
          <table:table-cell/>
          <table:table-cell office:value-type="float" office:value="13800" calcext:value-type="float">
            <text:p>13800</text:p>
          </table:table-cell>
          <table:table-cell office:value-type="float" office:value="0.99029152920018" calcext:value-type="float">
            <text:p>0.9902915292</text:p>
          </table:table-cell>
          <table:table-cell office:value-type="float" office:value="0.0379118898615906" calcext:value-type="float">
            <text:p>0.0379118899</text:p>
          </table:table-cell>
          <table:table-cell office:value-type="float" office:value="4.79450956561461E-015" calcext:value-type="float">
            <text:p>4.79450956561461E-015</text:p>
          </table:table-cell>
        </table:table-row>
        <table:table-row table:style-name="ro1">
          <table:table-cell/>
          <table:table-cell office:value-type="float" office:value="12388.9346601746" calcext:value-type="float">
            <text:p>12388.9346601746</text:p>
          </table:table-cell>
          <table:table-cell office:value-type="float" office:value="0.960694408837912" calcext:value-type="float">
            <text:p>0.9606944088</text:p>
          </table:table-cell>
          <table:table-cell office:value-type="float" office:value="0.00328901370175217" calcext:value-type="float">
            <text:p>0.0032890137</text:p>
          </table:table-cell>
          <table:table-cell office:value-type="float" office:value="2.00704731526362E-018" calcext:value-type="float">
            <text:p>2.00704731526362E-018</text:p>
          </table:table-cell>
          <table:table-cell/>
          <table:table-cell office:value-type="float" office:value="13900" calcext:value-type="float">
            <text:p>13900</text:p>
          </table:table-cell>
          <table:table-cell office:value-type="float" office:value="0.991133577272142" calcext:value-type="float">
            <text:p>0.9911335773</text:p>
          </table:table-cell>
          <table:table-cell office:value-type="float" office:value="0.0441171697181097" calcext:value-type="float">
            <text:p>0.0441171697</text:p>
          </table:table-cell>
          <table:table-cell office:value-type="float" office:value="7.82690311950175E-015" calcext:value-type="float">
            <text:p>7.82690311950175E-015</text:p>
          </table:table-cell>
        </table:table-row>
        <table:table-row table:style-name="ro1">
          <table:table-cell/>
          <table:table-cell office:value-type="float" office:value="12456.1026882672" calcext:value-type="float">
            <text:p>12456.1026882672</text:p>
          </table:table-cell>
          <table:table-cell office:value-type="float" office:value="0.963393026791507" calcext:value-type="float">
            <text:p>0.9633930268</text:p>
          </table:table-cell>
          <table:table-cell office:value-type="float" office:value="0.00374178700545073" calcext:value-type="float">
            <text:p>0.003741787</text:p>
          </table:table-cell>
          <table:table-cell office:value-type="float" office:value="3.02139468591469E-018" calcext:value-type="float">
            <text:p>3.02139468591469E-018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0.991893061643335" calcext:value-type="float">
            <text:p>0.9918930616</text:p>
          </table:table-cell>
          <table:table-cell office:value-type="float" office:value="0.0511765552420455" calcext:value-type="float">
            <text:p>0.0511765552</text:p>
          </table:table-cell>
          <table:table-cell office:value-type="float" office:value="0.0000000000000126761567495845" calcext:value-type="float">
            <text:p>1.26761567495845E-014</text:p>
          </table:table-cell>
        </table:table-row>
        <table:table-row table:style-name="ro1">
          <table:table-cell/>
          <table:table-cell office:value-type="float" office:value="12524.0713024857" calcext:value-type="float">
            <text:p>12524.0713024857</text:p>
          </table:table-cell>
          <table:table-cell office:value-type="float" office:value="0.965922706655816" calcext:value-type="float">
            <text:p>0.9659227067</text:p>
          </table:table-cell>
          <table:table-cell office:value-type="float" office:value="0.00425811712862605" calcext:value-type="float">
            <text:p>0.0042581171</text:p>
          </table:table-cell>
          <table:table-cell office:value-type="float" office:value="4.5519857568076E-018" calcext:value-type="float">
            <text:p>4.5519857568076E-018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0.99257876016747" calcext:value-type="float">
            <text:p>0.9925787602</text:p>
          </table:table-cell>
          <table:table-cell office:value-type="float" office:value="0.0591739132704909" calcext:value-type="float">
            <text:p>0.0591739133</text:p>
          </table:table-cell>
          <table:table-cell office:value-type="float" office:value="0.0000000000000203675104951267" calcext:value-type="float">
            <text:p>2.03675104951267E-014</text:p>
          </table:table-cell>
        </table:table-row>
        <table:table-row table:style-name="ro1">
          <table:table-cell/>
          <table:table-cell office:value-type="float" office:value="12592.8052317362" calcext:value-type="float">
            <text:p>12592.8052317362</text:p>
          </table:table-cell>
          <table:table-cell office:value-type="float" office:value="0.968290474461105" calcext:value-type="float">
            <text:p>0.9682904745</text:p>
          </table:table-cell>
          <table:table-cell office:value-type="float" office:value="0.00484654662058944" calcext:value-type="float">
            <text:p>0.0048465466</text:p>
          </table:table-cell>
          <table:table-cell office:value-type="float" office:value="6.86114941054564E-018" calcext:value-type="float">
            <text:p>6.86114941054564E-018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0.993198464288713" calcext:value-type="float">
            <text:p>0.9931984643</text:p>
          </table:table-cell>
          <table:table-cell office:value-type="float" office:value="0.0681940664835291" calcext:value-type="float">
            <text:p>0.0681940665</text:p>
          </table:table-cell>
          <table:table-cell office:value-type="float" office:value="0.0000000000000324666601857479" calcext:value-type="float">
            <text:p>3.24666601857479E-014</text:p>
          </table:table-cell>
        </table:table-row>
        <table:table-row table:style-name="ro1">
          <table:table-cell/>
          <table:table-cell office:value-type="float" office:value="12662.266846546" calcext:value-type="float">
            <text:p>12662.266846546</text:p>
          </table:table-cell>
          <table:table-cell office:value-type="float" office:value="0.970503547023475" calcext:value-type="float">
            <text:p>0.970503547</text:p>
          </table:table-cell>
          <table:table-cell office:value-type="float" office:value="0.00551662526537447" calcext:value-type="float">
            <text:p>0.0055166253</text:p>
          </table:table-cell>
          <table:table-cell office:value-type="float" office:value="1.03431368968965E-017" calcext:value-type="float">
            <text:p>1.03431368968965E-017</text:p>
          </table:table-cell>
          <table:table-cell/>
          <table:table-cell office:value-type="float" office:value="14300" calcext:value-type="float">
            <text:p>14300</text:p>
          </table:table-cell>
          <table:table-cell office:value-type="float" office:value="0.993759094731884" calcext:value-type="float">
            <text:p>0.9937590947</text:p>
          </table:table-cell>
          <table:table-cell office:value-type="float" office:value="0.0783209730326998" calcext:value-type="float">
            <text:p>0.078320973</text:p>
          </table:table-cell>
          <table:table-cell office:value-type="float" office:value="0.0000000000000513427859658133" calcext:value-type="float">
            <text:p>5.13427859658133E-014</text:p>
          </table:table-cell>
        </table:table-row>
        <table:table-row table:style-name="ro1">
          <table:table-cell/>
          <table:table-cell office:value-type="float" office:value="12732.4163992274" calcext:value-type="float">
            <text:p>12732.4163992274</text:p>
          </table:table-cell>
          <table:table-cell office:value-type="float" office:value="0.972569268296695" calcext:value-type="float">
            <text:p>0.9725692683</text:p>
          </table:table-cell>
          <table:table-cell office:value-type="float" office:value="0.00627899627832753" calcext:value-type="float">
            <text:p>0.0062789963</text:p>
          </table:table-cell>
          <table:table-cell office:value-type="float" office:value="1.55891669248549E-017" calcext:value-type="float">
            <text:p>1.55891669248549E-017</text:p>
          </table:table-cell>
          <table:table-cell/>
          <table:table-cell office:value-type="float" office:value="14400" calcext:value-type="float">
            <text:p>14400</text:p>
          </table:table-cell>
          <table:table-cell office:value-type="float" office:value="0.994266802318701" calcext:value-type="float">
            <text:p>0.9942668023</text:p>
          </table:table-cell>
          <table:table-cell office:value-type="float" office:value="0.0896355241658202" calcext:value-type="float">
            <text:p>0.0896355242</text:p>
          </table:table-cell>
          <table:table-cell office:value-type="float" office:value="0.0000000000000805476454654904" calcext:value-type="float">
            <text:p>8.05476454654904E-014</text:p>
          </table:table-cell>
        </table:table-row>
        <table:table-row table:style-name="ro1">
          <table:table-cell/>
          <table:table-cell office:value-type="float" office:value="12803.2123105706" calcext:value-type="float">
            <text:p>12803.2123105706</text:p>
          </table:table-cell>
          <table:table-cell office:value-type="float" office:value="0.974495039682006" calcext:value-type="float">
            <text:p>0.9744950397</text:p>
          </table:table-cell>
          <table:table-cell office:value-type="float" office:value="0.00714548156344314" calcext:value-type="float">
            <text:p>0.0071454816</text:p>
          </table:table-cell>
          <table:table-cell office:value-type="float" office:value="2.34835852004838E-017" calcext:value-type="float">
            <text:p>2.34835852004838E-017</text:p>
          </table:table-cell>
          <table:table-cell/>
          <table:table-cell office:value-type="float" office:value="14500" calcext:value-type="float">
            <text:p>14500</text:p>
          </table:table-cell>
          <table:table-cell office:value-type="float" office:value="0.994727058399034" calcext:value-type="float">
            <text:p>0.9947270584</text:p>
          </table:table-cell>
          <table:table-cell office:value-type="float" office:value="0.102213005904712" calcext:value-type="float">
            <text:p>0.1022130059</text:p>
          </table:table-cell>
          <table:table-cell office:value-type="float" office:value="0.000000000000125355881472339" calcext:value-type="float">
            <text:p>1.25355881472339E-013</text:p>
          </table:table-cell>
        </table:table-row>
        <table:table-row table:style-name="ro1">
          <table:table-cell/>
          <table:table-cell office:value-type="float" office:value="12874.6114136184" calcext:value-type="float">
            <text:p>12874.6114136184</text:p>
          </table:table-cell>
          <table:table-cell office:value-type="float" office:value="0.976288259186253" calcext:value-type="float">
            <text:p>0.9762882592</text:p>
          </table:table-cell>
          <table:table-cell office:value-type="float" office:value="0.00812916578835214" calcext:value-type="float">
            <text:p>0.0081291658</text:p>
          </table:table-cell>
          <table:table-cell office:value-type="float" office:value="3.53454079611711E-017" calcext:value-type="float">
            <text:p>3.53454079611711E-017</text:p>
          </table:table-cell>
          <table:table-cell/>
          <table:table-cell office:value-type="float" office:value="14600" calcext:value-type="float">
            <text:p>14600</text:p>
          </table:table-cell>
          <table:table-cell office:value-type="float" office:value="0.995144733993705" calcext:value-type="float">
            <text:p>0.995144734</text:p>
          </table:table-cell>
          <table:table-cell office:value-type="float" office:value="0.116120258575652" calcext:value-type="float">
            <text:p>0.1161202586</text:p>
          </table:table-cell>
          <table:table-cell office:value-type="float" office:value="0.000000000000193526355130797" calcext:value-type="float">
            <text:p>1.93526355130797E-013</text:p>
          </table:table-cell>
        </table:table-row>
        <table:table-row table:style-name="ro1">
          <table:table-cell/>
          <table:table-cell office:value-type="float" office:value="12946.5691904233" calcext:value-type="float">
            <text:p>12946.5691904233</text:p>
          </table:table-cell>
          <table:table-cell office:value-type="float" office:value="0.977956263873946" calcext:value-type="float">
            <text:p>0.9779562639</text:p>
          </table:table-cell>
          <table:table-cell office:value-type="float" office:value="0.00924447607049584" calcext:value-type="float">
            <text:p>0.0092444761</text:p>
          </table:table-cell>
          <table:table-cell office:value-type="float" office:value="5.31356834191503E-017" calcext:value-type="float">
            <text:p>5.31356834191503E-017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0.995524169437367" calcext:value-type="float">
            <text:p>0.9955241694</text:p>
          </table:table-cell>
          <table:table-cell office:value-type="float" office:value="0.131412621198013" calcext:value-type="float">
            <text:p>0.1314126212</text:p>
          </table:table-cell>
          <table:table-cell office:value-type="float" office:value="0.000000000000296362609689947" calcext:value-type="float">
            <text:p>2.96362609689947E-013</text:p>
          </table:table-cell>
        </table:table-row>
        <table:table-row table:style-name="ro1">
          <table:table-cell/>
          <table:table-cell office:value-type="float" office:value="13019.0399734707" calcext:value-type="float">
            <text:p>13019.0399734707</text:p>
          </table:table-cell>
          <table:table-cell office:value-type="float" office:value="0.979506280380046" calcext:value-type="float">
            <text:p>0.9795062804</text:p>
          </table:table-cell>
          <table:table-cell office:value-type="float" office:value="0.0105072556081629" calcext:value-type="float">
            <text:p>0.0105072556</text:p>
          </table:table-cell>
          <table:table-cell office:value-type="float" office:value="7.97597475842155E-017" calcext:value-type="float">
            <text:p>7.97597475842155E-017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0.995869236161296" calcext:value-type="float">
            <text:p>0.9958692362</text:p>
          </table:table-cell>
          <table:table-cell office:value-type="float" office:value="0.148130796982461" calcext:value-type="float">
            <text:p>0.148130797</text:p>
          </table:table-cell>
          <table:table-cell office:value-type="float" office:value="0.000000000000450173027239844" calcext:value-type="float">
            <text:p>4.50173027239844E-013</text:p>
          </table:table-cell>
        </table:table-row>
        <table:table-row table:style-name="ro1">
          <table:table-cell/>
          <table:table-cell office:value-type="float" office:value="13091.9771763203" calcext:value-type="float">
            <text:p>13091.9771763203</text:p>
          </table:table-cell>
          <table:table-cell office:value-type="float" office:value="0.980945373865746" calcext:value-type="float">
            <text:p>0.9809453739</text:p>
          </table:table-cell>
          <table:table-cell office:value-type="float" office:value="0.0119348236471555" calcext:value-type="float">
            <text:p>0.0119348236</text:p>
          </table:table-cell>
          <table:table-cell office:value-type="float" office:value="1.19505349782226E-016" calcext:value-type="float">
            <text:p>1.19505349782226E-016</text:p>
          </table:table-cell>
          <table:table-cell/>
          <table:table-cell office:value-type="float" office:value="14900" calcext:value-type="float">
            <text:p>14900</text:p>
          </table:table-cell>
          <table:table-cell office:value-type="float" office:value="0.996183388686814" calcext:value-type="float">
            <text:p>0.9961833887</text:p>
          </table:table-cell>
          <table:table-cell office:value-type="float" office:value="0.166297709739979" calcext:value-type="float">
            <text:p>0.1662977097</text:p>
          </table:table-cell>
          <table:table-cell office:value-type="float" office:value="0.000000000000678257506084648" calcext:value-type="float">
            <text:p>6.78257506084648E-013</text:p>
          </table:table-cell>
        </table:table-row>
        <table:table-row table:style-name="ro1">
          <table:table-cell/>
          <table:table-cell office:value-type="float" office:value="13165.3334266187" calcext:value-type="float">
            <text:p>13165.3334266187</text:p>
          </table:table-cell>
          <table:table-cell office:value-type="float" office:value="0.982280415362954" calcext:value-type="float">
            <text:p>0.9822804154</text:p>
          </table:table-cell>
          <table:table-cell office:value-type="float" office:value="0.0135460254837568" calcext:value-type="float">
            <text:p>0.0135460255</text:p>
          </table:table-cell>
          <table:table-cell office:value-type="float" office:value="1.78674142491242E-016" calcext:value-type="float">
            <text:p>1.78674142491242E-016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0.996469714189954" calcext:value-type="float">
            <text:p>0.9964697142</text:p>
          </table:table-cell>
          <table:table-cell office:value-type="float" office:value="0.185915712243343" calcext:value-type="float">
            <text:p>0.1859157122</text:p>
          </table:table-cell>
          <table:table-cell office:value-type="float" office:value="0.00000000000101358069378931" calcext:value-type="float">
            <text:p>1.01358069378931E-012</text:p>
          </table:table-cell>
        </table:table-row>
        <table:table-row table:style-name="ro1">
          <table:table-cell/>
          <table:table-cell office:value-type="float" office:value="13239.0607326485" calcext:value-type="float">
            <text:p>13239.0607326485</text:p>
          </table:table-cell>
          <table:table-cell office:value-type="float" office:value="0.983518047533897" calcext:value-type="float">
            <text:p>0.9835180475</text:p>
          </table:table-cell>
          <table:table-cell office:value-type="float" office:value="0.0153612606599713" calcext:value-type="float">
            <text:p>0.0153612607</text:p>
          </table:table-cell>
          <table:table-cell office:value-type="float" office:value="2.66486153547029E-016" calcext:value-type="float">
            <text:p>2.66486153547029E-016</text:p>
          </table:table-cell>
          <table:table-cell/>
          <table:table-cell office:value-type="float" office:value="15100" calcext:value-type="float">
            <text:p>15100</text:p>
          </table:table-cell>
          <table:table-cell office:value-type="float" office:value="0.996730972410242" calcext:value-type="float">
            <text:p>0.9967309724</text:p>
          </table:table-cell>
          <table:table-cell office:value-type="float" office:value="0.206964123774423" calcext:value-type="float">
            <text:p>0.2069641238</text:p>
          </table:table-cell>
          <table:table-cell office:value-type="float" office:value="0.00000000000150232664227351" calcext:value-type="float">
            <text:p>1.50232664227351E-012</text:p>
          </table:table-cell>
        </table:table-row>
        <table:table-row table:style-name="ro1">
          <table:table-cell/>
          <table:table-cell office:value-type="float" office:value="13313.110623416" calcext:value-type="float">
            <text:p>13313.110623416</text:p>
          </table:table-cell>
          <table:table-cell office:value-type="float" office:value="0.984664658681672" calcext:value-type="float">
            <text:p>0.9846646587</text:p>
          </table:table-cell>
          <table:table-cell office:value-type="float" office:value="0.0174024873254184" calcext:value-type="float">
            <text:p>0.0174024873</text:p>
          </table:table-cell>
          <table:table-cell office:value-type="float" office:value="3.96366795701183E-016" calcext:value-type="float">
            <text:p>3.96366795701183E-016</text:p>
          </table:table-cell>
          <table:table-cell/>
          <table:table-cell office:value-type="float" office:value="15200" calcext:value-type="float">
            <text:p>15200</text:p>
          </table:table-cell>
          <table:table-cell office:value-type="float" office:value="0.996969631739929" calcext:value-type="float">
            <text:p>0.9969696317</text:p>
          </table:table-cell>
          <table:table-cell office:value-type="float" office:value="0.229397412955099" calcext:value-type="float">
            <text:p>0.229397413</text:p>
          </table:table-cell>
          <table:table-cell office:value-type="float" office:value="0.00000000000220857360421643" calcext:value-type="float">
            <text:p>2.20857360421643E-012</text:p>
          </table:table-cell>
        </table:table-row>
        <table:table-row table:style-name="ro1">
          <table:table-cell/>
          <table:table-cell office:value-type="float" office:value="13387.4342651621" calcext:value-type="float">
            <text:p>13387.4342651621</text:p>
          </table:table-cell>
          <table:table-cell office:value-type="float" office:value="0.985726364824398" calcext:value-type="float">
            <text:p>0.9857263648</text:p>
          </table:table-cell>
          <table:table-cell office:value-type="float" office:value="0.0196931988415347" calcext:value-type="float">
            <text:p>0.0196931988</text:p>
          </table:table-cell>
          <table:table-cell office:value-type="float" office:value="5.87765608178022E-016" calcext:value-type="float">
            <text:p>5.87765608178022E-016</text:p>
          </table:table-cell>
          <table:table-cell/>
          <table:table-cell office:value-type="float" office:value="15300" calcext:value-type="float">
            <text:p>15300</text:p>
          </table:table-cell>
          <table:table-cell office:value-type="float" office:value="0.997187902676289" calcext:value-type="float">
            <text:p>0.9971879027</text:p>
          </table:table-cell>
          <table:table-cell office:value-type="float" office:value="0.253144296225439" calcext:value-type="float">
            <text:p>0.2531442962</text:p>
          </table:table-cell>
          <table:table-cell office:value-type="float" office:value="0.00000000000322037877682439" calcext:value-type="float">
            <text:p>3.22037877682439E-012</text:p>
          </table:table-cell>
        </table:table-row>
        <table:table-row table:style-name="ro1">
          <table:table-cell/>
          <table:table-cell office:value-type="float" office:value="13461.9825697466" calcext:value-type="float">
            <text:p>13461.9825697466</text:p>
          </table:table-cell>
          <table:table-cell office:value-type="float" office:value="0.986708997815942" calcext:value-type="float">
            <text:p>0.9867089978</text:p>
          </table:table-cell>
          <table:table-cell office:value-type="float" office:value="0.0222583675819221" calcext:value-type="float">
            <text:p>0.0222583676</text:p>
          </table:table-cell>
          <table:table-cell office:value-type="float" office:value="8.68707823552048E-016" calcext:value-type="float">
            <text:p>8.68707823552048E-016</text:p>
          </table:table-cell>
          <table:table-cell/>
          <table:table-cell office:value-type="float" office:value="15400" calcext:value-type="float">
            <text:p>15400</text:p>
          </table:table-cell>
          <table:table-cell office:value-type="float" office:value="0.997387763264351" calcext:value-type="float">
            <text:p>0.9973877633</text:p>
          </table:table-cell>
          <table:table-cell office:value-type="float" office:value="0.278107554099203" calcext:value-type="float">
            <text:p>0.2781075541</text:p>
          </table:table-cell>
          <table:table-cell office:value-type="float" office:value="0.00000000000465760858184498" calcext:value-type="float">
            <text:p>4.65760858184498E-012</text:p>
          </table:table-cell>
        </table:table-row>
        <table:table-row table:style-name="ro1">
          <table:table-cell/>
          <table:table-cell office:value-type="float" office:value="13536.706348021" calcext:value-type="float">
            <text:p>13536.706348021</text:p>
          </table:table-cell>
          <table:table-cell office:value-type="float" office:value="0.987618092834958" calcext:value-type="float">
            <text:p>0.9876180928</text:p>
          </table:table-cell>
          <table:table-cell office:value-type="float" office:value="0.025124340790352" calcext:value-type="float">
            <text:p>0.0251243408</text:p>
          </table:table-cell>
          <table:table-cell office:value-type="float" office:value="1.27934597334677E-015" calcext:value-type="float">
            <text:p>1.27934597334677E-015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0.997570989677256" calcext:value-type="float">
            <text:p>0.9975709897</text:p>
          </table:table-cell>
          <table:table-cell office:value-type="float" office:value="0.304165479743134" calcext:value-type="float">
            <text:p>0.3041654797</text:p>
          </table:table-cell>
          <table:table-cell office:value-type="float" office:value="0.00000000000668194785715118" calcext:value-type="float">
            <text:p>6.68194785715118E-012</text:p>
          </table:table-cell>
        </table:table-row>
        <table:table-row table:style-name="ro1">
          <table:table-cell/>
          <table:table-cell office:value-type="float" office:value="13611.5563876912" calcext:value-type="float">
            <text:p>13611.5563876912</text:p>
          </table:table-cell>
          <table:table-cell office:value-type="float" office:value="0.988458891867634" calcext:value-type="float">
            <text:p>0.9884588919</text:p>
          </table:table-cell>
          <table:table-cell office:value-type="float" office:value="0.0283187085099512" calcext:value-type="float">
            <text:p>0.0283187085</text:p>
          </table:table-cell>
          <table:table-cell office:value-type="float" office:value="1.87686607498414E-015" calcext:value-type="float">
            <text:p>1.87686607498414E-015</text:p>
          </table:table-cell>
          <table:table-cell/>
          <table:table-cell office:value-type="float" office:value="15600" calcext:value-type="float">
            <text:p>15600</text:p>
          </table:table-cell>
          <table:table-cell office:value-type="float" office:value="0.997739169771073" calcext:value-type="float">
            <text:p>0.9977391698</text:p>
          </table:table-cell>
          <table:table-cell office:value-type="float" office:value="0.3311733678183" calcext:value-type="float">
            <text:p>0.3311733678</text:p>
          </table:table-cell>
          <table:table-cell office:value-type="float" office:value="0.00000000000950951395533491" calcext:value-type="float">
            <text:p>9.50951395533491E-012</text:p>
          </table:table-cell>
        </table:table-row>
        <table:table-row table:style-name="ro1">
          <table:table-cell/>
          <table:table-cell office:value-type="float" office:value="13686.4836715569" calcext:value-type="float">
            <text:p>13686.4836715569</text:p>
          </table:table-cell>
          <table:table-cell office:value-type="float" office:value="0.989236334868232" calcext:value-type="float">
            <text:p>0.9892363349</text:p>
          </table:table-cell>
          <table:table-cell office:value-type="float" office:value="0.0318700947288036" calcext:value-type="float">
            <text:p>0.0318700947</text:p>
          </table:table-cell>
          <table:table-cell office:value-type="float" office:value="2.7422040109357E-015" calcext:value-type="float">
            <text:p>2.7422040109357E-015</text:p>
          </table:table-cell>
          <table:table-cell/>
          <table:table-cell office:value-type="float" office:value="15700" calcext:value-type="float">
            <text:p>15700</text:p>
          </table:table-cell>
          <table:table-cell office:value-type="float" office:value="0.997893728396733" calcext:value-type="float">
            <text:p>0.9978937284</text:p>
          </table:table-cell>
          <table:table-cell office:value-type="float" office:value="0.358967036594517" calcext:value-type="float">
            <text:p>0.3589670366</text:p>
          </table:table-cell>
          <table:table-cell office:value-type="float" office:value="0.0000000000134267131807171" calcext:value-type="float">
            <text:p>1.34267131807171E-011</text:p>
          </table:table-cell>
        </table:table-row>
        <table:table-row table:style-name="ro1">
          <table:table-cell/>
          <table:table-cell office:value-type="float" office:value="13761.4394592626" calcext:value-type="float">
            <text:p>13761.4394592626</text:p>
          </table:table-cell>
          <table:table-cell office:value-type="float" office:value="0.989955074501677" calcext:value-type="float">
            <text:p>0.9899550745</text:p>
          </table:table-cell>
          <table:table-cell office:value-type="float" office:value="0.0358079372553257" calcext:value-type="float">
            <text:p>0.0358079373</text:p>
          </table:table-cell>
          <table:table-cell office:value-type="float" office:value="3.98916940324309E-015" calcext:value-type="float">
            <text:p>3.98916940324309E-015</text:p>
          </table:table-cell>
          <table:table-cell/>
          <table:table-cell office:value-type="float" office:value="15800" calcext:value-type="float">
            <text:p>15800</text:p>
          </table:table-cell>
          <table:table-cell office:value-type="float" office:value="0.998035942584678" calcext:value-type="float">
            <text:p>0.9980359426</text:p>
          </table:table-cell>
          <table:table-cell office:value-type="float" office:value="0.387366642304969" calcext:value-type="float">
            <text:p>0.3873666423</text:p>
          </table:table-cell>
          <table:table-cell office:value-type="float" office:value="0.0000000000188099498604382" calcext:value-type="float">
            <text:p>1.88099498604382E-011</text:p>
          </table:table-cell>
        </table:table-row>
        <table:table-row table:style-name="ro1">
          <table:table-cell/>
          <table:table-cell office:value-type="float" office:value="13836.3755819666" calcext:value-type="float">
            <text:p>13836.3755819666</text:p>
          </table:table-cell>
          <table:table-cell office:value-type="float" office:value="0.99061947086407" calcext:value-type="float">
            <text:p>0.9906194709</text:p>
          </table:table-cell>
          <table:table-cell office:value-type="float" office:value="0.0401621610178277" calcext:value-type="float">
            <text:p>0.040162161</text:p>
          </table:table-cell>
          <table:table-cell office:value-type="float" office:value="5.77671398049272E-015" calcext:value-type="float">
            <text:p>5.77671398049272E-015</text:p>
          </table:table-cell>
          <table:table-cell/>
          <table:table-cell office:value-type="float" office:value="15900" calcext:value-type="float">
            <text:p>15900</text:p>
          </table:table-cell>
          <table:table-cell office:value-type="float" office:value="0.998166957265362" calcext:value-type="float">
            <text:p>0.9981669573</text:p>
          </table:table-cell>
          <table:table-cell office:value-type="float" office:value="0.416181346294322" calcext:value-type="float">
            <text:p>0.4161813463</text:p>
          </table:table-cell>
          <table:table-cell office:value-type="float" office:value="0.0000000000261500003437639" calcext:value-type="float">
            <text:p>2.61500003437639E-011</text:p>
          </table:table-cell>
        </table:table-row>
        <table:table-row table:style-name="ro1">
          <table:table-cell/>
          <table:table-cell office:value-type="float" office:value="13911.2445887218" calcext:value-type="float">
            <text:p>13911.2445887218</text:p>
          </table:table-cell>
          <table:table-cell office:value-type="float" office:value="0.991233609904111" calcext:value-type="float">
            <text:p>0.9912336099</text:p>
          </table:table-cell>
          <table:table-cell office:value-type="float" office:value="0.0449628554758195" calcext:value-type="float">
            <text:p>0.0449628555</text:p>
          </table:table-cell>
          <table:table-cell office:value-type="float" office:value="8.32529821026049E-015" calcext:value-type="float">
            <text:p>8.32529821026049E-015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0.998287799167943" calcext:value-type="float">
            <text:p>0.9982877992</text:p>
          </table:table-cell>
          <table:table-cell office:value-type="float" office:value="0.445214396460001" calcext:value-type="float">
            <text:p>0.4452143965</text:p>
          </table:table-cell>
          <table:table-cell office:value-type="float" office:value="0.0000000000360819713428679" calcext:value-type="float">
            <text:p>3.60819713428679E-011</text:p>
          </table:table-cell>
        </table:table-row>
        <table:table-row table:style-name="ro1">
          <table:table-cell/>
          <table:table-cell office:value-type="float" office:value="13986.0000758733" calcext:value-type="float">
            <text:p>13986.0000758733</text:p>
          </table:table-cell>
          <table:table-cell office:value-type="float" office:value="0.991801306310499" calcext:value-type="float">
            <text:p>0.9918013063</text:p>
          </table:table-cell>
          <table:table-cell office:value-type="float" office:value="0.0502398496781253" calcext:value-type="float">
            <text:p>0.0502398497</text:p>
          </table:table-cell>
          <table:table-cell office:value-type="float" office:value="0.000000000000011938493281313" calcext:value-type="float">
            <text:p>1.1938493281313E-014</text:p>
          </table:table-cell>
          <table:table-cell/>
          <table:table-cell office:value-type="float" office:value="16100" calcext:value-type="float">
            <text:p>16100</text:p>
          </table:table-cell>
          <table:table-cell office:value-type="float" office:value="0.998399389000837" calcext:value-type="float">
            <text:p>0.998399389</text:p>
          </table:table-cell>
          <table:table-cell office:value-type="float" office:value="0.474268314118405" calcext:value-type="float">
            <text:p>0.4742683141</text:p>
          </table:table-cell>
          <table:table-cell office:value-type="float" office:value="0.0000000000494219226989167" calcext:value-type="float">
            <text:p>4.94219226989167E-011</text:p>
          </table:table-cell>
        </table:table-row>
        <table:table-row table:style-name="ro1">
          <table:table-cell/>
          <table:table-cell office:value-type="float" office:value="14060.5969401984" calcext:value-type="float">
            <text:p>14060.5969401984</text:p>
          </table:table-cell>
          <table:table-cell office:value-type="float" office:value="0.992326119604049" calcext:value-type="float">
            <text:p>0.9923261196</text:p>
          </table:table-cell>
          <table:table-cell office:value-type="float" office:value="0.0560222863167473" calcext:value-type="float">
            <text:p>0.0560222863</text:p>
          </table:table-cell>
          <table:table-cell office:value-type="float" office:value="0.0000000000000170312492962096" calcext:value-type="float">
            <text:p>1.70312492962096E-014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0.998502552857415" calcext:value-type="float">
            <text:p>0.9985025529</text:p>
          </table:table-cell>
          <table:table-cell office:value-type="float" office:value="0.503150012051206" calcext:value-type="float">
            <text:p>0.5031500121</text:p>
          </table:table-cell>
          <table:table-cell office:value-type="float" office:value="0.0000000000672114573245441" calcext:value-type="float">
            <text:p>6.72114573245441E-011</text:p>
          </table:table-cell>
        </table:table-row>
        <table:table-row table:style-name="ro1">
          <table:table-cell/>
          <table:table-cell office:value-type="float" office:value="14134.9917340535" calcext:value-type="float">
            <text:p>14134.9917340535</text:p>
          </table:table-cell>
          <table:table-cell office:value-type="float" office:value="0.99281136341177" calcext:value-type="float">
            <text:p>0.9928113634</text:p>
          </table:table-cell>
          <table:table-cell office:value-type="float" office:value="0.0623381293766302" calcext:value-type="float">
            <text:p>0.0623381294</text:p>
          </table:table-cell>
          <table:table-cell office:value-type="float" office:value="0.0000000000000241665024875556" calcext:value-type="float">
            <text:p>2.41665024875556E-014</text:p>
          </table:table-cell>
          <table:table-cell/>
          <table:table-cell office:value-type="float" office:value="16300" calcext:value-type="float">
            <text:p>16300</text:p>
          </table:table-cell>
          <table:table-cell office:value-type="float" office:value="0.998598032863277" calcext:value-type="float">
            <text:p>0.9985980329</text:p>
          </table:table-cell>
          <table:table-cell office:value-type="float" office:value="0.531675601719" calcext:value-type="float">
            <text:p>0.5316756017</text:p>
          </table:table-cell>
          <table:table-cell office:value-type="float" office:value="0.0000000000907718394193938" calcext:value-type="float">
            <text:p>9.07718394193938E-011</text:p>
          </table:table-cell>
        </table:table-row>
        <table:table-row table:style-name="ro1">
          <table:table-cell/>
          <table:table-cell office:value-type="float" office:value="14209.1430088358" calcext:value-type="float">
            <text:p>14209.1430088358</text:p>
          </table:table-cell>
          <table:table-cell office:value-type="float" office:value="0.993260118880169" calcext:value-type="float">
            <text:p>0.9932601189</text:p>
          </table:table-cell>
          <table:table-cell office:value-type="float" office:value="0.0692136637081347" calcext:value-type="float">
            <text:p>0.0692136637</text:p>
          </table:table-cell>
          <table:table-cell office:value-type="float" office:value="0.0000000000000341021427994653" calcext:value-type="float">
            <text:p>3.41021427994653E-014</text:p>
          </table:table-cell>
          <table:table-cell/>
          <table:table-cell office:value-type="float" office:value="16400" calcext:value-type="float">
            <text:p>16400</text:p>
          </table:table-cell>
          <table:table-cell office:value-type="float" office:value="0.998686493398792" calcext:value-type="float">
            <text:p>0.9986864934</text:p>
          </table:table-cell>
          <table:table-cell office:value-type="float" office:value="0.559673986264345" calcext:value-type="float">
            <text:p>0.5596739863</text:p>
          </table:table-cell>
          <table:table-cell office:value-type="float" office:value="0.000000000121769049058373" calcext:value-type="float">
            <text:p>1.21769049058373E-010</text:p>
          </table:table-cell>
        </table:table-row>
        <table:table-row table:style-name="ro1">
          <table:table-cell/>
          <table:table-cell office:value-type="float" office:value="14283.0116649751" calcext:value-type="float">
            <text:p>14283.0116649751</text:p>
          </table:table-cell>
          <table:table-cell office:value-type="float" office:value="0.993675248522003" calcext:value-type="float">
            <text:p>0.9936752485</text:p>
          </table:table-cell>
          <table:table-cell office:value-type="float" office:value="0.0766729940670726" calcext:value-type="float">
            <text:p>0.0766729941</text:p>
          </table:table-cell>
          <table:table-cell office:value-type="float" office:value="0.0000000000000478507029405995" calcext:value-type="float">
            <text:p>4.78507029405995E-014</text:p>
          </table:table-cell>
          <table:table-cell/>
          <table:table-cell office:value-type="float" office:value="16500" calcext:value-type="float">
            <text:p>16500</text:p>
          </table:table-cell>
          <table:table-cell office:value-type="float" office:value="0.998768534101186" calcext:value-type="float">
            <text:p>0.9987685341</text:p>
          </table:table-cell>
          <table:table-cell office:value-type="float" office:value="0.586991038721706" calcext:value-type="float">
            <text:p>0.5869910387</text:p>
          </table:table-cell>
          <table:table-cell office:value-type="float" office:value="0.000000000162292849564725" calcext:value-type="float">
            <text:p>1.62292849564725E-010</text:p>
          </table:table-cell>
        </table:table-row>
        <table:table-row table:style-name="ro1">
          <table:table-cell/>
          <table:table-cell office:value-type="float" office:value="14356.5613780512" calcext:value-type="float">
            <text:p>14356.5613780512</text:p>
          </table:table-cell>
          <table:table-cell office:value-type="float" office:value="0.994059404881442" calcext:value-type="float">
            <text:p>0.9940594049</text:p>
          </table:table-cell>
          <table:table-cell office:value-type="float" office:value="0.0847374997523285" calcext:value-type="float">
            <text:p>0.0847374998</text:p>
          </table:table-cell>
          <table:table-cell office:value-type="float" office:value="0.0000000000000667544263292071" calcext:value-type="float">
            <text:p>6.67544263292071E-014</text:p>
          </table:table-cell>
          <table:table-cell/>
          <table:table-cell office:value-type="float" office:value="16600" calcext:value-type="float">
            <text:p>16600</text:p>
          </table:table-cell>
          <table:table-cell office:value-type="float" office:value="0.998844692084289" calcext:value-type="float">
            <text:p>0.9988446921</text:p>
          </table:table-cell>
          <table:table-cell office:value-type="float" office:value="0.613491145399095" calcext:value-type="float">
            <text:p>0.6134911454</text:p>
          </table:table-cell>
          <table:table-cell office:value-type="float" office:value="0.000000000214950586778522" calcext:value-type="float">
            <text:p>2.14950586778522E-010</text:p>
          </table:table-cell>
        </table:table-row>
        <table:table-row table:style-name="ro1">
          <table:table-cell/>
          <table:table-cell office:value-type="float" office:value="14429.7588925781" calcext:value-type="float">
            <text:p>14429.7588925781</text:p>
          </table:table-cell>
          <table:table-cell office:value-type="float" office:value="0.994415048000292" calcext:value-type="float">
            <text:p>0.994415048</text:p>
          </table:table-cell>
          <table:table-cell office:value-type="float" office:value="0.0934253998848872" calcext:value-type="float">
            <text:p>0.0934253999</text:p>
          </table:table-cell>
          <table:table-cell office:value-type="float" office:value="0.0000000000000925789819175053" calcext:value-type="float">
            <text:p>9.25789819175053E-014</text:p>
          </table:table-cell>
          <table:table-cell/>
          <table:table-cell office:value-type="float" office:value="16700" calcext:value-type="float">
            <text:p>16700</text:p>
          </table:table-cell>
          <table:table-cell office:value-type="float" office:value="0.998915456239379" calcext:value-type="float">
            <text:p>0.9989154562</text:p>
          </table:table-cell>
          <table:table-cell office:value-type="float" office:value="0.639060329390889" calcext:value-type="float">
            <text:p>0.6390603294</text:p>
          </table:table-cell>
          <table:table-cell office:value-type="float" office:value="0.000000000282982018208265" calcext:value-type="float">
            <text:p>2.82982018208265E-010</text:p>
          </table:table-cell>
        </table:table-row>
        <table:table-row table:style-name="ro1">
          <table:table-cell/>
          <table:table-cell office:value-type="float" office:value="14502.5744204865" calcext:value-type="float">
            <text:p>14502.5744204865</text:p>
          </table:table-cell>
          <table:table-cell office:value-type="float" office:value="0.994744453586912" calcext:value-type="float">
            <text:p>0.9947444536</text:p>
          </table:table-cell>
          <table:table-cell office:value-type="float" office:value="0.102751269819422" calcext:value-type="float">
            <text:p>0.1027512698</text:p>
          </table:table-cell>
          <table:table-cell office:value-type="float" office:value="0.000000000000127629193045955" calcext:value-type="float">
            <text:p>1.27629193045955E-013</text:p>
          </table:table-cell>
          <table:table-cell/>
          <table:table-cell office:value-type="float" office:value="16800" calcext:value-type="float">
            <text:p>16800</text:p>
          </table:table-cell>
          <table:table-cell office:value-type="float" office:value="0.998981263280746" calcext:value-type="float">
            <text:p>0.9989812633</text:p>
          </table:table-cell>
          <table:table-cell office:value-type="float" office:value="0.663604993291982" calcext:value-type="float">
            <text:p>0.6636049933</text:p>
          </table:table-cell>
          <table:table-cell office:value-type="float" office:value="0.000000000370392487280008" calcext:value-type="float">
            <text:p>3.70392487280008E-010</text:p>
          </table:table-cell>
        </table:table-row>
        <table:table-row table:style-name="ro1">
          <table:table-cell/>
          <table:table-cell office:value-type="float" office:value="14574.9819347975" calcext:value-type="float">
            <text:p>14574.9819347975</text:p>
          </table:table-cell>
          <table:table-cell office:value-type="float" office:value="0.995049725864263" calcext:value-type="float">
            <text:p>0.9950497259</text:p>
          </table:table-cell>
          <table:table-cell office:value-type="float" office:value="0.112725663951864" calcext:value-type="float">
            <text:p>0.112725664</text:p>
          </table:table-cell>
          <table:table-cell office:value-type="float" office:value="0.000000000000174890952407909" calcext:value-type="float">
            <text:p>1.74890952407909E-013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0.999042509068563" calcext:value-type="float">
            <text:p>0.9990425091</text:p>
          </table:table-cell>
          <table:table-cell office:value-type="float" office:value="0.687053052860689" calcext:value-type="float">
            <text:p>0.6870530529</text:p>
          </table:table-cell>
          <table:table-cell office:value-type="float" office:value="0.00000000048211518803405" calcext:value-type="float">
            <text:p>4.8211518803405E-010</text:p>
          </table:table-cell>
        </table:table-row>
        <table:table-row table:style-name="ro1">
          <table:table-cell/>
          <table:table-cell office:value-type="float" office:value="14646.9594253769" calcext:value-type="float">
            <text:p>14646.9594253769</text:p>
          </table:table-cell>
          <table:table-cell office:value-type="float" office:value="0.99533280902666" calcext:value-type="float">
            <text:p>0.995332809</text:p>
          </table:table-cell>
          <table:table-cell office:value-type="float" office:value="0.123354805992504" calcext:value-type="float">
            <text:p>0.123354806</text:p>
          </table:table-cell>
          <table:table-cell office:value-type="float" office:value="0.000000000000238203840015684" calcext:value-type="float">
            <text:p>2.38203840015684E-013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float" office:value="0.999099553542332" calcext:value-type="float">
            <text:p>0.9990995535</text:p>
          </table:table-cell>
          <table:table-cell office:value-type="float" office:value="0.709353293892709" calcext:value-type="float">
            <text:p>0.7093532939</text:p>
          </table:table-cell>
          <table:table-cell office:value-type="float" office:value="0.000000000624203788841617" calcext:value-type="float">
            <text:p>6.24203788841617E-010</text:p>
          </table:table-cell>
        </table:table-row>
        <table:table-row table:style-name="ro1">
          <table:table-cell/>
          <table:table-cell office:value-type="float" office:value="14718.4891383708" calcext:value-type="float">
            <text:p>14718.4891383708</text:p>
          </table:table-cell>
          <table:table-cell office:value-type="float" office:value="0.995595496383783" calcext:value-type="float">
            <text:p>0.9955954964</text:p>
          </table:table-cell>
          <table:table-cell office:value-type="float" office:value="0.134640323884283" calcext:value-type="float">
            <text:p>0.1346403239</text:p>
          </table:table-cell>
          <table:table-cell office:value-type="float" office:value="0.000000000000322469432682109" calcext:value-type="float">
            <text:p>3.22469432682109E-013</text:p>
          </table:table-cell>
          <table:table-cell/>
          <table:table-cell office:value-type="float" office:value="17100" calcext:value-type="float">
            <text:p>17100</text:p>
          </table:table-cell>
          <table:table-cell office:value-type="float" office:value="0.999152722282786" calcext:value-type="float">
            <text:p>0.9991527223</text:p>
          </table:table-cell>
          <table:table-cell office:value-type="float" office:value="0.730473507663877" calcext:value-type="float">
            <text:p>0.7304735077</text:p>
          </table:table-cell>
          <table:table-cell office:value-type="float" office:value="0.000000000804058694530407" calcext:value-type="float">
            <text:p>8.04058694530407E-010</text:p>
          </table:table-cell>
        </table:table-row>
        <table:table-row table:style-name="ro1">
          <table:table-cell/>
          <table:table-cell office:value-type="float" office:value="14789.5576719113" calcext:value-type="float">
            <text:p>14789.5576719113</text:p>
          </table:table-cell>
          <table:table-cell office:value-type="float" office:value="0.995839442512297" calcext:value-type="float">
            <text:p>0.9958394425</text:p>
          </table:table-cell>
          <table:table-cell office:value-type="float" office:value="0.146579147765563" calcext:value-type="float">
            <text:p>0.1465791478</text:p>
          </table:table-cell>
          <table:table-cell office:value-type="float" office:value="0.000000000000433901502646317" calcext:value-type="float">
            <text:p>4.33901502646317E-013</text:p>
          </table:table-cell>
          <table:table-cell/>
          <table:table-cell office:value-type="float" office:value="17200" calcext:value-type="float">
            <text:p>17200</text:p>
          </table:table-cell>
          <table:table-cell office:value-type="float" office:value="0.999202311568032" calcext:value-type="float">
            <text:p>0.9992023116</text:p>
          </table:table-cell>
          <table:table-cell office:value-type="float" office:value="0.750399093679494" calcext:value-type="float">
            <text:p>0.7503990937</text:p>
          </table:table-cell>
          <table:table-cell office:value-type="float" office:value="0.00000000103069706688052" calcext:value-type="float">
            <text:p>0.000000001</text:p>
          </table:table-cell>
        </table:table-row>
        <table:table-row table:style-name="ro1">
          <table:table-cell/>
          <table:table-cell office:value-type="float" office:value="14860.1561146082" calcext:value-type="float">
            <text:p>14860.1561146082</text:p>
          </table:table-cell>
          <table:table-cell office:value-type="float" office:value="0.99606617019678" calcext:value-type="float">
            <text:p>0.9960661702</text:p>
          </table:table-cell>
          <table:table-cell office:value-type="float" office:value="0.159163394386044" calcext:value-type="float">
            <text:p>0.1591633944</text:p>
          </table:table-cell>
          <table:table-cell office:value-type="float" office:value="0.000000000000580324002412094" calcext:value-type="float">
            <text:p>5.80324002412094E-013</text:p>
          </table:table-cell>
          <table:table-cell/>
          <table:table-cell office:value-type="float" office:value="17300" calcext:value-type="float">
            <text:p>17300</text:p>
          </table:table-cell>
          <table:table-cell office:value-type="float" office:value="0.999248591515106" calcext:value-type="float">
            <text:p>0.9992485915</text:p>
          </table:table-cell>
          <table:table-cell office:value-type="float" office:value="0.769131070478254" calcext:value-type="float">
            <text:p>0.7691310705</text:p>
          </table:table-cell>
          <table:table-cell office:value-type="float" office:value="0.00000000131507114744014" calcext:value-type="float">
            <text:p>1.31507114744014E-009</text:p>
          </table:table-cell>
        </table:table-row>
        <table:table-row table:style-name="ro1">
          <table:table-cell/>
          <table:table-cell office:value-type="float" office:value="14930.2799893826" calcext:value-type="float">
            <text:p>14930.2799893826</text:p>
          </table:table-cell>
          <table:table-cell office:value-type="float" office:value="0.996277081737519" calcext:value-type="float">
            <text:p>0.9962770817</text:p>
          </table:table-cell>
          <table:table-cell office:value-type="float" office:value="0.17238046339194" calcext:value-type="float">
            <text:p>0.1723804634</text:p>
          </table:table-cell>
          <table:table-cell office:value-type="float" office:value="0.000000000000771525390935466" calcext:value-type="float">
            <text:p>7.71525390935466E-013</text:p>
          </table:table-cell>
          <table:table-cell/>
          <table:table-cell office:value-type="float" office:value="17400" calcext:value-type="float">
            <text:p>17400</text:p>
          </table:table-cell>
          <table:table-cell office:value-type="float" office:value="0.999291809583093" calcext:value-type="float">
            <text:p>0.9992918096</text:p>
          </table:table-cell>
          <table:table-cell office:value-type="float" office:value="0.786684115228357" calcext:value-type="float">
            <text:p>0.7866841152</text:p>
          </table:table-cell>
          <table:table-cell office:value-type="float" office:value="0.00000000167044552306207" calcext:value-type="float">
            <text:p>1.67044552306207E-009</text:p>
          </table:table-cell>
        </table:table-row>
        <table:table-row table:style-name="ro1">
          <table:table-cell/>
          <table:table-cell office:value-type="float" office:value="14999.9292676242" calcext:value-type="float">
            <text:p>14999.9292676242</text:p>
          </table:table-cell>
          <table:table-cell office:value-type="float" office:value="0.996473464910415" calcext:value-type="float">
            <text:p>0.9964734649</text:p>
          </table:table-cell>
          <table:table-cell office:value-type="float" office:value="0.18621308066457" calcext:value-type="float">
            <text:p>0.1862130807</text:p>
          </table:table-cell>
          <table:table-cell office:value-type="float" office:value="0.00000000000101967647411418" calcext:value-type="float">
            <text:p>1.01967647411418E-012</text:p>
          </table:table-cell>
          <table:table-cell/>
          <table:table-cell office:value-type="float" office:value="17500" calcext:value-type="float">
            <text:p>17500</text:p>
          </table:table-cell>
          <table:table-cell office:value-type="float" office:value="0.999332191085509" calcext:value-type="float">
            <text:p>0.9993321911</text:p>
          </table:table-cell>
          <table:table-cell office:value-type="float" office:value="0.803083937042095" calcext:value-type="float">
            <text:p>0.803083937</text:p>
          </table:table-cell>
          <table:table-cell office:value-type="float" office:value="0.00000000211283440607351" calcext:value-type="float">
            <text:p>2.11283440607351E-009</text:p>
          </table:table-cell>
        </table:table-row>
        <table:table-row table:style-name="ro1">
          <table:table-cell/>
          <table:table-cell office:value-type="float" office:value="15069.108141189" calcext:value-type="float">
            <text:p>15069.108141189</text:p>
          </table:table-cell>
          <table:table-cell office:value-type="float" office:value="0.996656503996295" calcext:value-type="float">
            <text:p>0.996656504</text:p>
          </table:table-cell>
          <table:table-cell office:value-type="float" office:value="0.200639603580372" calcext:value-type="float">
            <text:p>0.2006396036</text:p>
          </table:table-cell>
          <table:table-cell office:value-type="float" office:value="0.00000000000133982412710642" calcext:value-type="float">
            <text:p>1.33982412710642E-012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0.999369942959773" calcext:value-type="float">
            <text:p>0.999369943</text:p>
          </table:table-cell>
          <table:table-cell office:value-type="float" office:value="0.818365544342496" calcext:value-type="float">
            <text:p>0.8183655443</text:p>
          </table:table-cell>
          <table:table-cell office:value-type="float" office:value="0.0000000026615223223344" calcext:value-type="float">
            <text:p>2.6615223223344E-009</text:p>
          </table:table-cell>
        </table:table-row>
        <table:table-row table:style-name="ro1">
          <table:table-cell/>
          <table:table-cell office:value-type="float" office:value="15137.8249390346" calcext:value-type="float">
            <text:p>15137.8249390346</text:p>
          </table:table-cell>
          <table:table-cell office:value-type="float" office:value="0.996827284410538" calcext:value-type="float">
            <text:p>0.9968272844</text:p>
          </table:table-cell>
          <table:table-cell office:value-type="float" office:value="0.215634182810492" calcext:value-type="float">
            <text:p>0.2156341828</text:p>
          </table:table-cell>
          <table:table-cell office:value-type="float" office:value="0.00000000000175046917529349" calcext:value-type="float">
            <text:p>1.75046917529349E-012</text:p>
          </table:table-cell>
          <table:table-cell/>
          <table:table-cell office:value-type="float" office:value="17700" calcext:value-type="float">
            <text:p>17700</text:p>
          </table:table-cell>
          <table:table-cell office:value-type="float" office:value="0.999405255058298" calcext:value-type="float">
            <text:p>0.9994052551</text:p>
          </table:table-cell>
          <table:table-cell office:value-type="float" office:value="0.83257111034692" calcext:value-type="float">
            <text:p>0.8325711103</text:p>
          </table:table-cell>
          <table:table-cell office:value-type="float" office:value="0.00000000333966875764724" calcext:value-type="float">
            <text:p>3.33966875764724E-009</text:p>
          </table:table-cell>
        </table:table-row>
        <table:table-row table:style-name="ro1">
          <table:table-cell/>
          <table:table-cell office:value-type="float" office:value="15206.0918352848" calcext:value-type="float">
            <text:p>15206.0918352848</text:p>
          </table:table-cell>
          <table:table-cell office:value-type="float" office:value="0.996986801493672" calcext:value-type="float">
            <text:p>0.9969868015</text:p>
          </table:table-cell>
          <table:table-cell office:value-type="float" office:value="0.231167146990477" calcext:value-type="float">
            <text:p>0.231167147</text:p>
          </table:table-cell>
          <table:table-cell office:value-type="float" office:value="0.00000000000227424534596986" calcext:value-type="float">
            <text:p>2.27424534596986E-012</text:p>
          </table:table-cell>
          <table:table-cell/>
          <table:table-cell office:value-type="float" office:value="17800" calcext:value-type="float">
            <text:p>17800</text:p>
          </table:table-cell>
          <table:table-cell office:value-type="float" office:value="0.999438302609983" calcext:value-type="float">
            <text:p>0.9994383026</text:p>
          </table:table-cell>
          <table:table-cell office:value-type="float" office:value="0.845748334387129" calcext:value-type="float">
            <text:p>0.8457483344</text:p>
          </table:table-cell>
          <table:table-cell office:value-type="float" office:value="0.00000000417502209531768" calcext:value-type="float">
            <text:p>4.17502209531768E-009</text:p>
          </table:table-cell>
        </table:table-row>
        <table:table-row table:style-name="ro1">
          <table:table-cell/>
          <table:table-cell office:value-type="float" office:value="15273.9245585916" calcext:value-type="float">
            <text:p>15273.9245585916</text:p>
          </table:table-cell>
          <table:table-cell office:value-type="float" office:value="0.99713596739917" calcext:value-type="float">
            <text:p>0.9971359674</text:p>
          </table:table-cell>
          <table:table-cell office:value-type="float" office:value="0.247205389018509" calcext:value-type="float">
            <text:p>0.247205389</text:p>
          </table:table-cell>
          <table:table-cell office:value-type="float" office:value="0.00000000000293871370173735" calcext:value-type="float">
            <text:p>2.93871370173735E-012</text:p>
          </table:table-cell>
          <table:table-cell/>
          <table:table-cell office:value-type="float" office:value="17900" calcext:value-type="float">
            <text:p>17900</text:p>
          </table:table-cell>
          <table:table-cell office:value-type="float" office:value="0.999469246033421" calcext:value-type="float">
            <text:p>0.999469246</text:p>
          </table:table-cell>
          <table:table-cell office:value-type="float" office:value="0.857948425565454" calcext:value-type="float">
            <text:p>0.8579484256</text:p>
          </table:table-cell>
          <table:table-cell office:value-type="float" office:value="0.00000000520073519307144" calcext:value-type="float">
            <text:p>5.20073519307144E-009</text:p>
          </table:table-cell>
        </table:table-row>
        <table:table-row table:style-name="ro1">
          <table:table-cell/>
          <table:table-cell office:value-type="float" office:value="15341.3421477212" calcext:value-type="float">
            <text:p>15341.3421477212</text:p>
          </table:table-cell>
          <table:table-cell office:value-type="float" office:value="0.997275616173203" calcext:value-type="float">
            <text:p>0.9972756162</text:p>
          </table:table-cell>
          <table:table-cell office:value-type="float" office:value="0.263712696452016" calcext:value-type="float">
            <text:p>0.2637126965</text:p>
          </table:table-cell>
          <table:table-cell office:value-type="float" office:value="0.00000000000377728915399939" calcext:value-type="float">
            <text:p>3.77728915399939E-012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0.999498233447624" calcext:value-type="float">
            <text:p>0.9994982334</text:p>
          </table:table-cell>
          <table:table-cell office:value-type="float" office:value="0.869224973212259" calcext:value-type="float">
            <text:p>0.8692249732</text:p>
          </table:table-cell>
          <table:table-cell office:value-type="float" office:value="0.00000000645633193157469" calcext:value-type="float">
            <text:p>6.45633193157469E-009</text:p>
          </table:table-cell>
        </table:table-row>
        <table:table-row table:style-name="ro1">
          <table:table-cell/>
          <table:table-cell office:value-type="float" office:value="15408.3665739407" calcext:value-type="float">
            <text:p>15408.3665739407</text:p>
          </table:table-cell>
          <table:table-cell office:value-type="float" office:value="0.997406510804952" calcext:value-type="float">
            <text:p>0.9974065108</text:p>
          </table:table-cell>
          <table:table-cell office:value-type="float" office:value="0.280650224003268" calcext:value-type="float">
            <text:p>0.280650224</text:p>
          </table:table-cell>
          <table:table-cell office:value-type="float" office:value="0.000000000004830324822616" calcext:value-type="float">
            <text:p>4.830324822616E-012</text:p>
          </table:table-cell>
          <table:table-cell/>
          <table:table-cell office:value-type="float" office:value="18100" calcext:value-type="float">
            <text:p>18100</text:p>
          </table:table-cell>
          <table:table-cell office:value-type="float" office:value="0.999525402087951" calcext:value-type="float">
            <text:p>0.9995254021</text:p>
          </table:table-cell>
          <table:table-cell office:value-type="float" office:value="0.879632799024967" calcext:value-type="float">
            <text:p>0.879632799</text:p>
          </table:table-cell>
          <table:table-cell office:value-type="float" office:value="0.00000000798883107396457" calcext:value-type="float">
            <text:p>0.000000008</text:p>
          </table:table-cell>
        </table:table-row>
        <table:table-row table:style-name="ro1">
          <table:table-cell/>
          <table:table-cell office:value-type="float" office:value="15475.0223854596" calcext:value-type="float">
            <text:p>15475.0223854596</text:p>
          </table:table-cell>
          <table:table-cell office:value-type="float" office:value="0.99752934897498" calcext:value-type="float">
            <text:p>0.997529349</text:p>
          </table:table-cell>
          <table:table-cell office:value-type="float" office:value="0.297976936735835" calcext:value-type="float">
            <text:p>0.2979769367</text:p>
          </table:table-cell>
          <table:table-cell office:value-type="float" office:value="0.00000000000614637759866281" calcext:value-type="float">
            <text:p>6.14637759866281E-012</text:p>
          </table:table-cell>
          <table:table-cell/>
          <table:table-cell office:value-type="float" office:value="18200" calcext:value-type="float">
            <text:p>18200</text:p>
          </table:table-cell>
          <table:table-cell office:value-type="float" office:value="0.999550878046932" calcext:value-type="float">
            <text:p>0.999550878</text:p>
          </table:table-cell>
          <table:table-cell office:value-type="float" office:value="0.889226666201902" calcext:value-type="float">
            <text:p>0.8892266662</text:p>
          </table:table-cell>
          <table:table-cell office:value-type="float" office:value="0.00000000985402221936183" calcext:value-type="float">
            <text:p>9.85402221936183E-009</text:p>
          </table:table-cell>
        </table:table-row>
        <table:table-row table:style-name="ro1">
          <table:table-cell/>
          <table:table-cell office:value-type="float" office:value="15541.3364157405" calcext:value-type="float">
            <text:p>15541.3364157405</text:p>
          </table:table-cell>
          <table:table-cell office:value-type="float" office:value="0.997644767452941" calcext:value-type="float">
            <text:p>0.9976447675</text:p>
          </table:table-cell>
          <table:table-cell office:value-type="float" office:value="0.31564997294911" calcext:value-type="float">
            <text:p>0.3156499729</text:p>
          </table:table-cell>
          <table:table-cell office:value-type="float" office:value="0.00000000000778368158463551" calcext:value-type="float">
            <text:p>7.78368158463551E-012</text:p>
          </table:table-cell>
          <table:table-cell/>
          <table:table-cell office:value-type="float" office:value="18300" calcext:value-type="float">
            <text:p>18300</text:p>
          </table:table-cell>
          <table:table-cell office:value-type="float" office:value="0.999574777917477" calcext:value-type="float">
            <text:p>0.9995747779</text:p>
          </table:table-cell>
          <table:table-cell office:value-type="float" office:value="0.898060641084275" calcext:value-type="float">
            <text:p>0.8980606411</text:p>
          </table:table-cell>
          <table:table-cell office:value-type="float" office:value="0.0000000121179660382095" calcext:value-type="float">
            <text:p>1.21179660382095E-008</text:p>
          </table:table-cell>
        </table:table-row>
        <table:table-row table:style-name="ro1">
          <table:table-cell/>
          <table:table-cell office:value-type="float" office:value="15607.3374297614" calcext:value-type="float">
            <text:p>15607.3374297614</text:p>
          </table:table-cell>
          <table:table-cell office:value-type="float" office:value="0.997753347326852" calcext:value-type="float">
            <text:p>0.9977533473</text:p>
          </table:table-cell>
          <table:table-cell office:value-type="float" office:value="0.333625069560774" calcext:value-type="float">
            <text:p>0.3336250696</text:p>
          </table:table-cell>
          <table:table-cell office:value-type="float" office:value="0.00000000000981186836904499" calcext:value-type="float">
            <text:p>9.81186836904499E-012</text:p>
          </table:table-cell>
          <table:table-cell/>
          <table:table-cell office:value-type="float" office:value="18400" calcext:value-type="float">
            <text:p>18400</text:p>
          </table:table-cell>
          <table:table-cell office:value-type="float" office:value="0.99959721025861" calcext:value-type="float">
            <text:p>0.9995972103</text:p>
          </table:table-cell>
          <table:table-cell office:value-type="float" office:value="0.90618759372928" calcext:value-type="float">
            <text:p>0.9061875937</text:p>
          </table:table-cell>
          <table:table-cell office:value-type="float" office:value="0.0000000148587452359817" calcext:value-type="float">
            <text:p>1.48587452359817E-008</text:p>
          </table:table-cell>
        </table:table-row>
        <table:table-row table:style-name="ro1">
          <table:table-cell/>
          <table:table-cell office:value-type="float" office:value="15673.0557201778" calcext:value-type="float">
            <text:p>15673.0557201778</text:p>
          </table:table-cell>
          <table:table-cell office:value-type="float" office:value="0.997855619496763" calcext:value-type="float">
            <text:p>0.9978556195</text:p>
          </table:table-cell>
          <table:table-cell office:value-type="float" office:value="0.351857039187196" calcext:value-type="float">
            <text:p>0.3518570392</text:p>
          </table:table-cell>
          <table:table-cell office:value-type="float" office:value="0.0000000000123139783397136" calcext:value-type="float">
            <text:p>1.23139783397136E-011</text:p>
          </table:table-cell>
          <table:table-cell/>
          <table:table-cell office:value-type="float" office:value="18500" calcext:value-type="float">
            <text:p>18500</text:p>
          </table:table-cell>
          <table:table-cell office:value-type="float" office:value="0.999618274737569" calcext:value-type="float">
            <text:p>0.9996182747</text:p>
          </table:table-cell>
          <table:table-cell office:value-type="float" office:value="0.913658369785551" calcext:value-type="float">
            <text:p>0.9136583698</text:p>
          </table:table-cell>
          <table:table-cell office:value-type="float" office:value="0.0000000181684070038331" calcext:value-type="float">
            <text:p>1.81684070038331E-008</text:p>
          </table:table-cell>
        </table:table-row>
        <table:table-row table:style-name="ro1">
          <table:table-cell/>
          <table:table-cell office:value-type="float" office:value="15738.5229115036" calcext:value-type="float">
            <text:p>15738.5229115036</text:p>
          </table:table-cell>
          <table:table-cell office:value-type="float" office:value="0.99795206732457" calcext:value-type="float">
            <text:p>0.9979520673</text:p>
          </table:table-cell>
          <table:table-cell office:value-type="float" office:value="0.370300001087067" calcext:value-type="float">
            <text:p>0.3703000011</text:p>
          </table:table-cell>
          <table:table-cell office:value-type="float" office:value="0.00000000001538879143672" calcext:value-type="float">
            <text:p>1.538879143672E-011</text:p>
          </table:table-cell>
          <table:table-cell/>
          <table:table-cell office:value-type="float" office:value="18600" calcext:value-type="float">
            <text:p>18600</text:p>
          </table:table-cell>
          <table:table-cell office:value-type="float" office:value="0.999638064063944" calcext:value-type="float">
            <text:p>0.9996380641</text:p>
          </table:table-cell>
          <table:table-cell office:value-type="float" office:value="0.920521714696616" calcext:value-type="float">
            <text:p>0.9205217147</text:p>
          </table:table-cell>
          <table:table-cell office:value-type="float" office:value="0.0000000221552866608177" calcext:value-type="float">
            <text:p>2.21552866608177E-008</text:p>
          </table:table-cell>
        </table:table-row>
        <table:table-row table:style-name="ro1">
          <table:table-cell/>
          <table:table-cell office:value-type="float" office:value="15803.7715424517" calcext:value-type="float">
            <text:p>15803.7715424517</text:p>
          </table:table-cell>
          <table:table-cell office:value-type="float" office:value="0.99804313205233" calcext:value-type="float">
            <text:p>0.9980431321</text:p>
          </table:table-cell>
          <table:table-cell office:value-type="float" office:value="0.388907861880426" calcext:value-type="float">
            <text:p>0.3889078619</text:p>
          </table:table-cell>
          <table:table-cell office:value-type="float" office:value="0.0000000000191535617907375" calcext:value-type="float">
            <text:p>1.91535617907375E-011</text:p>
          </table:table-cell>
          <table:table-cell/>
          <table:table-cell office:value-type="float" office:value="18700" calcext:value-type="float">
            <text:p>18700</text:p>
          </table:table-cell>
          <table:table-cell office:value-type="float" office:value="0.999656664074801" calcext:value-type="float">
            <text:p>0.9996566641</text:p>
          </table:table-cell>
          <table:table-cell office:value-type="float" office:value="0.926823922524924" calcext:value-type="float">
            <text:p>0.9268239225</text:p>
          </table:table-cell>
          <table:table-cell office:value-type="float" office:value="0.0000000269466171273395" calcext:value-type="float">
            <text:p>2.69466171273395E-008</text:p>
          </table:table-cell>
        </table:table-row>
        <table:table-row table:style-name="ro1">
          <table:table-cell/>
          <table:table-cell office:value-type="float" office:value="15868.8348045167" calcext:value-type="float">
            <text:p>15868.8348045167</text:p>
          </table:table-cell>
          <table:table-cell office:value-type="float" office:value="0.998129216063456" calcext:value-type="float">
            <text:p>0.9981292161</text:p>
          </table:table-cell>
          <table:table-cell office:value-type="float" office:value="0.407634611380859" calcext:value-type="float">
            <text:p>0.4076346114</text:p>
          </table:table-cell>
          <table:table-cell office:value-type="float" office:value="0.0000000000237471957579027" calcext:value-type="float">
            <text:p>2.37471957579027E-011</text:p>
          </table:table-cell>
          <table:table-cell/>
          <table:table-cell office:value-type="float" office:value="18800" calcext:value-type="float">
            <text:p>18800</text:p>
          </table:table-cell>
          <table:table-cell office:value-type="float" office:value="0.99967415438641" calcext:value-type="float">
            <text:p>0.9996741544</text:p>
          </table:table-cell>
          <table:table-cell office:value-type="float" office:value="0.932608710914232" calcext:value-type="float">
            <text:p>0.9326087109</text:p>
          </table:table-cell>
          <table:table-cell office:value-type="float" office:value="0.0000000326915425264739" calcext:value-type="float">
            <text:p>3.26915425264739E-008</text:p>
          </table:table-cell>
        </table:table-row>
        <table:table-row table:style-name="ro1">
          <table:table-cell/>
          <table:table-cell office:value-type="float" office:value="15933.746344333" calcext:value-type="float">
            <text:p>15933.746344333</text:p>
          </table:table-cell>
          <table:table-cell office:value-type="float" office:value="0.99821068556825" calcext:value-type="float">
            <text:p>0.9982106856</text:p>
          </table:table-cell>
          <table:table-cell office:value-type="float" office:value="0.426434539434931" calcext:value-type="float">
            <text:p>0.4264345394</text:p>
          </table:table-cell>
          <table:table-cell office:value-type="float" office:value="0.0000000000293339442120828" calcext:value-type="float">
            <text:p>2.93339442120828E-011</text:p>
          </table:table-cell>
          <table:table-cell/>
          <table:table-cell office:value-type="float" office:value="18900" calcext:value-type="float">
            <text:p>18900</text:p>
          </table:table-cell>
          <table:table-cell office:value-type="float" office:value="0.999690608784326" calcext:value-type="float">
            <text:p>0.9996906088</text:p>
          </table:table-cell>
          <table:table-cell office:value-type="float" office:value="0.937917128177687" calcext:value-type="float">
            <text:p>0.9379171282</text:p>
          </table:table-cell>
          <table:table-cell office:value-type="float" office:value="0.0000000395645495954142" calcext:value-type="float">
            <text:p>3.95645495954142E-008</text:p>
          </table:table-cell>
        </table:table-row>
        <table:table-row table:style-name="ro1">
          <table:table-cell/>
          <table:table-cell office:value-type="float" office:value="15998.5398966651" calcext:value-type="float">
            <text:p>15998.5398966651</text:p>
          </table:table-cell>
          <table:table-cell office:value-type="float" office:value="0.998287874921161" calcext:value-type="float">
            <text:p>0.9982878749</text:p>
          </table:table-cell>
          <table:table-cell office:value-type="float" office:value="0.445262646207035" calcext:value-type="float">
            <text:p>0.4452626462</text:p>
          </table:table-cell>
          <table:table-cell office:value-type="float" office:value="0.0000000000361077310162368" calcext:value-type="float">
            <text:p>3.61077310162368E-011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0.999706095798784" calcext:value-type="float">
            <text:p>0.9997060958</text:p>
          </table:table-cell>
          <table:table-cell office:value-type="float" office:value="0.942787565186056" calcext:value-type="float">
            <text:p>0.9427875652</text:p>
          </table:table-cell>
          <table:table-cell office:value-type="float" office:value="0.0000000477694085669737" calcext:value-type="float">
            <text:p>4.77694085669737E-008</text:p>
          </table:table-cell>
        </table:table-row>
        <table:table-row table:style-name="ro1">
          <table:table-cell/>
          <table:table-cell office:value-type="float" office:value="16063.2491232753" calcext:value-type="float">
            <text:p>16063.2491232753</text:p>
          </table:table-cell>
          <table:table-cell office:value-type="float" office:value="0.998361088748814" calcext:value-type="float">
            <text:p>0.9983610887</text:p>
          </table:table-cell>
          <table:table-cell office:value-type="float" office:value="0.464074810234004" calcext:value-type="float">
            <text:p>0.4640748102</text:p>
          </table:table-cell>
          <table:table-cell office:value-type="float" office:value="0.0000000000442971654615767" calcext:value-type="float">
            <text:p>4.42971654615767E-011</text:p>
          </table:table-cell>
          <table:table-cell/>
          <table:table-cell office:value-type="float" office:value="19100" calcext:value-type="float">
            <text:p>19100</text:p>
          </table:table-cell>
          <table:table-cell office:value-type="float" office:value="0.999720679043184" calcext:value-type="float">
            <text:p>0.999720679</text:p>
          </table:table-cell>
          <table:table-cell office:value-type="float" office:value="0.947255774947804" calcext:value-type="float">
            <text:p>0.9472557749</text:p>
          </table:table-cell>
          <table:table-cell office:value-type="float" office:value="0.0000000575436477277344" calcext:value-type="float">
            <text:p>5.75436477277344E-008</text:p>
          </table:table-cell>
        </table:table-row>
        <table:table-row table:style-name="ro1">
          <table:table-cell/>
          <table:table-cell office:value-type="float" office:value="16127.9074119997" calcext:value-type="float">
            <text:p>16127.9074119997</text:p>
          </table:table-cell>
          <table:table-cell office:value-type="float" office:value="0.998430604518064" calcext:value-type="float">
            <text:p>0.9984306045</text:p>
          </table:table-cell>
          <table:table-cell office:value-type="float" office:value="0.482828000184065" calcext:value-type="float">
            <text:p>0.4828280002</text:p>
          </table:table-cell>
          <table:table-cell office:value-type="float" office:value="0.0000000000541713782601402" calcext:value-type="float">
            <text:p>5.41713782601402E-011</text:p>
          </table:table-cell>
          <table:table-cell/>
          <table:table-cell office:value-type="float" office:value="19200" calcext:value-type="float">
            <text:p>19200</text:p>
          </table:table-cell>
          <table:table-cell office:value-type="float" office:value="0.999734417564577" calcext:value-type="float">
            <text:p>0.9997344176</text:p>
          </table:table-cell>
          <table:table-cell office:value-type="float" office:value="0.951354937728947" calcext:value-type="float">
            <text:p>0.9513549377</text:p>
          </table:table-cell>
          <table:table-cell office:value-type="float" office:value="0.000000069163644505956" calcext:value-type="float">
            <text:p>6.9163644505956E-008</text:p>
          </table:table-cell>
        </table:table-row>
        <table:table-row table:style-name="ro1">
          <table:table-cell/>
          <table:table-cell office:value-type="float" office:value="16192.5476195283" calcext:value-type="float">
            <text:p>16192.5476195283</text:p>
          </table:table-cell>
          <table:table-cell office:value-type="float" office:value="0.998496675468122" calcext:value-type="float">
            <text:p>0.9984966755</text:p>
          </table:table-cell>
          <table:table-cell office:value-type="float" office:value="0.501480550377399" calcext:value-type="float">
            <text:p>0.5014805504</text:p>
          </table:table-cell>
          <table:table-cell office:value-type="float" office:value="0.0000000000660468300077985" calcext:value-type="float">
            <text:p>6.60468300077985E-011</text:p>
          </table:table-cell>
          <table:table-cell/>
          <table:table-cell office:value-type="float" office:value="19300" calcext:value-type="float">
            <text:p>19300</text:p>
          </table:table-cell>
          <table:table-cell office:value-type="float" office:value="0.999747366242122" calcext:value-type="float">
            <text:p>0.9997473662</text:p>
          </table:table-cell>
          <table:table-cell office:value-type="float" office:value="0.955115766230896" calcext:value-type="float">
            <text:p>0.9551157662</text:p>
          </table:table-cell>
          <table:table-cell office:value-type="float" office:value="0.000000082950427753068" calcext:value-type="float">
            <text:p>0.000000083</text:p>
          </table:table-cell>
        </table:table-row>
        <table:table-row table:style-name="ro1">
          <table:table-cell/>
          <table:table-cell office:value-type="float" office:value="16257.2019171975" calcext:value-type="float">
            <text:p>16257.2019171975</text:p>
          </table:table-cell>
          <table:table-cell office:value-type="float" office:value="0.998559532562862" calcext:value-type="float">
            <text:p>0.9985595326</text:p>
          </table:table-cell>
          <table:table-cell office:value-type="float" office:value="0.519992314664288" calcext:value-type="float">
            <text:p>0.5199923147</text:p>
          </table:table-cell>
          <table:table-cell office:value-type="float" office:value="0.000000000080295203801092" calcext:value-type="float">
            <text:p>8.0295203801092E-011</text:p>
          </table:table-cell>
          <table:table-cell/>
          <table:table-cell office:value-type="float" office:value="19400" calcext:value-type="float">
            <text:p>19400</text:p>
          </table:table-cell>
          <table:table-cell office:value-type="float" office:value="0.999759576030141" calcext:value-type="float">
            <text:p>0.999759576</text:p>
          </table:table-cell>
          <table:table-cell office:value-type="float" office:value="0.958566606373549" calcext:value-type="float">
            <text:p>0.9585666064</text:p>
          </table:table-cell>
          <table:table-cell office:value-type="float" office:value="0.0000000992762256470339" calcext:value-type="float">
            <text:p>9.92762256470339E-008</text:p>
          </table:table-cell>
        </table:table-row>
        <table:table-row table:style-name="ro1">
          <table:table-cell/>
          <table:table-cell office:value-type="float" office:value="16321.9016223319" calcext:value-type="float">
            <text:p>16321.9016223319</text:p>
          </table:table-cell>
          <table:table-cell office:value-type="float" office:value="0.998619386526046" calcext:value-type="float">
            <text:p>0.9986193865</text:p>
          </table:table-cell>
          <table:table-cell office:value-type="float" office:value="0.538324835774976" calcext:value-type="float">
            <text:p>0.5383248358</text:p>
          </table:table-cell>
          <table:table-cell office:value-type="float" office:value="0.0000000000973525777330663" calcext:value-type="float">
            <text:p>9.73525777330663E-011</text:p>
          </table:table-cell>
          <table:table-cell/>
          <table:table-cell office:value-type="float" office:value="19500" calcext:value-type="float">
            <text:p>19500</text:p>
          </table:table-cell>
          <table:table-cell office:value-type="float" office:value="0.999771094366606" calcext:value-type="float">
            <text:p>0.9997710944</text:p>
          </table:table-cell>
          <table:table-cell office:value-type="float" office:value="0.961733582526966" calcext:value-type="float">
            <text:p>0.9617335825</text:p>
          </table:table-cell>
          <table:table-cell office:value-type="float" office:value="0.000000118571947299641" calcext:value-type="float">
            <text:p>1.18571947299641E-007</text:p>
          </table:table-cell>
        </table:table-row>
        <table:table-row table:style-name="ro1">
          <table:table-cell/>
          <table:table-cell office:value-type="float" office:value="16386.6770854291" calcext:value-type="float">
            <text:p>16386.6770854291</text:p>
          </table:table-cell>
          <table:table-cell office:value-type="float" office:value="0.998676429412333" calcext:value-type="float">
            <text:p>0.9986764294</text:p>
          </table:table-cell>
          <table:table-cell office:value-type="float" office:value="0.556441448574398" calcext:value-type="float">
            <text:p>0.5564414486</text:p>
          </table:table-cell>
          <table:table-cell office:value-type="float" office:value="0.000000000117730041839588" calcext:value-type="float">
            <text:p>1.17730041839588E-010</text:p>
          </table:table-cell>
          <table:table-cell/>
          <table:table-cell office:value-type="float" office:value="19600" calcext:value-type="float">
            <text:p>19600</text:p>
          </table:table-cell>
          <table:table-cell office:value-type="float" office:value="0.999781965324164" calcext:value-type="float">
            <text:p>0.9997819653</text:p>
          </table:table-cell>
          <table:table-cell office:value-type="float" office:value="0.964640709672497" calcext:value-type="float">
            <text:p>0.9646407097</text:p>
          </table:table-cell>
          <table:table-cell office:value-type="float" office:value="0.000000141335557766943" calcext:value-type="float">
            <text:p>1.41335557766943E-007</text:p>
          </table:table-cell>
        </table:table-row>
        <table:table-row table:style-name="ro1">
          <table:table-cell/>
          <table:table-cell office:value-type="float" office:value="16451.5574343417" calcext:value-type="float">
            <text:p>16451.5574343417</text:p>
          </table:table-cell>
          <table:table-cell office:value-type="float" office:value="0.998730837107801" calcext:value-type="float">
            <text:p>0.9987308371</text:p>
          </table:table-cell>
          <table:table-cell office:value-type="float" office:value="0.574307548450083" calcext:value-type="float">
            <text:p>0.5743075485</text:p>
          </table:table-cell>
          <table:table-cell office:value-type="float" office:value="0.000000000142026100409992" calcext:value-type="float">
            <text:p>1.42026100409992E-010</text:p>
          </table:table-cell>
          <table:table-cell/>
          <table:table-cell office:value-type="float" office:value="19700" calcext:value-type="float">
            <text:p>19700</text:p>
          </table:table-cell>
          <table:table-cell office:value-type="float" office:value="0.999792229906624" calcext:value-type="float">
            <text:p>0.9997922299</text:p>
          </table:table-cell>
          <table:table-cell office:value-type="float" office:value="0.967310036715698" calcext:value-type="float">
            <text:p>0.9673100367</text:p>
          </table:table-cell>
          <table:table-cell office:value-type="float" office:value="0.000000168141592399301" calcext:value-type="float">
            <text:p>1.68141592399301E-007</text:p>
          </table:table-cell>
        </table:table-row>
        <table:table-row table:style-name="ro1">
          <table:table-cell/>
          <table:table-cell office:value-type="float" office:value="16516.5705719016" calcext:value-type="float">
            <text:p>16516.5705719016</text:p>
          </table:table-cell>
          <table:table-cell office:value-type="float" office:value="0.998782769979511" calcext:value-type="float">
            <text:p>0.99878277</text:p>
          </table:table-cell>
          <table:table-cell office:value-type="float" office:value="0.591890563951389" calcext:value-type="float">
            <text:p>0.591890564</text:p>
          </table:table-cell>
          <table:table-cell office:value-type="float" office:value="0.000000000170940893086928" calcext:value-type="float">
            <text:p>1.70940893086928E-010</text:p>
          </table:table-cell>
          <table:table-cell/>
          <table:table-cell office:value-type="float" office:value="19800" calcext:value-type="float">
            <text:p>19800</text:p>
          </table:table-cell>
          <table:table-cell office:value-type="float" office:value="0.999801926294283" calcext:value-type="float">
            <text:p>0.9998019263</text:p>
          </table:table-cell>
          <table:table-cell office:value-type="float" office:value="0.96976178344344" calcext:value-type="float">
            <text:p>0.9697617834</text:p>
          </table:table-cell>
          <table:table-cell office:value-type="float" office:value="0.000000199651886707171" calcext:value-type="float">
            <text:p>1.99651886707171E-007</text:p>
          </table:table-cell>
        </table:table-row>
        <table:table-row table:style-name="ro1">
          <table:table-cell/>
          <table:table-cell office:value-type="float" office:value="16581.7429733409" calcext:value-type="float">
            <text:p>16581.7429733409</text:p>
          </table:table-cell>
          <table:table-cell office:value-type="float" office:value="0.998832374878103" calcext:value-type="float">
            <text:p>0.9988323749</text:p>
          </table:table-cell>
          <table:table-cell office:value-type="float" office:value="0.609160161061035" calcext:value-type="float">
            <text:p>0.6091601611</text:p>
          </table:table-cell>
          <table:table-cell office:value-type="float" office:value="0.000000000205292786270505" calcext:value-type="float">
            <text:p>2.05292786270505E-010</text:p>
          </table:table-cell>
          <table:table-cell/>
          <table:table-cell office:value-type="float" office:value="19900" calcext:value-type="float">
            <text:p>19900</text:p>
          </table:table-cell>
          <table:table-cell office:value-type="float" office:value="0.999811090015646" calcext:value-type="float">
            <text:p>0.99981109</text:p>
          </table:table-cell>
          <table:table-cell office:value-type="float" office:value="0.972014466355082" calcext:value-type="float">
            <text:p>0.9720144664</text:p>
          </table:table-cell>
          <table:table-cell office:value-type="float" office:value="0.000000236627607764914" calcext:value-type="float">
            <text:p>2.36627607764914E-007</text:p>
          </table:table-cell>
        </table:table-row>
        <table:table-row table:style-name="ro1">
          <table:table-cell/>
          <table:table-cell office:value-type="float" office:value="16647.0996087437" calcext:value-type="float">
            <text:p>16647.0996087437</text:p>
          </table:table-cell>
          <table:table-cell office:value-type="float" office:value="0.998879786228554" calcext:value-type="float">
            <text:p>0.9988797862</text:p>
          </table:table-cell>
          <table:table-cell office:value-type="float" office:value="0.626088301047418" calcext:value-type="float">
            <text:p>0.626088301</text:p>
          </table:table-cell>
          <table:table-cell office:value-type="float" office:value="0.000000000246037476887127" calcext:value-type="float">
            <text:p>2.46037476887127E-010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0.999819754162081" calcext:value-type="float">
            <text:p>0.9998197542</text:p>
          </table:table-cell>
          <table:table-cell office:value-type="float" office:value="0.974085029393796" calcext:value-type="float">
            <text:p>0.9740850294</text:p>
          </table:table-cell>
          <table:table-cell office:value-type="float" office:value="0.000000279942821556121" calcext:value-type="float">
            <text:p>2.79942821556121E-007</text:p>
          </table:table-cell>
        </table:table-row>
        <table:table-row table:style-name="ro1">
          <table:table-cell/>
          <table:table-cell office:value-type="float" office:value="16712.6638619976" calcext:value-type="float">
            <text:p>16712.6638619976</text:p>
          </table:table-cell>
          <table:table-cell office:value-type="float" office:value="0.998925127133816" calcext:value-type="float">
            <text:p>0.9989251271</text:p>
          </table:table-cell>
          <table:table-cell office:value-type="float" office:value="0.64264930142671" calcext:value-type="float">
            <text:p>0.6426493014</text:p>
          </table:table-cell>
          <table:table-cell office:value-type="float" office:value="0.000000000294290045614153" calcext:value-type="float">
            <text:p>2.94290045614153E-010</text:p>
          </table:table-cell>
          <table:table-cell/>
          <table:table-cell office:value-type="float" office:value="20100" calcext:value-type="float">
            <text:p>20100</text:p>
          </table:table-cell>
          <table:table-cell office:value-type="float" office:value="0.999827949596757" calcext:value-type="float">
            <text:p>0.9998279496</text:p>
          </table:table-cell>
          <table:table-cell office:value-type="float" office:value="0.975988969916332" calcext:value-type="float">
            <text:p>0.9759889699</text:p>
          </table:table-cell>
          <table:table-cell office:value-type="float" office:value="0.000000330599769331453" calcext:value-type="float">
            <text:p>3.30599769331453E-007</text:p>
          </table:table-cell>
        </table:table-row>
        <table:table-row table:style-name="ro1">
          <table:table-cell/>
          <table:table-cell office:value-type="float" office:value="16778.4574348641" calcext:value-type="float">
            <text:p>16778.4574348641</text:p>
          </table:table-cell>
          <table:table-cell office:value-type="float" office:value="0.998968510541631" calcext:value-type="float">
            <text:p>0.9989685105</text:p>
          </table:table-cell>
          <table:table-cell office:value-type="float" office:value="0.658819912941454" calcext:value-type="float">
            <text:p>0.6588199129</text:p>
          </table:table-cell>
          <table:table-cell office:value-type="float" office:value="0.000000000351350419160026" calcext:value-type="float">
            <text:p>3.51350419160026E-010</text:p>
          </table:table-cell>
          <table:table-cell/>
          <table:table-cell office:value-type="float" office:value="20200" calcext:value-type="float">
            <text:p>20200</text:p>
          </table:table-cell>
          <table:table-cell office:value-type="float" office:value="0.99983570505484" calcext:value-type="float">
            <text:p>0.9998357051</text:p>
          </table:table-cell>
          <table:table-cell office:value-type="float" office:value="0.97774044512264" calcext:value-type="float">
            <text:p>0.9777404451</text:p>
          </table:table-cell>
          <table:table-cell office:value-type="float" office:value="0.000000389745836655105" calcext:value-type="float">
            <text:p>3.89745836655105E-007</text:p>
          </table:table-cell>
        </table:table-row>
        <table:table-row table:style-name="ro1">
          <table:table-cell/>
          <table:table-cell office:value-type="float" office:value="16844.5002651476" calcext:value-type="float">
            <text:p>16844.5002651476</text:p>
          </table:table-cell>
          <table:table-cell office:value-type="float" office:value="0.999010040295373" calcext:value-type="float">
            <text:p>0.9990100403</text:p>
          </table:table-cell>
          <table:table-cell office:value-type="float" office:value="0.674579378866212" calcext:value-type="float">
            <text:p>0.6745793789</text:p>
          </table:table-cell>
          <table:table-cell office:value-type="float" office:value="0.000000000418732713341818" calcext:value-type="float">
            <text:p>4.18732713341818E-010</text:p>
          </table:table-cell>
          <table:table-cell/>
          <table:table-cell office:value-type="float" office:value="20300" calcext:value-type="float">
            <text:p>20300</text:p>
          </table:table-cell>
          <table:table-cell office:value-type="float" office:value="0.999843047317794" calcext:value-type="float">
            <text:p>0.9998430473</text:p>
          </table:table-cell>
          <table:table-cell office:value-type="float" office:value="0.979352384388908" calcext:value-type="float">
            <text:p>0.9793523844</text:p>
          </table:table-cell>
          <table:table-cell office:value-type="float" office:value="0.000000458692645985276" calcext:value-type="float">
            <text:p>4.58692645985276E-007</text:p>
          </table:table-cell>
        </table:table-row>
        <table:table-row table:style-name="ro1">
          <table:table-cell/>
          <table:table-cell office:value-type="float" office:value="16910.8104961955" calcext:value-type="float">
            <text:p>16910.8104961955</text:p>
          </table:table-cell>
          <table:table-cell office:value-type="float" office:value="0.999049811880656" calcext:value-type="float">
            <text:p>0.9990498119</text:p>
          </table:table-cell>
          <table:table-cell office:value-type="float" office:value="0.689909434048996" calcext:value-type="float">
            <text:p>0.689909434</text:p>
          </table:table-cell>
          <table:table-cell office:value-type="float" office:value="0.000000000498198907708019" calcext:value-type="float">
            <text:p>4.98198907708019E-010</text:p>
          </table:table-cell>
          <table:table-cell/>
          <table:table-cell office:value-type="float" office:value="20400" calcext:value-type="float">
            <text:p>20400</text:p>
          </table:table-cell>
          <table:table-cell office:value-type="float" office:value="0.999850001408989" calcext:value-type="float">
            <text:p>0.9998500014</text:p>
          </table:table-cell>
          <table:table-cell office:value-type="float" office:value="0.980836598259018" calcext:value-type="float">
            <text:p>0.9808365983</text:p>
          </table:table-cell>
          <table:table-cell office:value-type="float" office:value="0.000000538937558818403" calcext:value-type="float">
            <text:p>5.38937558818403E-007</text:p>
          </table:table-cell>
        </table:table-row>
        <table:table-row table:style-name="ro1">
          <table:table-cell/>
          <table:table-cell office:value-type="float" office:value="16977.404397434" calcext:value-type="float">
            <text:p>16977.404397434</text:p>
          </table:table-cell>
          <table:table-cell office:value-type="float" office:value="0.999087913449213" calcext:value-type="float">
            <text:p>0.9990879134</text:p>
          </table:table-cell>
          <table:table-cell office:value-type="float" office:value="0.704794358968542" calcext:value-type="float">
            <text:p>0.704794359</text:p>
          </table:table-cell>
          <table:table-cell office:value-type="float" office:value="0.00000000059179768073874" calcext:value-type="float">
            <text:p>5.9179768073874E-010</text:p>
          </table:table-cell>
          <table:table-cell/>
          <table:table-cell office:value-type="float" office:value="20500" calcext:value-type="float">
            <text:p>20500</text:p>
          </table:table-cell>
          <table:table-cell office:value-type="float" office:value="0.999856590664805" calcext:value-type="float">
            <text:p>0.9998565907</text:p>
          </table:table-cell>
          <table:table-cell office:value-type="float" office:value="0.982203865436884" calcext:value-type="float">
            <text:p>0.9822038654</text:p>
          </table:table-cell>
          <table:table-cell office:value-type="float" office:value="0.000000632187393522579" calcext:value-type="float">
            <text:p>6.32187393522579E-007</text:p>
          </table:table-cell>
        </table:table-row>
        <table:table-row table:style-name="ro1">
          <table:table-cell/>
          <table:table-cell office:value-type="float" office:value="17044.2963966375" calcext:value-type="float">
            <text:p>17044.2963966375</text:p>
          </table:table-cell>
          <table:table-cell office:value-type="float" office:value="0.999124426230241" calcext:value-type="float">
            <text:p>0.9991244262</text:p>
          </table:table-cell>
          <table:table-cell office:value-type="float" office:value="0.719220904747272" calcext:value-type="float">
            <text:p>0.7192209047</text:p>
          </table:table-cell>
          <table:table-cell office:value-type="float" office:value="0.000000000701908676692243" calcext:value-type="float">
            <text:p>7.01908676692243E-010</text:p>
          </table:table-cell>
          <table:table-cell/>
          <table:table-cell office:value-type="float" office:value="20600" calcext:value-type="float">
            <text:p>20600</text:p>
          </table:table-cell>
          <table:table-cell office:value-type="float" office:value="0.99986283682393" calcext:value-type="float">
            <text:p>0.9998628368</text:p>
          </table:table-cell>
          <table:table-cell office:value-type="float" office:value="0.983464017475203" calcext:value-type="float">
            <text:p>0.9834640175</text:p>
          </table:table-cell>
          <table:table-cell office:value-type="float" office:value="0.00000074038478261815" calcext:value-type="float">
            <text:p>7.4038478261815E-007</text:p>
          </table:table-cell>
        </table:table-row>
        <table:table-row table:style-name="ro1">
          <table:table-cell/>
          <table:table-cell office:value-type="float" office:value="17111.499005576" calcext:value-type="float">
            <text:p>17111.499005576</text:p>
          </table:table-cell>
          <table:table-cell office:value-type="float" office:value="0.999159425541902" calcext:value-type="float">
            <text:p>0.9991594255</text:p>
          </table:table-cell>
          <table:table-cell office:value-type="float" office:value="0.733178339211378" calcext:value-type="float">
            <text:p>0.7331783392</text:p>
          </table:table-cell>
          <table:table-cell office:value-type="float" office:value="0.000000000831293595855439" calcext:value-type="float">
            <text:p>8.31293595855439E-010</text:p>
          </table:table-cell>
          <table:table-cell/>
          <table:table-cell office:value-type="float" office:value="20700" calcext:value-type="float">
            <text:p>20700</text:p>
          </table:table-cell>
          <table:table-cell office:value-type="float" office:value="0.999868760293287" calcext:value-type="float">
            <text:p>0.9998687603</text:p>
          </table:table-cell>
          <table:table-cell office:value-type="float" office:value="0.984626038794991" calcext:value-type="float">
            <text:p>0.9846260388</text:p>
          </table:table-cell>
          <table:table-cell office:value-type="float" office:value="0.000000865738527330655" calcext:value-type="float">
            <text:p>8.65738527330655E-007</text:p>
          </table:table-cell>
        </table:table-row>
        <table:table-row table:style-name="ro1">
          <table:table-cell/>
          <table:table-cell office:value-type="float" office:value="17179.0228461119" calcext:value-type="float">
            <text:p>17179.0228461119</text:p>
          </table:table-cell>
          <table:table-cell office:value-type="float" office:value="0.999192981268936" calcext:value-type="float">
            <text:p>0.9991929813</text:p>
          </table:table-cell>
          <table:table-cell office:value-type="float" office:value="0.746658377221027" calcext:value-type="float">
            <text:p>0.7466583772</text:p>
          </table:table-cell>
          <table:table-cell office:value-type="float" office:value="0.000000000983154391336077" calcext:value-type="float">
            <text:p>0.000000001</text:p>
          </table:table-cell>
          <table:table-cell/>
          <table:table-cell office:value-type="float" office:value="20800" calcext:value-type="float">
            <text:p>20800</text:p>
          </table:table-cell>
          <table:table-cell office:value-type="float" office:value="0.999874380016067" calcext:value-type="float">
            <text:p>0.99987438</text:p>
          </table:table-cell>
          <table:table-cell office:value-type="float" office:value="0.985698113632794" calcext:value-type="float">
            <text:p>0.9856981136</text:p>
          </table:table-cell>
          <table:table-cell office:value-type="float" office:value="0.00000101075527340375" calcext:value-type="float">
            <text:p>1.01075527340375E-006</text:p>
          </table:table-cell>
        </table:table-row>
        <table:table-row table:style-name="ro1">
          <table:table-cell/>
          <table:table-cell office:value-type="float" office:value="17246.8766873553" calcext:value-type="float">
            <text:p>17246.8766873553</text:p>
          </table:table-cell>
          <table:table-cell office:value-type="float" office:value="0.99922515831558" calcext:value-type="float">
            <text:p>0.9992251583</text:p>
          </table:table-cell>
          <table:table-cell office:value-type="float" office:value="0.759655098295696" calcext:value-type="float">
            <text:p>0.7596550983</text:p>
          </table:table-cell>
          <table:table-cell office:value-type="float" office:value="0.00000000116119966902444" calcext:value-type="float">
            <text:p>1.16119966902444E-009</text:p>
          </table:table-cell>
          <table:table-cell/>
          <table:table-cell office:value-type="float" office:value="20900" calcext:value-type="float">
            <text:p>20900</text:p>
          </table:table-cell>
          <table:table-cell office:value-type="float" office:value="0.999879713805513" calcext:value-type="float">
            <text:p>0.9998797138</text:p>
          </table:table-cell>
          <table:table-cell office:value-type="float" office:value="0.986687723049781" calcext:value-type="float">
            <text:p>0.986687723</text:p>
          </table:table-cell>
          <table:table-cell office:value-type="float" office:value="0.00000117827748869329" calcext:value-type="float">
            <text:p>1.17827748869329E-006</text:p>
          </table:table-cell>
        </table:table-row>
        <table:table-row table:style-name="ro1">
          <table:table-cell/>
          <table:table-cell office:value-type="float" office:value="17315.0674127009" calcext:value-type="float">
            <text:p>17315.0674127009</text:p>
          </table:table-cell>
          <table:table-cell office:value-type="float" office:value="0.999256017442341" calcext:value-type="float">
            <text:p>0.9992560174</text:p>
          </table:table-cell>
          <table:table-cell office:value-type="float" office:value="0.772164943159039" calcext:value-type="float">
            <text:p>0.7721649432</text:p>
          </table:table-cell>
          <table:table-cell office:value-type="float" office:value="0.0000000013697210426969" calcext:value-type="float">
            <text:p>1.3697210426969E-009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0.999884778236727" calcext:value-type="float">
            <text:p>0.9998847782</text:p>
          </table:table-cell>
          <table:table-cell office:value-type="float" office:value="0.987601685638076" calcext:value-type="float">
            <text:p>0.9876016856</text:p>
          </table:table-cell>
          <table:table-cell office:value-type="float" office:value="0.00000137152262264825" calcext:value-type="float">
            <text:p>1.37152262264825E-006</text:p>
          </table:table-cell>
        </table:table-row>
        <table:table-row table:style-name="ro1">
          <table:table-cell/>
          <table:table-cell office:value-type="float" office:value="17383.6001505042" calcext:value-type="float">
            <text:p>17383.6001505042</text:p>
          </table:table-cell>
          <table:table-cell office:value-type="float" office:value="0.999285615285464" calcext:value-type="float">
            <text:p>0.9992856153</text:p>
          </table:table-cell>
          <table:table-cell office:value-type="float" office:value="0.784186525315" calcext:value-type="float">
            <text:p>0.7841865253</text:p>
          </table:table-cell>
          <table:table-cell office:value-type="float" office:value="0.00000000161367905508555" calcext:value-type="float">
            <text:p>1.61367905508555E-009</text:p>
          </table:table-cell>
          <table:table-cell/>
          <table:table-cell office:value-type="float" office:value="21100" calcext:value-type="float">
            <text:p>21100</text:p>
          </table:table-cell>
          <table:table-cell office:value-type="float" office:value="0.999889588873466" calcext:value-type="float">
            <text:p>0.9998895889</text:p>
          </table:table-cell>
          <table:table-cell office:value-type="float" office:value="0.988446231705673" calcext:value-type="float">
            <text:p>0.9884462317</text:p>
          </table:table-cell>
          <table:table-cell office:value-type="float" office:value="0.00000159412926229465" calcext:value-type="float">
            <text:p>1.59412926229465E-006</text:p>
          </table:table-cell>
        </table:table-row>
        <table:table-row table:style-name="ro1">
          <table:table-cell/>
          <table:table-cell office:value-type="float" office:value="17452.4782796326" calcext:value-type="float">
            <text:p>17452.4782796326</text:p>
          </table:table-cell>
          <table:table-cell office:value-type="float" office:value="0.999314005046579" calcext:value-type="float">
            <text:p>0.999314005</text:p>
          </table:table-cell>
          <table:table-cell office:value-type="float" office:value="0.795720584558325" calcext:value-type="float">
            <text:p>0.7957205846</text:p>
          </table:table-cell>
          <table:table-cell office:value-type="float" office:value="0.00000000189880191961556" calcext:value-type="float">
            <text:p>1.89880191961556E-009</text:p>
          </table:table-cell>
          <table:table-cell/>
          <table:table-cell office:value-type="float" office:value="21200" calcext:value-type="float">
            <text:p>21200</text:p>
          </table:table-cell>
          <table:table-cell office:value-type="float" office:value="0.99989416024381" calcext:value-type="float">
            <text:p>0.9998941602</text:p>
          </table:table-cell>
          <table:table-cell office:value-type="float" office:value="0.989227045297962" calcext:value-type="float">
            <text:p>0.9892270453</text:p>
          </table:table-cell>
          <table:table-cell office:value-type="float" office:value="0.00000185020584817504" calcext:value-type="float">
            <text:p>1.85020584817504E-006</text:p>
          </table:table-cell>
        </table:table-row>
        <table:table-row table:style-name="ro1">
          <table:table-cell/>
          <table:table-cell office:value-type="float" office:value="17521.7034947648" calcext:value-type="float">
            <text:p>17521.7034947648</text:p>
          </table:table-cell>
          <table:table-cell office:value-type="float" office:value="0.999341236894118" calcext:value-type="float">
            <text:p>0.9993412369</text:p>
          </table:table-cell>
          <table:table-cell office:value-type="float" office:value="0.806769873383506" calcext:value-type="float">
            <text:p>0.8067698734</text:p>
          </table:table-cell>
          <table:table-cell office:value-type="float" office:value="0.00000000223169755252759" calcext:value-type="float">
            <text:p>2.23169755252759E-009</text:p>
          </table:table-cell>
          <table:table-cell/>
          <table:table-cell office:value-type="float" office:value="21300" calcext:value-type="float">
            <text:p>21300</text:p>
          </table:table-cell>
          <table:table-cell office:value-type="float" office:value="0.999898505975609" calcext:value-type="float">
            <text:p>0.999898506</text:p>
          </table:table-cell>
          <table:table-cell office:value-type="float" office:value="0.989949319485848" calcext:value-type="float">
            <text:p>0.9899493195</text:p>
          </table:table-cell>
          <table:table-cell office:value-type="float" office:value="0.00000214438645014327" calcext:value-type="float">
            <text:p>2.14438645014327E-006</text:p>
          </table:table-cell>
        </table:table-row>
        <table:table-row table:style-name="ro1">
          <table:table-cell/>
          <table:table-cell office:value-type="float" office:value="17591.2759376457" calcext:value-type="float">
            <text:p>17591.2759376457</text:p>
          </table:table-cell>
          <table:table-cell office:value-type="float" office:value="0.99936735805674" calcext:value-type="float">
            <text:p>0.9993673581</text:p>
          </table:table-cell>
          <table:table-cell office:value-type="float" office:value="0.817338970979211" calcext:value-type="float">
            <text:p>0.817338971</text:p>
          </table:table-cell>
          <table:table-cell office:value-type="float" office:value="0.00000000261997980061157" calcext:value-type="float">
            <text:p>2.61997980061157E-009</text:p>
          </table:table-cell>
          <table:table-cell/>
          <table:table-cell office:value-type="float" office:value="21400" calcext:value-type="float">
            <text:p>21400</text:p>
          </table:table-cell>
          <table:table-cell office:value-type="float" office:value="0.999902638894045" calcext:value-type="float">
            <text:p>0.9999026389</text:p>
          </table:table-cell>
          <table:table-cell office:value-type="float" office:value="0.990617803202346" calcext:value-type="float">
            <text:p>0.9906178032</text:p>
          </table:table-cell>
          <table:table-cell office:value-type="float" office:value="0.00000248189278505814" calcext:value-type="float">
            <text:p>2.48189278505814E-006</text:p>
          </table:table-cell>
        </table:table-row>
        <table:table-row table:style-name="ro1">
          <table:table-cell/>
          <table:table-cell office:value-type="float" office:value="17661.1942449233" calcext:value-type="float">
            <text:p>17661.1942449233</text:p>
          </table:table-cell>
          <table:table-cell office:value-type="float" office:value="0.99939241334891" calcext:value-type="float">
            <text:p>0.9993924133</text:p>
          </table:table-cell>
          <table:table-cell office:value-type="float" office:value="0.827434191991348" calcext:value-type="float">
            <text:p>0.827434192</text:p>
          </table:table-cell>
          <table:table-cell office:value-type="float" office:value="0.00000000307241282259284" calcext:value-type="float">
            <text:p>3.07241282259284E-009</text:p>
          </table:table-cell>
          <table:table-cell/>
          <table:table-cell office:value-type="float" office:value="21500" calcext:value-type="float">
            <text:p>21500</text:p>
          </table:table-cell>
          <table:table-cell office:value-type="float" office:value="0.999906570765895" calcext:value-type="float">
            <text:p>0.9999065708</text:p>
          </table:table-cell>
          <table:table-cell office:value-type="float" office:value="0.991236811307781" calcext:value-type="float">
            <text:p>0.9912368113</text:p>
          </table:table-cell>
          <table:table-cell office:value-type="float" office:value="0.00000286859302533245" calcext:value-type="float">
            <text:p>2.86859302533245E-006</text:p>
          </table:table-cell>
        </table:table-row>
        <table:table-row table:style-name="ro1">
          <table:table-cell/>
          <table:table-cell office:value-type="float" office:value="17731.4556631764" calcext:value-type="float">
            <text:p>17731.4556631764</text:p>
          </table:table-cell>
          <table:table-cell office:value-type="float" office:value="0.999416445369402" calcext:value-type="float">
            <text:p>0.9994164454</text:p>
          </table:table-cell>
          <table:table-cell office:value-type="float" office:value="0.837063421882552" calcext:value-type="float">
            <text:p>0.8370634219</text:p>
          </table:table-cell>
          <table:table-cell office:value-type="float" office:value="0.00000000359907378262549" calcext:value-type="float">
            <text:p>3.59907378262549E-009</text:p>
          </table:table-cell>
          <table:table-cell/>
          <table:table-cell office:value-type="float" office:value="21600" calcext:value-type="float">
            <text:p>21600</text:p>
          </table:table-cell>
          <table:table-cell office:value-type="float" office:value="0.999910312891334" calcext:value-type="float">
            <text:p>0.9999103129</text:p>
          </table:table-cell>
          <table:table-cell office:value-type="float" office:value="0.991810312802517" calcext:value-type="float">
            <text:p>0.9918103128</text:p>
          </table:table-cell>
          <table:table-cell office:value-type="float" office:value="0.00000331108823334186" calcext:value-type="float">
            <text:p>3.31108823334186E-006</text:p>
          </table:table-cell>
        </table:table-row>
        <table:table-row table:style-name="ro1">
          <table:table-cell/>
          <table:table-cell office:value-type="float" office:value="17802.0561992847" calcext:value-type="float">
            <text:p>17802.0561992847</text:p>
          </table:table-cell>
          <table:table-cell office:value-type="float" office:value="0.999439494529532" calcext:value-type="float">
            <text:p>0.9994394945</text:p>
          </table:table-cell>
          <table:table-cell office:value-type="float" office:value="0.846235915844889" calcext:value-type="float">
            <text:p>0.8462359158</text:p>
          </table:table-cell>
          <table:table-cell office:value-type="float" office:value="0.00000000421153549507819" calcext:value-type="float">
            <text:p>4.21153549507819E-009</text:p>
          </table:table-cell>
          <table:table-cell/>
          <table:table-cell office:value-type="float" office:value="21700" calcext:value-type="float">
            <text:p>21700</text:p>
          </table:table-cell>
          <table:table-cell office:value-type="float" office:value="0.999913875784431" calcext:value-type="float">
            <text:p>0.9999138758</text:p>
          </table:table-cell>
          <table:table-cell office:value-type="float" office:value="0.992341927918962" calcext:value-type="float">
            <text:p>0.9923419279</text:p>
          </table:table-cell>
          <table:table-cell office:value-type="float" office:value="0.00000381678533013467" calcext:value-type="float">
            <text:p>3.81678533013467E-006</text:p>
          </table:table-cell>
        </table:table-row>
        <table:table-row table:style-name="ro1">
          <table:table-cell/>
          <table:table-cell office:value-type="float" office:value="17872.9906637778" calcext:value-type="float">
            <text:p>17872.9906637778</text:p>
          </table:table-cell>
          <table:table-cell office:value-type="float" office:value="0.999461599607777" calcext:value-type="float">
            <text:p>0.9994615996</text:p>
          </table:table-cell>
          <table:table-cell office:value-type="float" office:value="0.854962218236359" calcext:value-type="float">
            <text:p>0.8549622182</text:p>
          </table:table-cell>
          <table:table-cell office:value-type="float" office:value="0.00000000492307596138781" calcext:value-type="float">
            <text:p>4.92307596138781E-009</text:p>
          </table:table-cell>
          <table:table-cell/>
          <table:table-cell office:value-type="float" office:value="21800" calcext:value-type="float">
            <text:p>21800</text:p>
          </table:table-cell>
          <table:table-cell office:value-type="float" office:value="0.999917269295101" calcext:value-type="float">
            <text:p>0.9999172693</text:p>
          </table:table-cell>
          <table:table-cell office:value-type="float" office:value="0.99283496579925" calcext:value-type="float">
            <text:p>0.9928349658</text:p>
          </table:table-cell>
          <table:table-cell office:value-type="float" office:value="0.00000439398743484813" calcext:value-type="float">
            <text:p>0.000004394</text:p>
          </table:table-cell>
        </table:table-row>
        <table:table-row table:style-name="ro1">
          <table:table-cell/>
          <table:table-cell office:value-type="float" office:value="17944.2528609258" calcext:value-type="float">
            <text:p>17944.2528609258</text:p>
          </table:table-cell>
          <table:table-cell office:value-type="float" office:value="0.999482797567659" calcext:value-type="float">
            <text:p>0.9994827976</text:p>
          </table:table-cell>
          <table:table-cell office:value-type="float" office:value="0.863253922974721" calcext:value-type="float">
            <text:p>0.863253923</text:p>
          </table:table-cell>
          <table:table-cell office:value-type="float" office:value="0.00000000574890997245587" calcext:value-type="float">
            <text:p>5.74890997245587E-009</text:p>
          </table:table-cell>
          <table:table-cell/>
          <table:table-cell office:value-type="float" office:value="21900" calcext:value-type="float">
            <text:p>21900</text:p>
          </table:table-cell>
          <table:table-cell office:value-type="float" office:value="0.999920502662341" calcext:value-type="float">
            <text:p>0.9999205027</text:p>
          </table:table-cell>
          <table:table-cell office:value-type="float" office:value="0.993292452871075" calcext:value-type="float">
            <text:p>0.9932924529</text:p>
          </table:table-cell>
          <table:table-cell office:value-type="float" office:value="0.00000505199167413168" calcext:value-type="float">
            <text:p>0.000005052</text:p>
          </table:table-cell>
        </table:table-row>
        <table:table-row table:style-name="ro1">
          <table:table-cell/>
          <table:table-cell office:value-type="float" office:value="18015.8356628506" calcext:value-type="float">
            <text:p>18015.8356628506</text:p>
          </table:table-cell>
          <table:table-cell office:value-type="float" office:value="0.999503123933546" calcext:value-type="float">
            <text:p>0.9995031239</text:p>
          </table:table-cell>
          <table:table-cell office:value-type="float" office:value="0.871123564578925" calcext:value-type="float">
            <text:p>0.8711235646</text:p>
          </table:table-cell>
          <table:table-cell office:value-type="float" office:value="0.00000000670645394218607" calcext:value-type="float">
            <text:p>6.70645394218607E-009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0.999923584579665" calcext:value-type="float">
            <text:p>0.9999235846</text:p>
          </table:table-cell>
          <table:table-cell office:value-type="float" office:value="0.993717159829376" calcext:value-type="float">
            <text:p>0.9937171598</text:p>
          </table:table-cell>
          <table:table-cell office:value-type="float" office:value="0.0000058011979494984" calcext:value-type="float">
            <text:p>5.8011979494984E-006</text:p>
          </table:table-cell>
        </table:table-row>
        <table:table-row table:style-name="ro1">
          <table:table-cell/>
          <table:table-cell office:value-type="float" office:value="18087.7311456566" calcext:value-type="float">
            <text:p>18087.7311456566</text:p>
          </table:table-cell>
          <table:table-cell office:value-type="float" office:value="0.999522612836525" calcext:value-type="float">
            <text:p>0.9995226128</text:p>
          </table:table-cell>
          <table:table-cell office:value-type="float" office:value="0.878584444075955" calcext:value-type="float">
            <text:p>0.8785844441</text:p>
          </table:table-cell>
          <table:table-cell office:value-type="float" office:value="0.0000000078156214497571" calcext:value-type="float">
            <text:p>7.8156214497571E-009</text:p>
          </table:table-cell>
          <table:table-cell/>
          <table:table-cell office:value-type="float" office:value="22100" calcext:value-type="float">
            <text:p>22100</text:p>
          </table:table-cell>
          <table:table-cell office:value-type="float" office:value="0.9999265232008" calcext:value-type="float">
            <text:p>0.9999265232</text:p>
          </table:table-cell>
          <table:table-cell office:value-type="float" office:value="0.994111621499864" calcext:value-type="float">
            <text:p>0.9941116215</text:p>
          </table:table-cell>
          <table:table-cell office:value-type="float" office:value="0.0000066532247473709" calcext:value-type="float">
            <text:p>6.6532247473709E-006</text:p>
          </table:table-cell>
        </table:table-row>
        <table:table-row table:style-name="ro1">
          <table:table-cell/>
          <table:table-cell office:value-type="float" office:value="18159.930713677" calcext:value-type="float">
            <text:p>18159.930713677</text:p>
          </table:table-cell>
          <table:table-cell office:value-type="float" office:value="0.999541297089787" calcext:value-type="float">
            <text:p>0.9995412971</text:p>
          </table:table-cell>
          <table:table-cell office:value-type="float" office:value="0.885650471342945" calcext:value-type="float">
            <text:p>0.8856504713</text:p>
          </table:table-cell>
          <table:table-cell office:value-type="float" office:value="0.00000000909915508651633" calcext:value-type="float">
            <text:p>9.09915508651633E-009</text:p>
          </table:table-cell>
          <table:table-cell/>
          <table:table-cell office:value-type="float" office:value="22200" calcext:value-type="float">
            <text:p>22200</text:p>
          </table:table-cell>
          <table:table-cell office:value-type="float" office:value="0.999929326198805" calcext:value-type="float">
            <text:p>0.9999293262</text:p>
          </table:table-cell>
          <table:table-cell office:value-type="float" office:value="0.994478159372052" calcext:value-type="float">
            <text:p>0.9944781594</text:p>
          </table:table-cell>
          <table:table-cell office:value-type="float" office:value="0.00000762103948634714" calcext:value-type="float">
            <text:p>0.000007621</text:p>
          </table:table-cell>
        </table:table-row>
        <table:table-row table:style-name="ro1">
          <table:table-cell/>
          <table:table-cell office:value-type="float" office:value="18232.4252013294" calcext:value-type="float">
            <text:p>18232.4252013294</text:p>
          </table:table-cell>
          <table:table-cell office:value-type="float" office:value="0.999559208342417" calcext:value-type="float">
            <text:p>0.9995592083</text:p>
          </table:table-cell>
          <table:table-cell office:value-type="float" office:value="0.892336034926001" calcext:value-type="float">
            <text:p>0.8923360349</text:p>
          </table:table-cell>
          <table:table-cell office:value-type="float" office:value="0.0000000105830002502517" calcext:value-type="float">
            <text:p>1.05830002502517E-008</text:p>
          </table:table-cell>
          <table:table-cell/>
          <table:table-cell office:value-type="float" office:value="22300" calcext:value-type="float">
            <text:p>22300</text:p>
          </table:table-cell>
          <table:table-cell office:value-type="float" office:value="0.999932000765587" calcext:value-type="float">
            <text:p>0.9999320008</text:p>
          </table:table-cell>
          <table:table-cell office:value-type="float" office:value="0.994818897627331" calcext:value-type="float">
            <text:p>0.9948188976</text:p>
          </table:table-cell>
          <table:table-cell office:value-type="float" office:value="0.00000871909593537853" calcext:value-type="float">
            <text:p>8.71909593537853E-006</text:p>
          </table:table-cell>
        </table:table-row>
        <table:table-row table:style-name="ro1">
          <table:table-cell/>
          <table:table-cell office:value-type="float" office:value="18305.2049955273" calcext:value-type="float">
            <text:p>18305.2049955273</text:p>
          </table:table-cell>
          <table:table-cell office:value-type="float" office:value="0.99957637709155" calcext:value-type="float">
            <text:p>0.9995763771</text:p>
          </table:table-cell>
          <table:table-cell office:value-type="float" office:value="0.89865585286073" calcext:value-type="float">
            <text:p>0.8986558529</text:p>
          </table:table-cell>
          <table:table-cell office:value-type="float" office:value="0.0000000122967217415613" calcext:value-type="float">
            <text:p>1.22967217415613E-008</text:p>
          </table:table-cell>
          <table:table-cell/>
          <table:table-cell office:value-type="float" office:value="22400" calcext:value-type="float">
            <text:p>22400</text:p>
          </table:table-cell>
          <table:table-cell office:value-type="float" office:value="0.999934553690689" calcext:value-type="float">
            <text:p>0.9999345537</text:p>
          </table:table-cell>
          <table:table-cell office:value-type="float" office:value="0.995135783834886" calcext:value-type="float">
            <text:p>0.9951357838</text:p>
          </table:table-cell>
          <table:table-cell office:value-type="float" office:value="0.00000996349287983059" calcext:value-type="float">
            <text:p>9.96349287983059E-006</text:p>
          </table:table-cell>
        </table:table-row>
        <table:table-row table:style-name="ro1">
          <table:table-cell/>
          <table:table-cell office:value-type="float" office:value="18378.2601333119" calcext:value-type="float">
            <text:p>18378.2601333119</text:p>
          </table:table-cell>
          <table:table-cell office:value-type="float" office:value="0.999592832777252" calcext:value-type="float">
            <text:p>0.9995928328</text:p>
          </table:table-cell>
          <table:table-cell office:value-type="float" office:value="0.904624853445574" calcext:value-type="float">
            <text:p>0.9046248534</text:p>
          </table:table-cell>
          <table:table-cell office:value-type="float" office:value="0.0000000142739715763757" calcext:value-type="float">
            <text:p>1.42739715763757E-008</text:p>
          </table:table-cell>
          <table:table-cell/>
          <table:table-cell office:value-type="float" office:value="22500" calcext:value-type="float">
            <text:p>22500</text:p>
          </table:table-cell>
          <table:table-cell office:value-type="float" office:value="0.999936991341774" calcext:value-type="float">
            <text:p>0.9999369913</text:p>
          </table:table-cell>
          <table:table-cell office:value-type="float" office:value="0.995430600618125" calcext:value-type="float">
            <text:p>0.9954306006</text:p>
          </table:table-cell>
          <table:table-cell office:value-type="float" office:value="0.0000113721363015961" calcext:value-type="float">
            <text:p>1.13721363015961E-005</text:p>
          </table:table-cell>
        </table:table-row>
        <table:table-row table:style-name="ro1">
          <table:table-cell/>
          <table:table-cell office:value-type="float" office:value="18451.5803847008" calcext:value-type="float">
            <text:p>18451.5803847008</text:p>
          </table:table-cell>
          <table:table-cell office:value-type="float" office:value="0.999608603910539" calcext:value-type="float">
            <text:p>0.9996086039</text:p>
          </table:table-cell>
          <table:table-cell office:value-type="float" office:value="0.910258074673091" calcext:value-type="float">
            <text:p>0.9102580747</text:p>
          </table:table-cell>
          <table:table-cell office:value-type="float" office:value="0.0000000165530145894511" calcext:value-type="float">
            <text:p>1.65530145894511E-008</text:p>
          </table:table-cell>
          <table:table-cell/>
          <table:table-cell office:value-type="float" office:value="22600" calcext:value-type="float">
            <text:p>22600</text:p>
          </table:table-cell>
          <table:table-cell office:value-type="float" office:value="0.999939319721812" calcext:value-type="float">
            <text:p>0.9999393197</text:p>
          </table:table-cell>
          <table:table-cell office:value-type="float" office:value="0.995704981935534" calcext:value-type="float">
            <text:p>0.9957049819</text:p>
          </table:table-cell>
          <table:table-cell office:value-type="float" office:value="0.0000129649258211592" calcext:value-type="float">
            <text:p>1.29649258211592E-005</text:p>
          </table:table-cell>
        </table:table-row>
        <table:table-row table:style-name="ro1">
          <table:table-cell/>
          <table:table-cell office:value-type="float" office:value="18525.1553838385" calcext:value-type="float">
            <text:p>18525.1553838385</text:p>
          </table:table-cell>
          <table:table-cell office:value-type="float" office:value="0.999623717903788" calcext:value-type="float">
            <text:p>0.9996237179</text:p>
          </table:table-cell>
          <table:table-cell office:value-type="float" office:value="0.915570515359189" calcext:value-type="float">
            <text:p>0.9155705154</text:p>
          </table:table-cell>
          <table:table-cell office:value-type="float" office:value="0.0000000191773043544536" calcext:value-type="float">
            <text:p>1.91773043544536E-008</text:p>
          </table:table-cell>
          <table:table-cell/>
          <table:table-cell office:value-type="float" office:value="22700" calcext:value-type="float">
            <text:p>22700</text:p>
          </table:table-cell>
          <table:table-cell office:value-type="float" office:value="0.999941544478444" calcext:value-type="float">
            <text:p>0.9999415445</text:p>
          </table:table-cell>
          <table:table-cell office:value-type="float" office:value="0.995960424582935" calcext:value-type="float">
            <text:p>0.9959604246</text:p>
          </table:table-cell>
          <table:table-cell office:value-type="float" office:value="0.0000147639514003279" calcext:value-type="float">
            <text:p>0.000014764</text:p>
          </table:table-cell>
        </table:table-row>
        <table:table-row table:style-name="ro1">
          <table:table-cell/>
          <table:table-cell office:value-type="float" office:value="18598.9746653378" calcext:value-type="float">
            <text:p>18598.9746653378</text:p>
          </table:table-cell>
          <table:table-cell office:value-type="float" office:value="0.999638201344656" calcext:value-type="float">
            <text:p>0.9996382013</text:p>
          </table:table-cell>
          <table:table-cell office:value-type="float" office:value="0.92057708983883" calcext:value-type="float">
            <text:p>0.9205770898</text:p>
          </table:table-cell>
          <table:table-cell office:value-type="float" office:value="0.0000000221961424478006" calcext:value-type="float">
            <text:p>2.21961424478006E-008</text:p>
          </table:table-cell>
          <table:table-cell/>
          <table:table-cell office:value-type="float" office:value="22800" calcext:value-type="float">
            <text:p>22800</text:p>
          </table:table-cell>
          <table:table-cell office:value-type="float" office:value="0.99994367093977" calcext:value-type="float">
            <text:p>0.9999436709</text:p>
          </table:table-cell>
          <table:table-cell office:value-type="float" office:value="0.996198300547286" calcext:value-type="float">
            <text:p>0.9961983005</text:p>
          </table:table-cell>
          <table:table-cell office:value-type="float" office:value="0.0000167937127462549" calcext:value-type="float">
            <text:p>1.67937127462549E-005</text:p>
          </table:table-cell>
        </table:table-row>
        <table:table-row table:style-name="ro1">
          <table:table-cell/>
          <table:table-cell office:value-type="float" office:value="18673.0277643012" calcext:value-type="float">
            <text:p>18673.0277643012</text:p>
          </table:table-cell>
          <table:table-cell office:value-type="float" office:value="0.999652079892795" calcext:value-type="float">
            <text:p>0.9996520799</text:p>
          </table:table-cell>
          <table:table-cell office:value-type="float" office:value="0.925292517512357" calcext:value-type="float">
            <text:p>0.9252925175</text:p>
          </table:table-cell>
          <table:table-cell office:value-type="float" office:value="0.0000000256653988532305" calcext:value-type="float">
            <text:p>2.56653988532305E-008</text:p>
          </table:table-cell>
          <table:table-cell/>
          <table:table-cell office:value-type="float" office:value="22900" calcext:value-type="float">
            <text:p>22900</text:p>
          </table:table-cell>
          <table:table-cell office:value-type="float" office:value="0.999945704113974" calcext:value-type="float">
            <text:p>0.9999457041</text:p>
          </table:table-cell>
          <table:table-cell office:value-type="float" office:value="0.996419865905813" calcext:value-type="float">
            <text:p>0.9964198659</text:p>
          </table:table-cell>
          <table:table-cell office:value-type="float" office:value="0.0000190813490561274" calcext:value-type="float">
            <text:p>1.90813490561274E-005</text:p>
          </table:table-cell>
        </table:table-row>
        <table:table-row table:style-name="ro1">
          <table:table-cell/>
          <table:table-cell office:value-type="float" office:value="18747.3042890909" calcext:value-type="float">
            <text:p>18747.3042890909</text:p>
          </table:table-cell>
          <table:table-cell office:value-type="float" office:value="0.99966537826773" calcext:value-type="float">
            <text:p>0.9996653783</text:p>
          </table:table-cell>
          <table:table-cell office:value-type="float" office:value="0.929731243949327" calcext:value-type="float">
            <text:p>0.9297312439</text:p>
          </table:table-cell>
          <table:table-cell office:value-type="float" office:value="0.0000000296483141017016" calcext:value-type="float">
            <text:p>2.96483141017016E-008</text:p>
          </table:table-cell>
          <table:table-cell/>
          <table:table-cell office:value-type="float" office:value="23000" calcext:value-type="float">
            <text:p>23000</text:p>
          </table:table-cell>
          <table:table-cell office:value-type="float" office:value="0.999947648733962" calcext:value-type="float">
            <text:p>0.9999476487</text:p>
          </table:table-cell>
          <table:table-cell office:value-type="float" office:value="0.99662627190432" calcext:value-type="float">
            <text:p>0.9966262719</text:p>
          </table:table-cell>
          <table:table-cell office:value-type="float" office:value="0.000021656901334212" calcext:value-type="float">
            <text:p>2.1656901334212E-005</text:p>
          </table:table-cell>
        </table:table-row>
        <table:table-row table:style-name="ro1">
          <table:table-cell/>
          <table:table-cell office:value-type="float" office:value="18821.7939425735" calcext:value-type="float">
            <text:p>18821.7939425735</text:p>
          </table:table-cell>
          <table:table-cell office:value-type="float" office:value="0.999678120470383" calcext:value-type="float">
            <text:p>0.9996781205</text:p>
          </table:table-cell>
          <table:table-cell office:value-type="float" office:value="0.933907417820875" calcext:value-type="float">
            <text:p>0.9339074178</text:p>
          </table:table-cell>
          <table:table-cell office:value-type="float" office:value="0.000000034216411520202" calcext:value-type="float">
            <text:p>3.4216411520202E-008</text:p>
          </table:table-cell>
          <table:table-cell/>
          <table:table-cell office:value-type="float" office:value="23100" calcext:value-type="float">
            <text:p>23100</text:p>
          </table:table-cell>
          <table:table-cell office:value-type="float" office:value="0.999949509251503" calcext:value-type="float">
            <text:p>0.9999495093</text:p>
          </table:table-cell>
          <table:table-cell office:value-type="float" office:value="0.996818571864281" calcext:value-type="float">
            <text:p>0.9968185719</text:p>
          </table:table-cell>
          <table:table-cell office:value-type="float" office:value="0.0000245535815362974" calcext:value-type="float">
            <text:p>2.45535815362974E-005</text:p>
          </table:table-cell>
        </table:table-row>
        <table:table-row table:style-name="ro1">
          <table:table-cell/>
          <table:table-cell office:value-type="float" office:value="18896.4866211798" calcext:value-type="float">
            <text:p>18896.4866211798</text:p>
          </table:table-cell>
          <table:table-cell office:value-type="float" office:value="0.999690329538687" calcext:value-type="float">
            <text:p>0.9996903295</text:p>
          </table:table-cell>
          <table:table-cell office:value-type="float" office:value="0.937834788569377" calcext:value-type="float">
            <text:p>0.9378347886</text:p>
          </table:table-cell>
          <table:table-cell office:value-type="float" office:value="0.0000000394504720646835" calcext:value-type="float">
            <text:p>3.94504720646835E-008</text:p>
          </table:table-cell>
          <table:table-cell/>
          <table:table-cell office:value-type="float" office:value="23200" calcext:value-type="float">
            <text:p>23200</text:p>
          </table:table-cell>
          <table:table-cell office:value-type="float" office:value="0.999951289877188" calcext:value-type="float">
            <text:p>0.9999512899</text:p>
          </table:table-cell>
          <table:table-cell office:value-type="float" office:value="0.996997730345295" calcext:value-type="float">
            <text:p>0.9969977303</text:p>
          </table:table-cell>
          <table:table-cell office:value-type="float" office:value="0.0000278080816769029" calcext:value-type="float">
            <text:p>2.78080816769029E-005</text:p>
          </table:table-cell>
        </table:table-row>
        <table:table-row table:style-name="ro1">
          <table:table-cell/>
          <table:table-cell office:value-type="float" office:value="18971.3724182205" calcext:value-type="float">
            <text:p>18971.3724182205</text:p>
          </table:table-cell>
          <table:table-cell office:value-type="float" office:value="0.99970202778098" calcext:value-type="float">
            <text:p>0.9997020278</text:p>
          </table:table-cell>
          <table:table-cell office:value-type="float" office:value="0.941526705537986" calcext:value-type="float">
            <text:p>0.9415267055</text:p>
          </table:table-cell>
          <table:table-cell office:value-type="float" office:value="0.0000000454416582175113" calcext:value-type="float">
            <text:p>4.54416582175113E-008</text:p>
          </table:table-cell>
          <table:table-cell/>
          <table:table-cell office:value-type="float" office:value="23300" calcext:value-type="float">
            <text:p>23300</text:p>
          </table:table-cell>
          <table:table-cell office:value-type="float" office:value="0.999952994574146" calcext:value-type="float">
            <text:p>0.9999529946</text:p>
          </table:table-cell>
          <table:table-cell office:value-type="float" office:value="0.997164628704802" calcext:value-type="float">
            <text:p>0.9971646287</text:p>
          </table:table-cell>
          <table:table-cell office:value-type="float" office:value="0.0000314608889469064" calcext:value-type="float">
            <text:p>3.14608889469064E-005</text:p>
          </table:table-cell>
        </table:table-row>
        <table:table-row table:style-name="ro1">
          <table:table-cell/>
          <table:table-cell office:value-type="float" office:value="19046.4416825776" calcext:value-type="float">
            <text:p>19046.4416825776</text:p>
          </table:table-cell>
          <table:table-cell office:value-type="float" office:value="0.999713236667235" calcext:value-type="float">
            <text:p>0.9997132367</text:p>
          </table:table-cell>
          <table:table-cell office:value-type="float" office:value="0.944996060961198" calcext:value-type="float">
            <text:p>0.944996061</text:p>
          </table:table-cell>
          <table:table-cell office:value-type="float" office:value="0.000000052292726051597" calcext:value-type="float">
            <text:p>5.2292726051597E-008</text:p>
          </table:table-cell>
          <table:table-cell/>
          <table:table-cell office:value-type="float" office:value="23400" calcext:value-type="float">
            <text:p>23400</text:p>
          </table:table-cell>
          <table:table-cell office:value-type="float" office:value="0.999954627097057" calcext:value-type="float">
            <text:p>0.9999546271</text:p>
          </table:table-cell>
          <table:table-cell office:value-type="float" office:value="0.997320072841901" calcext:value-type="float">
            <text:p>0.9973200728</text:p>
          </table:table-cell>
          <table:table-cell office:value-type="float" office:value="0.0000355566511884546" calcext:value-type="float">
            <text:p>3.55566511884546E-005</text:p>
          </table:table-cell>
        </table:table-row>
        <table:table-row table:style-name="ro1">
          <table:table-cell/>
          <table:table-cell office:value-type="float" office:value="19121.6850371439" calcext:value-type="float">
            <text:p>19121.6850371439</text:p>
          </table:table-cell>
          <table:table-cell office:value-type="float" office:value="0.999723976905492" calcext:value-type="float">
            <text:p>0.9997239769</text:p>
          </table:table-cell>
          <table:table-cell office:value-type="float" office:value="0.948255275886428" calcext:value-type="float">
            <text:p>0.9482552759</text:p>
          </table:table-cell>
          <table:table-cell office:value-type="float" office:value="0.0000000601193882133032" calcext:value-type="float">
            <text:p>6.01193882133032E-008</text:p>
          </table:table-cell>
          <table:table-cell/>
          <table:table-cell office:value-type="float" office:value="23500" calcext:value-type="float">
            <text:p>23500</text:p>
          </table:table-cell>
          <table:table-cell office:value-type="float" office:value="0.999956190975843" calcext:value-type="float">
            <text:p>0.999956191</text:p>
          </table:table-cell>
          <table:table-cell office:value-type="float" office:value="0.997464797072804" calcext:value-type="float">
            <text:p>0.9974647971</text:p>
          </table:table-cell>
          <table:table-cell office:value-type="float" office:value="0.0000401445375902845" calcext:value-type="float">
            <text:p>4.01445375902845E-005</text:p>
          </table:table-cell>
        </table:table-row>
        <table:table-row table:style-name="ro1">
          <table:table-cell/>
          <table:table-cell office:value-type="float" office:value="19197.093408591" calcext:value-type="float">
            <text:p>19197.093408591</text:p>
          </table:table-cell>
          <table:table-cell office:value-type="float" office:value="0.999734268420703" calcext:value-type="float">
            <text:p>0.9997342684</text:p>
          </table:table-cell>
          <table:table-cell office:value-type="float" office:value="0.951316275450686" calcext:value-type="float">
            <text:p>0.9513162755</text:p>
          </table:table-cell>
          <table:table-cell office:value-type="float" office:value="0.0000000690518072034692" calcext:value-type="float">
            <text:p>6.90518072034692E-008</text:p>
          </table:table-cell>
          <table:table-cell/>
          <table:table-cell office:value-type="float" office:value="23600" calcext:value-type="float">
            <text:p>23600</text:p>
          </table:table-cell>
          <table:table-cell office:value-type="float" office:value="0.999957689557919" calcext:value-type="float">
            <text:p>0.9999576896</text:p>
          </table:table-cell>
          <table:table-cell office:value-type="float" office:value="0.997599470944768" calcext:value-type="float">
            <text:p>0.9975994709</text:p>
          </table:table-cell>
          <table:table-cell office:value-type="float" office:value="0.0000452786698669494" calcext:value-type="float">
            <text:p>4.52786698669494E-005</text:p>
          </table:table-cell>
        </table:table-row>
        <table:table-row table:style-name="ro1">
          <table:table-cell/>
          <table:table-cell office:value-type="float" office:value="19272.6580389827" calcext:value-type="float">
            <text:p>19272.6580389827</text:p>
          </table:table-cell>
          <table:table-cell office:value-type="float" office:value="0.999744130406264" calcext:value-type="float">
            <text:p>0.9997441304</text:p>
          </table:table-cell>
          <table:table-cell office:value-type="float" office:value="0.954190483565606" calcext:value-type="float">
            <text:p>0.9541904836</text:p>
          </table:table-cell>
          <table:table-cell office:value-type="float" office:value="0.0000000792362592682677" calcext:value-type="float">
            <text:p>7.92362592682677E-008</text:p>
          </table:table-cell>
          <table:table-cell/>
          <table:table-cell office:value-type="float" office:value="23700" calcext:value-type="float">
            <text:p>23700</text:p>
          </table:table-cell>
          <table:table-cell office:value-type="float" office:value="0.999959126000852" calcext:value-type="float">
            <text:p>0.999959126</text:p>
          </table:table-cell>
          <table:table-cell office:value-type="float" office:value="0.997724702692437" calcext:value-type="float">
            <text:p>0.9977247027</text:p>
          </table:table-cell>
          <table:table-cell office:value-type="float" office:value="0.0000510185509272537" calcext:value-type="float">
            <text:p>5.10185509272537E-005</text:p>
          </table:table-cell>
        </table:table-row>
        <table:table-row table:style-name="ro1">
          <table:table-cell/>
          <table:table-cell office:value-type="float" office:value="19348.3705019217" calcext:value-type="float">
            <text:p>19348.3705019217</text:p>
          </table:table-cell>
          <table:table-cell office:value-type="float" office:value="0.999753581321486" calcext:value-type="float">
            <text:p>0.9997535813</text:p>
          </table:table-cell>
          <table:table-cell office:value-type="float" office:value="0.956888813628199" calcext:value-type="float">
            <text:p>0.9568888136</text:p>
          </table:table-cell>
          <table:table-cell office:value-type="float" office:value="0.0000000908369607889327" calcext:value-type="float">
            <text:p>9.08369607889327E-008</text:p>
          </table:table-cell>
          <table:table-cell/>
          <table:table-cell office:value-type="float" office:value="23800" calcext:value-type="float">
            <text:p>23800</text:p>
          </table:table-cell>
          <table:table-cell office:value-type="float" office:value="0.999960503295449" calcext:value-type="float">
            <text:p>0.9999605033</text:p>
          </table:table-cell>
          <table:table-cell office:value-type="float" office:value="0.997841043998429" calcext:value-type="float">
            <text:p>0.997841044</text:p>
          </table:table-cell>
          <table:table-cell office:value-type="float" office:value="0.0000574295546766512" calcext:value-type="float">
            <text:p>5.74295546766512E-005</text:p>
          </table:table-cell>
        </table:table-row>
        <table:table-row table:style-name="ro1">
          <table:table-cell/>
          <table:table-cell office:value-type="float" office:value="19424.2227157394" calcext:value-type="float">
            <text:p>19424.2227157394</text:p>
          </table:table-cell>
          <table:table-cell office:value-type="float" office:value="0.99976263887899" calcext:value-type="float">
            <text:p>0.9997626389</text:p>
          </table:table-cell>
          <table:table-cell office:value-type="float" office:value="0.959421662856952" calcext:value-type="float">
            <text:p>0.9594216629</text:p>
          </table:table-cell>
          <table:table-cell office:value-type="float" office:value="0.000000104038072875965" calcext:value-type="float">
            <text:p>0.000000104</text:p>
          </table:table-cell>
          <table:table-cell/>
          <table:table-cell office:value-type="float" office:value="23900" calcext:value-type="float">
            <text:p>23900</text:p>
          </table:table-cell>
          <table:table-cell office:value-type="float" office:value="0.99996182425958" calcext:value-type="float">
            <text:p>0.9999618243</text:p>
          </table:table-cell>
          <table:table-cell office:value-type="float" office:value="0.997948992782594" calcext:value-type="float">
            <text:p>0.9979489928</text:p>
          </table:table-cell>
          <table:table-cell office:value-type="float" office:value="0.0000645834187349036" calcext:value-type="float">
            <text:p>6.45834187349036E-005</text:p>
          </table:table-cell>
        </table:table-row>
        <table:table-row table:style-name="ro1">
          <table:table-cell/>
          <table:table-cell office:value-type="float" office:value="19500.2069332613" calcext:value-type="float">
            <text:p>19500.2069332613</text:p>
          </table:table-cell>
          <table:table-cell office:value-type="float" office:value="0.999771320152346" calcext:value-type="float">
            <text:p>0.9997713202</text:p>
          </table:table-cell>
          <table:table-cell office:value-type="float" office:value="0.961798930448987" calcext:value-type="float">
            <text:p>0.9617989304</text:p>
          </table:table-cell>
          <table:table-cell office:value-type="float" office:value="0.000000119045958790444" calcext:value-type="float">
            <text:p>0.000000119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0.999963091572325" calcext:value-type="float">
            <text:p>0.9999630916</text:p>
          </table:table-cell>
          <table:table-cell office:value-type="float" office:value="0.998048997731805" calcext:value-type="float">
            <text:p>0.9980489977</text:p>
          </table:table-cell>
          <table:table-cell office:value-type="float" office:value="0.0000725588328223808" calcext:value-type="float">
            <text:p>7.25588328223808E-005</text:p>
          </table:table-cell>
        </table:table-row>
        <table:table-row table:style-name="ro1">
          <table:table-cell/>
          <table:table-cell office:value-type="float" office:value="19576.3157626858" calcext:value-type="float">
            <text:p>19576.3157626858</text:p>
          </table:table-cell>
          <table:table-cell office:value-type="float" office:value="0.999779641473699" calcext:value-type="float">
            <text:p>0.9997796415</text:p>
          </table:table-cell>
          <table:table-cell office:value-type="float" office:value="0.964030004856408" calcext:value-type="float">
            <text:p>0.9640300049</text:p>
          </table:table-cell>
          <table:table-cell office:value-type="float" office:value="0.00000013609158220337" calcext:value-type="float">
            <text:p>1.3609158220337E-007</text:p>
          </table:table-cell>
          <table:table-cell/>
          <table:table-cell office:value-type="float" office:value="24100" calcext:value-type="float">
            <text:p>24100</text:p>
          </table:table-cell>
          <table:table-cell office:value-type="float" office:value="0.999964307759064" calcext:value-type="float">
            <text:p>0.9999643078</text:p>
          </table:table-cell>
          <table:table-cell office:value-type="float" office:value="0.998141459955512" calcext:value-type="float">
            <text:p>0.99814146</text:p>
          </table:table-cell>
          <table:table-cell office:value-type="float" office:value="0.0000814419981283817" calcext:value-type="float">
            <text:p>0.000081442</text:p>
          </table:table-cell>
        </table:table-row>
        <table:table-row table:style-name="ro1">
          <table:table-cell/>
          <table:table-cell office:value-type="float" office:value="19652.5421514194" calcext:value-type="float">
            <text:p>19652.5421514194</text:p>
          </table:table-cell>
          <table:table-cell office:value-type="float" office:value="0.99978761854107" calcext:value-type="float">
            <text:p>0.9997876185</text:p>
          </table:table-cell>
          <table:table-cell office:value-type="float" office:value="0.966123788223181" calcext:value-type="float">
            <text:p>0.9661237882</text:p>
          </table:table-cell>
          <table:table-cell office:value-type="float" office:value="0.000000155433233971625" calcext:value-type="float">
            <text:p>1.55433233971625E-007</text:p>
          </table:table-cell>
          <table:table-cell/>
          <table:table-cell office:value-type="float" office:value="24200" calcext:value-type="float">
            <text:p>24200</text:p>
          </table:table-cell>
          <table:table-cell office:value-type="float" office:value="0.999965475217971" calcext:value-type="float">
            <text:p>0.9999654752</text:p>
          </table:table-cell>
          <table:table-cell office:value-type="float" office:value="0.998226736432227" calcext:value-type="float">
            <text:p>0.9982267364</text:p>
          </table:table-cell>
          <table:table-cell office:value-type="float" office:value="0.0000913272987928637" calcext:value-type="float">
            <text:p>9.13272987928637E-005</text:p>
          </table:table-cell>
        </table:table-row>
        <table:table-row table:style-name="ro1">
          <table:table-cell/>
          <table:table-cell office:value-type="float" office:value="19728.8793889603" calcext:value-type="float">
            <text:p>19728.8793889603</text:p>
          </table:table-cell>
          <table:table-cell office:value-type="float" office:value="0.999795266393853" calcext:value-type="float">
            <text:p>0.9997952664</text:p>
          </table:table-cell>
          <table:table-cell office:value-type="float" office:value="0.968088701828662" calcext:value-type="float">
            <text:p>0.9680887018</text:p>
          </table:table-cell>
          <table:table-cell office:value-type="float" office:value="0.000000177359466340947" calcext:value-type="float">
            <text:p>1.77359466340947E-007</text:p>
          </table:table-cell>
          <table:table-cell/>
          <table:table-cell office:value-type="float" office:value="24300" calcext:value-type="float">
            <text:p>24300</text:p>
          </table:table-cell>
          <table:table-cell office:value-type="float" office:value="0.999966596213342" calcext:value-type="float">
            <text:p>0.9999665962</text:p>
          </table:table-cell>
          <table:table-cell office:value-type="float" office:value="0.998305141529333" calcext:value-type="float">
            <text:p>0.9983051415</text:p>
          </table:table-cell>
          <table:table-cell office:value-type="float" office:value="0.000102317957881026" calcext:value-type="float">
            <text:p>0.000102318</text:p>
          </table:table-cell>
        </table:table-row>
        <table:table-row table:style-name="ro1">
          <table:table-cell/>
          <table:table-cell office:value-type="float" office:value="19805.3210949267" calcext:value-type="float">
            <text:p>19805.3210949267</text:p>
          </table:table-cell>
          <table:table-cell office:value-type="float" office:value="0.999802599469959" calcext:value-type="float">
            <text:p>0.9998025995</text:p>
          </table:table-cell>
          <table:table-cell office:value-type="float" office:value="0.969932706168794" calcext:value-type="float">
            <text:p>0.9699327062</text:p>
          </table:table-cell>
          <table:table-cell office:value-type="float" office:value="0.000000202192367143098" calcext:value-type="float">
            <text:p>2.02192367143098E-007</text:p>
          </table:table-cell>
          <table:table-cell/>
          <table:table-cell office:value-type="float" office:value="24400" calcext:value-type="float">
            <text:p>24400</text:p>
          </table:table-cell>
          <table:table-cell office:value-type="float" office:value="0.999967672897074" calcext:value-type="float">
            <text:p>0.9999676729</text:p>
          </table:table-cell>
          <table:table-cell office:value-type="float" office:value="0.99837694958559" calcext:value-type="float">
            <text:p>0.9983769496</text:p>
          </table:table-cell>
          <table:table-cell office:value-type="float" office:value="0.000114526809283228" calcext:value-type="float">
            <text:p>0.0001145268</text:p>
          </table:table-cell>
        </table:table-row>
        <table:table-row table:style-name="ro1">
          <table:table-cell/>
          <table:table-cell office:value-type="float" office:value="19881.8612191436" calcext:value-type="float">
            <text:p>19881.8612191436</text:p>
          </table:table-cell>
          <table:table-cell office:value-type="float" office:value="0.999809631574226" calcext:value-type="float">
            <text:p>0.9998096316</text:p>
          </table:table-cell>
          <table:table-cell office:value-type="float" office:value="0.971663309084941" calcext:value-type="float">
            <text:p>0.9716633091</text:p>
          </table:table-cell>
          <table:table-cell office:value-type="float" office:value="0.000000230291078230314" calcext:value-type="float">
            <text:p>2.30291078230314E-007</text:p>
          </table:table-cell>
          <table:table-cell/>
          <table:table-cell office:value-type="float" office:value="24500" calcext:value-type="float">
            <text:p>24500</text:p>
          </table:table-cell>
          <table:table-cell office:value-type="float" office:value="0.999968707304149" calcext:value-type="float">
            <text:p>0.9999687073</text:p>
          </table:table-cell>
          <table:table-cell office:value-type="float" office:value="0.99844239603086" calcext:value-type="float">
            <text:p>0.998442396</text:p>
          </table:table-cell>
          <table:table-cell office:value-type="float" office:value="0.000128077057485442" calcext:value-type="float">
            <text:p>0.0001280771</text:p>
          </table:table-cell>
        </table:table-row>
        <table:table-row table:style-name="ro1">
          <table:table-cell/>
          <table:table-cell office:value-type="float" office:value="19958.4940283944" calcext:value-type="float">
            <text:p>19958.4940283944</text:p>
          </table:table-cell>
          <table:table-cell office:value-type="float" office:value="0.999816375924564" calcext:value-type="float">
            <text:p>0.9998163759</text:p>
          </table:table-cell>
          <table:table-cell office:value-type="float" office:value="0.973287586805329" calcext:value-type="float">
            <text:p>0.9732875868</text:p>
          </table:table-cell>
          <table:table-cell office:value-type="float" office:value="0.000000262055710184153" calcext:value-type="float">
            <text:p>2.62055710184153E-007</text:p>
          </table:table-cell>
          <table:table-cell/>
          <table:table-cell office:value-type="float" office:value="24600" calcext:value-type="float">
            <text:p>24600</text:p>
          </table:table-cell>
          <table:table-cell office:value-type="float" office:value="0.999969701365867" calcext:value-type="float">
            <text:p>0.9999697014</text:p>
          </table:table-cell>
          <table:table-cell office:value-type="float" office:value="0.998501679073914" calcext:value-type="float">
            <text:p>0.9985016791</text:p>
          </table:table-cell>
          <table:table-cell office:value-type="float" office:value="0.000143103143628981" calcext:value-type="float">
            <text:p>0.0001431031</text:p>
          </table:table-cell>
        </table:table-row>
        <table:table-row table:style-name="ro1">
          <table:table-cell/>
          <table:table-cell office:value-type="float" office:value="20035.2140948695" calcext:value-type="float">
            <text:p>20035.2140948695</text:p>
          </table:table-cell>
          <table:table-cell office:value-type="float" office:value="0.999822845181795" calcext:value-type="float">
            <text:p>0.9998228452</text:p>
          </table:table-cell>
          <table:table-cell office:value-type="float" office:value="0.974812203019766" calcext:value-type="float">
            <text:p>0.974812203</text:p>
          </table:table-cell>
          <table:table-cell office:value-type="float" office:value="0.00000029793162758685" calcext:value-type="float">
            <text:p>2.9793162758685E-007</text:p>
          </table:table-cell>
          <table:table-cell/>
          <table:table-cell office:value-type="float" office:value="24700" calcext:value-type="float">
            <text:p>24700</text:p>
          </table:table-cell>
          <table:table-cell office:value-type="float" office:value="0.999970656911767" calcext:value-type="float">
            <text:p>0.9999706569</text:p>
          </table:table-cell>
          <table:table-cell office:value-type="float" office:value="0.998554960664407" calcext:value-type="float">
            <text:p>0.9985549607</text:p>
          </table:table-cell>
          <table:table-cell office:value-type="float" office:value="0.000159751635150497" calcext:value-type="float">
            <text:p>0.0001597516</text:p>
          </table:table-cell>
        </table:table-row>
        <table:table-row table:style-name="ro1">
          <table:table-cell/>
          <table:table-cell office:value-type="float" office:value="20112.0162871807" calcext:value-type="float">
            <text:p>20112.0162871807</text:p>
          </table:table-cell>
          <table:table-cell office:value-type="float" office:value="0.999829051456812" calcext:value-type="float">
            <text:p>0.9998290515</text:p>
          </table:table-cell>
          <table:table-cell office:value-type="float" office:value="0.9762434252036" calcext:value-type="float">
            <text:p>0.9762434252</text:p>
          </table:table-cell>
          <table:table-cell office:value-type="float" office:value="0.000000338414108721379" calcext:value-type="float">
            <text:p>3.38414108721379E-007</text:p>
          </table:table-cell>
          <table:table-cell/>
          <table:table-cell office:value-type="float" office:value="24800" calcext:value-type="float">
            <text:p>24800</text:p>
          </table:table-cell>
          <table:table-cell office:value-type="float" office:value="0.999971575679361" calcext:value-type="float">
            <text:p>0.9999715757</text:p>
          </table:table-cell>
          <table:table-cell office:value-type="float" office:value="0.99860236756101" calcext:value-type="float">
            <text:p>0.9986023676</text:p>
          </table:table-cell>
          <table:table-cell office:value-type="float" office:value="0.000178182211842057" calcext:value-type="float">
            <text:p>0.0001781822</text:p>
          </table:table-cell>
        </table:table-row>
        <table:table-row table:style-name="ro1">
          <table:table-cell/>
          <table:table-cell office:value-type="float" office:value="20188.8957589231" calcext:value-type="float">
            <text:p>20188.8957589231</text:p>
          </table:table-cell>
          <table:table-cell office:value-type="float" office:value="0.999835006330119" calcext:value-type="float">
            <text:p>0.9998350063</text:p>
          </table:table-cell>
          <table:table-cell office:value-type="float" office:value="0.977587143031658" calcext:value-type="float">
            <text:p>0.977587143</text:p>
          </table:table-cell>
          <table:table-cell office:value-type="float" office:value="0.000000384053450198917" calcext:value-type="float">
            <text:p>3.84053450198917E-007</text:p>
          </table:table-cell>
          <table:table-cell/>
          <table:table-cell office:value-type="float" office:value="24900" calcext:value-type="float">
            <text:p>24900</text:p>
          </table:table-cell>
          <table:table-cell office:value-type="float" office:value="0.999972459315622" calcext:value-type="float">
            <text:p>0.9999724593</text:p>
          </table:table-cell>
          <table:table-cell office:value-type="float" office:value="0.998643991863223" calcext:value-type="float">
            <text:p>0.9986439919</text:p>
          </table:table-cell>
          <table:table-cell office:value-type="float" office:value="0.000198568680740081" calcext:value-type="float">
            <text:p>0.0001985687</text:p>
          </table:table-cell>
        </table:table-row>
        <table:table-row table:style-name="ro1">
          <table:table-cell/>
          <table:table-cell office:value-type="float" office:value="20265.8479394215" calcext:value-type="float">
            <text:p>20265.8479394215</text:p>
          </table:table-cell>
          <table:table-cell office:value-type="float" office:value="0.999840720852614" calcext:value-type="float">
            <text:p>0.9998407209</text:p>
          </table:table-cell>
          <table:table-cell office:value-type="float" office:value="0.978848884409768" calcext:value-type="float">
            <text:p>0.9788488844</text:p>
          </table:table-cell>
          <table:table-cell office:value-type="float" office:value="0.000000435460490735454" calcext:value-type="float">
            <text:p>4.35460490735454E-007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0.999973309385724" calcext:value-type="float">
            <text:p>0.9999733094</text:p>
          </table:table-cell>
          <table:table-cell office:value-type="float" office:value="0.998679891621446" calcext:value-type="float">
            <text:p>0.9986798916</text:p>
          </table:table-cell>
          <table:table-cell office:value-type="float" office:value="0.000221100102385572" calcext:value-type="float">
            <text:p>0.0002211001</text:p>
          </table:table-cell>
        </table:table-row>
        <table:table-row table:style-name="ro1">
          <table:table-cell/>
          <table:table-cell office:value-type="float" office:value="20342.8685162083" calcext:value-type="float">
            <text:p>20342.8685162083</text:p>
          </table:table-cell>
          <table:table-cell office:value-type="float" office:value="0.999846205604343" calcext:value-type="float">
            <text:p>0.9998462056</text:p>
          </table:table-cell>
          <table:table-cell office:value-type="float" office:value="0.980033839011702" calcext:value-type="float">
            <text:p>0.980033839</text:p>
          </table:table-cell>
          <table:table-cell office:value-type="float" office:value="0.000000493312776063703" calcext:value-type="float">
            <text:p>4.93312776063703E-007</text:p>
          </table:table-cell>
          <table:table-cell/>
          <table:table-cell office:value-type="float" office:value="25100" calcext:value-type="float">
            <text:p>25100</text:p>
          </table:table-cell>
          <table:table-cell office:value-type="float" office:value="0.999974127375802" calcext:value-type="float">
            <text:p>0.9999741274</text:p>
          </table:table-cell>
          <table:table-cell office:value-type="float" office:value="0.998710091027127" calcext:value-type="float">
            <text:p>0.998710091</text:p>
          </table:table-cell>
          <table:table-cell office:value-type="float" office:value="0.000245981960200547" calcext:value-type="float">
            <text:p>0.000245982</text:p>
          </table:table-cell>
        </table:table-row>
        <table:table-row table:style-name="ro1">
          <table:table-cell/>
          <table:table-cell office:value-type="float" office:value="20419.9534236923" calcext:value-type="float">
            <text:p>20419.9534236923</text:p>
          </table:table-cell>
          <table:table-cell office:value-type="float" office:value="0.999851470709671" calcext:value-type="float">
            <text:p>0.9998514707</text:p>
          </table:table-cell>
          <table:table-cell office:value-type="float" office:value="0.981146875520536" calcext:value-type="float">
            <text:p>0.9811468755</text:p>
          </table:table-cell>
          <table:table-cell office:value-type="float" office:value="0.00000055836121925361" calcext:value-type="float">
            <text:p>5.5836121925361E-007</text:p>
          </table:table-cell>
          <table:table-cell/>
          <table:table-cell office:value-type="float" office:value="25200" calcext:value-type="float">
            <text:p>25200</text:p>
          </table:table-cell>
          <table:table-cell office:value-type="float" office:value="0.999974914697386" calcext:value-type="float">
            <text:p>0.9999749147</text:p>
          </table:table-cell>
          <table:table-cell office:value-type="float" office:value="0.99873458048519" calcext:value-type="float">
            <text:p>0.9987345805</text:p>
          </table:table-cell>
          <table:table-cell office:value-type="float" office:value="0.000273437416779863" calcext:value-type="float">
            <text:p>0.0002734374</text:p>
          </table:table-cell>
        </table:table-row>
        <table:table-row table:style-name="ro1">
          <table:table-cell/>
          <table:table-cell office:value-type="float" office:value="20497.0988382315" calcext:value-type="float">
            <text:p>20497.0988382315</text:p>
          </table:table-cell>
          <table:table-cell office:value-type="float" office:value="0.999856525803014" calcext:value-type="float">
            <text:p>0.9998565258</text:p>
          </table:table-cell>
          <table:table-cell office:value-type="float" office:value="0.982192552582456" calcext:value-type="float">
            <text:p>0.9821925526</text:p>
          </table:table-cell>
          <table:table-cell office:value-type="float" office:value="0.000000631437147144235" calcext:value-type="float">
            <text:p>6.31437147144235E-007</text:p>
          </table:table-cell>
          <table:table-cell/>
          <table:table-cell office:value-type="float" office:value="25300" calcext:value-type="float">
            <text:p>25300</text:p>
          </table:table-cell>
          <table:table-cell office:value-type="float" office:value="0.999975672688538" calcext:value-type="float">
            <text:p>0.9999756727</text:p>
          </table:table-cell>
          <table:table-cell office:value-type="float" office:value="0.998753316417239" calcext:value-type="float">
            <text:p>0.9987533164</text:p>
          </table:table-cell>
          <table:table-cell office:value-type="float" office:value="0.000303708614087648" calcext:value-type="float">
            <text:p>0.0003037086</text:p>
          </table:table-cell>
        </table:table-row>
        <table:table-row table:style-name="ro1">
          <table:table-cell/>
          <table:table-cell office:value-type="float" office:value="20574.3011609512" calcext:value-type="float">
            <text:p>20574.3011609512</text:p>
          </table:table-cell>
          <table:table-cell office:value-type="float" office:value="0.999861380085711" calcext:value-type="float">
            <text:p>0.9998613801</text:p>
          </table:table-cell>
          <table:table-cell office:value-type="float" office:value="0.983175140941422" calcext:value-type="float">
            <text:p>0.9831751409</text:p>
          </table:table-cell>
          <table:table-cell office:value-type="float" office:value="0.000000713460245835967" calcext:value-type="float">
            <text:p>7.13460245835967E-007</text:p>
          </table:table-cell>
          <table:table-cell/>
          <table:table-cell office:value-type="float" office:value="25400" calcext:value-type="float">
            <text:p>25400</text:p>
          </table:table-cell>
          <table:table-cell office:value-type="float" office:value="0.999976402627046" calcext:value-type="float">
            <text:p>0.9999764026</text:p>
          </table:table-cell>
          <table:table-cell office:value-type="float" office:value="0.998766221217909" calcext:value-type="float">
            <text:p>0.9987662212</text:p>
          </table:table-cell>
          <table:table-cell office:value-type="float" office:value="0.000337058202679796" calcext:value-type="float">
            <text:p>0.0003370582</text:p>
          </table:table-cell>
        </table:table-row>
        <table:table-row table:style-name="ro1">
          <table:table-cell/>
          <table:table-cell office:value-type="float" office:value="20651.5570023137" calcext:value-type="float">
            <text:p>20651.5570023137</text:p>
          </table:table-cell>
          <table:table-cell office:value-type="float" office:value="0.999866042374281" calcext:value-type="float">
            <text:p>0.9998660424</text:p>
          </table:table-cell>
          <table:table-cell office:value-type="float" office:value="0.984098643449942" calcext:value-type="float">
            <text:p>0.9840986434</text:p>
          </table:table-cell>
          <table:table-cell office:value-type="float" office:value="0.000000805447286943899" calcext:value-type="float">
            <text:p>8.05447286943899E-007</text:p>
          </table:table-cell>
          <table:table-cell/>
          <table:table-cell office:value-type="float" office:value="25500" calcext:value-type="float">
            <text:p>25500</text:p>
          </table:table-cell>
          <table:table-cell office:value-type="float" office:value="0.999977105720359" calcext:value-type="float">
            <text:p>0.9999771057</text:p>
          </table:table-cell>
          <table:table-cell office:value-type="float" office:value="0.998773182404932" calcext:value-type="float">
            <text:p>0.9987731824</text:p>
          </table:table-cell>
          <table:table-cell office:value-type="float" office:value="0.000373770687865303" calcext:value-type="float">
            <text:p>0.0003737707</text:p>
          </table:table-cell>
        </table:table-row>
        <table:table-row table:style-name="ro1">
          <table:table-cell/>
          <table:table-cell office:value-type="float" office:value="20728.8631791798" calcext:value-type="float">
            <text:p>20728.8631791798</text:p>
          </table:table-cell>
          <table:table-cell office:value-type="float" office:value="0.999870521052998" calcext:value-type="float">
            <text:p>0.9998705211</text:p>
          </table:table-cell>
          <table:table-cell office:value-type="float" office:value="0.984966803186013" calcext:value-type="float">
            <text:p>0.9849668032</text:p>
          </table:table-cell>
          <table:table-cell office:value-type="float" office:value="0.000000908521111446697" calcext:value-type="float">
            <text:p>9.08521111446697E-007</text:p>
          </table:table-cell>
          <table:table-cell/>
          <table:table-cell office:value-type="float" office:value="25600" calcext:value-type="float">
            <text:p>25600</text:p>
          </table:table-cell>
          <table:table-cell office:value-type="float" office:value="0.999977783122526" calcext:value-type="float">
            <text:p>0.9999777831</text:p>
          </table:table-cell>
          <table:table-cell office:value-type="float" office:value="0.998774052306479" calcext:value-type="float">
            <text:p>0.9987740523</text:p>
          </table:table-cell>
          <table:table-cell office:value-type="float" office:value="0.000414154210915784" calcext:value-type="float">
            <text:p>0.0004141542</text:p>
          </table:table-cell>
        </table:table-row>
        <table:table-row table:style-name="ro1">
          <table:table-cell/>
          <table:table-cell office:value-type="float" office:value="20806.2166958379" calcext:value-type="float">
            <text:p>20806.2166958379</text:p>
          </table:table-cell>
          <table:table-cell office:value-type="float" office:value="0.999874824153403" calcext:value-type="float">
            <text:p>0.9998748242</text:p>
          </table:table-cell>
          <table:table-cell office:value-type="float" office:value="0.985783126060544" calcext:value-type="float">
            <text:p>0.9857831261</text:p>
          </table:table-cell>
          <table:table-cell office:value-type="float" office:value="0.00000102392107155825" calcext:value-type="float">
            <text:p>1.02392107155825E-006</text:p>
          </table:table-cell>
          <table:table-cell/>
          <table:table-cell office:value-type="float" office:value="25700" calcext:value-type="float">
            <text:p>25700</text:p>
          </table:table-cell>
          <table:table-cell office:value-type="float" office:value="0.999978435929878" calcext:value-type="float">
            <text:p>0.9999784359</text:p>
          </table:table-cell>
          <table:table-cell office:value-type="float" office:value="0.998768647029236" calcext:value-type="float">
            <text:p>0.998768647</text:p>
          </table:table-cell>
          <table:table-cell office:value-type="float" office:value="0.000458542161424333" calcext:value-type="float">
            <text:p>0.0004585422</text:p>
          </table:table-cell>
        </table:table-row>
        <table:table-row table:style-name="ro1">
          <table:table-cell/>
          <table:table-cell office:value-type="float" office:value="20883.6147408996" calcext:value-type="float">
            <text:p>20883.6147408996</text:p>
          </table:table-cell>
          <table:table-cell office:value-type="float" office:value="0.999878959310846" calcext:value-type="float">
            <text:p>0.9998789593</text:p>
          </table:table-cell>
          <table:table-cell office:value-type="float" office:value="0.986550888489891" calcext:value-type="float">
            <text:p>0.9865508885</text:p>
          </table:table-cell>
          <table:table-cell office:value-type="float" office:value="0.00000115301359162228" calcext:value-type="float">
            <text:p>0.000001153</text:p>
          </table:table-cell>
          <table:table-cell/>
          <table:table-cell office:value-type="float" office:value="25800" calcext:value-type="float">
            <text:p>25800</text:p>
          </table:table-cell>
          <table:table-cell office:value-type="float" office:value="0.999979065184329" calcext:value-type="float">
            <text:p>0.9999790652</text:p>
          </table:table-cell>
          <table:table-cell office:value-type="float" office:value="0.998756745478021" calcext:value-type="float">
            <text:p>0.9987567455</text:p>
          </table:table-cell>
          <table:table-cell office:value-type="float" office:value="0.000507294975678537" calcext:value-type="float">
            <text:p>0.000507295</text:p>
          </table:table-cell>
        </table:table-row>
        <table:table-row table:style-name="ro1">
          <table:table-cell/>
          <table:table-cell office:value-type="float" office:value="20961.0546730395" calcext:value-type="float">
            <text:p>20961.0546730395</text:p>
          </table:table-cell>
          <table:table-cell office:value-type="float" office:value="0.999882933812116" calcext:value-type="float">
            <text:p>0.9998829338</text:p>
          </table:table-cell>
          <table:table-cell office:value-type="float" office:value="0.987273155005826" calcext:value-type="float">
            <text:p>0.987273155</text:p>
          </table:table-cell>
          <table:table-cell office:value-type="float" office:value="0.0000012973041937888" calcext:value-type="float">
            <text:p>1.2973041937888E-006</text:p>
          </table:table-cell>
          <table:table-cell/>
          <table:table-cell office:value-type="float" office:value="25900" calcext:value-type="float">
            <text:p>25900</text:p>
          </table:table-cell>
          <table:table-cell office:value-type="float" office:value="0.999979671877679" calcext:value-type="float">
            <text:p>0.9999796719</text:p>
          </table:table-cell>
          <table:table-cell office:value-type="float" office:value="0.998738088213402" calcext:value-type="float">
            <text:p>0.9987380882</text:p>
          </table:table-cell>
          <table:table-cell office:value-type="float" office:value="0.000560802073207198" calcext:value-type="float">
            <text:p>0.0005608021</text:p>
          </table:table-cell>
        </table:table-row>
        <table:table-row table:style-name="ro1">
          <table:table-cell/>
          <table:table-cell office:value-type="float" office:value="21038.534006813" calcext:value-type="float">
            <text:p>21038.534006813</text:p>
          </table:table-cell>
          <table:table-cell office:value-type="float" office:value="0.999886754648542" calcext:value-type="float">
            <text:p>0.9998867546</text:p>
          </table:table-cell>
          <table:table-cell office:value-type="float" office:value="0.987952795360992" calcext:value-type="float">
            <text:p>0.9879527954</text:p>
          </table:table-cell>
          <table:table-cell office:value-type="float" office:value="0.00000145845083496908" calcext:value-type="float">
            <text:p>1.45845083496908E-006</text:p>
          </table:table-cell>
          <table:table-cell/>
          <table:table-cell office:value-type="float" office:value="26000" calcext:value-type="float">
            <text:p>26000</text:p>
          </table:table-cell>
          <table:table-cell office:value-type="float" office:value="0.999980256956646" calcext:value-type="float">
            <text:p>0.999980257</text:p>
          </table:table-cell>
          <table:table-cell office:value-type="float" office:value="0.998712376110476" calcext:value-type="float">
            <text:p>0.9987123761</text:p>
          </table:table-cell>
          <table:table-cell office:value-type="float" office:value="0.000619483958591841" calcext:value-type="float">
            <text:p>0.000619484</text:p>
          </table:table-cell>
        </table:table-row>
        <table:table-row table:style-name="ro1">
          <table:table-cell/>
          <table:table-cell office:value-type="float" office:value="21116.0504156262" calcext:value-type="float">
            <text:p>21116.0504156262</text:p>
          </table:table-cell>
          <table:table-cell office:value-type="float" office:value="0.999890428426747" calcext:value-type="float">
            <text:p>0.9998904284</text:p>
          </table:table-cell>
          <table:table-cell office:value-type="float" office:value="0.988592485922699" calcext:value-type="float">
            <text:p>0.9885924859</text:p>
          </table:table-cell>
          <table:table-cell office:value-type="float" office:value="0.00000163827665754486" calcext:value-type="float">
            <text:p>1.63827665754486E-006</text:p>
          </table:table-cell>
          <table:table-cell/>
          <table:table-cell office:value-type="float" office:value="26100" calcext:value-type="float">
            <text:p>26100</text:p>
          </table:table-cell>
          <table:table-cell office:value-type="float" office:value="0.999980821320439" calcext:value-type="float">
            <text:p>0.9999808213</text:p>
          </table:table-cell>
          <table:table-cell office:value-type="float" office:value="0.998679268796301" calcext:value-type="float">
            <text:p>0.9986792688</text:p>
          </table:table-cell>
          <table:table-cell office:value-type="float" office:value="0.00068379424007539" calcext:value-type="float">
            <text:p>0.0006837942</text:p>
          </table:table-cell>
        </table:table-row>
        <table:table-row table:style-name="ro1">
          <table:table-cell/>
          <table:table-cell office:value-type="float" office:value="21193.6017063297" calcext:value-type="float">
            <text:p>21193.6017063297</text:p>
          </table:table-cell>
          <table:table-cell office:value-type="float" office:value="0.999893961523217" calcext:value-type="float">
            <text:p>0.9998939615</text:p>
          </table:table-cell>
          <table:table-cell office:value-type="float" office:value="0.989194736274882" calcext:value-type="float">
            <text:p>0.9891947363</text:p>
          </table:table-cell>
          <table:table-cell office:value-type="float" office:value="0.00000183878679578499" calcext:value-type="float">
            <text:p>1.83878679578499E-006</text:p>
          </table:table-cell>
          <table:table-cell/>
          <table:table-cell office:value-type="float" office:value="26200" calcext:value-type="float">
            <text:p>26200</text:p>
          </table:table-cell>
          <table:table-cell office:value-type="float" office:value="0.999981365826848" calcext:value-type="float">
            <text:p>0.9999813658</text:p>
          </table:table-cell>
          <table:table-cell office:value-type="float" office:value="0.998638382991602" calcext:value-type="float">
            <text:p>0.998638383</text:p>
          </table:table-cell>
          <table:table-cell office:value-type="float" office:value="0.000754221996379917" calcext:value-type="float">
            <text:p>0.000754222</text:p>
          </table:table-cell>
        </table:table-row>
        <table:table-row table:style-name="ro1">
          <table:table-cell/>
          <table:table-cell office:value-type="float" office:value="21271.1858279242" calcext:value-type="float">
            <text:p>21271.1858279242</text:p>
          </table:table-cell>
          <table:table-cell office:value-type="float" office:value="0.999897359949823" calcext:value-type="float">
            <text:p>0.9998973599</text:p>
          </table:table-cell>
          <table:table-cell office:value-type="float" office:value="0.989761885002798" calcext:value-type="float">
            <text:p>0.989761885</text:p>
          </table:table-cell>
          <table:table-cell office:value-type="float" office:value="0.00000206218260188937" calcext:value-type="float">
            <text:p>2.06218260188937E-006</text:p>
          </table:table-cell>
          <table:table-cell/>
          <table:table-cell office:value-type="float" office:value="26300" calcext:value-type="float">
            <text:p>26300</text:p>
          </table:table-cell>
          <table:table-cell office:value-type="float" office:value="0.999981891293231" calcext:value-type="float">
            <text:p>0.9999818913</text:p>
          </table:table-cell>
          <table:table-cell office:value-type="float" office:value="0.998589290636497" calcext:value-type="float">
            <text:p>0.9985892906</text:p>
          </table:table-cell>
          <table:table-cell office:value-type="float" office:value="0.000831294142133903" calcext:value-type="float">
            <text:p>0.0008312941</text:p>
          </table:table-cell>
        </table:table-row>
        <table:table-row table:style-name="ro1">
          <table:table-cell/>
          <table:table-cell office:value-type="float" office:value="21348.8008483233" calcext:value-type="float">
            <text:p>21348.8008483233</text:p>
          </table:table-cell>
          <table:table-cell office:value-type="float" office:value="0.999900629499289" calcext:value-type="float">
            <text:p>0.9999006295</text:p>
          </table:table-cell>
          <table:table-cell office:value-type="float" office:value="0.990296123706018" calcext:value-type="float">
            <text:p>0.9902961237</text:p>
          </table:table-cell>
          <table:table-cell office:value-type="float" office:value="0.00000231088130945027" calcext:value-type="float">
            <text:p>2.31088130945027E-006</text:p>
          </table:table-cell>
          <table:table-cell/>
          <table:table-cell office:value-type="float" office:value="26400" calcext:value-type="float">
            <text:p>26400</text:p>
          </table:table-cell>
          <table:table-cell office:value-type="float" office:value="0.999982398496584" calcext:value-type="float">
            <text:p>0.9999823985</text:p>
          </table:table-cell>
          <table:table-cell office:value-type="float" office:value="0.99853151689985" calcext:value-type="float">
            <text:p>0.9985315169</text:p>
          </table:table-cell>
          <table:table-cell office:value-type="float" office:value="0.000915577848442057" calcext:value-type="float">
            <text:p>0.0009155778</text:p>
          </table:table-cell>
        </table:table-row>
        <table:table-row table:style-name="ro1">
          <table:table-cell/>
          <table:table-cell office:value-type="float" office:value="21426.4449584747" calcext:value-type="float">
            <text:p>21426.4449584747</text:p>
          </table:table-cell>
          <table:table-cell office:value-type="float" office:value="0.999903775653778" calcext:value-type="float">
            <text:p>0.9999037757</text:p>
          </table:table-cell>
          <table:table-cell office:value-type="float" office:value="0.99079949647178" calcext:value-type="float">
            <text:p>0.9907994965</text:p>
          </table:table-cell>
          <table:table-cell office:value-type="float" office:value="0.00000258753315693071" calcext:value-type="float">
            <text:p>2.58753315693071E-006</text:p>
          </table:table-cell>
          <table:table-cell/>
          <table:table-cell office:value-type="float" office:value="26500" calcext:value-type="float">
            <text:p>26500</text:p>
          </table:table-cell>
          <table:table-cell office:value-type="float" office:value="0.99998288817985" calcext:value-type="float">
            <text:p>0.9999828882</text:p>
          </table:table-cell>
          <table:table-cell office:value-type="float" office:value="0.998464537928471" calcext:value-type="float">
            <text:p>0.9984645379</text:p>
          </table:table-cell>
          <table:table-cell office:value-type="float" office:value="0.00100768338903552" calcext:value-type="float">
            <text:p>0.0010076834</text:p>
          </table:table-cell>
        </table:table-row>
        <table:table-row table:style-name="ro1">
          <table:table-cell/>
          <table:table-cell office:value-type="float" office:value="21504.1164563748" calcext:value-type="float">
            <text:p>21504.1164563748</text:p>
          </table:table-cell>
          <table:table-cell office:value-type="float" office:value="0.999906803675525" calcext:value-type="float">
            <text:p>0.9999068037</text:p>
          </table:table-cell>
          <table:table-cell office:value-type="float" office:value="0.991273916878262" calcext:value-type="float">
            <text:p>0.9912739169</text:p>
          </table:table-cell>
          <table:table-cell office:value-type="float" office:value="0.00000289504349679159" calcext:value-type="float">
            <text:p>0.000002895</text:p>
          </table:table-cell>
          <table:table-cell/>
          <table:table-cell office:value-type="float" office:value="26600" calcext:value-type="float">
            <text:p>26600</text:p>
          </table:table-cell>
          <table:table-cell office:value-type="float" office:value="0.99998336105153" calcext:value-type="float">
            <text:p>0.9999833611</text:p>
          </table:table-cell>
          <table:table-cell office:value-type="float" office:value="0.998387778472171" calcext:value-type="float">
            <text:p>0.9983877785</text:p>
          </table:table-cell>
          <table:table-cell office:value-type="float" office:value="0.00110826686172246" calcext:value-type="float">
            <text:p>0.0011082669</text:p>
          </table:table-cell>
        </table:table-row>
        <table:table-row table:style-name="ro1">
          <table:table-cell/>
          <table:table-cell office:value-type="float" office:value="21581.8137461704" calcext:value-type="float">
            <text:p>21581.8137461704</text:p>
          </table:table-cell>
          <table:table-cell office:value-type="float" office:value="0.999909718564483" calcext:value-type="float">
            <text:p>0.9999097186</text:p>
          </table:table-cell>
          <table:table-cell office:value-type="float" office:value="0.991721171511141" calcext:value-type="float">
            <text:p>0.9917211715</text:p>
          </table:table-cell>
          <table:table-cell office:value-type="float" office:value="0.00000323659362888969" calcext:value-type="float">
            <text:p>3.23659362888969E-006</text:p>
          </table:table-cell>
          <table:table-cell/>
          <table:table-cell office:value-type="float" office:value="26700" calcext:value-type="float">
            <text:p>26700</text:p>
          </table:table-cell>
          <table:table-cell office:value-type="float" office:value="0.999983817789311" calcext:value-type="float">
            <text:p>0.9999838178</text:p>
          </table:table-cell>
          <table:table-cell office:value-type="float" office:value="0.998300609242788" calcext:value-type="float">
            <text:p>0.9983006092</text:p>
          </table:table-cell>
          <table:table-cell office:value-type="float" office:value="0.00121803327468603" calcext:value-type="float">
            <text:p>0.0012180333</text:p>
          </table:table-cell>
        </table:table-row>
        <table:table-row table:style-name="ro1">
          <table:table-cell/>
          <table:table-cell office:value-type="float" office:value="21659.535327266" calcext:value-type="float">
            <text:p>21659.535327266</text:p>
          </table:table-cell>
          <table:table-cell office:value-type="float" office:value="0.999912525110655" calcext:value-type="float">
            <text:p>0.9999125251</text:p>
          </table:table-cell>
          <table:table-cell office:value-type="float" office:value="0.992142932003169" calcext:value-type="float">
            <text:p>0.992142932</text:p>
          </table:table-cell>
          <table:table-cell office:value-type="float" office:value="0.00000361566580427864" calcext:value-type="float">
            <text:p>3.61566580427864E-006</text:p>
          </table:table-cell>
          <table:table-cell/>
          <table:table-cell office:value-type="float" office:value="26800" calcext:value-type="float">
            <text:p>26800</text:p>
          </table:table-cell>
          <table:table-cell office:value-type="float" office:value="0.999984259034275" calcext:value-type="float">
            <text:p>0.999984259</text:p>
          </table:table-cell>
          <table:table-cell office:value-type="float" office:value="0.998202344501308" calcext:value-type="float">
            <text:p>0.9982023445</text:p>
          </table:table-cell>
          <table:table-cell office:value-type="float" office:value="0.00133773909660776" calcext:value-type="float">
            <text:p>0.0013377391</text:p>
          </table:table-cell>
        </table:table-row>
        <table:table-row table:style-name="ro1">
          <table:table-cell/>
          <table:table-cell office:value-type="float" office:value="21737.2797923976" calcext:value-type="float">
            <text:p>21737.2797923976</text:p>
          </table:table-cell>
          <table:table-cell office:value-type="float" office:value="0.999915227865457" calcext:value-type="float">
            <text:p>0.9999152279</text:p>
          </table:table-cell>
          <table:table-cell office:value-type="float" office:value="0.992540759099143" calcext:value-type="float">
            <text:p>0.9925407591</text:p>
          </table:table-cell>
          <table:table-cell office:value-type="float" office:value="0.00000403606754154771" calcext:value-type="float">
            <text:p>4.03606754154771E-006</text:p>
          </table:table-cell>
          <table:table-cell/>
          <table:table-cell office:value-type="float" office:value="26900" calcext:value-type="float">
            <text:p>26900</text:p>
          </table:table-cell>
          <table:table-cell office:value-type="float" office:value="0.999984685403781" calcext:value-type="float">
            <text:p>0.9999846854</text:p>
          </table:table-cell>
          <table:table-cell office:value-type="float" office:value="0.998092238684656" calcext:value-type="float">
            <text:p>0.9980922387</text:p>
          </table:table-cell>
          <table:table-cell office:value-type="float" office:value="0.00146819630324339" calcext:value-type="float">
            <text:p>0.0014681963</text:p>
          </table:table-cell>
        </table:table-row>
        <table:table-row table:style-name="ro1">
          <table:table-cell/>
          <table:table-cell office:value-type="float" office:value="21815.0458178972" calcext:value-type="float">
            <text:p>21815.0458178972</text:p>
          </table:table-cell>
          <table:table-cell office:value-type="float" office:value="0.999917831190157" calcext:value-type="float">
            <text:p>0.9999178312</text:p>
          </table:table-cell>
          <table:table-cell office:value-type="float" office:value="0.992916113266928" calcext:value-type="float">
            <text:p>0.9929161133</text:p>
          </table:table-cell>
          <table:table-cell office:value-type="float" office:value="0.0000045019606853154" calcext:value-type="float">
            <text:p>0.000004502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float" office:value="0.999985097483683" calcext:value-type="float">
            <text:p>0.9999850975</text:p>
          </table:table-cell>
          <table:table-cell office:value-type="float" office:value="0.997969483737928" calcext:value-type="float">
            <text:p>0.9979694837</text:p>
          </table:table-cell>
          <table:table-cell office:value-type="float" office:value="0.00161027507739391" calcext:value-type="float">
            <text:p>0.0016102751</text:p>
          </table:table-cell>
        </table:table-row>
        <table:table-row table:style-name="ro1">
          <table:table-cell/>
          <table:table-cell office:value-type="float" office:value="21892.8321628783" calcext:value-type="float">
            <text:p>21892.8321628783</text:p>
          </table:table-cell>
          <table:table-cell office:value-type="float" office:value="0.999920339220734" calcext:value-type="float">
            <text:p>0.9999203392</text:p>
          </table:table-cell>
          <table:table-cell office:value-type="float" office:value="0.993270357492816" calcext:value-type="float">
            <text:p>0.9932703575</text:p>
          </table:table-cell>
          <table:table-cell office:value-type="float" office:value="0.00000501788890767791" calcext:value-type="float">
            <text:p>5.01788890767791E-006</text:p>
          </table:table-cell>
          <table:table-cell/>
          <table:table-cell office:value-type="float" office:value="27100" calcext:value-type="float">
            <text:p>27100</text:p>
          </table:table-cell>
          <table:table-cell office:value-type="float" office:value="0.999985495836797" calcext:value-type="float">
            <text:p>0.9999854958</text:p>
          </table:table-cell>
          <table:table-cell office:value-type="float" office:value="0.997833205405658" calcext:value-type="float">
            <text:p>0.9978332054</text:p>
          </table:table-cell>
          <table:table-cell office:value-type="float" office:value="0.00176490800868284" calcext:value-type="float">
            <text:p>0.001764908</text:p>
          </table:table-cell>
        </table:table-row>
        <table:table-row table:style-name="ro1">
          <table:table-cell/>
          <table:table-cell office:value-type="float" office:value="21970.637659554" calcext:value-type="float">
            <text:p>21970.637659554</text:p>
          </table:table-cell>
          <table:table-cell office:value-type="float" office:value="0.999922755922264" calcext:value-type="float">
            <text:p>0.9999227559</text:p>
          </table:table-cell>
          <table:table-cell office:value-type="float" office:value="0.993604767468837" calcext:value-type="float">
            <text:p>0.9936047675</text:p>
          </table:table-cell>
          <table:table-cell office:value-type="float" office:value="0.00000558881169517705" calcext:value-type="float">
            <text:p>5.58881169517705E-006</text:p>
          </table:table-cell>
          <table:table-cell/>
          <table:table-cell office:value-type="float" office:value="27200" calcext:value-type="float">
            <text:p>27200</text:p>
          </table:table-cell>
          <table:table-cell office:value-type="float" office:value="0.999985880997406" calcext:value-type="float">
            <text:p>0.999985881</text:p>
          </table:table-cell>
          <table:table-cell office:value-type="float" office:value="0.99768246027786" calcext:value-type="float">
            <text:p>0.9976824603</text:p>
          </table:table-cell>
          <table:table-cell office:value-type="float" office:value="0.00193309311777093" calcext:value-type="float">
            <text:p>0.0019330931</text:p>
          </table:table-cell>
        </table:table-row>
        <table:table-row table:style-name="ro1">
          <table:table-cell/>
          <table:table-cell office:value-type="float" office:value="22048.4612088709" calcext:value-type="float">
            <text:p>22048.4612088709</text:p>
          </table:table-cell>
          <table:table-cell office:value-type="float" office:value="0.999925085094871" calcext:value-type="float">
            <text:p>0.9999250851</text:p>
          </table:table-cell>
          <table:table-cell office:value-type="float" office:value="0.993920537055926" calcext:value-type="float">
            <text:p>0.9939205371</text:p>
          </table:table-cell>
          <table:table-cell office:value-type="float" office:value="0.00000622013909089258" calcext:value-type="float">
            <text:p>6.22013909089258E-006</text:p>
          </table:table-cell>
          <table:table-cell/>
          <table:table-cell office:value-type="float" office:value="27300" calcext:value-type="float">
            <text:p>27300</text:p>
          </table:table-cell>
          <table:table-cell office:value-type="float" office:value="0.999986253477603" calcext:value-type="float">
            <text:p>0.9999862535</text:p>
          </table:table-cell>
          <table:table-cell office:value-type="float" office:value="0.997516231770137" calcext:value-type="float">
            <text:p>0.9975162318</text:p>
          </table:table-cell>
          <table:table-cell office:value-type="float" office:value="0.0021158982663209" calcext:value-type="float">
            <text:p>0.0021158983</text:p>
          </table:table-cell>
        </table:table-row>
        <table:table-row table:style-name="ro1">
          <table:table-cell/>
          <table:table-cell office:value-type="float" office:value="22126.3017813678" calcext:value-type="float">
            <text:p>22126.3017813678</text:p>
          </table:table-cell>
          <table:table-cell office:value-type="float" office:value="0.999927330327012" calcext:value-type="float">
            <text:p>0.9999273303</text:p>
          </table:table-cell>
          <table:table-cell office:value-type="float" office:value="0.994218779279091" calcext:value-type="float">
            <text:p>0.9942187793</text:p>
          </table:table-cell>
          <table:table-cell office:value-type="float" office:value="0.00000691776410174895" calcext:value-type="float">
            <text:p>6.91776410174895E-006</text:p>
          </table:table-cell>
          <table:table-cell/>
          <table:table-cell office:value-type="float" office:value="27400" calcext:value-type="float">
            <text:p>27400</text:p>
          </table:table-cell>
          <table:table-cell office:value-type="float" office:value="0.999986613765272" calcext:value-type="float">
            <text:p>0.9999866138</text:p>
          </table:table-cell>
          <table:table-cell office:value-type="float" office:value="0.997333426636117" calcext:value-type="float">
            <text:p>0.9973334266</text:p>
          </table:table-cell>
          <table:table-cell office:value-type="float" office:value="0.00231446478362006" calcext:value-type="float">
            <text:p>0.0023144648</text:p>
          </table:table-cell>
        </table:table-row>
        <table:table-row table:style-name="ro1">
          <table:table-cell/>
          <table:table-cell office:value-type="float" office:value="22204.1584052375" calcext:value-type="float">
            <text:p>22204.1584052375</text:p>
          </table:table-cell>
          <table:table-cell office:value-type="float" office:value="0.999929495082994" calcext:value-type="float">
            <text:p>0.9999294951</text:p>
          </table:table-cell>
          <table:table-cell office:value-type="float" office:value="0.99450053787177" calcext:value-type="float">
            <text:p>0.9945005379</text:p>
          </table:table-cell>
          <table:table-cell office:value-type="float" office:value="0.00000768810823436146" calcext:value-type="float">
            <text:p>7.68810823436146E-006</text:p>
          </table:table-cell>
          <table:table-cell/>
          <table:table-cell office:value-type="float" office:value="27500" calcext:value-type="float">
            <text:p>27500</text:p>
          </table:table-cell>
          <table:table-cell office:value-type="float" office:value="0.999986962329731" calcext:value-type="float">
            <text:p>0.9999869623</text:p>
          </table:table-cell>
          <table:table-cell office:value-type="float" office:value="0.997132870368093" calcext:value-type="float">
            <text:p>0.9971328704</text:p>
          </table:table-cell>
          <table:table-cell office:value-type="float" office:value="0.00253001239756527" calcext:value-type="float">
            <text:p>0.0025300124</text:p>
          </table:table-cell>
        </table:table-row>
        <table:table-row table:style-name="ro1">
          <table:table-cell/>
          <table:table-cell office:value-type="float" office:value="22282.0301684037" calcext:value-type="float">
            <text:p>22282.0301684037</text:p>
          </table:table-cell>
          <table:table-cell office:value-type="float" office:value="0.999931582648168" calcext:value-type="float">
            <text:p>0.9999315826</text:p>
          </table:table-cell>
          <table:table-cell office:value-type="float" office:value="0.994766786988077" calcext:value-type="float">
            <text:p>0.994766787</text:p>
          </table:table-cell>
          <table:table-cell office:value-type="float" office:value="0.00000853815858512559" calcext:value-type="float">
            <text:p>8.53815858512559E-006</text:p>
          </table:table-cell>
          <table:table-cell/>
          <table:table-cell office:value-type="float" office:value="27600" calcext:value-type="float">
            <text:p>27600</text:p>
          </table:table-cell>
          <table:table-cell office:value-type="float" office:value="0.99998729961818" calcext:value-type="float">
            <text:p>0.9999872996</text:p>
          </table:table-cell>
          <table:table-cell office:value-type="float" office:value="0.996913303574155" calcext:value-type="float">
            <text:p>0.9969133036</text:p>
          </table:table-cell>
          <table:table-cell office:value-type="float" office:value="0.00276384292923316" calcext:value-type="float">
            <text:p>0.0027638429</text:p>
          </table:table-cell>
        </table:table-row>
        <table:table-row table:style-name="ro1">
          <table:table-cell/>
          <table:table-cell office:value-type="float" office:value="22359.9162118196" calcext:value-type="float">
            <text:p>22359.9162118196</text:p>
          </table:table-cell>
          <table:table-cell office:value-type="float" office:value="0.999933596167263" calcext:value-type="float">
            <text:p>0.9999335962</text:p>
          </table:table-cell>
          <table:table-cell office:value-type="float" office:value="0.995018438106044" calcext:value-type="float">
            <text:p>0.9950184381</text:p>
          </table:table-cell>
          <table:table-cell office:value-type="float" office:value="0.00000947551570366734" calcext:value-type="float">
            <text:p>9.47551570366734E-006</text:p>
          </table:table-cell>
          <table:table-cell/>
          <table:table-cell office:value-type="float" office:value="27700" calcext:value-type="float">
            <text:p>27700</text:p>
          </table:table-cell>
          <table:table-cell office:value-type="float" office:value="0.999987626056936" calcext:value-type="float">
            <text:p>0.9999876261</text:p>
          </table:table-cell>
          <table:table-cell office:value-type="float" office:value="0.996673377743832" calcext:value-type="float">
            <text:p>0.9966733777</text:p>
          </table:table-cell>
          <table:table-cell office:value-type="float" office:value="0.00301734471850602" calcext:value-type="float">
            <text:p>0.0030173447</text:p>
          </table:table-cell>
        </table:table-row>
        <table:table-row table:style-name="ro1">
          <table:table-cell/>
          <table:table-cell office:value-type="float" office:value="22437.8157267123" calcext:value-type="float">
            <text:p>22437.8157267123</text:p>
          </table:table-cell>
          <table:table-cell office:value-type="float" office:value="0.99993553864369" calcext:value-type="float">
            <text:p>0.9999355386</text:p>
          </table:table-cell>
          <table:table-cell office:value-type="float" office:value="0.995256343532563" calcext:value-type="float">
            <text:p>0.9952563435</text:p>
          </table:table-cell>
          <table:table-cell office:value-type="float" office:value="0.0000105084413500991" calcext:value-type="float">
            <text:p>1.05084413500991E-005</text:p>
          </table:table-cell>
          <table:table-cell/>
          <table:table-cell office:value-type="float" office:value="27800" calcext:value-type="float">
            <text:p>27800</text:p>
          </table:table-cell>
          <table:table-cell office:value-type="float" office:value="0.999987942055193" calcext:value-type="float">
            <text:p>0.9999879421</text:p>
          </table:table-cell>
          <table:table-cell office:value-type="float" office:value="0.996411650223816" calcext:value-type="float">
            <text:p>0.9964116502</text:p>
          </table:table-cell>
          <table:table-cell office:value-type="float" office:value="0.00329199788930371" calcext:value-type="float">
            <text:p>0.0032919979</text:p>
          </table:table-cell>
        </table:table-row>
        <table:table-row table:style-name="ro1">
          <table:table-cell/>
          <table:table-cell office:value-type="float" office:value="22515.727951851" calcext:value-type="float">
            <text:p>22515.727951851</text:p>
          </table:table-cell>
          <table:table-cell office:value-type="float" office:value="0.999937412939991" calcext:value-type="float">
            <text:p>0.9999374129</text:p>
          </table:table-cell>
          <table:table-cell office:value-type="float" office:value="0.995481299797693" calcext:value-type="float">
            <text:p>0.9954812998</text:p>
          </table:table-cell>
          <table:table-cell office:value-type="float" office:value="0.0000116459091050612" calcext:value-type="float">
            <text:p>1.16459091050612E-005</text:p>
          </table:table-cell>
          <table:table-cell/>
          <table:table-cell office:value-type="float" office:value="27900" calcext:value-type="float">
            <text:p>27900</text:p>
          </table:table-cell>
          <table:table-cell office:value-type="float" office:value="0.999988248004449" calcext:value-type="float">
            <text:p>0.999988248</text:p>
          </table:table-cell>
          <table:table-cell office:value-type="float" office:value="0.996126579741626" calcext:value-type="float">
            <text:p>0.9961265797</text:p>
          </table:table-cell>
          <table:table-cell office:value-type="float" office:value="0.00358937894409092" calcext:value-type="float">
            <text:p>0.0035893789</text:p>
          </table:table-cell>
        </table:table-row>
        <table:table-row table:style-name="ro1">
          <table:table-cell/>
          <table:table-cell office:value-type="float" office:value="22593.6521687198" calcext:value-type="float">
            <text:p>22593.6521687198</text:p>
          </table:table-cell>
          <table:table-cell office:value-type="float" office:value="0.999939221803625" calcext:value-type="float">
            <text:p>0.9999392218</text:p>
          </table:table-cell>
          <table:table-cell office:value-type="float" office:value="0.995694052631038" calcext:value-type="float">
            <text:p>0.9956940526</text:p>
          </table:table-cell>
          <table:table-cell office:value-type="float" office:value="0.0000128976630173257" calcext:value-type="float">
            <text:p>1.28976630173257E-005</text:p>
          </table:table-cell>
          <table:table-cell/>
          <table:table-cell office:value-type="float" office:value="28000" calcext:value-type="float">
            <text:p>28000</text:p>
          </table:table-cell>
          <table:table-cell office:value-type="float" office:value="0.999988544278133" calcext:value-type="float">
            <text:p>0.9999885443</text:p>
          </table:table-cell>
          <table:table-cell office:value-type="float" office:value="0.995816521940364" calcext:value-type="float">
            <text:p>0.9958165219</text:p>
          </table:table-cell>
          <table:table-cell office:value-type="float" office:value="0.00391116534593133" calcext:value-type="float">
            <text:p>0.0039111653</text:p>
          </table:table-cell>
        </table:table-row>
        <table:table-row table:style-name="ro1">
          <table:table-cell/>
          <table:table-cell office:value-type="float" office:value="22671.587700915" calcext:value-type="float">
            <text:p>22671.587700915</text:p>
          </table:table-cell>
          <table:table-cell office:value-type="float" office:value="0.999940967847384" calcext:value-type="float">
            <text:p>0.9999409678</text:p>
          </table:table-cell>
          <table:table-cell office:value-type="float" office:value="0.995895298433534" calcext:value-type="float">
            <text:p>0.9958952984</text:p>
          </table:table-cell>
          <table:table-cell office:value-type="float" office:value="0.00001427427226609" calcext:value-type="float">
            <text:p>1.427427226609E-005</text:p>
          </table:table-cell>
          <table:table-cell/>
          <table:table-cell office:value-type="float" office:value="28100" calcext:value-type="float">
            <text:p>28100</text:p>
          </table:table-cell>
          <table:table-cell office:value-type="float" office:value="0.999988831237341" calcext:value-type="float">
            <text:p>0.9999888312</text:p>
          </table:table-cell>
          <table:table-cell office:value-type="float" office:value="0.995479722865211" calcext:value-type="float">
            <text:p>0.9954797229</text:p>
          </table:table-cell>
          <table:table-cell office:value-type="float" office:value="0.00425914228564537" calcext:value-type="float">
            <text:p>0.0042591423</text:p>
          </table:table-cell>
        </table:table-row>
        <table:table-row table:style-name="ro1">
          <table:table-cell/>
          <table:table-cell office:value-type="float" office:value="22749.5339097083" calcext:value-type="float">
            <text:p>22749.5339097083</text:p>
          </table:table-cell>
          <table:table-cell office:value-type="float" office:value="0.999942653574347" calcext:value-type="float">
            <text:p>0.9999426536</text:p>
          </table:table-cell>
          <table:table-cell office:value-type="float" office:value="0.996085688744691" calcext:value-type="float">
            <text:p>0.9960856887</text:p>
          </table:table-cell>
          <table:table-cell office:value-type="float" office:value="0.000015787197724107" calcext:value-type="float">
            <text:p>1.5787197724107E-005</text:p>
          </table:table-cell>
          <table:table-cell/>
          <table:table-cell office:value-type="float" office:value="28200" calcext:value-type="float">
            <text:p>28200</text:p>
          </table:table-cell>
          <table:table-cell office:value-type="float" office:value="0.99998910922186" calcext:value-type="float">
            <text:p>0.9999891092</text:p>
          </table:table-cell>
          <table:table-cell office:value-type="float" office:value="0.995114316954953" calcext:value-type="float">
            <text:p>0.995114317</text:p>
          </table:table-cell>
          <table:table-cell office:value-type="float" office:value="0.00463520458440391" calcext:value-type="float">
            <text:p>0.0046352046</text:p>
          </table:table-cell>
        </table:table-row>
        <table:table-row table:style-name="ro1">
          <table:table-cell/>
          <table:table-cell office:value-type="float" office:value="22827.4901920696" calcext:value-type="float">
            <text:p>22827.4901920696</text:p>
          </table:table-cell>
          <table:table-cell office:value-type="float" office:value="0.999944281376891" calcext:value-type="float">
            <text:p>0.9999442814</text:p>
          </table:table-cell>
          <table:table-cell office:value-type="float" office:value="0.996265832641123" calcext:value-type="float">
            <text:p>0.9962658326</text:p>
          </table:table-cell>
          <table:table-cell office:value-type="float" office:value="0.0000174488583152323" calcext:value-type="float">
            <text:p>1.74488583152323E-005</text:p>
          </table:table-cell>
          <table:table-cell/>
          <table:table-cell office:value-type="float" office:value="28300" calcext:value-type="float">
            <text:p>28300</text:p>
          </table:table-cell>
          <table:table-cell office:value-type="float" office:value="0.999989378564037" calcext:value-type="float">
            <text:p>0.9999893786</text:p>
          </table:table-cell>
          <table:table-cell office:value-type="float" office:value="0.99471831722514" calcext:value-type="float">
            <text:p>0.9947183172</text:p>
          </table:table-cell>
          <table:table-cell office:value-type="float" office:value="0.00504136693822355" calcext:value-type="float">
            <text:p>0.0050413669</text:p>
          </table:table-cell>
        </table:table-row>
        <table:table-row table:style-name="ro1">
          <table:table-cell/>
          <table:table-cell office:value-type="float" office:value="22905.4559782546" calcext:value-type="float">
            <text:p>22905.4559782546</text:p>
          </table:table-cell>
          <table:table-cell office:value-type="float" office:value="0.99994585354195" calcext:value-type="float">
            <text:p>0.9999458535</text:p>
          </table:table-cell>
          <table:table-cell office:value-type="float" office:value="0.996436299405795" calcext:value-type="float">
            <text:p>0.9964362994</text:p>
          </table:table-cell>
          <table:table-cell office:value-type="float" office:value="0.0000192727029312089" calcext:value-type="float">
            <text:p>1.92727029312089E-005</text:p>
          </table:table-cell>
          <table:table-cell/>
          <table:table-cell office:value-type="float" office:value="28400" calcext:value-type="float">
            <text:p>28400</text:p>
          </table:table-cell>
          <table:table-cell office:value-type="float" office:value="0.999989639575456" calcext:value-type="float">
            <text:p>0.9999896396</text:p>
          </table:table-cell>
          <table:table-cell office:value-type="float" office:value="0.994289615195032" calcext:value-type="float">
            <text:p>0.9942896152</text:p>
          </table:table-cell>
          <table:table-cell office:value-type="float" office:value="0.00547976377374457" calcext:value-type="float">
            <text:p>0.0054797638</text:p>
          </table:table-cell>
        </table:table-row>
        <table:table-row table:style-name="ro1">
          <table:table-cell/>
          <table:table-cell office:value-type="float" office:value="22983.430729535" calcext:value-type="float">
            <text:p>22983.430729535</text:p>
          </table:table-cell>
          <table:table-cell office:value-type="float" office:value="0.999947372256023" calcext:value-type="float">
            <text:p>0.9999473723</text:p>
          </table:table-cell>
          <table:table-cell office:value-type="float" office:value="0.996597621005653" calcext:value-type="float">
            <text:p>0.996597621</text:p>
          </table:table-cell>
          <table:table-cell office:value-type="float" office:value="0.0000212732870990013" calcext:value-type="float">
            <text:p>2.12732870990013E-005</text:p>
          </table:table-cell>
          <table:table-cell/>
          <table:table-cell office:value-type="float" office:value="28500" calcext:value-type="float">
            <text:p>28500</text:p>
          </table:table-cell>
          <table:table-cell office:value-type="float" office:value="0.999989892560135" calcext:value-type="float">
            <text:p>0.9999898926</text:p>
          </table:table-cell>
          <table:table-cell office:value-type="float" office:value="0.993825970211636" calcext:value-type="float">
            <text:p>0.9938259702</text:p>
          </table:table-cell>
          <table:table-cell office:value-type="float" office:value="0.00595266031462815" calcext:value-type="float">
            <text:p>0.0059526603</text:p>
          </table:table-cell>
        </table:table-row>
        <table:table-row table:style-name="ro1">
          <table:table-cell/>
          <table:table-cell office:value-type="float" office:value="23061.4139364659" calcext:value-type="float">
            <text:p>23061.4139364659</text:p>
          </table:table-cell>
          <table:table-cell office:value-type="float" office:value="0.999948839604956" calcext:value-type="float">
            <text:p>0.9999488396</text:p>
          </table:table-cell>
          <table:table-cell office:value-type="float" office:value="0.99675029407969" calcext:value-type="float">
            <text:p>0.9967502941</text:p>
          </table:table-cell>
          <table:table-cell office:value-type="float" office:value="0.0000234663523828438" calcext:value-type="float">
            <text:p>2.34663523828438E-005</text:p>
          </table:table-cell>
          <table:table-cell/>
          <table:table-cell office:value-type="float" office:value="28600" calcext:value-type="float">
            <text:p>28600</text:p>
          </table:table-cell>
          <table:table-cell office:value-type="float" office:value="0.999990137805162" calcext:value-type="float">
            <text:p>0.9999901378</text:p>
          </table:table-cell>
          <table:table-cell office:value-type="float" office:value="0.99332500851369" calcext:value-type="float">
            <text:p>0.9933250085</text:p>
          </table:table-cell>
          <table:table-cell office:value-type="float" office:value="0.00646245338613443" calcext:value-type="float">
            <text:p>0.0064624534</text:p>
          </table:table-cell>
        </table:table-row>
        <table:table-row table:style-name="ro1">
          <table:table-cell/>
          <table:table-cell office:value-type="float" office:value="23139.4051160071" calcext:value-type="float">
            <text:p>23139.4051160071</text:p>
          </table:table-cell>
          <table:table-cell office:value-type="float" office:value="0.999950257588909" calcext:value-type="float">
            <text:p>0.9999502576</text:p>
          </table:table-cell>
          <table:table-cell office:value-type="float" office:value="0.996894782738454" calcext:value-type="float">
            <text:p>0.9968947827</text:p>
          </table:table-cell>
          <table:table-cell office:value-type="float" office:value="0.0000258689172681744" calcext:value-type="float">
            <text:p>2.58689172681744E-005</text:p>
          </table:table-cell>
          <table:table-cell/>
          <table:table-cell office:value-type="float" office:value="28700" calcext:value-type="float">
            <text:p>28700</text:p>
          </table:table-cell>
          <table:table-cell office:value-type="float" office:value="0.999990375576895" calcext:value-type="float">
            <text:p>0.9999903756</text:p>
          </table:table-cell>
          <table:table-cell office:value-type="float" office:value="0.992784222142212" calcext:value-type="float">
            <text:p>0.9927842221</text:p>
          </table:table-cell>
          <table:table-cell office:value-type="float" office:value="0.00701167250654971" calcext:value-type="float">
            <text:p>0.0070116725</text:p>
          </table:table-cell>
        </table:table-row>
        <table:table-row table:style-name="ro1">
          <table:table-cell/>
          <table:table-cell office:value-type="float" office:value="23217.4038097159" calcext:value-type="float">
            <text:p>23217.4038097159</text:p>
          </table:table-cell>
          <table:table-cell office:value-type="float" office:value="0.999951628125816" calcext:value-type="float">
            <text:p>0.9999516281</text:p>
          </table:table-cell>
          <table:table-cell office:value-type="float" office:value="0.997031520454722" calcext:value-type="float">
            <text:p>0.9970315205</text:p>
          </table:table-cell>
          <table:table-cell office:value-type="float" office:value="0.000028499370739099" calcext:value-type="float">
            <text:p>2.8499370739099E-005</text:p>
          </table:table-cell>
          <table:table-cell/>
          <table:table-cell office:value-type="float" office:value="28800" calcext:value-type="float">
            <text:p>28800</text:p>
          </table:table-cell>
          <table:table-cell office:value-type="float" office:value="0.999990606163756" calcext:value-type="float">
            <text:p>0.9999906062</text:p>
          </table:table-cell>
          <table:table-cell office:value-type="float" office:value="0.992200933905852" calcext:value-type="float">
            <text:p>0.9922009339</text:p>
          </table:table-cell>
          <table:table-cell office:value-type="float" office:value="0.00760301590646859" calcext:value-type="float">
            <text:p>0.0076030159</text:p>
          </table:table-cell>
        </table:table-row>
        <table:table-row table:style-name="ro1">
          <table:table-cell/>
          <table:table-cell office:value-type="float" office:value="23295.409583097" calcext:value-type="float">
            <text:p>23295.409583097</text:p>
          </table:table-cell>
          <table:table-cell office:value-type="float" office:value="0.999952953041196" calcext:value-type="float">
            <text:p>0.999952953</text:p>
          </table:table-cell>
          <table:table-cell office:value-type="float" office:value="0.997160911024825" calcext:value-type="float">
            <text:p>0.997160911</text:p>
          </table:table-cell>
          <table:table-cell office:value-type="float" office:value="0.0000313775630133226" calcext:value-type="float">
            <text:p>3.13775630133226E-005</text:p>
          </table:table-cell>
          <table:table-cell/>
          <table:table-cell office:value-type="float" office:value="28900" calcext:value-type="float">
            <text:p>28900</text:p>
          </table:table-cell>
          <table:table-cell office:value-type="float" office:value="0.999990829808773" calcext:value-type="float">
            <text:p>0.9999908298</text:p>
          </table:table-cell>
          <table:table-cell office:value-type="float" office:value="0.991572337049013" calcext:value-type="float">
            <text:p>0.991572337</text:p>
          </table:table-cell>
          <table:table-cell office:value-type="float" office:value="0.008239309475331" calcext:value-type="float">
            <text:p>0.0082393095</text:p>
          </table:table-cell>
        </table:table-row>
        <table:table-row table:style-name="ro1">
          <table:table-cell/>
          <table:table-cell office:value-type="float" office:value="23373.4220227256" calcext:value-type="float">
            <text:p>23373.4220227256</text:p>
          </table:table-cell>
          <table:table-cell office:value-type="float" office:value="0.999954234086638" calcext:value-type="float">
            <text:p>0.9999542341</text:p>
          </table:table-cell>
          <table:table-cell office:value-type="float" office:value="0.997283331157508" calcext:value-type="float">
            <text:p>0.9972833312</text:p>
          </table:table-cell>
          <table:table-cell office:value-type="float" office:value="0.000034524917450726" calcext:value-type="float">
            <text:p>3.4524917450726E-005</text:p>
          </table:table-cell>
          <table:table-cell/>
          <table:table-cell office:value-type="float" office:value="29000" calcext:value-type="float">
            <text:p>29000</text:p>
          </table:table-cell>
          <table:table-cell office:value-type="float" office:value="0.999991046756415" calcext:value-type="float">
            <text:p>0.9999910468</text:p>
          </table:table-cell>
          <table:table-cell office:value-type="float" office:value="0.990895459645708" calcext:value-type="float">
            <text:p>0.9908954596</text:p>
          </table:table-cell>
          <table:table-cell office:value-type="float" office:value="0.00892354343966466" calcext:value-type="float">
            <text:p>0.0089235434</text:p>
          </table:table-cell>
        </table:table-row>
        <table:table-row table:style-name="ro1">
          <table:table-cell/>
          <table:table-cell office:value-type="float" office:value="23451.4407353713" calcext:value-type="float">
            <text:p>23451.4407353713</text:p>
          </table:table-cell>
          <table:table-cell office:value-type="float" office:value="0.999955472934291" calcext:value-type="float">
            <text:p>0.9999554729</text:p>
          </table:table-cell>
          <table:table-cell office:value-type="float" office:value="0.997399131487252" calcext:value-type="float">
            <text:p>0.9973991315</text:p>
          </table:table-cell>
          <table:table-cell office:value-type="float" office:value="0.0000379645358581791" calcext:value-type="float">
            <text:p>3.79645358581791E-005</text:p>
          </table:table-cell>
          <table:table-cell/>
          <table:table-cell office:value-type="float" office:value="29100" calcext:value-type="float">
            <text:p>29100</text:p>
          </table:table-cell>
          <table:table-cell office:value-type="float" office:value="0.999991257241197" calcext:value-type="float">
            <text:p>0.9999912572</text:p>
          </table:table-cell>
          <table:table-cell office:value-type="float" office:value="0.990167166582676" calcext:value-type="float">
            <text:p>0.9901671666</text:p>
          </table:table-cell>
          <table:table-cell office:value-type="float" office:value="0.00965887018930057" calcext:value-type="float">
            <text:p>0.0096588702</text:p>
          </table:table-cell>
        </table:table-row>
        <table:table-row table:style-name="ro1">
          <table:table-cell/>
          <table:table-cell office:value-type="float" office:value="23529.4653454692" calcext:value-type="float">
            <text:p>23529.4653454692</text:p>
          </table:table-cell>
          <table:table-cell office:value-type="float" office:value="0.999956671193333" calcext:value-type="float">
            <text:p>0.9999566712</text:p>
          </table:table-cell>
          <table:table-cell office:value-type="float" office:value="0.997508638757742" calcext:value-type="float">
            <text:p>0.9975086388</text:p>
          </table:table-cell>
          <table:table-cell office:value-type="float" office:value="0.0000417213266963118" calcext:value-type="float">
            <text:p>4.17213266963118E-005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0.999991461488129" calcext:value-type="float">
            <text:p>0.9999914615</text:p>
          </table:table-cell>
          <table:table-cell office:value-type="float" office:value="0.989384154194704" calcext:value-type="float">
            <text:p>0.9893841542</text:p>
          </table:table-cell>
          <table:table-cell office:value-type="float" office:value="0.010448609704453" calcext:value-type="float">
            <text:p>0.0104486097</text:p>
          </table:table-cell>
        </table:table-row>
        <table:table-row table:style-name="ro1">
          <table:table-cell/>
          <table:table-cell office:value-type="float" office:value="23607.495494706" calcext:value-type="float">
            <text:p>23607.495494706</text:p>
          </table:table-cell>
          <table:table-cell office:value-type="float" office:value="0.999957830400074" calcext:value-type="float">
            <text:p>0.9999578304</text:p>
          </table:table-cell>
          <table:table-cell office:value-type="float" office:value="0.9976121563841" calcext:value-type="float">
            <text:p>0.9976121564</text:p>
          </table:table-cell>
          <table:table-cell office:value-type="float" office:value="0.000045822120841504" calcext:value-type="float">
            <text:p>4.5822120841504E-005</text:p>
          </table:table-cell>
          <table:table-cell/>
          <table:table-cell office:value-type="float" office:value="29300" calcext:value-type="float">
            <text:p>29300</text:p>
          </table:table-cell>
          <table:table-cell office:value-type="float" office:value="0.999991659713151" calcext:value-type="float">
            <text:p>0.9999916597</text:p>
          </table:table-cell>
          <table:table-cell office:value-type="float" office:value="0.988542945078011" calcext:value-type="float">
            <text:p>0.9885429451</text:p>
          </table:table-cell>
          <table:table-cell office:value-type="float" office:value="0.0112962548006056" calcext:value-type="float">
            <text:p>0.0112962548</text:p>
          </table:table-cell>
        </table:table-row>
        <table:table-row table:style-name="ro1">
          <table:table-cell/>
          <table:table-cell office:value-type="float" office:value="23685.5308405744" calcext:value-type="float">
            <text:p>23685.5308405744</text:p>
          </table:table-cell>
          <table:table-cell office:value-type="float" office:value="0.999958952021802" calcext:value-type="float">
            <text:p>0.999958952</text:p>
          </table:table-cell>
          <table:table-cell office:value-type="float" office:value="0.997709965737525" calcext:value-type="float">
            <text:p>0.9977099657</text:p>
          </table:table-cell>
          <table:table-cell office:value-type="float" office:value="0.0000502958028084" calcext:value-type="float">
            <text:p>5.02958028084E-005</text:p>
          </table:table-cell>
          <table:table-cell/>
          <table:table-cell office:value-type="float" office:value="29400" calcext:value-type="float">
            <text:p>29400</text:p>
          </table:table-cell>
          <table:table-cell office:value-type="float" office:value="0.999991852123536" calcext:value-type="float">
            <text:p>0.9999918521</text:p>
          </table:table-cell>
          <table:table-cell office:value-type="float" office:value="0.987639883137297" calcext:value-type="float">
            <text:p>0.9876398831</text:p>
          </table:table-cell>
          <table:table-cell office:value-type="float" office:value="0.012205476135874" calcext:value-type="float">
            <text:p>0.0122054761</text:p>
          </table:table-cell>
        </table:table-row>
        <table:table-row table:style-name="ro1">
          <table:table-cell/>
          <table:table-cell office:value-type="float" office:value="23763.5710544495" calcext:value-type="float">
            <text:p>23763.5710544495</text:p>
          </table:table-cell>
          <table:table-cell office:value-type="float" office:value="0.999960037467843" calcext:value-type="float">
            <text:p>0.9999600375</text:p>
          </table:table-cell>
          <table:table-cell office:value-type="float" office:value="0.997802327709321" calcext:value-type="float">
            <text:p>0.9978023277</text:p>
          </table:table-cell>
          <table:table-cell office:value-type="float" office:value="0.0000551734597783497" calcext:value-type="float">
            <text:p>5.51734597783497E-005</text:p>
          </table:table-cell>
          <table:table-cell/>
          <table:table-cell office:value-type="float" office:value="29500" calcext:value-type="float">
            <text:p>29500</text:p>
          </table:table-cell>
          <table:table-cell office:value-type="float" office:value="0.999992038917501" calcext:value-type="float">
            <text:p>0.9999920389</text:p>
          </table:table-cell>
          <table:table-cell office:value-type="float" office:value="0.986671130195126" calcext:value-type="float">
            <text:p>0.9866711302</text:p>
          </table:table-cell>
          <table:table-cell office:value-type="float" office:value="0.0131801256376088" calcext:value-type="float">
            <text:p>0.0131801256</text:p>
          </table:table-cell>
        </table:table-row>
        <table:table-row table:style-name="ro1">
          <table:table-cell/>
          <table:table-cell office:value-type="float" office:value="23841.6158206589" calcext:value-type="float">
            <text:p>23841.6158206589</text:p>
          </table:table-cell>
          <table:table-cell office:value-type="float" office:value="0.999961088088205" calcext:value-type="float">
            <text:p>0.9999610881</text:p>
          </table:table-cell>
          <table:table-cell office:value-type="float" office:value="0.997889483503042" calcext:value-type="float">
            <text:p>0.9978894835</text:p>
          </table:table-cell>
          <table:table-cell office:value-type="float" office:value="0.0000604885272812083" calcext:value-type="float">
            <text:p>6.04885272812083E-005</text:p>
          </table:table-cell>
          <table:table-cell/>
          <table:table-cell office:value-type="float" office:value="29600" calcext:value-type="float">
            <text:p>29600</text:p>
          </table:table-cell>
          <table:table-cell office:value-type="float" office:value="0.999992220286204" calcext:value-type="float">
            <text:p>0.9999922203</text:p>
          </table:table-cell>
          <table:table-cell office:value-type="float" office:value="0.985632659443231" calcext:value-type="float">
            <text:p>0.9856326594</text:p>
          </table:table-cell>
          <table:table-cell office:value-type="float" office:value="0.0142242431301663" calcext:value-type="float">
            <text:p>0.0142242431</text:p>
          </table:table-cell>
        </table:table-row>
        <table:table-row table:style-name="ro1">
          <table:table-cell/>
          <table:table-cell office:value-type="float" office:value="23919.6648350242" calcext:value-type="float">
            <text:p>23919.6648350242</text:p>
          </table:table-cell>
          <table:table-cell office:value-type="float" office:value="0.9999621051798" calcext:value-type="float">
            <text:p>0.9999621052</text:p>
          </table:table-cell>
          <table:table-cell office:value-type="float" office:value="0.997971655751914" calcext:value-type="float">
            <text:p>0.9979716558</text:p>
          </table:table-cell>
          <table:table-cell office:value-type="float" office:value="0.000066276953397077" calcext:value-type="float">
            <text:p>0.000066277</text:p>
          </table:table-cell>
          <table:table-cell/>
          <table:table-cell office:value-type="float" office:value="29700" calcext:value-type="float">
            <text:p>29700</text:p>
          </table:table-cell>
          <table:table-cell office:value-type="float" office:value="0.99999239641399" calcext:value-type="float">
            <text:p>0.9999923964</text:p>
          </table:table-cell>
          <table:table-cell office:value-type="float" office:value="0.984520251145016" calcext:value-type="float">
            <text:p>0.9845202511</text:p>
          </table:table-cell>
          <table:table-cell office:value-type="float" office:value="0.0153420606735442" calcext:value-type="float">
            <text:p>0.0153420607</text:p>
          </table:table-cell>
        </table:table-row>
        <table:table-row table:style-name="ro1">
          <table:table-cell/>
          <table:table-cell office:value-type="float" office:value="23997.7178047357" calcext:value-type="float">
            <text:p>23997.7178047357</text:p>
          </table:table-cell>
          <table:table-cell office:value-type="float" office:value="0.999963089974963" calcext:value-type="float">
            <text:p>0.99996309</text:p>
          </table:table-cell>
          <table:table-cell office:value-type="float" office:value="0.998049048672534" calcext:value-type="float">
            <text:p>0.9980490487</text:p>
          </table:table-cell>
          <table:table-cell office:value-type="float" office:value="0.0000725773422032711" calcext:value-type="float">
            <text:p>7.25773422032711E-005</text:p>
          </table:table-cell>
          <table:table-cell/>
          <table:table-cell office:value-type="float" office:value="29800" calcext:value-type="float">
            <text:p>29800</text:p>
          </table:table-cell>
          <table:table-cell office:value-type="float" office:value="0.999992567475737" calcext:value-type="float">
            <text:p>0.9999925675</text:p>
          </table:table-cell>
          <table:table-cell office:value-type="float" office:value="0.983329495032326" calcext:value-type="float">
            <text:p>0.983329495</text:p>
          </table:table-cell>
          <table:table-cell office:value-type="float" office:value="0.0165380001530528" calcext:value-type="float">
            <text:p>0.0165380002</text:p>
          </table:table-cell>
        </table:table-row>
        <table:table-row table:style-name="ro1">
          <table:table-cell/>
          <table:table-cell office:value-type="float" office:value="24075.7744459157" calcext:value-type="float">
            <text:p>24075.7744459157</text:p>
          </table:table-cell>
          <table:table-cell office:value-type="float" office:value="0.999964043661923" calcext:value-type="float">
            <text:p>0.9999640437</text:p>
          </table:table-cell>
          <table:table-cell office:value-type="float" office:value="0.998121849763749" calcext:value-type="float">
            <text:p>0.9981218498</text:p>
          </table:table-cell>
          <table:table-cell office:value-type="float" office:value="0.0000794311585899151" calcext:value-type="float">
            <text:p>7.94311585899151E-005</text:p>
          </table:table-cell>
          <table:table-cell/>
          <table:table-cell office:value-type="float" office:value="29900" calcext:value-type="float">
            <text:p>29900</text:p>
          </table:table-cell>
          <table:table-cell office:value-type="float" office:value="0.999992733642385" calcext:value-type="float">
            <text:p>0.9999927336</text:p>
          </table:table-cell>
          <table:table-cell office:value-type="float" office:value="0.982055777443912" calcext:value-type="float">
            <text:p>0.9820557774</text:p>
          </table:table-cell>
          <table:table-cell office:value-type="float" office:value="0.0178166862757398" calcext:value-type="float">
            <text:p>0.0178166863</text:p>
          </table:table-cell>
        </table:table-row>
        <table:table-row table:style-name="ro1">
          <table:table-cell/>
          <table:table-cell office:value-type="float" office:value="24153.8344828692" calcext:value-type="float">
            <text:p>24153.8344828692</text:p>
          </table:table-cell>
          <table:table-cell office:value-type="float" office:value="0.999964967382891" calcext:value-type="float">
            <text:p>0.9999649674</text:p>
          </table:table-cell>
          <table:table-cell office:value-type="float" office:value="0.99819023027558" calcext:value-type="float">
            <text:p>0.9981902303</text:p>
          </table:table-cell>
          <table:table-cell office:value-type="float" office:value="0.0000868829130104558" calcext:value-type="float">
            <text:p>8.68829130104558E-005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0.999992895075394" calcext:value-type="float">
            <text:p>0.9999928951</text:p>
          </table:table-cell>
          <table:table-cell office:value-type="float" office:value="0.980694291417488" calcext:value-type="float">
            <text:p>0.9806942914</text:p>
          </table:table-cell>
          <table:table-cell office:value-type="float" office:value="0.0191829364077641" calcext:value-type="float">
            <text:p>0.0191829364</text:p>
          </table:table-cell>
        </table:table-row>
        <table:table-row table:style-name="ro1">
          <table:table-cell/>
          <table:table-cell office:value-type="float" office:value="24231.8976477415" calcext:value-type="float">
            <text:p>24231.8976477415</text:p>
          </table:table-cell>
          <table:table-cell office:value-type="float" office:value="0.999965862226562" calcext:value-type="float">
            <text:p>0.9999658622</text:p>
          </table:table-cell>
          <table:table-cell office:value-type="float" office:value="0.998254345386483" calcext:value-type="float">
            <text:p>0.9982543454</text:p>
          </table:table-cell>
          <table:table-cell office:value-type="float" office:value="0.0000949803369377928" calcext:value-type="float">
            <text:p>9.49803369377928E-005</text:p>
          </table:table-cell>
          <table:table-cell/>
          <table:table-cell office:value-type="float" office:value="30100" calcext:value-type="float">
            <text:p>30100</text:p>
          </table:table-cell>
          <table:table-cell office:value-type="float" office:value="0.999993051932056" calcext:value-type="float">
            <text:p>0.9999930519</text:p>
          </table:table-cell>
          <table:table-cell office:value-type="float" office:value="0.979240024379104" calcext:value-type="float">
            <text:p>0.9792400244</text:p>
          </table:table-cell>
          <table:table-cell office:value-type="float" office:value="0.0206417730099872" calcext:value-type="float">
            <text:p>0.020641773</text:p>
          </table:table-cell>
        </table:table-row>
        <table:table-row table:style-name="ro1">
          <table:table-cell/>
          <table:table-cell office:value-type="float" office:value="24309.9636785789" calcext:value-type="float">
            <text:p>24309.9636785789</text:p>
          </table:table-cell>
          <table:table-cell office:value-type="float" office:value="0.999966729243171" calcext:value-type="float">
            <text:p>0.9999667292</text:p>
          </table:table-cell>
          <table:table-cell office:value-type="float" office:value="0.998314335385503" calcext:value-type="float">
            <text:p>0.9983143354</text:p>
          </table:table-cell>
          <table:table-cell office:value-type="float" office:value="0.000103774622119156" calcext:value-type="float">
            <text:p>0.0001037746</text:p>
          </table:table-cell>
          <table:table-cell/>
          <table:table-cell office:value-type="float" office:value="30200" calcext:value-type="float">
            <text:p>30200</text:p>
          </table:table-cell>
          <table:table-cell office:value-type="float" office:value="0.999993204362264" calcext:value-type="float">
            <text:p>0.9999932044</text:p>
          </table:table-cell>
          <table:table-cell office:value-type="float" office:value="0.977687766235223" calcext:value-type="float">
            <text:p>0.9776877662</text:p>
          </table:table-cell>
          <table:table-cell office:value-type="float" office:value="0.0221984155149601" calcext:value-type="float">
            <text:p>0.0221984155</text:p>
          </table:table-cell>
        </table:table-row>
        <table:table-row table:style-name="ro1">
          <table:table-cell/>
          <table:table-cell office:value-type="float" office:value="24388.0323192387" calcext:value-type="float">
            <text:p>24388.0323192387</text:p>
          </table:table-cell>
          <table:table-cell office:value-type="float" office:value="0.999967569433975" calcext:value-type="float">
            <text:p>0.9999675694</text:p>
          </table:table-cell>
          <table:table-cell office:value-type="float" office:value="0.998370325602627" calcext:value-type="float">
            <text:p>0.9983703256</text:p>
          </table:table-cell>
          <table:table-cell office:value-type="float" office:value="0.000113320607995789" calcext:value-type="float">
            <text:p>0.0001133206</text:p>
          </table:table-cell>
          <table:table-cell/>
          <table:table-cell office:value-type="float" office:value="30300" calcext:value-type="float">
            <text:p>30300</text:p>
          </table:table-cell>
          <table:table-cell office:value-type="float" office:value="0.999993352510841" calcext:value-type="float">
            <text:p>0.9999933525</text:p>
          </table:table-cell>
          <table:table-cell office:value-type="float" office:value="0.976032104814476" calcext:value-type="float">
            <text:p>0.9760321048</text:p>
          </table:table-cell>
          <table:table-cell office:value-type="float" office:value="0.0238582849514828" calcext:value-type="float">
            <text:p>0.023858285</text:p>
          </table:table-cell>
        </table:table-row>
        <table:table-row table:style-name="ro1">
          <table:table-cell/>
          <table:table-cell office:value-type="float" office:value="24466.1033177595" calcext:value-type="float">
            <text:p>24466.1033177595</text:p>
          </table:table-cell>
          <table:table-cell office:value-type="float" office:value="0.999968383762519" calcext:value-type="float">
            <text:p>0.9999683838</text:p>
          </table:table-cell>
          <table:table-cell office:value-type="float" office:value="0.998422427285668" calcext:value-type="float">
            <text:p>0.9984224273</text:p>
          </table:table-cell>
          <table:table-cell office:value-type="float" office:value="0.000123677039262717" calcext:value-type="float">
            <text:p>0.000123677</text:p>
          </table:table-cell>
          <table:table-cell/>
          <table:table-cell office:value-type="float" office:value="30400" calcext:value-type="float">
            <text:p>30400</text:p>
          </table:table-cell>
          <table:table-cell office:value-type="float" office:value="0.999993496517702" calcext:value-type="float">
            <text:p>0.9999934965</text:p>
          </table:table-cell>
          <table:table-cell office:value-type="float" office:value="0.974267427042665" calcext:value-type="float">
            <text:p>0.974267427</text:p>
          </table:table-cell>
          <table:table-cell office:value-type="float" office:value="0.0256270027951749" calcext:value-type="float">
            <text:p>0.0256270028</text:p>
          </table:table-cell>
        </table:table-row>
        <table:table-row table:style-name="ro1">
          <table:table-cell/>
          <table:table-cell office:value-type="float" office:value="24544.1764258357" calcext:value-type="float">
            <text:p>24544.1764258357</text:p>
          </table:table-cell>
          <table:table-cell office:value-type="float" office:value="0.999969173150559" calcext:value-type="float">
            <text:p>0.9999691732</text:p>
          </table:table-cell>
          <table:table-cell office:value-type="float" office:value="0.998470737731543" calcext:value-type="float">
            <text:p>0.9984707377</text:p>
          </table:table-cell>
          <table:table-cell office:value-type="float" office:value="0.000134906791281235" calcext:value-type="float">
            <text:p>0.0001349068</text:p>
          </table:table-cell>
          <table:table-cell/>
          <table:table-cell office:value-type="float" office:value="30500" calcext:value-type="float">
            <text:p>30500</text:p>
          </table:table-cell>
          <table:table-cell office:value-type="float" office:value="0.999993636516226" calcext:value-type="float">
            <text:p>0.9999936365</text:p>
          </table:table-cell>
          <table:table-cell office:value-type="float" office:value="0.972387928755941" calcext:value-type="float">
            <text:p>0.9723879288</text:p>
          </table:table-cell>
          <table:table-cell office:value-type="float" office:value="0.0275103811500553" calcext:value-type="float">
            <text:p>0.0275103812</text:p>
          </table:table-cell>
        </table:table-row>
        <table:table-row table:style-name="ro1">
          <table:table-cell/>
          <table:table-cell office:value-type="float" office:value="24622.2513972983" calcext:value-type="float">
            <text:p>24622.2513972983</text:p>
          </table:table-cell>
          <table:table-cell office:value-type="float" office:value="0.999969938488161" calcext:value-type="float">
            <text:p>0.9999699385</text:p>
          </table:table-cell>
          <table:table-cell office:value-type="float" office:value="0.998515340970394" calcext:value-type="float">
            <text:p>0.998515341</text:p>
          </table:table-cell>
          <table:table-cell office:value-type="float" office:value="0.000147077162425164" calcext:value-type="float">
            <text:p>0.0001470772</text:p>
          </table:table-cell>
          <table:table-cell/>
          <table:table-cell office:value-type="float" office:value="30600" calcext:value-type="float">
            <text:p>30600</text:p>
          </table:table-cell>
          <table:table-cell office:value-type="float" office:value="0.999993772635387" calcext:value-type="float">
            <text:p>0.9999937726</text:p>
          </table:table-cell>
          <table:table-cell office:value-type="float" office:value="0.970387612779848" calcext:value-type="float">
            <text:p>0.9703876128</text:p>
          </table:table-cell>
          <table:table-cell office:value-type="float" office:value="0.0295144247262411" calcext:value-type="float">
            <text:p>0.0295144247</text:p>
          </table:table-cell>
        </table:table-row>
        <table:table-row table:style-name="ro1">
          <table:table-cell/>
          <table:table-cell office:value-type="float" office:value="24700.3279879775" calcext:value-type="float">
            <text:p>24700.3279879775</text:p>
          </table:table-cell>
          <table:table-cell office:value-type="float" office:value="0.999970680624255" calcext:value-type="float">
            <text:p>0.9999706806</text:p>
          </table:table-cell>
          <table:table-cell office:value-type="float" office:value="0.998556307589233" calcext:value-type="float">
            <text:p>0.9985563076</text:p>
          </table:table-cell>
          <table:table-cell office:value-type="float" office:value="0.000160260100214272" calcext:value-type="float">
            <text:p>0.0001602601</text:p>
          </table:table-cell>
          <table:table-cell/>
          <table:table-cell office:value-type="float" office:value="30700" calcext:value-type="float">
            <text:p>30700</text:p>
          </table:table-cell>
          <table:table-cell office:value-type="float" office:value="0.999993904998763" calcext:value-type="float">
            <text:p>0.999993905</text:p>
          </table:table-cell>
          <table:table-cell office:value-type="float" office:value="0.968260299845973" calcext:value-type="float">
            <text:p>0.9682602998</text:p>
          </table:table-cell>
          <table:table-cell office:value-type="float" office:value="0.0316453199261586" calcext:value-type="float">
            <text:p>0.0316453199</text:p>
          </table:table-cell>
        </table:table-row>
        <table:table-row table:style-name="ro1">
          <table:table-cell/>
          <table:table-cell office:value-type="float" office:value="24778.4059540326" calcext:value-type="float">
            <text:p>24778.4059540326</text:p>
          </table:table-cell>
          <table:table-cell office:value-type="float" office:value="0.999971400378995" calcext:value-type="float">
            <text:p>0.9999714004</text:p>
          </table:table-cell>
          <table:table-cell office:value-type="float" office:value="0.998593695398744" calcext:value-type="float">
            <text:p>0.9985936954</text:p>
          </table:table-cell>
          <table:table-cell office:value-type="float" office:value="0.000174532537965609" calcext:value-type="float">
            <text:p>0.0001745325</text:p>
          </table:table-cell>
          <table:table-cell/>
          <table:table-cell office:value-type="float" office:value="30800" calcext:value-type="float">
            <text:p>30800</text:p>
          </table:table-cell>
          <table:table-cell office:value-type="float" office:value="0.99999403372647" calcext:value-type="float">
            <text:p>0.9999940337</text:p>
          </table:table-cell>
          <table:table-cell office:value-type="float" office:value="0.965999628160907" calcext:value-type="float">
            <text:p>0.9659996282</text:p>
          </table:table-cell>
          <table:table-cell office:value-type="float" office:value="0.033909435324869" calcext:value-type="float">
            <text:p>0.0339094353</text:p>
          </table:table-cell>
        </table:table-row>
        <table:table-row table:style-name="ro1">
          <table:table-cell/>
          <table:table-cell office:value-type="float" office:value="24856.4850516091" calcext:value-type="float">
            <text:p>24856.4850516091</text:p>
          </table:table-cell>
          <table:table-cell office:value-type="float" office:value="0.999972098537226" calcext:value-type="float">
            <text:p>0.9999720985</text:p>
          </table:table-cell>
          <table:table-cell office:value-type="float" office:value="0.998627549297034" calcext:value-type="float">
            <text:p>0.9986275493</text:p>
          </table:table-cell>
          <table:table-cell office:value-type="float" office:value="0.00018997665859844" calcext:value-type="float">
            <text:p>0.0001899767</text:p>
          </table:table-cell>
          <table:table-cell/>
          <table:table-cell office:value-type="float" office:value="30900" calcext:value-type="float">
            <text:p>30900</text:p>
          </table:table-cell>
          <table:table-cell office:value-type="float" office:value="0.999994158933069" calcext:value-type="float">
            <text:p>0.9999941589</text:p>
          </table:table-cell>
          <table:table-cell office:value-type="float" office:value="0.96359907391101" calcext:value-type="float">
            <text:p>0.9635990739</text:p>
          </table:table-cell>
          <table:table-cell office:value-type="float" office:value="0.0363133011486117" calcext:value-type="float">
            <text:p>0.0363133011</text:p>
          </table:table-cell>
        </table:table-row>
        <table:table-row table:style-name="ro1">
          <table:table-cell/>
          <table:table-cell office:value-type="float" office:value="24934.5650360772" calcext:value-type="float">
            <text:p>24934.5650360772</text:p>
          </table:table-cell>
          <table:table-cell office:value-type="float" office:value="0.999972775847933" calcext:value-type="float">
            <text:p>0.9999727758</text:p>
          </table:table-cell>
          <table:table-cell office:value-type="float" office:value="0.99865790135825" calcext:value-type="float">
            <text:p>0.9986579014</text:p>
          </table:table-cell>
          <table:table-cell office:value-type="float" office:value="0.000206680187939377" calcext:value-type="float">
            <text:p>0.0002066802</text:p>
          </table:table-cell>
          <table:table-cell/>
          <table:table-cell office:value-type="float" office:value="31000" calcext:value-type="float">
            <text:p>31000</text:p>
          </table:table-cell>
          <table:table-cell office:value-type="float" office:value="0.999994280729991" calcext:value-type="float">
            <text:p>0.9999942807</text:p>
          </table:table-cell>
          <table:table-cell office:value-type="float" office:value="0.961051951007362" calcext:value-type="float">
            <text:p>0.961051951</text:p>
          </table:table-cell>
          <table:table-cell office:value-type="float" office:value="0.0388636095841793" calcext:value-type="float">
            <text:p>0.0388636096</text:p>
          </table:table-cell>
        </table:table-row>
        <table:table-row table:style-name="ro1">
          <table:table-cell/>
          <table:table-cell office:value-type="float" office:value="25012.6456601043" calcext:value-type="float">
            <text:p>25012.6456601043</text:p>
          </table:table-cell>
          <table:table-cell office:value-type="float" office:value="0.999973433040028" calcext:value-type="float">
            <text:p>0.999973433</text:p>
          </table:table-cell>
          <table:table-cell office:value-type="float" office:value="0.998684771430332" calcext:value-type="float">
            <text:p>0.9986847714</text:p>
          </table:table-cell>
          <table:table-cell office:value-type="float" office:value="0.000224736829549807" calcext:value-type="float">
            <text:p>0.0002247368</text:p>
          </table:table-cell>
          <table:table-cell/>
          <table:table-cell office:value-type="float" office:value="31100" calcext:value-type="float">
            <text:p>31100</text:p>
          </table:table-cell>
          <table:table-cell office:value-type="float" office:value="0.999994399224057" calcext:value-type="float">
            <text:p>0.9999943992</text:p>
          </table:table-cell>
          <table:table-cell office:value-type="float" office:value="0.958351433449494" calcext:value-type="float">
            <text:p>0.9583514334</text:p>
          </table:table-cell>
          <table:table-cell office:value-type="float" office:value="0.0415671924065978" calcext:value-type="float">
            <text:p>0.0415671924</text:p>
          </table:table-cell>
        </table:table-row>
        <table:table-row table:style-name="ro1">
          <table:table-cell/>
          <table:table-cell office:value-type="float" office:value="25090.7266741042" calcext:value-type="float">
            <text:p>25090.7266741042</text:p>
          </table:table-cell>
          <table:table-cell office:value-type="float" office:value="0.999974070804486" calcext:value-type="float">
            <text:p>0.9999740708</text:p>
          </table:table-cell>
          <table:table-cell office:value-type="float" office:value="0.998708166516488" calcext:value-type="float">
            <text:p>0.9987081665</text:p>
          </table:table-cell>
          <table:table-cell office:value-type="float" office:value="0.000244246476639742" calcext:value-type="float">
            <text:p>0.0002442465</text:p>
          </table:table-cell>
          <table:table-cell/>
          <table:table-cell office:value-type="float" office:value="31200" calcext:value-type="float">
            <text:p>31200</text:p>
          </table:table-cell>
          <table:table-cell office:value-type="float" office:value="0.999994514517224" calcext:value-type="float">
            <text:p>0.9999945145</text:p>
          </table:table-cell>
          <table:table-cell office:value-type="float" office:value="0.955490575885082" calcext:value-type="float">
            <text:p>0.9554905759</text:p>
          </table:table-cell>
          <table:table-cell office:value-type="float" office:value="0.0444310004303074" calcext:value-type="float">
            <text:p>0.0444310004</text:p>
          </table:table-cell>
        </table:table-row>
        <table:table-row table:style-name="ro1">
          <table:table-cell/>
          <table:table-cell office:value-type="float" office:value="25168.8078241493" calcext:value-type="float">
            <text:p>25168.8078241493</text:p>
          </table:table-cell>
          <table:table-cell office:value-type="float" office:value="0.999974689812036" calcext:value-type="float">
            <text:p>0.9999746898</text:p>
          </table:table-cell>
          <table:table-cell office:value-type="float" office:value="0.998728081337782" calcext:value-type="float">
            <text:p>0.9987280813</text:p>
          </table:table-cell>
          <table:table-cell office:value-type="float" office:value="0.00026531570640412" calcext:value-type="float">
            <text:p>0.0002653157</text:p>
          </table:table-cell>
          <table:table-cell/>
          <table:table-cell office:value-type="float" office:value="31300" calcext:value-type="float">
            <text:p>31300</text:p>
          </table:table-cell>
          <table:table-cell office:value-type="float" office:value="0.999994626708811" calcext:value-type="float">
            <text:p>0.9999946267</text:p>
          </table:table-cell>
          <table:table-cell office:value-type="float" office:value="0.952462317726124" calcext:value-type="float">
            <text:p>0.9524623177</text:p>
          </table:table-cell>
          <table:table-cell office:value-type="float" office:value="0.0474620994399045" calcext:value-type="float">
            <text:p>0.0474620994</text:p>
          </table:table-cell>
        </table:table-row>
        <table:table-row table:style-name="ro1">
          <table:table-cell/>
          <table:table-cell office:value-type="float" office:value="25246.8888518662" calcext:value-type="float">
            <text:p>25246.8888518662</text:p>
          </table:table-cell>
          <table:table-cell office:value-type="float" office:value="0.999975290702868" calcext:value-type="float">
            <text:p>0.9999752907</text:p>
          </table:table-cell>
          <table:table-cell office:value-type="float" office:value="0.998744497923785" calcext:value-type="float">
            <text:p>0.9987444979</text:p>
          </table:table-cell>
          <table:table-cell office:value-type="float" office:value="0.000288058068107772" calcext:value-type="float">
            <text:p>0.0002880581</text:p>
          </table:table-cell>
          <table:table-cell/>
          <table:table-cell office:value-type="float" office:value="31400" calcext:value-type="float">
            <text:p>31400</text:p>
          </table:table-cell>
          <table:table-cell office:value-type="float" office:value="0.999994735895533" calcext:value-type="float">
            <text:p>0.9999947359</text:p>
          </table:table-cell>
          <table:table-cell office:value-type="float" office:value="0.949259501469042" calcext:value-type="float">
            <text:p>0.9492595015</text:p>
          </table:table-cell>
          <table:table-cell office:value-type="float" office:value="0.050667651881764" calcext:value-type="float">
            <text:p>0.0506676519</text:p>
          </table:table-cell>
        </table:table-row>
        <table:table-row table:style-name="ro1">
          <table:table-cell/>
          <table:table-cell office:value-type="float" office:value="25324.9694928589" calcext:value-type="float">
            <text:p>25324.9694928589</text:p>
          </table:table-cell>
          <table:table-cell office:value-type="float" office:value="0.999975874096543" calcext:value-type="float">
            <text:p>0.9999758741</text:p>
          </table:table-cell>
          <table:table-cell office:value-type="float" office:value="0.998757385800158" calcext:value-type="float">
            <text:p>0.9987573858</text:p>
          </table:table-cell>
          <table:table-cell office:value-type="float" office:value="0.000312594574777425" calcext:value-type="float">
            <text:p>0.0003125946</text:p>
          </table:table-cell>
          <table:table-cell/>
          <table:table-cell office:value-type="float" office:value="31500" calcext:value-type="float">
            <text:p>31500</text:p>
          </table:table-cell>
          <table:table-cell office:value-type="float" office:value="0.99999484216878" calcext:value-type="float">
            <text:p>0.9999948422</text:p>
          </table:table-cell>
          <table:table-cell office:value-type="float" office:value="0.945874920522058" calcext:value-type="float">
            <text:p>0.9458749205</text:p>
          </table:table-cell>
          <table:table-cell office:value-type="float" office:value="0.0540548690083485" calcext:value-type="float">
            <text:p>0.054054869</text:p>
          </table:table-cell>
        </table:table-row>
        <table:table-row table:style-name="ro1">
          <table:table-cell/>
          <table:table-cell office:value-type="float" office:value="25403.0494763823" calcext:value-type="float">
            <text:p>25403.0494763823</text:p>
          </table:table-cell>
          <table:table-cell office:value-type="float" office:value="0.999976440584529" calcext:value-type="float">
            <text:p>0.9999764406</text:p>
          </table:table-cell>
          <table:table-cell office:value-type="float" office:value="0.998766701629703" calcext:value-type="float">
            <text:p>0.9987667016</text:p>
          </table:table-cell>
          <table:table-cell office:value-type="float" office:value="0.000339054032247633" calcext:value-type="float">
            <text:p>0.000339054</text:p>
          </table:table-cell>
          <table:table-cell/>
          <table:table-cell office:value-type="float" office:value="31600" calcext:value-type="float">
            <text:p>31600</text:p>
          </table:table-cell>
          <table:table-cell office:value-type="float" office:value="0.999994945618582" calcext:value-type="float">
            <text:p>0.9999949456</text:p>
          </table:table-cell>
          <table:table-cell office:value-type="float" office:value="0.94230131141923" calcext:value-type="float">
            <text:p>0.9423013114</text:p>
          </table:table-cell>
          <table:table-cell office:value-type="float" office:value="0.0576310187330293" calcext:value-type="float">
            <text:p>0.0576310187</text:p>
          </table:table-cell>
        </table:table-row>
        <table:table-row table:style-name="ro1">
          <table:table-cell/>
          <table:table-cell office:value-type="float" office:value="25481.1285237544" calcext:value-type="float">
            <text:p>25481.1285237544</text:p>
          </table:table-cell>
          <table:table-cell office:value-type="float" office:value="0.999976990739516" calcext:value-type="float">
            <text:p>0.9999769907</text:p>
          </table:table-cell>
          <table:table-cell office:value-type="float" office:value="0.998772389276131" calcext:value-type="float">
            <text:p>0.9987723893</text:p>
          </table:table-cell>
          <table:table-cell office:value-type="float" office:value="0.000367573584920013" calcext:value-type="float">
            <text:p>0.0003675736</text:p>
          </table:table-cell>
          <table:table-cell/>
          <table:table-cell office:value-type="float" office:value="31700" calcext:value-type="float">
            <text:p>31700</text:p>
          </table:table-cell>
          <table:table-cell office:value-type="float" office:value="0.999995046329595" calcext:value-type="float">
            <text:p>0.9999950463</text:p>
          </table:table-cell>
          <table:table-cell office:value-type="float" office:value="0.938531422642218" calcext:value-type="float">
            <text:p>0.9385314226</text:p>
          </table:table-cell>
          <table:table-cell office:value-type="float" office:value="0.0614033567606535" calcext:value-type="float">
            <text:p>0.0614033568</text:p>
          </table:table-cell>
        </table:table-row>
        <table:table-row table:style-name="ro1">
          <table:table-cell/>
          <table:table-cell office:value-type="float" office:value="25559.2063479753" calcext:value-type="float">
            <text:p>25559.2063479753</text:p>
          </table:table-cell>
          <table:table-cell office:value-type="float" office:value="0.999977525108332" calcext:value-type="float">
            <text:p>0.9999775251</text:p>
          </table:table-cell>
          <table:table-cell office:value-type="float" office:value="0.998774379411254" calcext:value-type="float">
            <text:p>0.9987743794</text:p>
          </table:table-cell>
          <table:table-cell office:value-type="float" office:value="0.000398299069772115" calcext:value-type="float">
            <text:p>0.0003982991</text:p>
          </table:table-cell>
          <table:table-cell/>
          <table:table-cell office:value-type="float" office:value="31800" calcext:value-type="float">
            <text:p>31800</text:p>
          </table:table-cell>
          <table:table-cell office:value-type="float" office:value="0.999995144385768" calcext:value-type="float">
            <text:p>0.9999951444</text:p>
          </table:table-cell>
          <table:table-cell office:value-type="float" office:value="0.934557998955649" calcext:value-type="float">
            <text:p>0.934557999</text:p>
          </table:table-cell>
          <table:table-cell office:value-type="float" office:value="0.0653791423282691" calcext:value-type="float">
            <text:p>0.0653791423</text:p>
          </table:table-cell>
        </table:table-row>
        <table:table-row table:style-name="ro1">
          <table:table-cell/>
          <table:table-cell office:value-type="float" office:value="25637.2826524088" calcext:value-type="float">
            <text:p>25637.2826524088</text:p>
          </table:table-cell>
          <table:table-cell office:value-type="float" office:value="0.999978044217052" calcext:value-type="float">
            <text:p>0.9999780442</text:p>
          </table:table-cell>
          <table:table-cell office:value-type="float" office:value="0.998772589397436" calcext:value-type="float">
            <text:p>0.9987725894</text:p>
          </table:table-cell>
          <table:table-cell office:value-type="float" office:value="0.000431385549388216" calcext:value-type="float">
            <text:p>0.0004313855</text:p>
          </table:table-cell>
          <table:table-cell/>
          <table:table-cell office:value-type="float" office:value="31900" calcext:value-type="float">
            <text:p>31900</text:p>
          </table:table-cell>
          <table:table-cell office:value-type="float" office:value="0.999995239866463" calcext:value-type="float">
            <text:p>0.9999952399</text:p>
          </table:table-cell>
          <table:table-cell office:value-type="float" office:value="0.930373859039318" calcext:value-type="float">
            <text:p>0.930373859</text:p>
          </table:table-cell>
          <table:table-cell office:value-type="float" office:value="0.0695655605271179" calcext:value-type="float">
            <text:p>0.0695655605</text:p>
          </table:table-cell>
        </table:table-row>
        <table:table-row table:style-name="ro1">
          <table:table-cell/>
          <table:table-cell office:value-type="float" office:value="25715.3571294535" calcext:value-type="float">
            <text:p>25715.3571294535</text:p>
          </table:table-cell>
          <table:table-cell office:value-type="float" office:value="0.999978548575422" calcext:value-type="float">
            <text:p>0.9999785486</text:p>
          </table:table-cell>
          <table:table-cell office:value-type="float" office:value="0.99876692306677" calcext:value-type="float">
            <text:p>0.9987669231</text:p>
          </table:table-cell>
          <table:table-cell office:value-type="float" office:value="0.000466997895005442" calcext:value-type="float">
            <text:p>0.0004669979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0.999995332850033" calcext:value-type="float">
            <text:p>0.9999953329</text:p>
          </table:table-cell>
          <table:table-cell office:value-type="float" office:value="0.925971890263061" calcext:value-type="float">
            <text:p>0.9259718903</text:p>
          </table:table-cell>
          <table:table-cell office:value-type="float" office:value="0.073969727585873" calcext:value-type="float">
            <text:p>0.0739697276</text:p>
          </table:table-cell>
        </table:table-row>
        <table:table-row table:style-name="ro1">
          <table:table-cell/>
          <table:table-cell office:value-type="float" office:value="25793.4294599264" calcext:value-type="float">
            <text:p>25793.4294599264</text:p>
          </table:table-cell>
          <table:table-cell office:value-type="float" office:value="0.999979038672023" calcext:value-type="float">
            <text:p>0.9999790387</text:p>
          </table:table-cell>
          <table:table-cell office:value-type="float" office:value="0.998757270300312" calcext:value-type="float">
            <text:p>0.9987572703</text:p>
          </table:table-cell>
          <table:table-cell office:value-type="float" office:value="0.00050531121976481" calcext:value-type="float">
            <text:p>0.0005053112</text:p>
          </table:table-cell>
          <table:table-cell/>
          <table:table-cell office:value-type="float" office:value="32100" calcext:value-type="float">
            <text:p>32100</text:p>
          </table:table-cell>
          <table:table-cell office:value-type="float" office:value="0.99999542341097" calcext:value-type="float">
            <text:p>0.9999954234</text:p>
          </table:table-cell>
          <table:table-cell office:value-type="float" office:value="0.921345125587789" calcext:value-type="float">
            <text:p>0.9213451256</text:p>
          </table:table-cell>
          <table:table-cell office:value-type="float" office:value="0.0785986139383569" calcext:value-type="float">
            <text:p>0.0785986139</text:p>
          </table:table-cell>
        </table:table-row>
        <table:table-row table:style-name="ro1">
          <table:table-cell/>
          <table:table-cell office:value-type="float" office:value="25871.4993118215" calcext:value-type="float">
            <text:p>25871.4993118215</text:p>
          </table:table-cell>
          <table:table-cell office:value-type="float" office:value="0.999979514977005" calcext:value-type="float">
            <text:p>0.999979515</text:p>
          </table:table-cell>
          <table:table-cell office:value-type="float" office:value="0.998743506724517" calcext:value-type="float">
            <text:p>0.9987435067</text:p>
          </table:table-cell>
          <table:table-cell office:value-type="float" office:value="0.00054651146297075" calcext:value-type="float">
            <text:p>0.0005465115</text:p>
          </table:table-cell>
          <table:table-cell/>
          <table:table-cell office:value-type="float" office:value="32200" calcext:value-type="float">
            <text:p>32200</text:p>
          </table:table-cell>
          <table:table-cell office:value-type="float" office:value="0.999995511621321" calcext:value-type="float">
            <text:p>0.9999955116</text:p>
          </table:table-cell>
          <table:table-cell office:value-type="float" office:value="0.916486770144842" calcext:value-type="float">
            <text:p>0.9164867701</text:p>
          </table:table-cell>
          <table:table-cell office:value-type="float" office:value="0.0834590176714962" calcext:value-type="float">
            <text:p>0.0834590177</text:p>
          </table:table-cell>
        </table:table-row>
        <table:table-row table:style-name="ro1">
          <table:table-cell/>
          <table:table-cell office:value-type="float" office:value="25949.5663393372" calcext:value-type="float">
            <text:p>25949.5663393372</text:p>
          </table:table-cell>
          <table:table-cell office:value-type="float" office:value="0.999979977941225" calcext:value-type="float">
            <text:p>0.9999799779</text:p>
          </table:table-cell>
          <table:table-cell office:value-type="float" office:value="0.998725493322113" calcext:value-type="float">
            <text:p>0.9987254933</text:p>
          </table:table-cell>
          <table:table-cell office:value-type="float" office:value="0.000590795919240913" calcext:value-type="float">
            <text:p>0.0005907959</text:p>
          </table:table-cell>
          <table:table-cell/>
          <table:table-cell office:value-type="float" office:value="32300" calcext:value-type="float">
            <text:p>32300</text:p>
          </table:table-cell>
          <table:table-cell office:value-type="float" office:value="0.999995597551554" calcext:value-type="float">
            <text:p>0.9999955976</text:p>
          </table:table-cell>
          <table:table-cell office:value-type="float" office:value="0.911390231640881" calcext:value-type="float">
            <text:p>0.9113902316</text:p>
          </table:table-cell>
          <table:table-cell office:value-type="float" office:value="0.0885575341386761" calcext:value-type="float">
            <text:p>0.0885575341</text:p>
          </table:table-cell>
        </table:table-row>
        <table:table-row table:style-name="ro1">
          <table:table-cell/>
          <table:table-cell office:value-type="float" office:value="26027.630181424" calcext:value-type="float">
            <text:p>26027.630181424</text:p>
          </table:table-cell>
          <table:table-cell office:value-type="float" office:value="0.99998042800038" calcext:value-type="float">
            <text:p>0.999980428</text:p>
          </table:table-cell>
          <table:table-cell office:value-type="float" office:value="0.998703076047182" calcext:value-type="float">
            <text:p>0.998703076</text:p>
          </table:table-cell>
          <table:table-cell office:value-type="float" office:value="0.000638373925688712" calcext:value-type="float">
            <text:p>0.0006383739</text:p>
          </table:table-cell>
          <table:table-cell/>
          <table:table-cell office:value-type="float" office:value="32400" calcext:value-type="float">
            <text:p>32400</text:p>
          </table:table-cell>
          <table:table-cell office:value-type="float" office:value="0.999995681269095" calcext:value-type="float">
            <text:p>0.9999956813</text:p>
          </table:table-cell>
          <table:table-cell office:value-type="float" office:value="0.906049192311854" calcext:value-type="float">
            <text:p>0.9060491923</text:p>
          </table:table-cell>
          <table:table-cell office:value-type="float" office:value="0.0939004839933614" calcext:value-type="float">
            <text:p>0.093900484</text:p>
          </table:table-cell>
        </table:table-row>
        <table:table-row table:style-name="ro1">
          <table:table-cell/>
          <table:table-cell office:value-type="float" office:value="26105.6904605881" calcext:value-type="float">
            <text:p>26105.6904605881</text:p>
          </table:table-cell>
          <table:table-cell office:value-type="float" office:value="0.999980865575483" calcext:value-type="float">
            <text:p>0.9999808656</text:p>
          </table:table-cell>
          <table:table-cell office:value-type="float" office:value="0.998676085342065" calcext:value-type="float">
            <text:p>0.9986760853</text:p>
          </table:table-cell>
          <table:table-cell office:value-type="float" office:value="0.000689467505668585" calcext:value-type="float">
            <text:p>0.0006894675</text:p>
          </table:table-cell>
          <table:table-cell/>
          <table:table-cell office:value-type="float" office:value="32500" calcext:value-type="float">
            <text:p>32500</text:p>
          </table:table-cell>
          <table:table-cell office:value-type="float" office:value="0.999995762839955" calcext:value-type="float">
            <text:p>0.9999957628</text:p>
          </table:table-cell>
          <table:table-cell office:value-type="float" office:value="0.900457630267016" calcext:value-type="float">
            <text:p>0.9004576303</text:p>
          </table:table-cell>
          <table:table-cell office:value-type="float" office:value="0.0994938918726529" calcext:value-type="float">
            <text:p>0.0994938919</text:p>
          </table:table-cell>
        </table:table-row>
        <table:table-row table:style-name="ro1">
          <table:table-cell/>
          <table:table-cell office:value-type="float" office:value="26183.7467822777" calcext:value-type="float">
            <text:p>26183.7467822777</text:p>
          </table:table-cell>
          <table:table-cell office:value-type="float" office:value="0.999981291067299" calcext:value-type="float">
            <text:p>0.9999812911</text:p>
          </table:table-cell>
          <table:table-cell office:value-type="float" office:value="0.998644335658681" calcext:value-type="float">
            <text:p>0.9986443357</text:p>
          </table:table-cell>
          <table:table-cell office:value-type="float" office:value="0.000744311802354238" calcext:value-type="float">
            <text:p>0.0007443118</text:p>
          </table:table-cell>
          <table:table-cell/>
          <table:table-cell office:value-type="float" office:value="32600" calcext:value-type="float">
            <text:p>32600</text:p>
          </table:table-cell>
          <table:table-cell office:value-type="float" office:value="0.999995842326983" calcext:value-type="float">
            <text:p>0.9999958423</text:p>
          </table:table-cell>
          <table:table-cell office:value-type="float" office:value="0.894609905651889" calcext:value-type="float">
            <text:p>0.8946099057</text:p>
          </table:table-cell>
          <table:table-cell office:value-type="float" office:value="0.105343400218265" calcext:value-type="float">
            <text:p>0.1053434002</text:p>
          </table:table-cell>
        </table:table-row>
        <table:table-row table:style-name="ro1">
          <table:table-cell/>
          <table:table-cell office:value-type="float" office:value="26261.7987326977" calcext:value-type="float">
            <text:p>26261.7987326977</text:p>
          </table:table-cell>
          <table:table-cell office:value-type="float" office:value="0.999981704866396" calcext:value-type="float">
            <text:p>0.9999817049</text:p>
          </table:table-cell>
          <table:table-cell office:value-type="float" office:value="0.998607624924884" calcext:value-type="float">
            <text:p>0.9986076249</text:p>
          </table:table-cell>
          <table:table-cell office:value-type="float" office:value="0.000803156078968577" calcext:value-type="float">
            <text:p>0.0008031561</text:p>
          </table:table-cell>
          <table:table-cell/>
          <table:table-cell office:value-type="float" office:value="32700" calcext:value-type="float">
            <text:p>32700</text:p>
          </table:table-cell>
          <table:table-cell office:value-type="float" office:value="0.999995919792481" calcext:value-type="float">
            <text:p>0.9999959198</text:p>
          </table:table-cell>
          <table:table-cell office:value-type="float" office:value="0.888500759260071" calcext:value-type="float">
            <text:p>0.8885007593</text:p>
          </table:table-cell>
          <table:table-cell office:value-type="float" office:value="0.111454270703489" calcext:value-type="float">
            <text:p>0.1114542707</text:p>
          </table:table-cell>
        </table:table-row>
        <table:table-row table:style-name="ro1">
          <table:table-cell/>
          <table:table-cell office:value-type="float" office:value="26339.8458779483" calcext:value-type="float">
            <text:p>26339.8458779483</text:p>
          </table:table-cell>
          <table:table-cell office:value-type="float" office:value="0.999982107348868" calcext:value-type="float">
            <text:p>0.9999821073</text:p>
          </table:table-cell>
          <table:table-cell office:value-type="float" office:value="0.998565733958443" calcext:value-type="float">
            <text:p>0.998565734</text:p>
          </table:table-cell>
          <table:table-cell office:value-type="float" office:value="0.000866264281688813" calcext:value-type="float">
            <text:p>0.0008662643</text:p>
          </table:table-cell>
          <table:table-cell/>
          <table:table-cell office:value-type="float" office:value="32800" calcext:value-type="float">
            <text:p>32800</text:p>
          </table:table-cell>
          <table:table-cell office:value-type="float" office:value="0.999995995295782" calcext:value-type="float">
            <text:p>0.9999959953</text:p>
          </table:table-cell>
          <table:table-cell office:value-type="float" office:value="0.882125418184878" calcext:value-type="float">
            <text:p>0.8821254182</text:p>
          </table:table-cell>
          <table:table-cell office:value-type="float" office:value="0.117831278556865" calcext:value-type="float">
            <text:p>0.1178312786</text:p>
          </table:table-cell>
        </table:table-row>
        <table:table-row table:style-name="ro1">
          <table:table-cell/>
          <table:table-cell office:value-type="float" office:value="26417.887763174" calcext:value-type="float">
            <text:p>26417.887763174</text:p>
          </table:table-cell>
          <table:table-cell office:value-type="float" office:value="0.999982498872757" calcext:value-type="float">
            <text:p>0.9999824989</text:p>
          </table:table-cell>
          <table:table-cell office:value-type="float" office:value="0.998518425959617" calcext:value-type="float">
            <text:p>0.998518426</text:p>
          </table:table-cell>
          <table:table-cell office:value-type="float" office:value="0.000933915552073926" calcext:value-type="float">
            <text:p>0.0009339156</text:p>
          </table:table-cell>
          <table:table-cell/>
          <table:table-cell office:value-type="float" office:value="32900" calcext:value-type="float">
            <text:p>32900</text:p>
          </table:table-cell>
          <table:table-cell office:value-type="float" office:value="0.999996068896833" calcext:value-type="float">
            <text:p>0.9999960689</text:p>
          </table:table-cell>
          <table:table-cell office:value-type="float" office:value="0.875479560515933" calcext:value-type="float">
            <text:p>0.8754795605</text:p>
          </table:table-cell>
          <table:table-cell office:value-type="float" office:value="0.124478747914589" calcext:value-type="float">
            <text:p>0.1244787479</text:p>
          </table:table-cell>
        </table:table-row>
        <table:table-row table:style-name="ro1">
          <table:table-cell/>
          <table:table-cell office:value-type="float" office:value="26495.9239101985" calcext:value-type="float">
            <text:p>26495.9239101985</text:p>
          </table:table-cell>
          <table:table-cell office:value-type="float" office:value="0.999982879787294" calcext:value-type="float">
            <text:p>0.9999828798</text:p>
          </table:table-cell>
          <table:table-cell office:value-type="float" office:value="0.998465445757054" calcext:value-type="float">
            <text:p>0.9984654458</text:p>
          </table:table-cell>
          <table:table-cell office:value-type="float" office:value="0.00100640538525789" calcext:value-type="float">
            <text:p>0.0010064054</text:p>
          </table:table-cell>
          <table:table-cell/>
          <table:table-cell office:value-type="float" office:value="33000" calcext:value-type="float">
            <text:p>33000</text:p>
          </table:table-cell>
          <table:table-cell office:value-type="float" office:value="0.999996140647839" calcext:value-type="float">
            <text:p>0.9999961406</text:p>
          </table:table-cell>
          <table:table-cell office:value-type="float" office:value="0.868559595235737" calcext:value-type="float">
            <text:p>0.8685595952</text:p>
          </table:table-cell>
          <table:table-cell office:value-type="float" office:value="0.131400271828943" calcext:value-type="float">
            <text:p>0.1314002718</text:p>
          </table:table-cell>
        </table:table-row>
        <table:table-row table:style-name="ro1">
          <table:table-cell/>
          <table:table-cell office:value-type="float" office:value="26573.9538170846" calcext:value-type="float">
            <text:p>26573.9538170846</text:p>
          </table:table-cell>
          <table:table-cell office:value-type="float" office:value="0.999983250424964" calcext:value-type="float">
            <text:p>0.9999832504</text:p>
          </table:table-cell>
          <table:table-cell office:value-type="float" office:value="0.998406519305223" calcext:value-type="float">
            <text:p>0.9984065193</text:p>
          </table:table-cell>
          <table:table-cell office:value-type="float" office:value="0.00108404598441302" calcext:value-type="float">
            <text:p>0.001084046</text:p>
          </table:table-cell>
          <table:table-cell/>
          <table:table-cell office:value-type="float" office:value="33100" calcext:value-type="float">
            <text:p>33100</text:p>
          </table:table-cell>
          <table:table-cell office:value-type="float" office:value="0.999996210604519" calcext:value-type="float">
            <text:p>0.9999962106</text:p>
          </table:table-cell>
          <table:table-cell office:value-type="float" office:value="0.861362418473741" calcext:value-type="float">
            <text:p>0.8613624185</text:p>
          </table:table-cell>
          <table:table-cell office:value-type="float" office:value="0.138598956154771" calcext:value-type="float">
            <text:p>0.1385989562</text:p>
          </table:table-cell>
        </table:table-row>
        <table:table-row table:style-name="ro1">
          <table:table-cell/>
          <table:table-cell office:value-type="float" office:value="26651.9769552591" calcext:value-type="float">
            <text:p>26651.9769552591</text:p>
          </table:table-cell>
          <table:table-cell office:value-type="float" office:value="0.999983611112821" calcext:value-type="float">
            <text:p>0.9999836111</text:p>
          </table:table-cell>
          <table:table-cell office:value-type="float" office:value="0.998341352672847" calcext:value-type="float">
            <text:p>0.9983413527</text:p>
          </table:table-cell>
          <table:table-cell office:value-type="float" office:value="0.0011671677171782" calcext:value-type="float">
            <text:p>0.0011671677</text:p>
          </table:table-cell>
          <table:table-cell/>
          <table:table-cell office:value-type="float" office:value="33200" calcext:value-type="float">
            <text:p>33200</text:p>
          </table:table-cell>
          <table:table-cell office:value-type="float" office:value="0.999996278820698" calcext:value-type="float">
            <text:p>0.9999962788</text:p>
          </table:table-cell>
          <table:table-cell office:value-type="float" office:value="0.853885599280979" calcext:value-type="float">
            <text:p>0.8538855993</text:p>
          </table:table-cell>
          <table:table-cell office:value-type="float" office:value="0.146077233713702" calcext:value-type="float">
            <text:p>0.1460772337</text:p>
          </table:table-cell>
        </table:table-row>
        <table:table-row table:style-name="ro1">
          <table:table-cell/>
          <table:table-cell office:value-type="float" office:value="26729.992769922" calcext:value-type="float">
            <text:p>26729.992769922</text:p>
          </table:table-cell>
          <table:table-cell office:value-type="float" office:value="0.99998396215835" calcext:value-type="float">
            <text:p>0.9999839622</text:p>
          </table:table-cell>
          <table:table-cell office:value-type="float" office:value="0.998269631780921" calcext:value-type="float">
            <text:p>0.9982696318</text:p>
          </table:table-cell>
          <table:table-cell office:value-type="float" office:value="0.00125611903650946" calcext:value-type="float">
            <text:p>0.001256119</text:p>
          </table:table-cell>
          <table:table-cell/>
          <table:table-cell office:value-type="float" office:value="33300" calcext:value-type="float">
            <text:p>33300</text:p>
          </table:table-cell>
          <table:table-cell office:value-type="float" office:value="0.999996345347094" calcext:value-type="float">
            <text:p>0.9999963453</text:p>
          </table:table-cell>
          <table:table-cell office:value-type="float" office:value="0.846127476495822" calcext:value-type="float">
            <text:p>0.8461274765</text:p>
          </table:table-cell>
          <table:table-cell office:value-type="float" office:value="0.15383676741978" calcext:value-type="float">
            <text:p>0.1538367674</text:p>
          </table:table-cell>
        </table:table-row>
        <table:table-row table:style-name="ro1">
          <table:table-cell/>
          <table:table-cell office:value-type="float" office:value="26808.0006764839" calcext:value-type="float">
            <text:p>26808.0006764839</text:p>
          </table:table-cell>
          <table:table-cell office:value-type="float" office:value="0.999984303864352" calcext:value-type="float">
            <text:p>0.9999843039</text:p>
          </table:table-cell>
          <table:table-cell office:value-type="float" office:value="0.998191021112519" calcext:value-type="float">
            <text:p>0.9981910211</text:p>
          </table:table-cell>
          <table:table-cell office:value-type="float" office:value="0.00135126830694883" calcext:value-type="float">
            <text:p>0.0013512683</text:p>
          </table:table-cell>
          <table:table-cell/>
          <table:table-cell office:value-type="float" office:value="33400" calcext:value-type="float">
            <text:p>33400</text:p>
          </table:table-cell>
          <table:table-cell office:value-type="float" office:value="0.999996410233592" calcext:value-type="float">
            <text:p>0.9999964102</text:p>
          </table:table-cell>
          <table:table-cell office:value-type="float" office:value="0.838087138774559" calcext:value-type="float">
            <text:p>0.8380871388</text:p>
          </table:table-cell>
          <table:table-cell office:value-type="float" office:value="0.161878470280029" calcext:value-type="float">
            <text:p>0.1618784703</text:p>
          </table:table-cell>
        </table:table-row>
        <table:table-row table:style-name="ro1">
          <table:table-cell/>
          <table:table-cell office:value-type="float" office:value="26886.0000606062" calcext:value-type="float">
            <text:p>26886.0000606062</text:p>
          </table:table-cell>
          <table:table-cell office:value-type="float" office:value="0.999984636517873" calcext:value-type="float">
            <text:p>0.9999846365</text:p>
          </table:table-cell>
          <table:table-cell office:value-type="float" office:value="0.998105163402053" calcext:value-type="float">
            <text:p>0.9981051634</text:p>
          </table:table-cell>
          <table:table-cell office:value-type="float" office:value="0.0014530038644501" calcext:value-type="float">
            <text:p>0.0014530039</text:p>
          </table:table-cell>
          <table:table-cell/>
          <table:table-cell office:value-type="float" office:value="33500" calcext:value-type="float">
            <text:p>33500</text:p>
          </table:table-cell>
          <table:table-cell office:value-type="float" office:value="0.999996473528656" calcext:value-type="float">
            <text:p>0.9999964735</text:p>
          </table:table-cell>
          <table:table-cell office:value-type="float" office:value="0.829764487465472" calcext:value-type="float">
            <text:p>0.8297644875</text:p>
          </table:table-cell>
          <table:table-cell office:value-type="float" office:value="0.17020244251808" calcext:value-type="float">
            <text:p>0.1702024425</text:p>
          </table:table-cell>
        </table:table-row>
        <table:table-row table:style-name="ro1">
          <table:table-cell/>
          <table:table-cell office:value-type="float" office:value="26963.9902749583" calcext:value-type="float">
            <text:p>26963.9902749583</text:p>
          </table:table-cell>
          <table:table-cell office:value-type="float" office:value="0.999984960400527" calcext:value-type="float">
            <text:p>0.9999849604</text:p>
          </table:table-cell>
          <table:table-cell office:value-type="float" office:value="0.998011678277142" calcext:value-type="float">
            <text:p>0.9980116783</text:p>
          </table:table-cell>
          <table:table-cell office:value-type="float" office:value="0.00156173575322844" calcext:value-type="float">
            <text:p>0.0015617358</text:p>
          </table:table-cell>
          <table:table-cell/>
          <table:table-cell office:value-type="float" office:value="33600" calcext:value-type="float">
            <text:p>33600</text:p>
          </table:table-cell>
          <table:table-cell office:value-type="float" office:value="0.999996535281266" calcext:value-type="float">
            <text:p>0.9999965353</text:p>
          </table:table-cell>
          <table:table-cell office:value-type="float" office:value="0.82116019727621" calcext:value-type="float">
            <text:p>0.8211601973</text:p>
          </table:table-cell>
          <table:table-cell office:value-type="float" office:value="0.178808010932179" calcext:value-type="float">
            <text:p>0.1788080109</text:p>
          </table:table-cell>
        </table:table-row>
        <table:table-row table:style-name="ro1">
          <table:table-cell/>
          <table:table-cell office:value-type="float" office:value="27041.9706391001" calcext:value-type="float">
            <text:p>27041.9706391001</text:p>
          </table:table-cell>
          <table:table-cell office:value-type="float" office:value="0.999985275779265" calcext:value-type="float">
            <text:p>0.9999852758</text:p>
          </table:table-cell>
          <table:table-cell office:value-type="float" office:value="0.997910161979209" calcext:value-type="float">
            <text:p>0.997910162</text:p>
          </table:table-cell>
          <table:table-cell office:value-type="float" office:value="0.00167789580863474" calcext:value-type="float">
            <text:p>0.0016778958</text:p>
          </table:table-cell>
          <table:table-cell/>
          <table:table-cell office:value-type="float" office:value="33700" calcext:value-type="float">
            <text:p>33700</text:p>
          </table:table-cell>
          <table:table-cell office:value-type="float" office:value="0.999996595533317" calcext:value-type="float">
            <text:p>0.9999965955</text:p>
          </table:table-cell>
          <table:table-cell office:value-type="float" office:value="0.812276072442705" calcext:value-type="float">
            <text:p>0.8122760724</text:p>
          </table:table-cell>
          <table:table-cell office:value-type="float" office:value="0.187693372648101" calcext:value-type="float">
            <text:p>0.1876933726</text:p>
          </table:table-cell>
        </table:table-row>
        <table:table-row table:style-name="ro1">
          <table:table-cell/>
          <table:table-cell office:value-type="float" office:value="27119.9404362417" calcext:value-type="float">
            <text:p>27119.9404362417</text:p>
          </table:table-cell>
          <table:table-cell office:value-type="float" office:value="0.999985582915052" calcext:value-type="float">
            <text:p>0.9999855829</text:p>
          </table:table-cell>
          <table:table-cell office:value-type="float" office:value="0.997800185907912" calcext:value-type="float">
            <text:p>0.9978001859</text:p>
          </table:table-cell>
          <table:table-cell office:value-type="float" office:value="0.00180193942898012" calcext:value-type="float">
            <text:p>0.0018019394</text:p>
          </table:table-cell>
          <table:table-cell/>
          <table:table-cell office:value-type="float" office:value="33800" calcext:value-type="float">
            <text:p>33800</text:p>
          </table:table-cell>
          <table:table-cell office:value-type="float" office:value="0.99999665433161" calcext:value-type="float">
            <text:p>0.9999966543</text:p>
          </table:table-cell>
          <table:table-cell office:value-type="float" office:value="0.80311458300823" calcext:value-type="float">
            <text:p>0.803114583</text:p>
          </table:table-cell>
          <table:table-cell office:value-type="float" office:value="0.196856058974974" calcext:value-type="float">
            <text:p>0.196856059</text:p>
          </table:table-cell>
        </table:table-row>
        <table:table-row table:style-name="ro1">
          <table:table-cell/>
          <table:table-cell office:value-type="float" office:value="27197.8989127278" calcext:value-type="float">
            <text:p>27197.8989127278</text:p>
          </table:table-cell>
          <table:table-cell office:value-type="float" office:value="0.999985882056374" calcext:value-type="float">
            <text:p>0.9999858821</text:p>
          </table:table-cell>
          <table:table-cell office:value-type="float" office:value="0.997681296244858" calcext:value-type="float">
            <text:p>0.9976812962</text:p>
          </table:table-cell>
          <table:table-cell office:value-type="float" office:value="0.00193434583147775" calcext:value-type="float">
            <text:p>0.0019343458</text:p>
          </table:table-cell>
          <table:table-cell/>
          <table:table-cell office:value-type="float" office:value="33900" calcext:value-type="float">
            <text:p>33900</text:p>
          </table:table-cell>
          <table:table-cell office:value-type="float" office:value="0.999996711718893" calcext:value-type="float">
            <text:p>0.9999967117</text:p>
          </table:table-cell>
          <table:table-cell office:value-type="float" office:value="0.793679263106605" calcext:value-type="float">
            <text:p>0.7936792631</text:p>
          </table:table-cell>
          <table:table-cell office:value-type="float" office:value="0.20629253702864" calcext:value-type="float">
            <text:p>0.206292537</text:p>
          </table:table-cell>
        </table:table-row>
        <table:table-row table:style-name="ro1">
          <table:table-cell/>
          <table:table-cell office:value-type="float" office:value="27275.8452742539" calcext:value-type="float">
            <text:p>27275.8452742539</text:p>
          </table:table-cell>
          <table:table-cell office:value-type="float" office:value="0.999986173448371" calcext:value-type="float">
            <text:p>0.9999861734</text:p>
          </table:table-cell>
          <table:table-cell office:value-type="float" office:value="0.997553012127347" calcext:value-type="float">
            <text:p>0.9975530121</text:p>
          </table:table-cell>
          <table:table-cell office:value-type="float" office:value="0.00207562019014445" calcext:value-type="float">
            <text:p>0.0020756202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float" office:value="0.999996767737275" calcext:value-type="float">
            <text:p>0.9999967677</text:p>
          </table:table-cell>
          <table:table-cell office:value-type="float" office:value="0.783974588444362" calcext:value-type="float">
            <text:p>0.7839745884</text:p>
          </table:table-cell>
          <table:table-cell office:value-type="float" office:value="0.215998332290704" calcext:value-type="float">
            <text:p>0.2159983323</text:p>
          </table:table-cell>
        </table:table-row>
        <table:table-row table:style-name="ro1">
          <table:table-cell/>
          <table:table-cell office:value-type="float" office:value="27353.7786863285" calcext:value-type="float">
            <text:p>27353.7786863285</text:p>
          </table:table-cell>
          <table:table-cell office:value-type="float" office:value="0.999986457322314" calcext:value-type="float">
            <text:p>0.9999864573</text:p>
          </table:table-cell>
          <table:table-cell office:value-type="float" office:value="0.997414825779816" calcext:value-type="float">
            <text:p>0.9974148258</text:p>
          </table:table-cell>
          <table:table-cell office:value-type="float" office:value="0.00222629327148166" calcext:value-type="float">
            <text:p>0.0022262933</text:p>
          </table:table-cell>
          <table:table-cell/>
          <table:table-cell office:value-type="float" office:value="34100" calcext:value-type="float">
            <text:p>34100</text:p>
          </table:table-cell>
          <table:table-cell office:value-type="float" office:value="0.999996822427955" calcext:value-type="float">
            <text:p>0.9999968224</text:p>
          </table:table-cell>
          <table:table-cell office:value-type="float" office:value="0.774005998858986" calcext:value-type="float">
            <text:p>0.7740059989</text:p>
          </table:table-cell>
          <table:table-cell office:value-type="float" office:value="0.225968006051209" calcext:value-type="float">
            <text:p>0.2259680061</text:p>
          </table:table-cell>
        </table:table-row>
        <table:table-row table:style-name="ro1">
          <table:table-cell/>
          <table:table-cell office:value-type="float" office:value="27431.6982706062" calcext:value-type="float">
            <text:p>27431.6982706062</text:p>
          </table:table-cell>
          <table:table-cell office:value-type="float" office:value="0.99998673390355" calcext:value-type="float">
            <text:p>0.9999867339</text:p>
          </table:table-cell>
          <table:table-cell office:value-type="float" office:value="0.997266200721571" calcext:value-type="float">
            <text:p>0.9972662007</text:p>
          </table:table-cell>
          <table:table-cell office:value-type="float" office:value="0.00238692349766923" calcext:value-type="float">
            <text:p>0.0023869235</text:p>
          </table:table-cell>
          <table:table-cell/>
          <table:table-cell office:value-type="float" office:value="34200" calcext:value-type="float">
            <text:p>34200</text:p>
          </table:table-cell>
          <table:table-cell office:value-type="float" office:value="0.999996875830745" calcext:value-type="float">
            <text:p>0.9999968758</text:p>
          </table:table-cell>
          <table:table-cell office:value-type="float" office:value="0.763779930173416" calcext:value-type="float">
            <text:p>0.7637799302</text:p>
          </table:table-cell>
          <table:table-cell office:value-type="float" office:value="0.23619512355318" calcext:value-type="float">
            <text:p>0.2361951236</text:p>
          </table:table-cell>
        </table:table-row>
        <table:table-row table:style-name="ro1">
          <table:table-cell/>
          <table:table-cell office:value-type="float" office:value="27509.6031033161" calcext:value-type="float">
            <text:p>27509.6031033161</text:p>
          </table:table-cell>
          <table:table-cell office:value-type="float" office:value="0.999987003409611" calcext:value-type="float">
            <text:p>0.9999870034</text:p>
          </table:table-cell>
          <table:table-cell office:value-type="float" office:value="0.997106570940355" calcext:value-type="float">
            <text:p>0.9971065709</text:p>
          </table:table-cell>
          <table:table-cell office:value-type="float" office:value="0.002558097770395" calcext:value-type="float">
            <text:p>0.0025580978</text:p>
          </table:table-cell>
          <table:table-cell/>
          <table:table-cell office:value-type="float" office:value="34300" calcext:value-type="float">
            <text:p>34300</text:p>
          </table:table-cell>
          <table:table-cell office:value-type="float" office:value="0.999996927983882" calcext:value-type="float">
            <text:p>0.999996928</text:p>
          </table:table-cell>
          <table:table-cell office:value-type="float" office:value="0.753303828589569" calcext:value-type="float">
            <text:p>0.7533038286</text:p>
          </table:table-cell>
          <table:table-cell office:value-type="float" office:value="0.246672239601457" calcext:value-type="float">
            <text:p>0.2466722396</text:p>
          </table:table-cell>
        </table:table-row>
        <table:table-row table:style-name="ro1">
          <table:table-cell/>
          <table:table-cell office:value-type="float" office:value="27587.4922134914" calcext:value-type="float">
            <text:p>27587.4922134914</text:p>
          </table:table-cell>
          <table:table-cell office:value-type="float" office:value="0.999987266049572" calcext:value-type="float">
            <text:p>0.999987266</text:p>
          </table:table-cell>
          <table:table-cell office:value-type="float" office:value="0.996935340008229" calcext:value-type="float">
            <text:p>0.99693534</text:p>
          </table:table-cell>
          <table:table-cell office:value-type="float" office:value="0.00274043238572871" calcext:value-type="float">
            <text:p>0.0027404324</text:p>
          </table:table-cell>
          <table:table-cell/>
          <table:table-cell office:value-type="float" office:value="34400" calcext:value-type="float">
            <text:p>34400</text:p>
          </table:table-cell>
          <table:table-cell office:value-type="float" office:value="0.999996978925273" calcext:value-type="float">
            <text:p>0.9999969789</text:p>
          </table:table-cell>
          <table:table-cell office:value-type="float" office:value="0.742586070996381" calcext:value-type="float">
            <text:p>0.742586071</text:p>
          </table:table-cell>
          <table:table-cell office:value-type="float" office:value="0.257390978270696" calcext:value-type="float">
            <text:p>0.2573909783</text:p>
          </table:table-cell>
        </table:table-row>
        <table:table-row table:style-name="ro1">
          <table:table-cell/>
          <table:table-cell office:value-type="float" office:value="27665.364579587" calcext:value-type="float">
            <text:p>27665.364579587</text:p>
          </table:table-cell>
          <table:table-cell office:value-type="float" office:value="0.999987522028144" calcext:value-type="float">
            <text:p>0.999987522</text:p>
          </table:table-cell>
          <table:table-cell office:value-type="float" office:value="0.996751879297623" calcext:value-type="float">
            <text:p>0.9967518793</text:p>
          </table:table-cell>
          <table:table-cell office:value-type="float" office:value="0.00293457496744203" calcext:value-type="float">
            <text:p>0.002934575</text:p>
          </table:table-cell>
          <table:table-cell/>
          <table:table-cell office:value-type="float" office:value="34500" calcext:value-type="float">
            <text:p>34500</text:p>
          </table:table-cell>
          <table:table-cell office:value-type="float" office:value="0.999997028693078" calcext:value-type="float">
            <text:p>0.9999970287</text:p>
          </table:table-cell>
          <table:table-cell office:value-type="float" office:value="0.731635900237425" calcext:value-type="float">
            <text:p>0.7316359002</text:p>
          </table:table-cell>
          <table:table-cell office:value-type="float" office:value="0.268342097646374" calcext:value-type="float">
            <text:p>0.2683420976</text:p>
          </table:table-cell>
        </table:table-row>
        <table:table-row table:style-name="ro1">
          <table:table-cell/>
          <table:table-cell office:value-type="float" office:value="27743.2191295067" calcext:value-type="float">
            <text:p>27743.2191295067</text:p>
          </table:table-cell>
          <table:table-cell office:value-type="float" office:value="0.999987771539301" calcext:value-type="float">
            <text:p>0.9999877715</text:p>
          </table:table-cell>
          <table:table-cell office:value-type="float" office:value="0.996555528117682" calcext:value-type="float">
            <text:p>0.9965555281</text:p>
          </table:table-cell>
          <table:table-cell office:value-type="float" office:value="0.00314120420949619" calcext:value-type="float">
            <text:p>0.0031412042</text:p>
          </table:table-cell>
          <table:table-cell/>
          <table:table-cell office:value-type="float" office:value="34600" calcext:value-type="float">
            <text:p>34600</text:p>
          </table:table-cell>
          <table:table-cell office:value-type="float" office:value="0.999997077319844" calcext:value-type="float">
            <text:p>0.9999970773</text:p>
          </table:table-cell>
          <table:table-cell office:value-type="float" office:value="0.720463786741954" calcext:value-type="float">
            <text:p>0.7204637867</text:p>
          </table:table-cell>
          <table:table-cell office:value-type="float" office:value="0.27951512814218" calcext:value-type="float">
            <text:p>0.2795151281</text:p>
          </table:table-cell>
        </table:table-row>
        <table:table-row table:style-name="ro1">
          <table:table-cell/>
          <table:table-cell office:value-type="float" office:value="27821.0547361547" calcext:value-type="float">
            <text:p>27821.0547361547</text:p>
          </table:table-cell>
          <table:table-cell office:value-type="float" office:value="0.999988014773146" calcext:value-type="float">
            <text:p>0.9999880148</text:p>
          </table:table-cell>
          <table:table-cell office:value-type="float" office:value="0.996345591331613" calcext:value-type="float">
            <text:p>0.9963455913</text:p>
          </table:table-cell>
          <table:table-cell office:value-type="float" office:value="0.00336103247317367" calcext:value-type="float">
            <text:p>0.0033610325</text:p>
          </table:table-cell>
          <table:table-cell/>
          <table:table-cell office:value-type="float" office:value="34700" calcext:value-type="float">
            <text:p>34700</text:p>
          </table:table-cell>
          <table:table-cell office:value-type="float" office:value="0.999997124841633" calcext:value-type="float">
            <text:p>0.9999971248</text:p>
          </table:table-cell>
          <table:table-cell office:value-type="float" office:value="0.709080806815012" calcext:value-type="float">
            <text:p>0.7090808068</text:p>
          </table:table-cell>
          <table:table-cell office:value-type="float" office:value="0.290898994299874" calcext:value-type="float">
            <text:p>0.2908989943</text:p>
          </table:table-cell>
        </table:table-row>
        <table:table-row table:style-name="ro1">
          <table:table-cell/>
          <table:table-cell office:value-type="float" office:value="27898.8702168627" calcext:value-type="float">
            <text:p>27898.8702168627</text:p>
          </table:table-cell>
          <table:table-cell office:value-type="float" office:value="0.999988251911544" calcext:value-type="float">
            <text:p>0.9999882519</text:p>
          </table:table-cell>
          <table:table-cell office:value-type="float" office:value="0.996121339196053" calcext:value-type="float">
            <text:p>0.9961213392</text:p>
          </table:table-cell>
          <table:table-cell office:value-type="float" office:value="0.00359480587482141" calcext:value-type="float">
            <text:p>0.0035948059</text:p>
          </table:table-cell>
          <table:table-cell/>
          <table:table-cell office:value-type="float" office:value="34800" calcext:value-type="float">
            <text:p>34800</text:p>
          </table:table-cell>
          <table:table-cell office:value-type="float" office:value="0.999997171291818" calcext:value-type="float">
            <text:p>0.9999971713</text:p>
          </table:table-cell>
          <table:table-cell office:value-type="float" office:value="0.697499001458922" calcext:value-type="float">
            <text:p>0.6974990015</text:p>
          </table:table-cell>
          <table:table-cell office:value-type="float" office:value="0.30248165591227" calcext:value-type="float">
            <text:p>0.3024816559</text:p>
          </table:table-cell>
        </table:table-row>
        <table:table-row table:style-name="ro1">
          <table:table-cell/>
          <table:table-cell office:value-type="float" office:value="27976.6643296576" calcext:value-type="float">
            <text:p>27976.6643296576</text:p>
          </table:table-cell>
          <table:table-cell office:value-type="float" office:value="0.999988483131929" calcext:value-type="float">
            <text:p>0.9999884831</text:p>
          </table:table-cell>
          <table:table-cell office:value-type="float" office:value="0.995882005358458" calcext:value-type="float">
            <text:p>0.9958820054</text:p>
          </table:table-cell>
          <table:table-cell office:value-type="float" office:value="0.00384330641777283" calcext:value-type="float">
            <text:p>0.0038433064</text:p>
          </table:table-cell>
          <table:table-cell/>
          <table:table-cell office:value-type="float" office:value="34900" calcext:value-type="float">
            <text:p>34900</text:p>
          </table:table-cell>
          <table:table-cell office:value-type="float" office:value="0.999997216703022" calcext:value-type="float">
            <text:p>0.9999972167</text:p>
          </table:table-cell>
          <table:table-cell office:value-type="float" office:value="0.685731202802443" calcext:value-type="float">
            <text:p>0.6857312028</text:p>
          </table:table-cell>
          <table:table-cell office:value-type="float" office:value="0.314250281615666" calcext:value-type="float">
            <text:p>0.3142502816</text:p>
          </table:table-cell>
        </table:table-row>
        <table:table-row table:style-name="ro1">
          <table:table-cell/>
          <table:table-cell office:value-type="float" office:value="28054.4357724919" calcext:value-type="float">
            <text:p>28054.4357724919</text:p>
          </table:table-cell>
          <table:table-cell office:value-type="float" office:value="0.999988708604054" calcext:value-type="float">
            <text:p>0.9999887086</text:p>
          </table:table-cell>
          <table:table-cell office:value-type="float" office:value="0.99562678664435" calcext:value-type="float">
            <text:p>0.9956267866</text:p>
          </table:table-cell>
          <table:table-cell office:value-type="float" office:value="0.00410735215918897" calcext:value-type="float">
            <text:p>0.0041073522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0.999997261107115" calcext:value-type="float">
            <text:p>0.9999972611</text:p>
          </table:table-cell>
          <table:table-cell office:value-type="float" office:value="0.673790977054324" calcext:value-type="float">
            <text:p>0.6737909771</text:p>
          </table:table-cell>
          <table:table-cell office:value-type="float" office:value="0.326191305939126" calcext:value-type="float">
            <text:p>0.3261913059</text:p>
          </table:table-cell>
        </table:table-row>
        <table:table-row table:style-name="ro1">
          <table:table-cell/>
          <table:table-cell office:value-type="float" office:value="28132.1831797604" calcext:value-type="float">
            <text:p>28132.1831797604</text:p>
          </table:table-cell>
          <table:table-cell office:value-type="float" office:value="0.999988928492814" calcext:value-type="float">
            <text:p>0.9999889285</text:p>
          </table:table-cell>
          <table:table-cell office:value-type="float" office:value="0.995354841211775" calcext:value-type="float">
            <text:p>0.9953548412</text:p>
          </table:table-cell>
          <table:table-cell office:value-type="float" office:value="0.00438779915556062" calcext:value-type="float">
            <text:p>0.0043877992</text:p>
          </table:table-cell>
          <table:table-cell/>
          <table:table-cell office:value-type="float" office:value="35100" calcext:value-type="float">
            <text:p>35100</text:p>
          </table:table-cell>
          <table:table-cell office:value-type="float" office:value="0.9999973045346" calcext:value-type="float">
            <text:p>0.9999973045</text:p>
          </table:table-cell>
          <table:table-cell office:value-type="float" office:value="0.661692611135153" calcext:value-type="float">
            <text:p>0.6616926111</text:p>
          </table:table-cell>
          <table:table-cell office:value-type="float" office:value="0.338290442670257" calcext:value-type="float">
            <text:p>0.3382904427</text:p>
          </table:table-cell>
        </table:table-row>
        <table:table-row table:style-name="ro1">
          <table:table-cell/>
          <table:table-cell office:value-type="float" office:value="28209.905120334" calcext:value-type="float">
            <text:p>28209.905120334</text:p>
          </table:table-cell>
          <table:table-cell office:value-type="float" office:value="0.999989142957582" calcext:value-type="float">
            <text:p>0.999989143</text:p>
          </table:table-cell>
          <table:table-cell office:value-type="float" office:value="0.995065287636374" calcext:value-type="float">
            <text:p>0.9950652876</text:p>
          </table:table-cell>
          <table:table-cell office:value-type="float" office:value="0.0046855423908506" calcext:value-type="float">
            <text:p>0.0046855424</text:p>
          </table:table-cell>
          <table:table-cell/>
          <table:table-cell office:value-type="float" office:value="35200" calcext:value-type="float">
            <text:p>35200</text:p>
          </table:table-cell>
          <table:table-cell office:value-type="float" office:value="0.999997347015257" calcext:value-type="float">
            <text:p>0.999997347</text:p>
          </table:table-cell>
          <table:table-cell office:value-type="float" office:value="0.649450996083067" calcext:value-type="float">
            <text:p>0.6494509961</text:p>
          </table:table-cell>
          <table:table-cell office:value-type="float" office:value="0.350532801457929" calcext:value-type="float">
            <text:p>0.3505328015</text:p>
          </table:table-cell>
        </table:table-row>
        <table:table-row table:style-name="ro1">
          <table:table-cell/>
          <table:table-cell office:value-type="float" office:value="28287.6000952148" calcext:value-type="float">
            <text:p>28287.6000952148</text:p>
          </table:table-cell>
          <table:table-cell office:value-type="float" office:value="0.999989352152407" calcext:value-type="float">
            <text:p>0.9999893522</text:p>
          </table:table-cell>
          <table:table-cell office:value-type="float" office:value="0.994757203782112" calcext:value-type="float">
            <text:p>0.9947572038</text:p>
          </table:table-cell>
          <table:table-cell office:value-type="float" office:value="0.0050015169386864" calcext:value-type="float">
            <text:p>0.0050015169</text:p>
          </table:table-cell>
          <table:table-cell/>
          <table:table-cell office:value-type="float" office:value="35300" calcext:value-type="float">
            <text:p>35300</text:p>
          </table:table-cell>
          <table:table-cell office:value-type="float" office:value="0.999997388577945" calcext:value-type="float">
            <text:p>0.9999973886</text:p>
          </table:table-cell>
          <table:table-cell office:value-type="float" office:value="0.637081569426263" calcext:value-type="float">
            <text:p>0.6370815694</text:p>
          </table:table-cell>
          <table:table-cell office:value-type="float" office:value="0.362902945440523" calcext:value-type="float">
            <text:p>0.3629029454</text:p>
          </table:table-cell>
        </table:table-row>
        <table:table-row table:style-name="ro1">
          <table:table-cell/>
          <table:table-cell office:value-type="float" office:value="28365.266535192" calcext:value-type="float">
            <text:p>28365.266535192</text:p>
          </table:table-cell>
          <table:table-cell office:value-type="float" office:value="0.999989556226219" calcext:value-type="float">
            <text:p>0.9999895562</text:p>
          </table:table-cell>
          <table:table-cell office:value-type="float" office:value="0.994429625686984" calcext:value-type="float">
            <text:p>0.9944296257</text:p>
          </table:table-cell>
          <table:table-cell office:value-type="float" office:value="0.00533669910777368" calcext:value-type="float">
            <text:p>0.0053366991</text:p>
          </table:table-cell>
          <table:table-cell/>
          <table:table-cell office:value-type="float" office:value="35400" calcext:value-type="float">
            <text:p>35400</text:p>
          </table:table-cell>
          <table:table-cell office:value-type="float" office:value="0.999997429250421" calcext:value-type="float">
            <text:p>0.9999974293</text:p>
          </table:table-cell>
          <table:table-cell office:value-type="float" office:value="0.624600254288379" calcext:value-type="float">
            <text:p>0.6246002543</text:p>
          </table:table-cell>
          <table:table-cell office:value-type="float" office:value="0.375384952141554" calcext:value-type="float">
            <text:p>0.3753849521</text:p>
          </table:table-cell>
        </table:table-row>
        <table:table-row table:style-name="ro1">
          <table:table-cell/>
          <table:table-cell office:value-type="float" office:value="28442.9027990944" calcext:value-type="float">
            <text:p>28442.9027990944</text:p>
          </table:table-cell>
          <table:table-cell office:value-type="float" office:value="0.999989755322289" calcext:value-type="float">
            <text:p>0.9999897553</text:p>
          </table:table-cell>
          <table:table-cell office:value-type="float" office:value="0.994081546853501" calcext:value-type="float">
            <text:p>0.9940815469</text:p>
          </table:table-cell>
          <table:table-cell office:value-type="float" office:value="0.00569210716472802" calcext:value-type="float">
            <text:p>0.0056921072</text:p>
          </table:table-cell>
          <table:table-cell/>
          <table:table-cell office:value-type="float" office:value="35500" calcext:value-type="float">
            <text:p>35500</text:p>
          </table:table-cell>
          <table:table-cell office:value-type="float" office:value="0.999997469060112" calcext:value-type="float">
            <text:p>0.9999974691</text:p>
          </table:table-cell>
          <table:table-cell office:value-type="float" office:value="0.612023308797462" calcext:value-type="float">
            <text:p>0.6120233088</text:p>
          </table:table-cell>
          <table:table-cell office:value-type="float" office:value="0.387962564069019" calcext:value-type="float">
            <text:p>0.3879625641</text:p>
          </table:table-cell>
        </table:table-row>
        <table:table-row table:style-name="ro1">
          <table:table-cell/>
          <table:table-cell office:value-type="float" office:value="28520.5071697907" calcext:value-type="float">
            <text:p>28520.5071697907</text:p>
          </table:table-cell>
          <table:table-cell office:value-type="float" office:value="0.999989949580622" calcext:value-type="float">
            <text:p>0.9999899496</text:p>
          </table:table-cell>
          <table:table-cell office:value-type="float" office:value="0.993711916082178" calcext:value-type="float">
            <text:p>0.9937119161</text:p>
          </table:table-cell>
          <table:table-cell office:value-type="float" office:value="0.00606880357796538" calcext:value-type="float">
            <text:p>0.0060688036</text:p>
          </table:table-cell>
          <table:table-cell/>
          <table:table-cell office:value-type="float" office:value="35600" calcext:value-type="float">
            <text:p>35600</text:p>
          </table:table-cell>
          <table:table-cell office:value-type="float" office:value="0.999997508032804" calcext:value-type="float">
            <text:p>0.999997508</text:p>
          </table:table-cell>
          <table:table-cell office:value-type="float" office:value="0.599367361743043" calcext:value-type="float">
            <text:p>0.5993673617</text:p>
          </table:table-cell>
          <table:table-cell office:value-type="float" office:value="0.400619153049888" calcext:value-type="float">
            <text:p>0.400619153</text:p>
          </table:table-cell>
        </table:table-row>
        <table:table-row table:style-name="ro1">
          <table:table-cell/>
          <table:table-cell office:value-type="float" office:value="28598.0778541893" calcext:value-type="float">
            <text:p>28598.0778541893</text:p>
          </table:table-cell>
          <table:table-cell office:value-type="float" office:value="0.999990139135192" calcext:value-type="float">
            <text:p>0.9999901391</text:p>
          </table:table-cell>
          <table:table-cell office:value-type="float" office:value="0.993319637930876" calcext:value-type="float">
            <text:p>0.9933196379</text:p>
          </table:table-cell>
          <table:table-cell office:value-type="float" office:value="0.00646789451898917" calcext:value-type="float">
            <text:p>0.0064678945</text:p>
          </table:table-cell>
          <table:table-cell/>
          <table:table-cell office:value-type="float" office:value="35700" calcext:value-type="float">
            <text:p>35700</text:p>
          </table:table-cell>
          <table:table-cell office:value-type="float" office:value="0.999997546193967" calcext:value-type="float">
            <text:p>0.9999975462</text:p>
          </table:table-cell>
          <table:table-cell office:value-type="float" office:value="0.586649205260288" calcext:value-type="float">
            <text:p>0.5866492053</text:p>
          </table:table-cell>
          <table:table-cell office:value-type="float" office:value="0.413337927558233" calcext:value-type="float">
            <text:p>0.4133379276</text:p>
          </table:table-cell>
        </table:table-row>
        <table:table-row table:style-name="ro1">
          <table:table-cell/>
          <table:table-cell office:value-type="float" office:value="28675.6129785864" calcext:value-type="float">
            <text:p>28675.6129785864</text:p>
          </table:table-cell>
          <table:table-cell office:value-type="float" office:value="0.999990324116984" calcext:value-type="float">
            <text:p>0.9999903241</text:p>
          </table:table-cell>
          <table:table-cell office:value-type="float" office:value="0.992903570140282" calcext:value-type="float">
            <text:p>0.9929035701</text:p>
          </table:table-cell>
          <table:table-cell office:value-type="float" office:value="0.00689053252530205" calcext:value-type="float">
            <text:p>0.0068905325</text:p>
          </table:table-cell>
          <table:table-cell/>
          <table:table-cell office:value-type="float" office:value="35800" calcext:value-type="float">
            <text:p>35800</text:p>
          </table:table-cell>
          <table:table-cell office:value-type="float" office:value="0.999997583567845" calcext:value-type="float">
            <text:p>0.9999975836</text:p>
          </table:table-cell>
          <table:table-cell office:value-type="float" office:value="0.573885793856727" calcext:value-type="float">
            <text:p>0.5738857939</text:p>
          </table:table-cell>
          <table:table-cell office:value-type="float" office:value="0.426101933682994" calcext:value-type="float">
            <text:p>0.4261019337</text:p>
          </table:table-cell>
        </table:table-row>
        <table:table-row table:style-name="ro1">
          <table:table-cell/>
          <table:table-cell office:value-type="float" office:value="28753.1105897768" calcext:value-type="float">
            <text:p>28753.1105897768</text:p>
          </table:table-cell>
          <table:table-cell office:value-type="float" office:value="0.999990504650683" calcext:value-type="float">
            <text:p>0.9999905047</text:p>
          </table:table-cell>
          <table:table-cell office:value-type="float" office:value="0.992462524877691" calcext:value-type="float">
            <text:p>0.9924625249</text:p>
          </table:table-cell>
          <table:table-cell office:value-type="float" office:value="0.00733791520504969" calcext:value-type="float">
            <text:p>0.0073379152</text:p>
          </table:table-cell>
          <table:table-cell/>
          <table:table-cell office:value-type="float" office:value="35900" calcext:value-type="float">
            <text:p>35900</text:p>
          </table:table-cell>
          <table:table-cell office:value-type="float" office:value="0.999997620178016" calcext:value-type="float">
            <text:p>0.9999976202</text:p>
          </table:table-cell>
          <table:table-cell office:value-type="float" office:value="0.56109410428987" calcext:value-type="float">
            <text:p>0.5610941043</text:p>
          </table:table-cell>
          <table:table-cell office:value-type="float" office:value="0.438894195256021" calcext:value-type="float">
            <text:p>0.4388941953</text:p>
          </table:table-cell>
        </table:table-row>
        <table:table-row table:style-name="ro1">
          <table:table-cell/>
          <table:table-cell office:value-type="float" office:value="28830.568648116" calcext:value-type="float">
            <text:p>28830.568648116</text:p>
          </table:table-cell>
          <table:table-cell office:value-type="float" office:value="0.999990680859592" calcext:value-type="float">
            <text:p>0.9999906809</text:p>
          </table:table-cell>
          <table:table-cell office:value-type="float" office:value="0.991995264650317" calcext:value-type="float">
            <text:p>0.9919952647</text:p>
          </table:table-cell>
          <table:table-cell office:value-type="float" office:value="0.00781128944812446" calcext:value-type="float">
            <text:p>0.0078112894</text:p>
          </table:table-cell>
          <table:table-cell/>
          <table:table-cell office:value-type="float" office:value="36000" calcext:value-type="float">
            <text:p>36000</text:p>
          </table:table-cell>
          <table:table-cell office:value-type="float" office:value="0.999997656047389" calcext:value-type="float">
            <text:p>0.999997656</text:p>
          </table:table-cell>
          <table:table-cell office:value-type="float" office:value="0.548291048285302" calcext:value-type="float">
            <text:p>0.5482910483</text:p>
          </table:table-cell>
          <table:table-cell office:value-type="float" office:value="0.451697801134974" calcext:value-type="float">
            <text:p>0.4516978011</text:p>
          </table:table-cell>
        </table:table-row>
        <table:table-row table:style-name="ro1">
          <table:table-cell/>
          <table:table-cell office:value-type="float" office:value="28907.9850295772" calcext:value-type="float">
            <text:p>28907.9850295772</text:p>
          </table:table-cell>
          <table:table-cell office:value-type="float" office:value="0.999990852861683" calcext:value-type="float">
            <text:p>0.9999908529</text:p>
          </table:table-cell>
          <table:table-cell office:value-type="float" office:value="0.9915005042105" calcext:value-type="float">
            <text:p>0.9915005042</text:p>
          </table:table-cell>
          <table:table-cell office:value-type="float" office:value="0.00831194945420461" calcext:value-type="float">
            <text:p>0.0083119495</text:p>
          </table:table-cell>
          <table:table-cell/>
          <table:table-cell office:value-type="float" office:value="36100" calcext:value-type="float">
            <text:p>36100</text:p>
          </table:table-cell>
          <table:table-cell office:value-type="float" office:value="0.999997691197545" calcext:value-type="float">
            <text:p>0.9999976912</text:p>
          </table:table-cell>
          <table:table-cell office:value-type="float" office:value="0.535493458204422" calcext:value-type="float">
            <text:p>0.5354934582</text:p>
          </table:table-cell>
          <table:table-cell office:value-type="float" office:value="0.464495919531971" calcext:value-type="float">
            <text:p>0.4644959195</text:p>
          </table:table-cell>
        </table:table-row>
        <table:table-row table:style-name="ro1">
          <table:table-cell/>
          <table:table-cell office:value-type="float" office:value="28985.3575242572" calcext:value-type="float">
            <text:p>28985.3575242572</text:p>
          </table:table-cell>
          <table:table-cell office:value-type="float" office:value="0.999991020769891" calcext:value-type="float">
            <text:p>0.9999910208</text:p>
          </table:table-cell>
          <table:table-cell office:value-type="float" office:value="0.9909769101305" calcext:value-type="float">
            <text:p>0.9909769101</text:p>
          </table:table-cell>
          <table:table-cell office:value-type="float" office:value="0.00884123718286084" calcext:value-type="float">
            <text:p>0.0088412372</text:p>
          </table:table-cell>
          <table:table-cell/>
          <table:table-cell office:value-type="float" office:value="36200" calcext:value-type="float">
            <text:p>36200</text:p>
          </table:table-cell>
          <table:table-cell office:value-type="float" office:value="0.999997725649927" calcext:value-type="float">
            <text:p>0.9999977256</text:p>
          </table:table-cell>
          <table:table-cell office:value-type="float" office:value="0.522717880412132" calcext:value-type="float">
            <text:p>0.5227178804</text:p>
          </table:table-cell>
          <table:table-cell office:value-type="float" office:value="0.477272004654945" calcext:value-type="float">
            <text:p>0.4772720047</text:p>
          </table:table-cell>
        </table:table-row>
        <table:table-row table:style-name="ro1">
          <table:table-cell/>
          <table:table-cell office:value-type="float" office:value="29062.6838313859" calcext:value-type="float">
            <text:p>29062.6838313859</text:p>
          </table:table-cell>
          <table:table-cell office:value-type="float" office:value="0.999991184694807" calcext:value-type="float">
            <text:p>0.9999911847</text:p>
          </table:table-cell>
          <table:table-cell office:value-type="float" office:value="0.990423098025834" calcext:value-type="float">
            <text:p>0.990423098</text:p>
          </table:table-cell>
          <table:table-cell office:value-type="float" office:value="0.00940054520224577" calcext:value-type="float">
            <text:p>0.0094005452</text:p>
          </table:table-cell>
          <table:table-cell/>
          <table:table-cell office:value-type="float" office:value="36300" calcext:value-type="float">
            <text:p>36300</text:p>
          </table:table-cell>
          <table:table-cell office:value-type="float" office:value="0.999997759424532" calcext:value-type="float">
            <text:p>0.9999977594</text:p>
          </table:table-cell>
          <table:table-cell office:value-type="float" office:value="0.509980637643918" calcext:value-type="float">
            <text:p>0.5099806376</text:p>
          </table:table-cell>
          <table:table-cell office:value-type="float" office:value="0.490009734332189" calcext:value-type="float">
            <text:p>0.4900097343</text:p>
          </table:table-cell>
        </table:table-row>
        <table:table-row table:style-name="ro1">
          <table:table-cell/>
          <table:table-cell office:value-type="float" office:value="29139.9615571789" calcext:value-type="float">
            <text:p>29139.9615571789</text:p>
          </table:table-cell>
          <table:table-cell office:value-type="float" office:value="0.999991344744673" calcext:value-type="float">
            <text:p>0.9999913447</text:p>
          </table:table-cell>
          <table:table-cell office:value-type="float" office:value="0.989837631682711" calcext:value-type="float">
            <text:p>0.9898376317</text:p>
          </table:table-cell>
          <table:table-cell office:value-type="float" office:value="0.00999131757525203" calcext:value-type="float">
            <text:p>0.0099913176</text:p>
          </table:table-cell>
          <table:table-cell/>
          <table:table-cell office:value-type="float" office:value="36400" calcext:value-type="float">
            <text:p>36400</text:p>
          </table:table-cell>
          <table:table-cell office:value-type="float" office:value="0.99999779254092" calcext:value-type="float">
            <text:p>0.9999977925</text:p>
          </table:table-cell>
          <table:table-cell office:value-type="float" office:value="0.497297647360598" calcext:value-type="float">
            <text:p>0.4972976474</text:p>
          </table:table-cell>
          <table:table-cell office:value-type="float" office:value="0.502693191664878" calcext:value-type="float">
            <text:p>0.5026931917</text:p>
          </table:table-cell>
        </table:table-row>
        <table:table-row table:style-name="ro1">
          <table:table-cell/>
          <table:table-cell office:value-type="float" office:value="29217.1882189544" calcext:value-type="float">
            <text:p>29217.1882189544</text:p>
          </table:table-cell>
          <table:table-cell office:value-type="float" office:value="0.999991501021907" calcext:value-type="float">
            <text:p>0.999991501</text:p>
          </table:table-cell>
          <table:table-cell office:value-type="float" office:value="0.989219026429085" calcext:value-type="float">
            <text:p>0.9892190264</text:p>
          </table:table-cell>
          <table:table-cell office:value-type="float" office:value="0.0106150464333691" calcext:value-type="float">
            <text:p>0.0106150464</text:p>
          </table:table-cell>
          <table:table-cell/>
          <table:table-cell office:value-type="float" office:value="36500" calcext:value-type="float">
            <text:p>36500</text:p>
          </table:table-cell>
          <table:table-cell office:value-type="float" office:value="0.999997825018198" calcext:value-type="float">
            <text:p>0.999997825</text:p>
          </table:table-cell>
          <table:table-cell office:value-type="float" office:value="0.484684351656516" calcext:value-type="float">
            <text:p>0.4846843517</text:p>
          </table:table-cell>
          <table:table-cell office:value-type="float" office:value="0.515306935118763" calcext:value-type="float">
            <text:p>0.5153069351</text:p>
          </table:table-cell>
        </table:table-row>
        <table:table-row table:style-name="ro1">
          <table:table-cell/>
          <table:table-cell office:value-type="float" office:value="29294.3612383766" calcext:value-type="float">
            <text:p>29294.3612383766</text:p>
          </table:table-cell>
          <table:table-cell office:value-type="float" office:value="0.999991653626879" calcext:value-type="float">
            <text:p>0.9999916536</text:p>
          </table:table-cell>
          <table:table-cell office:value-type="float" office:value="0.988565745178484" calcext:value-type="float">
            <text:p>0.9885657452</text:p>
          </table:table-cell>
          <table:table-cell office:value-type="float" office:value="0.0112732760229426" calcext:value-type="float">
            <text:p>0.011273276</text:p>
          </table:table-cell>
          <table:table-cell/>
          <table:table-cell office:value-type="float" office:value="36600" calcext:value-type="float">
            <text:p>36600</text:p>
          </table:table-cell>
          <table:table-cell office:value-type="float" office:value="0.99999785687412" calcext:value-type="float">
            <text:p>0.9999978569</text:p>
          </table:table-cell>
          <table:table-cell office:value-type="float" office:value="0.472155757443698" calcext:value-type="float">
            <text:p>0.4721557574</text:p>
          </table:table-cell>
          <table:table-cell office:value-type="float" office:value="0.527835958334518" calcext:value-type="float">
            <text:p>0.5278359583</text:p>
          </table:table-cell>
        </table:table-row>
        <table:table-row table:style-name="ro1">
          <table:table-cell/>
          <table:table-cell office:value-type="float" office:value="29371.4779397587" calcext:value-type="float">
            <text:p>29371.4779397587</text:p>
          </table:table-cell>
          <table:table-cell office:value-type="float" office:value="0.999991802657901" calcext:value-type="float">
            <text:p>0.9999918027</text:p>
          </table:table-cell>
          <table:table-cell office:value-type="float" office:value="0.987876197879391" calcext:value-type="float">
            <text:p>0.9878761979</text:p>
          </table:table-cell>
          <table:table-cell office:value-type="float" office:value="0.0119676032672245" calcext:value-type="float">
            <text:p>0.0119676033</text:p>
          </table:table-cell>
          <table:table-cell/>
          <table:table-cell office:value-type="float" office:value="36700" calcext:value-type="float">
            <text:p>36700</text:p>
          </table:table-cell>
          <table:table-cell office:value-type="float" office:value="0.999997888126188" calcext:value-type="float">
            <text:p>0.9999978881</text:p>
          </table:table-cell>
          <table:table-cell office:value-type="float" office:value="0.459726253889279" calcext:value-type="float">
            <text:p>0.4597262539</text:p>
          </table:table-cell>
          <table:table-cell office:value-type="float" office:value="0.540265872697103" calcext:value-type="float">
            <text:p>0.5402658727</text:p>
          </table:table-cell>
        </table:table-row>
        <table:table-row table:style-name="ro1">
          <table:table-cell/>
          <table:table-cell office:value-type="float" office:value="29448.5355570149" calcext:value-type="float">
            <text:p>29448.5355570149</text:p>
          </table:table-cell>
          <table:table-cell office:value-type="float" office:value="0.999991948207437" calcext:value-type="float">
            <text:p>0.9999919482</text:p>
          </table:table-cell>
          <table:table-cell office:value-type="float" office:value="0.987148746821349" calcext:value-type="float">
            <text:p>0.9871487468</text:p>
          </table:table-cell>
          <table:table-cell office:value-type="float" office:value="0.0126996723994026" calcext:value-type="float">
            <text:p>0.0126996724</text:p>
          </table:table-cell>
          <table:table-cell/>
          <table:table-cell office:value-type="float" office:value="36800" calcext:value-type="float">
            <text:p>36800</text:p>
          </table:table-cell>
          <table:table-cell office:value-type="float" office:value="0.999997918790909" calcext:value-type="float">
            <text:p>0.9999979188</text:p>
          </table:table-cell>
          <table:table-cell office:value-type="float" office:value="0.447409646379665" calcext:value-type="float">
            <text:p>0.4474096464</text:p>
          </table:table-cell>
          <table:table-cell office:value-type="float" office:value="0.552582873366922" calcext:value-type="float">
            <text:p>0.5525828734</text:p>
          </table:table-cell>
        </table:table-row>
        <table:table-row table:style-name="ro1">
          <table:table-cell/>
          <table:table-cell office:value-type="float" office:value="29525.5312230621" calcext:value-type="float">
            <text:p>29525.5312230621</text:p>
          </table:table-cell>
          <table:table-cell office:value-type="float" office:value="0.999992090367268" calcext:value-type="float">
            <text:p>0.9999920904</text:p>
          </table:table-cell>
          <table:table-cell office:value-type="float" office:value="0.98638170006775" calcext:value-type="float">
            <text:p>0.9863817001</text:p>
          </table:table-cell>
          <table:table-cell office:value-type="float" office:value="0.0134711816418246" calcext:value-type="float">
            <text:p>0.0134711816</text:p>
          </table:table-cell>
          <table:table-cell/>
          <table:table-cell office:value-type="float" office:value="36900" calcext:value-type="float">
            <text:p>36900</text:p>
          </table:table-cell>
          <table:table-cell office:value-type="float" office:value="0.999997948884273" calcext:value-type="float">
            <text:p>0.9999979489</text:p>
          </table:table-cell>
          <table:table-cell office:value-type="float" office:value="0.435219057118727" calcext:value-type="float">
            <text:p>0.4352190571</text:p>
          </table:table-cell>
          <table:table-cell office:value-type="float" office:value="0.56477383868414" calcext:value-type="float">
            <text:p>0.5647738387</text:p>
          </table:table-cell>
        </table:table-row>
        <table:table-row table:style-name="ro1">
          <table:table-cell/>
          <table:table-cell office:value-type="float" office:value="29602.4619748645" calcext:value-type="float">
            <text:p>29602.4619748645</text:p>
          </table:table-cell>
          <table:table-cell office:value-type="float" office:value="0.999992229225779" calcext:value-type="float">
            <text:p>0.9999922292</text:p>
          </table:table-cell>
          <table:table-cell office:value-type="float" office:value="0.985573315462806" calcext:value-type="float">
            <text:p>0.9855733155</text:p>
          </table:table-cell>
          <table:table-cell office:value-type="float" office:value="0.0142838791571982" calcext:value-type="float">
            <text:p>0.0142838792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float" office:value="0.999997978421618" calcext:value-type="float">
            <text:p>0.9999979784</text:p>
          </table:table-cell>
          <table:table-cell office:value-type="float" office:value="0.423166902114081" calcext:value-type="float">
            <text:p>0.4231669021</text:p>
          </table:table-cell>
          <table:table-cell office:value-type="float" office:value="0.576826353181216" calcext:value-type="float">
            <text:p>0.5768263532</text:p>
          </table:table-cell>
        </table:table-row>
        <table:table-row table:style-name="ro1">
          <table:table-cell/>
          <table:table-cell office:value-type="float" office:value="29679.3247507979" calcext:value-type="float">
            <text:p>29679.3247507979</text:p>
          </table:table-cell>
          <table:table-cell office:value-type="float" office:value="0.999992364869129" calcext:value-type="float">
            <text:p>0.9999923649</text:p>
          </table:table-cell>
          <table:table-cell office:value-type="float" office:value="0.984721799437081" calcext:value-type="float">
            <text:p>0.9847217994</text:p>
          </table:table-cell>
          <table:table-cell office:value-type="float" office:value="0.0151395642758138" calcext:value-type="float">
            <text:p>0.0151395643</text:p>
          </table:table-cell>
          <table:table-cell/>
          <table:table-cell office:value-type="float" office:value="37100" calcext:value-type="float">
            <text:p>37100</text:p>
          </table:table-cell>
          <table:table-cell office:value-type="float" office:value="0.999998007417656" calcext:value-type="float">
            <text:p>0.9999980074</text:p>
          </table:table-cell>
          <table:table-cell office:value-type="float" office:value="0.411264857301616" calcext:value-type="float">
            <text:p>0.4112648573</text:p>
          </table:table-cell>
          <table:table-cell office:value-type="float" office:value="0.588728741458009" calcext:value-type="float">
            <text:p>0.5887287415</text:p>
          </table:table-cell>
        </table:table-row>
        <table:table-row table:style-name="ro1">
          <table:table-cell/>
          <table:table-cell office:value-type="float" office:value="29756.1163964994" calcext:value-type="float">
            <text:p>29756.1163964994</text:p>
          </table:table-cell>
          <table:table-cell office:value-type="float" office:value="0.999992497379314" calcext:value-type="float">
            <text:p>0.9999924974</text:p>
          </table:table-cell>
          <table:table-cell office:value-type="float" office:value="0.983825311538255" calcext:value-type="float">
            <text:p>0.9838253115</text:p>
          </table:table-cell>
          <table:table-cell office:value-type="float" office:value="0.0160400829391307" calcext:value-type="float">
            <text:p>0.0160400829</text:p>
          </table:table-cell>
          <table:table-cell/>
          <table:table-cell office:value-type="float" office:value="37200" calcext:value-type="float">
            <text:p>37200</text:p>
          </table:table-cell>
          <table:table-cell office:value-type="float" office:value="0.999998035886496" calcext:value-type="float">
            <text:p>0.9999980359</text:p>
          </table:table-cell>
          <table:table-cell office:value-type="float" office:value="0.399523831310584" calcext:value-type="float">
            <text:p>0.3995238313</text:p>
          </table:table-cell>
          <table:table-cell office:value-type="float" office:value="0.600470095416273" calcext:value-type="float">
            <text:p>0.6004700954</text:p>
          </table:table-cell>
        </table:table-row>
        <table:table-row table:style-name="ro1">
          <table:table-cell/>
          <table:table-cell office:value-type="float" office:value="29832.8336570553" calcext:value-type="float">
            <text:p>29832.8336570553</text:p>
          </table:table-cell>
          <table:table-cell office:value-type="float" office:value="0.999992626837334" calcext:value-type="float">
            <text:p>0.9999926268</text:p>
          </table:table-cell>
          <table:table-cell office:value-type="float" office:value="0.982881959709164" calcext:value-type="float">
            <text:p>0.9828819597</text:p>
          </table:table-cell>
          <table:table-cell office:value-type="float" office:value="0.016987332489666" calcext:value-type="float">
            <text:p>0.0169873325</text:p>
          </table:table-cell>
          <table:table-cell/>
          <table:table-cell office:value-type="float" office:value="37300" calcext:value-type="float">
            <text:p>37300</text:p>
          </table:table-cell>
          <table:table-cell office:value-type="float" office:value="0.999998063841666" calcext:value-type="float">
            <text:p>0.9999980638</text:p>
          </table:table-cell>
          <table:table-cell office:value-type="float" office:value="0.387953944786189" calcext:value-type="float">
            <text:p>0.3879539448</text:p>
          </table:table-cell>
          <table:table-cell office:value-type="float" office:value="0.612040294936582" calcext:value-type="float">
            <text:p>0.6120402949</text:p>
          </table:table-cell>
        </table:table-row>
        <table:table-row table:style-name="ro1">
          <table:table-cell/>
          <table:table-cell office:value-type="float" office:value="29909.4731834091" calcext:value-type="float">
            <text:p>29909.4731834091</text:p>
          </table:table-cell>
          <table:table-cell office:value-type="float" office:value="0.999992753321228" calcext:value-type="float">
            <text:p>0.9999927533</text:p>
          </table:table-cell>
          <table:table-cell office:value-type="float" office:value="0.98188980516333" calcext:value-type="float">
            <text:p>0.9818898052</text:p>
          </table:table-cell>
          <table:table-cell office:value-type="float" office:value="0.0179832567680256" calcext:value-type="float">
            <text:p>0.0179832568</text:p>
          </table:table-cell>
          <table:table-cell/>
          <table:table-cell office:value-type="float" office:value="37400" calcext:value-type="float">
            <text:p>37400</text:p>
          </table:table-cell>
          <table:table-cell office:value-type="float" office:value="0.999998091296138" calcext:value-type="float">
            <text:p>0.9999980913</text:p>
          </table:table-cell>
          <table:table-cell office:value-type="float" office:value="0.376564516110443" calcext:value-type="float">
            <text:p>0.3765645161</text:p>
          </table:table-cell>
          <table:table-cell office:value-type="float" office:value="0.623430022156956" calcext:value-type="float">
            <text:p>0.6234300222</text:p>
          </table:table-cell>
        </table:table-row>
        <table:table-row table:style-name="ro1">
          <table:table-cell/>
          <table:table-cell office:value-type="float" office:value="29986.0315340761" calcext:value-type="float">
            <text:p>29986.0315340761</text:p>
          </table:table-cell>
          <table:table-cell office:value-type="float" office:value="0.999992876906211" calcext:value-type="float">
            <text:p>0.9999928769</text:p>
          </table:table-cell>
          <table:table-cell office:value-type="float" office:value="0.980846864058263" calcext:value-type="float">
            <text:p>0.9808468641</text:p>
          </table:table-cell>
          <table:table-cell office:value-type="float" office:value="0.019029844451191" calcext:value-type="float">
            <text:p>0.0190298445</text:p>
          </table:table-cell>
          <table:table-cell/>
          <table:table-cell office:value-type="float" office:value="37500" calcext:value-type="float">
            <text:p>37500</text:p>
          </table:table-cell>
          <table:table-cell office:value-type="float" office:value="0.999998118261305" calcext:value-type="float">
            <text:p>0.9999981183</text:p>
          </table:table-cell>
          <table:table-cell office:value-type="float" office:value="0.365364182298729" calcext:value-type="float">
            <text:p>0.3653641823</text:p>
          </table:table-cell>
          <table:table-cell office:value-type="float" office:value="0.634630640571032" calcext:value-type="float">
            <text:p>0.6346306406</text:p>
          </table:table-cell>
        </table:table-row>
        <table:table-row table:style-name="ro1">
          <table:table-cell/>
          <table:table-cell office:value-type="float" office:value="30062.5051717481" calcext:value-type="float">
            <text:p>30062.5051717481</text:p>
          </table:table-cell>
          <table:table-cell office:value-type="float" office:value="0.99999299766618" calcext:value-type="float">
            <text:p>0.9999929977</text:p>
          </table:table-cell>
          <table:table-cell office:value-type="float" office:value="0.979751105700929" calcext:value-type="float">
            <text:p>0.9797511057</text:p>
          </table:table-cell>
          <table:table-cell office:value-type="float" office:value="0.0201291308816576" calcext:value-type="float">
            <text:p>0.0201291309</text:p>
          </table:table-cell>
          <table:table-cell/>
          <table:table-cell office:value-type="float" office:value="37600" calcext:value-type="float">
            <text:p>37600</text:p>
          </table:table-cell>
          <table:table-cell office:value-type="float" office:value="0.999998144751004" calcext:value-type="float">
            <text:p>0.9999981448</text:p>
          </table:table-cell>
          <table:table-cell office:value-type="float" office:value="0.354360403752948" calcext:value-type="float">
            <text:p>0.3543604038</text:p>
          </table:table-cell>
          <table:table-cell office:value-type="float" office:value="0.645634690292521" calcext:value-type="float">
            <text:p>0.6456346903</text:p>
          </table:table-cell>
        </table:table-row>
        <table:table-row table:style-name="ro1">
          <table:table-cell/>
          <table:table-cell office:value-type="float" office:value="30138.8904723531" calcext:value-type="float">
            <text:p>30138.8904723531</text:p>
          </table:table-cell>
          <table:table-cell office:value-type="float" office:value="0.999993115671911" calcext:value-type="float">
            <text:p>0.9999931157</text:p>
          </table:table-cell>
          <table:table-cell office:value-type="float" office:value="0.978600459117937" calcext:value-type="float">
            <text:p>0.9786004591</text:p>
          </table:table-cell>
          <table:table-cell office:value-type="float" office:value="0.0212831914732345" calcext:value-type="float">
            <text:p>0.0212831915</text:p>
          </table:table-cell>
          <table:table-cell/>
          <table:table-cell office:value-type="float" office:value="37700" calcext:value-type="float">
            <text:p>37700</text:p>
          </table:table-cell>
          <table:table-cell office:value-type="float" office:value="0.999998170775829" calcext:value-type="float">
            <text:p>0.9999981708</text:p>
          </table:table-cell>
          <table:table-cell office:value-type="float" office:value="0.343560171633695" calcext:value-type="float">
            <text:p>0.3435601716</text:p>
          </table:table-cell>
          <table:table-cell office:value-type="float" office:value="0.656435180656261" calcext:value-type="float">
            <text:p>0.6564351807</text:p>
          </table:table-cell>
        </table:table-row>
        <table:table-row table:style-name="ro1">
          <table:table-cell/>
          <table:table-cell office:value-type="float" office:value="30215.1837224755" calcext:value-type="float">
            <text:p>30215.1837224755</text:p>
          </table:table-cell>
          <table:table-cell office:value-type="float" office:value="0.999993230992546" calcext:value-type="float">
            <text:p>0.999993231</text:p>
          </table:table-cell>
          <table:table-cell office:value-type="float" office:value="0.977392811745499" calcext:value-type="float">
            <text:p>0.9773928117</text:p>
          </table:table-cell>
          <table:table-cell office:value-type="float" office:value="0.0224941430544767" calcext:value-type="float">
            <text:p>0.0224941431</text:p>
          </table:table-cell>
          <table:table-cell/>
          <table:table-cell office:value-type="float" office:value="37800" calcext:value-type="float">
            <text:p>37800</text:p>
          </table:table-cell>
          <table:table-cell office:value-type="float" office:value="0.999998196346639" calcext:value-type="float">
            <text:p>0.9999981963</text:p>
          </table:table-cell>
          <table:table-cell office:value-type="float" office:value="0.332969586078006" calcext:value-type="float">
            <text:p>0.3329695861</text:p>
          </table:table-cell>
          <table:table-cell office:value-type="float" office:value="0.6670260120161" calcext:value-type="float">
            <text:p>0.667026012</text:p>
          </table:table-cell>
        </table:table-row>
        <table:table-row table:style-name="ro1">
          <table:table-cell/>
          <table:table-cell office:value-type="float" office:value="30291.381121978" calcext:value-type="float">
            <text:p>30291.381121978</text:p>
          </table:table-cell>
          <table:table-cell office:value-type="float" office:value="0.999993343695624" calcext:value-type="float">
            <text:p>0.9999933437</text:p>
          </table:table-cell>
          <table:table-cell office:value-type="float" office:value="0.97612601159378" calcext:value-type="float">
            <text:p>0.9761260116</text:p>
          </table:table-cell>
          <table:table-cell office:value-type="float" office:value="0.0237641417113559" calcext:value-type="float">
            <text:p>0.0237641417</text:p>
          </table:table-cell>
          <table:table-cell/>
          <table:table-cell office:value-type="float" office:value="37900" calcext:value-type="float">
            <text:p>37900</text:p>
          </table:table-cell>
          <table:table-cell office:value-type="float" office:value="0.999998221473987" calcext:value-type="float">
            <text:p>0.9999982215</text:p>
          </table:table-cell>
          <table:table-cell office:value-type="float" office:value="0.322593943960388" calcext:value-type="float">
            <text:p>0.322593944</text:p>
          </table:table-cell>
          <table:table-cell office:value-type="float" office:value="0.677401887980395" calcext:value-type="float">
            <text:p>0.677401888</text:p>
          </table:table-cell>
        </table:table-row>
        <table:table-row table:style-name="ro1">
          <table:table-cell/>
          <table:table-cell office:value-type="float" office:value="30367.4787938994" calcext:value-type="float">
            <text:p>30367.4787938994</text:p>
          </table:table-cell>
          <table:table-cell office:value-type="float" office:value="0.999993453845854" calcext:value-type="float">
            <text:p>0.9999934538</text:p>
          </table:table-cell>
          <table:table-cell office:value-type="float" office:value="0.974797874241578" calcext:value-type="float">
            <text:p>0.9747978742</text:p>
          </table:table-cell>
          <table:table-cell office:value-type="float" office:value="0.0250953757784893" calcext:value-type="float">
            <text:p>0.0250953758</text:p>
          </table:table-cell>
          <table:table-cell/>
          <table:table-cell office:value-type="float" office:value="38000" calcext:value-type="float">
            <text:p>38000</text:p>
          </table:table-cell>
          <table:table-cell office:value-type="float" office:value="0.999998246168004" calcext:value-type="float">
            <text:p>0.9999982462</text:p>
          </table:table-cell>
          <table:table-cell office:value-type="float" office:value="0.312437772064606" calcext:value-type="float">
            <text:p>0.3124377721</text:p>
          </table:table-cell>
          <table:table-cell office:value-type="float" office:value="0.687558282239119" calcext:value-type="float">
            <text:p>0.6875582822</text:p>
          </table:table-cell>
        </table:table-row>
        <table:table-row table:style-name="ro1">
          <table:table-cell/>
          <table:table-cell office:value-type="float" office:value="30443.4727849156" calcext:value-type="float">
            <text:p>30443.4727849156</text:p>
          </table:table-cell>
          <table:table-cell office:value-type="float" office:value="0.999993561506096" calcext:value-type="float">
            <text:p>0.9999935615</text:p>
          </table:table-cell>
          <table:table-cell office:value-type="float" office:value="0.973406183441009" calcext:value-type="float">
            <text:p>0.9734061834</text:p>
          </table:table-cell>
          <table:table-cell office:value-type="float" office:value="0.0264900652576262" calcext:value-type="float">
            <text:p>0.0264900653</text:p>
          </table:table-cell>
          <table:table-cell/>
          <table:table-cell office:value-type="float" office:value="38100" calcext:value-type="float">
            <text:p>38100</text:p>
          </table:table-cell>
          <table:table-cell office:value-type="float" office:value="0.999998270438543" calcext:value-type="float">
            <text:p>0.9999982704</text:p>
          </table:table-cell>
          <table:table-cell office:value-type="float" office:value="0.302504834554829" calcext:value-type="float">
            <text:p>0.3025048346</text:p>
          </table:table-cell>
          <table:table-cell office:value-type="float" office:value="0.697491431092615" calcext:value-type="float">
            <text:p>0.6974914311</text:p>
          </table:table-cell>
        </table:table-row>
        <table:table-row table:style-name="ro1">
          <table:table-cell/>
          <table:table-cell office:value-type="float" office:value="30519.3590650402" calcext:value-type="float">
            <text:p>30519.3590650402</text:p>
          </table:table-cell>
          <table:table-cell office:value-type="float" office:value="0.999993666738233" calcext:value-type="float">
            <text:p>0.9999936667</text:p>
          </table:table-cell>
          <table:table-cell office:value-type="float" office:value="0.971948691184768" calcext:value-type="float">
            <text:p>0.9719486912</text:p>
          </table:table-cell>
          <table:table-cell office:value-type="float" office:value="0.0279504617704358" calcext:value-type="float">
            <text:p>0.0279504618</text:p>
          </table:table-cell>
          <table:table-cell/>
          <table:table-cell office:value-type="float" office:value="38200" calcext:value-type="float">
            <text:p>38200</text:p>
          </table:table-cell>
          <table:table-cell office:value-type="float" office:value="0.999998294294737" calcext:value-type="float">
            <text:p>0.9999982943</text:p>
          </table:table-cell>
          <table:table-cell office:value-type="float" office:value="0.292798213729133" calcext:value-type="float">
            <text:p>0.2927982137</text:p>
          </table:table-cell>
          <table:table-cell office:value-type="float" office:value="0.707198252695934" calcext:value-type="float">
            <text:p>0.7071982527</text:p>
          </table:table-cell>
        </table:table-row>
        <table:table-row table:style-name="ro1">
          <table:table-cell/>
          <table:table-cell office:value-type="float" office:value="30595.1335369364" calcext:value-type="float">
            <text:p>30595.1335369364</text:p>
          </table:table-cell>
          <table:table-cell office:value-type="float" office:value="0.999993769602362" calcext:value-type="float">
            <text:p>0.9999937696</text:p>
          </table:table-cell>
          <table:table-cell office:value-type="float" office:value="0.970423124151204" calcext:value-type="float">
            <text:p>0.9704231242</text:p>
          </table:table-cell>
          <table:table-cell office:value-type="float" office:value="0.0294788421054806" calcext:value-type="float">
            <text:p>0.0294788421</text:p>
          </table:table-cell>
          <table:table-cell/>
          <table:table-cell office:value-type="float" office:value="38300" calcext:value-type="float">
            <text:p>38300</text:p>
          </table:table-cell>
          <table:table-cell office:value-type="float" office:value="0.999998317745714" calcext:value-type="float">
            <text:p>0.9999983177</text:p>
          </table:table-cell>
          <table:table-cell office:value-type="float" office:value="0.283320253288237" calcext:value-type="float">
            <text:p>0.2833202533</text:p>
          </table:table-cell>
          <table:table-cell office:value-type="float" office:value="0.716676403792232" calcext:value-type="float">
            <text:p>0.7166764038</text:p>
          </table:table-cell>
        </table:table-row>
        <table:table-row table:style-name="ro1">
          <table:table-cell/>
          <table:table-cell office:value-type="float" office:value="30670.7920527325" calcext:value-type="float">
            <text:p>30670.7920527325</text:p>
          </table:table-cell>
          <table:table-cell office:value-type="float" office:value="0.99999387015533" calcext:value-type="float">
            <text:p>0.9999938702</text:p>
          </table:table-cell>
          <table:table-cell office:value-type="float" office:value="0.968827195050049" calcext:value-type="float">
            <text:p>0.9688271951</text:p>
          </table:table-cell>
          <table:table-cell office:value-type="float" office:value="0.0310774968545285" calcext:value-type="float">
            <text:p>0.0310774969</text:p>
          </table:table-cell>
          <table:table-cell/>
          <table:table-cell office:value-type="float" office:value="38400" calcext:value-type="float">
            <text:p>38400</text:p>
          </table:table-cell>
          <table:table-cell office:value-type="float" office:value="0.999998340800043" calcext:value-type="float">
            <text:p>0.9999983408</text:p>
          </table:table-cell>
          <table:table-cell office:value-type="float" office:value="0.274072658063993" calcext:value-type="float">
            <text:p>0.2740726581</text:p>
          </table:table-cell>
          <table:table-cell office:value-type="float" office:value="0.725924179981791" calcext:value-type="float">
            <text:p>0.72592418</text:p>
          </table:table-cell>
        </table:table-row>
        <table:table-row table:style-name="ro1">
          <table:table-cell/>
          <table:table-cell office:value-type="float" office:value="30746.330394021" calcext:value-type="float">
            <text:p>30746.330394021</text:p>
          </table:table-cell>
          <table:table-cell office:value-type="float" office:value="0.99999396845472" calcext:value-type="float">
            <text:p>0.9999939685</text:p>
          </table:table-cell>
          <table:table-cell office:value-type="float" office:value="0.967158589398085" calcext:value-type="float">
            <text:p>0.9671585894</text:p>
          </table:table-cell>
          <table:table-cell office:value-type="float" office:value="0.0327487437061121" calcext:value-type="float">
            <text:p>0.0327487437</text:p>
          </table:table-cell>
          <table:table-cell/>
          <table:table-cell office:value-type="float" office:value="38500" calcext:value-type="float">
            <text:p>38500</text:p>
          </table:table-cell>
          <table:table-cell office:value-type="float" office:value="0.999998363466197" calcext:value-type="float">
            <text:p>0.9999983635</text:p>
          </table:table-cell>
          <table:table-cell office:value-type="float" office:value="0.265056472385029" calcext:value-type="float">
            <text:p>0.2650564724</text:p>
          </table:table-cell>
          <table:table-cell office:value-type="float" office:value="0.734940537357581" calcext:value-type="float">
            <text:p>0.7349405374</text:p>
          </table:table-cell>
        </table:table-row>
        <table:table-row table:style-name="ro1">
          <table:table-cell/>
          <table:table-cell office:value-type="float" office:value="30821.7443082073" calcext:value-type="float">
            <text:p>30821.7443082073</text:p>
          </table:table-cell>
          <table:table-cell office:value-type="float" office:value="0.999994064554617" calcext:value-type="float">
            <text:p>0.9999940646</text:p>
          </table:table-cell>
          <table:table-cell office:value-type="float" office:value="0.965414989733161" calcext:value-type="float">
            <text:p>0.9654149897</text:p>
          </table:table-cell>
          <table:table-cell office:value-type="float" office:value="0.0344949031684838" calcext:value-type="float">
            <text:p>0.0344949032</text:p>
          </table:table-cell>
          <table:table-cell/>
          <table:table-cell office:value-type="float" office:value="38600" calcext:value-type="float">
            <text:p>38600</text:p>
          </table:table-cell>
          <table:table-cell office:value-type="float" office:value="0.999998385751472" calcext:value-type="float">
            <text:p>0.9999983858</text:p>
          </table:table-cell>
          <table:table-cell office:value-type="float" office:value="0.256272244978232" calcext:value-type="float">
            <text:p>0.256272245</text:p>
          </table:table-cell>
          <table:table-cell office:value-type="float" office:value="0.743724927599976" calcext:value-type="float">
            <text:p>0.7437249276</text:p>
          </table:table-cell>
        </table:table-row>
        <table:table-row table:style-name="ro1">
          <table:table-cell/>
          <table:table-cell office:value-type="float" office:value="30897.0294971931" calcext:value-type="float">
            <text:p>30897.0294971931</text:p>
          </table:table-cell>
          <table:table-cell office:value-type="float" office:value="0.999994158508389" calcext:value-type="float">
            <text:p>0.9999941585</text:p>
          </table:table-cell>
          <table:table-cell office:value-type="float" office:value="0.963594068034698" calcext:value-type="float">
            <text:p>0.963594068</text:p>
          </table:table-cell>
          <table:table-cell office:value-type="float" office:value="0.0363183061982286" calcext:value-type="float">
            <text:p>0.0363183062</text:p>
          </table:table-cell>
          <table:table-cell/>
          <table:table-cell office:value-type="float" office:value="38700" calcext:value-type="float">
            <text:p>38700</text:p>
          </table:table-cell>
          <table:table-cell office:value-type="float" office:value="0.999998407665061" calcext:value-type="float">
            <text:p>0.9999984077</text:p>
          </table:table-cell>
          <table:table-cell office:value-type="float" office:value="0.247719701796846" calcext:value-type="float">
            <text:p>0.2477197018</text:p>
          </table:table-cell>
          <table:table-cell office:value-type="float" office:value="0.752277625157903" calcext:value-type="float">
            <text:p>0.7522776252</text:p>
          </table:table-cell>
        </table:table-row>
        <table:table-row table:style-name="ro1">
          <table:table-cell/>
          <table:table-cell office:value-type="float" office:value="30972.1816307314" calcext:value-type="float">
            <text:p>30972.1816307314</text:p>
          </table:table-cell>
          <table:table-cell office:value-type="float" office:value="0.99999425036796" calcext:value-type="float">
            <text:p>0.9999942504</text:p>
          </table:table-cell>
          <table:table-cell office:value-type="float" office:value="0.961693494483356" calcext:value-type="float">
            <text:p>0.9616934945</text:p>
          </table:table-cell>
          <table:table-cell office:value-type="float" office:value="0.038221285433255" calcext:value-type="float">
            <text:p>0.0382212854</text:p>
          </table:table-cell>
          <table:table-cell/>
          <table:table-cell office:value-type="float" office:value="38800" calcext:value-type="float">
            <text:p>38800</text:p>
          </table:table-cell>
          <table:table-cell office:value-type="float" office:value="0.999998429213954" calcext:value-type="float">
            <text:p>0.9999984292</text:p>
          </table:table-cell>
          <table:table-cell office:value-type="float" office:value="0.239398269369443" calcext:value-type="float">
            <text:p>0.2393982694</text:p>
          </table:table-cell>
          <table:table-cell office:value-type="float" office:value="0.760599203886823" calcext:value-type="float">
            <text:p>0.7605992039</text:p>
          </table:table-cell>
        </table:table-row>
        <table:table-row table:style-name="ro1">
          <table:table-cell/>
          <table:table-cell office:value-type="float" office:value="31047.1963515819" calcext:value-type="float">
            <text:p>31047.1963515819</text:p>
          </table:table-cell>
          <table:table-cell office:value-type="float" office:value="0.99999434018421" calcext:value-type="float">
            <text:p>0.9999943402</text:p>
          </table:table-cell>
          <table:table-cell office:value-type="float" office:value="0.959710940702744" calcext:value-type="float">
            <text:p>0.9597109407</text:p>
          </table:table-cell>
          <table:table-cell office:value-type="float" office:value="0.040206171961356" calcext:value-type="float">
            <text:p>0.040206172</text:p>
          </table:table-cell>
          <table:table-cell/>
          <table:table-cell office:value-type="float" office:value="38900" calcext:value-type="float">
            <text:p>38900</text:p>
          </table:table-cell>
          <table:table-cell office:value-type="float" office:value="0.999998450405029" calcext:value-type="float">
            <text:p>0.9999984504</text:p>
          </table:table-cell>
          <table:table-cell office:value-type="float" office:value="0.231306864050271" calcext:value-type="float">
            <text:p>0.2313068641</text:p>
          </table:table-cell>
          <table:table-cell office:value-type="float" office:value="0.768690747804923" calcext:value-type="float">
            <text:p>0.7686907478</text:p>
          </table:table-cell>
        </table:table-row>
        <table:table-row table:style-name="ro1">
          <table:table-cell/>
          <table:table-cell office:value-type="float" office:value="31122.0692948194" calcext:value-type="float">
            <text:p>31122.0692948194</text:p>
          </table:table-cell>
          <table:table-cell office:value-type="float" office:value="0.999994428005975" calcext:value-type="float">
            <text:p>0.999994428</text:p>
          </table:table-cell>
          <table:table-cell office:value-type="float" office:value="0.957644092248292" calcext:value-type="float">
            <text:p>0.9576440922</text:p>
          </table:table-cell>
          <table:table-cell office:value-type="float" office:value="0.0422752828200969" calcext:value-type="float">
            <text:p>0.0422752828</text:p>
          </table:table-cell>
          <table:table-cell/>
          <table:table-cell office:value-type="float" office:value="39000" calcext:value-type="float">
            <text:p>39000</text:p>
          </table:table-cell>
          <table:table-cell office:value-type="float" office:value="0.999998471245637" calcext:value-type="float">
            <text:p>0.9999984712</text:p>
          </table:table-cell>
          <table:table-cell office:value-type="float" office:value="0.22344386250615" calcext:value-type="float">
            <text:p>0.2234438625</text:p>
          </table:table-cell>
          <table:table-cell office:value-type="float" office:value="0.776553880607576" calcext:value-type="float">
            <text:p>0.7765538806</text:p>
          </table:table-cell>
        </table:table-row>
        <table:table-row table:style-name="ro1">
          <table:table-cell/>
          <table:table-cell office:value-type="float" office:value="31196.7960877034" calcext:value-type="float">
            <text:p>31196.7960877034</text:p>
          </table:table-cell>
          <table:table-cell office:value-type="float" office:value="0.999994513881166" calcext:value-type="float">
            <text:p>0.9999945139</text:p>
          </table:table-cell>
          <table:table-cell office:value-type="float" office:value="0.955490648180698" calcext:value-type="float">
            <text:p>0.9554906482</text:p>
          </table:table-cell>
          <table:table-cell office:value-type="float" office:value="0.0444309214442977" calcext:value-type="float">
            <text:p>0.0444309214</text:p>
          </table:table-cell>
          <table:table-cell/>
          <table:table-cell office:value-type="float" office:value="39100" calcext:value-type="float">
            <text:p>39100</text:p>
          </table:table-cell>
          <table:table-cell office:value-type="float" office:value="0.999998491742604" calcext:value-type="float">
            <text:p>0.9999984917</text:p>
          </table:table-cell>
          <table:table-cell office:value-type="float" office:value="0.215807256575916" calcext:value-type="float">
            <text:p>0.2158072566</text:p>
          </table:table-cell>
          <table:table-cell office:value-type="float" office:value="0.784190610804892" calcext:value-type="float">
            <text:p>0.7841906108</text:p>
          </table:table-cell>
        </table:table-row>
        <table:table-row table:style-name="ro1">
          <table:table-cell/>
          <table:table-cell office:value-type="float" office:value="31271.3723670226" calcext:value-type="float">
            <text:p>31271.3723670226</text:p>
          </table:table-cell>
          <table:table-cell office:value-type="float" office:value="0.999994597856127" calcext:value-type="float">
            <text:p>0.9999945979</text:p>
          </table:table-cell>
          <table:table-cell office:value-type="float" office:value="0.953248332068767" calcext:value-type="float">
            <text:p>0.9532483321</text:p>
          </table:table-cell>
          <table:table-cell office:value-type="float" office:value="0.0466753666571922" calcext:value-type="float">
            <text:p>0.0466753667</text:p>
          </table:table-cell>
          <table:table-cell/>
          <table:table-cell office:value-type="float" office:value="39200" calcext:value-type="float">
            <text:p>39200</text:p>
          </table:table-cell>
          <table:table-cell office:value-type="float" office:value="0.999998511902363" calcext:value-type="float">
            <text:p>0.9999985119</text:p>
          </table:table-cell>
          <table:table-cell office:value-type="float" office:value="0.208394673747668" calcext:value-type="float">
            <text:p>0.2083946737</text:p>
          </table:table-cell>
          <table:table-cell office:value-type="float" office:value="0.791603311244924" calcext:value-type="float">
            <text:p>0.7916033112</text:p>
          </table:table-cell>
        </table:table-row>
        <table:table-row table:style-name="ro1">
          <table:table-cell/>
          <table:table-cell office:value-type="float" office:value="31345.7937740453" calcext:value-type="float">
            <text:p>31345.7937740453</text:p>
          </table:table-cell>
          <table:table-cell office:value-type="float" office:value="0.999994679977001" calcext:value-type="float">
            <text:p>0.99999468</text:p>
          </table:table-cell>
          <table:table-cell office:value-type="float" office:value="0.950914888212211" calcext:value-type="float">
            <text:p>0.9509148882</text:p>
          </table:table-cell>
          <table:table-cell office:value-type="float" office:value="0.0490108764710408" calcext:value-type="float">
            <text:p>0.0490108765</text:p>
          </table:table-cell>
          <table:table-cell/>
          <table:table-cell office:value-type="float" office:value="39300" calcext:value-type="float">
            <text:p>39300</text:p>
          </table:table-cell>
          <table:table-cell office:value-type="float" office:value="0.999998531731443" calcext:value-type="float">
            <text:p>0.9999985317</text:p>
          </table:table-cell>
          <table:table-cell office:value-type="float" office:value="0.201203358234877" calcext:value-type="float">
            <text:p>0.2012033582</text:p>
          </table:table-cell>
          <table:table-cell office:value-type="float" office:value="0.798794738038796" calcext:value-type="float">
            <text:p>0.798794738</text:p>
          </table:table-cell>
        </table:table-row>
        <table:table-row table:style-name="ro1">
          <table:table-cell/>
          <table:table-cell office:value-type="float" office:value="31420.0559932293" calcext:value-type="float">
            <text:p>31420.0559932293</text:p>
          </table:table-cell>
          <table:table-cell office:value-type="float" office:value="0.999994760287474" calcext:value-type="float">
            <text:p>0.9999947603</text:p>
          </table:table-cell>
          <table:table-cell office:value-type="float" office:value="0.948488106437949" calcext:value-type="float">
            <text:p>0.9484881064</text:p>
          </table:table-cell>
          <table:table-cell office:value-type="float" office:value="0.0514396632611687" calcext:value-type="float">
            <text:p>0.0514396633</text:p>
          </table:table-cell>
          <table:table-cell/>
          <table:table-cell office:value-type="float" office:value="39400" calcext:value-type="float">
            <text:p>39400</text:p>
          </table:table-cell>
          <table:table-cell office:value-type="float" office:value="0.999998551235296" calcext:value-type="float">
            <text:p>0.9999985512</text:p>
          </table:table-cell>
          <table:table-cell office:value-type="float" office:value="0.194230335296178" calcext:value-type="float">
            <text:p>0.1942303353</text:p>
          </table:table-cell>
          <table:table-cell office:value-type="float" office:value="0.805767866238184" calcext:value-type="float">
            <text:p>0.8057678662</text:p>
          </table:table-cell>
        </table:table-row>
        <table:table-row table:style-name="ro1">
          <table:table-cell/>
          <table:table-cell office:value-type="float" office:value="31494.1547357252" calcext:value-type="float">
            <text:p>31494.1547357252</text:p>
          </table:table-cell>
          <table:table-cell office:value-type="float" office:value="0.999994838831107" calcext:value-type="float">
            <text:p>0.9999948388</text:p>
          </table:table-cell>
          <table:table-cell office:value-type="float" office:value="0.945965810652222" calcext:value-type="float">
            <text:p>0.9459658107</text:p>
          </table:table-cell>
          <table:table-cell office:value-type="float" office:value="0.05396390525095" calcext:value-type="float">
            <text:p>0.0539639053</text:p>
          </table:table-cell>
          <table:table-cell/>
          <table:table-cell office:value-type="float" office:value="39500" calcext:value-type="float">
            <text:p>39500</text:p>
          </table:table-cell>
          <table:table-cell office:value-type="float" office:value="0.999998570421579" calcext:value-type="float">
            <text:p>0.9999985704</text:p>
          </table:table-cell>
          <table:table-cell office:value-type="float" office:value="0.187472089017044" calcext:value-type="float">
            <text:p>0.187472089</text:p>
          </table:table-cell>
          <table:table-cell office:value-type="float" office:value="0.812526212061211" calcext:value-type="float">
            <text:p>0.8125262121</text:p>
          </table:table-cell>
        </table:table-row>
        <table:table-row table:style-name="ro1">
          <table:table-cell/>
          <table:table-cell office:value-type="float" office:value="31568.0857719182" calcext:value-type="float">
            <text:p>31568.0857719182</text:p>
          </table:table-cell>
          <table:table-cell office:value-type="float" office:value="0.999994915649768" calcext:value-type="float">
            <text:p>0.9999949156</text:p>
          </table:table-cell>
          <table:table-cell office:value-type="float" office:value="0.94334587937716" calcext:value-type="float">
            <text:p>0.9433458794</text:p>
          </table:table-cell>
          <table:table-cell office:value-type="float" office:value="0.0565857259556236" calcext:value-type="float">
            <text:p>0.056585726</text:p>
          </table:table-cell>
          <table:table-cell/>
          <table:table-cell office:value-type="float" office:value="39600" calcext:value-type="float">
            <text:p>39600</text:p>
          </table:table-cell>
          <table:table-cell office:value-type="float" office:value="0.999998589295422" calcext:value-type="float">
            <text:p>0.9999985893</text:p>
          </table:table-cell>
          <table:table-cell office:value-type="float" office:value="0.180925109600263" calcext:value-type="float">
            <text:p>0.1809251096</text:p>
          </table:table-cell>
          <table:table-cell office:value-type="float" office:value="0.819073285591263" calcext:value-type="float">
            <text:p>0.8190732856</text:p>
          </table:table-cell>
        </table:table-row>
        <table:table-row table:style-name="ro1">
          <table:table-cell/>
          <table:table-cell office:value-type="float" office:value="31641.8449258695" calcext:value-type="float">
            <text:p>31641.8449258695</text:p>
          </table:table-cell>
          <table:table-cell office:value-type="float" office:value="0.999994990784918" calcext:value-type="float">
            <text:p>0.9999949908</text:p>
          </table:table-cell>
          <table:table-cell office:value-type="float" office:value="0.940626241329685" calcext:value-type="float">
            <text:p>0.9406262413</text:p>
          </table:table-cell>
          <table:table-cell office:value-type="float" office:value="0.059307198624574" calcext:value-type="float">
            <text:p>0.0593071986</text:p>
          </table:table-cell>
          <table:table-cell/>
          <table:table-cell office:value-type="float" office:value="39700" calcext:value-type="float">
            <text:p>39700</text:p>
          </table:table-cell>
          <table:table-cell office:value-type="float" office:value="0.999998607862504" calcext:value-type="float">
            <text:p>0.9999986079</text:p>
          </table:table-cell>
          <table:table-cell office:value-type="float" office:value="0.174585589397049" calcext:value-type="float">
            <text:p>0.1745855894</text:p>
          </table:table-cell>
          <table:table-cell office:value-type="float" office:value="0.825412894753167" calcext:value-type="float">
            <text:p>0.8254128948</text:p>
          </table:table-cell>
        </table:table-row>
        <table:table-row table:style-name="ro1">
          <table:table-cell/>
          <table:table-cell office:value-type="float" office:value="31715.4281060256" calcext:value-type="float">
            <text:p>31715.4281060256</text:p>
          </table:table-cell>
          <table:table-cell office:value-type="float" office:value="0.999995064276433" calcext:value-type="float">
            <text:p>0.9999950643</text:p>
          </table:table-cell>
          <table:table-cell office:value-type="float" office:value="0.937804894516672" calcext:value-type="float">
            <text:p>0.9378048945</text:p>
          </table:table-cell>
          <table:table-cell office:value-type="float" office:value="0.0621303271322213" calcext:value-type="float">
            <text:p>0.0621303271</text:p>
          </table:table-cell>
          <table:table-cell/>
          <table:table-cell office:value-type="float" office:value="39800" calcext:value-type="float">
            <text:p>39800</text:p>
          </table:table-cell>
          <table:table-cell office:value-type="float" office:value="0.999998626128448" calcext:value-type="float">
            <text:p>0.9999986261</text:p>
          </table:table-cell>
          <table:table-cell office:value-type="float" office:value="0.168449519015408" calcext:value-type="float">
            <text:p>0.168449519</text:p>
          </table:table-cell>
          <table:table-cell office:value-type="float" office:value="0.831549049203568" calcext:value-type="float">
            <text:p>0.8315490492</text:p>
          </table:table-cell>
        </table:table-row>
        <table:table-row table:style-name="ro1">
          <table:table-cell/>
          <table:table-cell office:value-type="float" office:value="31788.8313038391" calcext:value-type="float">
            <text:p>31788.8313038391</text:p>
          </table:table-cell>
          <table:table-cell office:value-type="float" office:value="0.999995136163546" calcext:value-type="float">
            <text:p>0.9999951362</text:p>
          </table:table-cell>
          <table:table-cell office:value-type="float" office:value="0.934879904372996" calcext:value-type="float">
            <text:p>0.9348799044</text:p>
          </table:table-cell>
          <table:table-cell office:value-type="float" office:value="0.0650570478559473" calcext:value-type="float">
            <text:p>0.0650570479</text:p>
          </table:table-cell>
          <table:table-cell/>
          <table:table-cell office:value-type="float" office:value="39900" calcext:value-type="float">
            <text:p>39900</text:p>
          </table:table-cell>
          <table:table-cell office:value-type="float" office:value="0.999998644098742" calcext:value-type="float">
            <text:p>0.9999986441</text:p>
          </table:table-cell>
          <table:table-cell office:value-type="float" office:value="0.162512724755251" calcext:value-type="float">
            <text:p>0.1625127248</text:p>
          </table:table-cell>
          <table:table-cell office:value-type="float" office:value="0.837485922895838" calcext:value-type="float">
            <text:p>0.8374859229</text:p>
          </table:table-cell>
        </table:table-row>
        <table:table-row table:style-name="ro1">
          <table:table-cell/>
          <table:table-cell office:value-type="float" office:value="31862.0506053815" calcext:value-type="float">
            <text:p>31862.0506053815</text:p>
          </table:table-cell>
          <table:table-cell office:value-type="float" office:value="0.999995206484857" calcext:value-type="float">
            <text:p>0.9999952065</text:p>
          </table:table-cell>
          <table:table-cell office:value-type="float" office:value="0.931849410293455" calcext:value-type="float">
            <text:p>0.9318494103</text:p>
          </table:table-cell>
          <table:table-cell office:value-type="float" office:value="0.0680892231465586" calcext:value-type="float">
            <text:p>0.0680892231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0.999998661778825" calcext:value-type="float">
            <text:p>0.9999986618</text:p>
          </table:table-cell>
          <table:table-cell office:value-type="float" office:value="0.156770886475068" calcext:value-type="float">
            <text:p>0.1567708865</text:p>
          </table:table-cell>
          <table:table-cell office:value-type="float" office:value="0.843227836213816" calcext:value-type="float">
            <text:p>0.8432278362</text:p>
          </table:table-cell>
        </table:table-row>
        <table:table-row table:style-name="ro1">
          <table:table-cell/>
          <table:table-cell office:value-type="float" office:value="31935.0822256806" calcext:value-type="float">
            <text:p>31935.0822256806</text:p>
          </table:table-cell>
          <table:table-cell office:value-type="float" office:value="0.999995275277238" calcext:value-type="float">
            <text:p>0.9999952753</text:p>
          </table:table-cell>
          <table:table-cell office:value-type="float" office:value="0.928711646706805" calcext:value-type="float">
            <text:p>0.9287116467</text:p>
          </table:table-cell>
          <table:table-cell office:value-type="float" office:value="0.0712286202419381" calcext:value-type="float">
            <text:p>0.0712286202</text:p>
          </table:table-cell>
          <table:table-cell/>
          <table:table-cell office:value-type="float" office:value="40100" calcext:value-type="float">
            <text:p>40100</text:p>
          </table:table-cell>
          <table:table-cell office:value-type="float" office:value="0.999998679173847" calcext:value-type="float">
            <text:p>0.9999986792</text:p>
          </table:table-cell>
          <table:table-cell office:value-type="float" office:value="0.151219587080822" calcext:value-type="float">
            <text:p>0.1512195871</text:p>
          </table:table-cell>
          <table:table-cell office:value-type="float" office:value="0.848779206482715" calcext:value-type="float">
            <text:p>0.8487792065</text:p>
          </table:table-cell>
        </table:table-row>
        <table:table-row table:style-name="ro1">
          <table:table-cell/>
          <table:table-cell office:value-type="float" office:value="32007.9224831528" calcext:value-type="float">
            <text:p>32007.9224831528</text:p>
          </table:table-cell>
          <table:table-cell office:value-type="float" office:value="0.999995342577832" calcext:value-type="float">
            <text:p>0.9999953426</text:p>
          </table:table-cell>
          <table:table-cell office:value-type="float" office:value="0.925464925437754" calcext:value-type="float">
            <text:p>0.9254649254</text:p>
          </table:table-cell>
          <table:table-cell office:value-type="float" office:value="0.0744769289342618" calcext:value-type="float">
            <text:p>0.0744769289</text:p>
          </table:table-cell>
          <table:table-cell/>
          <table:table-cell office:value-type="float" office:value="40200" calcext:value-type="float">
            <text:p>40200</text:p>
          </table:table-cell>
          <table:table-cell office:value-type="float" office:value="0.999998696288844" calcext:value-type="float">
            <text:p>0.9999986963</text:p>
          </table:table-cell>
          <table:table-cell office:value-type="float" office:value="0.145854317487889" calcext:value-type="float">
            <text:p>0.1458543175</text:p>
          </table:table-cell>
          <table:table-cell office:value-type="float" office:value="0.854144543007826" calcext:value-type="float">
            <text:p>0.854144543</text:p>
          </table:table-cell>
        </table:table-row>
        <table:table-row table:style-name="ro1">
          <table:table-cell/>
          <table:table-cell office:value-type="float" office:value="32080.5678567749" calcext:value-type="float">
            <text:p>32080.5678567749</text:p>
          </table:table-cell>
          <table:table-cell office:value-type="float" office:value="0.999995408421862" calcext:value-type="float">
            <text:p>0.9999954084</text:p>
          </table:table-cell>
          <table:table-cell office:value-type="float" office:value="0.922107671303797" calcext:value-type="float">
            <text:p>0.9221076713</text:p>
          </table:table-cell>
          <table:table-cell office:value-type="float" office:value="0.0778357259460637" calcext:value-type="float">
            <text:p>0.0778357259</text:p>
          </table:table-cell>
          <table:table-cell/>
          <table:table-cell office:value-type="float" office:value="40300" calcext:value-type="float">
            <text:p>40300</text:p>
          </table:table-cell>
          <table:table-cell office:value-type="float" office:value="0.999998713128985" calcext:value-type="float">
            <text:p>0.9999987131</text:p>
          </table:table-cell>
          <table:table-cell office:value-type="float" office:value="0.140670475825307" calcext:value-type="float">
            <text:p>0.1406704758</text:p>
          </table:table-cell>
          <table:table-cell office:value-type="float" office:value="0.859328447870925" calcext:value-type="float">
            <text:p>0.8593284479</text:p>
          </table:table-cell>
        </table:table-row>
        <table:table-row table:style-name="ro1">
          <table:table-cell/>
          <table:table-cell office:value-type="float" office:value="32153.0149646862" calcext:value-type="float">
            <text:p>32153.0149646862</text:p>
          </table:table-cell>
          <table:table-cell office:value-type="float" office:value="0.999995472844318" calcext:value-type="float">
            <text:p>0.9999954728</text:p>
          </table:table-cell>
          <table:table-cell office:value-type="float" office:value="0.918638407047405" calcext:value-type="float">
            <text:p>0.918638407</text:p>
          </table:table-cell>
          <table:table-cell office:value-type="float" office:value="0.0813064900226987" calcext:value-type="float">
            <text:p>0.08130649</text:p>
          </table:table-cell>
          <table:table-cell/>
          <table:table-cell office:value-type="float" office:value="40400" calcext:value-type="float">
            <text:p>40400</text:p>
          </table:table-cell>
          <table:table-cell office:value-type="float" office:value="0.999998729698932" calcext:value-type="float">
            <text:p>0.9999987297</text:p>
          </table:table-cell>
          <table:table-cell office:value-type="float" office:value="0.135663448103855" calcext:value-type="float">
            <text:p>0.1356634481</text:p>
          </table:table-cell>
          <table:table-cell office:value-type="float" office:value="0.864335535261475" calcext:value-type="float">
            <text:p>0.8643355353</text:p>
          </table:table-cell>
        </table:table-row>
        <table:table-row table:style-name="ro1">
          <table:table-cell/>
          <table:table-cell office:value-type="float" office:value="32225.2605740673" calcext:value-type="float">
            <text:p>32225.2605740673</text:p>
          </table:table-cell>
          <table:table-cell office:value-type="float" office:value="0.999995535879931" calcext:value-type="float">
            <text:p>0.9999955359</text:p>
          </table:table-cell>
          <table:table-cell office:value-type="float" office:value="0.91505575841936" calcext:value-type="float">
            <text:p>0.9150557584</text:p>
          </table:table-cell>
          <table:table-cell office:value-type="float" office:value="0.084890596850378" calcext:value-type="float">
            <text:p>0.0848905969</text:p>
          </table:table-cell>
          <table:table-cell/>
          <table:table-cell office:value-type="float" office:value="40500" calcext:value-type="float">
            <text:p>40500</text:p>
          </table:table-cell>
          <table:table-cell office:value-type="float" office:value="0.99999874600372" calcext:value-type="float">
            <text:p>0.999998746</text:p>
          </table:table-cell>
          <table:table-cell office:value-type="float" office:value="0.130828544378872" calcext:value-type="float">
            <text:p>0.1308285444</text:p>
          </table:table-cell>
          <table:table-cell office:value-type="float" office:value="0.869170495315501" calcext:value-type="float">
            <text:p>0.8691704953</text:p>
          </table:table-cell>
        </table:table-row>
        <table:table-row table:style-name="ro1">
          <table:table-cell/>
          <table:table-cell office:value-type="float" office:value="32297.3016377375" calcext:value-type="float">
            <text:p>32297.3016377375</text:p>
          </table:table-cell>
          <table:table-cell office:value-type="float" office:value="0.999995597562151" calcext:value-type="float">
            <text:p>0.9999955976</text:p>
          </table:table-cell>
          <table:table-cell office:value-type="float" office:value="0.911358476236392" calcext:value-type="float">
            <text:p>0.9113584762</text:p>
          </table:table-cell>
          <table:table-cell office:value-type="float" office:value="0.0885892969872428" calcext:value-type="float">
            <text:p>0.088589297</text:p>
          </table:table-cell>
          <table:table-cell/>
          <table:table-cell office:value-type="float" office:value="40600" calcext:value-type="float">
            <text:p>40600</text:p>
          </table:table-cell>
          <table:table-cell office:value-type="float" office:value="0.999998762047896" calcext:value-type="float">
            <text:p>0.999998762</text:p>
          </table:table-cell>
          <table:table-cell office:value-type="float" office:value="0.126161096074369" calcext:value-type="float">
            <text:p>0.1261610961</text:p>
          </table:table-cell>
          <table:table-cell office:value-type="float" office:value="0.873837996790472" calcext:value-type="float">
            <text:p>0.8738379968</text:p>
          </table:table-cell>
        </table:table-row>
        <table:table-row table:style-name="ro1">
          <table:table-cell/>
          <table:table-cell office:value-type="float" office:value="32369.1353217392" calcext:value-type="float">
            <text:p>32369.1353217392</text:p>
          </table:table-cell>
          <table:table-cell office:value-type="float" office:value="0.999995657922731" calcext:value-type="float">
            <text:p>0.9999956579</text:p>
          </table:table-cell>
          <table:table-cell office:value-type="float" office:value="0.907545452465811" calcext:value-type="float">
            <text:p>0.9075454525</text:p>
          </table:table-cell>
          <table:table-cell office:value-type="float" office:value="0.0924036997757181" calcext:value-type="float">
            <text:p>0.0924036998</text:p>
          </table:table-cell>
          <table:table-cell/>
          <table:table-cell office:value-type="float" office:value="40700" calcext:value-type="float">
            <text:p>40700</text:p>
          </table:table-cell>
          <table:table-cell office:value-type="float" office:value="0.999998777836069" calcext:value-type="float">
            <text:p>0.9999987778</text:p>
          </table:table-cell>
          <table:table-cell office:value-type="float" office:value="0.121656420309999" calcext:value-type="float">
            <text:p>0.1216564203</text:p>
          </table:table-cell>
          <table:table-cell office:value-type="float" office:value="0.878342722739498" calcext:value-type="float">
            <text:p>0.8783427227</text:p>
          </table:table-cell>
        </table:table-row>
        <table:table-row table:style-name="ro1">
          <table:table-cell/>
          <table:table-cell office:value-type="float" office:value="32440.7589338254" calcext:value-type="float">
            <text:p>32440.7589338254</text:p>
          </table:table-cell>
          <table:table-cell office:value-type="float" office:value="0.999995716994726" calcext:value-type="float">
            <text:p>0.999995717</text:p>
          </table:table-cell>
          <table:table-cell office:value-type="float" office:value="0.903615673244786" calcext:value-type="float">
            <text:p>0.9036156732</text:p>
          </table:table-cell>
          <table:table-cell office:value-type="float" office:value="0.0963348203629424" calcext:value-type="float">
            <text:p>0.0963348204</text:p>
          </table:table-cell>
          <table:table-cell/>
          <table:table-cell office:value-type="float" office:value="40800" calcext:value-type="float">
            <text:p>40800</text:p>
          </table:table-cell>
          <table:table-cell office:value-type="float" office:value="0.999998793372832" calcext:value-type="float">
            <text:p>0.9999987934</text:p>
          </table:table-cell>
          <table:table-cell office:value-type="float" office:value="0.117309842374847" calcext:value-type="float">
            <text:p>0.1173098424</text:p>
          </table:table-cell>
          <table:table-cell office:value-type="float" office:value="0.882689348037717" calcext:value-type="float">
            <text:p>0.882689348</text:p>
          </table:table-cell>
        </table:table-row>
        <table:table-row table:style-name="ro1">
          <table:table-cell/>
          <table:table-cell office:value-type="float" office:value="32512.1700292596" calcext:value-type="float">
            <text:p>32512.1700292596</text:p>
          </table:table-cell>
          <table:table-cell office:value-type="float" office:value="0.999995774809022" calcext:value-type="float">
            <text:p>0.9999957748</text:p>
          </table:table-cell>
          <table:table-cell office:value-type="float" office:value="0.899568284780945" calcext:value-type="float">
            <text:p>0.8995682848</text:p>
          </table:table-cell>
          <table:table-cell office:value-type="float" office:value="0.100383513758033" calcext:value-type="float">
            <text:p>0.1003835138</text:p>
          </table:table-cell>
          <table:table-cell/>
          <table:table-cell office:value-type="float" office:value="40900" calcext:value-type="float">
            <text:p>40900</text:p>
          </table:table-cell>
          <table:table-cell office:value-type="float" office:value="0.999998808662542" calcext:value-type="float">
            <text:p>0.9999988087</text:p>
          </table:table-cell>
          <table:table-cell office:value-type="float" office:value="0.113116727417153" calcext:value-type="float">
            <text:p>0.1131167274</text:p>
          </table:table-cell>
          <table:table-cell office:value-type="float" office:value="0.886882507692618" calcext:value-type="float">
            <text:p>0.8868825077</text:p>
          </table:table-cell>
        </table:table-row>
        <table:table-row table:style-name="ro1">
          <table:table-cell/>
          <table:table-cell office:value-type="float" office:value="32583.3663811988" calcext:value-type="float">
            <text:p>32583.3663811988</text:p>
          </table:table-cell>
          <table:table-cell office:value-type="float" office:value="0.999995831395885" calcext:value-type="float">
            <text:p>0.9999958314</text:p>
          </table:table-cell>
          <table:table-cell office:value-type="float" office:value="0.895402572898325" calcext:value-type="float">
            <text:p>0.8954025729</text:p>
          </table:table-cell>
          <table:table-cell office:value-type="float" office:value="0.104550495307559" calcext:value-type="float">
            <text:p>0.1045504953</text:p>
          </table:table-cell>
          <table:table-cell/>
          <table:table-cell office:value-type="float" office:value="41000" calcext:value-type="float">
            <text:p>41000</text:p>
          </table:table-cell>
          <table:table-cell office:value-type="float" office:value="0.999998823709621" calcext:value-type="float">
            <text:p>0.9999988237</text:p>
          </table:table-cell>
          <table:table-cell office:value-type="float" office:value="0.109072466412835" calcext:value-type="float">
            <text:p>0.1090724664</text:p>
          </table:table-cell>
          <table:table-cell office:value-type="float" office:value="0.890926810876228" calcext:value-type="float">
            <text:p>0.8909268109</text:p>
          </table:table-cell>
        </table:table-row>
        <table:table-row table:style-name="ro1">
          <table:table-cell/>
          <table:table-cell office:value-type="float" office:value="32654.3459419949" calcext:value-type="float">
            <text:p>32654.3459419949</text:p>
          </table:table-cell>
          <table:table-cell office:value-type="float" office:value="0.99999588678634" calcext:value-type="float">
            <text:p>0.9999958868</text:p>
          </table:table-cell>
          <table:table-cell office:value-type="float" office:value="0.891117937107288" calcext:value-type="float">
            <text:p>0.8911179371</text:p>
          </table:table-cell>
          <table:table-cell office:value-type="float" office:value="0.108836366643893" calcext:value-type="float">
            <text:p>0.1088363666</text:p>
          </table:table-cell>
          <table:table-cell/>
          <table:table-cell office:value-type="float" office:value="41100" calcext:value-type="float">
            <text:p>41100</text:p>
          </table:table-cell>
          <table:table-cell office:value-type="float" office:value="0.999998838518192" calcext:value-type="float">
            <text:p>0.9999988385</text:p>
          </table:table-cell>
          <table:table-cell office:value-type="float" office:value="0.105172516365968" calcext:value-type="float">
            <text:p>0.1051725164</text:p>
          </table:table-cell>
          <table:table-cell office:value-type="float" office:value="0.894826800724523" calcext:value-type="float">
            <text:p>0.8948268007</text:p>
          </table:table-cell>
        </table:table-row>
        <table:table-row table:style-name="ro1">
          <table:table-cell/>
          <table:table-cell office:value-type="float" office:value="32725.1069263503" calcext:value-type="float">
            <text:p>32725.1069263503</text:p>
          </table:table-cell>
          <table:table-cell office:value-type="float" office:value="0.999995941009827" calcext:value-type="float">
            <text:p>0.999995941</text:p>
          </table:table-cell>
          <table:table-cell office:value-type="float" office:value="0.886713941747685" calcext:value-type="float">
            <text:p>0.8867139417</text:p>
          </table:table-cell>
          <table:table-cell office:value-type="float" office:value="0.113241564514797" calcext:value-type="float">
            <text:p>0.1132415645</text:p>
          </table:table-cell>
          <table:table-cell/>
          <table:table-cell office:value-type="float" office:value="41200" calcext:value-type="float">
            <text:p>41200</text:p>
          </table:table-cell>
          <table:table-cell office:value-type="float" office:value="0.999998853092517" calcext:value-type="float">
            <text:p>0.9999988531</text:p>
          </table:table-cell>
          <table:table-cell office:value-type="float" office:value="0.101412373867225" calcext:value-type="float">
            <text:p>0.1014123739</text:p>
          </table:table-cell>
          <table:table-cell office:value-type="float" office:value="0.898586980779813" calcext:value-type="float">
            <text:p>0.8985869808</text:p>
          </table:table-cell>
        </table:table-row>
        <table:table-row table:style-name="ro1">
          <table:table-cell/>
          <table:table-cell office:value-type="float" office:value="32795.6478236601" calcext:value-type="float">
            <text:p>32795.6478236601</text:p>
          </table:table-cell>
          <table:table-cell office:value-type="float" office:value="0.999995994094302" calcext:value-type="float">
            <text:p>0.9999959941</text:p>
          </table:table-cell>
          <table:table-cell office:value-type="float" office:value="0.882190322059745" calcext:value-type="float">
            <text:p>0.8821903221</text:p>
          </table:table-cell>
          <table:table-cell office:value-type="float" office:value="0.117766354715812" calcext:value-type="float">
            <text:p>0.1177663547</text:p>
          </table:table-cell>
          <table:table-cell/>
          <table:table-cell office:value-type="float" office:value="41300" calcext:value-type="float">
            <text:p>41300</text:p>
          </table:table-cell>
          <table:table-cell office:value-type="float" office:value="0.999998867436774" calcext:value-type="float">
            <text:p>0.9999988674</text:p>
          </table:table-cell>
          <table:table-cell office:value-type="float" office:value="0.0977876016208966" calcext:value-type="float">
            <text:p>0.0977876016</text:p>
          </table:table-cell>
          <table:table-cell office:value-type="float" office:value="0.902211788463773" calcext:value-type="float">
            <text:p>0.9022117885</text:p>
          </table:table-cell>
        </table:table-row>
        <table:table-row table:style-name="ro1">
          <table:table-cell/>
          <table:table-cell office:value-type="float" office:value="32865.9673227333" calcext:value-type="float">
            <text:p>32865.9673227333</text:p>
          </table:table-cell>
          <table:table-cell office:value-type="float" office:value="0.999996046068483" calcext:value-type="float">
            <text:p>0.9999960461</text:p>
          </table:table-cell>
          <table:table-cell office:value-type="float" office:value="0.877546935226902" calcext:value-type="float">
            <text:p>0.8775469352</text:p>
          </table:table-cell>
          <table:table-cell office:value-type="float" office:value="0.122410881075729" calcext:value-type="float">
            <text:p>0.1224108811</text:p>
          </table:table-cell>
          <table:table-cell/>
          <table:table-cell office:value-type="float" office:value="41400" calcext:value-type="float">
            <text:p>41400</text:p>
          </table:table-cell>
          <table:table-cell office:value-type="float" office:value="0.999998881554867" calcext:value-type="float">
            <text:p>0.9999988816</text:p>
          </table:table-cell>
          <table:table-cell office:value-type="float" office:value="0.0942938503921252" calcext:value-type="float">
            <text:p>0.0942938504</text:p>
          </table:table-cell>
          <table:table-cell office:value-type="float" office:value="0.90570557313032" calcext:value-type="float">
            <text:p>0.9057055731</text:p>
          </table:table-cell>
        </table:table-row>
        <table:table-row table:style-name="ro1">
          <table:table-cell/>
          <table:table-cell office:value-type="float" office:value="32936.0643818781" calcext:value-type="float">
            <text:p>32936.0643818781</text:p>
          </table:table-cell>
          <table:table-cell office:value-type="float" office:value="0.999996096960054" calcext:value-type="float">
            <text:p>0.999996097</text:p>
          </table:table-cell>
          <table:table-cell office:value-type="float" office:value="0.872783803049955" calcext:value-type="float">
            <text:p>0.872783803</text:p>
          </table:table-cell>
          <table:table-cell office:value-type="float" office:value="0.127175122762202" calcext:value-type="float">
            <text:p>0.1271751228</text:p>
          </table:table-cell>
          <table:table-cell/>
          <table:table-cell office:value-type="float" office:value="41500" calcext:value-type="float">
            <text:p>41500</text:p>
          </table:table-cell>
          <table:table-cell office:value-type="float" office:value="0.999998895450827" calcext:value-type="float">
            <text:p>0.9999988955</text:p>
          </table:table-cell>
          <table:table-cell office:value-type="float" office:value="0.0909268331446147" calcext:value-type="float">
            <text:p>0.0909268331</text:p>
          </table:table-cell>
          <table:table-cell office:value-type="float" office:value="0.909072621928635" calcext:value-type="float">
            <text:p>0.9090726219</text:p>
          </table:table-cell>
        </table:table-row>
        <table:table-row table:style-name="ro1">
          <table:table-cell/>
          <table:table-cell office:value-type="float" office:value="33005.9382363703" calcext:value-type="float">
            <text:p>33005.9382363703</text:p>
          </table:table-cell>
          <table:table-cell office:value-type="float" office:value="0.999996146795712" calcext:value-type="float">
            <text:p>0.9999961468</text:p>
          </table:table-cell>
          <table:table-cell office:value-type="float" office:value="0.867901115025851" calcext:value-type="float">
            <text:p>0.867901115</text:p>
          </table:table-cell>
          <table:table-cell office:value-type="float" office:value="0.132058891205187" calcext:value-type="float">
            <text:p>0.1320588912</text:p>
          </table:table-cell>
          <table:table-cell/>
          <table:table-cell office:value-type="float" office:value="41600" calcext:value-type="float">
            <text:p>41600</text:p>
          </table:table-cell>
          <table:table-cell office:value-type="float" office:value="0.999998909128422" calcext:value-type="float">
            <text:p>0.9999989091</text:p>
          </table:table-cell>
          <table:table-cell office:value-type="float" office:value="0.0876823609389957" calcext:value-type="float">
            <text:p>0.0876823609</text:p>
          </table:table-cell>
          <table:table-cell office:value-type="float" office:value="0.912317123904692" calcext:value-type="float">
            <text:p>0.9123171239</text:p>
          </table:table-cell>
        </table:table-row>
        <table:table-row table:style-name="ro1">
          <table:table-cell/>
          <table:table-cell office:value-type="float" office:value="33075.5883296376" calcext:value-type="float">
            <text:p>33075.5883296376</text:p>
          </table:table-cell>
          <table:table-cell office:value-type="float" office:value="0.999996195602856" calcext:value-type="float">
            <text:p>0.9999961956</text:p>
          </table:table-cell>
          <table:table-cell office:value-type="float" office:value="0.862899183811567" calcext:value-type="float">
            <text:p>0.8628991838</text:p>
          </table:table-cell>
          <table:table-cell office:value-type="float" office:value="0.137061874653732" calcext:value-type="float">
            <text:p>0.1370618747</text:p>
          </table:table-cell>
          <table:table-cell/>
          <table:table-cell office:value-type="float" office:value="41700" calcext:value-type="float">
            <text:p>41700</text:p>
          </table:table-cell>
          <table:table-cell office:value-type="float" office:value="0.999998922591734" calcext:value-type="float">
            <text:p>0.9999989226</text:p>
          </table:table-cell>
          <table:table-cell office:value-type="float" office:value="0.0845563040648039" calcext:value-type="float">
            <text:p>0.0845563041</text:p>
          </table:table-cell>
          <table:table-cell office:value-type="float" office:value="0.915443208870109" calcext:value-type="float">
            <text:p>0.9154432089</text:p>
          </table:table-cell>
        </table:table-row>
        <table:table-row table:style-name="ro1">
          <table:table-cell/>
          <table:table-cell office:value-type="float" office:value="33145.0144445345" calcext:value-type="float">
            <text:p>33145.0144445345</text:p>
          </table:table-cell>
          <table:table-cell office:value-type="float" office:value="0.99999624340667" calcext:value-type="float">
            <text:p>0.9999962434</text:p>
          </table:table-cell>
          <table:table-cell office:value-type="float" office:value="0.85777852586468" calcext:value-type="float">
            <text:p>0.8577785259</text:p>
          </table:table-cell>
          <table:table-cell office:value-type="float" office:value="0.142183557503264" calcext:value-type="float">
            <text:p>0.1421835575</text:p>
          </table:table-cell>
          <table:table-cell/>
          <table:table-cell office:value-type="float" office:value="41800" calcext:value-type="float">
            <text:p>41800</text:p>
          </table:table-cell>
          <table:table-cell office:value-type="float" office:value="0.999998935844267" calcext:value-type="float">
            <text:p>0.9999989358</text:p>
          </table:table-cell>
          <table:table-cell office:value-type="float" office:value="0.0815446614960485" calcext:value-type="float">
            <text:p>0.0815446615</text:p>
          </table:table-cell>
          <table:table-cell office:value-type="float" office:value="0.918454877946042" calcext:value-type="float">
            <text:p>0.9184548779</text:p>
          </table:table-cell>
        </table:table-row>
        <table:table-row table:style-name="ro1">
          <table:table-cell/>
          <table:table-cell office:value-type="float" office:value="33214.2165766386" calcext:value-type="float">
            <text:p>33214.2165766386</text:p>
          </table:table-cell>
          <table:table-cell office:value-type="float" office:value="0.999996290233045" calcext:value-type="float">
            <text:p>0.9999962902</text:p>
          </table:table-cell>
          <table:table-cell office:value-type="float" office:value="0.852539780803713" calcext:value-type="float">
            <text:p>0.8525397808</text:p>
          </table:table-cell>
          <table:table-cell office:value-type="float" office:value="0.147423300969851" calcext:value-type="float">
            <text:p>0.147423301</text:p>
          </table:table-cell>
          <table:table-cell/>
          <table:table-cell office:value-type="float" office:value="41900" calcext:value-type="float">
            <text:p>41900</text:p>
          </table:table-cell>
          <table:table-cell office:value-type="float" office:value="0.99999894888984" calcext:value-type="float">
            <text:p>0.9999989489</text:p>
          </table:table-cell>
          <table:table-cell office:value-type="float" office:value="0.0786434985797755" calcext:value-type="float">
            <text:p>0.0786434986</text:p>
          </table:table-cell>
          <table:table-cell office:value-type="float" office:value="0.921356065875694" calcext:value-type="float">
            <text:p>0.9213560659</text:p>
          </table:table-cell>
        </table:table-row>
        <table:table-row table:style-name="ro1">
          <table:table-cell/>
          <table:table-cell office:value-type="float" office:value="33283.1950095972" calcext:value-type="float">
            <text:p>33283.1950095972</text:p>
          </table:table-cell>
          <table:table-cell office:value-type="float" office:value="0.999996336106927" calcext:value-type="float">
            <text:p>0.9999963361</text:p>
          </table:table-cell>
          <table:table-cell office:value-type="float" office:value="0.847183757101496" calcext:value-type="float">
            <text:p>0.8471837571</text:p>
          </table:table-cell>
          <table:table-cell office:value-type="float" office:value="0.152780297379186" calcext:value-type="float">
            <text:p>0.1527802974</text:p>
          </table:table-cell>
          <table:table-cell/>
          <table:table-cell office:value-type="float" office:value="42000" calcext:value-type="float">
            <text:p>42000</text:p>
          </table:table-cell>
          <table:table-cell office:value-type="float" office:value="0.999998961732078" calcext:value-type="float">
            <text:p>0.9999989617</text:p>
          </table:table-cell>
          <table:table-cell office:value-type="float" office:value="0.0758489864069555" calcext:value-type="float">
            <text:p>0.0758489864</text:p>
          </table:table-cell>
          <table:table-cell office:value-type="float" office:value="0.924150601653237" calcext:value-type="float">
            <text:p>0.9241506017</text:p>
          </table:table-cell>
        </table:table-row>
        <table:table-row table:style-name="ro1">
          <table:table-cell/>
          <table:table-cell office:value-type="float" office:value="33351.9503180784" calcext:value-type="float">
            <text:p>33351.9503180784</text:p>
          </table:table-cell>
          <table:table-cell office:value-type="float" office:value="0.999996381052359" calcext:value-type="float">
            <text:p>0.9999963811</text:p>
          </table:table-cell>
          <table:table-cell office:value-type="float" office:value="0.841711432457961" calcext:value-type="float">
            <text:p>0.8417114325</text:p>
          </table:table-cell>
          <table:table-cell office:value-type="float" office:value="0.158253569795652" calcext:value-type="float">
            <text:p>0.1582535698</text:p>
          </table:table-cell>
          <table:table-cell/>
          <table:table-cell office:value-type="float" office:value="42100" calcext:value-type="float">
            <text:p>42100</text:p>
          </table:table-cell>
          <table:table-cell office:value-type="float" office:value="0.999998974374425" calcext:value-type="float">
            <text:p>0.9999989744</text:p>
          </table:table-cell>
          <table:table-cell office:value-type="float" office:value="0.0731574019580707" calcext:value-type="float">
            <text:p>0.073157402</text:p>
          </table:table-cell>
          <table:table-cell office:value-type="float" office:value="0.926842208378499" calcext:value-type="float">
            <text:p>0.9268422084</text:p>
          </table:table-cell>
        </table:table-row>
        <table:table-row table:style-name="ro1">
          <table:table-cell/>
          <table:table-cell office:value-type="float" office:value="33420.4833059234" calcext:value-type="float">
            <text:p>33420.4833059234</text:p>
          </table:table-cell>
          <table:table-cell office:value-type="float" office:value="0.999996425093651" calcext:value-type="float">
            <text:p>0.9999964251</text:p>
          </table:table-cell>
          <table:table-cell office:value-type="float" office:value="0.836123914113467" calcext:value-type="float">
            <text:p>0.8361239141</text:p>
          </table:table-cell>
          <table:table-cell office:value-type="float" office:value="0.16384201172287" calcext:value-type="float">
            <text:p>0.1638420117</text:p>
          </table:table-cell>
          <table:table-cell/>
          <table:table-cell office:value-type="float" office:value="42200" calcext:value-type="float">
            <text:p>42200</text:p>
          </table:table-cell>
          <table:table-cell office:value-type="float" office:value="0.999998986820505" calcext:value-type="float">
            <text:p>0.9999989868</text:p>
          </table:table-cell>
          <table:table-cell office:value-type="float" office:value="0.0705651053242993" calcext:value-type="float">
            <text:p>0.0705651053</text:p>
          </table:table-cell>
          <table:table-cell office:value-type="float" office:value="0.929434526036299" calcext:value-type="float">
            <text:p>0.929434526</text:p>
          </table:table-cell>
        </table:table-row>
        <table:table-row table:style-name="ro1">
          <table:table-cell/>
          <table:table-cell office:value-type="float" office:value="33488.7950653711" calcext:value-type="float">
            <text:p>33488.7950653711</text:p>
          </table:table-cell>
          <table:table-cell office:value-type="float" office:value="0.999996468254214" calcext:value-type="float">
            <text:p>0.9999964683</text:p>
          </table:table-cell>
          <table:table-cell office:value-type="float" office:value="0.830422474380202" calcext:value-type="float">
            <text:p>0.8304224744</text:p>
          </table:table-cell>
          <table:table-cell office:value-type="float" office:value="0.169544351560527" calcext:value-type="float">
            <text:p>0.1695443516</text:p>
          </table:table-cell>
          <table:table-cell/>
          <table:table-cell office:value-type="float" office:value="42300" calcext:value-type="float">
            <text:p>42300</text:p>
          </table:table-cell>
          <table:table-cell office:value-type="float" office:value="0.99999899907364" calcext:value-type="float">
            <text:p>0.9999989991</text:p>
          </table:table-cell>
          <table:table-cell office:value-type="float" office:value="0.0680685722401602" calcext:value-type="float">
            <text:p>0.0680685722</text:p>
          </table:table-cell>
          <table:table-cell office:value-type="float" office:value="0.931931078963671" calcext:value-type="float">
            <text:p>0.931931079</text:p>
          </table:table-cell>
        </table:table-row>
        <table:table-row table:style-name="ro1">
          <table:table-cell/>
          <table:table-cell office:value-type="float" office:value="33556.8869773722" calcext:value-type="float">
            <text:p>33556.8869773722</text:p>
          </table:table-cell>
          <table:table-cell office:value-type="float" office:value="0.999996510556595" calcext:value-type="float">
            <text:p>0.9999965106</text:p>
          </table:table-cell>
          <table:table-cell office:value-type="float" office:value="0.824608549515119" calcext:value-type="float">
            <text:p>0.8246085495</text:p>
          </table:table-cell>
          <table:table-cell office:value-type="float" office:value="0.175359153733121" calcext:value-type="float">
            <text:p>0.1753591537</text:p>
          </table:table-cell>
          <table:table-cell/>
          <table:table-cell office:value-type="float" office:value="42400" calcext:value-type="float">
            <text:p>42400</text:p>
          </table:table-cell>
          <table:table-cell office:value-type="float" office:value="0.999999011137213" calcext:value-type="float">
            <text:p>0.9999990111</text:p>
          </table:table-cell>
          <table:table-cell office:value-type="float" office:value="0.0656643707080246" calcext:value-type="float">
            <text:p>0.0656643707</text:p>
          </table:table-cell>
          <table:table-cell office:value-type="float" office:value="0.934335299225843" calcext:value-type="float">
            <text:p>0.9343352992</text:p>
          </table:table-cell>
        </table:table-row>
        <table:table-row table:style-name="ro1">
          <table:table-cell/>
          <table:table-cell office:value-type="float" office:value="33624.7606428647" calcext:value-type="float">
            <text:p>33624.7606428647</text:p>
          </table:table-cell>
          <table:table-cell office:value-type="float" office:value="0.999996552023589" calcext:value-type="float">
            <text:p>0.999996552</text:p>
          </table:table-cell>
          <table:table-cell office:value-type="float" office:value="0.818683696142825" calcext:value-type="float">
            <text:p>0.8186836961</text:p>
          </table:table-cell>
          <table:table-cell office:value-type="float" office:value="0.181284862279797" calcext:value-type="float">
            <text:p>0.1812848623</text:p>
          </table:table-cell>
          <table:table-cell/>
          <table:table-cell office:value-type="float" office:value="42500" calcext:value-type="float">
            <text:p>42500</text:p>
          </table:table-cell>
          <table:table-cell office:value-type="float" office:value="0.999999023014661" calcext:value-type="float">
            <text:p>0.999999023</text:p>
          </table:table-cell>
          <table:table-cell office:value-type="float" office:value="0.0633491622797921" calcext:value-type="float">
            <text:p>0.0633491623</text:p>
          </table:table-cell>
          <table:table-cell office:value-type="float" office:value="0.936650525334754" calcext:value-type="float">
            <text:p>0.9366505253</text:p>
          </table:table-cell>
        </table:table-row>
        <table:table-row table:style-name="ro1">
          <table:table-cell/>
          <table:table-cell office:value-type="float" office:value="33692.4179671219" calcext:value-type="float">
            <text:p>33692.4179671219</text:p>
          </table:table-cell>
          <table:table-cell office:value-type="float" office:value="0.999996592676781" calcext:value-type="float">
            <text:p>0.9999965927</text:p>
          </table:table-cell>
          <table:table-cell office:value-type="float" office:value="0.812649642206467" calcext:value-type="float">
            <text:p>0.8126496422</text:p>
          </table:table-cell>
          <table:table-cell office:value-type="float" office:value="0.187319749888988" calcext:value-type="float">
            <text:p>0.1873197499</text:p>
          </table:table-cell>
          <table:table-cell/>
          <table:table-cell office:value-type="float" office:value="42600" calcext:value-type="float">
            <text:p>42600</text:p>
          </table:table-cell>
          <table:table-cell office:value-type="float" office:value="0.999999034709242" calcext:value-type="float">
            <text:p>0.9999990347</text:p>
          </table:table-cell>
          <table:table-cell office:value-type="float" office:value="0.0611197158502552" calcext:value-type="float">
            <text:p>0.0611197159</text:p>
          </table:table-cell>
          <table:table-cell office:value-type="float" office:value="0.938879988455739" calcext:value-type="float">
            <text:p>0.9388799885</text:p>
          </table:table-cell>
        </table:table-row>
        <table:table-row table:style-name="ro1">
          <table:table-cell/>
          <table:table-cell office:value-type="float" office:value="33759.8610890323" calcext:value-type="float">
            <text:p>33759.8610890323</text:p>
          </table:table-cell>
          <table:table-cell office:value-type="float" office:value="0.999996632537642" calcext:value-type="float">
            <text:p>0.9999966325</text:p>
          </table:table-cell>
          <table:table-cell office:value-type="float" office:value="0.806508242308401" calcext:value-type="float">
            <text:p>0.8065082423</text:p>
          </table:table-cell>
          <table:table-cell office:value-type="float" office:value="0.193461962570296" calcext:value-type="float">
            <text:p>0.1934619626</text:p>
          </table:table-cell>
          <table:table-cell/>
          <table:table-cell office:value-type="float" office:value="42700" calcext:value-type="float">
            <text:p>42700</text:p>
          </table:table-cell>
          <table:table-cell office:value-type="float" office:value="0.999999046224053" calcext:value-type="float">
            <text:p>0.9999990462</text:p>
          </table:table-cell>
          <table:table-cell office:value-type="float" office:value="0.0589729056891631" calcext:value-type="float">
            <text:p>0.0589729057</text:p>
          </table:table-cell>
          <table:table-cell office:value-type="float" office:value="0.941026814375689" calcext:value-type="float">
            <text:p>0.9410268144</text:p>
          </table:table-cell>
        </table:table-row>
        <table:table-row table:style-name="ro1">
          <table:table-cell/>
          <table:table-cell office:value-type="float" office:value="33827.0923736405" calcext:value-type="float">
            <text:p>33827.0923736405</text:p>
          </table:table-cell>
          <table:table-cell office:value-type="float" office:value="0.99999667162751" calcext:value-type="float">
            <text:p>0.9999966716</text:p>
          </table:table-cell>
          <table:table-cell office:value-type="float" office:value="0.800261472266945" calcext:value-type="float">
            <text:p>0.8002614723</text:p>
          </table:table-cell>
          <table:table-cell office:value-type="float" office:value="0.19970952509819" calcext:value-type="float">
            <text:p>0.1997095251</text:p>
          </table:table-cell>
          <table:table-cell/>
          <table:table-cell office:value-type="float" office:value="42800" calcext:value-type="float">
            <text:p>42800</text:p>
          </table:table-cell>
          <table:table-cell office:value-type="float" office:value="0.999999057562244" calcext:value-type="float">
            <text:p>0.9999990576</text:p>
          </table:table-cell>
          <table:table-cell office:value-type="float" office:value="0.0569056972779471" calcext:value-type="float">
            <text:p>0.0569056973</text:p>
          </table:table-cell>
          <table:table-cell office:value-type="float" office:value="0.943094037666637" calcext:value-type="float">
            <text:p>0.9430940377</text:p>
          </table:table-cell>
        </table:table-row>
        <table:table-row table:style-name="ro1">
          <table:table-cell/>
          <table:table-cell office:value-type="float" office:value="33894.1144778013" calcext:value-type="float">
            <text:p>33894.1144778013</text:p>
          </table:table-cell>
          <table:table-cell office:value-type="float" office:value="0.999996709966563" calcext:value-type="float">
            <text:p>0.99999671</text:p>
          </table:table-cell>
          <table:table-cell office:value-type="float" office:value="0.793911468452077" calcext:value-type="float">
            <text:p>0.7939114685</text:p>
          </table:table-cell>
          <table:table-cell office:value-type="float" office:value="0.206060301666757" calcext:value-type="float">
            <text:p>0.2060603017</text:p>
          </table:table-cell>
          <table:table-cell/>
          <table:table-cell office:value-type="float" office:value="42900" calcext:value-type="float">
            <text:p>42900</text:p>
          </table:table-cell>
          <table:table-cell office:value-type="float" office:value="0.999999068726911" calcext:value-type="float">
            <text:p>0.9999990687</text:p>
          </table:table-cell>
          <table:table-cell office:value-type="float" office:value="0.0549151530986405" calcext:value-type="float">
            <text:p>0.0549151531</text:p>
          </table:table-cell>
          <table:table-cell office:value-type="float" office:value="0.945084595896947" calcext:value-type="float">
            <text:p>0.9450845959</text:p>
          </table:table-cell>
        </table:table-row>
        <table:table-row table:style-name="ro1">
          <table:table-cell/>
          <table:table-cell office:value-type="float" office:value="33960.9302733048" calcext:value-type="float">
            <text:p>33960.9302733048</text:p>
          </table:table-cell>
          <table:table-cell office:value-type="float" office:value="0.999996747574866" calcext:value-type="float">
            <text:p>0.9999967476</text:p>
          </table:table-cell>
          <table:table-cell office:value-type="float" office:value="0.787460479756292" calcext:value-type="float">
            <text:p>0.7874604798</text:p>
          </table:table-cell>
          <table:table-cell office:value-type="float" office:value="0.212512043930383" calcext:value-type="float">
            <text:p>0.2125120439</text:p>
          </table:table-cell>
          <table:table-cell/>
          <table:table-cell office:value-type="float" office:value="43000" calcext:value-type="float">
            <text:p>43000</text:p>
          </table:table-cell>
          <table:table-cell office:value-type="float" office:value="0.999999079721198" calcext:value-type="float">
            <text:p>0.9999990797</text:p>
          </table:table-cell>
          <table:table-cell office:value-type="float" office:value="0.0529984256301706" calcext:value-type="float">
            <text:p>0.0529984256</text:p>
          </table:table-cell>
          <table:table-cell office:value-type="float" office:value="0.947001336635245" calcext:value-type="float">
            <text:p>0.9470013366</text:p>
          </table:table-cell>
        </table:table-row>
        <table:table-row table:style-name="ro1">
          <table:table-cell/>
          <table:table-cell office:value-type="float" office:value="34027.5428631552" calcext:value-type="float">
            <text:p>34027.5428631552</text:p>
          </table:table-cell>
          <table:table-cell office:value-type="float" office:value="0.999996784472023" calcext:value-type="float">
            <text:p>0.9999967845</text:p>
          </table:table-cell>
          <table:table-cell office:value-type="float" office:value="0.780910876827441" calcext:value-type="float">
            <text:p>0.7809108768</text:p>
          </table:table-cell>
          <table:table-cell office:value-type="float" office:value="0.219062381768145" calcext:value-type="float">
            <text:p>0.2190623818</text:p>
          </table:table-cell>
          <table:table-cell/>
          <table:table-cell office:value-type="float" office:value="43100" calcext:value-type="float">
            <text:p>43100</text:p>
          </table:table-cell>
          <table:table-cell office:value-type="float" office:value="0.999999090547885" calcext:value-type="float">
            <text:p>0.9999990905</text:p>
          </table:table-cell>
          <table:table-cell office:value-type="float" office:value="0.0511527783930042" calcext:value-type="float">
            <text:p>0.0511527784</text:p>
          </table:table-cell>
          <table:table-cell office:value-type="float" office:value="0.948846996405718" calcext:value-type="float">
            <text:p>0.9488469964</text:p>
          </table:table-cell>
        </table:table-row>
        <table:table-row table:style-name="ro1">
          <table:table-cell/>
          <table:table-cell office:value-type="float" office:value="34093.9555483103" calcext:value-type="float">
            <text:p>34093.9555483103</text:p>
          </table:table-cell>
          <table:table-cell office:value-type="float" office:value="0.999996820677509" calcext:value-type="float">
            <text:p>0.9999968207</text:p>
          </table:table-cell>
          <table:table-cell office:value-type="float" office:value="0.774265131089376" calcext:value-type="float">
            <text:p>0.7742651311</text:p>
          </table:table-cell>
          <table:table-cell office:value-type="float" office:value="0.225708844267053" calcext:value-type="float">
            <text:p>0.2257088443</text:p>
          </table:table-cell>
          <table:table-cell/>
          <table:table-cell office:value-type="float" office:value="43200" calcext:value-type="float">
            <text:p>43200</text:p>
          </table:table-cell>
          <table:table-cell office:value-type="float" office:value="0.999999101210107" calcext:value-type="float">
            <text:p>0.9999991012</text:p>
          </table:table-cell>
          <table:table-cell office:value-type="float" office:value="0.0493755447862618" calcext:value-type="float">
            <text:p>0.0493755448</text:p>
          </table:table-cell>
          <table:table-cell office:value-type="float" office:value="0.950624241851526" calcext:value-type="float">
            <text:p>0.9506242419</text:p>
          </table:table-cell>
        </table:table-row>
        <table:table-row table:style-name="ro1">
          <table:table-cell/>
          <table:table-cell office:value-type="float" office:value="34160.1718965668" calcext:value-type="float">
            <text:p>34160.1718965668</text:p>
          </table:table-cell>
          <table:table-cell office:value-type="float" office:value="0.999996856209695" calcext:value-type="float">
            <text:p>0.9999968562</text:p>
          </table:table-cell>
          <table:table-cell office:value-type="float" office:value="0.767525856031424" calcext:value-type="float">
            <text:p>0.767525856</text:p>
          </table:table-cell>
          <table:table-cell office:value-type="float" office:value="0.232448818423983" calcext:value-type="float">
            <text:p>0.2324488184</text:p>
          </table:table-cell>
          <table:table-cell/>
          <table:table-cell office:value-type="float" office:value="43300" calcext:value-type="float">
            <text:p>43300</text:p>
          </table:table-cell>
          <table:table-cell office:value-type="float" office:value="0.999999111710644" calcext:value-type="float">
            <text:p>0.9999991117</text:p>
          </table:table-cell>
          <table:table-cell office:value-type="float" office:value="0.0476641652744897" calcext:value-type="float">
            <text:p>0.0476641653</text:p>
          </table:table-cell>
          <table:table-cell office:value-type="float" office:value="0.95233563254781" calcext:value-type="float">
            <text:p>0.9523356325</text:p>
          </table:table-cell>
        </table:table-row>
        <table:table-row table:style-name="ro1">
          <table:table-cell/>
          <table:table-cell office:value-type="float" office:value="34226.1956584529" calcext:value-type="float">
            <text:p>34226.1956584529</text:p>
          </table:table-cell>
          <table:table-cell office:value-type="float" office:value="0.999996891086843" calcext:value-type="float">
            <text:p>0.9999968911</text:p>
          </table:table-cell>
          <table:table-cell office:value-type="float" office:value="0.760695755328715" calcext:value-type="float">
            <text:p>0.7606957553</text:p>
          </table:table-cell>
          <table:table-cell office:value-type="float" office:value="0.239279601035656" calcext:value-type="float">
            <text:p>0.239279601</text:p>
          </table:table-cell>
          <table:table-cell/>
          <table:table-cell office:value-type="float" office:value="43400" calcext:value-type="float">
            <text:p>43400</text:p>
          </table:table-cell>
          <table:table-cell office:value-type="float" office:value="0.999999122053172" calcext:value-type="float">
            <text:p>0.9999991221</text:p>
          </table:table-cell>
          <table:table-cell office:value-type="float" office:value="0.0460161208674034" calcext:value-type="float">
            <text:p>0.0460161209</text:p>
          </table:table-cell>
          <table:table-cell office:value-type="float" office:value="0.953983687522653" calcext:value-type="float">
            <text:p>0.9539836875</text:p>
          </table:table-cell>
        </table:table-row>
        <table:table-row table:style-name="ro1">
          <table:table-cell/>
          <table:table-cell office:value-type="float" office:value="34292.0307836529" calcext:value-type="float">
            <text:p>34292.0307836529</text:p>
          </table:table-cell>
          <table:table-cell office:value-type="float" office:value="0.999996925326776" calcext:value-type="float">
            <text:p>0.9999969253</text:p>
          </table:table-cell>
          <table:table-cell office:value-type="float" office:value="0.7537776323479" calcext:value-type="float">
            <text:p>0.7537776323</text:p>
          </table:table-cell>
          <table:table-cell office:value-type="float" office:value="0.246198389190405" calcext:value-type="float">
            <text:p>0.2461983892</text:p>
          </table:table-cell>
          <table:table-cell/>
          <table:table-cell office:value-type="float" office:value="43500" calcext:value-type="float">
            <text:p>43500</text:p>
          </table:table-cell>
          <table:table-cell office:value-type="float" office:value="0.999999132238706" calcext:value-type="float">
            <text:p>0.9999991322</text:p>
          </table:table-cell>
          <table:table-cell office:value-type="float" office:value="0.0444291104832355" calcext:value-type="float">
            <text:p>0.0444291105</text:p>
          </table:table-cell>
          <table:table-cell office:value-type="float" office:value="0.955570707892324" calcext:value-type="float">
            <text:p>0.9555707079</text:p>
          </table:table-cell>
        </table:table-row>
        <table:table-row table:style-name="ro1">
          <table:table-cell/>
          <table:table-cell office:value-type="float" office:value="34357.6814121486" calcext:value-type="float">
            <text:p>34357.6814121486</text:p>
          </table:table-cell>
          <table:table-cell office:value-type="float" office:value="0.999996958946881" calcext:value-type="float">
            <text:p>0.9999969589</text:p>
          </table:table-cell>
          <table:table-cell office:value-type="float" office:value="0.74677438428778" calcext:value-type="float">
            <text:p>0.7467743843</text:p>
          </table:table-cell>
          <table:table-cell office:value-type="float" office:value="0.25320228612825" calcext:value-type="float">
            <text:p>0.2532022861</text:p>
          </table:table-cell>
          <table:table-cell/>
          <table:table-cell office:value-type="float" office:value="43600" calcext:value-type="float">
            <text:p>43600</text:p>
          </table:table-cell>
          <table:table-cell office:value-type="float" office:value="0.999999142270897" calcext:value-type="float">
            <text:p>0.9999991423</text:p>
          </table:table-cell>
          <table:table-cell office:value-type="float" office:value="0.042900781240671" calcext:value-type="float">
            <text:p>0.0429007812</text:p>
          </table:table-cell>
          <table:table-cell office:value-type="float" office:value="0.957099046571769" calcext:value-type="float">
            <text:p>0.9570990466</text:p>
          </table:table-cell>
        </table:table-row>
        <table:table-row table:style-name="ro1">
          <table:table-cell/>
          <table:table-cell office:value-type="float" office:value="34423.151865124" calcext:value-type="float">
            <text:p>34423.151865124</text:p>
          </table:table-cell>
          <table:table-cell office:value-type="float" office:value="0.99999699196412" calcext:value-type="float">
            <text:p>0.999996992</text:p>
          </table:table-cell>
          <table:table-cell office:value-type="float" office:value="0.739688996241635" calcext:value-type="float">
            <text:p>0.7396889962</text:p>
          </table:table-cell>
          <table:table-cell office:value-type="float" office:value="0.260288307179241" calcext:value-type="float">
            <text:p>0.2602883072</text:p>
          </table:table-cell>
          <table:table-cell/>
          <table:table-cell office:value-type="float" office:value="43700" calcext:value-type="float">
            <text:p>43700</text:p>
          </table:table-cell>
          <table:table-cell office:value-type="float" office:value="0.999999152152423" calcext:value-type="float">
            <text:p>0.9999991522</text:p>
          </table:table-cell>
          <table:table-cell office:value-type="float" office:value="0.0414289096716963" calcext:value-type="float">
            <text:p>0.0414289097</text:p>
          </table:table-cell>
          <table:table-cell office:value-type="float" office:value="0.958570927060292" calcext:value-type="float">
            <text:p>0.9585709271</text:p>
          </table:table-cell>
        </table:table-row>
        <table:table-row table:style-name="ro1">
          <table:table-cell/>
          <table:table-cell office:value-type="float" office:value="34488.4466638755" calcext:value-type="float">
            <text:p>34488.4466638755</text:p>
          </table:table-cell>
          <table:table-cell office:value-type="float" office:value="0.99999702439474" calcext:value-type="float">
            <text:p>0.9999970244</text:p>
          </table:table-cell>
          <table:table-cell office:value-type="float" office:value="0.732524552204047" calcext:value-type="float">
            <text:p>0.7325245522</text:p>
          </table:table-cell>
          <table:table-cell office:value-type="float" office:value="0.267453368754671" calcext:value-type="float">
            <text:p>0.2674533688</text:p>
          </table:table-cell>
          <table:table-cell/>
          <table:table-cell office:value-type="float" office:value="43800" calcext:value-type="float">
            <text:p>43800</text:p>
          </table:table-cell>
          <table:table-cell office:value-type="float" office:value="0.999999161885914" calcext:value-type="float">
            <text:p>0.9999991619</text:p>
          </table:table-cell>
          <table:table-cell office:value-type="float" office:value="0.0400113523517484" calcext:value-type="float">
            <text:p>0.0400113524</text:p>
          </table:table-cell>
          <table:table-cell office:value-type="float" office:value="0.959988492811928" calcext:value-type="float">
            <text:p>0.9599884928</text:p>
          </table:table-cell>
        </table:table-row>
        <table:table-row table:style-name="ro1">
          <table:table-cell/>
          <table:table-cell office:value-type="float" office:value="34553.5704079488" calcext:value-type="float">
            <text:p>34553.5704079488</text:p>
          </table:table-cell>
          <table:table-cell office:value-type="float" office:value="0.999997056255448" calcext:value-type="float">
            <text:p>0.9999970563</text:p>
          </table:table-cell>
          <table:table-cell office:value-type="float" office:value="0.725284161260203" calcext:value-type="float">
            <text:p>0.7252841613</text:p>
          </table:table-cell>
          <table:table-cell office:value-type="float" office:value="0.27469436216891" calcext:value-type="float">
            <text:p>0.2746943622</text:p>
          </table:table-cell>
          <table:table-cell/>
          <table:table-cell office:value-type="float" office:value="43900" calcext:value-type="float">
            <text:p>43900</text:p>
          </table:table-cell>
          <table:table-cell office:value-type="float" office:value="0.999999171473863" calcext:value-type="float">
            <text:p>0.9999991715</text:p>
          </table:table-cell>
          <table:table-cell office:value-type="float" office:value="0.0386460477130845" calcext:value-type="float">
            <text:p>0.0386460477</text:p>
          </table:table-cell>
          <table:table-cell office:value-type="float" office:value="0.961353805422147" calcext:value-type="float">
            <text:p>0.9613538054</text:p>
          </table:table-cell>
        </table:table-row>
        <table:table-row table:style-name="ro1">
          <table:table-cell/>
          <table:table-cell office:value-type="float" office:value="34618.527933715" calcext:value-type="float">
            <text:p>34618.527933715</text:p>
          </table:table-cell>
          <table:table-cell office:value-type="float" office:value="0.999997087561658" calcext:value-type="float">
            <text:p>0.9999970876</text:p>
          </table:table-cell>
          <table:table-cell office:value-type="float" office:value="0.717971052977388" calcext:value-type="float">
            <text:p>0.717971053</text:p>
          </table:table-cell>
          <table:table-cell office:value-type="float" office:value="0.282008058232641" calcext:value-type="float">
            <text:p>0.2820080582</text:p>
          </table:table-cell>
          <table:table-cell/>
          <table:table-cell office:value-type="float" office:value="44000" calcext:value-type="float">
            <text:p>44000</text:p>
          </table:table-cell>
          <table:table-cell office:value-type="float" office:value="0.999999180918985" calcext:value-type="float">
            <text:p>0.9999991809</text:p>
          </table:table-cell>
          <table:table-cell office:value-type="float" office:value="0.0373309975705818" calcext:value-type="float">
            <text:p>0.0373309976</text:p>
          </table:table-cell>
          <table:table-cell office:value-type="float" office:value="0.96266886310228" calcext:value-type="float">
            <text:p>0.9626688631</text:p>
          </table:table-cell>
        </table:table-row>
        <table:table-row table:style-name="ro1">
          <table:table-cell/>
          <table:table-cell office:value-type="float" office:value="34683.3241930719" calcext:value-type="float">
            <text:p>34683.3241930719</text:p>
          </table:table-cell>
          <table:table-cell office:value-type="float" office:value="0.999997118328673" calcext:value-type="float">
            <text:p>0.9999971183</text:p>
          </table:table-cell>
          <table:table-cell office:value-type="float" office:value="0.710588504000226" calcext:value-type="float">
            <text:p>0.710588504</text:p>
          </table:table-cell>
          <table:table-cell office:value-type="float" office:value="0.289391180668848" calcext:value-type="float">
            <text:p>0.2893911807</text:p>
          </table:table-cell>
          <table:table-cell/>
          <table:table-cell office:value-type="float" office:value="44100" calcext:value-type="float">
            <text:p>44100</text:p>
          </table:table-cell>
          <table:table-cell office:value-type="float" office:value="0.999999190223593" calcext:value-type="float">
            <text:p>0.9999991902</text:p>
          </table:table-cell>
          <table:table-cell office:value-type="float" office:value="0.0360642932275246" calcext:value-type="float">
            <text:p>0.0360642932</text:p>
          </table:table-cell>
          <table:table-cell office:value-type="float" office:value="0.963935574573605" calcext:value-type="float">
            <text:p>0.9639355746</text:p>
          </table:table-cell>
        </table:table-row>
        <table:table-row table:style-name="ro1">
          <table:table-cell/>
          <table:table-cell office:value-type="float" office:value="34747.9643011903" calcext:value-type="float">
            <text:p>34747.9643011903</text:p>
          </table:table-cell>
          <table:table-cell office:value-type="float" office:value="0.999997148571119" calcext:value-type="float">
            <text:p>0.9999971486</text:p>
          </table:table-cell>
          <table:table-cell office:value-type="float" office:value="0.703139866592113" calcext:value-type="float">
            <text:p>0.7031398666</text:p>
          </table:table-cell>
          <table:table-cell office:value-type="float" office:value="0.296840377566917" calcext:value-type="float">
            <text:p>0.2968403776</text:p>
          </table:table-cell>
          <table:table-cell/>
          <table:table-cell office:value-type="float" office:value="44200" calcext:value-type="float">
            <text:p>44200</text:p>
          </table:table-cell>
          <table:table-cell office:value-type="float" office:value="0.999999199390219" calcext:value-type="float">
            <text:p>0.9999991994</text:p>
          </table:table-cell>
          <table:table-cell office:value-type="float" office:value="0.0348440852078308" calcext:value-type="float">
            <text:p>0.0348440852</text:p>
          </table:table-cell>
          <table:table-cell office:value-type="float" office:value="0.965155789335425" calcext:value-type="float">
            <text:p>0.9651557893</text:p>
          </table:table-cell>
        </table:table-row>
        <table:table-row table:style-name="ro1">
          <table:table-cell/>
          <table:table-cell office:value-type="float" office:value="34812.4534389121" calcext:value-type="float">
            <text:p>34812.4534389121</text:p>
          </table:table-cell>
          <table:table-cell office:value-type="float" office:value="0.999997178303787" calcext:value-type="float">
            <text:p>0.9999971783</text:p>
          </table:table-cell>
          <table:table-cell office:value-type="float" office:value="0.695628509965577" calcext:value-type="float">
            <text:p>0.69562851</text:p>
          </table:table-cell>
          <table:table-cell office:value-type="float" office:value="0.304352280059953" calcext:value-type="float">
            <text:p>0.3043522801</text:p>
          </table:table-cell>
          <table:table-cell/>
          <table:table-cell office:value-type="float" office:value="44300" calcext:value-type="float">
            <text:p>44300</text:p>
          </table:table-cell>
          <table:table-cell office:value-type="float" office:value="0.999999208421569" calcext:value-type="float">
            <text:p>0.9999992084</text:p>
          </table:table-cell>
          <table:table-cell office:value-type="float" office:value="0.0336685843691133" calcext:value-type="float">
            <text:p>0.0336685844</text:p>
          </table:table-cell>
          <table:table-cell office:value-type="float" office:value="0.966331296552061" calcext:value-type="float">
            <text:p>0.9663312966</text:p>
          </table:table-cell>
        </table:table-row>
        <table:table-row table:style-name="ro1">
          <table:table-cell/>
          <table:table-cell office:value-type="float" office:value="34876.7969606582" calcext:value-type="float">
            <text:p>34876.7969606582</text:p>
          </table:table-cell>
          <table:table-cell office:value-type="float" office:value="0.999997207540528" calcext:value-type="float">
            <text:p>0.9999972075</text:p>
          </table:table-cell>
          <table:table-cell office:value-type="float" office:value="0.688057884897182" calcext:value-type="float">
            <text:p>0.6880578849</text:p>
          </table:table-cell>
          <table:table-cell office:value-type="float" office:value="0.311923437700895" calcext:value-type="float">
            <text:p>0.3119234377</text:p>
          </table:table-cell>
          <table:table-cell/>
          <table:table-cell office:value-type="float" office:value="44400" calcext:value-type="float">
            <text:p>44400</text:p>
          </table:table-cell>
          <table:table-cell office:value-type="float" office:value="0.999999217319269" calcext:value-type="float">
            <text:p>0.9999992173</text:p>
          </table:table-cell>
          <table:table-cell office:value-type="float" office:value="0.0325361110379165" calcext:value-type="float">
            <text:p>0.032536111</text:p>
          </table:table-cell>
          <table:table-cell office:value-type="float" office:value="0.967463775917322" calcext:value-type="float">
            <text:p>0.9674637759</text:p>
          </table:table-cell>
        </table:table-row>
        <table:table-row table:style-name="ro1">
          <table:table-cell/>
          <table:table-cell office:value-type="float" office:value="34941.0002358141" calcext:value-type="float">
            <text:p>34941.0002358141</text:p>
          </table:table-cell>
          <table:table-cell office:value-type="float" office:value="0.999997236295615" calcext:value-type="float">
            <text:p>0.9999972363</text:p>
          </table:table-cell>
          <table:table-cell office:value-type="float" office:value="0.68043142878832" calcext:value-type="float">
            <text:p>0.6804314288</text:p>
          </table:table-cell>
          <table:table-cell office:value-type="float" office:value="0.319550413413614" calcext:value-type="float">
            <text:p>0.3195504134</text:p>
          </table:table-cell>
          <table:table-cell/>
          <table:table-cell office:value-type="float" office:value="44500" calcext:value-type="float">
            <text:p>44500</text:p>
          </table:table-cell>
          <table:table-cell office:value-type="float" office:value="0.999999226086056" calcext:value-type="float">
            <text:p>0.9999992261</text:p>
          </table:table-cell>
          <table:table-cell office:value-type="float" office:value="0.0314450021414506" calcext:value-type="float">
            <text:p>0.0314450021</text:p>
          </table:table-cell>
          <table:table-cell office:value-type="float" office:value="0.968554890523507" calcext:value-type="float">
            <text:p>0.9685548905</text:p>
          </table:table-cell>
        </table:table-row>
        <table:table-row table:style-name="ro1">
          <table:table-cell/>
          <table:table-cell office:value-type="float" office:value="35005.0688499125" calcext:value-type="float">
            <text:p>35005.0688499125</text:p>
          </table:table-cell>
          <table:table-cell office:value-type="float" office:value="0.999997264581876" calcext:value-type="float">
            <text:p>0.9999972646</text:p>
          </table:table-cell>
          <table:table-cell office:value-type="float" office:value="0.672752685859848" calcext:value-type="float">
            <text:p>0.6727526859</text:p>
          </table:table-cell>
          <table:table-cell office:value-type="float" office:value="0.327229663283173" calcext:value-type="float">
            <text:p>0.3272296633</text:p>
          </table:table-cell>
          <table:table-cell/>
          <table:table-cell office:value-type="float" office:value="44600" calcext:value-type="float">
            <text:p>44600</text:p>
          </table:table-cell>
          <table:table-cell office:value-type="float" office:value="0.999999234724199" calcext:value-type="float">
            <text:p>0.9999992347</text:p>
          </table:table-cell>
          <table:table-cell office:value-type="float" office:value="0.0303936749441983" calcext:value-type="float">
            <text:p>0.0303936749</text:p>
          </table:table-cell>
          <table:table-cell office:value-type="float" office:value="0.969606223124383" calcext:value-type="float">
            <text:p>0.9696062231</text:p>
          </table:table-cell>
        </table:table-row>
        <table:table-row table:style-name="ro1">
          <table:table-cell/>
          <table:table-cell office:value-type="float" office:value="35069.0083842036" calcext:value-type="float">
            <text:p>35069.0083842036</text:p>
          </table:table-cell>
          <table:table-cell office:value-type="float" office:value="0.999997292412565" calcext:value-type="float">
            <text:p>0.9999972924</text:p>
          </table:table-cell>
          <table:table-cell office:value-type="float" office:value="0.665025175530674" calcext:value-type="float">
            <text:p>0.6650251755</text:p>
          </table:table-cell>
          <table:table-cell office:value-type="float" office:value="0.334957668193144" calcext:value-type="float">
            <text:p>0.3349576682</text:p>
          </table:table-cell>
          <table:table-cell/>
          <table:table-cell office:value-type="float" office:value="44700" calcext:value-type="float">
            <text:p>44700</text:p>
          </table:table-cell>
          <table:table-cell office:value-type="float" office:value="0.999999243235764" calcext:value-type="float">
            <text:p>0.9999992432</text:p>
          </table:table-cell>
          <table:table-cell office:value-type="float" office:value="0.0293806130592993" calcext:value-type="float">
            <text:p>0.0293806131</text:p>
          </table:table-cell>
          <table:table-cell office:value-type="float" office:value="0.97061929012396" calcext:value-type="float">
            <text:p>0.9706192901</text:p>
          </table:table-cell>
        </table:table-row>
        <table:table-row table:style-name="ro1">
          <table:table-cell/>
          <table:table-cell office:value-type="float" office:value="35132.8245584637" calcext:value-type="float">
            <text:p>35132.8245584637</text:p>
          </table:table-cell>
          <table:table-cell office:value-type="float" office:value="0.999997319800053" calcext:value-type="float">
            <text:p>0.9999973198</text:p>
          </table:table-cell>
          <table:table-cell office:value-type="float" office:value="0.657252477664874" calcext:value-type="float">
            <text:p>0.6572524777</text:p>
          </table:table-cell>
          <table:table-cell office:value-type="float" office:value="0.342730848568144" calcext:value-type="float">
            <text:p>0.3427308486</text:p>
          </table:table-cell>
          <table:table-cell/>
          <table:table-cell office:value-type="float" office:value="44800" calcext:value-type="float">
            <text:p>44800</text:p>
          </table:table-cell>
          <table:table-cell office:value-type="float" office:value="0.99999925162318" calcext:value-type="float">
            <text:p>0.9999992516</text:p>
          </table:table-cell>
          <table:table-cell office:value-type="float" office:value="0.0284043429947446" calcext:value-type="float">
            <text:p>0.028404343</text:p>
          </table:table-cell>
          <table:table-cell office:value-type="float" office:value="0.971595565030506" calcext:value-type="float">
            <text:p>0.971595565</text:p>
          </table:table-cell>
        </table:table-row>
        <table:table-row table:style-name="ro1">
          <table:table-cell/>
          <table:table-cell office:value-type="float" office:value="35196.5231302469" calcext:value-type="float">
            <text:p>35196.5231302469</text:p>
          </table:table-cell>
          <table:table-cell office:value-type="float" office:value="0.999997346756614" calcext:value-type="float">
            <text:p>0.9999973468</text:p>
          </table:table-cell>
          <table:table-cell office:value-type="float" office:value="0.649438172628719" calcext:value-type="float">
            <text:p>0.6494381726</text:p>
          </table:table-cell>
          <table:table-cell office:value-type="float" office:value="0.350545624323575" calcext:value-type="float">
            <text:p>0.3505456243</text:p>
          </table:table-cell>
          <table:table-cell/>
          <table:table-cell office:value-type="float" office:value="44900" calcext:value-type="float">
            <text:p>44900</text:p>
          </table:table-cell>
          <table:table-cell office:value-type="float" office:value="0.999999259888431" calcext:value-type="float">
            <text:p>0.9999992599</text:p>
          </table:table-cell>
          <table:table-cell office:value-type="float" office:value="0.027463462781297" calcext:value-type="float">
            <text:p>0.0274634628</text:p>
          </table:table-cell>
          <table:table-cell office:value-type="float" office:value="0.972536449828475" calcext:value-type="float">
            <text:p>0.9725364498</text:p>
          </table:table-cell>
        </table:table-row>
        <table:table-row table:style-name="ro1">
          <table:table-cell/>
          <table:table-cell office:value-type="float" office:value="35260.1098848944" calcext:value-type="float">
            <text:p>35260.1098848944</text:p>
          </table:table-cell>
          <table:table-cell office:value-type="float" office:value="0.999997373294416" calcext:value-type="float">
            <text:p>0.9999973733</text:p>
          </table:table-cell>
          <table:table-cell office:value-type="float" office:value="0.641585835601879" calcext:value-type="float">
            <text:p>0.6415858356</text:p>
          </table:table-cell>
          <table:table-cell office:value-type="float" office:value="0.358398420554538" calcext:value-type="float">
            <text:p>0.3583984206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0.999999268033627" calcext:value-type="float">
            <text:p>0.999999268</text:p>
          </table:table-cell>
          <table:table-cell office:value-type="float" office:value="0.0265566184922734" calcext:value-type="float">
            <text:p>0.0265566185</text:p>
          </table:table-cell>
          <table:table-cell office:value-type="float" office:value="0.973443298458924" calcext:value-type="float">
            <text:p>0.9734432985</text:p>
          </table:table-cell>
        </table:table-row>
        <table:table-row table:style-name="ro1">
          <table:table-cell/>
          <table:table-cell office:value-type="float" office:value="35323.5906894913" calcext:value-type="float">
            <text:p>35323.5906894913</text:p>
          </table:table-cell>
          <table:table-cell office:value-type="float" office:value="0.999997399425027" calcext:value-type="float">
            <text:p>0.9999973994</text:p>
          </table:table-cell>
          <table:table-cell office:value-type="float" office:value="0.633699068744776" calcext:value-type="float">
            <text:p>0.6336990687</text:p>
          </table:table-cell>
          <table:table-cell office:value-type="float" office:value="0.366285635364958" calcext:value-type="float">
            <text:p>0.3662856354</text:p>
          </table:table-cell>
          <table:table-cell/>
          <table:table-cell office:value-type="float" office:value="45100" calcext:value-type="float">
            <text:p>45100</text:p>
          </table:table-cell>
          <table:table-cell office:value-type="float" office:value="0.999999276060835" calcext:value-type="float">
            <text:p>0.9999992761</text:p>
          </table:table-cell>
          <table:table-cell office:value-type="float" office:value="0.0256825085497055" calcext:value-type="float">
            <text:p>0.0256825085</text:p>
          </table:table-cell>
          <table:table-cell office:value-type="float" office:value="0.974317412513366" calcext:value-type="float">
            <text:p>0.9743174125</text:p>
          </table:table-cell>
        </table:table-row>
        <table:table-row table:style-name="ro1">
          <table:table-cell/>
          <table:table-cell office:value-type="float" office:value="35386.9714854771" calcext:value-type="float">
            <text:p>35386.9714854771</text:p>
          </table:table-cell>
          <table:table-cell office:value-type="float" office:value="0.999997425159435" calcext:value-type="float">
            <text:p>0.9999974252</text:p>
          </table:table-cell>
          <table:table-cell office:value-type="float" office:value="0.625781496853252" calcext:value-type="float">
            <text:p>0.6257814969</text:p>
          </table:table-cell>
          <table:table-cell office:value-type="float" office:value="0.37420364421355" calcext:value-type="float">
            <text:p>0.3742036442</text:p>
          </table:table-cell>
          <table:table-cell/>
          <table:table-cell office:value-type="float" office:value="45200" calcext:value-type="float">
            <text:p>45200</text:p>
          </table:table-cell>
          <table:table-cell office:value-type="float" office:value="0.99999928397216" calcext:value-type="float">
            <text:p>0.999999284</text:p>
          </table:table-cell>
          <table:table-cell office:value-type="float" office:value="0.0248398793218093" calcext:value-type="float">
            <text:p>0.0248398793</text:p>
          </table:table-cell>
          <table:table-cell office:value-type="float" office:value="0.975160045636361" calcext:value-type="float">
            <text:p>0.9751600456</text:p>
          </table:table-cell>
        </table:table-row>
        <table:table-row table:style-name="ro1">
          <table:table-cell/>
          <table:table-cell office:value-type="float" office:value="35450.2582170024" calcext:value-type="float">
            <text:p>35450.2582170024</text:p>
          </table:table-cell>
          <table:table-cell office:value-type="float" office:value="0.999997450508545" calcext:value-type="float">
            <text:p>0.9999974505</text:p>
          </table:table-cell>
          <table:table-cell office:value-type="float" office:value="0.617836725147446" calcext:value-type="float">
            <text:p>0.6178367251</text:p>
          </table:table-cell>
          <table:table-cell office:value-type="float" office:value="0.382148842128995" calcext:value-type="float">
            <text:p>0.3821488421</text:p>
          </table:table-cell>
          <table:table-cell/>
          <table:table-cell office:value-type="float" office:value="45300" calcext:value-type="float">
            <text:p>45300</text:p>
          </table:table-cell>
          <table:table-cell office:value-type="float" office:value="0.999999291769861" calcext:value-type="float">
            <text:p>0.9999992918</text:p>
          </table:table-cell>
          <table:table-cell office:value-type="float" office:value="0.0240275196604939" calcext:value-type="float">
            <text:p>0.0240275197</text:p>
          </table:table-cell>
          <table:table-cell office:value-type="float" office:value="0.975972408988077" calcext:value-type="float">
            <text:p>0.975972409</text:p>
          </table:table-cell>
        </table:table-row>
        <table:table-row table:style-name="ro1">
          <table:table-cell/>
          <table:table-cell office:value-type="float" office:value="35513.4568542866" calcext:value-type="float">
            <text:p>35513.4568542866</text:p>
          </table:table-cell>
          <table:table-cell office:value-type="float" office:value="0.999997475482936" calcext:value-type="float">
            <text:p>0.9999974755</text:p>
          </table:table-cell>
          <table:table-cell office:value-type="float" office:value="0.609868353350803" calcext:value-type="float">
            <text:p>0.6098683534</text:p>
          </table:table-cell>
          <table:table-cell office:value-type="float" office:value="0.390117629629335" calcext:value-type="float">
            <text:p>0.3901176296</text:p>
          </table:table-cell>
          <table:table-cell/>
          <table:table-cell office:value-type="float" office:value="45400" calcext:value-type="float">
            <text:p>45400</text:p>
          </table:table-cell>
          <table:table-cell office:value-type="float" office:value="0.99999929945518" calcext:value-type="float">
            <text:p>0.9999992995</text:p>
          </table:table-cell>
          <table:table-cell office:value-type="float" office:value="0.0232442977021933" calcext:value-type="float">
            <text:p>0.0232442977</text:p>
          </table:table-cell>
          <table:table-cell office:value-type="float" office:value="0.976755634443267" calcext:value-type="float">
            <text:p>0.9767556344</text:p>
          </table:table-cell>
        </table:table-row>
        <table:table-row table:style-name="ro1">
          <table:table-cell/>
          <table:table-cell office:value-type="float" office:value="35576.5733534055" calcext:value-type="float">
            <text:p>35576.5733534055</text:p>
          </table:table-cell>
          <table:table-cell office:value-type="float" office:value="0.999997500093095" calcext:value-type="float">
            <text:p>0.9999975001</text:p>
          </table:table-cell>
          <table:table-cell office:value-type="float" office:value="0.601879952253079" calcext:value-type="float">
            <text:p>0.6018799523</text:p>
          </table:table-cell>
          <table:table-cell office:value-type="float" office:value="0.398106436160934" calcext:value-type="float">
            <text:p>0.3981064362</text:p>
          </table:table-cell>
          <table:table-cell/>
          <table:table-cell office:value-type="float" office:value="45500" calcext:value-type="float">
            <text:p>45500</text:p>
          </table:table-cell>
          <table:table-cell office:value-type="float" office:value="0.999999307030479" calcext:value-type="float">
            <text:p>0.999999307</text:p>
          </table:table-cell>
          <table:table-cell office:value-type="float" office:value="0.0224890880450557" calcext:value-type="float">
            <text:p>0.022489088</text:p>
          </table:table-cell>
          <table:table-cell office:value-type="float" office:value="0.977510847414553" calcext:value-type="float">
            <text:p>0.9775108474</text:p>
          </table:table-cell>
        </table:table-row>
        <table:table-row table:style-name="ro1">
          <table:table-cell/>
          <table:table-cell office:value-type="float" office:value="35639.6137456914" calcext:value-type="float">
            <text:p>35639.6137456914</text:p>
          </table:table-cell>
          <table:table-cell office:value-type="float" office:value="0.999997524348731" calcext:value-type="float">
            <text:p>0.9999975243</text:p>
          </table:table-cell>
          <table:table-cell office:value-type="float" office:value="0.593875116575232" calcext:value-type="float">
            <text:p>0.5938751166</text:p>
          </table:table-cell>
          <table:table-cell office:value-type="float" office:value="0.406111667228899" calcext:value-type="float">
            <text:p>0.4061116672</text:p>
          </table:table-cell>
          <table:table-cell/>
          <table:table-cell office:value-type="float" office:value="45600" calcext:value-type="float">
            <text:p>45600</text:p>
          </table:table-cell>
          <table:table-cell office:value-type="float" office:value="0.999999314497495" calcext:value-type="float">
            <text:p>0.9999993145</text:p>
          </table:table-cell>
          <table:table-cell office:value-type="float" office:value="0.0217608281398415" calcext:value-type="float">
            <text:p>0.0217608281</text:p>
          </table:table-cell>
          <table:table-cell office:value-type="float" office:value="0.978239110461215" calcext:value-type="float">
            <text:p>0.9782391105</text:p>
          </table:table-cell>
        </table:table-row>
        <table:table-row table:style-name="ro1">
          <table:table-cell/>
          <table:table-cell office:value-type="float" office:value="35702.5840336703" calcext:value-type="float">
            <text:p>35702.5840336703</text:p>
          </table:table-cell>
          <table:table-cell office:value-type="float" office:value="0.999997548259485" calcext:value-type="float">
            <text:p>0.9999975483</text:p>
          </table:table-cell>
          <table:table-cell office:value-type="float" office:value="0.585857403922" calcext:value-type="float">
            <text:p>0.5858574039</text:p>
          </table:table-cell>
          <table:table-cell office:value-type="float" office:value="0.414129765449891" calcext:value-type="float">
            <text:p>0.4141297654</text:p>
          </table:table-cell>
          <table:table-cell/>
          <table:table-cell office:value-type="float" office:value="45700" calcext:value-type="float">
            <text:p>45700</text:p>
          </table:table-cell>
          <table:table-cell office:value-type="float" office:value="0.999999321858219" calcext:value-type="float">
            <text:p>0.9999993219</text:p>
          </table:table-cell>
          <table:table-cell office:value-type="float" office:value="0.0210584881620802" calcext:value-type="float">
            <text:p>0.0210584882</text:p>
          </table:table-cell>
          <table:table-cell office:value-type="float" office:value="0.978941453417237" calcext:value-type="float">
            <text:p>0.9789414534</text:p>
          </table:table-cell>
        </table:table-row>
        <table:table-row table:style-name="ro1">
          <table:table-cell/>
          <table:table-cell office:value-type="float" office:value="35765.4901833038" calcext:value-type="float">
            <text:p>35765.4901833038</text:p>
          </table:table-cell>
          <table:table-cell office:value-type="float" office:value="0.999997571834912" calcext:value-type="float">
            <text:p>0.9999975718</text:p>
          </table:table-cell>
          <table:table-cell office:value-type="float" office:value="0.577830330628871" calcext:value-type="float">
            <text:p>0.5778303306</text:p>
          </table:table-cell>
          <table:table-cell office:value-type="float" office:value="0.422157214705212" calcext:value-type="float">
            <text:p>0.4221572147</text:p>
          </table:table-cell>
          <table:table-cell/>
          <table:table-cell office:value-type="float" office:value="45800" calcext:value-type="float">
            <text:p>45800</text:p>
          </table:table-cell>
          <table:table-cell office:value-type="float" office:value="0.999999329114389" calcext:value-type="float">
            <text:p>0.9999993291</text:p>
          </table:table-cell>
          <table:table-cell office:value-type="float" office:value="0.0203810851757691" calcext:value-type="float">
            <text:p>0.0203810852</text:p>
          </table:table-cell>
          <table:table-cell office:value-type="float" office:value="0.979618859227556" calcext:value-type="float">
            <text:p>0.9796188592</text:p>
          </table:table-cell>
        </table:table-row>
        <table:table-row table:style-name="ro1">
          <table:table-cell/>
          <table:table-cell office:value-type="float" office:value="35828.3382479174" calcext:value-type="float">
            <text:p>35828.3382479174</text:p>
          </table:table-cell>
          <table:table-cell office:value-type="float" office:value="0.999997595083616" calcext:value-type="float">
            <text:p>0.9999975951</text:p>
          </table:table-cell>
          <table:table-cell office:value-type="float" office:value="0.569797444650767" calcext:value-type="float">
            <text:p>0.5697974447</text:p>
          </table:table-cell>
          <table:table-cell office:value-type="float" office:value="0.430190467246343" calcext:value-type="float">
            <text:p>0.4301904672</text:p>
          </table:table-cell>
          <table:table-cell/>
          <table:table-cell office:value-type="float" office:value="45900" calcext:value-type="float">
            <text:p>45900</text:p>
          </table:table-cell>
          <table:table-cell office:value-type="float" office:value="0.999999336267786" calcext:value-type="float">
            <text:p>0.9999993363</text:p>
          </table:table-cell>
          <table:table-cell office:value-type="float" office:value="0.0197276726377813" calcext:value-type="float">
            <text:p>0.0197276726</text:p>
          </table:table-cell>
          <table:table-cell office:value-type="float" office:value="0.980272274443731" calcext:value-type="float">
            <text:p>0.9802722744</text:p>
          </table:table-cell>
        </table:table-row>
        <table:table-row table:style-name="ro1">
          <table:table-cell/>
          <table:table-cell office:value-type="float" office:value="35891.1341324602" calcext:value-type="float">
            <text:p>35891.1341324602</text:p>
          </table:table-cell>
          <table:table-cell office:value-type="float" office:value="0.99999761801479" calcext:value-type="float">
            <text:p>0.999997618</text:p>
          </table:table-cell>
          <table:table-cell office:value-type="float" office:value="0.561762187764021" calcext:value-type="float">
            <text:p>0.5617621878</text:p>
          </table:table-cell>
          <table:table-cell office:value-type="float" office:value="0.438226081503787" calcext:value-type="float">
            <text:p>0.4382260815</text:p>
          </table:table-cell>
          <table:table-cell/>
          <table:table-cell office:value-type="float" office:value="46000" calcext:value-type="float">
            <text:p>46000</text:p>
          </table:table-cell>
          <table:table-cell office:value-type="float" office:value="0.999999343320154" calcext:value-type="float">
            <text:p>0.9999993433</text:p>
          </table:table-cell>
          <table:table-cell office:value-type="float" office:value="0.0190973411736616" calcext:value-type="float">
            <text:p>0.0190973412</text:p>
          </table:table-cell>
          <table:table-cell office:value-type="float" office:value="0.980902608448173" calcext:value-type="float">
            <text:p>0.9809026084</text:p>
          </table:table-cell>
        </table:table-row>
        <table:table-row table:style-name="ro1">
          <table:table-cell/>
          <table:table-cell office:value-type="float" office:value="35953.883816211" calcext:value-type="float">
            <text:p>35953.883816211</text:p>
          </table:table-cell>
          <table:table-cell office:value-type="float" office:value="0.999997640636691" calcext:value-type="float">
            <text:p>0.9999976406</text:p>
          </table:table-cell>
          <table:table-cell office:value-type="float" office:value="0.553728026288802" calcext:value-type="float">
            <text:p>0.5537280263</text:p>
          </table:table-cell>
          <table:table-cell office:value-type="float" office:value="0.44626059135442" calcext:value-type="float">
            <text:p>0.4462605914</text:p>
          </table:table-cell>
          <table:table-cell/>
          <table:table-cell office:value-type="float" office:value="46100" calcext:value-type="float">
            <text:p>46100</text:p>
          </table:table-cell>
          <table:table-cell office:value-type="float" office:value="0.999999350273204" calcext:value-type="float">
            <text:p>0.9999993503</text:p>
          </table:table-cell>
          <table:table-cell office:value-type="float" office:value="0.0184892171421792" calcext:value-type="float">
            <text:p>0.0184892171</text:p>
          </table:table-cell>
          <table:table-cell office:value-type="float" office:value="0.981510734889609" calcext:value-type="float">
            <text:p>0.9815107349</text:p>
          </table:table-cell>
        </table:table-row>
        <table:table-row table:style-name="ro1">
          <table:table-cell/>
          <table:table-cell office:value-type="float" office:value="36016.5932484311" calcext:value-type="float">
            <text:p>36016.5932484311</text:p>
          </table:table-cell>
          <table:table-cell office:value-type="float" office:value="0.999997662957311" calcext:value-type="float">
            <text:p>0.999997663</text:p>
          </table:table-cell>
          <table:table-cell office:value-type="float" office:value="0.545698390224598" calcext:value-type="float">
            <text:p>0.5456983902</text:p>
          </table:table-cell>
          <table:table-cell office:value-type="float" office:value="0.454290566990869" calcext:value-type="float">
            <text:p>0.454290567</text:p>
          </table:table-cell>
          <table:table-cell/>
          <table:table-cell office:value-type="float" office:value="46200" calcext:value-type="float">
            <text:p>46200</text:p>
          </table:table-cell>
          <table:table-cell office:value-type="float" office:value="0.999999357128617" calcext:value-type="float">
            <text:p>0.9999993571</text:p>
          </table:table-cell>
          <table:table-cell office:value-type="float" office:value="0.0179024612485244" calcext:value-type="float">
            <text:p>0.0179024612</text:p>
          </table:table-cell>
          <table:table-cell office:value-type="float" office:value="0.982097493069925" calcext:value-type="float">
            <text:p>0.9820974931</text:p>
          </table:table-cell>
        </table:table-row>
        <table:table-row table:style-name="ro1">
          <table:table-cell/>
          <table:table-cell office:value-type="float" office:value="36079.2682431757" calcext:value-type="float">
            <text:p>36079.2682431757</text:p>
          </table:table-cell>
          <table:table-cell office:value-type="float" office:value="0.999997684985004" calcext:value-type="float">
            <text:p>0.999997685</text:p>
          </table:table-cell>
          <table:table-cell office:value-type="float" office:value="0.537676612378979" calcext:value-type="float">
            <text:p>0.5376766124</text:p>
          </table:table-cell>
          <table:table-cell office:value-type="float" office:value="0.462312675796876" calcext:value-type="float">
            <text:p>0.4623126758</text:p>
          </table:table-cell>
          <table:table-cell/>
          <table:table-cell office:value-type="float" office:value="46300" calcext:value-type="float">
            <text:p>46300</text:p>
          </table:table-cell>
          <table:table-cell office:value-type="float" office:value="0.999999363887978" calcext:value-type="float">
            <text:p>0.9999993639</text:p>
          </table:table-cell>
          <table:table-cell office:value-type="float" office:value="0.0173362689127034" calcext:value-type="float">
            <text:p>0.0173362689</text:p>
          </table:table-cell>
          <table:table-cell office:value-type="float" office:value="0.982663687575778" calcext:value-type="float">
            <text:p>0.9826636876</text:p>
          </table:table-cell>
        </table:table-row>
        <table:table-row table:style-name="ro1">
          <table:table-cell/>
          <table:table-cell office:value-type="float" office:value="36141.9147041396" calcext:value-type="float">
            <text:p>36141.9147041396</text:p>
          </table:table-cell>
          <table:table-cell office:value-type="float" office:value="0.999997706727026" calcext:value-type="float">
            <text:p>0.9999977067</text:p>
          </table:table-cell>
          <table:table-cell office:value-type="float" office:value="0.529666059703209" calcext:value-type="float">
            <text:p>0.5296660597</text:p>
          </table:table-cell>
          <table:table-cell office:value-type="float" office:value="0.470323551002477" calcext:value-type="float">
            <text:p>0.470323551</text:p>
          </table:table-cell>
          <table:table-cell/>
          <table:table-cell office:value-type="float" office:value="46400" calcext:value-type="float">
            <text:p>46400</text:p>
          </table:table-cell>
          <table:table-cell office:value-type="float" office:value="0.999999370553032" calcext:value-type="float">
            <text:p>0.9999993706</text:p>
          </table:table-cell>
          <table:table-cell office:value-type="float" office:value="0.0167898620897562" calcext:value-type="float">
            <text:p>0.0167898621</text:p>
          </table:table-cell>
          <table:table-cell office:value-type="float" office:value="0.98321009645844" calcext:value-type="float">
            <text:p>0.9832100965</text:p>
          </table:table-cell>
        </table:table-row>
        <table:table-row table:style-name="ro1">
          <table:table-cell/>
          <table:table-cell office:value-type="float" office:value="36204.5383552096" calcext:value-type="float">
            <text:p>36204.5383552096</text:p>
          </table:table-cell>
          <table:table-cell office:value-type="float" office:value="0.999997728191203" calcext:value-type="float">
            <text:p>0.9999977282</text:p>
          </table:table-cell>
          <table:table-cell office:value-type="float" office:value="0.521669976791112" calcext:value-type="float">
            <text:p>0.5216699768</text:p>
          </table:table-cell>
          <table:table-cell office:value-type="float" office:value="0.478319948195922" calcext:value-type="float">
            <text:p>0.4783199482</text:p>
          </table:table-cell>
          <table:table-cell/>
          <table:table-cell office:value-type="float" office:value="46500" calcext:value-type="float">
            <text:p>46500</text:p>
          </table:table-cell>
          <table:table-cell office:value-type="float" office:value="0.999999377125239" calcext:value-type="float">
            <text:p>0.9999993771</text:p>
          </table:table-cell>
          <table:table-cell office:value-type="float" office:value="0.0162625000377044" calcext:value-type="float">
            <text:p>0.0162625</text:p>
          </table:table-cell>
          <table:table-cell office:value-type="float" office:value="0.98373746046581" calcext:value-type="float">
            <text:p>0.9837374605</text:p>
          </table:table-cell>
        </table:table-row>
        <table:table-row table:style-name="ro1">
          <table:table-cell/>
          <table:table-cell office:value-type="float" office:value="36267.1449988913" calcext:value-type="float">
            <text:p>36267.1449988913</text:p>
          </table:table-cell>
          <table:table-cell office:value-type="float" office:value="0.999997749384296" calcext:value-type="float">
            <text:p>0.9999977494</text:p>
          </table:table-cell>
          <table:table-cell office:value-type="float" office:value="0.513691636463023" calcext:value-type="float">
            <text:p>0.5136916365</text:p>
          </table:table-cell>
          <table:table-cell office:value-type="float" office:value="0.486298594729641" calcext:value-type="float">
            <text:p>0.4862985947</text:p>
          </table:table-cell>
          <table:table-cell/>
          <table:table-cell office:value-type="float" office:value="46600" calcext:value-type="float">
            <text:p>46600</text:p>
          </table:table-cell>
          <table:table-cell office:value-type="float" office:value="0.999999383606222" calcext:value-type="float">
            <text:p>0.9999993836</text:p>
          </table:table-cell>
          <table:table-cell office:value-type="float" office:value="0.0157534662203538" calcext:value-type="float">
            <text:p>0.0157534662</text:p>
          </table:table-cell>
          <table:table-cell office:value-type="float" office:value="0.984246496139695" calcext:value-type="float">
            <text:p>0.9842464961</text:p>
          </table:table-cell>
        </table:table-row>
        <table:table-row table:style-name="ro1">
          <table:table-cell/>
          <table:table-cell office:value-type="float" office:value="36329.7402800435" calcext:value-type="float">
            <text:p>36329.7402800435</text:p>
          </table:table-cell>
          <table:table-cell office:value-type="float" office:value="0.999997770313431" calcext:value-type="float">
            <text:p>0.9999977703</text:p>
          </table:table-cell>
          <table:table-cell office:value-type="float" office:value="0.505734202900311" calcext:value-type="float">
            <text:p>0.5057342029</text:p>
          </table:table-cell>
          <table:table-cell office:value-type="float" office:value="0.494256326594733" calcext:value-type="float">
            <text:p>0.4942563266</text:p>
          </table:table-cell>
          <table:table-cell/>
          <table:table-cell office:value-type="float" office:value="46700" calcext:value-type="float">
            <text:p>46700</text:p>
          </table:table-cell>
          <table:table-cell office:value-type="float" office:value="0.999999389997506" calcext:value-type="float">
            <text:p>0.99999939</text:p>
          </table:table-cell>
          <table:table-cell office:value-type="float" office:value="0.0152620739189523" calcext:value-type="float">
            <text:p>0.0152620739</text:p>
          </table:table-cell>
          <table:table-cell office:value-type="float" office:value="0.984737890204135" calcext:value-type="float">
            <text:p>0.9847378902</text:p>
          </table:table-cell>
        </table:table-row>
        <table:table-row table:style-name="ro1">
          <table:table-cell/>
          <table:table-cell office:value-type="float" office:value="36392.3298127859" calcext:value-type="float">
            <text:p>36392.3298127859</text:p>
          </table:table-cell>
          <table:table-cell office:value-type="float" office:value="0.999997790985294" calcext:value-type="float">
            <text:p>0.999997791</text:p>
          </table:table-cell>
          <table:table-cell office:value-type="float" office:value="0.497800805718075" calcext:value-type="float">
            <text:p>0.4978008057</text:p>
          </table:table-cell>
          <table:table-cell office:value-type="float" office:value="0.502190014343425" calcext:value-type="float">
            <text:p>0.5021900143</text:p>
          </table:table-cell>
          <table:table-cell/>
          <table:table-cell office:value-type="float" office:value="46800" calcext:value-type="float">
            <text:p>46800</text:p>
          </table:table-cell>
          <table:table-cell office:value-type="float" office:value="0.999999396300592" calcext:value-type="float">
            <text:p>0.9999993963</text:p>
          </table:table-cell>
          <table:table-cell office:value-type="float" office:value="0.0147876634099845" calcext:value-type="float">
            <text:p>0.0147876634</text:p>
          </table:table-cell>
          <table:table-cell office:value-type="float" office:value="0.985212302387638" calcext:value-type="float">
            <text:p>0.9852123024</text:p>
          </table:table-cell>
        </table:table-row>
        <table:table-row table:style-name="ro1">
          <table:table-cell/>
          <table:table-cell office:value-type="float" office:value="36454.9191754273" calcext:value-type="float">
            <text:p>36454.9191754273</text:p>
          </table:table-cell>
          <table:table-cell office:value-type="float" office:value="0.999997811406147" calcext:value-type="float">
            <text:p>0.9999978114</text:p>
          </table:table-cell>
          <table:table-cell office:value-type="float" office:value="0.48989453727439" calcext:value-type="float">
            <text:p>0.4898945373</text:p>
          </table:table-cell>
          <table:table-cell office:value-type="float" office:value="0.510096565780167" calcext:value-type="float">
            <text:p>0.5100965658</text:p>
          </table:table-cell>
          <table:table-cell/>
          <table:table-cell office:value-type="float" office:value="46900" calcext:value-type="float">
            <text:p>46900</text:p>
          </table:table-cell>
          <table:table-cell office:value-type="float" office:value="0.999999402516892" calcext:value-type="float">
            <text:p>0.9999994025</text:p>
          </table:table-cell>
          <table:table-cell office:value-type="float" office:value="0.0143296022807342" calcext:value-type="float">
            <text:p>0.0143296023</text:p>
          </table:table-cell>
          <table:table-cell office:value-type="float" office:value="0.985670365107625" calcext:value-type="float">
            <text:p>0.9856703651</text:p>
          </table:table-cell>
        </table:table-row>
        <table:table-row table:style-name="ro1">
          <table:table-cell/>
          <table:table-cell office:value-type="float" office:value="36517.5137742799" calcext:value-type="float">
            <text:p>36517.5137742799</text:p>
          </table:table-cell>
          <table:table-cell office:value-type="float" office:value="0.999997831582603" calcext:value-type="float">
            <text:p>0.9999978316</text:p>
          </table:table-cell>
          <table:table-cell office:value-type="float" office:value="0.482018374433736" calcext:value-type="float">
            <text:p>0.4820183744</text:p>
          </table:table-cell>
          <table:table-cell office:value-type="float" office:value="0.51797300420277" calcext:value-type="float">
            <text:p>0.5179730042</text:p>
          </table:table-cell>
          <table:table-cell/>
          <table:table-cell office:value-type="float" office:value="47000" calcext:value-type="float">
            <text:p>47000</text:p>
          </table:table-cell>
          <table:table-cell office:value-type="float" office:value="0.99999940864791" calcext:value-type="float">
            <text:p>0.9999994086</text:p>
          </table:table-cell>
          <table:table-cell office:value-type="float" office:value="0.0138872801367019" calcext:value-type="float">
            <text:p>0.0138872801</text:p>
          </table:table-cell>
          <table:table-cell office:value-type="float" office:value="0.986112688763051" calcext:value-type="float">
            <text:p>0.9861126888</text:p>
          </table:table-cell>
        </table:table-row>
        <table:table-row table:style-name="ro1">
          <table:table-cell/>
          <table:table-cell office:value-type="float" office:value="36580.1190690529" calcext:value-type="float">
            <text:p>36580.1190690529</text:p>
          </table:table-cell>
          <table:table-cell office:value-type="float" office:value="0.999997851520289" calcext:value-type="float">
            <text:p>0.9999978515</text:p>
          </table:table-cell>
          <table:table-cell office:value-type="float" office:value="0.474175309038861" calcext:value-type="float">
            <text:p>0.474175309</text:p>
          </table:table-cell>
          <table:table-cell office:value-type="float" office:value="0.525816337923005" calcext:value-type="float">
            <text:p>0.5258163379</text:p>
          </table:table-cell>
          <table:table-cell/>
          <table:table-cell office:value-type="float" office:value="47100" calcext:value-type="float">
            <text:p>47100</text:p>
          </table:table-cell>
          <table:table-cell office:value-type="float" office:value="0.999999414695061" calcext:value-type="float">
            <text:p>0.9999994147</text:p>
          </table:table-cell>
          <table:table-cell office:value-type="float" office:value="0.0134601119655404" calcext:value-type="float">
            <text:p>0.013460112</text:p>
          </table:table-cell>
          <table:table-cell office:value-type="float" office:value="0.986539858370463" calcext:value-type="float">
            <text:p>0.9865398584</text:p>
          </table:table-cell>
        </table:table-row>
        <table:table-row table:style-name="ro1">
          <table:table-cell/>
          <table:table-cell office:value-type="float" office:value="36642.7403386346" calcext:value-type="float">
            <text:p>36642.7403386346</text:p>
          </table:table-cell>
          <table:table-cell office:value-type="float" office:value="0.999997871225192" calcext:value-type="float">
            <text:p>0.9999978712</text:p>
          </table:table-cell>
          <table:table-cell office:value-type="float" office:value="0.466368213174178" calcext:value-type="float">
            <text:p>0.4663682132</text:p>
          </table:table-cell>
          <table:table-cell office:value-type="float" office:value="0.533623695010979" calcext:value-type="float">
            <text:p>0.533623695</text:p>
          </table:table-cell>
          <table:table-cell/>
          <table:table-cell office:value-type="float" office:value="47200" calcext:value-type="float">
            <text:p>47200</text:p>
          </table:table-cell>
          <table:table-cell office:value-type="float" office:value="0.999999420659679" calcext:value-type="float">
            <text:p>0.9999994207</text:p>
          </table:table-cell>
          <table:table-cell office:value-type="float" office:value="0.0130475369483837" calcext:value-type="float">
            <text:p>0.0130475369</text:p>
          </table:table-cell>
          <table:table-cell office:value-type="float" office:value="0.986952434752688" calcext:value-type="float">
            <text:p>0.9869524348</text:p>
          </table:table-cell>
        </table:table-row>
        <table:table-row table:style-name="ro1">
          <table:table-cell/>
          <table:table-cell office:value-type="float" office:value="36705.38284068" calcext:value-type="float">
            <text:p>36705.38284068</text:p>
          </table:table-cell>
          <table:table-cell office:value-type="float" office:value="0.999997890702715" calcext:value-type="float">
            <text:p>0.9999978907</text:p>
          </table:table-cell>
          <table:table-cell office:value-type="float" office:value="0.458599931531094" calcext:value-type="float">
            <text:p>0.4585999315</text:p>
          </table:table-cell>
          <table:table-cell office:value-type="float" office:value="0.541392230924623" calcext:value-type="float">
            <text:p>0.5413922309</text:p>
          </table:table-cell>
          <table:table-cell/>
          <table:table-cell office:value-type="float" office:value="47300" calcext:value-type="float">
            <text:p>47300</text:p>
          </table:table-cell>
          <table:table-cell office:value-type="float" office:value="0.999999426543131" calcext:value-type="float">
            <text:p>0.9999994265</text:p>
          </table:table-cell>
          <table:table-cell office:value-type="float" office:value="0.0126490149072934" calcext:value-type="float">
            <text:p>0.0126490149</text:p>
          </table:table-cell>
          <table:table-cell office:value-type="float" office:value="0.987350958091411" calcext:value-type="float">
            <text:p>0.9873509581</text:p>
          </table:table-cell>
        </table:table-row>
        <table:table-row table:style-name="ro1">
          <table:table-cell/>
          <table:table-cell office:value-type="float" office:value="36768.0516770086" calcext:value-type="float">
            <text:p>36768.0516770086</text:p>
          </table:table-cell>
          <table:table-cell office:value-type="float" office:value="0.999997909958426" calcext:value-type="float">
            <text:p>0.99999791</text:p>
          </table:table-cell>
          <table:table-cell office:value-type="float" office:value="0.450873204396564" calcext:value-type="float">
            <text:p>0.4508732044</text:p>
          </table:table-cell>
          <table:table-cell office:value-type="float" office:value="0.549119205525346" calcext:value-type="float">
            <text:p>0.5491192055</text:p>
          </table:table-cell>
          <table:table-cell/>
          <table:table-cell office:value-type="float" office:value="47400" calcext:value-type="float">
            <text:p>47400</text:p>
          </table:table-cell>
          <table:table-cell office:value-type="float" office:value="0.999999432346811" calcext:value-type="float">
            <text:p>0.9999994323</text:p>
          </table:table-cell>
          <table:table-cell office:value-type="float" office:value="0.0122640256376063" calcext:value-type="float">
            <text:p>0.0122640256</text:p>
          </table:table-cell>
          <table:table-cell office:value-type="float" office:value="0.987735948594842" calcext:value-type="float">
            <text:p>0.9877359486</text:p>
          </table:table-cell>
        </table:table-row>
        <table:table-row table:style-name="ro1">
          <table:table-cell/>
          <table:table-cell office:value-type="float" office:value="36830.7519198592" calcext:value-type="float">
            <text:p>36830.7519198592</text:p>
          </table:table-cell>
          <table:table-cell office:value-type="float" office:value="0.999997928997334" calcext:value-type="float">
            <text:p>0.999997929</text:p>
          </table:table-cell>
          <table:table-cell office:value-type="float" office:value="0.443190740576052" calcext:value-type="float">
            <text:p>0.4431907406</text:p>
          </table:table-cell>
          <table:table-cell office:value-type="float" office:value="0.556801910151235" calcext:value-type="float">
            <text:p>0.5568019102</text:p>
          </table:table-cell>
          <table:table-cell/>
          <table:table-cell office:value-type="float" office:value="47500" calcext:value-type="float">
            <text:p>47500</text:p>
          </table:table-cell>
          <table:table-cell office:value-type="float" office:value="0.999999438072033" calcext:value-type="float">
            <text:p>0.9999994381</text:p>
          </table:table-cell>
          <table:table-cell office:value-type="float" office:value="0.0118920705196853" calcext:value-type="float">
            <text:p>0.0118920705</text:p>
          </table:table-cell>
          <table:table-cell office:value-type="float" office:value="0.988107904885958" calcext:value-type="float">
            <text:p>0.9881079049</text:p>
          </table:table-cell>
        </table:table-row>
        <table:table-row table:style-name="ro1">
          <table:table-cell/>
          <table:table-cell office:value-type="float" office:value="36893.4884784742" calcext:value-type="float">
            <text:p>36893.4884784742</text:p>
          </table:table-cell>
          <table:table-cell office:value-type="float" office:value="0.999997947824614" calcext:value-type="float">
            <text:p>0.9999979478</text:p>
          </table:table-cell>
          <table:table-cell office:value-type="float" office:value="0.435555141279709" calcext:value-type="float">
            <text:p>0.4355551413</text:p>
          </table:table-cell>
          <table:table-cell office:value-type="float" office:value="0.564437743734833" calcext:value-type="float">
            <text:p>0.5644377437</text:p>
          </table:table-cell>
          <table:table-cell/>
          <table:table-cell office:value-type="float" office:value="47600" calcext:value-type="float">
            <text:p>47600</text:p>
          </table:table-cell>
          <table:table-cell office:value-type="float" office:value="0.999999443720032" calcext:value-type="float">
            <text:p>0.9999994437</text:p>
          </table:table-cell>
          <table:table-cell office:value-type="float" office:value="0.0115326715024215" calcext:value-type="float">
            <text:p>0.0115326715</text:p>
          </table:table-cell>
          <table:table-cell office:value-type="float" office:value="0.988467305019026" calcext:value-type="float">
            <text:p>0.988467305</text:p>
          </table:table-cell>
        </table:table-row>
        <table:table-row table:style-name="ro1">
          <table:table-cell/>
          <table:table-cell office:value-type="float" office:value="36956.2661927845" calcext:value-type="float">
            <text:p>36956.2661927845</text:p>
          </table:table-cell>
          <table:table-cell office:value-type="float" office:value="0.999997966445071" calcext:value-type="float">
            <text:p>0.9999979664</text:p>
          </table:table-cell>
          <table:table-cell office:value-type="float" office:value="0.427968954266158" calcext:value-type="float">
            <text:p>0.4279689543</text:p>
          </table:table-cell>
          <table:table-cell office:value-type="float" office:value="0.572024158656604" calcext:value-type="float">
            <text:p>0.5720241587</text:p>
          </table:table-cell>
          <table:table-cell/>
          <table:table-cell office:value-type="float" office:value="47700" calcext:value-type="float">
            <text:p>47700</text:p>
          </table:table-cell>
          <table:table-cell office:value-type="float" office:value="0.999999449292074" calcext:value-type="float">
            <text:p>0.9999994493</text:p>
          </table:table-cell>
          <table:table-cell office:value-type="float" office:value="0.0111853680188057" calcext:value-type="float">
            <text:p>0.011185368</text:p>
          </table:table-cell>
          <table:table-cell office:value-type="float" office:value="0.98881460956404" calcext:value-type="float">
            <text:p>0.9888146096</text:p>
          </table:table-cell>
        </table:table-row>
        <table:table-row table:style-name="ro1">
          <table:table-cell/>
          <table:table-cell office:value-type="float" office:value="37019.089861068" calcext:value-type="float">
            <text:p>37019.089861068</text:p>
          </table:table-cell>
          <table:table-cell office:value-type="float" office:value="0.999997984862989" calcext:value-type="float">
            <text:p>0.9999979849</text:p>
          </table:table-cell>
          <table:table-cell office:value-type="float" office:value="0.420434689904341" calcext:value-type="float">
            <text:p>0.4204346899</text:p>
          </table:table-cell>
          <table:table-cell office:value-type="float" office:value="0.579558644682489" calcext:value-type="float">
            <text:p>0.5795586447</text:p>
          </table:table-cell>
          <table:table-cell/>
          <table:table-cell office:value-type="float" office:value="47800" calcext:value-type="float">
            <text:p>47800</text:p>
          </table:table-cell>
          <table:table-cell office:value-type="float" office:value="0.999999454789454" calcext:value-type="float">
            <text:p>0.9999994548</text:p>
          </table:table-cell>
          <table:table-cell office:value-type="float" office:value="0.0108497164198398" calcext:value-type="float">
            <text:p>0.0108497164</text:p>
          </table:table-cell>
          <table:table-cell office:value-type="float" office:value="0.989150262172825" calcext:value-type="float">
            <text:p>0.9891502622</text:p>
          </table:table-cell>
        </table:table-row>
        <table:table-row table:style-name="ro1">
          <table:table-cell/>
          <table:table-cell office:value-type="float" office:value="37081.9640453489" calcext:value-type="float">
            <text:p>37081.9640453489</text:p>
          </table:table-cell>
          <table:table-cell office:value-type="float" office:value="0.999998003083166" calcext:value-type="float">
            <text:p>0.9999980031</text:p>
          </table:table-cell>
          <table:table-cell office:value-type="float" office:value="0.412954710549873" calcext:value-type="float">
            <text:p>0.4129547105</text:p>
          </table:table-cell>
          <table:table-cell office:value-type="float" office:value="0.587038839592758" calcext:value-type="float">
            <text:p>0.5870388396</text:p>
          </table:table-cell>
          <table:table-cell/>
          <table:table-cell office:value-type="float" office:value="47900" calcext:value-type="float">
            <text:p>47900</text:p>
          </table:table-cell>
          <table:table-cell office:value-type="float" office:value="0.999999460213339" calcext:value-type="float">
            <text:p>0.9999994602</text:p>
          </table:table-cell>
          <table:table-cell office:value-type="float" office:value="0.0105252923963895" calcext:value-type="float">
            <text:p>0.0105252924</text:p>
          </table:table-cell>
          <table:table-cell office:value-type="float" office:value="0.989474687157178" calcext:value-type="float">
            <text:p>0.9894746872</text:p>
          </table:table-cell>
        </table:table-row>
        <table:table-row table:style-name="ro1">
          <table:table-cell/>
          <table:table-cell office:value-type="float" office:value="37144.8932603115" calcext:value-type="float">
            <text:p>37144.8932603115</text:p>
          </table:table-cell>
          <table:table-cell office:value-type="float" office:value="0.999998021109881" calcext:value-type="float">
            <text:p>0.9999980211</text:p>
          </table:table-cell>
          <table:table-cell office:value-type="float" office:value="0.4055313388808" calcext:value-type="float">
            <text:p>0.4055313389</text:p>
          </table:table-cell>
          <table:table-cell office:value-type="float" office:value="0.594462420841135" calcext:value-type="float">
            <text:p>0.5944624208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float" office:value="0.999999465564926" calcext:value-type="float">
            <text:p>0.9999994656</text:p>
          </table:table-cell>
          <table:table-cell office:value-type="float" office:value="0.0102116870700633" calcext:value-type="float">
            <text:p>0.0102116871</text:p>
          </table:table-cell>
          <table:table-cell office:value-type="float" office:value="0.989788293398014" calcext:value-type="float">
            <text:p>0.9897882934</text:p>
          </table:table-cell>
        </table:table-row>
        <table:table-row table:style-name="ro1">
          <table:table-cell/>
          <table:table-cell office:value-type="float" office:value="37207.8819374073" calcext:value-type="float">
            <text:p>37207.8819374073</text:p>
          </table:table-cell>
          <table:table-cell office:value-type="float" office:value="0.999998038947079" calcext:value-type="float">
            <text:p>0.9999980389</text:p>
          </table:table-cell>
          <table:table-cell office:value-type="float" office:value="0.398166837703072" calcext:value-type="float">
            <text:p>0.3981668377</text:p>
          </table:table-cell>
          <table:table-cell office:value-type="float" office:value="0.601827125750407" calcext:value-type="float">
            <text:p>0.6018271258</text:p>
          </table:table-cell>
          <table:table-cell/>
          <table:table-cell office:value-type="float" office:value="48100" calcext:value-type="float">
            <text:p>48100</text:p>
          </table:table-cell>
          <table:table-cell office:value-type="float" office:value="0.99999947084544" calcext:value-type="float">
            <text:p>0.9999994708</text:p>
          </table:table-cell>
          <table:table-cell office:value-type="float" office:value="0.00990850649452787" calcext:value-type="float">
            <text:p>0.0099085065</text:p>
          </table:table-cell>
          <table:table-cell office:value-type="float" office:value="0.990091474844054" calcext:value-type="float">
            <text:p>0.9900914748</text:p>
          </table:table-cell>
        </table:table-row>
        <table:table-row table:style-name="ro1">
          <table:table-cell/>
          <table:table-cell office:value-type="float" office:value="37270.9343590401" calcext:value-type="float">
            <text:p>37270.9343590401</text:p>
          </table:table-cell>
          <table:table-cell office:value-type="float" office:value="0.999998056598716" calcext:value-type="float">
            <text:p>0.9999980566</text:p>
          </table:table-cell>
          <table:table-cell office:value-type="float" office:value="0.390863372946906" calcext:value-type="float">
            <text:p>0.3908633729</text:p>
          </table:table-cell>
          <table:table-cell office:value-type="float" office:value="0.609130788517746" calcext:value-type="float">
            <text:p>0.6091307885</text:p>
          </table:table-cell>
          <table:table-cell/>
          <table:table-cell office:value-type="float" office:value="48200" calcext:value-type="float">
            <text:p>48200</text:p>
          </table:table-cell>
          <table:table-cell office:value-type="float" office:value="0.999999476055933" calcext:value-type="float">
            <text:p>0.9999994761</text:p>
          </table:table-cell>
          <table:table-cell office:value-type="float" office:value="0.00961537476283343" calcext:value-type="float">
            <text:p>0.0096153748</text:p>
          </table:table-cell>
          <table:table-cell office:value-type="float" office:value="0.990384607404498" calcext:value-type="float">
            <text:p>0.9903846074</text:p>
          </table:table-cell>
        </table:table-row>
        <table:table-row table:style-name="ro1">
          <table:table-cell/>
          <table:table-cell office:value-type="float" office:value="37334.0546877478" calcext:value-type="float">
            <text:p>37334.0546877478</text:p>
          </table:table-cell>
          <table:table-cell office:value-type="float" office:value="0.999998074068591" calcext:value-type="float">
            <text:p>0.9999980741</text:p>
          </table:table-cell>
          <table:table-cell office:value-type="float" office:value="0.383623030758685" calcext:value-type="float">
            <text:p>0.3836230308</text:p>
          </table:table-cell>
          <table:table-cell office:value-type="float" office:value="0.616371323122043" calcext:value-type="float">
            <text:p>0.6163713231</text:p>
          </table:table-cell>
          <table:table-cell/>
          <table:table-cell office:value-type="float" office:value="48300" calcext:value-type="float">
            <text:p>48300</text:p>
          </table:table-cell>
          <table:table-cell office:value-type="float" office:value="0.999999481197635" calcext:value-type="float">
            <text:p>0.9999994812</text:p>
          </table:table-cell>
          <table:table-cell office:value-type="float" office:value="0.00933192685775409" calcext:value-type="float">
            <text:p>0.0093319269</text:p>
          </table:table-cell>
          <table:table-cell office:value-type="float" office:value="0.990668056098711" calcext:value-type="float">
            <text:p>0.9906680561</text:p>
          </table:table-cell>
        </table:table-row>
        <table:table-row table:style-name="ro1">
          <table:table-cell/>
          <table:table-cell office:value-type="float" office:value="37397.246933201" calcext:value-type="float">
            <text:p>37397.246933201</text:p>
          </table:table-cell>
          <table:table-cell office:value-type="float" office:value="0.999998091360512" calcext:value-type="float">
            <text:p>0.9999980914</text:p>
          </table:table-cell>
          <table:table-cell office:value-type="float" office:value="0.376447799286098" calcext:value-type="float">
            <text:p>0.3764477993</text:p>
          </table:table-cell>
          <table:table-cell office:value-type="float" office:value="0.623546741539527" calcext:value-type="float">
            <text:p>0.6235467415</text:p>
          </table:table-cell>
          <table:table-cell/>
          <table:table-cell office:value-type="float" office:value="48400" calcext:value-type="float">
            <text:p>48400</text:p>
          </table:table-cell>
          <table:table-cell office:value-type="float" office:value="0.999999486271608" calcext:value-type="float">
            <text:p>0.9999994863</text:p>
          </table:table-cell>
          <table:table-cell office:value-type="float" office:value="0.00905781453841724" calcext:value-type="float">
            <text:p>0.0090578145</text:p>
          </table:table-cell>
          <table:table-cell office:value-type="float" office:value="0.990942169169583" calcext:value-type="float">
            <text:p>0.9909421692</text:p>
          </table:table-cell>
        </table:table-row>
        <table:table-row table:style-name="ro1">
          <table:table-cell/>
          <table:table-cell office:value-type="float" office:value="37460.5150421228" calcext:value-type="float">
            <text:p>37460.5150421228</text:p>
          </table:table-cell>
          <table:table-cell office:value-type="float" office:value="0.999998108477818" calcext:value-type="float">
            <text:p>0.9999981085</text:p>
          </table:table-cell>
          <table:table-cell office:value-type="float" office:value="0.369339620037062" calcext:value-type="float">
            <text:p>0.36933962</text:p>
          </table:table-cell>
          <table:table-cell office:value-type="float" office:value="0.630655102382791" calcext:value-type="float">
            <text:p>0.6306551024</text:p>
          </table:table-cell>
          <table:table-cell/>
          <table:table-cell office:value-type="float" office:value="48500" calcext:value-type="float">
            <text:p>48500</text:p>
          </table:table-cell>
          <table:table-cell office:value-type="float" office:value="0.999999491278942" calcext:value-type="float">
            <text:p>0.9999994913</text:p>
          </table:table-cell>
          <table:table-cell office:value-type="float" office:value="0.00879270209007346" calcext:value-type="float">
            <text:p>0.0087927021</text:p>
          </table:table-cell>
          <table:table-cell office:value-type="float" office:value="0.991207282333771" calcext:value-type="float">
            <text:p>0.9912072823</text:p>
          </table:table-cell>
        </table:table-row>
        <table:table-row table:style-name="ro1">
          <table:table-cell/>
          <table:table-cell office:value-type="float" office:value="37523.8628035694" calcext:value-type="float">
            <text:p>37523.8628035694</text:p>
          </table:table-cell>
          <table:table-cell office:value-type="float" office:value="0.999998125423865" calcext:value-type="float">
            <text:p>0.9999981254</text:p>
          </table:table-cell>
          <table:table-cell office:value-type="float" office:value="0.36230033467956" calcext:value-type="float">
            <text:p>0.3623003347</text:p>
          </table:table-cell>
          <table:table-cell office:value-type="float" office:value="0.637694564103167" calcext:value-type="float">
            <text:p>0.6376945641</text:p>
          </table:table-cell>
          <table:table-cell/>
          <table:table-cell office:value-type="float" office:value="48600" calcext:value-type="float">
            <text:p>48600</text:p>
          </table:table-cell>
          <table:table-cell office:value-type="float" office:value="0.999999496220707" calcext:value-type="float">
            <text:p>0.9999994962</text:p>
          </table:table-cell>
          <table:table-cell office:value-type="float" office:value="0.00853626671151001" calcext:value-type="float">
            <text:p>0.0085362667</text:p>
          </table:table-cell>
          <table:table-cell office:value-type="float" office:value="0.991463718394297" calcext:value-type="float">
            <text:p>0.9914637184</text:p>
          </table:table-cell>
        </table:table-row>
        <table:table-row table:style-name="ro1">
          <table:table-cell/>
          <table:table-cell office:value-type="float" office:value="37587.293878018" calcext:value-type="float">
            <text:p>37587.293878018</text:p>
          </table:table-cell>
          <table:table-cell office:value-type="float" office:value="0.999998142201875" calcext:value-type="float">
            <text:p>0.9999981422</text:p>
          </table:table-cell>
          <table:table-cell office:value-type="float" office:value="0.355331702010426" calcext:value-type="float">
            <text:p>0.355331702</text:p>
          </table:table-cell>
          <table:table-cell office:value-type="float" office:value="0.64466336802127" calcext:value-type="float">
            <text:p>0.644663368</text:p>
          </table:table-cell>
          <table:table-cell/>
          <table:table-cell office:value-type="float" office:value="48700" calcext:value-type="float">
            <text:p>48700</text:p>
          </table:table-cell>
          <table:table-cell office:value-type="float" office:value="0.999999501097952" calcext:value-type="float">
            <text:p>0.9999995011</text:p>
          </table:table-cell>
          <table:table-cell office:value-type="float" office:value="0.00828819799540381" calcext:value-type="float">
            <text:p>0.008288198</text:p>
          </table:table-cell>
          <table:table-cell office:value-type="float" office:value="0.991711787760194" calcext:value-type="float">
            <text:p>0.9917117878</text:p>
          </table:table-cell>
        </table:table-row>
        <table:table-row table:style-name="ro1">
          <table:table-cell/>
          <table:table-cell office:value-type="float" office:value="37650.8117956153" calcext:value-type="float">
            <text:p>37650.8117956153</text:p>
          </table:table-cell>
          <table:table-cell office:value-type="float" office:value="0.999998158814935" calcext:value-type="float">
            <text:p>0.9999981588</text:p>
          </table:table-cell>
          <table:table-cell office:value-type="float" office:value="0.348435397441214" calcext:value-type="float">
            <text:p>0.3484353974</text:p>
          </table:table-cell>
          <table:table-cell office:value-type="float" office:value="0.651559838841171" calcext:value-type="float">
            <text:p>0.6515598388</text:p>
          </table:table-cell>
          <table:table-cell/>
          <table:table-cell office:value-type="float" office:value="48800" calcext:value-type="float">
            <text:p>48800</text:p>
          </table:table-cell>
          <table:table-cell office:value-type="float" office:value="0.999999505911708" calcext:value-type="float">
            <text:p>0.9999995059</text:p>
          </table:table-cell>
          <table:table-cell office:value-type="float" office:value="0.0080481974299037" calcext:value-type="float">
            <text:p>0.0080481974</text:p>
          </table:table-cell>
          <table:table-cell office:value-type="float" office:value="0.991951788944932" calcext:value-type="float">
            <text:p>0.9919517889</text:p>
          </table:table-cell>
        </table:table-row>
        <table:table-row table:style-name="ro1">
          <table:table-cell/>
          <table:table-cell office:value-type="float" office:value="37714.4199546015" calcext:value-type="float">
            <text:p>37714.4199546015</text:p>
          </table:table-cell>
          <table:table-cell office:value-type="float" office:value="0.999998175266006" calcext:value-type="float">
            <text:p>0.9999981753</text:p>
          </table:table-cell>
          <table:table-cell office:value-type="float" office:value="0.341613012588893" calcext:value-type="float">
            <text:p>0.3416130126</text:p>
          </table:table-cell>
          <table:table-cell office:value-type="float" office:value="0.658382385059746" calcext:value-type="float">
            <text:p>0.6583823851</text:p>
          </table:table-cell>
          <table:table-cell/>
          <table:table-cell office:value-type="float" office:value="48900" calcext:value-type="float">
            <text:p>48900</text:p>
          </table:table-cell>
          <table:table-cell office:value-type="float" office:value="0.999999510663034" calcext:value-type="float">
            <text:p>0.9999995107</text:p>
          </table:table-cell>
          <table:table-cell office:value-type="float" office:value="0.0078159772039472" calcext:value-type="float">
            <text:p>0.0078159772</text:p>
          </table:table-cell>
          <table:table-cell office:value-type="float" office:value="0.99218400976111" calcext:value-type="float">
            <text:p>0.9921840098</text:p>
          </table:table-cell>
        </table:table-row>
        <table:table-row table:style-name="ro1">
          <table:table-cell/>
          <table:table-cell office:value-type="float" office:value="37778.1216199113" calcext:value-type="float">
            <text:p>37778.1216199113</text:p>
          </table:table-cell>
          <table:table-cell office:value-type="float" office:value="0.999998191557921" calcext:value-type="float">
            <text:p>0.9999981916</text:p>
          </table:table-cell>
          <table:table-cell office:value-type="float" office:value="0.33486605497227" calcext:value-type="float">
            <text:p>0.334866055</text:p>
          </table:table-cell>
          <table:table-cell office:value-type="float" office:value="0.665129499270299" calcext:value-type="float">
            <text:p>0.6651294993</text:p>
          </table:table-cell>
          <table:table-cell/>
          <table:table-cell office:value-type="float" office:value="49000" calcext:value-type="float">
            <text:p>49000</text:p>
          </table:table-cell>
          <table:table-cell office:value-type="float" office:value="0.999999515352785" calcext:value-type="float">
            <text:p>0.9999995154</text:p>
          </table:table-cell>
          <table:table-cell office:value-type="float" office:value="0.0075912633321209" calcext:value-type="float">
            <text:p>0.0075912633</text:p>
          </table:table-cell>
          <table:table-cell office:value-type="float" office:value="0.992408724195585" calcext:value-type="float">
            <text:p>0.9924087242</text:p>
          </table:table-cell>
        </table:table-row>
        <table:table-row table:style-name="ro1">
          <table:table-cell/>
          <table:table-cell office:value-type="float" office:value="37841.919921956" calcext:value-type="float">
            <text:p>37841.919921956</text:p>
          </table:table-cell>
          <table:table-cell office:value-type="float" office:value="0.999998207693396" calcext:value-type="float">
            <text:p>0.9999982077</text:p>
          </table:table-cell>
          <table:table-cell office:value-type="float" office:value="0.328195947814971" calcext:value-type="float">
            <text:p>0.3281959478</text:p>
          </table:table-cell>
          <table:table-cell office:value-type="float" office:value="0.671799758359614" calcext:value-type="float">
            <text:p>0.6717997584</text:p>
          </table:table-cell>
          <table:table-cell/>
          <table:table-cell office:value-type="float" office:value="49100" calcext:value-type="float">
            <text:p>49100</text:p>
          </table:table-cell>
          <table:table-cell office:value-type="float" office:value="0.999999519982074" calcext:value-type="float">
            <text:p>0.99999952</text:p>
          </table:table-cell>
          <table:table-cell office:value-type="float" office:value="0.00737378804843358" calcext:value-type="float">
            <text:p>0.007373788</text:p>
          </table:table-cell>
          <table:table-cell office:value-type="float" office:value="0.992626200015731" calcext:value-type="float">
            <text:p>0.9926262</text:p>
          </table:table-cell>
        </table:table-row>
        <table:table-row table:style-name="ro1">
          <table:table-cell/>
          <table:table-cell office:value-type="float" office:value="37905.8178555866" calcext:value-type="float">
            <text:p>37905.8178555866</text:p>
          </table:table-cell>
          <table:table-cell office:value-type="float" office:value="0.999998223675029" calcext:value-type="float">
            <text:p>0.9999982237</text:p>
          </table:table-cell>
          <table:table-cell office:value-type="float" office:value="0.321604029955743" calcext:value-type="float">
            <text:p>0.32160403</text:p>
          </table:table-cell>
          <table:table-cell office:value-type="float" office:value="0.678391823597689" calcext:value-type="float">
            <text:p>0.6783918236</text:p>
          </table:table-cell>
          <table:table-cell/>
          <table:table-cell office:value-type="float" office:value="49200" calcext:value-type="float">
            <text:p>49200</text:p>
          </table:table-cell>
          <table:table-cell office:value-type="float" office:value="0.999999524551811" calcext:value-type="float">
            <text:p>0.9999995246</text:p>
          </table:table-cell>
          <table:table-cell office:value-type="float" office:value="0.00716329655133308" calcext:value-type="float">
            <text:p>0.0071632966</text:p>
          </table:table-cell>
          <table:table-cell office:value-type="float" office:value="0.9928366920244" calcext:value-type="float">
            <text:p>0.992836692</text:p>
          </table:table-cell>
        </table:table-row>
        <table:table-row table:style-name="ro1">
          <table:table-cell/>
          <table:table-cell office:value-type="float" office:value="37969.8182510563" calcext:value-type="float">
            <text:p>37969.8182510563</text:p>
          </table:table-cell>
          <table:table-cell office:value-type="float" office:value="0.999998239505454" calcext:value-type="float">
            <text:p>0.9999982395</text:p>
          </table:table-cell>
          <table:table-cell office:value-type="float" office:value="0.315091540120429" calcext:value-type="float">
            <text:p>0.3150915401</text:p>
          </table:table-cell>
          <table:table-cell office:value-type="float" office:value="0.684904456366307" calcext:value-type="float">
            <text:p>0.6849044564</text:p>
          </table:table-cell>
          <table:table-cell/>
          <table:table-cell office:value-type="float" office:value="49300" calcext:value-type="float">
            <text:p>49300</text:p>
          </table:table-cell>
          <table:table-cell office:value-type="float" office:value="0.999999529062894" calcext:value-type="float">
            <text:p>0.9999995291</text:p>
          </table:table-cell>
          <table:table-cell office:value-type="float" office:value="0.00695954364712827" calcext:value-type="float">
            <text:p>0.0069595436</text:p>
          </table:table-cell>
          <table:table-cell office:value-type="float" office:value="0.993040445416514" calcext:value-type="float">
            <text:p>0.9930404454</text:p>
          </table:table-cell>
        </table:table-row>
        <table:table-row table:style-name="ro1">
          <table:table-cell/>
          <table:table-cell office:value-type="float" office:value="38033.9239142843" calcext:value-type="float">
            <text:p>38033.9239142843</text:p>
          </table:table-cell>
          <table:table-cell office:value-type="float" office:value="0.999998255186616" calcext:value-type="float">
            <text:p>0.9999982552</text:p>
          </table:table-cell>
          <table:table-cell office:value-type="float" office:value="0.308659695780041" calcext:value-type="float">
            <text:p>0.3086596958</text:p>
          </table:table-cell>
          <table:table-cell office:value-type="float" office:value="0.691336439298398" calcext:value-type="float">
            <text:p>0.6913364393</text:p>
          </table:table-cell>
          <table:table-cell/>
          <table:table-cell office:value-type="float" office:value="49400" calcext:value-type="float">
            <text:p>49400</text:p>
          </table:table-cell>
          <table:table-cell office:value-type="float" office:value="0.999999533516332" calcext:value-type="float">
            <text:p>0.9999995335</text:p>
          </table:table-cell>
          <table:table-cell office:value-type="float" office:value="0.00676229153551801" calcext:value-type="float">
            <text:p>0.0067622915</text:p>
          </table:table-cell>
          <table:table-cell office:value-type="float" office:value="0.993237697993548" calcext:value-type="float">
            <text:p>0.993237698</text:p>
          </table:table-cell>
        </table:table-row>
        <table:table-row table:style-name="ro1">
          <table:table-cell/>
          <table:table-cell office:value-type="float" office:value="38098.13734452" calcext:value-type="float">
            <text:p>38098.13734452</text:p>
          </table:table-cell>
          <table:table-cell office:value-type="float" office:value="0.999998270721227" calcext:value-type="float">
            <text:p>0.9999982707</text:p>
          </table:table-cell>
          <table:table-cell office:value-type="float" office:value="0.302309535923417" calcext:value-type="float">
            <text:p>0.3023095359</text:p>
          </table:table-cell>
          <table:table-cell office:value-type="float" office:value="0.697686733510595" calcext:value-type="float">
            <text:p>0.6976867335</text:p>
          </table:table-cell>
          <table:table-cell/>
          <table:table-cell office:value-type="float" office:value="49500" calcext:value-type="float">
            <text:p>49500</text:p>
          </table:table-cell>
          <table:table-cell office:value-type="float" office:value="0.999999537912944" calcext:value-type="float">
            <text:p>0.9999995379</text:p>
          </table:table-cell>
          <table:table-cell office:value-type="float" office:value="0.00657131387567517" calcext:value-type="float">
            <text:p>0.0065713139</text:p>
          </table:table-cell>
          <table:table-cell office:value-type="float" office:value="0.993428676097432" calcext:value-type="float">
            <text:p>0.9934286761</text:p>
          </table:table-cell>
        </table:table-row>
        <table:table-row table:style-name="ro1">
          <table:table-cell/>
          <table:table-cell office:value-type="float" office:value="38162.4610159134" calcext:value-type="float">
            <text:p>38162.4610159134</text:p>
          </table:table-cell>
          <table:table-cell office:value-type="float" office:value="0.99999828611132" calcext:value-type="float">
            <text:p>0.9999982861</text:p>
          </table:table-cell>
          <table:table-cell office:value-type="float" office:value="0.296042078864237" calcext:value-type="float">
            <text:p>0.2960420789</text:p>
          </table:table-cell>
          <table:table-cell office:value-type="float" office:value="0.70395432079105" calcext:value-type="float">
            <text:p>0.7039543208</text:p>
          </table:table-cell>
          <table:table-cell/>
          <table:table-cell office:value-type="float" office:value="49600" calcext:value-type="float">
            <text:p>49600</text:p>
          </table:table-cell>
          <table:table-cell office:value-type="float" office:value="0.999999542253622" calcext:value-type="float">
            <text:p>0.9999995423</text:p>
          </table:table-cell>
          <table:table-cell office:value-type="float" office:value="0.00638639160604989" calcext:value-type="float">
            <text:p>0.0063863916</text:p>
          </table:table-cell>
          <table:table-cell office:value-type="float" office:value="0.993613598790768" calcext:value-type="float">
            <text:p>0.9936135988</text:p>
          </table:table-cell>
        </table:table-row>
        <table:table-row table:style-name="ro1">
          <table:table-cell/>
          <table:table-cell office:value-type="float" office:value="38226.897263443" calcext:value-type="float">
            <text:p>38226.897263443</text:p>
          </table:table-cell>
          <table:table-cell office:value-type="float" office:value="0.999998301358839" calcext:value-type="float">
            <text:p>0.9999983014</text:p>
          </table:table-cell>
          <table:table-cell office:value-type="float" office:value="0.289858258937712" calcext:value-type="float">
            <text:p>0.2898582589</text:p>
          </table:table-cell>
          <table:table-cell office:value-type="float" office:value="0.710138266904901" calcext:value-type="float">
            <text:p>0.7101382669</text:p>
          </table:table-cell>
          <table:table-cell/>
          <table:table-cell office:value-type="float" office:value="49700" calcext:value-type="float">
            <text:p>49700</text:p>
          </table:table-cell>
          <table:table-cell office:value-type="float" office:value="0.999999546539323" calcext:value-type="float">
            <text:p>0.9999995465</text:p>
          </table:table-cell>
          <table:table-cell office:value-type="float" office:value="0.00620731279208198" calcext:value-type="float">
            <text:p>0.0062073128</text:p>
          </table:table-cell>
          <table:table-cell office:value-type="float" office:value="0.993792678009113" calcext:value-type="float">
            <text:p>0.993792678</text:p>
          </table:table-cell>
        </table:table-row>
        <table:table-row table:style-name="ro1">
          <table:table-cell/>
          <table:table-cell office:value-type="float" office:value="38291.4482296913" calcext:value-type="float">
            <text:p>38291.4482296913</text:p>
          </table:table-cell>
          <table:table-cell office:value-type="float" office:value="0.999998316465917" calcext:value-type="float">
            <text:p>0.9999983165</text:p>
          </table:table-cell>
          <table:table-cell office:value-type="float" office:value="0.283758897485457" calcext:value-type="float">
            <text:p>0.2837588975</text:p>
          </table:table-cell>
          <table:table-cell office:value-type="float" office:value="0.71623775061029" calcext:value-type="float">
            <text:p>0.7162377506</text:p>
          </table:table-cell>
          <table:table-cell/>
          <table:table-cell office:value-type="float" office:value="49800" calcext:value-type="float">
            <text:p>49800</text:p>
          </table:table-cell>
          <table:table-cell office:value-type="float" office:value="0.99999955077082" calcext:value-type="float">
            <text:p>0.9999995508</text:p>
          </table:table-cell>
          <table:table-cell office:value-type="float" office:value="0.00603387570533655" calcext:value-type="float">
            <text:p>0.0060338757</text:p>
          </table:table-cell>
          <table:table-cell office:value-type="float" office:value="0.993966115481843" calcext:value-type="float">
            <text:p>0.9939661155</text:p>
          </table:table-cell>
        </table:table-row>
        <table:table-row table:style-name="ro1">
          <table:table-cell/>
          <table:table-cell office:value-type="float" office:value="38356.1159472616" calcext:value-type="float">
            <text:p>38356.1159472616</text:p>
          </table:table-cell>
          <table:table-cell office:value-type="float" office:value="0.999998331434458" calcext:value-type="float">
            <text:p>0.9999983314</text:p>
          </table:table-cell>
          <table:table-cell office:value-type="float" office:value="0.277744749238411" calcext:value-type="float">
            <text:p>0.2777447492</text:p>
          </table:table-cell>
          <table:table-cell office:value-type="float" office:value="0.722252017274035" calcext:value-type="float">
            <text:p>0.7222520173</text:p>
          </table:table-cell>
          <table:table-cell/>
          <table:table-cell office:value-type="float" office:value="49900" calcext:value-type="float">
            <text:p>49900</text:p>
          </table:table-cell>
          <table:table-cell office:value-type="float" office:value="0.999999554948998" calcext:value-type="float">
            <text:p>0.9999995549</text:p>
          </table:table-cell>
          <table:table-cell office:value-type="float" office:value="0.00586588450750486" calcext:value-type="float">
            <text:p>0.0058658845</text:p>
          </table:table-cell>
          <table:table-cell office:value-type="float" office:value="0.994134107048162" calcext:value-type="float">
            <text:p>0.994134107</text:p>
          </table:table-cell>
        </table:table-row>
        <table:table-row table:style-name="ro1">
          <table:table-cell/>
          <table:table-cell office:value-type="float" office:value="38420.9023376553" calcext:value-type="float">
            <text:p>38420.9023376553</text:p>
          </table:table-cell>
          <table:table-cell office:value-type="float" office:value="0.999998346266147" calcext:value-type="float">
            <text:p>0.9999983463</text:p>
          </table:table-cell>
          <table:table-cell office:value-type="float" office:value="0.271816502100174" calcext:value-type="float">
            <text:p>0.2718165021</text:p>
          </table:table-cell>
          <table:table-cell office:value-type="float" office:value="0.728180379088376" calcext:value-type="float">
            <text:p>0.728180379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0.999999559074643" calcext:value-type="float">
            <text:p>0.9999995591</text:p>
          </table:table-cell>
          <table:table-cell office:value-type="float" office:value="0.00570315173434357" calcext:value-type="float">
            <text:p>0.0057031517</text:p>
          </table:table-cell>
          <table:table-cell office:value-type="float" office:value="0.994296840173162" calcext:value-type="float">
            <text:p>0.9942968402</text:p>
          </table:table-cell>
        </table:table-row>
        <table:table-row table:style-name="ro1">
          <table:table-cell/>
          <table:table-cell office:value-type="float" office:value="38485.80913333" calcext:value-type="float">
            <text:p>38485.80913333</text:p>
          </table:table-cell>
          <table:table-cell office:value-type="float" office:value="0.999998360962861" calcext:value-type="float">
            <text:p>0.999998361</text:p>
          </table:table-cell>
          <table:table-cell office:value-type="float" office:value="0.265974734499278" calcext:value-type="float">
            <text:p>0.2659747345</text:p>
          </table:table-cell>
          <table:table-cell office:value-type="float" office:value="0.734022257719976" calcext:value-type="float">
            <text:p>0.7340222577</text:p>
          </table:table-cell>
          <table:table-cell/>
          <table:table-cell office:value-type="float" office:value="50100" calcext:value-type="float">
            <text:p>50100</text:p>
          </table:table-cell>
          <table:table-cell office:value-type="float" office:value="0.999999563148608" calcext:value-type="float">
            <text:p>0.9999995631</text:p>
          </table:table-cell>
          <table:table-cell office:value-type="float" office:value="0.00554549588111756" calcext:value-type="float">
            <text:p>0.0055454959</text:p>
          </table:table-cell>
          <table:table-cell office:value-type="float" office:value="0.994454496362383" calcext:value-type="float">
            <text:p>0.9944544964</text:p>
          </table:table-cell>
        </table:table-row>
        <table:table-row table:style-name="ro1">
          <table:table-cell/>
          <table:table-cell office:value-type="float" office:value="38550.8379578187" calcext:value-type="float">
            <text:p>38550.8379578187</text:p>
          </table:table-cell>
          <table:table-cell office:value-type="float" office:value="0.999998375526262" calcext:value-type="float">
            <text:p>0.9999983755</text:p>
          </table:table-cell>
          <table:table-cell office:value-type="float" office:value="0.260219960306054" calcext:value-type="float">
            <text:p>0.2602199603</text:p>
          </table:table-cell>
          <table:table-cell office:value-type="float" office:value="0.739777139391771" calcext:value-type="float">
            <text:p>0.7397771394</text:p>
          </table:table-cell>
          <table:table-cell/>
          <table:table-cell office:value-type="float" office:value="50200" calcext:value-type="float">
            <text:p>50200</text:p>
          </table:table-cell>
          <table:table-cell office:value-type="float" office:value="0.99999956717165" calcext:value-type="float">
            <text:p>0.9999995672</text:p>
          </table:table-cell>
          <table:table-cell office:value-type="float" office:value="0.00539274318631716" calcext:value-type="float">
            <text:p>0.0053927432</text:p>
          </table:table-cell>
          <table:table-cell office:value-type="float" office:value="0.994607249378099" calcext:value-type="float">
            <text:p>0.9946072494</text:p>
          </table:table-cell>
        </table:table-row>
        <table:table-row table:style-name="ro1">
          <table:table-cell/>
          <table:table-cell office:value-type="float" office:value="38615.9903251128" calcext:value-type="float">
            <text:p>38615.9903251128</text:p>
          </table:table-cell>
          <table:table-cell office:value-type="float" office:value="0.999998389957812" calcext:value-type="float">
            <text:p>0.99999839</text:p>
          </table:table-cell>
          <table:table-cell office:value-type="float" office:value="0.25455262890064" calcext:value-type="float">
            <text:p>0.2545526289</text:p>
          </table:table-cell>
          <table:table-cell office:value-type="float" office:value="0.74544457481504" calcext:value-type="float">
            <text:p>0.7454445748</text:p>
          </table:table-cell>
          <table:table-cell/>
          <table:table-cell office:value-type="float" office:value="50300" calcext:value-type="float">
            <text:p>50300</text:p>
          </table:table-cell>
          <table:table-cell office:value-type="float" office:value="0.999999571144593" calcext:value-type="float">
            <text:p>0.9999995711</text:p>
          </table:table-cell>
          <table:table-cell office:value-type="float" office:value="0.00524472536802895" calcext:value-type="float">
            <text:p>0.0052447254</text:p>
          </table:table-cell>
          <table:table-cell office:value-type="float" office:value="0.994755267502947" calcext:value-type="float">
            <text:p>0.9947552675</text:p>
          </table:table-cell>
        </table:table-row>
        <table:table-row table:style-name="ro1">
          <table:table-cell/>
          <table:table-cell office:value-type="float" office:value="38681.2675652839" calcext:value-type="float">
            <text:p>38681.2675652839</text:p>
          </table:table-cell>
          <table:table-cell office:value-type="float" office:value="0.999998404259163" calcext:value-type="float">
            <text:p>0.9999984043</text:p>
          </table:table-cell>
          <table:table-cell office:value-type="float" office:value="0.248973084669916" calcext:value-type="float">
            <text:p>0.2489730847</text:p>
          </table:table-cell>
          <table:table-cell office:value-type="float" office:value="0.75102421969361" calcext:value-type="float">
            <text:p>0.7510242197</text:p>
          </table:table-cell>
          <table:table-cell/>
          <table:table-cell office:value-type="float" office:value="50400" calcext:value-type="float">
            <text:p>50400</text:p>
          </table:table-cell>
          <table:table-cell office:value-type="float" office:value="0.999999575068167" calcext:value-type="float">
            <text:p>0.9999995751</text:p>
          </table:table-cell>
          <table:table-cell office:value-type="float" office:value="0.0051012813066205" calcext:value-type="float">
            <text:p>0.0051012813</text:p>
          </table:table-cell>
          <table:table-cell office:value-type="float" office:value="0.994898711857247" calcext:value-type="float">
            <text:p>0.9948987119</text:p>
          </table:table-cell>
        </table:table-row>
        <table:table-row table:style-name="ro1">
          <table:table-cell/>
          <table:table-cell office:value-type="float" office:value="38746.6709264654" calcext:value-type="float">
            <text:p>38746.6709264654</text:p>
          </table:table-cell>
          <table:table-cell office:value-type="float" office:value="0.999998418431643" calcext:value-type="float">
            <text:p>0.9999984184</text:p>
          </table:table-cell>
          <table:table-cell office:value-type="float" office:value="0.243481623734287" calcext:value-type="float">
            <text:p>0.2434816237</text:p>
          </table:table-cell>
          <table:table-cell office:value-type="float" office:value="0.756515777995567" calcext:value-type="float">
            <text:p>0.756515778</text:p>
          </table:table-cell>
          <table:table-cell/>
          <table:table-cell office:value-type="float" office:value="50500" calcext:value-type="float">
            <text:p>50500</text:p>
          </table:table-cell>
          <table:table-cell office:value-type="float" office:value="0.999999578943165" calcext:value-type="float">
            <text:p>0.9999995789</text:p>
          </table:table-cell>
          <table:table-cell office:value-type="float" office:value="0.00496225492171081" calcext:value-type="float">
            <text:p>0.0049622549</text:p>
          </table:table-cell>
          <table:table-cell office:value-type="float" office:value="0.995037738522034" calcext:value-type="float">
            <text:p>0.9950377385</text:p>
          </table:table-cell>
        </table:table-row>
        <table:table-row table:style-name="ro1">
          <table:table-cell/>
          <table:table-cell office:value-type="float" office:value="38812.2015011748" calcext:value-type="float">
            <text:p>38812.2015011748</text:p>
          </table:table-cell>
          <table:table-cell office:value-type="float" office:value="0.999998432476649" calcext:value-type="float">
            <text:p>0.9999984325</text:p>
          </table:table-cell>
          <table:table-cell office:value-type="float" office:value="0.238078453843394" calcext:value-type="float">
            <text:p>0.2380784538</text:p>
          </table:table-cell>
          <table:table-cell office:value-type="float" office:value="0.761919042058677" calcext:value-type="float">
            <text:p>0.7619190421</text:p>
          </table:table-cell>
          <table:table-cell/>
          <table:table-cell office:value-type="float" office:value="50600" calcext:value-type="float">
            <text:p>50600</text:p>
          </table:table-cell>
          <table:table-cell office:value-type="float" office:value="0.999999582770256" calcext:value-type="float">
            <text:p>0.9999995828</text:p>
          </table:table-cell>
          <table:table-cell office:value-type="float" office:value="0.00482749718202257" calcext:value-type="float">
            <text:p>0.0048274972</text:p>
          </table:table-cell>
          <table:table-cell office:value-type="float" office:value="0.995172496529202" calcext:value-type="float">
            <text:p>0.9951724965</text:p>
          </table:table-cell>
        </table:table-row>
        <table:table-row table:style-name="ro1">
          <table:table-cell/>
          <table:table-cell office:value-type="float" office:value="38877.8602062018" calcext:value-type="float">
            <text:p>38877.8602062018</text:p>
          </table:table-cell>
          <table:table-cell office:value-type="float" office:value="0.999998446395763" calcext:value-type="float">
            <text:p>0.9999984464</text:p>
          </table:table-cell>
          <table:table-cell office:value-type="float" office:value="0.232763683961558" calcext:value-type="float">
            <text:p>0.232763684</text:p>
          </table:table-cell>
          <table:table-cell office:value-type="float" office:value="0.767233903005197" calcext:value-type="float">
            <text:p>0.767233903</text:p>
          </table:table-cell>
          <table:table-cell/>
          <table:table-cell office:value-type="float" office:value="50700" calcext:value-type="float">
            <text:p>50700</text:p>
          </table:table-cell>
          <table:table-cell office:value-type="float" office:value="0.99999958655028" calcext:value-type="float">
            <text:p>0.9999995866</text:p>
          </table:table-cell>
          <table:table-cell office:value-type="float" office:value="0.00469686241320397" calcext:value-type="float">
            <text:p>0.0046968624</text:p>
          </table:table-cell>
          <table:table-cell office:value-type="float" office:value="0.995303131553695" calcext:value-type="float">
            <text:p>0.9953031316</text:p>
          </table:table-cell>
        </table:table-row>
        <table:table-row table:style-name="ro1">
          <table:table-cell/>
          <table:table-cell office:value-type="float" office:value="38943.6479507592" calcext:value-type="float">
            <text:p>38943.6479507592</text:p>
          </table:table-cell>
          <table:table-cell office:value-type="float" office:value="0.999998460189892" calcext:value-type="float">
            <text:p>0.9999984602</text:p>
          </table:table-cell>
          <table:table-cell office:value-type="float" office:value="0.227537416922418" calcext:value-type="float">
            <text:p>0.2275374169</text:p>
          </table:table-cell>
          <table:table-cell office:value-type="float" office:value="0.772460258084958" calcext:value-type="float">
            <text:p>0.7724602581</text:p>
          </table:table-cell>
          <table:table-cell/>
          <table:table-cell office:value-type="float" office:value="50800" calcext:value-type="float">
            <text:p>50800</text:p>
          </table:table-cell>
          <table:table-cell office:value-type="float" office:value="0.999999590283879" calcext:value-type="float">
            <text:p>0.9999995903</text:p>
          </table:table-cell>
          <table:table-cell office:value-type="float" office:value="0.00457021236644524" calcext:value-type="float">
            <text:p>0.0045702124</text:p>
          </table:table-cell>
          <table:table-cell office:value-type="float" office:value="0.995429781844878" calcext:value-type="float">
            <text:p>0.9954297818</text:p>
          </table:table-cell>
        </table:table-row>
        <table:table-row table:style-name="ro1">
          <table:table-cell/>
          <table:table-cell office:value-type="float" office:value="39009.5654008844" calcext:value-type="float">
            <text:p>39009.5654008844</text:p>
          </table:table-cell>
          <table:table-cell office:value-type="float" office:value="0.999998473860507" calcext:value-type="float">
            <text:p>0.9999984739</text:p>
          </table:table-cell>
          <table:table-cell office:value-type="float" office:value="0.222399620778914" calcext:value-type="float">
            <text:p>0.2223996208</text:p>
          </table:table-cell>
          <table:table-cell office:value-type="float" office:value="0.777598139328655" calcext:value-type="float">
            <text:p>0.7775981393</text:p>
          </table:table-cell>
          <table:table-cell/>
          <table:table-cell office:value-type="float" office:value="50900" calcext:value-type="float">
            <text:p>50900</text:p>
          </table:table-cell>
          <table:table-cell office:value-type="float" office:value="0.999999593971756" calcext:value-type="float">
            <text:p>0.999999594</text:p>
          </table:table-cell>
          <table:table-cell office:value-type="float" office:value="0.00444741300786351" calcext:value-type="float">
            <text:p>0.004447413</text:p>
          </table:table-cell>
          <table:table-cell office:value-type="float" office:value="0.995552581437166" calcext:value-type="float">
            <text:p>0.9955525814</text:p>
          </table:table-cell>
        </table:table-row>
        <table:table-row table:style-name="ro1">
          <table:table-cell/>
          <table:table-cell office:value-type="float" office:value="39075.6131482588" calcext:value-type="float">
            <text:p>39075.6131482588</text:p>
          </table:table-cell>
          <table:table-cell office:value-type="float" office:value="0.999998487408781" calcext:value-type="float">
            <text:p>0.9999984874</text:p>
          </table:table-cell>
          <table:table-cell office:value-type="float" office:value="0.217350221828074" calcext:value-type="float">
            <text:p>0.2173502218</text:p>
          </table:table-cell>
          <table:table-cell office:value-type="float" office:value="0.782647620520762" calcext:value-type="float">
            <text:p>0.7826476205</text:p>
          </table:table-cell>
          <table:table-cell/>
          <table:table-cell office:value-type="float" office:value="51000" calcext:value-type="float">
            <text:p>51000</text:p>
          </table:table-cell>
          <table:table-cell office:value-type="float" office:value="0.999999597614602" calcext:value-type="float">
            <text:p>0.9999995976</text:p>
          </table:table-cell>
          <table:table-cell office:value-type="float" office:value="0.00432833519011508" calcext:value-type="float">
            <text:p>0.0043283352</text:p>
          </table:table-cell>
          <table:table-cell office:value-type="float" office:value="0.995671659478404" calcext:value-type="float">
            <text:p>0.9956716595</text:p>
          </table:table-cell>
        </table:table-row>
        <table:table-row table:style-name="ro1">
          <table:table-cell/>
          <table:table-cell office:value-type="float" office:value="39141.7917091108" calcext:value-type="float">
            <text:p>39141.7917091108</text:p>
          </table:table-cell>
          <table:table-cell office:value-type="float" office:value="0.999998500835602" calcext:value-type="float">
            <text:p>0.9999985008</text:p>
          </table:table-cell>
          <table:table-cell office:value-type="float" office:value="0.212389104306207" calcext:value-type="float">
            <text:p>0.2123891043</text:p>
          </table:table-cell>
          <table:table-cell office:value-type="float" office:value="0.787608817504457" calcext:value-type="float">
            <text:p>0.7876088175</text:p>
          </table:table-cell>
          <table:table-cell/>
          <table:table-cell office:value-type="float" office:value="51100" calcext:value-type="float">
            <text:p>51100</text:p>
          </table:table-cell>
          <table:table-cell office:value-type="float" office:value="0.999999601213099" calcext:value-type="float">
            <text:p>0.9999996012</text:p>
          </table:table-cell>
          <table:table-cell office:value-type="float" office:value="0.00421285446230564" calcext:value-type="float">
            <text:p>0.0042128545</text:p>
          </table:table-cell>
          <table:table-cell office:value-type="float" office:value="0.995787140419968" calcext:value-type="float">
            <text:p>0.9957871404</text:p>
          </table:table-cell>
        </table:table-row>
        <table:table-row table:style-name="ro1">
          <table:table-cell/>
          <table:table-cell office:value-type="float" office:value="39208.1013921975" calcext:value-type="float">
            <text:p>39208.1013921975</text:p>
          </table:table-cell>
          <table:table-cell office:value-type="float" office:value="0.999998514142295" calcext:value-type="float">
            <text:p>0.9999985141</text:p>
          </table:table-cell>
          <table:table-cell office:value-type="float" office:value="0.207516038899465" calcext:value-type="float">
            <text:p>0.2075160389</text:p>
          </table:table-cell>
          <table:table-cell office:value-type="float" office:value="0.792481959672759" calcext:value-type="float">
            <text:p>0.7924819597</text:p>
          </table:table-cell>
          <table:table-cell/>
          <table:table-cell office:value-type="float" office:value="51200" calcext:value-type="float">
            <text:p>51200</text:p>
          </table:table-cell>
          <table:table-cell office:value-type="float" office:value="0.999999604767946" calcext:value-type="float">
            <text:p>0.9999996048</text:p>
          </table:table-cell>
          <table:table-cell office:value-type="float" office:value="0.00410085053526921" calcext:value-type="float">
            <text:p>0.0041008505</text:p>
          </table:table-cell>
          <table:table-cell office:value-type="float" office:value="0.995899144551478" calcext:value-type="float">
            <text:p>0.9958991446</text:p>
          </table:table-cell>
        </table:table-row>
        <table:table-row table:style-name="ro1">
          <table:table-cell/>
          <table:table-cell office:value-type="float" office:value="39274.5424374654" calcext:value-type="float">
            <text:p>39274.5424374654</text:p>
          </table:table-cell>
          <table:table-cell office:value-type="float" office:value="0.999998527329898" calcext:value-type="float">
            <text:p>0.9999985273</text:p>
          </table:table-cell>
          <table:table-cell office:value-type="float" office:value="0.202730758859008" calcext:value-type="float">
            <text:p>0.2027307589</text:p>
          </table:table-cell>
          <table:table-cell office:value-type="float" office:value="0.797267313851617" calcext:value-type="float">
            <text:p>0.7972673139</text:p>
          </table:table-cell>
          <table:table-cell/>
          <table:table-cell office:value-type="float" office:value="51300" calcext:value-type="float">
            <text:p>51300</text:p>
          </table:table-cell>
          <table:table-cell office:value-type="float" office:value="0.999999608279731" calcext:value-type="float">
            <text:p>0.9999996083</text:p>
          </table:table-cell>
          <table:table-cell office:value-type="float" office:value="0.00399220852654306" calcext:value-type="float">
            <text:p>0.0039922085</text:p>
          </table:table-cell>
          <table:table-cell office:value-type="float" office:value="0.996007786755828" calcext:value-type="float">
            <text:p>0.9960077868</text:p>
          </table:table-cell>
        </table:table-row>
        <table:table-row table:style-name="ro1">
          <table:table-cell/>
          <table:table-cell office:value-type="float" office:value="39341.1150153458" calcext:value-type="float">
            <text:p>39341.1150153458</text:p>
          </table:table-cell>
          <table:table-cell office:value-type="float" office:value="0.999998540399182" calcext:value-type="float">
            <text:p>0.9999985404</text:p>
          </table:table-cell>
          <table:table-cell office:value-type="float" office:value="0.198032959895615" calcext:value-type="float">
            <text:p>0.1980329599</text:p>
          </table:table-cell>
          <table:table-cell office:value-type="float" office:value="0.801965184405401" calcext:value-type="float">
            <text:p>0.8019651844</text:p>
          </table:table-cell>
          <table:table-cell/>
          <table:table-cell office:value-type="float" office:value="51400" calcext:value-type="float">
            <text:p>51400</text:p>
          </table:table-cell>
          <table:table-cell office:value-type="float" office:value="0.999999611749165" calcext:value-type="float">
            <text:p>0.9999996117</text:p>
          </table:table-cell>
          <table:table-cell office:value-type="float" office:value="0.00388681631488534" calcext:value-type="float">
            <text:p>0.0038868163</text:p>
          </table:table-cell>
          <table:table-cell office:value-type="float" office:value="0.996113179154672" calcext:value-type="float">
            <text:p>0.9961131792</text:p>
          </table:table-cell>
        </table:table-row>
        <table:table-row table:style-name="ro1">
          <table:table-cell/>
          <table:table-cell office:value-type="float" office:value="39407.8191014622" calcext:value-type="float">
            <text:p>39407.8191014622</text:p>
          </table:table-cell>
          <table:table-cell office:value-type="float" office:value="0.999998553351346" calcext:value-type="float">
            <text:p>0.9999985534</text:p>
          </table:table-cell>
          <table:table-cell office:value-type="float" office:value="0.193422232630866" calcext:value-type="float">
            <text:p>0.1934222326</text:p>
          </table:table-cell>
          <table:table-cell office:value-type="float" office:value="0.806575980787248" calcext:value-type="float">
            <text:p>0.8065759808</text:p>
          </table:table-cell>
          <table:table-cell/>
          <table:table-cell office:value-type="float" office:value="51500" calcext:value-type="float">
            <text:p>51500</text:p>
          </table:table-cell>
          <table:table-cell office:value-type="float" office:value="0.999999615176846" calcext:value-type="float">
            <text:p>0.9999996152</text:p>
          </table:table-cell>
          <table:table-cell office:value-type="float" office:value="0.00378456683614808" calcext:value-type="float">
            <text:p>0.0037845668</text:p>
          </table:table-cell>
          <table:table-cell office:value-type="float" office:value="0.996215428812547" calcext:value-type="float">
            <text:p>0.9962154288</text:p>
          </table:table-cell>
        </table:table-row>
        <table:table-row table:style-name="ro1">
          <table:table-cell/>
          <table:table-cell office:value-type="float" office:value="39474.6546501828" calcext:value-type="float">
            <text:p>39474.6546501828</text:p>
          </table:table-cell>
          <table:table-cell office:value-type="float" office:value="0.999998566187096" calcext:value-type="float">
            <text:p>0.9999985662</text:p>
          </table:table-cell>
          <table:table-cell office:value-type="float" office:value="0.188898157198665" calcext:value-type="float">
            <text:p>0.1888981572</text:p>
          </table:table-cell>
          <table:table-cell office:value-type="float" office:value="0.81110012293551" calcext:value-type="float">
            <text:p>0.8111001229</text:p>
          </table:table-cell>
          <table:table-cell/>
          <table:table-cell office:value-type="float" office:value="51600" calcext:value-type="float">
            <text:p>51600</text:p>
          </table:table-cell>
          <table:table-cell office:value-type="float" office:value="0.999999618563397" calcext:value-type="float">
            <text:p>0.9999996186</text:p>
          </table:table-cell>
          <table:table-cell office:value-type="float" office:value="0.00368535652994003" calcext:value-type="float">
            <text:p>0.0036853565</text:p>
          </table:table-cell>
          <table:table-cell office:value-type="float" office:value="0.996314639290216" calcext:value-type="float">
            <text:p>0.9963146393</text:p>
          </table:table-cell>
        </table:table-row>
        <table:table-row table:style-name="ro1">
          <table:table-cell/>
          <table:table-cell office:value-type="float" office:value="39541.6214300803" calcext:value-type="float">
            <text:p>39541.6214300803</text:p>
          </table:table-cell>
          <table:table-cell office:value-type="float" office:value="0.999998578907561" calcext:value-type="float">
            <text:p>0.9999985789</text:p>
          </table:table-cell>
          <table:table-cell office:value-type="float" office:value="0.184460214523488" calcext:value-type="float">
            <text:p>0.1844602145</text:p>
          </table:table-cell>
          <table:table-cell office:value-type="float" office:value="0.815538129997466" calcext:value-type="float">
            <text:p>0.81553813</text:p>
          </table:table-cell>
          <table:table-cell/>
          <table:table-cell office:value-type="float" office:value="51700" calcext:value-type="float">
            <text:p>51700</text:p>
          </table:table-cell>
          <table:table-cell office:value-type="float" office:value="0.999999621909429" calcext:value-type="float">
            <text:p>0.9999996219</text:p>
          </table:table-cell>
          <table:table-cell office:value-type="float" office:value="0.00358908554387211" calcext:value-type="float">
            <text:p>0.0035890855</text:p>
          </table:table-cell>
          <table:table-cell office:value-type="float" office:value="0.996410910440422" calcext:value-type="float">
            <text:p>0.9964109104</text:p>
          </table:table-cell>
        </table:table-row>
        <table:table-row table:style-name="ro1">
          <table:table-cell/>
          <table:table-cell office:value-type="float" office:value="39608.7191525863" calcext:value-type="float">
            <text:p>39608.7191525863</text:p>
          </table:table-cell>
          <table:table-cell office:value-type="float" office:value="0.999998591513612" calcext:value-type="float">
            <text:p>0.9999985915</text:p>
          </table:table-cell>
          <table:table-cell office:value-type="float" office:value="0.180107856413558" calcext:value-type="float">
            <text:p>0.1801078564</text:p>
          </table:table-cell>
          <table:table-cell office:value-type="float" office:value="0.819890550234689" calcext:value-type="float">
            <text:p>0.8198905502</text:p>
          </table:table-cell>
          <table:table-cell/>
          <table:table-cell office:value-type="float" office:value="51800" calcext:value-type="float">
            <text:p>51800</text:p>
          </table:table-cell>
          <table:table-cell office:value-type="float" office:value="0.99999962521554" calcext:value-type="float">
            <text:p>0.9999996252</text:p>
          </table:table-cell>
          <table:table-cell office:value-type="float" office:value="0.00349565759141076" calcext:value-type="float">
            <text:p>0.0034956576</text:p>
          </table:table-cell>
          <table:table-cell office:value-type="float" office:value="0.996504338550034" calcext:value-type="float">
            <text:p>0.9965043386</text:p>
          </table:table-cell>
        </table:table-row>
        <table:table-row table:style-name="ro1">
          <table:table-cell/>
          <table:table-cell office:value-type="float" office:value="39675.9474718215" calcext:value-type="float">
            <text:p>39675.9474718215</text:p>
          </table:table-cell>
          <table:table-cell office:value-type="float" office:value="0.999998604005875" calcext:value-type="float">
            <text:p>0.999998604</text:p>
          </table:table-cell>
          <table:table-cell office:value-type="float" office:value="0.175840505707473" calcext:value-type="float">
            <text:p>0.1758405057</text:p>
          </table:table-cell>
          <table:table-cell office:value-type="float" office:value="0.824157960876507" calcext:value-type="float">
            <text:p>0.8241579609</text:p>
          </table:table-cell>
          <table:table-cell/>
          <table:table-cell office:value-type="float" office:value="51900" calcext:value-type="float">
            <text:p>51900</text:p>
          </table:table-cell>
          <table:table-cell office:value-type="float" office:value="0.999999628482322" calcext:value-type="float">
            <text:p>0.9999996285</text:p>
          </table:table-cell>
          <table:table-cell office:value-type="float" office:value="0.0034049798154799" calcext:value-type="float">
            <text:p>0.0034049798</text:p>
          </table:table-cell>
          <table:table-cell office:value-type="float" office:value="0.996595016476446" calcext:value-type="float">
            <text:p>0.9965950165</text:p>
          </table:table-cell>
        </table:table-row>
        <table:table-row table:style-name="ro1">
          <table:table-cell/>
          <table:table-cell office:value-type="float" office:value="39743.3059083645" calcext:value-type="float">
            <text:p>39743.3059083645</text:p>
          </table:table-cell>
          <table:table-cell office:value-type="float" office:value="0.999998616385176" calcext:value-type="float">
            <text:p>0.9999986164</text:p>
          </table:table-cell>
          <table:table-cell office:value-type="float" office:value="0.171657515551805" calcext:value-type="float">
            <text:p>0.1716575156</text:p>
          </table:table-cell>
          <table:table-cell office:value-type="float" office:value="0.828341008843278" calcext:value-type="float">
            <text:p>0.8283410088</text:p>
          </table:table-cell>
          <table:table-cell/>
          <table:table-cell office:value-type="float" office:value="52000" calcext:value-type="float">
            <text:p>52000</text:p>
          </table:table-cell>
          <table:table-cell office:value-type="float" office:value="0.999999631710322" calcext:value-type="float">
            <text:p>0.9999996317</text:p>
          </table:table-cell>
          <table:table-cell office:value-type="float" office:value="0.00331696293628853" calcext:value-type="float">
            <text:p>0.0033169629</text:p>
          </table:table-cell>
          <table:table-cell office:value-type="float" office:value="0.996683033499754" calcext:value-type="float">
            <text:p>0.9966830335</text:p>
          </table:table-cell>
        </table:table-row>
        <table:table-row table:style-name="ro1">
          <table:table-cell/>
          <table:table-cell office:value-type="float" office:value="39810.7938561889" calcext:value-type="float">
            <text:p>39810.7938561889</text:p>
          </table:table-cell>
          <table:table-cell office:value-type="float" office:value="0.999998628652531" calcext:value-type="float">
            <text:p>0.9999986287</text:p>
          </table:table-cell>
          <table:table-cell office:value-type="float" office:value="0.167558173671257" calcext:value-type="float">
            <text:p>0.1675581737</text:p>
          </table:table-cell>
          <table:table-cell office:value-type="float" office:value="0.832440406476164" calcext:value-type="float">
            <text:p>0.8324404065</text:p>
          </table:table-cell>
          <table:table-cell/>
          <table:table-cell office:value-type="float" office:value="52100" calcext:value-type="float">
            <text:p>52100</text:p>
          </table:table-cell>
          <table:table-cell office:value-type="float" office:value="0.999999634900173" calcext:value-type="float">
            <text:p>0.9999996349</text:p>
          </table:table-cell>
          <table:table-cell office:value-type="float" office:value="0.00323152000290929" calcext:value-type="float">
            <text:p>0.00323152</text:p>
          </table:table-cell>
          <table:table-cell office:value-type="float" office:value="0.996768476571175" calcext:value-type="float">
            <text:p>0.9967684766</text:p>
          </table:table-cell>
        </table:table-row>
        <table:table-row table:style-name="ro1">
          <table:table-cell/>
          <table:table-cell office:value-type="float" office:value="39878.4106630328" calcext:value-type="float">
            <text:p>39878.4106630328</text:p>
          </table:table-cell>
          <table:table-cell office:value-type="float" office:value="0.999998640808718" calcext:value-type="float">
            <text:p>0.9999986408</text:p>
          </table:table-cell>
          <table:table-cell office:value-type="float" office:value="0.163541745947674" calcext:value-type="float">
            <text:p>0.1635417459</text:p>
          </table:table-cell>
          <table:table-cell office:value-type="float" office:value="0.836456887957307" calcext:value-type="float">
            <text:p>0.836456888</text:p>
          </table:table-cell>
          <table:table-cell/>
          <table:table-cell office:value-type="float" office:value="52200" calcext:value-type="float">
            <text:p>52200</text:p>
          </table:table-cell>
          <table:table-cell office:value-type="float" office:value="0.999999638052403" calcext:value-type="float">
            <text:p>0.9999996381</text:p>
          </table:table-cell>
          <table:table-cell office:value-type="float" office:value="0.00314856796908679" calcext:value-type="float">
            <text:p>0.003148568</text:p>
          </table:table-cell>
          <table:table-cell office:value-type="float" office:value="0.996851428737239" calcext:value-type="float">
            <text:p>0.9968514287</text:p>
          </table:table-cell>
        </table:table-row>
        <table:table-row table:style-name="ro1">
          <table:table-cell/>
          <table:table-cell office:value-type="float" office:value="39946.1556305256" calcext:value-type="float">
            <text:p>39946.1556305256</text:p>
          </table:table-cell>
          <table:table-cell office:value-type="float" office:value="0.999998652854285" calcext:value-type="float">
            <text:p>0.9999986529</text:p>
          </table:table-cell>
          <table:table-cell office:value-type="float" office:value="0.159607476685992" calcext:value-type="float">
            <text:p>0.1596074767</text:p>
          </table:table-cell>
          <table:table-cell office:value-type="float" office:value="0.84039120904396" calcext:value-type="float">
            <text:p>0.840391209</text:p>
          </table:table-cell>
          <table:table-cell/>
          <table:table-cell office:value-type="float" office:value="52300" calcext:value-type="float">
            <text:p>52300</text:p>
          </table:table-cell>
          <table:table-cell office:value-type="float" office:value="0.999999641167531" calcext:value-type="float">
            <text:p>0.9999996412</text:p>
          </table:table-cell>
          <table:table-cell office:value-type="float" office:value="0.00306802669398887" calcext:value-type="float">
            <text:p>0.0030680267</text:p>
          </table:table-cell>
          <table:table-cell office:value-type="float" office:value="0.99693197013904" calcext:value-type="float">
            <text:p>0.9969319701</text:p>
          </table:table-cell>
        </table:table-row>
        <table:table-row table:style-name="ro1">
          <table:table-cell/>
          <table:table-cell office:value-type="float" office:value="40014.027943685" calcext:value-type="float">
            <text:p>40014.027943685</text:p>
          </table:table-cell>
          <table:table-cell office:value-type="float" office:value="0.999998664789982" calcext:value-type="float">
            <text:p>0.9999986648</text:p>
          </table:table-cell>
          <table:table-cell office:value-type="float" office:value="0.1557545511562" calcext:value-type="float">
            <text:p>0.1557545512</text:p>
          </table:table-cell>
          <table:table-cell office:value-type="float" office:value="0.844244184527288" calcext:value-type="float">
            <text:p>0.8442441845</text:p>
          </table:table-cell>
          <table:table-cell/>
          <table:table-cell office:value-type="float" office:value="52400" calcext:value-type="float">
            <text:p>52400</text:p>
          </table:table-cell>
          <table:table-cell office:value-type="float" office:value="0.999999644246129" calcext:value-type="float">
            <text:p>0.9999996442</text:p>
          </table:table-cell>
          <table:table-cell office:value-type="float" office:value="0.00298981833666617" calcext:value-type="float">
            <text:p>0.0029898183</text:p>
          </table:table-cell>
          <table:table-cell office:value-type="float" office:value="0.997010178617775" calcext:value-type="float">
            <text:p>0.9970101786</text:p>
          </table:table-cell>
        </table:table-row>
        <table:table-row table:style-name="ro1">
          <table:table-cell/>
          <table:table-cell office:value-type="float" office:value="40082.026677931" calcext:value-type="float">
            <text:p>40082.026677931</text:p>
          </table:table-cell>
          <table:table-cell office:value-type="float" office:value="0.999998676616743" calcext:value-type="float">
            <text:p>0.9999986766</text:p>
          </table:table-cell>
          <table:table-cell office:value-type="float" office:value="0.151982099818394" calcext:value-type="float">
            <text:p>0.1519820998</text:p>
          </table:table-cell>
          <table:table-cell office:value-type="float" office:value="0.848016684007252" calcext:value-type="float">
            <text:p>0.848016684</text:p>
          </table:table-cell>
          <table:table-cell/>
          <table:table-cell office:value-type="float" office:value="52500" calcext:value-type="float">
            <text:p>52500</text:p>
          </table:table-cell>
          <table:table-cell office:value-type="float" office:value="0.999999647288758" calcext:value-type="float">
            <text:p>0.9999996473</text:p>
          </table:table-cell>
          <table:table-cell office:value-type="float" office:value="0.00291386780444072" calcext:value-type="float">
            <text:p>0.0029138678</text:p>
          </table:table-cell>
          <table:table-cell office:value-type="float" office:value="0.997086129266362" calcext:value-type="float">
            <text:p>0.9970861293</text:p>
          </table:table-cell>
        </table:table-row>
        <table:table-row table:style-name="ro1">
          <table:table-cell/>
          <table:table-cell office:value-type="float" office:value="40150.1509081367" calcext:value-type="float">
            <text:p>40150.1509081367</text:p>
          </table:table-cell>
          <table:table-cell office:value-type="float" office:value="0.999998688335081" calcext:value-type="float">
            <text:p>0.9999986883</text:p>
          </table:table-cell>
          <table:table-cell office:value-type="float" office:value="0.148289256847495" calcext:value-type="float">
            <text:p>0.1482892568</text:p>
          </table:table-cell>
          <table:table-cell office:value-type="float" office:value="0.85170957336688" calcext:value-type="float">
            <text:p>0.8517095734</text:p>
          </table:table-cell>
          <table:table-cell/>
          <table:table-cell office:value-type="float" office:value="52600" calcext:value-type="float">
            <text:p>52600</text:p>
          </table:table-cell>
          <table:table-cell office:value-type="float" office:value="0.999999650295851" calcext:value-type="float">
            <text:p>0.9999996503</text:p>
          </table:table-cell>
          <table:table-cell office:value-type="float" office:value="0.00284010358707958" calcext:value-type="float">
            <text:p>0.0028401036</text:p>
          </table:table-cell>
          <table:table-cell office:value-type="float" office:value="0.997159893595258" calcext:value-type="float">
            <text:p>0.9971598936</text:p>
          </table:table-cell>
        </table:table-row>
        <table:table-row table:style-name="ro1">
          <table:table-cell/>
          <table:table-cell office:value-type="float" office:value="40218.3995721368" calcext:value-type="float">
            <text:p>40218.3995721368</text:p>
          </table:table-cell>
          <table:table-cell office:value-type="float" office:value="0.999998699945903" calcext:value-type="float">
            <text:p>0.9999986999</text:p>
          </table:table-cell>
          <table:table-cell office:value-type="float" office:value="0.144675087579192" calcext:value-type="float">
            <text:p>0.1446750876</text:p>
          </table:table-cell>
          <table:table-cell office:value-type="float" office:value="0.85532378732768" calcext:value-type="float">
            <text:p>0.8553237873</text:p>
          </table:table-cell>
          <table:table-cell/>
          <table:table-cell office:value-type="float" office:value="52700" calcext:value-type="float">
            <text:p>52700</text:p>
          </table:table-cell>
          <table:table-cell office:value-type="float" office:value="0.999999653267982" calcext:value-type="float">
            <text:p>0.9999996533</text:p>
          </table:table-cell>
          <table:table-cell office:value-type="float" office:value="0.00276845547202797" calcext:value-type="float">
            <text:p>0.0027684555</text:p>
          </table:table-cell>
          <table:table-cell office:value-type="float" office:value="0.997231541817233" calcext:value-type="float">
            <text:p>0.9972315418</text:p>
          </table:table-cell>
        </table:table-row>
        <table:table-row table:style-name="ro1">
          <table:table-cell/>
          <table:table-cell office:value-type="float" office:value="40286.7716118332" calcext:value-type="float">
            <text:p>40286.7716118332</text:p>
          </table:table-cell>
          <table:table-cell office:value-type="float" office:value="0.999998711449702" calcext:value-type="float">
            <text:p>0.9999987114</text:p>
          </table:table-cell>
          <table:table-cell office:value-type="float" office:value="0.141138663985699" calcext:value-type="float">
            <text:p>0.141138664</text:p>
          </table:table-cell>
          <table:table-cell office:value-type="float" office:value="0.858860253972602" calcext:value-type="float">
            <text:p>0.858860254</text:p>
          </table:table-cell>
          <table:table-cell/>
          <table:table-cell office:value-type="float" office:value="52800" calcext:value-type="float">
            <text:p>52800</text:p>
          </table:table-cell>
          <table:table-cell office:value-type="float" office:value="0.999999656205655" calcext:value-type="float">
            <text:p>0.9999996562</text:p>
          </table:table-cell>
          <table:table-cell office:value-type="float" office:value="0.00269885616754446" calcext:value-type="float">
            <text:p>0.0026988562</text:p>
          </table:table-cell>
          <table:table-cell office:value-type="float" office:value="0.997301141224235" calcext:value-type="float">
            <text:p>0.9973011412</text:p>
          </table:table-cell>
        </table:table-row>
        <table:table-row table:style-name="ro1">
          <table:table-cell/>
          <table:table-cell office:value-type="float" office:value="40355.265858028" calcext:value-type="float">
            <text:p>40355.265858028</text:p>
          </table:table-cell>
          <table:table-cell office:value-type="float" office:value="0.999998722847263" calcext:value-type="float">
            <text:p>0.9999987228</text:p>
          </table:table-cell>
          <table:table-cell office:value-type="float" office:value="0.137679003627847" calcext:value-type="float">
            <text:p>0.1376790036</text:p>
          </table:table-cell>
          <table:table-cell office:value-type="float" office:value="0.862319955795061" calcext:value-type="float">
            <text:p>0.8623199558</text:p>
          </table:table-cell>
          <table:table-cell/>
          <table:table-cell office:value-type="float" office:value="52900" calcext:value-type="float">
            <text:p>52900</text:p>
          </table:table-cell>
          <table:table-cell office:value-type="float" office:value="0.999999659109366" calcext:value-type="float">
            <text:p>0.9999996591</text:p>
          </table:table-cell>
          <table:table-cell office:value-type="float" office:value="0.00263124071519737" calcext:value-type="float">
            <text:p>0.0026312407</text:p>
          </table:table-cell>
          <table:table-cell office:value-type="float" office:value="0.997368756774889" calcext:value-type="float">
            <text:p>0.9973687568</text:p>
          </table:table-cell>
        </table:table-row>
        <table:table-row table:style-name="ro1">
          <table:table-cell/>
          <table:table-cell office:value-type="float" office:value="40423.8811174807" calcext:value-type="float">
            <text:p>40423.8811174807</text:p>
          </table:table-cell>
          <table:table-cell office:value-type="float" office:value="0.999998734139167" calcext:value-type="float">
            <text:p>0.9999987341</text:p>
          </table:table-cell>
          <table:table-cell office:value-type="float" office:value="0.134295116191598" calcext:value-type="float">
            <text:p>0.1342951162</text:p>
          </table:table-cell>
          <table:table-cell office:value-type="float" office:value="0.865703883161666" calcext:value-type="float">
            <text:p>0.8657038832</text:p>
          </table:table-cell>
          <table:table-cell/>
          <table:table-cell office:value-type="float" office:value="53000" calcext:value-type="float">
            <text:p>53000</text:p>
          </table:table-cell>
          <table:table-cell office:value-type="float" office:value="0.999999661979574" calcext:value-type="float">
            <text:p>0.999999662</text:p>
          </table:table-cell>
          <table:table-cell office:value-type="float" office:value="0.00256554661252574" calcext:value-type="float">
            <text:p>0.0025655466</text:p>
          </table:table-cell>
          <table:table-cell office:value-type="float" office:value="0.997434450971842" calcext:value-type="float">
            <text:p>0.997434451</text:p>
          </table:table-cell>
        </table:table-row>
        <table:table-row table:style-name="ro1">
          <table:table-cell/>
          <table:table-cell office:value-type="float" office:value="40492.6161116672" calcext:value-type="float">
            <text:p>40492.6161116672</text:p>
          </table:table-cell>
          <table:table-cell office:value-type="float" office:value="0.999998745326184" calcext:value-type="float">
            <text:p>0.9999987453</text:p>
          </table:table-cell>
          <table:table-cell office:value-type="float" office:value="0.130985971236806" calcext:value-type="float">
            <text:p>0.1309859712</text:p>
          </table:table-cell>
          <table:table-cell office:value-type="float" office:value="0.869013066564055" calcext:value-type="float">
            <text:p>0.8690130666</text:p>
          </table:table-cell>
          <table:table-cell/>
          <table:table-cell office:value-type="float" office:value="53100" calcext:value-type="float">
            <text:p>53100</text:p>
          </table:table-cell>
          <table:table-cell office:value-type="float" office:value="0.999999664816815" calcext:value-type="float">
            <text:p>0.9999996648</text:p>
          </table:table-cell>
          <table:table-cell office:value-type="float" office:value="0.00250171288497882" calcext:value-type="float">
            <text:p>0.0025017129</text:p>
          </table:table-cell>
          <table:table-cell office:value-type="float" office:value="0.997498284789824" calcext:value-type="float">
            <text:p>0.9974982848</text:p>
          </table:table-cell>
        </table:table-row>
        <table:table-row table:style-name="ro1">
          <table:table-cell/>
          <table:table-cell office:value-type="float" office:value="40561.4695136545" calcext:value-type="float">
            <text:p>40561.4695136545</text:p>
          </table:table-cell>
          <table:table-cell office:value-type="float" office:value="0.999998756409072" calcext:value-type="float">
            <text:p>0.9999987564</text:p>
          </table:table-cell>
          <table:table-cell office:value-type="float" office:value="0.127750518010403" calcext:value-type="float">
            <text:p>0.127750518</text:p>
          </table:table-cell>
          <table:table-cell office:value-type="float" office:value="0.872248556805418" calcext:value-type="float">
            <text:p>0.8722485568</text:p>
          </table:table-cell>
          <table:table-cell/>
          <table:table-cell office:value-type="float" office:value="53200" calcext:value-type="float">
            <text:p>53200</text:p>
          </table:table-cell>
          <table:table-cell office:value-type="float" office:value="0.99999966762145" calcext:value-type="float">
            <text:p>0.9999996676</text:p>
          </table:table-cell>
          <table:table-cell office:value-type="float" office:value="0.00243968187611404" calcext:value-type="float">
            <text:p>0.0024396819</text:p>
          </table:table-cell>
          <table:table-cell office:value-type="float" office:value="0.997560315885444" calcext:value-type="float">
            <text:p>0.9975603159</text:p>
          </table:table-cell>
        </table:table-row>
        <table:table-row table:style-name="ro1">
          <table:table-cell/>
          <table:table-cell office:value-type="float" office:value="40630.4399959105" calcext:value-type="float">
            <text:p>40630.4399959105</text:p>
          </table:table-cell>
          <table:table-cell office:value-type="float" office:value="0.999998767388303" calcext:value-type="float">
            <text:p>0.9999987674</text:p>
          </table:table-cell>
          <table:table-cell office:value-type="float" office:value="0.124587710838573" calcext:value-type="float">
            <text:p>0.1245877108</text:p>
          </table:table-cell>
          <table:table-cell office:value-type="float" office:value="0.875411399607967" calcext:value-type="float">
            <text:p>0.8754113996</text:p>
          </table:table-cell>
          <table:table-cell/>
          <table:table-cell office:value-type="float" office:value="53300" calcext:value-type="float">
            <text:p>53300</text:p>
          </table:table-cell>
          <table:table-cell office:value-type="float" office:value="0.999999670394053" calcext:value-type="float">
            <text:p>0.9999996704</text:p>
          </table:table-cell>
          <table:table-cell office:value-type="float" office:value="0.00237939630398172" calcext:value-type="float">
            <text:p>0.0023793963</text:p>
          </table:table-cell>
          <table:table-cell office:value-type="float" office:value="0.997620601540814" calcext:value-type="float">
            <text:p>0.9976206015</text:p>
          </table:table-cell>
        </table:table-row>
        <table:table-row table:style-name="ro1">
          <table:table-cell/>
          <table:table-cell office:value-type="float" office:value="40699.5261567266" calcext:value-type="float">
            <text:p>40699.5261567266</text:p>
          </table:table-cell>
          <table:table-cell office:value-type="float" office:value="0.999998778264537" calcext:value-type="float">
            <text:p>0.9999987783</text:p>
          </table:table-cell>
          <table:table-cell office:value-type="float" office:value="0.121496470439531" calcext:value-type="float">
            <text:p>0.1214964704</text:p>
          </table:table-cell>
          <table:table-cell office:value-type="float" office:value="0.878502674300845" calcext:value-type="float">
            <text:p>0.8785026743</text:p>
          </table:table-cell>
          <table:table-cell/>
          <table:table-cell office:value-type="float" office:value="53400" calcext:value-type="float">
            <text:p>53400</text:p>
          </table:table-cell>
          <table:table-cell office:value-type="float" office:value="0.999999673135052" calcext:value-type="float">
            <text:p>0.9999996731</text:p>
          </table:table-cell>
          <table:table-cell office:value-type="float" office:value="0.00232080184313818" calcext:value-type="float">
            <text:p>0.0023208018</text:p>
          </table:table-cell>
          <table:table-cell office:value-type="float" office:value="0.997679196081531" calcext:value-type="float">
            <text:p>0.9976791961</text:p>
          </table:table-cell>
        </table:table-row>
        <table:table-row table:style-name="ro1">
          <table:table-cell/>
          <table:table-cell office:value-type="float" office:value="40768.726555036" calcext:value-type="float">
            <text:p>40768.726555036</text:p>
          </table:table-cell>
          <table:table-cell office:value-type="float" office:value="0.999998789038432" calcext:value-type="float">
            <text:p>0.999998789</text:p>
          </table:table-cell>
          <table:table-cell office:value-type="float" office:value="0.118475702519373" calcext:value-type="float">
            <text:p>0.1184757025</text:p>
          </table:table-cell>
          <table:table-cell office:value-type="float" office:value="0.881523475224001" calcext:value-type="float">
            <text:p>0.8815234752</text:p>
          </table:table-cell>
          <table:table-cell/>
          <table:table-cell office:value-type="float" office:value="53500" calcext:value-type="float">
            <text:p>53500</text:p>
          </table:table-cell>
          <table:table-cell office:value-type="float" office:value="0.999999675844869" calcext:value-type="float">
            <text:p>0.9999996758</text:p>
          </table:table-cell>
          <table:table-cell office:value-type="float" office:value="0.00226384600681863" calcext:value-type="float">
            <text:p>0.002263846</text:p>
          </table:table-cell>
          <table:table-cell office:value-type="float" office:value="0.997736151994507" calcext:value-type="float">
            <text:p>0.997736152</text:p>
          </table:table-cell>
        </table:table-row>
        <table:table-row table:style-name="ro1">
          <table:table-cell/>
          <table:table-cell office:value-type="float" office:value="40838.0396859534" calcext:value-type="float">
            <text:p>40838.0396859534</text:p>
          </table:table-cell>
          <table:table-cell office:value-type="float" office:value="0.999998799710825" calcext:value-type="float">
            <text:p>0.9999987997</text:p>
          </table:table-cell>
          <table:table-cell office:value-type="float" office:value="0.115524285115364" calcext:value-type="float">
            <text:p>0.1155242851</text:p>
          </table:table-cell>
          <table:table-cell office:value-type="float" office:value="0.884474924385147" calcext:value-type="float">
            <text:p>0.8844749244</text:p>
          </table:table-cell>
          <table:table-cell/>
          <table:table-cell office:value-type="float" office:value="53600" calcext:value-type="float">
            <text:p>53600</text:p>
          </table:table-cell>
          <table:table-cell office:value-type="float" office:value="0.999999678523944" calcext:value-type="float">
            <text:p>0.9999996785</text:p>
          </table:table-cell>
          <table:table-cell office:value-type="float" office:value="0.00220847790263195" calcext:value-type="float">
            <text:p>0.0022084779</text:p>
          </table:table-cell>
          <table:table-cell office:value-type="float" office:value="0.99779152017227" calcext:value-type="float">
            <text:p>0.9977915202</text:p>
          </table:table-cell>
        </table:table-row>
        <table:table-row table:style-name="ro1">
          <table:table-cell/>
          <table:table-cell office:value-type="float" office:value="40907.4640684948" calcext:value-type="float">
            <text:p>40907.4640684948</text:p>
          </table:table-cell>
          <table:table-cell office:value-type="float" office:value="0.999998810282186" calcext:value-type="float">
            <text:p>0.9999988103</text:p>
          </table:table-cell>
          <table:table-cell office:value-type="float" office:value="0.112641114784332" calcext:value-type="float">
            <text:p>0.1126411148</text:p>
          </table:table-cell>
          <table:table-cell office:value-type="float" office:value="0.887358125270716" calcext:value-type="float">
            <text:p>0.8873581253</text:p>
          </table:table-cell>
          <table:table-cell/>
          <table:table-cell office:value-type="float" office:value="53700" calcext:value-type="float">
            <text:p>53700</text:p>
          </table:table-cell>
          <table:table-cell office:value-type="float" office:value="0.999999681172737" calcext:value-type="float">
            <text:p>0.9999996812</text:p>
          </table:table-cell>
          <table:table-cell office:value-type="float" office:value="0.00215464819237069" calcext:value-type="float">
            <text:p>0.0021546482</text:p>
          </table:table-cell>
          <table:table-cell office:value-type="float" office:value="0.997845349953163" calcext:value-type="float">
            <text:p>0.99784535</text:p>
          </table:table-cell>
        </table:table-row>
        <table:table-row table:style-name="ro1">
          <table:table-cell/>
          <table:table-cell office:value-type="float" office:value="40976.998163065" calcext:value-type="float">
            <text:p>40976.998163065</text:p>
          </table:table-cell>
          <table:table-cell office:value-type="float" office:value="0.999998820753169" calcext:value-type="float">
            <text:p>0.9999988208</text:p>
          </table:table-cell>
          <table:table-cell office:value-type="float" office:value="0.109825063382568" calcext:value-type="float">
            <text:p>0.1098250634</text:p>
          </table:table-cell>
          <table:table-cell office:value-type="float" office:value="0.890174206066658" calcext:value-type="float">
            <text:p>0.8901742061</text:p>
          </table:table-cell>
          <table:table-cell/>
          <table:table-cell office:value-type="float" office:value="53800" calcext:value-type="float">
            <text:p>53800</text:p>
          </table:table-cell>
          <table:table-cell office:value-type="float" office:value="0.999999683791649" calcext:value-type="float">
            <text:p>0.9999996838</text:p>
          </table:table-cell>
          <table:table-cell office:value-type="float" office:value="0.00210230955636963" calcext:value-type="float">
            <text:p>0.0021023096</text:p>
          </table:table-cell>
          <table:table-cell office:value-type="float" office:value="0.997897688656977" calcext:value-type="float">
            <text:p>0.9978976887</text:p>
          </table:table-cell>
        </table:table-row>
        <table:table-row table:style-name="ro1">
          <table:table-cell/>
          <table:table-cell office:value-type="float" office:value="41046.6404035022" calcext:value-type="float">
            <text:p>41046.6404035022</text:p>
          </table:table-cell>
          <table:table-cell office:value-type="float" office:value="0.99999883112443" calcext:value-type="float">
            <text:p>0.9999988311</text:p>
          </table:table-cell>
          <table:table-cell office:value-type="float" office:value="0.107074995033063" calcext:value-type="float">
            <text:p>0.107074995</text:p>
          </table:table-cell>
          <table:table-cell office:value-type="float" office:value="0.892924302690992" calcext:value-type="float">
            <text:p>0.8929243027</text:p>
          </table:table-cell>
          <table:table-cell/>
          <table:table-cell office:value-type="float" office:value="53900" calcext:value-type="float">
            <text:p>53900</text:p>
          </table:table-cell>
          <table:table-cell office:value-type="float" office:value="0.999999686381124" calcext:value-type="float">
            <text:p>0.9999996864</text:p>
          </table:table-cell>
          <table:table-cell office:value-type="float" office:value="0.00205141593195567" calcext:value-type="float">
            <text:p>0.0020514159</text:p>
          </table:table-cell>
          <table:table-cell office:value-type="float" office:value="0.997948582346507" calcext:value-type="float">
            <text:p>0.9979485823</text:p>
          </table:table-cell>
        </table:table-row>
        <table:table-row table:style-name="ro1">
          <table:table-cell/>
          <table:table-cell office:value-type="float" office:value="41116.3891745923" calcext:value-type="float">
            <text:p>41116.3891745923</text:p>
          </table:table-cell>
          <table:table-cell office:value-type="float" office:value="0.999998841396799" calcext:value-type="float">
            <text:p>0.9999988414</text:p>
          </table:table-cell>
          <table:table-cell office:value-type="float" office:value="0.104389754521527" calcext:value-type="float">
            <text:p>0.1043897545</text:p>
          </table:table-cell>
          <table:table-cell office:value-type="float" office:value="0.895609570397996" calcext:value-type="float">
            <text:p>0.8956095704</text:p>
          </table:table-cell>
          <table:table-cell/>
          <table:table-cell office:value-type="float" office:value="54000" calcext:value-type="float">
            <text:p>54000</text:p>
          </table:table-cell>
          <table:table-cell office:value-type="float" office:value="0.999999688941525" calcext:value-type="float">
            <text:p>0.9999996889</text:p>
          </table:table-cell>
          <table:table-cell office:value-type="float" office:value="0.00200192329624078" calcext:value-type="float">
            <text:p>0.0020019233</text:p>
          </table:table-cell>
          <table:table-cell office:value-type="float" office:value="0.997998075044756" calcext:value-type="float">
            <text:p>0.997998075</text:p>
          </table:table-cell>
        </table:table-row>
        <table:table-row table:style-name="ro1">
          <table:table-cell/>
          <table:table-cell office:value-type="float" office:value="41186.2429049884" calcext:value-type="float">
            <text:p>41186.2429049884</text:p>
          </table:table-cell>
          <table:table-cell office:value-type="float" office:value="0.999998851570668" calcext:value-type="float">
            <text:p>0.9999988516</text:p>
          </table:table-cell>
          <table:table-cell office:value-type="float" office:value="0.101768215837276" calcext:value-type="float">
            <text:p>0.1017682158</text:p>
          </table:table-cell>
          <table:table-cell office:value-type="float" office:value="0.89823113523667" calcext:value-type="float">
            <text:p>0.8982311352</text:p>
          </table:table-cell>
          <table:table-cell/>
          <table:table-cell office:value-type="float" office:value="54100" calcext:value-type="float">
            <text:p>54100</text:p>
          </table:table-cell>
          <table:table-cell office:value-type="float" office:value="0.999999691473306" calcext:value-type="float">
            <text:p>0.9999996915</text:p>
          </table:table-cell>
          <table:table-cell office:value-type="float" office:value="0.00195378846040977" calcext:value-type="float">
            <text:p>0.0019537885</text:p>
          </table:table-cell>
          <table:table-cell office:value-type="float" office:value="0.99804620994065" calcext:value-type="float">
            <text:p>0.9980462099</text:p>
          </table:table-cell>
        </table:table-row>
        <table:table-row table:style-name="ro1">
          <table:table-cell/>
          <table:table-cell office:value-type="float" office:value="41256.1999412162" calcext:value-type="float">
            <text:p>41256.1999412162</text:p>
          </table:table-cell>
          <table:table-cell office:value-type="float" office:value="0.999998861646869" calcext:value-type="float">
            <text:p>0.9999988616</text:p>
          </table:table-cell>
          <table:table-cell office:value-type="float" office:value="0.0992092165539523" calcext:value-type="float">
            <text:p>0.0992092166</text:p>
          </table:table-cell>
          <table:table-cell office:value-type="float" office:value="0.900790159670997" calcext:value-type="float">
            <text:p>0.9007901597</text:p>
          </table:table-cell>
          <table:table-cell/>
          <table:table-cell office:value-type="float" office:value="54200" calcext:value-type="float">
            <text:p>54200</text:p>
          </table:table-cell>
          <table:table-cell office:value-type="float" office:value="0.999999693976843" calcext:value-type="float">
            <text:p>0.999999694</text:p>
          </table:table-cell>
          <table:table-cell office:value-type="float" office:value="0.00190697015654459" calcext:value-type="float">
            <text:p>0.0019069702</text:p>
          </table:table-cell>
          <table:table-cell office:value-type="float" office:value="0.998093028302211" calcext:value-type="float">
            <text:p>0.9980930283</text:p>
          </table:table-cell>
        </table:table-row>
        <table:table-row table:style-name="ro1">
          <table:table-cell/>
          <table:table-cell office:value-type="float" office:value="41326.258640686" calcext:value-type="float">
            <text:p>41326.258640686</text:p>
          </table:table-cell>
          <table:table-cell office:value-type="float" office:value="0.99999887162606" calcext:value-type="float">
            <text:p>0.9999988716</text:p>
          </table:table-cell>
          <table:table-cell office:value-type="float" office:value="0.0967116063991398" calcext:value-type="float">
            <text:p>0.0967116064</text:p>
          </table:table-cell>
          <table:table-cell office:value-type="float" office:value="0.903287794009674" calcext:value-type="float">
            <text:p>0.903287794</text:p>
          </table:table-cell>
          <table:table-cell/>
          <table:table-cell office:value-type="float" office:value="54300" calcext:value-type="float">
            <text:p>54300</text:p>
          </table:table-cell>
          <table:table-cell office:value-type="float" office:value="0.999999696452551" calcext:value-type="float">
            <text:p>0.9999996965</text:p>
          </table:table-cell>
          <table:table-cell office:value-type="float" office:value="0.00186142818921733" calcext:value-type="float">
            <text:p>0.0018614282</text:p>
          </table:table-cell>
          <table:table-cell office:value-type="float" office:value="0.998138570324968" calcext:value-type="float">
            <text:p>0.9981385703</text:p>
          </table:table-cell>
        </table:table-row>
        <table:table-row table:style-name="ro1">
          <table:table-cell/>
          <table:table-cell office:value-type="float" office:value="41396.4173716016" calcext:value-type="float">
            <text:p>41396.4173716016</text:p>
          </table:table-cell>
          <table:table-cell office:value-type="float" office:value="0.999998881508737" calcext:value-type="float">
            <text:p>0.9999988815</text:p>
          </table:table-cell>
          <table:table-cell office:value-type="float" office:value="0.0942742471612587" calcext:value-type="float">
            <text:p>0.0942742472</text:p>
          </table:table-cell>
          <table:table-cell office:value-type="float" office:value="0.90572517649928" calcext:value-type="float">
            <text:p>0.9057251765</text:p>
          </table:table-cell>
          <table:table-cell/>
          <table:table-cell office:value-type="float" office:value="54400" calcext:value-type="float">
            <text:p>54400</text:p>
          </table:table-cell>
          <table:table-cell office:value-type="float" office:value="0.999999698900769" calcext:value-type="float">
            <text:p>0.9999996989</text:p>
          </table:table-cell>
          <table:table-cell office:value-type="float" office:value="0.00181712414035721" calcext:value-type="float">
            <text:p>0.0018171241</text:p>
          </table:table-cell>
          <table:table-cell office:value-type="float" office:value="0.998182874427088" calcext:value-type="float">
            <text:p>0.9981828744</text:p>
          </table:table-cell>
        </table:table-row>
        <table:table-row table:style-name="ro1">
          <table:table-cell/>
          <table:table-cell office:value-type="float" office:value="41466.6744444622" calcext:value-type="float">
            <text:p>41466.6744444622</text:p>
          </table:table-cell>
          <table:table-cell office:value-type="float" office:value="0.999998891295732" calcext:value-type="float">
            <text:p>0.9999988913</text:p>
          </table:table-cell>
          <table:table-cell office:value-type="float" office:value="0.0918959772338921" calcext:value-type="float">
            <text:p>0.0918959772</text:p>
          </table:table-cell>
          <table:table-cell office:value-type="float" office:value="0.908103468780457" calcext:value-type="float">
            <text:p>0.9081034688</text:p>
          </table:table-cell>
          <table:table-cell/>
          <table:table-cell office:value-type="float" office:value="54500" calcext:value-type="float">
            <text:p>54500</text:p>
          </table:table-cell>
          <table:table-cell office:value-type="float" office:value="0.999999701321923" calcext:value-type="float">
            <text:p>0.9999997013</text:p>
          </table:table-cell>
          <table:table-cell office:value-type="float" office:value="0.00177402028952486" calcext:value-type="float">
            <text:p>0.0017740203</text:p>
          </table:table-cell>
          <table:table-cell office:value-type="float" office:value="0.998225978329102" calcext:value-type="float">
            <text:p>0.9982259783</text:p>
          </table:table-cell>
        </table:table-row>
        <table:table-row table:style-name="ro1">
          <table:table-cell/>
          <table:table-cell office:value-type="float" office:value="41537.0281977158" calcext:value-type="float">
            <text:p>41537.0281977158</text:p>
          </table:table-cell>
          <table:table-cell office:value-type="float" office:value="0.999998900987629" calcext:value-type="float">
            <text:p>0.999998901</text:p>
          </table:table-cell>
          <table:table-cell office:value-type="float" office:value="0.0895756560554932" calcext:value-type="float">
            <text:p>0.0895756561</text:p>
          </table:table-cell>
          <table:table-cell office:value-type="float" office:value="0.910423811447652" calcext:value-type="float">
            <text:p>0.9104238114</text:p>
          </table:table-cell>
          <table:table-cell/>
          <table:table-cell office:value-type="float" office:value="54600" calcext:value-type="float">
            <text:p>54600</text:p>
          </table:table-cell>
          <table:table-cell office:value-type="float" office:value="0.999999703716364" calcext:value-type="float">
            <text:p>0.9999997037</text:p>
          </table:table-cell>
          <table:table-cell office:value-type="float" office:value="0.00173208059176815" calcext:value-type="float">
            <text:p>0.0017320806</text:p>
          </table:table-cell>
          <table:table-cell office:value-type="float" office:value="0.99826791807605" calcext:value-type="float">
            <text:p>0.9982679181</text:p>
          </table:table-cell>
        </table:table-row>
        <table:table-row table:style-name="ro1">
          <table:table-cell/>
          <table:table-cell office:value-type="float" office:value="41607.4769526377" calcext:value-type="float">
            <text:p>41607.4769526377</text:p>
          </table:table-cell>
          <table:table-cell office:value-type="float" office:value="0.999998910585101" calcext:value-type="float">
            <text:p>0.9999989106</text:p>
          </table:table-cell>
          <table:table-cell office:value-type="float" office:value="0.087312140739162" calcext:value-type="float">
            <text:p>0.0873121407</text:p>
          </table:table-cell>
          <table:table-cell office:value-type="float" office:value="0.912687347419688" calcext:value-type="float">
            <text:p>0.9126873474</text:p>
          </table:table-cell>
          <table:table-cell/>
          <table:table-cell office:value-type="float" office:value="54700" calcext:value-type="float">
            <text:p>54700</text:p>
          </table:table-cell>
          <table:table-cell office:value-type="float" office:value="0.999999706084459" calcext:value-type="float">
            <text:p>0.9999997061</text:p>
          </table:table-cell>
          <table:table-cell office:value-type="float" office:value="0.00169127005005253" calcext:value-type="float">
            <text:p>0.0016912701</text:p>
          </table:table-cell>
          <table:table-cell office:value-type="float" office:value="0.998308728665048" calcext:value-type="float">
            <text:p>0.9983087287</text:p>
          </table:table-cell>
        </table:table-row>
        <table:table-row table:style-name="ro1">
          <table:table-cell/>
          <table:table-cell office:value-type="float" office:value="41678.0190168169" calcext:value-type="float">
            <text:p>41678.0190168169</text:p>
          </table:table-cell>
          <table:table-cell office:value-type="float" office:value="0.999998920088902" calcext:value-type="float">
            <text:p>0.9999989201</text:p>
          </table:table-cell>
          <table:table-cell office:value-type="float" office:value="0.0851042879308731" calcext:value-type="float">
            <text:p>0.0851042879</text:p>
          </table:table-cell>
          <table:table-cell office:value-type="float" office:value="0.914895220081549" calcext:value-type="float">
            <text:p>0.9148952201</text:p>
          </table:table-cell>
          <table:table-cell/>
          <table:table-cell office:value-type="float" office:value="54800" calcext:value-type="float">
            <text:p>54800</text:p>
          </table:table-cell>
          <table:table-cell office:value-type="float" office:value="0.999999708426592" calcext:value-type="float">
            <text:p>0.9999997084</text:p>
          </table:table-cell>
          <table:table-cell office:value-type="float" office:value="0.00165155469093954" calcext:value-type="float">
            <text:p>0.0016515547</text:p>
          </table:table-cell>
          <table:table-cell office:value-type="float" office:value="0.998348444069616" calcext:value-type="float">
            <text:p>0.9983484441</text:p>
          </table:table-cell>
        </table:table-row>
        <table:table-row table:style-name="ro1">
          <table:table-cell/>
          <table:table-cell office:value-type="float" office:value="41748.6527291462" calcext:value-type="float">
            <text:p>41748.6527291462</text:p>
          </table:table-cell>
          <table:table-cell office:value-type="float" office:value="0.999998929499551" calcext:value-type="float">
            <text:p>0.9999989295</text:p>
          </table:table-cell>
          <table:table-cell office:value-type="float" office:value="0.082950976967477" calcext:value-type="float">
            <text:p>0.082950977</text:p>
          </table:table-cell>
          <table:table-cell office:value-type="float" office:value="0.917048550126125" calcext:value-type="float">
            <text:p>0.9170485501</text:p>
          </table:table-cell>
          <table:table-cell/>
          <table:table-cell office:value-type="float" office:value="54900" calcext:value-type="float">
            <text:p>54900</text:p>
          </table:table-cell>
          <table:table-cell office:value-type="float" office:value="0.99999971074305" calcext:value-type="float">
            <text:p>0.9999997107</text:p>
          </table:table-cell>
          <table:table-cell office:value-type="float" office:value="0.00161290216614348" calcext:value-type="float">
            <text:p>0.0016129022</text:p>
          </table:table-cell>
          <table:table-cell office:value-type="float" office:value="0.998387096638115" calcext:value-type="float">
            <text:p>0.9983870966</text:p>
          </table:table-cell>
        </table:table-row>
        <table:table-row table:style-name="ro1">
          <table:table-cell/>
          <table:table-cell office:value-type="float" office:value="41819.3763869763" calcext:value-type="float">
            <text:p>41819.3763869763</text:p>
          </table:table-cell>
          <table:table-cell office:value-type="float" office:value="0.999998938817888" calcext:value-type="float">
            <text:p>0.9999989388</text:p>
          </table:table-cell>
          <table:table-cell office:value-type="float" office:value="0.0808510723830937" calcext:value-type="float">
            <text:p>0.0808510724</text:p>
          </table:table-cell>
          <table:table-cell office:value-type="float" office:value="0.919148473048318" calcext:value-type="float">
            <text:p>0.919148473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0.999999713034273" calcext:value-type="float">
            <text:p>0.999999713</text:p>
          </table:table-cell>
          <table:table-cell office:value-type="float" office:value="0.00157528030606314" calcext:value-type="float">
            <text:p>0.0015752803</text:p>
          </table:table-cell>
          <table:table-cell office:value-type="float" office:value="0.998424718540221" calcext:value-type="float">
            <text:p>0.9984247185</text:p>
          </table:table-cell>
        </table:table-row>
        <table:table-row table:style-name="ro1">
          <table:table-cell/>
          <table:table-cell office:value-type="float" office:value="41890.188322401" calcext:value-type="float">
            <text:p>41890.188322401</text:p>
          </table:table-cell>
          <table:table-cell office:value-type="float" office:value="0.999998948044518" calcext:value-type="float">
            <text:p>0.999998948</text:p>
          </table:table-cell>
          <table:table-cell office:value-type="float" office:value="0.0788034631285949" calcext:value-type="float">
            <text:p>0.0788034631</text:p>
          </table:table-cell>
          <table:table-cell office:value-type="float" office:value="0.921196099925116" calcext:value-type="float">
            <text:p>0.9211960999</text:p>
          </table:table-cell>
          <table:table-cell/>
          <table:table-cell office:value-type="float" office:value="55100" calcext:value-type="float">
            <text:p>55100</text:p>
          </table:table-cell>
          <table:table-cell office:value-type="float" office:value="0.99999971530054" calcext:value-type="float">
            <text:p>0.9999997153</text:p>
          </table:table-cell>
          <table:table-cell office:value-type="float" office:value="0.00153865885777642" calcext:value-type="float">
            <text:p>0.0015386589</text:p>
          </table:table-cell>
          <table:table-cell office:value-type="float" office:value="0.998461340028922" calcext:value-type="float">
            <text:p>0.99846134</text:p>
          </table:table-cell>
        </table:table-row>
        <table:table-row table:style-name="ro1">
          <table:table-cell/>
          <table:table-cell office:value-type="float" office:value="41961.0868616779" calcext:value-type="float">
            <text:p>41961.0868616779</text:p>
          </table:table-cell>
          <table:table-cell office:value-type="float" office:value="0.999998957180129" calcext:value-type="float">
            <text:p>0.9999989572</text:p>
          </table:table-cell>
          <table:table-cell office:value-type="float" office:value="0.0768070416758296" calcext:value-type="float">
            <text:p>0.0768070417</text:p>
          </table:table-cell>
          <table:table-cell office:value-type="float" office:value="0.923192538311655" calcext:value-type="float">
            <text:p>0.9231925383</text:p>
          </table:table-cell>
          <table:table-cell/>
          <table:table-cell office:value-type="float" office:value="55200" calcext:value-type="float">
            <text:p>55200</text:p>
          </table:table-cell>
          <table:table-cell office:value-type="float" office:value="0.99999971754221" calcext:value-type="float">
            <text:p>0.9999997175</text:p>
          </table:table-cell>
          <table:table-cell office:value-type="float" office:value="0.00150300806491808" calcext:value-type="float">
            <text:p>0.0015030081</text:p>
          </table:table-cell>
          <table:table-cell office:value-type="float" office:value="0.998496990860652" calcext:value-type="float">
            <text:p>0.9984969909</text:p>
          </table:table-cell>
        </table:table-row>
        <table:table-row table:style-name="ro1">
          <table:table-cell/>
          <table:table-cell office:value-type="float" office:value="42032.0703375983" calcext:value-type="float">
            <text:p>42032.0703375983</text:p>
          </table:table-cell>
          <table:table-cell office:value-type="float" office:value="0.999998966225414" calcext:value-type="float">
            <text:p>0.9999989662</text:p>
          </table:table-cell>
          <table:table-cell office:value-type="float" office:value="0.0748607103432625" calcext:value-type="float">
            <text:p>0.0748607103</text:p>
          </table:table-cell>
          <table:table-cell office:value-type="float" office:value="0.925138885915539" calcext:value-type="float">
            <text:p>0.9251388859</text:p>
          </table:table-cell>
          <table:table-cell/>
          <table:table-cell office:value-type="float" office:value="55300" calcext:value-type="float">
            <text:p>55300</text:p>
          </table:table-cell>
          <table:table-cell office:value-type="float" office:value="0.999999719759616" calcext:value-type="float">
            <text:p>0.9999997198</text:p>
          </table:table-cell>
          <table:table-cell office:value-type="float" office:value="0.00146829925838288" calcext:value-type="float">
            <text:p>0.0014682993</text:p>
          </table:table-cell>
          <table:table-cell office:value-type="float" office:value="0.998531699704581" calcext:value-type="float">
            <text:p>0.9985316997</text:p>
          </table:table-cell>
        </table:table-row>
        <table:table-row table:style-name="ro1">
          <table:table-cell/>
          <table:table-cell office:value-type="float" office:value="42103.1370910987" calcext:value-type="float">
            <text:p>42103.1370910987</text:p>
          </table:table-cell>
          <table:table-cell office:value-type="float" office:value="0.999998975181067" calcext:value-type="float">
            <text:p>0.9999989752</text:p>
          </table:table-cell>
          <table:table-cell office:value-type="float" office:value="0.0729633820786734" calcext:value-type="float">
            <text:p>0.0729633821</text:p>
          </table:table-cell>
          <table:table-cell office:value-type="float" office:value="0.927036229814162" calcext:value-type="float">
            <text:p>0.9270362298</text:p>
          </table:table-cell>
          <table:table-cell/>
          <table:table-cell office:value-type="float" office:value="55400" calcext:value-type="float">
            <text:p>55400</text:p>
          </table:table-cell>
          <table:table-cell office:value-type="float" office:value="0.999999721953087" calcext:value-type="float">
            <text:p>0.999999722</text:p>
          </table:table-cell>
          <table:table-cell office:value-type="float" office:value="0.00143450469735686" calcext:value-type="float">
            <text:p>0.0014345047</text:p>
          </table:table-cell>
          <table:table-cell office:value-type="float" office:value="0.998565494301581" calcext:value-type="float">
            <text:p>0.9985654943</text:p>
          </table:table-cell>
        </table:table-row>
        <table:table-row table:style-name="ro1">
          <table:table-cell/>
          <table:table-cell office:value-type="float" office:value="42174.2854727765" calcext:value-type="float">
            <text:p>42174.2854727765</text:p>
          </table:table-cell>
          <table:table-cell office:value-type="float" office:value="0.999998984047787" calcext:value-type="float">
            <text:p>0.999998984</text:p>
          </table:table-cell>
          <table:table-cell office:value-type="float" office:value="0.0711139811837921" calcext:value-type="float">
            <text:p>0.0711139812</text:p>
          </table:table-cell>
          <table:table-cell office:value-type="float" office:value="0.928885645730098" calcext:value-type="float">
            <text:p>0.9288856457</text:p>
          </table:table-cell>
          <table:table-cell/>
          <table:table-cell office:value-type="float" office:value="55500" calcext:value-type="float">
            <text:p>55500</text:p>
          </table:table-cell>
          <table:table-cell office:value-type="float" office:value="0.999999724122923" calcext:value-type="float">
            <text:p>0.9999997241</text:p>
          </table:table-cell>
          <table:table-cell office:value-type="float" office:value="0.00140159764381942" calcext:value-type="float">
            <text:p>0.0014015976</text:p>
          </table:table-cell>
          <table:table-cell office:value-type="float" office:value="0.998598401389732" calcext:value-type="float">
            <text:p>0.9985984014</text:p>
          </table:table-cell>
        </table:table-row>
        <table:table-row table:style-name="ro1">
          <table:table-cell/>
          <table:table-cell office:value-type="float" office:value="42245.5138443098" calcext:value-type="float">
            <text:p>42245.5138443098</text:p>
          </table:table-cell>
          <table:table-cell office:value-type="float" office:value="0.999998992826274" calcext:value-type="float">
            <text:p>0.9999989928</text:p>
          </table:table-cell>
          <table:table-cell office:value-type="float" office:value="0.0693114439824068" calcext:value-type="float">
            <text:p>0.069311444</text:p>
          </table:table-cell>
          <table:table-cell office:value-type="float" office:value="0.930688197363016" calcext:value-type="float">
            <text:p>0.9306881974</text:p>
          </table:table-cell>
          <table:table-cell/>
          <table:table-cell office:value-type="float" office:value="55600" calcext:value-type="float">
            <text:p>55600</text:p>
          </table:table-cell>
          <table:table-cell office:value-type="float" office:value="0.999999726269486" calcext:value-type="float">
            <text:p>0.9999997263</text:p>
          </table:table-cell>
          <table:table-cell office:value-type="float" office:value="0.00136955190037162" calcext:value-type="float">
            <text:p>0.0013695519</text:p>
          </table:table-cell>
          <table:table-cell office:value-type="float" office:value="0.998630447166488" calcext:value-type="float">
            <text:p>0.9986304472</text:p>
          </table:table-cell>
        </table:table-row>
        <table:table-row table:style-name="ro1">
          <table:table-cell/>
          <table:table-cell office:value-type="float" office:value="42316.8205797849" calcext:value-type="float">
            <text:p>42316.8205797849</text:p>
          </table:table-cell>
          <table:table-cell office:value-type="float" office:value="0.999999001517233" calcext:value-type="float">
            <text:p>0.9999990015</text:p>
          </table:table-cell>
          <table:table-cell office:value-type="float" office:value="0.0675547194335749" calcext:value-type="float">
            <text:p>0.0675547194</text:p>
          </table:table-cell>
          <table:table-cell office:value-type="float" office:value="0.932444935776493" calcext:value-type="float">
            <text:p>0.9324449358</text:p>
          </table:table-cell>
          <table:table-cell/>
          <table:table-cell office:value-type="float" office:value="55700" calcext:value-type="float">
            <text:p>55700</text:p>
          </table:table-cell>
          <table:table-cell office:value-type="float" office:value="0.999999728393045" calcext:value-type="float">
            <text:p>0.9999997284</text:p>
          </table:table-cell>
          <table:table-cell office:value-type="float" office:value="0.00133834253221405" calcext:value-type="float">
            <text:p>0.0013383425</text:p>
          </table:table-cell>
          <table:table-cell office:value-type="float" office:value="0.998661656566702" calcext:value-type="float">
            <text:p>0.9986616566</text:p>
          </table:table-cell>
        </table:table-row>
        <table:table-row table:style-name="ro1">
          <table:table-cell/>
          <table:table-cell office:value-type="float" office:value="42388.2040669327" calcext:value-type="float">
            <text:p>42388.2040669327</text:p>
          </table:table-cell>
          <table:table-cell office:value-type="float" office:value="0.99999901012137" calcext:value-type="float">
            <text:p>0.9999990101</text:p>
          </table:table-cell>
          <table:table-cell office:value-type="float" office:value="0.0658427696916424" calcext:value-type="float">
            <text:p>0.0658427697</text:p>
          </table:table-cell>
          <table:table-cell office:value-type="float" office:value="0.934156898838014" calcext:value-type="float">
            <text:p>0.9341568988</text:p>
          </table:table-cell>
          <table:table-cell/>
          <table:table-cell office:value-type="float" office:value="55800" calcext:value-type="float">
            <text:p>55800</text:p>
          </table:table-cell>
          <table:table-cell office:value-type="float" office:value="0.999999730493929" calcext:value-type="float">
            <text:p>0.9999997305</text:p>
          </table:table-cell>
          <table:table-cell office:value-type="float" office:value="0.00130794509153752" calcext:value-type="float">
            <text:p>0.0013079451</text:p>
          </table:table-cell>
          <table:table-cell office:value-type="float" office:value="0.998692054038234" calcext:value-type="float">
            <text:p>0.998692054</text:p>
          </table:table-cell>
        </table:table-row>
        <table:table-row table:style-name="ro1">
          <table:table-cell/>
          <table:table-cell office:value-type="float" office:value="42459.6627165275" calcext:value-type="float">
            <text:p>42459.6627165275</text:p>
          </table:table-cell>
          <table:table-cell office:value-type="float" office:value="0.999999018639325" calcext:value-type="float">
            <text:p>0.9999990186</text:p>
          </table:table-cell>
          <table:table-cell office:value-type="float" office:value="0.0641745747855718" calcext:value-type="float">
            <text:p>0.0641745748</text:p>
          </table:table-cell>
          <table:table-cell office:value-type="float" office:value="0.935825106539629" calcext:value-type="float">
            <text:p>0.9358251065</text:p>
          </table:table-cell>
          <table:table-cell/>
          <table:table-cell office:value-type="float" office:value="55900" calcext:value-type="float">
            <text:p>55900</text:p>
          </table:table-cell>
          <table:table-cell office:value-type="float" office:value="0.99999973257244" calcext:value-type="float">
            <text:p>0.9999997326</text:p>
          </table:table-cell>
          <table:table-cell office:value-type="float" office:value="0.00127833601491973" calcext:value-type="float">
            <text:p>0.001278336</text:p>
          </table:table-cell>
          <table:table-cell office:value-type="float" office:value="0.998721663144555" calcext:value-type="float">
            <text:p>0.9987216631</text:p>
          </table:table-cell>
        </table:table-row>
        <table:table-row table:style-name="ro1">
          <table:table-cell/>
          <table:table-cell office:value-type="float" office:value="42531.1949302517" calcext:value-type="float">
            <text:p>42531.1949302517</text:p>
          </table:table-cell>
          <table:table-cell office:value-type="float" office:value="0.999999027071949" calcext:value-type="float">
            <text:p>0.9999990271</text:p>
          </table:table-cell>
          <table:table-cell office:value-type="float" office:value="0.0625491162906826" calcext:value-type="float">
            <text:p>0.0625491163</text:p>
          </table:table-cell>
          <table:table-cell office:value-type="float" office:value="0.937450577326404" calcext:value-type="float">
            <text:p>0.9374505773</text:p>
          </table:table-cell>
          <table:table-cell/>
          <table:table-cell office:value-type="float" office:value="56000" calcext:value-type="float">
            <text:p>56000</text:p>
          </table:table-cell>
          <table:table-cell office:value-type="float" office:value="0.999999734628875" calcext:value-type="float">
            <text:p>0.9999997346</text:p>
          </table:table-cell>
          <table:table-cell office:value-type="float" office:value="0.00124949248939729" calcext:value-type="float">
            <text:p>0.0012494925</text:p>
          </table:table-cell>
          <table:table-cell office:value-type="float" office:value="0.998750506698674" calcext:value-type="float">
            <text:p>0.9987505067</text:p>
          </table:table-cell>
        </table:table-row>
        <table:table-row table:style-name="ro1">
          <table:table-cell/>
          <table:table-cell office:value-type="float" office:value="42602.799159633" calcext:value-type="float">
            <text:p>42602.799159633</text:p>
          </table:table-cell>
          <table:table-cell office:value-type="float" office:value="0.999999035419819" calcext:value-type="float">
            <text:p>0.9999990354</text:p>
          </table:table-cell>
          <table:table-cell office:value-type="float" office:value="0.060965407044105" calcext:value-type="float">
            <text:p>0.060965407</text:p>
          </table:table-cell>
          <table:table-cell office:value-type="float" office:value="0.939034298380691" calcext:value-type="float">
            <text:p>0.9390342984</text:p>
          </table:table-cell>
          <table:table-cell/>
          <table:table-cell office:value-type="float" office:value="56100" calcext:value-type="float">
            <text:p>56100</text:p>
          </table:table-cell>
          <table:table-cell office:value-type="float" office:value="0.99999973666351" calcext:value-type="float">
            <text:p>0.9999997367</text:p>
          </table:table-cell>
          <table:table-cell office:value-type="float" office:value="0.0012213925183666" calcext:value-type="float">
            <text:p>0.0012213925</text:p>
          </table:table-cell>
          <table:table-cell office:value-type="float" office:value="0.99877860669724" calcext:value-type="float">
            <text:p>0.9987786067</text:p>
          </table:table-cell>
        </table:table-row>
        <table:table-row table:style-name="ro1">
          <table:table-cell/>
          <table:table-cell office:value-type="float" office:value="42674.4738493751" calcext:value-type="float">
            <text:p>42674.4738493751</text:p>
          </table:table-cell>
          <table:table-cell office:value-type="float" office:value="0.999999043683719" calcext:value-type="float">
            <text:p>0.9999990437</text:p>
          </table:table-cell>
          <table:table-cell office:value-type="float" office:value="0.0594224624169928" calcext:value-type="float">
            <text:p>0.0594224624</text:p>
          </table:table-cell>
          <table:table-cell office:value-type="float" office:value="0.940577254350233" calcext:value-type="float">
            <text:p>0.9405772544</text:p>
          </table:table-cell>
          <table:table-cell/>
          <table:table-cell office:value-type="float" office:value="56200" calcext:value-type="float">
            <text:p>56200</text:p>
          </table:table-cell>
          <table:table-cell office:value-type="float" office:value="0.999999738676651" calcext:value-type="float">
            <text:p>0.9999997387</text:p>
          </table:table-cell>
          <table:table-cell office:value-type="float" office:value="0.00119401461666204" calcext:value-type="float">
            <text:p>0.0011940146</text:p>
          </table:table-cell>
          <table:table-cell office:value-type="float" office:value="0.99880598462546" calcext:value-type="float">
            <text:p>0.9988059846</text:p>
          </table:table-cell>
        </table:table-row>
        <table:table-row table:style-name="ro1">
          <table:table-cell/>
          <table:table-cell office:value-type="float" office:value="42746.2174709837" calcext:value-type="float">
            <text:p>42746.2174709837</text:p>
          </table:table-cell>
          <table:table-cell office:value-type="float" office:value="0.999999051864368" calcext:value-type="float">
            <text:p>0.9999990519</text:p>
          </table:table-cell>
          <table:table-cell office:value-type="float" office:value="0.0579193172121858" calcext:value-type="float">
            <text:p>0.0579193172</text:p>
          </table:table-cell>
          <table:table-cell office:value-type="float" office:value="0.942080410450354" calcext:value-type="float">
            <text:p>0.9420804105</text:p>
          </table:table-cell>
          <table:table-cell/>
          <table:table-cell office:value-type="float" office:value="56300" calcext:value-type="float">
            <text:p>56300</text:p>
          </table:table-cell>
          <table:table-cell office:value-type="float" office:value="0.999999740668563" calcext:value-type="float">
            <text:p>0.9999997407</text:p>
          </table:table-cell>
          <table:table-cell office:value-type="float" office:value="0.00116733815857493" calcext:value-type="float">
            <text:p>0.0011673382</text:p>
          </table:table-cell>
          <table:table-cell office:value-type="float" office:value="0.998832661109085" calcext:value-type="float">
            <text:p>0.9988326611</text:p>
          </table:table-cell>
        </table:table-row>
        <table:table-row table:style-name="ro1">
          <table:table-cell/>
          <table:table-cell office:value-type="float" office:value="42818.0285225855" calcext:value-type="float">
            <text:p>42818.0285225855</text:p>
          </table:table-cell>
          <table:table-cell office:value-type="float" office:value="0.999999059962418" calcext:value-type="float">
            <text:p>0.99999906</text:p>
          </table:table-cell>
          <table:table-cell office:value-type="float" office:value="0.0564550254453137" calcext:value-type="float">
            <text:p>0.0564550254</text:p>
          </table:table-cell>
          <table:table-cell office:value-type="float" office:value="0.943544712682884" calcext:value-type="float">
            <text:p>0.9435447127</text:p>
          </table:table-cell>
          <table:table-cell/>
          <table:table-cell office:value-type="float" office:value="56400" calcext:value-type="float">
            <text:p>56400</text:p>
          </table:table-cell>
          <table:table-cell office:value-type="float" office:value="0.999999742639565" calcext:value-type="float">
            <text:p>0.9999997426</text:p>
          </table:table-cell>
          <table:table-cell office:value-type="float" office:value="0.00114134290687029" calcext:value-type="float">
            <text:p>0.0011413429</text:p>
          </table:table-cell>
          <table:table-cell office:value-type="float" office:value="0.998858656385388" calcext:value-type="float">
            <text:p>0.9988586564</text:p>
          </table:table-cell>
        </table:table-row>
        <table:table-row table:style-name="ro1">
          <table:table-cell/>
          <table:table-cell office:value-type="float" office:value="42889.9055001317" calcext:value-type="float">
            <text:p>42889.9055001317</text:p>
          </table:table-cell>
          <table:table-cell office:value-type="float" office:value="0.999999067978723" calcext:value-type="float">
            <text:p>0.999999068</text:p>
          </table:table-cell>
          <table:table-cell office:value-type="float" office:value="0.0550286458020581" calcext:value-type="float">
            <text:p>0.0550286458</text:p>
          </table:table-cell>
          <table:table-cell office:value-type="float" office:value="0.944971102379063" calcext:value-type="float">
            <text:p>0.9449711024</text:p>
          </table:table-cell>
          <table:table-cell/>
          <table:table-cell office:value-type="float" office:value="56500" calcext:value-type="float">
            <text:p>56500</text:p>
          </table:table-cell>
          <table:table-cell office:value-type="float" office:value="0.999999744589874" calcext:value-type="float">
            <text:p>0.9999997446</text:p>
          </table:table-cell>
          <table:table-cell office:value-type="float" office:value="0.0011160096867026" calcext:value-type="float">
            <text:p>0.0011160097</text:p>
          </table:table-cell>
          <table:table-cell office:value-type="float" office:value="0.998883989629252" calcext:value-type="float">
            <text:p>0.9988839896</text:p>
          </table:table-cell>
        </table:table-row>
        <table:table-row table:style-name="ro1">
          <table:table-cell/>
          <table:table-cell office:value-type="float" office:value="42961.8469494501" calcext:value-type="float">
            <text:p>42961.8469494501</text:p>
          </table:table-cell>
          <table:table-cell office:value-type="float" office:value="0.999999075913873" calcext:value-type="float">
            <text:p>0.9999990759</text:p>
          </table:table-cell>
          <table:table-cell office:value-type="float" office:value="0.0536392676429744" calcext:value-type="float">
            <text:p>0.0536392676</text:p>
          </table:table-cell>
          <table:table-cell office:value-type="float" office:value="0.946360490194486" calcext:value-type="float">
            <text:p>0.9463604902</text:p>
          </table:table-cell>
          <table:table-cell/>
          <table:table-cell office:value-type="float" office:value="56600" calcext:value-type="float">
            <text:p>56600</text:p>
          </table:table-cell>
          <table:table-cell office:value-type="float" office:value="0.99999974651982" calcext:value-type="float">
            <text:p>0.9999997465</text:p>
          </table:table-cell>
          <table:table-cell office:value-type="float" office:value="0.00109131942129561" calcext:value-type="float">
            <text:p>0.0010913194</text:p>
          </table:table-cell>
          <table:table-cell office:value-type="float" office:value="0.998908679917489" calcext:value-type="float">
            <text:p>0.9989086799</text:p>
          </table:table-cell>
        </table:table-row>
        <table:table-row table:style-name="ro1">
          <table:table-cell/>
          <table:table-cell office:value-type="float" office:value="43033.8514225002" calcext:value-type="float">
            <text:p>43033.8514225002</text:p>
          </table:table-cell>
          <table:table-cell office:value-type="float" office:value="0.999999083768592" calcext:value-type="float">
            <text:p>0.9999990838</text:p>
          </table:table-cell>
          <table:table-cell office:value-type="float" office:value="0.0522859889530859" calcext:value-type="float">
            <text:p>0.052285989</text:p>
          </table:table-cell>
          <table:table-cell office:value-type="float" office:value="0.947713778159747" calcext:value-type="float">
            <text:p>0.9477137782</text:p>
          </table:table-cell>
          <table:table-cell/>
          <table:table-cell office:value-type="float" office:value="56700" calcext:value-type="float">
            <text:p>56700</text:p>
          </table:table-cell>
          <table:table-cell office:value-type="float" office:value="0.999999748429628" calcext:value-type="float">
            <text:p>0.9999997484</text:p>
          </table:table-cell>
          <table:table-cell office:value-type="float" office:value="0.00106725404127087" calcext:value-type="float">
            <text:p>0.001067254</text:p>
          </table:table-cell>
          <table:table-cell office:value-type="float" office:value="0.998932745319511" calcext:value-type="float">
            <text:p>0.9989327453</text:p>
          </table:table-cell>
        </table:table-row>
        <table:table-row table:style-name="ro1">
          <table:table-cell/>
          <table:table-cell office:value-type="float" office:value="43105.917479546" calcext:value-type="float">
            <text:p>43105.917479546</text:p>
          </table:table-cell>
          <table:table-cell office:value-type="float" office:value="0.999999091543734" calcext:value-type="float">
            <text:p>0.9999990915</text:p>
          </table:table-cell>
          <table:table-cell office:value-type="float" office:value="0.0509679173791217" calcext:value-type="float">
            <text:p>0.0509679174</text:p>
          </table:table-cell>
          <table:table-cell office:value-type="float" office:value="0.949031858643209" calcext:value-type="float">
            <text:p>0.9490318586</text:p>
          </table:table-cell>
          <table:table-cell/>
          <table:table-cell office:value-type="float" office:value="56800" calcext:value-type="float">
            <text:p>56800</text:p>
          </table:table-cell>
          <table:table-cell office:value-type="float" office:value="0.999999750319565" calcext:value-type="float">
            <text:p>0.9999997503</text:p>
          </table:table-cell>
          <table:table-cell office:value-type="float" office:value="0.00104379587546675" calcext:value-type="float">
            <text:p>0.0010437959</text:p>
          </table:table-cell>
          <table:table-cell office:value-type="float" office:value="0.998956203506514" calcext:value-type="float">
            <text:p>0.9989562035</text:p>
          </table:table-cell>
        </table:table-row>
        <table:table-row table:style-name="ro1">
          <table:table-cell/>
          <table:table-cell office:value-type="float" office:value="43178.043736608" calcext:value-type="float">
            <text:p>43178.043736608</text:p>
          </table:table-cell>
          <table:table-cell office:value-type="float" office:value="0.99999909923983" calcext:value-type="float">
            <text:p>0.9999990992</text:p>
          </table:table-cell>
          <table:table-cell office:value-type="float" office:value="0.0496841937778116" calcext:value-type="float">
            <text:p>0.0496841938</text:p>
          </table:table-cell>
          <table:table-cell office:value-type="float" office:value="0.950315590802509" calcext:value-type="float">
            <text:p>0.9503155908</text:p>
          </table:table-cell>
          <table:table-cell/>
          <table:table-cell office:value-type="float" office:value="56900" calcext:value-type="float">
            <text:p>56900</text:p>
          </table:table-cell>
          <table:table-cell office:value-type="float" office:value="0.999999752189906" calcext:value-type="float">
            <text:p>0.9999997522</text:p>
          </table:table-cell>
          <table:table-cell office:value-type="float" office:value="0.0010209277267936" calcext:value-type="float">
            <text:p>0.0010209277</text:p>
          </table:table-cell>
          <table:table-cell office:value-type="float" office:value="0.998979071675618" calcext:value-type="float">
            <text:p>0.9989790717</text:p>
          </table:table-cell>
        </table:table-row>
        <table:table-row table:style-name="ro1">
          <table:table-cell/>
          <table:table-cell office:value-type="float" office:value="43250.2287921518" calcext:value-type="float">
            <text:p>43250.2287921518</text:p>
          </table:table-cell>
          <table:table-cell office:value-type="float" office:value="0.999999106857795" calcext:value-type="float">
            <text:p>0.9999991069</text:p>
          </table:table-cell>
          <table:table-cell office:value-type="float" office:value="0.0484339555644972" calcext:value-type="float">
            <text:p>0.0484339556</text:p>
          </table:table-cell>
          <table:table-cell office:value-type="float" office:value="0.951565837236306" calcext:value-type="float">
            <text:p>0.9515658372</text:p>
          </table:table-cell>
          <table:table-cell/>
          <table:table-cell office:value-type="float" office:value="57000" calcext:value-type="float">
            <text:p>57000</text:p>
          </table:table-cell>
          <table:table-cell office:value-type="float" office:value="0.999999754040905" calcext:value-type="float">
            <text:p>0.999999754</text:p>
          </table:table-cell>
          <table:table-cell office:value-type="float" office:value="0.000998633009478468" calcext:value-type="float">
            <text:p>0.000998633</text:p>
          </table:table-cell>
          <table:table-cell office:value-type="float" office:value="0.999001366412625" calcext:value-type="float">
            <text:p>0.9990013664</text:p>
          </table:table-cell>
        </table:table-row>
        <table:table-row table:style-name="ro1">
          <table:table-cell/>
          <table:table-cell office:value-type="float" office:value="43322.4713000936" calcext:value-type="float">
            <text:p>43322.4713000936</text:p>
          </table:table-cell>
          <table:table-cell office:value-type="float" office:value="0.999999114398227" calcext:value-type="float">
            <text:p>0.9999991144</text:p>
          </table:table-cell>
          <table:table-cell office:value-type="float" office:value="0.0472163729583057" calcext:value-type="float">
            <text:p>0.047216373</text:p>
          </table:table-cell>
          <table:table-cell office:value-type="float" office:value="0.952783427738795" calcext:value-type="float">
            <text:p>0.9527834277</text:p>
          </table:table-cell>
          <table:table-cell/>
          <table:table-cell office:value-type="float" office:value="57100" calcext:value-type="float">
            <text:p>57100</text:p>
          </table:table-cell>
          <table:table-cell office:value-type="float" office:value="0.999999755872778" calcext:value-type="float">
            <text:p>0.9999997559</text:p>
          </table:table-cell>
          <table:table-cell office:value-type="float" office:value="0.000976895793321674" calcext:value-type="float">
            <text:p>0.0009768958</text:p>
          </table:table-cell>
          <table:table-cell office:value-type="float" office:value="0.999023103647766" calcext:value-type="float">
            <text:p>0.9990231036</text:p>
          </table:table-cell>
        </table:table-row>
        <table:table-row table:style-name="ro1">
          <table:table-cell/>
          <table:table-cell office:value-type="float" office:value="43394.7699239749" calcext:value-type="float">
            <text:p>43394.7699239749</text:p>
          </table:table-cell>
          <table:table-cell office:value-type="float" office:value="0.999999121861851" calcext:value-type="float">
            <text:p>0.9999991219</text:p>
          </table:table-cell>
          <table:table-cell office:value-type="float" office:value="0.0460306260548298" calcext:value-type="float">
            <text:p>0.0460306261</text:p>
          </table:table-cell>
          <table:table-cell office:value-type="float" office:value="0.953969182227253" calcext:value-type="float">
            <text:p>0.9539691822</text:p>
          </table:table-cell>
          <table:table-cell/>
          <table:table-cell office:value-type="float" office:value="57200" calcext:value-type="float">
            <text:p>57200</text:p>
          </table:table-cell>
          <table:table-cell office:value-type="float" office:value="0.999999757685808" calcext:value-type="float">
            <text:p>0.9999997577</text:p>
          </table:table-cell>
          <table:table-cell office:value-type="float" office:value="0.000955700350446488" calcext:value-type="float">
            <text:p>0.0009557004</text:p>
          </table:table-cell>
          <table:table-cell office:value-type="float" office:value="0.999044299108943" calcext:value-type="float">
            <text:p>0.9990442991</text:p>
          </table:table-cell>
        </table:table-row>
        <table:table-row table:style-name="ro1">
          <table:table-cell/>
          <table:table-cell office:value-type="float" office:value="43467.123344572" calcext:value-type="float">
            <text:p>43467.123344572</text:p>
          </table:table-cell>
          <table:table-cell office:value-type="float" office:value="0.999999129249453" calcext:value-type="float">
            <text:p>0.9999991292</text:p>
          </table:table-cell>
          <table:table-cell office:value-type="float" office:value="0.0448759085272343" calcext:value-type="float">
            <text:p>0.0448759085</text:p>
          </table:table-cell>
          <table:table-cell office:value-type="float" office:value="0.955123907040915" calcext:value-type="float">
            <text:p>0.955123907</text:p>
          </table:table-cell>
          <table:table-cell/>
          <table:table-cell office:value-type="float" office:value="57300" calcext:value-type="float">
            <text:p>57300</text:p>
          </table:table-cell>
          <table:table-cell office:value-type="float" office:value="0.999999759480236" calcext:value-type="float">
            <text:p>0.9999997595</text:p>
          </table:table-cell>
          <table:table-cell office:value-type="float" office:value="0.000935031582002604" calcext:value-type="float">
            <text:p>0.0009350316</text:p>
          </table:table-cell>
          <table:table-cell office:value-type="float" office:value="0.999064967895034" calcext:value-type="float">
            <text:p>0.9990649679</text:p>
          </table:table-cell>
        </table:table-row>
        <table:table-row table:style-name="ro1">
          <table:table-cell/>
          <table:table-cell office:value-type="float" office:value="43539.5302722618" calcext:value-type="float">
            <text:p>43539.5302722618</text:p>
          </table:table-cell>
          <table:table-cell office:value-type="float" office:value="0.999999136561752" calcext:value-type="float">
            <text:p>0.9999991366</text:p>
          </table:table-cell>
          <table:table-cell office:value-type="float" office:value="0.0437514336365736" calcext:value-type="float">
            <text:p>0.0437514336</text:p>
          </table:table-cell>
          <table:table-cell office:value-type="float" office:value="0.956248388930622" calcext:value-type="float">
            <text:p>0.9562483889</text:p>
          </table:table-cell>
          <table:table-cell/>
          <table:table-cell office:value-type="float" office:value="57400" calcext:value-type="float">
            <text:p>57400</text:p>
          </table:table-cell>
          <table:table-cell office:value-type="float" office:value="0.999999761256268" calcext:value-type="float">
            <text:p>0.9999997613</text:p>
          </table:table-cell>
          <table:table-cell office:value-type="float" office:value="0.000914874984839809" calcext:value-type="float">
            <text:p>0.000914875</text:p>
          </table:table-cell>
          <table:table-cell office:value-type="float" office:value="0.999085124509214" calcext:value-type="float">
            <text:p>0.9990851245</text:p>
          </table:table-cell>
        </table:table-row>
        <table:table-row table:style-name="ro1">
          <table:table-cell/>
          <table:table-cell office:value-type="float" office:value="43611.9894464079" calcext:value-type="float">
            <text:p>43611.9894464079</text:p>
          </table:table-cell>
          <table:table-cell office:value-type="float" office:value="0.999999143799413" calcext:value-type="float">
            <text:p>0.9999991438</text:p>
          </table:table-cell>
          <table:table-cell office:value-type="float" office:value="0.0426564337899904" calcext:value-type="float">
            <text:p>0.0426564338</text:p>
          </table:table-cell>
          <table:table-cell office:value-type="float" office:value="0.95734339550064" calcext:value-type="float">
            <text:p>0.9573433955</text:p>
          </table:table-cell>
          <table:table-cell/>
          <table:table-cell office:value-type="float" office:value="57500" calcext:value-type="float">
            <text:p>57500</text:p>
          </table:table-cell>
          <table:table-cell office:value-type="float" office:value="0.999999763014191" calcext:value-type="float">
            <text:p>0.999999763</text:p>
          </table:table-cell>
          <table:table-cell office:value-type="float" office:value="0.000895216166095142" calcext:value-type="float">
            <text:p>0.0008952162</text:p>
          </table:table-cell>
          <table:table-cell office:value-type="float" office:value="0.999104783344371" calcext:value-type="float">
            <text:p>0.9991047833</text:p>
          </table:table-cell>
        </table:table-row>
        <table:table-row table:style-name="ro1">
          <table:table-cell/>
          <table:table-cell office:value-type="float" office:value="43684.4996237985" calcext:value-type="float">
            <text:p>43684.4996237985</text:p>
          </table:table-cell>
          <table:table-cell office:value-type="float" office:value="0.999999150963154" calcext:value-type="float">
            <text:p>0.999999151</text:p>
          </table:table-cell>
          <table:table-cell office:value-type="float" office:value="0.0415901547171023" calcext:value-type="float">
            <text:p>0.0415901547</text:p>
          </table:table-cell>
          <table:table-cell office:value-type="float" office:value="0.958409681032343" calcext:value-type="float">
            <text:p>0.958409681</text:p>
          </table:table-cell>
          <table:table-cell/>
          <table:table-cell office:value-type="float" office:value="57600" calcext:value-type="float">
            <text:p>57600</text:p>
          </table:table-cell>
          <table:table-cell office:value-type="float" office:value="0.999999764754187" calcext:value-type="float">
            <text:p>0.9999997648</text:p>
          </table:table-cell>
          <table:table-cell office:value-type="float" office:value="0.000876041564449045" calcext:value-type="float">
            <text:p>0.0008760416</text:p>
          </table:table-cell>
          <table:table-cell office:value-type="float" office:value="0.999123957961847" calcext:value-type="float">
            <text:p>0.999123958</text:p>
          </table:table-cell>
        </table:table-row>
        <table:table-row table:style-name="ro1">
          <table:table-cell/>
          <table:table-cell office:value-type="float" office:value="43757.0595847148" calcext:value-type="float">
            <text:p>43757.0595847148</text:p>
          </table:table-cell>
          <table:table-cell office:value-type="float" office:value="0.999999158053695" calcext:value-type="float">
            <text:p>0.9999991581</text:p>
          </table:table-cell>
          <table:table-cell office:value-type="float" office:value="0.0405518583589677" calcext:value-type="float">
            <text:p>0.0405518584</text:p>
          </table:table-cell>
          <table:table-cell office:value-type="float" office:value="0.959447983595236" calcext:value-type="float">
            <text:p>0.9594479836</text:p>
          </table:table-cell>
          <table:table-cell/>
          <table:table-cell office:value-type="float" office:value="57700" calcext:value-type="float">
            <text:p>57700</text:p>
          </table:table-cell>
          <table:table-cell office:value-type="float" office:value="0.999999766476516" calcext:value-type="float">
            <text:p>0.9999997665</text:p>
          </table:table-cell>
          <table:table-cell office:value-type="float" office:value="0.000857337709390059" calcext:value-type="float">
            <text:p>0.0008573377</text:p>
          </table:table-cell>
          <table:table-cell office:value-type="float" office:value="0.999142661832176" calcext:value-type="float">
            <text:p>0.9991426618</text:p>
          </table:table-cell>
        </table:table-row>
        <table:table-row table:style-name="ro1">
          <table:table-cell/>
          <table:table-cell office:value-type="float" office:value="43829.6681224886" calcext:value-type="float">
            <text:p>43829.6681224886</text:p>
          </table:table-cell>
          <table:table-cell office:value-type="float" office:value="0.999999165071871" calcext:value-type="float">
            <text:p>0.9999991651</text:p>
          </table:table-cell>
          <table:table-cell office:value-type="float" office:value="0.0395408176340004" calcext:value-type="float">
            <text:p>0.0395408176</text:p>
          </table:table-cell>
          <table:table-cell office:value-type="float" office:value="0.960459030281094" calcext:value-type="float">
            <text:p>0.9604590303</text:p>
          </table:table-cell>
          <table:table-cell/>
          <table:table-cell office:value-type="float" office:value="57800" calcext:value-type="float">
            <text:p>57800</text:p>
          </table:table-cell>
          <table:table-cell office:value-type="float" office:value="0.999999768181389" calcext:value-type="float">
            <text:p>0.9999997682</text:p>
          </table:table-cell>
          <table:table-cell office:value-type="float" office:value="0.000839091728030177" calcext:value-type="float">
            <text:p>0.0008390917</text:p>
          </table:table-cell>
          <table:table-cell office:value-type="float" office:value="0.999160907828268" calcext:value-type="float">
            <text:p>0.9991609078</text:p>
          </table:table-cell>
        </table:table-row>
        <table:table-row table:style-name="ro1">
          <table:table-cell/>
          <table:table-cell office:value-type="float" office:value="43902.3240854632" calcext:value-type="float">
            <text:p>43902.3240854632</text:p>
          </table:table-cell>
          <table:table-cell office:value-type="float" office:value="0.999999172018164" calcext:value-type="float">
            <text:p>0.999999172</text:p>
          </table:table-cell>
          <table:table-cell office:value-type="float" office:value="0.0385563369016682" calcext:value-type="float">
            <text:p>0.0385563369</text:p>
          </table:table-cell>
          <table:table-cell office:value-type="float" office:value="0.961443516740117" calcext:value-type="float">
            <text:p>0.9614435167</text:p>
          </table:table-cell>
          <table:table-cell/>
          <table:table-cell office:value-type="float" office:value="57900" calcext:value-type="float">
            <text:p>57900</text:p>
          </table:table-cell>
          <table:table-cell office:value-type="float" office:value="0.99999976986901" calcext:value-type="float">
            <text:p>0.9999997699</text:p>
          </table:table-cell>
          <table:table-cell office:value-type="float" office:value="0.000821291132808828" calcext:value-type="float">
            <text:p>0.0008212911</text:p>
          </table:table-cell>
          <table:table-cell office:value-type="float" office:value="0.999178708437703" calcext:value-type="float">
            <text:p>0.9991787084</text:p>
          </table:table-cell>
        </table:table-row>
        <table:table-row table:style-name="ro1">
          <table:table-cell/>
          <table:table-cell office:value-type="float" office:value="43975.0263035985" calcext:value-type="float">
            <text:p>43975.0263035985</text:p>
          </table:table-cell>
          <table:table-cell office:value-type="float" office:value="0.999999178893518" calcext:value-type="float">
            <text:p>0.9999991789</text:p>
          </table:table-cell>
          <table:table-cell office:value-type="float" office:value="0.0375977158599992" calcext:value-type="float">
            <text:p>0.0375977159</text:p>
          </table:table-cell>
          <table:table-cell office:value-type="float" office:value="0.962402143283723" calcext:value-type="float">
            <text:p>0.9624021433</text:p>
          </table:table-cell>
          <table:table-cell/>
          <table:table-cell office:value-type="float" office:value="58000" calcext:value-type="float">
            <text:p>58000</text:p>
          </table:table-cell>
          <table:table-cell office:value-type="float" office:value="0.999999771539647" calcext:value-type="float">
            <text:p>0.9999997715</text:p>
          </table:table-cell>
          <table:table-cell office:value-type="float" office:value="0.000803923579012298" calcext:value-type="float">
            <text:p>0.0008039236</text:p>
          </table:table-cell>
          <table:table-cell office:value-type="float" office:value="0.999196076005216" calcext:value-type="float">
            <text:p>0.999196076</text:p>
          </table:table-cell>
        </table:table-row>
        <table:table-row table:style-name="ro1">
          <table:table-cell/>
          <table:table-cell office:value-type="float" office:value="44047.773661188" calcext:value-type="float">
            <text:p>44047.773661188</text:p>
          </table:table-cell>
          <table:table-cell office:value-type="float" office:value="0.999999185698528" calcext:value-type="float">
            <text:p>0.9999991857</text:p>
          </table:table-cell>
          <table:table-cell office:value-type="float" office:value="0.0366642850716688" calcext:value-type="float">
            <text:p>0.0366642851</text:p>
          </table:table-cell>
          <table:table-cell office:value-type="float" office:value="0.963335579358193" calcext:value-type="float">
            <text:p>0.9633355794</text:p>
          </table:table-cell>
          <table:table-cell/>
          <table:table-cell office:value-type="float" office:value="58100" calcext:value-type="float">
            <text:p>58100</text:p>
          </table:table-cell>
          <table:table-cell office:value-type="float" office:value="0.999999773193466" calcext:value-type="float">
            <text:p>0.9999997732</text:p>
          </table:table-cell>
          <table:table-cell office:value-type="float" office:value="0.000786977441334003" calcext:value-type="float">
            <text:p>0.0007869774</text:p>
          </table:table-cell>
          <table:table-cell office:value-type="float" office:value="0.999213022156131" calcext:value-type="float">
            <text:p>0.9992130222</text:p>
          </table:table-cell>
        </table:table-row>
        <table:table-row table:style-name="ro1">
          <table:table-cell/>
          <table:table-cell office:value-type="float" office:value="44120.5650552394" calcext:value-type="float">
            <text:p>44120.5650552394</text:p>
          </table:table-cell>
          <table:table-cell office:value-type="float" office:value="0.999999192433904" calcext:value-type="float">
            <text:p>0.9999991924</text:p>
          </table:table-cell>
          <table:table-cell office:value-type="float" office:value="0.0357553854575815" calcext:value-type="float">
            <text:p>0.0357553855</text:p>
          </table:table-cell>
          <table:table-cell office:value-type="float" office:value="0.964244484051262" calcext:value-type="float">
            <text:p>0.9642444841</text:p>
          </table:table-cell>
          <table:table-cell/>
          <table:table-cell office:value-type="float" office:value="58200" calcext:value-type="float">
            <text:p>58200</text:p>
          </table:table-cell>
          <table:table-cell office:value-type="float" office:value="0.999999774830711" calcext:value-type="float">
            <text:p>0.9999997748</text:p>
          </table:table-cell>
          <table:table-cell office:value-type="float" office:value="0.000770441158112473" calcext:value-type="float">
            <text:p>0.0007704412</text:p>
          </table:table-cell>
          <table:table-cell office:value-type="float" office:value="0.999229558452128" calcext:value-type="float">
            <text:p>0.9992295585</text:p>
          </table:table-cell>
        </table:table-row>
        <table:table-row table:style-name="ro1">
          <table:table-cell/>
          <table:table-cell office:value-type="float" office:value="44193.3994057602" calcext:value-type="float">
            <text:p>44193.3994057602</text:p>
          </table:table-cell>
          <table:table-cell office:value-type="float" office:value="0.999999199100351" calcext:value-type="float">
            <text:p>0.9999991991</text:p>
          </table:table-cell>
          <table:table-cell office:value-type="float" office:value="0.0348703732274955" calcext:value-type="float">
            <text:p>0.0348703732</text:p>
          </table:table-cell>
          <table:table-cell office:value-type="float" office:value="0.965129501161471" calcext:value-type="float">
            <text:p>0.9651295012</text:p>
          </table:table-cell>
          <table:table-cell/>
          <table:table-cell office:value-type="float" office:value="58300" calcext:value-type="float">
            <text:p>58300</text:p>
          </table:table-cell>
          <table:table-cell office:value-type="float" office:value="0.99999977645156" calcext:value-type="float">
            <text:p>0.9999997765</text:p>
          </table:table-cell>
          <table:table-cell office:value-type="float" office:value="0.000754303734858413" calcext:value-type="float">
            <text:p>0.0007543037</text:p>
          </table:table-cell>
          <table:table-cell office:value-type="float" office:value="0.999245695887714" calcext:value-type="float">
            <text:p>0.9992456959</text:p>
          </table:table-cell>
        </table:table-row>
        <table:table-row table:style-name="ro1">
          <table:table-cell/>
          <table:table-cell office:value-type="float" office:value="44266.2756510738" calcext:value-type="float">
            <text:p>44266.2756510738</text:p>
          </table:table-cell>
          <table:table-cell office:value-type="float" office:value="0.999999205698626" calcext:value-type="float">
            <text:p>0.9999992057</text:p>
          </table:table-cell>
          <table:table-cell office:value-type="float" office:value="0.0340086174949212" calcext:value-type="float">
            <text:p>0.0340086175</text:p>
          </table:table-cell>
          <table:table-cell office:value-type="float" office:value="0.965991261583292" calcext:value-type="float">
            <text:p>0.9659912616</text:p>
          </table:table-cell>
          <table:table-cell/>
          <table:table-cell office:value-type="float" office:value="58400" calcext:value-type="float">
            <text:p>58400</text:p>
          </table:table-cell>
          <table:table-cell office:value-type="float" office:value="0.999999778056248" calcext:value-type="float">
            <text:p>0.9999997781</text:p>
          </table:table-cell>
          <table:table-cell office:value-type="float" office:value="0.000738554289076823" calcext:value-type="float">
            <text:p>0.0007385543</text:p>
          </table:table-cell>
          <table:table-cell office:value-type="float" office:value="0.9992614453454" calcext:value-type="float">
            <text:p>0.9992614453</text:p>
          </table:table-cell>
        </table:table-row>
        <table:table-row table:style-name="ro1">
          <table:table-cell/>
          <table:table-cell office:value-type="float" office:value="44339.1927613669" calcext:value-type="float">
            <text:p>44339.1927613669</text:p>
          </table:table-cell>
          <table:table-cell office:value-type="float" office:value="0.999999212229373" calcext:value-type="float">
            <text:p>0.9999992122</text:p>
          </table:table-cell>
          <table:table-cell office:value-type="float" office:value="0.0331695067513054" calcext:value-type="float">
            <text:p>0.0331695068</text:p>
          </table:table-cell>
          <table:table-cell office:value-type="float" office:value="0.96683037683291" calcext:value-type="float">
            <text:p>0.9668303768</text:p>
          </table:table-cell>
          <table:table-cell/>
          <table:table-cell office:value-type="float" office:value="58500" calcext:value-type="float">
            <text:p>58500</text:p>
          </table:table-cell>
          <table:table-cell office:value-type="float" office:value="0.999999779644949" calcext:value-type="float">
            <text:p>0.9999997796</text:p>
          </table:table-cell>
          <table:table-cell office:value-type="float" office:value="0.000723182473122226" calcext:value-type="float">
            <text:p>0.0007231825</text:p>
          </table:table-cell>
          <table:table-cell office:value-type="float" office:value="0.999276817172848" calcext:value-type="float">
            <text:p>0.9992768172</text:p>
          </table:table-cell>
        </table:table-row>
        <table:table-row table:style-name="ro1">
          <table:table-cell/>
          <table:table-cell office:value-type="float" office:value="44412.1497245052" calcext:value-type="float">
            <text:p>44412.1497245052</text:p>
          </table:table-cell>
          <table:table-cell office:value-type="float" office:value="0.999999218693289" calcext:value-type="float">
            <text:p>0.9999992187</text:p>
          </table:table-cell>
          <table:table-cell office:value-type="float" office:value="0.032352441856821" calcext:value-type="float">
            <text:p>0.0323524419</text:p>
          </table:table-cell>
          <table:table-cell office:value-type="float" office:value="0.967647446057498" calcext:value-type="float">
            <text:p>0.9676474461</text:p>
          </table:table-cell>
          <table:table-cell/>
          <table:table-cell office:value-type="float" office:value="58600" calcext:value-type="float">
            <text:p>58600</text:p>
          </table:table-cell>
          <table:table-cell office:value-type="float" office:value="0.999999781217892" calcext:value-type="float">
            <text:p>0.9999997812</text:p>
          </table:table-cell>
          <table:table-cell office:value-type="float" office:value="0.000708178040366512" calcext:value-type="float">
            <text:p>0.000708178</text:p>
          </table:table-cell>
          <table:table-cell office:value-type="float" office:value="0.999291821616702" calcext:value-type="float">
            <text:p>0.9992918216</text:p>
          </table:table-cell>
        </table:table-row>
        <table:table-row table:style-name="ro1">
          <table:table-cell/>
          <table:table-cell office:value-type="float" office:value="44485.1455505345" calcext:value-type="float">
            <text:p>44485.1455505345</text:p>
          </table:table-cell>
          <table:table-cell office:value-type="float" office:value="0.999999225091066" calcext:value-type="float">
            <text:p>0.9999992251</text:p>
          </table:table-cell>
          <table:table-cell office:value-type="float" office:value="0.0315568381257813" calcext:value-type="float">
            <text:p>0.0315568381</text:p>
          </table:table-cell>
          <table:table-cell office:value-type="float" office:value="0.968443053949792" calcext:value-type="float">
            <text:p>0.9684430539</text:p>
          </table:table-cell>
          <table:table-cell/>
          <table:table-cell office:value-type="float" office:value="58700" calcext:value-type="float">
            <text:p>58700</text:p>
          </table:table-cell>
          <table:table-cell office:value-type="float" office:value="0.999999782775259" calcext:value-type="float">
            <text:p>0.9999997828</text:p>
          </table:table-cell>
          <table:table-cell office:value-type="float" office:value="0.000693531200025622" calcext:value-type="float">
            <text:p>0.0006935312</text:p>
          </table:table-cell>
          <table:table-cell office:value-type="float" office:value="0.99930646846776" calcext:value-type="float">
            <text:p>0.9993064685</text:p>
          </table:table-cell>
        </table:table-row>
        <table:table-row table:style-name="ro1">
          <table:table-cell/>
          <table:table-cell office:value-type="float" office:value="44558.1792714306" calcext:value-type="float">
            <text:p>44558.1792714306</text:p>
          </table:table-cell>
          <table:table-cell office:value-type="float" office:value="0.999999231423394" calcext:value-type="float">
            <text:p>0.9999992314</text:p>
          </table:table-cell>
          <table:table-cell office:value-type="float" office:value="0.0307821251000243" calcext:value-type="float">
            <text:p>0.0307821251</text:p>
          </table:table-cell>
          <table:table-cell office:value-type="float" office:value="0.969217770974723" calcext:value-type="float">
            <text:p>0.969217771</text:p>
          </table:table-cell>
          <table:table-cell/>
          <table:table-cell office:value-type="float" office:value="58800" calcext:value-type="float">
            <text:p>58800</text:p>
          </table:table-cell>
          <table:table-cell office:value-type="float" office:value="0.999999784317227" calcext:value-type="float">
            <text:p>0.9999997843</text:p>
          </table:table-cell>
          <table:table-cell office:value-type="float" office:value="0.000679232447188872" calcext:value-type="float">
            <text:p>0.0006792324</text:p>
          </table:table-cell>
          <table:table-cell office:value-type="float" office:value="0.999320767230947" calcext:value-type="float">
            <text:p>0.9993207672</text:p>
          </table:table-cell>
        </table:table-row>
        <table:table-row table:style-name="ro1">
          <table:table-cell/>
          <table:table-cell office:value-type="float" office:value="44631.2499408361" calcext:value-type="float">
            <text:p>44631.2499408361</text:p>
          </table:table-cell>
          <table:table-cell office:value-type="float" office:value="0.999999237690958" calcext:value-type="float">
            <text:p>0.9999992377</text:p>
          </table:table-cell>
          <table:table-cell office:value-type="float" office:value="0.0300277463168985" calcext:value-type="float">
            <text:p>0.0300277463</text:p>
          </table:table-cell>
          <table:table-cell office:value-type="float" office:value="0.969972153601437" calcext:value-type="float">
            <text:p>0.9699721536</text:p>
          </table:table-cell>
          <table:table-cell/>
          <table:table-cell office:value-type="float" office:value="58900" calcext:value-type="float">
            <text:p>58900</text:p>
          </table:table-cell>
          <table:table-cell office:value-type="float" office:value="0.999999785844019" calcext:value-type="float">
            <text:p>0.9999997858</text:p>
          </table:table-cell>
          <table:table-cell office:value-type="float" office:value="0.00066527241426938" calcext:value-type="float">
            <text:p>0.0006652724</text:p>
          </table:table-cell>
          <table:table-cell office:value-type="float" office:value="0.999334727273864" calcext:value-type="float">
            <text:p>0.9993347273</text:p>
          </table:table-cell>
        </table:table-row>
        <table:table-row table:style-name="ro1">
          <table:table-cell/>
          <table:table-cell office:value-type="float" office:value="44704.3566337831" calcext:value-type="float">
            <text:p>44704.3566337831</text:p>
          </table:table-cell>
          <table:table-cell office:value-type="float" office:value="0.99999924389444" calcext:value-type="float">
            <text:p>0.9999992439</text:p>
          </table:table-cell>
          <table:table-cell office:value-type="float" office:value="0.0292931590726437" calcext:value-type="float">
            <text:p>0.0292931591</text:p>
          </table:table-cell>
          <table:table-cell office:value-type="float" office:value="0.97070674453993" calcext:value-type="float">
            <text:p>0.9707067445</text:p>
          </table:table-cell>
          <table:table-cell/>
          <table:table-cell office:value-type="float" office:value="59000" calcext:value-type="float">
            <text:p>59000</text:p>
          </table:table-cell>
          <table:table-cell office:value-type="float" office:value="0.999999787355791" calcext:value-type="float">
            <text:p>0.9999997874</text:p>
          </table:table-cell>
          <table:table-cell office:value-type="float" office:value="0.000651642196366495" calcext:value-type="float">
            <text:p>0.0006516422</text:p>
          </table:table-cell>
          <table:table-cell office:value-type="float" office:value="0.999348357501424" calcext:value-type="float">
            <text:p>0.9993483575</text:p>
          </table:table-cell>
        </table:table-row>
        <table:table-row table:style-name="ro1">
          <table:table-cell/>
          <table:table-cell office:value-type="float" office:value="44777.4984464045" calcext:value-type="float">
            <text:p>44777.4984464045</text:p>
          </table:table-cell>
          <table:table-cell office:value-type="float" office:value="0.999999250034516" calcext:value-type="float">
            <text:p>0.99999925</text:p>
          </table:table-cell>
          <table:table-cell office:value-type="float" office:value="0.0285778341819114" calcext:value-type="float">
            <text:p>0.0285778342</text:p>
          </table:table-cell>
          <table:table-cell office:value-type="float" office:value="0.971422072981533" calcext:value-type="float">
            <text:p>0.971422073</text:p>
          </table:table-cell>
          <table:table-cell/>
          <table:table-cell office:value-type="float" office:value="59100" calcext:value-type="float">
            <text:p>59100</text:p>
          </table:table-cell>
          <table:table-cell office:value-type="float" office:value="0.999999788852746" calcext:value-type="float">
            <text:p>0.9999997889</text:p>
          </table:table-cell>
          <table:table-cell office:value-type="float" office:value="0.000638333010414354" calcext:value-type="float">
            <text:p>0.000638333</text:p>
          </table:table-cell>
          <table:table-cell office:value-type="float" office:value="0.999361666696705" calcext:value-type="float">
            <text:p>0.9993616667</text:p>
          </table:table-cell>
        </table:table-row>
        <table:table-row table:style-name="ro1">
          <table:table-cell/>
          <table:table-cell office:value-type="float" office:value="44850.6744956352" calcext:value-type="float">
            <text:p>44850.6744956352</text:p>
          </table:table-cell>
          <table:table-cell office:value-type="float" office:value="0.99999925611186" calcext:value-type="float">
            <text:p>0.9999992561</text:p>
          </table:table-cell>
          <table:table-cell office:value-type="float" office:value="0.0278812557341247" calcext:value-type="float">
            <text:p>0.0278812557</text:p>
          </table:table-cell>
          <table:table-cell office:value-type="float" office:value="0.972118654842565" calcext:value-type="float">
            <text:p>0.9721186548</text:p>
          </table:table-cell>
          <table:table-cell/>
          <table:table-cell office:value-type="float" office:value="59200" calcext:value-type="float">
            <text:p>59200</text:p>
          </table:table-cell>
          <table:table-cell office:value-type="float" office:value="0.999999790335078" calcext:value-type="float">
            <text:p>0.9999997903</text:p>
          </table:table-cell>
          <table:table-cell office:value-type="float" office:value="0.000625336332683453" calcext:value-type="float">
            <text:p>0.0006253363</text:p>
          </table:table-cell>
          <table:table-cell office:value-type="float" office:value="0.99937466338345" calcext:value-type="float">
            <text:p>0.9993746634</text:p>
          </table:table-cell>
        </table:table-row>
        <table:table-row table:style-name="ro1">
          <table:table-cell/>
          <table:table-cell office:value-type="float" office:value="44923.8839189038" calcext:value-type="float">
            <text:p>44923.8839189038</text:p>
          </table:table-cell>
          <table:table-cell office:value-type="float" office:value="0.99999926212714" calcext:value-type="float">
            <text:p>0.9999992621</text:p>
          </table:table-cell>
          <table:table-cell office:value-type="float" office:value="0.0272029208473298" calcext:value-type="float">
            <text:p>0.0272029208</text:p>
          </table:table-cell>
          <table:table-cell office:value-type="float" office:value="0.97279699301049" calcext:value-type="float">
            <text:p>0.972796993</text:p>
          </table:table-cell>
          <table:table-cell/>
          <table:table-cell office:value-type="float" office:value="59300" calcext:value-type="float">
            <text:p>59300</text:p>
          </table:table-cell>
          <table:table-cell office:value-type="float" office:value="0.99999979180294" calcext:value-type="float">
            <text:p>0.9999997918</text:p>
          </table:table-cell>
          <table:table-cell office:value-type="float" office:value="0.000612644017593287" calcext:value-type="float">
            <text:p>0.000612644</text:p>
          </table:table-cell>
          <table:table-cell office:value-type="float" office:value="0.99938735570725" calcext:value-type="float">
            <text:p>0.9993873557</text:p>
          </table:table-cell>
        </table:table-row>
        <table:table-row table:style-name="ro1">
          <table:table-cell/>
          <table:table-cell office:value-type="float" office:value="44997.1258738169" calcext:value-type="float">
            <text:p>44997.1258738169</text:p>
          </table:table-cell>
          <table:table-cell office:value-type="float" office:value="0.999999268081021" calcext:value-type="float">
            <text:p>0.9999992681</text:p>
          </table:table-cell>
          <table:table-cell office:value-type="float" office:value="0.0265423394201512" calcext:value-type="float">
            <text:p>0.0265423394</text:p>
          </table:table-cell>
          <table:table-cell office:value-type="float" office:value="0.973457577591973" calcext:value-type="float">
            <text:p>0.9734575776</text:p>
          </table:table-cell>
          <table:table-cell/>
          <table:table-cell office:value-type="float" office:value="59400" calcext:value-type="float">
            <text:p>59400</text:p>
          </table:table-cell>
          <table:table-cell office:value-type="float" office:value="0.999999793256508" calcext:value-type="float">
            <text:p>0.9999997933</text:p>
          </table:table-cell>
          <table:table-cell office:value-type="float" office:value="0.00060024806801964" calcext:value-type="float">
            <text:p>0.0006002481</text:p>
          </table:table-cell>
          <table:table-cell office:value-type="float" office:value="0.99939975166524" calcext:value-type="float">
            <text:p>0.9993997517</text:p>
          </table:table-cell>
        </table:table-row>
        <table:table-row table:style-name="ro1">
          <table:table-cell/>
          <table:table-cell office:value-type="float" office:value="45070.3995378359" calcext:value-type="float">
            <text:p>45070.3995378359</text:p>
          </table:table-cell>
          <table:table-cell office:value-type="float" office:value="0.999999273974162" calcext:value-type="float">
            <text:p>0.999999274</text:p>
          </table:table-cell>
          <table:table-cell office:value-type="float" office:value="0.0258990338824192" calcext:value-type="float">
            <text:p>0.0258990339</text:p>
          </table:table-cell>
          <table:table-cell office:value-type="float" office:value="0.974100886162254" calcext:value-type="float">
            <text:p>0.9741008862</text:p>
          </table:table-cell>
          <table:table-cell/>
          <table:table-cell office:value-type="float" office:value="59500" calcext:value-type="float">
            <text:p>59500</text:p>
          </table:table-cell>
          <table:table-cell office:value-type="float" office:value="0.999999794695986" calcext:value-type="float">
            <text:p>0.9999997947</text:p>
          </table:table-cell>
          <table:table-cell office:value-type="float" office:value="0.000588140637604136" calcext:value-type="float">
            <text:p>0.0005881406</text:p>
          </table:table-cell>
          <table:table-cell office:value-type="float" office:value="0.999411859103791" calcext:value-type="float">
            <text:p>0.9994118591</text:p>
          </table:table-cell>
        </table:table-row>
        <table:table-row table:style-name="ro1">
          <table:table-cell/>
          <table:table-cell office:value-type="float" office:value="45143.7041079482" calcext:value-type="float">
            <text:p>45143.7041079482</text:p>
          </table:table-cell>
          <table:table-cell office:value-type="float" office:value="0.999999279807219" calcext:value-type="float">
            <text:p>0.9999992798</text:p>
          </table:table-cell>
          <table:table-cell office:value-type="float" office:value="0.0252725389449986" calcext:value-type="float">
            <text:p>0.0252725389</text:p>
          </table:table-cell>
          <table:table-cell office:value-type="float" office:value="0.974727384015339" calcext:value-type="float">
            <text:p>0.974727384</text:p>
          </table:table-cell>
          <table:table-cell/>
          <table:table-cell office:value-type="float" office:value="59600" calcext:value-type="float">
            <text:p>59600</text:p>
          </table:table-cell>
          <table:table-cell office:value-type="float" office:value="0.999999796121518" calcext:value-type="float">
            <text:p>0.9999997961</text:p>
          </table:table-cell>
          <table:table-cell office:value-type="float" office:value="0.000576314270079308" calcext:value-type="float">
            <text:p>0.0005763143</text:p>
          </table:table-cell>
          <table:table-cell office:value-type="float" office:value="0.999423685479179" calcext:value-type="float">
            <text:p>0.9994236855</text:p>
          </table:table-cell>
        </table:table-row>
        <table:table-row table:style-name="ro1">
          <table:table-cell/>
          <table:table-cell office:value-type="float" office:value="45217.0388003342" calcext:value-type="float">
            <text:p>45217.0388003342</text:p>
          </table:table-cell>
          <table:table-cell office:value-type="float" office:value="0.999999285580841" calcext:value-type="float">
            <text:p>0.9999992856</text:p>
          </table:table-cell>
          <table:table-cell office:value-type="float" office:value="0.0246624013493108" calcext:value-type="float">
            <text:p>0.0246624013</text:p>
          </table:table-cell>
          <table:table-cell office:value-type="float" office:value="0.975337524414476" calcext:value-type="float">
            <text:p>0.9753375244</text:p>
          </table:table-cell>
          <table:table-cell/>
          <table:table-cell office:value-type="float" office:value="59700" calcext:value-type="float">
            <text:p>59700</text:p>
          </table:table-cell>
          <table:table-cell office:value-type="float" office:value="0.999999797533287" calcext:value-type="float">
            <text:p>0.9999997975</text:p>
          </table:table-cell>
          <table:table-cell office:value-type="float" office:value="0.000564761603076795" calcext:value-type="float">
            <text:p>0.0005647616</text:p>
          </table:table-cell>
          <table:table-cell office:value-type="float" office:value="0.999435238153782" calcext:value-type="float">
            <text:p>0.9994352382</text:p>
          </table:table-cell>
        </table:table-row>
        <table:table-row table:style-name="ro1">
          <table:table-cell/>
          <table:table-cell office:value-type="float" office:value="45290.4028532383" calcext:value-type="float">
            <text:p>45290.4028532383</text:p>
          </table:table-cell>
          <table:table-cell office:value-type="float" office:value="0.999999291295629" calcext:value-type="float">
            <text:p>0.9999992913</text:p>
          </table:table-cell>
          <table:table-cell office:value-type="float" office:value="0.0240681811402587" calcext:value-type="float">
            <text:p>0.0240681811</text:p>
          </table:table-cell>
          <table:table-cell office:value-type="float" office:value="0.975931747319234" calcext:value-type="float">
            <text:p>0.9759317473</text:p>
          </table:table-cell>
          <table:table-cell/>
          <table:table-cell office:value-type="float" office:value="59800" calcext:value-type="float">
            <text:p>59800</text:p>
          </table:table-cell>
          <table:table-cell office:value-type="float" office:value="0.99999979893146" calcext:value-type="float">
            <text:p>0.9999997989</text:p>
          </table:table-cell>
          <table:table-cell office:value-type="float" office:value="0.000553475526086124" calcext:value-type="float">
            <text:p>0.0005534755</text:p>
          </table:table-cell>
          <table:table-cell office:value-type="float" office:value="0.99944652423812" calcext:value-type="float">
            <text:p>0.9994465242</text:p>
          </table:table-cell>
        </table:table-row>
        <table:table-row table:style-name="ro1">
          <table:table-cell/>
          <table:table-cell office:value-type="float" office:value="45363.7955168489" calcext:value-type="float">
            <text:p>45363.7955168489</text:p>
          </table:table-cell>
          <table:table-cell office:value-type="float" office:value="0.999999296952268" calcext:value-type="float">
            <text:p>0.999999297</text:p>
          </table:table-cell>
          <table:table-cell office:value-type="float" office:value="0.0234894467692369" calcext:value-type="float">
            <text:p>0.0234894468</text:p>
          </table:table-cell>
          <table:table-cell office:value-type="float" office:value="0.976510484282528" calcext:value-type="float">
            <text:p>0.9765104843</text:p>
          </table:table-cell>
          <table:table-cell/>
          <table:table-cell office:value-type="float" office:value="59900" calcext:value-type="float">
            <text:p>59900</text:p>
          </table:table-cell>
          <table:table-cell office:value-type="float" office:value="0.999999800316203" calcext:value-type="float">
            <text:p>0.9999998003</text:p>
          </table:table-cell>
          <table:table-cell office:value-type="float" office:value="0.000542449132431502" calcext:value-type="float">
            <text:p>0.0005424491</text:p>
          </table:table-cell>
          <table:table-cell office:value-type="float" office:value="0.99945755063888" calcext:value-type="float">
            <text:p>0.9994575506</text:p>
          </table:table-cell>
        </table:table-row>
        <table:table-row table:style-name="ro1">
          <table:table-cell/>
          <table:table-cell office:value-type="float" office:value="45437.2160598365" calcext:value-type="float">
            <text:p>45437.2160598365</text:p>
          </table:table-cell>
          <table:table-cell office:value-type="float" office:value="0.999999302551441" calcext:value-type="float">
            <text:p>0.9999993026</text:p>
          </table:table-cell>
          <table:table-cell office:value-type="float" office:value="0.0229257781262636" calcext:value-type="float">
            <text:p>0.0229257781</text:p>
          </table:table-cell>
          <table:table-cell office:value-type="float" office:value="0.977074155418473" calcext:value-type="float">
            <text:p>0.9770741554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0.99999980168765" calcext:value-type="float">
            <text:p>0.9999998017</text:p>
          </table:table-cell>
          <table:table-cell office:value-type="float" office:value="0.000531675785216034" calcext:value-type="float">
            <text:p>0.0005316758</text:p>
          </table:table-cell>
          <table:table-cell office:value-type="float" office:value="0.999468323992965" calcext:value-type="float">
            <text:p>0.999468324</text:p>
          </table:table-cell>
        </table:table-row>
        <table:table-row table:style-name="ro1">
          <table:table-cell/>
          <table:table-cell office:value-type="float" office:value="45510.663780929" calcext:value-type="float">
            <text:p>45510.663780929</text:p>
          </table:table-cell>
          <table:table-cell office:value-type="float" office:value="0.999999308093641" calcext:value-type="float">
            <text:p>0.9999993081</text:p>
          </table:table-cell>
          <table:table-cell office:value-type="float" office:value="0.0223767719226792" calcext:value-type="float">
            <text:p>0.0223767719</text:p>
          </table:table-cell>
          <table:table-cell office:value-type="float" office:value="0.97762316401966" calcext:value-type="float">
            <text:p>0.9776231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584.1379779916" calcext:value-type="float">
            <text:p>45584.1379779916</text:p>
          </table:table-cell>
          <table:table-cell office:value-type="float" office:value="0.99999931357963" calcext:value-type="float">
            <text:p>0.9999993136</text:p>
          </table:table-cell>
          <table:table-cell office:value-type="float" office:value="0.0218420269771097" calcext:value-type="float">
            <text:p>0.021842027</text:p>
          </table:table-cell>
          <table:table-cell office:value-type="float" office:value="0.978157911271285" calcext:value-type="float">
            <text:p>0.97815791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657.6379811006" calcext:value-type="float">
            <text:p>45657.6379811006</text:p>
          </table:table-cell>
          <table:table-cell office:value-type="float" office:value="0.999999319009938" calcext:value-type="float">
            <text:p>0.999999319</text:p>
          </table:table-cell>
          <table:table-cell office:value-type="float" office:value="0.0213211597792922" calcext:value-type="float">
            <text:p>0.0213211598</text:p>
          </table:table-cell>
          <table:table-cell office:value-type="float" office:value="0.978678780687236" calcext:value-type="float">
            <text:p>0.97867878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731.1631282425" calcext:value-type="float">
            <text:p>45731.1631282425</text:p>
          </table:table-cell>
          <table:table-cell office:value-type="float" office:value="0.999999324385225" calcext:value-type="float">
            <text:p>0.9999993244</text:p>
          </table:table-cell>
          <table:table-cell office:value-type="float" office:value="0.0208137929277914" calcext:value-type="float">
            <text:p>0.0208137929</text:p>
          </table:table-cell>
          <table:table-cell office:value-type="float" office:value="0.979186149672451" calcext:value-type="float">
            <text:p>0.97918614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804.7127768357" calcext:value-type="float">
            <text:p>45804.7127768357</text:p>
          </table:table-cell>
          <table:table-cell office:value-type="float" office:value="0.999999329706101" calcext:value-type="float">
            <text:p>0.9999993297</text:p>
          </table:table-cell>
          <table:table-cell office:value-type="float" office:value="0.0203195604944471" calcext:value-type="float">
            <text:p>0.0203195605</text:p>
          </table:table-cell>
          <table:table-cell office:value-type="float" office:value="0.979680384158441" calcext:value-type="float">
            <text:p>0.97968038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878.2863030502" calcext:value-type="float">
            <text:p>45878.2863030502</text:p>
          </table:table-cell>
          <table:table-cell office:value-type="float" office:value="0.999999334973125" calcext:value-type="float">
            <text:p>0.999999335</text:p>
          </table:table-cell>
          <table:table-cell office:value-type="float" office:value="0.0198381076182915" calcext:value-type="float">
            <text:p>0.0198381076</text:p>
          </table:table-cell>
          <table:table-cell office:value-type="float" office:value="0.980161839009383" calcext:value-type="float">
            <text:p>0.9801618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951.8830934003" calcext:value-type="float">
            <text:p>45951.8830934003</text:p>
          </table:table-cell>
          <table:table-cell office:value-type="float" office:value="0.999999340186941" calcext:value-type="float">
            <text:p>0.9999993402</text:p>
          </table:table-cell>
          <table:table-cell office:value-type="float" office:value="0.0193690864874244" calcext:value-type="float">
            <text:p>0.0193690865</text:p>
          </table:table-cell>
          <table:table-cell office:value-type="float" office:value="0.980630862040269" calcext:value-type="float">
            <text:p>0.9806308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025.5025551251" calcext:value-type="float">
            <text:p>46025.5025551251</text:p>
          </table:table-cell>
          <table:table-cell office:value-type="float" office:value="0.999999345348099" calcext:value-type="float">
            <text:p>0.9999993453</text:p>
          </table:table-cell>
          <table:table-cell office:value-type="float" office:value="0.0189121611366536" calcext:value-type="float">
            <text:p>0.0189121611</text:p>
          </table:table-cell>
          <table:table-cell office:value-type="float" office:value="0.981087789219244" calcext:value-type="float">
            <text:p>0.98108778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099.1441053869" calcext:value-type="float">
            <text:p>46099.1441053869</text:p>
          </table:table-cell>
          <table:table-cell office:value-type="float" office:value="0.999999350457231" calcext:value-type="float">
            <text:p>0.9999993505</text:p>
          </table:table-cell>
          <table:table-cell office:value-type="float" office:value="0.0184670023181973" calcext:value-type="float">
            <text:p>0.0184670023</text:p>
          </table:table-cell>
          <table:table-cell office:value-type="float" office:value="0.981532949796935" calcext:value-type="float">
            <text:p>0.98153294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172.8071787503" calcext:value-type="float">
            <text:p>46172.8071787503</text:p>
          </table:table-cell>
          <table:table-cell office:value-type="float" office:value="0.999999355514917" calcext:value-type="float">
            <text:p>0.9999993555</text:p>
          </table:table-cell>
          <table:table-cell office:value-type="float" office:value="0.0180332909352313" calcext:value-type="float">
            <text:p>0.0180332909</text:p>
          </table:table-cell>
          <table:table-cell office:value-type="float" office:value="0.981966662872889" calcext:value-type="float">
            <text:p>0.98196666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246.4912265546" calcext:value-type="float">
            <text:p>46246.4912265546</text:p>
          </table:table-cell>
          <table:table-cell office:value-type="float" office:value="0.999999360521694" calcext:value-type="float">
            <text:p>0.9999993605</text:p>
          </table:table-cell>
          <table:table-cell office:value-type="float" office:value="0.0176107176730293" calcext:value-type="float">
            <text:p>0.0176107177</text:p>
          </table:table-cell>
          <table:table-cell office:value-type="float" office:value="0.98238923776444" calcext:value-type="float">
            <text:p>0.98238923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320.1957117242" calcext:value-type="float">
            <text:p>46320.1957117242</text:p>
          </table:table-cell>
          <table:table-cell office:value-type="float" office:value="0.999999365478134" calcext:value-type="float">
            <text:p>0.9999993655</text:p>
          </table:table-cell>
          <table:table-cell office:value-type="float" office:value="0.0171989805149877" calcext:value-type="float">
            <text:p>0.0171989805</text:p>
          </table:table-cell>
          <table:table-cell office:value-type="float" office:value="0.982800976490698" calcext:value-type="float">
            <text:p>0.98280097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393.9201087287" calcext:value-type="float">
            <text:p>46393.9201087287</text:p>
          </table:table-cell>
          <table:table-cell office:value-type="float" office:value="0.999999370384844" calcext:value-type="float">
            <text:p>0.9999993704</text:p>
          </table:table-cell>
          <table:table-cell office:value-type="float" office:value="0.016797784669401" calcext:value-type="float">
            <text:p>0.0167977847</text:p>
          </table:table-cell>
          <table:table-cell office:value-type="float" office:value="0.983202173845779" calcext:value-type="float">
            <text:p>0.98320217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467.6639100903" calcext:value-type="float">
            <text:p>46467.6639100903</text:p>
          </table:table-cell>
          <table:table-cell office:value-type="float" office:value="0.999999375242344" calcext:value-type="float">
            <text:p>0.9999993752</text:p>
          </table:table-cell>
          <table:table-cell office:value-type="float" office:value="0.0164068455269231" calcext:value-type="float">
            <text:p>0.0164068455</text:p>
          </table:table-cell>
          <table:table-cell office:value-type="float" office:value="0.983593114441331" calcext:value-type="float">
            <text:p>0.98359311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541.4266169979" calcext:value-type="float">
            <text:p>46541.4266169979</text:p>
          </table:table-cell>
          <table:table-cell office:value-type="float" office:value="0.999999380051227" calcext:value-type="float">
            <text:p>0.9999993801</text:p>
          </table:table-cell>
          <table:table-cell office:value-type="float" office:value="0.0160258842458103" calcext:value-type="float">
            <text:p>0.0160258842</text:p>
          </table:table-cell>
          <table:table-cell office:value-type="float" office:value="0.983974077121317" calcext:value-type="float">
            <text:p>0.98397407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615.2077478571" calcext:value-type="float">
            <text:p>46615.2077478571</text:p>
          </table:table-cell>
          <table:table-cell office:value-type="float" office:value="0.999999384812005" calcext:value-type="float">
            <text:p>0.9999993848</text:p>
          </table:table-cell>
          <table:table-cell office:value-type="float" office:value="0.0156546316534766" calcext:value-type="float">
            <text:p>0.0156546317</text:p>
          </table:table-cell>
          <table:table-cell office:value-type="float" office:value="0.984345331060441" calcext:value-type="float">
            <text:p>0.98434533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689.0068293329" calcext:value-type="float">
            <text:p>46689.0068293329</text:p>
          </table:table-cell>
          <table:table-cell office:value-type="float" office:value="0.99999938952526" calcext:value-type="float">
            <text:p>0.9999993895</text:p>
          </table:table-cell>
          <table:table-cell office:value-type="float" office:value="0.0152928240467353" calcext:value-type="float">
            <text:p>0.015292824</text:p>
          </table:table-cell>
          <table:table-cell office:value-type="float" office:value="0.984707139963932" calcext:value-type="float">
            <text:p>0.984707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762.8234044998" calcext:value-type="float">
            <text:p>46762.8234044998</text:p>
          </table:table-cell>
          <table:table-cell office:value-type="float" office:value="0.999999394191491" calcext:value-type="float">
            <text:p>0.9999993942</text:p>
          </table:table-cell>
          <table:table-cell office:value-type="float" office:value="0.0149402068993862" calcext:value-type="float">
            <text:p>0.0149402069</text:p>
          </table:table-cell>
          <table:table-cell office:value-type="float" office:value="0.985059758359942" calcext:value-type="float">
            <text:p>0.98505975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836.6570262377" calcext:value-type="float">
            <text:p>46836.6570262377</text:p>
          </table:table-cell>
          <table:table-cell office:value-type="float" office:value="0.999999398811231" calcext:value-type="float">
            <text:p>0.9999993988</text:p>
          </table:table-cell>
          <table:table-cell office:value-type="float" office:value="0.0145965317598336" calcext:value-type="float">
            <text:p>0.0145965318</text:p>
          </table:table-cell>
          <table:table-cell office:value-type="float" office:value="0.985403434701942" calcext:value-type="float">
            <text:p>0.98540343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910.5072590788" calcext:value-type="float">
            <text:p>46910.5072590788</text:p>
          </table:table-cell>
          <table:table-cell office:value-type="float" office:value="0.999999403385008" calcext:value-type="float">
            <text:p>0.9999994034</text:p>
          </table:table-cell>
          <table:table-cell office:value-type="float" office:value="0.0142615570519493" calcext:value-type="float">
            <text:p>0.0142615571</text:p>
          </table:table-cell>
          <table:table-cell office:value-type="float" office:value="0.985738410567861" calcext:value-type="float">
            <text:p>0.98573841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984.373677066" calcext:value-type="float">
            <text:p>46984.373677066</text:p>
          </table:table-cell>
          <table:table-cell office:value-type="float" office:value="0.999999407913379" calcext:value-type="float">
            <text:p>0.9999994079</text:p>
          </table:table-cell>
          <table:table-cell office:value-type="float" office:value="0.0139350470428805" calcext:value-type="float">
            <text:p>0.013935047</text:p>
          </table:table-cell>
          <table:table-cell office:value-type="float" office:value="0.986064921692281" calcext:value-type="float">
            <text:p>0.98606492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058.2558691257" calcext:value-type="float">
            <text:p>47058.2558691257</text:p>
          </table:table-cell>
          <table:table-cell office:value-type="float" office:value="0.999999412396825" calcext:value-type="float">
            <text:p>0.9999994124</text:p>
          </table:table-cell>
          <table:table-cell office:value-type="float" office:value="0.0136167742549076" calcext:value-type="float">
            <text:p>0.0136167743</text:p>
          </table:table-cell>
          <table:table-cell office:value-type="float" office:value="0.986383195554578" calcext:value-type="float">
            <text:p>0.98638319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132.1534330512" calcext:value-type="float">
            <text:p>47132.1534330512</text:p>
          </table:table-cell>
          <table:table-cell office:value-type="float" office:value="0.999999416835855" calcext:value-type="float">
            <text:p>0.9999994168</text:p>
          </table:table-cell>
          <table:table-cell office:value-type="float" office:value="0.0133065166567203" calcext:value-type="float">
            <text:p>0.0133065167</text:p>
          </table:table-cell>
          <table:table-cell office:value-type="float" office:value="0.986693454187653" calcext:value-type="float">
            <text:p>0.98669345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206.0659771768" calcext:value-type="float">
            <text:p>47206.0659771768</text:p>
          </table:table-cell>
          <table:table-cell office:value-type="float" office:value="0.999999421230975" calcext:value-type="float">
            <text:p>0.9999994212</text:p>
          </table:table-cell>
          <table:table-cell office:value-type="float" office:value="0.0130040583856747" calcext:value-type="float">
            <text:p>0.0130040584</text:p>
          </table:table-cell>
          <table:table-cell office:value-type="float" office:value="0.986995913455675" calcext:value-type="float">
            <text:p>0.98699591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279.9931184231" calcext:value-type="float">
            <text:p>47279.9931184231</text:p>
          </table:table-cell>
          <table:table-cell office:value-type="float" office:value="0.99999942558272" calcext:value-type="float">
            <text:p>0.9999994256</text:p>
          </table:table-cell>
          <table:table-cell office:value-type="float" office:value="0.0127091888116232" calcext:value-type="float">
            <text:p>0.0127091888</text:p>
          </table:table-cell>
          <table:table-cell office:value-type="float" office:value="0.987290783990261" calcext:value-type="float">
            <text:p>0.9872907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353.9344871871" calcext:value-type="float">
            <text:p>47353.9344871871</text:p>
          </table:table-cell>
          <table:table-cell office:value-type="float" office:value="0.999999429891547" calcext:value-type="float">
            <text:p>0.9999994299</text:p>
          </table:table-cell>
          <table:table-cell office:value-type="float" office:value="0.0124217047190592" calcext:value-type="float">
            <text:p>0.0124217047</text:p>
          </table:table-cell>
          <table:table-cell office:value-type="float" office:value="0.98757826900832" calcext:value-type="float">
            <text:p>0.9875782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427.8897234725" calcext:value-type="float">
            <text:p>47427.8897234725</text:p>
          </table:table-cell>
          <table:table-cell office:value-type="float" office:value="0.999999434157911" calcext:value-type="float">
            <text:p>0.9999994342</text:p>
          </table:table-cell>
          <table:table-cell office:value-type="float" office:value="0.012141408495701" calcext:value-type="float">
            <text:p>0.0121414085</text:p>
          </table:table-cell>
          <table:table-cell office:value-type="float" office:value="0.98785856612348" calcext:value-type="float">
            <text:p>0.98785856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501.8584719176" calcext:value-type="float">
            <text:p>47501.8584719176</text:p>
          </table:table-cell>
          <table:table-cell office:value-type="float" office:value="0.999999438382365" calcext:value-type="float">
            <text:p>0.9999994384</text:p>
          </table:table-cell>
          <table:table-cell office:value-type="float" office:value="0.0118681058389381" calcext:value-type="float">
            <text:p>0.0118681058</text:p>
          </table:table-cell>
          <table:table-cell office:value-type="float" office:value="0.988131869639655" calcext:value-type="float">
            <text:p>0.98813186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575.8403913492" calcext:value-type="float">
            <text:p>47575.8403913492</text:p>
          </table:table-cell>
          <table:table-cell office:value-type="float" office:value="0.999999442565351" calcext:value-type="float">
            <text:p>0.9999994426</text:p>
          </table:table-cell>
          <table:table-cell office:value-type="float" office:value="0.011601610050844" calcext:value-type="float">
            <text:p>0.0116016101</text:p>
          </table:table-cell>
          <table:table-cell office:value-type="float" office:value="0.98839836625601" calcext:value-type="float">
            <text:p>0.98839836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649.8351479748" calcext:value-type="float">
            <text:p>47649.8351479748</text:p>
          </table:table-cell>
          <table:table-cell office:value-type="float" office:value="0.999999446707343" calcext:value-type="float">
            <text:p>0.9999994467</text:p>
          </table:table-cell>
          <table:table-cell office:value-type="float" office:value="0.0113417389071527" calcext:value-type="float">
            <text:p>0.0113417389</text:p>
          </table:table-cell>
          <table:table-cell office:value-type="float" office:value="0.988658238198006" calcext:value-type="float">
            <text:p>0.98865823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723.8424168012" calcext:value-type="float">
            <text:p>47723.8424168012</text:p>
          </table:table-cell>
          <table:table-cell office:value-type="float" office:value="0.999999450808806" calcext:value-type="float">
            <text:p>0.9999994508</text:p>
          </table:table-cell>
          <table:table-cell office:value-type="float" office:value="0.0110883152632726" calcext:value-type="float">
            <text:p>0.0110883153</text:p>
          </table:table-cell>
          <table:table-cell office:value-type="float" office:value="0.988911662611381" calcext:value-type="float">
            <text:p>0.98891166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797.8618814064" calcext:value-type="float">
            <text:p>47797.8618814064</text:p>
          </table:table-cell>
          <table:table-cell office:value-type="float" office:value="0.999999454870203" calcext:value-type="float">
            <text:p>0.9999994549</text:p>
          </table:table-cell>
          <table:table-cell office:value-type="float" office:value="0.0108411669134549" calcext:value-type="float">
            <text:p>0.0108411669</text:p>
          </table:table-cell>
          <table:table-cell office:value-type="float" office:value="0.989158811702982" calcext:value-type="float">
            <text:p>0.98915881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871.8932337172" calcext:value-type="float">
            <text:p>47871.8932337172</text:p>
          </table:table-cell>
          <table:table-cell office:value-type="float" office:value="0.999999458891991" calcext:value-type="float">
            <text:p>0.9999994589</text:p>
          </table:table-cell>
          <table:table-cell office:value-type="float" office:value="0.0106001264534967" calcext:value-type="float">
            <text:p>0.0106001265</text:p>
          </table:table-cell>
          <table:table-cell office:value-type="float" office:value="0.98939985287807" calcext:value-type="float">
            <text:p>0.98939985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945.9361737906" calcext:value-type="float">
            <text:p>47945.9361737906</text:p>
          </table:table-cell>
          <table:table-cell office:value-type="float" office:value="0.99999946287462" calcext:value-type="float">
            <text:p>0.9999994629</text:p>
          </table:table-cell>
          <table:table-cell office:value-type="float" office:value="0.0103650311469242" calcext:value-type="float">
            <text:p>0.0103650311</text:p>
          </table:table-cell>
          <table:table-cell office:value-type="float" office:value="0.989634948874132" calcext:value-type="float">
            <text:p>0.98963494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019.9904096014" calcext:value-type="float">
            <text:p>48019.9904096014</text:p>
          </table:table-cell>
          <table:table-cell office:value-type="float" office:value="0.999999466818537" calcext:value-type="float">
            <text:p>0.9999994668</text:p>
          </table:table-cell>
          <table:table-cell office:value-type="float" office:value="0.0101357227945957" calcext:value-type="float">
            <text:p>0.0101357228</text:p>
          </table:table-cell>
          <table:table-cell office:value-type="float" office:value="0.989864257891284" calcext:value-type="float">
            <text:p>0.98986425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094.0556568343" calcext:value-type="float">
            <text:p>48094.0556568343</text:p>
          </table:table-cell>
          <table:table-cell office:value-type="float" office:value="0.999999470724183" calcext:value-type="float">
            <text:p>0.9999994707</text:p>
          </table:table-cell>
          <table:table-cell office:value-type="float" office:value="0.0099120476076676" calcext:value-type="float">
            <text:p>0.0099120476</text:p>
          </table:table-cell>
          <table:table-cell office:value-type="float" office:value="0.990087933719305" calcext:value-type="float">
            <text:p>0.9900879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168.131639965" calcext:value-type="float">
            <text:p>48168.131639965</text:p>
          </table:table-cell>
          <table:table-cell office:value-type="float" office:value="0.999999474591962" calcext:value-type="float">
            <text:p>0.9999994746</text:p>
          </table:table-cell>
          <table:table-cell office:value-type="float" office:value="0.00969385665741742" calcext:value-type="float">
            <text:p>0.0096938567</text:p>
          </table:table-cell>
          <table:table-cell office:value-type="float" office:value="0.990306125287813" calcext:value-type="float">
            <text:p>0.99030612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242.2180868958" calcext:value-type="float">
            <text:p>48242.2180868958</text:p>
          </table:table-cell>
          <table:table-cell office:value-type="float" office:value="0.999999478422367" calcext:value-type="float">
            <text:p>0.9999994784</text:p>
          </table:table-cell>
          <table:table-cell office:value-type="float" office:value="0.00948100344683942" calcext:value-type="float">
            <text:p>0.0094810034</text:p>
          </table:table-cell>
          <table:table-cell office:value-type="float" office:value="0.990518979094679" calcext:value-type="float">
            <text:p>0.99051897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316.3147377832" calcext:value-type="float">
            <text:p>48316.3147377832</text:p>
          </table:table-cell>
          <table:table-cell office:value-type="float" office:value="0.999999482215762" calcext:value-type="float">
            <text:p>0.9999994822</text:p>
          </table:table-cell>
          <table:table-cell office:value-type="float" office:value="0.00927334782261578" calcext:value-type="float">
            <text:p>0.0092733478</text:p>
          </table:table-cell>
          <table:table-cell office:value-type="float" office:value="0.990726635294047" calcext:value-type="float">
            <text:p>0.99072663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390.421335886" calcext:value-type="float">
            <text:p>48390.421335886</text:p>
          </table:table-cell>
          <table:table-cell office:value-type="float" office:value="0.999999485972599" calcext:value-type="float">
            <text:p>0.999999486</text:p>
          </table:table-cell>
          <table:table-cell office:value-type="float" office:value="0.00907075185930606" calcext:value-type="float">
            <text:p>0.0090707519</text:p>
          </table:table-cell>
          <table:table-cell office:value-type="float" office:value="0.990929231812155" calcext:value-type="float">
            <text:p>0.99092923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464.5376324896" calcext:value-type="float">
            <text:p>48464.5376324896</text:p>
          </table:table-cell>
          <table:table-cell office:value-type="float" office:value="0.999999489693293" calcext:value-type="float">
            <text:p>0.9999994897</text:p>
          </table:table-cell>
          <table:table-cell office:value-type="float" office:value="0.00887308202837978" calcext:value-type="float">
            <text:p>0.008873082</text:p>
          </table:table-cell>
          <table:table-cell office:value-type="float" office:value="0.991126902178296" calcext:value-type="float">
            <text:p>0.99112690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538.6633854418" calcext:value-type="float">
            <text:p>48538.6633854418</text:p>
          </table:table-cell>
          <table:table-cell office:value-type="float" office:value="0.999999493378256" calcext:value-type="float">
            <text:p>0.9999994934</text:p>
          </table:table-cell>
          <table:table-cell office:value-type="float" office:value="0.00868020851649134" calcext:value-type="float">
            <text:p>0.0086802085</text:p>
          </table:table-cell>
          <table:table-cell office:value-type="float" office:value="0.99131977620655" calcext:value-type="float">
            <text:p>0.99131977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612.7983589774" calcext:value-type="float">
            <text:p>48612.7983589774</text:p>
          </table:table-cell>
          <table:table-cell office:value-type="float" office:value="0.999999497027892" calcext:value-type="float">
            <text:p>0.999999497</text:p>
          </table:table-cell>
          <table:table-cell office:value-type="float" office:value="0.00849200512023465" calcext:value-type="float">
            <text:p>0.0084920051</text:p>
          </table:table-cell>
          <table:table-cell office:value-type="float" office:value="0.991507980101029" calcext:value-type="float">
            <text:p>0.99150798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686.9423257431" calcext:value-type="float">
            <text:p>48686.9423257431</text:p>
          </table:table-cell>
          <table:table-cell office:value-type="float" office:value="0.999999500642544" calcext:value-type="float">
            <text:p>0.9999995006</text:p>
          </table:table-cell>
          <table:table-cell office:value-type="float" office:value="0.00830835011356308" calcext:value-type="float">
            <text:p>0.0083083501</text:p>
          </table:table-cell>
          <table:table-cell office:value-type="float" office:value="0.991691635588453" calcext:value-type="float">
            <text:p>0.99169163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761.0950578016" calcext:value-type="float">
            <text:p>48761.0950578016</text:p>
          </table:table-cell>
          <table:table-cell office:value-type="float" office:value="0.999999504222727" calcext:value-type="float">
            <text:p>0.9999995042</text:p>
          </table:table-cell>
          <table:table-cell office:value-type="float" office:value="0.00812912224617895" calcext:value-type="float">
            <text:p>0.0081291222</text:p>
          </table:table-cell>
          <table:table-cell office:value-type="float" office:value="0.991870863919778" calcext:value-type="float">
            <text:p>0.99187086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835.2563418862" calcext:value-type="float">
            <text:p>48835.2563418862</text:p>
          </table:table-cell>
          <table:table-cell office:value-type="float" office:value="0.999999507768715" calcext:value-type="float">
            <text:p>0.9999995078</text:p>
          </table:table-cell>
          <table:table-cell office:value-type="float" office:value="0.00795420745927911" calcext:value-type="float">
            <text:p>0.0079542075</text:p>
          </table:table-cell>
          <table:table-cell office:value-type="float" office:value="0.992045779154425" calcext:value-type="float">
            <text:p>0.99204577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909.4259639234" calcext:value-type="float">
            <text:p>48909.4259639234</text:p>
          </table:table-cell>
          <table:table-cell office:value-type="float" office:value="0.999999511280953" calcext:value-type="float">
            <text:p>0.9999995113</text:p>
          </table:table-cell>
          <table:table-cell office:value-type="float" office:value="0.00778349202487699" calcext:value-type="float">
            <text:p>0.007783492</text:p>
          </table:table-cell>
          <table:table-cell office:value-type="float" office:value="0.992216495020984" calcext:value-type="float">
            <text:p>0.9922164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983.6037176104" calcext:value-type="float">
            <text:p>48983.6037176104</text:p>
          </table:table-cell>
          <table:table-cell office:value-type="float" office:value="0.999999514759824" calcext:value-type="float">
            <text:p>0.9999995148</text:p>
          </table:table-cell>
          <table:table-cell office:value-type="float" office:value="0.00761686631005485" calcext:value-type="float">
            <text:p>0.0076168663</text:p>
          </table:table-cell>
          <table:table-cell office:value-type="float" office:value="0.992383121152952" calcext:value-type="float">
            <text:p>0.99238312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057.7894020693" calcext:value-type="float">
            <text:p>49057.7894020693</text:p>
          </table:table-cell>
          <table:table-cell office:value-type="float" office:value="0.999999518205704" calcext:value-type="float">
            <text:p>0.9999995182</text:p>
          </table:table-cell>
          <table:table-cell office:value-type="float" office:value="0.00745422371811808" calcext:value-type="float">
            <text:p>0.0074542237</text:p>
          </table:table-cell>
          <table:table-cell office:value-type="float" office:value="0.992545764147578" calcext:value-type="float">
            <text:p>0.99254576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131.9828236231" calcext:value-type="float">
            <text:p>49131.9828236231</text:p>
          </table:table-cell>
          <table:table-cell office:value-type="float" office:value="0.999999521618912" calcext:value-type="float">
            <text:p>0.9999995216</text:p>
          </table:table-cell>
          <table:table-cell office:value-type="float" office:value="0.00729546144353718" calcext:value-type="float">
            <text:p>0.0072954614</text:p>
          </table:table-cell>
          <table:table-cell office:value-type="float" office:value="0.992704526810921" calcext:value-type="float">
            <text:p>0.99270452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206.1837879232" calcext:value-type="float">
            <text:p>49206.1837879232</text:p>
          </table:table-cell>
          <table:table-cell office:value-type="float" office:value="0.999999524999927" calcext:value-type="float">
            <text:p>0.999999525</text:p>
          </table:table-cell>
          <table:table-cell office:value-type="float" office:value="0.007140477002302" calcext:value-type="float">
            <text:p>0.007140477</text:p>
          </table:table-cell>
          <table:table-cell office:value-type="float" office:value="0.99285951162751" calcext:value-type="float">
            <text:p>0.99285951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280.3921133091" calcext:value-type="float">
            <text:p>49280.3921133091</text:p>
          </table:table-cell>
          <table:table-cell office:value-type="float" office:value="0.999999528349003" calcext:value-type="float">
            <text:p>0.9999995283</text:p>
          </table:table-cell>
          <table:table-cell office:value-type="float" office:value="0.00698917406114604" calcext:value-type="float">
            <text:p>0.0069891741</text:p>
          </table:table-cell>
          <table:table-cell office:value-type="float" office:value="0.993010814931099" calcext:value-type="float">
            <text:p>0.99301081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354.6076190589" calcext:value-type="float">
            <text:p>49354.6076190589</text:p>
          </table:table-cell>
          <table:table-cell office:value-type="float" office:value="0.999999531666501" calcext:value-type="float">
            <text:p>0.9999995317</text:p>
          </table:table-cell>
          <table:table-cell office:value-type="float" office:value="0.00684145727098693" calcext:value-type="float">
            <text:p>0.0068414573</text:p>
          </table:table-cell>
          <table:table-cell office:value-type="float" office:value="0.993158532071243" calcext:value-type="float">
            <text:p>0.99315853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428.8301256656" calcext:value-type="float">
            <text:p>49428.8301256656</text:p>
          </table:table-cell>
          <table:table-cell office:value-type="float" office:value="0.999999534952883" calcext:value-type="float">
            <text:p>0.999999535</text:p>
          </table:table-cell>
          <table:table-cell office:value-type="float" office:value="0.00669723237995658" calcext:value-type="float">
            <text:p>0.0066972324</text:p>
          </table:table-cell>
          <table:table-cell office:value-type="float" office:value="0.993302757300272" calcext:value-type="float">
            <text:p>0.99330275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503.0594654263" calcext:value-type="float">
            <text:p>49503.0594654263</text:p>
          </table:table-cell>
          <table:table-cell office:value-type="float" office:value="0.999999538208394" calcext:value-type="float">
            <text:p>0.9999995382</text:p>
          </table:table-cell>
          <table:table-cell office:value-type="float" office:value="0.00655641082672271" calcext:value-type="float">
            <text:p>0.0065564108</text:p>
          </table:table-cell>
          <table:table-cell office:value-type="float" office:value="0.99344357917995" calcext:value-type="float">
            <text:p>0.99344357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577.2954697563" calcext:value-type="float">
            <text:p>49577.2954697563</text:p>
          </table:table-cell>
          <table:table-cell office:value-type="float" office:value="0.999999541433434" calcext:value-type="float">
            <text:p>0.9999995414</text:p>
          </table:table-cell>
          <table:table-cell office:value-type="float" office:value="0.00641890419430461" calcext:value-type="float">
            <text:p>0.0064189042</text:p>
          </table:table-cell>
          <table:table-cell office:value-type="float" office:value="0.993581086127682" calcext:value-type="float">
            <text:p>0.99358108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651.537976228" calcext:value-type="float">
            <text:p>49651.537976228</text:p>
          </table:table-cell>
          <table:table-cell office:value-type="float" office:value="0.999999544628346" calcext:value-type="float">
            <text:p>0.9999995446</text:p>
          </table:table-cell>
          <table:table-cell office:value-type="float" office:value="0.00628462725834351" calcext:value-type="float">
            <text:p>0.0062846273</text:p>
          </table:table-cell>
          <table:table-cell office:value-type="float" office:value="0.993715363368231" calcext:value-type="float">
            <text:p>0.99371536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725.7868266523" calcext:value-type="float">
            <text:p>49725.7868266523</text:p>
          </table:table-cell>
          <table:table-cell office:value-type="float" office:value="0.999999547793466" calcext:value-type="float">
            <text:p>0.9999995478</text:p>
          </table:table-cell>
          <table:table-cell office:value-type="float" office:value="0.00615349713389145" calcext:value-type="float">
            <text:p>0.0061534971</text:p>
          </table:table-cell>
          <table:table-cell office:value-type="float" office:value="0.993846493786933" calcext:value-type="float">
            <text:p>0.99384649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800.0418685444" calcext:value-type="float">
            <text:p>49800.0418685444</text:p>
          </table:table-cell>
          <table:table-cell office:value-type="float" office:value="0.999999550929079" calcext:value-type="float">
            <text:p>0.9999995509</text:p>
          </table:table-cell>
          <table:table-cell office:value-type="float" office:value="0.00602543389113245" calcext:value-type="float">
            <text:p>0.0060254339</text:p>
          </table:table-cell>
          <table:table-cell office:value-type="float" office:value="0.993974557313978" calcext:value-type="float">
            <text:p>0.99397455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874.3029502038" calcext:value-type="float">
            <text:p>49874.3029502038</text:p>
          </table:table-cell>
          <table:table-cell office:value-type="float" office:value="0.999999554035565" calcext:value-type="float">
            <text:p>0.999999554</text:p>
          </table:table-cell>
          <table:table-cell office:value-type="float" office:value="0.005900358411765" calcext:value-type="float">
            <text:p>0.0059003584</text:p>
          </table:table-cell>
          <table:table-cell office:value-type="float" office:value="0.994099633068028" calcext:value-type="float">
            <text:p>0.99409963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948.569926997" calcext:value-type="float">
            <text:p>49948.569926997</text:p>
          </table:table-cell>
          <table:table-cell office:value-type="float" office:value="0.999999557113201" calcext:value-type="float">
            <text:p>0.9999995571</text:p>
          </table:table-cell>
          <table:table-cell office:value-type="float" office:value="0.00577819508875182" calcext:value-type="float">
            <text:p>0.0057781951</text:p>
          </table:table-cell>
          <table:table-cell office:value-type="float" office:value="0.994221796656466" calcext:value-type="float">
            <text:p>0.99422179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22.842654996" calcext:value-type="float">
            <text:p>50022.842654996</text:p>
          </table:table-cell>
          <table:table-cell office:value-type="float" office:value="0.99999956016236" calcext:value-type="float">
            <text:p>0.9999995602</text:p>
          </table:table-cell>
          <table:table-cell office:value-type="float" office:value="0.00565886906506075" calcext:value-type="float">
            <text:p>0.0056588691</text:p>
          </table:table-cell>
          <table:table-cell office:value-type="float" office:value="0.994341122936658" calcext:value-type="float">
            <text:p>0.99434112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97.1209955477" calcext:value-type="float">
            <text:p>50097.1209955477</text:p>
          </table:table-cell>
          <table:table-cell office:value-type="float" office:value="0.999999563183358" calcext:value-type="float">
            <text:p>0.9999995632</text:p>
          </table:table-cell>
          <table:table-cell office:value-type="float" office:value="0.00554230819002651" calcext:value-type="float">
            <text:p>0.0055423082</text:p>
          </table:table-cell>
          <table:table-cell office:value-type="float" office:value="0.99445768405959" calcext:value-type="float">
            <text:p>0.99445768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171.4048135927" calcext:value-type="float">
            <text:p>50171.4048135927</text:p>
          </table:table-cell>
          <table:table-cell office:value-type="float" office:value="0.999999566176511" calcext:value-type="float">
            <text:p>0.9999995662</text:p>
          </table:table-cell>
          <table:table-cell office:value-type="float" office:value="0.00542844227904106" calcext:value-type="float">
            <text:p>0.0054284423</text:p>
          </table:table-cell>
          <table:table-cell office:value-type="float" office:value="0.994571550210178" calcext:value-type="float">
            <text:p>0.99457155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245.6939789587" calcext:value-type="float">
            <text:p>50245.6939789587</text:p>
          </table:table-cell>
          <table:table-cell office:value-type="float" office:value="0.999999569142079" calcext:value-type="float">
            <text:p>0.9999995691</text:p>
          </table:table-cell>
          <table:table-cell office:value-type="float" office:value="0.00531720365252006" calcext:value-type="float">
            <text:p>0.0053172037</text:p>
          </table:table-cell>
          <table:table-cell office:value-type="float" office:value="0.994682789068302" calcext:value-type="float">
            <text:p>0.99468278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319.9883633977" calcext:value-type="float">
            <text:p>50319.9883633977</text:p>
          </table:table-cell>
          <table:table-cell office:value-type="float" office:value="0.999999572080369" calcext:value-type="float">
            <text:p>0.9999995721</text:p>
          </table:table-cell>
          <table:table-cell office:value-type="float" office:value="0.0052085258513018" calcext:value-type="float">
            <text:p>0.0052085259</text:p>
          </table:table-cell>
          <table:table-cell office:value-type="float" office:value="0.994791467093408" calcext:value-type="float">
            <text:p>0.99479146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394.2878393105" calcext:value-type="float">
            <text:p>50394.2878393105</text:p>
          </table:table-cell>
          <table:table-cell office:value-type="float" office:value="0.999999574991782" calcext:value-type="float">
            <text:p>0.999999575</text:p>
          </table:table-cell>
          <table:table-cell office:value-type="float" office:value="0.00510234308343989" calcext:value-type="float">
            <text:p>0.0051023431</text:p>
          </table:table-cell>
          <table:table-cell office:value-type="float" office:value="0.994897650077722" calcext:value-type="float">
            <text:p>0.99489765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468.5922877628" calcext:value-type="float">
            <text:p>50468.5922877628</text:p>
          </table:table-cell>
          <table:table-cell office:value-type="float" office:value="0.99999957787652" calcext:value-type="float">
            <text:p>0.9999995779</text:p>
          </table:table-cell>
          <table:table-cell office:value-type="float" office:value="0.00499859363569827" calcext:value-type="float">
            <text:p>0.0049985936</text:p>
          </table:table-cell>
          <table:table-cell office:value-type="float" office:value="0.995001399734738" calcext:value-type="float">
            <text:p>0.99500139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542.901590177" calcext:value-type="float">
            <text:p>50542.901590177</text:p>
          </table:table-cell>
          <table:table-cell office:value-type="float" office:value="0.999999580734879" calcext:value-type="float">
            <text:p>0.9999995807</text:p>
          </table:table-cell>
          <table:table-cell office:value-type="float" office:value="0.00489721630802318" calcext:value-type="float">
            <text:p>0.0048972163</text:p>
          </table:table-cell>
          <table:table-cell office:value-type="float" office:value="0.995102777264767" calcext:value-type="float">
            <text:p>0.99510277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617.2156297763" calcext:value-type="float">
            <text:p>50617.2156297763</text:p>
          </table:table-cell>
          <table:table-cell office:value-type="float" office:value="0.999999583567198" calcext:value-type="float">
            <text:p>0.9999995836</text:p>
          </table:table-cell>
          <table:table-cell office:value-type="float" office:value="0.00479815102362029" calcext:value-type="float">
            <text:p>0.004798151</text:p>
          </table:table-cell>
          <table:table-cell office:value-type="float" office:value="0.995201842744848" calcext:value-type="float">
            <text:p>0.99520184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691.5342940814" calcext:value-type="float">
            <text:p>50691.5342940814</text:p>
          </table:table-cell>
          <table:table-cell office:value-type="float" office:value="0.999999586373764" calcext:value-type="float">
            <text:p>0.9999995864</text:p>
          </table:table-cell>
          <table:table-cell office:value-type="float" office:value="0.00470133988029325" calcext:value-type="float">
            <text:p>0.0047013399</text:p>
          </table:table-cell>
          <table:table-cell office:value-type="float" office:value="0.995298654077413" calcext:value-type="float">
            <text:p>0.99529865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765.8574746981" calcext:value-type="float">
            <text:p>50765.8574746981</text:p>
          </table:table-cell>
          <table:table-cell office:value-type="float" office:value="0.999999589154817" calcext:value-type="float">
            <text:p>0.9999995892</text:p>
          </table:table-cell>
          <table:table-cell office:value-type="float" office:value="0.00460672704437549" calcext:value-type="float">
            <text:p>0.004606727</text:p>
          </table:table-cell>
          <table:table-cell office:value-type="float" office:value="0.995393267096355" calcext:value-type="float">
            <text:p>0.99539326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840.1850635902" calcext:value-type="float">
            <text:p>50840.1850635902</text:p>
          </table:table-cell>
          <table:table-cell office:value-type="float" office:value="0.999999591910684" calcext:value-type="float">
            <text:p>0.9999995919</text:p>
          </table:table-cell>
          <table:table-cell office:value-type="float" office:value="0.00451425715923235" calcext:value-type="float">
            <text:p>0.0045142572</text:p>
          </table:table-cell>
          <table:table-cell office:value-type="float" office:value="0.995485737158527" calcext:value-type="float">
            <text:p>0.99548573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914.5169578545" calcext:value-type="float">
            <text:p>50914.5169578545</text:p>
          </table:table-cell>
          <table:table-cell office:value-type="float" office:value="0.999999594641596" calcext:value-type="float">
            <text:p>0.9999995946</text:p>
          </table:table-cell>
          <table:table-cell office:value-type="float" office:value="0.00442387735879216" calcext:value-type="float">
            <text:p>0.0044238774</text:p>
          </table:table-cell>
          <table:table-cell office:value-type="float" office:value="0.99557611713021" calcext:value-type="float">
            <text:p>0.99557611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988.8530548967" calcext:value-type="float">
            <text:p>50988.8530548967</text:p>
          </table:table-cell>
          <table:table-cell office:value-type="float" office:value="0.999999597347873" calcext:value-type="float">
            <text:p>0.9999995973</text:p>
          </table:table-cell>
          <table:table-cell office:value-type="float" office:value="0.00433553521461234" calcext:value-type="float">
            <text:p>0.0043355352</text:p>
          </table:table-cell>
          <table:table-cell office:value-type="float" office:value="0.99566445944005" calcext:value-type="float">
            <text:p>0.99566445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063.1932570114" calcext:value-type="float">
            <text:p>51063.1932570114</text:p>
          </table:table-cell>
          <table:table-cell office:value-type="float" office:value="0.999999600029742" calcext:value-type="float">
            <text:p>0.9999996</text:p>
          </table:table-cell>
          <table:table-cell office:value-type="float" office:value="0.00424918066211601" calcext:value-type="float">
            <text:p>0.0042491807</text:p>
          </table:table-cell>
          <table:table-cell office:value-type="float" office:value="0.995750814152819" calcext:value-type="float">
            <text:p>0.99575081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137.5374667566" calcext:value-type="float">
            <text:p>51137.5374667566</text:p>
          </table:table-cell>
          <table:table-cell office:value-type="float" office:value="0.999999602687513" calcext:value-type="float">
            <text:p>0.9999996027</text:p>
          </table:table-cell>
          <table:table-cell office:value-type="float" office:value="0.00416476403764645" calcext:value-type="float">
            <text:p>0.004164764</text:p>
          </table:table-cell>
          <table:table-cell office:value-type="float" office:value="0.99583523093236" calcext:value-type="float">
            <text:p>0.99583523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211.8855913481" calcext:value-type="float">
            <text:p>51211.8855913481</text:p>
          </table:table-cell>
          <table:table-cell office:value-type="float" office:value="0.999999605321409" calcext:value-type="float">
            <text:p>0.9999996053</text:p>
          </table:table-cell>
          <table:table-cell office:value-type="float" office:value="0.00408223792158028" calcext:value-type="float">
            <text:p>0.0040822379</text:p>
          </table:table-cell>
          <table:table-cell office:value-type="float" office:value="0.995917757198478" calcext:value-type="float">
            <text:p>0.99591775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286.2375382222" calcext:value-type="float">
            <text:p>51286.2375382222</text:p>
          </table:table-cell>
          <table:table-cell office:value-type="float" office:value="0.999999607931733" calcext:value-type="float">
            <text:p>0.9999996079</text:p>
          </table:table-cell>
          <table:table-cell office:value-type="float" office:value="0.00400155526103465" calcext:value-type="float">
            <text:p>0.0040015553</text:p>
          </table:table-cell>
          <table:table-cell office:value-type="float" office:value="0.99599844000423" calcext:value-type="float">
            <text:p>0.995998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360.5932192542" calcext:value-type="float">
            <text:p>51360.5932192542</text:p>
          </table:table-cell>
          <table:table-cell office:value-type="float" office:value="0.999999610518699" calcext:value-type="float">
            <text:p>0.9999996105</text:p>
          </table:table-cell>
          <table:table-cell office:value-type="float" office:value="0.00392267113381186" calcext:value-type="float">
            <text:p>0.0039226711</text:p>
          </table:table-cell>
          <table:table-cell office:value-type="float" office:value="0.996077324271981" calcext:value-type="float">
            <text:p>0.99607732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434.9525465001" calcext:value-type="float">
            <text:p>51434.9525465001</text:p>
          </table:table-cell>
          <table:table-cell office:value-type="float" office:value="0.999999613082606" calcext:value-type="float">
            <text:p>0.9999996131</text:p>
          </table:table-cell>
          <table:table-cell office:value-type="float" office:value="0.00384554095264813" calcext:value-type="float">
            <text:p>0.003845541</text:p>
          </table:table-cell>
          <table:table-cell office:value-type="float" office:value="0.996154454589157" calcext:value-type="float">
            <text:p>0.99615445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509.3154362467" calcext:value-type="float">
            <text:p>51509.3154362467</text:p>
          </table:table-cell>
          <table:table-cell office:value-type="float" office:value="0.999999615623662" calcext:value-type="float">
            <text:p>0.9999996156</text:p>
          </table:table-cell>
          <table:table-cell office:value-type="float" office:value="0.00377012215374061" calcext:value-type="float">
            <text:p>0.0037701222</text:p>
          </table:table-cell>
          <table:table-cell office:value-type="float" office:value="0.996229873519714" calcext:value-type="float">
            <text:p>0.99622987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583.6818058821" calcext:value-type="float">
            <text:p>51583.6818058821</text:p>
          </table:table-cell>
          <table:table-cell office:value-type="float" office:value="0.999999618142116" calcext:value-type="float">
            <text:p>0.9999996181</text:p>
          </table:table-cell>
          <table:table-cell office:value-type="float" office:value="0.00369637287741166" calcext:value-type="float">
            <text:p>0.0036963729</text:p>
          </table:table-cell>
          <table:table-cell office:value-type="float" office:value="0.996303622923482" calcext:value-type="float">
            <text:p>0.99630362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658.0515739386" calcext:value-type="float">
            <text:p>51658.0515739386</text:p>
          </table:table-cell>
          <table:table-cell office:value-type="float" office:value="0.999999620638255" calcext:value-type="float">
            <text:p>0.9999996206</text:p>
          </table:table-cell>
          <table:table-cell office:value-type="float" office:value="0.00362425198110702" calcext:value-type="float">
            <text:p>0.003624252</text:p>
          </table:table-cell>
          <table:table-cell office:value-type="float" office:value="0.996375743943159" calcext:value-type="float">
            <text:p>0.99637574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732.4246619681" calcext:value-type="float">
            <text:p>51732.4246619681</text:p>
          </table:table-cell>
          <table:table-cell office:value-type="float" office:value="0.99999962311232" calcext:value-type="float">
            <text:p>0.9999996231</text:p>
          </table:table-cell>
          <table:table-cell office:value-type="float" office:value="0.00355371981380448" calcext:value-type="float">
            <text:p>0.0035537198</text:p>
          </table:table-cell>
          <table:table-cell office:value-type="float" office:value="0.996446276229907" calcext:value-type="float">
            <text:p>0.99644627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806.8009943914" calcext:value-type="float">
            <text:p>51806.8009943914</text:p>
          </table:table-cell>
          <table:table-cell office:value-type="float" office:value="0.999999625564511" calcext:value-type="float">
            <text:p>0.9999996256</text:p>
          </table:table-cell>
          <table:table-cell office:value-type="float" office:value="0.00348473814296156" calcext:value-type="float">
            <text:p>0.0034847381</text:p>
          </table:table-cell>
          <table:table-cell office:value-type="float" office:value="0.996515258016401" calcext:value-type="float">
            <text:p>0.9965152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881.1804965923" calcext:value-type="float">
            <text:p>51881.1804965923</text:p>
          </table:table-cell>
          <table:table-cell office:value-type="float" office:value="0.999999627995064" calcext:value-type="float">
            <text:p>0.999999628</text:p>
          </table:table-cell>
          <table:table-cell office:value-type="float" office:value="0.00341726935401436" calcext:value-type="float">
            <text:p>0.0034172694</text:p>
          </table:table-cell>
          <table:table-cell office:value-type="float" office:value="0.996582726917335" calcext:value-type="float">
            <text:p>0.99658272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955.5630958219" calcext:value-type="float">
            <text:p>51955.5630958219</text:p>
          </table:table-cell>
          <table:table-cell office:value-type="float" office:value="0.999999630404213" calcext:value-type="float">
            <text:p>0.9999996304</text:p>
          </table:table-cell>
          <table:table-cell office:value-type="float" office:value="0.0033512768206921" calcext:value-type="float">
            <text:p>0.0033512768</text:p>
          </table:table-cell>
          <table:table-cell office:value-type="float" office:value="0.996648719559104" calcext:value-type="float">
            <text:p>0.99664871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029.948720302" calcext:value-type="float">
            <text:p>52029.948720302</text:p>
          </table:table-cell>
          <table:table-cell office:value-type="float" office:value="0.999999632792228" calcext:value-type="float">
            <text:p>0.9999996328</text:p>
          </table:table-cell>
          <table:table-cell office:value-type="float" office:value="0.00328672452711842" calcext:value-type="float">
            <text:p>0.0032867245</text:p>
          </table:table-cell>
          <table:table-cell office:value-type="float" office:value="0.996713271957705" calcext:value-type="float">
            <text:p>0.9967132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104.3373009214" calcext:value-type="float">
            <text:p>52104.3373009214</text:p>
          </table:table-cell>
          <table:table-cell office:value-type="float" office:value="0.999999635159336" calcext:value-type="float">
            <text:p>0.9999996352</text:p>
          </table:table-cell>
          <table:table-cell office:value-type="float" office:value="0.00322357776381422" calcext:value-type="float">
            <text:p>0.0032235778</text:p>
          </table:table-cell>
          <table:table-cell office:value-type="float" office:value="0.996776418822733" calcext:value-type="float">
            <text:p>0.99677641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178.7287719178" calcext:value-type="float">
            <text:p>52178.7287719178</text:p>
          </table:table-cell>
          <table:table-cell office:value-type="float" office:value="0.999999637505684" calcext:value-type="float">
            <text:p>0.9999996375</text:p>
          </table:table-cell>
          <table:table-cell office:value-type="float" office:value="0.00316180339922917" calcext:value-type="float">
            <text:p>0.0031618034</text:p>
          </table:table-cell>
          <table:table-cell office:value-type="float" office:value="0.996838193285848" calcext:value-type="float">
            <text:p>0.99683819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253.1230658817" calcext:value-type="float">
            <text:p>52253.1230658817</text:p>
          </table:table-cell>
          <table:table-cell office:value-type="float" office:value="0.999999639831574" calcext:value-type="float">
            <text:p>0.9999996398</text:p>
          </table:table-cell>
          <table:table-cell office:value-type="float" office:value="0.00310136781264214" calcext:value-type="float">
            <text:p>0.0031013678</text:p>
          </table:table-cell>
          <table:table-cell office:value-type="float" office:value="0.99689862896788" calcext:value-type="float">
            <text:p>0.9968986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327.5201187287" calcext:value-type="float">
            <text:p>52327.5201187287</text:p>
          </table:table-cell>
          <table:table-cell office:value-type="float" office:value="0.999999642137222" calcext:value-type="float">
            <text:p>0.9999996421</text:p>
          </table:table-cell>
          <table:table-cell office:value-type="float" office:value="0.00304223894084913" calcext:value-type="float">
            <text:p>0.0030422389</text:p>
          </table:table-cell>
          <table:table-cell office:value-type="float" office:value="0.996957757932139" calcext:value-type="float">
            <text:p>0.99695775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401.9198694953" calcext:value-type="float">
            <text:p>52401.9198694953</text:p>
          </table:table-cell>
          <table:table-cell office:value-type="float" office:value="0.999999644422771" calcext:value-type="float">
            <text:p>0.9999996444</text:p>
          </table:table-cell>
          <table:table-cell office:value-type="float" office:value="0.00298438618349286" calcext:value-type="float">
            <text:p>0.0029843862</text:p>
          </table:table-cell>
          <table:table-cell office:value-type="float" office:value="0.997015610779077" calcext:value-type="float">
            <text:p>0.99701561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476.3222556339" calcext:value-type="float">
            <text:p>52476.3222556339</text:p>
          </table:table-cell>
          <table:table-cell office:value-type="float" office:value="0.999999646688511" calcext:value-type="float">
            <text:p>0.9999996467</text:p>
          </table:table-cell>
          <table:table-cell office:value-type="float" office:value="0.00292777846458983" calcext:value-type="float">
            <text:p>0.0029277785</text:p>
          </table:table-cell>
          <table:table-cell office:value-type="float" office:value="0.997072218584778" calcext:value-type="float">
            <text:p>0.99707221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550.7272184346" calcext:value-type="float">
            <text:p>52550.7272184346</text:p>
          </table:table-cell>
          <table:table-cell office:value-type="float" office:value="0.999999648934615" calcext:value-type="float">
            <text:p>0.9999996489</text:p>
          </table:table-cell>
          <table:table-cell office:value-type="float" office:value="0.00287238645457912" calcext:value-type="float">
            <text:p>0.0028723865</text:p>
          </table:table-cell>
          <table:table-cell office:value-type="float" office:value="0.997127610678895" calcext:value-type="float">
            <text:p>0.99712761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625.1346991478" calcext:value-type="float">
            <text:p>52625.1346991478</text:p>
          </table:table-cell>
          <table:table-cell office:value-type="float" office:value="0.99999965116133" calcext:value-type="float">
            <text:p>0.9999996512</text:p>
          </table:table-cell>
          <table:table-cell office:value-type="float" office:value="0.00281818097359014" calcext:value-type="float">
            <text:p>0.002818181</text:p>
          </table:table-cell>
          <table:table-cell office:value-type="float" office:value="0.997181816241388" calcext:value-type="float">
            <text:p>0.99718181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699.5446419256" calcext:value-type="float">
            <text:p>52699.5446419256</text:p>
          </table:table-cell>
          <table:table-cell office:value-type="float" office:value="0.999999653368824" calcext:value-type="float">
            <text:p>0.9999996534</text:p>
          </table:table-cell>
          <table:table-cell office:value-type="float" office:value="0.00276513419061569" calcext:value-type="float">
            <text:p>0.0027651342</text:p>
          </table:table-cell>
          <table:table-cell office:value-type="float" office:value="0.99723486310335" calcext:value-type="float">
            <text:p>0.99723486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773.9569915576" calcext:value-type="float">
            <text:p>52773.9569915576</text:p>
          </table:table-cell>
          <table:table-cell office:value-type="float" office:value="0.999999655557302" calcext:value-type="float">
            <text:p>0.9999996556</text:p>
          </table:table-cell>
          <table:table-cell office:value-type="float" office:value="0.00271321869144794" calcext:value-type="float">
            <text:p>0.0027132187</text:p>
          </table:table-cell>
          <table:table-cell office:value-type="float" office:value="0.997286778679074" calcext:value-type="float">
            <text:p>0.99728677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848.3716941867" calcext:value-type="float">
            <text:p>52848.3716941867</text:p>
          </table:table-cell>
          <table:table-cell office:value-type="float" office:value="0.999999657726966" calcext:value-type="float">
            <text:p>0.9999996577</text:p>
          </table:table-cell>
          <table:table-cell office:value-type="float" office:value="0.00266240776693673" calcext:value-type="float">
            <text:p>0.0026624078</text:p>
          </table:table-cell>
          <table:table-cell office:value-type="float" office:value="0.997337589677788" calcext:value-type="float">
            <text:p>0.99733758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922.7886966045" calcext:value-type="float">
            <text:p>52922.7886966045</text:p>
          </table:table-cell>
          <table:table-cell office:value-type="float" office:value="0.999999659878051" calcext:value-type="float">
            <text:p>0.9999996599</text:p>
          </table:table-cell>
          <table:table-cell office:value-type="float" office:value="0.00261267512186664" calcext:value-type="float">
            <text:p>0.0026126751</text:p>
          </table:table-cell>
          <table:table-cell office:value-type="float" office:value="0.997387322394788" calcext:value-type="float">
            <text:p>0.99738732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997.2079482487" calcext:value-type="float">
            <text:p>52997.2079482487</text:p>
          </table:table-cell>
          <table:table-cell office:value-type="float" office:value="0.999999662010716" calcext:value-type="float">
            <text:p>0.999999662</text:p>
          </table:table-cell>
          <table:table-cell office:value-type="float" office:value="0.00256399568251379" calcext:value-type="float">
            <text:p>0.0025639957</text:p>
          </table:table-cell>
          <table:table-cell office:value-type="float" office:value="0.997436001903871" calcext:value-type="float">
            <text:p>0.99743600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071.6293991114" calcext:value-type="float">
            <text:p>53071.6293991114</text:p>
          </table:table-cell>
          <table:table-cell office:value-type="float" office:value="0.999999664125157" calcext:value-type="float">
            <text:p>0.9999996641</text:p>
          </table:table-cell>
          <table:table-cell office:value-type="float" office:value="0.00251634474037618" calcext:value-type="float">
            <text:p>0.0025163447</text:p>
          </table:table-cell>
          <table:table-cell office:value-type="float" office:value="0.997483652913612" calcext:value-type="float">
            <text:p>0.99748365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146.053000401" calcext:value-type="float">
            <text:p>53146.053000401</text:p>
          </table:table-cell>
          <table:table-cell office:value-type="float" office:value="0.999999666221565" calcext:value-type="float">
            <text:p>0.9999996662</text:p>
          </table:table-cell>
          <table:table-cell office:value-type="float" office:value="0.00246969821774414" calcext:value-type="float">
            <text:p>0.0024696982</text:p>
          </table:table-cell>
          <table:table-cell office:value-type="float" office:value="0.99753029950179" calcext:value-type="float">
            <text:p>0.99753029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220.478703892" calcext:value-type="float">
            <text:p>53220.478703892</text:p>
          </table:table-cell>
          <table:table-cell office:value-type="float" office:value="0.999999668300165" calcext:value-type="float">
            <text:p>0.9999996683</text:p>
          </table:table-cell>
          <table:table-cell office:value-type="float" office:value="0.00242403240037541" calcext:value-type="float">
            <text:p>0.0024240324</text:p>
          </table:table-cell>
          <table:table-cell office:value-type="float" office:value="0.997575965382714" calcext:value-type="float">
            <text:p>0.99757596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294.9064637744" calcext:value-type="float">
            <text:p>53294.9064637744</text:p>
          </table:table-cell>
          <table:table-cell office:value-type="float" office:value="0.999999670361109" calcext:value-type="float">
            <text:p>0.9999996704</text:p>
          </table:table-cell>
          <table:table-cell office:value-type="float" office:value="0.00237932468118633" calcext:value-type="float">
            <text:p>0.0023793247</text:p>
          </table:table-cell>
          <table:table-cell office:value-type="float" office:value="0.997620673163534" calcext:value-type="float">
            <text:p>0.99762067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369.3362347188" calcext:value-type="float">
            <text:p>53369.3362347188</text:p>
          </table:table-cell>
          <table:table-cell office:value-type="float" office:value="0.999999672404582" calcext:value-type="float">
            <text:p>0.9999996724</text:p>
          </table:table-cell>
          <table:table-cell office:value-type="float" office:value="0.00233555277297499" calcext:value-type="float">
            <text:p>0.0023355528</text:p>
          </table:table-cell>
          <table:table-cell office:value-type="float" office:value="0.997664445131514" calcext:value-type="float">
            <text:p>0.99766444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443.7679724904" calcext:value-type="float">
            <text:p>53443.7679724904</text:p>
          </table:table-cell>
          <table:table-cell office:value-type="float" office:value="0.999999674430767" calcext:value-type="float">
            <text:p>0.9999996744</text:p>
          </table:table-cell>
          <table:table-cell office:value-type="float" office:value="0.00229269495327084" calcext:value-type="float">
            <text:p>0.002292695</text:p>
          </table:table-cell>
          <table:table-cell office:value-type="float" office:value="0.997707303009185" calcext:value-type="float">
            <text:p>0.9977073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518.2016339205" calcext:value-type="float">
            <text:p>53518.2016339205</text:p>
          </table:table-cell>
          <table:table-cell office:value-type="float" office:value="0.999999676439844" calcext:value-type="float">
            <text:p>0.9999996764</text:p>
          </table:table-cell>
          <table:table-cell office:value-type="float" office:value="0.00225073004898655" calcext:value-type="float">
            <text:p>0.00225073</text:p>
          </table:table-cell>
          <table:table-cell office:value-type="float" office:value="0.997749267969693" calcext:value-type="float">
            <text:p>0.9977492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592.6371763168" calcext:value-type="float">
            <text:p>53592.6371763168</text:p>
          </table:table-cell>
          <table:table-cell office:value-type="float" office:value="0.999999678432026" calcext:value-type="float">
            <text:p>0.9999996784</text:p>
          </table:table-cell>
          <table:table-cell office:value-type="float" office:value="0.00220963719584198" calcext:value-type="float">
            <text:p>0.0022096372</text:p>
          </table:table-cell>
          <table:table-cell office:value-type="float" office:value="0.997790360877374" calcext:value-type="float">
            <text:p>0.99779036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667.0745596965" calcext:value-type="float">
            <text:p>53667.0745596965</text:p>
          </table:table-cell>
          <table:table-cell office:value-type="float" office:value="0.999999680407421" calcext:value-type="float">
            <text:p>0.9999996804</text:p>
          </table:table-cell>
          <table:table-cell office:value-type="float" office:value="0.00216939673111343" calcext:value-type="float">
            <text:p>0.0021693967</text:p>
          </table:table-cell>
          <table:table-cell office:value-type="float" office:value="0.997830601395007" calcext:value-type="float">
            <text:p>0.99783060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741.5137428117" calcext:value-type="float">
            <text:p>53741.5137428117</text:p>
          </table:table-cell>
          <table:table-cell office:value-type="float" office:value="0.999999682366271" calcext:value-type="float">
            <text:p>0.9999996824</text:p>
          </table:table-cell>
          <table:table-cell office:value-type="float" office:value="0.00212998859512852" calcext:value-type="float">
            <text:p>0.0021299886</text:p>
          </table:table-cell>
          <table:table-cell office:value-type="float" office:value="0.997870009582316" calcext:value-type="float">
            <text:p>0.99787000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815.9546870516" calcext:value-type="float">
            <text:p>53815.9546870516</text:p>
          </table:table-cell>
          <table:table-cell office:value-type="float" office:value="0.999999684308713" calcext:value-type="float">
            <text:p>0.9999996843</text:p>
          </table:table-cell>
          <table:table-cell office:value-type="float" office:value="0.00209139389283648" calcext:value-type="float">
            <text:p>0.0020913939</text:p>
          </table:table-cell>
          <table:table-cell office:value-type="float" office:value="0.997908604334403" calcext:value-type="float">
            <text:p>0.99790860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890.3973541779" calcext:value-type="float">
            <text:p>53890.3973541779</text:p>
          </table:table-cell>
          <table:table-cell office:value-type="float" office:value="0.999999686234919" calcext:value-type="float">
            <text:p>0.9999996862</text:p>
          </table:table-cell>
          <table:table-cell office:value-type="float" office:value="0.00205359398252191" calcext:value-type="float">
            <text:p>0.002053594</text:p>
          </table:table-cell>
          <table:table-cell office:value-type="float" office:value="0.997946404293032" calcext:value-type="float">
            <text:p>0.99794640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964.8417068638" calcext:value-type="float">
            <text:p>53964.8417068638</text:p>
          </table:table-cell>
          <table:table-cell office:value-type="float" office:value="0.999999688145055" calcext:value-type="float">
            <text:p>0.9999996881</text:p>
          </table:table-cell>
          <table:table-cell office:value-type="float" office:value="0.00201657068857888" calcext:value-type="float">
            <text:p>0.0020165707</text:p>
          </table:table-cell>
          <table:table-cell office:value-type="float" office:value="0.997983427633858" calcext:value-type="float">
            <text:p>0.99798342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039.2877086702" calcext:value-type="float">
            <text:p>54039.2877086702</text:p>
          </table:table-cell>
          <table:table-cell office:value-type="float" office:value="0.999999690039288" calcext:value-type="float">
            <text:p>0.99999969</text:p>
          </table:table-cell>
          <table:table-cell office:value-type="float" office:value="0.00198030628898418" calcext:value-type="float">
            <text:p>0.0019803063</text:p>
          </table:table-cell>
          <table:table-cell office:value-type="float" office:value="0.998019692078948" calcext:value-type="float">
            <text:p>0.99801969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113.7353240228" calcext:value-type="float">
            <text:p>54113.7353240228</text:p>
          </table:table-cell>
          <table:table-cell office:value-type="float" office:value="0.999999691917783" calcext:value-type="float">
            <text:p>0.9999996919</text:p>
          </table:table-cell>
          <table:table-cell office:value-type="float" office:value="0.0019447835031272" calcext:value-type="float">
            <text:p>0.0019447835</text:p>
          </table:table-cell>
          <table:table-cell office:value-type="float" office:value="0.998055214908957" calcext:value-type="float">
            <text:p>0.99805521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188.1845177066" calcext:value-type="float">
            <text:p>54188.1845177066</text:p>
          </table:table-cell>
          <table:table-cell office:value-type="float" office:value="0.99999969378073" calcext:value-type="float">
            <text:p>0.9999996938</text:p>
          </table:table-cell>
          <table:table-cell office:value-type="float" office:value="0.00190998528803127" calcext:value-type="float">
            <text:p>0.0019099853</text:p>
          </table:table-cell>
          <table:table-cell office:value-type="float" office:value="0.998090013166906" calcext:value-type="float">
            <text:p>0.99809001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262.6352567882" calcext:value-type="float">
            <text:p>54262.6352567882</text:p>
          </table:table-cell>
          <table:table-cell office:value-type="float" office:value="0.99999969562823" calcext:value-type="float">
            <text:p>0.9999996956</text:p>
          </table:table-cell>
          <table:table-cell office:value-type="float" office:value="0.00187589559848679" calcext:value-type="float">
            <text:p>0.0018758956</text:p>
          </table:table-cell>
          <table:table-cell office:value-type="float" office:value="0.998124102898044" calcext:value-type="float">
            <text:p>0.99812410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337.087507199" calcext:value-type="float">
            <text:p>54337.087507199</text:p>
          </table:table-cell>
          <table:table-cell office:value-type="float" office:value="0.999999697460501" calcext:value-type="float">
            <text:p>0.9999996975</text:p>
          </table:table-cell>
          <table:table-cell office:value-type="float" office:value="0.00184249802823568" calcext:value-type="float">
            <text:p>0.001842498</text:p>
          </table:table-cell>
          <table:table-cell office:value-type="float" office:value="0.99815750050867" calcext:value-type="float">
            <text:p>0.9981575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411.5412375501" calcext:value-type="float">
            <text:p>54411.5412375501</text:p>
          </table:table-cell>
          <table:table-cell office:value-type="float" office:value="0.999999699277638" calcext:value-type="float">
            <text:p>0.9999996993</text:p>
          </table:table-cell>
          <table:table-cell office:value-type="float" office:value="0.00180977731988887" calcext:value-type="float">
            <text:p>0.0018097773</text:p>
          </table:table-cell>
          <table:table-cell office:value-type="float" office:value="0.99819022125621" calcext:value-type="float">
            <text:p>0.99819022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485.9964153478" calcext:value-type="float">
            <text:p>54485.9964153478</text:p>
          </table:table-cell>
          <table:table-cell office:value-type="float" office:value="0.999999701079856" calcext:value-type="float">
            <text:p>0.9999997011</text:p>
          </table:table-cell>
          <table:table-cell office:value-type="float" office:value="0.0017777178637206" calcext:value-type="float">
            <text:p>0.0017777179</text:p>
          </table:table-cell>
          <table:table-cell office:value-type="float" office:value="0.99822228075043" calcext:value-type="float">
            <text:p>0.99822228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560.4530102287" calcext:value-type="float">
            <text:p>54560.4530102287</text:p>
          </table:table-cell>
          <table:table-cell office:value-type="float" office:value="0.999999702867278" calcext:value-type="float">
            <text:p>0.9999997029</text:p>
          </table:table-cell>
          <table:table-cell office:value-type="float" office:value="0.00174630497490067" calcext:value-type="float">
            <text:p>0.001746305</text:p>
          </table:table-cell>
          <table:table-cell office:value-type="float" office:value="0.998253693676193" calcext:value-type="float">
            <text:p>0.99825369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634.9109925186" calcext:value-type="float">
            <text:p>54634.9109925186</text:p>
          </table:table-cell>
          <table:table-cell office:value-type="float" office:value="0.999999704640025" calcext:value-type="float">
            <text:p>0.9999997046</text:p>
          </table:table-cell>
          <table:table-cell office:value-type="float" office:value="0.00171552431988796" calcext:value-type="float">
            <text:p>0.0017155243</text:p>
          </table:table-cell>
          <table:table-cell office:value-type="float" office:value="0.998284474367076" calcext:value-type="float">
            <text:p>0.99828447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709.3703319397" calcext:value-type="float">
            <text:p>54709.3703319397</text:p>
          </table:table-cell>
          <table:table-cell office:value-type="float" office:value="0.999999706398304" calcext:value-type="float">
            <text:p>0.9999997064</text:p>
          </table:table-cell>
          <table:table-cell office:value-type="float" office:value="0.00168536140643751" calcext:value-type="float">
            <text:p>0.0016853614</text:p>
          </table:table-cell>
          <table:table-cell office:value-type="float" office:value="0.998314637315358" calcext:value-type="float">
            <text:p>0.99831463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783.8310002153" calcext:value-type="float">
            <text:p>54783.8310002153</text:p>
          </table:table-cell>
          <table:table-cell office:value-type="float" office:value="0.999999708142234" calcext:value-type="float">
            <text:p>0.9999997081</text:p>
          </table:table-cell>
          <table:table-cell office:value-type="float" office:value="0.00165580260639441" calcext:value-type="float">
            <text:p>0.0016558026</text:p>
          </table:table-cell>
          <table:table-cell office:value-type="float" office:value="0.998344196149226" calcext:value-type="float">
            <text:p>0.99834419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858.2929697061" calcext:value-type="float">
            <text:p>54858.2929697061</text:p>
          </table:table-cell>
          <table:table-cell office:value-type="float" office:value="0.99999970987193" calcext:value-type="float">
            <text:p>0.9999997099</text:p>
          </table:table-cell>
          <table:table-cell office:value-type="float" office:value="0.00162683461558805" calcext:value-type="float">
            <text:p>0.0016268346</text:p>
          </table:table-cell>
          <table:table-cell office:value-type="float" office:value="0.998373164172882" calcext:value-type="float">
            <text:p>0.99837316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932.7562121872" calcext:value-type="float">
            <text:p>54932.7562121872</text:p>
          </table:table-cell>
          <table:table-cell office:value-type="float" office:value="0.999999711587595" calcext:value-type="float">
            <text:p>0.9999997116</text:p>
          </table:table-cell>
          <table:table-cell office:value-type="float" office:value="0.00159844397324777" calcext:value-type="float">
            <text:p>0.001598444</text:p>
          </table:table-cell>
          <table:table-cell office:value-type="float" office:value="0.998401554847127" calcext:value-type="float">
            <text:p>0.99840155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007.220701314" calcext:value-type="float">
            <text:p>55007.220701314</text:p>
          </table:table-cell>
          <table:table-cell office:value-type="float" office:value="0.99999971328934" calcext:value-type="float">
            <text:p>0.9999997133</text:p>
          </table:table-cell>
          <table:table-cell office:value-type="float" office:value="0.00157061802630817" calcext:value-type="float">
            <text:p>0.001570618</text:p>
          </table:table-cell>
          <table:table-cell office:value-type="float" office:value="0.998429380825056" calcext:value-type="float">
            <text:p>0.99842938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081.6864113318" calcext:value-type="float">
            <text:p>55081.6864113318</text:p>
          </table:table-cell>
          <table:table-cell office:value-type="float" office:value="0.99999971497728" calcext:value-type="float">
            <text:p>0.999999715</text:p>
          </table:table-cell>
          <table:table-cell office:value-type="float" office:value="0.00154334442062868" calcext:value-type="float">
            <text:p>0.0015433444</text:p>
          </table:table-cell>
          <table:table-cell office:value-type="float" office:value="0.998456654460837" calcext:value-type="float">
            <text:p>0.99845665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156.1533159185" calcext:value-type="float">
            <text:p>55156.1533159185</text:p>
          </table:table-cell>
          <table:table-cell office:value-type="float" office:value="0.999999716651607" calcext:value-type="float">
            <text:p>0.9999997167</text:p>
          </table:table-cell>
          <table:table-cell office:value-type="float" office:value="0.00151661064792973" calcext:value-type="float">
            <text:p>0.0015166106</text:p>
          </table:table-cell>
          <table:table-cell office:value-type="float" office:value="0.998483388262777" calcext:value-type="float">
            <text:p>0.99848338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230.621390519" calcext:value-type="float">
            <text:p>55230.621390519</text:p>
          </table:table-cell>
          <table:table-cell office:value-type="float" office:value="0.999999718312432" calcext:value-type="float">
            <text:p>0.9999997183</text:p>
          </table:table-cell>
          <table:table-cell office:value-type="float" office:value="0.00149040495532589" calcext:value-type="float">
            <text:p>0.001490405</text:p>
          </table:table-cell>
          <table:table-cell office:value-type="float" office:value="0.998509593983789" calcext:value-type="float">
            <text:p>0.9985095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305.0906111248" calcext:value-type="float">
            <text:p>55305.0906111248</text:p>
          </table:table-cell>
          <table:table-cell office:value-type="float" office:value="0.999999719959861" calcext:value-type="float">
            <text:p>0.99999972</text:p>
          </table:table-cell>
          <table:table-cell office:value-type="float" office:value="0.00146471586584941" calcext:value-type="float">
            <text:p>0.0014647159</text:p>
          </table:table-cell>
          <table:table-cell office:value-type="float" office:value="0.998535283100866" calcext:value-type="float">
            <text:p>0.99853528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379.5609531777" calcext:value-type="float">
            <text:p>55379.5609531777</text:p>
          </table:table-cell>
          <table:table-cell office:value-type="float" office:value="0.999999721594085" calcext:value-type="float">
            <text:p>0.9999997216</text:p>
          </table:table-cell>
          <table:table-cell office:value-type="float" office:value="0.00143953175115154" calcext:value-type="float">
            <text:p>0.0014395318</text:p>
          </table:table-cell>
          <table:table-cell office:value-type="float" office:value="0.998560467242382" calcext:value-type="float">
            <text:p>0.99856046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454.032394136" calcext:value-type="float">
            <text:p>55454.032394136</text:p>
          </table:table-cell>
          <table:table-cell office:value-type="float" office:value="0.99999972321518" calcext:value-type="float">
            <text:p>0.9999997232</text:p>
          </table:table-cell>
          <table:table-cell office:value-type="float" office:value="0.00141484182718651" calcext:value-type="float">
            <text:p>0.0014148418</text:p>
          </table:table-cell>
          <table:table-cell office:value-type="float" office:value="0.998585157192405" calcext:value-type="float">
            <text:p>0.99858515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528.5049108939" calcext:value-type="float">
            <text:p>55528.5049108939</text:p>
          </table:table-cell>
          <table:table-cell office:value-type="float" office:value="0.999999724823304" calcext:value-type="float">
            <text:p>0.9999997248</text:p>
          </table:table-cell>
          <table:table-cell office:value-type="float" office:value="0.0013906351496833" calcext:value-type="float">
            <text:p>0.0013906351</text:p>
          </table:table-cell>
          <table:table-cell office:value-type="float" office:value="0.99860936389523" calcext:value-type="float">
            <text:p>0.99860936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602.9784812324" calcext:value-type="float">
            <text:p>55602.9784812324</text:p>
          </table:table-cell>
          <table:table-cell office:value-type="float" office:value="0.999999726418587" calcext:value-type="float">
            <text:p>0.9999997264</text:p>
          </table:table-cell>
          <table:table-cell office:value-type="float" office:value="0.00136690117596183" calcext:value-type="float">
            <text:p>0.0013669012</text:p>
          </table:table-cell>
          <table:table-cell office:value-type="float" office:value="0.998633097893561" calcext:value-type="float">
            <text:p>0.99863309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677.4530831024" calcext:value-type="float">
            <text:p>55677.4530831024</text:p>
          </table:table-cell>
          <table:table-cell office:value-type="float" office:value="0.999999728001183" calcext:value-type="float">
            <text:p>0.999999728</text:p>
          </table:table-cell>
          <table:table-cell office:value-type="float" office:value="0.00134362948558746" calcext:value-type="float">
            <text:p>0.0013436295</text:p>
          </table:table-cell>
          <table:table-cell office:value-type="float" office:value="0.998656369607853" calcext:value-type="float">
            <text:p>0.99865636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751.9286962932" calcext:value-type="float">
            <text:p>55751.9286962932</text:p>
          </table:table-cell>
          <table:table-cell office:value-type="float" office:value="0.999999729571138" calcext:value-type="float">
            <text:p>0.9999997296</text:p>
          </table:table-cell>
          <table:table-cell office:value-type="float" office:value="0.00132081042274136" calcext:value-type="float">
            <text:p>0.0013208104</text:p>
          </table:table-cell>
          <table:table-cell office:value-type="float" office:value="0.998679188693945" calcext:value-type="float">
            <text:p>0.99867918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826.4052990583" calcext:value-type="float">
            <text:p>55826.4052990583</text:p>
          </table:table-cell>
          <table:table-cell office:value-type="float" office:value="0.999999731128657" calcext:value-type="float">
            <text:p>0.9999997311</text:p>
          </table:table-cell>
          <table:table-cell office:value-type="float" office:value="0.00129843379212802" calcext:value-type="float">
            <text:p>0.0012984338</text:p>
          </table:table-cell>
          <table:table-cell office:value-type="float" office:value="0.998701565347154" calcext:value-type="float">
            <text:p>0.99870156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900.8828714657" calcext:value-type="float">
            <text:p>55900.8828714657</text:p>
          </table:table-cell>
          <table:table-cell office:value-type="float" office:value="0.999999732673836" calcext:value-type="float">
            <text:p>0.9999997327</text:p>
          </table:table-cell>
          <table:table-cell office:value-type="float" office:value="0.00127649015058007" calcext:value-type="float">
            <text:p>0.0012764902</text:p>
          </table:table-cell>
          <table:table-cell office:value-type="float" office:value="0.998723509010667" calcext:value-type="float">
            <text:p>0.9987235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975.3613940185" calcext:value-type="float">
            <text:p>55975.3613940185</text:p>
          </table:table-cell>
          <table:table-cell office:value-type="float" office:value="0.999999734206771" calcext:value-type="float">
            <text:p>0.9999997342</text:p>
          </table:table-cell>
          <table:table-cell office:value-type="float" office:value="0.00125497027245422" calcext:value-type="float">
            <text:p>0.0012549703</text:p>
          </table:table-cell>
          <table:table-cell office:value-type="float" office:value="0.998745028910146" calcext:value-type="float">
            <text:p>0.99874502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049.8408467213" calcext:value-type="float">
            <text:p>56049.8408467213</text:p>
          </table:table-cell>
          <table:table-cell office:value-type="float" office:value="0.999999735727635" calcext:value-type="float">
            <text:p>0.9999997357</text:p>
          </table:table-cell>
          <table:table-cell office:value-type="float" office:value="0.0012338647902737" calcext:value-type="float">
            <text:p>0.0012338648</text:p>
          </table:table-cell>
          <table:table-cell office:value-type="float" office:value="0.998766134413087" calcext:value-type="float">
            <text:p>0.99876613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124.3212112677" calcext:value-type="float">
            <text:p>56124.3212112677</text:p>
          </table:table-cell>
          <table:table-cell office:value-type="float" office:value="0.999999737236495" calcext:value-type="float">
            <text:p>0.9999997372</text:p>
          </table:table-cell>
          <table:table-cell office:value-type="float" office:value="0.00121316503326227" calcext:value-type="float">
            <text:p>0.001213165</text:p>
          </table:table-cell>
          <table:table-cell office:value-type="float" office:value="0.998786834190283" calcext:value-type="float">
            <text:p>0.99878683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198.8024688426" calcext:value-type="float">
            <text:p>56198.8024688426</text:p>
          </table:table-cell>
          <table:table-cell office:value-type="float" office:value="0.999999738733494" calcext:value-type="float">
            <text:p>0.9999997387</text:p>
          </table:table-cell>
          <table:table-cell office:value-type="float" office:value="0.00119286218219011" calcext:value-type="float">
            <text:p>0.0011928622</text:p>
          </table:table-cell>
          <table:table-cell office:value-type="float" office:value="0.998807137060981" calcext:value-type="float">
            <text:p>0.99880713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273.2846013585" calcext:value-type="float">
            <text:p>56273.2846013585</text:p>
          </table:table-cell>
          <table:table-cell office:value-type="float" office:value="0.999999740218749" calcext:value-type="float">
            <text:p>0.9999997402</text:p>
          </table:table-cell>
          <table:table-cell office:value-type="float" office:value="0.00117294774276989" calcext:value-type="float">
            <text:p>0.0011729477</text:p>
          </table:table-cell>
          <table:table-cell office:value-type="float" office:value="0.998827051519485" calcext:value-type="float">
            <text:p>0.99882705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347.7675911331" calcext:value-type="float">
            <text:p>56347.7675911331</text:p>
          </table:table-cell>
          <table:table-cell office:value-type="float" office:value="0.999999741692374" calcext:value-type="float">
            <text:p>0.9999997417</text:p>
          </table:table-cell>
          <table:table-cell office:value-type="float" office:value="0.00115341342018071" calcext:value-type="float">
            <text:p>0.0011534134</text:p>
          </table:table-cell>
          <table:table-cell office:value-type="float" office:value="0.998846585860634" calcext:value-type="float">
            <text:p>0.99884658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422.2514211606" calcext:value-type="float">
            <text:p>56422.2514211606</text:p>
          </table:table-cell>
          <table:table-cell office:value-type="float" office:value="0.999999743154459" calcext:value-type="float">
            <text:p>0.9999997432</text:p>
          </table:table-cell>
          <table:table-cell office:value-type="float" office:value="0.00113425122142633" calcext:value-type="float">
            <text:p>0.0011342512</text:p>
          </table:table-cell>
          <table:table-cell office:value-type="float" office:value="0.998865748077437" calcext:value-type="float">
            <text:p>0.99886574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496.7360742469" calcext:value-type="float">
            <text:p>56496.7360742469</text:p>
          </table:table-cell>
          <table:table-cell office:value-type="float" office:value="0.99999974460514" calcext:value-type="float">
            <text:p>0.9999997446</text:p>
          </table:table-cell>
          <table:table-cell office:value-type="float" office:value="0.00111545312414644" calcext:value-type="float">
            <text:p>0.0011154531</text:p>
          </table:table-cell>
          <table:table-cell office:value-type="float" office:value="0.998884546192271" calcext:value-type="float">
            <text:p>0.99888454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571.2215338657" calcext:value-type="float">
            <text:p>56571.2215338657</text:p>
          </table:table-cell>
          <table:table-cell office:value-type="float" office:value="0.999999746044529" calcext:value-type="float">
            <text:p>0.999999746</text:p>
          </table:table-cell>
          <table:table-cell office:value-type="float" office:value="0.00109701140217045" calcext:value-type="float">
            <text:p>0.0010970114</text:p>
          </table:table-cell>
          <table:table-cell office:value-type="float" office:value="0.998902987931321" calcext:value-type="float">
            <text:p>0.99890298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645.7077838574" calcext:value-type="float">
            <text:p>56645.7077838574</text:p>
          </table:table-cell>
          <table:table-cell office:value-type="float" office:value="0.999999747472736" calcext:value-type="float">
            <text:p>0.9999997475</text:p>
          </table:table-cell>
          <table:table-cell office:value-type="float" office:value="0.00107891850932181" calcext:value-type="float">
            <text:p>0.0010789185</text:p>
          </table:table-cell>
          <table:table-cell office:value-type="float" office:value="0.998921080840778" calcext:value-type="float">
            <text:p>0.99892108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720.1948084207" calcext:value-type="float">
            <text:p>56720.1948084207</text:p>
          </table:table-cell>
          <table:table-cell office:value-type="float" office:value="0.999999748889868" calcext:value-type="float">
            <text:p>0.9999997489</text:p>
          </table:table-cell>
          <table:table-cell office:value-type="float" office:value="0.00106116707487618" calcext:value-type="float">
            <text:p>0.0010611671</text:p>
          </table:table-cell>
          <table:table-cell office:value-type="float" office:value="0.998938832291379" calcext:value-type="float">
            <text:p>0.99893883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794.6825923623" calcext:value-type="float">
            <text:p>56794.6825923623</text:p>
          </table:table-cell>
          <table:table-cell office:value-type="float" office:value="0.999999750296009" calcext:value-type="float">
            <text:p>0.9999997503</text:p>
          </table:table-cell>
          <table:table-cell office:value-type="float" office:value="0.00104374999704267" calcext:value-type="float">
            <text:p>0.00104375</text:p>
          </table:table-cell>
          <table:table-cell office:value-type="float" office:value="0.99895624938493" calcext:value-type="float">
            <text:p>0.99895624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869.1711203031" calcext:value-type="float">
            <text:p>56869.1711203031</text:p>
          </table:table-cell>
          <table:table-cell office:value-type="float" office:value="0.99999975169129" calcext:value-type="float">
            <text:p>0.9999997517</text:p>
          </table:table-cell>
          <table:table-cell office:value-type="float" office:value="0.00102666014138388" calcext:value-type="float">
            <text:p>0.0010266601</text:p>
          </table:table-cell>
          <table:table-cell office:value-type="float" office:value="0.99897333925588" calcext:value-type="float">
            <text:p>0.99897333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943.6603774651" calcext:value-type="float">
            <text:p>56943.6603774651</text:p>
          </table:table-cell>
          <table:table-cell office:value-type="float" office:value="0.999999753075814" calcext:value-type="float">
            <text:p>0.9999997531</text:p>
          </table:table-cell>
          <table:table-cell office:value-type="float" office:value="0.00100989063760052" calcext:value-type="float">
            <text:p>0.0010098906</text:p>
          </table:table-cell>
          <table:table-cell office:value-type="float" office:value="0.998990108774541" calcext:value-type="float">
            <text:p>0.99899010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018.1503493947" calcext:value-type="float">
            <text:p>57018.1503493947</text:p>
          </table:table-cell>
          <table:table-cell office:value-type="float" office:value="0.999999754449686" calcext:value-type="float">
            <text:p>0.9999997544</text:p>
          </table:table-cell>
          <table:table-cell office:value-type="float" office:value="0.000993434773867139" calcext:value-type="float">
            <text:p>0.0009934348</text:p>
          </table:table-cell>
          <table:table-cell office:value-type="float" office:value="0.99900656465275" calcext:value-type="float">
            <text:p>0.99900656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092.641022197" calcext:value-type="float">
            <text:p>57092.641022197</text:p>
          </table:table-cell>
          <table:table-cell office:value-type="float" office:value="0.999999755812985" calcext:value-type="float">
            <text:p>0.9999997558</text:p>
          </table:table-cell>
          <table:table-cell office:value-type="float" office:value="0.000977286083829274" calcext:value-type="float">
            <text:p>0.0009772861</text:p>
          </table:table-cell>
          <table:table-cell office:value-type="float" office:value="0.999022713356874" calcext:value-type="float">
            <text:p>0.99902271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167.1323817952" calcext:value-type="float">
            <text:p>57167.1323817952</text:p>
          </table:table-cell>
          <table:table-cell office:value-type="float" office:value="0.999999757165836" calcext:value-type="float">
            <text:p>0.9999997572</text:p>
          </table:table-cell>
          <table:table-cell office:value-type="float" office:value="0.000961438066573464" calcext:value-type="float">
            <text:p>0.0009614381</text:p>
          </table:table-cell>
          <table:table-cell office:value-type="float" office:value="0.999038561387838" calcext:value-type="float">
            <text:p>0.99903856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241.6244146642" calcext:value-type="float">
            <text:p>57241.6244146642</text:p>
          </table:table-cell>
          <table:table-cell office:value-type="float" office:value="0.999999758508338" calcext:value-type="float">
            <text:p>0.9999997585</text:p>
          </table:table-cell>
          <table:table-cell office:value-type="float" office:value="0.000945884462443553" calcext:value-type="float">
            <text:p>0.0009458845</text:p>
          </table:table-cell>
          <table:table-cell office:value-type="float" office:value="0.999054115005309" calcext:value-type="float">
            <text:p>0.9990541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316.1171078039" calcext:value-type="float">
            <text:p>57316.1171078039</text:p>
          </table:table-cell>
          <table:table-cell office:value-type="float" office:value="0.999999759840568" calcext:value-type="float">
            <text:p>0.9999997598</text:p>
          </table:table-cell>
          <table:table-cell office:value-type="float" office:value="0.000930619241146318" calcext:value-type="float">
            <text:p>0.0009306192</text:p>
          </table:table-cell>
          <table:table-cell office:value-type="float" office:value="0.99906938023959" calcext:value-type="float">
            <text:p>0.99906938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390.6104480345" calcext:value-type="float">
            <text:p>57390.6104480345</text:p>
          </table:table-cell>
          <table:table-cell office:value-type="float" office:value="0.999999761162647" calcext:value-type="float">
            <text:p>0.9999997612</text:p>
          </table:table-cell>
          <table:table-cell office:value-type="float" office:value="0.000915636336747585" calcext:value-type="float">
            <text:p>0.0009156363</text:p>
          </table:table-cell>
          <table:table-cell office:value-type="float" office:value="0.999084363156627" calcext:value-type="float">
            <text:p>0.99908436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465.104422695" calcext:value-type="float">
            <text:p>57465.104422695</text:p>
          </table:table-cell>
          <table:table-cell office:value-type="float" office:value="0.999999762474671" calcext:value-type="float">
            <text:p>0.9999997625</text:p>
          </table:table-cell>
          <table:table-cell office:value-type="float" office:value="0.000900929908852485" calcext:value-type="float">
            <text:p>0.0009009299</text:p>
          </table:table-cell>
          <table:table-cell office:value-type="float" office:value="0.999099069596823" calcext:value-type="float">
            <text:p>0.99909906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539.5990196173" calcext:value-type="float">
            <text:p>57539.5990196173</text:p>
          </table:table-cell>
          <table:table-cell office:value-type="float" office:value="0.999999763776714" calcext:value-type="float">
            <text:p>0.9999997638</text:p>
          </table:table-cell>
          <table:table-cell office:value-type="float" office:value="0.000886494331486613" calcext:value-type="float">
            <text:p>0.0008864943</text:p>
          </table:table-cell>
          <table:table-cell office:value-type="float" office:value="0.999113505186163" calcext:value-type="float">
            <text:p>0.99911350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614.0942264568" calcext:value-type="float">
            <text:p>57614.0942264568</text:p>
          </table:table-cell>
          <table:table-cell office:value-type="float" office:value="0.999999765068893" calcext:value-type="float">
            <text:p>0.9999997651</text:p>
          </table:table-cell>
          <table:table-cell office:value-type="float" office:value="0.00087232394221601" calcext:value-type="float">
            <text:p>0.0008723239</text:p>
          </table:table-cell>
          <table:table-cell office:value-type="float" office:value="0.999127675587091" calcext:value-type="float">
            <text:p>0.99912767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688.5900313565" calcext:value-type="float">
            <text:p>57688.5900313565</text:p>
          </table:table-cell>
          <table:table-cell office:value-type="float" office:value="0.999999766351301" calcext:value-type="float">
            <text:p>0.9999997664</text:p>
          </table:table-cell>
          <table:table-cell office:value-type="float" office:value="0.000858413289558059" calcext:value-type="float">
            <text:p>0.0008584133</text:p>
          </table:table-cell>
          <table:table-cell office:value-type="float" office:value="0.999141586251098" calcext:value-type="float">
            <text:p>0.99914158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763.0864229224" calcext:value-type="float">
            <text:p>57763.0864229224</text:p>
          </table:table-cell>
          <table:table-cell office:value-type="float" office:value="0.99999976762401" calcext:value-type="float">
            <text:p>0.9999997676</text:p>
          </table:table-cell>
          <table:table-cell office:value-type="float" office:value="0.00084475712258266" calcext:value-type="float">
            <text:p>0.0008447571</text:p>
          </table:table-cell>
          <table:table-cell office:value-type="float" office:value="0.999155242429123" calcext:value-type="float">
            <text:p>0.99915524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837.5833893833" calcext:value-type="float">
            <text:p>57837.5833893833</text:p>
          </table:table-cell>
          <table:table-cell office:value-type="float" office:value="0.999999768887153" calcext:value-type="float">
            <text:p>0.9999997689</text:p>
          </table:table-cell>
          <table:table-cell office:value-type="float" office:value="0.000831350077408472" calcext:value-type="float">
            <text:p>0.0008313501</text:p>
          </table:table-cell>
          <table:table-cell office:value-type="float" office:value="0.999168649485056" calcext:value-type="float">
            <text:p>0.99916864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912.0809202438" calcext:value-type="float">
            <text:p>57912.0809202438</text:p>
          </table:table-cell>
          <table:table-cell office:value-type="float" office:value="0.999999770140758" calcext:value-type="float">
            <text:p>0.9999997701</text:p>
          </table:table-cell>
          <table:table-cell office:value-type="float" office:value="0.000818187291179193" calcext:value-type="float">
            <text:p>0.0008181873</text:p>
          </table:table-cell>
          <table:table-cell office:value-type="float" office:value="0.999181812281761" calcext:value-type="float">
            <text:p>0.99918181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986.5790042176" calcext:value-type="float">
            <text:p>57986.5790042176</text:p>
          </table:table-cell>
          <table:table-cell office:value-type="float" office:value="0.999999771384955" calcext:value-type="float">
            <text:p>0.9999997714</text:p>
          </table:table-cell>
          <table:table-cell office:value-type="float" office:value="0.000805263633284905" calcext:value-type="float">
            <text:p>0.0008052636</text:p>
          </table:table-cell>
          <table:table-cell office:value-type="float" office:value="0.999194735949857" calcext:value-type="float">
            <text:p>0.99919473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061.0776306665" calcext:value-type="float">
            <text:p>58061.0776306665</text:p>
          </table:table-cell>
          <table:table-cell office:value-type="float" office:value="0.999999772619836" calcext:value-type="float">
            <text:p>0.9999997726</text:p>
          </table:table-cell>
          <table:table-cell office:value-type="float" office:value="0.00079257423930546" calcext:value-type="float">
            <text:p>0.0007925742</text:p>
          </table:table-cell>
          <table:table-cell office:value-type="float" office:value="0.999207425353771" calcext:value-type="float">
            <text:p>0.99920742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135.576789179" calcext:value-type="float">
            <text:p>58135.576789179</text:p>
          </table:table-cell>
          <table:table-cell office:value-type="float" office:value="0.999999773845485" calcext:value-type="float">
            <text:p>0.9999997738</text:p>
          </table:table-cell>
          <table:table-cell office:value-type="float" office:value="0.000780114353737375" calcext:value-type="float">
            <text:p>0.0007801144</text:p>
          </table:table-cell>
          <table:table-cell office:value-type="float" office:value="0.999219885249015" calcext:value-type="float">
            <text:p>0.99921988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210.0764699418" calcext:value-type="float">
            <text:p>58210.0764699418</text:p>
          </table:table-cell>
          <table:table-cell office:value-type="float" office:value="0.999999775061948" calcext:value-type="float">
            <text:p>0.9999997751</text:p>
          </table:table-cell>
          <table:table-cell office:value-type="float" office:value="0.000767879466235143" calcext:value-type="float">
            <text:p>0.0007678795</text:p>
          </table:table-cell>
          <table:table-cell office:value-type="float" office:value="0.999232120145941" calcext:value-type="float">
            <text:p>0.99923212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284.5766624074" calcext:value-type="float">
            <text:p>58284.5766624074</text:p>
          </table:table-cell>
          <table:table-cell office:value-type="float" office:value="0.999999776269374" calcext:value-type="float">
            <text:p>0.9999997763</text:p>
          </table:table-cell>
          <table:table-cell office:value-type="float" office:value="0.00075586481926701" calcext:value-type="float">
            <text:p>0.0007558648</text:p>
          </table:table-cell>
          <table:table-cell office:value-type="float" office:value="0.999244134802088" calcext:value-type="float">
            <text:p>0.99924413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359.0773570054" calcext:value-type="float">
            <text:p>58359.0773570054</text:p>
          </table:table-cell>
          <table:table-cell office:value-type="float" office:value="0.999999777467825" calcext:value-type="float">
            <text:p>0.9999997775</text:p>
          </table:table-cell>
          <table:table-cell office:value-type="float" office:value="0.000744066039218162" calcext:value-type="float">
            <text:p>0.000744066</text:p>
          </table:table-cell>
          <table:table-cell office:value-type="float" office:value="0.999255933591078" calcext:value-type="float">
            <text:p>0.99925593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433.5785445388" calcext:value-type="float">
            <text:p>58433.5785445388</text:p>
          </table:table-cell>
          <table:table-cell office:value-type="float" office:value="0.999999778657346" calcext:value-type="float">
            <text:p>0.9999997787</text:p>
          </table:table-cell>
          <table:table-cell office:value-type="float" office:value="0.000732478912249853" calcext:value-type="float">
            <text:p>0.0007324789</text:p>
          </table:table-cell>
          <table:table-cell office:value-type="float" office:value="0.999267520726756" calcext:value-type="float">
            <text:p>0.99926752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508.080215284" calcext:value-type="float">
            <text:p>58508.080215284</text:p>
          </table:table-cell>
          <table:table-cell office:value-type="float" office:value="0.999999779838059" calcext:value-type="float">
            <text:p>0.9999997798</text:p>
          </table:table-cell>
          <table:table-cell office:value-type="float" office:value="0.000721099052812102" calcext:value-type="float">
            <text:p>0.0007210991</text:p>
          </table:table-cell>
          <table:table-cell office:value-type="float" office:value="0.999278900594678" calcext:value-type="float">
            <text:p>0.9992789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582.5823600847" calcext:value-type="float">
            <text:p>58582.5823600847</text:p>
          </table:table-cell>
          <table:table-cell office:value-type="float" office:value="0.999999781010047" calcext:value-type="float">
            <text:p>0.999999781</text:p>
          </table:table-cell>
          <table:table-cell office:value-type="float" office:value="0.000709922305830359" calcext:value-type="float">
            <text:p>0.0007099223</text:p>
          </table:table-cell>
          <table:table-cell office:value-type="float" office:value="0.999290077349927" calcext:value-type="float">
            <text:p>0.99929007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657.0849699771" calcext:value-type="float">
            <text:p>58657.0849699771</text:p>
          </table:table-cell>
          <table:table-cell office:value-type="float" office:value="0.99999978217339" calcext:value-type="float">
            <text:p>0.9999997822</text:p>
          </table:table-cell>
          <table:table-cell office:value-type="float" office:value="0.000698944607986586" calcext:value-type="float">
            <text:p>0.0006989446</text:p>
          </table:table-cell>
          <table:table-cell office:value-type="float" office:value="0.999301055055825" calcext:value-type="float">
            <text:p>0.99930105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731.5880363536" calcext:value-type="float">
            <text:p>58731.5880363536</text:p>
          </table:table-cell>
          <table:table-cell office:value-type="float" office:value="0.999999783328149" calcext:value-type="float">
            <text:p>0.9999997833</text:p>
          </table:table-cell>
          <table:table-cell office:value-type="float" office:value="0.000688162046933024" calcext:value-type="float">
            <text:p>0.000688162</text:p>
          </table:table-cell>
          <table:table-cell office:value-type="float" office:value="0.999311837624726" calcext:value-type="float">
            <text:p>0.99931183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806.0915506145" calcext:value-type="float">
            <text:p>58806.0915506145</text:p>
          </table:table-cell>
          <table:table-cell office:value-type="float" office:value="0.999999784474402" calcext:value-type="float">
            <text:p>0.9999997845</text:p>
          </table:table-cell>
          <table:table-cell office:value-type="float" office:value="0.000677570733135905" calcext:value-type="float">
            <text:p>0.0006775707</text:p>
          </table:table-cell>
          <table:table-cell office:value-type="float" office:value="0.99932242894617" calcext:value-type="float">
            <text:p>0.99932242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880.5955041769" calcext:value-type="float">
            <text:p>58880.5955041769</text:p>
          </table:table-cell>
          <table:table-cell office:value-type="float" office:value="0.999999785612249" calcext:value-type="float">
            <text:p>0.9999997856</text:p>
          </table:table-cell>
          <table:table-cell office:value-type="float" office:value="0.000667166803183075" calcext:value-type="float">
            <text:p>0.0006671668</text:p>
          </table:table-cell>
          <table:table-cell office:value-type="float" office:value="0.999332832883575" calcext:value-type="float">
            <text:p>0.99933283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955.0998889646" calcext:value-type="float">
            <text:p>58955.0998889646</text:p>
          </table:table-cell>
          <table:table-cell office:value-type="float" office:value="0.999999786741746" calcext:value-type="float">
            <text:p>0.9999997867</text:p>
          </table:table-cell>
          <table:table-cell office:value-type="float" office:value="0.000656946597736395" calcext:value-type="float">
            <text:p>0.0006569466</text:p>
          </table:table-cell>
          <table:table-cell office:value-type="float" office:value="0.999343053096283" calcext:value-type="float">
            <text:p>0.99934305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029.6046967473" calcext:value-type="float">
            <text:p>59029.6046967473</text:p>
          </table:table-cell>
          <table:table-cell office:value-type="float" office:value="0.999999787862991" calcext:value-type="float">
            <text:p>0.9999997879</text:p>
          </table:table-cell>
          <table:table-cell office:value-type="float" office:value="0.000646906420151645" calcext:value-type="float">
            <text:p>0.0006469064</text:p>
          </table:table-cell>
          <table:table-cell office:value-type="float" office:value="0.999353093280946" calcext:value-type="float">
            <text:p>0.99935309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104.1099196277" calcext:value-type="float">
            <text:p>59104.1099196277</text:p>
          </table:table-cell>
          <table:table-cell office:value-type="float" office:value="0.999999788976058" calcext:value-type="float">
            <text:p>0.999999789</text:p>
          </table:table-cell>
          <table:table-cell office:value-type="float" office:value="0.000637042713499264" calcext:value-type="float">
            <text:p>0.0006370427</text:p>
          </table:table-cell>
          <table:table-cell office:value-type="float" office:value="0.999362956994496" calcext:value-type="float">
            <text:p>0.9993629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178.6155501777" calcext:value-type="float">
            <text:p>59178.6155501777</text:p>
          </table:table-cell>
          <table:table-cell office:value-type="float" office:value="0.999999790080986" calcext:value-type="float">
            <text:p>0.9999997901</text:p>
          </table:table-cell>
          <table:table-cell office:value-type="float" office:value="0.000627352109046277" calcext:value-type="float">
            <text:p>0.0006273521</text:p>
          </table:table-cell>
          <table:table-cell office:value-type="float" office:value="0.999372647605673" calcext:value-type="float">
            <text:p>0.99937264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253.1215803585" calcext:value-type="float">
            <text:p>59253.1215803585</text:p>
          </table:table-cell>
          <table:table-cell office:value-type="float" office:value="0.999999791177903" calcext:value-type="float">
            <text:p>0.9999997912</text:p>
          </table:table-cell>
          <table:table-cell office:value-type="float" office:value="0.000617831034061996" calcext:value-type="float">
            <text:p>0.000617831</text:p>
          </table:table-cell>
          <table:table-cell office:value-type="float" office:value="0.999382168687211" calcext:value-type="float">
            <text:p>0.99938216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327.6280032042" calcext:value-type="float">
            <text:p>59327.6280032042</text:p>
          </table:table-cell>
          <table:table-cell office:value-type="float" office:value="0.99999979226683" calcext:value-type="float">
            <text:p>0.9999997923</text:p>
          </table:table-cell>
          <table:table-cell office:value-type="float" office:value="0.000608476321942587" calcext:value-type="float">
            <text:p>0.0006084763</text:p>
          </table:table-cell>
          <table:table-cell office:value-type="float" office:value="0.999391523405719" calcext:value-type="float">
            <text:p>0.99939152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402.1348110001" calcext:value-type="float">
            <text:p>59402.1348110001</text:p>
          </table:table-cell>
          <table:table-cell office:value-type="float" office:value="0.999999793347892" calcext:value-type="float">
            <text:p>0.9999997933</text:p>
          </table:table-cell>
          <table:table-cell office:value-type="float" office:value="0.000599284551668602" calcext:value-type="float">
            <text:p>0.0005992846</text:p>
          </table:table-cell>
          <table:table-cell office:value-type="float" office:value="0.999400715182221" calcext:value-type="float">
            <text:p>0.99940071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476.6419970685" calcext:value-type="float">
            <text:p>59476.6419970685</text:p>
          </table:table-cell>
          <table:table-cell office:value-type="float" office:value="0.999999794421107" calcext:value-type="float">
            <text:p>0.9999997944</text:p>
          </table:table-cell>
          <table:table-cell office:value-type="float" office:value="0.000590252693701189" calcext:value-type="float">
            <text:p>0.0005902527</text:p>
          </table:table-cell>
          <table:table-cell office:value-type="float" office:value="0.99940974704626" calcext:value-type="float">
            <text:p>0.9994097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551.1495540044" calcext:value-type="float">
            <text:p>59551.1495540044</text:p>
          </table:table-cell>
          <table:table-cell office:value-type="float" office:value="0.9999997954866" calcext:value-type="float">
            <text:p>0.9999997955</text:p>
          </table:table-cell>
          <table:table-cell office:value-type="float" office:value="0.000581377471712427" calcext:value-type="float">
            <text:p>0.0005813775</text:p>
          </table:table-cell>
          <table:table-cell office:value-type="float" office:value="0.999418622274169" calcext:value-type="float">
            <text:p>0.99941862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625.6574754056" calcext:value-type="float">
            <text:p>59625.6574754056</text:p>
          </table:table-cell>
          <table:table-cell office:value-type="float" office:value="0.999999796544389" calcext:value-type="float">
            <text:p>0.9999997965</text:p>
          </table:table-cell>
          <table:table-cell office:value-type="float" office:value="0.000572655986805884" calcext:value-type="float">
            <text:p>0.000572656</text:p>
          </table:table-cell>
          <table:table-cell office:value-type="float" office:value="0.999427343764848" calcext:value-type="float">
            <text:p>0.99942734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700.1657542998" calcext:value-type="float">
            <text:p>59700.1657542998</text:p>
          </table:table-cell>
          <table:table-cell office:value-type="float" office:value="0.999999797594577" calcext:value-type="float">
            <text:p>0.9999997976</text:p>
          </table:table-cell>
          <table:table-cell office:value-type="float" office:value="0.000564085149807999" calcext:value-type="float">
            <text:p>0.0005640851</text:p>
          </table:table-cell>
          <table:table-cell office:value-type="float" office:value="0.999435914607474" calcext:value-type="float">
            <text:p>0.99943591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774.6743841378" calcext:value-type="float">
            <text:p>59774.6743841378</text:p>
          </table:table-cell>
          <table:table-cell office:value-type="float" office:value="0.999999798637234" calcext:value-type="float">
            <text:p>0.9999997986</text:p>
          </table:table-cell>
          <table:table-cell office:value-type="float" office:value="0.000555662038966694" calcext:value-type="float">
            <text:p>0.000555662</text:p>
          </table:table-cell>
          <table:table-cell office:value-type="float" office:value="0.999444337723804" calcext:value-type="float">
            <text:p>0.99944433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849.1833587688" calcext:value-type="float">
            <text:p>59849.1833587688</text:p>
          </table:table-cell>
          <table:table-cell office:value-type="float" office:value="0.999999799672393" calcext:value-type="float">
            <text:p>0.9999997997</text:p>
          </table:table-cell>
          <table:table-cell office:value-type="float" office:value="0.000547383890059559" calcext:value-type="float">
            <text:p>0.0005473839</text:p>
          </table:table-cell>
          <table:table-cell office:value-type="float" office:value="0.999452615878063" calcext:value-type="float">
            <text:p>0.99945261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923.6926716342" calcext:value-type="float">
            <text:p>59923.6926716342</text:p>
          </table:table-cell>
          <table:table-cell office:value-type="float" office:value="0.999999800700156" calcext:value-type="float">
            <text:p>0.9999998007</text:p>
          </table:table-cell>
          <table:table-cell office:value-type="float" office:value="0.000539247806757621" calcext:value-type="float">
            <text:p>0.0005392478</text:p>
          </table:table-cell>
          <table:table-cell office:value-type="float" office:value="0.999460751966584" calcext:value-type="float">
            <text:p>0.9994607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998.2023165763" calcext:value-type="float">
            <text:p>59998.2023165763</text:p>
          </table:table-cell>
          <table:table-cell office:value-type="float" office:value="0.99999980172059" calcext:value-type="float">
            <text:p>0.9999998017</text:p>
          </table:table-cell>
          <table:table-cell office:value-type="float" office:value="0.000531251050644002" calcext:value-type="float">
            <text:p>0.0005312511</text:p>
          </table:table-cell>
          <table:table-cell office:value-type="float" office:value="0.999468748727789" calcext:value-type="float">
            <text:p>0.99946874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072.7122876886" calcext:value-type="float">
            <text:p>60072.7122876886</text:p>
          </table:table-cell>
          <table:table-cell office:value-type="float" office:value="0.999999802733743" calcext:value-type="float">
            <text:p>0.9999998027</text:p>
          </table:table-cell>
          <table:table-cell office:value-type="float" office:value="0.000523390986731277" calcext:value-type="float">
            <text:p>0.000523391</text:p>
          </table:table-cell>
          <table:table-cell office:value-type="float" office:value="0.999476608796667" calcext:value-type="float">
            <text:p>0.99947660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147.2225790543" calcext:value-type="float">
            <text:p>60147.2225790543</text:p>
          </table:table-cell>
          <table:table-cell office:value-type="float" office:value="0.99999980373968" calcext:value-type="float">
            <text:p>0.9999998037</text:p>
          </table:table-cell>
          <table:table-cell office:value-type="float" office:value="0.000515664989529043" calcext:value-type="float">
            <text:p>0.000515665</text:p>
          </table:table-cell>
          <table:table-cell office:value-type="float" office:value="0.999484334798712" calcext:value-type="float">
            <text:p>0.99948433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221.7331848759" calcext:value-type="float">
            <text:p>60221.7331848759</text:p>
          </table:table-cell>
          <table:table-cell office:value-type="float" office:value="0.999999804738467" calcext:value-type="float">
            <text:p>0.9999998047</text:p>
          </table:table-cell>
          <table:table-cell office:value-type="float" office:value="0.000508070489225783" calcext:value-type="float">
            <text:p>0.0005080705</text:p>
          </table:table-cell>
          <table:table-cell office:value-type="float" office:value="0.99949192930374" calcext:value-type="float">
            <text:p>0.99949192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296.2440992312" calcext:value-type="float">
            <text:p>60296.2440992312</text:p>
          </table:table-cell>
          <table:table-cell office:value-type="float" office:value="0.9999998057302" calcext:value-type="float">
            <text:p>0.9999998057</text:p>
          </table:table-cell>
          <table:table-cell office:value-type="float" office:value="0.000500604884476321" calcext:value-type="float">
            <text:p>0.0005006049</text:p>
          </table:table-cell>
          <table:table-cell office:value-type="float" office:value="0.999499394913098" calcext:value-type="float">
            <text:p>0.99949939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370.7553169215" calcext:value-type="float">
            <text:p>60370.7553169215</text:p>
          </table:table-cell>
          <table:table-cell office:value-type="float" office:value="0.999999806714893" calcext:value-type="float">
            <text:p>0.9999998067</text:p>
          </table:table-cell>
          <table:table-cell office:value-type="float" office:value="0.000493265844011145" calcext:value-type="float">
            <text:p>0.0004932658</text:p>
          </table:table-cell>
          <table:table-cell office:value-type="float" office:value="0.999506733958059" calcext:value-type="float">
            <text:p>0.9995067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445.2668322523" calcext:value-type="float">
            <text:p>60445.2668322523</text:p>
          </table:table-cell>
          <table:table-cell office:value-type="float" office:value="0.99999980769264" calcext:value-type="float">
            <text:p>0.9999998077</text:p>
          </table:table-cell>
          <table:table-cell office:value-type="float" office:value="0.0004860508721791" calcext:value-type="float">
            <text:p>0.0004860509</text:p>
          </table:table-cell>
          <table:table-cell office:value-type="float" office:value="0.999513948934277" calcext:value-type="float">
            <text:p>0.99951394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519.7786401139" calcext:value-type="float">
            <text:p>60519.7786401139</text:p>
          </table:table-cell>
          <table:table-cell office:value-type="float" office:value="0.999999808663472" calcext:value-type="float">
            <text:p>0.9999998087</text:p>
          </table:table-cell>
          <table:table-cell office:value-type="float" office:value="0.000478957693099405" calcext:value-type="float">
            <text:p>0.0004789577</text:p>
          </table:table-cell>
          <table:table-cell office:value-type="float" office:value="0.999521042117636" calcext:value-type="float">
            <text:p>0.99952104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594.2907349215" calcext:value-type="float">
            <text:p>60594.2907349215</text:p>
          </table:table-cell>
          <table:table-cell office:value-type="float" office:value="0.999999809627498" calcext:value-type="float">
            <text:p>0.9999998096</text:p>
          </table:table-cell>
          <table:table-cell office:value-type="float" office:value="0.000471983873972149" calcext:value-type="float">
            <text:p>0.0004719839</text:p>
          </table:table-cell>
          <table:table-cell office:value-type="float" office:value="0.999528015940939" calcext:value-type="float">
            <text:p>0.99952801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668.8031118866" calcext:value-type="float">
            <text:p>60668.8031118866</text:p>
          </table:table-cell>
          <table:table-cell office:value-type="float" office:value="0.99999981058473" calcext:value-type="float">
            <text:p>0.9999998106</text:p>
          </table:table-cell>
          <table:table-cell office:value-type="float" office:value="0.000465127275697139" calcext:value-type="float">
            <text:p>0.0004651273</text:p>
          </table:table-cell>
          <table:table-cell office:value-type="float" office:value="0.999534872543288" calcext:value-type="float">
            <text:p>0.99953487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743.3157657516" calcext:value-type="float">
            <text:p>60743.3157657516</text:p>
          </table:table-cell>
          <table:table-cell office:value-type="float" office:value="0.999999811535261" calcext:value-type="float">
            <text:p>0.9999998115</text:p>
          </table:table-cell>
          <table:table-cell office:value-type="float" office:value="0.000458385604067872" calcext:value-type="float">
            <text:p>0.0004583856</text:p>
          </table:table-cell>
          <table:table-cell office:value-type="float" office:value="0.999541614218894" calcext:value-type="float">
            <text:p>0.99954161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817.8286915893" calcext:value-type="float">
            <text:p>60817.8286915893</text:p>
          </table:table-cell>
          <table:table-cell office:value-type="float" office:value="0.999999812479149" calcext:value-type="float">
            <text:p>0.9999998125</text:p>
          </table:table-cell>
          <table:table-cell office:value-type="float" office:value="0.000451756692803097" calcext:value-type="float">
            <text:p>0.0004517567</text:p>
          </table:table-cell>
          <table:table-cell office:value-type="float" office:value="0.999548243134039" calcext:value-type="float">
            <text:p>0.99954824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892.341884784" calcext:value-type="float">
            <text:p>60892.341884784</text:p>
          </table:table-cell>
          <table:table-cell office:value-type="float" office:value="0.999999813416421" calcext:value-type="float">
            <text:p>0.9999998134</text:p>
          </table:table-cell>
          <table:table-cell office:value-type="float" office:value="0.000445238496048201" calcext:value-type="float">
            <text:p>0.0004452385</text:p>
          </table:table-cell>
          <table:table-cell office:value-type="float" office:value="0.99955476133458" calcext:value-type="float">
            <text:p>0.99955476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966.8553403813" calcext:value-type="float">
            <text:p>60966.8553403813</text:p>
          </table:table-cell>
          <table:table-cell office:value-type="float" office:value="0.999999814347167" calcext:value-type="float">
            <text:p>0.9999998143</text:p>
          </table:table-cell>
          <table:table-cell office:value-type="float" office:value="0.000438828858982059" calcext:value-type="float">
            <text:p>0.0004388289</text:p>
          </table:table-cell>
          <table:table-cell office:value-type="float" office:value="0.999561170975341" calcext:value-type="float">
            <text:p>0.9995611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041.3690538445" calcext:value-type="float">
            <text:p>61041.3690538445</text:p>
          </table:table-cell>
          <table:table-cell office:value-type="float" office:value="0.999999815271429" calcext:value-type="float">
            <text:p>0.9999998153</text:p>
          </table:table-cell>
          <table:table-cell office:value-type="float" office:value="0.000432525784138515" calcext:value-type="float">
            <text:p>0.0004325258</text:p>
          </table:table-cell>
          <table:table-cell office:value-type="float" office:value="0.999567474053792" calcext:value-type="float">
            <text:p>0.99956747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115.8830206201" calcext:value-type="float">
            <text:p>61115.8830206201</text:p>
          </table:table-cell>
          <table:table-cell office:value-type="float" office:value="0.999999816189264" calcext:value-type="float">
            <text:p>0.9999998162</text:p>
          </table:table-cell>
          <table:table-cell office:value-type="float" office:value="0.0004263272779576" calcext:value-type="float">
            <text:p>0.0004263273</text:p>
          </table:table-cell>
          <table:table-cell office:value-type="float" office:value="0.999573672563493" calcext:value-type="float">
            <text:p>0.99957367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190.3972361432" calcext:value-type="float">
            <text:p>61190.3972361432</text:p>
          </table:table-cell>
          <table:table-cell office:value-type="float" office:value="0.999999817100743" calcext:value-type="float">
            <text:p>0.9999998171</text:p>
          </table:table-cell>
          <table:table-cell office:value-type="float" office:value="0.000420231352826057" calcext:value-type="float">
            <text:p>0.0004202314</text:p>
          </table:table-cell>
          <table:table-cell office:value-type="float" office:value="0.999579768492062" calcext:value-type="float">
            <text:p>0.99957976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264.911696141" calcext:value-type="float">
            <text:p>61264.911696141</text:p>
          </table:table-cell>
          <table:table-cell office:value-type="float" office:value="0.999999818005906" calcext:value-type="float">
            <text:p>0.999999818</text:p>
          </table:table-cell>
          <table:table-cell office:value-type="float" office:value="0.000414236133126359" calcext:value-type="float">
            <text:p>0.0004142361</text:p>
          </table:table-cell>
          <table:table-cell office:value-type="float" office:value="0.999585763715116" calcext:value-type="float">
            <text:p>0.99958576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339.426396323" calcext:value-type="float">
            <text:p>61339.426396323</text:p>
          </table:table-cell>
          <table:table-cell office:value-type="float" office:value="0.999999818904808" calcext:value-type="float">
            <text:p>0.9999998189</text:p>
          </table:table-cell>
          <table:table-cell office:value-type="float" office:value="0.000408339746186279" calcext:value-type="float">
            <text:p>0.0004083397</text:p>
          </table:table-cell>
          <table:table-cell office:value-type="float" office:value="0.999591660105331" calcext:value-type="float">
            <text:p>0.99959166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413.9413324823" calcext:value-type="float">
            <text:p>61413.9413324823</text:p>
          </table:table-cell>
          <table:table-cell office:value-type="float" office:value="0.999999819797505" calcext:value-type="float">
            <text:p>0.9999998198</text:p>
          </table:table-cell>
          <table:table-cell office:value-type="float" office:value="0.000402540357840087" calcext:value-type="float">
            <text:p>0.0004025404</text:p>
          </table:table-cell>
          <table:table-cell office:value-type="float" office:value="0.999597459496874" calcext:value-type="float">
            <text:p>0.99959745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488.4565003995" calcext:value-type="float">
            <text:p>61488.4565003995</text:p>
          </table:table-cell>
          <table:table-cell office:value-type="float" office:value="0.999999820684065" calcext:value-type="float">
            <text:p>0.9999998207</text:p>
          </table:table-cell>
          <table:table-cell office:value-type="float" office:value="0.00039683613848742" calcext:value-type="float">
            <text:p>0.0003968361</text:p>
          </table:table-cell>
          <table:table-cell office:value-type="float" office:value="0.999603163719349" calcext:value-type="float">
            <text:p>0.99960316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562.9718962213" calcext:value-type="float">
            <text:p>61562.9718962213</text:p>
          </table:table-cell>
          <table:table-cell office:value-type="float" office:value="0.999999821564511" calcext:value-type="float">
            <text:p>0.9999998216</text:p>
          </table:table-cell>
          <table:table-cell office:value-type="float" office:value="0.000391225395085364" calcext:value-type="float">
            <text:p>0.0003912254</text:p>
          </table:table-cell>
          <table:table-cell office:value-type="float" office:value="0.999608774465798" calcext:value-type="float">
            <text:p>0.99960877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637.4875157938" calcext:value-type="float">
            <text:p>61637.4875157938</text:p>
          </table:table-cell>
          <table:table-cell office:value-type="float" office:value="0.999999822438926" calcext:value-type="float">
            <text:p>0.9999998224</text:p>
          </table:table-cell>
          <table:table-cell office:value-type="float" office:value="0.000385706338240258" calcext:value-type="float">
            <text:p>0.0003857063</text:p>
          </table:table-cell>
          <table:table-cell office:value-type="float" office:value="0.999614293525619" calcext:value-type="float">
            <text:p>0.99961429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712.0033553231" calcext:value-type="float">
            <text:p>61712.0033553231</text:p>
          </table:table-cell>
          <table:table-cell office:value-type="float" office:value="0.999999823307349" calcext:value-type="float">
            <text:p>0.9999998233</text:p>
          </table:table-cell>
          <table:table-cell office:value-type="float" office:value="0.000380277312428385" calcext:value-type="float">
            <text:p>0.0003802773</text:p>
          </table:table-cell>
          <table:table-cell office:value-type="float" office:value="0.999619722554337" calcext:value-type="float">
            <text:p>0.99961972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786.5194109959" calcext:value-type="float">
            <text:p>61786.5194109959</text:p>
          </table:table-cell>
          <table:table-cell office:value-type="float" office:value="0.999999824169829" calcext:value-type="float">
            <text:p>0.9999998242</text:p>
          </table:table-cell>
          <table:table-cell office:value-type="float" office:value="0.00037493666344014" calcext:value-type="float">
            <text:p>0.0003749367</text:p>
          </table:table-cell>
          <table:table-cell office:value-type="float" office:value="0.999625063206163" calcext:value-type="float">
            <text:p>0.99962506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861.0356789844" calcext:value-type="float">
            <text:p>61861.0356789844</text:p>
          </table:table-cell>
          <table:table-cell office:value-type="float" office:value="0.999999825026433" calcext:value-type="float">
            <text:p>0.999999825</text:p>
          </table:table-cell>
          <table:table-cell office:value-type="float" office:value="0.000369682740155326" calcext:value-type="float">
            <text:p>0.0003696827</text:p>
          </table:table-cell>
          <table:table-cell office:value-type="float" office:value="0.999630317132219" calcext:value-type="float">
            <text:p>0.99963031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935.5521557118" calcext:value-type="float">
            <text:p>61935.5521557118</text:p>
          </table:table-cell>
          <table:table-cell office:value-type="float" office:value="0.999999825877198" calcext:value-type="float">
            <text:p>0.9999998259</text:p>
          </table:table-cell>
          <table:table-cell office:value-type="float" office:value="0.000364513986370617" calcext:value-type="float">
            <text:p>0.000364514</text:p>
          </table:table-cell>
          <table:table-cell office:value-type="float" office:value="0.999635485888711" calcext:value-type="float">
            <text:p>0.99963548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010.0688376668" calcext:value-type="float">
            <text:p>62010.0688376668</text:p>
          </table:table-cell>
          <table:table-cell office:value-type="float" office:value="0.999999826722159" calcext:value-type="float">
            <text:p>0.9999998267</text:p>
          </table:table-cell>
          <table:table-cell office:value-type="float" office:value="0.000359428876093402" calcext:value-type="float">
            <text:p>0.0003594289</text:p>
          </table:table-cell>
          <table:table-cell office:value-type="float" office:value="0.999640571001631" calcext:value-type="float">
            <text:p>0.9996405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084.5857211493" calcext:value-type="float">
            <text:p>62084.5857211493</text:p>
          </table:table-cell>
          <table:table-cell office:value-type="float" office:value="0.999999827561394" calcext:value-type="float">
            <text:p>0.9999998276</text:p>
          </table:table-cell>
          <table:table-cell office:value-type="float" office:value="0.000354425825557547" calcext:value-type="float">
            <text:p>0.0003544258</text:p>
          </table:table-cell>
          <table:table-cell office:value-type="float" office:value="0.999645574054748" calcext:value-type="float">
            <text:p>0.99964557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159.1028027028" calcext:value-type="float">
            <text:p>62159.1028027028</text:p>
          </table:table-cell>
          <table:table-cell office:value-type="float" office:value="0.999999828394953" calcext:value-type="float">
            <text:p>0.9999998284</text:p>
          </table:table-cell>
          <table:table-cell office:value-type="float" office:value="0.000349503342768359" calcext:value-type="float">
            <text:p>0.0003495033</text:p>
          </table:table-cell>
          <table:table-cell office:value-type="float" office:value="0.999650496540059" calcext:value-type="float">
            <text:p>0.99965049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233.6200791011" calcext:value-type="float">
            <text:p>62233.6200791011</text:p>
          </table:table-cell>
          <table:table-cell office:value-type="float" office:value="0.999999829222855" calcext:value-type="float">
            <text:p>0.9999998292</text:p>
          </table:table-cell>
          <table:table-cell office:value-type="float" office:value="0.000344660022184557" calcext:value-type="float">
            <text:p>0.00034466</text:p>
          </table:table-cell>
          <table:table-cell office:value-type="float" office:value="0.999655339863106" calcext:value-type="float">
            <text:p>0.99965533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308.1375469307" calcext:value-type="float">
            <text:p>62308.1375469307</text:p>
          </table:table-cell>
          <table:table-cell office:value-type="float" office:value="0.999999830045164" calcext:value-type="float">
            <text:p>0.99999983</text:p>
          </table:table-cell>
          <table:table-cell office:value-type="float" office:value="0.000339894400778943" calcext:value-type="float">
            <text:p>0.0003398944</text:p>
          </table:table-cell>
          <table:table-cell office:value-type="float" office:value="0.999660105486919" calcext:value-type="float">
            <text:p>0.99966010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382.6552028468" calcext:value-type="float">
            <text:p>62382.6552028468</text:p>
          </table:table-cell>
          <table:table-cell office:value-type="float" office:value="0.999999830861941" calcext:value-type="float">
            <text:p>0.9999998309</text:p>
          </table:table-cell>
          <table:table-cell office:value-type="float" office:value="0.00033520504606325" calcext:value-type="float">
            <text:p>0.000335205</text:p>
          </table:table-cell>
          <table:table-cell office:value-type="float" office:value="0.999664794843985" calcext:value-type="float">
            <text:p>0.99966479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457.1730438064" calcext:value-type="float">
            <text:p>62457.1730438064</text:p>
          </table:table-cell>
          <table:table-cell office:value-type="float" office:value="0.999999831673204" calcext:value-type="float">
            <text:p>0.9999998317</text:p>
          </table:table-cell>
          <table:table-cell office:value-type="float" office:value="0.000330590636139396" calcext:value-type="float">
            <text:p>0.0003305906</text:p>
          </table:table-cell>
          <table:table-cell office:value-type="float" office:value="0.999669409256205" calcext:value-type="float">
            <text:p>0.99966940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531.6910665089" calcext:value-type="float">
            <text:p>62531.6910665089</text:p>
          </table:table-cell>
          <table:table-cell office:value-type="float" office:value="0.999999832479029" calcext:value-type="float">
            <text:p>0.9999998325</text:p>
          </table:table-cell>
          <table:table-cell office:value-type="float" office:value="0.000326049767235514" calcext:value-type="float">
            <text:p>0.0003260498</text:p>
          </table:table-cell>
          <table:table-cell office:value-type="float" office:value="0.999673950127353" calcext:value-type="float">
            <text:p>0.99967395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606.2092679512" calcext:value-type="float">
            <text:p>62606.2092679512</text:p>
          </table:table-cell>
          <table:table-cell office:value-type="float" office:value="0.999999833279448" calcext:value-type="float">
            <text:p>0.9999998333</text:p>
          </table:table-cell>
          <table:table-cell office:value-type="float" office:value="0.000321581144097842" calcext:value-type="float">
            <text:p>0.0003215811</text:p>
          </table:table-cell>
          <table:table-cell office:value-type="float" office:value="0.999678418752683" calcext:value-type="float">
            <text:p>0.99967841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680.7276451838" calcext:value-type="float">
            <text:p>62680.7276451838</text:p>
          </table:table-cell>
          <table:table-cell office:value-type="float" office:value="0.999999834074494" calcext:value-type="float">
            <text:p>0.9999998341</text:p>
          </table:table-cell>
          <table:table-cell office:value-type="float" office:value="0.000317183496149937" calcext:value-type="float">
            <text:p>0.0003171835</text:p>
          </table:table-cell>
          <table:table-cell office:value-type="float" office:value="0.999682816402773" calcext:value-type="float">
            <text:p>0.99968281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755.2461950881" calcext:value-type="float">
            <text:p>62755.2461950881</text:p>
          </table:table-cell>
          <table:table-cell office:value-type="float" office:value="0.999999834864238" calcext:value-type="float">
            <text:p>0.9999998349</text:p>
          </table:table-cell>
          <table:table-cell office:value-type="float" office:value="0.00031285550110666" calcext:value-type="float">
            <text:p>0.0003128555</text:p>
          </table:table-cell>
          <table:table-cell office:value-type="float" office:value="0.999687144399909" calcext:value-type="float">
            <text:p>0.99968714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829.7649147559" calcext:value-type="float">
            <text:p>62829.7649147559</text:p>
          </table:table-cell>
          <table:table-cell office:value-type="float" office:value="0.999999835648725" calcext:value-type="float">
            <text:p>0.9999998356</text:p>
          </table:table-cell>
          <table:table-cell office:value-type="float" office:value="0.000308595914844698" calcext:value-type="float">
            <text:p>0.0003085959</text:p>
          </table:table-cell>
          <table:table-cell office:value-type="float" office:value="0.999691403988216" calcext:value-type="float">
            <text:p>0.9996914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904.2838014777" calcext:value-type="float">
            <text:p>62904.2838014777</text:p>
          </table:table-cell>
          <table:table-cell office:value-type="float" office:value="0.999999836427973" calcext:value-type="float">
            <text:p>0.9999998364</text:p>
          </table:table-cell>
          <table:table-cell office:value-type="float" office:value="0.000304403566901429" calcext:value-type="float">
            <text:p>0.0003044036</text:p>
          </table:table-cell>
          <table:table-cell office:value-type="float" office:value="0.999695596338159" calcext:value-type="float">
            <text:p>0.99969559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978.8028523765" calcext:value-type="float">
            <text:p>62978.8028523765</text:p>
          </table:table-cell>
          <table:table-cell office:value-type="float" office:value="0.999999837202039" calcext:value-type="float">
            <text:p>0.9999998372</text:p>
          </table:table-cell>
          <table:table-cell office:value-type="float" office:value="0.000300277235444093" calcext:value-type="float">
            <text:p>0.0003002772</text:p>
          </table:table-cell>
          <table:table-cell office:value-type="float" office:value="0.999699722671569" calcext:value-type="float">
            <text:p>0.99969972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053.3220647019" calcext:value-type="float">
            <text:p>63053.3220647019</text:p>
          </table:table-cell>
          <table:table-cell office:value-type="float" office:value="0.999999837970967" calcext:value-type="float">
            <text:p>0.999999838</text:p>
          </table:table-cell>
          <table:table-cell office:value-type="float" office:value="0.000296215747533317" calcext:value-type="float">
            <text:p>0.0002962157</text:p>
          </table:table-cell>
          <table:table-cell office:value-type="float" office:value="0.999703784161389" calcext:value-type="float">
            <text:p>0.99970378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127.8414357551" calcext:value-type="float">
            <text:p>63127.8414357551</text:p>
          </table:table-cell>
          <table:table-cell office:value-type="float" office:value="0.999999838734801" calcext:value-type="float">
            <text:p>0.9999998387</text:p>
          </table:table-cell>
          <table:table-cell office:value-type="float" office:value="0.000292217953319391" calcext:value-type="float">
            <text:p>0.000292218</text:p>
          </table:table-cell>
          <table:table-cell office:value-type="float" office:value="0.999707781957469" calcext:value-type="float">
            <text:p>0.9997077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202.3609628195" calcext:value-type="float">
            <text:p>63202.3609628195</text:p>
          </table:table-cell>
          <table:table-cell office:value-type="float" office:value="0.999999839493594" calcext:value-type="float">
            <text:p>0.9999998395</text:p>
          </table:table-cell>
          <table:table-cell office:value-type="float" office:value="0.000288282702483158" calcext:value-type="float">
            <text:p>0.0002882827</text:p>
          </table:table-cell>
          <table:table-cell office:value-type="float" office:value="0.999711717210129" calcext:value-type="float">
            <text:p>0.99971171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276.880643433" calcext:value-type="float">
            <text:p>63276.880643433</text:p>
          </table:table-cell>
          <table:table-cell office:value-type="float" office:value="0.999999840247365" calcext:value-type="float">
            <text:p>0.9999998402</text:p>
          </table:table-cell>
          <table:table-cell office:value-type="float" office:value="0.000284408936349561" calcext:value-type="float">
            <text:p>0.0002844089</text:p>
          </table:table-cell>
          <table:table-cell office:value-type="float" office:value="0.999715590978046" calcext:value-type="float">
            <text:p>0.9997155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351.4004749759" calcext:value-type="float">
            <text:p>63351.4004749759</text:p>
          </table:table-cell>
          <table:table-cell office:value-type="float" office:value="0.999999840996167" calcext:value-type="float">
            <text:p>0.999999841</text:p>
          </table:table-cell>
          <table:table-cell office:value-type="float" office:value="0.000280595547984401" calcext:value-type="float">
            <text:p>0.0002805955</text:p>
          </table:table-cell>
          <table:table-cell office:value-type="float" office:value="0.999719404368154" calcext:value-type="float">
            <text:p>0.99971940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425.9204548796" calcext:value-type="float">
            <text:p>63425.9204548796</text:p>
          </table:table-cell>
          <table:table-cell office:value-type="float" office:value="0.999999841740055" calcext:value-type="float">
            <text:p>0.9999998417</text:p>
          </table:table-cell>
          <table:table-cell office:value-type="float" office:value="0.000276841453011818" calcext:value-type="float">
            <text:p>0.0002768415</text:p>
          </table:table-cell>
          <table:table-cell office:value-type="float" office:value="0.99972315846483" calcext:value-type="float">
            <text:p>0.99972315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500.4405808185" calcext:value-type="float">
            <text:p>63500.4405808185</text:p>
          </table:table-cell>
          <table:table-cell office:value-type="float" office:value="0.999999842479044" calcext:value-type="float">
            <text:p>0.9999998425</text:p>
          </table:table-cell>
          <table:table-cell office:value-type="float" office:value="0.000273145654197338" calcext:value-type="float">
            <text:p>0.0002731457</text:p>
          </table:table-cell>
          <table:table-cell office:value-type="float" office:value="0.99972685426531" calcext:value-type="float">
            <text:p>0.99972685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574.9608502516" calcext:value-type="float">
            <text:p>63574.9608502516</text:p>
          </table:table-cell>
          <table:table-cell office:value-type="float" office:value="0.9999998432132" calcext:value-type="float">
            <text:p>0.9999998432</text:p>
          </table:table-cell>
          <table:table-cell office:value-type="float" office:value="0.000269507086449922" calcext:value-type="float">
            <text:p>0.0002695071</text:p>
          </table:table-cell>
          <table:table-cell office:value-type="float" office:value="0.999730492834685" calcext:value-type="float">
            <text:p>0.99973049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649.4812609396" calcext:value-type="float">
            <text:p>63649.4812609396</text:p>
          </table:table-cell>
          <table:table-cell office:value-type="float" office:value="0.999999843942539" calcext:value-type="float">
            <text:p>0.9999998439</text:p>
          </table:table-cell>
          <table:table-cell office:value-type="float" office:value="0.000265924791327198" calcext:value-type="float">
            <text:p>0.0002659248</text:p>
          </table:table-cell>
          <table:table-cell office:value-type="float" office:value="0.9997340751314" calcext:value-type="float">
            <text:p>0.99973407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724.0018104331" calcext:value-type="float">
            <text:p>63724.0018104331</text:p>
          </table:table-cell>
          <table:table-cell office:value-type="float" office:value="0.999999844667124" calcext:value-type="float">
            <text:p>0.9999998447</text:p>
          </table:table-cell>
          <table:table-cell office:value-type="float" office:value="0.000262397744312374" calcext:value-type="float">
            <text:p>0.0002623977</text:p>
          </table:table-cell>
          <table:table-cell office:value-type="float" office:value="0.999737602179971" calcext:value-type="float">
            <text:p>0.99973760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798.522496576" calcext:value-type="float">
            <text:p>63798.522496576</text:p>
          </table:table-cell>
          <table:table-cell office:value-type="float" office:value="0.999999845386971" calcext:value-type="float">
            <text:p>0.9999998454</text:p>
          </table:table-cell>
          <table:table-cell office:value-type="float" office:value="0.000258925024113065" calcext:value-type="float">
            <text:p>0.000258925</text:p>
          </table:table-cell>
          <table:table-cell office:value-type="float" office:value="0.999741074901693" calcext:value-type="float">
            <text:p>0.99974107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873.0433170668" calcext:value-type="float">
            <text:p>63873.0433170668</text:p>
          </table:table-cell>
          <table:table-cell office:value-type="float" office:value="0.999999846102131" calcext:value-type="float">
            <text:p>0.9999998461</text:p>
          </table:table-cell>
          <table:table-cell office:value-type="float" office:value="0.000255505665214309" calcext:value-type="float">
            <text:p>0.0002555057</text:p>
          </table:table-cell>
          <table:table-cell office:value-type="float" office:value="0.999744494262079" calcext:value-type="float">
            <text:p>0.99974449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947.5642696487" calcext:value-type="float">
            <text:p>63947.5642696487</text:p>
          </table:table-cell>
          <table:table-cell office:value-type="float" office:value="0.999999846812654" calcext:value-type="float">
            <text:p>0.9999998468</text:p>
          </table:table-cell>
          <table:table-cell office:value-type="float" office:value="0.00025213872154635" calcext:value-type="float">
            <text:p>0.0002521387</text:p>
          </table:table-cell>
          <table:table-cell office:value-type="float" office:value="0.999747861207203" calcext:value-type="float">
            <text:p>0.99974786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022.0853522835" calcext:value-type="float">
            <text:p>64022.0853522835</text:p>
          </table:table-cell>
          <table:table-cell office:value-type="float" office:value="0.999999847518555" calcext:value-type="float">
            <text:p>0.9999998475</text:p>
          </table:table-cell>
          <table:table-cell office:value-type="float" office:value="0.00024882332462574" calcext:value-type="float">
            <text:p>0.0002488233</text:p>
          </table:table-cell>
          <table:table-cell office:value-type="float" office:value="0.999751176605546" calcext:value-type="float">
            <text:p>0.99975117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096.6065627931" calcext:value-type="float">
            <text:p>64096.6065627931</text:p>
          </table:table-cell>
          <table:table-cell office:value-type="float" office:value="0.999999848219883" calcext:value-type="float">
            <text:p>0.9999998482</text:p>
          </table:table-cell>
          <table:table-cell office:value-type="float" office:value="0.000245558563368773" calcext:value-type="float">
            <text:p>0.0002455586</text:p>
          </table:table-cell>
          <table:table-cell office:value-type="float" office:value="0.999754441368195" calcext:value-type="float">
            <text:p>0.99975444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171.1278990979" calcext:value-type="float">
            <text:p>64171.1278990979</text:p>
          </table:table-cell>
          <table:table-cell office:value-type="float" office:value="0.999999848916677" calcext:value-type="float">
            <text:p>0.9999998489</text:p>
          </table:table-cell>
          <table:table-cell office:value-type="float" office:value="0.000242343563899888" calcext:value-type="float">
            <text:p>0.0002423436</text:p>
          </table:table-cell>
          <table:table-cell office:value-type="float" office:value="0.999757656369025" calcext:value-type="float">
            <text:p>0.99975765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245.6493591565" calcext:value-type="float">
            <text:p>64245.6493591565</text:p>
          </table:table-cell>
          <table:table-cell office:value-type="float" office:value="0.999999849608973" calcext:value-type="float">
            <text:p>0.9999998496</text:p>
          </table:table-cell>
          <table:table-cell office:value-type="float" office:value="0.000239177469072962" calcext:value-type="float">
            <text:p>0.0002391775</text:p>
          </table:table-cell>
          <table:table-cell office:value-type="float" office:value="0.999760822465184" calcext:value-type="float">
            <text:p>0.99976082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320.1709409089" calcext:value-type="float">
            <text:p>64320.1709409089</text:p>
          </table:table-cell>
          <table:table-cell office:value-type="float" office:value="0.999999850296819" calcext:value-type="float">
            <text:p>0.9999998503</text:p>
          </table:table-cell>
          <table:table-cell office:value-type="float" office:value="0.000236059419725008" calcext:value-type="float">
            <text:p>0.0002360594</text:p>
          </table:table-cell>
          <table:table-cell office:value-type="float" office:value="0.999763940515834" calcext:value-type="float">
            <text:p>0.99976394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394.6926425528" calcext:value-type="float">
            <text:p>64394.6926425528</text:p>
          </table:table-cell>
          <table:table-cell office:value-type="float" office:value="0.999999850980217" calcext:value-type="float">
            <text:p>0.999999851</text:p>
          </table:table-cell>
          <table:table-cell office:value-type="float" office:value="0.000232988646312768" calcext:value-type="float">
            <text:p>0.0002329886</text:p>
          </table:table-cell>
          <table:table-cell office:value-type="float" office:value="0.99976701129052" calcext:value-type="float">
            <text:p>0.99976701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469.2144619897" calcext:value-type="float">
            <text:p>64469.2144619897</text:p>
          </table:table-cell>
          <table:table-cell office:value-type="float" office:value="0.999999851659238" calcext:value-type="float">
            <text:p>0.9999998517</text:p>
          </table:table-cell>
          <table:table-cell office:value-type="float" office:value="0.000229964284619682" calcext:value-type="float">
            <text:p>0.0002299643</text:p>
          </table:table-cell>
          <table:table-cell office:value-type="float" office:value="0.999770035653459" calcext:value-type="float">
            <text:p>0.99977003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543.7363973772" calcext:value-type="float">
            <text:p>64543.7363973772</text:p>
          </table:table-cell>
          <table:table-cell office:value-type="float" office:value="0.999999852333906" calcext:value-type="float">
            <text:p>0.9999998523</text:p>
          </table:table-cell>
          <table:table-cell office:value-type="float" office:value="0.000226985559386939" calcext:value-type="float">
            <text:p>0.0002269856</text:p>
          </table:table-cell>
          <table:table-cell office:value-type="float" office:value="0.99977301437991" calcext:value-type="float">
            <text:p>0.99977301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618.258446904" calcext:value-type="float">
            <text:p>64618.258446904</text:p>
          </table:table-cell>
          <table:table-cell office:value-type="float" office:value="0.999999853004245" calcext:value-type="float">
            <text:p>0.999999853</text:p>
          </table:table-cell>
          <table:table-cell office:value-type="float" office:value="0.000224051709354259" calcext:value-type="float">
            <text:p>0.0002240517</text:p>
          </table:table-cell>
          <table:table-cell office:value-type="float" office:value="0.999775948231135" calcext:value-type="float">
            <text:p>0.99977594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692.7806086348" calcext:value-type="float">
            <text:p>64692.7806086348</text:p>
          </table:table-cell>
          <table:table-cell office:value-type="float" office:value="0.999999853670314" calcext:value-type="float">
            <text:p>0.9999998537</text:p>
          </table:table-cell>
          <table:table-cell office:value-type="float" office:value="0.000221161935731049" calcext:value-type="float">
            <text:p>0.0002211619</text:p>
          </table:table-cell>
          <table:table-cell office:value-type="float" office:value="0.999778838005925" calcext:value-type="float">
            <text:p>0.9997788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767.3028808765" calcext:value-type="float">
            <text:p>64767.3028808765</text:p>
          </table:table-cell>
          <table:table-cell office:value-type="float" office:value="0.999999854332122" calcext:value-type="float">
            <text:p>0.9999998543</text:p>
          </table:table-cell>
          <table:table-cell office:value-type="float" office:value="0.00021831552353046" calcext:value-type="float">
            <text:p>0.0002183155</text:p>
          </table:table-cell>
          <table:table-cell office:value-type="float" office:value="0.999781684419267" calcext:value-type="float">
            <text:p>0.99978168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841.8252617616" calcext:value-type="float">
            <text:p>64841.8252617616</text:p>
          </table:table-cell>
          <table:table-cell office:value-type="float" office:value="0.999999854989728" calcext:value-type="float">
            <text:p>0.999999855</text:p>
          </table:table-cell>
          <table:table-cell office:value-type="float" office:value="0.000215511703548408" calcext:value-type="float">
            <text:p>0.0002155117</text:p>
          </table:table-cell>
          <table:table-cell office:value-type="float" office:value="0.999784488240366" calcext:value-type="float">
            <text:p>0.99978448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916.3477496578" calcext:value-type="float">
            <text:p>64916.3477496578</text:p>
          </table:table-cell>
          <table:table-cell office:value-type="float" office:value="0.999999855643143" calcext:value-type="float">
            <text:p>0.9999998556</text:p>
          </table:table-cell>
          <table:table-cell office:value-type="float" office:value="0.000212749787785232" calcext:value-type="float">
            <text:p>0.0002127498</text:p>
          </table:table-cell>
          <table:table-cell office:value-type="float" office:value="0.999787250157221" calcext:value-type="float">
            <text:p>0.99978725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990.8703428609" calcext:value-type="float">
            <text:p>64990.8703428609</text:p>
          </table:table-cell>
          <table:table-cell office:value-type="float" office:value="0.999999856292401" calcext:value-type="float">
            <text:p>0.9999998563</text:p>
          </table:table-cell>
          <table:table-cell office:value-type="float" office:value="0.00021002906765238" calcext:value-type="float">
            <text:p>0.0002100291</text:p>
          </table:table-cell>
          <table:table-cell office:value-type="float" office:value="0.999789970878423" calcext:value-type="float">
            <text:p>0.99978997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065.3930396003" calcext:value-type="float">
            <text:p>65065.3930396003</text:p>
          </table:table-cell>
          <table:table-cell office:value-type="float" office:value="0.999999856937558" calcext:value-type="float">
            <text:p>0.9999998569</text:p>
          </table:table-cell>
          <table:table-cell office:value-type="float" office:value="0.000207348816101044" calcext:value-type="float">
            <text:p>0.0002073488</text:p>
          </table:table-cell>
          <table:table-cell office:value-type="float" office:value="0.999792651131021" calcext:value-type="float">
            <text:p>0.99979265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139.9158382833" calcext:value-type="float">
            <text:p>65139.9158382833</text:p>
          </table:table-cell>
          <table:table-cell office:value-type="float" office:value="0.999999857578635" calcext:value-type="float">
            <text:p>0.9999998576</text:p>
          </table:table-cell>
          <table:table-cell office:value-type="float" office:value="0.000204708367905775" calcext:value-type="float">
            <text:p>0.0002047084</text:p>
          </table:table-cell>
          <table:table-cell office:value-type="float" office:value="0.999795291580239" calcext:value-type="float">
            <text:p>0.99979529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214.4387372968" calcext:value-type="float">
            <text:p>65214.4387372968</text:p>
          </table:table-cell>
          <table:table-cell office:value-type="float" office:value="0.999999858215665" calcext:value-type="float">
            <text:p>0.9999998582</text:p>
          </table:table-cell>
          <table:table-cell office:value-type="float" office:value="0.000202107054230164" calcext:value-type="float">
            <text:p>0.0002021071</text:p>
          </table:table-cell>
          <table:table-cell office:value-type="float" office:value="0.999797892894917" calcext:value-type="float">
            <text:p>0.99979789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288.9617351026" calcext:value-type="float">
            <text:p>65288.9617351026</text:p>
          </table:table-cell>
          <table:table-cell office:value-type="float" office:value="0.999999858848669" calcext:value-type="float">
            <text:p>0.9999998588</text:p>
          </table:table-cell>
          <table:table-cell office:value-type="float" office:value="0.000199544233924333" calcext:value-type="float">
            <text:p>0.0001995442</text:p>
          </table:table-cell>
          <table:table-cell office:value-type="float" office:value="0.999800455716203" calcext:value-type="float">
            <text:p>0.99980045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363.4848300966" calcext:value-type="float">
            <text:p>65363.4848300966</text:p>
          </table:table-cell>
          <table:table-cell office:value-type="float" office:value="0.999999859477692" calcext:value-type="float">
            <text:p>0.9999998595</text:p>
          </table:table-cell>
          <table:table-cell office:value-type="float" office:value="0.000197019247214916" calcext:value-type="float">
            <text:p>0.0001970192</text:p>
          </table:table-cell>
          <table:table-cell office:value-type="float" office:value="0.999802980703872" calcext:value-type="float">
            <text:p>0.99980298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438.0080207498" calcext:value-type="float">
            <text:p>65438.0080207498</text:p>
          </table:table-cell>
          <table:table-cell office:value-type="float" office:value="0.999999860102763" calcext:value-type="float">
            <text:p>0.9999998601</text:p>
          </table:table-cell>
          <table:table-cell office:value-type="float" office:value="0.000194531461957276" calcext:value-type="float">
            <text:p>0.0001945315</text:p>
          </table:table-cell>
          <table:table-cell office:value-type="float" office:value="0.999805468490069" calcext:value-type="float">
            <text:p>0.99980546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512.5313055602" calcext:value-type="float">
            <text:p>65512.5313055602</text:p>
          </table:table-cell>
          <table:table-cell office:value-type="float" office:value="0.999999860723916" calcext:value-type="float">
            <text:p>0.9999998607</text:p>
          </table:table-cell>
          <table:table-cell office:value-type="float" office:value="0.000192080257738317" calcext:value-type="float">
            <text:p>0.0001920803</text:p>
          </table:table-cell>
          <table:table-cell office:value-type="float" office:value="0.999807919695207" calcext:value-type="float">
            <text:p>0.99980791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587.0546830522" calcext:value-type="float">
            <text:p>65587.0546830522</text:p>
          </table:table-cell>
          <table:table-cell office:value-type="float" office:value="0.99999986134118" calcext:value-type="float">
            <text:p>0.9999998613</text:p>
          </table:table-cell>
          <table:table-cell office:value-type="float" office:value="0.000189665025637966" calcext:value-type="float">
            <text:p>0.000189665</text:p>
          </table:table-cell>
          <table:table-cell office:value-type="float" office:value="0.999810334928207" calcext:value-type="float">
            <text:p>0.99981033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661.5781518195" calcext:value-type="float">
            <text:p>65661.5781518195</text:p>
          </table:table-cell>
          <table:table-cell office:value-type="float" office:value="0.999999861954576" calcext:value-type="float">
            <text:p>0.999999862</text:p>
          </table:table-cell>
          <table:table-cell office:value-type="float" office:value="0.000187285182146948" calcext:value-type="float">
            <text:p>0.0001872852</text:p>
          </table:table-cell>
          <table:table-cell office:value-type="float" office:value="0.999812714772579" calcext:value-type="float">
            <text:p>0.99981271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736.1017103933" calcext:value-type="float">
            <text:p>65736.1017103933</text:p>
          </table:table-cell>
          <table:table-cell office:value-type="float" office:value="0.999999862564147" calcext:value-type="float">
            <text:p>0.9999998626</text:p>
          </table:table-cell>
          <table:table-cell office:value-type="float" office:value="0.000184940126083712" calcext:value-type="float">
            <text:p>0.0001849401</text:p>
          </table:table-cell>
          <table:table-cell office:value-type="float" office:value="0.999815059829504" calcext:value-type="float">
            <text:p>0.99981505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810.6253573743" calcext:value-type="float">
            <text:p>65810.6253573743</text:p>
          </table:table-cell>
          <table:table-cell office:value-type="float" office:value="0.99999986316992" calcext:value-type="float">
            <text:p>0.9999998632</text:p>
          </table:table-cell>
          <table:table-cell office:value-type="float" office:value="0.000182629281637767" calcext:value-type="float">
            <text:p>0.0001826293</text:p>
          </table:table-cell>
          <table:table-cell office:value-type="float" office:value="0.999817370674795" calcext:value-type="float">
            <text:p>0.99981737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885.1490913874" calcext:value-type="float">
            <text:p>65885.1490913874</text:p>
          </table:table-cell>
          <table:table-cell office:value-type="float" office:value="0.999999863771928" calcext:value-type="float">
            <text:p>0.9999998638</text:p>
          </table:table-cell>
          <table:table-cell office:value-type="float" office:value="0.000180352083588644" calcext:value-type="float">
            <text:p>0.0001803521</text:p>
          </table:table-cell>
          <table:table-cell office:value-type="float" office:value="0.99981964787367" calcext:value-type="float">
            <text:p>0.99981964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959.6729111231" calcext:value-type="float">
            <text:p>65959.6729111231</text:p>
          </table:table-cell>
          <table:table-cell office:value-type="float" office:value="0.999999864370189" calcext:value-type="float">
            <text:p>0.9999998644</text:p>
          </table:table-cell>
          <table:table-cell office:value-type="float" office:value="0.000178107990459148" calcext:value-type="float">
            <text:p>0.000178108</text:p>
          </table:table-cell>
          <table:table-cell office:value-type="float" office:value="0.999821891967608" calcext:value-type="float">
            <text:p>0.9998218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034.196815171" calcext:value-type="float">
            <text:p>66034.196815171</text:p>
          </table:table-cell>
          <table:table-cell office:value-type="float" office:value="0.999999864964753" calcext:value-type="float">
            <text:p>0.999999865</text:p>
          </table:table-cell>
          <table:table-cell office:value-type="float" office:value="0.00017589643065151" calcext:value-type="float">
            <text:p>0.0001758964</text:p>
          </table:table-cell>
          <table:table-cell office:value-type="float" office:value="0.999824103528208" calcext:value-type="float">
            <text:p>0.99982410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108.7208023086" calcext:value-type="float">
            <text:p>66108.7208023086</text:p>
          </table:table-cell>
          <table:table-cell office:value-type="float" office:value="0.999999865555628" calcext:value-type="float">
            <text:p>0.9999998656</text:p>
          </table:table-cell>
          <table:table-cell office:value-type="float" office:value="0.000173716896004358" calcext:value-type="float">
            <text:p>0.0001737169</text:p>
          </table:table-cell>
          <table:table-cell office:value-type="float" office:value="0.999826283063631" calcext:value-type="float">
            <text:p>0.99982628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183.2448712129" calcext:value-type="float">
            <text:p>66183.2448712129</text:p>
          </table:table-cell>
          <table:table-cell office:value-type="float" office:value="0.999999866142855" calcext:value-type="float">
            <text:p>0.9999998661</text:p>
          </table:table-cell>
          <table:table-cell office:value-type="float" office:value="0.000171568848211123" calcext:value-type="float">
            <text:p>0.0001715688</text:p>
          </table:table-cell>
          <table:table-cell office:value-type="float" office:value="0.999828431112183" calcext:value-type="float">
            <text:p>0.99982843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257.7690206636" calcext:value-type="float">
            <text:p>66257.7690206636</text:p>
          </table:table-cell>
          <table:table-cell office:value-type="float" office:value="0.999999866726451" calcext:value-type="float">
            <text:p>0.9999998667</text:p>
          </table:table-cell>
          <table:table-cell office:value-type="float" office:value="0.00016945178453159" calcext:value-type="float">
            <text:p>0.0001694518</text:p>
          </table:table-cell>
          <table:table-cell office:value-type="float" office:value="0.999830548176607" calcext:value-type="float">
            <text:p>0.99983054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332.2932493828" calcext:value-type="float">
            <text:p>66332.2932493828</text:p>
          </table:table-cell>
          <table:table-cell office:value-type="float" office:value="0.999999867306456" calcext:value-type="float">
            <text:p>0.9999998673</text:p>
          </table:table-cell>
          <table:table-cell office:value-type="float" office:value="0.000167365185986426" calcext:value-type="float">
            <text:p>0.0001673652</text:p>
          </table:table-cell>
          <table:table-cell office:value-type="float" office:value="0.99983263477588" calcext:value-type="float">
            <text:p>0.99983263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406.817556154" calcext:value-type="float">
            <text:p>66406.817556154</text:p>
          </table:table-cell>
          <table:table-cell office:value-type="float" office:value="0.999999867882896" calcext:value-type="float">
            <text:p>0.9999998679</text:p>
          </table:table-cell>
          <table:table-cell office:value-type="float" office:value="0.000165308555779177" calcext:value-type="float">
            <text:p>0.0001653086</text:p>
          </table:table-cell>
          <table:table-cell office:value-type="float" office:value="0.9998346914068" calcext:value-type="float">
            <text:p>0.99983469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481.3419397818" calcext:value-type="float">
            <text:p>66481.3419397818</text:p>
          </table:table-cell>
          <table:table-cell office:value-type="float" office:value="0.9999998684558" calcext:value-type="float">
            <text:p>0.9999998685</text:p>
          </table:table-cell>
          <table:table-cell office:value-type="float" office:value="0.000163281406120105" calcext:value-type="float">
            <text:p>0.0001632814</text:p>
          </table:table-cell>
          <table:table-cell office:value-type="float" office:value="0.999836718557157" calcext:value-type="float">
            <text:p>0.99983671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555.8663991284" calcext:value-type="float">
            <text:p>66555.8663991284</text:p>
          </table:table-cell>
          <table:table-cell office:value-type="float" office:value="0.999999869025186" calcext:value-type="float">
            <text:p>0.999999869</text:p>
          </table:table-cell>
          <table:table-cell office:value-type="float" office:value="0.000161283269989214" calcext:value-type="float">
            <text:p>0.0001612833</text:p>
          </table:table-cell>
          <table:table-cell office:value-type="float" office:value="0.999838716693972" calcext:value-type="float">
            <text:p>0.99983871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630.3909330008" calcext:value-type="float">
            <text:p>66630.3909330008</text:p>
          </table:table-cell>
          <table:table-cell office:value-type="float" office:value="0.999999869591091" calcext:value-type="float">
            <text:p>0.9999998696</text:p>
          </table:table-cell>
          <table:table-cell office:value-type="float" office:value="0.00015931366480368" calcext:value-type="float">
            <text:p>0.0001593137</text:p>
          </table:table-cell>
          <table:table-cell office:value-type="float" office:value="0.999840686299827" calcext:value-type="float">
            <text:p>0.99984068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704.9155402642" calcext:value-type="float">
            <text:p>66704.9155402642</text:p>
          </table:table-cell>
          <table:table-cell office:value-type="float" office:value="0.999999870153541" calcext:value-type="float">
            <text:p>0.9999998702</text:p>
          </table:table-cell>
          <table:table-cell office:value-type="float" office:value="0.000157372128742856" calcext:value-type="float">
            <text:p>0.0001573721</text:p>
          </table:table-cell>
          <table:table-cell office:value-type="float" office:value="0.999842627836544" calcext:value-type="float">
            <text:p>0.99984262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779.4402198387" calcext:value-type="float">
            <text:p>66779.4402198387</text:p>
          </table:table-cell>
          <table:table-cell office:value-type="float" office:value="0.999999870712554" calcext:value-type="float">
            <text:p>0.9999998707</text:p>
          </table:table-cell>
          <table:table-cell office:value-type="float" office:value="0.000155458219752386" calcext:value-type="float">
            <text:p>0.0001554582</text:p>
          </table:table-cell>
          <table:table-cell office:value-type="float" office:value="0.999844541746177" calcext:value-type="float">
            <text:p>0.99984454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853.964970591" calcext:value-type="float">
            <text:p>66853.964970591</text:p>
          </table:table-cell>
          <table:table-cell office:value-type="float" office:value="0.999999871268166" calcext:value-type="float">
            <text:p>0.9999998713</text:p>
          </table:table-cell>
          <table:table-cell office:value-type="float" office:value="0.000153571480704988" calcext:value-type="float">
            <text:p>0.0001535715</text:p>
          </table:table-cell>
          <table:table-cell office:value-type="float" office:value="0.999846428485854" calcext:value-type="float">
            <text:p>0.99984642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928.4897914432" calcext:value-type="float">
            <text:p>66928.4897914432</text:p>
          </table:table-cell>
          <table:table-cell office:value-type="float" office:value="0.999999871820404" calcext:value-type="float">
            <text:p>0.9999998718</text:p>
          </table:table-cell>
          <table:table-cell office:value-type="float" office:value="0.000151711474238147" calcext:value-type="float">
            <text:p>0.0001517115</text:p>
          </table:table-cell>
          <table:table-cell office:value-type="float" office:value="0.999848288492937" calcext:value-type="float">
            <text:p>0.99984828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003.0146813358" calcext:value-type="float">
            <text:p>67003.0146813358</text:p>
          </table:table-cell>
          <table:table-cell office:value-type="float" office:value="0.999999872369293" calcext:value-type="float">
            <text:p>0.9999998724</text:p>
          </table:table-cell>
          <table:table-cell office:value-type="float" office:value="0.000149877770820463" calcext:value-type="float">
            <text:p>0.0001498778</text:p>
          </table:table-cell>
          <table:table-cell office:value-type="float" office:value="0.999850122196959" calcext:value-type="float">
            <text:p>0.99985012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077.5396392613" calcext:value-type="float">
            <text:p>67077.5396392613</text:p>
          </table:table-cell>
          <table:table-cell office:value-type="float" office:value="0.999999872914851" calcext:value-type="float">
            <text:p>0.9999998729</text:p>
          </table:table-cell>
          <table:table-cell office:value-type="float" office:value="0.000148069959434126" calcext:value-type="float">
            <text:p>0.00014807</text:p>
          </table:table-cell>
          <table:table-cell office:value-type="float" office:value="0.999851930008937" calcext:value-type="float">
            <text:p>0.999851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152.0646641943" calcext:value-type="float">
            <text:p>67152.0646641943</text:p>
          </table:table-cell>
          <table:table-cell office:value-type="float" office:value="0.999999873457101" calcext:value-type="float">
            <text:p>0.9999998735</text:p>
          </table:table-cell>
          <table:table-cell office:value-type="float" office:value="0.000146287625307138" calcext:value-type="float">
            <text:p>0.0001462876</text:p>
          </table:table-cell>
          <table:table-cell office:value-type="float" office:value="0.999853712343644" calcext:value-type="float">
            <text:p>0.99985371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226.5897550607" calcext:value-type="float">
            <text:p>67226.5897550607</text:p>
          </table:table-cell>
          <table:table-cell office:value-type="float" office:value="0.99999987399609" calcext:value-type="float">
            <text:p>0.999999874</text:p>
          </table:table-cell>
          <table:table-cell office:value-type="float" office:value="0.000144530339976527" calcext:value-type="float">
            <text:p>0.0001445303</text:p>
          </table:table-cell>
          <table:table-cell office:value-type="float" office:value="0.999855469629542" calcext:value-type="float">
            <text:p>0.99985546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301.1149109377" calcext:value-type="float">
            <text:p>67301.1149109377</text:p>
          </table:table-cell>
          <table:table-cell office:value-type="float" office:value="0.999999874531822" calcext:value-type="float">
            <text:p>0.9999998745</text:p>
          </table:table-cell>
          <table:table-cell office:value-type="float" office:value="0.000142797724971177" calcext:value-type="float">
            <text:p>0.0001427977</text:p>
          </table:table-cell>
          <table:table-cell office:value-type="float" office:value="0.999857202245104" calcext:value-type="float">
            <text:p>0.99985720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375.6401308509" calcext:value-type="float">
            <text:p>67375.6401308509</text:p>
          </table:table-cell>
          <table:table-cell office:value-type="float" office:value="0.999999875064324" calcext:value-type="float">
            <text:p>0.9999998751</text:p>
          </table:table-cell>
          <table:table-cell office:value-type="float" office:value="0.0001410893872549" calcext:value-type="float">
            <text:p>0.0001410894</text:p>
          </table:table-cell>
          <table:table-cell office:value-type="float" office:value="0.999858910583365" calcext:value-type="float">
            <text:p>0.99985891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450.1654137789" calcext:value-type="float">
            <text:p>67450.1654137789</text:p>
          </table:table-cell>
          <table:table-cell office:value-type="float" office:value="0.999999875593637" calcext:value-type="float">
            <text:p>0.9999998756</text:p>
          </table:table-cell>
          <table:table-cell office:value-type="float" office:value="0.000139404920524754" calcext:value-type="float">
            <text:p>0.0001394049</text:p>
          </table:table-cell>
          <table:table-cell office:value-type="float" office:value="0.999860595050629" calcext:value-type="float">
            <text:p>0.99986059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524.6907588768" calcext:value-type="float">
            <text:p>67524.6907588768</text:p>
          </table:table-cell>
          <table:table-cell office:value-type="float" office:value="0.99999987611976" calcext:value-type="float">
            <text:p>0.9999998761</text:p>
          </table:table-cell>
          <table:table-cell office:value-type="float" office:value="0.00013774397631164" calcext:value-type="float">
            <text:p>0.000137744</text:p>
          </table:table-cell>
          <table:table-cell office:value-type="float" office:value="0.999862255995366" calcext:value-type="float">
            <text:p>0.9998622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599.2161651241" calcext:value-type="float">
            <text:p>67599.2161651241</text:p>
          </table:table-cell>
          <table:table-cell office:value-type="float" office:value="0.999999876642743" calcext:value-type="float">
            <text:p>0.9999998766</text:p>
          </table:table-cell>
          <table:table-cell office:value-type="float" office:value="0.000136106152127232" calcext:value-type="float">
            <text:p>0.0001361062</text:p>
          </table:table-cell>
          <table:table-cell office:value-type="float" office:value="0.999863893820063" calcext:value-type="float">
            <text:p>0.99986389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673.7416316742" calcext:value-type="float">
            <text:p>67673.7416316742</text:p>
          </table:table-cell>
          <table:table-cell office:value-type="float" office:value="0.999999877162593" calcext:value-type="float">
            <text:p>0.9999998772</text:p>
          </table:table-cell>
          <table:table-cell office:value-type="float" office:value="0.000134491102225923" calcext:value-type="float">
            <text:p>0.0001344911</text:p>
          </table:table-cell>
          <table:table-cell office:value-type="float" office:value="0.999865508870467" calcext:value-type="float">
            <text:p>0.99986550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748.2671576319" calcext:value-type="float">
            <text:p>67748.2671576319</text:p>
          </table:table-cell>
          <table:table-cell office:value-type="float" office:value="0.999999877679333" calcext:value-type="float">
            <text:p>0.9999998777</text:p>
          </table:table-cell>
          <table:table-cell office:value-type="float" office:value="0.000132898467070289" calcext:value-type="float">
            <text:p>0.0001328985</text:p>
          </table:table-cell>
          <table:table-cell office:value-type="float" office:value="0.999867101506115" calcext:value-type="float">
            <text:p>0.99986710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822.7927420868" calcext:value-type="float">
            <text:p>67822.7927420868</text:p>
          </table:table-cell>
          <table:table-cell office:value-type="float" office:value="0.999999878192996" calcext:value-type="float">
            <text:p>0.9999998782</text:p>
          </table:table-cell>
          <table:table-cell office:value-type="float" office:value="0.000131327883988947" calcext:value-type="float">
            <text:p>0.0001313279</text:p>
          </table:table-cell>
          <table:table-cell office:value-type="float" office:value="0.999868672089679" calcext:value-type="float">
            <text:p>0.99986867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897.3183841447" calcext:value-type="float">
            <text:p>67897.3183841447</text:p>
          </table:table-cell>
          <table:table-cell office:value-type="float" office:value="0.999999878703614" calcext:value-type="float">
            <text:p>0.9999998787</text:p>
          </table:table-cell>
          <table:table-cell office:value-type="float" office:value="0.000129778997015322" calcext:value-type="float">
            <text:p>0.000129779</text:p>
          </table:table-cell>
          <table:table-cell office:value-type="float" office:value="0.999870220977126" calcext:value-type="float">
            <text:p>0.9998702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971.8440830444" calcext:value-type="float">
            <text:p>67971.8440830444</text:p>
          </table:table-cell>
          <table:table-cell office:value-type="float" office:value="0.999999879211183" calcext:value-type="float">
            <text:p>0.9999998792</text:p>
          </table:table-cell>
          <table:table-cell office:value-type="float" office:value="0.000128251493555096" calcext:value-type="float">
            <text:p>0.0001282515</text:p>
          </table:table-cell>
          <table:table-cell office:value-type="float" office:value="0.99987174848105" calcext:value-type="float">
            <text:p>0.99987174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046.3698378898" calcext:value-type="float">
            <text:p>68046.3698378898</text:p>
          </table:table-cell>
          <table:table-cell office:value-type="float" office:value="0.999999879715745" calcext:value-type="float">
            <text:p>0.9999998797</text:p>
          </table:table-cell>
          <table:table-cell office:value-type="float" office:value="0.000126745020083601" calcext:value-type="float">
            <text:p>0.000126745</text:p>
          </table:table-cell>
          <table:table-cell office:value-type="float" office:value="0.999873254954976" calcext:value-type="float">
            <text:p>0.9998732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120.8956478586" calcext:value-type="float">
            <text:p>68120.8956478586</text:p>
          </table:table-cell>
          <table:table-cell office:value-type="float" office:value="0.999999880217322" calcext:value-type="float">
            <text:p>0.9999998802</text:p>
          </table:table-cell>
          <table:table-cell office:value-type="float" office:value="0.000125259247818399" calcext:value-type="float">
            <text:p>0.0001252592</text:p>
          </table:table-cell>
          <table:table-cell office:value-type="float" office:value="0.999874740727686" calcext:value-type="float">
            <text:p>0.99987474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195.4215121986" calcext:value-type="float">
            <text:p>68195.4215121986</text:p>
          </table:table-cell>
          <table:table-cell office:value-type="float" office:value="0.999999880715919" calcext:value-type="float">
            <text:p>0.9999998807</text:p>
          </table:table-cell>
          <table:table-cell office:value-type="float" office:value="0.000123793871377261" calcext:value-type="float">
            <text:p>0.0001237939</text:p>
          </table:table-cell>
          <table:table-cell office:value-type="float" office:value="0.999876206104564" calcext:value-type="float">
            <text:p>0.99987620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269.9474300288" calcext:value-type="float">
            <text:p>68269.9474300288</text:p>
          </table:table-cell>
          <table:table-cell office:value-type="float" office:value="0.999999881211584" calcext:value-type="float">
            <text:p>0.9999998812</text:p>
          </table:table-cell>
          <table:table-cell office:value-type="float" office:value="0.000122348546449234" calcext:value-type="float">
            <text:p>0.0001223485</text:p>
          </table:table-cell>
          <table:table-cell office:value-type="float" office:value="0.99987765142992" calcext:value-type="float">
            <text:p>0.99987765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344.4734006229" calcext:value-type="float">
            <text:p>68344.4734006229</text:p>
          </table:table-cell>
          <table:table-cell office:value-type="float" office:value="0.999999881704323" calcext:value-type="float">
            <text:p>0.9999998817</text:p>
          </table:table-cell>
          <table:table-cell office:value-type="float" office:value="0.00012092297866534" calcext:value-type="float">
            <text:p>0.000120923</text:p>
          </table:table-cell>
          <table:table-cell office:value-type="float" office:value="0.999879076998124" calcext:value-type="float">
            <text:p>0.9998790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418.9994231835" calcext:value-type="float">
            <text:p>68418.9994231835</text:p>
          </table:table-cell>
          <table:table-cell office:value-type="float" office:value="0.999999882194165" calcext:value-type="float">
            <text:p>0.9999998822</text:p>
          </table:table-cell>
          <table:table-cell office:value-type="float" office:value="0.000119516852663585" calcext:value-type="float">
            <text:p>0.0001195169</text:p>
          </table:table-cell>
          <table:table-cell office:value-type="float" office:value="0.999880483124536" calcext:value-type="float">
            <text:p>0.99988048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493.5254969807" calcext:value-type="float">
            <text:p>68493.5254969807</text:p>
          </table:table-cell>
          <table:table-cell office:value-type="float" office:value="0.999999882681124" calcext:value-type="float">
            <text:p>0.9999998827</text:p>
          </table:table-cell>
          <table:table-cell office:value-type="float" office:value="0.000118129875598427" calcext:value-type="float">
            <text:p>0.0001181299</text:p>
          </table:table-cell>
          <table:table-cell office:value-type="float" office:value="0.999881870102005" calcext:value-type="float">
            <text:p>0.99988187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568.0516212426" calcext:value-type="float">
            <text:p>68568.0516212426</text:p>
          </table:table-cell>
          <table:table-cell office:value-type="float" office:value="0.99999988316523" calcext:value-type="float">
            <text:p>0.9999998832</text:p>
          </table:table-cell>
          <table:table-cell office:value-type="float" office:value="0.00011676174284439" calcext:value-type="float">
            <text:p>0.0001167617</text:p>
          </table:table-cell>
          <table:table-cell office:value-type="float" office:value="0.999883238235154" calcext:value-type="float">
            <text:p>0.99988323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642.5777952632" calcext:value-type="float">
            <text:p>68642.5777952632</text:p>
          </table:table-cell>
          <table:table-cell office:value-type="float" office:value="0.999999883646496" calcext:value-type="float">
            <text:p>0.9999998836</text:p>
          </table:table-cell>
          <table:table-cell office:value-type="float" office:value="0.000115412171640649" calcext:value-type="float">
            <text:p>0.0001154122</text:p>
          </table:table-cell>
          <table:table-cell office:value-type="float" office:value="0.999884587806746" calcext:value-type="float">
            <text:p>0.99988458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717.1040182954" calcext:value-type="float">
            <text:p>68717.1040182954</text:p>
          </table:table-cell>
          <table:table-cell office:value-type="float" office:value="0.999999884124952" calcext:value-type="float">
            <text:p>0.9999998841</text:p>
          </table:table-cell>
          <table:table-cell office:value-type="float" office:value="0.000114080867696631" calcext:value-type="float">
            <text:p>0.0001140809</text:p>
          </table:table-cell>
          <table:table-cell office:value-type="float" office:value="0.99988591911107" calcext:value-type="float">
            <text:p>0.99988591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791.6302896563" calcext:value-type="float">
            <text:p>68791.6302896563</text:p>
          </table:table-cell>
          <table:table-cell office:value-type="float" office:value="0.999999884600609" calcext:value-type="float">
            <text:p>0.9999998846</text:p>
          </table:table-cell>
          <table:table-cell office:value-type="float" office:value="0.000112767557956282" calcext:value-type="float">
            <text:p>0.0001127676</text:p>
          </table:table-cell>
          <table:table-cell office:value-type="float" office:value="0.999887232421182" calcext:value-type="float">
            <text:p>0.99988723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866.1566086228" calcext:value-type="float">
            <text:p>68866.1566086228</text:p>
          </table:table-cell>
          <table:table-cell office:value-type="float" office:value="0.999999885073497" calcext:value-type="float">
            <text:p>0.9999998851</text:p>
          </table:table-cell>
          <table:table-cell office:value-type="float" office:value="0.000111471958078632" calcext:value-type="float">
            <text:p>0.000111472</text:p>
          </table:table-cell>
          <table:table-cell office:value-type="float" office:value="0.999888528021426" calcext:value-type="float">
            <text:p>0.9998885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940.6829745343" calcext:value-type="float">
            <text:p>68940.6829745343</text:p>
          </table:table-cell>
          <table:table-cell office:value-type="float" office:value="0.999999885543629" calcext:value-type="float">
            <text:p>0.9999998855</text:p>
          </table:table-cell>
          <table:table-cell office:value-type="float" office:value="0.000110193804347967" calcext:value-type="float">
            <text:p>0.0001101938</text:p>
          </table:table-cell>
          <table:table-cell office:value-type="float" office:value="0.999889806175514" calcext:value-type="float">
            <text:p>0.99988980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015.2093866905" calcext:value-type="float">
            <text:p>69015.2093866905</text:p>
          </table:table-cell>
          <table:table-cell office:value-type="float" office:value="0.999999886011032" calcext:value-type="float">
            <text:p>0.999999886</text:p>
          </table:table-cell>
          <table:table-cell office:value-type="float" office:value="0.000108932822003219" calcext:value-type="float">
            <text:p>0.0001089328</text:p>
          </table:table-cell>
          <table:table-cell office:value-type="float" office:value="0.999891067158211" calcext:value-type="float">
            <text:p>0.99989106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089.7358444522" calcext:value-type="float">
            <text:p>69089.7358444522</text:p>
          </table:table-cell>
          <table:table-cell office:value-type="float" office:value="0.99999988647572" calcext:value-type="float">
            <text:p>0.9999998865</text:p>
          </table:table-cell>
          <table:table-cell office:value-type="float" office:value="0.000107688756319405" calcext:value-type="float">
            <text:p>0.0001076888</text:p>
          </table:table-cell>
          <table:table-cell office:value-type="float" office:value="0.999892311224239" calcext:value-type="float">
            <text:p>0.99989231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164.2623471416" calcext:value-type="float">
            <text:p>69164.2623471416</text:p>
          </table:table-cell>
          <table:table-cell office:value-type="float" office:value="0.99999988693772" calcext:value-type="float">
            <text:p>0.9999998869</text:p>
          </table:table-cell>
          <table:table-cell office:value-type="float" office:value="0.000106461341760586" calcext:value-type="float">
            <text:p>0.0001064613</text:p>
          </table:table-cell>
          <table:table-cell office:value-type="float" office:value="0.999893538639135" calcext:value-type="float">
            <text:p>0.99989353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238.7888941401" calcext:value-type="float">
            <text:p>69238.7888941401</text:p>
          </table:table-cell>
          <table:table-cell office:value-type="float" office:value="0.999999887397044" calcext:value-type="float">
            <text:p>0.9999998874</text:p>
          </table:table-cell>
          <table:table-cell office:value-type="float" office:value="0.000105250332257081" calcext:value-type="float">
            <text:p>0.0001052503</text:p>
          </table:table-cell>
          <table:table-cell office:value-type="float" office:value="0.99989474964897" calcext:value-type="float">
            <text:p>0.99989474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313.3154848149" calcext:value-type="float">
            <text:p>69313.3154848149</text:p>
          </table:table-cell>
          <table:table-cell office:value-type="float" office:value="0.999999887853712" calcext:value-type="float">
            <text:p>0.9999998879</text:p>
          </table:table-cell>
          <table:table-cell office:value-type="float" office:value="0.000104055478407758" calcext:value-type="float">
            <text:p>0.0001040555</text:p>
          </table:table-cell>
          <table:table-cell office:value-type="float" office:value="0.999895944503144" calcext:value-type="float">
            <text:p>0.99989594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387.8421185199" calcext:value-type="float">
            <text:p>69387.8421185199</text:p>
          </table:table-cell>
          <table:table-cell office:value-type="float" office:value="0.999999888307751" calcext:value-type="float">
            <text:p>0.9999998883</text:p>
          </table:table-cell>
          <table:table-cell office:value-type="float" office:value="0.000102876527882332" calcext:value-type="float">
            <text:p>0.0001028765</text:p>
          </table:table-cell>
          <table:table-cell office:value-type="float" office:value="0.999897123453989" calcext:value-type="float">
            <text:p>0.99989712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462.3687946432" calcext:value-type="float">
            <text:p>69462.3687946432</text:p>
          </table:table-cell>
          <table:table-cell office:value-type="float" office:value="0.99999988875918" calcext:value-type="float">
            <text:p>0.9999998888</text:p>
          </table:table-cell>
          <table:table-cell office:value-type="float" office:value="0.000101713239932509" calcext:value-type="float">
            <text:p>0.0001017132</text:p>
          </table:table-cell>
          <table:table-cell office:value-type="float" office:value="0.999898286742251" calcext:value-type="float">
            <text:p>0.99989828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536.8955126283" calcext:value-type="float">
            <text:p>69536.8955126283</text:p>
          </table:table-cell>
          <table:table-cell office:value-type="float" office:value="0.999999889208004" calcext:value-type="float">
            <text:p>0.9999998892</text:p>
          </table:table-cell>
          <table:table-cell office:value-type="float" office:value="0.000100565391819834" calcext:value-type="float">
            <text:p>0.0001005654</text:p>
          </table:table-cell>
          <table:table-cell office:value-type="float" office:value="0.99989943459067" calcext:value-type="float">
            <text:p>0.99989943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611.4222718136" calcext:value-type="float">
            <text:p>69611.4222718136</text:p>
          </table:table-cell>
          <table:table-cell office:value-type="float" office:value="0.999999889654263" calcext:value-type="float">
            <text:p>0.9999998897</text:p>
          </table:table-cell>
          <table:table-cell office:value-type="float" office:value="0.0000994327296586002" calcext:value-type="float">
            <text:p>9.94327296586002E-005</text:p>
          </table:table-cell>
          <table:table-cell office:value-type="float" office:value="0.999900567253133" calcext:value-type="float">
            <text:p>0.99990056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685.9490716613" calcext:value-type="float">
            <text:p>69685.9490716613</text:p>
          </table:table-cell>
          <table:table-cell office:value-type="float" office:value="0.999999890097963" calcext:value-type="float">
            <text:p>0.9999998901</text:p>
          </table:table-cell>
          <table:table-cell office:value-type="float" office:value="0.000098315038529316" calcext:value-type="float">
            <text:p>0.000098315</text:p>
          </table:table-cell>
          <table:table-cell office:value-type="float" office:value="0.999901684944557" calcext:value-type="float">
            <text:p>0.99990168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760.4759116188" calcext:value-type="float">
            <text:p>69760.4759116188</text:p>
          </table:table-cell>
          <table:table-cell office:value-type="float" office:value="0.999999890539113" calcext:value-type="float">
            <text:p>0.9999998905</text:p>
          </table:table-cell>
          <table:table-cell office:value-type="float" office:value="0.0000972120999419456" calcext:value-type="float">
            <text:p>9.72120999419456E-005</text:p>
          </table:table-cell>
          <table:table-cell office:value-type="float" office:value="0.999902787883434" calcext:value-type="float">
            <text:p>0.99990278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835.002791055" calcext:value-type="float">
            <text:p>69835.002791055</text:p>
          </table:table-cell>
          <table:table-cell office:value-type="float" office:value="0.999999890977755" calcext:value-type="float">
            <text:p>0.999999891</text:p>
          </table:table-cell>
          <table:table-cell office:value-type="float" office:value="0.0000961236723511534" calcext:value-type="float">
            <text:p>9.61236723511534E-005</text:p>
          </table:table-cell>
          <table:table-cell office:value-type="float" office:value="0.999903876311308" calcext:value-type="float">
            <text:p>0.99990387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909.5297094578" calcext:value-type="float">
            <text:p>69909.5297094578</text:p>
          </table:table-cell>
          <table:table-cell office:value-type="float" office:value="0.999999891413893" calcext:value-type="float">
            <text:p>0.9999998914</text:p>
          </table:table-cell>
          <table:table-cell office:value-type="float" office:value="0.0000950495516324841" calcext:value-type="float">
            <text:p>9.50495516324841E-005</text:p>
          </table:table-cell>
          <table:table-cell office:value-type="float" office:value="0.999904950432305" calcext:value-type="float">
            <text:p>0.99990495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984.0566662796" calcext:value-type="float">
            <text:p>69984.0566662796</text:p>
          </table:table-cell>
          <table:table-cell office:value-type="float" office:value="0.999999891847544" calcext:value-type="float">
            <text:p>0.9999998918</text:p>
          </table:table-cell>
          <table:table-cell office:value-type="float" office:value="0.0000939895237111231" calcext:value-type="float">
            <text:p>9.39895237111231E-005</text:p>
          </table:table-cell>
          <table:table-cell office:value-type="float" office:value="0.9999060104605" calcext:value-type="float">
            <text:p>0.99990601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058.5836609606" calcext:value-type="float">
            <text:p>70058.5836609606</text:p>
          </table:table-cell>
          <table:table-cell office:value-type="float" office:value="0.999999892278734" calcext:value-type="float">
            <text:p>0.9999998923</text:p>
          </table:table-cell>
          <table:table-cell office:value-type="float" office:value="0.0000929433717127795" calcext:value-type="float">
            <text:p>9.29433717127795E-005</text:p>
          </table:table-cell>
          <table:table-cell office:value-type="float" office:value="0.999907056612767" calcext:value-type="float">
            <text:p>0.99990705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133.1106929917" calcext:value-type="float">
            <text:p>70133.1106929917</text:p>
          </table:table-cell>
          <table:table-cell office:value-type="float" office:value="0.999999892707474" calcext:value-type="float">
            <text:p>0.9999998927</text:p>
          </table:table-cell>
          <table:table-cell office:value-type="float" office:value="0.0000919108951787006" calcext:value-type="float">
            <text:p>9.19108951787006E-005</text:p>
          </table:table-cell>
          <table:table-cell office:value-type="float" office:value="0.999908089089564" calcext:value-type="float">
            <text:p>0.99990808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207.6377618306" calcext:value-type="float">
            <text:p>70207.6377618306</text:p>
          </table:table-cell>
          <table:table-cell office:value-type="float" office:value="0.999999893133788" calcext:value-type="float">
            <text:p>0.9999998931</text:p>
          </table:table-cell>
          <table:table-cell office:value-type="float" office:value="0.0000908918843431114" calcext:value-type="float">
            <text:p>9.08918843431114E-005</text:p>
          </table:table-cell>
          <table:table-cell office:value-type="float" office:value="0.999909108100657" calcext:value-type="float">
            <text:p>0.99990910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282.1648670044" calcext:value-type="float">
            <text:p>70282.1648670044</text:p>
          </table:table-cell>
          <table:table-cell office:value-type="float" office:value="0.999999893557679" calcext:value-type="float">
            <text:p>0.9999998936</text:p>
          </table:table-cell>
          <table:table-cell office:value-type="float" office:value="0.0000898861515369444" calcext:value-type="float">
            <text:p>8.98861515369444E-005</text:p>
          </table:table-cell>
          <table:table-cell office:value-type="float" office:value="0.999910113833717" calcext:value-type="float">
            <text:p>0.99991011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356.6920079668" calcext:value-type="float">
            <text:p>70356.6920079668</text:p>
          </table:table-cell>
          <table:table-cell office:value-type="float" office:value="0.999999893979181" calcext:value-type="float">
            <text:p>0.999999894</text:p>
          </table:table-cell>
          <table:table-cell office:value-type="float" office:value="0.0000888934875578271" calcext:value-type="float">
            <text:p>8.88934875578271E-005</text:p>
          </table:table-cell>
          <table:table-cell office:value-type="float" office:value="0.999911106497944" calcext:value-type="float">
            <text:p>0.99991110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431.2191842206" calcext:value-type="float">
            <text:p>70431.2191842206</text:p>
          </table:table-cell>
          <table:table-cell office:value-type="float" office:value="0.999999894398308" calcext:value-type="float">
            <text:p>0.9999998944</text:p>
          </table:table-cell>
          <table:table-cell office:value-type="float" office:value="0.0000879136990393617" calcext:value-type="float">
            <text:p>8.79136990393617E-005</text:p>
          </table:table-cell>
          <table:table-cell office:value-type="float" office:value="0.999912086286706" calcext:value-type="float">
            <text:p>0.99991208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505.746395296" calcext:value-type="float">
            <text:p>70505.746395296</text:p>
          </table:table-cell>
          <table:table-cell office:value-type="float" office:value="0.999999894815073" calcext:value-type="float">
            <text:p>0.9999998948</text:p>
          </table:table-cell>
          <table:table-cell office:value-type="float" office:value="0.0000869466017128983" calcext:value-type="float">
            <text:p>8.69466017128983E-005</text:p>
          </table:table-cell>
          <table:table-cell office:value-type="float" office:value="0.999913053384272" calcext:value-type="float">
            <text:p>0.99991305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580.2736407107" calcext:value-type="float">
            <text:p>70580.2736407107</text:p>
          </table:table-cell>
          <table:table-cell office:value-type="float" office:value="0.999999895229491" calcext:value-type="float">
            <text:p>0.9999998952</text:p>
          </table:table-cell>
          <table:table-cell office:value-type="float" office:value="0.0000859920083169" calcext:value-type="float">
            <text:p>0.000085992</text:p>
          </table:table-cell>
          <table:table-cell office:value-type="float" office:value="0.999914007977903" calcext:value-type="float">
            <text:p>0.9999140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654.8009199897" calcext:value-type="float">
            <text:p>70654.8009199897</text:p>
          </table:table-cell>
          <table:table-cell office:value-type="float" office:value="0.999999895641579" calcext:value-type="float">
            <text:p>0.9999998956</text:p>
          </table:table-cell>
          <table:table-cell office:value-type="float" office:value="0.000085049734673939" calcext:value-type="float">
            <text:p>8.5049734673939E-005</text:p>
          </table:table-cell>
          <table:table-cell office:value-type="float" office:value="0.999914950251776" calcext:value-type="float">
            <text:p>0.99991495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729.3282326468" calcext:value-type="float">
            <text:p>70729.3282326468</text:p>
          </table:table-cell>
          <table:table-cell office:value-type="float" office:value="0.999999896051361" calcext:value-type="float">
            <text:p>0.9999998961</text:p>
          </table:table-cell>
          <table:table-cell office:value-type="float" office:value="0.0000841195939486468" calcext:value-type="float">
            <text:p>8.41195939486468E-005</text:p>
          </table:table-cell>
          <table:table-cell office:value-type="float" office:value="0.999915880392728" calcext:value-type="float">
            <text:p>0.99991588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803.8555782411" calcext:value-type="float">
            <text:p>70803.8555782411</text:p>
          </table:table-cell>
          <table:table-cell office:value-type="float" office:value="0.999999896458847" calcext:value-type="float">
            <text:p>0.9999998965</text:p>
          </table:table-cell>
          <table:table-cell office:value-type="float" office:value="0.0000832014137933334" calcext:value-type="float">
            <text:p>8.32014137933334E-005</text:p>
          </table:table-cell>
          <table:table-cell office:value-type="float" office:value="0.999916798573105" calcext:value-type="float">
            <text:p>0.99991679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878.3829563011" calcext:value-type="float">
            <text:p>70878.3829563011</text:p>
          </table:table-cell>
          <table:table-cell office:value-type="float" office:value="0.99999989686406" calcext:value-type="float">
            <text:p>0.9999998969</text:p>
          </table:table-cell>
          <table:table-cell office:value-type="float" office:value="0.0000822950134036731" calcext:value-type="float">
            <text:p>0.000082295</text:p>
          </table:table-cell>
          <table:table-cell office:value-type="float" office:value="0.999917704973713" calcext:value-type="float">
            <text:p>0.9999177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952.9103663997" calcext:value-type="float">
            <text:p>70952.9103663997</text:p>
          </table:table-cell>
          <table:table-cell office:value-type="float" office:value="0.99999989726701" calcext:value-type="float">
            <text:p>0.9999998973</text:p>
          </table:table-cell>
          <table:table-cell office:value-type="float" office:value="0.0000814002260710132" calcext:value-type="float">
            <text:p>8.14002260710132E-005</text:p>
          </table:table-cell>
          <table:table-cell office:value-type="float" office:value="0.999918599761259" calcext:value-type="float">
            <text:p>0.99991859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027.4378080977" calcext:value-type="float">
            <text:p>71027.4378080977</text:p>
          </table:table-cell>
          <table:table-cell office:value-type="float" office:value="0.999999897667712" calcext:value-type="float">
            <text:p>0.9999998977</text:p>
          </table:table-cell>
          <table:table-cell office:value-type="float" office:value="0.0000805168822161682" calcext:value-type="float">
            <text:p>8.05168822161682E-005</text:p>
          </table:table-cell>
          <table:table-cell office:value-type="float" office:value="0.999919483105324" calcext:value-type="float">
            <text:p>0.99991948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101.9652809629" calcext:value-type="float">
            <text:p>71101.9652809629</text:p>
          </table:table-cell>
          <table:table-cell office:value-type="float" office:value="0.999999898066182" calcext:value-type="float">
            <text:p>0.9999998981</text:p>
          </table:table-cell>
          <table:table-cell office:value-type="float" office:value="0.0000796448150249945" calcext:value-type="float">
            <text:p>7.96448150249945E-005</text:p>
          </table:table-cell>
          <table:table-cell office:value-type="float" office:value="0.999920355172721" calcext:value-type="float">
            <text:p>0.99992035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176.4927845519" calcext:value-type="float">
            <text:p>71176.4927845519</text:p>
          </table:table-cell>
          <table:table-cell office:value-type="float" office:value="0.999999898462443" calcext:value-type="float">
            <text:p>0.9999998985</text:p>
          </table:table-cell>
          <table:table-cell office:value-type="float" office:value="0.000078783855123345" calcext:value-type="float">
            <text:p>7.8783855123345E-005</text:p>
          </table:table-cell>
          <table:table-cell office:value-type="float" office:value="0.999921216132825" calcext:value-type="float">
            <text:p>0.99992121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251.0203184811" calcext:value-type="float">
            <text:p>71251.0203184811</text:p>
          </table:table-cell>
          <table:table-cell office:value-type="float" office:value="0.999999898856497" calcext:value-type="float">
            <text:p>0.9999998989</text:p>
          </table:table-cell>
          <table:table-cell office:value-type="float" office:value="0.0000779338516952606" calcext:value-type="float">
            <text:p>7.79338516952606E-005</text:p>
          </table:table-cell>
          <table:table-cell office:value-type="float" office:value="0.999922066136452" calcext:value-type="float">
            <text:p>0.99992206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325.5478822855" calcext:value-type="float">
            <text:p>71325.5478822855</text:p>
          </table:table-cell>
          <table:table-cell office:value-type="float" office:value="0.999999899248381" calcext:value-type="float">
            <text:p>0.9999998992</text:p>
          </table:table-cell>
          <table:table-cell office:value-type="float" office:value="0.0000770946302941379" calcext:value-type="float">
            <text:p>7.70946302941379E-005</text:p>
          </table:table-cell>
          <table:table-cell office:value-type="float" office:value="0.999922905358048" calcext:value-type="float">
            <text:p>0.99992290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400.0754755941" calcext:value-type="float">
            <text:p>71400.0754755941</text:p>
          </table:table-cell>
          <table:table-cell office:value-type="float" office:value="0.999999899638095" calcext:value-type="float">
            <text:p>0.9999998996</text:p>
          </table:table-cell>
          <table:table-cell office:value-type="float" office:value="0.0000762660452249015" calcext:value-type="float">
            <text:p>0.000076266</text:p>
          </table:table-cell>
          <table:table-cell office:value-type="float" office:value="0.999923733943308" calcext:value-type="float">
            <text:p>0.99992373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474.6030980236" calcext:value-type="float">
            <text:p>71474.6030980236</text:p>
          </table:table-cell>
          <table:table-cell office:value-type="float" office:value="0.999999900025649" calcext:value-type="float">
            <text:p>0.9999999</text:p>
          </table:table-cell>
          <table:table-cell office:value-type="float" office:value="0.0000754479477887042" calcext:value-type="float">
            <text:p>7.54479477887042E-005</text:p>
          </table:table-cell>
          <table:table-cell office:value-type="float" office:value="0.999924552040932" calcext:value-type="float">
            <text:p>0.9999245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549.1307491461" calcext:value-type="float">
            <text:p>71549.1307491461</text:p>
          </table:table-cell>
          <table:table-cell office:value-type="float" office:value="0.999999900411071" calcext:value-type="float">
            <text:p>0.9999999004</text:p>
          </table:table-cell>
          <table:table-cell office:value-type="float" office:value="0.000074640176645283" calcext:value-type="float">
            <text:p>7.4640176645283E-005</text:p>
          </table:table-cell>
          <table:table-cell office:value-type="float" office:value="0.99992535981226" calcext:value-type="float">
            <text:p>0.99992535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623.6584285906" calcext:value-type="float">
            <text:p>71623.6584285906</text:p>
          </table:table-cell>
          <table:table-cell office:value-type="float" office:value="0.99999990079437" calcext:value-type="float">
            <text:p>0.9999999008</text:p>
          </table:table-cell>
          <table:table-cell office:value-type="float" office:value="0.0000738425880772963" calcext:value-type="float">
            <text:p>7.38425880772963E-005</text:p>
          </table:table-cell>
          <table:table-cell office:value-type="float" office:value="0.999926157401009" calcext:value-type="float">
            <text:p>0.99992615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698.1861359588" calcext:value-type="float">
            <text:p>71698.1861359588</text:p>
          </table:table-cell>
          <table:table-cell office:value-type="float" office:value="0.999999901175567" calcext:value-type="float">
            <text:p>0.9999999012</text:p>
          </table:table-cell>
          <table:table-cell office:value-type="float" office:value="0.0000730550308402108" calcext:value-type="float">
            <text:p>0.000073055</text:p>
          </table:table-cell>
          <table:table-cell office:value-type="float" office:value="0.999926944958424" calcext:value-type="float">
            <text:p>0.9999269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772.7138708912" calcext:value-type="float">
            <text:p>71772.7138708912</text:p>
          </table:table-cell>
          <table:table-cell office:value-type="float" office:value="0.99999990155467" calcext:value-type="float">
            <text:p>0.9999999016</text:p>
          </table:table-cell>
          <table:table-cell office:value-type="float" office:value="0.0000722773658364206" calcext:value-type="float">
            <text:p>7.22773658364206E-005</text:p>
          </table:table-cell>
          <table:table-cell office:value-type="float" office:value="0.999927722623603" calcext:value-type="float">
            <text:p>0.99992772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47.2416330331" calcext:value-type="float">
            <text:p>71847.2416330331</text:p>
          </table:table-cell>
          <table:table-cell office:value-type="float" office:value="0.999999901931687" calcext:value-type="float">
            <text:p>0.9999999019</text:p>
          </table:table-cell>
          <table:table-cell office:value-type="float" office:value="0.0000715094560411277" calcext:value-type="float">
            <text:p>7.15094560411277E-005</text:p>
          </table:table-cell>
          <table:table-cell office:value-type="float" office:value="0.999928490533569" calcext:value-type="float">
            <text:p>0.99992849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921.7694219717" calcext:value-type="float">
            <text:p>71921.7694219717</text:p>
          </table:table-cell>
          <table:table-cell office:value-type="float" office:value="0.999999902306653" calcext:value-type="float">
            <text:p>0.9999999023</text:p>
          </table:table-cell>
          <table:table-cell office:value-type="float" office:value="0.0000707511478131085" calcext:value-type="float">
            <text:p>7.07511478131085E-005</text:p>
          </table:table-cell>
          <table:table-cell office:value-type="float" office:value="0.999929248841965" calcext:value-type="float">
            <text:p>0.99992924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996.2972373956" calcext:value-type="float">
            <text:p>71996.2972373956</text:p>
          </table:table-cell>
          <table:table-cell office:value-type="float" office:value="0.999999902679562" calcext:value-type="float">
            <text:p>0.9999999027</text:p>
          </table:table-cell>
          <table:table-cell office:value-type="float" office:value="0.0000700023180696027" calcext:value-type="float">
            <text:p>7.00023180696027E-005</text:p>
          </table:table-cell>
          <table:table-cell office:value-type="float" office:value="0.999929997671874" calcext:value-type="float">
            <text:p>0.99992999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070.8250789348" calcext:value-type="float">
            <text:p>72070.8250789348</text:p>
          </table:table-cell>
          <table:table-cell office:value-type="float" office:value="0.999999903050436" calcext:value-type="float">
            <text:p>0.9999999031</text:p>
          </table:table-cell>
          <table:table-cell office:value-type="float" office:value="0.0000692628270321755" calcext:value-type="float">
            <text:p>6.92628270321755E-005</text:p>
          </table:table-cell>
          <table:table-cell office:value-type="float" office:value="0.999930737163074" calcext:value-type="float">
            <text:p>0.99993073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145.3529462255" calcext:value-type="float">
            <text:p>72145.3529462255</text:p>
          </table:table-cell>
          <table:table-cell office:value-type="float" office:value="0.999999903419294" calcext:value-type="float">
            <text:p>0.9999999034</text:p>
          </table:table-cell>
          <table:table-cell office:value-type="float" office:value="0.0000685325372987384" calcext:value-type="float">
            <text:p>6.85325372987384E-005</text:p>
          </table:table-cell>
          <table:table-cell office:value-type="float" office:value="0.999931467452967" calcext:value-type="float">
            <text:p>0.99993146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219.8808389398" calcext:value-type="float">
            <text:p>72219.8808389398</text:p>
          </table:table-cell>
          <table:table-cell office:value-type="float" office:value="0.999999903786144" calcext:value-type="float">
            <text:p>0.9999999038</text:p>
          </table:table-cell>
          <table:table-cell office:value-type="float" office:value="0.0000678113226835355" calcext:value-type="float">
            <text:p>6.78113226835355E-005</text:p>
          </table:table-cell>
          <table:table-cell office:value-type="float" office:value="0.999932188667738" calcext:value-type="float">
            <text:p>0.99993218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294.4087567246" calcext:value-type="float">
            <text:p>72294.4087567246</text:p>
          </table:table-cell>
          <table:table-cell office:value-type="float" office:value="0.999999904151008" calcext:value-type="float">
            <text:p>0.9999999042</text:p>
          </table:table-cell>
          <table:table-cell office:value-type="float" office:value="0.0000670990500809498" calcext:value-type="float">
            <text:p>6.70990500809498E-005</text:p>
          </table:table-cell>
          <table:table-cell office:value-type="float" office:value="0.999932900940495" calcext:value-type="float">
            <text:p>0.99993290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368.9366992917" calcext:value-type="float">
            <text:p>72368.9366992917</text:p>
          </table:table-cell>
          <table:table-cell office:value-type="float" office:value="0.999999904513879" calcext:value-type="float">
            <text:p>0.9999999045</text:p>
          </table:table-cell>
          <table:table-cell office:value-type="float" office:value="0.0000663956059832077" calcext:value-type="float">
            <text:p>6.63956059832077E-005</text:p>
          </table:table-cell>
          <table:table-cell office:value-type="float" office:value="0.999933604384743" calcext:value-type="float">
            <text:p>0.99993360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443.4646662535" calcext:value-type="float">
            <text:p>72443.4646662535</text:p>
          </table:table-cell>
          <table:table-cell office:value-type="float" office:value="0.999999904874797" calcext:value-type="float">
            <text:p>0.9999999049</text:p>
          </table:table-cell>
          <table:table-cell office:value-type="float" office:value="0.000065700848267408" calcext:value-type="float">
            <text:p>6.5700848267408E-005</text:p>
          </table:table-cell>
          <table:table-cell office:value-type="float" office:value="0.999934299142607" calcext:value-type="float">
            <text:p>0.99993429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517.9926573166" calcext:value-type="float">
            <text:p>72517.9926573166</text:p>
          </table:table-cell>
          <table:table-cell office:value-type="float" office:value="0.999999905233762" calcext:value-type="float">
            <text:p>0.9999999052</text:p>
          </table:table-cell>
          <table:table-cell office:value-type="float" office:value="0.0000650146630095908" calcext:value-type="float">
            <text:p>6.50146630095908E-005</text:p>
          </table:table-cell>
          <table:table-cell office:value-type="float" office:value="0.999934985328011" calcext:value-type="float">
            <text:p>0.99993498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592.5206721626" calcext:value-type="float">
            <text:p>72592.5206721626</text:p>
          </table:table-cell>
          <table:table-cell office:value-type="float" office:value="0.999999905590789" calcext:value-type="float">
            <text:p>0.9999999056</text:p>
          </table:table-cell>
          <table:table-cell office:value-type="float" office:value="0.0000643369294431383" calcext:value-type="float">
            <text:p>6.43369294431383E-005</text:p>
          </table:table-cell>
          <table:table-cell office:value-type="float" office:value="0.99993566306172" calcext:value-type="float">
            <text:p>0.99993566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667.048710492" calcext:value-type="float">
            <text:p>72667.048710492</text:p>
          </table:table-cell>
          <table:table-cell office:value-type="float" office:value="0.999999905945884" calcext:value-type="float">
            <text:p>0.9999999059</text:p>
          </table:table-cell>
          <table:table-cell office:value-type="float" office:value="0.0000636675328365179" calcext:value-type="float">
            <text:p>6.36675328365179E-005</text:p>
          </table:table-cell>
          <table:table-cell office:value-type="float" office:value="0.999936332458468" calcext:value-type="float">
            <text:p>0.99993633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741.5767719534" calcext:value-type="float">
            <text:p>72741.5767719534</text:p>
          </table:table-cell>
          <table:table-cell office:value-type="float" office:value="0.999999906299078" calcext:value-type="float">
            <text:p>0.9999999063</text:p>
          </table:table-cell>
          <table:table-cell office:value-type="float" office:value="0.000063006343796118" calcext:value-type="float">
            <text:p>6.3006343796118E-005</text:p>
          </table:table-cell>
          <table:table-cell office:value-type="float" office:value="0.999936993647646" calcext:value-type="float">
            <text:p>0.99993699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816.1048562849" calcext:value-type="float">
            <text:p>72816.1048562849</text:p>
          </table:table-cell>
          <table:table-cell office:value-type="float" office:value="0.999999906650367" calcext:value-type="float">
            <text:p>0.9999999067</text:p>
          </table:table-cell>
          <table:table-cell office:value-type="float" office:value="0.0000623532595621812" calcext:value-type="float">
            <text:p>6.23532595621812E-005</text:p>
          </table:table-cell>
          <table:table-cell office:value-type="float" office:value="0.999937646732015" calcext:value-type="float">
            <text:p>0.99993764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890.6329631588" calcext:value-type="float">
            <text:p>72890.6329631588</text:p>
          </table:table-cell>
          <table:table-cell office:value-type="float" office:value="0.999999906999777" calcext:value-type="float">
            <text:p>0.999999907</text:p>
          </table:table-cell>
          <table:table-cell office:value-type="float" office:value="0.0000617081586614775" calcext:value-type="float">
            <text:p>6.17081586614775E-005</text:p>
          </table:table-cell>
          <table:table-cell office:value-type="float" office:value="0.999938291833049" calcext:value-type="float">
            <text:p>0.99993829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965.1610922937" calcext:value-type="float">
            <text:p>72965.1610922937</text:p>
          </table:table-cell>
          <table:table-cell office:value-type="float" office:value="0.999999907347313" calcext:value-type="float">
            <text:p>0.9999999073</text:p>
          </table:table-cell>
          <table:table-cell office:value-type="float" office:value="0.0000610709335964361" calcext:value-type="float">
            <text:p>6.10709335964361E-005</text:p>
          </table:table-cell>
          <table:table-cell office:value-type="float" office:value="0.999938929058245" calcext:value-type="float">
            <text:p>0.99993892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039.6892434119" calcext:value-type="float">
            <text:p>73039.6892434119</text:p>
          </table:table-cell>
          <table:table-cell office:value-type="float" office:value="0.999999907692983" calcext:value-type="float">
            <text:p>0.9999999077</text:p>
          </table:table-cell>
          <table:table-cell office:value-type="float" office:value="0.0000604414784226791" calcext:value-type="float">
            <text:p>6.04414784226791E-005</text:p>
          </table:table-cell>
          <table:table-cell office:value-type="float" office:value="0.999939558513547" calcext:value-type="float">
            <text:p>0.99993955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114.2174161996" calcext:value-type="float">
            <text:p>73114.2174161996</text:p>
          </table:table-cell>
          <table:table-cell office:value-type="float" office:value="0.999999908036812" calcext:value-type="float">
            <text:p>0.999999908</text:p>
          </table:table-cell>
          <table:table-cell office:value-type="float" office:value="0.000059819677182893" calcext:value-type="float">
            <text:p>5.9819677182893E-005</text:p>
          </table:table-cell>
          <table:table-cell office:value-type="float" office:value="0.999940180314914" calcext:value-type="float">
            <text:p>0.99994018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188.745610388" calcext:value-type="float">
            <text:p>73188.745610388</text:p>
          </table:table-cell>
          <table:table-cell office:value-type="float" office:value="0.999999908378805" calcext:value-type="float">
            <text:p>0.9999999084</text:p>
          </table:table-cell>
          <table:table-cell office:value-type="float" office:value="0.0000592054273765354" calcext:value-type="float">
            <text:p>5.92054273765354E-005</text:p>
          </table:table-cell>
          <table:table-cell office:value-type="float" office:value="0.999940794564844" calcext:value-type="float">
            <text:p>0.99994079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263.2738256986" calcext:value-type="float">
            <text:p>73263.2738256986</text:p>
          </table:table-cell>
          <table:table-cell office:value-type="float" office:value="0.999999908718976" calcext:value-type="float">
            <text:p>0.9999999087</text:p>
          </table:table-cell>
          <table:table-cell office:value-type="float" office:value="0.0000585986242180521" calcext:value-type="float">
            <text:p>5.85986242180521E-005</text:p>
          </table:table-cell>
          <table:table-cell office:value-type="float" office:value="0.999941401368125" calcext:value-type="float">
            <text:p>0.99994140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337.8020618572" calcext:value-type="float">
            <text:p>73337.8020618572</text:p>
          </table:table-cell>
          <table:table-cell office:value-type="float" office:value="0.999999909057338" calcext:value-type="float">
            <text:p>0.9999999091</text:p>
          </table:table-cell>
          <table:table-cell office:value-type="float" office:value="0.0000579991645485436" calcext:value-type="float">
            <text:p>5.79991645485436E-005</text:p>
          </table:table-cell>
          <table:table-cell office:value-type="float" office:value="0.999942000827914" calcext:value-type="float">
            <text:p>0.99994200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412.3303185936" calcext:value-type="float">
            <text:p>73412.3303185936</text:p>
          </table:table-cell>
          <table:table-cell office:value-type="float" office:value="0.999999909393901" calcext:value-type="float">
            <text:p>0.9999999094</text:p>
          </table:table-cell>
          <table:table-cell office:value-type="float" office:value="0.0000574069468079368" calcext:value-type="float">
            <text:p>5.74069468079368E-005</text:p>
          </table:table-cell>
          <table:table-cell office:value-type="float" office:value="0.999942593045772" calcext:value-type="float">
            <text:p>0.9999425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486.8585956289" calcext:value-type="float">
            <text:p>73486.8585956289</text:p>
          </table:table-cell>
          <table:table-cell office:value-type="float" office:value="0.999999909728685" calcext:value-type="float">
            <text:p>0.9999999097</text:p>
          </table:table-cell>
          <table:table-cell office:value-type="float" office:value="0.0000568218673807253" calcext:value-type="float">
            <text:p>5.68218673807253E-005</text:p>
          </table:table-cell>
          <table:table-cell office:value-type="float" office:value="0.999943178125315" calcext:value-type="float">
            <text:p>0.99994317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561.3868927259" calcext:value-type="float">
            <text:p>73561.3868927259</text:p>
          </table:table-cell>
          <table:table-cell office:value-type="float" office:value="0.99999991006169" calcext:value-type="float">
            <text:p>0.9999999101</text:p>
          </table:table-cell>
          <table:table-cell office:value-type="float" office:value="0.0000562438351193141" calcext:value-type="float">
            <text:p>5.62438351193141E-005</text:p>
          </table:table-cell>
          <table:table-cell office:value-type="float" office:value="0.99994375615769" calcext:value-type="float">
            <text:p>0.99994375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635.9152096012" calcext:value-type="float">
            <text:p>73635.9152096012</text:p>
          </table:table-cell>
          <table:table-cell office:value-type="float" office:value="0.999999910392939" calcext:value-type="float">
            <text:p>0.9999999104</text:p>
          </table:table-cell>
          <table:table-cell office:value-type="float" office:value="0.0000556727458855857" calcext:value-type="float">
            <text:p>5.56727458855857E-005</text:p>
          </table:table-cell>
          <table:table-cell office:value-type="float" office:value="0.999944327247035" calcext:value-type="float">
            <text:p>0.99994432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710.4435460245" calcext:value-type="float">
            <text:p>73710.4435460245</text:p>
          </table:table-cell>
          <table:table-cell office:value-type="float" office:value="0.999999910722434" calcext:value-type="float">
            <text:p>0.9999999107</text:p>
          </table:table-cell>
          <table:table-cell office:value-type="float" office:value="0.0000551085113735805" calcext:value-type="float">
            <text:p>5.51085113735805E-005</text:p>
          </table:table-cell>
          <table:table-cell office:value-type="float" office:value="0.999944891481657" calcext:value-type="float">
            <text:p>0.99994489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784.9719017205" calcext:value-type="float">
            <text:p>73784.9719017205</text:p>
          </table:table-cell>
          <table:table-cell office:value-type="float" office:value="0.999999911050196" calcext:value-type="float">
            <text:p>0.9999999111</text:p>
          </table:table-cell>
          <table:table-cell office:value-type="float" office:value="0.0000545510305722059" calcext:value-type="float">
            <text:p>0.000054551</text:p>
          </table:table-cell>
          <table:table-cell office:value-type="float" office:value="0.999945448962566" calcext:value-type="float">
            <text:p>0.9999454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859.5002764658" calcext:value-type="float">
            <text:p>73859.5002764658</text:p>
          </table:table-cell>
          <table:table-cell office:value-type="float" office:value="0.999999911376227" calcext:value-type="float">
            <text:p>0.9999999114</text:p>
          </table:table-cell>
          <table:table-cell office:value-type="float" office:value="0.0000540002179202874" calcext:value-type="float">
            <text:p>5.40002179202874E-005</text:p>
          </table:table-cell>
          <table:table-cell office:value-type="float" office:value="0.999945999775324" calcext:value-type="float">
            <text:p>0.99994599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934.0286699927" calcext:value-type="float">
            <text:p>73934.0286699927</text:p>
          </table:table-cell>
          <table:table-cell office:value-type="float" office:value="0.999999911700549" calcext:value-type="float">
            <text:p>0.9999999117</text:p>
          </table:table-cell>
          <table:table-cell office:value-type="float" office:value="0.0000534559754298331" calcext:value-type="float">
            <text:p>0.000053456</text:p>
          </table:table-cell>
          <table:table-cell office:value-type="float" office:value="0.999946544017919" calcext:value-type="float">
            <text:p>0.9999465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008.5570820729" calcext:value-type="float">
            <text:p>74008.5570820729</text:p>
          </table:table-cell>
          <table:table-cell office:value-type="float" office:value="0.999999912023169" calcext:value-type="float">
            <text:p>0.999999912</text:p>
          </table:table-cell>
          <table:table-cell office:value-type="float" office:value="0.0000529182168490348" calcext:value-type="float">
            <text:p>5.29182168490348E-005</text:p>
          </table:table-cell>
          <table:table-cell office:value-type="float" office:value="0.999947081776602" calcext:value-type="float">
            <text:p>0.99994708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083.0855124695" calcext:value-type="float">
            <text:p>74083.0855124695</text:p>
          </table:table-cell>
          <table:table-cell office:value-type="float" office:value="0.999999912344097" calcext:value-type="float">
            <text:p>0.9999999123</text:p>
          </table:table-cell>
          <table:table-cell office:value-type="float" office:value="0.0000523868538356891" calcext:value-type="float">
            <text:p>5.23868538356891E-005</text:p>
          </table:table-cell>
          <table:table-cell office:value-type="float" office:value="0.999947613139716" calcext:value-type="float">
            <text:p>0.99994761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157.6139609491" calcext:value-type="float">
            <text:p>74157.6139609491</text:p>
          </table:table-cell>
          <table:table-cell office:value-type="float" office:value="0.999999912663346" calcext:value-type="float">
            <text:p>0.9999999127</text:p>
          </table:table-cell>
          <table:table-cell office:value-type="float" office:value="0.0000518617993950443" calcext:value-type="float">
            <text:p>5.18617993950443E-005</text:p>
          </table:table-cell>
          <table:table-cell office:value-type="float" office:value="0.999948138194255" calcext:value-type="float">
            <text:p>0.99994813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232.1424272817" calcext:value-type="float">
            <text:p>74232.1424272817</text:p>
          </table:table-cell>
          <table:table-cell office:value-type="float" office:value="0.999999912980925" calcext:value-type="float">
            <text:p>0.999999913</text:p>
          </table:table-cell>
          <table:table-cell office:value-type="float" office:value="0.0000513429678571388" calcext:value-type="float">
            <text:p>0.000051343</text:p>
          </table:table-cell>
          <table:table-cell office:value-type="float" office:value="0.99994865702589" calcext:value-type="float">
            <text:p>0.9999486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306.6709112405" calcext:value-type="float">
            <text:p>74306.6709112405</text:p>
          </table:table-cell>
          <table:table-cell office:value-type="float" office:value="0.999999913296848" calcext:value-type="float">
            <text:p>0.9999999133</text:p>
          </table:table-cell>
          <table:table-cell office:value-type="float" office:value="0.0000508302748545551" calcext:value-type="float">
            <text:p>5.08302748545551E-005</text:p>
          </table:table-cell>
          <table:table-cell office:value-type="float" office:value="0.999949169718989" calcext:value-type="float">
            <text:p>0.99994916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381.199412602" calcext:value-type="float">
            <text:p>74381.199412602</text:p>
          </table:table-cell>
          <table:table-cell office:value-type="float" office:value="0.999999913611124" calcext:value-type="float">
            <text:p>0.9999999136</text:p>
          </table:table-cell>
          <table:table-cell office:value-type="float" office:value="0.0000503236373005804" calcext:value-type="float">
            <text:p>5.03236373005804E-005</text:p>
          </table:table-cell>
          <table:table-cell office:value-type="float" office:value="0.999949676356636" calcext:value-type="float">
            <text:p>0.99994967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455.7279311459" calcext:value-type="float">
            <text:p>74455.7279311459</text:p>
          </table:table-cell>
          <table:table-cell office:value-type="float" office:value="0.999999913923764" calcext:value-type="float">
            <text:p>0.9999999139</text:p>
          </table:table-cell>
          <table:table-cell office:value-type="float" office:value="0.0000498229733677672" calcext:value-type="float">
            <text:p>0.000049823</text:p>
          </table:table-cell>
          <table:table-cell office:value-type="float" office:value="0.999950177020662" calcext:value-type="float">
            <text:p>0.9999501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530.2564666552" calcext:value-type="float">
            <text:p>74530.2564666552</text:p>
          </table:table-cell>
          <table:table-cell office:value-type="float" office:value="0.999999914234781" calcext:value-type="float">
            <text:p>0.9999999142</text:p>
          </table:table-cell>
          <table:table-cell office:value-type="float" office:value="0.000049328202466885" calcext:value-type="float">
            <text:p>4.9328202466885E-005</text:p>
          </table:table-cell>
          <table:table-cell office:value-type="float" office:value="0.999950671791653" calcext:value-type="float">
            <text:p>0.99995067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604.7850189158" calcext:value-type="float">
            <text:p>74604.7850189158</text:p>
          </table:table-cell>
          <table:table-cell office:value-type="float" office:value="0.999999914544183" calcext:value-type="float">
            <text:p>0.9999999145</text:p>
          </table:table-cell>
          <table:table-cell office:value-type="float" office:value="0.0000488392452262548" calcext:value-type="float">
            <text:p>4.88392452262548E-005</text:p>
          </table:table-cell>
          <table:table-cell office:value-type="float" office:value="0.999951160748983" calcext:value-type="float">
            <text:p>0.99995116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679.3135877167" calcext:value-type="float">
            <text:p>74679.3135877167</text:p>
          </table:table-cell>
          <table:table-cell office:value-type="float" office:value="0.999999914851983" calcext:value-type="float">
            <text:p>0.9999999149</text:p>
          </table:table-cell>
          <table:table-cell office:value-type="float" office:value="0.0000483560234714609" calcext:value-type="float">
            <text:p>0.000048356</text:p>
          </table:table-cell>
          <table:table-cell office:value-type="float" office:value="0.999951643970825" calcext:value-type="float">
            <text:p>0.9999516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753.8421728499" calcext:value-type="float">
            <text:p>74753.8421728499</text:p>
          </table:table-cell>
          <table:table-cell office:value-type="float" office:value="0.99999991515819" calcext:value-type="float">
            <text:p>0.9999999152</text:p>
          </table:table-cell>
          <table:table-cell office:value-type="float" office:value="0.0000478784602054306" calcext:value-type="float">
            <text:p>4.78784602054306E-005</text:p>
          </table:table-cell>
          <table:table-cell office:value-type="float" office:value="0.999952121534177" calcext:value-type="float">
            <text:p>0.99995212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828.3707741105" calcext:value-type="float">
            <text:p>74828.3707741105</text:p>
          </table:table-cell>
          <table:table-cell office:value-type="float" office:value="0.999999915462816" calcext:value-type="float">
            <text:p>0.9999999155</text:p>
          </table:table-cell>
          <table:table-cell office:value-type="float" office:value="0.000047406479588875" calcext:value-type="float">
            <text:p>4.7406479588875E-005</text:p>
          </table:table-cell>
          <table:table-cell office:value-type="float" office:value="0.999952593514879" calcext:value-type="float">
            <text:p>0.99995259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902.8993912964" calcext:value-type="float">
            <text:p>74902.8993912964</text:p>
          </table:table-cell>
          <table:table-cell office:value-type="float" office:value="0.99999991576587" calcext:value-type="float">
            <text:p>0.9999999158</text:p>
          </table:table-cell>
          <table:table-cell office:value-type="float" office:value="0.0000469400069210853" calcext:value-type="float">
            <text:p>0.00004694</text:p>
          </table:table-cell>
          <table:table-cell office:value-type="float" office:value="0.99995305998763" calcext:value-type="float">
            <text:p>0.999953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977.4280242082" calcext:value-type="float">
            <text:p>74977.4280242082</text:p>
          </table:table-cell>
          <table:table-cell office:value-type="float" office:value="0.999999916067364" calcext:value-type="float">
            <text:p>0.9999999161</text:p>
          </table:table-cell>
          <table:table-cell office:value-type="float" office:value="0.0000464789686210751" calcext:value-type="float">
            <text:p>0.000046479</text:p>
          </table:table-cell>
          <table:table-cell office:value-type="float" office:value="0.999953521026012" calcext:value-type="float">
            <text:p>0.9999535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051.9566726498" calcext:value-type="float">
            <text:p>75051.9566726498</text:p>
          </table:table-cell>
          <table:table-cell office:value-type="float" office:value="0.999999916367306" calcext:value-type="float">
            <text:p>0.9999999164</text:p>
          </table:table-cell>
          <table:table-cell office:value-type="float" office:value="0.000046023292209064" calcext:value-type="float">
            <text:p>4.6023292209064E-005</text:p>
          </table:table-cell>
          <table:table-cell office:value-type="float" office:value="0.999953976702504" calcext:value-type="float">
            <text:p>0.99995397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126.4853364373" calcext:value-type="float">
            <text:p>75126.4853364373</text:p>
          </table:table-cell>
          <table:table-cell office:value-type="float" office:value="0.999999916665704" calcext:value-type="float">
            <text:p>0.9999999167</text:p>
          </table:table-cell>
          <table:table-cell office:value-type="float" office:value="0.0000455729091025615" calcext:value-type="float">
            <text:p>4.55729091025615E-005</text:p>
          </table:table-cell>
          <table:table-cell office:value-type="float" office:value="0.99995442708569" calcext:value-type="float">
            <text:p>0.99995442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201.0140153599" calcext:value-type="float">
            <text:p>75201.0140153599</text:p>
          </table:table-cell>
          <table:table-cell office:value-type="float" office:value="0.999999916962576" calcext:value-type="float">
            <text:p>0.999999917</text:p>
          </table:table-cell>
          <table:table-cell office:value-type="float" office:value="0.0000451277433098175" calcext:value-type="float">
            <text:p>4.51277433098175E-005</text:p>
          </table:table-cell>
          <table:table-cell office:value-type="float" office:value="0.999954872251561" calcext:value-type="float">
            <text:p>0.99995487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275.5427092394" calcext:value-type="float">
            <text:p>75275.5427092394</text:p>
          </table:table-cell>
          <table:table-cell office:value-type="float" office:value="0.999999917257928" calcext:value-type="float">
            <text:p>0.9999999173</text:p>
          </table:table-cell>
          <table:table-cell office:value-type="float" office:value="0.0000446877283931835" calcext:value-type="float">
            <text:p>4.46877283931835E-005</text:p>
          </table:table-cell>
          <table:table-cell office:value-type="float" office:value="0.999955312266554" calcext:value-type="float">
            <text:p>0.99995531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350.0714178902" calcext:value-type="float">
            <text:p>75350.0714178902</text:p>
          </table:table-cell>
          <table:table-cell office:value-type="float" office:value="0.99999991755177" calcext:value-type="float">
            <text:p>0.9999999176</text:p>
          </table:table-cell>
          <table:table-cell office:value-type="float" office:value="0.0000442527960991154" calcext:value-type="float">
            <text:p>4.42527960991154E-005</text:p>
          </table:table-cell>
          <table:table-cell office:value-type="float" office:value="0.999955747198923" calcext:value-type="float">
            <text:p>0.99995574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424.6001411391" calcext:value-type="float">
            <text:p>75424.6001411391</text:p>
          </table:table-cell>
          <table:table-cell office:value-type="float" office:value="0.999999917844107" calcext:value-type="float">
            <text:p>0.9999999178</text:p>
          </table:table-cell>
          <table:table-cell office:value-type="float" office:value="0.0000438228818777489" calcext:value-type="float">
            <text:p>4.38228818777489E-005</text:p>
          </table:table-cell>
          <table:table-cell office:value-type="float" office:value="0.999956177113219" calcext:value-type="float">
            <text:p>0.99995617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499.1288787957" calcext:value-type="float">
            <text:p>75499.1288787957</text:p>
          </table:table-cell>
          <table:table-cell office:value-type="float" office:value="0.999999918134953" calcext:value-type="float">
            <text:p>0.9999999181</text:p>
          </table:table-cell>
          <table:table-cell office:value-type="float" office:value="0.0000433979167357077" calcext:value-type="float">
            <text:p>4.33979167357077E-005</text:p>
          </table:table-cell>
          <table:table-cell office:value-type="float" office:value="0.999956602078434" calcext:value-type="float">
            <text:p>0.99995660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573.657630673" calcext:value-type="float">
            <text:p>75573.657630673</text:p>
          </table:table-cell>
          <table:table-cell office:value-type="float" office:value="0.999999918424324" calcext:value-type="float">
            <text:p>0.9999999184</text:p>
          </table:table-cell>
          <table:table-cell office:value-type="float" office:value="0.0000429778327810913" calcext:value-type="float">
            <text:p>4.29778327810913E-005</text:p>
          </table:table-cell>
          <table:table-cell office:value-type="float" office:value="0.99995702216246" calcext:value-type="float">
            <text:p>0.99995702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648.1863966051" calcext:value-type="float">
            <text:p>75648.1863966051</text:p>
          </table:table-cell>
          <table:table-cell office:value-type="float" office:value="0.999999918712223" calcext:value-type="float">
            <text:p>0.9999999187</text:p>
          </table:table-cell>
          <table:table-cell office:value-type="float" office:value="0.0000425625684060745" calcext:value-type="float">
            <text:p>4.25625684060745E-005</text:p>
          </table:table-cell>
          <table:table-cell office:value-type="float" office:value="0.999957437426905" calcext:value-type="float">
            <text:p>0.99995743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722.7151764283" calcext:value-type="float">
            <text:p>75722.7151764283</text:p>
          </table:table-cell>
          <table:table-cell office:value-type="float" office:value="0.999999918998656" calcext:value-type="float">
            <text:p>0.999999919</text:p>
          </table:table-cell>
          <table:table-cell office:value-type="float" office:value="0.0000421520628338378" calcext:value-type="float">
            <text:p>4.21520628338378E-005</text:p>
          </table:table-cell>
          <table:table-cell office:value-type="float" office:value="0.999957847932547" calcext:value-type="float">
            <text:p>0.99995784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797.2439699626" calcext:value-type="float">
            <text:p>75797.2439699626</text:p>
          </table:table-cell>
          <table:table-cell office:value-type="float" office:value="0.999999919283638" calcext:value-type="float">
            <text:p>0.9999999193</text:p>
          </table:table-cell>
          <table:table-cell office:value-type="float" office:value="0.0000417462510192029" calcext:value-type="float">
            <text:p>4.17462510192029E-005</text:p>
          </table:table-cell>
          <table:table-cell office:value-type="float" office:value="0.99995825374443" calcext:value-type="float">
            <text:p>0.99995825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871.7727770401" calcext:value-type="float">
            <text:p>75871.7727770401</text:p>
          </table:table-cell>
          <table:table-cell office:value-type="float" office:value="0.999999919567176" calcext:value-type="float">
            <text:p>0.9999999196</text:p>
          </table:table-cell>
          <table:table-cell office:value-type="float" office:value="0.0000413450714656705" calcext:value-type="float">
            <text:p>4.13450714656705E-005</text:p>
          </table:table-cell>
          <table:table-cell office:value-type="float" office:value="0.99995865492405" calcext:value-type="float">
            <text:p>0.99995865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946.3015974947" calcext:value-type="float">
            <text:p>75946.3015974947</text:p>
          </table:table-cell>
          <table:table-cell office:value-type="float" office:value="0.999999919849282" calcext:value-type="float">
            <text:p>0.9999999198</text:p>
          </table:table-cell>
          <table:table-cell office:value-type="float" office:value="0.0000409484635800085" calcext:value-type="float">
            <text:p>4.09484635800085E-005</text:p>
          </table:table-cell>
          <table:table-cell office:value-type="float" office:value="0.999959051532002" calcext:value-type="float">
            <text:p>0.99995905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020.8304311632" calcext:value-type="float">
            <text:p>76020.8304311632</text:p>
          </table:table-cell>
          <table:table-cell office:value-type="float" office:value="0.999999920129964" calcext:value-type="float">
            <text:p>0.9999999201</text:p>
          </table:table-cell>
          <table:table-cell office:value-type="float" office:value="0.0000405563676576067" calcext:value-type="float">
            <text:p>4.05563676576067E-005</text:p>
          </table:table-cell>
          <table:table-cell office:value-type="float" office:value="0.999959443627989" calcext:value-type="float">
            <text:p>0.99995944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095.3592778842" calcext:value-type="float">
            <text:p>76095.3592778842</text:p>
          </table:table-cell>
          <table:table-cell office:value-type="float" office:value="0.999999920409231" calcext:value-type="float">
            <text:p>0.9999999204</text:p>
          </table:table-cell>
          <table:table-cell office:value-type="float" office:value="0.0000401687248680901" calcext:value-type="float">
            <text:p>4.01687248680901E-005</text:p>
          </table:table-cell>
          <table:table-cell office:value-type="float" office:value="0.999959831270842" calcext:value-type="float">
            <text:p>0.99995983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169.8881375073" calcext:value-type="float">
            <text:p>76169.8881375073</text:p>
          </table:table-cell>
          <table:table-cell office:value-type="float" office:value="0.999999920687088" calcext:value-type="float">
            <text:p>0.9999999207</text:p>
          </table:table-cell>
          <table:table-cell office:value-type="float" office:value="0.0000397854796477726" calcext:value-type="float">
            <text:p>3.97854796477726E-005</text:p>
          </table:table-cell>
          <table:table-cell office:value-type="float" office:value="0.999960214516125" calcext:value-type="float">
            <text:p>0.99996021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244.4170098585" calcext:value-type="float">
            <text:p>76244.4170098585</text:p>
          </table:table-cell>
          <table:table-cell office:value-type="float" office:value="0.999999920963554" calcext:value-type="float">
            <text:p>0.999999921</text:p>
          </table:table-cell>
          <table:table-cell office:value-type="float" office:value="0.0000394065700330166" calcext:value-type="float">
            <text:p>3.94065700330166E-005</text:p>
          </table:table-cell>
          <table:table-cell office:value-type="float" office:value="0.999960593425802" calcext:value-type="float">
            <text:p>0.99996059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318.9458948001" calcext:value-type="float">
            <text:p>76318.9458948001</text:p>
          </table:table-cell>
          <table:table-cell office:value-type="float" office:value="0.999999921238628" calcext:value-type="float">
            <text:p>0.9999999212</text:p>
          </table:table-cell>
          <table:table-cell office:value-type="float" office:value="0.0000390319445197784" calcext:value-type="float">
            <text:p>3.90319445197784E-005</text:p>
          </table:table-cell>
          <table:table-cell office:value-type="float" office:value="0.999960968051375" calcext:value-type="float">
            <text:p>0.99996096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393.4747921628" calcext:value-type="float">
            <text:p>76393.4747921628</text:p>
          </table:table-cell>
          <table:table-cell office:value-type="float" office:value="0.999999921512327" calcext:value-type="float">
            <text:p>0.9999999215</text:p>
          </table:table-cell>
          <table:table-cell office:value-type="float" office:value="0.0000386615429018252" calcext:value-type="float">
            <text:p>3.86615429018252E-005</text:p>
          </table:table-cell>
          <table:table-cell office:value-type="float" office:value="0.999961338453053" calcext:value-type="float">
            <text:p>0.99996133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468.0037018129" calcext:value-type="float">
            <text:p>76468.0037018129</text:p>
          </table:table-cell>
          <table:table-cell office:value-type="float" office:value="0.999999921784653" calcext:value-type="float">
            <text:p>0.9999999218</text:p>
          </table:table-cell>
          <table:table-cell office:value-type="float" office:value="0.0000382953151959714" calcext:value-type="float">
            <text:p>3.82953151959714E-005</text:p>
          </table:table-cell>
          <table:table-cell office:value-type="float" office:value="0.999961704680818" calcext:value-type="float">
            <text:p>0.99996170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542.5326236018" calcext:value-type="float">
            <text:p>76542.5326236018</text:p>
          </table:table-cell>
          <table:table-cell office:value-type="float" office:value="0.999999922055613" calcext:value-type="float">
            <text:p>0.9999999221</text:p>
          </table:table-cell>
          <table:table-cell office:value-type="float" office:value="0.000037933207453709" calcext:value-type="float">
            <text:p>3.7933207453709E-005</text:p>
          </table:table-cell>
          <table:table-cell office:value-type="float" office:value="0.999962066788618" calcext:value-type="float">
            <text:p>0.99996206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617.0615573667" calcext:value-type="float">
            <text:p>76617.0615573667</text:p>
          </table:table-cell>
          <table:table-cell office:value-type="float" office:value="0.999999922325226" calcext:value-type="float">
            <text:p>0.9999999223</text:p>
          </table:table-cell>
          <table:table-cell office:value-type="float" office:value="0.0000375751620027535" calcext:value-type="float">
            <text:p>3.75751620027535E-005</text:p>
          </table:table-cell>
          <table:table-cell office:value-type="float" office:value="0.999962424834125" calcext:value-type="float">
            <text:p>0.99996242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691.5905029715" calcext:value-type="float">
            <text:p>76691.5905029715</text:p>
          </table:table-cell>
          <table:table-cell office:value-type="float" office:value="0.999999922593496" calcext:value-type="float">
            <text:p>0.9999999226</text:p>
          </table:table-cell>
          <table:table-cell office:value-type="float" office:value="0.0000372211288220345" calcext:value-type="float">
            <text:p>3.72211288220345E-005</text:p>
          </table:table-cell>
          <table:table-cell office:value-type="float" office:value="0.999962778867362" calcext:value-type="float">
            <text:p>0.99996277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766.1194602819" calcext:value-type="float">
            <text:p>76766.1194602819</text:p>
          </table:table-cell>
          <table:table-cell office:value-type="float" office:value="0.999999922860426" calcext:value-type="float">
            <text:p>0.9999999229</text:p>
          </table:table-cell>
          <table:table-cell office:value-type="float" office:value="0.0000368710585475477" calcext:value-type="float">
            <text:p>3.68710585475477E-005</text:p>
          </table:table-cell>
          <table:table-cell office:value-type="float" office:value="0.999963128937691" calcext:value-type="float">
            <text:p>0.99996312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840.6484291414" calcext:value-type="float">
            <text:p>76840.6484291414</text:p>
          </table:table-cell>
          <table:table-cell office:value-type="float" office:value="0.999999923126035" calcext:value-type="float">
            <text:p>0.9999999231</text:p>
          </table:table-cell>
          <table:table-cell office:value-type="float" office:value="0.0000365248959218634" calcext:value-type="float">
            <text:p>3.65248959218634E-005</text:p>
          </table:table-cell>
          <table:table-cell office:value-type="float" office:value="0.999963475100371" calcext:value-type="float">
            <text:p>0.99996347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915.1774094274" calcext:value-type="float">
            <text:p>76915.1774094274</text:p>
          </table:table-cell>
          <table:table-cell office:value-type="float" office:value="0.999999923390321" calcext:value-type="float">
            <text:p>0.9999999234</text:p>
          </table:table-cell>
          <table:table-cell office:value-type="float" office:value="0.0000361825952373573" calcext:value-type="float">
            <text:p>3.61825952373573E-005</text:p>
          </table:table-cell>
          <table:table-cell office:value-type="float" office:value="0.999963817401109" calcext:value-type="float">
            <text:p>0.99996381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989.7064010031" calcext:value-type="float">
            <text:p>76989.7064010031</text:p>
          </table:table-cell>
          <table:table-cell office:value-type="float" office:value="0.999999923653294" calcext:value-type="float">
            <text:p>0.9999999237</text:p>
          </table:table-cell>
          <table:table-cell office:value-type="float" office:value="0.0000358441070511787" calcext:value-type="float">
            <text:p>3.58441070511787E-005</text:p>
          </table:table-cell>
          <table:table-cell office:value-type="float" office:value="0.999964155889348" calcext:value-type="float">
            <text:p>0.99996415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064.2354037104" calcext:value-type="float">
            <text:p>77064.2354037104</text:p>
          </table:table-cell>
          <table:table-cell office:value-type="float" office:value="0.999999923914974" calcext:value-type="float">
            <text:p>0.9999999239</text:p>
          </table:table-cell>
          <table:table-cell office:value-type="float" office:value="0.0000355093762988837" calcext:value-type="float">
            <text:p>3.55093762988837E-005</text:p>
          </table:table-cell>
          <table:table-cell office:value-type="float" office:value="0.999964490620151" calcext:value-type="float">
            <text:p>0.99996449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138.7644174473" calcext:value-type="float">
            <text:p>77138.7644174473</text:p>
          </table:table-cell>
          <table:table-cell office:value-type="float" office:value="0.999999924175354" calcext:value-type="float">
            <text:p>0.9999999242</text:p>
          </table:table-cell>
          <table:table-cell office:value-type="float" office:value="0.0000351783635032827" calcext:value-type="float">
            <text:p>3.51783635032827E-005</text:p>
          </table:table-cell>
          <table:table-cell office:value-type="float" office:value="0.999964821632998" calcext:value-type="float">
            <text:p>0.99996482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213.2934420671" calcext:value-type="float">
            <text:p>77213.2934420671</text:p>
          </table:table-cell>
          <table:table-cell office:value-type="float" office:value="0.999999924434448" calcext:value-type="float">
            <text:p>0.9999999244</text:p>
          </table:table-cell>
          <table:table-cell office:value-type="float" office:value="0.0000348510171181872" calcext:value-type="float">
            <text:p>0.000034851</text:p>
          </table:table-cell>
          <table:table-cell office:value-type="float" office:value="0.999965148979433" calcext:value-type="float">
            <text:p>0.9999651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287.8224774404" calcext:value-type="float">
            <text:p>77287.8224774404</text:p>
          </table:table-cell>
          <table:table-cell office:value-type="float" office:value="0.999999924692266" calcext:value-type="float">
            <text:p>0.9999999247</text:p>
          </table:table-cell>
          <table:table-cell office:value-type="float" office:value="0.0000345272905401999" calcext:value-type="float">
            <text:p>3.45272905401999E-005</text:p>
          </table:table-cell>
          <table:table-cell office:value-type="float" office:value="0.99996547270606" calcext:value-type="float">
            <text:p>0.99996547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362.3515234397" calcext:value-type="float">
            <text:p>77362.3515234397</text:p>
          </table:table-cell>
          <table:table-cell office:value-type="float" office:value="0.999999924948816" calcext:value-type="float">
            <text:p>0.9999999249</text:p>
          </table:table-cell>
          <table:table-cell office:value-type="float" office:value="0.0000342071378307531" calcext:value-type="float">
            <text:p>3.42071378307531E-005</text:p>
          </table:table-cell>
          <table:table-cell office:value-type="float" office:value="0.999965792858818" calcext:value-type="float">
            <text:p>0.99996579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436.8805799391" calcext:value-type="float">
            <text:p>77436.8805799391</text:p>
          </table:table-cell>
          <table:table-cell office:value-type="float" office:value="0.999999925204106" calcext:value-type="float">
            <text:p>0.9999999252</text:p>
          </table:table-cell>
          <table:table-cell office:value-type="float" office:value="0.0000338905137056301" calcext:value-type="float">
            <text:p>3.38905137056301E-005</text:p>
          </table:table-cell>
          <table:table-cell office:value-type="float" office:value="0.99996610948299" calcext:value-type="float">
            <text:p>0.99996610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511.4096468287" calcext:value-type="float">
            <text:p>77511.4096468287</text:p>
          </table:table-cell>
          <table:table-cell office:value-type="float" office:value="0.999999925458134" calcext:value-type="float">
            <text:p>0.9999999255</text:p>
          </table:table-cell>
          <table:table-cell office:value-type="float" office:value="0.0000335773774818317" calcext:value-type="float">
            <text:p>3.35773774818317E-005</text:p>
          </table:table-cell>
          <table:table-cell office:value-type="float" office:value="0.999966422619261" calcext:value-type="float">
            <text:p>0.99996642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585.938723957" calcext:value-type="float">
            <text:p>77585.938723957</text:p>
          </table:table-cell>
          <table:table-cell office:value-type="float" office:value="0.999999925710927" calcext:value-type="float">
            <text:p>0.9999999257</text:p>
          </table:table-cell>
          <table:table-cell office:value-type="float" office:value="0.0000332676771966493" calcext:value-type="float">
            <text:p>3.32676771966493E-005</text:p>
          </table:table-cell>
          <table:table-cell office:value-type="float" office:value="0.999966732319592" calcext:value-type="float">
            <text:p>0.99996673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660.4678112177" calcext:value-type="float">
            <text:p>77660.4678112177</text:p>
          </table:table-cell>
          <table:table-cell office:value-type="float" office:value="0.999999925962483" calcext:value-type="float">
            <text:p>0.999999926</text:p>
          </table:table-cell>
          <table:table-cell office:value-type="float" office:value="0.0000329613734676609" calcext:value-type="float">
            <text:p>3.29613734676609E-005</text:p>
          </table:table-cell>
          <table:table-cell office:value-type="float" office:value="0.999967038623366" calcext:value-type="float">
            <text:p>0.99996703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734.9969085056" calcext:value-type="float">
            <text:p>77734.9969085056</text:p>
          </table:table-cell>
          <table:table-cell office:value-type="float" office:value="0.999999926212803" calcext:value-type="float">
            <text:p>0.9999999262</text:p>
          </table:table-cell>
          <table:table-cell office:value-type="float" office:value="0.0000326584273590924" calcext:value-type="float">
            <text:p>3.26584273590924E-005</text:p>
          </table:table-cell>
          <table:table-cell office:value-type="float" office:value="0.99996734156952" calcext:value-type="float">
            <text:p>0.99996734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809.5260156886" calcext:value-type="float">
            <text:p>77809.5260156886</text:p>
          </table:table-cell>
          <table:table-cell office:value-type="float" office:value="0.999999926461901" calcext:value-type="float">
            <text:p>0.9999999265</text:p>
          </table:table-cell>
          <table:table-cell office:value-type="float" office:value="0.0000323587927939866" calcext:value-type="float">
            <text:p>3.23587927939866E-005</text:p>
          </table:table-cell>
          <table:table-cell office:value-type="float" office:value="0.999967641204129" calcext:value-type="float">
            <text:p>0.99996764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884.0551326507" calcext:value-type="float">
            <text:p>77884.0551326507</text:p>
          </table:table-cell>
          <table:table-cell office:value-type="float" office:value="0.999999926709785" calcext:value-type="float">
            <text:p>0.9999999267</text:p>
          </table:table-cell>
          <table:table-cell office:value-type="float" office:value="0.0000320624282055294" calcext:value-type="float">
            <text:p>3.20624282055294E-005</text:p>
          </table:table-cell>
          <table:table-cell office:value-type="float" office:value="0.99996793756876" calcext:value-type="float">
            <text:p>0.99996793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958.5842592772" calcext:value-type="float">
            <text:p>77958.5842592772</text:p>
          </table:table-cell>
          <table:table-cell office:value-type="float" office:value="0.999999926956464" calcext:value-type="float">
            <text:p>0.999999927</text:p>
          </table:table-cell>
          <table:table-cell office:value-type="float" office:value="0.0000317692926127458" calcext:value-type="float">
            <text:p>3.17692926127458E-005</text:p>
          </table:table-cell>
          <table:table-cell office:value-type="float" office:value="0.999968230704395" calcext:value-type="float">
            <text:p>0.99996823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8033.1133954551" calcext:value-type="float">
            <text:p>78033.1133954551</text:p>
          </table:table-cell>
          <table:table-cell office:value-type="float" office:value="0.999999927201945" calcext:value-type="float">
            <text:p>0.9999999272</text:p>
          </table:table-cell>
          <table:table-cell office:value-type="float" office:value="0.0000314793456113736" calcext:value-type="float">
            <text:p>3.14793456113736E-005</text:p>
          </table:table-cell>
          <table:table-cell office:value-type="float" office:value="0.999968520651439" calcext:value-type="float">
            <text:p>0.99996852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8107.642541073" calcext:value-type="float">
            <text:p>78107.642541073</text:p>
          </table:table-cell>
          <table:table-cell office:value-type="float" office:value="0.999999927446235" calcext:value-type="float">
            <text:p>0.9999999274</text:p>
          </table:table-cell>
          <table:table-cell office:value-type="float" office:value="0.0000311925473648936" calcext:value-type="float">
            <text:p>3.11925473648936E-005</text:p>
          </table:table-cell>
          <table:table-cell office:value-type="float" office:value="0.999968807449727" calcext:value-type="float">
            <text:p>0.99996880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8182.1716960339" calcext:value-type="float">
            <text:p>78182.1716960339</text:p>
          </table:table-cell>
          <table:table-cell office:value-type="float" office:value="0.999999927689333" calcext:value-type="float">
            <text:p>0.9999999277</text:p>
          </table:table-cell>
          <table:table-cell office:value-type="float" office:value="0.0000309088621916226" calcext:value-type="float">
            <text:p>3.09088621916226E-005</text:p>
          </table:table-cell>
          <table:table-cell office:value-type="float" office:value="0.99996909113494" calcext:value-type="float">
            <text:p>0.99996909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8256.7008602026" calcext:value-type="float">
            <text:p>78256.7008602026</text:p>
          </table:table-cell>
          <table:table-cell office:value-type="float" office:value="0.999999927931264" calcext:value-type="float">
            <text:p>0.9999999279</text:p>
          </table:table-cell>
          <table:table-cell office:value-type="float" office:value="0.0000306282441346637" calcext:value-type="float">
            <text:p>3.06282441346637E-005</text:p>
          </table:table-cell>
          <table:table-cell office:value-type="float" office:value="0.999969371753037" calcext:value-type="float">
            <text:p>0.999969371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20:29:14.321434009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65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">
      <style:chart-properties chart:symbol-type="named-symbol" chart:symbol-name="arrow-up" chart:symbol-width="0.05cm" chart:symbol-height="0.05cm" chart:link-data-style-to-source="true">
        <chart:symbol-image/>
      </style:chart-properties>
      <style:graphic-properties svg:stroke-width="0.051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">
      <style:chart-properties chart:symbol-type="named-symbol" chart:symbol-name="arrow-right" chart:symbol-width="0.05cm" chart:symbol-height="0.05cm" chart:link-data-style-to-source="true">
        <chart:symbol-image/>
      </style:chart-properties>
      <style:graphic-properties svg:stroke-width="0.051cm" svg:stroke-color="#7e0021" draw:fill-color="#7e0021"/>
      <style:text-properties fo:font-size="10pt" style:font-size-asian="10pt" style:font-size-complex="10pt"/>
    </style:style>
    <style:style style:name="ch9" style:family="chart" style:data-style-name="N100">
      <style:chart-properties chart:symbol-type="named-symbol" chart:symbol-name="circle" chart:symbol-width="0.05cm" chart:symbol-height="0.05cm" chart:link-data-style-to-source="true">
        <chart:symbol-image/>
      </style:chart-properties>
      <style:graphic-properties svg:stroke-width="0.051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057cm" svg:height="16.31cm" xlink:href=".." xlink:type="simple" chart:class="chart:scatter" chart:style-name="ch1">
        <chart:legend chart:legend-position="end" svg:x="28.887cm" svg:y="6.611cm" style:legend-expansion="high" chart:style-name="ch2"/>
        <chart:plot-area chart:style-name="ch3" table:cell-range-address="Sheet1.G2:Sheet1.J601 Sheet1.C1:Sheet1.E1042" chart:data-source-has-labels="row" svg:x="0.641cm" svg:y="0.326cm" svg:width="27.605cm" svg:height="15.658cm">
          <chartooo:coordinate-region svg:x="1.368cm" svg:y="0.526cm" svg:width="26.413cm" svg:height="14.8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601" chart:label-cell-address="h1_original" chart:class="chart:scatter">
            <chart:domain table:cell-range-address="Sheet1.G2:Sheet1.G601"/>
            <chart:data-point chart:repeated="600"/>
          </chart:series>
          <chart:series chart:style-name="ch7" chart:values-cell-range-address="Sheet1.C2:Sheet1.C1042" chart:label-cell-address="Sheet1.C1:Sheet1.C1" chart:class="chart:scatter">
            <chart:domain table:cell-range-address="Sheet1.B2:Sheet1.B1042"/>
            <chart:data-point chart:repeated="1041"/>
          </chart:series>
          <chart:series chart:style-name="ch8" chart:values-cell-range-address="Sheet1.I2:Sheet1.I601" chart:label-cell-address="he1_original" chart:class="chart:scatter">
            <chart:data-point chart:repeated="600"/>
          </chart:series>
          <chart:series chart:style-name="ch9" chart:values-cell-range-address="Sheet1.J2:Sheet1.J601" chart:label-cell-address="he2_original" chart:class="chart:scatter">
            <chart:data-point chart:repeated="600"/>
          </chart:series>
          <chart:series chart:style-name="ch10" chart:values-cell-range-address="Sheet1.D2:Sheet1.D1042" chart:label-cell-address="Sheet1.D1:Sheet1.D1" chart:class="chart:scatter">
            <chart:domain table:cell-range-address="Sheet1.B2:Sheet1.B1042"/>
            <chart:data-point chart:repeated="1041"/>
          </chart:series>
          <chart:series chart:style-name="ch11" chart:values-cell-range-address="Sheet1.E2:Sheet1.E1042" chart:label-cell-address="Sheet1.E1:Sheet1.E1" chart:class="chart:scatter">
            <chart:domain table:cell-range-address="Sheet1.B2:Sheet1.B1042"/>
            <chart:data-point chart:repeated="10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h1_original</text:p>
              </table:table-cell>
              <table:table-cell office:value-type="string">
                <text:p>Column B</text:p>
              </table:table-cell>
              <table:table-cell office:value-type="string">
                <text:p>n_h1/n_h</text:p>
                <draw:g>
                  <svg:desc>Sheet1.C1:Sheet1.C1</svg:desc>
                </draw:g>
              </table:table-cell>
              <table:table-cell office:value-type="string">
                <text:p>he1_original</text:p>
              </table:table-cell>
              <table:table-cell office:value-type="string">
                <text:p>he2_original</text:p>
              </table:table-cell>
              <table:table-cell office:value-type="string">
                <text:p>Column B</text:p>
              </table:table-cell>
              <table:table-cell office:value-type="string">
                <text:p>n_he1/n_h</text:p>
                <draw:g>
                  <svg:desc>Sheet1.D1:Sheet1.D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n_he2/n_h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G2:Sheet1.G601</svg:desc>
                </draw:g>
              </table:table-cell>
              <table:table-cell office:value-type="float" office:value="NaN">
                <text:p>NaN</text:p>
                <draw:g>
                  <svg:desc>Sheet1.H2:Sheet1.H601</svg:desc>
                </draw:g>
              </table:table-cell>
              <table:table-cell office:value-type="float" office:value="1563.20568823962">
                <text:p>1563.20568823962</text:p>
                <draw:g>
                  <svg:desc>Sheet1.B2:Sheet1.B1042</svg:desc>
                </draw:g>
              </table:table-cell>
              <table:table-cell office:value-type="float" office:value="7.22006923762608E-020">
                <text:p>7.22006923762608E-020</text:p>
                <draw:g>
                  <svg:desc>Sheet1.C2:Sheet1.C1042</svg:desc>
                </draw:g>
              </table:table-cell>
              <table:table-cell office:value-type="float" office:value="NaN">
                <text:p>NaN</text:p>
                <draw:g>
                  <svg:desc>Sheet1.I2:Sheet1.I601</svg:desc>
                </draw:g>
              </table:table-cell>
              <table:table-cell office:value-type="float" office:value="NaN">
                <text:p>NaN</text:p>
                <draw:g>
                  <svg:desc>Sheet1.J2:Sheet1.J601</svg:desc>
                </draw:g>
              </table:table-cell>
              <table:table-cell office:value-type="float" office:value="1563.20568823962">
                <text:p>1563.20568823962</text:p>
                <draw:g>
                  <svg:desc>Sheet1.B2:Sheet1.B1042</svg:desc>
                </draw:g>
              </table:table-cell>
              <table:table-cell office:value-type="float" office:value="1.08436021959114E-054">
                <text:p>1.08436021959114E-054</text:p>
                <draw:g>
                  <svg:desc>Sheet1.D2:Sheet1.D1042</svg:desc>
                </draw:g>
              </table:table-cell>
              <table:table-cell office:value-type="float" office:value="1563.20568823962">
                <text:p>1563.20568823962</text:p>
                <draw:g>
                  <svg:desc>Sheet1.B2:Sheet1.B1042</svg:desc>
                </draw:g>
              </table:table-cell>
              <table:table-cell office:value-type="float" office:value="2.05199464659084E-205">
                <text:p>2.05199464659084E-205</text:p>
                <draw:g>
                  <svg:desc>Sheet1.E2:Sheet1.E10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.95249132646765E-170">
                <text:p>5.95249132646765E-170</text:p>
              </table:table-cell>
              <table:table-cell office:value-type="float" office:value="1719.52625706358">
                <text:p>1719.52625706358</text:p>
              </table:table-cell>
              <table:table-cell office:value-type="float" office:value="7.62344840627595E-018">
                <text:p>7.62344840627595E-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9.52625706358">
                <text:p>1719.52625706358</text:p>
              </table:table-cell>
              <table:table-cell office:value-type="float" office:value="1.90147160781556E-049">
                <text:p>1.90147160781556E-049</text:p>
              </table:table-cell>
              <table:table-cell office:value-type="float" office:value="1719.52625706358">
                <text:p>1719.52625706358</text:p>
              </table:table-cell>
              <table:table-cell office:value-type="float" office:value="3.48065244625024E-186">
                <text:p>3.48065244625024E-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.04121860351669E-112">
                <text:p>1.04121860351669E-112</text:p>
              </table:table-cell>
              <table:table-cell office:value-type="float" office:value="1875.84682588754">
                <text:p>1875.84682588754</text:p>
              </table:table-cell>
              <table:table-cell office:value-type="float" office:value="3.72361035795006E-016">
                <text:p>3.72361035795006E-016</text:p>
              </table:table-cell>
              <table:table-cell office:value-type="float" office:value="1.0403146336117E-296">
                <text:p>1.0403146336117E-296</text:p>
              </table:table-cell>
              <table:table-cell office:value-type="float" office:value="NaN">
                <text:p>NaN</text:p>
              </table:table-cell>
              <table:table-cell office:value-type="float" office:value="1875.84682588754">
                <text:p>1875.84682588754</text:p>
              </table:table-cell>
              <table:table-cell office:value-type="float" office:value="4.48219844093857E-045">
                <text:p>4.48219844093857E-045</text:p>
              </table:table-cell>
              <table:table-cell office:value-type="float" office:value="1875.84682588754">
                <text:p>1875.84682588754</text:p>
              </table:table-cell>
              <table:table-cell office:value-type="float" office:value="3.72540117150324E-170">
                <text:p>3.72540117150324E-1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4.64123457093359E-084">
                <text:p>4.64123457093359E-084</text:p>
              </table:table-cell>
              <table:table-cell office:value-type="float" office:value="2032.16739471149">
                <text:p>2032.16739471149</text:p>
              </table:table-cell>
              <table:table-cell office:value-type="float" office:value="0.0000000000000100473146018618">
                <text:p>0.0000000000000100473146018618</text:p>
              </table:table-cell>
              <table:table-cell office:value-type="float" office:value="6.55164892533352E-222">
                <text:p>6.55164892533352E-222</text:p>
              </table:table-cell>
              <table:table-cell office:value-type="float" office:value="NaN">
                <text:p>NaN</text:p>
              </table:table-cell>
              <table:table-cell office:value-type="float" office:value="2032.16739471149">
                <text:p>2032.16739471149</text:p>
              </table:table-cell>
              <table:table-cell office:value-type="float" office:value="2.25582579139001E-041">
                <text:p>2.25582579139001E-041</text:p>
              </table:table-cell>
              <table:table-cell office:value-type="float" office:value="2032.16739471149">
                <text:p>2032.16739471149</text:p>
              </table:table-cell>
              <table:table-cell office:value-type="float" office:value="1.37653518280907E-156">
                <text:p>1.37653518280907E-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7.456731404615E-067">
                <text:p>7.456731404615E-067</text:p>
              </table:table-cell>
              <table:table-cell office:value-type="float" office:value="2188.48796353513">
                <text:p>2188.48796353513</text:p>
              </table:table-cell>
              <table:table-cell office:value-type="float" office:value="0.000000000000170014672192635">
                <text:p>0.000000000000170014672192635</text:p>
              </table:table-cell>
              <table:table-cell office:value-type="float" office:value="5.15611013121481E-177">
                <text:p>5.15611013121481E-177</text:p>
              </table:table-cell>
              <table:table-cell office:value-type="float" office:value="NaN">
                <text:p>NaN</text:p>
              </table:table-cell>
              <table:table-cell office:value-type="float" office:value="2188.48796353513">
                <text:p>2188.48796353513</text:p>
              </table:table-cell>
              <table:table-cell office:value-type="float" office:value="3.37350105271108E-038">
                <text:p>3.37350105271108E-038</text:p>
              </table:table-cell>
              <table:table-cell office:value-type="float" office:value="2188.48796353513">
                <text:p>2188.48796353513</text:p>
              </table:table-cell>
              <table:table-cell office:value-type="float" office:value="5.91226489434462E-145">
                <text:p>5.91226489434462E-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.25990096846948E-055">
                <text:p>2.25990096846948E-055</text:p>
              </table:table-cell>
              <table:table-cell office:value-type="float" office:value="2344.80853235524">
                <text:p>2344.80853235524</text:p>
              </table:table-cell>
              <table:table-cell office:value-type="float" office:value="0.0000000000019800842021916">
                <text:p>0.0000000000019800842021916</text:p>
              </table:table-cell>
              <table:table-cell office:value-type="float" office:value="4.50713760638805E-147">
                <text:p>4.50713760638805E-147</text:p>
              </table:table-cell>
              <table:table-cell office:value-type="float" office:value="NaN">
                <text:p>NaN</text:p>
              </table:table-cell>
              <table:table-cell office:value-type="float" office:value="2344.80853235524">
                <text:p>2344.80853235524</text:p>
              </table:table-cell>
              <table:table-cell office:value-type="float" office:value="1.91031570116829E-035">
                <text:p>1.91031570116829E-035</text:p>
              </table:table-cell>
              <table:table-cell office:value-type="float" office:value="2344.80853235524">
                <text:p>2344.80853235524</text:p>
              </table:table-cell>
              <table:table-cell office:value-type="float" office:value="7.1905646179471E-135">
                <text:p>7.1905646179471E-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3.65579327190274E-047">
                <text:p>3.65579327190274E-047</text:p>
              </table:table-cell>
              <table:table-cell office:value-type="float" office:value="2501.12910114497">
                <text:p>2501.12910114497</text:p>
              </table:table-cell>
              <table:table-cell office:value-type="float" office:value="0.0000000000170201909691972">
                <text:p>0.0000000000170201909691972</text:p>
              </table:table-cell>
              <table:table-cell office:value-type="float" office:value="1.11823806117751E-125">
                <text:p>1.11823806117751E-125</text:p>
              </table:table-cell>
              <table:table-cell office:value-type="float" office:value="NaN">
                <text:p>NaN</text:p>
              </table:table-cell>
              <table:table-cell office:value-type="float" office:value="2501.12910114497">
                <text:p>2501.12910114497</text:p>
              </table:table-cell>
              <table:table-cell office:value-type="float" office:value="4.91314491186854E-033">
                <text:p>4.91314491186854E-033</text:p>
              </table:table-cell>
              <table:table-cell office:value-type="float" office:value="2501.12910114497">
                <text:p>2501.12910114497</text:p>
              </table:table-cell>
              <table:table-cell office:value-type="float" office:value="4.82905668994662E-126">
                <text:p>4.82905668994662E-1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5.31480299812589E-041">
                <text:p>5.31480299812589E-041</text:p>
              </table:table-cell>
              <table:table-cell office:value-type="float" office:value="2657.44966973415">
                <text:p>2657.44966973415</text:p>
              </table:table-cell>
              <table:table-cell office:value-type="float" office:value="0.000000000113901148569242">
                <text:p>0.000000000113901148569242</text:p>
              </table:table-cell>
              <table:table-cell office:value-type="float" office:value="1.25992802411546E-109">
                <text:p>1.25992802411546E-109</text:p>
              </table:table-cell>
              <table:table-cell office:value-type="float" office:value="NaN">
                <text:p>NaN</text:p>
              </table:table-cell>
              <table:table-cell office:value-type="float" office:value="2657.44966973415">
                <text:p>2657.44966973415</text:p>
              </table:table-cell>
              <table:table-cell office:value-type="float" office:value="6.595579294078E-031">
                <text:p>6.595579294078E-031</text:p>
              </table:table-cell>
              <table:table-cell office:value-type="float" office:value="2657.44966973415">
                <text:p>2657.44966973415</text:p>
              </table:table-cell>
              <table:table-cell office:value-type="float" office:value="2.98452976568648E-118">
                <text:p>2.98452976568648E-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3.33489970809708E-036">
                <text:p>3.33489970809708E-036</text:p>
              </table:table-cell>
              <table:table-cell office:value-type="float" office:value="2813.77023726021">
                <text:p>2813.77023726021</text:p>
              </table:table-cell>
              <table:table-cell office:value-type="float" office:value="0.000000000618625093496388">
                <text:p>0.000000000618625093496388</text:p>
              </table:table-cell>
              <table:table-cell office:value-type="float" office:value="3.88708222350261E-097">
                <text:p>3.88708222350261E-097</text:p>
              </table:table-cell>
              <table:table-cell office:value-type="float" office:value="NaN">
                <text:p>NaN</text:p>
              </table:table-cell>
              <table:table-cell office:value-type="float" office:value="2813.77023726021">
                <text:p>2813.77023726021</text:p>
              </table:table-cell>
              <table:table-cell office:value-type="float" office:value="5.14966248117302E-029">
                <text:p>5.14966248117302E-029</text:p>
              </table:table-cell>
              <table:table-cell office:value-type="float" office:value="2813.77023726021">
                <text:p>2813.77023726021</text:p>
              </table:table-cell>
              <table:table-cell office:value-type="float" office:value="2.52552350775283E-111">
                <text:p>2.52552350775283E-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.31625258326228E-032">
                <text:p>2.31625258326228E-032</text:p>
              </table:table-cell>
              <table:table-cell office:value-type="float" office:value="2970.09080010123">
                <text:p>2970.09080010123</text:p>
              </table:table-cell>
              <table:table-cell office:value-type="float" office:value="0.00000000281787681680466">
                <text:p>0.00000000281787681680466</text:p>
              </table:table-cell>
              <table:table-cell office:value-type="float" office:value="3.84302114810984E-087">
                <text:p>3.84302114810984E-087</text:p>
              </table:table-cell>
              <table:table-cell office:value-type="float" office:value="NaN">
                <text:p>NaN</text:p>
              </table:table-cell>
              <table:table-cell office:value-type="float" office:value="2970.09080010123">
                <text:p>2970.09080010123</text:p>
              </table:table-cell>
              <table:table-cell office:value-type="float" office:value="2.54708941097976E-027">
                <text:p>2.54708941097976E-027</text:p>
              </table:table-cell>
              <table:table-cell office:value-type="float" office:value="2970.09080010123">
                <text:p>2970.09080010123</text:p>
              </table:table-cell>
              <table:table-cell office:value-type="float" office:value="4.00428140305135E-105">
                <text:p>4.00428140305135E-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3.24312425360038E-029">
                <text:p>3.24312425360038E-029</text:p>
              </table:table-cell>
              <table:table-cell office:value-type="float" office:value="3126.41134529333">
                <text:p>3126.41134529333</text:p>
              </table:table-cell>
              <table:table-cell office:value-type="float" office:value="0.0000000110515840603644">
                <text:p>0.0000000110515840603644</text:p>
              </table:table-cell>
              <table:table-cell office:value-type="float" office:value="5.82647904365906E-079">
                <text:p>5.82647904365906E-079</text:p>
              </table:table-cell>
              <table:table-cell office:value-type="float" office:value="1.84396032608169E-294">
                <text:p>1.84396032608169E-294</text:p>
              </table:table-cell>
              <table:table-cell office:value-type="float" office:value="3126.41134529333">
                <text:p>3126.41134529333</text:p>
              </table:table-cell>
              <table:table-cell office:value-type="float" office:value="8.54555909650818E-026">
                <text:p>8.54555909650818E-026</text:p>
              </table:table-cell>
              <table:table-cell office:value-type="float" office:value="3126.41134529333">
                <text:p>3126.41134529333</text:p>
              </table:table-cell>
              <table:table-cell office:value-type="float" office:value="1.52895605756683E-099">
                <text:p>1.52895605756683E-0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.36536658533577E-026">
                <text:p>1.36536658533577E-026</text:p>
              </table:table-cell>
              <table:table-cell office:value-type="float" office:value="3282.73183234915">
                <text:p>3282.73183234915</text:p>
              </table:table-cell>
              <table:table-cell office:value-type="float" office:value="0.0000000381222600762441">
                <text:p>0.0000000381222600762441</text:p>
              </table:table-cell>
              <table:table-cell office:value-type="float" office:value="3.84729058696969E-072">
                <text:p>3.84729058696969E-072</text:p>
              </table:table-cell>
              <table:table-cell office:value-type="float" office:value="1.96790550051149E-269">
                <text:p>1.96790550051149E-269</text:p>
              </table:table-cell>
              <table:table-cell office:value-type="float" office:value="3282.73183234915">
                <text:p>3282.73183234915</text:p>
              </table:table-cell>
              <table:table-cell office:value-type="float" office:value="2.05545379113337E-024">
                <text:p>2.05545379113337E-024</text:p>
              </table:table-cell>
              <table:table-cell office:value-type="float" office:value="3282.73183234915">
                <text:p>3282.73183234915</text:p>
              </table:table-cell>
              <table:table-cell office:value-type="float" office:value="1.7226959762878E-094">
                <text:p>1.7226959762878E-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2.27976017437757E-024">
                <text:p>2.27976017437757E-024</text:p>
              </table:table-cell>
              <table:table-cell office:value-type="float" office:value="3439.05214880387">
                <text:p>3439.05214880387</text:p>
              </table:table-cell>
              <table:table-cell office:value-type="float" office:value="0.000000117693055374087">
                <text:p>0.000000117693055374087</text:p>
              </table:table-cell>
              <table:table-cell office:value-type="float" office:value="2.27930339324057E-066">
                <text:p>2.27930339324057E-066</text:p>
              </table:table-cell>
              <table:table-cell office:value-type="float" office:value="2.9918335957095E-248">
                <text:p>2.9918335957095E-248</text:p>
              </table:table-cell>
              <table:table-cell office:value-type="float" office:value="3439.05214880387">
                <text:p>3439.05214880387</text:p>
              </table:table-cell>
              <table:table-cell office:value-type="float" office:value="3.70867163859522E-023">
                <text:p>3.70867163859522E-023</text:p>
              </table:table-cell>
              <table:table-cell office:value-type="float" office:value="3439.05214880387">
                <text:p>3439.05214880387</text:p>
              </table:table-cell>
              <table:table-cell office:value-type="float" office:value="6.76351710867001E-090">
                <text:p>6.76351710867001E-0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.83992653741189E-022">
                <text:p>1.83992653741189E-022</text:p>
              </table:table-cell>
              <table:table-cell office:value-type="float" office:value="3595.37201235461">
                <text:p>3595.37201235461</text:p>
              </table:table-cell>
              <table:table-cell office:value-type="float" office:value="0.000000329909053524016">
                <text:p>0.000000329909053524016</text:p>
              </table:table-cell>
              <table:table-cell office:value-type="float" office:value="2.03037762539944E-061">
                <text:p>2.03037762539944E-061</text:p>
              </table:table-cell>
              <table:table-cell office:value-type="float" office:value="4.31979362257197E-230">
                <text:p>4.31979362257197E-230</text:p>
              </table:table-cell>
              <table:table-cell office:value-type="float" office:value="3595.37201235461">
                <text:p>3595.37201235461</text:p>
              </table:table-cell>
              <table:table-cell office:value-type="float" office:value="5.21105375926949E-022">
                <text:p>5.21105375926949E-022</text:p>
              </table:table-cell>
              <table:table-cell office:value-type="float" office:value="3595.37201235461">
                <text:p>3595.37201235461</text:p>
              </table:table-cell>
              <table:table-cell office:value-type="float" office:value="1.06154457780306E-085">
                <text:p>1.06154457780306E-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8.29868579292247E-021">
                <text:p>8.29868579292247E-021</text:p>
              </table:table-cell>
              <table:table-cell office:value-type="float" office:value="3751.69077413559">
                <text:p>3751.69077413559</text:p>
              </table:table-cell>
              <table:table-cell office:value-type="float" office:value="0.000000849809520974436">
                <text:p>0.000000849809520974436</text:p>
              </table:table-cell>
              <table:table-cell office:value-type="float" office:value="3.97131104280844E-057">
                <text:p>3.97131104280844E-057</text:p>
              </table:table-cell>
              <table:table-cell office:value-type="float" office:value="2.38134987851668E-214">
                <text:p>2.38134987851668E-214</text:p>
              </table:table-cell>
              <table:table-cell office:value-type="float" office:value="3751.69077413559">
                <text:p>3751.69077413559</text:p>
              </table:table-cell>
              <table:table-cell office:value-type="float" office:value="5.8826645053331E-021">
                <text:p>5.8826645053331E-021</text:p>
              </table:table-cell>
              <table:table-cell office:value-type="float" office:value="3751.69077413559">
                <text:p>3751.69077413559</text:p>
              </table:table-cell>
              <table:table-cell office:value-type="float" office:value="7.46814700575079E-082">
                <text:p>7.46814700575079E-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2.33238477335431E-019">
                <text:p>2.33238477335431E-019</text:p>
              </table:table-cell>
              <table:table-cell office:value-type="float" office:value="3908.00705330395">
                <text:p>3908.00705330395</text:p>
              </table:table-cell>
              <table:table-cell office:value-type="float" office:value="0.00000203194612842058">
                <text:p>0.00000203194612842058</text:p>
              </table:table-cell>
              <table:table-cell office:value-type="float" office:value="2.26584133346156E-053">
                <text:p>2.26584133346156E-053</text:p>
              </table:table-cell>
              <table:table-cell office:value-type="float" office:value="1.42308118622743E-200">
                <text:p>1.42308118622743E-200</text:p>
              </table:table-cell>
              <table:table-cell office:value-type="float" office:value="3908.00705330395">
                <text:p>3908.00705330395</text:p>
              </table:table-cell>
              <table:table-cell office:value-type="float" office:value="5.47696530007444E-020">
                <text:p>5.47696530007444E-020</text:p>
              </table:table-cell>
              <table:table-cell office:value-type="float" office:value="3908.00705330395">
                <text:p>3908.00705330395</text:p>
              </table:table-cell>
              <table:table-cell office:value-type="float" office:value="2.5926330134813E-078">
                <text:p>2.5926330134813E-0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4.43959599202816E-018">
                <text:p>4.43959599202816E-018</text:p>
              </table:table-cell>
              <table:table-cell office:value-type="float" office:value="4064.31810365388">
                <text:p>4064.31810365388</text:p>
              </table:table-cell>
              <table:table-cell office:value-type="float" office:value="0.0000045485270421756">
                <text:p>0.0000045485270421756</text:p>
              </table:table-cell>
              <table:table-cell office:value-type="float" office:value="4.68604355165728E-050">
                <text:p>4.68604355165728E-050</text:p>
              </table:table-cell>
              <table:table-cell office:value-type="float" office:value="2.04776053337103E-188">
                <text:p>2.04776053337103E-188</text:p>
              </table:table-cell>
              <table:table-cell office:value-type="float" office:value="4064.31810365388">
                <text:p>4064.31810365388</text:p>
              </table:table-cell>
              <table:table-cell office:value-type="float" office:value="4.29976396792776E-019">
                <text:p>4.29976396792776E-019</text:p>
              </table:table-cell>
              <table:table-cell office:value-type="float" office:value="4064.31810365388">
                <text:p>4064.31810365388</text:p>
              </table:table-cell>
              <table:table-cell office:value-type="float" office:value="4.81754169727398E-075">
                <text:p>4.81754169727398E-0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6.1063292659587E-017">
                <text:p>6.1063292659587E-017</text:p>
              </table:table-cell>
              <table:table-cell office:value-type="float" office:value="4220.61878070385">
                <text:p>4220.61878070385</text:p>
              </table:table-cell>
              <table:table-cell office:value-type="float" office:value="0.00000960175557688179">
                <text:p>0.00000960175557688179</text:p>
              </table:table-cell>
              <table:table-cell office:value-type="float" office:value="4.15959175405737E-047">
                <text:p>4.15959175405737E-047</text:p>
              </table:table-cell>
              <table:table-cell office:value-type="float" office:value="1.31997056588041E-177">
                <text:p>1.31997056588041E-177</text:p>
              </table:table-cell>
              <table:table-cell office:value-type="float" office:value="4220.61878070385">
                <text:p>4220.61878070385</text:p>
              </table:table-cell>
              <table:table-cell office:value-type="float" office:value="2.90051614940005E-018">
                <text:p>2.90051614940005E-018</text:p>
              </table:table-cell>
              <table:table-cell office:value-type="float" office:value="4220.61878070385">
                <text:p>4220.61878070385</text:p>
              </table:table-cell>
              <table:table-cell office:value-type="float" office:value="5.13457531992422E-072">
                <text:p>5.13457531992422E-0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6.38755255793312E-016">
                <text:p>6.38755255793312E-016</text:p>
              </table:table-cell>
              <table:table-cell office:value-type="float" office:value="4376.89994627882">
                <text:p>4376.89994627882</text:p>
              </table:table-cell>
              <table:table-cell office:value-type="float" office:value="0.0000192331066729725">
                <text:p>0.0000192331066729725</text:p>
              </table:table-cell>
              <table:table-cell office:value-type="float" office:value="1.81095029861809E-044">
                <text:p>1.81095029861809E-044</text:p>
              </table:table-cell>
              <table:table-cell office:value-type="float" office:value="6.22208216504465E-168">
                <text:p>6.22208216504465E-168</text:p>
              </table:table-cell>
              <table:table-cell office:value-type="float" office:value="4376.89994627882">
                <text:p>4376.89994627882</text:p>
              </table:table-cell>
              <table:table-cell office:value-type="float" office:value="1.70858037475855E-017">
                <text:p>1.70858037475855E-017</text:p>
              </table:table-cell>
              <table:table-cell office:value-type="float" office:value="4376.89994627882">
                <text:p>4376.89994627882</text:p>
              </table:table-cell>
              <table:table-cell office:value-type="float" office:value="3.33020325281816E-069">
                <text:p>3.33020325281816E-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5.2940844309579E-015">
                <text:p>5.2940844309579E-015</text:p>
              </table:table-cell>
              <table:table-cell office:value-type="float" office:value="4533.14612217052">
                <text:p>4533.14612217052</text:p>
              </table:table-cell>
              <table:table-cell office:value-type="float" office:value="0.0000367522963966295">
                <text:p>0.0000367522963966295</text:p>
              </table:table-cell>
              <table:table-cell office:value-type="float" office:value="4.30263303342884E-042">
                <text:p>4.30263303342884E-042</text:p>
              </table:table-cell>
              <table:table-cell office:value-type="float" office:value="3.17457182988257E-159">
                <text:p>3.17457182988257E-159</text:p>
              </table:table-cell>
              <table:table-cell office:value-type="float" office:value="4533.14612217052">
                <text:p>4533.14612217052</text:p>
              </table:table-cell>
              <table:table-cell office:value-type="float" office:value="8.91129576209993E-017">
                <text:p>8.91129576209993E-017</text:p>
              </table:table-cell>
              <table:table-cell office:value-type="float" office:value="4533.14612217052">
                <text:p>4533.14612217052</text:p>
              </table:table-cell>
              <table:table-cell office:value-type="float" office:value="1.3829032645168E-066">
                <text:p>1.3829032645168E-0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0000000000000359377644446909">
                <text:p>0.0000000000000359377644446909</text:p>
              </table:table-cell>
              <table:table-cell office:value-type="float" office:value="4689.33219222255">
                <text:p>4689.33219222255</text:p>
              </table:table-cell>
              <table:table-cell office:value-type="float" office:value="0.0000673056874668708">
                <text:p>0.0000673056874668708</text:p>
              </table:table-cell>
              <table:table-cell office:value-type="float" office:value="6.08231103101499E-040">
                <text:p>6.08231103101499E-040</text:p>
              </table:table-cell>
              <table:table-cell office:value-type="float" office:value="2.40811273169562E-151">
                <text:p>2.40811273169562E-151</text:p>
              </table:table-cell>
              <table:table-cell office:value-type="float" office:value="4689.33219222255">
                <text:p>4689.33219222255</text:p>
              </table:table-cell>
              <table:table-cell office:value-type="float" office:value="4.16461100404637E-016">
                <text:p>4.16461100404637E-016</text:p>
              </table:table-cell>
              <table:table-cell office:value-type="float" office:value="4689.33219222255">
                <text:p>4689.33219222255</text:p>
              </table:table-cell>
              <table:table-cell office:value-type="float" office:value="3.84129842678022E-064">
                <text:p>3.84129842678022E-0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00000000000020530615451368">
                <text:p>0.00000000000020530615451368</text:p>
              </table:table-cell>
              <table:table-cell office:value-type="float" office:value="4845.41896277294">
                <text:p>4845.41896277294</text:p>
              </table:table-cell>
              <table:table-cell office:value-type="float" office:value="0.000118596720966708">
                <text:p>0.000118596720966708</text:p>
              </table:table-cell>
              <table:table-cell office:value-type="float" office:value="5.49064397397193E-038">
                <text:p>5.49064397397193E-038</text:p>
              </table:table-cell>
              <table:table-cell office:value-type="float" office:value="3.52140640984661E-144">
                <text:p>3.52140640984661E-144</text:p>
              </table:table-cell>
              <table:table-cell office:value-type="float" office:value="4845.41896277294">
                <text:p>4845.41896277294</text:p>
              </table:table-cell>
              <table:table-cell office:value-type="float" office:value="1.76200932298985E-015">
                <text:p>1.76200932298985E-015</text:p>
              </table:table-cell>
              <table:table-cell office:value-type="float" office:value="4845.41896277294">
                <text:p>4845.41896277294</text:p>
              </table:table-cell>
              <table:table-cell office:value-type="float" office:value="7.41192829290703E-062">
                <text:p>7.41192829290703E-0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00000000000100944734471168">
                <text:p>0.00000000000100944734471168</text:p>
              </table:table-cell>
              <table:table-cell office:value-type="float" office:value="5001.34743908371">
                <text:p>5001.34743908371</text:p>
              </table:table-cell>
              <table:table-cell office:value-type="float" office:value="0.000201757984514865">
                <text:p>0.000201757984514865</text:p>
              </table:table-cell>
              <table:table-cell office:value-type="float" office:value="3.3556265754638E-036">
                <text:p>3.3556265754638E-036</text:p>
              </table:table-cell>
              <table:table-cell office:value-type="float" office:value="1.23025861516897E-137">
                <text:p>1.23025861516897E-137</text:p>
              </table:table-cell>
              <table:table-cell office:value-type="float" office:value="5001.34743908371">
                <text:p>5001.34743908371</text:p>
              </table:table-cell>
              <table:table-cell office:value-type="float" office:value="6.80926285194817E-015">
                <text:p>6.80926285194817E-015</text:p>
              </table:table-cell>
              <table:table-cell office:value-type="float" office:value="5001.34743908371">
                <text:p>5001.34743908371</text:p>
              </table:table-cell>
              <table:table-cell office:value-type="float" office:value="1.02635984699306E-059">
                <text:p>1.02635984699306E-0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00000000000435226704797797">
                <text:p>0.00000000000435226704797797</text:p>
              </table:table-cell>
              <table:table-cell office:value-type="float" office:value="5157.03177822366">
                <text:p>5157.03177822366</text:p>
              </table:table-cell>
              <table:table-cell office:value-type="float" office:value="0.000332353896078714">
                <text:p>0.000332353896078714</text:p>
              </table:table-cell>
              <table:table-cell office:value-type="float" office:value="1.45770086038868E-034">
                <text:p>1.45770086038868E-034</text:p>
              </table:table-cell>
              <table:table-cell office:value-type="float" office:value="1.22795919368374E-131">
                <text:p>1.22795919368374E-131</text:p>
              </table:table-cell>
              <table:table-cell office:value-type="float" office:value="5157.03177822366">
                <text:p>5157.03177822366</text:p>
              </table:table-cell>
              <table:table-cell office:value-type="float" office:value="0.000000000000024219837269976">
                <text:p>0.000000000000024219837269976</text:p>
              </table:table-cell>
              <table:table-cell office:value-type="float" office:value="5157.03177822366">
                <text:p>5157.03177822366</text:p>
              </table:table-cell>
              <table:table-cell office:value-type="float" office:value="1.04896682080222E-057">
                <text:p>1.04896682080222E-0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0000000000167155184543139">
                <text:p>0.0000000000167155184543139</text:p>
              </table:table-cell>
              <table:table-cell office:value-type="float" office:value="5312.35106149264">
                <text:p>5312.35106149264</text:p>
              </table:table-cell>
              <table:table-cell office:value-type="float" office:value="0.000531462185476145">
                <text:p>0.000531462185476145</text:p>
              </table:table-cell>
              <table:table-cell office:value-type="float" office:value="4.68893932068484E-033">
                <text:p>4.68893932068484E-033</text:p>
              </table:table-cell>
              <table:table-cell office:value-type="float" office:value="4.06932572735282E-126">
                <text:p>4.06932572735282E-126</text:p>
              </table:table-cell>
              <table:table-cell office:value-type="float" office:value="5312.35106149264">
                <text:p>5312.35106149264</text:p>
              </table:table-cell>
              <table:table-cell office:value-type="float" office:value="0.0000000000000798119586463778">
                <text:p>0.0000000000000798119586463778</text:p>
              </table:table-cell>
              <table:table-cell office:value-type="float" office:value="5312.35106149264">
                <text:p>5312.35106149264</text:p>
              </table:table-cell>
              <table:table-cell office:value-type="float" office:value="8.10502670024416E-056">
                <text:p>8.10502670024416E-0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0000000000579523552348331">
                <text:p>0.0000000000579523552348331</text:p>
              </table:table-cell>
              <table:table-cell office:value-type="float" office:value="5467.14031089321">
                <text:p>5467.14031089321</text:p>
              </table:table-cell>
              <table:table-cell office:value-type="float" office:value="0.000826740830794758">
                <text:p>0.000826740830794758</text:p>
              </table:table-cell>
              <table:table-cell office:value-type="float" office:value="1.15618569873077E-031">
                <text:p>1.15618569873077E-031</text:p>
              </table:table-cell>
              <table:table-cell office:value-type="float" office:value="5.0841897578384E-121">
                <text:p>5.0841897578384E-121</text:p>
              </table:table-cell>
              <table:table-cell office:value-type="float" office:value="5467.14031089321">
                <text:p>5467.14031089321</text:p>
              </table:table-cell>
              <table:table-cell office:value-type="float" office:value="0.000000000000245027081130947">
                <text:p>0.000000000000245027081130947</text:p>
              </table:table-cell>
              <table:table-cell office:value-type="float" office:value="5467.14031089321">
                <text:p>5467.14031089321</text:p>
              </table:table-cell>
              <table:table-cell office:value-type="float" office:value="4.83241269821786E-054">
                <text:p>4.83241269821786E-0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0.000000000183438434893485">
                <text:p>0.000000000183438434893485</text:p>
              </table:table-cell>
              <table:table-cell office:value-type="float" office:value="5621.18157380449">
                <text:p>5621.18157380449</text:p>
              </table:table-cell>
              <table:table-cell office:value-type="float" office:value="0.00125333419080177">
                <text:p>0.00125333419080177</text:p>
              </table:table-cell>
              <table:table-cell office:value-type="float" office:value="2.25080224554911E-030">
                <text:p>2.25080224554911E-030</text:p>
              </table:table-cell>
              <table:table-cell office:value-type="float" office:value="2.66880323849256E-116">
                <text:p>2.66880323849256E-116</text:p>
              </table:table-cell>
              <table:table-cell office:value-type="float" office:value="5621.18157380449">
                <text:p>5621.18157380449</text:p>
              </table:table-cell>
              <table:table-cell office:value-type="float" office:value="0.000000000000704135080412705">
                <text:p>0.000000000000704135080412705</text:p>
              </table:table-cell>
              <table:table-cell office:value-type="float" office:value="5621.18157380449">
                <text:p>5621.18157380449</text:p>
              </table:table-cell>
              <table:table-cell office:value-type="float" office:value="2.26200109204709E-052">
                <text:p>2.26200109204709E-0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000000000535298661275898">
                <text:p>0.000000000535298661275898</text:p>
              </table:table-cell>
              <table:table-cell office:value-type="float" office:value="5774.19637887976">
                <text:p>5774.19637887976</text:p>
              </table:table-cell>
              <table:table-cell office:value-type="float" office:value="0.00185441791623408">
                <text:p>0.00185441791623408</text:p>
              </table:table-cell>
              <table:table-cell office:value-type="float" office:value="3.54800595753623E-029">
                <text:p>3.54800595753623E-029</text:p>
              </table:table-cell>
              <table:table-cell office:value-type="float" office:value="6.45837630742332E-112">
                <text:p>6.45837630742332E-112</text:p>
              </table:table-cell>
              <table:table-cell office:value-type="float" office:value="5774.19637887976">
                <text:p>5774.19637887976</text:p>
              </table:table-cell>
              <table:table-cell office:value-type="float" office:value="0.00000000000190154277391386">
                <text:p>0.00000000000190154277391386</text:p>
              </table:table-cell>
              <table:table-cell office:value-type="float" office:value="5774.19637887976">
                <text:p>5774.19637887976</text:p>
              </table:table-cell>
              <table:table-cell office:value-type="float" office:value="8.4337024193927E-051">
                <text:p>8.4337024193927E-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00000000145220169901914">
                <text:p>0.00000000145220169901914</text:p>
              </table:table-cell>
              <table:table-cell office:value-type="float" office:value="5925.84135906056">
                <text:p>5925.84135906056</text:p>
              </table:table-cell>
              <table:table-cell office:value-type="float" office:value="0.002681137787482">
                <text:p>0.002681137787482</text:p>
              </table:table-cell>
              <table:table-cell office:value-type="float" office:value="4.62845688179628E-028">
                <text:p>4.62845688179628E-028</text:p>
              </table:table-cell>
              <table:table-cell office:value-type="float" office:value="7.80550643273278E-108">
                <text:p>7.80550643273278E-108</text:p>
              </table:table-cell>
              <table:table-cell office:value-type="float" office:value="5925.84135906056">
                <text:p>5925.84135906056</text:p>
              </table:table-cell>
              <table:table-cell office:value-type="float" office:value="0.00000000000484158521497537">
                <text:p>0.00000000000484158521497537</text:p>
              </table:table-cell>
              <table:table-cell office:value-type="float" office:value="5925.84135906056">
                <text:p>5925.84135906056</text:p>
              </table:table-cell>
              <table:table-cell office:value-type="float" office:value="2.53487727027428E-049">
                <text:p>2.53487727027428E-0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00000000368923761372407">
                <text:p>0.00000000368923761372407</text:p>
              </table:table-cell>
              <table:table-cell office:value-type="float" office:value="6075.70914796715">
                <text:p>6075.70914796715</text:p>
              </table:table-cell>
              <table:table-cell office:value-type="float" office:value="0.00379169307938083">
                <text:p>0.00379169307938083</text:p>
              </table:table-cell>
              <table:table-cell office:value-type="float" office:value="5.09212358667104E-027">
                <text:p>5.09212358667104E-027</text:p>
              </table:table-cell>
              <table:table-cell office:value-type="float" office:value="5.04981603196652E-104">
                <text:p>5.04981603196652E-104</text:p>
              </table:table-cell>
              <table:table-cell office:value-type="float" office:value="6075.70914796715">
                <text:p>6075.70914796715</text:p>
              </table:table-cell>
              <table:table-cell office:value-type="float" office:value="0.0000000000116542293068081">
                <text:p>0.0000000000116542293068081</text:p>
              </table:table-cell>
              <table:table-cell office:value-type="float" office:value="6075.70914796715">
                <text:p>6075.70914796715</text:p>
              </table:table-cell>
              <table:table-cell office:value-type="float" office:value="6.20362087278205E-048">
                <text:p>6.20362087278205E-0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0.0000000088322980402177">
                <text:p>0.0000000088322980402177</text:p>
              </table:table-cell>
              <table:table-cell office:value-type="float" office:value="6223.33654740961">
                <text:p>6223.33654740961</text:p>
              </table:table-cell>
              <table:table-cell office:value-type="float" office:value="0.0052493779592691">
                <text:p>0.0052493779592691</text:p>
              </table:table-cell>
              <table:table-cell office:value-type="float" office:value="4.80309430094478E-026">
                <text:p>4.80309430094478E-026</text:p>
              </table:table-cell>
              <table:table-cell office:value-type="float" office:value="1.85775471968033E-100">
                <text:p>1.85775471968033E-100</text:p>
              </table:table-cell>
              <table:table-cell office:value-type="float" office:value="6223.33654740961">
                <text:p>6223.33654740961</text:p>
              </table:table-cell>
              <table:table-cell office:value-type="float" office:value="0.0000000000265823069477947">
                <text:p>0.0000000000265823069477947</text:p>
              </table:table-cell>
              <table:table-cell office:value-type="float" office:value="6223.33654740961">
                <text:p>6223.33654740961</text:p>
              </table:table-cell>
              <table:table-cell office:value-type="float" office:value="1.24664582096558E-046">
                <text:p>1.24664582096558E-0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0.0000000200374765166743">
                <text:p>0.0000000200374765166743</text:p>
              </table:table-cell>
              <table:table-cell office:value-type="float" office:value="6368.22118114464">
                <text:p>6368.22118114464</text:p>
              </table:table-cell>
              <table:table-cell office:value-type="float" office:value="0.00711954840030053">
                <text:p>0.00711954840030053</text:p>
              </table:table-cell>
              <table:table-cell office:value-type="float" office:value="3.94055777089557E-025">
                <text:p>3.94055777089557E-025</text:p>
              </table:table-cell>
              <table:table-cell office:value-type="float" office:value="4.09732795053674E-097">
                <text:p>4.09732795053674E-097</text:p>
              </table:table-cell>
              <table:table-cell office:value-type="float" office:value="6368.22118114464">
                <text:p>6368.22118114464</text:p>
              </table:table-cell>
              <table:table-cell office:value-type="float" office:value="0.0000000000575691908040027">
                <text:p>0.0000000000575691908040027</text:p>
              </table:table-cell>
              <table:table-cell office:value-type="float" office:value="6368.22118114464">
                <text:p>6368.22118114464</text:p>
              </table:table-cell>
              <table:table-cell office:value-type="float" office:value="2.07232392749725E-045">
                <text:p>2.07232392749725E-0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0.0000000432871523957203">
                <text:p>0.0000000432871523957203</text:p>
              </table:table-cell>
              <table:table-cell office:value-type="float" office:value="6509.84631427614">
                <text:p>6509.84631427614</text:p>
              </table:table-cell>
              <table:table-cell office:value-type="float" office:value="0.00946571808079508">
                <text:p>0.00946571808079508</text:p>
              </table:table-cell>
              <table:table-cell office:value-type="float" office:value="2.84778100961575E-024">
                <text:p>2.84778100961575E-024</text:p>
              </table:table-cell>
              <table:table-cell office:value-type="float" office:value="5.67535315045382E-094">
                <text:p>5.67535315045382E-094</text:p>
              </table:table-cell>
              <table:table-cell office:value-type="float" office:value="6509.84631427614">
                <text:p>6509.84631427614</text:p>
              </table:table-cell>
              <table:table-cell office:value-type="float" office:value="0.000000000118601708211453">
                <text:p>0.000000000118601708211453</text:p>
              </table:table-cell>
              <table:table-cell office:value-type="float" office:value="6509.84631427614">
                <text:p>6509.84631427614</text:p>
              </table:table-cell>
              <table:table-cell office:value-type="float" office:value="2.86929393161052E-044">
                <text:p>2.86929393161052E-0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0.0000000894309724406199">
                <text:p>0.0000000894309724406199</text:p>
              </table:table-cell>
              <table:table-cell office:value-type="float" office:value="6647.71149142932">
                <text:p>6647.71149142932</text:p>
              </table:table-cell>
              <table:table-cell office:value-type="float" office:value="0.0123452481845024">
                <text:p>0.0123452481845024</text:p>
              </table:table-cell>
              <table:table-cell office:value-type="float" office:value="1.83324049549628E-023">
                <text:p>1.83324049549628E-023</text:p>
              </table:table-cell>
              <table:table-cell office:value-type="float" office:value="5.14365856748931E-091">
                <text:p>5.14365856748931E-091</text:p>
              </table:table-cell>
              <table:table-cell office:value-type="float" office:value="6647.71149142932">
                <text:p>6647.71149142932</text:p>
              </table:table-cell>
              <table:table-cell office:value-type="float" office:value="0.000000000232867728372423">
                <text:p>0.000000000232867728372423</text:p>
              </table:table-cell>
              <table:table-cell office:value-type="float" office:value="6647.71149142932">
                <text:p>6647.71149142932</text:p>
              </table:table-cell>
              <table:table-cell office:value-type="float" office:value="3.33179112595346E-043">
                <text:p>3.33179112595346E-0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0.000000177371270304384">
                <text:p>0.000000177371270304384</text:p>
              </table:table-cell>
              <table:table-cell office:value-type="float" office:value="6781.36478554638">
                <text:p>6781.36478554638</text:p>
              </table:table-cell>
              <table:table-cell office:value-type="float" office:value="0.0158052841158531">
                <text:p>0.0158052841158531</text:p>
              </table:table-cell>
              <table:table-cell office:value-type="float" office:value="1.0616806591031E-022">
                <text:p>1.0616806591031E-022</text:p>
              </table:table-cell>
              <table:table-cell office:value-type="float" office:value="3.16308991801146E-088">
                <text:p>3.16308991801146E-088</text:p>
              </table:table-cell>
              <table:table-cell office:value-type="float" office:value="6781.36478554638">
                <text:p>6781.36478554638</text:p>
              </table:table-cell>
              <table:table-cell office:value-type="float" office:value="0.000000000436623282440266">
                <text:p>0.000000000436623282440266</text:p>
              </table:table-cell>
              <table:table-cell office:value-type="float" office:value="6781.36478554638">
                <text:p>6781.36478554638</text:p>
              </table:table-cell>
              <table:table-cell office:value-type="float" office:value="3.26829846712026E-042">
                <text:p>3.26829846712026E-0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0.00000033885597628859">
                <text:p>0.00000033885597628859</text:p>
              </table:table-cell>
              <table:table-cell office:value-type="float" office:value="6910.43149911764">
                <text:p>6910.43149911764</text:p>
              </table:table-cell>
              <table:table-cell office:value-type="float" office:value="0.0198796204252127">
                <text:p>0.0198796204252127</text:p>
              </table:table-cell>
              <table:table-cell office:value-type="float" office:value="5.58021017668714E-022">
                <text:p>5.58021017668714E-022</text:p>
              </table:table-cell>
              <table:table-cell office:value-type="float" office:value="1.36311505169491E-085">
                <text:p>1.36311505169491E-085</text:p>
              </table:table-cell>
              <table:table-cell office:value-type="float" office:value="6910.43149911764">
                <text:p>6910.43149911764</text:p>
              </table:table-cell>
              <table:table-cell office:value-type="float" office:value="0.000000000783473210997602">
                <text:p>0.000000000783473210997602</text:p>
              </table:table-cell>
              <table:table-cell office:value-type="float" office:value="6910.43149911764">
                <text:p>6910.43149911764</text:p>
              </table:table-cell>
              <table:table-cell office:value-type="float" office:value="2.72992347463172E-041">
                <text:p>2.72992347463172E-0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0.000000625453823028323">
                <text:p>0.000000625453823028323</text:p>
              </table:table-cell>
              <table:table-cell office:value-type="float" office:value="7034.63480171263">
                <text:p>7034.63480171263</text:p>
              </table:table-cell>
              <table:table-cell office:value-type="float" office:value="0.0245869808256273">
                <text:p>0.0245869808256273</text:p>
              </table:table-cell>
              <table:table-cell office:value-type="float" office:value="2.68285622029826E-021">
                <text:p>2.68285622029826E-021</text:p>
              </table:table-cell>
              <table:table-cell office:value-type="float" office:value="4.23683512269472E-083">
                <text:p>4.23683512269472E-083</text:p>
              </table:table-cell>
              <table:table-cell office:value-type="float" office:value="7034.63480171263">
                <text:p>7034.63480171263</text:p>
              </table:table-cell>
              <table:table-cell office:value-type="float" office:value="0.00000000134862520669797">
                <text:p>0.00000000134862520669797</text:p>
              </table:table-cell>
              <table:table-cell office:value-type="float" office:value="7034.63480171263">
                <text:p>7034.63480171263</text:p>
              </table:table-cell>
              <table:table-cell office:value-type="float" office:value="1.95855411531196E-040">
                <text:p>1.95855411531196E-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0.00000111840089085994">
                <text:p>0.00000111840089085994</text:p>
              </table:table-cell>
              <table:table-cell office:value-type="float" office:value="7153.8055513012">
                <text:p>7153.8055513012</text:p>
              </table:table-cell>
              <table:table-cell office:value-type="float" office:value="0.0299308976777761">
                <text:p>0.0299308976777761</text:p>
              </table:table-cell>
              <table:table-cell office:value-type="float" office:value="1.18818489631478E-020">
                <text:p>1.18818489631478E-020</text:p>
              </table:table-cell>
              <table:table-cell office:value-type="float" office:value="9.74606670579966E-081">
                <text:p>9.74606670579966E-081</text:p>
              </table:table-cell>
              <table:table-cell office:value-type="float" office:value="7153.8055513012">
                <text:p>7153.8055513012</text:p>
              </table:table-cell>
              <table:table-cell office:value-type="float" office:value="0.00000000223264743358381">
                <text:p>0.00000000223264743358381</text:p>
              </table:table-cell>
              <table:table-cell office:value-type="float" office:value="7153.8055513012">
                <text:p>7153.8055513012</text:p>
              </table:table-cell>
              <table:table-cell office:value-type="float" office:value="1.21827927179359E-039">
                <text:p>1.21827927179359E-0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0.00000194211837579032">
                <text:p>0.00000194211837579032</text:p>
              </table:table-cell>
              <table:table-cell office:value-type="float" office:value="7267.8812145983">
                <text:p>7267.8812145983</text:p>
              </table:table-cell>
              <table:table-cell office:value-type="float" office:value="0.0359010009635052">
                <text:p>0.0359010009635052</text:p>
              </table:table-cell>
              <table:table-cell office:value-type="float" office:value="4.8780646581501E-020">
                <text:p>4.8780646581501E-020</text:p>
              </table:table-cell>
              <table:table-cell office:value-type="float" office:value="1.69800698232569E-078">
                <text:p>1.69800698232569E-078</text:p>
              </table:table-cell>
              <table:table-cell office:value-type="float" office:value="7267.8812145983">
                <text:p>7267.8812145983</text:p>
              </table:table-cell>
              <table:table-cell office:value-type="float" office:value="0.00000000356436176925764">
                <text:p>0.00000000356436176925764</text:p>
              </table:table-cell>
              <table:table-cell office:value-type="float" office:value="7267.8812145983">
                <text:p>7267.8812145983</text:p>
              </table:table-cell>
              <table:table-cell office:value-type="float" office:value="6.63544268093035E-039">
                <text:p>6.63544268093035E-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00000328230459803362">
                <text:p>0.00000328230459803362</text:p>
              </table:table-cell>
              <table:table-cell office:value-type="float" office:value="7376.8957318345">
                <text:p>7376.8957318345</text:p>
              </table:table-cell>
              <table:table-cell office:value-type="float" office:value="0.0424753181307463">
                <text:p>0.0424753181307463</text:p>
              </table:table-cell>
              <table:table-cell office:value-type="float" office:value="1.86703321284129E-019">
                <text:p>1.86703321284129E-019</text:p>
              </table:table-cell>
              <table:table-cell office:value-type="float" office:value="2.28776991316929E-076">
                <text:p>2.28776991316929E-076</text:p>
              </table:table-cell>
              <table:table-cell office:value-type="float" office:value="7376.8957318345">
                <text:p>7376.8957318345</text:p>
              </table:table-cell>
              <table:table-cell office:value-type="float" office:value="0.00000000550270021825331">
                <text:p>0.00000000550270021825331</text:p>
              </table:table-cell>
              <table:table-cell office:value-type="float" office:value="7376.8957318345">
                <text:p>7376.8957318345</text:p>
              </table:table-cell>
              <table:table-cell office:value-type="float" office:value="3.19664594379395E-038">
                <text:p>3.19664594379395E-0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0.00000540957532202623">
                <text:p>0.00000540957532202623</text:p>
              </table:table-cell>
              <table:table-cell office:value-type="float" office:value="7480.96358392911">
                <text:p>7480.96358392911</text:p>
              </table:table-cell>
              <table:table-cell office:value-type="float" office:value="0.0496230637165663">
                <text:p>0.0496230637165663</text:p>
              </table:table-cell>
              <table:table-cell office:value-type="float" office:value="6.69608372996785E-019">
                <text:p>6.69608372996785E-019</text:p>
              </table:table-cell>
              <table:table-cell office:value-type="float" office:value="2.42887913062922E-074">
                <text:p>2.42887913062922E-074</text:p>
              </table:table-cell>
              <table:table-cell office:value-type="float" office:value="7480.96358392911">
                <text:p>7480.96358392911</text:p>
              </table:table-cell>
              <table:table-cell office:value-type="float" office:value="0.00000000823756253576276">
                <text:p>0.00000000823756253576276</text:p>
              </table:table-cell>
              <table:table-cell office:value-type="float" office:value="7480.96358392911">
                <text:p>7480.96358392911</text:p>
              </table:table-cell>
              <table:table-cell office:value-type="float" office:value="1.3759340949901E-037">
                <text:p>1.3759340949901E-0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0.00000870971111852455">
                <text:p>0.00000870971111852455</text:p>
              </table:table-cell>
              <table:table-cell office:value-type="float" office:value="7580.26135456429">
                <text:p>7580.26135456429</text:p>
              </table:table-cell>
              <table:table-cell office:value-type="float" office:value="0.0573074682152822">
                <text:p>0.0573074682152822</text:p>
              </table:table-cell>
              <table:table-cell office:value-type="float" office:value="2.26082179863137E-018">
                <text:p>2.26082179863137E-018</text:p>
              </table:table-cell>
              <table:table-cell office:value-type="float" office:value="2.0668189310262E-072">
                <text:p>2.0668189310262E-072</text:p>
              </table:table-cell>
              <table:table-cell office:value-type="float" office:value="7580.26135456429">
                <text:p>7580.26135456429</text:p>
              </table:table-cell>
              <table:table-cell office:value-type="float" office:value="0.0000000119898757201667">
                <text:p>0.0000000119898757201667</text:p>
              </table:table-cell>
              <table:table-cell office:value-type="float" office:value="7580.26135456429">
                <text:p>7580.26135456429</text:p>
              </table:table-cell>
              <table:table-cell office:value-type="float" office:value="5.34365193114794E-037">
                <text:p>5.34365193114794E-0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0.0000137215713154139">
                <text:p>0.0000137215713154139</text:p>
              </table:table-cell>
              <table:table-cell office:value-type="float" office:value="7675.00945941338">
                <text:p>7675.00945941338</text:p>
              </table:table-cell>
              <table:table-cell office:value-type="float" office:value="0.0654883296910497">
                <text:p>0.0654883296910497</text:p>
              </table:table-cell>
              <table:table-cell office:value-type="float" office:value="7.21628621403601E-018">
                <text:p>7.21628621403601E-018</text:p>
              </table:table-cell>
              <table:table-cell office:value-type="float" office:value="1.43152181037858E-070">
                <text:p>1.43152181037858E-070</text:p>
              </table:table-cell>
              <table:table-cell office:value-type="float" office:value="7675.00945941338">
                <text:p>7675.00945941338</text:p>
              </table:table-cell>
              <table:table-cell office:value-type="float" office:value="0.0000000170111380026041">
                <text:p>0.0000000170111380026041</text:p>
              </table:table-cell>
              <table:table-cell office:value-type="float" office:value="7675.00945941338">
                <text:p>7675.00945941338</text:p>
              </table:table-cell>
              <table:table-cell office:value-type="float" office:value="1.89005569035396E-036">
                <text:p>1.89005569035396E-0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0.0000211837472648983">
                <text:p>0.0000211837472648983</text:p>
              </table:table-cell>
              <table:table-cell office:value-type="float" office:value="7765.4557849285">
                <text:p>7765.4557849285</text:p>
              </table:table-cell>
              <table:table-cell office:value-type="float" office:value="0.0741241206097075">
                <text:p>0.0741241206097075</text:p>
              </table:table-cell>
              <table:table-cell office:value-type="float" office:value="2.18586159302604E-017">
                <text:p>2.18586159302604E-017</text:p>
              </table:table-cell>
              <table:table-cell office:value-type="float" office:value="8.18427275869253E-069">
                <text:p>8.18427275869253E-069</text:p>
              </table:table-cell>
              <table:table-cell office:value-type="float" office:value="7765.4557849285">
                <text:p>7765.4557849285</text:p>
              </table:table-cell>
              <table:table-cell office:value-type="float" office:value="0.0000000235827360236428">
                <text:p>0.0000000235827360236428</text:p>
              </table:table-cell>
              <table:table-cell office:value-type="float" office:value="7765.4557849285">
                <text:p>7765.4557849285</text:p>
              </table:table-cell>
              <table:table-cell office:value-type="float" office:value="6.14197226591393E-036">
                <text:p>6.14197226591393E-0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0.0000320909968985101">
                <text:p>0.0000320909968985101</text:p>
              </table:table-cell>
              <table:table-cell office:value-type="float" office:value="7851.86228244181">
                <text:p>7851.86228244181</text:p>
              </table:table-cell>
              <table:table-cell office:value-type="float" office:value="0.0831735750266801">
                <text:p>0.0831735750266801</text:p>
              </table:table-cell>
              <table:table-cell office:value-type="float" office:value="6.30529426700767E-017">
                <text:p>6.30529426700767E-017</text:p>
              </table:table-cell>
              <table:table-cell office:value-type="float" office:value="3.91197286268244E-067">
                <text:p>3.91197286268244E-067</text:p>
              </table:table-cell>
              <table:table-cell office:value-type="float" office:value="7851.86228244181">
                <text:p>7851.86228244181</text:p>
              </table:table-cell>
              <table:table-cell office:value-type="float" office:value="0.0000000320152791663253">
                <text:p>0.0000000320152791663253</text:p>
              </table:table-cell>
              <table:table-cell office:value-type="float" office:value="7851.86228244181">
                <text:p>7851.86228244181</text:p>
              </table:table-cell>
              <table:table-cell office:value-type="float" office:value="1.84862374503928E-035">
                <text:p>1.84862374503928E-0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0.0000477614308203126">
                <text:p>0.0000477614308203126</text:p>
              </table:table-cell>
              <table:table-cell office:value-type="float" office:value="7934.49444449512">
                <text:p>7934.49444449512</text:p>
              </table:table-cell>
              <table:table-cell office:value-type="float" office:value="0.0925968294436571">
                <text:p>0.0925968294436571</text:p>
              </table:table-cell>
              <table:table-cell office:value-type="float" office:value="1.73757302004388E-016">
                <text:p>1.73757302004388E-016</text:p>
              </table:table-cell>
              <table:table-cell office:value-type="float" office:value="1.58165113076133E-065">
                <text:p>1.58165113076133E-065</text:p>
              </table:table-cell>
              <table:table-cell office:value-type="float" office:value="7934.49444449512">
                <text:p>7934.49444449512</text:p>
              </table:table-cell>
              <table:table-cell office:value-type="float" office:value="0.0000000426481327815457">
                <text:p>0.0000000426481327815457</text:p>
              </table:table-cell>
              <table:table-cell office:value-type="float" office:value="7934.49444449512">
                <text:p>7934.49444449512</text:p>
              </table:table-cell>
              <table:table-cell office:value-type="float" office:value="5.19163137195684E-035">
                <text:p>5.19163137195684E-0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0.0000699152344042408">
                <text:p>0.0000699152344042408</text:p>
              </table:table-cell>
              <table:table-cell office:value-type="float" office:value="8013.61378607837">
                <text:p>8013.61378607837</text:p>
              </table:table-cell>
              <table:table-cell office:value-type="float" office:value="0.102356137808033">
                <text:p>0.102356137808033</text:p>
              </table:table-cell>
              <table:table-cell office:value-type="float" office:value="4.58774647790882E-016">
                <text:p>4.58774647790882E-016</text:p>
              </table:table-cell>
              <table:table-cell office:value-type="float" office:value="5.46712539381946E-064">
                <text:p>5.46712539381946E-064</text:p>
              </table:table-cell>
              <table:table-cell office:value-type="float" office:value="8013.61378607837">
                <text:p>8013.61378607837</text:p>
              </table:table-cell>
              <table:table-cell office:value-type="float" office:value="0.0000000558492656604975">
                <text:p>0.0000000558492656604975</text:p>
              </table:table-cell>
              <table:table-cell office:value-type="float" office:value="8013.61378607837">
                <text:p>8013.61378607837</text:p>
              </table:table-cell>
              <table:table-cell office:value-type="float" office:value="1.36955652219003E-034">
                <text:p>1.36955652219003E-0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0.000100765765693597">
                <text:p>0.000100765765693597</text:p>
              </table:table-cell>
              <table:table-cell office:value-type="float" office:value="8089.47254656131">
                <text:p>8089.47254656131</text:p>
              </table:table-cell>
              <table:table-cell office:value-type="float" office:value="0.112416300591863">
                <text:p>0.112416300591863</text:p>
              </table:table-cell>
              <table:table-cell office:value-type="float" office:value="1.16367907812843E-015">
                <text:p>1.16367907812843E-015</text:p>
              </table:table-cell>
              <table:table-cell office:value-type="float" office:value="1.63151095634964E-062">
                <text:p>1.63151095634964E-062</text:p>
              </table:table-cell>
              <table:table-cell office:value-type="float" office:value="8089.47254656131">
                <text:p>8089.47254656131</text:p>
              </table:table-cell>
              <table:table-cell office:value-type="float" office:value="0.0000000720154752787535">
                <text:p>0.0000000720154752787535</text:p>
              </table:table-cell>
              <table:table-cell office:value-type="float" office:value="8089.47254656131">
                <text:p>8089.47254656131</text:p>
              </table:table-cell>
              <table:table-cell office:value-type="float" office:value="3.41424048300337E-034">
                <text:p>3.41424048300337E-0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0.000143123415993301">
                <text:p>0.000143123415993301</text:p>
              </table:table-cell>
              <table:table-cell office:value-type="float" office:value="8162.31044411433">
                <text:p>8162.31044411433</text:p>
              </table:table-cell>
              <table:table-cell office:value-type="float" office:value="0.122744841121618">
                <text:p>0.122744841121618</text:p>
              </table:table-cell>
              <table:table-cell office:value-type="float" office:value="2.84255563035215E-015">
                <text:p>2.84255563035215E-015</text:p>
              </table:table-cell>
              <table:table-cell office:value-type="float" office:value="4.24137149177119E-061">
                <text:p>4.24137149177119E-061</text:p>
              </table:table-cell>
              <table:table-cell office:value-type="float" office:value="8162.31044411433">
                <text:p>8162.31044411433</text:p>
              </table:table-cell>
              <table:table-cell office:value-type="float" office:value="0.0000000915730191894996">
                <text:p>0.0000000915730191894996</text:p>
              </table:table-cell>
              <table:table-cell office:value-type="float" office:value="8162.31044411433">
                <text:p>8162.31044411433</text:p>
              </table:table-cell>
              <table:table-cell office:value-type="float" office:value="8.08711296954744E-034">
                <text:p>8.08711296954744E-0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0.000200512655990964">
                <text:p>0.000200512655990964</text:p>
              </table:table-cell>
              <table:table-cell office:value-type="float" office:value="8232.35280260942">
                <text:p>8232.35280260942</text:p>
              </table:table-cell>
              <table:table-cell office:value-type="float" office:value="0.13331203162867">
                <text:p>0.13331203162867</text:p>
              </table:table-cell>
              <table:table-cell office:value-type="float" office:value="6.70202858292856E-015">
                <text:p>6.70202858292856E-015</text:p>
              </table:table-cell>
              <table:table-cell office:value-type="float" office:value="9.68498942266912E-060">
                <text:p>9.68498942266912E-060</text:p>
              </table:table-cell>
              <table:table-cell office:value-type="float" office:value="8232.35280260942">
                <text:p>8232.35280260942</text:p>
              </table:table-cell>
              <table:table-cell office:value-type="float" office:value="0.000000114978656046151">
                <text:p>0.000000114978656046151</text:p>
              </table:table-cell>
              <table:table-cell office:value-type="float" office:value="8232.35280260942">
                <text:p>8232.35280260942</text:p>
              </table:table-cell>
              <table:table-cell office:value-type="float" office:value="1.82884709230122E-033">
                <text:p>1.82884709230122E-0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0.000277302335707388">
                <text:p>0.000277302335707388</text:p>
              </table:table-cell>
              <table:table-cell office:value-type="float" office:value="8299.80968124552">
                <text:p>8299.80968124552</text:p>
              </table:table-cell>
              <table:table-cell office:value-type="float" office:value="0.144090819868869">
                <text:p>0.144090819868869</text:p>
              </table:table-cell>
              <table:table-cell office:value-type="float" office:value="0.0000000000000152836922895302">
                <text:p>0.0000000000000152836922895302</text:p>
              </table:table-cell>
              <table:table-cell office:value-type="float" office:value="1.95739613451656E-058">
                <text:p>1.95739613451656E-058</text:p>
              </table:table-cell>
              <table:table-cell office:value-type="float" office:value="8299.80968124552">
                <text:p>8299.80968124552</text:p>
              </table:table-cell>
              <table:table-cell office:value-type="float" office:value="0.000000142721084148567">
                <text:p>0.000000142721084148567</text:p>
              </table:table-cell>
              <table:table-cell office:value-type="float" office:value="8299.80968124552">
                <text:p>8299.80968124552</text:p>
              </table:table-cell>
              <table:table-cell office:value-type="float" office:value="3.96570218645884E-033">
                <text:p>3.96570218645884E-0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0.000378849090411665">
                <text:p>0.000378849090411665</text:p>
              </table:table-cell>
              <table:table-cell office:value-type="float" office:value="8364.87588411732">
                <text:p>8364.87588411732</text:p>
              </table:table-cell>
              <table:table-cell office:value-type="float" office:value="0.155056667951545">
                <text:p>0.155056667951545</text:p>
              </table:table-cell>
              <table:table-cell office:value-type="float" office:value="0.0000000000000337760670740152">
                <text:p>0.0000000000000337760670740152</text:p>
              </table:table-cell>
              <table:table-cell office:value-type="float" office:value="3.52615520709028E-057">
                <text:p>3.52615520709028E-057</text:p>
              </table:table-cell>
              <table:table-cell office:value-type="float" office:value="8364.87588411732">
                <text:p>8364.87588411732</text:p>
              </table:table-cell>
              <table:table-cell office:value-type="float" office:value="0.000000175322779895424">
                <text:p>0.000000175322779895424</text:p>
              </table:table-cell>
              <table:table-cell office:value-type="float" office:value="8364.87588411732">
                <text:p>8364.87588411732</text:p>
              </table:table-cell>
              <table:table-cell office:value-type="float" office:value="8.27740697406275E-033">
                <text:p>8.27740697406275E-0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0.000511653381051694">
                <text:p>0.000511653381051694</text:p>
              </table:table-cell>
              <table:table-cell office:value-type="float" office:value="8427.73129038445">
                <text:p>8427.73129038445</text:p>
              </table:table-cell>
              <table:table-cell office:value-type="float" office:value="0.166187380322321">
                <text:p>0.166187380322321</text:p>
              </table:table-cell>
              <table:table-cell office:value-type="float" office:value="0.0000000000000724636468111779">
                <text:p>0.0000000000000724636468111779</text:p>
              </table:table-cell>
              <table:table-cell office:value-type="float" office:value="5.69893583320662E-056">
                <text:p>5.69893583320662E-056</text:p>
              </table:table-cell>
              <table:table-cell office:value-type="float" office:value="8427.73129038445">
                <text:p>8427.73129038445</text:p>
              </table:table-cell>
              <table:table-cell office:value-type="float" office:value="0.000000213342207971069">
                <text:p>0.000000213342207971069</text:p>
              </table:table-cell>
              <table:table-cell office:value-type="float" office:value="8427.73129038445">
                <text:p>8427.73129038445</text:p>
              </table:table-cell>
              <table:table-cell office:value-type="float" office:value="1.66875581887306E-032">
                <text:p>1.66875581887306E-0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0.000683527552104059">
                <text:p>0.000683527552104059</text:p>
              </table:table-cell>
              <table:table-cell office:value-type="float" office:value="8488.54155483125">
                <text:p>8488.54155483125</text:p>
              </table:table-cell>
              <table:table-cell office:value-type="float" office:value="0.177462906420318">
                <text:p>0.177462906420318</text:p>
              </table:table-cell>
              <table:table-cell office:value-type="float" office:value="0.000000000000151173788071693">
                <text:p>0.000000000000151173788071693</text:p>
              </table:table-cell>
              <table:table-cell office:value-type="float" office:value="8.31330883077853E-055">
                <text:p>8.31330883077853E-055</text:p>
              </table:table-cell>
              <table:table-cell office:value-type="float" office:value="8488.54155483125">
                <text:p>8488.54155483125</text:p>
              </table:table-cell>
              <table:table-cell office:value-type="float" office:value="0.000000257376407308232">
                <text:p>0.000000257376407308232</text:p>
              </table:table-cell>
              <table:table-cell office:value-type="float" office:value="8488.54155483125">
                <text:p>8488.54155483125</text:p>
              </table:table-cell>
              <table:table-cell office:value-type="float" office:value="3.25948239274295E-032">
                <text:p>3.25948239274295E-0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0.000903774643729483">
                <text:p>0.000903774643729483</text:p>
              </table:table-cell>
              <table:table-cell office:value-type="float" office:value="8547.45902704967">
                <text:p>8547.45902704967</text:p>
              </table:table-cell>
              <table:table-cell office:value-type="float" office:value="0.188865134669442">
                <text:p>0.188865134669442</text:p>
              </table:table-cell>
              <table:table-cell office:value-type="float" office:value="0.000000000000307143535261278">
                <text:p>0.000000000000307143535261278</text:p>
              </table:table-cell>
              <table:table-cell office:value-type="float" office:value="1.10070407003225E-053">
                <text:p>1.10070407003225E-053</text:p>
              </table:table-cell>
              <table:table-cell office:value-type="float" office:value="8547.45902704967">
                <text:p>8547.45902704967</text:p>
              </table:table-cell>
              <table:table-cell office:value-type="float" office:value="0.000000308063960653466">
                <text:p>0.000000308063960653466</text:p>
              </table:table-cell>
              <table:table-cell office:value-type="float" office:value="8547.45902704967">
                <text:p>8547.45902704967</text:p>
              </table:table-cell>
              <table:table-cell office:value-type="float" office:value="6.18520092668064E-032">
                <text:p>6.18520092668064E-0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0.00118337702290279">
                <text:p>0.00118337702290279</text:p>
              </table:table-cell>
              <table:table-cell office:value-type="float" office:value="8604.62369760022">
                <text:p>8604.62369760022</text:p>
              </table:table-cell>
              <table:table-cell office:value-type="float" office:value="0.200377701484692">
                <text:p>0.200377701484692</text:p>
              </table:table-cell>
              <table:table-cell office:value-type="float" office:value="0.000000000000608599340672842">
                <text:p>0.000000000000608599340672842</text:p>
              </table:table-cell>
              <table:table-cell office:value-type="float" office:value="1.32965898523758E-052">
                <text:p>1.32965898523758E-052</text:p>
              </table:table-cell>
              <table:table-cell office:value-type="float" office:value="8604.62369760022">
                <text:p>8604.62369760022</text:p>
              </table:table-cell>
              <table:table-cell office:value-type="float" office:value="0.000000366088340751939">
                <text:p>0.000000366088340751939</text:p>
              </table:table-cell>
              <table:table-cell office:value-type="float" office:value="8604.62369760022">
                <text:p>8604.62369760022</text:p>
              </table:table-cell>
              <table:table-cell office:value-type="float" office:value="1.14307744699549E-031">
                <text:p>1.14307744699549E-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0.00153519279272278">
                <text:p>0.00153519279272278</text:p>
              </table:table-cell>
              <table:table-cell office:value-type="float" office:value="8660.16412179972">
                <text:p>8660.16412179972</text:p>
              </table:table-cell>
              <table:table-cell office:value-type="float" office:value="0.211985818517149">
                <text:p>0.211985818517149</text:p>
              </table:table-cell>
              <table:table-cell office:value-type="float" office:value="0.00000000000117766254467741">
                <text:p>0.00000000000117766254467741</text:p>
              </table:table-cell>
              <table:table-cell office:value-type="float" office:value="1.47259254718247E-051">
                <text:p>1.47259254718247E-051</text:p>
              </table:table-cell>
              <table:table-cell office:value-type="float" office:value="8660.16412179972">
                <text:p>8660.16412179972</text:p>
              </table:table-cell>
              <table:table-cell office:value-type="float" office:value="0.000000432181633342151">
                <text:p>0.000000432181633342151</text:p>
              </table:table-cell>
              <table:table-cell office:value-type="float" office:value="8660.16412179972">
                <text:p>8660.16412179972</text:p>
              </table:table-cell>
              <table:table-cell office:value-type="float" office:value="2.06191827730167E-031">
                <text:p>2.06191827730167E-0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0.00197415690586511">
                <text:p>0.00197415690586511</text:p>
              </table:table-cell>
              <table:table-cell office:value-type="float" office:value="8714.19851757454">
                <text:p>8714.19851757454</text:p>
              </table:table-cell>
              <table:table-cell office:value-type="float" office:value="0.223676084706614">
                <text:p>0.223676084706614</text:p>
              </table:table-cell>
              <table:table-cell office:value-type="float" office:value="0.00000000000222815057225172">
                <text:p>0.00000000000222815057225172</text:p>
              </table:table-cell>
              <table:table-cell office:value-type="float" office:value="1.50194274517488E-050">
                <text:p>1.50194274517488E-050</text:p>
              </table:table-cell>
              <table:table-cell office:value-type="float" office:value="8714.19851757454">
                <text:p>8714.19851757454</text:p>
              </table:table-cell>
              <table:table-cell office:value-type="float" office:value="0.000000507128730367139">
                <text:p>0.000000507128730367139</text:p>
              </table:table-cell>
              <table:table-cell office:value-type="float" office:value="8714.19851757454">
                <text:p>8714.19851757454</text:p>
              </table:table-cell>
              <table:table-cell office:value-type="float" office:value="3.6374895689125E-031">
                <text:p>3.6374895689125E-0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0.00251748647015092">
                <text:p>0.00251748647015092</text:p>
              </table:table-cell>
              <table:table-cell office:value-type="float" office:value="8766.83552772901">
                <text:p>8766.83552772901</text:p>
              </table:table-cell>
              <table:table-cell office:value-type="float" office:value="0.2354363578921">
                <text:p>0.2354363578921</text:p>
              </table:table-cell>
              <table:table-cell office:value-type="float" office:value="0.00000000000412669170181404">
                <text:p>0.00000000000412669170181404</text:p>
              </table:table-cell>
              <table:table-cell office:value-type="float" office:value="1.4166984999047E-049">
                <text:p>1.4166984999047E-049</text:p>
              </table:table-cell>
              <table:table-cell office:value-type="float" office:value="8766.83552772901">
                <text:p>8766.83552772901</text:p>
              </table:table-cell>
              <table:table-cell office:value-type="float" office:value="0.000000591771875856906">
                <text:p>0.000000591771875856906</text:p>
              </table:table-cell>
              <table:table-cell office:value-type="float" office:value="8766.83552772901">
                <text:p>8766.83552772901</text:p>
              </table:table-cell>
              <table:table-cell office:value-type="float" office:value="6.28697077338719E-031">
                <text:p>6.28697077338719E-0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0.00318488764178052">
                <text:p>0.00318488764178052</text:p>
              </table:table-cell>
              <table:table-cell office:value-type="float" office:value="8818.17523545525">
                <text:p>8818.17523545525</text:p>
              </table:table-cell>
              <table:table-cell office:value-type="float" office:value="0.247255594139352">
                <text:p>0.247255594139352</text:p>
              </table:table-cell>
              <table:table-cell office:value-type="float" office:value="0.00000000000748963529236301">
                <text:p>0.00000000000748963529236301</text:p>
              </table:table-cell>
              <table:table-cell office:value-type="float" office:value="1.24068110529487E-048">
                <text:p>1.24068110529487E-048</text:p>
              </table:table-cell>
              <table:table-cell office:value-type="float" office:value="8818.17523545525">
                <text:p>8818.17523545525</text:p>
              </table:table-cell>
              <table:table-cell office:value-type="float" office:value="0.000000687015790543508">
                <text:p>0.000000687015790543508</text:p>
              </table:table-cell>
              <table:table-cell office:value-type="float" office:value="8818.17523545525">
                <text:p>8818.17523545525</text:p>
              </table:table-cell>
              <table:table-cell office:value-type="float" office:value="1.06632621275657E-030">
                <text:p>1.06632621275657E-0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0.00399875577955565">
                <text:p>0.00399875577955565</text:p>
              </table:table-cell>
              <table:table-cell office:value-type="float" office:value="8868.30982207664">
                <text:p>8868.30982207664</text:p>
              </table:table-cell>
              <table:table-cell office:value-type="float" office:value="0.259123746339592">
                <text:p>0.259123746339592</text:p>
              </table:table-cell>
              <table:table-cell office:value-type="float" office:value="0.0000000000133339232993097">
                <text:p>0.0000000000133339232993097</text:p>
              </table:table-cell>
              <table:table-cell office:value-type="float" office:value="1.0125039330993E-047">
                <text:p>1.0125039330993E-047</text:p>
              </table:table-cell>
              <table:table-cell office:value-type="float" office:value="8868.30982207664">
                <text:p>8868.30982207664</text:p>
              </table:table-cell>
              <table:table-cell office:value-type="float" office:value="0.000000793833189361399">
                <text:p>0.000000793833189361399</text:p>
              </table:table-cell>
              <table:table-cell office:value-type="float" office:value="8868.30982207664">
                <text:p>8868.30982207664</text:p>
              </table:table-cell>
              <table:table-cell office:value-type="float" office:value="1.77738040131792E-030">
                <text:p>1.77738040131792E-0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0.00498437106725808">
                <text:p>0.00498437106725808</text:p>
              </table:table-cell>
              <table:table-cell office:value-type="float" office:value="8917.32451408047">
                <text:p>8917.32451408047</text:p>
              </table:table-cell>
              <table:table-cell office:value-type="float" office:value="0.271031621663226">
                <text:p>0.271031621663226</text:p>
              </table:table-cell>
              <table:table-cell office:value-type="float" office:value="0.0000000000233079552780954">
                <text:p>0.0000000000233079552780954</text:p>
              </table:table-cell>
              <table:table-cell office:value-type="float" office:value="7.72647511889077E-047">
                <text:p>7.72647511889077E-047</text:p>
              </table:table-cell>
              <table:table-cell office:value-type="float" office:value="8917.32451408047">
                <text:p>8917.32451408047</text:p>
              </table:table-cell>
              <table:table-cell office:value-type="float" office:value="0.0000009132710477625">
                <text:p>0.0000009132710477625</text:p>
              </table:table-cell>
              <table:table-cell office:value-type="float" office:value="8917.32451408047">
                <text:p>8917.32451408047</text:p>
              </table:table-cell>
              <table:table-cell office:value-type="float" office:value="2.91532110045962E-030">
                <text:p>2.91532110045962E-0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0.00617008076296769">
                <text:p>0.00617008076296769</text:p>
              </table:table-cell>
              <table:table-cell office:value-type="float" office:value="8965.29799349871">
                <text:p>8965.29799349871</text:p>
              </table:table-cell>
              <table:table-cell office:value-type="float" office:value="0.282970823829562">
                <text:p>0.282970823829562</text:p>
              </table:table-cell>
              <table:table-cell office:value-type="float" office:value="0.0000000000400391323342377">
                <text:p>0.0000000000400391323342377</text:p>
              </table:table-cell>
              <table:table-cell office:value-type="float" office:value="5.53115483971226E-046">
                <text:p>5.53115483971226E-046</text:p>
              </table:table-cell>
              <table:table-cell office:value-type="float" office:value="8965.29799349871">
                <text:p>8965.29799349871</text:p>
              </table:table-cell>
              <table:table-cell office:value-type="float" office:value="0.00000104645720400441">
                <text:p>0.00000104645720400441</text:p>
              </table:table-cell>
              <table:table-cell office:value-type="float" office:value="8965.29799349871">
                <text:p>8965.29799349871</text:p>
              </table:table-cell>
              <table:table-cell office:value-type="float" office:value="4.71117829328088E-030">
                <text:p>4.71117829328088E-0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0.00758746623256777">
                <text:p>0.00758746623256777</text:p>
              </table:table-cell>
              <table:table-cell office:value-type="float" office:value="9012.30324855389">
                <text:p>9012.30324855389</text:p>
              </table:table-cell>
              <table:table-cell office:value-type="float" office:value="0.294933629034691">
                <text:p>0.294933629034691</text:p>
              </table:table-cell>
              <table:table-cell office:value-type="float" office:value="0.0000000000676490773434027">
                <text:p>0.0000000000676490773434027</text:p>
              </table:table-cell>
              <table:table-cell office:value-type="float" office:value="3.72577311518073E-045">
                <text:p>3.72577311518073E-045</text:p>
              </table:table-cell>
              <table:table-cell office:value-type="float" office:value="9012.30324855389">
                <text:p>9012.30324855389</text:p>
              </table:table-cell>
              <table:table-cell office:value-type="float" office:value="0.00000119460796100781">
                <text:p>0.00000119460796100781</text:p>
              </table:table-cell>
              <table:table-cell office:value-type="float" office:value="9012.30324855389">
                <text:p>9012.30324855389</text:p>
              </table:table-cell>
              <table:table-cell office:value-type="float" office:value="7.50905236159477E-030">
                <text:p>7.50905236159477E-0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0.00927148560429145">
                <text:p>0.00927148560429145</text:p>
              </table:table-cell>
              <table:table-cell office:value-type="float" office:value="9058.40801247941">
                <text:p>9058.40801247941</text:p>
              </table:table-cell>
              <table:table-cell office:value-type="float" office:value="0.306912926294982">
                <text:p>0.306912926294982</text:p>
              </table:table-cell>
              <table:table-cell office:value-type="float" office:value="0.000000000112506414602429">
                <text:p>0.000000000112506414602429</text:p>
              </table:table-cell>
              <table:table-cell office:value-type="float" office:value="2.36821527099936E-044">
                <text:p>2.36821527099936E-044</text:p>
              </table:table-cell>
              <table:table-cell office:value-type="float" office:value="9058.40801247941">
                <text:p>9058.40801247941</text:p>
              </table:table-cell>
              <table:table-cell office:value-type="float" office:value="0.00000135903621094846">
                <text:p>0.00000135903621094846</text:p>
              </table:table-cell>
              <table:table-cell office:value-type="float" office:value="9058.40801247941">
                <text:p>9058.40801247941</text:p>
              </table:table-cell>
              <table:table-cell office:value-type="float" office:value="1.18164553158777E-029">
                <text:p>1.18164553158777E-0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0.0112605880646312">
                <text:p>0.0112605880646312</text:p>
              </table:table-cell>
              <table:table-cell office:value-type="float" office:value="9103.67526752127">
                <text:p>9103.67526752127</text:p>
              </table:table-cell>
              <table:table-cell office:value-type="float" office:value="0.318902148325699">
                <text:p>0.318902148325699</text:p>
              </table:table-cell>
              <table:table-cell office:value-type="float" office:value="0.000000000184311747783365">
                <text:p>0.000000000184311747783365</text:p>
              </table:table-cell>
              <table:table-cell office:value-type="float" office:value="1.42428163899184E-043">
                <text:p>1.42428163899184E-043</text:p>
              </table:table-cell>
              <table:table-cell office:value-type="float" office:value="9103.67526752127">
                <text:p>9103.67526752127</text:p>
              </table:table-cell>
              <table:table-cell office:value-type="float" office:value="0.0000015411604570767">
                <text:p>0.0000015411604570767</text:p>
              </table:table-cell>
              <table:table-cell office:value-type="float" office:value="9103.67526752127">
                <text:p>9103.67526752127</text:p>
              </table:table-cell>
              <table:table-cell office:value-type="float" office:value="1.83752430695793E-029">
                <text:p>1.83752430695793E-0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0.0135967908896925">
                <text:p>0.0135967908896925</text:p>
              </table:table-cell>
              <table:table-cell office:value-type="float" office:value="9148.16375802249">
                <text:p>9148.16375802249</text:p>
              </table:table-cell>
              <table:table-cell office:value-type="float" office:value="0.330895201064044">
                <text:p>0.330895201064044</text:p>
              </table:table-cell>
              <table:table-cell office:value-type="float" office:value="0.000000000297641468650101">
                <text:p>0.000000000297641468650101</text:p>
              </table:table-cell>
              <table:table-cell office:value-type="float" office:value="8.12530283113978E-043">
                <text:p>8.12530283113978E-043</text:p>
              </table:table-cell>
              <table:table-cell office:value-type="float" office:value="9148.16375802249">
                <text:p>9148.16375802249</text:p>
              </table:table-cell>
              <table:table-cell office:value-type="float" office:value="0.00000174251484040096">
                <text:p>0.00000174251484040096</text:p>
              </table:table-cell>
              <table:table-cell office:value-type="float" office:value="9148.16375802249">
                <text:p>9148.16375802249</text:p>
              </table:table-cell>
              <table:table-cell office:value-type="float" office:value="2.82609940238326E-029">
                <text:p>2.82609940238326E-0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0.0163257130809494">
                <text:p>0.0163257130809494</text:p>
              </table:table-cell>
              <table:table-cell office:value-type="float" office:value="9191.92834274652">
                <text:p>9191.92834274652</text:p>
              </table:table-cell>
              <table:table-cell office:value-type="float" office:value="0.34288641821754">
                <text:p>0.34288641821754</text:p>
              </table:table-cell>
              <table:table-cell office:value-type="float" office:value="0.000000000474118149257038">
                <text:p>0.000000000474118149257038</text:p>
              </table:table-cell>
              <table:table-cell office:value-type="float" office:value="4.40747411392548E-042">
                <text:p>4.40747411392548E-042</text:p>
              </table:table-cell>
              <table:table-cell office:value-type="float" office:value="9191.92834274652">
                <text:p>9191.92834274652</text:p>
              </table:table-cell>
              <table:table-cell office:value-type="float" office:value="0.0000019647600677361">
                <text:p>0.0000019647600677361</text:p>
              </table:table-cell>
              <table:table-cell office:value-type="float" office:value="9191.92834274652">
                <text:p>9191.92834274652</text:p>
              </table:table-cell>
              <table:table-cell office:value-type="float" office:value="4.30215080089413E-029">
                <text:p>4.30215080089413E-0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0.0194965548446798">
                <text:p>0.0194965548446798</text:p>
              </table:table-cell>
              <table:table-cell office:value-type="float" office:value="9235.02039459723">
                <text:p>9235.02039459723</text:p>
              </table:table-cell>
              <table:table-cell office:value-type="float" office:value="0.354870508180538">
                <text:p>0.354870508180538</text:p>
              </table:table-cell>
              <table:table-cell office:value-type="float" office:value="0.000000000745427522043863">
                <text:p>0.000000000745427522043863</text:p>
              </table:table-cell>
              <table:table-cell office:value-type="float" office:value="2.27838553692236E-041">
                <text:p>2.27838553692236E-041</text:p>
              </table:table-cell>
              <table:table-cell office:value-type="float" office:value="9235.02039459723">
                <text:p>9235.02039459723</text:p>
              </table:table-cell>
              <table:table-cell office:value-type="float" office:value="0.00000220969558609781">
                <text:p>0.00000220969558609781</text:p>
              </table:table-cell>
              <table:table-cell office:value-type="float" office:value="9235.02039459723">
                <text:p>9235.02039459723</text:p>
              </table:table-cell>
              <table:table-cell office:value-type="float" office:value="6.48689606100276E-029">
                <text:p>6.48689606100276E-0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0.0231620073196777">
                <text:p>0.0231620073196777</text:p>
              </table:table-cell>
              <table:table-cell office:value-type="float" office:value="9277.48816337258">
                <text:p>9277.48816337258</text:p>
              </table:table-cell>
              <table:table-cell office:value-type="float" office:value="0.366842506303592">
                <text:p>0.366842506303592</text:p>
              </table:table-cell>
              <table:table-cell office:value-type="float" office:value="0.00000000115746786593476">
                <text:p>0.00000000115746786593476</text:p>
              </table:table-cell>
              <table:table-cell office:value-type="float" office:value="1.12481146445113E-040">
                <text:p>1.12481146445113E-040</text:p>
              </table:table-cell>
              <table:table-cell office:value-type="float" office:value="9277.48816337258">
                <text:p>9277.48816337258</text:p>
              </table:table-cell>
              <table:table-cell office:value-type="float" office:value="0.00000247927306737019">
                <text:p>0.00000247927306737019</text:p>
              </table:table-cell>
              <table:table-cell office:value-type="float" office:value="9277.48816337258">
                <text:p>9277.48816337258</text:p>
              </table:table-cell>
              <table:table-cell office:value-type="float" office:value="9.69454143296991E-029">
                <text:p>9.69454143296991E-0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0.0273781389003872">
                <text:p>0.0273781389003872</text:p>
              </table:table-cell>
              <table:table-cell office:value-type="float" office:value="9319.3769367224">
                <text:p>9319.3769367224</text:p>
              </table:table-cell>
              <table:table-cell office:value-type="float" office:value="0.378797758761783">
                <text:p>0.378797758761783</text:p>
              </table:table-cell>
              <table:table-cell office:value-type="float" office:value="0.00000000177600418751213">
                <text:p>0.00000000177600418751213</text:p>
              </table:table-cell>
              <table:table-cell office:value-type="float" office:value="5.31407673621655E-040">
                <text:p>5.31407673621655E-040</text:p>
              </table:table-cell>
              <table:table-cell office:value-type="float" office:value="9319.3769367224">
                <text:p>9319.3769367224</text:p>
              </table:table-cell>
              <table:table-cell office:value-type="float" office:value="0.00000277561099156137">
                <text:p>0.00000277561099156137</text:p>
              </table:table-cell>
              <table:table-cell office:value-type="float" office:value="9319.3769367224">
                <text:p>9319.3769367224</text:p>
              </table:table-cell>
              <table:table-cell office:value-type="float" office:value="1.43688244187934E-028">
                <text:p>1.43688244187934E-0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0.0322040789967967">
                <text:p>0.0322040789967967</text:p>
              </table:table-cell>
              <table:table-cell office:value-type="float" office:value="9360.72959617939">
                <text:p>9360.72959617939</text:p>
              </table:table-cell>
              <table:table-cell office:value-type="float" office:value="0.390731843114575">
                <text:p>0.390731843114575</text:p>
              </table:table-cell>
              <table:table-cell office:value-type="float" office:value="0.00000000269429248611562">
                <text:p>0.00000000269429248611562</text:p>
              </table:table-cell>
              <table:table-cell office:value-type="float" office:value="2.40716115145931E-039">
                <text:p>2.40716115145931E-039</text:p>
              </table:table-cell>
              <table:table-cell office:value-type="float" office:value="9360.72959617939">
                <text:p>9360.72959617939</text:p>
              </table:table-cell>
              <table:table-cell office:value-type="float" office:value="0.00000310101167132418">
                <text:p>0.00000310101167132418</text:p>
              </table:table-cell>
              <table:table-cell office:value-type="float" office:value="9360.72959617939">
                <text:p>9360.72959617939</text:p>
              </table:table-cell>
              <table:table-cell office:value-type="float" office:value="2.11331859011249E-028">
                <text:p>2.11331859011249E-0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0.0377017545148502">
                <text:p>0.0377017545148502</text:p>
              </table:table-cell>
              <table:table-cell office:value-type="float" office:value="9401.58652702956">
                <text:p>9401.58652702956</text:p>
              </table:table-cell>
              <table:table-cell office:value-type="float" office:value="0.402640591159506">
                <text:p>0.402640591159506</text:p>
              </table:table-cell>
              <table:table-cell office:value-type="float" office:value="0.00000000404329122125761">
                <text:p>0.00000000404329122125761</text:p>
              </table:table-cell>
              <table:table-cell office:value-type="float" office:value="1.04738100901235E-038">
                <text:p>1.04738100901235E-038</text:p>
              </table:table-cell>
              <table:table-cell office:value-type="float" office:value="9401.58652702956">
                <text:p>9401.58652702956</text:p>
              </table:table-cell>
              <table:table-cell office:value-type="float" office:value="0.00000345797880779397">
                <text:p>0.00000345797880779397</text:p>
              </table:table-cell>
              <table:table-cell office:value-type="float" office:value="9401.58652702956">
                <text:p>9401.58652702956</text:p>
              </table:table-cell>
              <table:table-cell office:value-type="float" office:value="3.08593801879768E-028">
                <text:p>3.08593801879768E-0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0.0439354236881201">
                <text:p>0.0439354236881201</text:p>
              </table:table-cell>
              <table:table-cell office:value-type="float" office:value="9441.98609621696">
                <text:p>9441.98609621696</text:p>
              </table:table-cell>
              <table:table-cell office:value-type="float" office:value="0.414520020785088">
                <text:p>0.414520020785088</text:p>
              </table:table-cell>
              <table:table-cell office:value-type="float" office:value="0.00000000600521473972204">
                <text:p>0.00000000600521473972204</text:p>
              </table:table-cell>
              <table:table-cell office:value-type="float" office:value="4.38510962118845E-038">
                <text:p>4.38510962118845E-038</text:p>
              </table:table-cell>
              <table:table-cell office:value-type="float" office:value="9441.98609621696">
                <text:p>9441.98609621696</text:p>
              </table:table-cell>
              <table:table-cell office:value-type="float" office:value="0.00000384923830088796">
                <text:p>0.00000384923830088796</text:p>
              </table:table-cell>
              <table:table-cell office:value-type="float" office:value="9441.98609621696">
                <text:p>9441.98609621696</text:p>
              </table:table-cell>
              <table:table-cell office:value-type="float" office:value="4.47611789983703E-028">
                <text:p>4.47611789983703E-0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0.0509711505774366">
                <text:p>0.0509711505774366</text:p>
              </table:table-cell>
              <table:table-cell office:value-type="float" office:value="9481.96477187325">
                <text:p>9481.96477187325</text:p>
              </table:table-cell>
              <table:table-cell office:value-type="float" office:value="0.426366324388312">
                <text:p>0.426366324388312</text:p>
              </table:table-cell>
              <table:table-cell office:value-type="float" office:value="0.00000000883140820363561">
                <text:p>0.00000000883140820363561</text:p>
              </table:table-cell>
              <table:table-cell office:value-type="float" office:value="1.76950167556331E-037">
                <text:p>1.76950167556331E-037</text:p>
              </table:table-cell>
              <table:table-cell office:value-type="float" office:value="9481.96477187325">
                <text:p>9481.96477187325</text:p>
              </table:table-cell>
              <table:table-cell office:value-type="float" office:value="0.00000427776061789503">
                <text:p>0.00000427776061789503</text:p>
              </table:table-cell>
              <table:table-cell office:value-type="float" office:value="9481.96477187325">
                <text:p>9481.96477187325</text:p>
              </table:table-cell>
              <table:table-cell office:value-type="float" office:value="6.45219823896213E-028">
                <text:p>6.45219823896213E-0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0.058876110407136">
                <text:p>0.058876110407136</text:p>
              </table:table-cell>
              <table:table-cell office:value-type="float" office:value="9521.5572286799">
                <text:p>9521.5572286799</text:p>
              </table:table-cell>
              <table:table-cell office:value-type="float" office:value="0.438175859338397">
                <text:p>0.438175859338397</text:p>
              </table:table-cell>
              <table:table-cell office:value-type="float" office:value="0.0000000128657569136703">
                <text:p>0.0000000128657569136703</text:p>
              </table:table-cell>
              <table:table-cell office:value-type="float" office:value="6.89288980900196E-037">
                <text:p>6.89288980900196E-037</text:p>
              </table:table-cell>
              <table:table-cell office:value-type="float" office:value="9521.5572286799">
                <text:p>9521.5572286799</text:p>
              </table:table-cell>
              <table:table-cell office:value-type="float" office:value="0.00000474678558343536">
                <text:p>0.00000474678558343536</text:p>
              </table:table-cell>
              <table:table-cell office:value-type="float" office:value="9521.5572286799">
                <text:p>9521.5572286799</text:p>
              </table:table-cell>
              <table:table-cell office:value-type="float" office:value="9.24682954470826E-028">
                <text:p>9.24682954470826E-0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0.0677177048985171">
                <text:p>0.0677177048985171</text:p>
              </table:table-cell>
              <table:table-cell office:value-type="float" office:value="9560.79668147253">
                <text:p>9560.79668147253</text:p>
              </table:table-cell>
              <table:table-cell office:value-type="float" office:value="0.449945100999502">
                <text:p>0.449945100999502</text:p>
              </table:table-cell>
              <table:table-cell office:value-type="float" office:value="0.0000000185751498531014">
                <text:p>0.0000000185751498531014</text:p>
              </table:table-cell>
              <table:table-cell office:value-type="float" office:value="2.59587944358892E-036">
                <text:p>2.59587944358892E-036</text:p>
              </table:table-cell>
              <table:table-cell office:value-type="float" office:value="9560.79668147253">
                <text:p>9560.79668147253</text:p>
              </table:table-cell>
              <table:table-cell office:value-type="float" office:value="0.00000525985081458144">
                <text:p>0.00000525985081458144</text:p>
              </table:table-cell>
              <table:table-cell office:value-type="float" office:value="9560.79668147253">
                <text:p>9560.79668147253</text:p>
              </table:table-cell>
              <table:table-cell office:value-type="float" office:value="1.3180532871533E-027">
                <text:p>1.3180532871533E-0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0.0775628091715289">
                <text:p>0.0775628091715289</text:p>
              </table:table-cell>
              <table:table-cell office:value-type="float" office:value="9599.71493143577">
                <text:p>9599.71493143577</text:p>
              </table:table-cell>
              <table:table-cell office:value-type="float" office:value="0.461670641691285">
                <text:p>0.461670641691285</text:p>
              </table:table-cell>
              <table:table-cell office:value-type="float" office:value="0.0000000265890141311673">
                <text:p>0.0000000265890141311673</text:p>
              </table:table-cell>
              <table:table-cell office:value-type="float" office:value="9.46513144361235E-036">
                <text:p>9.46513144361235E-036</text:p>
              </table:table-cell>
              <table:table-cell office:value-type="float" office:value="9599.71493143577">
                <text:p>9599.71493143577</text:p>
              </table:table-cell>
              <table:table-cell office:value-type="float" office:value="0.0000058208225396233">
                <text:p>0.0000058208225396233</text:p>
              </table:table-cell>
              <table:table-cell office:value-type="float" office:value="9599.71493143577">
                <text:p>9599.71493143577</text:p>
              </table:table-cell>
              <table:table-cell office:value-type="float" office:value="1.86936358288131E-027">
                <text:p>1.86936358288131E-0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0.0884764561535075">
                <text:p>0.0884764561535075</text:p>
              </table:table-cell>
              <table:table-cell office:value-type="float" office:value="9638.34248383339">
                <text:p>9638.34248383339</text:p>
              </table:table-cell>
              <table:table-cell office:value-type="float" office:value="0.473349177809103">
                <text:p>0.473349177809103</text:p>
              </table:table-cell>
              <table:table-cell office:value-type="float" office:value="0.0000000377501719684648">
                <text:p>0.0000000377501719684648</text:p>
              </table:table-cell>
              <table:table-cell office:value-type="float" office:value="3.34599736915541E-035">
                <text:p>3.34599736915541E-035</text:p>
              </table:table-cell>
              <table:table-cell office:value-type="float" office:value="9638.34248383339">
                <text:p>9638.34248383339</text:p>
              </table:table-cell>
              <table:table-cell office:value-type="float" office:value="0.00000643393021585629">
                <text:p>0.00000643393021585629</text:p>
              </table:table-cell>
              <table:table-cell office:value-type="float" office:value="9638.34248383339">
                <text:p>9638.34248383339</text:p>
              </table:table-cell>
              <table:table-cell office:value-type="float" office:value="2.63895292743966E-027">
                <text:p>2.63895292743966E-0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0.100520761324657">
                <text:p>0.100520761324657</text:p>
              </table:table-cell>
              <table:table-cell office:value-type="float" office:value="9676.70883730571">
                <text:p>9676.70883730571</text:p>
              </table:table-cell>
              <table:table-cell office:value-type="float" office:value="0.484977468336973">
                <text:p>0.484977468336973</text:p>
              </table:table-cell>
              <table:table-cell office:value-type="float" office:value="0.0000000531802636554692">
                <text:p>0.0000000531802636554692</text:p>
              </table:table-cell>
              <table:table-cell office:value-type="float" office:value="1.14829932260232E-034">
                <text:p>1.14829932260232E-034</text:p>
              </table:table-cell>
              <table:table-cell office:value-type="float" office:value="9676.70883730571">
                <text:p>9676.70883730571</text:p>
              </table:table-cell>
              <table:table-cell office:value-type="float" office:value="0.00000710380608961085">
                <text:p>0.00000710380608961085</text:p>
              </table:table-cell>
              <table:table-cell office:value-type="float" office:value="9676.70883730571">
                <text:p>9676.70883730571</text:p>
              </table:table-cell>
              <table:table-cell office:value-type="float" office:value="3.70932421042988E-027">
                <text:p>3.70932421042988E-0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0.113753332455446">
                <text:p>0.113753332455446</text:p>
              </table:table-cell>
              <table:table-cell office:value-type="float" office:value="9714.84236891906">
                <text:p>9714.84236891906</text:p>
              </table:table-cell>
              <table:table-cell office:value-type="float" office:value="0.49655235918653">
                <text:p>0.49655235918653</text:p>
              </table:table-cell>
              <table:table-cell office:value-type="float" office:value="0.0000000743632739888877">
                <text:p>0.0000000743632739888877</text:p>
              </table:table-cell>
              <table:table-cell office:value-type="float" office:value="3.83057798754191E-034">
                <text:p>3.83057798754191E-034</text:p>
              </table:table-cell>
              <table:table-cell office:value-type="float" office:value="9714.84236891906">
                <text:p>9714.84236891906</text:p>
              </table:table-cell>
              <table:table-cell office:value-type="float" office:value="0.00000783552763313638">
                <text:p>0.00000783552763313638</text:p>
              </table:table-cell>
              <table:table-cell office:value-type="float" office:value="9714.84236891906">
                <text:p>9714.84236891906</text:p>
              </table:table-cell>
              <table:table-cell office:value-type="float" office:value="5.19306288216314E-027">
                <text:p>5.19306288216314E-0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0.12822595744093">
                <text:p>0.12822595744093</text:p>
              </table:table-cell>
              <table:table-cell office:value-type="float" office:value="9752.77065580801">
                <text:p>9752.77065580801</text:p>
              </table:table-cell>
              <table:table-cell office:value-type="float" office:value="0.508070735578079">
                <text:p>0.508070735578079</text:p>
              </table:table-cell>
              <table:table-cell office:value-type="float" office:value="0.000000103252283281225">
                <text:p>0.000000103252283281225</text:p>
              </table:table-cell>
              <table:table-cell office:value-type="float" office:value="1.24360206449192E-033">
                <text:p>1.24360206449192E-033</text:p>
              </table:table-cell>
              <table:table-cell office:value-type="float" office:value="9752.77065580801">
                <text:p>9752.77065580801</text:p>
              </table:table-cell>
              <table:table-cell office:value-type="float" office:value="0.00000863466723964917">
                <text:p>0.00000863466723964917</text:p>
              </table:table-cell>
              <table:table-cell office:value-type="float" office:value="9752.77065580801">
                <text:p>9752.77065580801</text:p>
              </table:table-cell>
              <table:table-cell office:value-type="float" office:value="7.24355333399673E-027">
                <text:p>7.24355333399673E-0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0.143982887216668">
                <text:p>0.143982887216668</text:p>
              </table:table-cell>
              <table:table-cell office:value-type="float" office:value="9790.52049982773">
                <text:p>9790.52049982773</text:p>
              </table:table-cell>
              <table:table-cell office:value-type="float" office:value="0.51952952274816">
                <text:p>0.51952952274816</text:p>
              </table:table-cell>
              <table:table-cell office:value-type="float" office:value="0.000000142405121179992">
                <text:p>0.000000142405121179992</text:p>
              </table:table-cell>
              <table:table-cell office:value-type="float" office:value="3.93381812402318E-033">
                <text:p>3.93381812402318E-033</text:p>
              </table:table-cell>
              <table:table-cell office:value-type="float" office:value="9790.52049982773">
                <text:p>9790.52049982773</text:p>
              </table:table-cell>
              <table:table-cell office:value-type="float" office:value="0.00000950734656769064">
                <text:p>0.00000950734656769064</text:p>
              </table:table-cell>
              <table:table-cell office:value-type="float" office:value="9790.52049982773">
                <text:p>9790.52049982773</text:p>
              </table:table-cell>
              <table:table-cell office:value-type="float" office:value="1.00694665792124E-026">
                <text:p>1.00694665792124E-0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0.161058986140469">
                <text:p>0.161058986140469</text:p>
              </table:table-cell>
              <table:table-cell office:value-type="float" office:value="9828.11794968725">
                <text:p>9828.11794968725</text:p>
              </table:table-cell>
              <table:table-cell office:value-type="float" office:value="0.5309256870031">
                <text:p>0.5309256870031</text:p>
              </table:table-cell>
              <table:table-cell office:value-type="float" office:value="0.000000195156429589989">
                <text:p>0.000000195156429589989</text:p>
              </table:table-cell>
              <table:table-cell office:value-type="float" office:value="1.21380991634389E-032">
                <text:p>1.21380991634389E-032</text:p>
              </table:table-cell>
              <table:table-cell office:value-type="float" office:value="9828.11794968725">
                <text:p>9828.11794968725</text:p>
              </table:table-cell>
              <table:table-cell office:value-type="float" office:value="0.0000104602974441427">
                <text:p>0.0000104602974441427</text:p>
              </table:table-cell>
              <table:table-cell office:value-type="float" office:value="9828.11794968725">
                <text:p>9828.11794968725</text:p>
              </table:table-cell>
              <table:table-cell office:value-type="float" office:value="1.39543502196513E-026">
                <text:p>1.39543502196513E-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0.179478003447186">
                <text:p>0.179478003447186</text:p>
              </table:table-cell>
              <table:table-cell office:value-type="float" office:value="9865.5885182543">
                <text:p>9865.5885182543</text:p>
              </table:table-cell>
              <table:table-cell office:value-type="float" office:value="0.542256204053396">
                <text:p>0.542256204053396</text:p>
              </table:table-cell>
              <table:table-cell office:value-type="float" office:value="0.00000026583581071175">
                <text:p>0.00000026583581071175</text:p>
              </table:table-cell>
              <table:table-cell office:value-type="float" office:value="3.65729814206876E-032">
                <text:p>3.65729814206876E-032</text:p>
              </table:table-cell>
              <table:table-cell office:value-type="float" office:value="9865.5885182543">
                <text:p>9865.5885182543</text:p>
              </table:table-cell>
              <table:table-cell office:value-type="float" office:value="0.0000115009316561749">
                <text:p>0.0000115009316561749</text:p>
              </table:table-cell>
              <table:table-cell office:value-type="float" office:value="9865.5885182543">
                <text:p>9865.5885182543</text:p>
              </table:table-cell>
              <table:table-cell office:value-type="float" office:value="1.92831403672811E-026">
                <text:p>1.92831403672811E-0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0.199250879522618">
                <text:p>0.199250879522618</text:p>
              </table:table-cell>
              <table:table-cell office:value-type="float" office:value="9902.95726446478">
                <text:p>9902.95726446478</text:p>
              </table:table-cell>
              <table:table-cell office:value-type="float" office:value="0.553518049391221">
                <text:p>0.553518049391221</text:p>
              </table:table-cell>
              <table:table-cell office:value-type="float" office:value="0.000000360044024359189">
                <text:p>0.000000360044024359189</text:p>
              </table:table-cell>
              <table:table-cell office:value-type="float" office:value="1.07720060978499E-031">
                <text:p>1.07720060978499E-031</text:p>
              </table:table-cell>
              <table:table-cell office:value-type="float" office:value="9902.95726446478">
                <text:p>9902.95726446478</text:p>
              </table:table-cell>
              <table:table-cell office:value-type="float" office:value="0.0000126374187963336">
                <text:p>0.0000126374187963336</text:p>
              </table:table-cell>
              <table:table-cell office:value-type="float" office:value="9902.95726446478">
                <text:p>9902.95726446478</text:p>
              </table:table-cell>
              <table:table-cell office:value-type="float" office:value="2.65780443873858E-026">
                <text:p>2.65780443873858E-0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0.220373473927325">
                <text:p>0.220373473927325</text:p>
              </table:table-cell>
              <table:table-cell office:value-type="float" office:value="9940.24872572562">
                <text:p>9940.24872572562</text:p>
              </table:table-cell>
              <table:table-cell office:value-type="float" office:value="0.564708213589596">
                <text:p>0.564708213589596</text:p>
              </table:table-cell>
              <table:table-cell office:value-type="float" office:value="0.000000485000605247377">
                <text:p>0.000000485000605247377</text:p>
              </table:table-cell>
              <table:table-cell office:value-type="float" office:value="3.10451883319868E-031">
                <text:p>3.10451883319868E-031</text:p>
              </table:table-cell>
              <table:table-cell office:value-type="float" office:value="9940.24872572562">
                <text:p>9940.24872572562</text:p>
              </table:table-cell>
              <table:table-cell office:value-type="float" office:value="0.0000138787727930158">
                <text:p>0.0000138787727930158</text:p>
              </table:table-cell>
              <table:table-cell office:value-type="float" office:value="9940.24872572562">
                <text:p>9940.24872572562</text:p>
              </table:table-cell>
              <table:table-cell office:value-type="float" office:value="3.65471189547324E-026">
                <text:p>3.65471189547324E-0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0.2428255514795">
                <text:p>0.2428255514795</text:p>
              </table:table-cell>
              <table:table-cell office:value-type="float" office:value="9977.48711706944">
                <text:p>9977.48711706944</text:p>
              </table:table-cell>
              <table:table-cell office:value-type="float" office:value="0.575823672796991">
                <text:p>0.575823672796991</text:p>
              </table:table-cell>
              <table:table-cell office:value-type="float" office:value="0.000000649985252519829">
                <text:p>0.000000649985252519829</text:p>
              </table:table-cell>
              <table:table-cell office:value-type="float" office:value="8.76344088422145E-031">
                <text:p>8.76344088422145E-031</text:p>
              </table:table-cell>
              <table:table-cell office:value-type="float" office:value="9977.48711706944">
                <text:p>9977.48711706944</text:p>
              </table:table-cell>
              <table:table-cell office:value-type="float" office:value="0.000015234951655224">
                <text:p>0.000015234951655224</text:p>
              </table:table-cell>
              <table:table-cell office:value-type="float" office:value="9977.48711706944">
                <text:p>9977.48711706944</text:p>
              </table:table-cell>
              <table:table-cell office:value-type="float" office:value="5.01501433789711E-026">
                <text:p>5.01501433789711E-0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0.266568358824597">
                <text:p>0.266568358824597</text:p>
              </table:table-cell>
              <table:table-cell office:value-type="float" office:value="10014.6964004646">
                <text:p>10014.6964004646</text:p>
              </table:table-cell>
              <table:table-cell office:value-type="float" office:value="0.58686138063606">
                <text:p>0.58686138063606</text:p>
              </table:table-cell>
              <table:table-cell office:value-type="float" office:value="0.000000866889981177591">
                <text:p>0.000000866889981177591</text:p>
              </table:table-cell>
              <table:table-cell office:value-type="float" office:value="2.4251635210263E-030">
                <text:p>2.4251635210263E-030</text:p>
              </table:table-cell>
              <table:table-cell office:value-type="float" office:value="10014.6964004646">
                <text:p>10014.6964004646</text:p>
              </table:table-cell>
              <table:table-cell office:value-type="float" office:value="0.0000167169692863805">
                <text:p>0.0000167169692863805</text:p>
              </table:table-cell>
              <table:table-cell office:value-type="float" office:value="10014.6964004646">
                <text:p>10014.6964004646</text:p>
              </table:table-cell>
              <table:table-cell office:value-type="float" office:value="6.86879924084054E-026">
                <text:p>6.86879924084054E-0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0.291544063669171">
                <text:p>0.291544063669171</text:p>
              </table:table-cell>
              <table:table-cell office:value-type="float" office:value="10051.9003271052">
                <text:p>10051.9003271052</text:p>
              </table:table-cell>
              <table:table-cell office:value-type="float" office:value="0.597818264520277">
                <text:p>0.597818264520277</text:p>
              </table:table-cell>
              <table:table-cell office:value-type="float" office:value="0.00000115091958780776">
                <text:p>0.00000115091958780776</text:p>
              </table:table-cell>
              <table:table-cell office:value-type="float" office:value="6.58541281729557E-030">
                <text:p>6.58541281729557E-030</text:p>
              </table:table-cell>
              <table:table-cell office:value-type="float" office:value="10051.9003271052">
                <text:p>10051.9003271052</text:p>
              </table:table-cell>
              <table:table-cell office:value-type="float" office:value="0.0000183370217506186">
                <text:p>0.0000183370217506186</text:p>
              </table:table-cell>
              <table:table-cell office:value-type="float" office:value="10051.9003271052">
                <text:p>10051.9003271052</text:p>
              </table:table-cell>
              <table:table-cell office:value-type="float" office:value="9.3924033252272E-026">
                <text:p>9.3924033252272E-0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0.31767437462475">
                <text:p>0.31767437462475</text:p>
              </table:table-cell>
              <table:table-cell office:value-type="float" office:value="10089.1224549753">
                <text:p>10089.1224549753</text:p>
              </table:table-cell>
              <table:table-cell office:value-type="float" office:value="0.608691226097656">
                <text:p>0.608691226097656</text:p>
              </table:table-cell>
              <table:table-cell office:value-type="float" office:value="0.00000152146914333902">
                <text:p>0.00000152146914333902</text:p>
              </table:table-cell>
              <table:table-cell office:value-type="float" office:value="1.75620224130661E-029">
                <text:p>1.75620224130661E-029</text:p>
              </table:table-cell>
              <table:table-cell office:value-type="float" office:value="10089.1224549753">
                <text:p>10089.1224549753</text:p>
              </table:table-cell>
              <table:table-cell office:value-type="float" office:value="0.0000201086300161993">
                <text:p>0.0000201086300161993</text:p>
              </table:table-cell>
              <table:table-cell office:value-type="float" office:value="10089.1224549753">
                <text:p>10089.1224549753</text:p>
              </table:table-cell>
              <table:table-cell office:value-type="float" office:value="1.28249221773219E-025">
                <text:p>1.28249221773219E-0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0.344860054841466">
                <text:p>0.344860054841466</text:p>
              </table:table-cell>
              <table:table-cell office:value-type="float" office:value="10126.3863025605">
                <text:p>10126.3863025605</text:p>
              </table:table-cell>
              <table:table-cell office:value-type="float" office:value="0.619477118463843">
                <text:p>0.619477118463843</text:p>
              </table:table-cell>
              <table:table-cell office:value-type="float" office:value="0.00000200322833439749">
                <text:p>0.00000200322833439749</text:p>
              </table:table-cell>
              <table:table-cell office:value-type="float" office:value="4.60335054054353E-029">
                <text:p>4.60335054054353E-029</text:p>
              </table:table-cell>
              <table:table-cell office:value-type="float" office:value="10126.3863025605">
                <text:p>10126.3863025605</text:p>
              </table:table-cell>
              <table:table-cell office:value-type="float" office:value="0.000022046803346146">
                <text:p>0.000022046803346146</text:p>
              </table:table-cell>
              <table:table-cell office:value-type="float" office:value="10126.3863025605">
                <text:p>10126.3863025605</text:p>
              </table:table-cell>
              <table:table-cell office:value-type="float" office:value="1.74907048176815E-025">
                <text:p>1.74907048176815E-0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0.372981223546909">
                <text:p>0.372981223546909</text:p>
              </table:table-cell>
              <table:table-cell office:value-type="float" office:value="10163.7153362252">
                <text:p>10163.7153362252</text:p>
              </table:table-cell>
              <table:table-cell office:value-type="float" office:value="0.630172751469436">
                <text:p>0.630172751469436</text:p>
              </table:table-cell>
              <table:table-cell office:value-type="float" office:value="0.00000262757083903229">
                <text:p>0.00000262757083903229</text:p>
              </table:table-cell>
              <table:table-cell office:value-type="float" office:value="1.18693071891972E-028">
                <text:p>1.18693071891972E-028</text:p>
              </table:table-cell>
              <table:table-cell office:value-type="float" office:value="10163.7153362252">
                <text:p>10163.7153362252</text:p>
              </table:table-cell>
              <table:table-cell office:value-type="float" office:value="0.0000241682231026168">
                <text:p>0.0000241682231026168</text:p>
              </table:table-cell>
              <table:table-cell office:value-type="float" office:value="10163.7153362252">
                <text:p>10163.7153362252</text:p>
              </table:table-cell>
              <table:table-cell office:value-type="float" office:value="2.38300355492405E-025">
                <text:p>2.38300355492405E-0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0.401897723688229">
                <text:p>0.401897723688229</text:p>
              </table:table-cell>
              <table:table-cell office:value-type="float" office:value="10201.1330261284">
                <text:p>10201.1330261284</text:p>
              </table:table-cell>
              <table:table-cell office:value-type="float" office:value="0.640774885380926">
                <text:p>0.640774885380926</text:p>
              </table:table-cell>
              <table:table-cell office:value-type="float" office:value="0.0000034342920815063">
                <text:p>0.0000034342920815063</text:p>
              </table:table-cell>
              <table:table-cell office:value-type="float" office:value="3.01270106099002E-028">
                <text:p>3.01270106099002E-028</text:p>
              </table:table-cell>
              <table:table-cell office:value-type="float" office:value="10201.1330261284">
                <text:p>10201.1330261284</text:p>
              </table:table-cell>
              <table:table-cell office:value-type="float" office:value="0.0000264914524784474">
                <text:p>0.0000264914524784474</text:p>
              </table:table-cell>
              <table:table-cell office:value-type="float" office:value="10201.1330261284">
                <text:p>10201.1330261284</text:p>
              </table:table-cell>
              <table:table-cell office:value-type="float" office:value="3.24410670164752E-025">
                <text:p>3.24410670164752E-0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0.431450669044581">
                <text:p>0.431450669044581</text:p>
              </table:table-cell>
              <table:table-cell office:value-type="float" office:value="10238.66296483">
                <text:p>10238.66296483</text:p>
              </table:table-cell>
              <table:table-cell office:value-type="float" office:value="0.651280213705581">
                <text:p>0.651280213705581</text:p>
              </table:table-cell>
              <table:table-cell office:value-type="float" office:value="0.00000447378886398033">
                <text:p>0.00000447378886398033</text:p>
              </table:table-cell>
              <table:table-cell office:value-type="float" office:value="7.53316401046759E-028">
                <text:p>7.53316401046759E-028</text:p>
              </table:table-cell>
              <table:table-cell office:value-type="float" office:value="10238.66296483">
                <text:p>10238.66296483</text:p>
              </table:table-cell>
              <table:table-cell office:value-type="float" office:value="0.0000290371761503168">
                <text:p>0.0000290371761503168</text:p>
              </table:table-cell>
              <table:table-cell office:value-type="float" office:value="10238.66296483">
                <text:p>10238.66296483</text:p>
              </table:table-cell>
              <table:table-cell office:value-type="float" office:value="4.41372465204799E-025">
                <text:p>4.41372465204799E-0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0.461463964185694">
                <text:p>0.461463964185694</text:p>
              </table:table-cell>
              <table:table-cell office:value-type="float" office:value="10276.3288489831">
                <text:p>10276.3288489831</text:p>
              </table:table-cell>
              <table:table-cell office:value-type="float" office:value="0.661685369402626">
                <text:p>0.661685369402626</text:p>
              </table:table-cell>
              <table:table-cell office:value-type="float" office:value="0.00000580976735101762">
                <text:p>0.00000580976735101762</text:p>
              </table:table-cell>
              <table:table-cell office:value-type="float" office:value="1.85687112343501E-027">
                <text:p>1.85687112343501E-027</text:p>
              </table:table-cell>
              <table:table-cell office:value-type="float" office:value="10276.3288489831">
                <text:p>10276.3288489831</text:p>
              </table:table-cell>
              <table:table-cell office:value-type="float" office:value="0.0000318284717001717">
                <text:p>0.0000318284717001717</text:p>
              </table:table-cell>
              <table:table-cell office:value-type="float" office:value="10276.3288489831">
                <text:p>10276.3288489831</text:p>
              </table:table-cell>
              <table:table-cell office:value-type="float" office:value="6.00260874585002E-025">
                <text:p>6.00260874585002E-0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0.49174885263812">
                <text:p>0.49174885263812</text:p>
              </table:table-cell>
              <table:table-cell office:value-type="float" office:value="10314.1544635255">
                <text:p>10314.1544635255</text:p>
              </table:table-cell>
              <table:table-cell office:value-type="float" office:value="0.671986930812549">
                <text:p>0.671986930812549</text:p>
              </table:table-cell>
              <table:table-cell office:value-type="float" office:value="0.00000752266518601734">
                <text:p>0.00000752266518601734</text:p>
              </table:table-cell>
              <table:table-cell office:value-type="float" office:value="4.51488847762642E-027">
                <text:p>4.51488847762642E-027</text:p>
              </table:table-cell>
              <table:table-cell office:value-type="float" office:value="10314.1544635255">
                <text:p>10314.1544635255</text:p>
              </table:table-cell>
              <table:table-cell office:value-type="float" office:value="0.0000348911193024255">
                <text:p>0.0000348911193024255</text:p>
              </table:table-cell>
              <table:table-cell office:value-type="float" office:value="10314.1544635255">
                <text:p>10314.1544635255</text:p>
              </table:table-cell>
              <table:table-cell office:value-type="float" office:value="8.16174547972991E-025">
                <text:p>8.16174547972991E-0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0.522105071175722">
                <text:p>0.522105071175722</text:p>
              </table:table-cell>
              <table:table-cell office:value-type="float" office:value="10352.1640239487">
                <text:p>10352.1640239487</text:p>
              </table:table-cell>
              <table:table-cell office:value-type="float" office:value="0.682181365806311">
                <text:p>0.682181365806311</text:p>
              </table:table-cell>
              <table:table-cell office:value-type="float" office:value="0.00000971380418767648">
                <text:p>0.00000971380418767648</text:p>
              </table:table-cell>
              <table:table-cell office:value-type="float" office:value="1.08349541163712E-026">
                <text:p>1.08349541163712E-026</text:p>
              </table:table-cell>
              <table:table-cell office:value-type="float" office:value="10352.1640239487">
                <text:p>10352.1640239487</text:p>
              </table:table-cell>
              <table:table-cell office:value-type="float" office:value="0.0000382539609316174">
                <text:p>0.0000382539609316174</text:p>
              </table:table-cell>
              <table:table-cell office:value-type="float" office:value="10352.1640239487">
                <text:p>10352.1640239487</text:p>
              </table:table-cell>
              <table:table-cell office:value-type="float" office:value="1.10972906949273E-024">
                <text:p>1.10972906949273E-0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0.552328460874775">
                <text:p>0.552328460874775</text:p>
              </table:table-cell>
              <table:table-cell office:value-type="float" office:value="10390.3817485368">
                <text:p>10390.3817485368</text:p>
              </table:table-cell>
              <table:table-cell office:value-type="float" office:value="0.692265108765488">
                <text:p>0.692265108765488</text:p>
              </table:table-cell>
              <table:table-cell office:value-type="float" office:value="0.0000125107028511401">
                <text:p>0.0000125107028511401</text:p>
              </table:table-cell>
              <table:table-cell office:value-type="float" office:value="2.56780516734479E-026">
                <text:p>2.56780516734479E-026</text:p>
              </table:table-cell>
              <table:table-cell office:value-type="float" office:value="10390.3817485368">
                <text:p>10390.3817485368</text:p>
              </table:table-cell>
              <table:table-cell office:value-type="float" office:value="0.0000419492996588726">
                <text:p>0.0000419492996588726</text:p>
              </table:table-cell>
              <table:table-cell office:value-type="float" office:value="10390.3817485368">
                <text:p>10390.3817485368</text:p>
              </table:table-cell>
              <table:table-cell office:value-type="float" office:value="1.5091171463331E-024">
                <text:p>1.5091171463331E-0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0.582212540103631">
                <text:p>0.582212540103631</text:p>
              </table:table-cell>
              <table:table-cell office:value-type="float" office:value="10428.8323199326">
                <text:p>10428.8323199326</text:p>
              </table:table-cell>
              <table:table-cell office:value-type="float" office:value="0.702234484203827">
                <text:p>0.702234484203827</text:p>
              </table:table-cell>
              <table:table-cell office:value-type="float" office:value="0.0000160734049883856">
                <text:p>0.0000160734049883856</text:p>
              </table:table-cell>
              <table:table-cell office:value-type="float" office:value="6.01265160584179E-026">
                <text:p>6.01265160584179E-026</text:p>
              </table:table-cell>
              <table:table-cell office:value-type="float" office:value="10428.8323199326">
                <text:p>10428.8323199326</text:p>
              </table:table-cell>
              <table:table-cell office:value-type="float" office:value="0.0000460133707511258">
                <text:p>0.0000460133707511258</text:p>
              </table:table-cell>
              <table:table-cell office:value-type="float" office:value="10428.8323199326">
                <text:p>10428.8323199326</text:p>
              </table:table-cell>
              <table:table-cell office:value-type="float" office:value="2.05296495110363E-024">
                <text:p>2.05296495110363E-0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0">
                <text:p>10100</text:p>
              </table:table-cell>
              <table:table-cell office:value-type="float" office:value="0.611555733917868">
                <text:p>0.611555733917868</text:p>
              </table:table-cell>
              <table:table-cell office:value-type="float" office:value="10467.5407068999">
                <text:p>10467.5407068999</text:p>
              </table:table-cell>
              <table:table-cell office:value-type="float" office:value="0.712085740890135">
                <text:p>0.712085740890135</text:p>
              </table:table-cell>
              <table:table-cell office:value-type="float" office:value="0.0000206024509057993">
                <text:p>0.0000206024509057993</text:p>
              </table:table-cell>
              <table:table-cell office:value-type="float" office:value="1.39165999642826E-025">
                <text:p>1.39165999642826E-025</text:p>
              </table:table-cell>
              <table:table-cell office:value-type="float" office:value="10467.5407068999">
                <text:p>10467.5407068999</text:p>
              </table:table-cell>
              <table:table-cell office:value-type="float" office:value="0.000050486871623922">
                <text:p>0.000050486871623922</text:p>
              </table:table-cell>
              <table:table-cell office:value-type="float" office:value="10467.5407068999">
                <text:p>10467.5407068999</text:p>
              </table:table-cell>
              <table:table-cell office:value-type="float" office:value="2.79429518316346E-024">
                <text:p>2.79429518316346E-0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0">
                <text:p>10200</text:p>
              </table:table-cell>
              <table:table-cell office:value-type="float" office:value="0.640166758792829">
                <text:p>0.640166758792829</text:p>
              </table:table-cell>
              <table:table-cell office:value-type="float" office:value="10506.5321578681">
                <text:p>10506.5321578681</text:p>
              </table:table-cell>
              <table:table-cell office:value-type="float" office:value="0.721815056564036">
                <text:p>0.721815056564036</text:p>
              </table:table-cell>
              <table:table-cell office:value-type="float" office:value="0.0000263486012759564">
                <text:p>0.0000263486012759564</text:p>
              </table:table-cell>
              <table:table-cell office:value-type="float" office:value="3.18520681971929E-025">
                <text:p>3.18520681971929E-025</text:p>
              </table:table-cell>
              <table:table-cell office:value-type="float" office:value="10506.5321578681">
                <text:p>10506.5321578681</text:p>
              </table:table-cell>
              <table:table-cell office:value-type="float" office:value="0.0000554155729269905">
                <text:p>0.0000554155729269905</text:p>
              </table:table-cell>
              <table:table-cell office:value-type="float" office:value="10506.5321578681">
                <text:p>10506.5321578681</text:p>
              </table:table-cell>
              <table:table-cell office:value-type="float" office:value="3.80604438917946E-024">
                <text:p>3.80604438917946E-0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0">
                <text:p>10300</text:p>
              </table:table-cell>
              <table:table-cell office:value-type="float" office:value="0.667868863649125">
                <text:p>0.667868863649125</text:p>
              </table:table-cell>
              <table:table-cell office:value-type="float" office:value="10545.8324653503">
                <text:p>10545.8324653503</text:p>
              </table:table-cell>
              <table:table-cell office:value-type="float" office:value="0.7314184955812">
                <text:p>0.7314184955812</text:p>
              </table:table-cell>
              <table:table-cell office:value-type="float" office:value="0.0000336245914182687">
                <text:p>0.0000336245914182687</text:p>
              </table:table-cell>
              <table:table-cell office:value-type="float" office:value="7.21158707989772E-025">
                <text:p>7.21158707989772E-025</text:p>
              </table:table-cell>
              <table:table-cell office:value-type="float" office:value="10545.8324653503">
                <text:p>10545.8324653503</text:p>
              </table:table-cell>
              <table:table-cell office:value-type="float" office:value="0.0000608510251461079">
                <text:p>0.0000608510251461079</text:p>
              </table:table-cell>
              <table:table-cell office:value-type="float" office:value="10545.8324653503">
                <text:p>10545.8324653503</text:p>
              </table:table-cell>
              <table:table-cell office:value-type="float" office:value="5.18876984812345E-024">
                <text:p>5.18876984812345E-0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0">
                <text:p>10400</text:p>
              </table:table-cell>
              <table:table-cell office:value-type="float" office:value="0.694504124199627">
                <text:p>0.694504124199627</text:p>
              </table:table-cell>
              <table:table-cell office:value-type="float" office:value="10585.4676306643">
                <text:p>10585.4676306643</text:p>
              </table:table-cell>
              <table:table-cell office:value-type="float" office:value="0.740892071081005">
                <text:p>0.740892071081005</text:p>
              </table:table-cell>
              <table:table-cell office:value-type="float" office:value="0.0000428193459272214">
                <text:p>0.0000428193459272214</text:p>
              </table:table-cell>
              <table:table-cell office:value-type="float" office:value="1.61562391602548E-024">
                <text:p>1.61562391602548E-024</text:p>
              </table:table-cell>
              <table:table-cell office:value-type="float" office:value="10585.4676306643">
                <text:p>10585.4676306643</text:p>
              </table:table-cell>
              <table:table-cell office:value-type="float" office:value="0.0000668513611297202">
                <text:p>0.0000668513611297202</text:p>
              </table:table-cell>
              <table:table-cell office:value-type="float" office:value="10585.4676306643">
                <text:p>10585.4676306643</text:p>
              </table:table-cell>
              <table:table-cell office:value-type="float" office:value="7.08143208014794E-024">
                <text:p>7.08143208014794E-0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0">
                <text:p>10500</text:p>
              </table:table-cell>
              <table:table-cell office:value-type="float" office:value="0.719938034217592">
                <text:p>0.719938034217592</text:p>
              </table:table-cell>
              <table:table-cell office:value-type="float" office:value="10625.4642321801">
                <text:p>10625.4642321801</text:p>
              </table:table-cell>
              <table:table-cell office:value-type="float" office:value="0.750231684811567">
                <text:p>0.750231684811567</text:p>
              </table:table-cell>
              <table:table-cell office:value-type="float" office:value="0.0000544152826968895">
                <text:p>0.0000544152826968895</text:p>
              </table:table-cell>
              <table:table-cell office:value-type="float" office:value="3.582393605462E-024">
                <text:p>3.582393605462E-024</text:p>
              </table:table-cell>
              <table:table-cell office:value-type="float" office:value="10625.4642321801">
                <text:p>10625.4642321801</text:p>
              </table:table-cell>
              <table:table-cell office:value-type="float" office:value="0.0000734822318994431">
                <text:p>0.0000734822318994431</text:p>
              </table:table-cell>
              <table:table-cell office:value-type="float" office:value="10625.4642321801">
                <text:p>10625.4642321801</text:p>
              </table:table-cell>
              <table:table-cell office:value-type="float" office:value="9.67655061952567E-024">
                <text:p>9.67655061952567E-0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0">
                <text:p>10600</text:p>
              </table:table-cell>
              <table:table-cell office:value-type="float" office:value="0.744062589679104">
                <text:p>0.744062589679104</text:p>
              </table:table-cell>
              <table:table-cell office:value-type="float" office:value="10665.8492366948">
                <text:p>10665.8492366948</text:p>
              </table:table-cell>
              <table:table-cell office:value-type="float" office:value="0.759433164154016">
                <text:p>0.759433164154016</text:p>
              </table:table-cell>
              <table:table-cell office:value-type="float" office:value="0.0000690091659496986">
                <text:p>0.0000690091659496986</text:p>
              </table:table-cell>
              <table:table-cell office:value-type="float" office:value="7.86357820353438E-024">
                <text:p>7.86357820353438E-024</text:p>
              </table:table-cell>
              <table:table-cell office:value-type="float" office:value="10665.8492366948">
                <text:p>10665.8492366948</text:p>
              </table:table-cell>
              <table:table-cell office:value-type="float" office:value="0.0000808178750159661">
                <text:p>0.0000808178750159661</text:p>
              </table:table-cell>
              <table:table-cell office:value-type="float" office:value="10665.8492366948">
                <text:p>10665.8492366948</text:p>
              </table:table-cell>
              <table:table-cell office:value-type="float" office:value="1.3241545829793E-023">
                <text:p>1.3241545829793E-0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0">
                <text:p>10700</text:p>
              </table:table-cell>
              <table:table-cell office:value-type="float" office:value="0.766796435966238">
                <text:p>0.766796435966238</text:p>
              </table:table-cell>
              <table:table-cell office:value-type="float" office:value="10706.6500036427">
                <text:p>10706.6500036427</text:p>
              </table:table-cell>
              <table:table-cell office:value-type="float" office:value="0.768492265813548">
                <text:p>0.768492265813548</text:p>
              </table:table-cell>
              <table:table-cell office:value-type="float" office:value="0.0000873364408679518">
                <text:p>0.0000873364408679518</text:p>
              </table:table-cell>
              <table:table-cell office:value-type="float" office:value="1.70903019273881E-023">
                <text:p>1.70903019273881E-023</text:p>
              </table:table-cell>
              <table:table-cell office:value-type="float" office:value="10706.6500036427">
                <text:p>10706.6500036427</text:p>
              </table:table-cell>
              <table:table-cell office:value-type="float" office:value="0.0000889423500727376">
                <text:p>0.0000889423500727376</text:p>
              </table:table-cell>
              <table:table-cell office:value-type="float" office:value="10706.6500036427">
                <text:p>10706.6500036427</text:p>
              </table:table-cell>
              <table:table-cell office:value-type="float" office:value="1.81489044393807E-023">
                <text:p>1.81489044393807E-0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0">
                <text:p>10800</text:p>
              </table:table-cell>
              <table:table-cell office:value-type="float" office:value="0.788086565114748">
                <text:p>0.788086565114748</text:p>
              </table:table-cell>
              <table:table-cell office:value-type="float" office:value="10747.8943166312">
                <text:p>10747.8943166312</text:p>
              </table:table-cell>
              <table:table-cell office:value-type="float" office:value="0.777404674914688">
                <text:p>0.777404674914688</text:p>
              </table:table-cell>
              <table:table-cell office:value-type="float" office:value="0.000110300962138156">
                <text:p>0.000110300962138156</text:p>
              </table:table-cell>
              <table:table-cell office:value-type="float" office:value="3.67804428209921E-023">
                <text:p>3.67804428209921E-023</text:p>
              </table:table-cell>
              <table:table-cell office:value-type="float" office:value="10747.8943166312">
                <text:p>10747.8943166312</text:p>
              </table:table-cell>
              <table:table-cell office:value-type="float" office:value="0.0000979509645440369">
                <text:p>0.0000979509645440369</text:p>
              </table:table-cell>
              <table:table-cell office:value-type="float" office:value="10747.8943166312">
                <text:p>10747.8943166312</text:p>
              </table:table-cell>
              <table:table-cell office:value-type="float" office:value="2.49189548109549E-023">
                <text:p>2.49189548109549E-0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0">
                <text:p>10900</text:p>
              </table:table-cell>
              <table:table-cell office:value-type="float" office:value="0.807906267419105">
                <text:p>0.807906267419105</text:p>
              </table:table-cell>
              <table:table-cell office:value-type="float" office:value="10789.6103667481">
                <text:p>10789.6103667481</text:p>
              </table:table-cell>
              <table:table-cell office:value-type="float" office:value="0.786166012738982">
                <text:p>0.786166012738982</text:p>
              </table:table-cell>
              <table:table-cell office:value-type="float" office:value="0.000139009060844937">
                <text:p>0.000139009060844937</text:p>
              </table:table-cell>
              <table:table-cell office:value-type="float" office:value="7.83898252179899E-023">
                <text:p>7.83898252179899E-023</text:p>
              </table:table-cell>
              <table:table-cell office:value-type="float" office:value="10789.6103667481">
                <text:p>10789.6103667481</text:p>
              </table:table-cell>
              <table:table-cell office:value-type="float" office:value="0.000107951919013163">
                <text:p>0.000107951919013163</text:p>
              </table:table-cell>
              <table:table-cell office:value-type="float" office:value="10789.6103667481">
                <text:p>10789.6103667481</text:p>
              </table:table-cell>
              <table:table-cell office:value-type="float" office:value="3.4280721534278E-023">
                <text:p>3.4280721534278E-0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0">
                <text:p>11000</text:p>
              </table:table-cell>
              <table:table-cell office:value-type="float" office:value="0.826254671574385">
                <text:p>0.826254671574385</text:p>
              </table:table-cell>
              <table:table-cell office:value-type="float" office:value="10831.8267936565">
                <text:p>10831.8267936565</text:p>
              </table:table-cell>
              <table:table-cell office:value-type="float" office:value="0.79477183453266">
                <text:p>0.79477183453266</text:p>
              </table:table-cell>
              <table:table-cell office:value-type="float" office:value="0.000174811159221508">
                <text:p>0.000174811159221508</text:p>
              </table:table-cell>
              <table:table-cell office:value-type="float" office:value="1.65465754498745E-022">
                <text:p>1.65465754498745E-022</text:p>
              </table:table-cell>
              <table:table-cell office:value-type="float" office:value="10831.8267936565">
                <text:p>10831.8267936565</text:p>
              </table:table-cell>
              <table:table-cell office:value-type="float" office:value="0.000119068207372933">
                <text:p>0.000119068207372933</text:p>
              </table:table-cell>
              <table:table-cell office:value-type="float" office:value="10831.8267936565">
                <text:p>10831.8267936565</text:p>
              </table:table-cell>
              <table:table-cell office:value-type="float" office:value="4.72588054848954E-023">
                <text:p>4.72588054848954E-0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0">
                <text:p>11100</text:p>
              </table:table-cell>
              <table:table-cell office:value-type="float" office:value="0.843152919840896">
                <text:p>0.843152919840896</text:p>
              </table:table-cell>
              <table:table-cell office:value-type="float" office:value="10874.5724718397">
                <text:p>10874.5724718397</text:p>
              </table:table-cell>
              <table:table-cell office:value-type="float" office:value="0.803217672281649">
                <text:p>0.803217672281649</text:p>
              </table:table-cell>
              <table:table-cell office:value-type="float" office:value="0.000219348810111507">
                <text:p>0.000219348810111507</text:p>
              </table:table-cell>
              <table:table-cell office:value-type="float" office:value="3.45924567659661E-022">
                <text:p>3.45924567659661E-022</text:p>
              </table:table-cell>
              <table:table-cell office:value-type="float" office:value="10874.5724718397">
                <text:p>10874.5724718397</text:p>
              </table:table-cell>
              <table:table-cell office:value-type="float" office:value="0.000131439811036878">
                <text:p>0.000131439811036878</text:p>
              </table:table-cell>
              <table:table-cell office:value-type="float" office:value="10874.5724718397">
                <text:p>10874.5724718397</text:p>
              </table:table-cell>
              <table:table-cell office:value-type="float" office:value="6.52978018803999E-023">
                <text:p>6.52978018803999E-0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0">
                <text:p>11200</text:p>
              </table:table-cell>
              <table:table-cell office:value-type="float" office:value="0.85864148895036">
                <text:p>0.85864148895036</text:p>
              </table:table-cell>
              <table:table-cell office:value-type="float" office:value="10917.8766325136">
                <text:p>10917.8766325136</text:p>
              </table:table-cell>
              <table:table-cell office:value-type="float" office:value="0.811499018762405">
                <text:p>0.811499018762405</text:p>
              </table:table-cell>
              <table:table-cell office:value-type="float" office:value="0.00027461085319215">
                <text:p>0.00027461085319215</text:p>
              </table:table-cell>
              <table:table-cell office:value-type="float" office:value="7.16297304678347E-022">
                <text:p>7.16297304678347E-022</text:p>
              </table:table-cell>
              <table:table-cell office:value-type="float" office:value="10917.8766325136">
                <text:p>10917.8766325136</text:p>
              </table:table-cell>
              <table:table-cell office:value-type="float" office:value="0.000145226236777259">
                <text:p>0.000145226236777259</text:p>
              </table:table-cell>
              <table:table-cell office:value-type="float" office:value="10917.8766325136">
                <text:p>10917.8766325136</text:p>
              </table:table-cell>
              <table:table-cell office:value-type="float" office:value="9.04411831921844E-023">
                <text:p>9.04411831921844E-0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0">
                <text:p>11300</text:p>
              </table:table-cell>
              <table:table-cell office:value-type="float" office:value="0.872776699622253">
                <text:p>0.872776699622253</text:p>
              </table:table-cell>
              <table:table-cell office:value-type="float" office:value="10961.7686931758">
                <text:p>10961.7686931758</text:p>
              </table:table-cell>
              <table:table-cell office:value-type="float" office:value="0.81961136309845">
                <text:p>0.81961136309845</text:p>
              </table:table-cell>
              <table:table-cell office:value-type="float" office:value="0.000342998765489825">
                <text:p>0.000342998765489825</text:p>
              </table:table-cell>
              <table:table-cell office:value-type="float" office:value="1.46911431059625E-021">
                <text:p>1.46911431059625E-021</text:p>
              </table:table-cell>
              <table:table-cell office:value-type="float" office:value="10961.7686931758">
                <text:p>10961.7686931758</text:p>
              </table:table-cell>
              <table:table-cell office:value-type="float" office:value="0.000160609448732662">
                <text:p>0.000160609448732662</text:p>
              </table:table-cell>
              <table:table-cell office:value-type="float" office:value="10961.7686931758">
                <text:p>10961.7686931758</text:p>
              </table:table-cell>
              <table:table-cell office:value-type="float" office:value="1.25589283308771E-022">
                <text:p>1.25589283308771E-0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0">
                <text:p>11400</text:p>
              </table:table-cell>
              <table:table-cell office:value-type="float" office:value="0.885626426143846">
                <text:p>0.885626426143846</text:p>
              </table:table-cell>
              <table:table-cell office:value-type="float" office:value="11006.27820942">
                <text:p>11006.27820942</text:p>
              </table:table-cell>
              <table:table-cell office:value-type="float" office:value="0.827550204983267">
                <text:p>0.827550204983267</text:p>
              </table:table-cell>
              <table:table-cell office:value-type="float" office:value="0.000427400065060333">
                <text:p>0.000427400065060333</text:p>
              </table:table-cell>
              <table:table-cell office:value-type="float" office:value="2.98452517359641E-021">
                <text:p>2.98452517359641E-021</text:p>
              </table:table-cell>
              <table:table-cell office:value-type="float" office:value="11006.27820942">
                <text:p>11006.27820942</text:p>
              </table:table-cell>
              <table:table-cell office:value-type="float" office:value="0.000177797257833558">
                <text:p>0.000177797257833558</text:p>
              </table:table-cell>
              <table:table-cell office:value-type="float" office:value="11006.27820942">
                <text:p>11006.27820942</text:p>
              </table:table-cell>
              <table:table-cell office:value-type="float" office:value="1.74872748074149E-022">
                <text:p>1.74872748074149E-0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0">
                <text:p>11500</text:p>
              </table:table-cell>
              <table:table-cell office:value-type="float" office:value="0.897267350564646">
                <text:p>0.897267350564646</text:p>
              </table:table-cell>
              <table:table-cell office:value-type="float" office:value="11051.4347746018">
                <text:p>11051.4347746018</text:p>
              </table:table-cell>
              <table:table-cell office:value-type="float" office:value="0.835311078144975">
                <text:p>0.835311078144975</text:p>
              </table:table-cell>
              <table:table-cell office:value-type="float" office:value="0.000531276492493053">
                <text:p>0.000531276492493053</text:p>
              </table:table-cell>
              <table:table-cell office:value-type="float" office:value="6.005674641378E-021">
                <text:p>6.005674641378E-021</text:p>
              </table:table-cell>
              <table:table-cell office:value-type="float" office:value="11051.4347746018">
                <text:p>11051.4347746018</text:p>
              </table:table-cell>
              <table:table-cell office:value-type="float" office:value="0.000197027238458578">
                <text:p>0.000197027238458578</text:p>
              </table:table-cell>
              <table:table-cell office:value-type="float" office:value="11051.4347746018">
                <text:p>11051.4347746018</text:p>
              </table:table-cell>
              <table:table-cell office:value-type="float" office:value="2.44194989916737E-022">
                <text:p>2.44194989916737E-0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0">
                <text:p>11600</text:p>
              </table:table-cell>
              <table:table-cell office:value-type="float" office:value="0.907781239145272">
                <text:p>0.907781239145272</text:p>
              </table:table-cell>
              <table:table-cell office:value-type="float" office:value="11097.2679609535">
                <text:p>11097.2679609535</text:p>
              </table:table-cell>
              <table:table-cell office:value-type="float" office:value="0.842889566538441">
                <text:p>0.842889566538441</text:p>
              </table:table-cell>
              <table:table-cell office:value-type="float" office:value="0.000658761292599345">
                <text:p>0.000658761292599345</text:p>
              </table:table-cell>
              <table:table-cell office:value-type="float" office:value="1.19708358184606E-020">
                <text:p>1.19708358184606E-020</text:p>
              </table:table-cell>
              <table:table-cell office:value-type="float" office:value="11097.2679609535">
                <text:p>11097.2679609535</text:p>
              </table:table-cell>
              <table:table-cell office:value-type="float" office:value="0.000218571249251276">
                <text:p>0.000218571249251276</text:p>
              </table:table-cell>
              <table:table-cell office:value-type="float" office:value="11097.2679609535">
                <text:p>11097.2679609535</text:p>
              </table:table-cell>
              <table:table-cell office:value-type="float" office:value="3.42022931494095E-022">
                <text:p>3.42022931494095E-0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0">
                <text:p>11700</text:p>
              </table:table-cell>
              <table:table-cell office:value-type="float" office:value="0.917252513822427">
                <text:p>0.917252513822427</text:p>
              </table:table-cell>
              <table:table-cell office:value-type="float" office:value="11143.8069988089">
                <text:p>11143.8069988089</text:p>
              </table:table-cell>
              <table:table-cell office:value-type="float" office:value="0.850281366509">
                <text:p>0.850281366509</text:p>
              </table:table-cell>
              <table:table-cell office:value-type="float" office:value="0.000814773939390513">
                <text:p>0.000814773939390513</text:p>
              </table:table-cell>
              <table:table-cell office:value-type="float" office:value="2.36361293137113E-020">
                <text:p>2.36361293137113E-020</text:p>
              </table:table-cell>
              <table:table-cell office:value-type="float" office:value="11143.8069988089">
                <text:p>11143.8069988089</text:p>
              </table:table-cell>
              <table:table-cell office:value-type="float" office:value="0.000242740666528019">
                <text:p>0.000242740666528019</text:p>
              </table:table-cell>
              <table:table-cell office:value-type="float" office:value="11143.8069988089">
                <text:p>11143.8069988089</text:p>
              </table:table-cell>
              <table:table-cell office:value-type="float" office:value="4.80543421835237E-022">
                <text:p>4.80543421835237E-0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0">
                <text:p>11800</text:p>
              </table:table-cell>
              <table:table-cell office:value-type="float" office:value="0.925765780681729">
                <text:p>0.925765780681729</text:p>
              </table:table-cell>
              <table:table-cell office:value-type="float" office:value="11191.0808323542">
                <text:p>11191.0808323542</text:p>
              </table:table-cell>
              <table:table-cell office:value-type="float" office:value="0.857482282569277">
                <text:p>0.857482282569277</text:p>
              </table:table-cell>
              <table:table-cell office:value-type="float" office:value="0.00100514873038796">
                <text:p>0.00100514873038796</text:p>
              </table:table-cell>
              <table:table-cell office:value-type="float" office:value="4.6231084800976E-020">
                <text:p>4.6231084800976E-020</text:p>
              </table:table-cell>
              <table:table-cell office:value-type="float" office:value="11191.0808323542">
                <text:p>11191.0808323542</text:p>
              </table:table-cell>
              <table:table-cell office:value-type="float" office:value="0.000269892401622647">
                <text:p>0.000269892401622647</text:p>
              </table:table-cell>
              <table:table-cell office:value-type="float" office:value="11191.0808323542">
                <text:p>11191.0808323542</text:p>
              </table:table-cell>
              <table:table-cell office:value-type="float" office:value="6.77360740933439E-022">
                <text:p>6.77360740933439E-0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0">
                <text:p>11900</text:p>
              </table:table-cell>
              <table:table-cell office:value-type="float" office:value="0.933403911285178">
                <text:p>0.933403911285178</text:p>
              </table:table-cell>
              <table:table-cell office:value-type="float" office:value="11239.1178467142">
                <text:p>11239.1178467142</text:p>
              </table:table-cell>
              <table:table-cell office:value-type="float" office:value="0.864488280661218">
                <text:p>0.864488280661218</text:p>
              </table:table-cell>
              <table:table-cell office:value-type="float" office:value="0.0012367799651664">
                <text:p>0.0012367799651664</text:p>
              </table:table-cell>
              <table:table-cell office:value-type="float" office:value="8.95813358161317E-020">
                <text:p>8.95813358161317E-020</text:p>
              </table:table-cell>
              <table:table-cell office:value-type="float" office:value="11239.1178467142">
                <text:p>11239.1178467142</text:p>
              </table:table-cell>
              <table:table-cell office:value-type="float" office:value="0.000300435851684681">
                <text:p>0.000300435851684681</text:p>
              </table:table-cell>
              <table:table-cell office:value-type="float" office:value="11239.1178467142">
                <text:p>11239.1178467142</text:p>
              </table:table-cell>
              <table:table-cell office:value-type="float" office:value="9.57996024118585E-022">
                <text:p>9.57996024118585E-0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0">
                <text:p>12000</text:p>
              </table:table-cell>
              <table:table-cell office:value-type="float" office:value="0.940246580003734">
                <text:p>0.940246580003734</text:p>
              </table:table-cell>
              <table:table-cell office:value-type="float" office:value="11287.9456153166">
                <text:p>11287.9456153166</text:p>
              </table:table-cell>
              <table:table-cell office:value-type="float" office:value="0.871295537360946">
                <text:p>0.871295537360946</text:p>
              </table:table-cell>
              <table:table-cell office:value-type="float" office:value="0.0015177838537459">
                <text:p>0.0015177838537459</text:p>
              </table:table-cell>
              <table:table-cell office:value-type="float" office:value="1.71968507313098E-019">
                <text:p>1.71968507313098E-019</text:p>
              </table:table-cell>
              <table:table-cell office:value-type="float" office:value="11287.9456153166">
                <text:p>11287.9456153166</text:p>
              </table:table-cell>
              <table:table-cell office:value-type="float" office:value="0.000334840910047829">
                <text:p>0.000334840910047829</text:p>
              </table:table-cell>
              <table:table-cell office:value-type="float" office:value="11287.9456153166">
                <text:p>11287.9456153166</text:p>
              </table:table-cell>
              <table:table-cell office:value-type="float" office:value="1.35957965850855E-021">
                <text:p>1.35957965850855E-0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0">
                <text:p>12100</text:p>
              </table:table-cell>
              <table:table-cell office:value-type="float" office:value="0.946369484178156">
                <text:p>0.946369484178156</text:p>
              </table:table-cell>
              <table:table-cell office:value-type="float" office:value="11337.5907939324">
                <text:p>11337.5907939324</text:p>
              </table:table-cell>
              <table:table-cell office:value-type="float" office:value="0.877900462714242">
                <text:p>0.877900462714242</text:p>
              </table:table-cell>
              <table:table-cell office:value-type="float" office:value="0.00185768636573077">
                <text:p>0.00185768636573077</text:p>
              </table:table-cell>
              <table:table-cell office:value-type="float" office:value="3.27081406241311E-019">
                <text:p>3.27081406241311E-019</text:p>
              </table:table-cell>
              <table:table-cell office:value-type="float" office:value="11337.5907939324">
                <text:p>11337.5907939324</text:p>
              </table:table-cell>
              <table:table-cell office:value-type="float" office:value="0.000373647153040537">
                <text:p>0.000373647153040537</text:p>
              </table:table-cell>
              <table:table-cell office:value-type="float" office:value="11337.5907939324">
                <text:p>11337.5907939324</text:p>
              </table:table-cell>
              <table:table-cell office:value-type="float" office:value="1.93632358530687E-021">
                <text:p>1.93632358530687E-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0">
                <text:p>12200</text:p>
              </table:table-cell>
              <table:table-cell office:value-type="float" office:value="0.951843570151569">
                <text:p>0.951843570151569</text:p>
              </table:table-cell>
              <table:table-cell office:value-type="float" office:value="11388.0787503248">
                <text:p>11388.0787503248</text:p>
              </table:table-cell>
              <table:table-cell office:value-type="float" office:value="0.88429976863477">
                <text:p>0.88429976863477</text:p>
              </table:table-cell>
              <table:table-cell office:value-type="float" office:value="0.00226762821966236">
                <text:p>0.00226762821966236</text:p>
              </table:table-cell>
              <table:table-cell office:value-type="float" office:value="6.16410509149389E-019">
                <text:p>6.16410509149389E-019</text:p>
              </table:table-cell>
              <table:table-cell office:value-type="float" office:value="11388.0787503248">
                <text:p>11388.0787503248</text:p>
              </table:table-cell>
              <table:table-cell office:value-type="float" office:value="0.000417474431717411">
                <text:p>0.000417474431717411</text:p>
              </table:table-cell>
              <table:table-cell office:value-type="float" office:value="11388.0787503248">
                <text:p>11388.0787503248</text:p>
              </table:table-cell>
              <table:table-cell office:value-type="float" office:value="2.76765489982123E-021">
                <text:p>2.76765489982123E-0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0">
                <text:p>12300</text:p>
              </table:table-cell>
              <table:table-cell office:value-type="float" office:value="0.956734530377036">
                <text:p>0.956734530377036</text:p>
              </table:table-cell>
              <table:table-cell office:value-type="float" office:value="11439.433496235">
                <text:p>11439.433496235</text:p>
              </table:table-cell>
              <table:table-cell office:value-type="float" office:value="0.890490483310294">
                <text:p>0.890490483310294</text:p>
              </table:table-cell>
              <table:table-cell office:value-type="float" office:value="0.00276058590580437">
                <text:p>0.00276058590580437</text:p>
              </table:table-cell>
              <table:table-cell office:value-type="float" office:value="1.15113023693281E-018">
                <text:p>1.15113023693281E-018</text:p>
              </table:table-cell>
              <table:table-cell office:value-type="float" office:value="11439.433496235">
                <text:p>11439.433496235</text:p>
              </table:table-cell>
              <table:table-cell office:value-type="float" office:value="0.000467034939045282">
                <text:p>0.000467034939045282</text:p>
              </table:table-cell>
              <table:table-cell office:value-type="float" office:value="11439.433496235">
                <text:p>11439.433496235</text:p>
              </table:table-cell>
              <table:table-cell office:value-type="float" office:value="3.97034135695898E-021">
                <text:p>3.97034135695898E-0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0">
                <text:p>12400</text:p>
              </table:table-cell>
              <table:table-cell office:value-type="float" office:value="0.961102834485705">
                <text:p>0.961102834485705</text:p>
              </table:table-cell>
              <table:table-cell office:value-type="float" office:value="11491.6772653939">
                <text:p>11491.6772653939</text:p>
              </table:table-cell>
              <table:table-cell office:value-type="float" office:value="0.896470026385413">
                <text:p>0.896470026385413</text:p>
              </table:table-cell>
              <table:table-cell office:value-type="float" office:value="0.00335162743161736">
                <text:p>0.00335162743161736</text:p>
              </table:table-cell>
              <table:table-cell office:value-type="float" office:value="2.13037484093398E-018">
                <text:p>2.13037484093398E-018</text:p>
              </table:table-cell>
              <table:table-cell office:value-type="float" office:value="11491.6772653939">
                <text:p>11491.6772653939</text:p>
              </table:table-cell>
              <table:table-cell office:value-type="float" office:value="0.000523147096440783">
                <text:p>0.000523147096440783</text:p>
              </table:table-cell>
              <table:table-cell office:value-type="float" office:value="11491.6772653939">
                <text:p>11491.6772653939</text:p>
              </table:table-cell>
              <table:table-cell office:value-type="float" office:value="5.71661411730803E-021">
                <text:p>5.71661411730803E-0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0">
                <text:p>12500</text:p>
              </table:table-cell>
              <table:table-cell office:value-type="float" office:value="0.965003677928602">
                <text:p>0.965003677928602</text:p>
              </table:table-cell>
              <table:table-cell office:value-type="float" office:value="11544.8302953242">
                <text:p>11544.8302953242</text:p>
              </table:table-cell>
              <table:table-cell office:value-type="float" office:value="0.902236246977915">
                <text:p>0.902236246977915</text:p>
              </table:table-cell>
              <table:table-cell office:value-type="float" office:value="0.00405818188989443">
                <text:p>0.00405818188989443</text:p>
              </table:table-cell>
              <table:table-cell office:value-type="float" office:value="3.9075421409173E-018">
                <text:p>3.9075421409173E-018</text:p>
              </table:table-cell>
              <table:table-cell office:value-type="float" office:value="11544.8302953242">
                <text:p>11544.8302953242</text:p>
              </table:table-cell>
              <table:table-cell office:value-type="float" office:value="0.000586751353296145">
                <text:p>0.000586751353296145</text:p>
              </table:table-cell>
              <table:table-cell office:value-type="float" office:value="11544.8302953242">
                <text:p>11544.8302953242</text:p>
              </table:table-cell>
              <table:table-cell office:value-type="float" office:value="8.26132408036146E-021">
                <text:p>8.26132408036146E-0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0">
                <text:p>12600</text:p>
              </table:table-cell>
              <table:table-cell office:value-type="float" office:value="0.968487091291344">
                <text:p>0.968487091291344</text:p>
              </table:table-cell>
              <table:table-cell office:value-type="float" office:value="11598.910552222">
                <text:p>11598.910552222</text:p>
              </table:table-cell>
              <table:table-cell office:value-type="float" office:value="0.907787470004174">
                <text:p>0.907787470004174</text:p>
              </table:table-cell>
              <table:table-cell office:value-type="float" office:value="0.0049003249808249">
                <text:p>0.0049003249808249</text:p>
              </table:table-cell>
              <table:table-cell office:value-type="float" office:value="7.10405665538655E-018">
                <text:p>7.10405665538655E-018</text:p>
              </table:table-cell>
              <table:table-cell office:value-type="float" office:value="11598.910552222">
                <text:p>11598.910552222</text:p>
              </table:table-cell>
              <table:table-cell office:value-type="float" office:value="0.000658928186073831">
                <text:p>0.000658928186073831</text:p>
              </table:table-cell>
              <table:table-cell office:value-type="float" office:value="11598.910552222">
                <text:p>11598.910552222</text:p>
              </table:table-cell>
              <table:table-cell office:value-type="float" office:value="1.19827266335144E-020">
                <text:p>1.19827266335144E-0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0">
                <text:p>12700</text:p>
              </table:table-cell>
              <table:table-cell office:value-type="float" office:value="0.971598309688088">
                <text:p>0.971598309688088</text:p>
              </table:table-cell>
              <table:table-cell office:value-type="float" office:value="11653.9334160654">
                <text:p>11653.9334160654</text:p>
              </table:table-cell>
              <table:table-cell office:value-type="float" office:value="0.913122547522346">
                <text:p>0.913122547522346</text:p>
              </table:table-cell>
              <table:table-cell office:value-type="float" office:value="0.00590110512868075">
                <text:p>0.00590110512868075</text:p>
              </table:table-cell>
              <table:table-cell office:value-type="float" office:value="1.28028257299336E-017">
                <text:p>1.28028257299336E-017</text:p>
              </table:table-cell>
              <table:table-cell office:value-type="float" office:value="11653.9334160654">
                <text:p>11653.9334160654</text:p>
              </table:table-cell>
              <table:table-cell office:value-type="float" office:value="0.000740918573597643">
                <text:p>0.000740918573597643</text:p>
              </table:table-cell>
              <table:table-cell office:value-type="float" office:value="11653.9334160654">
                <text:p>11653.9334160654</text:p>
              </table:table-cell>
              <table:table-cell office:value-type="float" office:value="1.74438603785839E-020">
                <text:p>1.74438603785839E-0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0">
                <text:p>12800</text:p>
              </table:table-cell>
              <table:table-cell office:value-type="float" office:value="0.974377946002964">
                <text:p>0.974377946002964</text:p>
              </table:table-cell>
              <table:table-cell office:value-type="float" office:value="11709.9115482867">
                <text:p>11709.9115482867</text:p>
              </table:table-cell>
              <table:table-cell office:value-type="float" office:value="0.918240876333431">
                <text:p>0.918240876333431</text:p>
              </table:table-cell>
              <table:table-cell office:value-type="float" office:value="0.00708685346734586">
                <text:p>0.00708685346734586</text:p>
              </table:table-cell>
              <table:table-cell office:value-type="float" office:value="2.28739914621881E-017">
                <text:p>2.28739914621881E-017</text:p>
              </table:table-cell>
              <table:table-cell office:value-type="float" office:value="11709.9115482867">
                <text:p>11709.9115482867</text:p>
              </table:table-cell>
              <table:table-cell office:value-type="float" office:value="0.000834147029016539">
                <text:p>0.000834147029016539</text:p>
              </table:table-cell>
              <table:table-cell office:value-type="float" office:value="11709.9115482867">
                <text:p>11709.9115482867</text:p>
              </table:table-cell>
              <table:table-cell office:value-type="float" office:value="2.54850859937827E-020">
                <text:p>2.54850859937827E-0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0">
                <text:p>12900</text:p>
              </table:table-cell>
              <table:table-cell office:value-type="float" office:value="0.97686244279302">
                <text:p>0.97686244279302</text:p>
              </table:table-cell>
              <table:table-cell office:value-type="float" office:value="11766.8544717761">
                <text:p>11766.8544717761</text:p>
              </table:table-cell>
              <table:table-cell office:value-type="float" office:value="0.923142463296468">
                <text:p>0.923142463296468</text:p>
              </table:table-cell>
              <table:table-cell office:value-type="float" office:value="0.00848754485767895">
                <text:p>0.00848754485767895</text:p>
              </table:table-cell>
              <table:table-cell office:value-type="float" office:value="4.05187582510912E-017">
                <text:p>4.05187582510912E-017</text:p>
              </table:table-cell>
              <table:table-cell office:value-type="float" office:value="11766.8544717761">
                <text:p>11766.8544717761</text:p>
              </table:table-cell>
              <table:table-cell office:value-type="float" office:value="0.000940247852186745">
                <text:p>0.000940247852186745</text:p>
              </table:table-cell>
              <table:table-cell office:value-type="float" office:value="11766.8544717761">
                <text:p>11766.8544717761</text:p>
              </table:table-cell>
              <table:table-cell office:value-type="float" office:value="3.73638162549469E-020">
                <text:p>3.73638162549469E-0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0">
                <text:p>13000</text:p>
              </table:table-cell>
              <table:table-cell office:value-type="float" office:value="0.979084314405853">
                <text:p>0.979084314405853</text:p>
              </table:table-cell>
              <table:table-cell office:value-type="float" office:value="11824.7685333319">
                <text:p>11824.7685333319</text:p>
              </table:table-cell>
              <table:table-cell office:value-type="float" office:value="0.927827922061056">
                <text:p>0.927827922061056</text:p>
              </table:table-cell>
              <table:table-cell office:value-type="float" office:value="0.010137114538117">
                <text:p>0.010137114538117</text:p>
              </table:table-cell>
              <table:table-cell office:value-type="float" office:value="7.11683595160706E-017">
                <text:p>7.11683595160706E-017</text:p>
              </table:table-cell>
              <table:table-cell office:value-type="float" office:value="11824.7685333319">
                <text:p>11824.7685333319</text:p>
              </table:table-cell>
              <table:table-cell office:value-type="float" office:value="0.00106109428012023">
                <text:p>0.00106109428012023</text:p>
              </table:table-cell>
              <table:table-cell office:value-type="float" office:value="11824.7685333319">
                <text:p>11824.7685333319</text:p>
              </table:table-cell>
              <table:table-cell office:value-type="float" office:value="5.49657652331431E-020">
                <text:p>5.49657652331431E-0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0">
                <text:p>13100</text:p>
              </table:table-cell>
              <table:table-cell office:value-type="float" office:value="0.98107258468426">
                <text:p>0.98107258468426</text:p>
              </table:table-cell>
              <table:table-cell office:value-type="float" office:value="11883.6564932168">
                <text:p>11883.6564932168</text:p>
              </table:table-cell>
              <table:table-cell office:value-type="float" office:value="0.93229853184913">
                <text:p>0.93229853184913</text:p>
              </table:table-cell>
              <table:table-cell office:value-type="float" office:value="0.0120738227621314">
                <text:p>0.0120738227621314</text:p>
              </table:table-cell>
              <table:table-cell office:value-type="float" office:value="1.2395753837609E-016">
                <text:p>1.2395753837609E-016</text:p>
              </table:table-cell>
              <table:table-cell office:value-type="float" office:value="11883.6564932168">
                <text:p>11883.6564932168</text:p>
              </table:table-cell>
              <table:table-cell office:value-type="float" office:value="0.00119883167424168">
                <text:p>0.00119883167424168</text:p>
              </table:table-cell>
              <table:table-cell office:value-type="float" office:value="11883.6564932168">
                <text:p>11883.6564932168</text:p>
              </table:table-cell>
              <table:table-cell office:value-type="float" office:value="8.11246313651219E-020">
                <text:p>8.11246313651219E-0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0">
                <text:p>13200</text:p>
              </table:table-cell>
              <table:table-cell office:value-type="float" office:value="0.982853072312026">
                <text:p>0.982853072312026</text:p>
              </table:table-cell>
              <table:table-cell office:value-type="float" office:value="11943.5175665685">
                <text:p>11943.5175665685</text:p>
              </table:table-cell>
              <table:table-cell office:value-type="float" office:value="0.936556215904972">
                <text:p>0.936556215904972</text:p>
              </table:table-cell>
              <table:table-cell office:value-type="float" office:value="0.0143405589935171">
                <text:p>0.0143405589935171</text:p>
              </table:table-cell>
              <table:table-cell office:value-type="float" office:value="2.14116521826071E-016">
                <text:p>2.14116521826071E-016</text:p>
              </table:table-cell>
              <table:table-cell office:value-type="float" office:value="11943.5175665685">
                <text:p>11943.5175665685</text:p>
              </table:table-cell>
              <table:table-cell office:value-type="float" office:value="0.00135591395013508">
                <text:p>0.00135591395013508</text:p>
              </table:table-cell>
              <table:table-cell office:value-type="float" office:value="11943.5175665685">
                <text:p>11943.5175665685</text:p>
              </table:table-cell>
              <table:table-cell office:value-type="float" office:value="1.20106155639919E-019">
                <text:p>1.20106155639919E-0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0">
                <text:p>13300</text:p>
              </table:table-cell>
              <table:table-cell office:value-type="float" office:value="0.984448701535617">
                <text:p>0.984448701535617</text:p>
              </table:table-cell>
              <table:table-cell office:value-type="float" office:value="12004.3472138617">
                <text:p>12004.3472138617</text:p>
              </table:table-cell>
              <table:table-cell office:value-type="float" office:value="0.94060356093821">
                <text:p>0.94060356093821</text:p>
              </table:table-cell>
              <table:table-cell office:value-type="float" office:value="0.0169851066543145">
                <text:p>0.0169851066543145</text:p>
              </table:table-cell>
              <table:table-cell office:value-type="float" office:value="3.66818390827696E-016">
                <text:p>3.66818390827696E-016</text:p>
              </table:table-cell>
              <table:table-cell office:value-type="float" office:value="12004.3472138617">
                <text:p>12004.3472138617</text:p>
              </table:table-cell>
              <table:table-cell office:value-type="float" office:value="0.00153514450984405">
                <text:p>0.00153514450984405</text:p>
              </table:table-cell>
              <table:table-cell office:value-type="float" office:value="12004.3472138617">
                <text:p>12004.3472138617</text:p>
              </table:table-cell>
              <table:table-cell office:value-type="float" office:value="1.78341309638187E-019">
                <text:p>1.78341309638187E-0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0">
                <text:p>13400</text:p>
              </table:table-cell>
              <table:table-cell office:value-type="float" office:value="0.98587984758758">
                <text:p>0.98587984758758</text:p>
              </table:table-cell>
              <table:table-cell office:value-type="float" office:value="12066.1370811575">
                <text:p>12066.1370811575</text:p>
              </table:table-cell>
              <table:table-cell office:value-type="float" office:value="0.944443808564328">
                <text:p>0.944443808564328</text:p>
              </table:table-cell>
              <table:table-cell office:value-type="float" office:value="0.0200604039848689">
                <text:p>0.0200604039848689</text:p>
              </table:table-cell>
              <table:table-cell office:value-type="float" office:value="6.23313261945272E-016">
                <text:p>6.23313261945272E-016</text:p>
              </table:table-cell>
              <table:table-cell office:value-type="float" office:value="12066.1370811575">
                <text:p>12066.1370811575</text:p>
              </table:table-cell>
              <table:table-cell office:value-type="float" office:value="0.00173972140677104">
                <text:p>0.00173972140677104</text:p>
              </table:table-cell>
              <table:table-cell office:value-type="float" office:value="12066.1370811575">
                <text:p>12066.1370811575</text:p>
              </table:table-cell>
              <table:table-cell office:value-type="float" office:value="2.65536774516445E-019">
                <text:p>2.65536774516445E-0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0">
                <text:p>13500</text:p>
              </table:table-cell>
              <table:table-cell office:value-type="float" office:value="0.987164574202929">
                <text:p>0.987164574202929</text:p>
              </table:table-cell>
              <table:table-cell office:value-type="float" office:value="12128.8750353432">
                <text:p>12128.8750353432</text:p>
              </table:table-cell>
              <table:table-cell office:value-type="float" office:value="0.948080828626344">
                <text:p>0.948080828626344</text:p>
              </table:table-cell>
              <table:table-cell office:value-type="float" office:value="0.0236246568812099">
                <text:p>0.0236246568812099</text:p>
              </table:table-cell>
              <table:table-cell office:value-type="float" office:value="1.05061250795841E-015">
                <text:p>1.05061250795841E-015</text:p>
              </table:table-cell>
              <table:table-cell office:value-type="float" office:value="12128.8750353432">
                <text:p>12128.8750353432</text:p>
              </table:table-cell>
              <table:table-cell office:value-type="float" office:value="0.0019732868592854">
                <text:p>0.0019732868592854</text:p>
              </table:table-cell>
              <table:table-cell office:value-type="float" office:value="12128.8750353432">
                <text:p>12128.8750353432</text:p>
              </table:table-cell>
              <table:table-cell office:value-type="float" office:value="3.96356155158769E-019">
                <text:p>3.96356155158769E-0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0">
                <text:p>13600</text:p>
              </table:table-cell>
              <table:table-cell office:value-type="float" office:value="0.98831889914452">
                <text:p>0.98831889914452</text:p>
              </table:table-cell>
              <table:table-cell office:value-type="float" office:value="12192.5451242397">
                <text:p>12192.5451242397</text:p>
              </table:table-cell>
              <table:table-cell office:value-type="float" office:value="0.951519103539584">
                <text:p>0.951519103539584</text:p>
              </table:table-cell>
              <table:table-cell office:value-type="float" office:value="0.0277413770625087">
                <text:p>0.0277413770625087</text:p>
              </table:table-cell>
              <table:table-cell office:value-type="float" office:value="1.75663898412474E-015">
                <text:p>1.75663898412474E-015</text:p>
              </table:table-cell>
              <table:table-cell office:value-type="float" office:value="12192.5451242397">
                <text:p>12192.5451242397</text:p>
              </table:table-cell>
              <table:table-cell office:value-type="float" office:value="0.00223998199145824">
                <text:p>0.00223998199145824</text:p>
              </table:table-cell>
              <table:table-cell office:value-type="float" office:value="12192.5451242397">
                <text:p>12192.5451242397</text:p>
              </table:table-cell>
              <table:table-cell office:value-type="float" office:value="5.92963489194926E-019">
                <text:p>5.92963489194926E-0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0">
                <text:p>13700</text:p>
              </table:table-cell>
              <table:table-cell office:value-type="float" office:value="0.989357022992848">
                <text:p>0.989357022992848</text:p>
              </table:table-cell>
              <table:table-cell office:value-type="float" office:value="12257.1277568099">
                <text:p>12257.1277568099</text:p>
              </table:table-cell>
              <table:table-cell office:value-type="float" office:value="0.954763673919672">
                <text:p>0.954763673919672</text:p>
              </table:table-cell>
              <table:table-cell office:value-type="float" office:value="0.0324792656233301">
                <text:p>0.0324792656233301</text:p>
              </table:table-cell>
              <table:table-cell office:value-type="float" office:value="2.91370125745509E-015">
                <text:p>2.91370125745509E-015</text:p>
              </table:table-cell>
              <table:table-cell office:value-type="float" office:value="12257.1277568099">
                <text:p>12257.1277568099</text:p>
              </table:table-cell>
              <table:table-cell office:value-type="float" office:value="0.00254450567359638">
                <text:p>0.00254450567359638</text:p>
              </table:table-cell>
              <table:table-cell office:value-type="float" office:value="12257.1277568099">
                <text:p>12257.1277568099</text:p>
              </table:table-cell>
              <table:table-cell office:value-type="float" office:value="8.88866760938842E-019">
                <text:p>8.88866760938842E-0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0">
                <text:p>13800</text:p>
              </table:table-cell>
              <table:table-cell office:value-type="float" office:value="0.99029152920018">
                <text:p>0.99029152920018</text:p>
              </table:table-cell>
              <table:table-cell office:value-type="float" office:value="12322.5997901777">
                <text:p>12322.5997901777</text:p>
              </table:table-cell>
              <table:table-cell office:value-type="float" office:value="0.957820099000864">
                <text:p>0.957820099000864</text:p>
              </table:table-cell>
              <table:table-cell office:value-type="float" office:value="0.0379118898615906">
                <text:p>0.0379118898615906</text:p>
              </table:table-cell>
              <table:table-cell office:value-type="float" office:value="4.79450956561461E-015">
                <text:p>4.79450956561461E-015</text:p>
              </table:table-cell>
              <table:table-cell office:value-type="float" office:value="12322.5997901777">
                <text:p>12322.5997901777</text:p>
              </table:table-cell>
              <table:table-cell office:value-type="float" office:value="0.00289217879197678">
                <text:p>0.00289217879197678</text:p>
              </table:table-cell>
              <table:table-cell office:value-type="float" office:value="12322.5997901777">
                <text:p>12322.5997901777</text:p>
              </table:table-cell>
              <table:table-cell office:value-type="float" office:value="1.33471763755659E-018">
                <text:p>1.33471763755659E-0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0">
                <text:p>13900</text:p>
              </table:table-cell>
              <table:table-cell office:value-type="float" office:value="0.991133577272142">
                <text:p>0.991133577272142</text:p>
              </table:table-cell>
              <table:table-cell office:value-type="float" office:value="12388.9346601746">
                <text:p>12388.9346601746</text:p>
              </table:table-cell>
              <table:table-cell office:value-type="float" office:value="0.960694408837912">
                <text:p>0.960694408837912</text:p>
              </table:table-cell>
              <table:table-cell office:value-type="float" office:value="0.0441171697181097">
                <text:p>0.0441171697181097</text:p>
              </table:table-cell>
              <table:table-cell office:value-type="float" office:value="7.82690311950175E-015">
                <text:p>7.82690311950175E-015</text:p>
              </table:table-cell>
              <table:table-cell office:value-type="float" office:value="12388.9346601746">
                <text:p>12388.9346601746</text:p>
              </table:table-cell>
              <table:table-cell office:value-type="float" office:value="0.00328901370175217">
                <text:p>0.00328901370175217</text:p>
              </table:table-cell>
              <table:table-cell office:value-type="float" office:value="12388.9346601746">
                <text:p>12388.9346601746</text:p>
              </table:table-cell>
              <table:table-cell office:value-type="float" office:value="2.00704731526362E-018">
                <text:p>2.00704731526362E-0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0">
                <text:p>14000</text:p>
              </table:table-cell>
              <table:table-cell office:value-type="float" office:value="0.991893061643335">
                <text:p>0.991893061643335</text:p>
              </table:table-cell>
              <table:table-cell office:value-type="float" office:value="12456.1026882672">
                <text:p>12456.1026882672</text:p>
              </table:table-cell>
              <table:table-cell office:value-type="float" office:value="0.963393026791507">
                <text:p>0.963393026791507</text:p>
              </table:table-cell>
              <table:table-cell office:value-type="float" office:value="0.0511765552420455">
                <text:p>0.0511765552420455</text:p>
              </table:table-cell>
              <table:table-cell office:value-type="float" office:value="0.0000000000000126761567495845">
                <text:p>0.0000000000000126761567495845</text:p>
              </table:table-cell>
              <table:table-cell office:value-type="float" office:value="12456.1026882672">
                <text:p>12456.1026882672</text:p>
              </table:table-cell>
              <table:table-cell office:value-type="float" office:value="0.00374178700545073">
                <text:p>0.00374178700545073</text:p>
              </table:table-cell>
              <table:table-cell office:value-type="float" office:value="12456.1026882672">
                <text:p>12456.1026882672</text:p>
              </table:table-cell>
              <table:table-cell office:value-type="float" office:value="3.02139468591469E-018">
                <text:p>3.02139468591469E-0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0">
                <text:p>14100</text:p>
              </table:table-cell>
              <table:table-cell office:value-type="float" office:value="0.99257876016747">
                <text:p>0.99257876016747</text:p>
              </table:table-cell>
              <table:table-cell office:value-type="float" office:value="12524.0713024857">
                <text:p>12524.0713024857</text:p>
              </table:table-cell>
              <table:table-cell office:value-type="float" office:value="0.965922706655816">
                <text:p>0.965922706655816</text:p>
              </table:table-cell>
              <table:table-cell office:value-type="float" office:value="0.0591739132704909">
                <text:p>0.0591739132704909</text:p>
              </table:table-cell>
              <table:table-cell office:value-type="float" office:value="0.0000000000000203675104951267">
                <text:p>0.0000000000000203675104951267</text:p>
              </table:table-cell>
              <table:table-cell office:value-type="float" office:value="12524.0713024857">
                <text:p>12524.0713024857</text:p>
              </table:table-cell>
              <table:table-cell office:value-type="float" office:value="0.00425811712862605">
                <text:p>0.00425811712862605</text:p>
              </table:table-cell>
              <table:table-cell office:value-type="float" office:value="12524.0713024857">
                <text:p>12524.0713024857</text:p>
              </table:table-cell>
              <table:table-cell office:value-type="float" office:value="4.5519857568076E-018">
                <text:p>4.5519857568076E-0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0">
                <text:p>14200</text:p>
              </table:table-cell>
              <table:table-cell office:value-type="float" office:value="0.993198464288713">
                <text:p>0.993198464288713</text:p>
              </table:table-cell>
              <table:table-cell office:value-type="float" office:value="12592.8052317362">
                <text:p>12592.8052317362</text:p>
              </table:table-cell>
              <table:table-cell office:value-type="float" office:value="0.968290474461105">
                <text:p>0.968290474461105</text:p>
              </table:table-cell>
              <table:table-cell office:value-type="float" office:value="0.0681940664835291">
                <text:p>0.0681940664835291</text:p>
              </table:table-cell>
              <table:table-cell office:value-type="float" office:value="0.0000000000000324666601857479">
                <text:p>0.0000000000000324666601857479</text:p>
              </table:table-cell>
              <table:table-cell office:value-type="float" office:value="12592.8052317362">
                <text:p>12592.8052317362</text:p>
              </table:table-cell>
              <table:table-cell office:value-type="float" office:value="0.00484654662058944">
                <text:p>0.00484654662058944</text:p>
              </table:table-cell>
              <table:table-cell office:value-type="float" office:value="12592.8052317362">
                <text:p>12592.8052317362</text:p>
              </table:table-cell>
              <table:table-cell office:value-type="float" office:value="6.86114941054564E-018">
                <text:p>6.86114941054564E-0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0">
                <text:p>14300</text:p>
              </table:table-cell>
              <table:table-cell office:value-type="float" office:value="0.993759094731884">
                <text:p>0.993759094731884</text:p>
              </table:table-cell>
              <table:table-cell office:value-type="float" office:value="12662.266846546">
                <text:p>12662.266846546</text:p>
              </table:table-cell>
              <table:table-cell office:value-type="float" office:value="0.970503547023475">
                <text:p>0.970503547023475</text:p>
              </table:table-cell>
              <table:table-cell office:value-type="float" office:value="0.0783209730326998">
                <text:p>0.0783209730326998</text:p>
              </table:table-cell>
              <table:table-cell office:value-type="float" office:value="0.0000000000000513427859658133">
                <text:p>0.0000000000000513427859658133</text:p>
              </table:table-cell>
              <table:table-cell office:value-type="float" office:value="12662.266846546">
                <text:p>12662.266846546</text:p>
              </table:table-cell>
              <table:table-cell office:value-type="float" office:value="0.00551662526537447">
                <text:p>0.00551662526537447</text:p>
              </table:table-cell>
              <table:table-cell office:value-type="float" office:value="12662.266846546">
                <text:p>12662.266846546</text:p>
              </table:table-cell>
              <table:table-cell office:value-type="float" office:value="1.03431368968965E-017">
                <text:p>1.03431368968965E-0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0">
                <text:p>14400</text:p>
              </table:table-cell>
              <table:table-cell office:value-type="float" office:value="0.994266802318701">
                <text:p>0.994266802318701</text:p>
              </table:table-cell>
              <table:table-cell office:value-type="float" office:value="12732.4163992274">
                <text:p>12732.4163992274</text:p>
              </table:table-cell>
              <table:table-cell office:value-type="float" office:value="0.972569268296695">
                <text:p>0.972569268296695</text:p>
              </table:table-cell>
              <table:table-cell office:value-type="float" office:value="0.0896355241658202">
                <text:p>0.0896355241658202</text:p>
              </table:table-cell>
              <table:table-cell office:value-type="float" office:value="0.0000000000000805476454654904">
                <text:p>0.0000000000000805476454654904</text:p>
              </table:table-cell>
              <table:table-cell office:value-type="float" office:value="12732.4163992274">
                <text:p>12732.4163992274</text:p>
              </table:table-cell>
              <table:table-cell office:value-type="float" office:value="0.00627899627832753">
                <text:p>0.00627899627832753</text:p>
              </table:table-cell>
              <table:table-cell office:value-type="float" office:value="12732.4163992274">
                <text:p>12732.4163992274</text:p>
              </table:table-cell>
              <table:table-cell office:value-type="float" office:value="1.55891669248549E-017">
                <text:p>1.55891669248549E-0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0">
                <text:p>14500</text:p>
              </table:table-cell>
              <table:table-cell office:value-type="float" office:value="0.994727058399034">
                <text:p>0.994727058399034</text:p>
              </table:table-cell>
              <table:table-cell office:value-type="float" office:value="12803.2123105706">
                <text:p>12803.2123105706</text:p>
              </table:table-cell>
              <table:table-cell office:value-type="float" office:value="0.974495039682006">
                <text:p>0.974495039682006</text:p>
              </table:table-cell>
              <table:table-cell office:value-type="float" office:value="0.102213005904712">
                <text:p>0.102213005904712</text:p>
              </table:table-cell>
              <table:table-cell office:value-type="float" office:value="0.000000000000125355881472339">
                <text:p>0.000000000000125355881472339</text:p>
              </table:table-cell>
              <table:table-cell office:value-type="float" office:value="12803.2123105706">
                <text:p>12803.2123105706</text:p>
              </table:table-cell>
              <table:table-cell office:value-type="float" office:value="0.00714548156344314">
                <text:p>0.00714548156344314</text:p>
              </table:table-cell>
              <table:table-cell office:value-type="float" office:value="12803.2123105706">
                <text:p>12803.2123105706</text:p>
              </table:table-cell>
              <table:table-cell office:value-type="float" office:value="2.34835852004838E-017">
                <text:p>2.34835852004838E-0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0">
                <text:p>14600</text:p>
              </table:table-cell>
              <table:table-cell office:value-type="float" office:value="0.995144733993705">
                <text:p>0.995144733993705</text:p>
              </table:table-cell>
              <table:table-cell office:value-type="float" office:value="12874.6114136184">
                <text:p>12874.6114136184</text:p>
              </table:table-cell>
              <table:table-cell office:value-type="float" office:value="0.976288259186253">
                <text:p>0.976288259186253</text:p>
              </table:table-cell>
              <table:table-cell office:value-type="float" office:value="0.116120258575652">
                <text:p>0.116120258575652</text:p>
              </table:table-cell>
              <table:table-cell office:value-type="float" office:value="0.000000000000193526355130797">
                <text:p>0.000000000000193526355130797</text:p>
              </table:table-cell>
              <table:table-cell office:value-type="float" office:value="12874.6114136184">
                <text:p>12874.6114136184</text:p>
              </table:table-cell>
              <table:table-cell office:value-type="float" office:value="0.00812916578835214">
                <text:p>0.00812916578835214</text:p>
              </table:table-cell>
              <table:table-cell office:value-type="float" office:value="12874.6114136184">
                <text:p>12874.6114136184</text:p>
              </table:table-cell>
              <table:table-cell office:value-type="float" office:value="3.53454079611711E-017">
                <text:p>3.53454079611711E-0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0">
                <text:p>14700</text:p>
              </table:table-cell>
              <table:table-cell office:value-type="float" office:value="0.995524169437367">
                <text:p>0.995524169437367</text:p>
              </table:table-cell>
              <table:table-cell office:value-type="float" office:value="12946.5691904233">
                <text:p>12946.5691904233</text:p>
              </table:table-cell>
              <table:table-cell office:value-type="float" office:value="0.977956263873946">
                <text:p>0.977956263873946</text:p>
              </table:table-cell>
              <table:table-cell office:value-type="float" office:value="0.131412621198013">
                <text:p>0.131412621198013</text:p>
              </table:table-cell>
              <table:table-cell office:value-type="float" office:value="0.000000000000296362609689947">
                <text:p>0.000000000000296362609689947</text:p>
              </table:table-cell>
              <table:table-cell office:value-type="float" office:value="12946.5691904233">
                <text:p>12946.5691904233</text:p>
              </table:table-cell>
              <table:table-cell office:value-type="float" office:value="0.00924447607049584">
                <text:p>0.00924447607049584</text:p>
              </table:table-cell>
              <table:table-cell office:value-type="float" office:value="12946.5691904233">
                <text:p>12946.5691904233</text:p>
              </table:table-cell>
              <table:table-cell office:value-type="float" office:value="5.31356834191503E-017">
                <text:p>5.31356834191503E-0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0">
                <text:p>14800</text:p>
              </table:table-cell>
              <table:table-cell office:value-type="float" office:value="0.995869236161296">
                <text:p>0.995869236161296</text:p>
              </table:table-cell>
              <table:table-cell office:value-type="float" office:value="13019.0399734707">
                <text:p>13019.0399734707</text:p>
              </table:table-cell>
              <table:table-cell office:value-type="float" office:value="0.979506280380046">
                <text:p>0.979506280380046</text:p>
              </table:table-cell>
              <table:table-cell office:value-type="float" office:value="0.148130796982461">
                <text:p>0.148130796982461</text:p>
              </table:table-cell>
              <table:table-cell office:value-type="float" office:value="0.000000000000450173027239844">
                <text:p>0.000000000000450173027239844</text:p>
              </table:table-cell>
              <table:table-cell office:value-type="float" office:value="13019.0399734707">
                <text:p>13019.0399734707</text:p>
              </table:table-cell>
              <table:table-cell office:value-type="float" office:value="0.0105072556081629">
                <text:p>0.0105072556081629</text:p>
              </table:table-cell>
              <table:table-cell office:value-type="float" office:value="13019.0399734707">
                <text:p>13019.0399734707</text:p>
              </table:table-cell>
              <table:table-cell office:value-type="float" office:value="7.97597475842155E-017">
                <text:p>7.97597475842155E-0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0">
                <text:p>14900</text:p>
              </table:table-cell>
              <table:table-cell office:value-type="float" office:value="0.996183388686814">
                <text:p>0.996183388686814</text:p>
              </table:table-cell>
              <table:table-cell office:value-type="float" office:value="13091.9771763203">
                <text:p>13091.9771763203</text:p>
              </table:table-cell>
              <table:table-cell office:value-type="float" office:value="0.980945373865746">
                <text:p>0.980945373865746</text:p>
              </table:table-cell>
              <table:table-cell office:value-type="float" office:value="0.166297709739979">
                <text:p>0.166297709739979</text:p>
              </table:table-cell>
              <table:table-cell office:value-type="float" office:value="0.000000000000678257506084648">
                <text:p>0.000000000000678257506084648</text:p>
              </table:table-cell>
              <table:table-cell office:value-type="float" office:value="13091.9771763203">
                <text:p>13091.9771763203</text:p>
              </table:table-cell>
              <table:table-cell office:value-type="float" office:value="0.0119348236471555">
                <text:p>0.0119348236471555</text:p>
              </table:table-cell>
              <table:table-cell office:value-type="float" office:value="13091.9771763203">
                <text:p>13091.9771763203</text:p>
              </table:table-cell>
              <table:table-cell office:value-type="float" office:value="1.19505349782226E-016">
                <text:p>1.19505349782226E-0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0">
                <text:p>15000</text:p>
              </table:table-cell>
              <table:table-cell office:value-type="float" office:value="0.996469714189954">
                <text:p>0.996469714189954</text:p>
              </table:table-cell>
              <table:table-cell office:value-type="float" office:value="13165.3334266187">
                <text:p>13165.3334266187</text:p>
              </table:table-cell>
              <table:table-cell office:value-type="float" office:value="0.982280415362954">
                <text:p>0.982280415362954</text:p>
              </table:table-cell>
              <table:table-cell office:value-type="float" office:value="0.185915712243343">
                <text:p>0.185915712243343</text:p>
              </table:table-cell>
              <table:table-cell office:value-type="float" office:value="0.00000000000101358069378931">
                <text:p>0.00000000000101358069378931</text:p>
              </table:table-cell>
              <table:table-cell office:value-type="float" office:value="13165.3334266187">
                <text:p>13165.3334266187</text:p>
              </table:table-cell>
              <table:table-cell office:value-type="float" office:value="0.0135460254837568">
                <text:p>0.0135460254837568</text:p>
              </table:table-cell>
              <table:table-cell office:value-type="float" office:value="13165.3334266187">
                <text:p>13165.3334266187</text:p>
              </table:table-cell>
              <table:table-cell office:value-type="float" office:value="1.78674142491242E-016">
                <text:p>1.78674142491242E-0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0">
                <text:p>15100</text:p>
              </table:table-cell>
              <table:table-cell office:value-type="float" office:value="0.996730972410242">
                <text:p>0.996730972410242</text:p>
              </table:table-cell>
              <table:table-cell office:value-type="float" office:value="13239.0607326485">
                <text:p>13239.0607326485</text:p>
              </table:table-cell>
              <table:table-cell office:value-type="float" office:value="0.983518047533897">
                <text:p>0.983518047533897</text:p>
              </table:table-cell>
              <table:table-cell office:value-type="float" office:value="0.206964123774423">
                <text:p>0.206964123774423</text:p>
              </table:table-cell>
              <table:table-cell office:value-type="float" office:value="0.00000000000150232664227351">
                <text:p>0.00000000000150232664227351</text:p>
              </table:table-cell>
              <table:table-cell office:value-type="float" office:value="13239.0607326485">
                <text:p>13239.0607326485</text:p>
              </table:table-cell>
              <table:table-cell office:value-type="float" office:value="0.0153612606599713">
                <text:p>0.0153612606599713</text:p>
              </table:table-cell>
              <table:table-cell office:value-type="float" office:value="13239.0607326485">
                <text:p>13239.0607326485</text:p>
              </table:table-cell>
              <table:table-cell office:value-type="float" office:value="2.66486153547029E-016">
                <text:p>2.66486153547029E-0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0">
                <text:p>15200</text:p>
              </table:table-cell>
              <table:table-cell office:value-type="float" office:value="0.996969631739929">
                <text:p>0.996969631739929</text:p>
              </table:table-cell>
              <table:table-cell office:value-type="float" office:value="13313.110623416">
                <text:p>13313.110623416</text:p>
              </table:table-cell>
              <table:table-cell office:value-type="float" office:value="0.984664658681672">
                <text:p>0.984664658681672</text:p>
              </table:table-cell>
              <table:table-cell office:value-type="float" office:value="0.229397412955099">
                <text:p>0.229397412955099</text:p>
              </table:table-cell>
              <table:table-cell office:value-type="float" office:value="0.00000000000220857360421643">
                <text:p>0.00000000000220857360421643</text:p>
              </table:table-cell>
              <table:table-cell office:value-type="float" office:value="13313.110623416">
                <text:p>13313.110623416</text:p>
              </table:table-cell>
              <table:table-cell office:value-type="float" office:value="0.0174024873254184">
                <text:p>0.0174024873254184</text:p>
              </table:table-cell>
              <table:table-cell office:value-type="float" office:value="13313.110623416">
                <text:p>13313.110623416</text:p>
              </table:table-cell>
              <table:table-cell office:value-type="float" office:value="3.96366795701183E-016">
                <text:p>3.96366795701183E-0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0">
                <text:p>15300</text:p>
              </table:table-cell>
              <table:table-cell office:value-type="float" office:value="0.997187902676289">
                <text:p>0.997187902676289</text:p>
              </table:table-cell>
              <table:table-cell office:value-type="float" office:value="13387.4342651621">
                <text:p>13387.4342651621</text:p>
              </table:table-cell>
              <table:table-cell office:value-type="float" office:value="0.985726364824398">
                <text:p>0.985726364824398</text:p>
              </table:table-cell>
              <table:table-cell office:value-type="float" office:value="0.253144296225439">
                <text:p>0.253144296225439</text:p>
              </table:table-cell>
              <table:table-cell office:value-type="float" office:value="0.00000000000322037877682439">
                <text:p>0.00000000000322037877682439</text:p>
              </table:table-cell>
              <table:table-cell office:value-type="float" office:value="13387.4342651621">
                <text:p>13387.4342651621</text:p>
              </table:table-cell>
              <table:table-cell office:value-type="float" office:value="0.0196931988415347">
                <text:p>0.0196931988415347</text:p>
              </table:table-cell>
              <table:table-cell office:value-type="float" office:value="13387.4342651621">
                <text:p>13387.4342651621</text:p>
              </table:table-cell>
              <table:table-cell office:value-type="float" office:value="5.87765608178022E-016">
                <text:p>5.87765608178022E-0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0">
                <text:p>15400</text:p>
              </table:table-cell>
              <table:table-cell office:value-type="float" office:value="0.997387763264351">
                <text:p>0.997387763264351</text:p>
              </table:table-cell>
              <table:table-cell office:value-type="float" office:value="13461.9825697466">
                <text:p>13461.9825697466</text:p>
              </table:table-cell>
              <table:table-cell office:value-type="float" office:value="0.986708997815942">
                <text:p>0.986708997815942</text:p>
              </table:table-cell>
              <table:table-cell office:value-type="float" office:value="0.278107554099203">
                <text:p>0.278107554099203</text:p>
              </table:table-cell>
              <table:table-cell office:value-type="float" office:value="0.00000000000465760858184498">
                <text:p>0.00000000000465760858184498</text:p>
              </table:table-cell>
              <table:table-cell office:value-type="float" office:value="13461.9825697466">
                <text:p>13461.9825697466</text:p>
              </table:table-cell>
              <table:table-cell office:value-type="float" office:value="0.0222583675819221">
                <text:p>0.0222583675819221</text:p>
              </table:table-cell>
              <table:table-cell office:value-type="float" office:value="13461.9825697466">
                <text:p>13461.9825697466</text:p>
              </table:table-cell>
              <table:table-cell office:value-type="float" office:value="8.68707823552048E-016">
                <text:p>8.68707823552048E-0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0">
                <text:p>15500</text:p>
              </table:table-cell>
              <table:table-cell office:value-type="float" office:value="0.997570989677256">
                <text:p>0.997570989677256</text:p>
              </table:table-cell>
              <table:table-cell office:value-type="float" office:value="13536.706348021">
                <text:p>13536.706348021</text:p>
              </table:table-cell>
              <table:table-cell office:value-type="float" office:value="0.987618092834958">
                <text:p>0.987618092834958</text:p>
              </table:table-cell>
              <table:table-cell office:value-type="float" office:value="0.304165479743134">
                <text:p>0.304165479743134</text:p>
              </table:table-cell>
              <table:table-cell office:value-type="float" office:value="0.00000000000668194785715118">
                <text:p>0.00000000000668194785715118</text:p>
              </table:table-cell>
              <table:table-cell office:value-type="float" office:value="13536.706348021">
                <text:p>13536.706348021</text:p>
              </table:table-cell>
              <table:table-cell office:value-type="float" office:value="0.025124340790352">
                <text:p>0.025124340790352</text:p>
              </table:table-cell>
              <table:table-cell office:value-type="float" office:value="13536.706348021">
                <text:p>13536.706348021</text:p>
              </table:table-cell>
              <table:table-cell office:value-type="float" office:value="1.27934597334677E-015">
                <text:p>1.27934597334677E-0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0">
                <text:p>15600</text:p>
              </table:table-cell>
              <table:table-cell office:value-type="float" office:value="0.997739169771073">
                <text:p>0.997739169771073</text:p>
              </table:table-cell>
              <table:table-cell office:value-type="float" office:value="13611.5563876912">
                <text:p>13611.5563876912</text:p>
              </table:table-cell>
              <table:table-cell office:value-type="float" office:value="0.988458891867634">
                <text:p>0.988458891867634</text:p>
              </table:table-cell>
              <table:table-cell office:value-type="float" office:value="0.3311733678183">
                <text:p>0.3311733678183</text:p>
              </table:table-cell>
              <table:table-cell office:value-type="float" office:value="0.00000000000950951395533491">
                <text:p>0.00000000000950951395533491</text:p>
              </table:table-cell>
              <table:table-cell office:value-type="float" office:value="13611.5563876912">
                <text:p>13611.5563876912</text:p>
              </table:table-cell>
              <table:table-cell office:value-type="float" office:value="0.0283187085099512">
                <text:p>0.0283187085099512</text:p>
              </table:table-cell>
              <table:table-cell office:value-type="float" office:value="13611.5563876912">
                <text:p>13611.5563876912</text:p>
              </table:table-cell>
              <table:table-cell office:value-type="float" office:value="1.87686607498414E-015">
                <text:p>1.87686607498414E-0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0">
                <text:p>15700</text:p>
              </table:table-cell>
              <table:table-cell office:value-type="float" office:value="0.997893728396733">
                <text:p>0.997893728396733</text:p>
              </table:table-cell>
              <table:table-cell office:value-type="float" office:value="13686.4836715569">
                <text:p>13686.4836715569</text:p>
              </table:table-cell>
              <table:table-cell office:value-type="float" office:value="0.989236334868232">
                <text:p>0.989236334868232</text:p>
              </table:table-cell>
              <table:table-cell office:value-type="float" office:value="0.358967036594517">
                <text:p>0.358967036594517</text:p>
              </table:table-cell>
              <table:table-cell office:value-type="float" office:value="0.0000000000134267131807171">
                <text:p>0.0000000000134267131807171</text:p>
              </table:table-cell>
              <table:table-cell office:value-type="float" office:value="13686.4836715569">
                <text:p>13686.4836715569</text:p>
              </table:table-cell>
              <table:table-cell office:value-type="float" office:value="0.0318700947288036">
                <text:p>0.0318700947288036</text:p>
              </table:table-cell>
              <table:table-cell office:value-type="float" office:value="13686.4836715569">
                <text:p>13686.4836715569</text:p>
              </table:table-cell>
              <table:table-cell office:value-type="float" office:value="2.7422040109357E-015">
                <text:p>2.7422040109357E-0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0">
                <text:p>15800</text:p>
              </table:table-cell>
              <table:table-cell office:value-type="float" office:value="0.998035942584678">
                <text:p>0.998035942584678</text:p>
              </table:table-cell>
              <table:table-cell office:value-type="float" office:value="13761.4394592626">
                <text:p>13761.4394592626</text:p>
              </table:table-cell>
              <table:table-cell office:value-type="float" office:value="0.989955074501677">
                <text:p>0.989955074501677</text:p>
              </table:table-cell>
              <table:table-cell office:value-type="float" office:value="0.387366642304969">
                <text:p>0.387366642304969</text:p>
              </table:table-cell>
              <table:table-cell office:value-type="float" office:value="0.0000000000188099498604382">
                <text:p>0.0000000000188099498604382</text:p>
              </table:table-cell>
              <table:table-cell office:value-type="float" office:value="13761.4394592626">
                <text:p>13761.4394592626</text:p>
              </table:table-cell>
              <table:table-cell office:value-type="float" office:value="0.0358079372553257">
                <text:p>0.0358079372553257</text:p>
              </table:table-cell>
              <table:table-cell office:value-type="float" office:value="13761.4394592626">
                <text:p>13761.4394592626</text:p>
              </table:table-cell>
              <table:table-cell office:value-type="float" office:value="3.98916940324309E-015">
                <text:p>3.98916940324309E-0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0">
                <text:p>15900</text:p>
              </table:table-cell>
              <table:table-cell office:value-type="float" office:value="0.998166957265362">
                <text:p>0.998166957265362</text:p>
              </table:table-cell>
              <table:table-cell office:value-type="float" office:value="13836.3755819666">
                <text:p>13836.3755819666</text:p>
              </table:table-cell>
              <table:table-cell office:value-type="float" office:value="0.99061947086407">
                <text:p>0.99061947086407</text:p>
              </table:table-cell>
              <table:table-cell office:value-type="float" office:value="0.416181346294322">
                <text:p>0.416181346294322</text:p>
              </table:table-cell>
              <table:table-cell office:value-type="float" office:value="0.0000000000261500003437639">
                <text:p>0.0000000000261500003437639</text:p>
              </table:table-cell>
              <table:table-cell office:value-type="float" office:value="13836.3755819666">
                <text:p>13836.3755819666</text:p>
              </table:table-cell>
              <table:table-cell office:value-type="float" office:value="0.0401621610178277">
                <text:p>0.0401621610178277</text:p>
              </table:table-cell>
              <table:table-cell office:value-type="float" office:value="13836.3755819666">
                <text:p>13836.3755819666</text:p>
              </table:table-cell>
              <table:table-cell office:value-type="float" office:value="5.77671398049272E-015">
                <text:p>5.77671398049272E-0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0">
                <text:p>16000</text:p>
              </table:table-cell>
              <table:table-cell office:value-type="float" office:value="0.998287799167943">
                <text:p>0.998287799167943</text:p>
              </table:table-cell>
              <table:table-cell office:value-type="float" office:value="13911.2445887218">
                <text:p>13911.2445887218</text:p>
              </table:table-cell>
              <table:table-cell office:value-type="float" office:value="0.991233609904111">
                <text:p>0.991233609904111</text:p>
              </table:table-cell>
              <table:table-cell office:value-type="float" office:value="0.445214396460001">
                <text:p>0.445214396460001</text:p>
              </table:table-cell>
              <table:table-cell office:value-type="float" office:value="0.0000000000360819713428679">
                <text:p>0.0000000000360819713428679</text:p>
              </table:table-cell>
              <table:table-cell office:value-type="float" office:value="13911.2445887218">
                <text:p>13911.2445887218</text:p>
              </table:table-cell>
              <table:table-cell office:value-type="float" office:value="0.0449628554758195">
                <text:p>0.0449628554758195</text:p>
              </table:table-cell>
              <table:table-cell office:value-type="float" office:value="13911.2445887218">
                <text:p>13911.2445887218</text:p>
              </table:table-cell>
              <table:table-cell office:value-type="float" office:value="8.32529821026049E-015">
                <text:p>8.32529821026049E-0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0">
                <text:p>16100</text:p>
              </table:table-cell>
              <table:table-cell office:value-type="float" office:value="0.998399389000837">
                <text:p>0.998399389000837</text:p>
              </table:table-cell>
              <table:table-cell office:value-type="float" office:value="13986.0000758733">
                <text:p>13986.0000758733</text:p>
              </table:table-cell>
              <table:table-cell office:value-type="float" office:value="0.991801306310499">
                <text:p>0.991801306310499</text:p>
              </table:table-cell>
              <table:table-cell office:value-type="float" office:value="0.474268314118405">
                <text:p>0.474268314118405</text:p>
              </table:table-cell>
              <table:table-cell office:value-type="float" office:value="0.0000000000494219226989167">
                <text:p>0.0000000000494219226989167</text:p>
              </table:table-cell>
              <table:table-cell office:value-type="float" office:value="13986.0000758733">
                <text:p>13986.0000758733</text:p>
              </table:table-cell>
              <table:table-cell office:value-type="float" office:value="0.0502398496781253">
                <text:p>0.0502398496781253</text:p>
              </table:table-cell>
              <table:table-cell office:value-type="float" office:value="13986.0000758733">
                <text:p>13986.0000758733</text:p>
              </table:table-cell>
              <table:table-cell office:value-type="float" office:value="0.000000000000011938493281313">
                <text:p>0.0000000000000119384932813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0">
                <text:p>16200</text:p>
              </table:table-cell>
              <table:table-cell office:value-type="float" office:value="0.998502552857415">
                <text:p>0.998502552857415</text:p>
              </table:table-cell>
              <table:table-cell office:value-type="float" office:value="14060.5969401984">
                <text:p>14060.5969401984</text:p>
              </table:table-cell>
              <table:table-cell office:value-type="float" office:value="0.992326119604049">
                <text:p>0.992326119604049</text:p>
              </table:table-cell>
              <table:table-cell office:value-type="float" office:value="0.503150012051206">
                <text:p>0.503150012051206</text:p>
              </table:table-cell>
              <table:table-cell office:value-type="float" office:value="0.0000000000672114573245441">
                <text:p>0.0000000000672114573245441</text:p>
              </table:table-cell>
              <table:table-cell office:value-type="float" office:value="14060.5969401984">
                <text:p>14060.5969401984</text:p>
              </table:table-cell>
              <table:table-cell office:value-type="float" office:value="0.0560222863167473">
                <text:p>0.0560222863167473</text:p>
              </table:table-cell>
              <table:table-cell office:value-type="float" office:value="14060.5969401984">
                <text:p>14060.5969401984</text:p>
              </table:table-cell>
              <table:table-cell office:value-type="float" office:value="0.0000000000000170312492962096">
                <text:p>0.00000000000001703124929620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0">
                <text:p>16300</text:p>
              </table:table-cell>
              <table:table-cell office:value-type="float" office:value="0.998598032863277">
                <text:p>0.998598032863277</text:p>
              </table:table-cell>
              <table:table-cell office:value-type="float" office:value="14134.9917340535">
                <text:p>14134.9917340535</text:p>
              </table:table-cell>
              <table:table-cell office:value-type="float" office:value="0.99281136341177">
                <text:p>0.99281136341177</text:p>
              </table:table-cell>
              <table:table-cell office:value-type="float" office:value="0.531675601719">
                <text:p>0.531675601719</text:p>
              </table:table-cell>
              <table:table-cell office:value-type="float" office:value="0.0000000000907718394193938">
                <text:p>0.0000000000907718394193938</text:p>
              </table:table-cell>
              <table:table-cell office:value-type="float" office:value="14134.9917340535">
                <text:p>14134.9917340535</text:p>
              </table:table-cell>
              <table:table-cell office:value-type="float" office:value="0.0623381293766302">
                <text:p>0.0623381293766302</text:p>
              </table:table-cell>
              <table:table-cell office:value-type="float" office:value="14134.9917340535">
                <text:p>14134.9917340535</text:p>
              </table:table-cell>
              <table:table-cell office:value-type="float" office:value="0.0000000000000241665024875556">
                <text:p>0.00000000000002416650248755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0">
                <text:p>16400</text:p>
              </table:table-cell>
              <table:table-cell office:value-type="float" office:value="0.998686493398792">
                <text:p>0.998686493398792</text:p>
              </table:table-cell>
              <table:table-cell office:value-type="float" office:value="14209.1430088358">
                <text:p>14209.1430088358</text:p>
              </table:table-cell>
              <table:table-cell office:value-type="float" office:value="0.993260118880169">
                <text:p>0.993260118880169</text:p>
              </table:table-cell>
              <table:table-cell office:value-type="float" office:value="0.559673986264345">
                <text:p>0.559673986264345</text:p>
              </table:table-cell>
              <table:table-cell office:value-type="float" office:value="0.000000000121769049058373">
                <text:p>0.000000000121769049058373</text:p>
              </table:table-cell>
              <table:table-cell office:value-type="float" office:value="14209.1430088358">
                <text:p>14209.1430088358</text:p>
              </table:table-cell>
              <table:table-cell office:value-type="float" office:value="0.0692136637081347">
                <text:p>0.0692136637081347</text:p>
              </table:table-cell>
              <table:table-cell office:value-type="float" office:value="14209.1430088358">
                <text:p>14209.1430088358</text:p>
              </table:table-cell>
              <table:table-cell office:value-type="float" office:value="0.0000000000000341021427994653">
                <text:p>0.00000000000003410214279946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0">
                <text:p>16500</text:p>
              </table:table-cell>
              <table:table-cell office:value-type="float" office:value="0.998768534101186">
                <text:p>0.998768534101186</text:p>
              </table:table-cell>
              <table:table-cell office:value-type="float" office:value="14283.0116649751">
                <text:p>14283.0116649751</text:p>
              </table:table-cell>
              <table:table-cell office:value-type="float" office:value="0.993675248522003">
                <text:p>0.993675248522003</text:p>
              </table:table-cell>
              <table:table-cell office:value-type="float" office:value="0.586991038721706">
                <text:p>0.586991038721706</text:p>
              </table:table-cell>
              <table:table-cell office:value-type="float" office:value="0.000000000162292849564725">
                <text:p>0.000000000162292849564725</text:p>
              </table:table-cell>
              <table:table-cell office:value-type="float" office:value="14283.0116649751">
                <text:p>14283.0116649751</text:p>
              </table:table-cell>
              <table:table-cell office:value-type="float" office:value="0.0766729940670726">
                <text:p>0.0766729940670726</text:p>
              </table:table-cell>
              <table:table-cell office:value-type="float" office:value="14283.0116649751">
                <text:p>14283.0116649751</text:p>
              </table:table-cell>
              <table:table-cell office:value-type="float" office:value="0.0000000000000478507029405995">
                <text:p>0.00000000000004785070294059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0">
                <text:p>16600</text:p>
              </table:table-cell>
              <table:table-cell office:value-type="float" office:value="0.998844692084289">
                <text:p>0.998844692084289</text:p>
              </table:table-cell>
              <table:table-cell office:value-type="float" office:value="14356.5613780512">
                <text:p>14356.5613780512</text:p>
              </table:table-cell>
              <table:table-cell office:value-type="float" office:value="0.994059404881442">
                <text:p>0.994059404881442</text:p>
              </table:table-cell>
              <table:table-cell office:value-type="float" office:value="0.613491145399095">
                <text:p>0.613491145399095</text:p>
              </table:table-cell>
              <table:table-cell office:value-type="float" office:value="0.000000000214950586778522">
                <text:p>0.000000000214950586778522</text:p>
              </table:table-cell>
              <table:table-cell office:value-type="float" office:value="14356.5613780512">
                <text:p>14356.5613780512</text:p>
              </table:table-cell>
              <table:table-cell office:value-type="float" office:value="0.0847374997523285">
                <text:p>0.0847374997523285</text:p>
              </table:table-cell>
              <table:table-cell office:value-type="float" office:value="14356.5613780512">
                <text:p>14356.5613780512</text:p>
              </table:table-cell>
              <table:table-cell office:value-type="float" office:value="0.0000000000000667544263292071">
                <text:p>0.00000000000006675442632920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0">
                <text:p>16700</text:p>
              </table:table-cell>
              <table:table-cell office:value-type="float" office:value="0.998915456239379">
                <text:p>0.998915456239379</text:p>
              </table:table-cell>
              <table:table-cell office:value-type="float" office:value="14429.7588925781">
                <text:p>14429.7588925781</text:p>
              </table:table-cell>
              <table:table-cell office:value-type="float" office:value="0.994415048000292">
                <text:p>0.994415048000292</text:p>
              </table:table-cell>
              <table:table-cell office:value-type="float" office:value="0.639060329390889">
                <text:p>0.639060329390889</text:p>
              </table:table-cell>
              <table:table-cell office:value-type="float" office:value="0.000000000282982018208265">
                <text:p>0.000000000282982018208265</text:p>
              </table:table-cell>
              <table:table-cell office:value-type="float" office:value="14429.7588925781">
                <text:p>14429.7588925781</text:p>
              </table:table-cell>
              <table:table-cell office:value-type="float" office:value="0.0934253998848872">
                <text:p>0.0934253998848872</text:p>
              </table:table-cell>
              <table:table-cell office:value-type="float" office:value="14429.7588925781">
                <text:p>14429.7588925781</text:p>
              </table:table-cell>
              <table:table-cell office:value-type="float" office:value="0.0000000000000925789819175053">
                <text:p>0.00000000000009257898191750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0">
                <text:p>16800</text:p>
              </table:table-cell>
              <table:table-cell office:value-type="float" office:value="0.998981263280746">
                <text:p>0.998981263280746</text:p>
              </table:table-cell>
              <table:table-cell office:value-type="float" office:value="14502.5744204865">
                <text:p>14502.5744204865</text:p>
              </table:table-cell>
              <table:table-cell office:value-type="float" office:value="0.994744453586912">
                <text:p>0.994744453586912</text:p>
              </table:table-cell>
              <table:table-cell office:value-type="float" office:value="0.663604993291982">
                <text:p>0.663604993291982</text:p>
              </table:table-cell>
              <table:table-cell office:value-type="float" office:value="0.000000000370392487280008">
                <text:p>0.000000000370392487280008</text:p>
              </table:table-cell>
              <table:table-cell office:value-type="float" office:value="14502.5744204865">
                <text:p>14502.5744204865</text:p>
              </table:table-cell>
              <table:table-cell office:value-type="float" office:value="0.102751269819422">
                <text:p>0.102751269819422</text:p>
              </table:table-cell>
              <table:table-cell office:value-type="float" office:value="14502.5744204865">
                <text:p>14502.5744204865</text:p>
              </table:table-cell>
              <table:table-cell office:value-type="float" office:value="0.000000000000127629193045955">
                <text:p>0.0000000000001276291930459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0">
                <text:p>16900</text:p>
              </table:table-cell>
              <table:table-cell office:value-type="float" office:value="0.999042509068563">
                <text:p>0.999042509068563</text:p>
              </table:table-cell>
              <table:table-cell office:value-type="float" office:value="14574.9819347975">
                <text:p>14574.9819347975</text:p>
              </table:table-cell>
              <table:table-cell office:value-type="float" office:value="0.995049725864263">
                <text:p>0.995049725864263</text:p>
              </table:table-cell>
              <table:table-cell office:value-type="float" office:value="0.687053052860689">
                <text:p>0.687053052860689</text:p>
              </table:table-cell>
              <table:table-cell office:value-type="float" office:value="0.00000000048211518803405">
                <text:p>0.00000000048211518803405</text:p>
              </table:table-cell>
              <table:table-cell office:value-type="float" office:value="14574.9819347975">
                <text:p>14574.9819347975</text:p>
              </table:table-cell>
              <table:table-cell office:value-type="float" office:value="0.112725663951864">
                <text:p>0.112725663951864</text:p>
              </table:table-cell>
              <table:table-cell office:value-type="float" office:value="14574.9819347975">
                <text:p>14574.9819347975</text:p>
              </table:table-cell>
              <table:table-cell office:value-type="float" office:value="0.000000000000174890952407909">
                <text:p>0.0000000000001748909524079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0">
                <text:p>17000</text:p>
              </table:table-cell>
              <table:table-cell office:value-type="float" office:value="0.999099553542332">
                <text:p>0.999099553542332</text:p>
              </table:table-cell>
              <table:table-cell office:value-type="float" office:value="14646.9594253769">
                <text:p>14646.9594253769</text:p>
              </table:table-cell>
              <table:table-cell office:value-type="float" office:value="0.99533280902666">
                <text:p>0.99533280902666</text:p>
              </table:table-cell>
              <table:table-cell office:value-type="float" office:value="0.709353293892709">
                <text:p>0.709353293892709</text:p>
              </table:table-cell>
              <table:table-cell office:value-type="float" office:value="0.000000000624203788841617">
                <text:p>0.000000000624203788841617</text:p>
              </table:table-cell>
              <table:table-cell office:value-type="float" office:value="14646.9594253769">
                <text:p>14646.9594253769</text:p>
              </table:table-cell>
              <table:table-cell office:value-type="float" office:value="0.123354805992504">
                <text:p>0.123354805992504</text:p>
              </table:table-cell>
              <table:table-cell office:value-type="float" office:value="14646.9594253769">
                <text:p>14646.9594253769</text:p>
              </table:table-cell>
              <table:table-cell office:value-type="float" office:value="0.000000000000238203840015684">
                <text:p>0.000000000000238203840015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0">
                <text:p>17100</text:p>
              </table:table-cell>
              <table:table-cell office:value-type="float" office:value="0.999152722282786">
                <text:p>0.999152722282786</text:p>
              </table:table-cell>
              <table:table-cell office:value-type="float" office:value="14718.4891383708">
                <text:p>14718.4891383708</text:p>
              </table:table-cell>
              <table:table-cell office:value-type="float" office:value="0.995595496383783">
                <text:p>0.995595496383783</text:p>
              </table:table-cell>
              <table:table-cell office:value-type="float" office:value="0.730473507663877">
                <text:p>0.730473507663877</text:p>
              </table:table-cell>
              <table:table-cell office:value-type="float" office:value="0.000000000804058694530407">
                <text:p>0.000000000804058694530407</text:p>
              </table:table-cell>
              <table:table-cell office:value-type="float" office:value="14718.4891383708">
                <text:p>14718.4891383708</text:p>
              </table:table-cell>
              <table:table-cell office:value-type="float" office:value="0.134640323884283">
                <text:p>0.134640323884283</text:p>
              </table:table-cell>
              <table:table-cell office:value-type="float" office:value="14718.4891383708">
                <text:p>14718.4891383708</text:p>
              </table:table-cell>
              <table:table-cell office:value-type="float" office:value="0.000000000000322469432682109">
                <text:p>0.0000000000003224694326821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0">
                <text:p>17200</text:p>
              </table:table-cell>
              <table:table-cell office:value-type="float" office:value="0.999202311568032">
                <text:p>0.999202311568032</text:p>
              </table:table-cell>
              <table:table-cell office:value-type="float" office:value="14789.5576719113">
                <text:p>14789.5576719113</text:p>
              </table:table-cell>
              <table:table-cell office:value-type="float" office:value="0.995839442512297">
                <text:p>0.995839442512297</text:p>
              </table:table-cell>
              <table:table-cell office:value-type="float" office:value="0.750399093679494">
                <text:p>0.750399093679494</text:p>
              </table:table-cell>
              <table:table-cell office:value-type="float" office:value="0.00000000103069706688052">
                <text:p>0.00000000103069706688052</text:p>
              </table:table-cell>
              <table:table-cell office:value-type="float" office:value="14789.5576719113">
                <text:p>14789.5576719113</text:p>
              </table:table-cell>
              <table:table-cell office:value-type="float" office:value="0.146579147765563">
                <text:p>0.146579147765563</text:p>
              </table:table-cell>
              <table:table-cell office:value-type="float" office:value="14789.5576719113">
                <text:p>14789.5576719113</text:p>
              </table:table-cell>
              <table:table-cell office:value-type="float" office:value="0.000000000000433901502646317">
                <text:p>0.0000000000004339015026463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0">
                <text:p>17300</text:p>
              </table:table-cell>
              <table:table-cell office:value-type="float" office:value="0.999248591515106">
                <text:p>0.999248591515106</text:p>
              </table:table-cell>
              <table:table-cell office:value-type="float" office:value="14860.1561146082">
                <text:p>14860.1561146082</text:p>
              </table:table-cell>
              <table:table-cell office:value-type="float" office:value="0.99606617019678">
                <text:p>0.99606617019678</text:p>
              </table:table-cell>
              <table:table-cell office:value-type="float" office:value="0.769131070478254">
                <text:p>0.769131070478254</text:p>
              </table:table-cell>
              <table:table-cell office:value-type="float" office:value="0.00000000131507114744014">
                <text:p>0.00000000131507114744014</text:p>
              </table:table-cell>
              <table:table-cell office:value-type="float" office:value="14860.1561146082">
                <text:p>14860.1561146082</text:p>
              </table:table-cell>
              <table:table-cell office:value-type="float" office:value="0.159163394386044">
                <text:p>0.159163394386044</text:p>
              </table:table-cell>
              <table:table-cell office:value-type="float" office:value="14860.1561146082">
                <text:p>14860.1561146082</text:p>
              </table:table-cell>
              <table:table-cell office:value-type="float" office:value="0.000000000000580324002412094">
                <text:p>0.0000000000005803240024120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0">
                <text:p>17400</text:p>
              </table:table-cell>
              <table:table-cell office:value-type="float" office:value="0.999291809583093">
                <text:p>0.999291809583093</text:p>
              </table:table-cell>
              <table:table-cell office:value-type="float" office:value="14930.2799893826">
                <text:p>14930.2799893826</text:p>
              </table:table-cell>
              <table:table-cell office:value-type="float" office:value="0.996277081737519">
                <text:p>0.996277081737519</text:p>
              </table:table-cell>
              <table:table-cell office:value-type="float" office:value="0.786684115228357">
                <text:p>0.786684115228357</text:p>
              </table:table-cell>
              <table:table-cell office:value-type="float" office:value="0.00000000167044552306207">
                <text:p>0.00000000167044552306207</text:p>
              </table:table-cell>
              <table:table-cell office:value-type="float" office:value="14930.2799893826">
                <text:p>14930.2799893826</text:p>
              </table:table-cell>
              <table:table-cell office:value-type="float" office:value="0.17238046339194">
                <text:p>0.17238046339194</text:p>
              </table:table-cell>
              <table:table-cell office:value-type="float" office:value="14930.2799893826">
                <text:p>14930.2799893826</text:p>
              </table:table-cell>
              <table:table-cell office:value-type="float" office:value="0.000000000000771525390935466">
                <text:p>0.0000000000007715253909354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0">
                <text:p>17500</text:p>
              </table:table-cell>
              <table:table-cell office:value-type="float" office:value="0.999332191085509">
                <text:p>0.999332191085509</text:p>
              </table:table-cell>
              <table:table-cell office:value-type="float" office:value="14999.9292676242">
                <text:p>14999.9292676242</text:p>
              </table:table-cell>
              <table:table-cell office:value-type="float" office:value="0.996473464910415">
                <text:p>0.996473464910415</text:p>
              </table:table-cell>
              <table:table-cell office:value-type="float" office:value="0.803083937042095">
                <text:p>0.803083937042095</text:p>
              </table:table-cell>
              <table:table-cell office:value-type="float" office:value="0.00000000211283440607351">
                <text:p>0.00000000211283440607351</text:p>
              </table:table-cell>
              <table:table-cell office:value-type="float" office:value="14999.9292676242">
                <text:p>14999.9292676242</text:p>
              </table:table-cell>
              <table:table-cell office:value-type="float" office:value="0.18621308066457">
                <text:p>0.18621308066457</text:p>
              </table:table-cell>
              <table:table-cell office:value-type="float" office:value="14999.9292676242">
                <text:p>14999.9292676242</text:p>
              </table:table-cell>
              <table:table-cell office:value-type="float" office:value="0.00000000000101967647411418">
                <text:p>0.000000000001019676474114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0">
                <text:p>17600</text:p>
              </table:table-cell>
              <table:table-cell office:value-type="float" office:value="0.999369942959773">
                <text:p>0.999369942959773</text:p>
              </table:table-cell>
              <table:table-cell office:value-type="float" office:value="15069.108141189">
                <text:p>15069.108141189</text:p>
              </table:table-cell>
              <table:table-cell office:value-type="float" office:value="0.996656503996295">
                <text:p>0.996656503996295</text:p>
              </table:table-cell>
              <table:table-cell office:value-type="float" office:value="0.818365544342496">
                <text:p>0.818365544342496</text:p>
              </table:table-cell>
              <table:table-cell office:value-type="float" office:value="0.0000000026615223223344">
                <text:p>0.0000000026615223223344</text:p>
              </table:table-cell>
              <table:table-cell office:value-type="float" office:value="15069.108141189">
                <text:p>15069.108141189</text:p>
              </table:table-cell>
              <table:table-cell office:value-type="float" office:value="0.200639603580372">
                <text:p>0.200639603580372</text:p>
              </table:table-cell>
              <table:table-cell office:value-type="float" office:value="15069.108141189">
                <text:p>15069.108141189</text:p>
              </table:table-cell>
              <table:table-cell office:value-type="float" office:value="0.00000000000133982412710642">
                <text:p>0.000000000001339824127106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0">
                <text:p>17700</text:p>
              </table:table-cell>
              <table:table-cell office:value-type="float" office:value="0.999405255058298">
                <text:p>0.999405255058298</text:p>
              </table:table-cell>
              <table:table-cell office:value-type="float" office:value="15137.8249390346">
                <text:p>15137.8249390346</text:p>
              </table:table-cell>
              <table:table-cell office:value-type="float" office:value="0.996827284410538">
                <text:p>0.996827284410538</text:p>
              </table:table-cell>
              <table:table-cell office:value-type="float" office:value="0.83257111034692">
                <text:p>0.83257111034692</text:p>
              </table:table-cell>
              <table:table-cell office:value-type="float" office:value="0.00000000333966875764724">
                <text:p>0.00000000333966875764724</text:p>
              </table:table-cell>
              <table:table-cell office:value-type="float" office:value="15137.8249390346">
                <text:p>15137.8249390346</text:p>
              </table:table-cell>
              <table:table-cell office:value-type="float" office:value="0.215634182810492">
                <text:p>0.215634182810492</text:p>
              </table:table-cell>
              <table:table-cell office:value-type="float" office:value="15137.8249390346">
                <text:p>15137.8249390346</text:p>
              </table:table-cell>
              <table:table-cell office:value-type="float" office:value="0.00000000000175046917529349">
                <text:p>0.000000000001750469175293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0">
                <text:p>17800</text:p>
              </table:table-cell>
              <table:table-cell office:value-type="float" office:value="0.999438302609983">
                <text:p>0.999438302609983</text:p>
              </table:table-cell>
              <table:table-cell office:value-type="float" office:value="15206.0918352848">
                <text:p>15206.0918352848</text:p>
              </table:table-cell>
              <table:table-cell office:value-type="float" office:value="0.996986801493672">
                <text:p>0.996986801493672</text:p>
              </table:table-cell>
              <table:table-cell office:value-type="float" office:value="0.845748334387129">
                <text:p>0.845748334387129</text:p>
              </table:table-cell>
              <table:table-cell office:value-type="float" office:value="0.00000000417502209531768">
                <text:p>0.00000000417502209531768</text:p>
              </table:table-cell>
              <table:table-cell office:value-type="float" office:value="15206.0918352848">
                <text:p>15206.0918352848</text:p>
              </table:table-cell>
              <table:table-cell office:value-type="float" office:value="0.231167146990477">
                <text:p>0.231167146990477</text:p>
              </table:table-cell>
              <table:table-cell office:value-type="float" office:value="15206.0918352848">
                <text:p>15206.0918352848</text:p>
              </table:table-cell>
              <table:table-cell office:value-type="float" office:value="0.00000000000227424534596986">
                <text:p>0.000000000002274245345969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0">
                <text:p>17900</text:p>
              </table:table-cell>
              <table:table-cell office:value-type="float" office:value="0.999469246033421">
                <text:p>0.999469246033421</text:p>
              </table:table-cell>
              <table:table-cell office:value-type="float" office:value="15273.9245585916">
                <text:p>15273.9245585916</text:p>
              </table:table-cell>
              <table:table-cell office:value-type="float" office:value="0.99713596739917">
                <text:p>0.99713596739917</text:p>
              </table:table-cell>
              <table:table-cell office:value-type="float" office:value="0.857948425565454">
                <text:p>0.857948425565454</text:p>
              </table:table-cell>
              <table:table-cell office:value-type="float" office:value="0.00000000520073519307144">
                <text:p>0.00000000520073519307144</text:p>
              </table:table-cell>
              <table:table-cell office:value-type="float" office:value="15273.9245585916">
                <text:p>15273.9245585916</text:p>
              </table:table-cell>
              <table:table-cell office:value-type="float" office:value="0.247205389018509">
                <text:p>0.247205389018509</text:p>
              </table:table-cell>
              <table:table-cell office:value-type="float" office:value="15273.9245585916">
                <text:p>15273.9245585916</text:p>
              </table:table-cell>
              <table:table-cell office:value-type="float" office:value="0.00000000000293871370173735">
                <text:p>0.000000000002938713701737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0">
                <text:p>18000</text:p>
              </table:table-cell>
              <table:table-cell office:value-type="float" office:value="0.999498233447624">
                <text:p>0.999498233447624</text:p>
              </table:table-cell>
              <table:table-cell office:value-type="float" office:value="15341.3421477212">
                <text:p>15341.3421477212</text:p>
              </table:table-cell>
              <table:table-cell office:value-type="float" office:value="0.997275616173203">
                <text:p>0.997275616173203</text:p>
              </table:table-cell>
              <table:table-cell office:value-type="float" office:value="0.869224973212259">
                <text:p>0.869224973212259</text:p>
              </table:table-cell>
              <table:table-cell office:value-type="float" office:value="0.00000000645633193157469">
                <text:p>0.00000000645633193157469</text:p>
              </table:table-cell>
              <table:table-cell office:value-type="float" office:value="15341.3421477212">
                <text:p>15341.3421477212</text:p>
              </table:table-cell>
              <table:table-cell office:value-type="float" office:value="0.263712696452016">
                <text:p>0.263712696452016</text:p>
              </table:table-cell>
              <table:table-cell office:value-type="float" office:value="15341.3421477212">
                <text:p>15341.3421477212</text:p>
              </table:table-cell>
              <table:table-cell office:value-type="float" office:value="0.00000000000377728915399939">
                <text:p>0.000000000003777289153999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0">
                <text:p>18100</text:p>
              </table:table-cell>
              <table:table-cell office:value-type="float" office:value="0.999525402087951">
                <text:p>0.999525402087951</text:p>
              </table:table-cell>
              <table:table-cell office:value-type="float" office:value="15408.3665739407">
                <text:p>15408.3665739407</text:p>
              </table:table-cell>
              <table:table-cell office:value-type="float" office:value="0.997406510804952">
                <text:p>0.997406510804952</text:p>
              </table:table-cell>
              <table:table-cell office:value-type="float" office:value="0.879632799024967">
                <text:p>0.879632799024967</text:p>
              </table:table-cell>
              <table:table-cell office:value-type="float" office:value="0.00000000798883107396457">
                <text:p>0.00000000798883107396457</text:p>
              </table:table-cell>
              <table:table-cell office:value-type="float" office:value="15408.3665739407">
                <text:p>15408.3665739407</text:p>
              </table:table-cell>
              <table:table-cell office:value-type="float" office:value="0.280650224003268">
                <text:p>0.280650224003268</text:p>
              </table:table-cell>
              <table:table-cell office:value-type="float" office:value="15408.3665739407">
                <text:p>15408.3665739407</text:p>
              </table:table-cell>
              <table:table-cell office:value-type="float" office:value="0.000000000004830324822616">
                <text:p>0.0000000000048303248226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0">
                <text:p>18200</text:p>
              </table:table-cell>
              <table:table-cell office:value-type="float" office:value="0.999550878046932">
                <text:p>0.999550878046932</text:p>
              </table:table-cell>
              <table:table-cell office:value-type="float" office:value="15475.0223854596">
                <text:p>15475.0223854596</text:p>
              </table:table-cell>
              <table:table-cell office:value-type="float" office:value="0.99752934897498">
                <text:p>0.99752934897498</text:p>
              </table:table-cell>
              <table:table-cell office:value-type="float" office:value="0.889226666201902">
                <text:p>0.889226666201902</text:p>
              </table:table-cell>
              <table:table-cell office:value-type="float" office:value="0.00000000985402221936183">
                <text:p>0.00000000985402221936183</text:p>
              </table:table-cell>
              <table:table-cell office:value-type="float" office:value="15475.0223854596">
                <text:p>15475.0223854596</text:p>
              </table:table-cell>
              <table:table-cell office:value-type="float" office:value="0.297976936735835">
                <text:p>0.297976936735835</text:p>
              </table:table-cell>
              <table:table-cell office:value-type="float" office:value="15475.0223854596">
                <text:p>15475.0223854596</text:p>
              </table:table-cell>
              <table:table-cell office:value-type="float" office:value="0.00000000000614637759866281">
                <text:p>0.000000000006146377598662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0">
                <text:p>18300</text:p>
              </table:table-cell>
              <table:table-cell office:value-type="float" office:value="0.999574777917477">
                <text:p>0.999574777917477</text:p>
              </table:table-cell>
              <table:table-cell office:value-type="float" office:value="15541.3364157405">
                <text:p>15541.3364157405</text:p>
              </table:table-cell>
              <table:table-cell office:value-type="float" office:value="0.997644767452941">
                <text:p>0.997644767452941</text:p>
              </table:table-cell>
              <table:table-cell office:value-type="float" office:value="0.898060641084275">
                <text:p>0.898060641084275</text:p>
              </table:table-cell>
              <table:table-cell office:value-type="float" office:value="0.0000000121179660382095">
                <text:p>0.0000000121179660382095</text:p>
              </table:table-cell>
              <table:table-cell office:value-type="float" office:value="15541.3364157405">
                <text:p>15541.3364157405</text:p>
              </table:table-cell>
              <table:table-cell office:value-type="float" office:value="0.31564997294911">
                <text:p>0.31564997294911</text:p>
              </table:table-cell>
              <table:table-cell office:value-type="float" office:value="15541.3364157405">
                <text:p>15541.3364157405</text:p>
              </table:table-cell>
              <table:table-cell office:value-type="float" office:value="0.00000000000778368158463551">
                <text:p>0.000000000007783681584635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0">
                <text:p>18400</text:p>
              </table:table-cell>
              <table:table-cell office:value-type="float" office:value="0.99959721025861">
                <text:p>0.99959721025861</text:p>
              </table:table-cell>
              <table:table-cell office:value-type="float" office:value="15607.3374297614">
                <text:p>15607.3374297614</text:p>
              </table:table-cell>
              <table:table-cell office:value-type="float" office:value="0.997753347326852">
                <text:p>0.997753347326852</text:p>
              </table:table-cell>
              <table:table-cell office:value-type="float" office:value="0.90618759372928">
                <text:p>0.90618759372928</text:p>
              </table:table-cell>
              <table:table-cell office:value-type="float" office:value="0.0000000148587452359817">
                <text:p>0.0000000148587452359817</text:p>
              </table:table-cell>
              <table:table-cell office:value-type="float" office:value="15607.3374297614">
                <text:p>15607.3374297614</text:p>
              </table:table-cell>
              <table:table-cell office:value-type="float" office:value="0.333625069560774">
                <text:p>0.333625069560774</text:p>
              </table:table-cell>
              <table:table-cell office:value-type="float" office:value="15607.3374297614">
                <text:p>15607.3374297614</text:p>
              </table:table-cell>
              <table:table-cell office:value-type="float" office:value="0.00000000000981186836904499">
                <text:p>0.000000000009811868369044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0">
                <text:p>18500</text:p>
              </table:table-cell>
              <table:table-cell office:value-type="float" office:value="0.999618274737569">
                <text:p>0.999618274737569</text:p>
              </table:table-cell>
              <table:table-cell office:value-type="float" office:value="15673.0557201778">
                <text:p>15673.0557201778</text:p>
              </table:table-cell>
              <table:table-cell office:value-type="float" office:value="0.997855619496763">
                <text:p>0.997855619496763</text:p>
              </table:table-cell>
              <table:table-cell office:value-type="float" office:value="0.913658369785551">
                <text:p>0.913658369785551</text:p>
              </table:table-cell>
              <table:table-cell office:value-type="float" office:value="0.0000000181684070038331">
                <text:p>0.0000000181684070038331</text:p>
              </table:table-cell>
              <table:table-cell office:value-type="float" office:value="15673.0557201778">
                <text:p>15673.0557201778</text:p>
              </table:table-cell>
              <table:table-cell office:value-type="float" office:value="0.351857039187196">
                <text:p>0.351857039187196</text:p>
              </table:table-cell>
              <table:table-cell office:value-type="float" office:value="15673.0557201778">
                <text:p>15673.0557201778</text:p>
              </table:table-cell>
              <table:table-cell office:value-type="float" office:value="0.0000000000123139783397136">
                <text:p>0.00000000001231397833971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0">
                <text:p>18600</text:p>
              </table:table-cell>
              <table:table-cell office:value-type="float" office:value="0.999638064063944">
                <text:p>0.999638064063944</text:p>
              </table:table-cell>
              <table:table-cell office:value-type="float" office:value="15738.5229115036">
                <text:p>15738.5229115036</text:p>
              </table:table-cell>
              <table:table-cell office:value-type="float" office:value="0.99795206732457">
                <text:p>0.99795206732457</text:p>
              </table:table-cell>
              <table:table-cell office:value-type="float" office:value="0.920521714696616">
                <text:p>0.920521714696616</text:p>
              </table:table-cell>
              <table:table-cell office:value-type="float" office:value="0.0000000221552866608177">
                <text:p>0.0000000221552866608177</text:p>
              </table:table-cell>
              <table:table-cell office:value-type="float" office:value="15738.5229115036">
                <text:p>15738.5229115036</text:p>
              </table:table-cell>
              <table:table-cell office:value-type="float" office:value="0.370300001087067">
                <text:p>0.370300001087067</text:p>
              </table:table-cell>
              <table:table-cell office:value-type="float" office:value="15738.5229115036">
                <text:p>15738.5229115036</text:p>
              </table:table-cell>
              <table:table-cell office:value-type="float" office:value="0.00000000001538879143672">
                <text:p>0.000000000015388791436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0">
                <text:p>18700</text:p>
              </table:table-cell>
              <table:table-cell office:value-type="float" office:value="0.999656664074801">
                <text:p>0.999656664074801</text:p>
              </table:table-cell>
              <table:table-cell office:value-type="float" office:value="15803.7715424517">
                <text:p>15803.7715424517</text:p>
              </table:table-cell>
              <table:table-cell office:value-type="float" office:value="0.99804313205233">
                <text:p>0.99804313205233</text:p>
              </table:table-cell>
              <table:table-cell office:value-type="float" office:value="0.926823922524924">
                <text:p>0.926823922524924</text:p>
              </table:table-cell>
              <table:table-cell office:value-type="float" office:value="0.0000000269466171273395">
                <text:p>0.0000000269466171273395</text:p>
              </table:table-cell>
              <table:table-cell office:value-type="float" office:value="15803.7715424517">
                <text:p>15803.7715424517</text:p>
              </table:table-cell>
              <table:table-cell office:value-type="float" office:value="0.388907861880426">
                <text:p>0.388907861880426</text:p>
              </table:table-cell>
              <table:table-cell office:value-type="float" office:value="15803.7715424517">
                <text:p>15803.7715424517</text:p>
              </table:table-cell>
              <table:table-cell office:value-type="float" office:value="0.0000000000191535617907375">
                <text:p>0.00000000001915356179073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0">
                <text:p>18800</text:p>
              </table:table-cell>
              <table:table-cell office:value-type="float" office:value="0.99967415438641">
                <text:p>0.99967415438641</text:p>
              </table:table-cell>
              <table:table-cell office:value-type="float" office:value="15868.8348045167">
                <text:p>15868.8348045167</text:p>
              </table:table-cell>
              <table:table-cell office:value-type="float" office:value="0.998129216063456">
                <text:p>0.998129216063456</text:p>
              </table:table-cell>
              <table:table-cell office:value-type="float" office:value="0.932608710914232">
                <text:p>0.932608710914232</text:p>
              </table:table-cell>
              <table:table-cell office:value-type="float" office:value="0.0000000326915425264739">
                <text:p>0.0000000326915425264739</text:p>
              </table:table-cell>
              <table:table-cell office:value-type="float" office:value="15868.8348045167">
                <text:p>15868.8348045167</text:p>
              </table:table-cell>
              <table:table-cell office:value-type="float" office:value="0.407634611380859">
                <text:p>0.407634611380859</text:p>
              </table:table-cell>
              <table:table-cell office:value-type="float" office:value="15868.8348045167">
                <text:p>15868.8348045167</text:p>
              </table:table-cell>
              <table:table-cell office:value-type="float" office:value="0.0000000000237471957579027">
                <text:p>0.00000000002374719575790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0">
                <text:p>18900</text:p>
              </table:table-cell>
              <table:table-cell office:value-type="float" office:value="0.999690608784326">
                <text:p>0.999690608784326</text:p>
              </table:table-cell>
              <table:table-cell office:value-type="float" office:value="15933.746344333">
                <text:p>15933.746344333</text:p>
              </table:table-cell>
              <table:table-cell office:value-type="float" office:value="0.99821068556825">
                <text:p>0.99821068556825</text:p>
              </table:table-cell>
              <table:table-cell office:value-type="float" office:value="0.937917128177687">
                <text:p>0.937917128177687</text:p>
              </table:table-cell>
              <table:table-cell office:value-type="float" office:value="0.0000000395645495954142">
                <text:p>0.0000000395645495954142</text:p>
              </table:table-cell>
              <table:table-cell office:value-type="float" office:value="15933.746344333">
                <text:p>15933.746344333</text:p>
              </table:table-cell>
              <table:table-cell office:value-type="float" office:value="0.426434539434931">
                <text:p>0.426434539434931</text:p>
              </table:table-cell>
              <table:table-cell office:value-type="float" office:value="15933.746344333">
                <text:p>15933.746344333</text:p>
              </table:table-cell>
              <table:table-cell office:value-type="float" office:value="0.0000000000293339442120828">
                <text:p>0.00000000002933394421208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0">
                <text:p>19000</text:p>
              </table:table-cell>
              <table:table-cell office:value-type="float" office:value="0.999706095798784">
                <text:p>0.999706095798784</text:p>
              </table:table-cell>
              <table:table-cell office:value-type="float" office:value="15998.5398966651">
                <text:p>15998.5398966651</text:p>
              </table:table-cell>
              <table:table-cell office:value-type="float" office:value="0.998287874921161">
                <text:p>0.998287874921161</text:p>
              </table:table-cell>
              <table:table-cell office:value-type="float" office:value="0.942787565186056">
                <text:p>0.942787565186056</text:p>
              </table:table-cell>
              <table:table-cell office:value-type="float" office:value="0.0000000477694085669737">
                <text:p>0.0000000477694085669737</text:p>
              </table:table-cell>
              <table:table-cell office:value-type="float" office:value="15998.5398966651">
                <text:p>15998.5398966651</text:p>
              </table:table-cell>
              <table:table-cell office:value-type="float" office:value="0.445262646207035">
                <text:p>0.445262646207035</text:p>
              </table:table-cell>
              <table:table-cell office:value-type="float" office:value="15998.5398966651">
                <text:p>15998.5398966651</text:p>
              </table:table-cell>
              <table:table-cell office:value-type="float" office:value="0.0000000000361077310162368">
                <text:p>0.00000000003610773101623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0">
                <text:p>19100</text:p>
              </table:table-cell>
              <table:table-cell office:value-type="float" office:value="0.999720679043184">
                <text:p>0.999720679043184</text:p>
              </table:table-cell>
              <table:table-cell office:value-type="float" office:value="16063.2491232753">
                <text:p>16063.2491232753</text:p>
              </table:table-cell>
              <table:table-cell office:value-type="float" office:value="0.998361088748814">
                <text:p>0.998361088748814</text:p>
              </table:table-cell>
              <table:table-cell office:value-type="float" office:value="0.947255774947804">
                <text:p>0.947255774947804</text:p>
              </table:table-cell>
              <table:table-cell office:value-type="float" office:value="0.0000000575436477277344">
                <text:p>0.0000000575436477277344</text:p>
              </table:table-cell>
              <table:table-cell office:value-type="float" office:value="16063.2491232753">
                <text:p>16063.2491232753</text:p>
              </table:table-cell>
              <table:table-cell office:value-type="float" office:value="0.464074810234004">
                <text:p>0.464074810234004</text:p>
              </table:table-cell>
              <table:table-cell office:value-type="float" office:value="16063.2491232753">
                <text:p>16063.2491232753</text:p>
              </table:table-cell>
              <table:table-cell office:value-type="float" office:value="0.0000000000442971654615767">
                <text:p>0.00000000004429716546157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0">
                <text:p>19200</text:p>
              </table:table-cell>
              <table:table-cell office:value-type="float" office:value="0.999734417564577">
                <text:p>0.999734417564577</text:p>
              </table:table-cell>
              <table:table-cell office:value-type="float" office:value="16127.9074119997">
                <text:p>16127.9074119997</text:p>
              </table:table-cell>
              <table:table-cell office:value-type="float" office:value="0.998430604518064">
                <text:p>0.998430604518064</text:p>
              </table:table-cell>
              <table:table-cell office:value-type="float" office:value="0.951354937728947">
                <text:p>0.951354937728947</text:p>
              </table:table-cell>
              <table:table-cell office:value-type="float" office:value="0.000000069163644505956">
                <text:p>0.000000069163644505956</text:p>
              </table:table-cell>
              <table:table-cell office:value-type="float" office:value="16127.9074119997">
                <text:p>16127.9074119997</text:p>
              </table:table-cell>
              <table:table-cell office:value-type="float" office:value="0.482828000184065">
                <text:p>0.482828000184065</text:p>
              </table:table-cell>
              <table:table-cell office:value-type="float" office:value="16127.9074119997">
                <text:p>16127.9074119997</text:p>
              </table:table-cell>
              <table:table-cell office:value-type="float" office:value="0.0000000000541713782601402">
                <text:p>0.00000000005417137826014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0">
                <text:p>19300</text:p>
              </table:table-cell>
              <table:table-cell office:value-type="float" office:value="0.999747366242122">
                <text:p>0.999747366242122</text:p>
              </table:table-cell>
              <table:table-cell office:value-type="float" office:value="16192.5476195283">
                <text:p>16192.5476195283</text:p>
              </table:table-cell>
              <table:table-cell office:value-type="float" office:value="0.998496675468122">
                <text:p>0.998496675468122</text:p>
              </table:table-cell>
              <table:table-cell office:value-type="float" office:value="0.955115766230896">
                <text:p>0.955115766230896</text:p>
              </table:table-cell>
              <table:table-cell office:value-type="float" office:value="0.000000082950427753068">
                <text:p>0.000000082950427753068</text:p>
              </table:table-cell>
              <table:table-cell office:value-type="float" office:value="16192.5476195283">
                <text:p>16192.5476195283</text:p>
              </table:table-cell>
              <table:table-cell office:value-type="float" office:value="0.501480550377399">
                <text:p>0.501480550377399</text:p>
              </table:table-cell>
              <table:table-cell office:value-type="float" office:value="16192.5476195283">
                <text:p>16192.5476195283</text:p>
              </table:table-cell>
              <table:table-cell office:value-type="float" office:value="0.0000000000660468300077985">
                <text:p>0.00000000006604683000779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0">
                <text:p>19400</text:p>
              </table:table-cell>
              <table:table-cell office:value-type="float" office:value="0.999759576030141">
                <text:p>0.999759576030141</text:p>
              </table:table-cell>
              <table:table-cell office:value-type="float" office:value="16257.2019171975">
                <text:p>16257.2019171975</text:p>
              </table:table-cell>
              <table:table-cell office:value-type="float" office:value="0.998559532562862">
                <text:p>0.998559532562862</text:p>
              </table:table-cell>
              <table:table-cell office:value-type="float" office:value="0.958566606373549">
                <text:p>0.958566606373549</text:p>
              </table:table-cell>
              <table:table-cell office:value-type="float" office:value="0.0000000992762256470339">
                <text:p>0.0000000992762256470339</text:p>
              </table:table-cell>
              <table:table-cell office:value-type="float" office:value="16257.2019171975">
                <text:p>16257.2019171975</text:p>
              </table:table-cell>
              <table:table-cell office:value-type="float" office:value="0.519992314664288">
                <text:p>0.519992314664288</text:p>
              </table:table-cell>
              <table:table-cell office:value-type="float" office:value="16257.2019171975">
                <text:p>16257.2019171975</text:p>
              </table:table-cell>
              <table:table-cell office:value-type="float" office:value="0.000000000080295203801092">
                <text:p>0.0000000000802952038010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0">
                <text:p>19500</text:p>
              </table:table-cell>
              <table:table-cell office:value-type="float" office:value="0.999771094366606">
                <text:p>0.999771094366606</text:p>
              </table:table-cell>
              <table:table-cell office:value-type="float" office:value="16321.9016223319">
                <text:p>16321.9016223319</text:p>
              </table:table-cell>
              <table:table-cell office:value-type="float" office:value="0.998619386526046">
                <text:p>0.998619386526046</text:p>
              </table:table-cell>
              <table:table-cell office:value-type="float" office:value="0.961733582526966">
                <text:p>0.961733582526966</text:p>
              </table:table-cell>
              <table:table-cell office:value-type="float" office:value="0.000000118571947299641">
                <text:p>0.000000118571947299641</text:p>
              </table:table-cell>
              <table:table-cell office:value-type="float" office:value="16321.9016223319">
                <text:p>16321.9016223319</text:p>
              </table:table-cell>
              <table:table-cell office:value-type="float" office:value="0.538324835774976">
                <text:p>0.538324835774976</text:p>
              </table:table-cell>
              <table:table-cell office:value-type="float" office:value="16321.9016223319">
                <text:p>16321.9016223319</text:p>
              </table:table-cell>
              <table:table-cell office:value-type="float" office:value="0.0000000000973525777330663">
                <text:p>0.00000000009735257773306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0">
                <text:p>19600</text:p>
              </table:table-cell>
              <table:table-cell office:value-type="float" office:value="0.999781965324164">
                <text:p>0.999781965324164</text:p>
              </table:table-cell>
              <table:table-cell office:value-type="float" office:value="16386.6770854291">
                <text:p>16386.6770854291</text:p>
              </table:table-cell>
              <table:table-cell office:value-type="float" office:value="0.998676429412333">
                <text:p>0.998676429412333</text:p>
              </table:table-cell>
              <table:table-cell office:value-type="float" office:value="0.964640709672497">
                <text:p>0.964640709672497</text:p>
              </table:table-cell>
              <table:table-cell office:value-type="float" office:value="0.000000141335557766943">
                <text:p>0.000000141335557766943</text:p>
              </table:table-cell>
              <table:table-cell office:value-type="float" office:value="16386.6770854291">
                <text:p>16386.6770854291</text:p>
              </table:table-cell>
              <table:table-cell office:value-type="float" office:value="0.556441448574398">
                <text:p>0.556441448574398</text:p>
              </table:table-cell>
              <table:table-cell office:value-type="float" office:value="16386.6770854291">
                <text:p>16386.6770854291</text:p>
              </table:table-cell>
              <table:table-cell office:value-type="float" office:value="0.000000000117730041839588">
                <text:p>0.0000000001177300418395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0">
                <text:p>19700</text:p>
              </table:table-cell>
              <table:table-cell office:value-type="float" office:value="0.999792229906624">
                <text:p>0.999792229906624</text:p>
              </table:table-cell>
              <table:table-cell office:value-type="float" office:value="16451.5574343417">
                <text:p>16451.5574343417</text:p>
              </table:table-cell>
              <table:table-cell office:value-type="float" office:value="0.998730837107801">
                <text:p>0.998730837107801</text:p>
              </table:table-cell>
              <table:table-cell office:value-type="float" office:value="0.967310036715698">
                <text:p>0.967310036715698</text:p>
              </table:table-cell>
              <table:table-cell office:value-type="float" office:value="0.000000168141592399301">
                <text:p>0.000000168141592399301</text:p>
              </table:table-cell>
              <table:table-cell office:value-type="float" office:value="16451.5574343417">
                <text:p>16451.5574343417</text:p>
              </table:table-cell>
              <table:table-cell office:value-type="float" office:value="0.574307548450083">
                <text:p>0.574307548450083</text:p>
              </table:table-cell>
              <table:table-cell office:value-type="float" office:value="16451.5574343417">
                <text:p>16451.5574343417</text:p>
              </table:table-cell>
              <table:table-cell office:value-type="float" office:value="0.000000000142026100409992">
                <text:p>0.0000000001420261004099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0">
                <text:p>19800</text:p>
              </table:table-cell>
              <table:table-cell office:value-type="float" office:value="0.999801926294283">
                <text:p>0.999801926294283</text:p>
              </table:table-cell>
              <table:table-cell office:value-type="float" office:value="16516.5705719016">
                <text:p>16516.5705719016</text:p>
              </table:table-cell>
              <table:table-cell office:value-type="float" office:value="0.998782769979511">
                <text:p>0.998782769979511</text:p>
              </table:table-cell>
              <table:table-cell office:value-type="float" office:value="0.96976178344344">
                <text:p>0.96976178344344</text:p>
              </table:table-cell>
              <table:table-cell office:value-type="float" office:value="0.000000199651886707171">
                <text:p>0.000000199651886707171</text:p>
              </table:table-cell>
              <table:table-cell office:value-type="float" office:value="16516.5705719016">
                <text:p>16516.5705719016</text:p>
              </table:table-cell>
              <table:table-cell office:value-type="float" office:value="0.591890563951389">
                <text:p>0.591890563951389</text:p>
              </table:table-cell>
              <table:table-cell office:value-type="float" office:value="16516.5705719016">
                <text:p>16516.5705719016</text:p>
              </table:table-cell>
              <table:table-cell office:value-type="float" office:value="0.000000000170940893086928">
                <text:p>0.0000000001709408930869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0">
                <text:p>19900</text:p>
              </table:table-cell>
              <table:table-cell office:value-type="float" office:value="0.999811090015646">
                <text:p>0.999811090015646</text:p>
              </table:table-cell>
              <table:table-cell office:value-type="float" office:value="16581.7429733409">
                <text:p>16581.7429733409</text:p>
              </table:table-cell>
              <table:table-cell office:value-type="float" office:value="0.998832374878103">
                <text:p>0.998832374878103</text:p>
              </table:table-cell>
              <table:table-cell office:value-type="float" office:value="0.972014466355082">
                <text:p>0.972014466355082</text:p>
              </table:table-cell>
              <table:table-cell office:value-type="float" office:value="0.000000236627607764914">
                <text:p>0.000000236627607764914</text:p>
              </table:table-cell>
              <table:table-cell office:value-type="float" office:value="16581.7429733409">
                <text:p>16581.7429733409</text:p>
              </table:table-cell>
              <table:table-cell office:value-type="float" office:value="0.609160161061035">
                <text:p>0.609160161061035</text:p>
              </table:table-cell>
              <table:table-cell office:value-type="float" office:value="16581.7429733409">
                <text:p>16581.7429733409</text:p>
              </table:table-cell>
              <table:table-cell office:value-type="float" office:value="0.000000000205292786270505">
                <text:p>0.0000000002052927862705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0">
                <text:p>20000</text:p>
              </table:table-cell>
              <table:table-cell office:value-type="float" office:value="0.999819754162081">
                <text:p>0.999819754162081</text:p>
              </table:table-cell>
              <table:table-cell office:value-type="float" office:value="16647.0996087437">
                <text:p>16647.0996087437</text:p>
              </table:table-cell>
              <table:table-cell office:value-type="float" office:value="0.998879786228554">
                <text:p>0.998879786228554</text:p>
              </table:table-cell>
              <table:table-cell office:value-type="float" office:value="0.974085029393796">
                <text:p>0.974085029393796</text:p>
              </table:table-cell>
              <table:table-cell office:value-type="float" office:value="0.000000279942821556121">
                <text:p>0.000000279942821556121</text:p>
              </table:table-cell>
              <table:table-cell office:value-type="float" office:value="16647.0996087437">
                <text:p>16647.0996087437</text:p>
              </table:table-cell>
              <table:table-cell office:value-type="float" office:value="0.626088301047418">
                <text:p>0.626088301047418</text:p>
              </table:table-cell>
              <table:table-cell office:value-type="float" office:value="16647.0996087437">
                <text:p>16647.0996087437</text:p>
              </table:table-cell>
              <table:table-cell office:value-type="float" office:value="0.000000000246037476887127">
                <text:p>0.0000000002460374768871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0">
                <text:p>20100</text:p>
              </table:table-cell>
              <table:table-cell office:value-type="float" office:value="0.999827949596757">
                <text:p>0.999827949596757</text:p>
              </table:table-cell>
              <table:table-cell office:value-type="float" office:value="16712.6638619976">
                <text:p>16712.6638619976</text:p>
              </table:table-cell>
              <table:table-cell office:value-type="float" office:value="0.998925127133816">
                <text:p>0.998925127133816</text:p>
              </table:table-cell>
              <table:table-cell office:value-type="float" office:value="0.975988969916332">
                <text:p>0.975988969916332</text:p>
              </table:table-cell>
              <table:table-cell office:value-type="float" office:value="0.000000330599769331453">
                <text:p>0.000000330599769331453</text:p>
              </table:table-cell>
              <table:table-cell office:value-type="float" office:value="16712.6638619976">
                <text:p>16712.6638619976</text:p>
              </table:table-cell>
              <table:table-cell office:value-type="float" office:value="0.64264930142671">
                <text:p>0.64264930142671</text:p>
              </table:table-cell>
              <table:table-cell office:value-type="float" office:value="16712.6638619976">
                <text:p>16712.6638619976</text:p>
              </table:table-cell>
              <table:table-cell office:value-type="float" office:value="0.000000000294290045614153">
                <text:p>0.0000000002942900456141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0">
                <text:p>20200</text:p>
              </table:table-cell>
              <table:table-cell office:value-type="float" office:value="0.99983570505484">
                <text:p>0.99983570505484</text:p>
              </table:table-cell>
              <table:table-cell office:value-type="float" office:value="16778.4574348641">
                <text:p>16778.4574348641</text:p>
              </table:table-cell>
              <table:table-cell office:value-type="float" office:value="0.998968510541631">
                <text:p>0.998968510541631</text:p>
              </table:table-cell>
              <table:table-cell office:value-type="float" office:value="0.97774044512264">
                <text:p>0.97774044512264</text:p>
              </table:table-cell>
              <table:table-cell office:value-type="float" office:value="0.000000389745836655105">
                <text:p>0.000000389745836655105</text:p>
              </table:table-cell>
              <table:table-cell office:value-type="float" office:value="16778.4574348641">
                <text:p>16778.4574348641</text:p>
              </table:table-cell>
              <table:table-cell office:value-type="float" office:value="0.658819912941454">
                <text:p>0.658819912941454</text:p>
              </table:table-cell>
              <table:table-cell office:value-type="float" office:value="16778.4574348641">
                <text:p>16778.4574348641</text:p>
              </table:table-cell>
              <table:table-cell office:value-type="float" office:value="0.000000000351350419160026">
                <text:p>0.0000000003513504191600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0">
                <text:p>20300</text:p>
              </table:table-cell>
              <table:table-cell office:value-type="float" office:value="0.999843047317794">
                <text:p>0.999843047317794</text:p>
              </table:table-cell>
              <table:table-cell office:value-type="float" office:value="16844.5002651476">
                <text:p>16844.5002651476</text:p>
              </table:table-cell>
              <table:table-cell office:value-type="float" office:value="0.999010040295373">
                <text:p>0.999010040295373</text:p>
              </table:table-cell>
              <table:table-cell office:value-type="float" office:value="0.979352384388908">
                <text:p>0.979352384388908</text:p>
              </table:table-cell>
              <table:table-cell office:value-type="float" office:value="0.000000458692645985276">
                <text:p>0.000000458692645985276</text:p>
              </table:table-cell>
              <table:table-cell office:value-type="float" office:value="16844.5002651476">
                <text:p>16844.5002651476</text:p>
              </table:table-cell>
              <table:table-cell office:value-type="float" office:value="0.674579378866212">
                <text:p>0.674579378866212</text:p>
              </table:table-cell>
              <table:table-cell office:value-type="float" office:value="16844.5002651476">
                <text:p>16844.5002651476</text:p>
              </table:table-cell>
              <table:table-cell office:value-type="float" office:value="0.000000000418732713341818">
                <text:p>0.0000000004187327133418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0">
                <text:p>20400</text:p>
              </table:table-cell>
              <table:table-cell office:value-type="float" office:value="0.999850001408989">
                <text:p>0.999850001408989</text:p>
              </table:table-cell>
              <table:table-cell office:value-type="float" office:value="16910.8104961955">
                <text:p>16910.8104961955</text:p>
              </table:table-cell>
              <table:table-cell office:value-type="float" office:value="0.999049811880656">
                <text:p>0.999049811880656</text:p>
              </table:table-cell>
              <table:table-cell office:value-type="float" office:value="0.980836598259018">
                <text:p>0.980836598259018</text:p>
              </table:table-cell>
              <table:table-cell office:value-type="float" office:value="0.000000538937558818403">
                <text:p>0.000000538937558818403</text:p>
              </table:table-cell>
              <table:table-cell office:value-type="float" office:value="16910.8104961955">
                <text:p>16910.8104961955</text:p>
              </table:table-cell>
              <table:table-cell office:value-type="float" office:value="0.689909434048996">
                <text:p>0.689909434048996</text:p>
              </table:table-cell>
              <table:table-cell office:value-type="float" office:value="16910.8104961955">
                <text:p>16910.8104961955</text:p>
              </table:table-cell>
              <table:table-cell office:value-type="float" office:value="0.000000000498198907708019">
                <text:p>0.0000000004981989077080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0">
                <text:p>20500</text:p>
              </table:table-cell>
              <table:table-cell office:value-type="float" office:value="0.999856590664805">
                <text:p>0.999856590664805</text:p>
              </table:table-cell>
              <table:table-cell office:value-type="float" office:value="16977.404397434">
                <text:p>16977.404397434</text:p>
              </table:table-cell>
              <table:table-cell office:value-type="float" office:value="0.999087913449213">
                <text:p>0.999087913449213</text:p>
              </table:table-cell>
              <table:table-cell office:value-type="float" office:value="0.982203865436884">
                <text:p>0.982203865436884</text:p>
              </table:table-cell>
              <table:table-cell office:value-type="float" office:value="0.000000632187393522579">
                <text:p>0.000000632187393522579</text:p>
              </table:table-cell>
              <table:table-cell office:value-type="float" office:value="16977.404397434">
                <text:p>16977.404397434</text:p>
              </table:table-cell>
              <table:table-cell office:value-type="float" office:value="0.704794358968542">
                <text:p>0.704794358968542</text:p>
              </table:table-cell>
              <table:table-cell office:value-type="float" office:value="16977.404397434">
                <text:p>16977.404397434</text:p>
              </table:table-cell>
              <table:table-cell office:value-type="float" office:value="0.00000000059179768073874">
                <text:p>0.000000000591797680738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0">
                <text:p>20600</text:p>
              </table:table-cell>
              <table:table-cell office:value-type="float" office:value="0.99986283682393">
                <text:p>0.99986283682393</text:p>
              </table:table-cell>
              <table:table-cell office:value-type="float" office:value="17044.2963966375">
                <text:p>17044.2963966375</text:p>
              </table:table-cell>
              <table:table-cell office:value-type="float" office:value="0.999124426230241">
                <text:p>0.999124426230241</text:p>
              </table:table-cell>
              <table:table-cell office:value-type="float" office:value="0.983464017475203">
                <text:p>0.983464017475203</text:p>
              </table:table-cell>
              <table:table-cell office:value-type="float" office:value="0.00000074038478261815">
                <text:p>0.00000074038478261815</text:p>
              </table:table-cell>
              <table:table-cell office:value-type="float" office:value="17044.2963966375">
                <text:p>17044.2963966375</text:p>
              </table:table-cell>
              <table:table-cell office:value-type="float" office:value="0.719220904747272">
                <text:p>0.719220904747272</text:p>
              </table:table-cell>
              <table:table-cell office:value-type="float" office:value="17044.2963966375">
                <text:p>17044.2963966375</text:p>
              </table:table-cell>
              <table:table-cell office:value-type="float" office:value="0.000000000701908676692243">
                <text:p>0.0000000007019086766922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0">
                <text:p>20700</text:p>
              </table:table-cell>
              <table:table-cell office:value-type="float" office:value="0.999868760293287">
                <text:p>0.999868760293287</text:p>
              </table:table-cell>
              <table:table-cell office:value-type="float" office:value="17111.499005576">
                <text:p>17111.499005576</text:p>
              </table:table-cell>
              <table:table-cell office:value-type="float" office:value="0.999159425541902">
                <text:p>0.999159425541902</text:p>
              </table:table-cell>
              <table:table-cell office:value-type="float" office:value="0.984626038794991">
                <text:p>0.984626038794991</text:p>
              </table:table-cell>
              <table:table-cell office:value-type="float" office:value="0.000000865738527330655">
                <text:p>0.000000865738527330655</text:p>
              </table:table-cell>
              <table:table-cell office:value-type="float" office:value="17111.499005576">
                <text:p>17111.499005576</text:p>
              </table:table-cell>
              <table:table-cell office:value-type="float" office:value="0.733178339211378">
                <text:p>0.733178339211378</text:p>
              </table:table-cell>
              <table:table-cell office:value-type="float" office:value="17111.499005576">
                <text:p>17111.499005576</text:p>
              </table:table-cell>
              <table:table-cell office:value-type="float" office:value="0.000000000831293595855439">
                <text:p>0.0000000008312935958554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0">
                <text:p>20800</text:p>
              </table:table-cell>
              <table:table-cell office:value-type="float" office:value="0.999874380016067">
                <text:p>0.999874380016067</text:p>
              </table:table-cell>
              <table:table-cell office:value-type="float" office:value="17179.0228461119">
                <text:p>17179.0228461119</text:p>
              </table:table-cell>
              <table:table-cell office:value-type="float" office:value="0.999192981268936">
                <text:p>0.999192981268936</text:p>
              </table:table-cell>
              <table:table-cell office:value-type="float" office:value="0.985698113632794">
                <text:p>0.985698113632794</text:p>
              </table:table-cell>
              <table:table-cell office:value-type="float" office:value="0.00000101075527340375">
                <text:p>0.00000101075527340375</text:p>
              </table:table-cell>
              <table:table-cell office:value-type="float" office:value="17179.0228461119">
                <text:p>17179.0228461119</text:p>
              </table:table-cell>
              <table:table-cell office:value-type="float" office:value="0.746658377221027">
                <text:p>0.746658377221027</text:p>
              </table:table-cell>
              <table:table-cell office:value-type="float" office:value="17179.0228461119">
                <text:p>17179.0228461119</text:p>
              </table:table-cell>
              <table:table-cell office:value-type="float" office:value="0.000000000983154391336077">
                <text:p>0.0000000009831543913360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0">
                <text:p>20900</text:p>
              </table:table-cell>
              <table:table-cell office:value-type="float" office:value="0.999879713805513">
                <text:p>0.999879713805513</text:p>
              </table:table-cell>
              <table:table-cell office:value-type="float" office:value="17246.8766873553">
                <text:p>17246.8766873553</text:p>
              </table:table-cell>
              <table:table-cell office:value-type="float" office:value="0.99922515831558">
                <text:p>0.99922515831558</text:p>
              </table:table-cell>
              <table:table-cell office:value-type="float" office:value="0.986687723049781">
                <text:p>0.986687723049781</text:p>
              </table:table-cell>
              <table:table-cell office:value-type="float" office:value="0.00000117827748869329">
                <text:p>0.00000117827748869329</text:p>
              </table:table-cell>
              <table:table-cell office:value-type="float" office:value="17246.8766873553">
                <text:p>17246.8766873553</text:p>
              </table:table-cell>
              <table:table-cell office:value-type="float" office:value="0.759655098295696">
                <text:p>0.759655098295696</text:p>
              </table:table-cell>
              <table:table-cell office:value-type="float" office:value="17246.8766873553">
                <text:p>17246.8766873553</text:p>
              </table:table-cell>
              <table:table-cell office:value-type="float" office:value="0.00000000116119966902444">
                <text:p>0.000000001161199669024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0">
                <text:p>21000</text:p>
              </table:table-cell>
              <table:table-cell office:value-type="float" office:value="0.999884778236727">
                <text:p>0.999884778236727</text:p>
              </table:table-cell>
              <table:table-cell office:value-type="float" office:value="17315.0674127009">
                <text:p>17315.0674127009</text:p>
              </table:table-cell>
              <table:table-cell office:value-type="float" office:value="0.999256017442341">
                <text:p>0.999256017442341</text:p>
              </table:table-cell>
              <table:table-cell office:value-type="float" office:value="0.987601685638076">
                <text:p>0.987601685638076</text:p>
              </table:table-cell>
              <table:table-cell office:value-type="float" office:value="0.00000137152262264825">
                <text:p>0.00000137152262264825</text:p>
              </table:table-cell>
              <table:table-cell office:value-type="float" office:value="17315.0674127009">
                <text:p>17315.0674127009</text:p>
              </table:table-cell>
              <table:table-cell office:value-type="float" office:value="0.772164943159039">
                <text:p>0.772164943159039</text:p>
              </table:table-cell>
              <table:table-cell office:value-type="float" office:value="17315.0674127009">
                <text:p>17315.0674127009</text:p>
              </table:table-cell>
              <table:table-cell office:value-type="float" office:value="0.0000000013697210426969">
                <text:p>0.00000000136972104269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0">
                <text:p>21100</text:p>
              </table:table-cell>
              <table:table-cell office:value-type="float" office:value="0.999889588873466">
                <text:p>0.999889588873466</text:p>
              </table:table-cell>
              <table:table-cell office:value-type="float" office:value="17383.6001505042">
                <text:p>17383.6001505042</text:p>
              </table:table-cell>
              <table:table-cell office:value-type="float" office:value="0.999285615285464">
                <text:p>0.999285615285464</text:p>
              </table:table-cell>
              <table:table-cell office:value-type="float" office:value="0.988446231705673">
                <text:p>0.988446231705673</text:p>
              </table:table-cell>
              <table:table-cell office:value-type="float" office:value="0.00000159412926229465">
                <text:p>0.00000159412926229465</text:p>
              </table:table-cell>
              <table:table-cell office:value-type="float" office:value="17383.6001505042">
                <text:p>17383.6001505042</text:p>
              </table:table-cell>
              <table:table-cell office:value-type="float" office:value="0.784186525315">
                <text:p>0.784186525315</text:p>
              </table:table-cell>
              <table:table-cell office:value-type="float" office:value="17383.6001505042">
                <text:p>17383.6001505042</text:p>
              </table:table-cell>
              <table:table-cell office:value-type="float" office:value="0.00000000161367905508555">
                <text:p>0.000000001613679055085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0">
                <text:p>21200</text:p>
              </table:table-cell>
              <table:table-cell office:value-type="float" office:value="0.99989416024381">
                <text:p>0.99989416024381</text:p>
              </table:table-cell>
              <table:table-cell office:value-type="float" office:value="17452.4782796326">
                <text:p>17452.4782796326</text:p>
              </table:table-cell>
              <table:table-cell office:value-type="float" office:value="0.999314005046579">
                <text:p>0.999314005046579</text:p>
              </table:table-cell>
              <table:table-cell office:value-type="float" office:value="0.989227045297962">
                <text:p>0.989227045297962</text:p>
              </table:table-cell>
              <table:table-cell office:value-type="float" office:value="0.00000185020584817504">
                <text:p>0.00000185020584817504</text:p>
              </table:table-cell>
              <table:table-cell office:value-type="float" office:value="17452.4782796326">
                <text:p>17452.4782796326</text:p>
              </table:table-cell>
              <table:table-cell office:value-type="float" office:value="0.795720584558325">
                <text:p>0.795720584558325</text:p>
              </table:table-cell>
              <table:table-cell office:value-type="float" office:value="17452.4782796326">
                <text:p>17452.4782796326</text:p>
              </table:table-cell>
              <table:table-cell office:value-type="float" office:value="0.00000000189880191961556">
                <text:p>0.000000001898801919615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0">
                <text:p>21300</text:p>
              </table:table-cell>
              <table:table-cell office:value-type="float" office:value="0.999898505975609">
                <text:p>0.999898505975609</text:p>
              </table:table-cell>
              <table:table-cell office:value-type="float" office:value="17521.7034947648">
                <text:p>17521.7034947648</text:p>
              </table:table-cell>
              <table:table-cell office:value-type="float" office:value="0.999341236894118">
                <text:p>0.999341236894118</text:p>
              </table:table-cell>
              <table:table-cell office:value-type="float" office:value="0.989949319485848">
                <text:p>0.989949319485848</text:p>
              </table:table-cell>
              <table:table-cell office:value-type="float" office:value="0.00000214438645014327">
                <text:p>0.00000214438645014327</text:p>
              </table:table-cell>
              <table:table-cell office:value-type="float" office:value="17521.7034947648">
                <text:p>17521.7034947648</text:p>
              </table:table-cell>
              <table:table-cell office:value-type="float" office:value="0.806769873383506">
                <text:p>0.806769873383506</text:p>
              </table:table-cell>
              <table:table-cell office:value-type="float" office:value="17521.7034947648">
                <text:p>17521.7034947648</text:p>
              </table:table-cell>
              <table:table-cell office:value-type="float" office:value="0.00000000223169755252759">
                <text:p>0.000000002231697552527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0">
                <text:p>21400</text:p>
              </table:table-cell>
              <table:table-cell office:value-type="float" office:value="0.999902638894045">
                <text:p>0.999902638894045</text:p>
              </table:table-cell>
              <table:table-cell office:value-type="float" office:value="17591.2759376457">
                <text:p>17591.2759376457</text:p>
              </table:table-cell>
              <table:table-cell office:value-type="float" office:value="0.99936735805674">
                <text:p>0.99936735805674</text:p>
              </table:table-cell>
              <table:table-cell office:value-type="float" office:value="0.990617803202346">
                <text:p>0.990617803202346</text:p>
              </table:table-cell>
              <table:table-cell office:value-type="float" office:value="0.00000248189278505814">
                <text:p>0.00000248189278505814</text:p>
              </table:table-cell>
              <table:table-cell office:value-type="float" office:value="17591.2759376457">
                <text:p>17591.2759376457</text:p>
              </table:table-cell>
              <table:table-cell office:value-type="float" office:value="0.817338970979211">
                <text:p>0.817338970979211</text:p>
              </table:table-cell>
              <table:table-cell office:value-type="float" office:value="17591.2759376457">
                <text:p>17591.2759376457</text:p>
              </table:table-cell>
              <table:table-cell office:value-type="float" office:value="0.00000000261997980061157">
                <text:p>0.000000002619979800611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0">
                <text:p>21500</text:p>
              </table:table-cell>
              <table:table-cell office:value-type="float" office:value="0.999906570765895">
                <text:p>0.999906570765895</text:p>
              </table:table-cell>
              <table:table-cell office:value-type="float" office:value="17661.1942449233">
                <text:p>17661.1942449233</text:p>
              </table:table-cell>
              <table:table-cell office:value-type="float" office:value="0.99939241334891">
                <text:p>0.99939241334891</text:p>
              </table:table-cell>
              <table:table-cell office:value-type="float" office:value="0.991236811307781">
                <text:p>0.991236811307781</text:p>
              </table:table-cell>
              <table:table-cell office:value-type="float" office:value="0.00000286859302533245">
                <text:p>0.00000286859302533245</text:p>
              </table:table-cell>
              <table:table-cell office:value-type="float" office:value="17661.1942449233">
                <text:p>17661.1942449233</text:p>
              </table:table-cell>
              <table:table-cell office:value-type="float" office:value="0.827434191991348">
                <text:p>0.827434191991348</text:p>
              </table:table-cell>
              <table:table-cell office:value-type="float" office:value="17661.1942449233">
                <text:p>17661.1942449233</text:p>
              </table:table-cell>
              <table:table-cell office:value-type="float" office:value="0.00000000307241282259284">
                <text:p>0.000000003072412822592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0">
                <text:p>21600</text:p>
              </table:table-cell>
              <table:table-cell office:value-type="float" office:value="0.999910312891334">
                <text:p>0.999910312891334</text:p>
              </table:table-cell>
              <table:table-cell office:value-type="float" office:value="17731.4556631764">
                <text:p>17731.4556631764</text:p>
              </table:table-cell>
              <table:table-cell office:value-type="float" office:value="0.999416445369402">
                <text:p>0.999416445369402</text:p>
              </table:table-cell>
              <table:table-cell office:value-type="float" office:value="0.991810312802517">
                <text:p>0.991810312802517</text:p>
              </table:table-cell>
              <table:table-cell office:value-type="float" office:value="0.00000331108823334186">
                <text:p>0.00000331108823334186</text:p>
              </table:table-cell>
              <table:table-cell office:value-type="float" office:value="17731.4556631764">
                <text:p>17731.4556631764</text:p>
              </table:table-cell>
              <table:table-cell office:value-type="float" office:value="0.837063421882552">
                <text:p>0.837063421882552</text:p>
              </table:table-cell>
              <table:table-cell office:value-type="float" office:value="17731.4556631764">
                <text:p>17731.4556631764</text:p>
              </table:table-cell>
              <table:table-cell office:value-type="float" office:value="0.00000000359907378262549">
                <text:p>0.000000003599073782625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0">
                <text:p>21700</text:p>
              </table:table-cell>
              <table:table-cell office:value-type="float" office:value="0.999913875784431">
                <text:p>0.999913875784431</text:p>
              </table:table-cell>
              <table:table-cell office:value-type="float" office:value="17802.0561992847">
                <text:p>17802.0561992847</text:p>
              </table:table-cell>
              <table:table-cell office:value-type="float" office:value="0.999439494529532">
                <text:p>0.999439494529532</text:p>
              </table:table-cell>
              <table:table-cell office:value-type="float" office:value="0.992341927918962">
                <text:p>0.992341927918962</text:p>
              </table:table-cell>
              <table:table-cell office:value-type="float" office:value="0.00000381678533013467">
                <text:p>0.00000381678533013467</text:p>
              </table:table-cell>
              <table:table-cell office:value-type="float" office:value="17802.0561992847">
                <text:p>17802.0561992847</text:p>
              </table:table-cell>
              <table:table-cell office:value-type="float" office:value="0.846235915844889">
                <text:p>0.846235915844889</text:p>
              </table:table-cell>
              <table:table-cell office:value-type="float" office:value="17802.0561992847">
                <text:p>17802.0561992847</text:p>
              </table:table-cell>
              <table:table-cell office:value-type="float" office:value="0.00000000421153549507819">
                <text:p>0.000000004211535495078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0">
                <text:p>21800</text:p>
              </table:table-cell>
              <table:table-cell office:value-type="float" office:value="0.999917269295101">
                <text:p>0.999917269295101</text:p>
              </table:table-cell>
              <table:table-cell office:value-type="float" office:value="17872.9906637778">
                <text:p>17872.9906637778</text:p>
              </table:table-cell>
              <table:table-cell office:value-type="float" office:value="0.999461599607777">
                <text:p>0.999461599607777</text:p>
              </table:table-cell>
              <table:table-cell office:value-type="float" office:value="0.99283496579925">
                <text:p>0.99283496579925</text:p>
              </table:table-cell>
              <table:table-cell office:value-type="float" office:value="0.00000439398743484813">
                <text:p>0.00000439398743484813</text:p>
              </table:table-cell>
              <table:table-cell office:value-type="float" office:value="17872.9906637778">
                <text:p>17872.9906637778</text:p>
              </table:table-cell>
              <table:table-cell office:value-type="float" office:value="0.854962218236359">
                <text:p>0.854962218236359</text:p>
              </table:table-cell>
              <table:table-cell office:value-type="float" office:value="17872.9906637778">
                <text:p>17872.9906637778</text:p>
              </table:table-cell>
              <table:table-cell office:value-type="float" office:value="0.00000000492307596138781">
                <text:p>0.000000004923075961387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0">
                <text:p>21900</text:p>
              </table:table-cell>
              <table:table-cell office:value-type="float" office:value="0.999920502662341">
                <text:p>0.999920502662341</text:p>
              </table:table-cell>
              <table:table-cell office:value-type="float" office:value="17944.2528609258">
                <text:p>17944.2528609258</text:p>
              </table:table-cell>
              <table:table-cell office:value-type="float" office:value="0.999482797567659">
                <text:p>0.999482797567659</text:p>
              </table:table-cell>
              <table:table-cell office:value-type="float" office:value="0.993292452871075">
                <text:p>0.993292452871075</text:p>
              </table:table-cell>
              <table:table-cell office:value-type="float" office:value="0.00000505199167413168">
                <text:p>0.00000505199167413168</text:p>
              </table:table-cell>
              <table:table-cell office:value-type="float" office:value="17944.2528609258">
                <text:p>17944.2528609258</text:p>
              </table:table-cell>
              <table:table-cell office:value-type="float" office:value="0.863253922974721">
                <text:p>0.863253922974721</text:p>
              </table:table-cell>
              <table:table-cell office:value-type="float" office:value="17944.2528609258">
                <text:p>17944.2528609258</text:p>
              </table:table-cell>
              <table:table-cell office:value-type="float" office:value="0.00000000574890997245587">
                <text:p>0.000000005748909972455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0">
                <text:p>22000</text:p>
              </table:table-cell>
              <table:table-cell office:value-type="float" office:value="0.999923584579665">
                <text:p>0.999923584579665</text:p>
              </table:table-cell>
              <table:table-cell office:value-type="float" office:value="18015.8356628506">
                <text:p>18015.8356628506</text:p>
              </table:table-cell>
              <table:table-cell office:value-type="float" office:value="0.999503123933546">
                <text:p>0.999503123933546</text:p>
              </table:table-cell>
              <table:table-cell office:value-type="float" office:value="0.993717159829376">
                <text:p>0.993717159829376</text:p>
              </table:table-cell>
              <table:table-cell office:value-type="float" office:value="0.0000058011979494984">
                <text:p>0.0000058011979494984</text:p>
              </table:table-cell>
              <table:table-cell office:value-type="float" office:value="18015.8356628506">
                <text:p>18015.8356628506</text:p>
              </table:table-cell>
              <table:table-cell office:value-type="float" office:value="0.871123564578925">
                <text:p>0.871123564578925</text:p>
              </table:table-cell>
              <table:table-cell office:value-type="float" office:value="18015.8356628506">
                <text:p>18015.8356628506</text:p>
              </table:table-cell>
              <table:table-cell office:value-type="float" office:value="0.00000000670645394218607">
                <text:p>0.000000006706453942186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0">
                <text:p>22100</text:p>
              </table:table-cell>
              <table:table-cell office:value-type="float" office:value="0.9999265232008">
                <text:p>0.9999265232008</text:p>
              </table:table-cell>
              <table:table-cell office:value-type="float" office:value="18087.7311456566">
                <text:p>18087.7311456566</text:p>
              </table:table-cell>
              <table:table-cell office:value-type="float" office:value="0.999522612836525">
                <text:p>0.999522612836525</text:p>
              </table:table-cell>
              <table:table-cell office:value-type="float" office:value="0.994111621499864">
                <text:p>0.994111621499864</text:p>
              </table:table-cell>
              <table:table-cell office:value-type="float" office:value="0.0000066532247473709">
                <text:p>0.0000066532247473709</text:p>
              </table:table-cell>
              <table:table-cell office:value-type="float" office:value="18087.7311456566">
                <text:p>18087.7311456566</text:p>
              </table:table-cell>
              <table:table-cell office:value-type="float" office:value="0.878584444075955">
                <text:p>0.878584444075955</text:p>
              </table:table-cell>
              <table:table-cell office:value-type="float" office:value="18087.7311456566">
                <text:p>18087.7311456566</text:p>
              </table:table-cell>
              <table:table-cell office:value-type="float" office:value="0.0000000078156214497571">
                <text:p>0.00000000781562144975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0">
                <text:p>22200</text:p>
              </table:table-cell>
              <table:table-cell office:value-type="float" office:value="0.999929326198805">
                <text:p>0.999929326198805</text:p>
              </table:table-cell>
              <table:table-cell office:value-type="float" office:value="18159.930713677">
                <text:p>18159.930713677</text:p>
              </table:table-cell>
              <table:table-cell office:value-type="float" office:value="0.999541297089787">
                <text:p>0.999541297089787</text:p>
              </table:table-cell>
              <table:table-cell office:value-type="float" office:value="0.994478159372052">
                <text:p>0.994478159372052</text:p>
              </table:table-cell>
              <table:table-cell office:value-type="float" office:value="0.00000762103948634714">
                <text:p>0.00000762103948634714</text:p>
              </table:table-cell>
              <table:table-cell office:value-type="float" office:value="18159.930713677">
                <text:p>18159.930713677</text:p>
              </table:table-cell>
              <table:table-cell office:value-type="float" office:value="0.885650471342945">
                <text:p>0.885650471342945</text:p>
              </table:table-cell>
              <table:table-cell office:value-type="float" office:value="18159.930713677">
                <text:p>18159.930713677</text:p>
              </table:table-cell>
              <table:table-cell office:value-type="float" office:value="0.00000000909915508651633">
                <text:p>0.000000009099155086516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0">
                <text:p>22300</text:p>
              </table:table-cell>
              <table:table-cell office:value-type="float" office:value="0.999932000765587">
                <text:p>0.999932000765587</text:p>
              </table:table-cell>
              <table:table-cell office:value-type="float" office:value="18232.4252013294">
                <text:p>18232.4252013294</text:p>
              </table:table-cell>
              <table:table-cell office:value-type="float" office:value="0.999559208342417">
                <text:p>0.999559208342417</text:p>
              </table:table-cell>
              <table:table-cell office:value-type="float" office:value="0.994818897627331">
                <text:p>0.994818897627331</text:p>
              </table:table-cell>
              <table:table-cell office:value-type="float" office:value="0.00000871909593537853">
                <text:p>0.00000871909593537853</text:p>
              </table:table-cell>
              <table:table-cell office:value-type="float" office:value="18232.4252013294">
                <text:p>18232.4252013294</text:p>
              </table:table-cell>
              <table:table-cell office:value-type="float" office:value="0.892336034926001">
                <text:p>0.892336034926001</text:p>
              </table:table-cell>
              <table:table-cell office:value-type="float" office:value="18232.4252013294">
                <text:p>18232.4252013294</text:p>
              </table:table-cell>
              <table:table-cell office:value-type="float" office:value="0.0000000105830002502517">
                <text:p>0.00000001058300025025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0">
                <text:p>22400</text:p>
              </table:table-cell>
              <table:table-cell office:value-type="float" office:value="0.999934553690689">
                <text:p>0.999934553690689</text:p>
              </table:table-cell>
              <table:table-cell office:value-type="float" office:value="18305.2049955273">
                <text:p>18305.2049955273</text:p>
              </table:table-cell>
              <table:table-cell office:value-type="float" office:value="0.99957637709155">
                <text:p>0.99957637709155</text:p>
              </table:table-cell>
              <table:table-cell office:value-type="float" office:value="0.995135783834886">
                <text:p>0.995135783834886</text:p>
              </table:table-cell>
              <table:table-cell office:value-type="float" office:value="0.00000996349287983059">
                <text:p>0.00000996349287983059</text:p>
              </table:table-cell>
              <table:table-cell office:value-type="float" office:value="18305.2049955273">
                <text:p>18305.2049955273</text:p>
              </table:table-cell>
              <table:table-cell office:value-type="float" office:value="0.89865585286073">
                <text:p>0.89865585286073</text:p>
              </table:table-cell>
              <table:table-cell office:value-type="float" office:value="18305.2049955273">
                <text:p>18305.2049955273</text:p>
              </table:table-cell>
              <table:table-cell office:value-type="float" office:value="0.0000000122967217415613">
                <text:p>0.00000001229672174156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0">
                <text:p>22500</text:p>
              </table:table-cell>
              <table:table-cell office:value-type="float" office:value="0.999936991341774">
                <text:p>0.999936991341774</text:p>
              </table:table-cell>
              <table:table-cell office:value-type="float" office:value="18378.2601333119">
                <text:p>18378.2601333119</text:p>
              </table:table-cell>
              <table:table-cell office:value-type="float" office:value="0.999592832777252">
                <text:p>0.999592832777252</text:p>
              </table:table-cell>
              <table:table-cell office:value-type="float" office:value="0.995430600618125">
                <text:p>0.995430600618125</text:p>
              </table:table-cell>
              <table:table-cell office:value-type="float" office:value="0.0000113721363015961">
                <text:p>0.0000113721363015961</text:p>
              </table:table-cell>
              <table:table-cell office:value-type="float" office:value="18378.2601333119">
                <text:p>18378.2601333119</text:p>
              </table:table-cell>
              <table:table-cell office:value-type="float" office:value="0.904624853445574">
                <text:p>0.904624853445574</text:p>
              </table:table-cell>
              <table:table-cell office:value-type="float" office:value="18378.2601333119">
                <text:p>18378.2601333119</text:p>
              </table:table-cell>
              <table:table-cell office:value-type="float" office:value="0.0000000142739715763757">
                <text:p>0.00000001427397157637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0">
                <text:p>22600</text:p>
              </table:table-cell>
              <table:table-cell office:value-type="float" office:value="0.999939319721812">
                <text:p>0.999939319721812</text:p>
              </table:table-cell>
              <table:table-cell office:value-type="float" office:value="18451.5803847008">
                <text:p>18451.5803847008</text:p>
              </table:table-cell>
              <table:table-cell office:value-type="float" office:value="0.999608603910539">
                <text:p>0.999608603910539</text:p>
              </table:table-cell>
              <table:table-cell office:value-type="float" office:value="0.995704981935534">
                <text:p>0.995704981935534</text:p>
              </table:table-cell>
              <table:table-cell office:value-type="float" office:value="0.0000129649258211592">
                <text:p>0.0000129649258211592</text:p>
              </table:table-cell>
              <table:table-cell office:value-type="float" office:value="18451.5803847008">
                <text:p>18451.5803847008</text:p>
              </table:table-cell>
              <table:table-cell office:value-type="float" office:value="0.910258074673091">
                <text:p>0.910258074673091</text:p>
              </table:table-cell>
              <table:table-cell office:value-type="float" office:value="18451.5803847008">
                <text:p>18451.5803847008</text:p>
              </table:table-cell>
              <table:table-cell office:value-type="float" office:value="0.0000000165530145894511">
                <text:p>0.00000001655301458945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0">
                <text:p>22700</text:p>
              </table:table-cell>
              <table:table-cell office:value-type="float" office:value="0.999941544478444">
                <text:p>0.999941544478444</text:p>
              </table:table-cell>
              <table:table-cell office:value-type="float" office:value="18525.1553838385">
                <text:p>18525.1553838385</text:p>
              </table:table-cell>
              <table:table-cell office:value-type="float" office:value="0.999623717903788">
                <text:p>0.999623717903788</text:p>
              </table:table-cell>
              <table:table-cell office:value-type="float" office:value="0.995960424582935">
                <text:p>0.995960424582935</text:p>
              </table:table-cell>
              <table:table-cell office:value-type="float" office:value="0.0000147639514003279">
                <text:p>0.0000147639514003279</text:p>
              </table:table-cell>
              <table:table-cell office:value-type="float" office:value="18525.1553838385">
                <text:p>18525.1553838385</text:p>
              </table:table-cell>
              <table:table-cell office:value-type="float" office:value="0.915570515359189">
                <text:p>0.915570515359189</text:p>
              </table:table-cell>
              <table:table-cell office:value-type="float" office:value="18525.1553838385">
                <text:p>18525.1553838385</text:p>
              </table:table-cell>
              <table:table-cell office:value-type="float" office:value="0.0000000191773043544536">
                <text:p>0.00000001917730435445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0">
                <text:p>22800</text:p>
              </table:table-cell>
              <table:table-cell office:value-type="float" office:value="0.99994367093977">
                <text:p>0.99994367093977</text:p>
              </table:table-cell>
              <table:table-cell office:value-type="float" office:value="18598.9746653378">
                <text:p>18598.9746653378</text:p>
              </table:table-cell>
              <table:table-cell office:value-type="float" office:value="0.999638201344656">
                <text:p>0.999638201344656</text:p>
              </table:table-cell>
              <table:table-cell office:value-type="float" office:value="0.996198300547286">
                <text:p>0.996198300547286</text:p>
              </table:table-cell>
              <table:table-cell office:value-type="float" office:value="0.0000167937127462549">
                <text:p>0.0000167937127462549</text:p>
              </table:table-cell>
              <table:table-cell office:value-type="float" office:value="18598.9746653378">
                <text:p>18598.9746653378</text:p>
              </table:table-cell>
              <table:table-cell office:value-type="float" office:value="0.92057708983883">
                <text:p>0.92057708983883</text:p>
              </table:table-cell>
              <table:table-cell office:value-type="float" office:value="18598.9746653378">
                <text:p>18598.9746653378</text:p>
              </table:table-cell>
              <table:table-cell office:value-type="float" office:value="0.0000000221961424478006">
                <text:p>0.00000002219614244780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0">
                <text:p>22900</text:p>
              </table:table-cell>
              <table:table-cell office:value-type="float" office:value="0.999945704113974">
                <text:p>0.999945704113974</text:p>
              </table:table-cell>
              <table:table-cell office:value-type="float" office:value="18673.0277643012">
                <text:p>18673.0277643012</text:p>
              </table:table-cell>
              <table:table-cell office:value-type="float" office:value="0.999652079892795">
                <text:p>0.999652079892795</text:p>
              </table:table-cell>
              <table:table-cell office:value-type="float" office:value="0.996419865905813">
                <text:p>0.996419865905813</text:p>
              </table:table-cell>
              <table:table-cell office:value-type="float" office:value="0.0000190813490561274">
                <text:p>0.0000190813490561274</text:p>
              </table:table-cell>
              <table:table-cell office:value-type="float" office:value="18673.0277643012">
                <text:p>18673.0277643012</text:p>
              </table:table-cell>
              <table:table-cell office:value-type="float" office:value="0.925292517512357">
                <text:p>0.925292517512357</text:p>
              </table:table-cell>
              <table:table-cell office:value-type="float" office:value="18673.0277643012">
                <text:p>18673.0277643012</text:p>
              </table:table-cell>
              <table:table-cell office:value-type="float" office:value="0.0000000256653988532305">
                <text:p>0.00000002566539885323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0">
                <text:p>23000</text:p>
              </table:table-cell>
              <table:table-cell office:value-type="float" office:value="0.999947648733962">
                <text:p>0.999947648733962</text:p>
              </table:table-cell>
              <table:table-cell office:value-type="float" office:value="18747.3042890909">
                <text:p>18747.3042890909</text:p>
              </table:table-cell>
              <table:table-cell office:value-type="float" office:value="0.99966537826773">
                <text:p>0.99966537826773</text:p>
              </table:table-cell>
              <table:table-cell office:value-type="float" office:value="0.99662627190432">
                <text:p>0.99662627190432</text:p>
              </table:table-cell>
              <table:table-cell office:value-type="float" office:value="0.000021656901334212">
                <text:p>0.000021656901334212</text:p>
              </table:table-cell>
              <table:table-cell office:value-type="float" office:value="18747.3042890909">
                <text:p>18747.3042890909</text:p>
              </table:table-cell>
              <table:table-cell office:value-type="float" office:value="0.929731243949327">
                <text:p>0.929731243949327</text:p>
              </table:table-cell>
              <table:table-cell office:value-type="float" office:value="18747.3042890909">
                <text:p>18747.3042890909</text:p>
              </table:table-cell>
              <table:table-cell office:value-type="float" office:value="0.0000000296483141017016">
                <text:p>0.00000002964831410170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0">
                <text:p>23100</text:p>
              </table:table-cell>
              <table:table-cell office:value-type="float" office:value="0.999949509251503">
                <text:p>0.999949509251503</text:p>
              </table:table-cell>
              <table:table-cell office:value-type="float" office:value="18821.7939425735">
                <text:p>18821.7939425735</text:p>
              </table:table-cell>
              <table:table-cell office:value-type="float" office:value="0.999678120470383">
                <text:p>0.999678120470383</text:p>
              </table:table-cell>
              <table:table-cell office:value-type="float" office:value="0.996818571864281">
                <text:p>0.996818571864281</text:p>
              </table:table-cell>
              <table:table-cell office:value-type="float" office:value="0.0000245535815362974">
                <text:p>0.0000245535815362974</text:p>
              </table:table-cell>
              <table:table-cell office:value-type="float" office:value="18821.7939425735">
                <text:p>18821.7939425735</text:p>
              </table:table-cell>
              <table:table-cell office:value-type="float" office:value="0.933907417820875">
                <text:p>0.933907417820875</text:p>
              </table:table-cell>
              <table:table-cell office:value-type="float" office:value="18821.7939425735">
                <text:p>18821.7939425735</text:p>
              </table:table-cell>
              <table:table-cell office:value-type="float" office:value="0.000000034216411520202">
                <text:p>0.0000000342164115202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0">
                <text:p>23200</text:p>
              </table:table-cell>
              <table:table-cell office:value-type="float" office:value="0.999951289877188">
                <text:p>0.999951289877188</text:p>
              </table:table-cell>
              <table:table-cell office:value-type="float" office:value="18896.4866211798">
                <text:p>18896.4866211798</text:p>
              </table:table-cell>
              <table:table-cell office:value-type="float" office:value="0.999690329538687">
                <text:p>0.999690329538687</text:p>
              </table:table-cell>
              <table:table-cell office:value-type="float" office:value="0.996997730345295">
                <text:p>0.996997730345295</text:p>
              </table:table-cell>
              <table:table-cell office:value-type="float" office:value="0.0000278080816769029">
                <text:p>0.0000278080816769029</text:p>
              </table:table-cell>
              <table:table-cell office:value-type="float" office:value="18896.4866211798">
                <text:p>18896.4866211798</text:p>
              </table:table-cell>
              <table:table-cell office:value-type="float" office:value="0.937834788569377">
                <text:p>0.937834788569377</text:p>
              </table:table-cell>
              <table:table-cell office:value-type="float" office:value="18896.4866211798">
                <text:p>18896.4866211798</text:p>
              </table:table-cell>
              <table:table-cell office:value-type="float" office:value="0.0000000394504720646835">
                <text:p>0.00000003945047206468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0">
                <text:p>23300</text:p>
              </table:table-cell>
              <table:table-cell office:value-type="float" office:value="0.999952994574146">
                <text:p>0.999952994574146</text:p>
              </table:table-cell>
              <table:table-cell office:value-type="float" office:value="18971.3724182205">
                <text:p>18971.3724182205</text:p>
              </table:table-cell>
              <table:table-cell office:value-type="float" office:value="0.99970202778098">
                <text:p>0.99970202778098</text:p>
              </table:table-cell>
              <table:table-cell office:value-type="float" office:value="0.997164628704802">
                <text:p>0.997164628704802</text:p>
              </table:table-cell>
              <table:table-cell office:value-type="float" office:value="0.0000314608889469064">
                <text:p>0.0000314608889469064</text:p>
              </table:table-cell>
              <table:table-cell office:value-type="float" office:value="18971.3724182205">
                <text:p>18971.3724182205</text:p>
              </table:table-cell>
              <table:table-cell office:value-type="float" office:value="0.941526705537986">
                <text:p>0.941526705537986</text:p>
              </table:table-cell>
              <table:table-cell office:value-type="float" office:value="18971.3724182205">
                <text:p>18971.3724182205</text:p>
              </table:table-cell>
              <table:table-cell office:value-type="float" office:value="0.0000000454416582175113">
                <text:p>0.00000004544165821751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0">
                <text:p>23400</text:p>
              </table:table-cell>
              <table:table-cell office:value-type="float" office:value="0.999954627097057">
                <text:p>0.999954627097057</text:p>
              </table:table-cell>
              <table:table-cell office:value-type="float" office:value="19046.4416825776">
                <text:p>19046.4416825776</text:p>
              </table:table-cell>
              <table:table-cell office:value-type="float" office:value="0.999713236667235">
                <text:p>0.999713236667235</text:p>
              </table:table-cell>
              <table:table-cell office:value-type="float" office:value="0.997320072841901">
                <text:p>0.997320072841901</text:p>
              </table:table-cell>
              <table:table-cell office:value-type="float" office:value="0.0000355566511884546">
                <text:p>0.0000355566511884546</text:p>
              </table:table-cell>
              <table:table-cell office:value-type="float" office:value="19046.4416825776">
                <text:p>19046.4416825776</text:p>
              </table:table-cell>
              <table:table-cell office:value-type="float" office:value="0.944996060961198">
                <text:p>0.944996060961198</text:p>
              </table:table-cell>
              <table:table-cell office:value-type="float" office:value="19046.4416825776">
                <text:p>19046.4416825776</text:p>
              </table:table-cell>
              <table:table-cell office:value-type="float" office:value="0.000000052292726051597">
                <text:p>0.0000000522927260515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0">
                <text:p>23500</text:p>
              </table:table-cell>
              <table:table-cell office:value-type="float" office:value="0.999956190975843">
                <text:p>0.999956190975843</text:p>
              </table:table-cell>
              <table:table-cell office:value-type="float" office:value="19121.6850371439">
                <text:p>19121.6850371439</text:p>
              </table:table-cell>
              <table:table-cell office:value-type="float" office:value="0.999723976905492">
                <text:p>0.999723976905492</text:p>
              </table:table-cell>
              <table:table-cell office:value-type="float" office:value="0.997464797072804">
                <text:p>0.997464797072804</text:p>
              </table:table-cell>
              <table:table-cell office:value-type="float" office:value="0.0000401445375902845">
                <text:p>0.0000401445375902845</text:p>
              </table:table-cell>
              <table:table-cell office:value-type="float" office:value="19121.6850371439">
                <text:p>19121.6850371439</text:p>
              </table:table-cell>
              <table:table-cell office:value-type="float" office:value="0.948255275886428">
                <text:p>0.948255275886428</text:p>
              </table:table-cell>
              <table:table-cell office:value-type="float" office:value="19121.6850371439">
                <text:p>19121.6850371439</text:p>
              </table:table-cell>
              <table:table-cell office:value-type="float" office:value="0.0000000601193882133032">
                <text:p>0.00000006011938821330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0">
                <text:p>23600</text:p>
              </table:table-cell>
              <table:table-cell office:value-type="float" office:value="0.999957689557919">
                <text:p>0.999957689557919</text:p>
              </table:table-cell>
              <table:table-cell office:value-type="float" office:value="19197.093408591">
                <text:p>19197.093408591</text:p>
              </table:table-cell>
              <table:table-cell office:value-type="float" office:value="0.999734268420703">
                <text:p>0.999734268420703</text:p>
              </table:table-cell>
              <table:table-cell office:value-type="float" office:value="0.997599470944768">
                <text:p>0.997599470944768</text:p>
              </table:table-cell>
              <table:table-cell office:value-type="float" office:value="0.0000452786698669494">
                <text:p>0.0000452786698669494</text:p>
              </table:table-cell>
              <table:table-cell office:value-type="float" office:value="19197.093408591">
                <text:p>19197.093408591</text:p>
              </table:table-cell>
              <table:table-cell office:value-type="float" office:value="0.951316275450686">
                <text:p>0.951316275450686</text:p>
              </table:table-cell>
              <table:table-cell office:value-type="float" office:value="19197.093408591">
                <text:p>19197.093408591</text:p>
              </table:table-cell>
              <table:table-cell office:value-type="float" office:value="0.0000000690518072034692">
                <text:p>0.00000006905180720346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0">
                <text:p>23700</text:p>
              </table:table-cell>
              <table:table-cell office:value-type="float" office:value="0.999959126000852">
                <text:p>0.999959126000852</text:p>
              </table:table-cell>
              <table:table-cell office:value-type="float" office:value="19272.6580389827">
                <text:p>19272.6580389827</text:p>
              </table:table-cell>
              <table:table-cell office:value-type="float" office:value="0.999744130406264">
                <text:p>0.999744130406264</text:p>
              </table:table-cell>
              <table:table-cell office:value-type="float" office:value="0.997724702692437">
                <text:p>0.997724702692437</text:p>
              </table:table-cell>
              <table:table-cell office:value-type="float" office:value="0.0000510185509272537">
                <text:p>0.0000510185509272537</text:p>
              </table:table-cell>
              <table:table-cell office:value-type="float" office:value="19272.6580389827">
                <text:p>19272.6580389827</text:p>
              </table:table-cell>
              <table:table-cell office:value-type="float" office:value="0.954190483565606">
                <text:p>0.954190483565606</text:p>
              </table:table-cell>
              <table:table-cell office:value-type="float" office:value="19272.6580389827">
                <text:p>19272.6580389827</text:p>
              </table:table-cell>
              <table:table-cell office:value-type="float" office:value="0.0000000792362592682677">
                <text:p>0.00000007923625926826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0">
                <text:p>23800</text:p>
              </table:table-cell>
              <table:table-cell office:value-type="float" office:value="0.999960503295449">
                <text:p>0.999960503295449</text:p>
              </table:table-cell>
              <table:table-cell office:value-type="float" office:value="19348.3705019217">
                <text:p>19348.3705019217</text:p>
              </table:table-cell>
              <table:table-cell office:value-type="float" office:value="0.999753581321486">
                <text:p>0.999753581321486</text:p>
              </table:table-cell>
              <table:table-cell office:value-type="float" office:value="0.997841043998429">
                <text:p>0.997841043998429</text:p>
              </table:table-cell>
              <table:table-cell office:value-type="float" office:value="0.0000574295546766512">
                <text:p>0.0000574295546766512</text:p>
              </table:table-cell>
              <table:table-cell office:value-type="float" office:value="19348.3705019217">
                <text:p>19348.3705019217</text:p>
              </table:table-cell>
              <table:table-cell office:value-type="float" office:value="0.956888813628199">
                <text:p>0.956888813628199</text:p>
              </table:table-cell>
              <table:table-cell office:value-type="float" office:value="19348.3705019217">
                <text:p>19348.3705019217</text:p>
              </table:table-cell>
              <table:table-cell office:value-type="float" office:value="0.0000000908369607889327">
                <text:p>0.00000009083696078893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0">
                <text:p>23900</text:p>
              </table:table-cell>
              <table:table-cell office:value-type="float" office:value="0.99996182425958">
                <text:p>0.99996182425958</text:p>
              </table:table-cell>
              <table:table-cell office:value-type="float" office:value="19424.2227157394">
                <text:p>19424.2227157394</text:p>
              </table:table-cell>
              <table:table-cell office:value-type="float" office:value="0.99976263887899">
                <text:p>0.99976263887899</text:p>
              </table:table-cell>
              <table:table-cell office:value-type="float" office:value="0.997948992782594">
                <text:p>0.997948992782594</text:p>
              </table:table-cell>
              <table:table-cell office:value-type="float" office:value="0.0000645834187349036">
                <text:p>0.0000645834187349036</text:p>
              </table:table-cell>
              <table:table-cell office:value-type="float" office:value="19424.2227157394">
                <text:p>19424.2227157394</text:p>
              </table:table-cell>
              <table:table-cell office:value-type="float" office:value="0.959421662856952">
                <text:p>0.959421662856952</text:p>
              </table:table-cell>
              <table:table-cell office:value-type="float" office:value="19424.2227157394">
                <text:p>19424.2227157394</text:p>
              </table:table-cell>
              <table:table-cell office:value-type="float" office:value="0.000000104038072875965">
                <text:p>0.0000001040380728759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0">
                <text:p>24000</text:p>
              </table:table-cell>
              <table:table-cell office:value-type="float" office:value="0.999963091572325">
                <text:p>0.999963091572325</text:p>
              </table:table-cell>
              <table:table-cell office:value-type="float" office:value="19500.2069332613">
                <text:p>19500.2069332613</text:p>
              </table:table-cell>
              <table:table-cell office:value-type="float" office:value="0.999771320152346">
                <text:p>0.999771320152346</text:p>
              </table:table-cell>
              <table:table-cell office:value-type="float" office:value="0.998048997731805">
                <text:p>0.998048997731805</text:p>
              </table:table-cell>
              <table:table-cell office:value-type="float" office:value="0.0000725588328223808">
                <text:p>0.0000725588328223808</text:p>
              </table:table-cell>
              <table:table-cell office:value-type="float" office:value="19500.2069332613">
                <text:p>19500.2069332613</text:p>
              </table:table-cell>
              <table:table-cell office:value-type="float" office:value="0.961798930448987">
                <text:p>0.961798930448987</text:p>
              </table:table-cell>
              <table:table-cell office:value-type="float" office:value="19500.2069332613">
                <text:p>19500.2069332613</text:p>
              </table:table-cell>
              <table:table-cell office:value-type="float" office:value="0.000000119045958790444">
                <text:p>0.0000001190459587904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0">
                <text:p>24100</text:p>
              </table:table-cell>
              <table:table-cell office:value-type="float" office:value="0.999964307759064">
                <text:p>0.999964307759064</text:p>
              </table:table-cell>
              <table:table-cell office:value-type="float" office:value="19576.3157626858">
                <text:p>19576.3157626858</text:p>
              </table:table-cell>
              <table:table-cell office:value-type="float" office:value="0.999779641473699">
                <text:p>0.999779641473699</text:p>
              </table:table-cell>
              <table:table-cell office:value-type="float" office:value="0.998141459955512">
                <text:p>0.998141459955512</text:p>
              </table:table-cell>
              <table:table-cell office:value-type="float" office:value="0.0000814419981283817">
                <text:p>0.0000814419981283817</text:p>
              </table:table-cell>
              <table:table-cell office:value-type="float" office:value="19576.3157626858">
                <text:p>19576.3157626858</text:p>
              </table:table-cell>
              <table:table-cell office:value-type="float" office:value="0.964030004856408">
                <text:p>0.964030004856408</text:p>
              </table:table-cell>
              <table:table-cell office:value-type="float" office:value="19576.3157626858">
                <text:p>19576.3157626858</text:p>
              </table:table-cell>
              <table:table-cell office:value-type="float" office:value="0.00000013609158220337">
                <text:p>0.000000136091582203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0">
                <text:p>24200</text:p>
              </table:table-cell>
              <table:table-cell office:value-type="float" office:value="0.999965475217971">
                <text:p>0.999965475217971</text:p>
              </table:table-cell>
              <table:table-cell office:value-type="float" office:value="19652.5421514194">
                <text:p>19652.5421514194</text:p>
              </table:table-cell>
              <table:table-cell office:value-type="float" office:value="0.99978761854107">
                <text:p>0.99978761854107</text:p>
              </table:table-cell>
              <table:table-cell office:value-type="float" office:value="0.998226736432227">
                <text:p>0.998226736432227</text:p>
              </table:table-cell>
              <table:table-cell office:value-type="float" office:value="0.0000913272987928637">
                <text:p>0.0000913272987928637</text:p>
              </table:table-cell>
              <table:table-cell office:value-type="float" office:value="19652.5421514194">
                <text:p>19652.5421514194</text:p>
              </table:table-cell>
              <table:table-cell office:value-type="float" office:value="0.966123788223181">
                <text:p>0.966123788223181</text:p>
              </table:table-cell>
              <table:table-cell office:value-type="float" office:value="19652.5421514194">
                <text:p>19652.5421514194</text:p>
              </table:table-cell>
              <table:table-cell office:value-type="float" office:value="0.000000155433233971625">
                <text:p>0.0000001554332339716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0">
                <text:p>24300</text:p>
              </table:table-cell>
              <table:table-cell office:value-type="float" office:value="0.999966596213342">
                <text:p>0.999966596213342</text:p>
              </table:table-cell>
              <table:table-cell office:value-type="float" office:value="19728.8793889603">
                <text:p>19728.8793889603</text:p>
              </table:table-cell>
              <table:table-cell office:value-type="float" office:value="0.999795266393853">
                <text:p>0.999795266393853</text:p>
              </table:table-cell>
              <table:table-cell office:value-type="float" office:value="0.998305141529333">
                <text:p>0.998305141529333</text:p>
              </table:table-cell>
              <table:table-cell office:value-type="float" office:value="0.000102317957881026">
                <text:p>0.000102317957881026</text:p>
              </table:table-cell>
              <table:table-cell office:value-type="float" office:value="19728.8793889603">
                <text:p>19728.8793889603</text:p>
              </table:table-cell>
              <table:table-cell office:value-type="float" office:value="0.968088701828662">
                <text:p>0.968088701828662</text:p>
              </table:table-cell>
              <table:table-cell office:value-type="float" office:value="19728.8793889603">
                <text:p>19728.8793889603</text:p>
              </table:table-cell>
              <table:table-cell office:value-type="float" office:value="0.000000177359466340947">
                <text:p>0.0000001773594663409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0">
                <text:p>24400</text:p>
              </table:table-cell>
              <table:table-cell office:value-type="float" office:value="0.999967672897074">
                <text:p>0.999967672897074</text:p>
              </table:table-cell>
              <table:table-cell office:value-type="float" office:value="19805.3210949267">
                <text:p>19805.3210949267</text:p>
              </table:table-cell>
              <table:table-cell office:value-type="float" office:value="0.999802599469959">
                <text:p>0.999802599469959</text:p>
              </table:table-cell>
              <table:table-cell office:value-type="float" office:value="0.99837694958559">
                <text:p>0.99837694958559</text:p>
              </table:table-cell>
              <table:table-cell office:value-type="float" office:value="0.000114526809283228">
                <text:p>0.000114526809283228</text:p>
              </table:table-cell>
              <table:table-cell office:value-type="float" office:value="19805.3210949267">
                <text:p>19805.3210949267</text:p>
              </table:table-cell>
              <table:table-cell office:value-type="float" office:value="0.969932706168794">
                <text:p>0.969932706168794</text:p>
              </table:table-cell>
              <table:table-cell office:value-type="float" office:value="19805.3210949267">
                <text:p>19805.3210949267</text:p>
              </table:table-cell>
              <table:table-cell office:value-type="float" office:value="0.000000202192367143098">
                <text:p>0.0000002021923671430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0">
                <text:p>24500</text:p>
              </table:table-cell>
              <table:table-cell office:value-type="float" office:value="0.999968707304149">
                <text:p>0.999968707304149</text:p>
              </table:table-cell>
              <table:table-cell office:value-type="float" office:value="19881.8612191436">
                <text:p>19881.8612191436</text:p>
              </table:table-cell>
              <table:table-cell office:value-type="float" office:value="0.999809631574226">
                <text:p>0.999809631574226</text:p>
              </table:table-cell>
              <table:table-cell office:value-type="float" office:value="0.99844239603086">
                <text:p>0.99844239603086</text:p>
              </table:table-cell>
              <table:table-cell office:value-type="float" office:value="0.000128077057485442">
                <text:p>0.000128077057485442</text:p>
              </table:table-cell>
              <table:table-cell office:value-type="float" office:value="19881.8612191436">
                <text:p>19881.8612191436</text:p>
              </table:table-cell>
              <table:table-cell office:value-type="float" office:value="0.971663309084941">
                <text:p>0.971663309084941</text:p>
              </table:table-cell>
              <table:table-cell office:value-type="float" office:value="19881.8612191436">
                <text:p>19881.8612191436</text:p>
              </table:table-cell>
              <table:table-cell office:value-type="float" office:value="0.000000230291078230314">
                <text:p>0.0000002302910782303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0">
                <text:p>24600</text:p>
              </table:table-cell>
              <table:table-cell office:value-type="float" office:value="0.999969701365867">
                <text:p>0.999969701365867</text:p>
              </table:table-cell>
              <table:table-cell office:value-type="float" office:value="19958.4940283944">
                <text:p>19958.4940283944</text:p>
              </table:table-cell>
              <table:table-cell office:value-type="float" office:value="0.999816375924564">
                <text:p>0.999816375924564</text:p>
              </table:table-cell>
              <table:table-cell office:value-type="float" office:value="0.998501679073914">
                <text:p>0.998501679073914</text:p>
              </table:table-cell>
              <table:table-cell office:value-type="float" office:value="0.000143103143628981">
                <text:p>0.000143103143628981</text:p>
              </table:table-cell>
              <table:table-cell office:value-type="float" office:value="19958.4940283944">
                <text:p>19958.4940283944</text:p>
              </table:table-cell>
              <table:table-cell office:value-type="float" office:value="0.973287586805329">
                <text:p>0.973287586805329</text:p>
              </table:table-cell>
              <table:table-cell office:value-type="float" office:value="19958.4940283944">
                <text:p>19958.4940283944</text:p>
              </table:table-cell>
              <table:table-cell office:value-type="float" office:value="0.000000262055710184153">
                <text:p>0.0000002620557101841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0">
                <text:p>24700</text:p>
              </table:table-cell>
              <table:table-cell office:value-type="float" office:value="0.999970656911767">
                <text:p>0.999970656911767</text:p>
              </table:table-cell>
              <table:table-cell office:value-type="float" office:value="20035.2140948695">
                <text:p>20035.2140948695</text:p>
              </table:table-cell>
              <table:table-cell office:value-type="float" office:value="0.999822845181795">
                <text:p>0.999822845181795</text:p>
              </table:table-cell>
              <table:table-cell office:value-type="float" office:value="0.998554960664407">
                <text:p>0.998554960664407</text:p>
              </table:table-cell>
              <table:table-cell office:value-type="float" office:value="0.000159751635150497">
                <text:p>0.000159751635150497</text:p>
              </table:table-cell>
              <table:table-cell office:value-type="float" office:value="20035.2140948695">
                <text:p>20035.2140948695</text:p>
              </table:table-cell>
              <table:table-cell office:value-type="float" office:value="0.974812203019766">
                <text:p>0.974812203019766</text:p>
              </table:table-cell>
              <table:table-cell office:value-type="float" office:value="20035.2140948695">
                <text:p>20035.2140948695</text:p>
              </table:table-cell>
              <table:table-cell office:value-type="float" office:value="0.00000029793162758685">
                <text:p>0.000000297931627586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0">
                <text:p>24800</text:p>
              </table:table-cell>
              <table:table-cell office:value-type="float" office:value="0.999971575679361">
                <text:p>0.999971575679361</text:p>
              </table:table-cell>
              <table:table-cell office:value-type="float" office:value="20112.0162871807">
                <text:p>20112.0162871807</text:p>
              </table:table-cell>
              <table:table-cell office:value-type="float" office:value="0.999829051456812">
                <text:p>0.999829051456812</text:p>
              </table:table-cell>
              <table:table-cell office:value-type="float" office:value="0.99860236756101">
                <text:p>0.99860236756101</text:p>
              </table:table-cell>
              <table:table-cell office:value-type="float" office:value="0.000178182211842057">
                <text:p>0.000178182211842057</text:p>
              </table:table-cell>
              <table:table-cell office:value-type="float" office:value="20112.0162871807">
                <text:p>20112.0162871807</text:p>
              </table:table-cell>
              <table:table-cell office:value-type="float" office:value="0.9762434252036">
                <text:p>0.9762434252036</text:p>
              </table:table-cell>
              <table:table-cell office:value-type="float" office:value="20112.0162871807">
                <text:p>20112.0162871807</text:p>
              </table:table-cell>
              <table:table-cell office:value-type="float" office:value="0.000000338414108721379">
                <text:p>0.0000003384141087213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0">
                <text:p>24900</text:p>
              </table:table-cell>
              <table:table-cell office:value-type="float" office:value="0.999972459315622">
                <text:p>0.999972459315622</text:p>
              </table:table-cell>
              <table:table-cell office:value-type="float" office:value="20188.8957589231">
                <text:p>20188.8957589231</text:p>
              </table:table-cell>
              <table:table-cell office:value-type="float" office:value="0.999835006330119">
                <text:p>0.999835006330119</text:p>
              </table:table-cell>
              <table:table-cell office:value-type="float" office:value="0.998643991863223">
                <text:p>0.998643991863223</text:p>
              </table:table-cell>
              <table:table-cell office:value-type="float" office:value="0.000198568680740081">
                <text:p>0.000198568680740081</text:p>
              </table:table-cell>
              <table:table-cell office:value-type="float" office:value="20188.8957589231">
                <text:p>20188.8957589231</text:p>
              </table:table-cell>
              <table:table-cell office:value-type="float" office:value="0.977587143031658">
                <text:p>0.977587143031658</text:p>
              </table:table-cell>
              <table:table-cell office:value-type="float" office:value="20188.8957589231">
                <text:p>20188.8957589231</text:p>
              </table:table-cell>
              <table:table-cell office:value-type="float" office:value="0.000000384053450198917">
                <text:p>0.0000003840534501989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0">
                <text:p>25000</text:p>
              </table:table-cell>
              <table:table-cell office:value-type="float" office:value="0.999973309385724">
                <text:p>0.999973309385724</text:p>
              </table:table-cell>
              <table:table-cell office:value-type="float" office:value="20265.8479394215">
                <text:p>20265.8479394215</text:p>
              </table:table-cell>
              <table:table-cell office:value-type="float" office:value="0.999840720852614">
                <text:p>0.999840720852614</text:p>
              </table:table-cell>
              <table:table-cell office:value-type="float" office:value="0.998679891621446">
                <text:p>0.998679891621446</text:p>
              </table:table-cell>
              <table:table-cell office:value-type="float" office:value="0.000221100102385572">
                <text:p>0.000221100102385572</text:p>
              </table:table-cell>
              <table:table-cell office:value-type="float" office:value="20265.8479394215">
                <text:p>20265.8479394215</text:p>
              </table:table-cell>
              <table:table-cell office:value-type="float" office:value="0.978848884409768">
                <text:p>0.978848884409768</text:p>
              </table:table-cell>
              <table:table-cell office:value-type="float" office:value="20265.8479394215">
                <text:p>20265.8479394215</text:p>
              </table:table-cell>
              <table:table-cell office:value-type="float" office:value="0.000000435460490735454">
                <text:p>0.0000004354604907354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0">
                <text:p>25100</text:p>
              </table:table-cell>
              <table:table-cell office:value-type="float" office:value="0.999974127375802">
                <text:p>0.999974127375802</text:p>
              </table:table-cell>
              <table:table-cell office:value-type="float" office:value="20342.8685162083">
                <text:p>20342.8685162083</text:p>
              </table:table-cell>
              <table:table-cell office:value-type="float" office:value="0.999846205604343">
                <text:p>0.999846205604343</text:p>
              </table:table-cell>
              <table:table-cell office:value-type="float" office:value="0.998710091027127">
                <text:p>0.998710091027127</text:p>
              </table:table-cell>
              <table:table-cell office:value-type="float" office:value="0.000245981960200547">
                <text:p>0.000245981960200547</text:p>
              </table:table-cell>
              <table:table-cell office:value-type="float" office:value="20342.8685162083">
                <text:p>20342.8685162083</text:p>
              </table:table-cell>
              <table:table-cell office:value-type="float" office:value="0.980033839011702">
                <text:p>0.980033839011702</text:p>
              </table:table-cell>
              <table:table-cell office:value-type="float" office:value="20342.8685162083">
                <text:p>20342.8685162083</text:p>
              </table:table-cell>
              <table:table-cell office:value-type="float" office:value="0.000000493312776063703">
                <text:p>0.0000004933127760637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0">
                <text:p>25200</text:p>
              </table:table-cell>
              <table:table-cell office:value-type="float" office:value="0.999974914697386">
                <text:p>0.999974914697386</text:p>
              </table:table-cell>
              <table:table-cell office:value-type="float" office:value="20419.9534236923">
                <text:p>20419.9534236923</text:p>
              </table:table-cell>
              <table:table-cell office:value-type="float" office:value="0.999851470709671">
                <text:p>0.999851470709671</text:p>
              </table:table-cell>
              <table:table-cell office:value-type="float" office:value="0.99873458048519">
                <text:p>0.99873458048519</text:p>
              </table:table-cell>
              <table:table-cell office:value-type="float" office:value="0.000273437416779863">
                <text:p>0.000273437416779863</text:p>
              </table:table-cell>
              <table:table-cell office:value-type="float" office:value="20419.9534236923">
                <text:p>20419.9534236923</text:p>
              </table:table-cell>
              <table:table-cell office:value-type="float" office:value="0.981146875520536">
                <text:p>0.981146875520536</text:p>
              </table:table-cell>
              <table:table-cell office:value-type="float" office:value="20419.9534236923">
                <text:p>20419.9534236923</text:p>
              </table:table-cell>
              <table:table-cell office:value-type="float" office:value="0.00000055836121925361">
                <text:p>0.0000005583612192536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0">
                <text:p>25300</text:p>
              </table:table-cell>
              <table:table-cell office:value-type="float" office:value="0.999975672688538">
                <text:p>0.999975672688538</text:p>
              </table:table-cell>
              <table:table-cell office:value-type="float" office:value="20497.0988382315">
                <text:p>20497.0988382315</text:p>
              </table:table-cell>
              <table:table-cell office:value-type="float" office:value="0.999856525803014">
                <text:p>0.999856525803014</text:p>
              </table:table-cell>
              <table:table-cell office:value-type="float" office:value="0.998753316417239">
                <text:p>0.998753316417239</text:p>
              </table:table-cell>
              <table:table-cell office:value-type="float" office:value="0.000303708614087648">
                <text:p>0.000303708614087648</text:p>
              </table:table-cell>
              <table:table-cell office:value-type="float" office:value="20497.0988382315">
                <text:p>20497.0988382315</text:p>
              </table:table-cell>
              <table:table-cell office:value-type="float" office:value="0.982192552582456">
                <text:p>0.982192552582456</text:p>
              </table:table-cell>
              <table:table-cell office:value-type="float" office:value="20497.0988382315">
                <text:p>20497.0988382315</text:p>
              </table:table-cell>
              <table:table-cell office:value-type="float" office:value="0.000000631437147144235">
                <text:p>0.0000006314371471442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0">
                <text:p>25400</text:p>
              </table:table-cell>
              <table:table-cell office:value-type="float" office:value="0.999976402627046">
                <text:p>0.999976402627046</text:p>
              </table:table-cell>
              <table:table-cell office:value-type="float" office:value="20574.3011609512">
                <text:p>20574.3011609512</text:p>
              </table:table-cell>
              <table:table-cell office:value-type="float" office:value="0.999861380085711">
                <text:p>0.999861380085711</text:p>
              </table:table-cell>
              <table:table-cell office:value-type="float" office:value="0.998766221217909">
                <text:p>0.998766221217909</text:p>
              </table:table-cell>
              <table:table-cell office:value-type="float" office:value="0.000337058202679796">
                <text:p>0.000337058202679796</text:p>
              </table:table-cell>
              <table:table-cell office:value-type="float" office:value="20574.3011609512">
                <text:p>20574.3011609512</text:p>
              </table:table-cell>
              <table:table-cell office:value-type="float" office:value="0.983175140941422">
                <text:p>0.983175140941422</text:p>
              </table:table-cell>
              <table:table-cell office:value-type="float" office:value="20574.3011609512">
                <text:p>20574.3011609512</text:p>
              </table:table-cell>
              <table:table-cell office:value-type="float" office:value="0.000000713460245835967">
                <text:p>0.0000007134602458359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0">
                <text:p>25500</text:p>
              </table:table-cell>
              <table:table-cell office:value-type="float" office:value="0.999977105720359">
                <text:p>0.999977105720359</text:p>
              </table:table-cell>
              <table:table-cell office:value-type="float" office:value="20651.5570023137">
                <text:p>20651.5570023137</text:p>
              </table:table-cell>
              <table:table-cell office:value-type="float" office:value="0.999866042374281">
                <text:p>0.999866042374281</text:p>
              </table:table-cell>
              <table:table-cell office:value-type="float" office:value="0.998773182404932">
                <text:p>0.998773182404932</text:p>
              </table:table-cell>
              <table:table-cell office:value-type="float" office:value="0.000373770687865303">
                <text:p>0.000373770687865303</text:p>
              </table:table-cell>
              <table:table-cell office:value-type="float" office:value="20651.5570023137">
                <text:p>20651.5570023137</text:p>
              </table:table-cell>
              <table:table-cell office:value-type="float" office:value="0.984098643449942">
                <text:p>0.984098643449942</text:p>
              </table:table-cell>
              <table:table-cell office:value-type="float" office:value="20651.5570023137">
                <text:p>20651.5570023137</text:p>
              </table:table-cell>
              <table:table-cell office:value-type="float" office:value="0.000000805447286943899">
                <text:p>0.0000008054472869438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0">
                <text:p>25600</text:p>
              </table:table-cell>
              <table:table-cell office:value-type="float" office:value="0.999977783122526">
                <text:p>0.999977783122526</text:p>
              </table:table-cell>
              <table:table-cell office:value-type="float" office:value="20728.8631791798">
                <text:p>20728.8631791798</text:p>
              </table:table-cell>
              <table:table-cell office:value-type="float" office:value="0.999870521052998">
                <text:p>0.999870521052998</text:p>
              </table:table-cell>
              <table:table-cell office:value-type="float" office:value="0.998774052306479">
                <text:p>0.998774052306479</text:p>
              </table:table-cell>
              <table:table-cell office:value-type="float" office:value="0.000414154210915784">
                <text:p>0.000414154210915784</text:p>
              </table:table-cell>
              <table:table-cell office:value-type="float" office:value="20728.8631791798">
                <text:p>20728.8631791798</text:p>
              </table:table-cell>
              <table:table-cell office:value-type="float" office:value="0.984966803186013">
                <text:p>0.984966803186013</text:p>
              </table:table-cell>
              <table:table-cell office:value-type="float" office:value="20728.8631791798">
                <text:p>20728.8631791798</text:p>
              </table:table-cell>
              <table:table-cell office:value-type="float" office:value="0.000000908521111446697">
                <text:p>0.0000009085211114466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0">
                <text:p>25700</text:p>
              </table:table-cell>
              <table:table-cell office:value-type="float" office:value="0.999978435929878">
                <text:p>0.999978435929878</text:p>
              </table:table-cell>
              <table:table-cell office:value-type="float" office:value="20806.2166958379">
                <text:p>20806.2166958379</text:p>
              </table:table-cell>
              <table:table-cell office:value-type="float" office:value="0.999874824153403">
                <text:p>0.999874824153403</text:p>
              </table:table-cell>
              <table:table-cell office:value-type="float" office:value="0.998768647029236">
                <text:p>0.998768647029236</text:p>
              </table:table-cell>
              <table:table-cell office:value-type="float" office:value="0.000458542161424333">
                <text:p>0.000458542161424333</text:p>
              </table:table-cell>
              <table:table-cell office:value-type="float" office:value="20806.2166958379">
                <text:p>20806.2166958379</text:p>
              </table:table-cell>
              <table:table-cell office:value-type="float" office:value="0.985783126060544">
                <text:p>0.985783126060544</text:p>
              </table:table-cell>
              <table:table-cell office:value-type="float" office:value="20806.2166958379">
                <text:p>20806.2166958379</text:p>
              </table:table-cell>
              <table:table-cell office:value-type="float" office:value="0.00000102392107155825">
                <text:p>0.000001023921071558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0">
                <text:p>25800</text:p>
              </table:table-cell>
              <table:table-cell office:value-type="float" office:value="0.999979065184329">
                <text:p>0.999979065184329</text:p>
              </table:table-cell>
              <table:table-cell office:value-type="float" office:value="20883.6147408996">
                <text:p>20883.6147408996</text:p>
              </table:table-cell>
              <table:table-cell office:value-type="float" office:value="0.999878959310846">
                <text:p>0.999878959310846</text:p>
              </table:table-cell>
              <table:table-cell office:value-type="float" office:value="0.998756745478021">
                <text:p>0.998756745478021</text:p>
              </table:table-cell>
              <table:table-cell office:value-type="float" office:value="0.000507294975678537">
                <text:p>0.000507294975678537</text:p>
              </table:table-cell>
              <table:table-cell office:value-type="float" office:value="20883.6147408996">
                <text:p>20883.6147408996</text:p>
              </table:table-cell>
              <table:table-cell office:value-type="float" office:value="0.986550888489891">
                <text:p>0.986550888489891</text:p>
              </table:table-cell>
              <table:table-cell office:value-type="float" office:value="20883.6147408996">
                <text:p>20883.6147408996</text:p>
              </table:table-cell>
              <table:table-cell office:value-type="float" office:value="0.00000115301359162228">
                <text:p>0.000001153013591622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0">
                <text:p>25900</text:p>
              </table:table-cell>
              <table:table-cell office:value-type="float" office:value="0.999979671877679">
                <text:p>0.999979671877679</text:p>
              </table:table-cell>
              <table:table-cell office:value-type="float" office:value="20961.0546730395">
                <text:p>20961.0546730395</text:p>
              </table:table-cell>
              <table:table-cell office:value-type="float" office:value="0.999882933812116">
                <text:p>0.999882933812116</text:p>
              </table:table-cell>
              <table:table-cell office:value-type="float" office:value="0.998738088213402">
                <text:p>0.998738088213402</text:p>
              </table:table-cell>
              <table:table-cell office:value-type="float" office:value="0.000560802073207198">
                <text:p>0.000560802073207198</text:p>
              </table:table-cell>
              <table:table-cell office:value-type="float" office:value="20961.0546730395">
                <text:p>20961.0546730395</text:p>
              </table:table-cell>
              <table:table-cell office:value-type="float" office:value="0.987273155005826">
                <text:p>0.987273155005826</text:p>
              </table:table-cell>
              <table:table-cell office:value-type="float" office:value="20961.0546730395">
                <text:p>20961.0546730395</text:p>
              </table:table-cell>
              <table:table-cell office:value-type="float" office:value="0.0000012973041937888">
                <text:p>0.00000129730419378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0">
                <text:p>26000</text:p>
              </table:table-cell>
              <table:table-cell office:value-type="float" office:value="0.999980256956646">
                <text:p>0.999980256956646</text:p>
              </table:table-cell>
              <table:table-cell office:value-type="float" office:value="21038.534006813">
                <text:p>21038.534006813</text:p>
              </table:table-cell>
              <table:table-cell office:value-type="float" office:value="0.999886754648542">
                <text:p>0.999886754648542</text:p>
              </table:table-cell>
              <table:table-cell office:value-type="float" office:value="0.998712376110476">
                <text:p>0.998712376110476</text:p>
              </table:table-cell>
              <table:table-cell office:value-type="float" office:value="0.000619483958591841">
                <text:p>0.000619483958591841</text:p>
              </table:table-cell>
              <table:table-cell office:value-type="float" office:value="21038.534006813">
                <text:p>21038.534006813</text:p>
              </table:table-cell>
              <table:table-cell office:value-type="float" office:value="0.987952795360992">
                <text:p>0.987952795360992</text:p>
              </table:table-cell>
              <table:table-cell office:value-type="float" office:value="21038.534006813">
                <text:p>21038.534006813</text:p>
              </table:table-cell>
              <table:table-cell office:value-type="float" office:value="0.00000145845083496908">
                <text:p>0.000001458450834969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0">
                <text:p>26100</text:p>
              </table:table-cell>
              <table:table-cell office:value-type="float" office:value="0.999980821320439">
                <text:p>0.999980821320439</text:p>
              </table:table-cell>
              <table:table-cell office:value-type="float" office:value="21116.0504156262">
                <text:p>21116.0504156262</text:p>
              </table:table-cell>
              <table:table-cell office:value-type="float" office:value="0.999890428426747">
                <text:p>0.999890428426747</text:p>
              </table:table-cell>
              <table:table-cell office:value-type="float" office:value="0.998679268796301">
                <text:p>0.998679268796301</text:p>
              </table:table-cell>
              <table:table-cell office:value-type="float" office:value="0.00068379424007539">
                <text:p>0.00068379424007539</text:p>
              </table:table-cell>
              <table:table-cell office:value-type="float" office:value="21116.0504156262">
                <text:p>21116.0504156262</text:p>
              </table:table-cell>
              <table:table-cell office:value-type="float" office:value="0.988592485922699">
                <text:p>0.988592485922699</text:p>
              </table:table-cell>
              <table:table-cell office:value-type="float" office:value="21116.0504156262">
                <text:p>21116.0504156262</text:p>
              </table:table-cell>
              <table:table-cell office:value-type="float" office:value="0.00000163827665754486">
                <text:p>0.000001638276657544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0">
                <text:p>26200</text:p>
              </table:table-cell>
              <table:table-cell office:value-type="float" office:value="0.999981365826848">
                <text:p>0.999981365826848</text:p>
              </table:table-cell>
              <table:table-cell office:value-type="float" office:value="21193.6017063297">
                <text:p>21193.6017063297</text:p>
              </table:table-cell>
              <table:table-cell office:value-type="float" office:value="0.999893961523217">
                <text:p>0.999893961523217</text:p>
              </table:table-cell>
              <table:table-cell office:value-type="float" office:value="0.998638382991602">
                <text:p>0.998638382991602</text:p>
              </table:table-cell>
              <table:table-cell office:value-type="float" office:value="0.000754221996379917">
                <text:p>0.000754221996379917</text:p>
              </table:table-cell>
              <table:table-cell office:value-type="float" office:value="21193.6017063297">
                <text:p>21193.6017063297</text:p>
              </table:table-cell>
              <table:table-cell office:value-type="float" office:value="0.989194736274882">
                <text:p>0.989194736274882</text:p>
              </table:table-cell>
              <table:table-cell office:value-type="float" office:value="21193.6017063297">
                <text:p>21193.6017063297</text:p>
              </table:table-cell>
              <table:table-cell office:value-type="float" office:value="0.00000183878679578499">
                <text:p>0.000001838786795784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0">
                <text:p>26300</text:p>
              </table:table-cell>
              <table:table-cell office:value-type="float" office:value="0.999981891293231">
                <text:p>0.999981891293231</text:p>
              </table:table-cell>
              <table:table-cell office:value-type="float" office:value="21271.1858279242">
                <text:p>21271.1858279242</text:p>
              </table:table-cell>
              <table:table-cell office:value-type="float" office:value="0.999897359949823">
                <text:p>0.999897359949823</text:p>
              </table:table-cell>
              <table:table-cell office:value-type="float" office:value="0.998589290636497">
                <text:p>0.998589290636497</text:p>
              </table:table-cell>
              <table:table-cell office:value-type="float" office:value="0.000831294142133903">
                <text:p>0.000831294142133903</text:p>
              </table:table-cell>
              <table:table-cell office:value-type="float" office:value="21271.1858279242">
                <text:p>21271.1858279242</text:p>
              </table:table-cell>
              <table:table-cell office:value-type="float" office:value="0.989761885002798">
                <text:p>0.989761885002798</text:p>
              </table:table-cell>
              <table:table-cell office:value-type="float" office:value="21271.1858279242">
                <text:p>21271.1858279242</text:p>
              </table:table-cell>
              <table:table-cell office:value-type="float" office:value="0.00000206218260188937">
                <text:p>0.000002062182601889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0">
                <text:p>26400</text:p>
              </table:table-cell>
              <table:table-cell office:value-type="float" office:value="0.999982398496584">
                <text:p>0.999982398496584</text:p>
              </table:table-cell>
              <table:table-cell office:value-type="float" office:value="21348.8008483233">
                <text:p>21348.8008483233</text:p>
              </table:table-cell>
              <table:table-cell office:value-type="float" office:value="0.999900629499289">
                <text:p>0.999900629499289</text:p>
              </table:table-cell>
              <table:table-cell office:value-type="float" office:value="0.99853151689985">
                <text:p>0.99853151689985</text:p>
              </table:table-cell>
              <table:table-cell office:value-type="float" office:value="0.000915577848442057">
                <text:p>0.000915577848442057</text:p>
              </table:table-cell>
              <table:table-cell office:value-type="float" office:value="21348.8008483233">
                <text:p>21348.8008483233</text:p>
              </table:table-cell>
              <table:table-cell office:value-type="float" office:value="0.990296123706018">
                <text:p>0.990296123706018</text:p>
              </table:table-cell>
              <table:table-cell office:value-type="float" office:value="21348.8008483233">
                <text:p>21348.8008483233</text:p>
              </table:table-cell>
              <table:table-cell office:value-type="float" office:value="0.00000231088130945027">
                <text:p>0.000002310881309450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0">
                <text:p>26500</text:p>
              </table:table-cell>
              <table:table-cell office:value-type="float" office:value="0.99998288817985">
                <text:p>0.99998288817985</text:p>
              </table:table-cell>
              <table:table-cell office:value-type="float" office:value="21426.4449584747">
                <text:p>21426.4449584747</text:p>
              </table:table-cell>
              <table:table-cell office:value-type="float" office:value="0.999903775653778">
                <text:p>0.999903775653778</text:p>
              </table:table-cell>
              <table:table-cell office:value-type="float" office:value="0.998464537928471">
                <text:p>0.998464537928471</text:p>
              </table:table-cell>
              <table:table-cell office:value-type="float" office:value="0.00100768338903552">
                <text:p>0.00100768338903552</text:p>
              </table:table-cell>
              <table:table-cell office:value-type="float" office:value="21426.4449584747">
                <text:p>21426.4449584747</text:p>
              </table:table-cell>
              <table:table-cell office:value-type="float" office:value="0.99079949647178">
                <text:p>0.99079949647178</text:p>
              </table:table-cell>
              <table:table-cell office:value-type="float" office:value="21426.4449584747">
                <text:p>21426.4449584747</text:p>
              </table:table-cell>
              <table:table-cell office:value-type="float" office:value="0.00000258753315693071">
                <text:p>0.000002587533156930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0">
                <text:p>26600</text:p>
              </table:table-cell>
              <table:table-cell office:value-type="float" office:value="0.99998336105153">
                <text:p>0.99998336105153</text:p>
              </table:table-cell>
              <table:table-cell office:value-type="float" office:value="21504.1164563748">
                <text:p>21504.1164563748</text:p>
              </table:table-cell>
              <table:table-cell office:value-type="float" office:value="0.999906803675525">
                <text:p>0.999906803675525</text:p>
              </table:table-cell>
              <table:table-cell office:value-type="float" office:value="0.998387778472171">
                <text:p>0.998387778472171</text:p>
              </table:table-cell>
              <table:table-cell office:value-type="float" office:value="0.00110826686172246">
                <text:p>0.00110826686172246</text:p>
              </table:table-cell>
              <table:table-cell office:value-type="float" office:value="21504.1164563748">
                <text:p>21504.1164563748</text:p>
              </table:table-cell>
              <table:table-cell office:value-type="float" office:value="0.991273916878262">
                <text:p>0.991273916878262</text:p>
              </table:table-cell>
              <table:table-cell office:value-type="float" office:value="21504.1164563748">
                <text:p>21504.1164563748</text:p>
              </table:table-cell>
              <table:table-cell office:value-type="float" office:value="0.00000289504349679159">
                <text:p>0.000002895043496791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0">
                <text:p>26700</text:p>
              </table:table-cell>
              <table:table-cell office:value-type="float" office:value="0.999983817789311">
                <text:p>0.999983817789311</text:p>
              </table:table-cell>
              <table:table-cell office:value-type="float" office:value="21581.8137461704">
                <text:p>21581.8137461704</text:p>
              </table:table-cell>
              <table:table-cell office:value-type="float" office:value="0.999909718564483">
                <text:p>0.999909718564483</text:p>
              </table:table-cell>
              <table:table-cell office:value-type="float" office:value="0.998300609242788">
                <text:p>0.998300609242788</text:p>
              </table:table-cell>
              <table:table-cell office:value-type="float" office:value="0.00121803327468603">
                <text:p>0.00121803327468603</text:p>
              </table:table-cell>
              <table:table-cell office:value-type="float" office:value="21581.8137461704">
                <text:p>21581.8137461704</text:p>
              </table:table-cell>
              <table:table-cell office:value-type="float" office:value="0.991721171511141">
                <text:p>0.991721171511141</text:p>
              </table:table-cell>
              <table:table-cell office:value-type="float" office:value="21581.8137461704">
                <text:p>21581.8137461704</text:p>
              </table:table-cell>
              <table:table-cell office:value-type="float" office:value="0.00000323659362888969">
                <text:p>0.000003236593628889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0">
                <text:p>26800</text:p>
              </table:table-cell>
              <table:table-cell office:value-type="float" office:value="0.999984259034275">
                <text:p>0.999984259034275</text:p>
              </table:table-cell>
              <table:table-cell office:value-type="float" office:value="21659.535327266">
                <text:p>21659.535327266</text:p>
              </table:table-cell>
              <table:table-cell office:value-type="float" office:value="0.999912525110655">
                <text:p>0.999912525110655</text:p>
              </table:table-cell>
              <table:table-cell office:value-type="float" office:value="0.998202344501308">
                <text:p>0.998202344501308</text:p>
              </table:table-cell>
              <table:table-cell office:value-type="float" office:value="0.00133773909660776">
                <text:p>0.00133773909660776</text:p>
              </table:table-cell>
              <table:table-cell office:value-type="float" office:value="21659.535327266">
                <text:p>21659.535327266</text:p>
              </table:table-cell>
              <table:table-cell office:value-type="float" office:value="0.992142932003169">
                <text:p>0.992142932003169</text:p>
              </table:table-cell>
              <table:table-cell office:value-type="float" office:value="21659.535327266">
                <text:p>21659.535327266</text:p>
              </table:table-cell>
              <table:table-cell office:value-type="float" office:value="0.00000361566580427864">
                <text:p>0.000003615665804278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0">
                <text:p>26900</text:p>
              </table:table-cell>
              <table:table-cell office:value-type="float" office:value="0.999984685403781">
                <text:p>0.999984685403781</text:p>
              </table:table-cell>
              <table:table-cell office:value-type="float" office:value="21737.2797923976">
                <text:p>21737.2797923976</text:p>
              </table:table-cell>
              <table:table-cell office:value-type="float" office:value="0.999915227865457">
                <text:p>0.999915227865457</text:p>
              </table:table-cell>
              <table:table-cell office:value-type="float" office:value="0.998092238684656">
                <text:p>0.998092238684656</text:p>
              </table:table-cell>
              <table:table-cell office:value-type="float" office:value="0.00146819630324339">
                <text:p>0.00146819630324339</text:p>
              </table:table-cell>
              <table:table-cell office:value-type="float" office:value="21737.2797923976">
                <text:p>21737.2797923976</text:p>
              </table:table-cell>
              <table:table-cell office:value-type="float" office:value="0.992540759099143">
                <text:p>0.992540759099143</text:p>
              </table:table-cell>
              <table:table-cell office:value-type="float" office:value="21737.2797923976">
                <text:p>21737.2797923976</text:p>
              </table:table-cell>
              <table:table-cell office:value-type="float" office:value="0.00000403606754154771">
                <text:p>0.000004036067541547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0">
                <text:p>27000</text:p>
              </table:table-cell>
              <table:table-cell office:value-type="float" office:value="0.999985097483683">
                <text:p>0.999985097483683</text:p>
              </table:table-cell>
              <table:table-cell office:value-type="float" office:value="21815.0458178972">
                <text:p>21815.0458178972</text:p>
              </table:table-cell>
              <table:table-cell office:value-type="float" office:value="0.999917831190157">
                <text:p>0.999917831190157</text:p>
              </table:table-cell>
              <table:table-cell office:value-type="float" office:value="0.997969483737928">
                <text:p>0.997969483737928</text:p>
              </table:table-cell>
              <table:table-cell office:value-type="float" office:value="0.00161027507739391">
                <text:p>0.00161027507739391</text:p>
              </table:table-cell>
              <table:table-cell office:value-type="float" office:value="21815.0458178972">
                <text:p>21815.0458178972</text:p>
              </table:table-cell>
              <table:table-cell office:value-type="float" office:value="0.992916113266928">
                <text:p>0.992916113266928</text:p>
              </table:table-cell>
              <table:table-cell office:value-type="float" office:value="21815.0458178972">
                <text:p>21815.0458178972</text:p>
              </table:table-cell>
              <table:table-cell office:value-type="float" office:value="0.0000045019606853154">
                <text:p>0.00000450196068531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0">
                <text:p>27100</text:p>
              </table:table-cell>
              <table:table-cell office:value-type="float" office:value="0.999985495836797">
                <text:p>0.999985495836797</text:p>
              </table:table-cell>
              <table:table-cell office:value-type="float" office:value="21892.8321628783">
                <text:p>21892.8321628783</text:p>
              </table:table-cell>
              <table:table-cell office:value-type="float" office:value="0.999920339220734">
                <text:p>0.999920339220734</text:p>
              </table:table-cell>
              <table:table-cell office:value-type="float" office:value="0.997833205405658">
                <text:p>0.997833205405658</text:p>
              </table:table-cell>
              <table:table-cell office:value-type="float" office:value="0.00176490800868284">
                <text:p>0.00176490800868284</text:p>
              </table:table-cell>
              <table:table-cell office:value-type="float" office:value="21892.8321628783">
                <text:p>21892.8321628783</text:p>
              </table:table-cell>
              <table:table-cell office:value-type="float" office:value="0.993270357492816">
                <text:p>0.993270357492816</text:p>
              </table:table-cell>
              <table:table-cell office:value-type="float" office:value="21892.8321628783">
                <text:p>21892.8321628783</text:p>
              </table:table-cell>
              <table:table-cell office:value-type="float" office:value="0.00000501788890767791">
                <text:p>0.000005017888907677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0">
                <text:p>27200</text:p>
              </table:table-cell>
              <table:table-cell office:value-type="float" office:value="0.999985880997406">
                <text:p>0.999985880997406</text:p>
              </table:table-cell>
              <table:table-cell office:value-type="float" office:value="21970.637659554">
                <text:p>21970.637659554</text:p>
              </table:table-cell>
              <table:table-cell office:value-type="float" office:value="0.999922755922264">
                <text:p>0.999922755922264</text:p>
              </table:table-cell>
              <table:table-cell office:value-type="float" office:value="0.99768246027786">
                <text:p>0.99768246027786</text:p>
              </table:table-cell>
              <table:table-cell office:value-type="float" office:value="0.00193309311777093">
                <text:p>0.00193309311777093</text:p>
              </table:table-cell>
              <table:table-cell office:value-type="float" office:value="21970.637659554">
                <text:p>21970.637659554</text:p>
              </table:table-cell>
              <table:table-cell office:value-type="float" office:value="0.993604767468837">
                <text:p>0.993604767468837</text:p>
              </table:table-cell>
              <table:table-cell office:value-type="float" office:value="21970.637659554">
                <text:p>21970.637659554</text:p>
              </table:table-cell>
              <table:table-cell office:value-type="float" office:value="0.00000558881169517705">
                <text:p>0.000005588811695177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0">
                <text:p>27300</text:p>
              </table:table-cell>
              <table:table-cell office:value-type="float" office:value="0.999986253477603">
                <text:p>0.999986253477603</text:p>
              </table:table-cell>
              <table:table-cell office:value-type="float" office:value="22048.4612088709">
                <text:p>22048.4612088709</text:p>
              </table:table-cell>
              <table:table-cell office:value-type="float" office:value="0.999925085094871">
                <text:p>0.999925085094871</text:p>
              </table:table-cell>
              <table:table-cell office:value-type="float" office:value="0.997516231770137">
                <text:p>0.997516231770137</text:p>
              </table:table-cell>
              <table:table-cell office:value-type="float" office:value="0.0021158982663209">
                <text:p>0.0021158982663209</text:p>
              </table:table-cell>
              <table:table-cell office:value-type="float" office:value="22048.4612088709">
                <text:p>22048.4612088709</text:p>
              </table:table-cell>
              <table:table-cell office:value-type="float" office:value="0.993920537055926">
                <text:p>0.993920537055926</text:p>
              </table:table-cell>
              <table:table-cell office:value-type="float" office:value="22048.4612088709">
                <text:p>22048.4612088709</text:p>
              </table:table-cell>
              <table:table-cell office:value-type="float" office:value="0.00000622013909089258">
                <text:p>0.000006220139090892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0">
                <text:p>27400</text:p>
              </table:table-cell>
              <table:table-cell office:value-type="float" office:value="0.999986613765272">
                <text:p>0.999986613765272</text:p>
              </table:table-cell>
              <table:table-cell office:value-type="float" office:value="22126.3017813678">
                <text:p>22126.3017813678</text:p>
              </table:table-cell>
              <table:table-cell office:value-type="float" office:value="0.999927330327012">
                <text:p>0.999927330327012</text:p>
              </table:table-cell>
              <table:table-cell office:value-type="float" office:value="0.997333426636117">
                <text:p>0.997333426636117</text:p>
              </table:table-cell>
              <table:table-cell office:value-type="float" office:value="0.00231446478362006">
                <text:p>0.00231446478362006</text:p>
              </table:table-cell>
              <table:table-cell office:value-type="float" office:value="22126.3017813678">
                <text:p>22126.3017813678</text:p>
              </table:table-cell>
              <table:table-cell office:value-type="float" office:value="0.994218779279091">
                <text:p>0.994218779279091</text:p>
              </table:table-cell>
              <table:table-cell office:value-type="float" office:value="22126.3017813678">
                <text:p>22126.3017813678</text:p>
              </table:table-cell>
              <table:table-cell office:value-type="float" office:value="0.00000691776410174895">
                <text:p>0.000006917764101748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0">
                <text:p>27500</text:p>
              </table:table-cell>
              <table:table-cell office:value-type="float" office:value="0.999986962329731">
                <text:p>0.999986962329731</text:p>
              </table:table-cell>
              <table:table-cell office:value-type="float" office:value="22204.1584052375">
                <text:p>22204.1584052375</text:p>
              </table:table-cell>
              <table:table-cell office:value-type="float" office:value="0.999929495082994">
                <text:p>0.999929495082994</text:p>
              </table:table-cell>
              <table:table-cell office:value-type="float" office:value="0.997132870368093">
                <text:p>0.997132870368093</text:p>
              </table:table-cell>
              <table:table-cell office:value-type="float" office:value="0.00253001239756527">
                <text:p>0.00253001239756527</text:p>
              </table:table-cell>
              <table:table-cell office:value-type="float" office:value="22204.1584052375">
                <text:p>22204.1584052375</text:p>
              </table:table-cell>
              <table:table-cell office:value-type="float" office:value="0.99450053787177">
                <text:p>0.99450053787177</text:p>
              </table:table-cell>
              <table:table-cell office:value-type="float" office:value="22204.1584052375">
                <text:p>22204.1584052375</text:p>
              </table:table-cell>
              <table:table-cell office:value-type="float" office:value="0.00000768810823436146">
                <text:p>0.000007688108234361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0">
                <text:p>27600</text:p>
              </table:table-cell>
              <table:table-cell office:value-type="float" office:value="0.99998729961818">
                <text:p>0.99998729961818</text:p>
              </table:table-cell>
              <table:table-cell office:value-type="float" office:value="22282.0301684037">
                <text:p>22282.0301684037</text:p>
              </table:table-cell>
              <table:table-cell office:value-type="float" office:value="0.999931582648168">
                <text:p>0.999931582648168</text:p>
              </table:table-cell>
              <table:table-cell office:value-type="float" office:value="0.996913303574155">
                <text:p>0.996913303574155</text:p>
              </table:table-cell>
              <table:table-cell office:value-type="float" office:value="0.00276384292923316">
                <text:p>0.00276384292923316</text:p>
              </table:table-cell>
              <table:table-cell office:value-type="float" office:value="22282.0301684037">
                <text:p>22282.0301684037</text:p>
              </table:table-cell>
              <table:table-cell office:value-type="float" office:value="0.994766786988077">
                <text:p>0.994766786988077</text:p>
              </table:table-cell>
              <table:table-cell office:value-type="float" office:value="22282.0301684037">
                <text:p>22282.0301684037</text:p>
              </table:table-cell>
              <table:table-cell office:value-type="float" office:value="0.00000853815858512559">
                <text:p>0.0000085381585851255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0">
                <text:p>27700</text:p>
              </table:table-cell>
              <table:table-cell office:value-type="float" office:value="0.999987626056936">
                <text:p>0.999987626056936</text:p>
              </table:table-cell>
              <table:table-cell office:value-type="float" office:value="22359.9162118196">
                <text:p>22359.9162118196</text:p>
              </table:table-cell>
              <table:table-cell office:value-type="float" office:value="0.999933596167263">
                <text:p>0.999933596167263</text:p>
              </table:table-cell>
              <table:table-cell office:value-type="float" office:value="0.996673377743832">
                <text:p>0.996673377743832</text:p>
              </table:table-cell>
              <table:table-cell office:value-type="float" office:value="0.00301734471850602">
                <text:p>0.00301734471850602</text:p>
              </table:table-cell>
              <table:table-cell office:value-type="float" office:value="22359.9162118196">
                <text:p>22359.9162118196</text:p>
              </table:table-cell>
              <table:table-cell office:value-type="float" office:value="0.995018438106044">
                <text:p>0.995018438106044</text:p>
              </table:table-cell>
              <table:table-cell office:value-type="float" office:value="22359.9162118196">
                <text:p>22359.9162118196</text:p>
              </table:table-cell>
              <table:table-cell office:value-type="float" office:value="0.00000947551570366734">
                <text:p>0.000009475515703667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0">
                <text:p>27800</text:p>
              </table:table-cell>
              <table:table-cell office:value-type="float" office:value="0.999987942055193">
                <text:p>0.999987942055193</text:p>
              </table:table-cell>
              <table:table-cell office:value-type="float" office:value="22437.8157267123">
                <text:p>22437.8157267123</text:p>
              </table:table-cell>
              <table:table-cell office:value-type="float" office:value="0.99993553864369">
                <text:p>0.99993553864369</text:p>
              </table:table-cell>
              <table:table-cell office:value-type="float" office:value="0.996411650223816">
                <text:p>0.996411650223816</text:p>
              </table:table-cell>
              <table:table-cell office:value-type="float" office:value="0.00329199788930371">
                <text:p>0.00329199788930371</text:p>
              </table:table-cell>
              <table:table-cell office:value-type="float" office:value="22437.8157267123">
                <text:p>22437.8157267123</text:p>
              </table:table-cell>
              <table:table-cell office:value-type="float" office:value="0.995256343532563">
                <text:p>0.995256343532563</text:p>
              </table:table-cell>
              <table:table-cell office:value-type="float" office:value="22437.8157267123">
                <text:p>22437.8157267123</text:p>
              </table:table-cell>
              <table:table-cell office:value-type="float" office:value="0.0000105084413500991">
                <text:p>0.00001050844135009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0">
                <text:p>27900</text:p>
              </table:table-cell>
              <table:table-cell office:value-type="float" office:value="0.999988248004449">
                <text:p>0.999988248004449</text:p>
              </table:table-cell>
              <table:table-cell office:value-type="float" office:value="22515.727951851">
                <text:p>22515.727951851</text:p>
              </table:table-cell>
              <table:table-cell office:value-type="float" office:value="0.999937412939991">
                <text:p>0.999937412939991</text:p>
              </table:table-cell>
              <table:table-cell office:value-type="float" office:value="0.996126579741626">
                <text:p>0.996126579741626</text:p>
              </table:table-cell>
              <table:table-cell office:value-type="float" office:value="0.00358937894409092">
                <text:p>0.00358937894409092</text:p>
              </table:table-cell>
              <table:table-cell office:value-type="float" office:value="22515.727951851">
                <text:p>22515.727951851</text:p>
              </table:table-cell>
              <table:table-cell office:value-type="float" office:value="0.995481299797693">
                <text:p>0.995481299797693</text:p>
              </table:table-cell>
              <table:table-cell office:value-type="float" office:value="22515.727951851">
                <text:p>22515.727951851</text:p>
              </table:table-cell>
              <table:table-cell office:value-type="float" office:value="0.0000116459091050612">
                <text:p>0.00001164590910506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0">
                <text:p>28000</text:p>
              </table:table-cell>
              <table:table-cell office:value-type="float" office:value="0.999988544278133">
                <text:p>0.999988544278133</text:p>
              </table:table-cell>
              <table:table-cell office:value-type="float" office:value="22593.6521687198">
                <text:p>22593.6521687198</text:p>
              </table:table-cell>
              <table:table-cell office:value-type="float" office:value="0.999939221803625">
                <text:p>0.999939221803625</text:p>
              </table:table-cell>
              <table:table-cell office:value-type="float" office:value="0.995816521940364">
                <text:p>0.995816521940364</text:p>
              </table:table-cell>
              <table:table-cell office:value-type="float" office:value="0.00391116534593133">
                <text:p>0.00391116534593133</text:p>
              </table:table-cell>
              <table:table-cell office:value-type="float" office:value="22593.6521687198">
                <text:p>22593.6521687198</text:p>
              </table:table-cell>
              <table:table-cell office:value-type="float" office:value="0.995694052631038">
                <text:p>0.995694052631038</text:p>
              </table:table-cell>
              <table:table-cell office:value-type="float" office:value="22593.6521687198">
                <text:p>22593.6521687198</text:p>
              </table:table-cell>
              <table:table-cell office:value-type="float" office:value="0.0000128976630173257">
                <text:p>0.00001289766301732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0">
                <text:p>28100</text:p>
              </table:table-cell>
              <table:table-cell office:value-type="float" office:value="0.999988831237341">
                <text:p>0.999988831237341</text:p>
              </table:table-cell>
              <table:table-cell office:value-type="float" office:value="22671.587700915">
                <text:p>22671.587700915</text:p>
              </table:table-cell>
              <table:table-cell office:value-type="float" office:value="0.999940967847384">
                <text:p>0.999940967847384</text:p>
              </table:table-cell>
              <table:table-cell office:value-type="float" office:value="0.995479722865211">
                <text:p>0.995479722865211</text:p>
              </table:table-cell>
              <table:table-cell office:value-type="float" office:value="0.00425914228564537">
                <text:p>0.00425914228564537</text:p>
              </table:table-cell>
              <table:table-cell office:value-type="float" office:value="22671.587700915">
                <text:p>22671.587700915</text:p>
              </table:table-cell>
              <table:table-cell office:value-type="float" office:value="0.995895298433534">
                <text:p>0.995895298433534</text:p>
              </table:table-cell>
              <table:table-cell office:value-type="float" office:value="22671.587700915">
                <text:p>22671.587700915</text:p>
              </table:table-cell>
              <table:table-cell office:value-type="float" office:value="0.00001427427226609">
                <text:p>0.000014274272266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0">
                <text:p>28200</text:p>
              </table:table-cell>
              <table:table-cell office:value-type="float" office:value="0.99998910922186">
                <text:p>0.99998910922186</text:p>
              </table:table-cell>
              <table:table-cell office:value-type="float" office:value="22749.5339097083">
                <text:p>22749.5339097083</text:p>
              </table:table-cell>
              <table:table-cell office:value-type="float" office:value="0.999942653574347">
                <text:p>0.999942653574347</text:p>
              </table:table-cell>
              <table:table-cell office:value-type="float" office:value="0.995114316954953">
                <text:p>0.995114316954953</text:p>
              </table:table-cell>
              <table:table-cell office:value-type="float" office:value="0.00463520458440391">
                <text:p>0.00463520458440391</text:p>
              </table:table-cell>
              <table:table-cell office:value-type="float" office:value="22749.5339097083">
                <text:p>22749.5339097083</text:p>
              </table:table-cell>
              <table:table-cell office:value-type="float" office:value="0.996085688744691">
                <text:p>0.996085688744691</text:p>
              </table:table-cell>
              <table:table-cell office:value-type="float" office:value="22749.5339097083">
                <text:p>22749.5339097083</text:p>
              </table:table-cell>
              <table:table-cell office:value-type="float" office:value="0.000015787197724107">
                <text:p>0.0000157871977241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0">
                <text:p>28300</text:p>
              </table:table-cell>
              <table:table-cell office:value-type="float" office:value="0.999989378564037">
                <text:p>0.999989378564037</text:p>
              </table:table-cell>
              <table:table-cell office:value-type="float" office:value="22827.4901920696">
                <text:p>22827.4901920696</text:p>
              </table:table-cell>
              <table:table-cell office:value-type="float" office:value="0.999944281376891">
                <text:p>0.999944281376891</text:p>
              </table:table-cell>
              <table:table-cell office:value-type="float" office:value="0.99471831722514">
                <text:p>0.99471831722514</text:p>
              </table:table-cell>
              <table:table-cell office:value-type="float" office:value="0.00504136693822355">
                <text:p>0.00504136693822355</text:p>
              </table:table-cell>
              <table:table-cell office:value-type="float" office:value="22827.4901920696">
                <text:p>22827.4901920696</text:p>
              </table:table-cell>
              <table:table-cell office:value-type="float" office:value="0.996265832641123">
                <text:p>0.996265832641123</text:p>
              </table:table-cell>
              <table:table-cell office:value-type="float" office:value="22827.4901920696">
                <text:p>22827.4901920696</text:p>
              </table:table-cell>
              <table:table-cell office:value-type="float" office:value="0.0000174488583152323">
                <text:p>0.00001744885831523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0">
                <text:p>28400</text:p>
              </table:table-cell>
              <table:table-cell office:value-type="float" office:value="0.999989639575456">
                <text:p>0.999989639575456</text:p>
              </table:table-cell>
              <table:table-cell office:value-type="float" office:value="22905.4559782546">
                <text:p>22905.4559782546</text:p>
              </table:table-cell>
              <table:table-cell office:value-type="float" office:value="0.99994585354195">
                <text:p>0.99994585354195</text:p>
              </table:table-cell>
              <table:table-cell office:value-type="float" office:value="0.994289615195032">
                <text:p>0.994289615195032</text:p>
              </table:table-cell>
              <table:table-cell office:value-type="float" office:value="0.00547976377374457">
                <text:p>0.00547976377374457</text:p>
              </table:table-cell>
              <table:table-cell office:value-type="float" office:value="22905.4559782546">
                <text:p>22905.4559782546</text:p>
              </table:table-cell>
              <table:table-cell office:value-type="float" office:value="0.996436299405795">
                <text:p>0.996436299405795</text:p>
              </table:table-cell>
              <table:table-cell office:value-type="float" office:value="22905.4559782546">
                <text:p>22905.4559782546</text:p>
              </table:table-cell>
              <table:table-cell office:value-type="float" office:value="0.0000192727029312089">
                <text:p>0.000019272702931208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0">
                <text:p>28500</text:p>
              </table:table-cell>
              <table:table-cell office:value-type="float" office:value="0.999989892560135">
                <text:p>0.999989892560135</text:p>
              </table:table-cell>
              <table:table-cell office:value-type="float" office:value="22983.430729535">
                <text:p>22983.430729535</text:p>
              </table:table-cell>
              <table:table-cell office:value-type="float" office:value="0.999947372256023">
                <text:p>0.999947372256023</text:p>
              </table:table-cell>
              <table:table-cell office:value-type="float" office:value="0.993825970211636">
                <text:p>0.993825970211636</text:p>
              </table:table-cell>
              <table:table-cell office:value-type="float" office:value="0.00595266031462815">
                <text:p>0.00595266031462815</text:p>
              </table:table-cell>
              <table:table-cell office:value-type="float" office:value="22983.430729535">
                <text:p>22983.430729535</text:p>
              </table:table-cell>
              <table:table-cell office:value-type="float" office:value="0.996597621005653">
                <text:p>0.996597621005653</text:p>
              </table:table-cell>
              <table:table-cell office:value-type="float" office:value="22983.430729535">
                <text:p>22983.430729535</text:p>
              </table:table-cell>
              <table:table-cell office:value-type="float" office:value="0.0000212732870990013">
                <text:p>0.00002127328709900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0">
                <text:p>28600</text:p>
              </table:table-cell>
              <table:table-cell office:value-type="float" office:value="0.999990137805162">
                <text:p>0.999990137805162</text:p>
              </table:table-cell>
              <table:table-cell office:value-type="float" office:value="23061.4139364659">
                <text:p>23061.4139364659</text:p>
              </table:table-cell>
              <table:table-cell office:value-type="float" office:value="0.999948839604956">
                <text:p>0.999948839604956</text:p>
              </table:table-cell>
              <table:table-cell office:value-type="float" office:value="0.99332500851369">
                <text:p>0.99332500851369</text:p>
              </table:table-cell>
              <table:table-cell office:value-type="float" office:value="0.00646245338613443">
                <text:p>0.00646245338613443</text:p>
              </table:table-cell>
              <table:table-cell office:value-type="float" office:value="23061.4139364659">
                <text:p>23061.4139364659</text:p>
              </table:table-cell>
              <table:table-cell office:value-type="float" office:value="0.99675029407969">
                <text:p>0.99675029407969</text:p>
              </table:table-cell>
              <table:table-cell office:value-type="float" office:value="23061.4139364659">
                <text:p>23061.4139364659</text:p>
              </table:table-cell>
              <table:table-cell office:value-type="float" office:value="0.0000234663523828438">
                <text:p>0.00002346635238284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0">
                <text:p>28700</text:p>
              </table:table-cell>
              <table:table-cell office:value-type="float" office:value="0.999990375576895">
                <text:p>0.999990375576895</text:p>
              </table:table-cell>
              <table:table-cell office:value-type="float" office:value="23139.4051160071">
                <text:p>23139.4051160071</text:p>
              </table:table-cell>
              <table:table-cell office:value-type="float" office:value="0.999950257588909">
                <text:p>0.999950257588909</text:p>
              </table:table-cell>
              <table:table-cell office:value-type="float" office:value="0.992784222142212">
                <text:p>0.992784222142212</text:p>
              </table:table-cell>
              <table:table-cell office:value-type="float" office:value="0.00701167250654971">
                <text:p>0.00701167250654971</text:p>
              </table:table-cell>
              <table:table-cell office:value-type="float" office:value="23139.4051160071">
                <text:p>23139.4051160071</text:p>
              </table:table-cell>
              <table:table-cell office:value-type="float" office:value="0.996894782738454">
                <text:p>0.996894782738454</text:p>
              </table:table-cell>
              <table:table-cell office:value-type="float" office:value="23139.4051160071">
                <text:p>23139.4051160071</text:p>
              </table:table-cell>
              <table:table-cell office:value-type="float" office:value="0.0000258689172681744">
                <text:p>0.00002586891726817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0">
                <text:p>28800</text:p>
              </table:table-cell>
              <table:table-cell office:value-type="float" office:value="0.999990606163756">
                <text:p>0.999990606163756</text:p>
              </table:table-cell>
              <table:table-cell office:value-type="float" office:value="23217.4038097159">
                <text:p>23217.4038097159</text:p>
              </table:table-cell>
              <table:table-cell office:value-type="float" office:value="0.999951628125816">
                <text:p>0.999951628125816</text:p>
              </table:table-cell>
              <table:table-cell office:value-type="float" office:value="0.992200933905852">
                <text:p>0.992200933905852</text:p>
              </table:table-cell>
              <table:table-cell office:value-type="float" office:value="0.00760301590646859">
                <text:p>0.00760301590646859</text:p>
              </table:table-cell>
              <table:table-cell office:value-type="float" office:value="23217.4038097159">
                <text:p>23217.4038097159</text:p>
              </table:table-cell>
              <table:table-cell office:value-type="float" office:value="0.997031520454722">
                <text:p>0.997031520454722</text:p>
              </table:table-cell>
              <table:table-cell office:value-type="float" office:value="23217.4038097159">
                <text:p>23217.4038097159</text:p>
              </table:table-cell>
              <table:table-cell office:value-type="float" office:value="0.000028499370739099">
                <text:p>0.0000284993707390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0">
                <text:p>28900</text:p>
              </table:table-cell>
              <table:table-cell office:value-type="float" office:value="0.999990829808773">
                <text:p>0.999990829808773</text:p>
              </table:table-cell>
              <table:table-cell office:value-type="float" office:value="23295.409583097">
                <text:p>23295.409583097</text:p>
              </table:table-cell>
              <table:table-cell office:value-type="float" office:value="0.999952953041196">
                <text:p>0.999952953041196</text:p>
              </table:table-cell>
              <table:table-cell office:value-type="float" office:value="0.991572337049013">
                <text:p>0.991572337049013</text:p>
              </table:table-cell>
              <table:table-cell office:value-type="float" office:value="0.008239309475331">
                <text:p>0.008239309475331</text:p>
              </table:table-cell>
              <table:table-cell office:value-type="float" office:value="23295.409583097">
                <text:p>23295.409583097</text:p>
              </table:table-cell>
              <table:table-cell office:value-type="float" office:value="0.997160911024825">
                <text:p>0.997160911024825</text:p>
              </table:table-cell>
              <table:table-cell office:value-type="float" office:value="23295.409583097">
                <text:p>23295.409583097</text:p>
              </table:table-cell>
              <table:table-cell office:value-type="float" office:value="0.0000313775630133226">
                <text:p>0.00003137756301332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0">
                <text:p>29000</text:p>
              </table:table-cell>
              <table:table-cell office:value-type="float" office:value="0.999991046756415">
                <text:p>0.999991046756415</text:p>
              </table:table-cell>
              <table:table-cell office:value-type="float" office:value="23373.4220227256">
                <text:p>23373.4220227256</text:p>
              </table:table-cell>
              <table:table-cell office:value-type="float" office:value="0.999954234086638">
                <text:p>0.999954234086638</text:p>
              </table:table-cell>
              <table:table-cell office:value-type="float" office:value="0.990895459645708">
                <text:p>0.990895459645708</text:p>
              </table:table-cell>
              <table:table-cell office:value-type="float" office:value="0.00892354343966466">
                <text:p>0.00892354343966466</text:p>
              </table:table-cell>
              <table:table-cell office:value-type="float" office:value="23373.4220227256">
                <text:p>23373.4220227256</text:p>
              </table:table-cell>
              <table:table-cell office:value-type="float" office:value="0.997283331157508">
                <text:p>0.997283331157508</text:p>
              </table:table-cell>
              <table:table-cell office:value-type="float" office:value="23373.4220227256">
                <text:p>23373.4220227256</text:p>
              </table:table-cell>
              <table:table-cell office:value-type="float" office:value="0.000034524917450726">
                <text:p>0.0000345249174507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0">
                <text:p>29100</text:p>
              </table:table-cell>
              <table:table-cell office:value-type="float" office:value="0.999991257241197">
                <text:p>0.999991257241197</text:p>
              </table:table-cell>
              <table:table-cell office:value-type="float" office:value="23451.4407353713">
                <text:p>23451.4407353713</text:p>
              </table:table-cell>
              <table:table-cell office:value-type="float" office:value="0.999955472934291">
                <text:p>0.999955472934291</text:p>
              </table:table-cell>
              <table:table-cell office:value-type="float" office:value="0.990167166582676">
                <text:p>0.990167166582676</text:p>
              </table:table-cell>
              <table:table-cell office:value-type="float" office:value="0.00965887018930057">
                <text:p>0.00965887018930057</text:p>
              </table:table-cell>
              <table:table-cell office:value-type="float" office:value="23451.4407353713">
                <text:p>23451.4407353713</text:p>
              </table:table-cell>
              <table:table-cell office:value-type="float" office:value="0.997399131487252">
                <text:p>0.997399131487252</text:p>
              </table:table-cell>
              <table:table-cell office:value-type="float" office:value="23451.4407353713">
                <text:p>23451.4407353713</text:p>
              </table:table-cell>
              <table:table-cell office:value-type="float" office:value="0.0000379645358581791">
                <text:p>0.00003796453585817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0">
                <text:p>29200</text:p>
              </table:table-cell>
              <table:table-cell office:value-type="float" office:value="0.999991461488129">
                <text:p>0.999991461488129</text:p>
              </table:table-cell>
              <table:table-cell office:value-type="float" office:value="23529.4653454692">
                <text:p>23529.4653454692</text:p>
              </table:table-cell>
              <table:table-cell office:value-type="float" office:value="0.999956671193333">
                <text:p>0.999956671193333</text:p>
              </table:table-cell>
              <table:table-cell office:value-type="float" office:value="0.989384154194704">
                <text:p>0.989384154194704</text:p>
              </table:table-cell>
              <table:table-cell office:value-type="float" office:value="0.010448609704453">
                <text:p>0.010448609704453</text:p>
              </table:table-cell>
              <table:table-cell office:value-type="float" office:value="23529.4653454692">
                <text:p>23529.4653454692</text:p>
              </table:table-cell>
              <table:table-cell office:value-type="float" office:value="0.997508638757742">
                <text:p>0.997508638757742</text:p>
              </table:table-cell>
              <table:table-cell office:value-type="float" office:value="23529.4653454692">
                <text:p>23529.4653454692</text:p>
              </table:table-cell>
              <table:table-cell office:value-type="float" office:value="0.0000417213266963118">
                <text:p>0.00004172132669631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0">
                <text:p>29300</text:p>
              </table:table-cell>
              <table:table-cell office:value-type="float" office:value="0.999991659713151">
                <text:p>0.999991659713151</text:p>
              </table:table-cell>
              <table:table-cell office:value-type="float" office:value="23607.495494706">
                <text:p>23607.495494706</text:p>
              </table:table-cell>
              <table:table-cell office:value-type="float" office:value="0.999957830400074">
                <text:p>0.999957830400074</text:p>
              </table:table-cell>
              <table:table-cell office:value-type="float" office:value="0.988542945078011">
                <text:p>0.988542945078011</text:p>
              </table:table-cell>
              <table:table-cell office:value-type="float" office:value="0.0112962548006056">
                <text:p>0.0112962548006056</text:p>
              </table:table-cell>
              <table:table-cell office:value-type="float" office:value="23607.495494706">
                <text:p>23607.495494706</text:p>
              </table:table-cell>
              <table:table-cell office:value-type="float" office:value="0.9976121563841">
                <text:p>0.9976121563841</text:p>
              </table:table-cell>
              <table:table-cell office:value-type="float" office:value="23607.495494706">
                <text:p>23607.495494706</text:p>
              </table:table-cell>
              <table:table-cell office:value-type="float" office:value="0.000045822120841504">
                <text:p>0.0000458221208415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0">
                <text:p>29400</text:p>
              </table:table-cell>
              <table:table-cell office:value-type="float" office:value="0.999991852123536">
                <text:p>0.999991852123536</text:p>
              </table:table-cell>
              <table:table-cell office:value-type="float" office:value="23685.5308405744">
                <text:p>23685.5308405744</text:p>
              </table:table-cell>
              <table:table-cell office:value-type="float" office:value="0.999958952021802">
                <text:p>0.999958952021802</text:p>
              </table:table-cell>
              <table:table-cell office:value-type="float" office:value="0.987639883137297">
                <text:p>0.987639883137297</text:p>
              </table:table-cell>
              <table:table-cell office:value-type="float" office:value="0.012205476135874">
                <text:p>0.012205476135874</text:p>
              </table:table-cell>
              <table:table-cell office:value-type="float" office:value="23685.5308405744">
                <text:p>23685.5308405744</text:p>
              </table:table-cell>
              <table:table-cell office:value-type="float" office:value="0.997709965737525">
                <text:p>0.997709965737525</text:p>
              </table:table-cell>
              <table:table-cell office:value-type="float" office:value="23685.5308405744">
                <text:p>23685.5308405744</text:p>
              </table:table-cell>
              <table:table-cell office:value-type="float" office:value="0.0000502958028084">
                <text:p>0.00005029580280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0">
                <text:p>29500</text:p>
              </table:table-cell>
              <table:table-cell office:value-type="float" office:value="0.999992038917501">
                <text:p>0.999992038917501</text:p>
              </table:table-cell>
              <table:table-cell office:value-type="float" office:value="23763.5710544495">
                <text:p>23763.5710544495</text:p>
              </table:table-cell>
              <table:table-cell office:value-type="float" office:value="0.999960037467843">
                <text:p>0.999960037467843</text:p>
              </table:table-cell>
              <table:table-cell office:value-type="float" office:value="0.986671130195126">
                <text:p>0.986671130195126</text:p>
              </table:table-cell>
              <table:table-cell office:value-type="float" office:value="0.0131801256376088">
                <text:p>0.0131801256376088</text:p>
              </table:table-cell>
              <table:table-cell office:value-type="float" office:value="23763.5710544495">
                <text:p>23763.5710544495</text:p>
              </table:table-cell>
              <table:table-cell office:value-type="float" office:value="0.997802327709321">
                <text:p>0.997802327709321</text:p>
              </table:table-cell>
              <table:table-cell office:value-type="float" office:value="23763.5710544495">
                <text:p>23763.5710544495</text:p>
              </table:table-cell>
              <table:table-cell office:value-type="float" office:value="0.0000551734597783497">
                <text:p>0.00005517345977834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0">
                <text:p>29600</text:p>
              </table:table-cell>
              <table:table-cell office:value-type="float" office:value="0.999992220286204">
                <text:p>0.999992220286204</text:p>
              </table:table-cell>
              <table:table-cell office:value-type="float" office:value="23841.6158206589">
                <text:p>23841.6158206589</text:p>
              </table:table-cell>
              <table:table-cell office:value-type="float" office:value="0.999961088088205">
                <text:p>0.999961088088205</text:p>
              </table:table-cell>
              <table:table-cell office:value-type="float" office:value="0.985632659443231">
                <text:p>0.985632659443231</text:p>
              </table:table-cell>
              <table:table-cell office:value-type="float" office:value="0.0142242431301663">
                <text:p>0.0142242431301663</text:p>
              </table:table-cell>
              <table:table-cell office:value-type="float" office:value="23841.6158206589">
                <text:p>23841.6158206589</text:p>
              </table:table-cell>
              <table:table-cell office:value-type="float" office:value="0.997889483503042">
                <text:p>0.997889483503042</text:p>
              </table:table-cell>
              <table:table-cell office:value-type="float" office:value="23841.6158206589">
                <text:p>23841.6158206589</text:p>
              </table:table-cell>
              <table:table-cell office:value-type="float" office:value="0.0000604885272812083">
                <text:p>0.00006048852728120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0">
                <text:p>29700</text:p>
              </table:table-cell>
              <table:table-cell office:value-type="float" office:value="0.99999239641399">
                <text:p>0.99999239641399</text:p>
              </table:table-cell>
              <table:table-cell office:value-type="float" office:value="23919.6648350242">
                <text:p>23919.6648350242</text:p>
              </table:table-cell>
              <table:table-cell office:value-type="float" office:value="0.9999621051798">
                <text:p>0.9999621051798</text:p>
              </table:table-cell>
              <table:table-cell office:value-type="float" office:value="0.984520251145016">
                <text:p>0.984520251145016</text:p>
              </table:table-cell>
              <table:table-cell office:value-type="float" office:value="0.0153420606735442">
                <text:p>0.0153420606735442</text:p>
              </table:table-cell>
              <table:table-cell office:value-type="float" office:value="23919.6648350242">
                <text:p>23919.6648350242</text:p>
              </table:table-cell>
              <table:table-cell office:value-type="float" office:value="0.997971655751914">
                <text:p>0.997971655751914</text:p>
              </table:table-cell>
              <table:table-cell office:value-type="float" office:value="23919.6648350242">
                <text:p>23919.6648350242</text:p>
              </table:table-cell>
              <table:table-cell office:value-type="float" office:value="0.000066276953397077">
                <text:p>0.0000662769533970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0">
                <text:p>29800</text:p>
              </table:table-cell>
              <table:table-cell office:value-type="float" office:value="0.999992567475737">
                <text:p>0.999992567475737</text:p>
              </table:table-cell>
              <table:table-cell office:value-type="float" office:value="23997.7178047357">
                <text:p>23997.7178047357</text:p>
              </table:table-cell>
              <table:table-cell office:value-type="float" office:value="0.999963089974963">
                <text:p>0.999963089974963</text:p>
              </table:table-cell>
              <table:table-cell office:value-type="float" office:value="0.983329495032326">
                <text:p>0.983329495032326</text:p>
              </table:table-cell>
              <table:table-cell office:value-type="float" office:value="0.0165380001530528">
                <text:p>0.0165380001530528</text:p>
              </table:table-cell>
              <table:table-cell office:value-type="float" office:value="23997.7178047357">
                <text:p>23997.7178047357</text:p>
              </table:table-cell>
              <table:table-cell office:value-type="float" office:value="0.998049048672534">
                <text:p>0.998049048672534</text:p>
              </table:table-cell>
              <table:table-cell office:value-type="float" office:value="23997.7178047357">
                <text:p>23997.7178047357</text:p>
              </table:table-cell>
              <table:table-cell office:value-type="float" office:value="0.0000725773422032711">
                <text:p>0.00007257734220327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0">
                <text:p>29900</text:p>
              </table:table-cell>
              <table:table-cell office:value-type="float" office:value="0.999992733642385">
                <text:p>0.999992733642385</text:p>
              </table:table-cell>
              <table:table-cell office:value-type="float" office:value="24075.7744459157">
                <text:p>24075.7744459157</text:p>
              </table:table-cell>
              <table:table-cell office:value-type="float" office:value="0.999964043661923">
                <text:p>0.999964043661923</text:p>
              </table:table-cell>
              <table:table-cell office:value-type="float" office:value="0.982055777443912">
                <text:p>0.982055777443912</text:p>
              </table:table-cell>
              <table:table-cell office:value-type="float" office:value="0.0178166862757398">
                <text:p>0.0178166862757398</text:p>
              </table:table-cell>
              <table:table-cell office:value-type="float" office:value="24075.7744459157">
                <text:p>24075.7744459157</text:p>
              </table:table-cell>
              <table:table-cell office:value-type="float" office:value="0.998121849763749">
                <text:p>0.998121849763749</text:p>
              </table:table-cell>
              <table:table-cell office:value-type="float" office:value="24075.7744459157">
                <text:p>24075.7744459157</text:p>
              </table:table-cell>
              <table:table-cell office:value-type="float" office:value="0.0000794311585899151">
                <text:p>0.00007943115858991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0">
                <text:p>30000</text:p>
              </table:table-cell>
              <table:table-cell office:value-type="float" office:value="0.999992895075394">
                <text:p>0.999992895075394</text:p>
              </table:table-cell>
              <table:table-cell office:value-type="float" office:value="24153.8344828692">
                <text:p>24153.8344828692</text:p>
              </table:table-cell>
              <table:table-cell office:value-type="float" office:value="0.999964967382891">
                <text:p>0.999964967382891</text:p>
              </table:table-cell>
              <table:table-cell office:value-type="float" office:value="0.980694291417488">
                <text:p>0.980694291417488</text:p>
              </table:table-cell>
              <table:table-cell office:value-type="float" office:value="0.0191829364077641">
                <text:p>0.0191829364077641</text:p>
              </table:table-cell>
              <table:table-cell office:value-type="float" office:value="24153.8344828692">
                <text:p>24153.8344828692</text:p>
              </table:table-cell>
              <table:table-cell office:value-type="float" office:value="0.99819023027558">
                <text:p>0.99819023027558</text:p>
              </table:table-cell>
              <table:table-cell office:value-type="float" office:value="24153.8344828692">
                <text:p>24153.8344828692</text:p>
              </table:table-cell>
              <table:table-cell office:value-type="float" office:value="0.0000868829130104558">
                <text:p>0.00008688291301045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0">
                <text:p>30100</text:p>
              </table:table-cell>
              <table:table-cell office:value-type="float" office:value="0.999993051932056">
                <text:p>0.999993051932056</text:p>
              </table:table-cell>
              <table:table-cell office:value-type="float" office:value="24231.8976477415">
                <text:p>24231.8976477415</text:p>
              </table:table-cell>
              <table:table-cell office:value-type="float" office:value="0.999965862226562">
                <text:p>0.999965862226562</text:p>
              </table:table-cell>
              <table:table-cell office:value-type="float" office:value="0.979240024379104">
                <text:p>0.979240024379104</text:p>
              </table:table-cell>
              <table:table-cell office:value-type="float" office:value="0.0206417730099872">
                <text:p>0.0206417730099872</text:p>
              </table:table-cell>
              <table:table-cell office:value-type="float" office:value="24231.8976477415">
                <text:p>24231.8976477415</text:p>
              </table:table-cell>
              <table:table-cell office:value-type="float" office:value="0.998254345386483">
                <text:p>0.998254345386483</text:p>
              </table:table-cell>
              <table:table-cell office:value-type="float" office:value="24231.8976477415">
                <text:p>24231.8976477415</text:p>
              </table:table-cell>
              <table:table-cell office:value-type="float" office:value="0.0000949803369377928">
                <text:p>0.00009498033693779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0">
                <text:p>30200</text:p>
              </table:table-cell>
              <table:table-cell office:value-type="float" office:value="0.999993204362264">
                <text:p>0.999993204362264</text:p>
              </table:table-cell>
              <table:table-cell office:value-type="float" office:value="24309.9636785789">
                <text:p>24309.9636785789</text:p>
              </table:table-cell>
              <table:table-cell office:value-type="float" office:value="0.999966729243171">
                <text:p>0.999966729243171</text:p>
              </table:table-cell>
              <table:table-cell office:value-type="float" office:value="0.977687766235223">
                <text:p>0.977687766235223</text:p>
              </table:table-cell>
              <table:table-cell office:value-type="float" office:value="0.0221984155149601">
                <text:p>0.0221984155149601</text:p>
              </table:table-cell>
              <table:table-cell office:value-type="float" office:value="24309.9636785789">
                <text:p>24309.9636785789</text:p>
              </table:table-cell>
              <table:table-cell office:value-type="float" office:value="0.998314335385503">
                <text:p>0.998314335385503</text:p>
              </table:table-cell>
              <table:table-cell office:value-type="float" office:value="24309.9636785789">
                <text:p>24309.9636785789</text:p>
              </table:table-cell>
              <table:table-cell office:value-type="float" office:value="0.000103774622119156">
                <text:p>0.0001037746221191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0">
                <text:p>30300</text:p>
              </table:table-cell>
              <table:table-cell office:value-type="float" office:value="0.999993352510841">
                <text:p>0.999993352510841</text:p>
              </table:table-cell>
              <table:table-cell office:value-type="float" office:value="24388.0323192387">
                <text:p>24388.0323192387</text:p>
              </table:table-cell>
              <table:table-cell office:value-type="float" office:value="0.999967569433975">
                <text:p>0.999967569433975</text:p>
              </table:table-cell>
              <table:table-cell office:value-type="float" office:value="0.976032104814476">
                <text:p>0.976032104814476</text:p>
              </table:table-cell>
              <table:table-cell office:value-type="float" office:value="0.0238582849514828">
                <text:p>0.0238582849514828</text:p>
              </table:table-cell>
              <table:table-cell office:value-type="float" office:value="24388.0323192387">
                <text:p>24388.0323192387</text:p>
              </table:table-cell>
              <table:table-cell office:value-type="float" office:value="0.998370325602627">
                <text:p>0.998370325602627</text:p>
              </table:table-cell>
              <table:table-cell office:value-type="float" office:value="24388.0323192387">
                <text:p>24388.0323192387</text:p>
              </table:table-cell>
              <table:table-cell office:value-type="float" office:value="0.000113320607995789">
                <text:p>0.0001133206079957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0">
                <text:p>30400</text:p>
              </table:table-cell>
              <table:table-cell office:value-type="float" office:value="0.999993496517702">
                <text:p>0.999993496517702</text:p>
              </table:table-cell>
              <table:table-cell office:value-type="float" office:value="24466.1033177595">
                <text:p>24466.1033177595</text:p>
              </table:table-cell>
              <table:table-cell office:value-type="float" office:value="0.999968383762519">
                <text:p>0.999968383762519</text:p>
              </table:table-cell>
              <table:table-cell office:value-type="float" office:value="0.974267427042665">
                <text:p>0.974267427042665</text:p>
              </table:table-cell>
              <table:table-cell office:value-type="float" office:value="0.0256270027951749">
                <text:p>0.0256270027951749</text:p>
              </table:table-cell>
              <table:table-cell office:value-type="float" office:value="24466.1033177595">
                <text:p>24466.1033177595</text:p>
              </table:table-cell>
              <table:table-cell office:value-type="float" office:value="0.998422427285668">
                <text:p>0.998422427285668</text:p>
              </table:table-cell>
              <table:table-cell office:value-type="float" office:value="24466.1033177595">
                <text:p>24466.1033177595</text:p>
              </table:table-cell>
              <table:table-cell office:value-type="float" office:value="0.000123677039262717">
                <text:p>0.0001236770392627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0">
                <text:p>30500</text:p>
              </table:table-cell>
              <table:table-cell office:value-type="float" office:value="0.999993636516226">
                <text:p>0.999993636516226</text:p>
              </table:table-cell>
              <table:table-cell office:value-type="float" office:value="24544.1764258357">
                <text:p>24544.1764258357</text:p>
              </table:table-cell>
              <table:table-cell office:value-type="float" office:value="0.999969173150559">
                <text:p>0.999969173150559</text:p>
              </table:table-cell>
              <table:table-cell office:value-type="float" office:value="0.972387928755941">
                <text:p>0.972387928755941</text:p>
              </table:table-cell>
              <table:table-cell office:value-type="float" office:value="0.0275103811500553">
                <text:p>0.0275103811500553</text:p>
              </table:table-cell>
              <table:table-cell office:value-type="float" office:value="24544.1764258357">
                <text:p>24544.1764258357</text:p>
              </table:table-cell>
              <table:table-cell office:value-type="float" office:value="0.998470737731543">
                <text:p>0.998470737731543</text:p>
              </table:table-cell>
              <table:table-cell office:value-type="float" office:value="24544.1764258357">
                <text:p>24544.1764258357</text:p>
              </table:table-cell>
              <table:table-cell office:value-type="float" office:value="0.000134906791281235">
                <text:p>0.0001349067912812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0">
                <text:p>30600</text:p>
              </table:table-cell>
              <table:table-cell office:value-type="float" office:value="0.999993772635387">
                <text:p>0.999993772635387</text:p>
              </table:table-cell>
              <table:table-cell office:value-type="float" office:value="24622.2513972983">
                <text:p>24622.2513972983</text:p>
              </table:table-cell>
              <table:table-cell office:value-type="float" office:value="0.999969938488161">
                <text:p>0.999969938488161</text:p>
              </table:table-cell>
              <table:table-cell office:value-type="float" office:value="0.970387612779848">
                <text:p>0.970387612779848</text:p>
              </table:table-cell>
              <table:table-cell office:value-type="float" office:value="0.0295144247262411">
                <text:p>0.0295144247262411</text:p>
              </table:table-cell>
              <table:table-cell office:value-type="float" office:value="24622.2513972983">
                <text:p>24622.2513972983</text:p>
              </table:table-cell>
              <table:table-cell office:value-type="float" office:value="0.998515340970394">
                <text:p>0.998515340970394</text:p>
              </table:table-cell>
              <table:table-cell office:value-type="float" office:value="24622.2513972983">
                <text:p>24622.2513972983</text:p>
              </table:table-cell>
              <table:table-cell office:value-type="float" office:value="0.000147077162425164">
                <text:p>0.0001470771624251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0">
                <text:p>30700</text:p>
              </table:table-cell>
              <table:table-cell office:value-type="float" office:value="0.999993904998763">
                <text:p>0.999993904998763</text:p>
              </table:table-cell>
              <table:table-cell office:value-type="float" office:value="24700.3279879775">
                <text:p>24700.3279879775</text:p>
              </table:table-cell>
              <table:table-cell office:value-type="float" office:value="0.999970680624255">
                <text:p>0.999970680624255</text:p>
              </table:table-cell>
              <table:table-cell office:value-type="float" office:value="0.968260299845973">
                <text:p>0.968260299845973</text:p>
              </table:table-cell>
              <table:table-cell office:value-type="float" office:value="0.0316453199261586">
                <text:p>0.0316453199261586</text:p>
              </table:table-cell>
              <table:table-cell office:value-type="float" office:value="24700.3279879775">
                <text:p>24700.3279879775</text:p>
              </table:table-cell>
              <table:table-cell office:value-type="float" office:value="0.998556307589233">
                <text:p>0.998556307589233</text:p>
              </table:table-cell>
              <table:table-cell office:value-type="float" office:value="24700.3279879775">
                <text:p>24700.3279879775</text:p>
              </table:table-cell>
              <table:table-cell office:value-type="float" office:value="0.000160260100214272">
                <text:p>0.0001602601002142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0">
                <text:p>30800</text:p>
              </table:table-cell>
              <table:table-cell office:value-type="float" office:value="0.99999403372647">
                <text:p>0.99999403372647</text:p>
              </table:table-cell>
              <table:table-cell office:value-type="float" office:value="24778.4059540326">
                <text:p>24778.4059540326</text:p>
              </table:table-cell>
              <table:table-cell office:value-type="float" office:value="0.999971400378995">
                <text:p>0.999971400378995</text:p>
              </table:table-cell>
              <table:table-cell office:value-type="float" office:value="0.965999628160907">
                <text:p>0.965999628160907</text:p>
              </table:table-cell>
              <table:table-cell office:value-type="float" office:value="0.033909435324869">
                <text:p>0.033909435324869</text:p>
              </table:table-cell>
              <table:table-cell office:value-type="float" office:value="24778.4059540326">
                <text:p>24778.4059540326</text:p>
              </table:table-cell>
              <table:table-cell office:value-type="float" office:value="0.998593695398744">
                <text:p>0.998593695398744</text:p>
              </table:table-cell>
              <table:table-cell office:value-type="float" office:value="24778.4059540326">
                <text:p>24778.4059540326</text:p>
              </table:table-cell>
              <table:table-cell office:value-type="float" office:value="0.000174532537965609">
                <text:p>0.0001745325379656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0">
                <text:p>30900</text:p>
              </table:table-cell>
              <table:table-cell office:value-type="float" office:value="0.999994158933069">
                <text:p>0.999994158933069</text:p>
              </table:table-cell>
              <table:table-cell office:value-type="float" office:value="24856.4850516091">
                <text:p>24856.4850516091</text:p>
              </table:table-cell>
              <table:table-cell office:value-type="float" office:value="0.999972098537226">
                <text:p>0.999972098537226</text:p>
              </table:table-cell>
              <table:table-cell office:value-type="float" office:value="0.96359907391101">
                <text:p>0.96359907391101</text:p>
              </table:table-cell>
              <table:table-cell office:value-type="float" office:value="0.0363133011486117">
                <text:p>0.0363133011486117</text:p>
              </table:table-cell>
              <table:table-cell office:value-type="float" office:value="24856.4850516091">
                <text:p>24856.4850516091</text:p>
              </table:table-cell>
              <table:table-cell office:value-type="float" office:value="0.998627549297034">
                <text:p>0.998627549297034</text:p>
              </table:table-cell>
              <table:table-cell office:value-type="float" office:value="24856.4850516091">
                <text:p>24856.4850516091</text:p>
              </table:table-cell>
              <table:table-cell office:value-type="float" office:value="0.00018997665859844">
                <text:p>0.000189976658598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0">
                <text:p>31000</text:p>
              </table:table-cell>
              <table:table-cell office:value-type="float" office:value="0.999994280729991">
                <text:p>0.999994280729991</text:p>
              </table:table-cell>
              <table:table-cell office:value-type="float" office:value="24934.5650360772">
                <text:p>24934.5650360772</text:p>
              </table:table-cell>
              <table:table-cell office:value-type="float" office:value="0.999972775847933">
                <text:p>0.999972775847933</text:p>
              </table:table-cell>
              <table:table-cell office:value-type="float" office:value="0.961051951007362">
                <text:p>0.961051951007362</text:p>
              </table:table-cell>
              <table:table-cell office:value-type="float" office:value="0.0388636095841793">
                <text:p>0.0388636095841793</text:p>
              </table:table-cell>
              <table:table-cell office:value-type="float" office:value="24934.5650360772">
                <text:p>24934.5650360772</text:p>
              </table:table-cell>
              <table:table-cell office:value-type="float" office:value="0.99865790135825">
                <text:p>0.99865790135825</text:p>
              </table:table-cell>
              <table:table-cell office:value-type="float" office:value="24934.5650360772">
                <text:p>24934.5650360772</text:p>
              </table:table-cell>
              <table:table-cell office:value-type="float" office:value="0.000206680187939377">
                <text:p>0.0002066801879393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0">
                <text:p>31100</text:p>
              </table:table-cell>
              <table:table-cell office:value-type="float" office:value="0.999994399224057">
                <text:p>0.999994399224057</text:p>
              </table:table-cell>
              <table:table-cell office:value-type="float" office:value="25012.6456601043">
                <text:p>25012.6456601043</text:p>
              </table:table-cell>
              <table:table-cell office:value-type="float" office:value="0.999973433040028">
                <text:p>0.999973433040028</text:p>
              </table:table-cell>
              <table:table-cell office:value-type="float" office:value="0.958351433449494">
                <text:p>0.958351433449494</text:p>
              </table:table-cell>
              <table:table-cell office:value-type="float" office:value="0.0415671924065978">
                <text:p>0.0415671924065978</text:p>
              </table:table-cell>
              <table:table-cell office:value-type="float" office:value="25012.6456601043">
                <text:p>25012.6456601043</text:p>
              </table:table-cell>
              <table:table-cell office:value-type="float" office:value="0.998684771430332">
                <text:p>0.998684771430332</text:p>
              </table:table-cell>
              <table:table-cell office:value-type="float" office:value="25012.6456601043">
                <text:p>25012.6456601043</text:p>
              </table:table-cell>
              <table:table-cell office:value-type="float" office:value="0.000224736829549807">
                <text:p>0.0002247368295498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0">
                <text:p>31200</text:p>
              </table:table-cell>
              <table:table-cell office:value-type="float" office:value="0.999994514517224">
                <text:p>0.999994514517224</text:p>
              </table:table-cell>
              <table:table-cell office:value-type="float" office:value="25090.7266741042">
                <text:p>25090.7266741042</text:p>
              </table:table-cell>
              <table:table-cell office:value-type="float" office:value="0.999974070804486">
                <text:p>0.999974070804486</text:p>
              </table:table-cell>
              <table:table-cell office:value-type="float" office:value="0.955490575885082">
                <text:p>0.955490575885082</text:p>
              </table:table-cell>
              <table:table-cell office:value-type="float" office:value="0.0444310004303074">
                <text:p>0.0444310004303074</text:p>
              </table:table-cell>
              <table:table-cell office:value-type="float" office:value="25090.7266741042">
                <text:p>25090.7266741042</text:p>
              </table:table-cell>
              <table:table-cell office:value-type="float" office:value="0.998708166516488">
                <text:p>0.998708166516488</text:p>
              </table:table-cell>
              <table:table-cell office:value-type="float" office:value="25090.7266741042">
                <text:p>25090.7266741042</text:p>
              </table:table-cell>
              <table:table-cell office:value-type="float" office:value="0.000244246476639742">
                <text:p>0.0002442464766397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0">
                <text:p>31300</text:p>
              </table:table-cell>
              <table:table-cell office:value-type="float" office:value="0.999994626708811">
                <text:p>0.999994626708811</text:p>
              </table:table-cell>
              <table:table-cell office:value-type="float" office:value="25168.8078241493">
                <text:p>25168.8078241493</text:p>
              </table:table-cell>
              <table:table-cell office:value-type="float" office:value="0.999974689812036">
                <text:p>0.999974689812036</text:p>
              </table:table-cell>
              <table:table-cell office:value-type="float" office:value="0.952462317726124">
                <text:p>0.952462317726124</text:p>
              </table:table-cell>
              <table:table-cell office:value-type="float" office:value="0.0474620994399045">
                <text:p>0.0474620994399045</text:p>
              </table:table-cell>
              <table:table-cell office:value-type="float" office:value="25168.8078241493">
                <text:p>25168.8078241493</text:p>
              </table:table-cell>
              <table:table-cell office:value-type="float" office:value="0.998728081337782">
                <text:p>0.998728081337782</text:p>
              </table:table-cell>
              <table:table-cell office:value-type="float" office:value="25168.8078241493">
                <text:p>25168.8078241493</text:p>
              </table:table-cell>
              <table:table-cell office:value-type="float" office:value="0.00026531570640412">
                <text:p>0.000265315706404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0">
                <text:p>31400</text:p>
              </table:table-cell>
              <table:table-cell office:value-type="float" office:value="0.999994735895533">
                <text:p>0.999994735895533</text:p>
              </table:table-cell>
              <table:table-cell office:value-type="float" office:value="25246.8888518662">
                <text:p>25246.8888518662</text:p>
              </table:table-cell>
              <table:table-cell office:value-type="float" office:value="0.999975290702868">
                <text:p>0.999975290702868</text:p>
              </table:table-cell>
              <table:table-cell office:value-type="float" office:value="0.949259501469042">
                <text:p>0.949259501469042</text:p>
              </table:table-cell>
              <table:table-cell office:value-type="float" office:value="0.050667651881764">
                <text:p>0.050667651881764</text:p>
              </table:table-cell>
              <table:table-cell office:value-type="float" office:value="25246.8888518662">
                <text:p>25246.8888518662</text:p>
              </table:table-cell>
              <table:table-cell office:value-type="float" office:value="0.998744497923785">
                <text:p>0.998744497923785</text:p>
              </table:table-cell>
              <table:table-cell office:value-type="float" office:value="25246.8888518662">
                <text:p>25246.8888518662</text:p>
              </table:table-cell>
              <table:table-cell office:value-type="float" office:value="0.000288058068107772">
                <text:p>0.00028805806810777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0">
                <text:p>31500</text:p>
              </table:table-cell>
              <table:table-cell office:value-type="float" office:value="0.99999484216878">
                <text:p>0.99999484216878</text:p>
              </table:table-cell>
              <table:table-cell office:value-type="float" office:value="25324.9694928589">
                <text:p>25324.9694928589</text:p>
              </table:table-cell>
              <table:table-cell office:value-type="float" office:value="0.999975874096543">
                <text:p>0.999975874096543</text:p>
              </table:table-cell>
              <table:table-cell office:value-type="float" office:value="0.945874920522058">
                <text:p>0.945874920522058</text:p>
              </table:table-cell>
              <table:table-cell office:value-type="float" office:value="0.0540548690083485">
                <text:p>0.0540548690083485</text:p>
              </table:table-cell>
              <table:table-cell office:value-type="float" office:value="25324.9694928589">
                <text:p>25324.9694928589</text:p>
              </table:table-cell>
              <table:table-cell office:value-type="float" office:value="0.998757385800158">
                <text:p>0.998757385800158</text:p>
              </table:table-cell>
              <table:table-cell office:value-type="float" office:value="25324.9694928589">
                <text:p>25324.9694928589</text:p>
              </table:table-cell>
              <table:table-cell office:value-type="float" office:value="0.000312594574777425">
                <text:p>0.0003125945747774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0">
                <text:p>31600</text:p>
              </table:table-cell>
              <table:table-cell office:value-type="float" office:value="0.999994945618582">
                <text:p>0.999994945618582</text:p>
              </table:table-cell>
              <table:table-cell office:value-type="float" office:value="25403.0494763823">
                <text:p>25403.0494763823</text:p>
              </table:table-cell>
              <table:table-cell office:value-type="float" office:value="0.999976440584529">
                <text:p>0.999976440584529</text:p>
              </table:table-cell>
              <table:table-cell office:value-type="float" office:value="0.94230131141923">
                <text:p>0.94230131141923</text:p>
              </table:table-cell>
              <table:table-cell office:value-type="float" office:value="0.0576310187330293">
                <text:p>0.0576310187330293</text:p>
              </table:table-cell>
              <table:table-cell office:value-type="float" office:value="25403.0494763823">
                <text:p>25403.0494763823</text:p>
              </table:table-cell>
              <table:table-cell office:value-type="float" office:value="0.998766701629703">
                <text:p>0.998766701629703</text:p>
              </table:table-cell>
              <table:table-cell office:value-type="float" office:value="25403.0494763823">
                <text:p>25403.0494763823</text:p>
              </table:table-cell>
              <table:table-cell office:value-type="float" office:value="0.000339054032247633">
                <text:p>0.0003390540322476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0">
                <text:p>31700</text:p>
              </table:table-cell>
              <table:table-cell office:value-type="float" office:value="0.999995046329595">
                <text:p>0.999995046329595</text:p>
              </table:table-cell>
              <table:table-cell office:value-type="float" office:value="25481.1285237544">
                <text:p>25481.1285237544</text:p>
              </table:table-cell>
              <table:table-cell office:value-type="float" office:value="0.999976990739516">
                <text:p>0.999976990739516</text:p>
              </table:table-cell>
              <table:table-cell office:value-type="float" office:value="0.938531422642218">
                <text:p>0.938531422642218</text:p>
              </table:table-cell>
              <table:table-cell office:value-type="float" office:value="0.0614033567606535">
                <text:p>0.0614033567606535</text:p>
              </table:table-cell>
              <table:table-cell office:value-type="float" office:value="25481.1285237544">
                <text:p>25481.1285237544</text:p>
              </table:table-cell>
              <table:table-cell office:value-type="float" office:value="0.998772389276131">
                <text:p>0.998772389276131</text:p>
              </table:table-cell>
              <table:table-cell office:value-type="float" office:value="25481.1285237544">
                <text:p>25481.1285237544</text:p>
              </table:table-cell>
              <table:table-cell office:value-type="float" office:value="0.000367573584920013">
                <text:p>0.0003675735849200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0">
                <text:p>31800</text:p>
              </table:table-cell>
              <table:table-cell office:value-type="float" office:value="0.999995144385768">
                <text:p>0.999995144385768</text:p>
              </table:table-cell>
              <table:table-cell office:value-type="float" office:value="25559.2063479753">
                <text:p>25559.2063479753</text:p>
              </table:table-cell>
              <table:table-cell office:value-type="float" office:value="0.999977525108332">
                <text:p>0.999977525108332</text:p>
              </table:table-cell>
              <table:table-cell office:value-type="float" office:value="0.934557998955649">
                <text:p>0.934557998955649</text:p>
              </table:table-cell>
              <table:table-cell office:value-type="float" office:value="0.0653791423282691">
                <text:p>0.0653791423282691</text:p>
              </table:table-cell>
              <table:table-cell office:value-type="float" office:value="25559.2063479753">
                <text:p>25559.2063479753</text:p>
              </table:table-cell>
              <table:table-cell office:value-type="float" office:value="0.998774379411254">
                <text:p>0.998774379411254</text:p>
              </table:table-cell>
              <table:table-cell office:value-type="float" office:value="25559.2063479753">
                <text:p>25559.2063479753</text:p>
              </table:table-cell>
              <table:table-cell office:value-type="float" office:value="0.000398299069772115">
                <text:p>0.0003982990697721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0">
                <text:p>31900</text:p>
              </table:table-cell>
              <table:table-cell office:value-type="float" office:value="0.999995239866463">
                <text:p>0.999995239866463</text:p>
              </table:table-cell>
              <table:table-cell office:value-type="float" office:value="25637.2826524088">
                <text:p>25637.2826524088</text:p>
              </table:table-cell>
              <table:table-cell office:value-type="float" office:value="0.999978044217052">
                <text:p>0.999978044217052</text:p>
              </table:table-cell>
              <table:table-cell office:value-type="float" office:value="0.930373859039318">
                <text:p>0.930373859039318</text:p>
              </table:table-cell>
              <table:table-cell office:value-type="float" office:value="0.0695655605271179">
                <text:p>0.0695655605271179</text:p>
              </table:table-cell>
              <table:table-cell office:value-type="float" office:value="25637.2826524088">
                <text:p>25637.2826524088</text:p>
              </table:table-cell>
              <table:table-cell office:value-type="float" office:value="0.998772589397436">
                <text:p>0.998772589397436</text:p>
              </table:table-cell>
              <table:table-cell office:value-type="float" office:value="25637.2826524088">
                <text:p>25637.2826524088</text:p>
              </table:table-cell>
              <table:table-cell office:value-type="float" office:value="0.000431385549388216">
                <text:p>0.0004313855493882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0">
                <text:p>32000</text:p>
              </table:table-cell>
              <table:table-cell office:value-type="float" office:value="0.999995332850033">
                <text:p>0.999995332850033</text:p>
              </table:table-cell>
              <table:table-cell office:value-type="float" office:value="25715.3571294535">
                <text:p>25715.3571294535</text:p>
              </table:table-cell>
              <table:table-cell office:value-type="float" office:value="0.999978548575422">
                <text:p>0.999978548575422</text:p>
              </table:table-cell>
              <table:table-cell office:value-type="float" office:value="0.925971890263061">
                <text:p>0.925971890263061</text:p>
              </table:table-cell>
              <table:table-cell office:value-type="float" office:value="0.073969727585873">
                <text:p>0.073969727585873</text:p>
              </table:table-cell>
              <table:table-cell office:value-type="float" office:value="25715.3571294535">
                <text:p>25715.3571294535</text:p>
              </table:table-cell>
              <table:table-cell office:value-type="float" office:value="0.99876692306677">
                <text:p>0.99876692306677</text:p>
              </table:table-cell>
              <table:table-cell office:value-type="float" office:value="25715.3571294535">
                <text:p>25715.3571294535</text:p>
              </table:table-cell>
              <table:table-cell office:value-type="float" office:value="0.000466997895005442">
                <text:p>0.00046699789500544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0">
                <text:p>32100</text:p>
              </table:table-cell>
              <table:table-cell office:value-type="float" office:value="0.99999542341097">
                <text:p>0.99999542341097</text:p>
              </table:table-cell>
              <table:table-cell office:value-type="float" office:value="25793.4294599264">
                <text:p>25793.4294599264</text:p>
              </table:table-cell>
              <table:table-cell office:value-type="float" office:value="0.999979038672023">
                <text:p>0.999979038672023</text:p>
              </table:table-cell>
              <table:table-cell office:value-type="float" office:value="0.921345125587789">
                <text:p>0.921345125587789</text:p>
              </table:table-cell>
              <table:table-cell office:value-type="float" office:value="0.0785986139383569">
                <text:p>0.0785986139383569</text:p>
              </table:table-cell>
              <table:table-cell office:value-type="float" office:value="25793.4294599264">
                <text:p>25793.4294599264</text:p>
              </table:table-cell>
              <table:table-cell office:value-type="float" office:value="0.998757270300312">
                <text:p>0.998757270300312</text:p>
              </table:table-cell>
              <table:table-cell office:value-type="float" office:value="25793.4294599264">
                <text:p>25793.4294599264</text:p>
              </table:table-cell>
              <table:table-cell office:value-type="float" office:value="0.00050531121976481">
                <text:p>0.000505311219764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0">
                <text:p>32200</text:p>
              </table:table-cell>
              <table:table-cell office:value-type="float" office:value="0.999995511621321">
                <text:p>0.999995511621321</text:p>
              </table:table-cell>
              <table:table-cell office:value-type="float" office:value="25871.4993118215">
                <text:p>25871.4993118215</text:p>
              </table:table-cell>
              <table:table-cell office:value-type="float" office:value="0.999979514977005">
                <text:p>0.999979514977005</text:p>
              </table:table-cell>
              <table:table-cell office:value-type="float" office:value="0.916486770144842">
                <text:p>0.916486770144842</text:p>
              </table:table-cell>
              <table:table-cell office:value-type="float" office:value="0.0834590176714962">
                <text:p>0.0834590176714962</text:p>
              </table:table-cell>
              <table:table-cell office:value-type="float" office:value="25871.4993118215">
                <text:p>25871.4993118215</text:p>
              </table:table-cell>
              <table:table-cell office:value-type="float" office:value="0.998743506724517">
                <text:p>0.998743506724517</text:p>
              </table:table-cell>
              <table:table-cell office:value-type="float" office:value="25871.4993118215">
                <text:p>25871.4993118215</text:p>
              </table:table-cell>
              <table:table-cell office:value-type="float" office:value="0.00054651146297075">
                <text:p>0.000546511462970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0">
                <text:p>32300</text:p>
              </table:table-cell>
              <table:table-cell office:value-type="float" office:value="0.999995597551554">
                <text:p>0.999995597551554</text:p>
              </table:table-cell>
              <table:table-cell office:value-type="float" office:value="25949.5663393372">
                <text:p>25949.5663393372</text:p>
              </table:table-cell>
              <table:table-cell office:value-type="float" office:value="0.999979977941225">
                <text:p>0.999979977941225</text:p>
              </table:table-cell>
              <table:table-cell office:value-type="float" office:value="0.911390231640881">
                <text:p>0.911390231640881</text:p>
              </table:table-cell>
              <table:table-cell office:value-type="float" office:value="0.0885575341386761">
                <text:p>0.0885575341386761</text:p>
              </table:table-cell>
              <table:table-cell office:value-type="float" office:value="25949.5663393372">
                <text:p>25949.5663393372</text:p>
              </table:table-cell>
              <table:table-cell office:value-type="float" office:value="0.998725493322113">
                <text:p>0.998725493322113</text:p>
              </table:table-cell>
              <table:table-cell office:value-type="float" office:value="25949.5663393372">
                <text:p>25949.5663393372</text:p>
              </table:table-cell>
              <table:table-cell office:value-type="float" office:value="0.000590795919240913">
                <text:p>0.0005907959192409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0">
                <text:p>32400</text:p>
              </table:table-cell>
              <table:table-cell office:value-type="float" office:value="0.999995681269095">
                <text:p>0.999995681269095</text:p>
              </table:table-cell>
              <table:table-cell office:value-type="float" office:value="26027.630181424">
                <text:p>26027.630181424</text:p>
              </table:table-cell>
              <table:table-cell office:value-type="float" office:value="0.99998042800038">
                <text:p>0.99998042800038</text:p>
              </table:table-cell>
              <table:table-cell office:value-type="float" office:value="0.906049192311854">
                <text:p>0.906049192311854</text:p>
              </table:table-cell>
              <table:table-cell office:value-type="float" office:value="0.0939004839933614">
                <text:p>0.0939004839933614</text:p>
              </table:table-cell>
              <table:table-cell office:value-type="float" office:value="26027.630181424">
                <text:p>26027.630181424</text:p>
              </table:table-cell>
              <table:table-cell office:value-type="float" office:value="0.998703076047182">
                <text:p>0.998703076047182</text:p>
              </table:table-cell>
              <table:table-cell office:value-type="float" office:value="26027.630181424">
                <text:p>26027.630181424</text:p>
              </table:table-cell>
              <table:table-cell office:value-type="float" office:value="0.000638373925688712">
                <text:p>0.0006383739256887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0">
                <text:p>32500</text:p>
              </table:table-cell>
              <table:table-cell office:value-type="float" office:value="0.999995762839955">
                <text:p>0.999995762839955</text:p>
              </table:table-cell>
              <table:table-cell office:value-type="float" office:value="26105.6904605881">
                <text:p>26105.6904605881</text:p>
              </table:table-cell>
              <table:table-cell office:value-type="float" office:value="0.999980865575483">
                <text:p>0.999980865575483</text:p>
              </table:table-cell>
              <table:table-cell office:value-type="float" office:value="0.900457630267016">
                <text:p>0.900457630267016</text:p>
              </table:table-cell>
              <table:table-cell office:value-type="float" office:value="0.0994938918726529">
                <text:p>0.0994938918726529</text:p>
              </table:table-cell>
              <table:table-cell office:value-type="float" office:value="26105.6904605881">
                <text:p>26105.6904605881</text:p>
              </table:table-cell>
              <table:table-cell office:value-type="float" office:value="0.998676085342065">
                <text:p>0.998676085342065</text:p>
              </table:table-cell>
              <table:table-cell office:value-type="float" office:value="26105.6904605881">
                <text:p>26105.6904605881</text:p>
              </table:table-cell>
              <table:table-cell office:value-type="float" office:value="0.000689467505668585">
                <text:p>0.0006894675056685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0">
                <text:p>32600</text:p>
              </table:table-cell>
              <table:table-cell office:value-type="float" office:value="0.999995842326983">
                <text:p>0.999995842326983</text:p>
              </table:table-cell>
              <table:table-cell office:value-type="float" office:value="26183.7467822777">
                <text:p>26183.7467822777</text:p>
              </table:table-cell>
              <table:table-cell office:value-type="float" office:value="0.999981291067299">
                <text:p>0.999981291067299</text:p>
              </table:table-cell>
              <table:table-cell office:value-type="float" office:value="0.894609905651889">
                <text:p>0.894609905651889</text:p>
              </table:table-cell>
              <table:table-cell office:value-type="float" office:value="0.105343400218265">
                <text:p>0.105343400218265</text:p>
              </table:table-cell>
              <table:table-cell office:value-type="float" office:value="26183.7467822777">
                <text:p>26183.7467822777</text:p>
              </table:table-cell>
              <table:table-cell office:value-type="float" office:value="0.998644335658681">
                <text:p>0.998644335658681</text:p>
              </table:table-cell>
              <table:table-cell office:value-type="float" office:value="26183.7467822777">
                <text:p>26183.7467822777</text:p>
              </table:table-cell>
              <table:table-cell office:value-type="float" office:value="0.000744311802354238">
                <text:p>0.00074431180235423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0">
                <text:p>32700</text:p>
              </table:table-cell>
              <table:table-cell office:value-type="float" office:value="0.999995919792481">
                <text:p>0.999995919792481</text:p>
              </table:table-cell>
              <table:table-cell office:value-type="float" office:value="26261.7987326977">
                <text:p>26261.7987326977</text:p>
              </table:table-cell>
              <table:table-cell office:value-type="float" office:value="0.999981704866396">
                <text:p>0.999981704866396</text:p>
              </table:table-cell>
              <table:table-cell office:value-type="float" office:value="0.888500759260071">
                <text:p>0.888500759260071</text:p>
              </table:table-cell>
              <table:table-cell office:value-type="float" office:value="0.111454270703489">
                <text:p>0.111454270703489</text:p>
              </table:table-cell>
              <table:table-cell office:value-type="float" office:value="26261.7987326977">
                <text:p>26261.7987326977</text:p>
              </table:table-cell>
              <table:table-cell office:value-type="float" office:value="0.998607624924884">
                <text:p>0.998607624924884</text:p>
              </table:table-cell>
              <table:table-cell office:value-type="float" office:value="26261.7987326977">
                <text:p>26261.7987326977</text:p>
              </table:table-cell>
              <table:table-cell office:value-type="float" office:value="0.000803156078968577">
                <text:p>0.00080315607896857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0">
                <text:p>32800</text:p>
              </table:table-cell>
              <table:table-cell office:value-type="float" office:value="0.999995995295782">
                <text:p>0.999995995295782</text:p>
              </table:table-cell>
              <table:table-cell office:value-type="float" office:value="26339.8458779483">
                <text:p>26339.8458779483</text:p>
              </table:table-cell>
              <table:table-cell office:value-type="float" office:value="0.999982107348868">
                <text:p>0.999982107348868</text:p>
              </table:table-cell>
              <table:table-cell office:value-type="float" office:value="0.882125418184878">
                <text:p>0.882125418184878</text:p>
              </table:table-cell>
              <table:table-cell office:value-type="float" office:value="0.117831278556865">
                <text:p>0.117831278556865</text:p>
              </table:table-cell>
              <table:table-cell office:value-type="float" office:value="26339.8458779483">
                <text:p>26339.8458779483</text:p>
              </table:table-cell>
              <table:table-cell office:value-type="float" office:value="0.998565733958443">
                <text:p>0.998565733958443</text:p>
              </table:table-cell>
              <table:table-cell office:value-type="float" office:value="26339.8458779483">
                <text:p>26339.8458779483</text:p>
              </table:table-cell>
              <table:table-cell office:value-type="float" office:value="0.000866264281688813">
                <text:p>0.0008662642816888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0">
                <text:p>32900</text:p>
              </table:table-cell>
              <table:table-cell office:value-type="float" office:value="0.999996068896833">
                <text:p>0.999996068896833</text:p>
              </table:table-cell>
              <table:table-cell office:value-type="float" office:value="26417.887763174">
                <text:p>26417.887763174</text:p>
              </table:table-cell>
              <table:table-cell office:value-type="float" office:value="0.999982498872757">
                <text:p>0.999982498872757</text:p>
              </table:table-cell>
              <table:table-cell office:value-type="float" office:value="0.875479560515933">
                <text:p>0.875479560515933</text:p>
              </table:table-cell>
              <table:table-cell office:value-type="float" office:value="0.124478747914589">
                <text:p>0.124478747914589</text:p>
              </table:table-cell>
              <table:table-cell office:value-type="float" office:value="26417.887763174">
                <text:p>26417.887763174</text:p>
              </table:table-cell>
              <table:table-cell office:value-type="float" office:value="0.998518425959617">
                <text:p>0.998518425959617</text:p>
              </table:table-cell>
              <table:table-cell office:value-type="float" office:value="26417.887763174">
                <text:p>26417.887763174</text:p>
              </table:table-cell>
              <table:table-cell office:value-type="float" office:value="0.000933915552073926">
                <text:p>0.0009339155520739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0">
                <text:p>33000</text:p>
              </table:table-cell>
              <table:table-cell office:value-type="float" office:value="0.999996140647839">
                <text:p>0.999996140647839</text:p>
              </table:table-cell>
              <table:table-cell office:value-type="float" office:value="26495.9239101985">
                <text:p>26495.9239101985</text:p>
              </table:table-cell>
              <table:table-cell office:value-type="float" office:value="0.999982879787294">
                <text:p>0.999982879787294</text:p>
              </table:table-cell>
              <table:table-cell office:value-type="float" office:value="0.868559595235737">
                <text:p>0.868559595235737</text:p>
              </table:table-cell>
              <table:table-cell office:value-type="float" office:value="0.131400271828943">
                <text:p>0.131400271828943</text:p>
              </table:table-cell>
              <table:table-cell office:value-type="float" office:value="26495.9239101985">
                <text:p>26495.9239101985</text:p>
              </table:table-cell>
              <table:table-cell office:value-type="float" office:value="0.998465445757054">
                <text:p>0.998465445757054</text:p>
              </table:table-cell>
              <table:table-cell office:value-type="float" office:value="26495.9239101985">
                <text:p>26495.9239101985</text:p>
              </table:table-cell>
              <table:table-cell office:value-type="float" office:value="0.00100640538525789">
                <text:p>0.0010064053852578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0">
                <text:p>33100</text:p>
              </table:table-cell>
              <table:table-cell office:value-type="float" office:value="0.999996210604519">
                <text:p>0.999996210604519</text:p>
              </table:table-cell>
              <table:table-cell office:value-type="float" office:value="26573.9538170846">
                <text:p>26573.9538170846</text:p>
              </table:table-cell>
              <table:table-cell office:value-type="float" office:value="0.999983250424964">
                <text:p>0.999983250424964</text:p>
              </table:table-cell>
              <table:table-cell office:value-type="float" office:value="0.861362418473741">
                <text:p>0.861362418473741</text:p>
              </table:table-cell>
              <table:table-cell office:value-type="float" office:value="0.138598956154771">
                <text:p>0.138598956154771</text:p>
              </table:table-cell>
              <table:table-cell office:value-type="float" office:value="26573.9538170846">
                <text:p>26573.9538170846</text:p>
              </table:table-cell>
              <table:table-cell office:value-type="float" office:value="0.998406519305223">
                <text:p>0.998406519305223</text:p>
              </table:table-cell>
              <table:table-cell office:value-type="float" office:value="26573.9538170846">
                <text:p>26573.9538170846</text:p>
              </table:table-cell>
              <table:table-cell office:value-type="float" office:value="0.00108404598441302">
                <text:p>0.001084045984413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0">
                <text:p>33200</text:p>
              </table:table-cell>
              <table:table-cell office:value-type="float" office:value="0.999996278820698">
                <text:p>0.999996278820698</text:p>
              </table:table-cell>
              <table:table-cell office:value-type="float" office:value="26651.9769552591">
                <text:p>26651.9769552591</text:p>
              </table:table-cell>
              <table:table-cell office:value-type="float" office:value="0.999983611112821">
                <text:p>0.999983611112821</text:p>
              </table:table-cell>
              <table:table-cell office:value-type="float" office:value="0.853885599280979">
                <text:p>0.853885599280979</text:p>
              </table:table-cell>
              <table:table-cell office:value-type="float" office:value="0.146077233713702">
                <text:p>0.146077233713702</text:p>
              </table:table-cell>
              <table:table-cell office:value-type="float" office:value="26651.9769552591">
                <text:p>26651.9769552591</text:p>
              </table:table-cell>
              <table:table-cell office:value-type="float" office:value="0.998341352672847">
                <text:p>0.998341352672847</text:p>
              </table:table-cell>
              <table:table-cell office:value-type="float" office:value="26651.9769552591">
                <text:p>26651.9769552591</text:p>
              </table:table-cell>
              <table:table-cell office:value-type="float" office:value="0.0011671677171782">
                <text:p>0.00116716771717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0">
                <text:p>33300</text:p>
              </table:table-cell>
              <table:table-cell office:value-type="float" office:value="0.999996345347094">
                <text:p>0.999996345347094</text:p>
              </table:table-cell>
              <table:table-cell office:value-type="float" office:value="26729.992769922">
                <text:p>26729.992769922</text:p>
              </table:table-cell>
              <table:table-cell office:value-type="float" office:value="0.99998396215835">
                <text:p>0.99998396215835</text:p>
              </table:table-cell>
              <table:table-cell office:value-type="float" office:value="0.846127476495822">
                <text:p>0.846127476495822</text:p>
              </table:table-cell>
              <table:table-cell office:value-type="float" office:value="0.15383676741978">
                <text:p>0.15383676741978</text:p>
              </table:table-cell>
              <table:table-cell office:value-type="float" office:value="26729.992769922">
                <text:p>26729.992769922</text:p>
              </table:table-cell>
              <table:table-cell office:value-type="float" office:value="0.998269631780921">
                <text:p>0.998269631780921</text:p>
              </table:table-cell>
              <table:table-cell office:value-type="float" office:value="26729.992769922">
                <text:p>26729.992769922</text:p>
              </table:table-cell>
              <table:table-cell office:value-type="float" office:value="0.00125611903650946">
                <text:p>0.001256119036509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0">
                <text:p>33400</text:p>
              </table:table-cell>
              <table:table-cell office:value-type="float" office:value="0.999996410233592">
                <text:p>0.999996410233592</text:p>
              </table:table-cell>
              <table:table-cell office:value-type="float" office:value="26808.0006764839">
                <text:p>26808.0006764839</text:p>
              </table:table-cell>
              <table:table-cell office:value-type="float" office:value="0.999984303864352">
                <text:p>0.999984303864352</text:p>
              </table:table-cell>
              <table:table-cell office:value-type="float" office:value="0.838087138774559">
                <text:p>0.838087138774559</text:p>
              </table:table-cell>
              <table:table-cell office:value-type="float" office:value="0.161878470280029">
                <text:p>0.161878470280029</text:p>
              </table:table-cell>
              <table:table-cell office:value-type="float" office:value="26808.0006764839">
                <text:p>26808.0006764839</text:p>
              </table:table-cell>
              <table:table-cell office:value-type="float" office:value="0.998191021112519">
                <text:p>0.998191021112519</text:p>
              </table:table-cell>
              <table:table-cell office:value-type="float" office:value="26808.0006764839">
                <text:p>26808.0006764839</text:p>
              </table:table-cell>
              <table:table-cell office:value-type="float" office:value="0.00135126830694883">
                <text:p>0.001351268306948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0">
                <text:p>33500</text:p>
              </table:table-cell>
              <table:table-cell office:value-type="float" office:value="0.999996473528656">
                <text:p>0.999996473528656</text:p>
              </table:table-cell>
              <table:table-cell office:value-type="float" office:value="26886.0000606062">
                <text:p>26886.0000606062</text:p>
              </table:table-cell>
              <table:table-cell office:value-type="float" office:value="0.999984636517873">
                <text:p>0.999984636517873</text:p>
              </table:table-cell>
              <table:table-cell office:value-type="float" office:value="0.829764487465472">
                <text:p>0.829764487465472</text:p>
              </table:table-cell>
              <table:table-cell office:value-type="float" office:value="0.17020244251808">
                <text:p>0.17020244251808</text:p>
              </table:table-cell>
              <table:table-cell office:value-type="float" office:value="26886.0000606062">
                <text:p>26886.0000606062</text:p>
              </table:table-cell>
              <table:table-cell office:value-type="float" office:value="0.998105163402053">
                <text:p>0.998105163402053</text:p>
              </table:table-cell>
              <table:table-cell office:value-type="float" office:value="26886.0000606062">
                <text:p>26886.0000606062</text:p>
              </table:table-cell>
              <table:table-cell office:value-type="float" office:value="0.0014530038644501">
                <text:p>0.00145300386445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0">
                <text:p>33600</text:p>
              </table:table-cell>
              <table:table-cell office:value-type="float" office:value="0.999996535281266">
                <text:p>0.999996535281266</text:p>
              </table:table-cell>
              <table:table-cell office:value-type="float" office:value="26963.9902749583">
                <text:p>26963.9902749583</text:p>
              </table:table-cell>
              <table:table-cell office:value-type="float" office:value="0.999984960400527">
                <text:p>0.999984960400527</text:p>
              </table:table-cell>
              <table:table-cell office:value-type="float" office:value="0.82116019727621">
                <text:p>0.82116019727621</text:p>
              </table:table-cell>
              <table:table-cell office:value-type="float" office:value="0.178808010932179">
                <text:p>0.178808010932179</text:p>
              </table:table-cell>
              <table:table-cell office:value-type="float" office:value="26963.9902749583">
                <text:p>26963.9902749583</text:p>
              </table:table-cell>
              <table:table-cell office:value-type="float" office:value="0.998011678277142">
                <text:p>0.998011678277142</text:p>
              </table:table-cell>
              <table:table-cell office:value-type="float" office:value="26963.9902749583">
                <text:p>26963.9902749583</text:p>
              </table:table-cell>
              <table:table-cell office:value-type="float" office:value="0.00156173575322844">
                <text:p>0.001561735753228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0">
                <text:p>33700</text:p>
              </table:table-cell>
              <table:table-cell office:value-type="float" office:value="0.999996595533317">
                <text:p>0.999996595533317</text:p>
              </table:table-cell>
              <table:table-cell office:value-type="float" office:value="27041.9706391001">
                <text:p>27041.9706391001</text:p>
              </table:table-cell>
              <table:table-cell office:value-type="float" office:value="0.999985275779265">
                <text:p>0.999985275779265</text:p>
              </table:table-cell>
              <table:table-cell office:value-type="float" office:value="0.812276072442705">
                <text:p>0.812276072442705</text:p>
              </table:table-cell>
              <table:table-cell office:value-type="float" office:value="0.187693372648101">
                <text:p>0.187693372648101</text:p>
              </table:table-cell>
              <table:table-cell office:value-type="float" office:value="27041.9706391001">
                <text:p>27041.9706391001</text:p>
              </table:table-cell>
              <table:table-cell office:value-type="float" office:value="0.997910161979209">
                <text:p>0.997910161979209</text:p>
              </table:table-cell>
              <table:table-cell office:value-type="float" office:value="27041.9706391001">
                <text:p>27041.9706391001</text:p>
              </table:table-cell>
              <table:table-cell office:value-type="float" office:value="0.00167789580863474">
                <text:p>0.001677895808634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0">
                <text:p>33800</text:p>
              </table:table-cell>
              <table:table-cell office:value-type="float" office:value="0.99999665433161">
                <text:p>0.99999665433161</text:p>
              </table:table-cell>
              <table:table-cell office:value-type="float" office:value="27119.9404362417">
                <text:p>27119.9404362417</text:p>
              </table:table-cell>
              <table:table-cell office:value-type="float" office:value="0.999985582915052">
                <text:p>0.999985582915052</text:p>
              </table:table-cell>
              <table:table-cell office:value-type="float" office:value="0.80311458300823">
                <text:p>0.80311458300823</text:p>
              </table:table-cell>
              <table:table-cell office:value-type="float" office:value="0.196856058974974">
                <text:p>0.196856058974974</text:p>
              </table:table-cell>
              <table:table-cell office:value-type="float" office:value="27119.9404362417">
                <text:p>27119.9404362417</text:p>
              </table:table-cell>
              <table:table-cell office:value-type="float" office:value="0.997800185907912">
                <text:p>0.997800185907912</text:p>
              </table:table-cell>
              <table:table-cell office:value-type="float" office:value="27119.9404362417">
                <text:p>27119.9404362417</text:p>
              </table:table-cell>
              <table:table-cell office:value-type="float" office:value="0.00180193942898012">
                <text:p>0.001801939428980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0">
                <text:p>33900</text:p>
              </table:table-cell>
              <table:table-cell office:value-type="float" office:value="0.999996711718893">
                <text:p>0.999996711718893</text:p>
              </table:table-cell>
              <table:table-cell office:value-type="float" office:value="27197.8989127278">
                <text:p>27197.8989127278</text:p>
              </table:table-cell>
              <table:table-cell office:value-type="float" office:value="0.999985882056374">
                <text:p>0.999985882056374</text:p>
              </table:table-cell>
              <table:table-cell office:value-type="float" office:value="0.793679263106605">
                <text:p>0.793679263106605</text:p>
              </table:table-cell>
              <table:table-cell office:value-type="float" office:value="0.20629253702864">
                <text:p>0.20629253702864</text:p>
              </table:table-cell>
              <table:table-cell office:value-type="float" office:value="27197.8989127278">
                <text:p>27197.8989127278</text:p>
              </table:table-cell>
              <table:table-cell office:value-type="float" office:value="0.997681296244858">
                <text:p>0.997681296244858</text:p>
              </table:table-cell>
              <table:table-cell office:value-type="float" office:value="27197.8989127278">
                <text:p>27197.8989127278</text:p>
              </table:table-cell>
              <table:table-cell office:value-type="float" office:value="0.00193434583147775">
                <text:p>0.001934345831477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0">
                <text:p>34000</text:p>
              </table:table-cell>
              <table:table-cell office:value-type="float" office:value="0.999996767737275">
                <text:p>0.999996767737275</text:p>
              </table:table-cell>
              <table:table-cell office:value-type="float" office:value="27275.8452742539">
                <text:p>27275.8452742539</text:p>
              </table:table-cell>
              <table:table-cell office:value-type="float" office:value="0.999986173448371">
                <text:p>0.999986173448371</text:p>
              </table:table-cell>
              <table:table-cell office:value-type="float" office:value="0.783974588444362">
                <text:p>0.783974588444362</text:p>
              </table:table-cell>
              <table:table-cell office:value-type="float" office:value="0.215998332290704">
                <text:p>0.215998332290704</text:p>
              </table:table-cell>
              <table:table-cell office:value-type="float" office:value="27275.8452742539">
                <text:p>27275.8452742539</text:p>
              </table:table-cell>
              <table:table-cell office:value-type="float" office:value="0.997553012127347">
                <text:p>0.997553012127347</text:p>
              </table:table-cell>
              <table:table-cell office:value-type="float" office:value="27275.8452742539">
                <text:p>27275.8452742539</text:p>
              </table:table-cell>
              <table:table-cell office:value-type="float" office:value="0.00207562019014445">
                <text:p>0.002075620190144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0">
                <text:p>34100</text:p>
              </table:table-cell>
              <table:table-cell office:value-type="float" office:value="0.999996822427955">
                <text:p>0.999996822427955</text:p>
              </table:table-cell>
              <table:table-cell office:value-type="float" office:value="27353.7786863285">
                <text:p>27353.7786863285</text:p>
              </table:table-cell>
              <table:table-cell office:value-type="float" office:value="0.999986457322314">
                <text:p>0.999986457322314</text:p>
              </table:table-cell>
              <table:table-cell office:value-type="float" office:value="0.774005998858986">
                <text:p>0.774005998858986</text:p>
              </table:table-cell>
              <table:table-cell office:value-type="float" office:value="0.225968006051209">
                <text:p>0.225968006051209</text:p>
              </table:table-cell>
              <table:table-cell office:value-type="float" office:value="27353.7786863285">
                <text:p>27353.7786863285</text:p>
              </table:table-cell>
              <table:table-cell office:value-type="float" office:value="0.997414825779816">
                <text:p>0.997414825779816</text:p>
              </table:table-cell>
              <table:table-cell office:value-type="float" office:value="27353.7786863285">
                <text:p>27353.7786863285</text:p>
              </table:table-cell>
              <table:table-cell office:value-type="float" office:value="0.00222629327148166">
                <text:p>0.002226293271481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0">
                <text:p>34200</text:p>
              </table:table-cell>
              <table:table-cell office:value-type="float" office:value="0.999996875830745">
                <text:p>0.999996875830745</text:p>
              </table:table-cell>
              <table:table-cell office:value-type="float" office:value="27431.6982706062">
                <text:p>27431.6982706062</text:p>
              </table:table-cell>
              <table:table-cell office:value-type="float" office:value="0.99998673390355">
                <text:p>0.99998673390355</text:p>
              </table:table-cell>
              <table:table-cell office:value-type="float" office:value="0.763779930173416">
                <text:p>0.763779930173416</text:p>
              </table:table-cell>
              <table:table-cell office:value-type="float" office:value="0.23619512355318">
                <text:p>0.23619512355318</text:p>
              </table:table-cell>
              <table:table-cell office:value-type="float" office:value="27431.6982706062">
                <text:p>27431.6982706062</text:p>
              </table:table-cell>
              <table:table-cell office:value-type="float" office:value="0.997266200721571">
                <text:p>0.997266200721571</text:p>
              </table:table-cell>
              <table:table-cell office:value-type="float" office:value="27431.6982706062">
                <text:p>27431.6982706062</text:p>
              </table:table-cell>
              <table:table-cell office:value-type="float" office:value="0.00238692349766923">
                <text:p>0.002386923497669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0">
                <text:p>34300</text:p>
              </table:table-cell>
              <table:table-cell office:value-type="float" office:value="0.999996927983882">
                <text:p>0.999996927983882</text:p>
              </table:table-cell>
              <table:table-cell office:value-type="float" office:value="27509.6031033161">
                <text:p>27509.6031033161</text:p>
              </table:table-cell>
              <table:table-cell office:value-type="float" office:value="0.999987003409611">
                <text:p>0.999987003409611</text:p>
              </table:table-cell>
              <table:table-cell office:value-type="float" office:value="0.753303828589569">
                <text:p>0.753303828589569</text:p>
              </table:table-cell>
              <table:table-cell office:value-type="float" office:value="0.246672239601457">
                <text:p>0.246672239601457</text:p>
              </table:table-cell>
              <table:table-cell office:value-type="float" office:value="27509.6031033161">
                <text:p>27509.6031033161</text:p>
              </table:table-cell>
              <table:table-cell office:value-type="float" office:value="0.997106570940355">
                <text:p>0.997106570940355</text:p>
              </table:table-cell>
              <table:table-cell office:value-type="float" office:value="27509.6031033161">
                <text:p>27509.6031033161</text:p>
              </table:table-cell>
              <table:table-cell office:value-type="float" office:value="0.002558097770395">
                <text:p>0.0025580977703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0">
                <text:p>34400</text:p>
              </table:table-cell>
              <table:table-cell office:value-type="float" office:value="0.999996978925273">
                <text:p>0.999996978925273</text:p>
              </table:table-cell>
              <table:table-cell office:value-type="float" office:value="27587.4922134914">
                <text:p>27587.4922134914</text:p>
              </table:table-cell>
              <table:table-cell office:value-type="float" office:value="0.999987266049572">
                <text:p>0.999987266049572</text:p>
              </table:table-cell>
              <table:table-cell office:value-type="float" office:value="0.742586070996381">
                <text:p>0.742586070996381</text:p>
              </table:table-cell>
              <table:table-cell office:value-type="float" office:value="0.257390978270696">
                <text:p>0.257390978270696</text:p>
              </table:table-cell>
              <table:table-cell office:value-type="float" office:value="27587.4922134914">
                <text:p>27587.4922134914</text:p>
              </table:table-cell>
              <table:table-cell office:value-type="float" office:value="0.996935340008229">
                <text:p>0.996935340008229</text:p>
              </table:table-cell>
              <table:table-cell office:value-type="float" office:value="27587.4922134914">
                <text:p>27587.4922134914</text:p>
              </table:table-cell>
              <table:table-cell office:value-type="float" office:value="0.00274043238572871">
                <text:p>0.002740432385728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0">
                <text:p>34500</text:p>
              </table:table-cell>
              <table:table-cell office:value-type="float" office:value="0.999997028693078">
                <text:p>0.999997028693078</text:p>
              </table:table-cell>
              <table:table-cell office:value-type="float" office:value="27665.364579587">
                <text:p>27665.364579587</text:p>
              </table:table-cell>
              <table:table-cell office:value-type="float" office:value="0.999987522028144">
                <text:p>0.999987522028144</text:p>
              </table:table-cell>
              <table:table-cell office:value-type="float" office:value="0.731635900237425">
                <text:p>0.731635900237425</text:p>
              </table:table-cell>
              <table:table-cell office:value-type="float" office:value="0.268342097646374">
                <text:p>0.268342097646374</text:p>
              </table:table-cell>
              <table:table-cell office:value-type="float" office:value="27665.364579587">
                <text:p>27665.364579587</text:p>
              </table:table-cell>
              <table:table-cell office:value-type="float" office:value="0.996751879297623">
                <text:p>0.996751879297623</text:p>
              </table:table-cell>
              <table:table-cell office:value-type="float" office:value="27665.364579587">
                <text:p>27665.364579587</text:p>
              </table:table-cell>
              <table:table-cell office:value-type="float" office:value="0.00293457496744203">
                <text:p>0.0029345749674420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0">
                <text:p>34600</text:p>
              </table:table-cell>
              <table:table-cell office:value-type="float" office:value="0.999997077319844">
                <text:p>0.999997077319844</text:p>
              </table:table-cell>
              <table:table-cell office:value-type="float" office:value="27743.2191295067">
                <text:p>27743.2191295067</text:p>
              </table:table-cell>
              <table:table-cell office:value-type="float" office:value="0.999987771539301">
                <text:p>0.999987771539301</text:p>
              </table:table-cell>
              <table:table-cell office:value-type="float" office:value="0.720463786741954">
                <text:p>0.720463786741954</text:p>
              </table:table-cell>
              <table:table-cell office:value-type="float" office:value="0.27951512814218">
                <text:p>0.27951512814218</text:p>
              </table:table-cell>
              <table:table-cell office:value-type="float" office:value="27743.2191295067">
                <text:p>27743.2191295067</text:p>
              </table:table-cell>
              <table:table-cell office:value-type="float" office:value="0.996555528117682">
                <text:p>0.996555528117682</text:p>
              </table:table-cell>
              <table:table-cell office:value-type="float" office:value="27743.2191295067">
                <text:p>27743.2191295067</text:p>
              </table:table-cell>
              <table:table-cell office:value-type="float" office:value="0.00314120420949619">
                <text:p>0.003141204209496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0">
                <text:p>34700</text:p>
              </table:table-cell>
              <table:table-cell office:value-type="float" office:value="0.999997124841633">
                <text:p>0.999997124841633</text:p>
              </table:table-cell>
              <table:table-cell office:value-type="float" office:value="27821.0547361547">
                <text:p>27821.0547361547</text:p>
              </table:table-cell>
              <table:table-cell office:value-type="float" office:value="0.999988014773146">
                <text:p>0.999988014773146</text:p>
              </table:table-cell>
              <table:table-cell office:value-type="float" office:value="0.709080806815012">
                <text:p>0.709080806815012</text:p>
              </table:table-cell>
              <table:table-cell office:value-type="float" office:value="0.290898994299874">
                <text:p>0.290898994299874</text:p>
              </table:table-cell>
              <table:table-cell office:value-type="float" office:value="27821.0547361547">
                <text:p>27821.0547361547</text:p>
              </table:table-cell>
              <table:table-cell office:value-type="float" office:value="0.996345591331613">
                <text:p>0.996345591331613</text:p>
              </table:table-cell>
              <table:table-cell office:value-type="float" office:value="27821.0547361547">
                <text:p>27821.0547361547</text:p>
              </table:table-cell>
              <table:table-cell office:value-type="float" office:value="0.00336103247317367">
                <text:p>0.003361032473173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0">
                <text:p>34800</text:p>
              </table:table-cell>
              <table:table-cell office:value-type="float" office:value="0.999997171291818">
                <text:p>0.999997171291818</text:p>
              </table:table-cell>
              <table:table-cell office:value-type="float" office:value="27898.8702168627">
                <text:p>27898.8702168627</text:p>
              </table:table-cell>
              <table:table-cell office:value-type="float" office:value="0.999988251911544">
                <text:p>0.999988251911544</text:p>
              </table:table-cell>
              <table:table-cell office:value-type="float" office:value="0.697499001458922">
                <text:p>0.697499001458922</text:p>
              </table:table-cell>
              <table:table-cell office:value-type="float" office:value="0.30248165591227">
                <text:p>0.30248165591227</text:p>
              </table:table-cell>
              <table:table-cell office:value-type="float" office:value="27898.8702168627">
                <text:p>27898.8702168627</text:p>
              </table:table-cell>
              <table:table-cell office:value-type="float" office:value="0.996121339196053">
                <text:p>0.996121339196053</text:p>
              </table:table-cell>
              <table:table-cell office:value-type="float" office:value="27898.8702168627">
                <text:p>27898.8702168627</text:p>
              </table:table-cell>
              <table:table-cell office:value-type="float" office:value="0.00359480587482141">
                <text:p>0.003594805874821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0">
                <text:p>34900</text:p>
              </table:table-cell>
              <table:table-cell office:value-type="float" office:value="0.999997216703022">
                <text:p>0.999997216703022</text:p>
              </table:table-cell>
              <table:table-cell office:value-type="float" office:value="27976.6643296576">
                <text:p>27976.6643296576</text:p>
              </table:table-cell>
              <table:table-cell office:value-type="float" office:value="0.999988483131929">
                <text:p>0.999988483131929</text:p>
              </table:table-cell>
              <table:table-cell office:value-type="float" office:value="0.685731202802443">
                <text:p>0.685731202802443</text:p>
              </table:table-cell>
              <table:table-cell office:value-type="float" office:value="0.314250281615666">
                <text:p>0.314250281615666</text:p>
              </table:table-cell>
              <table:table-cell office:value-type="float" office:value="27976.6643296576">
                <text:p>27976.6643296576</text:p>
              </table:table-cell>
              <table:table-cell office:value-type="float" office:value="0.995882005358458">
                <text:p>0.995882005358458</text:p>
              </table:table-cell>
              <table:table-cell office:value-type="float" office:value="27976.6643296576">
                <text:p>27976.6643296576</text:p>
              </table:table-cell>
              <table:table-cell office:value-type="float" office:value="0.00384330641777283">
                <text:p>0.003843306417772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0">
                <text:p>35000</text:p>
              </table:table-cell>
              <table:table-cell office:value-type="float" office:value="0.999997261107115">
                <text:p>0.999997261107115</text:p>
              </table:table-cell>
              <table:table-cell office:value-type="float" office:value="28054.4357724919">
                <text:p>28054.4357724919</text:p>
              </table:table-cell>
              <table:table-cell office:value-type="float" office:value="0.999988708604054">
                <text:p>0.999988708604054</text:p>
              </table:table-cell>
              <table:table-cell office:value-type="float" office:value="0.673790977054324">
                <text:p>0.673790977054324</text:p>
              </table:table-cell>
              <table:table-cell office:value-type="float" office:value="0.326191305939126">
                <text:p>0.326191305939126</text:p>
              </table:table-cell>
              <table:table-cell office:value-type="float" office:value="28054.4357724919">
                <text:p>28054.4357724919</text:p>
              </table:table-cell>
              <table:table-cell office:value-type="float" office:value="0.99562678664435">
                <text:p>0.99562678664435</text:p>
              </table:table-cell>
              <table:table-cell office:value-type="float" office:value="28054.4357724919">
                <text:p>28054.4357724919</text:p>
              </table:table-cell>
              <table:table-cell office:value-type="float" office:value="0.00410735215918897">
                <text:p>0.004107352159188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0">
                <text:p>35100</text:p>
              </table:table-cell>
              <table:table-cell office:value-type="float" office:value="0.9999973045346">
                <text:p>0.9999973045346</text:p>
              </table:table-cell>
              <table:table-cell office:value-type="float" office:value="28132.1831797604">
                <text:p>28132.1831797604</text:p>
              </table:table-cell>
              <table:table-cell office:value-type="float" office:value="0.999988928492814">
                <text:p>0.999988928492814</text:p>
              </table:table-cell>
              <table:table-cell office:value-type="float" office:value="0.661692611135153">
                <text:p>0.661692611135153</text:p>
              </table:table-cell>
              <table:table-cell office:value-type="float" office:value="0.338290442670257">
                <text:p>0.338290442670257</text:p>
              </table:table-cell>
              <table:table-cell office:value-type="float" office:value="28132.1831797604">
                <text:p>28132.1831797604</text:p>
              </table:table-cell>
              <table:table-cell office:value-type="float" office:value="0.995354841211775">
                <text:p>0.995354841211775</text:p>
              </table:table-cell>
              <table:table-cell office:value-type="float" office:value="28132.1831797604">
                <text:p>28132.1831797604</text:p>
              </table:table-cell>
              <table:table-cell office:value-type="float" office:value="0.00438779915556062">
                <text:p>0.004387799155560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0">
                <text:p>35200</text:p>
              </table:table-cell>
              <table:table-cell office:value-type="float" office:value="0.999997347015257">
                <text:p>0.999997347015257</text:p>
              </table:table-cell>
              <table:table-cell office:value-type="float" office:value="28209.905120334">
                <text:p>28209.905120334</text:p>
              </table:table-cell>
              <table:table-cell office:value-type="float" office:value="0.999989142957582">
                <text:p>0.999989142957582</text:p>
              </table:table-cell>
              <table:table-cell office:value-type="float" office:value="0.649450996083067">
                <text:p>0.649450996083067</text:p>
              </table:table-cell>
              <table:table-cell office:value-type="float" office:value="0.350532801457929">
                <text:p>0.350532801457929</text:p>
              </table:table-cell>
              <table:table-cell office:value-type="float" office:value="28209.905120334">
                <text:p>28209.905120334</text:p>
              </table:table-cell>
              <table:table-cell office:value-type="float" office:value="0.995065287636374">
                <text:p>0.995065287636374</text:p>
              </table:table-cell>
              <table:table-cell office:value-type="float" office:value="28209.905120334">
                <text:p>28209.905120334</text:p>
              </table:table-cell>
              <table:table-cell office:value-type="float" office:value="0.0046855423908506">
                <text:p>0.00468554239085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0">
                <text:p>35300</text:p>
              </table:table-cell>
              <table:table-cell office:value-type="float" office:value="0.999997388577945">
                <text:p>0.999997388577945</text:p>
              </table:table-cell>
              <table:table-cell office:value-type="float" office:value="28287.6000952148">
                <text:p>28287.6000952148</text:p>
              </table:table-cell>
              <table:table-cell office:value-type="float" office:value="0.999989352152407">
                <text:p>0.999989352152407</text:p>
              </table:table-cell>
              <table:table-cell office:value-type="float" office:value="0.637081569426263">
                <text:p>0.637081569426263</text:p>
              </table:table-cell>
              <table:table-cell office:value-type="float" office:value="0.362902945440523">
                <text:p>0.362902945440523</text:p>
              </table:table-cell>
              <table:table-cell office:value-type="float" office:value="28287.6000952148">
                <text:p>28287.6000952148</text:p>
              </table:table-cell>
              <table:table-cell office:value-type="float" office:value="0.994757203782112">
                <text:p>0.994757203782112</text:p>
              </table:table-cell>
              <table:table-cell office:value-type="float" office:value="28287.6000952148">
                <text:p>28287.6000952148</text:p>
              </table:table-cell>
              <table:table-cell office:value-type="float" office:value="0.0050015169386864">
                <text:p>0.00500151693868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0">
                <text:p>35400</text:p>
              </table:table-cell>
              <table:table-cell office:value-type="float" office:value="0.999997429250421">
                <text:p>0.999997429250421</text:p>
              </table:table-cell>
              <table:table-cell office:value-type="float" office:value="28365.266535192">
                <text:p>28365.266535192</text:p>
              </table:table-cell>
              <table:table-cell office:value-type="float" office:value="0.999989556226219">
                <text:p>0.999989556226219</text:p>
              </table:table-cell>
              <table:table-cell office:value-type="float" office:value="0.624600254288379">
                <text:p>0.624600254288379</text:p>
              </table:table-cell>
              <table:table-cell office:value-type="float" office:value="0.375384952141554">
                <text:p>0.375384952141554</text:p>
              </table:table-cell>
              <table:table-cell office:value-type="float" office:value="28365.266535192">
                <text:p>28365.266535192</text:p>
              </table:table-cell>
              <table:table-cell office:value-type="float" office:value="0.994429625686984">
                <text:p>0.994429625686984</text:p>
              </table:table-cell>
              <table:table-cell office:value-type="float" office:value="28365.266535192">
                <text:p>28365.266535192</text:p>
              </table:table-cell>
              <table:table-cell office:value-type="float" office:value="0.00533669910777368">
                <text:p>0.005336699107773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0">
                <text:p>35500</text:p>
              </table:table-cell>
              <table:table-cell office:value-type="float" office:value="0.999997469060112">
                <text:p>0.999997469060112</text:p>
              </table:table-cell>
              <table:table-cell office:value-type="float" office:value="28442.9027990944">
                <text:p>28442.9027990944</text:p>
              </table:table-cell>
              <table:table-cell office:value-type="float" office:value="0.999989755322289">
                <text:p>0.999989755322289</text:p>
              </table:table-cell>
              <table:table-cell office:value-type="float" office:value="0.612023308797462">
                <text:p>0.612023308797462</text:p>
              </table:table-cell>
              <table:table-cell office:value-type="float" office:value="0.387962564069019">
                <text:p>0.387962564069019</text:p>
              </table:table-cell>
              <table:table-cell office:value-type="float" office:value="28442.9027990944">
                <text:p>28442.9027990944</text:p>
              </table:table-cell>
              <table:table-cell office:value-type="float" office:value="0.994081546853501">
                <text:p>0.994081546853501</text:p>
              </table:table-cell>
              <table:table-cell office:value-type="float" office:value="28442.9027990944">
                <text:p>28442.9027990944</text:p>
              </table:table-cell>
              <table:table-cell office:value-type="float" office:value="0.00569210716472802">
                <text:p>0.0056921071647280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0">
                <text:p>35600</text:p>
              </table:table-cell>
              <table:table-cell office:value-type="float" office:value="0.999997508032804">
                <text:p>0.999997508032804</text:p>
              </table:table-cell>
              <table:table-cell office:value-type="float" office:value="28520.5071697907">
                <text:p>28520.5071697907</text:p>
              </table:table-cell>
              <table:table-cell office:value-type="float" office:value="0.999989949580622">
                <text:p>0.999989949580622</text:p>
              </table:table-cell>
              <table:table-cell office:value-type="float" office:value="0.599367361743043">
                <text:p>0.599367361743043</text:p>
              </table:table-cell>
              <table:table-cell office:value-type="float" office:value="0.400619153049888">
                <text:p>0.400619153049888</text:p>
              </table:table-cell>
              <table:table-cell office:value-type="float" office:value="28520.5071697907">
                <text:p>28520.5071697907</text:p>
              </table:table-cell>
              <table:table-cell office:value-type="float" office:value="0.993711916082178">
                <text:p>0.993711916082178</text:p>
              </table:table-cell>
              <table:table-cell office:value-type="float" office:value="28520.5071697907">
                <text:p>28520.5071697907</text:p>
              </table:table-cell>
              <table:table-cell office:value-type="float" office:value="0.00606880357796538">
                <text:p>0.006068803577965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0">
                <text:p>35700</text:p>
              </table:table-cell>
              <table:table-cell office:value-type="float" office:value="0.999997546193967">
                <text:p>0.999997546193967</text:p>
              </table:table-cell>
              <table:table-cell office:value-type="float" office:value="28598.0778541893">
                <text:p>28598.0778541893</text:p>
              </table:table-cell>
              <table:table-cell office:value-type="float" office:value="0.999990139135192">
                <text:p>0.999990139135192</text:p>
              </table:table-cell>
              <table:table-cell office:value-type="float" office:value="0.586649205260288">
                <text:p>0.586649205260288</text:p>
              </table:table-cell>
              <table:table-cell office:value-type="float" office:value="0.413337927558233">
                <text:p>0.413337927558233</text:p>
              </table:table-cell>
              <table:table-cell office:value-type="float" office:value="28598.0778541893">
                <text:p>28598.0778541893</text:p>
              </table:table-cell>
              <table:table-cell office:value-type="float" office:value="0.993319637930876">
                <text:p>0.993319637930876</text:p>
              </table:table-cell>
              <table:table-cell office:value-type="float" office:value="28598.0778541893">
                <text:p>28598.0778541893</text:p>
              </table:table-cell>
              <table:table-cell office:value-type="float" office:value="0.00646789451898917">
                <text:p>0.006467894518989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0">
                <text:p>35800</text:p>
              </table:table-cell>
              <table:table-cell office:value-type="float" office:value="0.999997583567845">
                <text:p>0.999997583567845</text:p>
              </table:table-cell>
              <table:table-cell office:value-type="float" office:value="28675.6129785864">
                <text:p>28675.6129785864</text:p>
              </table:table-cell>
              <table:table-cell office:value-type="float" office:value="0.999990324116984">
                <text:p>0.999990324116984</text:p>
              </table:table-cell>
              <table:table-cell office:value-type="float" office:value="0.573885793856727">
                <text:p>0.573885793856727</text:p>
              </table:table-cell>
              <table:table-cell office:value-type="float" office:value="0.426101933682994">
                <text:p>0.426101933682994</text:p>
              </table:table-cell>
              <table:table-cell office:value-type="float" office:value="28675.6129785864">
                <text:p>28675.6129785864</text:p>
              </table:table-cell>
              <table:table-cell office:value-type="float" office:value="0.992903570140282">
                <text:p>0.992903570140282</text:p>
              </table:table-cell>
              <table:table-cell office:value-type="float" office:value="28675.6129785864">
                <text:p>28675.6129785864</text:p>
              </table:table-cell>
              <table:table-cell office:value-type="float" office:value="0.00689053252530205">
                <text:p>0.006890532525302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0">
                <text:p>35900</text:p>
              </table:table-cell>
              <table:table-cell office:value-type="float" office:value="0.999997620178016">
                <text:p>0.999997620178016</text:p>
              </table:table-cell>
              <table:table-cell office:value-type="float" office:value="28753.1105897768">
                <text:p>28753.1105897768</text:p>
              </table:table-cell>
              <table:table-cell office:value-type="float" office:value="0.999990504650683">
                <text:p>0.999990504650683</text:p>
              </table:table-cell>
              <table:table-cell office:value-type="float" office:value="0.56109410428987">
                <text:p>0.56109410428987</text:p>
              </table:table-cell>
              <table:table-cell office:value-type="float" office:value="0.438894195256021">
                <text:p>0.438894195256021</text:p>
              </table:table-cell>
              <table:table-cell office:value-type="float" office:value="28753.1105897768">
                <text:p>28753.1105897768</text:p>
              </table:table-cell>
              <table:table-cell office:value-type="float" office:value="0.992462524877691">
                <text:p>0.992462524877691</text:p>
              </table:table-cell>
              <table:table-cell office:value-type="float" office:value="28753.1105897768">
                <text:p>28753.1105897768</text:p>
              </table:table-cell>
              <table:table-cell office:value-type="float" office:value="0.00733791520504969">
                <text:p>0.007337915205049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0">
                <text:p>36000</text:p>
              </table:table-cell>
              <table:table-cell office:value-type="float" office:value="0.999997656047389">
                <text:p>0.999997656047389</text:p>
              </table:table-cell>
              <table:table-cell office:value-type="float" office:value="28830.568648116">
                <text:p>28830.568648116</text:p>
              </table:table-cell>
              <table:table-cell office:value-type="float" office:value="0.999990680859592">
                <text:p>0.999990680859592</text:p>
              </table:table-cell>
              <table:table-cell office:value-type="float" office:value="0.548291048285302">
                <text:p>0.548291048285302</text:p>
              </table:table-cell>
              <table:table-cell office:value-type="float" office:value="0.451697801134974">
                <text:p>0.451697801134974</text:p>
              </table:table-cell>
              <table:table-cell office:value-type="float" office:value="28830.568648116">
                <text:p>28830.568648116</text:p>
              </table:table-cell>
              <table:table-cell office:value-type="float" office:value="0.991995264650317">
                <text:p>0.991995264650317</text:p>
              </table:table-cell>
              <table:table-cell office:value-type="float" office:value="28830.568648116">
                <text:p>28830.568648116</text:p>
              </table:table-cell>
              <table:table-cell office:value-type="float" office:value="0.00781128944812446">
                <text:p>0.007811289448124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0">
                <text:p>36100</text:p>
              </table:table-cell>
              <table:table-cell office:value-type="float" office:value="0.999997691197545">
                <text:p>0.999997691197545</text:p>
              </table:table-cell>
              <table:table-cell office:value-type="float" office:value="28907.9850295772">
                <text:p>28907.9850295772</text:p>
              </table:table-cell>
              <table:table-cell office:value-type="float" office:value="0.999990852861683">
                <text:p>0.999990852861683</text:p>
              </table:table-cell>
              <table:table-cell office:value-type="float" office:value="0.535493458204422">
                <text:p>0.535493458204422</text:p>
              </table:table-cell>
              <table:table-cell office:value-type="float" office:value="0.464495919531971">
                <text:p>0.464495919531971</text:p>
              </table:table-cell>
              <table:table-cell office:value-type="float" office:value="28907.9850295772">
                <text:p>28907.9850295772</text:p>
              </table:table-cell>
              <table:table-cell office:value-type="float" office:value="0.9915005042105">
                <text:p>0.9915005042105</text:p>
              </table:table-cell>
              <table:table-cell office:value-type="float" office:value="28907.9850295772">
                <text:p>28907.9850295772</text:p>
              </table:table-cell>
              <table:table-cell office:value-type="float" office:value="0.00831194945420461">
                <text:p>0.008311949454204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0">
                <text:p>36200</text:p>
              </table:table-cell>
              <table:table-cell office:value-type="float" office:value="0.999997725649927">
                <text:p>0.999997725649927</text:p>
              </table:table-cell>
              <table:table-cell office:value-type="float" office:value="28985.3575242572">
                <text:p>28985.3575242572</text:p>
              </table:table-cell>
              <table:table-cell office:value-type="float" office:value="0.999991020769891">
                <text:p>0.999991020769891</text:p>
              </table:table-cell>
              <table:table-cell office:value-type="float" office:value="0.522717880412132">
                <text:p>0.522717880412132</text:p>
              </table:table-cell>
              <table:table-cell office:value-type="float" office:value="0.477272004654945">
                <text:p>0.477272004654945</text:p>
              </table:table-cell>
              <table:table-cell office:value-type="float" office:value="28985.3575242572">
                <text:p>28985.3575242572</text:p>
              </table:table-cell>
              <table:table-cell office:value-type="float" office:value="0.9909769101305">
                <text:p>0.9909769101305</text:p>
              </table:table-cell>
              <table:table-cell office:value-type="float" office:value="28985.3575242572">
                <text:p>28985.3575242572</text:p>
              </table:table-cell>
              <table:table-cell office:value-type="float" office:value="0.00884123718286084">
                <text:p>0.008841237182860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0">
                <text:p>36300</text:p>
              </table:table-cell>
              <table:table-cell office:value-type="float" office:value="0.999997759424532">
                <text:p>0.999997759424532</text:p>
              </table:table-cell>
              <table:table-cell office:value-type="float" office:value="29062.6838313859">
                <text:p>29062.6838313859</text:p>
              </table:table-cell>
              <table:table-cell office:value-type="float" office:value="0.999991184694807">
                <text:p>0.999991184694807</text:p>
              </table:table-cell>
              <table:table-cell office:value-type="float" office:value="0.509980637643918">
                <text:p>0.509980637643918</text:p>
              </table:table-cell>
              <table:table-cell office:value-type="float" office:value="0.490009734332189">
                <text:p>0.490009734332189</text:p>
              </table:table-cell>
              <table:table-cell office:value-type="float" office:value="29062.6838313859">
                <text:p>29062.6838313859</text:p>
              </table:table-cell>
              <table:table-cell office:value-type="float" office:value="0.990423098025834">
                <text:p>0.990423098025834</text:p>
              </table:table-cell>
              <table:table-cell office:value-type="float" office:value="29062.6838313859">
                <text:p>29062.6838313859</text:p>
              </table:table-cell>
              <table:table-cell office:value-type="float" office:value="0.00940054520224577">
                <text:p>0.009400545202245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0">
                <text:p>36400</text:p>
              </table:table-cell>
              <table:table-cell office:value-type="float" office:value="0.99999779254092">
                <text:p>0.99999779254092</text:p>
              </table:table-cell>
              <table:table-cell office:value-type="float" office:value="29139.9615571789">
                <text:p>29139.9615571789</text:p>
              </table:table-cell>
              <table:table-cell office:value-type="float" office:value="0.999991344744673">
                <text:p>0.999991344744673</text:p>
              </table:table-cell>
              <table:table-cell office:value-type="float" office:value="0.497297647360598">
                <text:p>0.497297647360598</text:p>
              </table:table-cell>
              <table:table-cell office:value-type="float" office:value="0.502693191664878">
                <text:p>0.502693191664878</text:p>
              </table:table-cell>
              <table:table-cell office:value-type="float" office:value="29139.9615571789">
                <text:p>29139.9615571789</text:p>
              </table:table-cell>
              <table:table-cell office:value-type="float" office:value="0.989837631682711">
                <text:p>0.989837631682711</text:p>
              </table:table-cell>
              <table:table-cell office:value-type="float" office:value="29139.9615571789">
                <text:p>29139.9615571789</text:p>
              </table:table-cell>
              <table:table-cell office:value-type="float" office:value="0.00999131757525203">
                <text:p>0.009991317575252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0">
                <text:p>36500</text:p>
              </table:table-cell>
              <table:table-cell office:value-type="float" office:value="0.999997825018198">
                <text:p>0.999997825018198</text:p>
              </table:table-cell>
              <table:table-cell office:value-type="float" office:value="29217.1882189544">
                <text:p>29217.1882189544</text:p>
              </table:table-cell>
              <table:table-cell office:value-type="float" office:value="0.999991501021907">
                <text:p>0.999991501021907</text:p>
              </table:table-cell>
              <table:table-cell office:value-type="float" office:value="0.484684351656516">
                <text:p>0.484684351656516</text:p>
              </table:table-cell>
              <table:table-cell office:value-type="float" office:value="0.515306935118763">
                <text:p>0.515306935118763</text:p>
              </table:table-cell>
              <table:table-cell office:value-type="float" office:value="29217.1882189544">
                <text:p>29217.1882189544</text:p>
              </table:table-cell>
              <table:table-cell office:value-type="float" office:value="0.989219026429085">
                <text:p>0.989219026429085</text:p>
              </table:table-cell>
              <table:table-cell office:value-type="float" office:value="29217.1882189544">
                <text:p>29217.1882189544</text:p>
              </table:table-cell>
              <table:table-cell office:value-type="float" office:value="0.0106150464333691">
                <text:p>0.01061504643336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0">
                <text:p>36600</text:p>
              </table:table-cell>
              <table:table-cell office:value-type="float" office:value="0.99999785687412">
                <text:p>0.99999785687412</text:p>
              </table:table-cell>
              <table:table-cell office:value-type="float" office:value="29294.3612383766">
                <text:p>29294.3612383766</text:p>
              </table:table-cell>
              <table:table-cell office:value-type="float" office:value="0.999991653626879">
                <text:p>0.999991653626879</text:p>
              </table:table-cell>
              <table:table-cell office:value-type="float" office:value="0.472155757443698">
                <text:p>0.472155757443698</text:p>
              </table:table-cell>
              <table:table-cell office:value-type="float" office:value="0.527835958334518">
                <text:p>0.527835958334518</text:p>
              </table:table-cell>
              <table:table-cell office:value-type="float" office:value="29294.3612383766">
                <text:p>29294.3612383766</text:p>
              </table:table-cell>
              <table:table-cell office:value-type="float" office:value="0.988565745178484">
                <text:p>0.988565745178484</text:p>
              </table:table-cell>
              <table:table-cell office:value-type="float" office:value="29294.3612383766">
                <text:p>29294.3612383766</text:p>
              </table:table-cell>
              <table:table-cell office:value-type="float" office:value="0.0112732760229426">
                <text:p>0.01127327602294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0">
                <text:p>36700</text:p>
              </table:table-cell>
              <table:table-cell office:value-type="float" office:value="0.999997888126188">
                <text:p>0.999997888126188</text:p>
              </table:table-cell>
              <table:table-cell office:value-type="float" office:value="29371.4779397587">
                <text:p>29371.4779397587</text:p>
              </table:table-cell>
              <table:table-cell office:value-type="float" office:value="0.999991802657901">
                <text:p>0.999991802657901</text:p>
              </table:table-cell>
              <table:table-cell office:value-type="float" office:value="0.459726253889279">
                <text:p>0.459726253889279</text:p>
              </table:table-cell>
              <table:table-cell office:value-type="float" office:value="0.540265872697103">
                <text:p>0.540265872697103</text:p>
              </table:table-cell>
              <table:table-cell office:value-type="float" office:value="29371.4779397587">
                <text:p>29371.4779397587</text:p>
              </table:table-cell>
              <table:table-cell office:value-type="float" office:value="0.987876197879391">
                <text:p>0.987876197879391</text:p>
              </table:table-cell>
              <table:table-cell office:value-type="float" office:value="29371.4779397587">
                <text:p>29371.4779397587</text:p>
              </table:table-cell>
              <table:table-cell office:value-type="float" office:value="0.0119676032672245">
                <text:p>0.01196760326722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0">
                <text:p>36800</text:p>
              </table:table-cell>
              <table:table-cell office:value-type="float" office:value="0.999997918790909">
                <text:p>0.999997918790909</text:p>
              </table:table-cell>
              <table:table-cell office:value-type="float" office:value="29448.5355570149">
                <text:p>29448.5355570149</text:p>
              </table:table-cell>
              <table:table-cell office:value-type="float" office:value="0.999991948207437">
                <text:p>0.999991948207437</text:p>
              </table:table-cell>
              <table:table-cell office:value-type="float" office:value="0.447409646379665">
                <text:p>0.447409646379665</text:p>
              </table:table-cell>
              <table:table-cell office:value-type="float" office:value="0.552582873366922">
                <text:p>0.552582873366922</text:p>
              </table:table-cell>
              <table:table-cell office:value-type="float" office:value="29448.5355570149">
                <text:p>29448.5355570149</text:p>
              </table:table-cell>
              <table:table-cell office:value-type="float" office:value="0.987148746821349">
                <text:p>0.987148746821349</text:p>
              </table:table-cell>
              <table:table-cell office:value-type="float" office:value="29448.5355570149">
                <text:p>29448.5355570149</text:p>
              </table:table-cell>
              <table:table-cell office:value-type="float" office:value="0.0126996723994026">
                <text:p>0.01269967239940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0">
                <text:p>36900</text:p>
              </table:table-cell>
              <table:table-cell office:value-type="float" office:value="0.999997948884273">
                <text:p>0.999997948884273</text:p>
              </table:table-cell>
              <table:table-cell office:value-type="float" office:value="29525.5312230621">
                <text:p>29525.5312230621</text:p>
              </table:table-cell>
              <table:table-cell office:value-type="float" office:value="0.999992090367268">
                <text:p>0.999992090367268</text:p>
              </table:table-cell>
              <table:table-cell office:value-type="float" office:value="0.435219057118727">
                <text:p>0.435219057118727</text:p>
              </table:table-cell>
              <table:table-cell office:value-type="float" office:value="0.56477383868414">
                <text:p>0.56477383868414</text:p>
              </table:table-cell>
              <table:table-cell office:value-type="float" office:value="29525.5312230621">
                <text:p>29525.5312230621</text:p>
              </table:table-cell>
              <table:table-cell office:value-type="float" office:value="0.98638170006775">
                <text:p>0.98638170006775</text:p>
              </table:table-cell>
              <table:table-cell office:value-type="float" office:value="29525.5312230621">
                <text:p>29525.5312230621</text:p>
              </table:table-cell>
              <table:table-cell office:value-type="float" office:value="0.0134711816418246">
                <text:p>0.01347118164182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0">
                <text:p>37000</text:p>
              </table:table-cell>
              <table:table-cell office:value-type="float" office:value="0.999997978421618">
                <text:p>0.999997978421618</text:p>
              </table:table-cell>
              <table:table-cell office:value-type="float" office:value="29602.4619748645">
                <text:p>29602.4619748645</text:p>
              </table:table-cell>
              <table:table-cell office:value-type="float" office:value="0.999992229225779">
                <text:p>0.999992229225779</text:p>
              </table:table-cell>
              <table:table-cell office:value-type="float" office:value="0.423166902114081">
                <text:p>0.423166902114081</text:p>
              </table:table-cell>
              <table:table-cell office:value-type="float" office:value="0.576826353181216">
                <text:p>0.576826353181216</text:p>
              </table:table-cell>
              <table:table-cell office:value-type="float" office:value="29602.4619748645">
                <text:p>29602.4619748645</text:p>
              </table:table-cell>
              <table:table-cell office:value-type="float" office:value="0.985573315462806">
                <text:p>0.985573315462806</text:p>
              </table:table-cell>
              <table:table-cell office:value-type="float" office:value="29602.4619748645">
                <text:p>29602.4619748645</text:p>
              </table:table-cell>
              <table:table-cell office:value-type="float" office:value="0.0142838791571982">
                <text:p>0.01428387915719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0">
                <text:p>37100</text:p>
              </table:table-cell>
              <table:table-cell office:value-type="float" office:value="0.999998007417656">
                <text:p>0.999998007417656</text:p>
              </table:table-cell>
              <table:table-cell office:value-type="float" office:value="29679.3247507979">
                <text:p>29679.3247507979</text:p>
              </table:table-cell>
              <table:table-cell office:value-type="float" office:value="0.999992364869129">
                <text:p>0.999992364869129</text:p>
              </table:table-cell>
              <table:table-cell office:value-type="float" office:value="0.411264857301616">
                <text:p>0.411264857301616</text:p>
              </table:table-cell>
              <table:table-cell office:value-type="float" office:value="0.588728741458009">
                <text:p>0.588728741458009</text:p>
              </table:table-cell>
              <table:table-cell office:value-type="float" office:value="29679.3247507979">
                <text:p>29679.3247507979</text:p>
              </table:table-cell>
              <table:table-cell office:value-type="float" office:value="0.984721799437081">
                <text:p>0.984721799437081</text:p>
              </table:table-cell>
              <table:table-cell office:value-type="float" office:value="29679.3247507979">
                <text:p>29679.3247507979</text:p>
              </table:table-cell>
              <table:table-cell office:value-type="float" office:value="0.0151395642758138">
                <text:p>0.01513956427581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0">
                <text:p>37200</text:p>
              </table:table-cell>
              <table:table-cell office:value-type="float" office:value="0.999998035886496">
                <text:p>0.999998035886496</text:p>
              </table:table-cell>
              <table:table-cell office:value-type="float" office:value="29756.1163964994">
                <text:p>29756.1163964994</text:p>
              </table:table-cell>
              <table:table-cell office:value-type="float" office:value="0.999992497379314">
                <text:p>0.999992497379314</text:p>
              </table:table-cell>
              <table:table-cell office:value-type="float" office:value="0.399523831310584">
                <text:p>0.399523831310584</text:p>
              </table:table-cell>
              <table:table-cell office:value-type="float" office:value="0.600470095416273">
                <text:p>0.600470095416273</text:p>
              </table:table-cell>
              <table:table-cell office:value-type="float" office:value="29756.1163964994">
                <text:p>29756.1163964994</text:p>
              </table:table-cell>
              <table:table-cell office:value-type="float" office:value="0.983825311538255">
                <text:p>0.983825311538255</text:p>
              </table:table-cell>
              <table:table-cell office:value-type="float" office:value="29756.1163964994">
                <text:p>29756.1163964994</text:p>
              </table:table-cell>
              <table:table-cell office:value-type="float" office:value="0.0160400829391307">
                <text:p>0.01604008293913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0">
                <text:p>37300</text:p>
              </table:table-cell>
              <table:table-cell office:value-type="float" office:value="0.999998063841666">
                <text:p>0.999998063841666</text:p>
              </table:table-cell>
              <table:table-cell office:value-type="float" office:value="29832.8336570553">
                <text:p>29832.8336570553</text:p>
              </table:table-cell>
              <table:table-cell office:value-type="float" office:value="0.999992626837334">
                <text:p>0.999992626837334</text:p>
              </table:table-cell>
              <table:table-cell office:value-type="float" office:value="0.387953944786189">
                <text:p>0.387953944786189</text:p>
              </table:table-cell>
              <table:table-cell office:value-type="float" office:value="0.612040294936582">
                <text:p>0.612040294936582</text:p>
              </table:table-cell>
              <table:table-cell office:value-type="float" office:value="29832.8336570553">
                <text:p>29832.8336570553</text:p>
              </table:table-cell>
              <table:table-cell office:value-type="float" office:value="0.982881959709164">
                <text:p>0.982881959709164</text:p>
              </table:table-cell>
              <table:table-cell office:value-type="float" office:value="29832.8336570553">
                <text:p>29832.8336570553</text:p>
              </table:table-cell>
              <table:table-cell office:value-type="float" office:value="0.016987332489666">
                <text:p>0.0169873324896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0">
                <text:p>37400</text:p>
              </table:table-cell>
              <table:table-cell office:value-type="float" office:value="0.999998091296138">
                <text:p>0.999998091296138</text:p>
              </table:table-cell>
              <table:table-cell office:value-type="float" office:value="29909.4731834091">
                <text:p>29909.4731834091</text:p>
              </table:table-cell>
              <table:table-cell office:value-type="float" office:value="0.999992753321228">
                <text:p>0.999992753321228</text:p>
              </table:table-cell>
              <table:table-cell office:value-type="float" office:value="0.376564516110443">
                <text:p>0.376564516110443</text:p>
              </table:table-cell>
              <table:table-cell office:value-type="float" office:value="0.623430022156956">
                <text:p>0.623430022156956</text:p>
              </table:table-cell>
              <table:table-cell office:value-type="float" office:value="29909.4731834091">
                <text:p>29909.4731834091</text:p>
              </table:table-cell>
              <table:table-cell office:value-type="float" office:value="0.98188980516333">
                <text:p>0.98188980516333</text:p>
              </table:table-cell>
              <table:table-cell office:value-type="float" office:value="29909.4731834091">
                <text:p>29909.4731834091</text:p>
              </table:table-cell>
              <table:table-cell office:value-type="float" office:value="0.0179832567680256">
                <text:p>0.01798325676802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0">
                <text:p>37500</text:p>
              </table:table-cell>
              <table:table-cell office:value-type="float" office:value="0.999998118261305">
                <text:p>0.999998118261305</text:p>
              </table:table-cell>
              <table:table-cell office:value-type="float" office:value="29986.0315340761">
                <text:p>29986.0315340761</text:p>
              </table:table-cell>
              <table:table-cell office:value-type="float" office:value="0.999992876906211">
                <text:p>0.999992876906211</text:p>
              </table:table-cell>
              <table:table-cell office:value-type="float" office:value="0.365364182298729">
                <text:p>0.365364182298729</text:p>
              </table:table-cell>
              <table:table-cell office:value-type="float" office:value="0.634630640571032">
                <text:p>0.634630640571032</text:p>
              </table:table-cell>
              <table:table-cell office:value-type="float" office:value="29986.0315340761">
                <text:p>29986.0315340761</text:p>
              </table:table-cell>
              <table:table-cell office:value-type="float" office:value="0.980846864058263">
                <text:p>0.980846864058263</text:p>
              </table:table-cell>
              <table:table-cell office:value-type="float" office:value="29986.0315340761">
                <text:p>29986.0315340761</text:p>
              </table:table-cell>
              <table:table-cell office:value-type="float" office:value="0.019029844451191">
                <text:p>0.0190298444511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0">
                <text:p>37600</text:p>
              </table:table-cell>
              <table:table-cell office:value-type="float" office:value="0.999998144751004">
                <text:p>0.999998144751004</text:p>
              </table:table-cell>
              <table:table-cell office:value-type="float" office:value="30062.5051717481">
                <text:p>30062.5051717481</text:p>
              </table:table-cell>
              <table:table-cell office:value-type="float" office:value="0.99999299766618">
                <text:p>0.99999299766618</text:p>
              </table:table-cell>
              <table:table-cell office:value-type="float" office:value="0.354360403752948">
                <text:p>0.354360403752948</text:p>
              </table:table-cell>
              <table:table-cell office:value-type="float" office:value="0.645634690292521">
                <text:p>0.645634690292521</text:p>
              </table:table-cell>
              <table:table-cell office:value-type="float" office:value="30062.5051717481">
                <text:p>30062.5051717481</text:p>
              </table:table-cell>
              <table:table-cell office:value-type="float" office:value="0.979751105700929">
                <text:p>0.979751105700929</text:p>
              </table:table-cell>
              <table:table-cell office:value-type="float" office:value="30062.5051717481">
                <text:p>30062.5051717481</text:p>
              </table:table-cell>
              <table:table-cell office:value-type="float" office:value="0.0201291308816576">
                <text:p>0.02012913088165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0">
                <text:p>37700</text:p>
              </table:table-cell>
              <table:table-cell office:value-type="float" office:value="0.999998170775829">
                <text:p>0.999998170775829</text:p>
              </table:table-cell>
              <table:table-cell office:value-type="float" office:value="30138.8904723531">
                <text:p>30138.8904723531</text:p>
              </table:table-cell>
              <table:table-cell office:value-type="float" office:value="0.999993115671911">
                <text:p>0.999993115671911</text:p>
              </table:table-cell>
              <table:table-cell office:value-type="float" office:value="0.343560171633695">
                <text:p>0.343560171633695</text:p>
              </table:table-cell>
              <table:table-cell office:value-type="float" office:value="0.656435180656261">
                <text:p>0.656435180656261</text:p>
              </table:table-cell>
              <table:table-cell office:value-type="float" office:value="30138.8904723531">
                <text:p>30138.8904723531</text:p>
              </table:table-cell>
              <table:table-cell office:value-type="float" office:value="0.978600459117937">
                <text:p>0.978600459117937</text:p>
              </table:table-cell>
              <table:table-cell office:value-type="float" office:value="30138.8904723531">
                <text:p>30138.8904723531</text:p>
              </table:table-cell>
              <table:table-cell office:value-type="float" office:value="0.0212831914732345">
                <text:p>0.02128319147323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0">
                <text:p>37800</text:p>
              </table:table-cell>
              <table:table-cell office:value-type="float" office:value="0.999998196346639">
                <text:p>0.999998196346639</text:p>
              </table:table-cell>
              <table:table-cell office:value-type="float" office:value="30215.1837224755">
                <text:p>30215.1837224755</text:p>
              </table:table-cell>
              <table:table-cell office:value-type="float" office:value="0.999993230992546">
                <text:p>0.999993230992546</text:p>
              </table:table-cell>
              <table:table-cell office:value-type="float" office:value="0.332969586078006">
                <text:p>0.332969586078006</text:p>
              </table:table-cell>
              <table:table-cell office:value-type="float" office:value="0.6670260120161">
                <text:p>0.6670260120161</text:p>
              </table:table-cell>
              <table:table-cell office:value-type="float" office:value="30215.1837224755">
                <text:p>30215.1837224755</text:p>
              </table:table-cell>
              <table:table-cell office:value-type="float" office:value="0.977392811745499">
                <text:p>0.977392811745499</text:p>
              </table:table-cell>
              <table:table-cell office:value-type="float" office:value="30215.1837224755">
                <text:p>30215.1837224755</text:p>
              </table:table-cell>
              <table:table-cell office:value-type="float" office:value="0.0224941430544767">
                <text:p>0.02249414305447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0">
                <text:p>37900</text:p>
              </table:table-cell>
              <table:table-cell office:value-type="float" office:value="0.999998221473987">
                <text:p>0.999998221473987</text:p>
              </table:table-cell>
              <table:table-cell office:value-type="float" office:value="30291.381121978">
                <text:p>30291.381121978</text:p>
              </table:table-cell>
              <table:table-cell office:value-type="float" office:value="0.999993343695624">
                <text:p>0.999993343695624</text:p>
              </table:table-cell>
              <table:table-cell office:value-type="float" office:value="0.322593943960388">
                <text:p>0.322593943960388</text:p>
              </table:table-cell>
              <table:table-cell office:value-type="float" office:value="0.677401887980395">
                <text:p>0.677401887980395</text:p>
              </table:table-cell>
              <table:table-cell office:value-type="float" office:value="30291.381121978">
                <text:p>30291.381121978</text:p>
              </table:table-cell>
              <table:table-cell office:value-type="float" office:value="0.97612601159378">
                <text:p>0.97612601159378</text:p>
              </table:table-cell>
              <table:table-cell office:value-type="float" office:value="30291.381121978">
                <text:p>30291.381121978</text:p>
              </table:table-cell>
              <table:table-cell office:value-type="float" office:value="0.0237641417113559">
                <text:p>0.02376414171135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0">
                <text:p>38000</text:p>
              </table:table-cell>
              <table:table-cell office:value-type="float" office:value="0.999998246168004">
                <text:p>0.999998246168004</text:p>
              </table:table-cell>
              <table:table-cell office:value-type="float" office:value="30367.4787938994">
                <text:p>30367.4787938994</text:p>
              </table:table-cell>
              <table:table-cell office:value-type="float" office:value="0.999993453845854">
                <text:p>0.999993453845854</text:p>
              </table:table-cell>
              <table:table-cell office:value-type="float" office:value="0.312437772064606">
                <text:p>0.312437772064606</text:p>
              </table:table-cell>
              <table:table-cell office:value-type="float" office:value="0.687558282239119">
                <text:p>0.687558282239119</text:p>
              </table:table-cell>
              <table:table-cell office:value-type="float" office:value="30367.4787938994">
                <text:p>30367.4787938994</text:p>
              </table:table-cell>
              <table:table-cell office:value-type="float" office:value="0.974797874241578">
                <text:p>0.974797874241578</text:p>
              </table:table-cell>
              <table:table-cell office:value-type="float" office:value="30367.4787938994">
                <text:p>30367.4787938994</text:p>
              </table:table-cell>
              <table:table-cell office:value-type="float" office:value="0.0250953757784893">
                <text:p>0.025095375778489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0">
                <text:p>38100</text:p>
              </table:table-cell>
              <table:table-cell office:value-type="float" office:value="0.999998270438543">
                <text:p>0.999998270438543</text:p>
              </table:table-cell>
              <table:table-cell office:value-type="float" office:value="30443.4727849156">
                <text:p>30443.4727849156</text:p>
              </table:table-cell>
              <table:table-cell office:value-type="float" office:value="0.999993561506096">
                <text:p>0.999993561506096</text:p>
              </table:table-cell>
              <table:table-cell office:value-type="float" office:value="0.302504834554829">
                <text:p>0.302504834554829</text:p>
              </table:table-cell>
              <table:table-cell office:value-type="float" office:value="0.697491431092615">
                <text:p>0.697491431092615</text:p>
              </table:table-cell>
              <table:table-cell office:value-type="float" office:value="30443.4727849156">
                <text:p>30443.4727849156</text:p>
              </table:table-cell>
              <table:table-cell office:value-type="float" office:value="0.973406183441009">
                <text:p>0.973406183441009</text:p>
              </table:table-cell>
              <table:table-cell office:value-type="float" office:value="30443.4727849156">
                <text:p>30443.4727849156</text:p>
              </table:table-cell>
              <table:table-cell office:value-type="float" office:value="0.0264900652576262">
                <text:p>0.02649006525762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0">
                <text:p>38200</text:p>
              </table:table-cell>
              <table:table-cell office:value-type="float" office:value="0.999998294294737">
                <text:p>0.999998294294737</text:p>
              </table:table-cell>
              <table:table-cell office:value-type="float" office:value="30519.3590650402">
                <text:p>30519.3590650402</text:p>
              </table:table-cell>
              <table:table-cell office:value-type="float" office:value="0.999993666738233">
                <text:p>0.999993666738233</text:p>
              </table:table-cell>
              <table:table-cell office:value-type="float" office:value="0.292798213729133">
                <text:p>0.292798213729133</text:p>
              </table:table-cell>
              <table:table-cell office:value-type="float" office:value="0.707198252695934">
                <text:p>0.707198252695934</text:p>
              </table:table-cell>
              <table:table-cell office:value-type="float" office:value="30519.3590650402">
                <text:p>30519.3590650402</text:p>
              </table:table-cell>
              <table:table-cell office:value-type="float" office:value="0.971948691184768">
                <text:p>0.971948691184768</text:p>
              </table:table-cell>
              <table:table-cell office:value-type="float" office:value="30519.3590650402">
                <text:p>30519.3590650402</text:p>
              </table:table-cell>
              <table:table-cell office:value-type="float" office:value="0.0279504617704358">
                <text:p>0.02795046177043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0">
                <text:p>38300</text:p>
              </table:table-cell>
              <table:table-cell office:value-type="float" office:value="0.999998317745714">
                <text:p>0.999998317745714</text:p>
              </table:table-cell>
              <table:table-cell office:value-type="float" office:value="30595.1335369364">
                <text:p>30595.1335369364</text:p>
              </table:table-cell>
              <table:table-cell office:value-type="float" office:value="0.999993769602362">
                <text:p>0.999993769602362</text:p>
              </table:table-cell>
              <table:table-cell office:value-type="float" office:value="0.283320253288237">
                <text:p>0.283320253288237</text:p>
              </table:table-cell>
              <table:table-cell office:value-type="float" office:value="0.716676403792232">
                <text:p>0.716676403792232</text:p>
              </table:table-cell>
              <table:table-cell office:value-type="float" office:value="30595.1335369364">
                <text:p>30595.1335369364</text:p>
              </table:table-cell>
              <table:table-cell office:value-type="float" office:value="0.970423124151204">
                <text:p>0.970423124151204</text:p>
              </table:table-cell>
              <table:table-cell office:value-type="float" office:value="30595.1335369364">
                <text:p>30595.1335369364</text:p>
              </table:table-cell>
              <table:table-cell office:value-type="float" office:value="0.0294788421054806">
                <text:p>0.029478842105480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0">
                <text:p>38400</text:p>
              </table:table-cell>
              <table:table-cell office:value-type="float" office:value="0.999998340800043">
                <text:p>0.999998340800043</text:p>
              </table:table-cell>
              <table:table-cell office:value-type="float" office:value="30670.7920527325">
                <text:p>30670.7920527325</text:p>
              </table:table-cell>
              <table:table-cell office:value-type="float" office:value="0.99999387015533">
                <text:p>0.99999387015533</text:p>
              </table:table-cell>
              <table:table-cell office:value-type="float" office:value="0.274072658063993">
                <text:p>0.274072658063993</text:p>
              </table:table-cell>
              <table:table-cell office:value-type="float" office:value="0.725924179981791">
                <text:p>0.725924179981791</text:p>
              </table:table-cell>
              <table:table-cell office:value-type="float" office:value="30670.7920527325">
                <text:p>30670.7920527325</text:p>
              </table:table-cell>
              <table:table-cell office:value-type="float" office:value="0.968827195050049">
                <text:p>0.968827195050049</text:p>
              </table:table-cell>
              <table:table-cell office:value-type="float" office:value="30670.7920527325">
                <text:p>30670.7920527325</text:p>
              </table:table-cell>
              <table:table-cell office:value-type="float" office:value="0.0310774968545285">
                <text:p>0.031077496854528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0">
                <text:p>38500</text:p>
              </table:table-cell>
              <table:table-cell office:value-type="float" office:value="0.999998363466197">
                <text:p>0.999998363466197</text:p>
              </table:table-cell>
              <table:table-cell office:value-type="float" office:value="30746.330394021">
                <text:p>30746.330394021</text:p>
              </table:table-cell>
              <table:table-cell office:value-type="float" office:value="0.99999396845472">
                <text:p>0.99999396845472</text:p>
              </table:table-cell>
              <table:table-cell office:value-type="float" office:value="0.265056472385029">
                <text:p>0.265056472385029</text:p>
              </table:table-cell>
              <table:table-cell office:value-type="float" office:value="0.734940537357581">
                <text:p>0.734940537357581</text:p>
              </table:table-cell>
              <table:table-cell office:value-type="float" office:value="30746.330394021">
                <text:p>30746.330394021</text:p>
              </table:table-cell>
              <table:table-cell office:value-type="float" office:value="0.967158589398085">
                <text:p>0.967158589398085</text:p>
              </table:table-cell>
              <table:table-cell office:value-type="float" office:value="30746.330394021">
                <text:p>30746.330394021</text:p>
              </table:table-cell>
              <table:table-cell office:value-type="float" office:value="0.0327487437061121">
                <text:p>0.03274874370611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0">
                <text:p>38600</text:p>
              </table:table-cell>
              <table:table-cell office:value-type="float" office:value="0.999998385751472">
                <text:p>0.999998385751472</text:p>
              </table:table-cell>
              <table:table-cell office:value-type="float" office:value="30821.7443082073">
                <text:p>30821.7443082073</text:p>
              </table:table-cell>
              <table:table-cell office:value-type="float" office:value="0.999994064554617">
                <text:p>0.999994064554617</text:p>
              </table:table-cell>
              <table:table-cell office:value-type="float" office:value="0.256272244978232">
                <text:p>0.256272244978232</text:p>
              </table:table-cell>
              <table:table-cell office:value-type="float" office:value="0.743724927599976">
                <text:p>0.743724927599976</text:p>
              </table:table-cell>
              <table:table-cell office:value-type="float" office:value="30821.7443082073">
                <text:p>30821.7443082073</text:p>
              </table:table-cell>
              <table:table-cell office:value-type="float" office:value="0.965414989733161">
                <text:p>0.965414989733161</text:p>
              </table:table-cell>
              <table:table-cell office:value-type="float" office:value="30821.7443082073">
                <text:p>30821.7443082073</text:p>
              </table:table-cell>
              <table:table-cell office:value-type="float" office:value="0.0344949031684838">
                <text:p>0.03449490316848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0">
                <text:p>38700</text:p>
              </table:table-cell>
              <table:table-cell office:value-type="float" office:value="0.999998407665061">
                <text:p>0.999998407665061</text:p>
              </table:table-cell>
              <table:table-cell office:value-type="float" office:value="30897.0294971931">
                <text:p>30897.0294971931</text:p>
              </table:table-cell>
              <table:table-cell office:value-type="float" office:value="0.999994158508389">
                <text:p>0.999994158508389</text:p>
              </table:table-cell>
              <table:table-cell office:value-type="float" office:value="0.247719701796846">
                <text:p>0.247719701796846</text:p>
              </table:table-cell>
              <table:table-cell office:value-type="float" office:value="0.752277625157903">
                <text:p>0.752277625157903</text:p>
              </table:table-cell>
              <table:table-cell office:value-type="float" office:value="30897.0294971931">
                <text:p>30897.0294971931</text:p>
              </table:table-cell>
              <table:table-cell office:value-type="float" office:value="0.963594068034698">
                <text:p>0.963594068034698</text:p>
              </table:table-cell>
              <table:table-cell office:value-type="float" office:value="30897.0294971931">
                <text:p>30897.0294971931</text:p>
              </table:table-cell>
              <table:table-cell office:value-type="float" office:value="0.0363183061982286">
                <text:p>0.03631830619822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0">
                <text:p>38800</text:p>
              </table:table-cell>
              <table:table-cell office:value-type="float" office:value="0.999998429213954">
                <text:p>0.999998429213954</text:p>
              </table:table-cell>
              <table:table-cell office:value-type="float" office:value="30972.1816307314">
                <text:p>30972.1816307314</text:p>
              </table:table-cell>
              <table:table-cell office:value-type="float" office:value="0.99999425036796">
                <text:p>0.99999425036796</text:p>
              </table:table-cell>
              <table:table-cell office:value-type="float" office:value="0.239398269369443">
                <text:p>0.239398269369443</text:p>
              </table:table-cell>
              <table:table-cell office:value-type="float" office:value="0.760599203886823">
                <text:p>0.760599203886823</text:p>
              </table:table-cell>
              <table:table-cell office:value-type="float" office:value="30972.1816307314">
                <text:p>30972.1816307314</text:p>
              </table:table-cell>
              <table:table-cell office:value-type="float" office:value="0.961693494483356">
                <text:p>0.961693494483356</text:p>
              </table:table-cell>
              <table:table-cell office:value-type="float" office:value="30972.1816307314">
                <text:p>30972.1816307314</text:p>
              </table:table-cell>
              <table:table-cell office:value-type="float" office:value="0.038221285433255">
                <text:p>0.0382212854332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0">
                <text:p>38900</text:p>
              </table:table-cell>
              <table:table-cell office:value-type="float" office:value="0.999998450405029">
                <text:p>0.999998450405029</text:p>
              </table:table-cell>
              <table:table-cell office:value-type="float" office:value="31047.1963515819">
                <text:p>31047.1963515819</text:p>
              </table:table-cell>
              <table:table-cell office:value-type="float" office:value="0.99999434018421">
                <text:p>0.99999434018421</text:p>
              </table:table-cell>
              <table:table-cell office:value-type="float" office:value="0.231306864050271">
                <text:p>0.231306864050271</text:p>
              </table:table-cell>
              <table:table-cell office:value-type="float" office:value="0.768690747804923">
                <text:p>0.768690747804923</text:p>
              </table:table-cell>
              <table:table-cell office:value-type="float" office:value="31047.1963515819">
                <text:p>31047.1963515819</text:p>
              </table:table-cell>
              <table:table-cell office:value-type="float" office:value="0.959710940702744">
                <text:p>0.959710940702744</text:p>
              </table:table-cell>
              <table:table-cell office:value-type="float" office:value="31047.1963515819">
                <text:p>31047.1963515819</text:p>
              </table:table-cell>
              <table:table-cell office:value-type="float" office:value="0.040206171961356">
                <text:p>0.04020617196135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0">
                <text:p>39000</text:p>
              </table:table-cell>
              <table:table-cell office:value-type="float" office:value="0.999998471245637">
                <text:p>0.999998471245637</text:p>
              </table:table-cell>
              <table:table-cell office:value-type="float" office:value="31122.0692948194">
                <text:p>31122.0692948194</text:p>
              </table:table-cell>
              <table:table-cell office:value-type="float" office:value="0.999994428005975">
                <text:p>0.999994428005975</text:p>
              </table:table-cell>
              <table:table-cell office:value-type="float" office:value="0.22344386250615">
                <text:p>0.22344386250615</text:p>
              </table:table-cell>
              <table:table-cell office:value-type="float" office:value="0.776553880607576">
                <text:p>0.776553880607576</text:p>
              </table:table-cell>
              <table:table-cell office:value-type="float" office:value="31122.0692948194">
                <text:p>31122.0692948194</text:p>
              </table:table-cell>
              <table:table-cell office:value-type="float" office:value="0.957644092248292">
                <text:p>0.957644092248292</text:p>
              </table:table-cell>
              <table:table-cell office:value-type="float" office:value="31122.0692948194">
                <text:p>31122.0692948194</text:p>
              </table:table-cell>
              <table:table-cell office:value-type="float" office:value="0.0422752828200969">
                <text:p>0.04227528282009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0">
                <text:p>39100</text:p>
              </table:table-cell>
              <table:table-cell office:value-type="float" office:value="0.999998491742604">
                <text:p>0.999998491742604</text:p>
              </table:table-cell>
              <table:table-cell office:value-type="float" office:value="31196.7960877034">
                <text:p>31196.7960877034</text:p>
              </table:table-cell>
              <table:table-cell office:value-type="float" office:value="0.999994513881166">
                <text:p>0.999994513881166</text:p>
              </table:table-cell>
              <table:table-cell office:value-type="float" office:value="0.215807256575916">
                <text:p>0.215807256575916</text:p>
              </table:table-cell>
              <table:table-cell office:value-type="float" office:value="0.784190610804892">
                <text:p>0.784190610804892</text:p>
              </table:table-cell>
              <table:table-cell office:value-type="float" office:value="31196.7960877034">
                <text:p>31196.7960877034</text:p>
              </table:table-cell>
              <table:table-cell office:value-type="float" office:value="0.955490648180698">
                <text:p>0.955490648180698</text:p>
              </table:table-cell>
              <table:table-cell office:value-type="float" office:value="31196.7960877034">
                <text:p>31196.7960877034</text:p>
              </table:table-cell>
              <table:table-cell office:value-type="float" office:value="0.0444309214442977">
                <text:p>0.04443092144429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0">
                <text:p>39200</text:p>
              </table:table-cell>
              <table:table-cell office:value-type="float" office:value="0.999998511902363">
                <text:p>0.999998511902363</text:p>
              </table:table-cell>
              <table:table-cell office:value-type="float" office:value="31271.3723670226">
                <text:p>31271.3723670226</text:p>
              </table:table-cell>
              <table:table-cell office:value-type="float" office:value="0.999994597856127">
                <text:p>0.999994597856127</text:p>
              </table:table-cell>
              <table:table-cell office:value-type="float" office:value="0.208394673747668">
                <text:p>0.208394673747668</text:p>
              </table:table-cell>
              <table:table-cell office:value-type="float" office:value="0.791603311244924">
                <text:p>0.791603311244924</text:p>
              </table:table-cell>
              <table:table-cell office:value-type="float" office:value="31271.3723670226">
                <text:p>31271.3723670226</text:p>
              </table:table-cell>
              <table:table-cell office:value-type="float" office:value="0.953248332068767">
                <text:p>0.953248332068767</text:p>
              </table:table-cell>
              <table:table-cell office:value-type="float" office:value="31271.3723670226">
                <text:p>31271.3723670226</text:p>
              </table:table-cell>
              <table:table-cell office:value-type="float" office:value="0.0466753666571922">
                <text:p>0.04667536665719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0">
                <text:p>39300</text:p>
              </table:table-cell>
              <table:table-cell office:value-type="float" office:value="0.999998531731443">
                <text:p>0.999998531731443</text:p>
              </table:table-cell>
              <table:table-cell office:value-type="float" office:value="31345.7937740453">
                <text:p>31345.7937740453</text:p>
              </table:table-cell>
              <table:table-cell office:value-type="float" office:value="0.999994679977001">
                <text:p>0.999994679977001</text:p>
              </table:table-cell>
              <table:table-cell office:value-type="float" office:value="0.201203358234877">
                <text:p>0.201203358234877</text:p>
              </table:table-cell>
              <table:table-cell office:value-type="float" office:value="0.798794738038796">
                <text:p>0.798794738038796</text:p>
              </table:table-cell>
              <table:table-cell office:value-type="float" office:value="31345.7937740453">
                <text:p>31345.7937740453</text:p>
              </table:table-cell>
              <table:table-cell office:value-type="float" office:value="0.950914888212211">
                <text:p>0.950914888212211</text:p>
              </table:table-cell>
              <table:table-cell office:value-type="float" office:value="31345.7937740453">
                <text:p>31345.7937740453</text:p>
              </table:table-cell>
              <table:table-cell office:value-type="float" office:value="0.0490108764710408">
                <text:p>0.04901087647104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0">
                <text:p>39400</text:p>
              </table:table-cell>
              <table:table-cell office:value-type="float" office:value="0.999998551235296">
                <text:p>0.999998551235296</text:p>
              </table:table-cell>
              <table:table-cell office:value-type="float" office:value="31420.0559932293">
                <text:p>31420.0559932293</text:p>
              </table:table-cell>
              <table:table-cell office:value-type="float" office:value="0.999994760287474">
                <text:p>0.999994760287474</text:p>
              </table:table-cell>
              <table:table-cell office:value-type="float" office:value="0.194230335296178">
                <text:p>0.194230335296178</text:p>
              </table:table-cell>
              <table:table-cell office:value-type="float" office:value="0.805767866238184">
                <text:p>0.805767866238184</text:p>
              </table:table-cell>
              <table:table-cell office:value-type="float" office:value="31420.0559932293">
                <text:p>31420.0559932293</text:p>
              </table:table-cell>
              <table:table-cell office:value-type="float" office:value="0.948488106437949">
                <text:p>0.948488106437949</text:p>
              </table:table-cell>
              <table:table-cell office:value-type="float" office:value="31420.0559932293">
                <text:p>31420.0559932293</text:p>
              </table:table-cell>
              <table:table-cell office:value-type="float" office:value="0.0514396632611687">
                <text:p>0.05143966326116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0">
                <text:p>39500</text:p>
              </table:table-cell>
              <table:table-cell office:value-type="float" office:value="0.999998570421579">
                <text:p>0.999998570421579</text:p>
              </table:table-cell>
              <table:table-cell office:value-type="float" office:value="31494.1547357252">
                <text:p>31494.1547357252</text:p>
              </table:table-cell>
              <table:table-cell office:value-type="float" office:value="0.999994838831107">
                <text:p>0.999994838831107</text:p>
              </table:table-cell>
              <table:table-cell office:value-type="float" office:value="0.187472089017044">
                <text:p>0.187472089017044</text:p>
              </table:table-cell>
              <table:table-cell office:value-type="float" office:value="0.812526212061211">
                <text:p>0.812526212061211</text:p>
              </table:table-cell>
              <table:table-cell office:value-type="float" office:value="31494.1547357252">
                <text:p>31494.1547357252</text:p>
              </table:table-cell>
              <table:table-cell office:value-type="float" office:value="0.945965810652222">
                <text:p>0.945965810652222</text:p>
              </table:table-cell>
              <table:table-cell office:value-type="float" office:value="31494.1547357252">
                <text:p>31494.1547357252</text:p>
              </table:table-cell>
              <table:table-cell office:value-type="float" office:value="0.05396390525095">
                <text:p>0.053963905250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0">
                <text:p>39600</text:p>
              </table:table-cell>
              <table:table-cell office:value-type="float" office:value="0.999998589295422">
                <text:p>0.999998589295422</text:p>
              </table:table-cell>
              <table:table-cell office:value-type="float" office:value="31568.0857719182">
                <text:p>31568.0857719182</text:p>
              </table:table-cell>
              <table:table-cell office:value-type="float" office:value="0.999994915649768">
                <text:p>0.999994915649768</text:p>
              </table:table-cell>
              <table:table-cell office:value-type="float" office:value="0.180925109600263">
                <text:p>0.180925109600263</text:p>
              </table:table-cell>
              <table:table-cell office:value-type="float" office:value="0.819073285591263">
                <text:p>0.819073285591263</text:p>
              </table:table-cell>
              <table:table-cell office:value-type="float" office:value="31568.0857719182">
                <text:p>31568.0857719182</text:p>
              </table:table-cell>
              <table:table-cell office:value-type="float" office:value="0.94334587937716">
                <text:p>0.94334587937716</text:p>
              </table:table-cell>
              <table:table-cell office:value-type="float" office:value="31568.0857719182">
                <text:p>31568.0857719182</text:p>
              </table:table-cell>
              <table:table-cell office:value-type="float" office:value="0.0565857259556236">
                <text:p>0.056585725955623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0">
                <text:p>39700</text:p>
              </table:table-cell>
              <table:table-cell office:value-type="float" office:value="0.999998607862504">
                <text:p>0.999998607862504</text:p>
              </table:table-cell>
              <table:table-cell office:value-type="float" office:value="31641.8449258695">
                <text:p>31641.8449258695</text:p>
              </table:table-cell>
              <table:table-cell office:value-type="float" office:value="0.999994990784918">
                <text:p>0.999994990784918</text:p>
              </table:table-cell>
              <table:table-cell office:value-type="float" office:value="0.174585589397049">
                <text:p>0.174585589397049</text:p>
              </table:table-cell>
              <table:table-cell office:value-type="float" office:value="0.825412894753167">
                <text:p>0.825412894753167</text:p>
              </table:table-cell>
              <table:table-cell office:value-type="float" office:value="31641.8449258695">
                <text:p>31641.8449258695</text:p>
              </table:table-cell>
              <table:table-cell office:value-type="float" office:value="0.940626241329685">
                <text:p>0.940626241329685</text:p>
              </table:table-cell>
              <table:table-cell office:value-type="float" office:value="31641.8449258695">
                <text:p>31641.8449258695</text:p>
              </table:table-cell>
              <table:table-cell office:value-type="float" office:value="0.059307198624574">
                <text:p>0.05930719862457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0">
                <text:p>39800</text:p>
              </table:table-cell>
              <table:table-cell office:value-type="float" office:value="0.999998626128448">
                <text:p>0.999998626128448</text:p>
              </table:table-cell>
              <table:table-cell office:value-type="float" office:value="31715.4281060256">
                <text:p>31715.4281060256</text:p>
              </table:table-cell>
              <table:table-cell office:value-type="float" office:value="0.999995064276433">
                <text:p>0.999995064276433</text:p>
              </table:table-cell>
              <table:table-cell office:value-type="float" office:value="0.168449519015408">
                <text:p>0.168449519015408</text:p>
              </table:table-cell>
              <table:table-cell office:value-type="float" office:value="0.831549049203568">
                <text:p>0.831549049203568</text:p>
              </table:table-cell>
              <table:table-cell office:value-type="float" office:value="31715.4281060256">
                <text:p>31715.4281060256</text:p>
              </table:table-cell>
              <table:table-cell office:value-type="float" office:value="0.937804894516672">
                <text:p>0.937804894516672</text:p>
              </table:table-cell>
              <table:table-cell office:value-type="float" office:value="31715.4281060256">
                <text:p>31715.4281060256</text:p>
              </table:table-cell>
              <table:table-cell office:value-type="float" office:value="0.0621303271322213">
                <text:p>0.06213032713222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0">
                <text:p>39900</text:p>
              </table:table-cell>
              <table:table-cell office:value-type="float" office:value="0.999998644098742">
                <text:p>0.999998644098742</text:p>
              </table:table-cell>
              <table:table-cell office:value-type="float" office:value="31788.8313038391">
                <text:p>31788.8313038391</text:p>
              </table:table-cell>
              <table:table-cell office:value-type="float" office:value="0.999995136163546">
                <text:p>0.999995136163546</text:p>
              </table:table-cell>
              <table:table-cell office:value-type="float" office:value="0.162512724755251">
                <text:p>0.162512724755251</text:p>
              </table:table-cell>
              <table:table-cell office:value-type="float" office:value="0.837485922895838">
                <text:p>0.837485922895838</text:p>
              </table:table-cell>
              <table:table-cell office:value-type="float" office:value="31788.8313038391">
                <text:p>31788.8313038391</text:p>
              </table:table-cell>
              <table:table-cell office:value-type="float" office:value="0.934879904372996">
                <text:p>0.934879904372996</text:p>
              </table:table-cell>
              <table:table-cell office:value-type="float" office:value="31788.8313038391">
                <text:p>31788.8313038391</text:p>
              </table:table-cell>
              <table:table-cell office:value-type="float" office:value="0.0650570478559473">
                <text:p>0.06505704785594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0">
                <text:p>40000</text:p>
              </table:table-cell>
              <table:table-cell office:value-type="float" office:value="0.999998661778825">
                <text:p>0.999998661778825</text:p>
              </table:table-cell>
              <table:table-cell office:value-type="float" office:value="31862.0506053815">
                <text:p>31862.0506053815</text:p>
              </table:table-cell>
              <table:table-cell office:value-type="float" office:value="0.999995206484857">
                <text:p>0.999995206484857</text:p>
              </table:table-cell>
              <table:table-cell office:value-type="float" office:value="0.156770886475068">
                <text:p>0.156770886475068</text:p>
              </table:table-cell>
              <table:table-cell office:value-type="float" office:value="0.843227836213816">
                <text:p>0.843227836213816</text:p>
              </table:table-cell>
              <table:table-cell office:value-type="float" office:value="31862.0506053815">
                <text:p>31862.0506053815</text:p>
              </table:table-cell>
              <table:table-cell office:value-type="float" office:value="0.931849410293455">
                <text:p>0.931849410293455</text:p>
              </table:table-cell>
              <table:table-cell office:value-type="float" office:value="31862.0506053815">
                <text:p>31862.0506053815</text:p>
              </table:table-cell>
              <table:table-cell office:value-type="float" office:value="0.0680892231465586">
                <text:p>0.06808922314655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0">
                <text:p>40100</text:p>
              </table:table-cell>
              <table:table-cell office:value-type="float" office:value="0.999998679173847">
                <text:p>0.999998679173847</text:p>
              </table:table-cell>
              <table:table-cell office:value-type="float" office:value="31935.0822256806">
                <text:p>31935.0822256806</text:p>
              </table:table-cell>
              <table:table-cell office:value-type="float" office:value="0.999995275277238">
                <text:p>0.999995275277238</text:p>
              </table:table-cell>
              <table:table-cell office:value-type="float" office:value="0.151219587080822">
                <text:p>0.151219587080822</text:p>
              </table:table-cell>
              <table:table-cell office:value-type="float" office:value="0.848779206482715">
                <text:p>0.848779206482715</text:p>
              </table:table-cell>
              <table:table-cell office:value-type="float" office:value="31935.0822256806">
                <text:p>31935.0822256806</text:p>
              </table:table-cell>
              <table:table-cell office:value-type="float" office:value="0.928711646706805">
                <text:p>0.928711646706805</text:p>
              </table:table-cell>
              <table:table-cell office:value-type="float" office:value="31935.0822256806">
                <text:p>31935.0822256806</text:p>
              </table:table-cell>
              <table:table-cell office:value-type="float" office:value="0.0712286202419381">
                <text:p>0.07122862024193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0">
                <text:p>40200</text:p>
              </table:table-cell>
              <table:table-cell office:value-type="float" office:value="0.999998696288844">
                <text:p>0.999998696288844</text:p>
              </table:table-cell>
              <table:table-cell office:value-type="float" office:value="32007.9224831528">
                <text:p>32007.9224831528</text:p>
              </table:table-cell>
              <table:table-cell office:value-type="float" office:value="0.999995342577832">
                <text:p>0.999995342577832</text:p>
              </table:table-cell>
              <table:table-cell office:value-type="float" office:value="0.145854317487889">
                <text:p>0.145854317487889</text:p>
              </table:table-cell>
              <table:table-cell office:value-type="float" office:value="0.854144543007826">
                <text:p>0.854144543007826</text:p>
              </table:table-cell>
              <table:table-cell office:value-type="float" office:value="32007.9224831528">
                <text:p>32007.9224831528</text:p>
              </table:table-cell>
              <table:table-cell office:value-type="float" office:value="0.925464925437754">
                <text:p>0.925464925437754</text:p>
              </table:table-cell>
              <table:table-cell office:value-type="float" office:value="32007.9224831528">
                <text:p>32007.9224831528</text:p>
              </table:table-cell>
              <table:table-cell office:value-type="float" office:value="0.0744769289342618">
                <text:p>0.07447692893426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0">
                <text:p>40300</text:p>
              </table:table-cell>
              <table:table-cell office:value-type="float" office:value="0.999998713128985">
                <text:p>0.999998713128985</text:p>
              </table:table-cell>
              <table:table-cell office:value-type="float" office:value="32080.5678567749">
                <text:p>32080.5678567749</text:p>
              </table:table-cell>
              <table:table-cell office:value-type="float" office:value="0.999995408421862">
                <text:p>0.999995408421862</text:p>
              </table:table-cell>
              <table:table-cell office:value-type="float" office:value="0.140670475825307">
                <text:p>0.140670475825307</text:p>
              </table:table-cell>
              <table:table-cell office:value-type="float" office:value="0.859328447870925">
                <text:p>0.859328447870925</text:p>
              </table:table-cell>
              <table:table-cell office:value-type="float" office:value="32080.5678567749">
                <text:p>32080.5678567749</text:p>
              </table:table-cell>
              <table:table-cell office:value-type="float" office:value="0.922107671303797">
                <text:p>0.922107671303797</text:p>
              </table:table-cell>
              <table:table-cell office:value-type="float" office:value="32080.5678567749">
                <text:p>32080.5678567749</text:p>
              </table:table-cell>
              <table:table-cell office:value-type="float" office:value="0.0778357259460637">
                <text:p>0.07783572594606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0">
                <text:p>40400</text:p>
              </table:table-cell>
              <table:table-cell office:value-type="float" office:value="0.999998729698932">
                <text:p>0.999998729698932</text:p>
              </table:table-cell>
              <table:table-cell office:value-type="float" office:value="32153.0149646862">
                <text:p>32153.0149646862</text:p>
              </table:table-cell>
              <table:table-cell office:value-type="float" office:value="0.999995472844318">
                <text:p>0.999995472844318</text:p>
              </table:table-cell>
              <table:table-cell office:value-type="float" office:value="0.135663448103855">
                <text:p>0.135663448103855</text:p>
              </table:table-cell>
              <table:table-cell office:value-type="float" office:value="0.864335535261475">
                <text:p>0.864335535261475</text:p>
              </table:table-cell>
              <table:table-cell office:value-type="float" office:value="32153.0149646862">
                <text:p>32153.0149646862</text:p>
              </table:table-cell>
              <table:table-cell office:value-type="float" office:value="0.918638407047405">
                <text:p>0.918638407047405</text:p>
              </table:table-cell>
              <table:table-cell office:value-type="float" office:value="32153.0149646862">
                <text:p>32153.0149646862</text:p>
              </table:table-cell>
              <table:table-cell office:value-type="float" office:value="0.0813064900226987">
                <text:p>0.081306490022698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0">
                <text:p>40500</text:p>
              </table:table-cell>
              <table:table-cell office:value-type="float" office:value="0.99999874600372">
                <text:p>0.99999874600372</text:p>
              </table:table-cell>
              <table:table-cell office:value-type="float" office:value="32225.2605740673">
                <text:p>32225.2605740673</text:p>
              </table:table-cell>
              <table:table-cell office:value-type="float" office:value="0.999995535879931">
                <text:p>0.999995535879931</text:p>
              </table:table-cell>
              <table:table-cell office:value-type="float" office:value="0.130828544378872">
                <text:p>0.130828544378872</text:p>
              </table:table-cell>
              <table:table-cell office:value-type="float" office:value="0.869170495315501">
                <text:p>0.869170495315501</text:p>
              </table:table-cell>
              <table:table-cell office:value-type="float" office:value="32225.2605740673">
                <text:p>32225.2605740673</text:p>
              </table:table-cell>
              <table:table-cell office:value-type="float" office:value="0.91505575841936">
                <text:p>0.91505575841936</text:p>
              </table:table-cell>
              <table:table-cell office:value-type="float" office:value="32225.2605740673">
                <text:p>32225.2605740673</text:p>
              </table:table-cell>
              <table:table-cell office:value-type="float" office:value="0.084890596850378">
                <text:p>0.08489059685037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0">
                <text:p>40600</text:p>
              </table:table-cell>
              <table:table-cell office:value-type="float" office:value="0.999998762047896">
                <text:p>0.999998762047896</text:p>
              </table:table-cell>
              <table:table-cell office:value-type="float" office:value="32297.3016377375">
                <text:p>32297.3016377375</text:p>
              </table:table-cell>
              <table:table-cell office:value-type="float" office:value="0.999995597562151">
                <text:p>0.999995597562151</text:p>
              </table:table-cell>
              <table:table-cell office:value-type="float" office:value="0.126161096074369">
                <text:p>0.126161096074369</text:p>
              </table:table-cell>
              <table:table-cell office:value-type="float" office:value="0.873837996790472">
                <text:p>0.873837996790472</text:p>
              </table:table-cell>
              <table:table-cell office:value-type="float" office:value="32297.3016377375">
                <text:p>32297.3016377375</text:p>
              </table:table-cell>
              <table:table-cell office:value-type="float" office:value="0.911358476236392">
                <text:p>0.911358476236392</text:p>
              </table:table-cell>
              <table:table-cell office:value-type="float" office:value="32297.3016377375">
                <text:p>32297.3016377375</text:p>
              </table:table-cell>
              <table:table-cell office:value-type="float" office:value="0.0885892969872428">
                <text:p>0.08858929698724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0">
                <text:p>40700</text:p>
              </table:table-cell>
              <table:table-cell office:value-type="float" office:value="0.999998777836069">
                <text:p>0.999998777836069</text:p>
              </table:table-cell>
              <table:table-cell office:value-type="float" office:value="32369.1353217392">
                <text:p>32369.1353217392</text:p>
              </table:table-cell>
              <table:table-cell office:value-type="float" office:value="0.999995657922731">
                <text:p>0.999995657922731</text:p>
              </table:table-cell>
              <table:table-cell office:value-type="float" office:value="0.121656420309999">
                <text:p>0.121656420309999</text:p>
              </table:table-cell>
              <table:table-cell office:value-type="float" office:value="0.878342722739498">
                <text:p>0.878342722739498</text:p>
              </table:table-cell>
              <table:table-cell office:value-type="float" office:value="32369.1353217392">
                <text:p>32369.1353217392</text:p>
              </table:table-cell>
              <table:table-cell office:value-type="float" office:value="0.907545452465811">
                <text:p>0.907545452465811</text:p>
              </table:table-cell>
              <table:table-cell office:value-type="float" office:value="32369.1353217392">
                <text:p>32369.1353217392</text:p>
              </table:table-cell>
              <table:table-cell office:value-type="float" office:value="0.0924036997757181">
                <text:p>0.092403699775718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0">
                <text:p>40800</text:p>
              </table:table-cell>
              <table:table-cell office:value-type="float" office:value="0.999998793372832">
                <text:p>0.999998793372832</text:p>
              </table:table-cell>
              <table:table-cell office:value-type="float" office:value="32440.7589338254">
                <text:p>32440.7589338254</text:p>
              </table:table-cell>
              <table:table-cell office:value-type="float" office:value="0.999995716994726">
                <text:p>0.999995716994726</text:p>
              </table:table-cell>
              <table:table-cell office:value-type="float" office:value="0.117309842374847">
                <text:p>0.117309842374847</text:p>
              </table:table-cell>
              <table:table-cell office:value-type="float" office:value="0.882689348037717">
                <text:p>0.882689348037717</text:p>
              </table:table-cell>
              <table:table-cell office:value-type="float" office:value="32440.7589338254">
                <text:p>32440.7589338254</text:p>
              </table:table-cell>
              <table:table-cell office:value-type="float" office:value="0.903615673244786">
                <text:p>0.903615673244786</text:p>
              </table:table-cell>
              <table:table-cell office:value-type="float" office:value="32440.7589338254">
                <text:p>32440.7589338254</text:p>
              </table:table-cell>
              <table:table-cell office:value-type="float" office:value="0.0963348203629424">
                <text:p>0.09633482036294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0">
                <text:p>40900</text:p>
              </table:table-cell>
              <table:table-cell office:value-type="float" office:value="0.999998808662542">
                <text:p>0.999998808662542</text:p>
              </table:table-cell>
              <table:table-cell office:value-type="float" office:value="32512.1700292596">
                <text:p>32512.1700292596</text:p>
              </table:table-cell>
              <table:table-cell office:value-type="float" office:value="0.999995774809022">
                <text:p>0.999995774809022</text:p>
              </table:table-cell>
              <table:table-cell office:value-type="float" office:value="0.113116727417153">
                <text:p>0.113116727417153</text:p>
              </table:table-cell>
              <table:table-cell office:value-type="float" office:value="0.886882507692618">
                <text:p>0.886882507692618</text:p>
              </table:table-cell>
              <table:table-cell office:value-type="float" office:value="32512.1700292596">
                <text:p>32512.1700292596</text:p>
              </table:table-cell>
              <table:table-cell office:value-type="float" office:value="0.899568284780945">
                <text:p>0.899568284780945</text:p>
              </table:table-cell>
              <table:table-cell office:value-type="float" office:value="32512.1700292596">
                <text:p>32512.1700292596</text:p>
              </table:table-cell>
              <table:table-cell office:value-type="float" office:value="0.100383513758033">
                <text:p>0.1003835137580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0">
                <text:p>41000</text:p>
              </table:table-cell>
              <table:table-cell office:value-type="float" office:value="0.999998823709621">
                <text:p>0.999998823709621</text:p>
              </table:table-cell>
              <table:table-cell office:value-type="float" office:value="32583.3663811988">
                <text:p>32583.3663811988</text:p>
              </table:table-cell>
              <table:table-cell office:value-type="float" office:value="0.999995831395885">
                <text:p>0.999995831395885</text:p>
              </table:table-cell>
              <table:table-cell office:value-type="float" office:value="0.109072466412835">
                <text:p>0.109072466412835</text:p>
              </table:table-cell>
              <table:table-cell office:value-type="float" office:value="0.890926810876228">
                <text:p>0.890926810876228</text:p>
              </table:table-cell>
              <table:table-cell office:value-type="float" office:value="32583.3663811988">
                <text:p>32583.3663811988</text:p>
              </table:table-cell>
              <table:table-cell office:value-type="float" office:value="0.895402572898325">
                <text:p>0.895402572898325</text:p>
              </table:table-cell>
              <table:table-cell office:value-type="float" office:value="32583.3663811988">
                <text:p>32583.3663811988</text:p>
              </table:table-cell>
              <table:table-cell office:value-type="float" office:value="0.104550495307559">
                <text:p>0.1045504953075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0">
                <text:p>41100</text:p>
              </table:table-cell>
              <table:table-cell office:value-type="float" office:value="0.999998838518192">
                <text:p>0.999998838518192</text:p>
              </table:table-cell>
              <table:table-cell office:value-type="float" office:value="32654.3459419949">
                <text:p>32654.3459419949</text:p>
              </table:table-cell>
              <table:table-cell office:value-type="float" office:value="0.99999588678634">
                <text:p>0.99999588678634</text:p>
              </table:table-cell>
              <table:table-cell office:value-type="float" office:value="0.105172516365968">
                <text:p>0.105172516365968</text:p>
              </table:table-cell>
              <table:table-cell office:value-type="float" office:value="0.894826800724523">
                <text:p>0.894826800724523</text:p>
              </table:table-cell>
              <table:table-cell office:value-type="float" office:value="32654.3459419949">
                <text:p>32654.3459419949</text:p>
              </table:table-cell>
              <table:table-cell office:value-type="float" office:value="0.891117937107288">
                <text:p>0.891117937107288</text:p>
              </table:table-cell>
              <table:table-cell office:value-type="float" office:value="32654.3459419949">
                <text:p>32654.3459419949</text:p>
              </table:table-cell>
              <table:table-cell office:value-type="float" office:value="0.108836366643893">
                <text:p>0.10883636664389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0">
                <text:p>41200</text:p>
              </table:table-cell>
              <table:table-cell office:value-type="float" office:value="0.999998853092517">
                <text:p>0.999998853092517</text:p>
              </table:table-cell>
              <table:table-cell office:value-type="float" office:value="32725.1069263503">
                <text:p>32725.1069263503</text:p>
              </table:table-cell>
              <table:table-cell office:value-type="float" office:value="0.999995941009827">
                <text:p>0.999995941009827</text:p>
              </table:table-cell>
              <table:table-cell office:value-type="float" office:value="0.101412373867225">
                <text:p>0.101412373867225</text:p>
              </table:table-cell>
              <table:table-cell office:value-type="float" office:value="0.898586980779813">
                <text:p>0.898586980779813</text:p>
              </table:table-cell>
              <table:table-cell office:value-type="float" office:value="32725.1069263503">
                <text:p>32725.1069263503</text:p>
              </table:table-cell>
              <table:table-cell office:value-type="float" office:value="0.886713941747685">
                <text:p>0.886713941747685</text:p>
              </table:table-cell>
              <table:table-cell office:value-type="float" office:value="32725.1069263503">
                <text:p>32725.1069263503</text:p>
              </table:table-cell>
              <table:table-cell office:value-type="float" office:value="0.113241564514797">
                <text:p>0.11324156451479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0">
                <text:p>41300</text:p>
              </table:table-cell>
              <table:table-cell office:value-type="float" office:value="0.999998867436774">
                <text:p>0.999998867436774</text:p>
              </table:table-cell>
              <table:table-cell office:value-type="float" office:value="32795.6478236601">
                <text:p>32795.6478236601</text:p>
              </table:table-cell>
              <table:table-cell office:value-type="float" office:value="0.999995994094302">
                <text:p>0.999995994094302</text:p>
              </table:table-cell>
              <table:table-cell office:value-type="float" office:value="0.0977876016208966">
                <text:p>0.0977876016208966</text:p>
              </table:table-cell>
              <table:table-cell office:value-type="float" office:value="0.902211788463773">
                <text:p>0.902211788463773</text:p>
              </table:table-cell>
              <table:table-cell office:value-type="float" office:value="32795.6478236601">
                <text:p>32795.6478236601</text:p>
              </table:table-cell>
              <table:table-cell office:value-type="float" office:value="0.882190322059745">
                <text:p>0.882190322059745</text:p>
              </table:table-cell>
              <table:table-cell office:value-type="float" office:value="32795.6478236601">
                <text:p>32795.6478236601</text:p>
              </table:table-cell>
              <table:table-cell office:value-type="float" office:value="0.117766354715812">
                <text:p>0.1177663547158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0">
                <text:p>41400</text:p>
              </table:table-cell>
              <table:table-cell office:value-type="float" office:value="0.999998881554867">
                <text:p>0.999998881554867</text:p>
              </table:table-cell>
              <table:table-cell office:value-type="float" office:value="32865.9673227333">
                <text:p>32865.9673227333</text:p>
              </table:table-cell>
              <table:table-cell office:value-type="float" office:value="0.999996046068483">
                <text:p>0.999996046068483</text:p>
              </table:table-cell>
              <table:table-cell office:value-type="float" office:value="0.0942938503921252">
                <text:p>0.0942938503921252</text:p>
              </table:table-cell>
              <table:table-cell office:value-type="float" office:value="0.90570557313032">
                <text:p>0.90570557313032</text:p>
              </table:table-cell>
              <table:table-cell office:value-type="float" office:value="32865.9673227333">
                <text:p>32865.9673227333</text:p>
              </table:table-cell>
              <table:table-cell office:value-type="float" office:value="0.877546935226902">
                <text:p>0.877546935226902</text:p>
              </table:table-cell>
              <table:table-cell office:value-type="float" office:value="32865.9673227333">
                <text:p>32865.9673227333</text:p>
              </table:table-cell>
              <table:table-cell office:value-type="float" office:value="0.122410881075729">
                <text:p>0.12241088107572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0">
                <text:p>41500</text:p>
              </table:table-cell>
              <table:table-cell office:value-type="float" office:value="0.999998895450827">
                <text:p>0.999998895450827</text:p>
              </table:table-cell>
              <table:table-cell office:value-type="float" office:value="32936.0643818781">
                <text:p>32936.0643818781</text:p>
              </table:table-cell>
              <table:table-cell office:value-type="float" office:value="0.999996096960054">
                <text:p>0.999996096960054</text:p>
              </table:table-cell>
              <table:table-cell office:value-type="float" office:value="0.0909268331446147">
                <text:p>0.0909268331446147</text:p>
              </table:table-cell>
              <table:table-cell office:value-type="float" office:value="0.909072621928635">
                <text:p>0.909072621928635</text:p>
              </table:table-cell>
              <table:table-cell office:value-type="float" office:value="32936.0643818781">
                <text:p>32936.0643818781</text:p>
              </table:table-cell>
              <table:table-cell office:value-type="float" office:value="0.872783803049955">
                <text:p>0.872783803049955</text:p>
              </table:table-cell>
              <table:table-cell office:value-type="float" office:value="32936.0643818781">
                <text:p>32936.0643818781</text:p>
              </table:table-cell>
              <table:table-cell office:value-type="float" office:value="0.127175122762202">
                <text:p>0.1271751227622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0">
                <text:p>41600</text:p>
              </table:table-cell>
              <table:table-cell office:value-type="float" office:value="0.999998909128422">
                <text:p>0.999998909128422</text:p>
              </table:table-cell>
              <table:table-cell office:value-type="float" office:value="33005.9382363703">
                <text:p>33005.9382363703</text:p>
              </table:table-cell>
              <table:table-cell office:value-type="float" office:value="0.999996146795712">
                <text:p>0.999996146795712</text:p>
              </table:table-cell>
              <table:table-cell office:value-type="float" office:value="0.0876823609389957">
                <text:p>0.0876823609389957</text:p>
              </table:table-cell>
              <table:table-cell office:value-type="float" office:value="0.912317123904692">
                <text:p>0.912317123904692</text:p>
              </table:table-cell>
              <table:table-cell office:value-type="float" office:value="33005.9382363703">
                <text:p>33005.9382363703</text:p>
              </table:table-cell>
              <table:table-cell office:value-type="float" office:value="0.867901115025851">
                <text:p>0.867901115025851</text:p>
              </table:table-cell>
              <table:table-cell office:value-type="float" office:value="33005.9382363703">
                <text:p>33005.9382363703</text:p>
              </table:table-cell>
              <table:table-cell office:value-type="float" office:value="0.132058891205187">
                <text:p>0.13205889120518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0">
                <text:p>41700</text:p>
              </table:table-cell>
              <table:table-cell office:value-type="float" office:value="0.999998922591734">
                <text:p>0.999998922591734</text:p>
              </table:table-cell>
              <table:table-cell office:value-type="float" office:value="33075.5883296376">
                <text:p>33075.5883296376</text:p>
              </table:table-cell>
              <table:table-cell office:value-type="float" office:value="0.999996195602856">
                <text:p>0.999996195602856</text:p>
              </table:table-cell>
              <table:table-cell office:value-type="float" office:value="0.0845563040648039">
                <text:p>0.0845563040648039</text:p>
              </table:table-cell>
              <table:table-cell office:value-type="float" office:value="0.915443208870109">
                <text:p>0.915443208870109</text:p>
              </table:table-cell>
              <table:table-cell office:value-type="float" office:value="33075.5883296376">
                <text:p>33075.5883296376</text:p>
              </table:table-cell>
              <table:table-cell office:value-type="float" office:value="0.862899183811567">
                <text:p>0.862899183811567</text:p>
              </table:table-cell>
              <table:table-cell office:value-type="float" office:value="33075.5883296376">
                <text:p>33075.5883296376</text:p>
              </table:table-cell>
              <table:table-cell office:value-type="float" office:value="0.137061874653732">
                <text:p>0.1370618746537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0">
                <text:p>41800</text:p>
              </table:table-cell>
              <table:table-cell office:value-type="float" office:value="0.999998935844267">
                <text:p>0.999998935844267</text:p>
              </table:table-cell>
              <table:table-cell office:value-type="float" office:value="33145.0144445345">
                <text:p>33145.0144445345</text:p>
              </table:table-cell>
              <table:table-cell office:value-type="float" office:value="0.99999624340667">
                <text:p>0.99999624340667</text:p>
              </table:table-cell>
              <table:table-cell office:value-type="float" office:value="0.0815446614960485">
                <text:p>0.0815446614960485</text:p>
              </table:table-cell>
              <table:table-cell office:value-type="float" office:value="0.918454877946042">
                <text:p>0.918454877946042</text:p>
              </table:table-cell>
              <table:table-cell office:value-type="float" office:value="33145.0144445345">
                <text:p>33145.0144445345</text:p>
              </table:table-cell>
              <table:table-cell office:value-type="float" office:value="0.85777852586468">
                <text:p>0.85777852586468</text:p>
              </table:table-cell>
              <table:table-cell office:value-type="float" office:value="33145.0144445345">
                <text:p>33145.0144445345</text:p>
              </table:table-cell>
              <table:table-cell office:value-type="float" office:value="0.142183557503264">
                <text:p>0.1421835575032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0">
                <text:p>41900</text:p>
              </table:table-cell>
              <table:table-cell office:value-type="float" office:value="0.99999894888984">
                <text:p>0.99999894888984</text:p>
              </table:table-cell>
              <table:table-cell office:value-type="float" office:value="33214.2165766386">
                <text:p>33214.2165766386</text:p>
              </table:table-cell>
              <table:table-cell office:value-type="float" office:value="0.999996290233045">
                <text:p>0.999996290233045</text:p>
              </table:table-cell>
              <table:table-cell office:value-type="float" office:value="0.0786434985797755">
                <text:p>0.0786434985797755</text:p>
              </table:table-cell>
              <table:table-cell office:value-type="float" office:value="0.921356065875694">
                <text:p>0.921356065875694</text:p>
              </table:table-cell>
              <table:table-cell office:value-type="float" office:value="33214.2165766386">
                <text:p>33214.2165766386</text:p>
              </table:table-cell>
              <table:table-cell office:value-type="float" office:value="0.852539780803713">
                <text:p>0.852539780803713</text:p>
              </table:table-cell>
              <table:table-cell office:value-type="float" office:value="33214.2165766386">
                <text:p>33214.2165766386</text:p>
              </table:table-cell>
              <table:table-cell office:value-type="float" office:value="0.147423300969851">
                <text:p>0.1474233009698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0">
                <text:p>42000</text:p>
              </table:table-cell>
              <table:table-cell office:value-type="float" office:value="0.999998961732078">
                <text:p>0.999998961732078</text:p>
              </table:table-cell>
              <table:table-cell office:value-type="float" office:value="33283.1950095972">
                <text:p>33283.1950095972</text:p>
              </table:table-cell>
              <table:table-cell office:value-type="float" office:value="0.999996336106927">
                <text:p>0.999996336106927</text:p>
              </table:table-cell>
              <table:table-cell office:value-type="float" office:value="0.0758489864069555">
                <text:p>0.0758489864069555</text:p>
              </table:table-cell>
              <table:table-cell office:value-type="float" office:value="0.924150601653237">
                <text:p>0.924150601653237</text:p>
              </table:table-cell>
              <table:table-cell office:value-type="float" office:value="33283.1950095972">
                <text:p>33283.1950095972</text:p>
              </table:table-cell>
              <table:table-cell office:value-type="float" office:value="0.847183757101496">
                <text:p>0.847183757101496</text:p>
              </table:table-cell>
              <table:table-cell office:value-type="float" office:value="33283.1950095972">
                <text:p>33283.1950095972</text:p>
              </table:table-cell>
              <table:table-cell office:value-type="float" office:value="0.152780297379186">
                <text:p>0.15278029737918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0">
                <text:p>42100</text:p>
              </table:table-cell>
              <table:table-cell office:value-type="float" office:value="0.999998974374425">
                <text:p>0.999998974374425</text:p>
              </table:table-cell>
              <table:table-cell office:value-type="float" office:value="33351.9503180784">
                <text:p>33351.9503180784</text:p>
              </table:table-cell>
              <table:table-cell office:value-type="float" office:value="0.999996381052359">
                <text:p>0.999996381052359</text:p>
              </table:table-cell>
              <table:table-cell office:value-type="float" office:value="0.0731574019580707">
                <text:p>0.0731574019580707</text:p>
              </table:table-cell>
              <table:table-cell office:value-type="float" office:value="0.926842208378499">
                <text:p>0.926842208378499</text:p>
              </table:table-cell>
              <table:table-cell office:value-type="float" office:value="33351.9503180784">
                <text:p>33351.9503180784</text:p>
              </table:table-cell>
              <table:table-cell office:value-type="float" office:value="0.841711432457961">
                <text:p>0.841711432457961</text:p>
              </table:table-cell>
              <table:table-cell office:value-type="float" office:value="33351.9503180784">
                <text:p>33351.9503180784</text:p>
              </table:table-cell>
              <table:table-cell office:value-type="float" office:value="0.158253569795652">
                <text:p>0.1582535697956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0">
                <text:p>42200</text:p>
              </table:table-cell>
              <table:table-cell office:value-type="float" office:value="0.999998986820505">
                <text:p>0.999998986820505</text:p>
              </table:table-cell>
              <table:table-cell office:value-type="float" office:value="33420.4833059234">
                <text:p>33420.4833059234</text:p>
              </table:table-cell>
              <table:table-cell office:value-type="float" office:value="0.999996425093651">
                <text:p>0.999996425093651</text:p>
              </table:table-cell>
              <table:table-cell office:value-type="float" office:value="0.0705651053242993">
                <text:p>0.0705651053242993</text:p>
              </table:table-cell>
              <table:table-cell office:value-type="float" office:value="0.929434526036299">
                <text:p>0.929434526036299</text:p>
              </table:table-cell>
              <table:table-cell office:value-type="float" office:value="33420.4833059234">
                <text:p>33420.4833059234</text:p>
              </table:table-cell>
              <table:table-cell office:value-type="float" office:value="0.836123914113467">
                <text:p>0.836123914113467</text:p>
              </table:table-cell>
              <table:table-cell office:value-type="float" office:value="33420.4833059234">
                <text:p>33420.4833059234</text:p>
              </table:table-cell>
              <table:table-cell office:value-type="float" office:value="0.16384201172287">
                <text:p>0.163842011722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0">
                <text:p>42300</text:p>
              </table:table-cell>
              <table:table-cell office:value-type="float" office:value="0.99999899907364">
                <text:p>0.99999899907364</text:p>
              </table:table-cell>
              <table:table-cell office:value-type="float" office:value="33488.7950653711">
                <text:p>33488.7950653711</text:p>
              </table:table-cell>
              <table:table-cell office:value-type="float" office:value="0.999996468254214">
                <text:p>0.999996468254214</text:p>
              </table:table-cell>
              <table:table-cell office:value-type="float" office:value="0.0680685722401602">
                <text:p>0.0680685722401602</text:p>
              </table:table-cell>
              <table:table-cell office:value-type="float" office:value="0.931931078963671">
                <text:p>0.931931078963671</text:p>
              </table:table-cell>
              <table:table-cell office:value-type="float" office:value="33488.7950653711">
                <text:p>33488.7950653711</text:p>
              </table:table-cell>
              <table:table-cell office:value-type="float" office:value="0.830422474380202">
                <text:p>0.830422474380202</text:p>
              </table:table-cell>
              <table:table-cell office:value-type="float" office:value="33488.7950653711">
                <text:p>33488.7950653711</text:p>
              </table:table-cell>
              <table:table-cell office:value-type="float" office:value="0.169544351560527">
                <text:p>0.16954435156052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0">
                <text:p>42400</text:p>
              </table:table-cell>
              <table:table-cell office:value-type="float" office:value="0.999999011137213">
                <text:p>0.999999011137213</text:p>
              </table:table-cell>
              <table:table-cell office:value-type="float" office:value="33556.8869773722">
                <text:p>33556.8869773722</text:p>
              </table:table-cell>
              <table:table-cell office:value-type="float" office:value="0.999996510556595">
                <text:p>0.999996510556595</text:p>
              </table:table-cell>
              <table:table-cell office:value-type="float" office:value="0.0656643707080246">
                <text:p>0.0656643707080246</text:p>
              </table:table-cell>
              <table:table-cell office:value-type="float" office:value="0.934335299225843">
                <text:p>0.934335299225843</text:p>
              </table:table-cell>
              <table:table-cell office:value-type="float" office:value="33556.8869773722">
                <text:p>33556.8869773722</text:p>
              </table:table-cell>
              <table:table-cell office:value-type="float" office:value="0.824608549515119">
                <text:p>0.824608549515119</text:p>
              </table:table-cell>
              <table:table-cell office:value-type="float" office:value="33556.8869773722">
                <text:p>33556.8869773722</text:p>
              </table:table-cell>
              <table:table-cell office:value-type="float" office:value="0.175359153733121">
                <text:p>0.1753591537331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0">
                <text:p>42500</text:p>
              </table:table-cell>
              <table:table-cell office:value-type="float" office:value="0.999999023014661">
                <text:p>0.999999023014661</text:p>
              </table:table-cell>
              <table:table-cell office:value-type="float" office:value="33624.7606428647">
                <text:p>33624.7606428647</text:p>
              </table:table-cell>
              <table:table-cell office:value-type="float" office:value="0.999996552023589">
                <text:p>0.999996552023589</text:p>
              </table:table-cell>
              <table:table-cell office:value-type="float" office:value="0.0633491622797921">
                <text:p>0.0633491622797921</text:p>
              </table:table-cell>
              <table:table-cell office:value-type="float" office:value="0.936650525334754">
                <text:p>0.936650525334754</text:p>
              </table:table-cell>
              <table:table-cell office:value-type="float" office:value="33624.7606428647">
                <text:p>33624.7606428647</text:p>
              </table:table-cell>
              <table:table-cell office:value-type="float" office:value="0.818683696142825">
                <text:p>0.818683696142825</text:p>
              </table:table-cell>
              <table:table-cell office:value-type="float" office:value="33624.7606428647">
                <text:p>33624.7606428647</text:p>
              </table:table-cell>
              <table:table-cell office:value-type="float" office:value="0.181284862279797">
                <text:p>0.18128486227979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0">
                <text:p>42600</text:p>
              </table:table-cell>
              <table:table-cell office:value-type="float" office:value="0.999999034709242">
                <text:p>0.999999034709242</text:p>
              </table:table-cell>
              <table:table-cell office:value-type="float" office:value="33692.4179671219">
                <text:p>33692.4179671219</text:p>
              </table:table-cell>
              <table:table-cell office:value-type="float" office:value="0.999996592676781">
                <text:p>0.999996592676781</text:p>
              </table:table-cell>
              <table:table-cell office:value-type="float" office:value="0.0611197158502552">
                <text:p>0.0611197158502552</text:p>
              </table:table-cell>
              <table:table-cell office:value-type="float" office:value="0.938879988455739">
                <text:p>0.938879988455739</text:p>
              </table:table-cell>
              <table:table-cell office:value-type="float" office:value="33692.4179671219">
                <text:p>33692.4179671219</text:p>
              </table:table-cell>
              <table:table-cell office:value-type="float" office:value="0.812649642206467">
                <text:p>0.812649642206467</text:p>
              </table:table-cell>
              <table:table-cell office:value-type="float" office:value="33692.4179671219">
                <text:p>33692.4179671219</text:p>
              </table:table-cell>
              <table:table-cell office:value-type="float" office:value="0.187319749888988">
                <text:p>0.18731974988898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0">
                <text:p>42700</text:p>
              </table:table-cell>
              <table:table-cell office:value-type="float" office:value="0.999999046224053">
                <text:p>0.999999046224053</text:p>
              </table:table-cell>
              <table:table-cell office:value-type="float" office:value="33759.8610890323">
                <text:p>33759.8610890323</text:p>
              </table:table-cell>
              <table:table-cell office:value-type="float" office:value="0.999996632537642">
                <text:p>0.999996632537642</text:p>
              </table:table-cell>
              <table:table-cell office:value-type="float" office:value="0.0589729056891631">
                <text:p>0.0589729056891631</text:p>
              </table:table-cell>
              <table:table-cell office:value-type="float" office:value="0.941026814375689">
                <text:p>0.941026814375689</text:p>
              </table:table-cell>
              <table:table-cell office:value-type="float" office:value="33759.8610890323">
                <text:p>33759.8610890323</text:p>
              </table:table-cell>
              <table:table-cell office:value-type="float" office:value="0.806508242308401">
                <text:p>0.806508242308401</text:p>
              </table:table-cell>
              <table:table-cell office:value-type="float" office:value="33759.8610890323">
                <text:p>33759.8610890323</text:p>
              </table:table-cell>
              <table:table-cell office:value-type="float" office:value="0.193461962570296">
                <text:p>0.19346196257029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0">
                <text:p>42800</text:p>
              </table:table-cell>
              <table:table-cell office:value-type="float" office:value="0.999999057562244">
                <text:p>0.999999057562244</text:p>
              </table:table-cell>
              <table:table-cell office:value-type="float" office:value="33827.0923736405">
                <text:p>33827.0923736405</text:p>
              </table:table-cell>
              <table:table-cell office:value-type="float" office:value="0.99999667162751">
                <text:p>0.99999667162751</text:p>
              </table:table-cell>
              <table:table-cell office:value-type="float" office:value="0.0569056972779471">
                <text:p>0.0569056972779471</text:p>
              </table:table-cell>
              <table:table-cell office:value-type="float" office:value="0.943094037666637">
                <text:p>0.943094037666637</text:p>
              </table:table-cell>
              <table:table-cell office:value-type="float" office:value="33827.0923736405">
                <text:p>33827.0923736405</text:p>
              </table:table-cell>
              <table:table-cell office:value-type="float" office:value="0.800261472266945">
                <text:p>0.800261472266945</text:p>
              </table:table-cell>
              <table:table-cell office:value-type="float" office:value="33827.0923736405">
                <text:p>33827.0923736405</text:p>
              </table:table-cell>
              <table:table-cell office:value-type="float" office:value="0.19970952509819">
                <text:p>0.199709525098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0">
                <text:p>42900</text:p>
              </table:table-cell>
              <table:table-cell office:value-type="float" office:value="0.999999068726911">
                <text:p>0.999999068726911</text:p>
              </table:table-cell>
              <table:table-cell office:value-type="float" office:value="33894.1144778013">
                <text:p>33894.1144778013</text:p>
              </table:table-cell>
              <table:table-cell office:value-type="float" office:value="0.999996709966563">
                <text:p>0.999996709966563</text:p>
              </table:table-cell>
              <table:table-cell office:value-type="float" office:value="0.0549151530986405">
                <text:p>0.0549151530986405</text:p>
              </table:table-cell>
              <table:table-cell office:value-type="float" office:value="0.945084595896947">
                <text:p>0.945084595896947</text:p>
              </table:table-cell>
              <table:table-cell office:value-type="float" office:value="33894.1144778013">
                <text:p>33894.1144778013</text:p>
              </table:table-cell>
              <table:table-cell office:value-type="float" office:value="0.793911468452077">
                <text:p>0.793911468452077</text:p>
              </table:table-cell>
              <table:table-cell office:value-type="float" office:value="33894.1144778013">
                <text:p>33894.1144778013</text:p>
              </table:table-cell>
              <table:table-cell office:value-type="float" office:value="0.206060301666757">
                <text:p>0.2060603016667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0">
                <text:p>43000</text:p>
              </table:table-cell>
              <table:table-cell office:value-type="float" office:value="0.999999079721198">
                <text:p>0.999999079721198</text:p>
              </table:table-cell>
              <table:table-cell office:value-type="float" office:value="33960.9302733048">
                <text:p>33960.9302733048</text:p>
              </table:table-cell>
              <table:table-cell office:value-type="float" office:value="0.999996747574866">
                <text:p>0.999996747574866</text:p>
              </table:table-cell>
              <table:table-cell office:value-type="float" office:value="0.0529984256301706">
                <text:p>0.0529984256301706</text:p>
              </table:table-cell>
              <table:table-cell office:value-type="float" office:value="0.947001336635245">
                <text:p>0.947001336635245</text:p>
              </table:table-cell>
              <table:table-cell office:value-type="float" office:value="33960.9302733048">
                <text:p>33960.9302733048</text:p>
              </table:table-cell>
              <table:table-cell office:value-type="float" office:value="0.787460479756292">
                <text:p>0.787460479756292</text:p>
              </table:table-cell>
              <table:table-cell office:value-type="float" office:value="33960.9302733048">
                <text:p>33960.9302733048</text:p>
              </table:table-cell>
              <table:table-cell office:value-type="float" office:value="0.212512043930383">
                <text:p>0.21251204393038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0">
                <text:p>43100</text:p>
              </table:table-cell>
              <table:table-cell office:value-type="float" office:value="0.999999090547885">
                <text:p>0.999999090547885</text:p>
              </table:table-cell>
              <table:table-cell office:value-type="float" office:value="34027.5428631552">
                <text:p>34027.5428631552</text:p>
              </table:table-cell>
              <table:table-cell office:value-type="float" office:value="0.999996784472023">
                <text:p>0.999996784472023</text:p>
              </table:table-cell>
              <table:table-cell office:value-type="float" office:value="0.0511527783930042">
                <text:p>0.0511527783930042</text:p>
              </table:table-cell>
              <table:table-cell office:value-type="float" office:value="0.948846996405718">
                <text:p>0.948846996405718</text:p>
              </table:table-cell>
              <table:table-cell office:value-type="float" office:value="34027.5428631552">
                <text:p>34027.5428631552</text:p>
              </table:table-cell>
              <table:table-cell office:value-type="float" office:value="0.780910876827441">
                <text:p>0.780910876827441</text:p>
              </table:table-cell>
              <table:table-cell office:value-type="float" office:value="34027.5428631552">
                <text:p>34027.5428631552</text:p>
              </table:table-cell>
              <table:table-cell office:value-type="float" office:value="0.219062381768145">
                <text:p>0.2190623817681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0">
                <text:p>43200</text:p>
              </table:table-cell>
              <table:table-cell office:value-type="float" office:value="0.999999101210107">
                <text:p>0.999999101210107</text:p>
              </table:table-cell>
              <table:table-cell office:value-type="float" office:value="34093.9555483103">
                <text:p>34093.9555483103</text:p>
              </table:table-cell>
              <table:table-cell office:value-type="float" office:value="0.999996820677509">
                <text:p>0.999996820677509</text:p>
              </table:table-cell>
              <table:table-cell office:value-type="float" office:value="0.0493755447862618">
                <text:p>0.0493755447862618</text:p>
              </table:table-cell>
              <table:table-cell office:value-type="float" office:value="0.950624241851526">
                <text:p>0.950624241851526</text:p>
              </table:table-cell>
              <table:table-cell office:value-type="float" office:value="34093.9555483103">
                <text:p>34093.9555483103</text:p>
              </table:table-cell>
              <table:table-cell office:value-type="float" office:value="0.774265131089376">
                <text:p>0.774265131089376</text:p>
              </table:table-cell>
              <table:table-cell office:value-type="float" office:value="34093.9555483103">
                <text:p>34093.9555483103</text:p>
              </table:table-cell>
              <table:table-cell office:value-type="float" office:value="0.225708844267053">
                <text:p>0.22570884426705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0">
                <text:p>43300</text:p>
              </table:table-cell>
              <table:table-cell office:value-type="float" office:value="0.999999111710644">
                <text:p>0.999999111710644</text:p>
              </table:table-cell>
              <table:table-cell office:value-type="float" office:value="34160.1718965668">
                <text:p>34160.1718965668</text:p>
              </table:table-cell>
              <table:table-cell office:value-type="float" office:value="0.999996856209695">
                <text:p>0.999996856209695</text:p>
              </table:table-cell>
              <table:table-cell office:value-type="float" office:value="0.0476641652744897">
                <text:p>0.0476641652744897</text:p>
              </table:table-cell>
              <table:table-cell office:value-type="float" office:value="0.95233563254781">
                <text:p>0.95233563254781</text:p>
              </table:table-cell>
              <table:table-cell office:value-type="float" office:value="34160.1718965668">
                <text:p>34160.1718965668</text:p>
              </table:table-cell>
              <table:table-cell office:value-type="float" office:value="0.767525856031424">
                <text:p>0.767525856031424</text:p>
              </table:table-cell>
              <table:table-cell office:value-type="float" office:value="34160.1718965668">
                <text:p>34160.1718965668</text:p>
              </table:table-cell>
              <table:table-cell office:value-type="float" office:value="0.232448818423983">
                <text:p>0.23244881842398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0">
                <text:p>43400</text:p>
              </table:table-cell>
              <table:table-cell office:value-type="float" office:value="0.999999122053172">
                <text:p>0.999999122053172</text:p>
              </table:table-cell>
              <table:table-cell office:value-type="float" office:value="34226.1956584529">
                <text:p>34226.1956584529</text:p>
              </table:table-cell>
              <table:table-cell office:value-type="float" office:value="0.999996891086843">
                <text:p>0.999996891086843</text:p>
              </table:table-cell>
              <table:table-cell office:value-type="float" office:value="0.0460161208674034">
                <text:p>0.0460161208674034</text:p>
              </table:table-cell>
              <table:table-cell office:value-type="float" office:value="0.953983687522653">
                <text:p>0.953983687522653</text:p>
              </table:table-cell>
              <table:table-cell office:value-type="float" office:value="34226.1956584529">
                <text:p>34226.1956584529</text:p>
              </table:table-cell>
              <table:table-cell office:value-type="float" office:value="0.760695755328715">
                <text:p>0.760695755328715</text:p>
              </table:table-cell>
              <table:table-cell office:value-type="float" office:value="34226.1956584529">
                <text:p>34226.1956584529</text:p>
              </table:table-cell>
              <table:table-cell office:value-type="float" office:value="0.239279601035656">
                <text:p>0.2392796010356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0">
                <text:p>43500</text:p>
              </table:table-cell>
              <table:table-cell office:value-type="float" office:value="0.999999132238706">
                <text:p>0.999999132238706</text:p>
              </table:table-cell>
              <table:table-cell office:value-type="float" office:value="34292.0307836529">
                <text:p>34292.0307836529</text:p>
              </table:table-cell>
              <table:table-cell office:value-type="float" office:value="0.999996925326776">
                <text:p>0.999996925326776</text:p>
              </table:table-cell>
              <table:table-cell office:value-type="float" office:value="0.0444291104832355">
                <text:p>0.0444291104832355</text:p>
              </table:table-cell>
              <table:table-cell office:value-type="float" office:value="0.955570707892324">
                <text:p>0.955570707892324</text:p>
              </table:table-cell>
              <table:table-cell office:value-type="float" office:value="34292.0307836529">
                <text:p>34292.0307836529</text:p>
              </table:table-cell>
              <table:table-cell office:value-type="float" office:value="0.7537776323479">
                <text:p>0.7537776323479</text:p>
              </table:table-cell>
              <table:table-cell office:value-type="float" office:value="34292.0307836529">
                <text:p>34292.0307836529</text:p>
              </table:table-cell>
              <table:table-cell office:value-type="float" office:value="0.246198389190405">
                <text:p>0.2461983891904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0">
                <text:p>43600</text:p>
              </table:table-cell>
              <table:table-cell office:value-type="float" office:value="0.999999142270897">
                <text:p>0.999999142270897</text:p>
              </table:table-cell>
              <table:table-cell office:value-type="float" office:value="34357.6814121486">
                <text:p>34357.6814121486</text:p>
              </table:table-cell>
              <table:table-cell office:value-type="float" office:value="0.999996958946881">
                <text:p>0.999996958946881</text:p>
              </table:table-cell>
              <table:table-cell office:value-type="float" office:value="0.042900781240671">
                <text:p>0.042900781240671</text:p>
              </table:table-cell>
              <table:table-cell office:value-type="float" office:value="0.957099046571769">
                <text:p>0.957099046571769</text:p>
              </table:table-cell>
              <table:table-cell office:value-type="float" office:value="34357.6814121486">
                <text:p>34357.6814121486</text:p>
              </table:table-cell>
              <table:table-cell office:value-type="float" office:value="0.74677438428778">
                <text:p>0.74677438428778</text:p>
              </table:table-cell>
              <table:table-cell office:value-type="float" office:value="34357.6814121486">
                <text:p>34357.6814121486</text:p>
              </table:table-cell>
              <table:table-cell office:value-type="float" office:value="0.25320228612825">
                <text:p>0.253202286128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0">
                <text:p>43700</text:p>
              </table:table-cell>
              <table:table-cell office:value-type="float" office:value="0.999999152152423">
                <text:p>0.999999152152423</text:p>
              </table:table-cell>
              <table:table-cell office:value-type="float" office:value="34423.151865124">
                <text:p>34423.151865124</text:p>
              </table:table-cell>
              <table:table-cell office:value-type="float" office:value="0.99999699196412">
                <text:p>0.99999699196412</text:p>
              </table:table-cell>
              <table:table-cell office:value-type="float" office:value="0.0414289096716963">
                <text:p>0.0414289096716963</text:p>
              </table:table-cell>
              <table:table-cell office:value-type="float" office:value="0.958570927060292">
                <text:p>0.958570927060292</text:p>
              </table:table-cell>
              <table:table-cell office:value-type="float" office:value="34423.151865124">
                <text:p>34423.151865124</text:p>
              </table:table-cell>
              <table:table-cell office:value-type="float" office:value="0.739688996241635">
                <text:p>0.739688996241635</text:p>
              </table:table-cell>
              <table:table-cell office:value-type="float" office:value="34423.151865124">
                <text:p>34423.151865124</text:p>
              </table:table-cell>
              <table:table-cell office:value-type="float" office:value="0.260288307179241">
                <text:p>0.2602883071792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0">
                <text:p>43800</text:p>
              </table:table-cell>
              <table:table-cell office:value-type="float" office:value="0.999999161885914">
                <text:p>0.999999161885914</text:p>
              </table:table-cell>
              <table:table-cell office:value-type="float" office:value="34488.4466638755">
                <text:p>34488.4466638755</text:p>
              </table:table-cell>
              <table:table-cell office:value-type="float" office:value="0.99999702439474">
                <text:p>0.99999702439474</text:p>
              </table:table-cell>
              <table:table-cell office:value-type="float" office:value="0.0400113523517484">
                <text:p>0.0400113523517484</text:p>
              </table:table-cell>
              <table:table-cell office:value-type="float" office:value="0.959988492811928">
                <text:p>0.959988492811928</text:p>
              </table:table-cell>
              <table:table-cell office:value-type="float" office:value="34488.4466638755">
                <text:p>34488.4466638755</text:p>
              </table:table-cell>
              <table:table-cell office:value-type="float" office:value="0.732524552204047">
                <text:p>0.732524552204047</text:p>
              </table:table-cell>
              <table:table-cell office:value-type="float" office:value="34488.4466638755">
                <text:p>34488.4466638755</text:p>
              </table:table-cell>
              <table:table-cell office:value-type="float" office:value="0.267453368754671">
                <text:p>0.26745336875467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0">
                <text:p>43900</text:p>
              </table:table-cell>
              <table:table-cell office:value-type="float" office:value="0.999999171473863">
                <text:p>0.999999171473863</text:p>
              </table:table-cell>
              <table:table-cell office:value-type="float" office:value="34553.5704079488">
                <text:p>34553.5704079488</text:p>
              </table:table-cell>
              <table:table-cell office:value-type="float" office:value="0.999997056255448">
                <text:p>0.999997056255448</text:p>
              </table:table-cell>
              <table:table-cell office:value-type="float" office:value="0.0386460477130845">
                <text:p>0.0386460477130845</text:p>
              </table:table-cell>
              <table:table-cell office:value-type="float" office:value="0.961353805422147">
                <text:p>0.961353805422147</text:p>
              </table:table-cell>
              <table:table-cell office:value-type="float" office:value="34553.5704079488">
                <text:p>34553.5704079488</text:p>
              </table:table-cell>
              <table:table-cell office:value-type="float" office:value="0.725284161260203">
                <text:p>0.725284161260203</text:p>
              </table:table-cell>
              <table:table-cell office:value-type="float" office:value="34553.5704079488">
                <text:p>34553.5704079488</text:p>
              </table:table-cell>
              <table:table-cell office:value-type="float" office:value="0.27469436216891">
                <text:p>0.274694362168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0">
                <text:p>44000</text:p>
              </table:table-cell>
              <table:table-cell office:value-type="float" office:value="0.999999180918985">
                <text:p>0.999999180918985</text:p>
              </table:table-cell>
              <table:table-cell office:value-type="float" office:value="34618.527933715">
                <text:p>34618.527933715</text:p>
              </table:table-cell>
              <table:table-cell office:value-type="float" office:value="0.999997087561658">
                <text:p>0.999997087561658</text:p>
              </table:table-cell>
              <table:table-cell office:value-type="float" office:value="0.0373309975705818">
                <text:p>0.0373309975705818</text:p>
              </table:table-cell>
              <table:table-cell office:value-type="float" office:value="0.96266886310228">
                <text:p>0.96266886310228</text:p>
              </table:table-cell>
              <table:table-cell office:value-type="float" office:value="34618.527933715">
                <text:p>34618.527933715</text:p>
              </table:table-cell>
              <table:table-cell office:value-type="float" office:value="0.717971052977388">
                <text:p>0.717971052977388</text:p>
              </table:table-cell>
              <table:table-cell office:value-type="float" office:value="34618.527933715">
                <text:p>34618.527933715</text:p>
              </table:table-cell>
              <table:table-cell office:value-type="float" office:value="0.282008058232641">
                <text:p>0.28200805823264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0">
                <text:p>44100</text:p>
              </table:table-cell>
              <table:table-cell office:value-type="float" office:value="0.999999190223593">
                <text:p>0.999999190223593</text:p>
              </table:table-cell>
              <table:table-cell office:value-type="float" office:value="34683.3241930719">
                <text:p>34683.3241930719</text:p>
              </table:table-cell>
              <table:table-cell office:value-type="float" office:value="0.999997118328673">
                <text:p>0.999997118328673</text:p>
              </table:table-cell>
              <table:table-cell office:value-type="float" office:value="0.0360642932275246">
                <text:p>0.0360642932275246</text:p>
              </table:table-cell>
              <table:table-cell office:value-type="float" office:value="0.963935574573605">
                <text:p>0.963935574573605</text:p>
              </table:table-cell>
              <table:table-cell office:value-type="float" office:value="34683.3241930719">
                <text:p>34683.3241930719</text:p>
              </table:table-cell>
              <table:table-cell office:value-type="float" office:value="0.710588504000226">
                <text:p>0.710588504000226</text:p>
              </table:table-cell>
              <table:table-cell office:value-type="float" office:value="34683.3241930719">
                <text:p>34683.3241930719</text:p>
              </table:table-cell>
              <table:table-cell office:value-type="float" office:value="0.289391180668848">
                <text:p>0.2893911806688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0">
                <text:p>44200</text:p>
              </table:table-cell>
              <table:table-cell office:value-type="float" office:value="0.999999199390219">
                <text:p>0.999999199390219</text:p>
              </table:table-cell>
              <table:table-cell office:value-type="float" office:value="34747.9643011903">
                <text:p>34747.9643011903</text:p>
              </table:table-cell>
              <table:table-cell office:value-type="float" office:value="0.999997148571119">
                <text:p>0.999997148571119</text:p>
              </table:table-cell>
              <table:table-cell office:value-type="float" office:value="0.0348440852078308">
                <text:p>0.0348440852078308</text:p>
              </table:table-cell>
              <table:table-cell office:value-type="float" office:value="0.965155789335425">
                <text:p>0.965155789335425</text:p>
              </table:table-cell>
              <table:table-cell office:value-type="float" office:value="34747.9643011903">
                <text:p>34747.9643011903</text:p>
              </table:table-cell>
              <table:table-cell office:value-type="float" office:value="0.703139866592113">
                <text:p>0.703139866592113</text:p>
              </table:table-cell>
              <table:table-cell office:value-type="float" office:value="34747.9643011903">
                <text:p>34747.9643011903</text:p>
              </table:table-cell>
              <table:table-cell office:value-type="float" office:value="0.296840377566917">
                <text:p>0.2968403775669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0">
                <text:p>44300</text:p>
              </table:table-cell>
              <table:table-cell office:value-type="float" office:value="0.999999208421569">
                <text:p>0.999999208421569</text:p>
              </table:table-cell>
              <table:table-cell office:value-type="float" office:value="34812.4534389121">
                <text:p>34812.4534389121</text:p>
              </table:table-cell>
              <table:table-cell office:value-type="float" office:value="0.999997178303787">
                <text:p>0.999997178303787</text:p>
              </table:table-cell>
              <table:table-cell office:value-type="float" office:value="0.0336685843691133">
                <text:p>0.0336685843691133</text:p>
              </table:table-cell>
              <table:table-cell office:value-type="float" office:value="0.966331296552061">
                <text:p>0.966331296552061</text:p>
              </table:table-cell>
              <table:table-cell office:value-type="float" office:value="34812.4534389121">
                <text:p>34812.4534389121</text:p>
              </table:table-cell>
              <table:table-cell office:value-type="float" office:value="0.695628509965577">
                <text:p>0.695628509965577</text:p>
              </table:table-cell>
              <table:table-cell office:value-type="float" office:value="34812.4534389121">
                <text:p>34812.4534389121</text:p>
              </table:table-cell>
              <table:table-cell office:value-type="float" office:value="0.304352280059953">
                <text:p>0.3043522800599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0">
                <text:p>44400</text:p>
              </table:table-cell>
              <table:table-cell office:value-type="float" office:value="0.999999217319269">
                <text:p>0.999999217319269</text:p>
              </table:table-cell>
              <table:table-cell office:value-type="float" office:value="34876.7969606582">
                <text:p>34876.7969606582</text:p>
              </table:table-cell>
              <table:table-cell office:value-type="float" office:value="0.999997207540528">
                <text:p>0.999997207540528</text:p>
              </table:table-cell>
              <table:table-cell office:value-type="float" office:value="0.0325361110379165">
                <text:p>0.0325361110379165</text:p>
              </table:table-cell>
              <table:table-cell office:value-type="float" office:value="0.967463775917322">
                <text:p>0.967463775917322</text:p>
              </table:table-cell>
              <table:table-cell office:value-type="float" office:value="34876.7969606582">
                <text:p>34876.7969606582</text:p>
              </table:table-cell>
              <table:table-cell office:value-type="float" office:value="0.688057884897182">
                <text:p>0.688057884897182</text:p>
              </table:table-cell>
              <table:table-cell office:value-type="float" office:value="34876.7969606582">
                <text:p>34876.7969606582</text:p>
              </table:table-cell>
              <table:table-cell office:value-type="float" office:value="0.311923437700895">
                <text:p>0.3119234377008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0">
                <text:p>44500</text:p>
              </table:table-cell>
              <table:table-cell office:value-type="float" office:value="0.999999226086056">
                <text:p>0.999999226086056</text:p>
              </table:table-cell>
              <table:table-cell office:value-type="float" office:value="34941.0002358141">
                <text:p>34941.0002358141</text:p>
              </table:table-cell>
              <table:table-cell office:value-type="float" office:value="0.999997236295615">
                <text:p>0.999997236295615</text:p>
              </table:table-cell>
              <table:table-cell office:value-type="float" office:value="0.0314450021414506">
                <text:p>0.0314450021414506</text:p>
              </table:table-cell>
              <table:table-cell office:value-type="float" office:value="0.968554890523507">
                <text:p>0.968554890523507</text:p>
              </table:table-cell>
              <table:table-cell office:value-type="float" office:value="34941.0002358141">
                <text:p>34941.0002358141</text:p>
              </table:table-cell>
              <table:table-cell office:value-type="float" office:value="0.68043142878832">
                <text:p>0.68043142878832</text:p>
              </table:table-cell>
              <table:table-cell office:value-type="float" office:value="34941.0002358141">
                <text:p>34941.0002358141</text:p>
              </table:table-cell>
              <table:table-cell office:value-type="float" office:value="0.319550413413614">
                <text:p>0.3195504134136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0">
                <text:p>44600</text:p>
              </table:table-cell>
              <table:table-cell office:value-type="float" office:value="0.999999234724199">
                <text:p>0.999999234724199</text:p>
              </table:table-cell>
              <table:table-cell office:value-type="float" office:value="35005.0688499125">
                <text:p>35005.0688499125</text:p>
              </table:table-cell>
              <table:table-cell office:value-type="float" office:value="0.999997264581876">
                <text:p>0.999997264581876</text:p>
              </table:table-cell>
              <table:table-cell office:value-type="float" office:value="0.0303936749441983">
                <text:p>0.0303936749441983</text:p>
              </table:table-cell>
              <table:table-cell office:value-type="float" office:value="0.969606223124383">
                <text:p>0.969606223124383</text:p>
              </table:table-cell>
              <table:table-cell office:value-type="float" office:value="35005.0688499125">
                <text:p>35005.0688499125</text:p>
              </table:table-cell>
              <table:table-cell office:value-type="float" office:value="0.672752685859848">
                <text:p>0.672752685859848</text:p>
              </table:table-cell>
              <table:table-cell office:value-type="float" office:value="35005.0688499125">
                <text:p>35005.0688499125</text:p>
              </table:table-cell>
              <table:table-cell office:value-type="float" office:value="0.327229663283173">
                <text:p>0.32722966328317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0">
                <text:p>44700</text:p>
              </table:table-cell>
              <table:table-cell office:value-type="float" office:value="0.999999243235764">
                <text:p>0.999999243235764</text:p>
              </table:table-cell>
              <table:table-cell office:value-type="float" office:value="35069.0083842036">
                <text:p>35069.0083842036</text:p>
              </table:table-cell>
              <table:table-cell office:value-type="float" office:value="0.999997292412565">
                <text:p>0.999997292412565</text:p>
              </table:table-cell>
              <table:table-cell office:value-type="float" office:value="0.0293806130592993">
                <text:p>0.0293806130592993</text:p>
              </table:table-cell>
              <table:table-cell office:value-type="float" office:value="0.97061929012396">
                <text:p>0.97061929012396</text:p>
              </table:table-cell>
              <table:table-cell office:value-type="float" office:value="35069.0083842036">
                <text:p>35069.0083842036</text:p>
              </table:table-cell>
              <table:table-cell office:value-type="float" office:value="0.665025175530674">
                <text:p>0.665025175530674</text:p>
              </table:table-cell>
              <table:table-cell office:value-type="float" office:value="35069.0083842036">
                <text:p>35069.0083842036</text:p>
              </table:table-cell>
              <table:table-cell office:value-type="float" office:value="0.334957668193144">
                <text:p>0.33495766819314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0">
                <text:p>44800</text:p>
              </table:table-cell>
              <table:table-cell office:value-type="float" office:value="0.99999925162318">
                <text:p>0.99999925162318</text:p>
              </table:table-cell>
              <table:table-cell office:value-type="float" office:value="35132.8245584637">
                <text:p>35132.8245584637</text:p>
              </table:table-cell>
              <table:table-cell office:value-type="float" office:value="0.999997319800053">
                <text:p>0.999997319800053</text:p>
              </table:table-cell>
              <table:table-cell office:value-type="float" office:value="0.0284043429947446">
                <text:p>0.0284043429947446</text:p>
              </table:table-cell>
              <table:table-cell office:value-type="float" office:value="0.971595565030506">
                <text:p>0.971595565030506</text:p>
              </table:table-cell>
              <table:table-cell office:value-type="float" office:value="35132.8245584637">
                <text:p>35132.8245584637</text:p>
              </table:table-cell>
              <table:table-cell office:value-type="float" office:value="0.657252477664874">
                <text:p>0.657252477664874</text:p>
              </table:table-cell>
              <table:table-cell office:value-type="float" office:value="35132.8245584637">
                <text:p>35132.8245584637</text:p>
              </table:table-cell>
              <table:table-cell office:value-type="float" office:value="0.342730848568144">
                <text:p>0.3427308485681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0">
                <text:p>44900</text:p>
              </table:table-cell>
              <table:table-cell office:value-type="float" office:value="0.999999259888431">
                <text:p>0.999999259888431</text:p>
              </table:table-cell>
              <table:table-cell office:value-type="float" office:value="35196.5231302469">
                <text:p>35196.5231302469</text:p>
              </table:table-cell>
              <table:table-cell office:value-type="float" office:value="0.999997346756614">
                <text:p>0.999997346756614</text:p>
              </table:table-cell>
              <table:table-cell office:value-type="float" office:value="0.027463462781297">
                <text:p>0.027463462781297</text:p>
              </table:table-cell>
              <table:table-cell office:value-type="float" office:value="0.972536449828475">
                <text:p>0.972536449828475</text:p>
              </table:table-cell>
              <table:table-cell office:value-type="float" office:value="35196.5231302469">
                <text:p>35196.5231302469</text:p>
              </table:table-cell>
              <table:table-cell office:value-type="float" office:value="0.649438172628719">
                <text:p>0.649438172628719</text:p>
              </table:table-cell>
              <table:table-cell office:value-type="float" office:value="35196.5231302469">
                <text:p>35196.5231302469</text:p>
              </table:table-cell>
              <table:table-cell office:value-type="float" office:value="0.350545624323575">
                <text:p>0.3505456243235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0">
                <text:p>45000</text:p>
              </table:table-cell>
              <table:table-cell office:value-type="float" office:value="0.999999268033627">
                <text:p>0.999999268033627</text:p>
              </table:table-cell>
              <table:table-cell office:value-type="float" office:value="35260.1098848944">
                <text:p>35260.1098848944</text:p>
              </table:table-cell>
              <table:table-cell office:value-type="float" office:value="0.999997373294416">
                <text:p>0.999997373294416</text:p>
              </table:table-cell>
              <table:table-cell office:value-type="float" office:value="0.0265566184922734">
                <text:p>0.0265566184922734</text:p>
              </table:table-cell>
              <table:table-cell office:value-type="float" office:value="0.973443298458924">
                <text:p>0.973443298458924</text:p>
              </table:table-cell>
              <table:table-cell office:value-type="float" office:value="35260.1098848944">
                <text:p>35260.1098848944</text:p>
              </table:table-cell>
              <table:table-cell office:value-type="float" office:value="0.641585835601879">
                <text:p>0.641585835601879</text:p>
              </table:table-cell>
              <table:table-cell office:value-type="float" office:value="35260.1098848944">
                <text:p>35260.1098848944</text:p>
              </table:table-cell>
              <table:table-cell office:value-type="float" office:value="0.358398420554538">
                <text:p>0.3583984205545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0">
                <text:p>45100</text:p>
              </table:table-cell>
              <table:table-cell office:value-type="float" office:value="0.999999276060835">
                <text:p>0.999999276060835</text:p>
              </table:table-cell>
              <table:table-cell office:value-type="float" office:value="35323.5906894913">
                <text:p>35323.5906894913</text:p>
              </table:table-cell>
              <table:table-cell office:value-type="float" office:value="0.999997399425027">
                <text:p>0.999997399425027</text:p>
              </table:table-cell>
              <table:table-cell office:value-type="float" office:value="0.0256825085497055">
                <text:p>0.0256825085497055</text:p>
              </table:table-cell>
              <table:table-cell office:value-type="float" office:value="0.974317412513366">
                <text:p>0.974317412513366</text:p>
              </table:table-cell>
              <table:table-cell office:value-type="float" office:value="35323.5906894913">
                <text:p>35323.5906894913</text:p>
              </table:table-cell>
              <table:table-cell office:value-type="float" office:value="0.633699068744776">
                <text:p>0.633699068744776</text:p>
              </table:table-cell>
              <table:table-cell office:value-type="float" office:value="35323.5906894913">
                <text:p>35323.5906894913</text:p>
              </table:table-cell>
              <table:table-cell office:value-type="float" office:value="0.366285635364958">
                <text:p>0.3662856353649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0">
                <text:p>45200</text:p>
              </table:table-cell>
              <table:table-cell office:value-type="float" office:value="0.99999928397216">
                <text:p>0.99999928397216</text:p>
              </table:table-cell>
              <table:table-cell office:value-type="float" office:value="35386.9714854771">
                <text:p>35386.9714854771</text:p>
              </table:table-cell>
              <table:table-cell office:value-type="float" office:value="0.999997425159435">
                <text:p>0.999997425159435</text:p>
              </table:table-cell>
              <table:table-cell office:value-type="float" office:value="0.0248398793218093">
                <text:p>0.0248398793218093</text:p>
              </table:table-cell>
              <table:table-cell office:value-type="float" office:value="0.975160045636361">
                <text:p>0.975160045636361</text:p>
              </table:table-cell>
              <table:table-cell office:value-type="float" office:value="35386.9714854771">
                <text:p>35386.9714854771</text:p>
              </table:table-cell>
              <table:table-cell office:value-type="float" office:value="0.625781496853252">
                <text:p>0.625781496853252</text:p>
              </table:table-cell>
              <table:table-cell office:value-type="float" office:value="35386.9714854771">
                <text:p>35386.9714854771</text:p>
              </table:table-cell>
              <table:table-cell office:value-type="float" office:value="0.37420364421355">
                <text:p>0.374203644213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0">
                <text:p>45300</text:p>
              </table:table-cell>
              <table:table-cell office:value-type="float" office:value="0.999999291769861">
                <text:p>0.999999291769861</text:p>
              </table:table-cell>
              <table:table-cell office:value-type="float" office:value="35450.2582170024">
                <text:p>35450.2582170024</text:p>
              </table:table-cell>
              <table:table-cell office:value-type="float" office:value="0.999997450508545">
                <text:p>0.999997450508545</text:p>
              </table:table-cell>
              <table:table-cell office:value-type="float" office:value="0.0240275196604939">
                <text:p>0.0240275196604939</text:p>
              </table:table-cell>
              <table:table-cell office:value-type="float" office:value="0.975972408988077">
                <text:p>0.975972408988077</text:p>
              </table:table-cell>
              <table:table-cell office:value-type="float" office:value="35450.2582170024">
                <text:p>35450.2582170024</text:p>
              </table:table-cell>
              <table:table-cell office:value-type="float" office:value="0.617836725147446">
                <text:p>0.617836725147446</text:p>
              </table:table-cell>
              <table:table-cell office:value-type="float" office:value="35450.2582170024">
                <text:p>35450.2582170024</text:p>
              </table:table-cell>
              <table:table-cell office:value-type="float" office:value="0.382148842128995">
                <text:p>0.3821488421289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0">
                <text:p>45400</text:p>
              </table:table-cell>
              <table:table-cell office:value-type="float" office:value="0.99999929945518">
                <text:p>0.99999929945518</text:p>
              </table:table-cell>
              <table:table-cell office:value-type="float" office:value="35513.4568542866">
                <text:p>35513.4568542866</text:p>
              </table:table-cell>
              <table:table-cell office:value-type="float" office:value="0.999997475482936">
                <text:p>0.999997475482936</text:p>
              </table:table-cell>
              <table:table-cell office:value-type="float" office:value="0.0232442977021933">
                <text:p>0.0232442977021933</text:p>
              </table:table-cell>
              <table:table-cell office:value-type="float" office:value="0.976755634443267">
                <text:p>0.976755634443267</text:p>
              </table:table-cell>
              <table:table-cell office:value-type="float" office:value="35513.4568542866">
                <text:p>35513.4568542866</text:p>
              </table:table-cell>
              <table:table-cell office:value-type="float" office:value="0.609868353350803">
                <text:p>0.609868353350803</text:p>
              </table:table-cell>
              <table:table-cell office:value-type="float" office:value="35513.4568542866">
                <text:p>35513.4568542866</text:p>
              </table:table-cell>
              <table:table-cell office:value-type="float" office:value="0.390117629629335">
                <text:p>0.39011762962933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0">
                <text:p>45500</text:p>
              </table:table-cell>
              <table:table-cell office:value-type="float" office:value="0.999999307030479">
                <text:p>0.999999307030479</text:p>
              </table:table-cell>
              <table:table-cell office:value-type="float" office:value="35576.5733534055">
                <text:p>35576.5733534055</text:p>
              </table:table-cell>
              <table:table-cell office:value-type="float" office:value="0.999997500093095">
                <text:p>0.999997500093095</text:p>
              </table:table-cell>
              <table:table-cell office:value-type="float" office:value="0.0224890880450557">
                <text:p>0.0224890880450557</text:p>
              </table:table-cell>
              <table:table-cell office:value-type="float" office:value="0.977510847414553">
                <text:p>0.977510847414553</text:p>
              </table:table-cell>
              <table:table-cell office:value-type="float" office:value="35576.5733534055">
                <text:p>35576.5733534055</text:p>
              </table:table-cell>
              <table:table-cell office:value-type="float" office:value="0.601879952253079">
                <text:p>0.601879952253079</text:p>
              </table:table-cell>
              <table:table-cell office:value-type="float" office:value="35576.5733534055">
                <text:p>35576.5733534055</text:p>
              </table:table-cell>
              <table:table-cell office:value-type="float" office:value="0.398106436160934">
                <text:p>0.39810643616093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0">
                <text:p>45600</text:p>
              </table:table-cell>
              <table:table-cell office:value-type="float" office:value="0.999999314497495">
                <text:p>0.999999314497495</text:p>
              </table:table-cell>
              <table:table-cell office:value-type="float" office:value="35639.6137456914">
                <text:p>35639.6137456914</text:p>
              </table:table-cell>
              <table:table-cell office:value-type="float" office:value="0.999997524348731">
                <text:p>0.999997524348731</text:p>
              </table:table-cell>
              <table:table-cell office:value-type="float" office:value="0.0217608281398415">
                <text:p>0.0217608281398415</text:p>
              </table:table-cell>
              <table:table-cell office:value-type="float" office:value="0.978239110461215">
                <text:p>0.978239110461215</text:p>
              </table:table-cell>
              <table:table-cell office:value-type="float" office:value="35639.6137456914">
                <text:p>35639.6137456914</text:p>
              </table:table-cell>
              <table:table-cell office:value-type="float" office:value="0.593875116575232">
                <text:p>0.593875116575232</text:p>
              </table:table-cell>
              <table:table-cell office:value-type="float" office:value="35639.6137456914">
                <text:p>35639.6137456914</text:p>
              </table:table-cell>
              <table:table-cell office:value-type="float" office:value="0.406111667228899">
                <text:p>0.40611166722889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0">
                <text:p>45700</text:p>
              </table:table-cell>
              <table:table-cell office:value-type="float" office:value="0.999999321858219">
                <text:p>0.999999321858219</text:p>
              </table:table-cell>
              <table:table-cell office:value-type="float" office:value="35702.5840336703">
                <text:p>35702.5840336703</text:p>
              </table:table-cell>
              <table:table-cell office:value-type="float" office:value="0.999997548259485">
                <text:p>0.999997548259485</text:p>
              </table:table-cell>
              <table:table-cell office:value-type="float" office:value="0.0210584881620802">
                <text:p>0.0210584881620802</text:p>
              </table:table-cell>
              <table:table-cell office:value-type="float" office:value="0.978941453417237">
                <text:p>0.978941453417237</text:p>
              </table:table-cell>
              <table:table-cell office:value-type="float" office:value="35702.5840336703">
                <text:p>35702.5840336703</text:p>
              </table:table-cell>
              <table:table-cell office:value-type="float" office:value="0.585857403922">
                <text:p>0.585857403922</text:p>
              </table:table-cell>
              <table:table-cell office:value-type="float" office:value="35702.5840336703">
                <text:p>35702.5840336703</text:p>
              </table:table-cell>
              <table:table-cell office:value-type="float" office:value="0.414129765449891">
                <text:p>0.4141297654498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0">
                <text:p>45800</text:p>
              </table:table-cell>
              <table:table-cell office:value-type="float" office:value="0.999999329114389">
                <text:p>0.999999329114389</text:p>
              </table:table-cell>
              <table:table-cell office:value-type="float" office:value="35765.4901833038">
                <text:p>35765.4901833038</text:p>
              </table:table-cell>
              <table:table-cell office:value-type="float" office:value="0.999997571834912">
                <text:p>0.999997571834912</text:p>
              </table:table-cell>
              <table:table-cell office:value-type="float" office:value="0.0203810851757691">
                <text:p>0.0203810851757691</text:p>
              </table:table-cell>
              <table:table-cell office:value-type="float" office:value="0.979618859227556">
                <text:p>0.979618859227556</text:p>
              </table:table-cell>
              <table:table-cell office:value-type="float" office:value="35765.4901833038">
                <text:p>35765.4901833038</text:p>
              </table:table-cell>
              <table:table-cell office:value-type="float" office:value="0.577830330628871">
                <text:p>0.577830330628871</text:p>
              </table:table-cell>
              <table:table-cell office:value-type="float" office:value="35765.4901833038">
                <text:p>35765.4901833038</text:p>
              </table:table-cell>
              <table:table-cell office:value-type="float" office:value="0.422157214705212">
                <text:p>0.4221572147052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0">
                <text:p>45900</text:p>
              </table:table-cell>
              <table:table-cell office:value-type="float" office:value="0.999999336267786">
                <text:p>0.999999336267786</text:p>
              </table:table-cell>
              <table:table-cell office:value-type="float" office:value="35828.3382479174">
                <text:p>35828.3382479174</text:p>
              </table:table-cell>
              <table:table-cell office:value-type="float" office:value="0.999997595083616">
                <text:p>0.999997595083616</text:p>
              </table:table-cell>
              <table:table-cell office:value-type="float" office:value="0.0197276726377813">
                <text:p>0.0197276726377813</text:p>
              </table:table-cell>
              <table:table-cell office:value-type="float" office:value="0.980272274443731">
                <text:p>0.980272274443731</text:p>
              </table:table-cell>
              <table:table-cell office:value-type="float" office:value="35828.3382479174">
                <text:p>35828.3382479174</text:p>
              </table:table-cell>
              <table:table-cell office:value-type="float" office:value="0.569797444650767">
                <text:p>0.569797444650767</text:p>
              </table:table-cell>
              <table:table-cell office:value-type="float" office:value="35828.3382479174">
                <text:p>35828.3382479174</text:p>
              </table:table-cell>
              <table:table-cell office:value-type="float" office:value="0.430190467246343">
                <text:p>0.43019046724634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0">
                <text:p>46000</text:p>
              </table:table-cell>
              <table:table-cell office:value-type="float" office:value="0.999999343320154">
                <text:p>0.999999343320154</text:p>
              </table:table-cell>
              <table:table-cell office:value-type="float" office:value="35891.1341324602">
                <text:p>35891.1341324602</text:p>
              </table:table-cell>
              <table:table-cell office:value-type="float" office:value="0.99999761801479">
                <text:p>0.99999761801479</text:p>
              </table:table-cell>
              <table:table-cell office:value-type="float" office:value="0.0190973411736616">
                <text:p>0.0190973411736616</text:p>
              </table:table-cell>
              <table:table-cell office:value-type="float" office:value="0.980902608448173">
                <text:p>0.980902608448173</text:p>
              </table:table-cell>
              <table:table-cell office:value-type="float" office:value="35891.1341324602">
                <text:p>35891.1341324602</text:p>
              </table:table-cell>
              <table:table-cell office:value-type="float" office:value="0.561762187764021">
                <text:p>0.561762187764021</text:p>
              </table:table-cell>
              <table:table-cell office:value-type="float" office:value="35891.1341324602">
                <text:p>35891.1341324602</text:p>
              </table:table-cell>
              <table:table-cell office:value-type="float" office:value="0.438226081503787">
                <text:p>0.4382260815037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0">
                <text:p>46100</text:p>
              </table:table-cell>
              <table:table-cell office:value-type="float" office:value="0.999999350273204">
                <text:p>0.999999350273204</text:p>
              </table:table-cell>
              <table:table-cell office:value-type="float" office:value="35953.883816211">
                <text:p>35953.883816211</text:p>
              </table:table-cell>
              <table:table-cell office:value-type="float" office:value="0.999997640636691">
                <text:p>0.999997640636691</text:p>
              </table:table-cell>
              <table:table-cell office:value-type="float" office:value="0.0184892171421792">
                <text:p>0.0184892171421792</text:p>
              </table:table-cell>
              <table:table-cell office:value-type="float" office:value="0.981510734889609">
                <text:p>0.981510734889609</text:p>
              </table:table-cell>
              <table:table-cell office:value-type="float" office:value="35953.883816211">
                <text:p>35953.883816211</text:p>
              </table:table-cell>
              <table:table-cell office:value-type="float" office:value="0.553728026288802">
                <text:p>0.553728026288802</text:p>
              </table:table-cell>
              <table:table-cell office:value-type="float" office:value="35953.883816211">
                <text:p>35953.883816211</text:p>
              </table:table-cell>
              <table:table-cell office:value-type="float" office:value="0.44626059135442">
                <text:p>0.4462605913544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0">
                <text:p>46200</text:p>
              </table:table-cell>
              <table:table-cell office:value-type="float" office:value="0.999999357128617">
                <text:p>0.999999357128617</text:p>
              </table:table-cell>
              <table:table-cell office:value-type="float" office:value="36016.5932484311">
                <text:p>36016.5932484311</text:p>
              </table:table-cell>
              <table:table-cell office:value-type="float" office:value="0.999997662957311">
                <text:p>0.999997662957311</text:p>
              </table:table-cell>
              <table:table-cell office:value-type="float" office:value="0.0179024612485244">
                <text:p>0.0179024612485244</text:p>
              </table:table-cell>
              <table:table-cell office:value-type="float" office:value="0.982097493069925">
                <text:p>0.982097493069925</text:p>
              </table:table-cell>
              <table:table-cell office:value-type="float" office:value="36016.5932484311">
                <text:p>36016.5932484311</text:p>
              </table:table-cell>
              <table:table-cell office:value-type="float" office:value="0.545698390224598">
                <text:p>0.545698390224598</text:p>
              </table:table-cell>
              <table:table-cell office:value-type="float" office:value="36016.5932484311">
                <text:p>36016.5932484311</text:p>
              </table:table-cell>
              <table:table-cell office:value-type="float" office:value="0.454290566990869">
                <text:p>0.45429056699086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0">
                <text:p>46300</text:p>
              </table:table-cell>
              <table:table-cell office:value-type="float" office:value="0.999999363887978">
                <text:p>0.999999363887978</text:p>
              </table:table-cell>
              <table:table-cell office:value-type="float" office:value="36079.2682431757">
                <text:p>36079.2682431757</text:p>
              </table:table-cell>
              <table:table-cell office:value-type="float" office:value="0.999997684985004">
                <text:p>0.999997684985004</text:p>
              </table:table-cell>
              <table:table-cell office:value-type="float" office:value="0.0173362689127034">
                <text:p>0.0173362689127034</text:p>
              </table:table-cell>
              <table:table-cell office:value-type="float" office:value="0.982663687575778">
                <text:p>0.982663687575778</text:p>
              </table:table-cell>
              <table:table-cell office:value-type="float" office:value="36079.2682431757">
                <text:p>36079.2682431757</text:p>
              </table:table-cell>
              <table:table-cell office:value-type="float" office:value="0.537676612378979">
                <text:p>0.537676612378979</text:p>
              </table:table-cell>
              <table:table-cell office:value-type="float" office:value="36079.2682431757">
                <text:p>36079.2682431757</text:p>
              </table:table-cell>
              <table:table-cell office:value-type="float" office:value="0.462312675796876">
                <text:p>0.46231267579687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0">
                <text:p>46400</text:p>
              </table:table-cell>
              <table:table-cell office:value-type="float" office:value="0.999999370553032">
                <text:p>0.999999370553032</text:p>
              </table:table-cell>
              <table:table-cell office:value-type="float" office:value="36141.9147041396">
                <text:p>36141.9147041396</text:p>
              </table:table-cell>
              <table:table-cell office:value-type="float" office:value="0.999997706727026">
                <text:p>0.999997706727026</text:p>
              </table:table-cell>
              <table:table-cell office:value-type="float" office:value="0.0167898620897562">
                <text:p>0.0167898620897562</text:p>
              </table:table-cell>
              <table:table-cell office:value-type="float" office:value="0.98321009645844">
                <text:p>0.98321009645844</text:p>
              </table:table-cell>
              <table:table-cell office:value-type="float" office:value="36141.9147041396">
                <text:p>36141.9147041396</text:p>
              </table:table-cell>
              <table:table-cell office:value-type="float" office:value="0.529666059703209">
                <text:p>0.529666059703209</text:p>
              </table:table-cell>
              <table:table-cell office:value-type="float" office:value="36141.9147041396">
                <text:p>36141.9147041396</text:p>
              </table:table-cell>
              <table:table-cell office:value-type="float" office:value="0.470323551002477">
                <text:p>0.4703235510024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0">
                <text:p>46500</text:p>
              </table:table-cell>
              <table:table-cell office:value-type="float" office:value="0.999999377125239">
                <text:p>0.999999377125239</text:p>
              </table:table-cell>
              <table:table-cell office:value-type="float" office:value="36204.5383552096">
                <text:p>36204.5383552096</text:p>
              </table:table-cell>
              <table:table-cell office:value-type="float" office:value="0.999997728191203">
                <text:p>0.999997728191203</text:p>
              </table:table-cell>
              <table:table-cell office:value-type="float" office:value="0.0162625000377044">
                <text:p>0.0162625000377044</text:p>
              </table:table-cell>
              <table:table-cell office:value-type="float" office:value="0.98373746046581">
                <text:p>0.98373746046581</text:p>
              </table:table-cell>
              <table:table-cell office:value-type="float" office:value="36204.5383552096">
                <text:p>36204.5383552096</text:p>
              </table:table-cell>
              <table:table-cell office:value-type="float" office:value="0.521669976791112">
                <text:p>0.521669976791112</text:p>
              </table:table-cell>
              <table:table-cell office:value-type="float" office:value="36204.5383552096">
                <text:p>36204.5383552096</text:p>
              </table:table-cell>
              <table:table-cell office:value-type="float" office:value="0.478319948195922">
                <text:p>0.4783199481959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0">
                <text:p>46600</text:p>
              </table:table-cell>
              <table:table-cell office:value-type="float" office:value="0.999999383606222">
                <text:p>0.999999383606222</text:p>
              </table:table-cell>
              <table:table-cell office:value-type="float" office:value="36267.1449988913">
                <text:p>36267.1449988913</text:p>
              </table:table-cell>
              <table:table-cell office:value-type="float" office:value="0.999997749384296">
                <text:p>0.999997749384296</text:p>
              </table:table-cell>
              <table:table-cell office:value-type="float" office:value="0.0157534662203538">
                <text:p>0.0157534662203538</text:p>
              </table:table-cell>
              <table:table-cell office:value-type="float" office:value="0.984246496139695">
                <text:p>0.984246496139695</text:p>
              </table:table-cell>
              <table:table-cell office:value-type="float" office:value="36267.1449988913">
                <text:p>36267.1449988913</text:p>
              </table:table-cell>
              <table:table-cell office:value-type="float" office:value="0.513691636463023">
                <text:p>0.513691636463023</text:p>
              </table:table-cell>
              <table:table-cell office:value-type="float" office:value="36267.1449988913">
                <text:p>36267.1449988913</text:p>
              </table:table-cell>
              <table:table-cell office:value-type="float" office:value="0.486298594729641">
                <text:p>0.48629859472964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0">
                <text:p>46700</text:p>
              </table:table-cell>
              <table:table-cell office:value-type="float" office:value="0.999999389997506">
                <text:p>0.999999389997506</text:p>
              </table:table-cell>
              <table:table-cell office:value-type="float" office:value="36329.7402800435">
                <text:p>36329.7402800435</text:p>
              </table:table-cell>
              <table:table-cell office:value-type="float" office:value="0.999997770313431">
                <text:p>0.999997770313431</text:p>
              </table:table-cell>
              <table:table-cell office:value-type="float" office:value="0.0152620739189523">
                <text:p>0.0152620739189523</text:p>
              </table:table-cell>
              <table:table-cell office:value-type="float" office:value="0.984737890204135">
                <text:p>0.984737890204135</text:p>
              </table:table-cell>
              <table:table-cell office:value-type="float" office:value="36329.7402800435">
                <text:p>36329.7402800435</text:p>
              </table:table-cell>
              <table:table-cell office:value-type="float" office:value="0.505734202900311">
                <text:p>0.505734202900311</text:p>
              </table:table-cell>
              <table:table-cell office:value-type="float" office:value="36329.7402800435">
                <text:p>36329.7402800435</text:p>
              </table:table-cell>
              <table:table-cell office:value-type="float" office:value="0.494256326594733">
                <text:p>0.4942563265947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0">
                <text:p>46800</text:p>
              </table:table-cell>
              <table:table-cell office:value-type="float" office:value="0.999999396300592">
                <text:p>0.999999396300592</text:p>
              </table:table-cell>
              <table:table-cell office:value-type="float" office:value="36392.3298127859">
                <text:p>36392.3298127859</text:p>
              </table:table-cell>
              <table:table-cell office:value-type="float" office:value="0.999997790985294">
                <text:p>0.999997790985294</text:p>
              </table:table-cell>
              <table:table-cell office:value-type="float" office:value="0.0147876634099845">
                <text:p>0.0147876634099845</text:p>
              </table:table-cell>
              <table:table-cell office:value-type="float" office:value="0.985212302387638">
                <text:p>0.985212302387638</text:p>
              </table:table-cell>
              <table:table-cell office:value-type="float" office:value="36392.3298127859">
                <text:p>36392.3298127859</text:p>
              </table:table-cell>
              <table:table-cell office:value-type="float" office:value="0.497800805718075">
                <text:p>0.497800805718075</text:p>
              </table:table-cell>
              <table:table-cell office:value-type="float" office:value="36392.3298127859">
                <text:p>36392.3298127859</text:p>
              </table:table-cell>
              <table:table-cell office:value-type="float" office:value="0.502190014343425">
                <text:p>0.5021900143434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0">
                <text:p>46900</text:p>
              </table:table-cell>
              <table:table-cell office:value-type="float" office:value="0.999999402516892">
                <text:p>0.999999402516892</text:p>
              </table:table-cell>
              <table:table-cell office:value-type="float" office:value="36454.9191754273">
                <text:p>36454.9191754273</text:p>
              </table:table-cell>
              <table:table-cell office:value-type="float" office:value="0.999997811406147">
                <text:p>0.999997811406147</text:p>
              </table:table-cell>
              <table:table-cell office:value-type="float" office:value="0.0143296022807342">
                <text:p>0.0143296022807342</text:p>
              </table:table-cell>
              <table:table-cell office:value-type="float" office:value="0.985670365107625">
                <text:p>0.985670365107625</text:p>
              </table:table-cell>
              <table:table-cell office:value-type="float" office:value="36454.9191754273">
                <text:p>36454.9191754273</text:p>
              </table:table-cell>
              <table:table-cell office:value-type="float" office:value="0.48989453727439">
                <text:p>0.48989453727439</text:p>
              </table:table-cell>
              <table:table-cell office:value-type="float" office:value="36454.9191754273">
                <text:p>36454.9191754273</text:p>
              </table:table-cell>
              <table:table-cell office:value-type="float" office:value="0.510096565780167">
                <text:p>0.51009656578016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0">
                <text:p>47000</text:p>
              </table:table-cell>
              <table:table-cell office:value-type="float" office:value="0.99999940864791">
                <text:p>0.99999940864791</text:p>
              </table:table-cell>
              <table:table-cell office:value-type="float" office:value="36517.5137742799">
                <text:p>36517.5137742799</text:p>
              </table:table-cell>
              <table:table-cell office:value-type="float" office:value="0.999997831582603">
                <text:p>0.999997831582603</text:p>
              </table:table-cell>
              <table:table-cell office:value-type="float" office:value="0.0138872801367019">
                <text:p>0.0138872801367019</text:p>
              </table:table-cell>
              <table:table-cell office:value-type="float" office:value="0.986112688763051">
                <text:p>0.986112688763051</text:p>
              </table:table-cell>
              <table:table-cell office:value-type="float" office:value="36517.5137742799">
                <text:p>36517.5137742799</text:p>
              </table:table-cell>
              <table:table-cell office:value-type="float" office:value="0.482018374433736">
                <text:p>0.482018374433736</text:p>
              </table:table-cell>
              <table:table-cell office:value-type="float" office:value="36517.5137742799">
                <text:p>36517.5137742799</text:p>
              </table:table-cell>
              <table:table-cell office:value-type="float" office:value="0.51797300420277">
                <text:p>0.517973004202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0">
                <text:p>47100</text:p>
              </table:table-cell>
              <table:table-cell office:value-type="float" office:value="0.999999414695061">
                <text:p>0.999999414695061</text:p>
              </table:table-cell>
              <table:table-cell office:value-type="float" office:value="36580.1190690529">
                <text:p>36580.1190690529</text:p>
              </table:table-cell>
              <table:table-cell office:value-type="float" office:value="0.999997851520289">
                <text:p>0.999997851520289</text:p>
              </table:table-cell>
              <table:table-cell office:value-type="float" office:value="0.0134601119655404">
                <text:p>0.0134601119655404</text:p>
              </table:table-cell>
              <table:table-cell office:value-type="float" office:value="0.986539858370463">
                <text:p>0.986539858370463</text:p>
              </table:table-cell>
              <table:table-cell office:value-type="float" office:value="36580.1190690529">
                <text:p>36580.1190690529</text:p>
              </table:table-cell>
              <table:table-cell office:value-type="float" office:value="0.474175309038861">
                <text:p>0.474175309038861</text:p>
              </table:table-cell>
              <table:table-cell office:value-type="float" office:value="36580.1190690529">
                <text:p>36580.1190690529</text:p>
              </table:table-cell>
              <table:table-cell office:value-type="float" office:value="0.525816337923005">
                <text:p>0.5258163379230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0">
                <text:p>47200</text:p>
              </table:table-cell>
              <table:table-cell office:value-type="float" office:value="0.999999420659679">
                <text:p>0.999999420659679</text:p>
              </table:table-cell>
              <table:table-cell office:value-type="float" office:value="36642.7403386346">
                <text:p>36642.7403386346</text:p>
              </table:table-cell>
              <table:table-cell office:value-type="float" office:value="0.999997871225192">
                <text:p>0.999997871225192</text:p>
              </table:table-cell>
              <table:table-cell office:value-type="float" office:value="0.0130475369483837">
                <text:p>0.0130475369483837</text:p>
              </table:table-cell>
              <table:table-cell office:value-type="float" office:value="0.986952434752688">
                <text:p>0.986952434752688</text:p>
              </table:table-cell>
              <table:table-cell office:value-type="float" office:value="36642.7403386346">
                <text:p>36642.7403386346</text:p>
              </table:table-cell>
              <table:table-cell office:value-type="float" office:value="0.466368213174178">
                <text:p>0.466368213174178</text:p>
              </table:table-cell>
              <table:table-cell office:value-type="float" office:value="36642.7403386346">
                <text:p>36642.7403386346</text:p>
              </table:table-cell>
              <table:table-cell office:value-type="float" office:value="0.533623695010979">
                <text:p>0.53362369501097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0">
                <text:p>47300</text:p>
              </table:table-cell>
              <table:table-cell office:value-type="float" office:value="0.999999426543131">
                <text:p>0.999999426543131</text:p>
              </table:table-cell>
              <table:table-cell office:value-type="float" office:value="36705.38284068">
                <text:p>36705.38284068</text:p>
              </table:table-cell>
              <table:table-cell office:value-type="float" office:value="0.999997890702715">
                <text:p>0.999997890702715</text:p>
              </table:table-cell>
              <table:table-cell office:value-type="float" office:value="0.0126490149072934">
                <text:p>0.0126490149072934</text:p>
              </table:table-cell>
              <table:table-cell office:value-type="float" office:value="0.987350958091411">
                <text:p>0.987350958091411</text:p>
              </table:table-cell>
              <table:table-cell office:value-type="float" office:value="36705.38284068">
                <text:p>36705.38284068</text:p>
              </table:table-cell>
              <table:table-cell office:value-type="float" office:value="0.458599931531094">
                <text:p>0.458599931531094</text:p>
              </table:table-cell>
              <table:table-cell office:value-type="float" office:value="36705.38284068">
                <text:p>36705.38284068</text:p>
              </table:table-cell>
              <table:table-cell office:value-type="float" office:value="0.541392230924623">
                <text:p>0.54139223092462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0">
                <text:p>47400</text:p>
              </table:table-cell>
              <table:table-cell office:value-type="float" office:value="0.999999432346811">
                <text:p>0.999999432346811</text:p>
              </table:table-cell>
              <table:table-cell office:value-type="float" office:value="36768.0516770086">
                <text:p>36768.0516770086</text:p>
              </table:table-cell>
              <table:table-cell office:value-type="float" office:value="0.999997909958426">
                <text:p>0.999997909958426</text:p>
              </table:table-cell>
              <table:table-cell office:value-type="float" office:value="0.0122640256376063">
                <text:p>0.0122640256376063</text:p>
              </table:table-cell>
              <table:table-cell office:value-type="float" office:value="0.987735948594842">
                <text:p>0.987735948594842</text:p>
              </table:table-cell>
              <table:table-cell office:value-type="float" office:value="36768.0516770086">
                <text:p>36768.0516770086</text:p>
              </table:table-cell>
              <table:table-cell office:value-type="float" office:value="0.450873204396564">
                <text:p>0.450873204396564</text:p>
              </table:table-cell>
              <table:table-cell office:value-type="float" office:value="36768.0516770086">
                <text:p>36768.0516770086</text:p>
              </table:table-cell>
              <table:table-cell office:value-type="float" office:value="0.549119205525346">
                <text:p>0.5491192055253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0">
                <text:p>47500</text:p>
              </table:table-cell>
              <table:table-cell office:value-type="float" office:value="0.999999438072033">
                <text:p>0.999999438072033</text:p>
              </table:table-cell>
              <table:table-cell office:value-type="float" office:value="36830.7519198592">
                <text:p>36830.7519198592</text:p>
              </table:table-cell>
              <table:table-cell office:value-type="float" office:value="0.999997928997334">
                <text:p>0.999997928997334</text:p>
              </table:table-cell>
              <table:table-cell office:value-type="float" office:value="0.0118920705196853">
                <text:p>0.0118920705196853</text:p>
              </table:table-cell>
              <table:table-cell office:value-type="float" office:value="0.988107904885958">
                <text:p>0.988107904885958</text:p>
              </table:table-cell>
              <table:table-cell office:value-type="float" office:value="36830.7519198592">
                <text:p>36830.7519198592</text:p>
              </table:table-cell>
              <table:table-cell office:value-type="float" office:value="0.443190740576052">
                <text:p>0.443190740576052</text:p>
              </table:table-cell>
              <table:table-cell office:value-type="float" office:value="36830.7519198592">
                <text:p>36830.7519198592</text:p>
              </table:table-cell>
              <table:table-cell office:value-type="float" office:value="0.556801910151235">
                <text:p>0.55680191015123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0">
                <text:p>47600</text:p>
              </table:table-cell>
              <table:table-cell office:value-type="float" office:value="0.999999443720032">
                <text:p>0.999999443720032</text:p>
              </table:table-cell>
              <table:table-cell office:value-type="float" office:value="36893.4884784742">
                <text:p>36893.4884784742</text:p>
              </table:table-cell>
              <table:table-cell office:value-type="float" office:value="0.999997947824614">
                <text:p>0.999997947824614</text:p>
              </table:table-cell>
              <table:table-cell office:value-type="float" office:value="0.0115326715024215">
                <text:p>0.0115326715024215</text:p>
              </table:table-cell>
              <table:table-cell office:value-type="float" office:value="0.988467305019026">
                <text:p>0.988467305019026</text:p>
              </table:table-cell>
              <table:table-cell office:value-type="float" office:value="36893.4884784742">
                <text:p>36893.4884784742</text:p>
              </table:table-cell>
              <table:table-cell office:value-type="float" office:value="0.435555141279709">
                <text:p>0.435555141279709</text:p>
              </table:table-cell>
              <table:table-cell office:value-type="float" office:value="36893.4884784742">
                <text:p>36893.4884784742</text:p>
              </table:table-cell>
              <table:table-cell office:value-type="float" office:value="0.564437743734833">
                <text:p>0.5644377437348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0">
                <text:p>47700</text:p>
              </table:table-cell>
              <table:table-cell office:value-type="float" office:value="0.999999449292074">
                <text:p>0.999999449292074</text:p>
              </table:table-cell>
              <table:table-cell office:value-type="float" office:value="36956.2661927845">
                <text:p>36956.2661927845</text:p>
              </table:table-cell>
              <table:table-cell office:value-type="float" office:value="0.999997966445071">
                <text:p>0.999997966445071</text:p>
              </table:table-cell>
              <table:table-cell office:value-type="float" office:value="0.0111853680188057">
                <text:p>0.0111853680188057</text:p>
              </table:table-cell>
              <table:table-cell office:value-type="float" office:value="0.98881460956404">
                <text:p>0.98881460956404</text:p>
              </table:table-cell>
              <table:table-cell office:value-type="float" office:value="36956.2661927845">
                <text:p>36956.2661927845</text:p>
              </table:table-cell>
              <table:table-cell office:value-type="float" office:value="0.427968954266158">
                <text:p>0.427968954266158</text:p>
              </table:table-cell>
              <table:table-cell office:value-type="float" office:value="36956.2661927845">
                <text:p>36956.2661927845</text:p>
              </table:table-cell>
              <table:table-cell office:value-type="float" office:value="0.572024158656604">
                <text:p>0.5720241586566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0">
                <text:p>47800</text:p>
              </table:table-cell>
              <table:table-cell office:value-type="float" office:value="0.999999454789454">
                <text:p>0.999999454789454</text:p>
              </table:table-cell>
              <table:table-cell office:value-type="float" office:value="37019.089861068">
                <text:p>37019.089861068</text:p>
              </table:table-cell>
              <table:table-cell office:value-type="float" office:value="0.999997984862989">
                <text:p>0.999997984862989</text:p>
              </table:table-cell>
              <table:table-cell office:value-type="float" office:value="0.0108497164198398">
                <text:p>0.0108497164198398</text:p>
              </table:table-cell>
              <table:table-cell office:value-type="float" office:value="0.989150262172825">
                <text:p>0.989150262172825</text:p>
              </table:table-cell>
              <table:table-cell office:value-type="float" office:value="37019.089861068">
                <text:p>37019.089861068</text:p>
              </table:table-cell>
              <table:table-cell office:value-type="float" office:value="0.420434689904341">
                <text:p>0.420434689904341</text:p>
              </table:table-cell>
              <table:table-cell office:value-type="float" office:value="37019.089861068">
                <text:p>37019.089861068</text:p>
              </table:table-cell>
              <table:table-cell office:value-type="float" office:value="0.579558644682489">
                <text:p>0.5795586446824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0">
                <text:p>47900</text:p>
              </table:table-cell>
              <table:table-cell office:value-type="float" office:value="0.999999460213339">
                <text:p>0.999999460213339</text:p>
              </table:table-cell>
              <table:table-cell office:value-type="float" office:value="37081.9640453489">
                <text:p>37081.9640453489</text:p>
              </table:table-cell>
              <table:table-cell office:value-type="float" office:value="0.999998003083166">
                <text:p>0.999998003083166</text:p>
              </table:table-cell>
              <table:table-cell office:value-type="float" office:value="0.0105252923963895">
                <text:p>0.0105252923963895</text:p>
              </table:table-cell>
              <table:table-cell office:value-type="float" office:value="0.989474687157178">
                <text:p>0.989474687157178</text:p>
              </table:table-cell>
              <table:table-cell office:value-type="float" office:value="37081.9640453489">
                <text:p>37081.9640453489</text:p>
              </table:table-cell>
              <table:table-cell office:value-type="float" office:value="0.412954710549873">
                <text:p>0.412954710549873</text:p>
              </table:table-cell>
              <table:table-cell office:value-type="float" office:value="37081.9640453489">
                <text:p>37081.9640453489</text:p>
              </table:table-cell>
              <table:table-cell office:value-type="float" office:value="0.587038839592758">
                <text:p>0.58703883959275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0">
                <text:p>48000</text:p>
              </table:table-cell>
              <table:table-cell office:value-type="float" office:value="0.999999465564926">
                <text:p>0.999999465564926</text:p>
              </table:table-cell>
              <table:table-cell office:value-type="float" office:value="37144.8932603115">
                <text:p>37144.8932603115</text:p>
              </table:table-cell>
              <table:table-cell office:value-type="float" office:value="0.999998021109881">
                <text:p>0.999998021109881</text:p>
              </table:table-cell>
              <table:table-cell office:value-type="float" office:value="0.0102116870700633">
                <text:p>0.0102116870700633</text:p>
              </table:table-cell>
              <table:table-cell office:value-type="float" office:value="0.989788293398014">
                <text:p>0.989788293398014</text:p>
              </table:table-cell>
              <table:table-cell office:value-type="float" office:value="37144.8932603115">
                <text:p>37144.8932603115</text:p>
              </table:table-cell>
              <table:table-cell office:value-type="float" office:value="0.4055313388808">
                <text:p>0.4055313388808</text:p>
              </table:table-cell>
              <table:table-cell office:value-type="float" office:value="37144.8932603115">
                <text:p>37144.8932603115</text:p>
              </table:table-cell>
              <table:table-cell office:value-type="float" office:value="0.594462420841135">
                <text:p>0.5944624208411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0">
                <text:p>48100</text:p>
              </table:table-cell>
              <table:table-cell office:value-type="float" office:value="0.99999947084544">
                <text:p>0.99999947084544</text:p>
              </table:table-cell>
              <table:table-cell office:value-type="float" office:value="37207.8819374073">
                <text:p>37207.8819374073</text:p>
              </table:table-cell>
              <table:table-cell office:value-type="float" office:value="0.999998038947079">
                <text:p>0.999998038947079</text:p>
              </table:table-cell>
              <table:table-cell office:value-type="float" office:value="0.00990850649452787">
                <text:p>0.00990850649452787</text:p>
              </table:table-cell>
              <table:table-cell office:value-type="float" office:value="0.990091474844054">
                <text:p>0.990091474844054</text:p>
              </table:table-cell>
              <table:table-cell office:value-type="float" office:value="37207.8819374073">
                <text:p>37207.8819374073</text:p>
              </table:table-cell>
              <table:table-cell office:value-type="float" office:value="0.398166837703072">
                <text:p>0.398166837703072</text:p>
              </table:table-cell>
              <table:table-cell office:value-type="float" office:value="37207.8819374073">
                <text:p>37207.8819374073</text:p>
              </table:table-cell>
              <table:table-cell office:value-type="float" office:value="0.601827125750407">
                <text:p>0.60182712575040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0">
                <text:p>48200</text:p>
              </table:table-cell>
              <table:table-cell office:value-type="float" office:value="0.999999476055933">
                <text:p>0.999999476055933</text:p>
              </table:table-cell>
              <table:table-cell office:value-type="float" office:value="37270.9343590401">
                <text:p>37270.9343590401</text:p>
              </table:table-cell>
              <table:table-cell office:value-type="float" office:value="0.999998056598716">
                <text:p>0.999998056598716</text:p>
              </table:table-cell>
              <table:table-cell office:value-type="float" office:value="0.00961537476283343">
                <text:p>0.00961537476283343</text:p>
              </table:table-cell>
              <table:table-cell office:value-type="float" office:value="0.990384607404498">
                <text:p>0.990384607404498</text:p>
              </table:table-cell>
              <table:table-cell office:value-type="float" office:value="37270.9343590401">
                <text:p>37270.9343590401</text:p>
              </table:table-cell>
              <table:table-cell office:value-type="float" office:value="0.390863372946906">
                <text:p>0.390863372946906</text:p>
              </table:table-cell>
              <table:table-cell office:value-type="float" office:value="37270.9343590401">
                <text:p>37270.9343590401</text:p>
              </table:table-cell>
              <table:table-cell office:value-type="float" office:value="0.609130788517746">
                <text:p>0.6091307885177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0">
                <text:p>48300</text:p>
              </table:table-cell>
              <table:table-cell office:value-type="float" office:value="0.999999481197635">
                <text:p>0.999999481197635</text:p>
              </table:table-cell>
              <table:table-cell office:value-type="float" office:value="37334.0546877478">
                <text:p>37334.0546877478</text:p>
              </table:table-cell>
              <table:table-cell office:value-type="float" office:value="0.999998074068591">
                <text:p>0.999998074068591</text:p>
              </table:table-cell>
              <table:table-cell office:value-type="float" office:value="0.00933192685775409">
                <text:p>0.00933192685775409</text:p>
              </table:table-cell>
              <table:table-cell office:value-type="float" office:value="0.990668056098711">
                <text:p>0.990668056098711</text:p>
              </table:table-cell>
              <table:table-cell office:value-type="float" office:value="37334.0546877478">
                <text:p>37334.0546877478</text:p>
              </table:table-cell>
              <table:table-cell office:value-type="float" office:value="0.383623030758685">
                <text:p>0.383623030758685</text:p>
              </table:table-cell>
              <table:table-cell office:value-type="float" office:value="37334.0546877478">
                <text:p>37334.0546877478</text:p>
              </table:table-cell>
              <table:table-cell office:value-type="float" office:value="0.616371323122043">
                <text:p>0.6163713231220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0">
                <text:p>48400</text:p>
              </table:table-cell>
              <table:table-cell office:value-type="float" office:value="0.999999486271608">
                <text:p>0.999999486271608</text:p>
              </table:table-cell>
              <table:table-cell office:value-type="float" office:value="37397.246933201">
                <text:p>37397.246933201</text:p>
              </table:table-cell>
              <table:table-cell office:value-type="float" office:value="0.999998091360512">
                <text:p>0.999998091360512</text:p>
              </table:table-cell>
              <table:table-cell office:value-type="float" office:value="0.00905781453841724">
                <text:p>0.00905781453841724</text:p>
              </table:table-cell>
              <table:table-cell office:value-type="float" office:value="0.990942169169583">
                <text:p>0.990942169169583</text:p>
              </table:table-cell>
              <table:table-cell office:value-type="float" office:value="37397.246933201">
                <text:p>37397.246933201</text:p>
              </table:table-cell>
              <table:table-cell office:value-type="float" office:value="0.376447799286098">
                <text:p>0.376447799286098</text:p>
              </table:table-cell>
              <table:table-cell office:value-type="float" office:value="37397.246933201">
                <text:p>37397.246933201</text:p>
              </table:table-cell>
              <table:table-cell office:value-type="float" office:value="0.623546741539527">
                <text:p>0.62354674153952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0">
                <text:p>48500</text:p>
              </table:table-cell>
              <table:table-cell office:value-type="float" office:value="0.999999491278942">
                <text:p>0.999999491278942</text:p>
              </table:table-cell>
              <table:table-cell office:value-type="float" office:value="37460.5150421228">
                <text:p>37460.5150421228</text:p>
              </table:table-cell>
              <table:table-cell office:value-type="float" office:value="0.999998108477818">
                <text:p>0.999998108477818</text:p>
              </table:table-cell>
              <table:table-cell office:value-type="float" office:value="0.00879270209007346">
                <text:p>0.00879270209007346</text:p>
              </table:table-cell>
              <table:table-cell office:value-type="float" office:value="0.991207282333771">
                <text:p>0.991207282333771</text:p>
              </table:table-cell>
              <table:table-cell office:value-type="float" office:value="37460.5150421228">
                <text:p>37460.5150421228</text:p>
              </table:table-cell>
              <table:table-cell office:value-type="float" office:value="0.369339620037062">
                <text:p>0.369339620037062</text:p>
              </table:table-cell>
              <table:table-cell office:value-type="float" office:value="37460.5150421228">
                <text:p>37460.5150421228</text:p>
              </table:table-cell>
              <table:table-cell office:value-type="float" office:value="0.630655102382791">
                <text:p>0.6306551023827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0">
                <text:p>48600</text:p>
              </table:table-cell>
              <table:table-cell office:value-type="float" office:value="0.999999496220707">
                <text:p>0.999999496220707</text:p>
              </table:table-cell>
              <table:table-cell office:value-type="float" office:value="37523.8628035694">
                <text:p>37523.8628035694</text:p>
              </table:table-cell>
              <table:table-cell office:value-type="float" office:value="0.999998125423865">
                <text:p>0.999998125423865</text:p>
              </table:table-cell>
              <table:table-cell office:value-type="float" office:value="0.00853626671151001">
                <text:p>0.00853626671151001</text:p>
              </table:table-cell>
              <table:table-cell office:value-type="float" office:value="0.991463718394297">
                <text:p>0.991463718394297</text:p>
              </table:table-cell>
              <table:table-cell office:value-type="float" office:value="37523.8628035694">
                <text:p>37523.8628035694</text:p>
              </table:table-cell>
              <table:table-cell office:value-type="float" office:value="0.36230033467956">
                <text:p>0.36230033467956</text:p>
              </table:table-cell>
              <table:table-cell office:value-type="float" office:value="37523.8628035694">
                <text:p>37523.8628035694</text:p>
              </table:table-cell>
              <table:table-cell office:value-type="float" office:value="0.637694564103167">
                <text:p>0.63769456410316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0">
                <text:p>48700</text:p>
              </table:table-cell>
              <table:table-cell office:value-type="float" office:value="0.999999501097952">
                <text:p>0.999999501097952</text:p>
              </table:table-cell>
              <table:table-cell office:value-type="float" office:value="37587.293878018">
                <text:p>37587.293878018</text:p>
              </table:table-cell>
              <table:table-cell office:value-type="float" office:value="0.999998142201875">
                <text:p>0.999998142201875</text:p>
              </table:table-cell>
              <table:table-cell office:value-type="float" office:value="0.00828819799540381">
                <text:p>0.00828819799540381</text:p>
              </table:table-cell>
              <table:table-cell office:value-type="float" office:value="0.991711787760194">
                <text:p>0.991711787760194</text:p>
              </table:table-cell>
              <table:table-cell office:value-type="float" office:value="37587.293878018">
                <text:p>37587.293878018</text:p>
              </table:table-cell>
              <table:table-cell office:value-type="float" office:value="0.355331702010426">
                <text:p>0.355331702010426</text:p>
              </table:table-cell>
              <table:table-cell office:value-type="float" office:value="37587.293878018">
                <text:p>37587.293878018</text:p>
              </table:table-cell>
              <table:table-cell office:value-type="float" office:value="0.64466336802127">
                <text:p>0.6446633680212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0">
                <text:p>48800</text:p>
              </table:table-cell>
              <table:table-cell office:value-type="float" office:value="0.999999505911708">
                <text:p>0.999999505911708</text:p>
              </table:table-cell>
              <table:table-cell office:value-type="float" office:value="37650.8117956153">
                <text:p>37650.8117956153</text:p>
              </table:table-cell>
              <table:table-cell office:value-type="float" office:value="0.999998158814935">
                <text:p>0.999998158814935</text:p>
              </table:table-cell>
              <table:table-cell office:value-type="float" office:value="0.0080481974299037">
                <text:p>0.0080481974299037</text:p>
              </table:table-cell>
              <table:table-cell office:value-type="float" office:value="0.991951788944932">
                <text:p>0.991951788944932</text:p>
              </table:table-cell>
              <table:table-cell office:value-type="float" office:value="37650.8117956153">
                <text:p>37650.8117956153</text:p>
              </table:table-cell>
              <table:table-cell office:value-type="float" office:value="0.348435397441214">
                <text:p>0.348435397441214</text:p>
              </table:table-cell>
              <table:table-cell office:value-type="float" office:value="37650.8117956153">
                <text:p>37650.8117956153</text:p>
              </table:table-cell>
              <table:table-cell office:value-type="float" office:value="0.651559838841171">
                <text:p>0.65155983884117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0">
                <text:p>48900</text:p>
              </table:table-cell>
              <table:table-cell office:value-type="float" office:value="0.999999510663034">
                <text:p>0.999999510663034</text:p>
              </table:table-cell>
              <table:table-cell office:value-type="float" office:value="37714.4199546015">
                <text:p>37714.4199546015</text:p>
              </table:table-cell>
              <table:table-cell office:value-type="float" office:value="0.999998175266006">
                <text:p>0.999998175266006</text:p>
              </table:table-cell>
              <table:table-cell office:value-type="float" office:value="0.0078159772039472">
                <text:p>0.0078159772039472</text:p>
              </table:table-cell>
              <table:table-cell office:value-type="float" office:value="0.99218400976111">
                <text:p>0.99218400976111</text:p>
              </table:table-cell>
              <table:table-cell office:value-type="float" office:value="37714.4199546015">
                <text:p>37714.4199546015</text:p>
              </table:table-cell>
              <table:table-cell office:value-type="float" office:value="0.341613012588893">
                <text:p>0.341613012588893</text:p>
              </table:table-cell>
              <table:table-cell office:value-type="float" office:value="37714.4199546015">
                <text:p>37714.4199546015</text:p>
              </table:table-cell>
              <table:table-cell office:value-type="float" office:value="0.658382385059746">
                <text:p>0.6583823850597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0">
                <text:p>49000</text:p>
              </table:table-cell>
              <table:table-cell office:value-type="float" office:value="0.999999515352785">
                <text:p>0.999999515352785</text:p>
              </table:table-cell>
              <table:table-cell office:value-type="float" office:value="37778.1216199113">
                <text:p>37778.1216199113</text:p>
              </table:table-cell>
              <table:table-cell office:value-type="float" office:value="0.999998191557921">
                <text:p>0.999998191557921</text:p>
              </table:table-cell>
              <table:table-cell office:value-type="float" office:value="0.0075912633321209">
                <text:p>0.0075912633321209</text:p>
              </table:table-cell>
              <table:table-cell office:value-type="float" office:value="0.992408724195585">
                <text:p>0.992408724195585</text:p>
              </table:table-cell>
              <table:table-cell office:value-type="float" office:value="37778.1216199113">
                <text:p>37778.1216199113</text:p>
              </table:table-cell>
              <table:table-cell office:value-type="float" office:value="0.33486605497227">
                <text:p>0.33486605497227</text:p>
              </table:table-cell>
              <table:table-cell office:value-type="float" office:value="37778.1216199113">
                <text:p>37778.1216199113</text:p>
              </table:table-cell>
              <table:table-cell office:value-type="float" office:value="0.665129499270299">
                <text:p>0.6651294992702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0">
                <text:p>49100</text:p>
              </table:table-cell>
              <table:table-cell office:value-type="float" office:value="0.999999519982074">
                <text:p>0.999999519982074</text:p>
              </table:table-cell>
              <table:table-cell office:value-type="float" office:value="37841.919921956">
                <text:p>37841.919921956</text:p>
              </table:table-cell>
              <table:table-cell office:value-type="float" office:value="0.999998207693396">
                <text:p>0.999998207693396</text:p>
              </table:table-cell>
              <table:table-cell office:value-type="float" office:value="0.00737378804843358">
                <text:p>0.00737378804843358</text:p>
              </table:table-cell>
              <table:table-cell office:value-type="float" office:value="0.992626200015731">
                <text:p>0.992626200015731</text:p>
              </table:table-cell>
              <table:table-cell office:value-type="float" office:value="37841.919921956">
                <text:p>37841.919921956</text:p>
              </table:table-cell>
              <table:table-cell office:value-type="float" office:value="0.328195947814971">
                <text:p>0.328195947814971</text:p>
              </table:table-cell>
              <table:table-cell office:value-type="float" office:value="37841.919921956">
                <text:p>37841.919921956</text:p>
              </table:table-cell>
              <table:table-cell office:value-type="float" office:value="0.671799758359614">
                <text:p>0.6717997583596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0">
                <text:p>49200</text:p>
              </table:table-cell>
              <table:table-cell office:value-type="float" office:value="0.999999524551811">
                <text:p>0.999999524551811</text:p>
              </table:table-cell>
              <table:table-cell office:value-type="float" office:value="37905.8178555866">
                <text:p>37905.8178555866</text:p>
              </table:table-cell>
              <table:table-cell office:value-type="float" office:value="0.999998223675029">
                <text:p>0.999998223675029</text:p>
              </table:table-cell>
              <table:table-cell office:value-type="float" office:value="0.00716329655133308">
                <text:p>0.00716329655133308</text:p>
              </table:table-cell>
              <table:table-cell office:value-type="float" office:value="0.9928366920244">
                <text:p>0.9928366920244</text:p>
              </table:table-cell>
              <table:table-cell office:value-type="float" office:value="37905.8178555866">
                <text:p>37905.8178555866</text:p>
              </table:table-cell>
              <table:table-cell office:value-type="float" office:value="0.321604029955743">
                <text:p>0.321604029955743</text:p>
              </table:table-cell>
              <table:table-cell office:value-type="float" office:value="37905.8178555866">
                <text:p>37905.8178555866</text:p>
              </table:table-cell>
              <table:table-cell office:value-type="float" office:value="0.678391823597689">
                <text:p>0.6783918235976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0">
                <text:p>49300</text:p>
              </table:table-cell>
              <table:table-cell office:value-type="float" office:value="0.999999529062894">
                <text:p>0.999999529062894</text:p>
              </table:table-cell>
              <table:table-cell office:value-type="float" office:value="37969.8182510563">
                <text:p>37969.8182510563</text:p>
              </table:table-cell>
              <table:table-cell office:value-type="float" office:value="0.999998239505454">
                <text:p>0.999998239505454</text:p>
              </table:table-cell>
              <table:table-cell office:value-type="float" office:value="0.00695954364712827">
                <text:p>0.00695954364712827</text:p>
              </table:table-cell>
              <table:table-cell office:value-type="float" office:value="0.993040445416514">
                <text:p>0.993040445416514</text:p>
              </table:table-cell>
              <table:table-cell office:value-type="float" office:value="37969.8182510563">
                <text:p>37969.8182510563</text:p>
              </table:table-cell>
              <table:table-cell office:value-type="float" office:value="0.315091540120429">
                <text:p>0.315091540120429</text:p>
              </table:table-cell>
              <table:table-cell office:value-type="float" office:value="37969.8182510563">
                <text:p>37969.8182510563</text:p>
              </table:table-cell>
              <table:table-cell office:value-type="float" office:value="0.684904456366307">
                <text:p>0.6849044563663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0">
                <text:p>49400</text:p>
              </table:table-cell>
              <table:table-cell office:value-type="float" office:value="0.999999533516332">
                <text:p>0.999999533516332</text:p>
              </table:table-cell>
              <table:table-cell office:value-type="float" office:value="38033.9239142843">
                <text:p>38033.9239142843</text:p>
              </table:table-cell>
              <table:table-cell office:value-type="float" office:value="0.999998255186616">
                <text:p>0.999998255186616</text:p>
              </table:table-cell>
              <table:table-cell office:value-type="float" office:value="0.00676229153551801">
                <text:p>0.00676229153551801</text:p>
              </table:table-cell>
              <table:table-cell office:value-type="float" office:value="0.993237697993548">
                <text:p>0.993237697993548</text:p>
              </table:table-cell>
              <table:table-cell office:value-type="float" office:value="38033.9239142843">
                <text:p>38033.9239142843</text:p>
              </table:table-cell>
              <table:table-cell office:value-type="float" office:value="0.308659695780041">
                <text:p>0.308659695780041</text:p>
              </table:table-cell>
              <table:table-cell office:value-type="float" office:value="38033.9239142843">
                <text:p>38033.9239142843</text:p>
              </table:table-cell>
              <table:table-cell office:value-type="float" office:value="0.691336439298398">
                <text:p>0.69133643929839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0">
                <text:p>49500</text:p>
              </table:table-cell>
              <table:table-cell office:value-type="float" office:value="0.999999537912944">
                <text:p>0.999999537912944</text:p>
              </table:table-cell>
              <table:table-cell office:value-type="float" office:value="38098.13734452">
                <text:p>38098.13734452</text:p>
              </table:table-cell>
              <table:table-cell office:value-type="float" office:value="0.999998270721227">
                <text:p>0.999998270721227</text:p>
              </table:table-cell>
              <table:table-cell office:value-type="float" office:value="0.00657131387567517">
                <text:p>0.00657131387567517</text:p>
              </table:table-cell>
              <table:table-cell office:value-type="float" office:value="0.993428676097432">
                <text:p>0.993428676097432</text:p>
              </table:table-cell>
              <table:table-cell office:value-type="float" office:value="38098.13734452">
                <text:p>38098.13734452</text:p>
              </table:table-cell>
              <table:table-cell office:value-type="float" office:value="0.302309535923417">
                <text:p>0.302309535923417</text:p>
              </table:table-cell>
              <table:table-cell office:value-type="float" office:value="38098.13734452">
                <text:p>38098.13734452</text:p>
              </table:table-cell>
              <table:table-cell office:value-type="float" office:value="0.697686733510595">
                <text:p>0.6976867335105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0">
                <text:p>49600</text:p>
              </table:table-cell>
              <table:table-cell office:value-type="float" office:value="0.999999542253622">
                <text:p>0.999999542253622</text:p>
              </table:table-cell>
              <table:table-cell office:value-type="float" office:value="38162.4610159134">
                <text:p>38162.4610159134</text:p>
              </table:table-cell>
              <table:table-cell office:value-type="float" office:value="0.99999828611132">
                <text:p>0.99999828611132</text:p>
              </table:table-cell>
              <table:table-cell office:value-type="float" office:value="0.00638639160604989">
                <text:p>0.00638639160604989</text:p>
              </table:table-cell>
              <table:table-cell office:value-type="float" office:value="0.993613598790768">
                <text:p>0.993613598790768</text:p>
              </table:table-cell>
              <table:table-cell office:value-type="float" office:value="38162.4610159134">
                <text:p>38162.4610159134</text:p>
              </table:table-cell>
              <table:table-cell office:value-type="float" office:value="0.296042078864237">
                <text:p>0.296042078864237</text:p>
              </table:table-cell>
              <table:table-cell office:value-type="float" office:value="38162.4610159134">
                <text:p>38162.4610159134</text:p>
              </table:table-cell>
              <table:table-cell office:value-type="float" office:value="0.70395432079105">
                <text:p>0.703954320791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0">
                <text:p>49700</text:p>
              </table:table-cell>
              <table:table-cell office:value-type="float" office:value="0.999999546539323">
                <text:p>0.999999546539323</text:p>
              </table:table-cell>
              <table:table-cell office:value-type="float" office:value="38226.897263443">
                <text:p>38226.897263443</text:p>
              </table:table-cell>
              <table:table-cell office:value-type="float" office:value="0.999998301358839">
                <text:p>0.999998301358839</text:p>
              </table:table-cell>
              <table:table-cell office:value-type="float" office:value="0.00620731279208198">
                <text:p>0.00620731279208198</text:p>
              </table:table-cell>
              <table:table-cell office:value-type="float" office:value="0.993792678009113">
                <text:p>0.993792678009113</text:p>
              </table:table-cell>
              <table:table-cell office:value-type="float" office:value="38226.897263443">
                <text:p>38226.897263443</text:p>
              </table:table-cell>
              <table:table-cell office:value-type="float" office:value="0.289858258937712">
                <text:p>0.289858258937712</text:p>
              </table:table-cell>
              <table:table-cell office:value-type="float" office:value="38226.897263443">
                <text:p>38226.897263443</text:p>
              </table:table-cell>
              <table:table-cell office:value-type="float" office:value="0.710138266904901">
                <text:p>0.7101382669049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0">
                <text:p>49800</text:p>
              </table:table-cell>
              <table:table-cell office:value-type="float" office:value="0.99999955077082">
                <text:p>0.99999955077082</text:p>
              </table:table-cell>
              <table:table-cell office:value-type="float" office:value="38291.4482296913">
                <text:p>38291.4482296913</text:p>
              </table:table-cell>
              <table:table-cell office:value-type="float" office:value="0.999998316465917">
                <text:p>0.999998316465917</text:p>
              </table:table-cell>
              <table:table-cell office:value-type="float" office:value="0.00603387570533655">
                <text:p>0.00603387570533655</text:p>
              </table:table-cell>
              <table:table-cell office:value-type="float" office:value="0.993966115481843">
                <text:p>0.993966115481843</text:p>
              </table:table-cell>
              <table:table-cell office:value-type="float" office:value="38291.4482296913">
                <text:p>38291.4482296913</text:p>
              </table:table-cell>
              <table:table-cell office:value-type="float" office:value="0.283758897485457">
                <text:p>0.283758897485457</text:p>
              </table:table-cell>
              <table:table-cell office:value-type="float" office:value="38291.4482296913">
                <text:p>38291.4482296913</text:p>
              </table:table-cell>
              <table:table-cell office:value-type="float" office:value="0.71623775061029">
                <text:p>0.7162377506102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0">
                <text:p>49900</text:p>
              </table:table-cell>
              <table:table-cell office:value-type="float" office:value="0.999999554948998">
                <text:p>0.999999554948998</text:p>
              </table:table-cell>
              <table:table-cell office:value-type="float" office:value="38356.1159472616">
                <text:p>38356.1159472616</text:p>
              </table:table-cell>
              <table:table-cell office:value-type="float" office:value="0.999998331434458">
                <text:p>0.999998331434458</text:p>
              </table:table-cell>
              <table:table-cell office:value-type="float" office:value="0.00586588450750486">
                <text:p>0.00586588450750486</text:p>
              </table:table-cell>
              <table:table-cell office:value-type="float" office:value="0.994134107048162">
                <text:p>0.994134107048162</text:p>
              </table:table-cell>
              <table:table-cell office:value-type="float" office:value="38356.1159472616">
                <text:p>38356.1159472616</text:p>
              </table:table-cell>
              <table:table-cell office:value-type="float" office:value="0.277744749238411">
                <text:p>0.277744749238411</text:p>
              </table:table-cell>
              <table:table-cell office:value-type="float" office:value="38356.1159472616">
                <text:p>38356.1159472616</text:p>
              </table:table-cell>
              <table:table-cell office:value-type="float" office:value="0.722252017274035">
                <text:p>0.72225201727403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0">
                <text:p>50000</text:p>
              </table:table-cell>
              <table:table-cell office:value-type="float" office:value="0.999999559074643">
                <text:p>0.999999559074643</text:p>
              </table:table-cell>
              <table:table-cell office:value-type="float" office:value="38420.9023376553">
                <text:p>38420.9023376553</text:p>
              </table:table-cell>
              <table:table-cell office:value-type="float" office:value="0.999998346266147">
                <text:p>0.999998346266147</text:p>
              </table:table-cell>
              <table:table-cell office:value-type="float" office:value="0.00570315173434357">
                <text:p>0.00570315173434357</text:p>
              </table:table-cell>
              <table:table-cell office:value-type="float" office:value="0.994296840173162">
                <text:p>0.994296840173162</text:p>
              </table:table-cell>
              <table:table-cell office:value-type="float" office:value="38420.9023376553">
                <text:p>38420.9023376553</text:p>
              </table:table-cell>
              <table:table-cell office:value-type="float" office:value="0.271816502100174">
                <text:p>0.271816502100174</text:p>
              </table:table-cell>
              <table:table-cell office:value-type="float" office:value="38420.9023376553">
                <text:p>38420.9023376553</text:p>
              </table:table-cell>
              <table:table-cell office:value-type="float" office:value="0.728180379088376">
                <text:p>0.7281803790883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00">
                <text:p>50100</text:p>
              </table:table-cell>
              <table:table-cell office:value-type="float" office:value="0.999999563148608">
                <text:p>0.999999563148608</text:p>
              </table:table-cell>
              <table:table-cell office:value-type="float" office:value="38485.80913333">
                <text:p>38485.80913333</text:p>
              </table:table-cell>
              <table:table-cell office:value-type="float" office:value="0.999998360962861">
                <text:p>0.999998360962861</text:p>
              </table:table-cell>
              <table:table-cell office:value-type="float" office:value="0.00554549588111756">
                <text:p>0.00554549588111756</text:p>
              </table:table-cell>
              <table:table-cell office:value-type="float" office:value="0.994454496362383">
                <text:p>0.994454496362383</text:p>
              </table:table-cell>
              <table:table-cell office:value-type="float" office:value="38485.80913333">
                <text:p>38485.80913333</text:p>
              </table:table-cell>
              <table:table-cell office:value-type="float" office:value="0.265974734499278">
                <text:p>0.265974734499278</text:p>
              </table:table-cell>
              <table:table-cell office:value-type="float" office:value="38485.80913333">
                <text:p>38485.80913333</text:p>
              </table:table-cell>
              <table:table-cell office:value-type="float" office:value="0.734022257719976">
                <text:p>0.73402225771997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00">
                <text:p>50200</text:p>
              </table:table-cell>
              <table:table-cell office:value-type="float" office:value="0.99999956717165">
                <text:p>0.99999956717165</text:p>
              </table:table-cell>
              <table:table-cell office:value-type="float" office:value="38550.8379578187">
                <text:p>38550.8379578187</text:p>
              </table:table-cell>
              <table:table-cell office:value-type="float" office:value="0.999998375526262">
                <text:p>0.999998375526262</text:p>
              </table:table-cell>
              <table:table-cell office:value-type="float" office:value="0.00539274318631716">
                <text:p>0.00539274318631716</text:p>
              </table:table-cell>
              <table:table-cell office:value-type="float" office:value="0.994607249378099">
                <text:p>0.994607249378099</text:p>
              </table:table-cell>
              <table:table-cell office:value-type="float" office:value="38550.8379578187">
                <text:p>38550.8379578187</text:p>
              </table:table-cell>
              <table:table-cell office:value-type="float" office:value="0.260219960306054">
                <text:p>0.260219960306054</text:p>
              </table:table-cell>
              <table:table-cell office:value-type="float" office:value="38550.8379578187">
                <text:p>38550.8379578187</text:p>
              </table:table-cell>
              <table:table-cell office:value-type="float" office:value="0.739777139391771">
                <text:p>0.7397771393917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00">
                <text:p>50300</text:p>
              </table:table-cell>
              <table:table-cell office:value-type="float" office:value="0.999999571144593">
                <text:p>0.999999571144593</text:p>
              </table:table-cell>
              <table:table-cell office:value-type="float" office:value="38615.9903251128">
                <text:p>38615.9903251128</text:p>
              </table:table-cell>
              <table:table-cell office:value-type="float" office:value="0.999998389957812">
                <text:p>0.999998389957812</text:p>
              </table:table-cell>
              <table:table-cell office:value-type="float" office:value="0.00524472536802895">
                <text:p>0.00524472536802895</text:p>
              </table:table-cell>
              <table:table-cell office:value-type="float" office:value="0.994755267502947">
                <text:p>0.994755267502947</text:p>
              </table:table-cell>
              <table:table-cell office:value-type="float" office:value="38615.9903251128">
                <text:p>38615.9903251128</text:p>
              </table:table-cell>
              <table:table-cell office:value-type="float" office:value="0.25455262890064">
                <text:p>0.25455262890064</text:p>
              </table:table-cell>
              <table:table-cell office:value-type="float" office:value="38615.9903251128">
                <text:p>38615.9903251128</text:p>
              </table:table-cell>
              <table:table-cell office:value-type="float" office:value="0.74544457481504">
                <text:p>0.7454445748150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00">
                <text:p>50400</text:p>
              </table:table-cell>
              <table:table-cell office:value-type="float" office:value="0.999999575068167">
                <text:p>0.999999575068167</text:p>
              </table:table-cell>
              <table:table-cell office:value-type="float" office:value="38681.2675652839">
                <text:p>38681.2675652839</text:p>
              </table:table-cell>
              <table:table-cell office:value-type="float" office:value="0.999998404259163">
                <text:p>0.999998404259163</text:p>
              </table:table-cell>
              <table:table-cell office:value-type="float" office:value="0.0051012813066205">
                <text:p>0.0051012813066205</text:p>
              </table:table-cell>
              <table:table-cell office:value-type="float" office:value="0.994898711857247">
                <text:p>0.994898711857247</text:p>
              </table:table-cell>
              <table:table-cell office:value-type="float" office:value="38681.2675652839">
                <text:p>38681.2675652839</text:p>
              </table:table-cell>
              <table:table-cell office:value-type="float" office:value="0.248973084669916">
                <text:p>0.248973084669916</text:p>
              </table:table-cell>
              <table:table-cell office:value-type="float" office:value="38681.2675652839">
                <text:p>38681.2675652839</text:p>
              </table:table-cell>
              <table:table-cell office:value-type="float" office:value="0.75102421969361">
                <text:p>0.7510242196936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00">
                <text:p>50500</text:p>
              </table:table-cell>
              <table:table-cell office:value-type="float" office:value="0.999999578943165">
                <text:p>0.999999578943165</text:p>
              </table:table-cell>
              <table:table-cell office:value-type="float" office:value="38746.6709264654">
                <text:p>38746.6709264654</text:p>
              </table:table-cell>
              <table:table-cell office:value-type="float" office:value="0.999998418431643">
                <text:p>0.999998418431643</text:p>
              </table:table-cell>
              <table:table-cell office:value-type="float" office:value="0.00496225492171081">
                <text:p>0.00496225492171081</text:p>
              </table:table-cell>
              <table:table-cell office:value-type="float" office:value="0.995037738522034">
                <text:p>0.995037738522034</text:p>
              </table:table-cell>
              <table:table-cell office:value-type="float" office:value="38746.6709264654">
                <text:p>38746.6709264654</text:p>
              </table:table-cell>
              <table:table-cell office:value-type="float" office:value="0.243481623734287">
                <text:p>0.243481623734287</text:p>
              </table:table-cell>
              <table:table-cell office:value-type="float" office:value="38746.6709264654">
                <text:p>38746.6709264654</text:p>
              </table:table-cell>
              <table:table-cell office:value-type="float" office:value="0.756515777995567">
                <text:p>0.75651577799556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00">
                <text:p>50600</text:p>
              </table:table-cell>
              <table:table-cell office:value-type="float" office:value="0.999999582770256">
                <text:p>0.999999582770256</text:p>
              </table:table-cell>
              <table:table-cell office:value-type="float" office:value="38812.2015011748">
                <text:p>38812.2015011748</text:p>
              </table:table-cell>
              <table:table-cell office:value-type="float" office:value="0.999998432476649">
                <text:p>0.999998432476649</text:p>
              </table:table-cell>
              <table:table-cell office:value-type="float" office:value="0.00482749718202257">
                <text:p>0.00482749718202257</text:p>
              </table:table-cell>
              <table:table-cell office:value-type="float" office:value="0.995172496529202">
                <text:p>0.995172496529202</text:p>
              </table:table-cell>
              <table:table-cell office:value-type="float" office:value="38812.2015011748">
                <text:p>38812.2015011748</text:p>
              </table:table-cell>
              <table:table-cell office:value-type="float" office:value="0.238078453843394">
                <text:p>0.238078453843394</text:p>
              </table:table-cell>
              <table:table-cell office:value-type="float" office:value="38812.2015011748">
                <text:p>38812.2015011748</text:p>
              </table:table-cell>
              <table:table-cell office:value-type="float" office:value="0.761919042058677">
                <text:p>0.7619190420586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00">
                <text:p>50700</text:p>
              </table:table-cell>
              <table:table-cell office:value-type="float" office:value="0.99999958655028">
                <text:p>0.99999958655028</text:p>
              </table:table-cell>
              <table:table-cell office:value-type="float" office:value="38877.8602062018">
                <text:p>38877.8602062018</text:p>
              </table:table-cell>
              <table:table-cell office:value-type="float" office:value="0.999998446395763">
                <text:p>0.999998446395763</text:p>
              </table:table-cell>
              <table:table-cell office:value-type="float" office:value="0.00469686241320397">
                <text:p>0.00469686241320397</text:p>
              </table:table-cell>
              <table:table-cell office:value-type="float" office:value="0.995303131553695">
                <text:p>0.995303131553695</text:p>
              </table:table-cell>
              <table:table-cell office:value-type="float" office:value="38877.8602062018">
                <text:p>38877.8602062018</text:p>
              </table:table-cell>
              <table:table-cell office:value-type="float" office:value="0.232763683961558">
                <text:p>0.232763683961558</text:p>
              </table:table-cell>
              <table:table-cell office:value-type="float" office:value="38877.8602062018">
                <text:p>38877.8602062018</text:p>
              </table:table-cell>
              <table:table-cell office:value-type="float" office:value="0.767233903005197">
                <text:p>0.7672339030051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00">
                <text:p>50800</text:p>
              </table:table-cell>
              <table:table-cell office:value-type="float" office:value="0.999999590283879">
                <text:p>0.999999590283879</text:p>
              </table:table-cell>
              <table:table-cell office:value-type="float" office:value="38943.6479507592">
                <text:p>38943.6479507592</text:p>
              </table:table-cell>
              <table:table-cell office:value-type="float" office:value="0.999998460189892">
                <text:p>0.999998460189892</text:p>
              </table:table-cell>
              <table:table-cell office:value-type="float" office:value="0.00457021236644524">
                <text:p>0.00457021236644524</text:p>
              </table:table-cell>
              <table:table-cell office:value-type="float" office:value="0.995429781844878">
                <text:p>0.995429781844878</text:p>
              </table:table-cell>
              <table:table-cell office:value-type="float" office:value="38943.6479507592">
                <text:p>38943.6479507592</text:p>
              </table:table-cell>
              <table:table-cell office:value-type="float" office:value="0.227537416922418">
                <text:p>0.227537416922418</text:p>
              </table:table-cell>
              <table:table-cell office:value-type="float" office:value="38943.6479507592">
                <text:p>38943.6479507592</text:p>
              </table:table-cell>
              <table:table-cell office:value-type="float" office:value="0.772460258084958">
                <text:p>0.77246025808495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00">
                <text:p>50900</text:p>
              </table:table-cell>
              <table:table-cell office:value-type="float" office:value="0.999999593971756">
                <text:p>0.999999593971756</text:p>
              </table:table-cell>
              <table:table-cell office:value-type="float" office:value="39009.5654008844">
                <text:p>39009.5654008844</text:p>
              </table:table-cell>
              <table:table-cell office:value-type="float" office:value="0.999998473860507">
                <text:p>0.999998473860507</text:p>
              </table:table-cell>
              <table:table-cell office:value-type="float" office:value="0.00444741300786351">
                <text:p>0.00444741300786351</text:p>
              </table:table-cell>
              <table:table-cell office:value-type="float" office:value="0.995552581437166">
                <text:p>0.995552581437166</text:p>
              </table:table-cell>
              <table:table-cell office:value-type="float" office:value="39009.5654008844">
                <text:p>39009.5654008844</text:p>
              </table:table-cell>
              <table:table-cell office:value-type="float" office:value="0.222399620778914">
                <text:p>0.222399620778914</text:p>
              </table:table-cell>
              <table:table-cell office:value-type="float" office:value="39009.5654008844">
                <text:p>39009.5654008844</text:p>
              </table:table-cell>
              <table:table-cell office:value-type="float" office:value="0.777598139328655">
                <text:p>0.77759813932865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00">
                <text:p>51000</text:p>
              </table:table-cell>
              <table:table-cell office:value-type="float" office:value="0.999999597614602">
                <text:p>0.999999597614602</text:p>
              </table:table-cell>
              <table:table-cell office:value-type="float" office:value="39075.6131482588">
                <text:p>39075.6131482588</text:p>
              </table:table-cell>
              <table:table-cell office:value-type="float" office:value="0.999998487408781">
                <text:p>0.999998487408781</text:p>
              </table:table-cell>
              <table:table-cell office:value-type="float" office:value="0.00432833519011508">
                <text:p>0.00432833519011508</text:p>
              </table:table-cell>
              <table:table-cell office:value-type="float" office:value="0.995671659478404">
                <text:p>0.995671659478404</text:p>
              </table:table-cell>
              <table:table-cell office:value-type="float" office:value="39075.6131482588">
                <text:p>39075.6131482588</text:p>
              </table:table-cell>
              <table:table-cell office:value-type="float" office:value="0.217350221828074">
                <text:p>0.217350221828074</text:p>
              </table:table-cell>
              <table:table-cell office:value-type="float" office:value="39075.6131482588">
                <text:p>39075.6131482588</text:p>
              </table:table-cell>
              <table:table-cell office:value-type="float" office:value="0.782647620520762">
                <text:p>0.78264762052076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00">
                <text:p>51100</text:p>
              </table:table-cell>
              <table:table-cell office:value-type="float" office:value="0.999999601213099">
                <text:p>0.999999601213099</text:p>
              </table:table-cell>
              <table:table-cell office:value-type="float" office:value="39141.7917091108">
                <text:p>39141.7917091108</text:p>
              </table:table-cell>
              <table:table-cell office:value-type="float" office:value="0.999998500835602">
                <text:p>0.999998500835602</text:p>
              </table:table-cell>
              <table:table-cell office:value-type="float" office:value="0.00421285446230564">
                <text:p>0.00421285446230564</text:p>
              </table:table-cell>
              <table:table-cell office:value-type="float" office:value="0.995787140419968">
                <text:p>0.995787140419968</text:p>
              </table:table-cell>
              <table:table-cell office:value-type="float" office:value="39141.7917091108">
                <text:p>39141.7917091108</text:p>
              </table:table-cell>
              <table:table-cell office:value-type="float" office:value="0.212389104306207">
                <text:p>0.212389104306207</text:p>
              </table:table-cell>
              <table:table-cell office:value-type="float" office:value="39141.7917091108">
                <text:p>39141.7917091108</text:p>
              </table:table-cell>
              <table:table-cell office:value-type="float" office:value="0.787608817504457">
                <text:p>0.78760881750445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00">
                <text:p>51200</text:p>
              </table:table-cell>
              <table:table-cell office:value-type="float" office:value="0.999999604767946">
                <text:p>0.999999604767946</text:p>
              </table:table-cell>
              <table:table-cell office:value-type="float" office:value="39208.1013921975">
                <text:p>39208.1013921975</text:p>
              </table:table-cell>
              <table:table-cell office:value-type="float" office:value="0.999998514142295">
                <text:p>0.999998514142295</text:p>
              </table:table-cell>
              <table:table-cell office:value-type="float" office:value="0.00410085053526921">
                <text:p>0.00410085053526921</text:p>
              </table:table-cell>
              <table:table-cell office:value-type="float" office:value="0.995899144551478">
                <text:p>0.995899144551478</text:p>
              </table:table-cell>
              <table:table-cell office:value-type="float" office:value="39208.1013921975">
                <text:p>39208.1013921975</text:p>
              </table:table-cell>
              <table:table-cell office:value-type="float" office:value="0.207516038899465">
                <text:p>0.207516038899465</text:p>
              </table:table-cell>
              <table:table-cell office:value-type="float" office:value="39208.1013921975">
                <text:p>39208.1013921975</text:p>
              </table:table-cell>
              <table:table-cell office:value-type="float" office:value="0.792481959672759">
                <text:p>0.79248195967275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00">
                <text:p>51300</text:p>
              </table:table-cell>
              <table:table-cell office:value-type="float" office:value="0.999999608279731">
                <text:p>0.999999608279731</text:p>
              </table:table-cell>
              <table:table-cell office:value-type="float" office:value="39274.5424374654">
                <text:p>39274.5424374654</text:p>
              </table:table-cell>
              <table:table-cell office:value-type="float" office:value="0.999998527329898">
                <text:p>0.999998527329898</text:p>
              </table:table-cell>
              <table:table-cell office:value-type="float" office:value="0.00399220852654306">
                <text:p>0.00399220852654306</text:p>
              </table:table-cell>
              <table:table-cell office:value-type="float" office:value="0.996007786755828">
                <text:p>0.996007786755828</text:p>
              </table:table-cell>
              <table:table-cell office:value-type="float" office:value="39274.5424374654">
                <text:p>39274.5424374654</text:p>
              </table:table-cell>
              <table:table-cell office:value-type="float" office:value="0.202730758859008">
                <text:p>0.202730758859008</text:p>
              </table:table-cell>
              <table:table-cell office:value-type="float" office:value="39274.5424374654">
                <text:p>39274.5424374654</text:p>
              </table:table-cell>
              <table:table-cell office:value-type="float" office:value="0.797267313851617">
                <text:p>0.7972673138516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00">
                <text:p>51400</text:p>
              </table:table-cell>
              <table:table-cell office:value-type="float" office:value="0.999999611749165">
                <text:p>0.999999611749165</text:p>
              </table:table-cell>
              <table:table-cell office:value-type="float" office:value="39341.1150153458">
                <text:p>39341.1150153458</text:p>
              </table:table-cell>
              <table:table-cell office:value-type="float" office:value="0.999998540399182">
                <text:p>0.999998540399182</text:p>
              </table:table-cell>
              <table:table-cell office:value-type="float" office:value="0.00388681631488534">
                <text:p>0.00388681631488534</text:p>
              </table:table-cell>
              <table:table-cell office:value-type="float" office:value="0.996113179154672">
                <text:p>0.996113179154672</text:p>
              </table:table-cell>
              <table:table-cell office:value-type="float" office:value="39341.1150153458">
                <text:p>39341.1150153458</text:p>
              </table:table-cell>
              <table:table-cell office:value-type="float" office:value="0.198032959895615">
                <text:p>0.198032959895615</text:p>
              </table:table-cell>
              <table:table-cell office:value-type="float" office:value="39341.1150153458">
                <text:p>39341.1150153458</text:p>
              </table:table-cell>
              <table:table-cell office:value-type="float" office:value="0.801965184405401">
                <text:p>0.80196518440540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00">
                <text:p>51500</text:p>
              </table:table-cell>
              <table:table-cell office:value-type="float" office:value="0.999999615176846">
                <text:p>0.999999615176846</text:p>
              </table:table-cell>
              <table:table-cell office:value-type="float" office:value="39407.8191014622">
                <text:p>39407.8191014622</text:p>
              </table:table-cell>
              <table:table-cell office:value-type="float" office:value="0.999998553351346">
                <text:p>0.999998553351346</text:p>
              </table:table-cell>
              <table:table-cell office:value-type="float" office:value="0.00378456683614808">
                <text:p>0.00378456683614808</text:p>
              </table:table-cell>
              <table:table-cell office:value-type="float" office:value="0.996215428812547">
                <text:p>0.996215428812547</text:p>
              </table:table-cell>
              <table:table-cell office:value-type="float" office:value="39407.8191014622">
                <text:p>39407.8191014622</text:p>
              </table:table-cell>
              <table:table-cell office:value-type="float" office:value="0.193422232630866">
                <text:p>0.193422232630866</text:p>
              </table:table-cell>
              <table:table-cell office:value-type="float" office:value="39407.8191014622">
                <text:p>39407.8191014622</text:p>
              </table:table-cell>
              <table:table-cell office:value-type="float" office:value="0.806575980787248">
                <text:p>0.80657598078724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00">
                <text:p>51600</text:p>
              </table:table-cell>
              <table:table-cell office:value-type="float" office:value="0.999999618563397">
                <text:p>0.999999618563397</text:p>
              </table:table-cell>
              <table:table-cell office:value-type="float" office:value="39474.6546501828">
                <text:p>39474.6546501828</text:p>
              </table:table-cell>
              <table:table-cell office:value-type="float" office:value="0.999998566187096">
                <text:p>0.999998566187096</text:p>
              </table:table-cell>
              <table:table-cell office:value-type="float" office:value="0.00368535652994003">
                <text:p>0.00368535652994003</text:p>
              </table:table-cell>
              <table:table-cell office:value-type="float" office:value="0.996314639290216">
                <text:p>0.996314639290216</text:p>
              </table:table-cell>
              <table:table-cell office:value-type="float" office:value="39474.6546501828">
                <text:p>39474.6546501828</text:p>
              </table:table-cell>
              <table:table-cell office:value-type="float" office:value="0.188898157198665">
                <text:p>0.188898157198665</text:p>
              </table:table-cell>
              <table:table-cell office:value-type="float" office:value="39474.6546501828">
                <text:p>39474.6546501828</text:p>
              </table:table-cell>
              <table:table-cell office:value-type="float" office:value="0.81110012293551">
                <text:p>0.8111001229355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00">
                <text:p>51700</text:p>
              </table:table-cell>
              <table:table-cell office:value-type="float" office:value="0.999999621909429">
                <text:p>0.999999621909429</text:p>
              </table:table-cell>
              <table:table-cell office:value-type="float" office:value="39541.6214300803">
                <text:p>39541.6214300803</text:p>
              </table:table-cell>
              <table:table-cell office:value-type="float" office:value="0.999998578907561">
                <text:p>0.999998578907561</text:p>
              </table:table-cell>
              <table:table-cell office:value-type="float" office:value="0.00358908554387211">
                <text:p>0.00358908554387211</text:p>
              </table:table-cell>
              <table:table-cell office:value-type="float" office:value="0.996410910440422">
                <text:p>0.996410910440422</text:p>
              </table:table-cell>
              <table:table-cell office:value-type="float" office:value="39541.6214300803">
                <text:p>39541.6214300803</text:p>
              </table:table-cell>
              <table:table-cell office:value-type="float" office:value="0.184460214523488">
                <text:p>0.184460214523488</text:p>
              </table:table-cell>
              <table:table-cell office:value-type="float" office:value="39541.6214300803">
                <text:p>39541.6214300803</text:p>
              </table:table-cell>
              <table:table-cell office:value-type="float" office:value="0.815538129997466">
                <text:p>0.81553812999746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00">
                <text:p>51800</text:p>
              </table:table-cell>
              <table:table-cell office:value-type="float" office:value="0.99999962521554">
                <text:p>0.99999962521554</text:p>
              </table:table-cell>
              <table:table-cell office:value-type="float" office:value="39608.7191525863">
                <text:p>39608.7191525863</text:p>
              </table:table-cell>
              <table:table-cell office:value-type="float" office:value="0.999998591513612">
                <text:p>0.999998591513612</text:p>
              </table:table-cell>
              <table:table-cell office:value-type="float" office:value="0.00349565759141076">
                <text:p>0.00349565759141076</text:p>
              </table:table-cell>
              <table:table-cell office:value-type="float" office:value="0.996504338550034">
                <text:p>0.996504338550034</text:p>
              </table:table-cell>
              <table:table-cell office:value-type="float" office:value="39608.7191525863">
                <text:p>39608.7191525863</text:p>
              </table:table-cell>
              <table:table-cell office:value-type="float" office:value="0.180107856413558">
                <text:p>0.180107856413558</text:p>
              </table:table-cell>
              <table:table-cell office:value-type="float" office:value="39608.7191525863">
                <text:p>39608.7191525863</text:p>
              </table:table-cell>
              <table:table-cell office:value-type="float" office:value="0.819890550234689">
                <text:p>0.81989055023468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00">
                <text:p>51900</text:p>
              </table:table-cell>
              <table:table-cell office:value-type="float" office:value="0.999999628482322">
                <text:p>0.999999628482322</text:p>
              </table:table-cell>
              <table:table-cell office:value-type="float" office:value="39675.9474718215">
                <text:p>39675.9474718215</text:p>
              </table:table-cell>
              <table:table-cell office:value-type="float" office:value="0.999998604005875">
                <text:p>0.999998604005875</text:p>
              </table:table-cell>
              <table:table-cell office:value-type="float" office:value="0.0034049798154799">
                <text:p>0.0034049798154799</text:p>
              </table:table-cell>
              <table:table-cell office:value-type="float" office:value="0.996595016476446">
                <text:p>0.996595016476446</text:p>
              </table:table-cell>
              <table:table-cell office:value-type="float" office:value="39675.9474718215">
                <text:p>39675.9474718215</text:p>
              </table:table-cell>
              <table:table-cell office:value-type="float" office:value="0.175840505707473">
                <text:p>0.175840505707473</text:p>
              </table:table-cell>
              <table:table-cell office:value-type="float" office:value="39675.9474718215">
                <text:p>39675.9474718215</text:p>
              </table:table-cell>
              <table:table-cell office:value-type="float" office:value="0.824157960876507">
                <text:p>0.82415796087650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00">
                <text:p>52000</text:p>
              </table:table-cell>
              <table:table-cell office:value-type="float" office:value="0.999999631710322">
                <text:p>0.999999631710322</text:p>
              </table:table-cell>
              <table:table-cell office:value-type="float" office:value="39743.3059083645">
                <text:p>39743.3059083645</text:p>
              </table:table-cell>
              <table:table-cell office:value-type="float" office:value="0.999998616385176">
                <text:p>0.999998616385176</text:p>
              </table:table-cell>
              <table:table-cell office:value-type="float" office:value="0.00331696293628853">
                <text:p>0.00331696293628853</text:p>
              </table:table-cell>
              <table:table-cell office:value-type="float" office:value="0.996683033499754">
                <text:p>0.996683033499754</text:p>
              </table:table-cell>
              <table:table-cell office:value-type="float" office:value="39743.3059083645">
                <text:p>39743.3059083645</text:p>
              </table:table-cell>
              <table:table-cell office:value-type="float" office:value="0.171657515551805">
                <text:p>0.171657515551805</text:p>
              </table:table-cell>
              <table:table-cell office:value-type="float" office:value="39743.3059083645">
                <text:p>39743.3059083645</text:p>
              </table:table-cell>
              <table:table-cell office:value-type="float" office:value="0.828341008843278">
                <text:p>0.82834100884327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00">
                <text:p>52100</text:p>
              </table:table-cell>
              <table:table-cell office:value-type="float" office:value="0.999999634900173">
                <text:p>0.999999634900173</text:p>
              </table:table-cell>
              <table:table-cell office:value-type="float" office:value="39810.7938561889">
                <text:p>39810.7938561889</text:p>
              </table:table-cell>
              <table:table-cell office:value-type="float" office:value="0.999998628652531">
                <text:p>0.999998628652531</text:p>
              </table:table-cell>
              <table:table-cell office:value-type="float" office:value="0.00323152000290929">
                <text:p>0.00323152000290929</text:p>
              </table:table-cell>
              <table:table-cell office:value-type="float" office:value="0.996768476571175">
                <text:p>0.996768476571175</text:p>
              </table:table-cell>
              <table:table-cell office:value-type="float" office:value="39810.7938561889">
                <text:p>39810.7938561889</text:p>
              </table:table-cell>
              <table:table-cell office:value-type="float" office:value="0.167558173671257">
                <text:p>0.167558173671257</text:p>
              </table:table-cell>
              <table:table-cell office:value-type="float" office:value="39810.7938561889">
                <text:p>39810.7938561889</text:p>
              </table:table-cell>
              <table:table-cell office:value-type="float" office:value="0.832440406476164">
                <text:p>0.83244040647616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00">
                <text:p>52200</text:p>
              </table:table-cell>
              <table:table-cell office:value-type="float" office:value="0.999999638052403">
                <text:p>0.999999638052403</text:p>
              </table:table-cell>
              <table:table-cell office:value-type="float" office:value="39878.4106630328">
                <text:p>39878.4106630328</text:p>
              </table:table-cell>
              <table:table-cell office:value-type="float" office:value="0.999998640808718">
                <text:p>0.999998640808718</text:p>
              </table:table-cell>
              <table:table-cell office:value-type="float" office:value="0.00314856796908679">
                <text:p>0.00314856796908679</text:p>
              </table:table-cell>
              <table:table-cell office:value-type="float" office:value="0.996851428737239">
                <text:p>0.996851428737239</text:p>
              </table:table-cell>
              <table:table-cell office:value-type="float" office:value="39878.4106630328">
                <text:p>39878.4106630328</text:p>
              </table:table-cell>
              <table:table-cell office:value-type="float" office:value="0.163541745947674">
                <text:p>0.163541745947674</text:p>
              </table:table-cell>
              <table:table-cell office:value-type="float" office:value="39878.4106630328">
                <text:p>39878.4106630328</text:p>
              </table:table-cell>
              <table:table-cell office:value-type="float" office:value="0.836456887957307">
                <text:p>0.83645688795730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00">
                <text:p>52300</text:p>
              </table:table-cell>
              <table:table-cell office:value-type="float" office:value="0.999999641167531">
                <text:p>0.999999641167531</text:p>
              </table:table-cell>
              <table:table-cell office:value-type="float" office:value="39946.1556305256">
                <text:p>39946.1556305256</text:p>
              </table:table-cell>
              <table:table-cell office:value-type="float" office:value="0.999998652854285">
                <text:p>0.999998652854285</text:p>
              </table:table-cell>
              <table:table-cell office:value-type="float" office:value="0.00306802669398887">
                <text:p>0.00306802669398887</text:p>
              </table:table-cell>
              <table:table-cell office:value-type="float" office:value="0.99693197013904">
                <text:p>0.99693197013904</text:p>
              </table:table-cell>
              <table:table-cell office:value-type="float" office:value="39946.1556305256">
                <text:p>39946.1556305256</text:p>
              </table:table-cell>
              <table:table-cell office:value-type="float" office:value="0.159607476685992">
                <text:p>0.159607476685992</text:p>
              </table:table-cell>
              <table:table-cell office:value-type="float" office:value="39946.1556305256">
                <text:p>39946.1556305256</text:p>
              </table:table-cell>
              <table:table-cell office:value-type="float" office:value="0.84039120904396">
                <text:p>0.8403912090439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00">
                <text:p>52400</text:p>
              </table:table-cell>
              <table:table-cell office:value-type="float" office:value="0.999999644246129">
                <text:p>0.999999644246129</text:p>
              </table:table-cell>
              <table:table-cell office:value-type="float" office:value="40014.027943685">
                <text:p>40014.027943685</text:p>
              </table:table-cell>
              <table:table-cell office:value-type="float" office:value="0.999998664789982">
                <text:p>0.999998664789982</text:p>
              </table:table-cell>
              <table:table-cell office:value-type="float" office:value="0.00298981833666617">
                <text:p>0.00298981833666617</text:p>
              </table:table-cell>
              <table:table-cell office:value-type="float" office:value="0.997010178617775">
                <text:p>0.997010178617775</text:p>
              </table:table-cell>
              <table:table-cell office:value-type="float" office:value="40014.027943685">
                <text:p>40014.027943685</text:p>
              </table:table-cell>
              <table:table-cell office:value-type="float" office:value="0.1557545511562">
                <text:p>0.1557545511562</text:p>
              </table:table-cell>
              <table:table-cell office:value-type="float" office:value="40014.027943685">
                <text:p>40014.027943685</text:p>
              </table:table-cell>
              <table:table-cell office:value-type="float" office:value="0.844244184527288">
                <text:p>0.84424418452728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00">
                <text:p>52500</text:p>
              </table:table-cell>
              <table:table-cell office:value-type="float" office:value="0.999999647288758">
                <text:p>0.999999647288758</text:p>
              </table:table-cell>
              <table:table-cell office:value-type="float" office:value="40082.026677931">
                <text:p>40082.026677931</text:p>
              </table:table-cell>
              <table:table-cell office:value-type="float" office:value="0.999998676616743">
                <text:p>0.999998676616743</text:p>
              </table:table-cell>
              <table:table-cell office:value-type="float" office:value="0.00291386780444072">
                <text:p>0.00291386780444072</text:p>
              </table:table-cell>
              <table:table-cell office:value-type="float" office:value="0.997086129266362">
                <text:p>0.997086129266362</text:p>
              </table:table-cell>
              <table:table-cell office:value-type="float" office:value="40082.026677931">
                <text:p>40082.026677931</text:p>
              </table:table-cell>
              <table:table-cell office:value-type="float" office:value="0.151982099818394">
                <text:p>0.151982099818394</text:p>
              </table:table-cell>
              <table:table-cell office:value-type="float" office:value="40082.026677931">
                <text:p>40082.026677931</text:p>
              </table:table-cell>
              <table:table-cell office:value-type="float" office:value="0.848016684007252">
                <text:p>0.8480166840072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00">
                <text:p>52600</text:p>
              </table:table-cell>
              <table:table-cell office:value-type="float" office:value="0.999999650295851">
                <text:p>0.999999650295851</text:p>
              </table:table-cell>
              <table:table-cell office:value-type="float" office:value="40150.1509081367">
                <text:p>40150.1509081367</text:p>
              </table:table-cell>
              <table:table-cell office:value-type="float" office:value="0.999998688335081">
                <text:p>0.999998688335081</text:p>
              </table:table-cell>
              <table:table-cell office:value-type="float" office:value="0.00284010358707958">
                <text:p>0.00284010358707958</text:p>
              </table:table-cell>
              <table:table-cell office:value-type="float" office:value="0.997159893595258">
                <text:p>0.997159893595258</text:p>
              </table:table-cell>
              <table:table-cell office:value-type="float" office:value="40150.1509081367">
                <text:p>40150.1509081367</text:p>
              </table:table-cell>
              <table:table-cell office:value-type="float" office:value="0.148289256847495">
                <text:p>0.148289256847495</text:p>
              </table:table-cell>
              <table:table-cell office:value-type="float" office:value="40150.1509081367">
                <text:p>40150.1509081367</text:p>
              </table:table-cell>
              <table:table-cell office:value-type="float" office:value="0.85170957336688">
                <text:p>0.8517095733668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00">
                <text:p>52700</text:p>
              </table:table-cell>
              <table:table-cell office:value-type="float" office:value="0.999999653267982">
                <text:p>0.999999653267982</text:p>
              </table:table-cell>
              <table:table-cell office:value-type="float" office:value="40218.3995721368">
                <text:p>40218.3995721368</text:p>
              </table:table-cell>
              <table:table-cell office:value-type="float" office:value="0.999998699945903">
                <text:p>0.999998699945903</text:p>
              </table:table-cell>
              <table:table-cell office:value-type="float" office:value="0.00276845547202797">
                <text:p>0.00276845547202797</text:p>
              </table:table-cell>
              <table:table-cell office:value-type="float" office:value="0.997231541817233">
                <text:p>0.997231541817233</text:p>
              </table:table-cell>
              <table:table-cell office:value-type="float" office:value="40218.3995721368">
                <text:p>40218.3995721368</text:p>
              </table:table-cell>
              <table:table-cell office:value-type="float" office:value="0.144675087579192">
                <text:p>0.144675087579192</text:p>
              </table:table-cell>
              <table:table-cell office:value-type="float" office:value="40218.3995721368">
                <text:p>40218.3995721368</text:p>
              </table:table-cell>
              <table:table-cell office:value-type="float" office:value="0.85532378732768">
                <text:p>0.8553237873276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00">
                <text:p>52800</text:p>
              </table:table-cell>
              <table:table-cell office:value-type="float" office:value="0.999999656205655">
                <text:p>0.999999656205655</text:p>
              </table:table-cell>
              <table:table-cell office:value-type="float" office:value="40286.7716118332">
                <text:p>40286.7716118332</text:p>
              </table:table-cell>
              <table:table-cell office:value-type="float" office:value="0.999998711449702">
                <text:p>0.999998711449702</text:p>
              </table:table-cell>
              <table:table-cell office:value-type="float" office:value="0.00269885616754446">
                <text:p>0.00269885616754446</text:p>
              </table:table-cell>
              <table:table-cell office:value-type="float" office:value="0.997301141224235">
                <text:p>0.997301141224235</text:p>
              </table:table-cell>
              <table:table-cell office:value-type="float" office:value="40286.7716118332">
                <text:p>40286.7716118332</text:p>
              </table:table-cell>
              <table:table-cell office:value-type="float" office:value="0.141138663985699">
                <text:p>0.141138663985699</text:p>
              </table:table-cell>
              <table:table-cell office:value-type="float" office:value="40286.7716118332">
                <text:p>40286.7716118332</text:p>
              </table:table-cell>
              <table:table-cell office:value-type="float" office:value="0.858860253972602">
                <text:p>0.85886025397260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00">
                <text:p>52900</text:p>
              </table:table-cell>
              <table:table-cell office:value-type="float" office:value="0.999999659109366">
                <text:p>0.999999659109366</text:p>
              </table:table-cell>
              <table:table-cell office:value-type="float" office:value="40355.265858028">
                <text:p>40355.265858028</text:p>
              </table:table-cell>
              <table:table-cell office:value-type="float" office:value="0.999998722847263">
                <text:p>0.999998722847263</text:p>
              </table:table-cell>
              <table:table-cell office:value-type="float" office:value="0.00263124071519737">
                <text:p>0.00263124071519737</text:p>
              </table:table-cell>
              <table:table-cell office:value-type="float" office:value="0.997368756774889">
                <text:p>0.997368756774889</text:p>
              </table:table-cell>
              <table:table-cell office:value-type="float" office:value="40355.265858028">
                <text:p>40355.265858028</text:p>
              </table:table-cell>
              <table:table-cell office:value-type="float" office:value="0.137679003627847">
                <text:p>0.137679003627847</text:p>
              </table:table-cell>
              <table:table-cell office:value-type="float" office:value="40355.265858028">
                <text:p>40355.265858028</text:p>
              </table:table-cell>
              <table:table-cell office:value-type="float" office:value="0.862319955795061">
                <text:p>0.86231995579506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00">
                <text:p>53000</text:p>
              </table:table-cell>
              <table:table-cell office:value-type="float" office:value="0.999999661979574">
                <text:p>0.999999661979574</text:p>
              </table:table-cell>
              <table:table-cell office:value-type="float" office:value="40423.8811174807">
                <text:p>40423.8811174807</text:p>
              </table:table-cell>
              <table:table-cell office:value-type="float" office:value="0.999998734139167">
                <text:p>0.999998734139167</text:p>
              </table:table-cell>
              <table:table-cell office:value-type="float" office:value="0.00256554661252574">
                <text:p>0.00256554661252574</text:p>
              </table:table-cell>
              <table:table-cell office:value-type="float" office:value="0.997434450971842">
                <text:p>0.997434450971842</text:p>
              </table:table-cell>
              <table:table-cell office:value-type="float" office:value="40423.8811174807">
                <text:p>40423.8811174807</text:p>
              </table:table-cell>
              <table:table-cell office:value-type="float" office:value="0.134295116191598">
                <text:p>0.134295116191598</text:p>
              </table:table-cell>
              <table:table-cell office:value-type="float" office:value="40423.8811174807">
                <text:p>40423.8811174807</text:p>
              </table:table-cell>
              <table:table-cell office:value-type="float" office:value="0.865703883161666">
                <text:p>0.86570388316166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00">
                <text:p>53100</text:p>
              </table:table-cell>
              <table:table-cell office:value-type="float" office:value="0.999999664816815">
                <text:p>0.999999664816815</text:p>
              </table:table-cell>
              <table:table-cell office:value-type="float" office:value="40492.6161116672">
                <text:p>40492.6161116672</text:p>
              </table:table-cell>
              <table:table-cell office:value-type="float" office:value="0.999998745326184">
                <text:p>0.999998745326184</text:p>
              </table:table-cell>
              <table:table-cell office:value-type="float" office:value="0.00250171288497882">
                <text:p>0.00250171288497882</text:p>
              </table:table-cell>
              <table:table-cell office:value-type="float" office:value="0.997498284789824">
                <text:p>0.997498284789824</text:p>
              </table:table-cell>
              <table:table-cell office:value-type="float" office:value="40492.6161116672">
                <text:p>40492.6161116672</text:p>
              </table:table-cell>
              <table:table-cell office:value-type="float" office:value="0.130985971236806">
                <text:p>0.130985971236806</text:p>
              </table:table-cell>
              <table:table-cell office:value-type="float" office:value="40492.6161116672">
                <text:p>40492.6161116672</text:p>
              </table:table-cell>
              <table:table-cell office:value-type="float" office:value="0.869013066564055">
                <text:p>0.8690130665640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00">
                <text:p>53200</text:p>
              </table:table-cell>
              <table:table-cell office:value-type="float" office:value="0.99999966762145">
                <text:p>0.99999966762145</text:p>
              </table:table-cell>
              <table:table-cell office:value-type="float" office:value="40561.4695136545">
                <text:p>40561.4695136545</text:p>
              </table:table-cell>
              <table:table-cell office:value-type="float" office:value="0.999998756409072">
                <text:p>0.999998756409072</text:p>
              </table:table-cell>
              <table:table-cell office:value-type="float" office:value="0.00243968187611404">
                <text:p>0.00243968187611404</text:p>
              </table:table-cell>
              <table:table-cell office:value-type="float" office:value="0.997560315885444">
                <text:p>0.997560315885444</text:p>
              </table:table-cell>
              <table:table-cell office:value-type="float" office:value="40561.4695136545">
                <text:p>40561.4695136545</text:p>
              </table:table-cell>
              <table:table-cell office:value-type="float" office:value="0.127750518010403">
                <text:p>0.127750518010403</text:p>
              </table:table-cell>
              <table:table-cell office:value-type="float" office:value="40561.4695136545">
                <text:p>40561.4695136545</text:p>
              </table:table-cell>
              <table:table-cell office:value-type="float" office:value="0.872248556805418">
                <text:p>0.87224855680541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00">
                <text:p>53300</text:p>
              </table:table-cell>
              <table:table-cell office:value-type="float" office:value="0.999999670394053">
                <text:p>0.999999670394053</text:p>
              </table:table-cell>
              <table:table-cell office:value-type="float" office:value="40630.4399959105">
                <text:p>40630.4399959105</text:p>
              </table:table-cell>
              <table:table-cell office:value-type="float" office:value="0.999998767388303">
                <text:p>0.999998767388303</text:p>
              </table:table-cell>
              <table:table-cell office:value-type="float" office:value="0.00237939630398172">
                <text:p>0.00237939630398172</text:p>
              </table:table-cell>
              <table:table-cell office:value-type="float" office:value="0.997620601540814">
                <text:p>0.997620601540814</text:p>
              </table:table-cell>
              <table:table-cell office:value-type="float" office:value="40630.4399959105">
                <text:p>40630.4399959105</text:p>
              </table:table-cell>
              <table:table-cell office:value-type="float" office:value="0.124587710838573">
                <text:p>0.124587710838573</text:p>
              </table:table-cell>
              <table:table-cell office:value-type="float" office:value="40630.4399959105">
                <text:p>40630.4399959105</text:p>
              </table:table-cell>
              <table:table-cell office:value-type="float" office:value="0.875411399607967">
                <text:p>0.87541139960796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00">
                <text:p>53400</text:p>
              </table:table-cell>
              <table:table-cell office:value-type="float" office:value="0.999999673135052">
                <text:p>0.999999673135052</text:p>
              </table:table-cell>
              <table:table-cell office:value-type="float" office:value="40699.5261567266">
                <text:p>40699.5261567266</text:p>
              </table:table-cell>
              <table:table-cell office:value-type="float" office:value="0.999998778264537">
                <text:p>0.999998778264537</text:p>
              </table:table-cell>
              <table:table-cell office:value-type="float" office:value="0.00232080184313818">
                <text:p>0.00232080184313818</text:p>
              </table:table-cell>
              <table:table-cell office:value-type="float" office:value="0.997679196081531">
                <text:p>0.997679196081531</text:p>
              </table:table-cell>
              <table:table-cell office:value-type="float" office:value="40699.5261567266">
                <text:p>40699.5261567266</text:p>
              </table:table-cell>
              <table:table-cell office:value-type="float" office:value="0.121496470439531">
                <text:p>0.121496470439531</text:p>
              </table:table-cell>
              <table:table-cell office:value-type="float" office:value="40699.5261567266">
                <text:p>40699.5261567266</text:p>
              </table:table-cell>
              <table:table-cell office:value-type="float" office:value="0.878502674300845">
                <text:p>0.87850267430084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00">
                <text:p>53500</text:p>
              </table:table-cell>
              <table:table-cell office:value-type="float" office:value="0.999999675844869">
                <text:p>0.999999675844869</text:p>
              </table:table-cell>
              <table:table-cell office:value-type="float" office:value="40768.726555036">
                <text:p>40768.726555036</text:p>
              </table:table-cell>
              <table:table-cell office:value-type="float" office:value="0.999998789038432">
                <text:p>0.999998789038432</text:p>
              </table:table-cell>
              <table:table-cell office:value-type="float" office:value="0.00226384600681863">
                <text:p>0.00226384600681863</text:p>
              </table:table-cell>
              <table:table-cell office:value-type="float" office:value="0.997736151994507">
                <text:p>0.997736151994507</text:p>
              </table:table-cell>
              <table:table-cell office:value-type="float" office:value="40768.726555036">
                <text:p>40768.726555036</text:p>
              </table:table-cell>
              <table:table-cell office:value-type="float" office:value="0.118475702519373">
                <text:p>0.118475702519373</text:p>
              </table:table-cell>
              <table:table-cell office:value-type="float" office:value="40768.726555036">
                <text:p>40768.726555036</text:p>
              </table:table-cell>
              <table:table-cell office:value-type="float" office:value="0.881523475224001">
                <text:p>0.88152347522400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00">
                <text:p>53600</text:p>
              </table:table-cell>
              <table:table-cell office:value-type="float" office:value="0.999999678523944">
                <text:p>0.999999678523944</text:p>
              </table:table-cell>
              <table:table-cell office:value-type="float" office:value="40838.0396859534">
                <text:p>40838.0396859534</text:p>
              </table:table-cell>
              <table:table-cell office:value-type="float" office:value="0.999998799710825">
                <text:p>0.999998799710825</text:p>
              </table:table-cell>
              <table:table-cell office:value-type="float" office:value="0.00220847790263195">
                <text:p>0.00220847790263195</text:p>
              </table:table-cell>
              <table:table-cell office:value-type="float" office:value="0.99779152017227">
                <text:p>0.99779152017227</text:p>
              </table:table-cell>
              <table:table-cell office:value-type="float" office:value="40838.0396859534">
                <text:p>40838.0396859534</text:p>
              </table:table-cell>
              <table:table-cell office:value-type="float" office:value="0.115524285115364">
                <text:p>0.115524285115364</text:p>
              </table:table-cell>
              <table:table-cell office:value-type="float" office:value="40838.0396859534">
                <text:p>40838.0396859534</text:p>
              </table:table-cell>
              <table:table-cell office:value-type="float" office:value="0.884474924385147">
                <text:p>0.88447492438514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00">
                <text:p>53700</text:p>
              </table:table-cell>
              <table:table-cell office:value-type="float" office:value="0.999999681172737">
                <text:p>0.999999681172737</text:p>
              </table:table-cell>
              <table:table-cell office:value-type="float" office:value="40907.4640684948">
                <text:p>40907.4640684948</text:p>
              </table:table-cell>
              <table:table-cell office:value-type="float" office:value="0.999998810282186">
                <text:p>0.999998810282186</text:p>
              </table:table-cell>
              <table:table-cell office:value-type="float" office:value="0.00215464819237069">
                <text:p>0.00215464819237069</text:p>
              </table:table-cell>
              <table:table-cell office:value-type="float" office:value="0.997845349953163">
                <text:p>0.997845349953163</text:p>
              </table:table-cell>
              <table:table-cell office:value-type="float" office:value="40907.4640684948">
                <text:p>40907.4640684948</text:p>
              </table:table-cell>
              <table:table-cell office:value-type="float" office:value="0.112641114784332">
                <text:p>0.112641114784332</text:p>
              </table:table-cell>
              <table:table-cell office:value-type="float" office:value="40907.4640684948">
                <text:p>40907.4640684948</text:p>
              </table:table-cell>
              <table:table-cell office:value-type="float" office:value="0.887358125270716">
                <text:p>0.8873581252707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00">
                <text:p>53800</text:p>
              </table:table-cell>
              <table:table-cell office:value-type="float" office:value="0.999999683791649">
                <text:p>0.999999683791649</text:p>
              </table:table-cell>
              <table:table-cell office:value-type="float" office:value="40976.998163065">
                <text:p>40976.998163065</text:p>
              </table:table-cell>
              <table:table-cell office:value-type="float" office:value="0.999998820753169">
                <text:p>0.999998820753169</text:p>
              </table:table-cell>
              <table:table-cell office:value-type="float" office:value="0.00210230955636963">
                <text:p>0.00210230955636963</text:p>
              </table:table-cell>
              <table:table-cell office:value-type="float" office:value="0.997897688656977">
                <text:p>0.997897688656977</text:p>
              </table:table-cell>
              <table:table-cell office:value-type="float" office:value="40976.998163065">
                <text:p>40976.998163065</text:p>
              </table:table-cell>
              <table:table-cell office:value-type="float" office:value="0.109825063382568">
                <text:p>0.109825063382568</text:p>
              </table:table-cell>
              <table:table-cell office:value-type="float" office:value="40976.998163065">
                <text:p>40976.998163065</text:p>
              </table:table-cell>
              <table:table-cell office:value-type="float" office:value="0.890174206066658">
                <text:p>0.8901742060666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00">
                <text:p>53900</text:p>
              </table:table-cell>
              <table:table-cell office:value-type="float" office:value="0.999999686381124">
                <text:p>0.999999686381124</text:p>
              </table:table-cell>
              <table:table-cell office:value-type="float" office:value="41046.6404035022">
                <text:p>41046.6404035022</text:p>
              </table:table-cell>
              <table:table-cell office:value-type="float" office:value="0.99999883112443">
                <text:p>0.99999883112443</text:p>
              </table:table-cell>
              <table:table-cell office:value-type="float" office:value="0.00205141593195567">
                <text:p>0.00205141593195567</text:p>
              </table:table-cell>
              <table:table-cell office:value-type="float" office:value="0.997948582346507">
                <text:p>0.997948582346507</text:p>
              </table:table-cell>
              <table:table-cell office:value-type="float" office:value="41046.6404035022">
                <text:p>41046.6404035022</text:p>
              </table:table-cell>
              <table:table-cell office:value-type="float" office:value="0.107074995033063">
                <text:p>0.107074995033063</text:p>
              </table:table-cell>
              <table:table-cell office:value-type="float" office:value="41046.6404035022">
                <text:p>41046.6404035022</text:p>
              </table:table-cell>
              <table:table-cell office:value-type="float" office:value="0.892924302690992">
                <text:p>0.89292430269099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00">
                <text:p>54000</text:p>
              </table:table-cell>
              <table:table-cell office:value-type="float" office:value="0.999999688941525">
                <text:p>0.999999688941525</text:p>
              </table:table-cell>
              <table:table-cell office:value-type="float" office:value="41116.3891745923">
                <text:p>41116.3891745923</text:p>
              </table:table-cell>
              <table:table-cell office:value-type="float" office:value="0.999998841396799">
                <text:p>0.999998841396799</text:p>
              </table:table-cell>
              <table:table-cell office:value-type="float" office:value="0.00200192329624078">
                <text:p>0.00200192329624078</text:p>
              </table:table-cell>
              <table:table-cell office:value-type="float" office:value="0.997998075044756">
                <text:p>0.997998075044756</text:p>
              </table:table-cell>
              <table:table-cell office:value-type="float" office:value="41116.3891745923">
                <text:p>41116.3891745923</text:p>
              </table:table-cell>
              <table:table-cell office:value-type="float" office:value="0.104389754521527">
                <text:p>0.104389754521527</text:p>
              </table:table-cell>
              <table:table-cell office:value-type="float" office:value="41116.3891745923">
                <text:p>41116.3891745923</text:p>
              </table:table-cell>
              <table:table-cell office:value-type="float" office:value="0.895609570397996">
                <text:p>0.89560957039799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00">
                <text:p>54100</text:p>
              </table:table-cell>
              <table:table-cell office:value-type="float" office:value="0.999999691473306">
                <text:p>0.999999691473306</text:p>
              </table:table-cell>
              <table:table-cell office:value-type="float" office:value="41186.2429049884">
                <text:p>41186.2429049884</text:p>
              </table:table-cell>
              <table:table-cell office:value-type="float" office:value="0.999998851570668">
                <text:p>0.999998851570668</text:p>
              </table:table-cell>
              <table:table-cell office:value-type="float" office:value="0.00195378846040977">
                <text:p>0.00195378846040977</text:p>
              </table:table-cell>
              <table:table-cell office:value-type="float" office:value="0.99804620994065">
                <text:p>0.99804620994065</text:p>
              </table:table-cell>
              <table:table-cell office:value-type="float" office:value="41186.2429049884">
                <text:p>41186.2429049884</text:p>
              </table:table-cell>
              <table:table-cell office:value-type="float" office:value="0.101768215837276">
                <text:p>0.101768215837276</text:p>
              </table:table-cell>
              <table:table-cell office:value-type="float" office:value="41186.2429049884">
                <text:p>41186.2429049884</text:p>
              </table:table-cell>
              <table:table-cell office:value-type="float" office:value="0.89823113523667">
                <text:p>0.8982311352366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00">
                <text:p>54200</text:p>
              </table:table-cell>
              <table:table-cell office:value-type="float" office:value="0.999999693976843">
                <text:p>0.999999693976843</text:p>
              </table:table-cell>
              <table:table-cell office:value-type="float" office:value="41256.1999412162">
                <text:p>41256.1999412162</text:p>
              </table:table-cell>
              <table:table-cell office:value-type="float" office:value="0.999998861646869">
                <text:p>0.999998861646869</text:p>
              </table:table-cell>
              <table:table-cell office:value-type="float" office:value="0.00190697015654459">
                <text:p>0.00190697015654459</text:p>
              </table:table-cell>
              <table:table-cell office:value-type="float" office:value="0.998093028302211">
                <text:p>0.998093028302211</text:p>
              </table:table-cell>
              <table:table-cell office:value-type="float" office:value="41256.1999412162">
                <text:p>41256.1999412162</text:p>
              </table:table-cell>
              <table:table-cell office:value-type="float" office:value="0.0992092165539523">
                <text:p>0.0992092165539523</text:p>
              </table:table-cell>
              <table:table-cell office:value-type="float" office:value="41256.1999412162">
                <text:p>41256.1999412162</text:p>
              </table:table-cell>
              <table:table-cell office:value-type="float" office:value="0.900790159670997">
                <text:p>0.90079015967099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00">
                <text:p>54300</text:p>
              </table:table-cell>
              <table:table-cell office:value-type="float" office:value="0.999999696452551">
                <text:p>0.999999696452551</text:p>
              </table:table-cell>
              <table:table-cell office:value-type="float" office:value="41326.258640686">
                <text:p>41326.258640686</text:p>
              </table:table-cell>
              <table:table-cell office:value-type="float" office:value="0.99999887162606">
                <text:p>0.99999887162606</text:p>
              </table:table-cell>
              <table:table-cell office:value-type="float" office:value="0.00186142818921733">
                <text:p>0.00186142818921733</text:p>
              </table:table-cell>
              <table:table-cell office:value-type="float" office:value="0.998138570324968">
                <text:p>0.998138570324968</text:p>
              </table:table-cell>
              <table:table-cell office:value-type="float" office:value="41326.258640686">
                <text:p>41326.258640686</text:p>
              </table:table-cell>
              <table:table-cell office:value-type="float" office:value="0.0967116063991398">
                <text:p>0.0967116063991398</text:p>
              </table:table-cell>
              <table:table-cell office:value-type="float" office:value="41326.258640686">
                <text:p>41326.258640686</text:p>
              </table:table-cell>
              <table:table-cell office:value-type="float" office:value="0.903287794009674">
                <text:p>0.90328779400967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00">
                <text:p>54400</text:p>
              </table:table-cell>
              <table:table-cell office:value-type="float" office:value="0.999999698900769">
                <text:p>0.999999698900769</text:p>
              </table:table-cell>
              <table:table-cell office:value-type="float" office:value="41396.4173716016">
                <text:p>41396.4173716016</text:p>
              </table:table-cell>
              <table:table-cell office:value-type="float" office:value="0.999998881508737">
                <text:p>0.999998881508737</text:p>
              </table:table-cell>
              <table:table-cell office:value-type="float" office:value="0.00181712414035721">
                <text:p>0.00181712414035721</text:p>
              </table:table-cell>
              <table:table-cell office:value-type="float" office:value="0.998182874427088">
                <text:p>0.998182874427088</text:p>
              </table:table-cell>
              <table:table-cell office:value-type="float" office:value="41396.4173716016">
                <text:p>41396.4173716016</text:p>
              </table:table-cell>
              <table:table-cell office:value-type="float" office:value="0.0942742471612587">
                <text:p>0.0942742471612587</text:p>
              </table:table-cell>
              <table:table-cell office:value-type="float" office:value="41396.4173716016">
                <text:p>41396.4173716016</text:p>
              </table:table-cell>
              <table:table-cell office:value-type="float" office:value="0.90572517649928">
                <text:p>0.9057251764992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00">
                <text:p>54500</text:p>
              </table:table-cell>
              <table:table-cell office:value-type="float" office:value="0.999999701321923">
                <text:p>0.999999701321923</text:p>
              </table:table-cell>
              <table:table-cell office:value-type="float" office:value="41466.6744444622">
                <text:p>41466.6744444622</text:p>
              </table:table-cell>
              <table:table-cell office:value-type="float" office:value="0.999998891295732">
                <text:p>0.999998891295732</text:p>
              </table:table-cell>
              <table:table-cell office:value-type="float" office:value="0.00177402028952486">
                <text:p>0.00177402028952486</text:p>
              </table:table-cell>
              <table:table-cell office:value-type="float" office:value="0.998225978329102">
                <text:p>0.998225978329102</text:p>
              </table:table-cell>
              <table:table-cell office:value-type="float" office:value="41466.6744444622">
                <text:p>41466.6744444622</text:p>
              </table:table-cell>
              <table:table-cell office:value-type="float" office:value="0.0918959772338921">
                <text:p>0.0918959772338921</text:p>
              </table:table-cell>
              <table:table-cell office:value-type="float" office:value="41466.6744444622">
                <text:p>41466.6744444622</text:p>
              </table:table-cell>
              <table:table-cell office:value-type="float" office:value="0.908103468780457">
                <text:p>0.9081034687804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00">
                <text:p>54600</text:p>
              </table:table-cell>
              <table:table-cell office:value-type="float" office:value="0.999999703716364">
                <text:p>0.999999703716364</text:p>
              </table:table-cell>
              <table:table-cell office:value-type="float" office:value="41537.0281977158">
                <text:p>41537.0281977158</text:p>
              </table:table-cell>
              <table:table-cell office:value-type="float" office:value="0.999998900987629">
                <text:p>0.999998900987629</text:p>
              </table:table-cell>
              <table:table-cell office:value-type="float" office:value="0.00173208059176815">
                <text:p>0.00173208059176815</text:p>
              </table:table-cell>
              <table:table-cell office:value-type="float" office:value="0.99826791807605">
                <text:p>0.99826791807605</text:p>
              </table:table-cell>
              <table:table-cell office:value-type="float" office:value="41537.0281977158">
                <text:p>41537.0281977158</text:p>
              </table:table-cell>
              <table:table-cell office:value-type="float" office:value="0.0895756560554932">
                <text:p>0.0895756560554932</text:p>
              </table:table-cell>
              <table:table-cell office:value-type="float" office:value="41537.0281977158">
                <text:p>41537.0281977158</text:p>
              </table:table-cell>
              <table:table-cell office:value-type="float" office:value="0.910423811447652">
                <text:p>0.9104238114476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00">
                <text:p>54700</text:p>
              </table:table-cell>
              <table:table-cell office:value-type="float" office:value="0.999999706084459">
                <text:p>0.999999706084459</text:p>
              </table:table-cell>
              <table:table-cell office:value-type="float" office:value="41607.4769526377">
                <text:p>41607.4769526377</text:p>
              </table:table-cell>
              <table:table-cell office:value-type="float" office:value="0.999998910585101">
                <text:p>0.999998910585101</text:p>
              </table:table-cell>
              <table:table-cell office:value-type="float" office:value="0.00169127005005253">
                <text:p>0.00169127005005253</text:p>
              </table:table-cell>
              <table:table-cell office:value-type="float" office:value="0.998308728665048">
                <text:p>0.998308728665048</text:p>
              </table:table-cell>
              <table:table-cell office:value-type="float" office:value="41607.4769526377">
                <text:p>41607.4769526377</text:p>
              </table:table-cell>
              <table:table-cell office:value-type="float" office:value="0.087312140739162">
                <text:p>0.087312140739162</text:p>
              </table:table-cell>
              <table:table-cell office:value-type="float" office:value="41607.4769526377">
                <text:p>41607.4769526377</text:p>
              </table:table-cell>
              <table:table-cell office:value-type="float" office:value="0.912687347419688">
                <text:p>0.91268734741968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00">
                <text:p>54800</text:p>
              </table:table-cell>
              <table:table-cell office:value-type="float" office:value="0.999999708426592">
                <text:p>0.999999708426592</text:p>
              </table:table-cell>
              <table:table-cell office:value-type="float" office:value="41678.0190168169">
                <text:p>41678.0190168169</text:p>
              </table:table-cell>
              <table:table-cell office:value-type="float" office:value="0.999998920088902">
                <text:p>0.999998920088902</text:p>
              </table:table-cell>
              <table:table-cell office:value-type="float" office:value="0.00165155469093954">
                <text:p>0.00165155469093954</text:p>
              </table:table-cell>
              <table:table-cell office:value-type="float" office:value="0.998348444069616">
                <text:p>0.998348444069616</text:p>
              </table:table-cell>
              <table:table-cell office:value-type="float" office:value="41678.0190168169">
                <text:p>41678.0190168169</text:p>
              </table:table-cell>
              <table:table-cell office:value-type="float" office:value="0.0851042879308731">
                <text:p>0.0851042879308731</text:p>
              </table:table-cell>
              <table:table-cell office:value-type="float" office:value="41678.0190168169">
                <text:p>41678.0190168169</text:p>
              </table:table-cell>
              <table:table-cell office:value-type="float" office:value="0.914895220081549">
                <text:p>0.91489522008154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00">
                <text:p>54900</text:p>
              </table:table-cell>
              <table:table-cell office:value-type="float" office:value="0.99999971074305">
                <text:p>0.99999971074305</text:p>
              </table:table-cell>
              <table:table-cell office:value-type="float" office:value="41748.6527291462">
                <text:p>41748.6527291462</text:p>
              </table:table-cell>
              <table:table-cell office:value-type="float" office:value="0.999998929499551">
                <text:p>0.999998929499551</text:p>
              </table:table-cell>
              <table:table-cell office:value-type="float" office:value="0.00161290216614348">
                <text:p>0.00161290216614348</text:p>
              </table:table-cell>
              <table:table-cell office:value-type="float" office:value="0.998387096638115">
                <text:p>0.998387096638115</text:p>
              </table:table-cell>
              <table:table-cell office:value-type="float" office:value="41748.6527291462">
                <text:p>41748.6527291462</text:p>
              </table:table-cell>
              <table:table-cell office:value-type="float" office:value="0.082950976967477">
                <text:p>0.082950976967477</text:p>
              </table:table-cell>
              <table:table-cell office:value-type="float" office:value="41748.6527291462">
                <text:p>41748.6527291462</text:p>
              </table:table-cell>
              <table:table-cell office:value-type="float" office:value="0.917048550126125">
                <text:p>0.9170485501261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00">
                <text:p>55000</text:p>
              </table:table-cell>
              <table:table-cell office:value-type="float" office:value="0.999999713034273">
                <text:p>0.999999713034273</text:p>
              </table:table-cell>
              <table:table-cell office:value-type="float" office:value="41819.3763869763">
                <text:p>41819.3763869763</text:p>
              </table:table-cell>
              <table:table-cell office:value-type="float" office:value="0.999998938817888">
                <text:p>0.999998938817888</text:p>
              </table:table-cell>
              <table:table-cell office:value-type="float" office:value="0.00157528030606314">
                <text:p>0.00157528030606314</text:p>
              </table:table-cell>
              <table:table-cell office:value-type="float" office:value="0.998424718540221">
                <text:p>0.998424718540221</text:p>
              </table:table-cell>
              <table:table-cell office:value-type="float" office:value="41819.3763869763">
                <text:p>41819.3763869763</text:p>
              </table:table-cell>
              <table:table-cell office:value-type="float" office:value="0.0808510723830937">
                <text:p>0.0808510723830937</text:p>
              </table:table-cell>
              <table:table-cell office:value-type="float" office:value="41819.3763869763">
                <text:p>41819.3763869763</text:p>
              </table:table-cell>
              <table:table-cell office:value-type="float" office:value="0.919148473048318">
                <text:p>0.91914847304831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00">
                <text:p>55100</text:p>
              </table:table-cell>
              <table:table-cell office:value-type="float" office:value="0.99999971530054">
                <text:p>0.99999971530054</text:p>
              </table:table-cell>
              <table:table-cell office:value-type="float" office:value="41890.188322401">
                <text:p>41890.188322401</text:p>
              </table:table-cell>
              <table:table-cell office:value-type="float" office:value="0.999998948044518">
                <text:p>0.999998948044518</text:p>
              </table:table-cell>
              <table:table-cell office:value-type="float" office:value="0.00153865885777642">
                <text:p>0.00153865885777642</text:p>
              </table:table-cell>
              <table:table-cell office:value-type="float" office:value="0.998461340028922">
                <text:p>0.998461340028922</text:p>
              </table:table-cell>
              <table:table-cell office:value-type="float" office:value="41890.188322401">
                <text:p>41890.188322401</text:p>
              </table:table-cell>
              <table:table-cell office:value-type="float" office:value="0.0788034631285949">
                <text:p>0.0788034631285949</text:p>
              </table:table-cell>
              <table:table-cell office:value-type="float" office:value="41890.188322401">
                <text:p>41890.188322401</text:p>
              </table:table-cell>
              <table:table-cell office:value-type="float" office:value="0.921196099925116">
                <text:p>0.9211960999251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00">
                <text:p>55200</text:p>
              </table:table-cell>
              <table:table-cell office:value-type="float" office:value="0.99999971754221">
                <text:p>0.99999971754221</text:p>
              </table:table-cell>
              <table:table-cell office:value-type="float" office:value="41961.0868616779">
                <text:p>41961.0868616779</text:p>
              </table:table-cell>
              <table:table-cell office:value-type="float" office:value="0.999998957180129">
                <text:p>0.999998957180129</text:p>
              </table:table-cell>
              <table:table-cell office:value-type="float" office:value="0.00150300806491808">
                <text:p>0.00150300806491808</text:p>
              </table:table-cell>
              <table:table-cell office:value-type="float" office:value="0.998496990860652">
                <text:p>0.998496990860652</text:p>
              </table:table-cell>
              <table:table-cell office:value-type="float" office:value="41961.0868616779">
                <text:p>41961.0868616779</text:p>
              </table:table-cell>
              <table:table-cell office:value-type="float" office:value="0.0768070416758296">
                <text:p>0.0768070416758296</text:p>
              </table:table-cell>
              <table:table-cell office:value-type="float" office:value="41961.0868616779">
                <text:p>41961.0868616779</text:p>
              </table:table-cell>
              <table:table-cell office:value-type="float" office:value="0.923192538311655">
                <text:p>0.92319253831165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00">
                <text:p>55300</text:p>
              </table:table-cell>
              <table:table-cell office:value-type="float" office:value="0.999999719759616">
                <text:p>0.999999719759616</text:p>
              </table:table-cell>
              <table:table-cell office:value-type="float" office:value="42032.0703375983">
                <text:p>42032.0703375983</text:p>
              </table:table-cell>
              <table:table-cell office:value-type="float" office:value="0.999998966225414">
                <text:p>0.999998966225414</text:p>
              </table:table-cell>
              <table:table-cell office:value-type="float" office:value="0.00146829925838288">
                <text:p>0.00146829925838288</text:p>
              </table:table-cell>
              <table:table-cell office:value-type="float" office:value="0.998531699704581">
                <text:p>0.998531699704581</text:p>
              </table:table-cell>
              <table:table-cell office:value-type="float" office:value="42032.0703375983">
                <text:p>42032.0703375983</text:p>
              </table:table-cell>
              <table:table-cell office:value-type="float" office:value="0.0748607103432625">
                <text:p>0.0748607103432625</text:p>
              </table:table-cell>
              <table:table-cell office:value-type="float" office:value="42032.0703375983">
                <text:p>42032.0703375983</text:p>
              </table:table-cell>
              <table:table-cell office:value-type="float" office:value="0.925138885915539">
                <text:p>0.92513888591553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00">
                <text:p>55400</text:p>
              </table:table-cell>
              <table:table-cell office:value-type="float" office:value="0.999999721953087">
                <text:p>0.999999721953087</text:p>
              </table:table-cell>
              <table:table-cell office:value-type="float" office:value="42103.1370910987">
                <text:p>42103.1370910987</text:p>
              </table:table-cell>
              <table:table-cell office:value-type="float" office:value="0.999998975181067">
                <text:p>0.999998975181067</text:p>
              </table:table-cell>
              <table:table-cell office:value-type="float" office:value="0.00143450469735686">
                <text:p>0.00143450469735686</text:p>
              </table:table-cell>
              <table:table-cell office:value-type="float" office:value="0.998565494301581">
                <text:p>0.998565494301581</text:p>
              </table:table-cell>
              <table:table-cell office:value-type="float" office:value="42103.1370910987">
                <text:p>42103.1370910987</text:p>
              </table:table-cell>
              <table:table-cell office:value-type="float" office:value="0.0729633820786734">
                <text:p>0.0729633820786734</text:p>
              </table:table-cell>
              <table:table-cell office:value-type="float" office:value="42103.1370910987">
                <text:p>42103.1370910987</text:p>
              </table:table-cell>
              <table:table-cell office:value-type="float" office:value="0.927036229814162">
                <text:p>0.9270362298141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00">
                <text:p>55500</text:p>
              </table:table-cell>
              <table:table-cell office:value-type="float" office:value="0.999999724122923">
                <text:p>0.999999724122923</text:p>
              </table:table-cell>
              <table:table-cell office:value-type="float" office:value="42174.2854727765">
                <text:p>42174.2854727765</text:p>
              </table:table-cell>
              <table:table-cell office:value-type="float" office:value="0.999998984047787">
                <text:p>0.999998984047787</text:p>
              </table:table-cell>
              <table:table-cell office:value-type="float" office:value="0.00140159764381942">
                <text:p>0.00140159764381942</text:p>
              </table:table-cell>
              <table:table-cell office:value-type="float" office:value="0.998598401389732">
                <text:p>0.998598401389732</text:p>
              </table:table-cell>
              <table:table-cell office:value-type="float" office:value="42174.2854727765">
                <text:p>42174.2854727765</text:p>
              </table:table-cell>
              <table:table-cell office:value-type="float" office:value="0.0711139811837921">
                <text:p>0.0711139811837921</text:p>
              </table:table-cell>
              <table:table-cell office:value-type="float" office:value="42174.2854727765">
                <text:p>42174.2854727765</text:p>
              </table:table-cell>
              <table:table-cell office:value-type="float" office:value="0.928885645730098">
                <text:p>0.92888564573009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00">
                <text:p>55600</text:p>
              </table:table-cell>
              <table:table-cell office:value-type="float" office:value="0.999999726269486">
                <text:p>0.999999726269486</text:p>
              </table:table-cell>
              <table:table-cell office:value-type="float" office:value="42245.5138443098">
                <text:p>42245.5138443098</text:p>
              </table:table-cell>
              <table:table-cell office:value-type="float" office:value="0.999998992826274">
                <text:p>0.999998992826274</text:p>
              </table:table-cell>
              <table:table-cell office:value-type="float" office:value="0.00136955190037162">
                <text:p>0.00136955190037162</text:p>
              </table:table-cell>
              <table:table-cell office:value-type="float" office:value="0.998630447166488">
                <text:p>0.998630447166488</text:p>
              </table:table-cell>
              <table:table-cell office:value-type="float" office:value="42245.5138443098">
                <text:p>42245.5138443098</text:p>
              </table:table-cell>
              <table:table-cell office:value-type="float" office:value="0.0693114439824068">
                <text:p>0.0693114439824068</text:p>
              </table:table-cell>
              <table:table-cell office:value-type="float" office:value="42245.5138443098">
                <text:p>42245.5138443098</text:p>
              </table:table-cell>
              <table:table-cell office:value-type="float" office:value="0.930688197363016">
                <text:p>0.9306881973630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00">
                <text:p>55700</text:p>
              </table:table-cell>
              <table:table-cell office:value-type="float" office:value="0.999999728393045">
                <text:p>0.999999728393045</text:p>
              </table:table-cell>
              <table:table-cell office:value-type="float" office:value="42316.8205797849">
                <text:p>42316.8205797849</text:p>
              </table:table-cell>
              <table:table-cell office:value-type="float" office:value="0.999999001517233">
                <text:p>0.999999001517233</text:p>
              </table:table-cell>
              <table:table-cell office:value-type="float" office:value="0.00133834253221405">
                <text:p>0.00133834253221405</text:p>
              </table:table-cell>
              <table:table-cell office:value-type="float" office:value="0.998661656566702">
                <text:p>0.998661656566702</text:p>
              </table:table-cell>
              <table:table-cell office:value-type="float" office:value="42316.8205797849">
                <text:p>42316.8205797849</text:p>
              </table:table-cell>
              <table:table-cell office:value-type="float" office:value="0.0675547194335749">
                <text:p>0.0675547194335749</text:p>
              </table:table-cell>
              <table:table-cell office:value-type="float" office:value="42316.8205797849">
                <text:p>42316.8205797849</text:p>
              </table:table-cell>
              <table:table-cell office:value-type="float" office:value="0.932444935776493">
                <text:p>0.93244493577649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00">
                <text:p>55800</text:p>
              </table:table-cell>
              <table:table-cell office:value-type="float" office:value="0.999999730493929">
                <text:p>0.999999730493929</text:p>
              </table:table-cell>
              <table:table-cell office:value-type="float" office:value="42388.2040669327">
                <text:p>42388.2040669327</text:p>
              </table:table-cell>
              <table:table-cell office:value-type="float" office:value="0.99999901012137">
                <text:p>0.99999901012137</text:p>
              </table:table-cell>
              <table:table-cell office:value-type="float" office:value="0.00130794509153752">
                <text:p>0.00130794509153752</text:p>
              </table:table-cell>
              <table:table-cell office:value-type="float" office:value="0.998692054038234">
                <text:p>0.998692054038234</text:p>
              </table:table-cell>
              <table:table-cell office:value-type="float" office:value="42388.2040669327">
                <text:p>42388.2040669327</text:p>
              </table:table-cell>
              <table:table-cell office:value-type="float" office:value="0.0658427696916424">
                <text:p>0.0658427696916424</text:p>
              </table:table-cell>
              <table:table-cell office:value-type="float" office:value="42388.2040669327">
                <text:p>42388.2040669327</text:p>
              </table:table-cell>
              <table:table-cell office:value-type="float" office:value="0.934156898838014">
                <text:p>0.93415689883801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00">
                <text:p>55900</text:p>
              </table:table-cell>
              <table:table-cell office:value-type="float" office:value="0.99999973257244">
                <text:p>0.99999973257244</text:p>
              </table:table-cell>
              <table:table-cell office:value-type="float" office:value="42459.6627165275">
                <text:p>42459.6627165275</text:p>
              </table:table-cell>
              <table:table-cell office:value-type="float" office:value="0.999999018639325">
                <text:p>0.999999018639325</text:p>
              </table:table-cell>
              <table:table-cell office:value-type="float" office:value="0.00127833601491973">
                <text:p>0.00127833601491973</text:p>
              </table:table-cell>
              <table:table-cell office:value-type="float" office:value="0.998721663144555">
                <text:p>0.998721663144555</text:p>
              </table:table-cell>
              <table:table-cell office:value-type="float" office:value="42459.6627165275">
                <text:p>42459.6627165275</text:p>
              </table:table-cell>
              <table:table-cell office:value-type="float" office:value="0.0641745747855718">
                <text:p>0.0641745747855718</text:p>
              </table:table-cell>
              <table:table-cell office:value-type="float" office:value="42459.6627165275">
                <text:p>42459.6627165275</text:p>
              </table:table-cell>
              <table:table-cell office:value-type="float" office:value="0.935825106539629">
                <text:p>0.93582510653962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00">
                <text:p>56000</text:p>
              </table:table-cell>
              <table:table-cell office:value-type="float" office:value="0.999999734628875">
                <text:p>0.999999734628875</text:p>
              </table:table-cell>
              <table:table-cell office:value-type="float" office:value="42531.1949302517">
                <text:p>42531.1949302517</text:p>
              </table:table-cell>
              <table:table-cell office:value-type="float" office:value="0.999999027071949">
                <text:p>0.999999027071949</text:p>
              </table:table-cell>
              <table:table-cell office:value-type="float" office:value="0.00124949248939729">
                <text:p>0.00124949248939729</text:p>
              </table:table-cell>
              <table:table-cell office:value-type="float" office:value="0.998750506698674">
                <text:p>0.998750506698674</text:p>
              </table:table-cell>
              <table:table-cell office:value-type="float" office:value="42531.1949302517">
                <text:p>42531.1949302517</text:p>
              </table:table-cell>
              <table:table-cell office:value-type="float" office:value="0.0625491162906826">
                <text:p>0.0625491162906826</text:p>
              </table:table-cell>
              <table:table-cell office:value-type="float" office:value="42531.1949302517">
                <text:p>42531.1949302517</text:p>
              </table:table-cell>
              <table:table-cell office:value-type="float" office:value="0.937450577326404">
                <text:p>0.93745057732640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00">
                <text:p>56100</text:p>
              </table:table-cell>
              <table:table-cell office:value-type="float" office:value="0.99999973666351">
                <text:p>0.99999973666351</text:p>
              </table:table-cell>
              <table:table-cell office:value-type="float" office:value="42602.799159633">
                <text:p>42602.799159633</text:p>
              </table:table-cell>
              <table:table-cell office:value-type="float" office:value="0.999999035419819">
                <text:p>0.999999035419819</text:p>
              </table:table-cell>
              <table:table-cell office:value-type="float" office:value="0.0012213925183666">
                <text:p>0.0012213925183666</text:p>
              </table:table-cell>
              <table:table-cell office:value-type="float" office:value="0.99877860669724">
                <text:p>0.99877860669724</text:p>
              </table:table-cell>
              <table:table-cell office:value-type="float" office:value="42602.799159633">
                <text:p>42602.799159633</text:p>
              </table:table-cell>
              <table:table-cell office:value-type="float" office:value="0.060965407044105">
                <text:p>0.060965407044105</text:p>
              </table:table-cell>
              <table:table-cell office:value-type="float" office:value="42602.799159633">
                <text:p>42602.799159633</text:p>
              </table:table-cell>
              <table:table-cell office:value-type="float" office:value="0.939034298380691">
                <text:p>0.93903429838069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00">
                <text:p>56200</text:p>
              </table:table-cell>
              <table:table-cell office:value-type="float" office:value="0.999999738676651">
                <text:p>0.999999738676651</text:p>
              </table:table-cell>
              <table:table-cell office:value-type="float" office:value="42674.4738493751">
                <text:p>42674.4738493751</text:p>
              </table:table-cell>
              <table:table-cell office:value-type="float" office:value="0.999999043683719">
                <text:p>0.999999043683719</text:p>
              </table:table-cell>
              <table:table-cell office:value-type="float" office:value="0.00119401461666204">
                <text:p>0.00119401461666204</text:p>
              </table:table-cell>
              <table:table-cell office:value-type="float" office:value="0.99880598462546">
                <text:p>0.99880598462546</text:p>
              </table:table-cell>
              <table:table-cell office:value-type="float" office:value="42674.4738493751">
                <text:p>42674.4738493751</text:p>
              </table:table-cell>
              <table:table-cell office:value-type="float" office:value="0.0594224624169928">
                <text:p>0.0594224624169928</text:p>
              </table:table-cell>
              <table:table-cell office:value-type="float" office:value="42674.4738493751">
                <text:p>42674.4738493751</text:p>
              </table:table-cell>
              <table:table-cell office:value-type="float" office:value="0.940577254350233">
                <text:p>0.9405772543502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00">
                <text:p>56300</text:p>
              </table:table-cell>
              <table:table-cell office:value-type="float" office:value="0.999999740668563">
                <text:p>0.999999740668563</text:p>
              </table:table-cell>
              <table:table-cell office:value-type="float" office:value="42746.2174709837">
                <text:p>42746.2174709837</text:p>
              </table:table-cell>
              <table:table-cell office:value-type="float" office:value="0.999999051864368">
                <text:p>0.999999051864368</text:p>
              </table:table-cell>
              <table:table-cell office:value-type="float" office:value="0.00116733815857493">
                <text:p>0.00116733815857493</text:p>
              </table:table-cell>
              <table:table-cell office:value-type="float" office:value="0.998832661109085">
                <text:p>0.998832661109085</text:p>
              </table:table-cell>
              <table:table-cell office:value-type="float" office:value="42746.2174709837">
                <text:p>42746.2174709837</text:p>
              </table:table-cell>
              <table:table-cell office:value-type="float" office:value="0.0579193172121858">
                <text:p>0.0579193172121858</text:p>
              </table:table-cell>
              <table:table-cell office:value-type="float" office:value="42746.2174709837">
                <text:p>42746.2174709837</text:p>
              </table:table-cell>
              <table:table-cell office:value-type="float" office:value="0.942080410450354">
                <text:p>0.94208041045035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00">
                <text:p>56400</text:p>
              </table:table-cell>
              <table:table-cell office:value-type="float" office:value="0.999999742639565">
                <text:p>0.999999742639565</text:p>
              </table:table-cell>
              <table:table-cell office:value-type="float" office:value="42818.0285225855">
                <text:p>42818.0285225855</text:p>
              </table:table-cell>
              <table:table-cell office:value-type="float" office:value="0.999999059962418">
                <text:p>0.999999059962418</text:p>
              </table:table-cell>
              <table:table-cell office:value-type="float" office:value="0.00114134290687029">
                <text:p>0.00114134290687029</text:p>
              </table:table-cell>
              <table:table-cell office:value-type="float" office:value="0.998858656385388">
                <text:p>0.998858656385388</text:p>
              </table:table-cell>
              <table:table-cell office:value-type="float" office:value="42818.0285225855">
                <text:p>42818.0285225855</text:p>
              </table:table-cell>
              <table:table-cell office:value-type="float" office:value="0.0564550254453137">
                <text:p>0.0564550254453137</text:p>
              </table:table-cell>
              <table:table-cell office:value-type="float" office:value="42818.0285225855">
                <text:p>42818.0285225855</text:p>
              </table:table-cell>
              <table:table-cell office:value-type="float" office:value="0.943544712682884">
                <text:p>0.9435447126828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00">
                <text:p>56500</text:p>
              </table:table-cell>
              <table:table-cell office:value-type="float" office:value="0.999999744589874">
                <text:p>0.999999744589874</text:p>
              </table:table-cell>
              <table:table-cell office:value-type="float" office:value="42889.9055001317">
                <text:p>42889.9055001317</text:p>
              </table:table-cell>
              <table:table-cell office:value-type="float" office:value="0.999999067978723">
                <text:p>0.999999067978723</text:p>
              </table:table-cell>
              <table:table-cell office:value-type="float" office:value="0.0011160096867026">
                <text:p>0.0011160096867026</text:p>
              </table:table-cell>
              <table:table-cell office:value-type="float" office:value="0.998883989629252">
                <text:p>0.998883989629252</text:p>
              </table:table-cell>
              <table:table-cell office:value-type="float" office:value="42889.9055001317">
                <text:p>42889.9055001317</text:p>
              </table:table-cell>
              <table:table-cell office:value-type="float" office:value="0.0550286458020581">
                <text:p>0.0550286458020581</text:p>
              </table:table-cell>
              <table:table-cell office:value-type="float" office:value="42889.9055001317">
                <text:p>42889.9055001317</text:p>
              </table:table-cell>
              <table:table-cell office:value-type="float" office:value="0.944971102379063">
                <text:p>0.9449711023790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00">
                <text:p>56600</text:p>
              </table:table-cell>
              <table:table-cell office:value-type="float" office:value="0.99999974651982">
                <text:p>0.99999974651982</text:p>
              </table:table-cell>
              <table:table-cell office:value-type="float" office:value="42961.8469494501">
                <text:p>42961.8469494501</text:p>
              </table:table-cell>
              <table:table-cell office:value-type="float" office:value="0.999999075913873">
                <text:p>0.999999075913873</text:p>
              </table:table-cell>
              <table:table-cell office:value-type="float" office:value="0.00109131942129561">
                <text:p>0.00109131942129561</text:p>
              </table:table-cell>
              <table:table-cell office:value-type="float" office:value="0.998908679917489">
                <text:p>0.998908679917489</text:p>
              </table:table-cell>
              <table:table-cell office:value-type="float" office:value="42961.8469494501">
                <text:p>42961.8469494501</text:p>
              </table:table-cell>
              <table:table-cell office:value-type="float" office:value="0.0536392676429744">
                <text:p>0.0536392676429744</text:p>
              </table:table-cell>
              <table:table-cell office:value-type="float" office:value="42961.8469494501">
                <text:p>42961.8469494501</text:p>
              </table:table-cell>
              <table:table-cell office:value-type="float" office:value="0.946360490194486">
                <text:p>0.94636049019448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00">
                <text:p>56700</text:p>
              </table:table-cell>
              <table:table-cell office:value-type="float" office:value="0.999999748429628">
                <text:p>0.999999748429628</text:p>
              </table:table-cell>
              <table:table-cell office:value-type="float" office:value="43033.8514225002">
                <text:p>43033.8514225002</text:p>
              </table:table-cell>
              <table:table-cell office:value-type="float" office:value="0.999999083768592">
                <text:p>0.999999083768592</text:p>
              </table:table-cell>
              <table:table-cell office:value-type="float" office:value="0.00106725404127087">
                <text:p>0.00106725404127087</text:p>
              </table:table-cell>
              <table:table-cell office:value-type="float" office:value="0.998932745319511">
                <text:p>0.998932745319511</text:p>
              </table:table-cell>
              <table:table-cell office:value-type="float" office:value="43033.8514225002">
                <text:p>43033.8514225002</text:p>
              </table:table-cell>
              <table:table-cell office:value-type="float" office:value="0.0522859889530859">
                <text:p>0.0522859889530859</text:p>
              </table:table-cell>
              <table:table-cell office:value-type="float" office:value="43033.8514225002">
                <text:p>43033.8514225002</text:p>
              </table:table-cell>
              <table:table-cell office:value-type="float" office:value="0.947713778159747">
                <text:p>0.94771377815974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00">
                <text:p>56800</text:p>
              </table:table-cell>
              <table:table-cell office:value-type="float" office:value="0.999999750319565">
                <text:p>0.999999750319565</text:p>
              </table:table-cell>
              <table:table-cell office:value-type="float" office:value="43105.917479546">
                <text:p>43105.917479546</text:p>
              </table:table-cell>
              <table:table-cell office:value-type="float" office:value="0.999999091543734">
                <text:p>0.999999091543734</text:p>
              </table:table-cell>
              <table:table-cell office:value-type="float" office:value="0.00104379587546675">
                <text:p>0.00104379587546675</text:p>
              </table:table-cell>
              <table:table-cell office:value-type="float" office:value="0.998956203506514">
                <text:p>0.998956203506514</text:p>
              </table:table-cell>
              <table:table-cell office:value-type="float" office:value="43105.917479546">
                <text:p>43105.917479546</text:p>
              </table:table-cell>
              <table:table-cell office:value-type="float" office:value="0.0509679173791217">
                <text:p>0.0509679173791217</text:p>
              </table:table-cell>
              <table:table-cell office:value-type="float" office:value="43105.917479546">
                <text:p>43105.917479546</text:p>
              </table:table-cell>
              <table:table-cell office:value-type="float" office:value="0.949031858643209">
                <text:p>0.94903185864320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00">
                <text:p>56900</text:p>
              </table:table-cell>
              <table:table-cell office:value-type="float" office:value="0.999999752189906">
                <text:p>0.999999752189906</text:p>
              </table:table-cell>
              <table:table-cell office:value-type="float" office:value="43178.043736608">
                <text:p>43178.043736608</text:p>
              </table:table-cell>
              <table:table-cell office:value-type="float" office:value="0.99999909923983">
                <text:p>0.99999909923983</text:p>
              </table:table-cell>
              <table:table-cell office:value-type="float" office:value="0.0010209277267936">
                <text:p>0.0010209277267936</text:p>
              </table:table-cell>
              <table:table-cell office:value-type="float" office:value="0.998979071675618">
                <text:p>0.998979071675618</text:p>
              </table:table-cell>
              <table:table-cell office:value-type="float" office:value="43178.043736608">
                <text:p>43178.043736608</text:p>
              </table:table-cell>
              <table:table-cell office:value-type="float" office:value="0.0496841937778116">
                <text:p>0.0496841937778116</text:p>
              </table:table-cell>
              <table:table-cell office:value-type="float" office:value="43178.043736608">
                <text:p>43178.043736608</text:p>
              </table:table-cell>
              <table:table-cell office:value-type="float" office:value="0.950315590802509">
                <text:p>0.95031559080250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00">
                <text:p>57000</text:p>
              </table:table-cell>
              <table:table-cell office:value-type="float" office:value="0.999999754040905">
                <text:p>0.999999754040905</text:p>
              </table:table-cell>
              <table:table-cell office:value-type="float" office:value="43250.2287921518">
                <text:p>43250.2287921518</text:p>
              </table:table-cell>
              <table:table-cell office:value-type="float" office:value="0.999999106857795">
                <text:p>0.999999106857795</text:p>
              </table:table-cell>
              <table:table-cell office:value-type="float" office:value="0.000998633009478468">
                <text:p>0.000998633009478468</text:p>
              </table:table-cell>
              <table:table-cell office:value-type="float" office:value="0.999001366412625">
                <text:p>0.999001366412625</text:p>
              </table:table-cell>
              <table:table-cell office:value-type="float" office:value="43250.2287921518">
                <text:p>43250.2287921518</text:p>
              </table:table-cell>
              <table:table-cell office:value-type="float" office:value="0.0484339555644972">
                <text:p>0.0484339555644972</text:p>
              </table:table-cell>
              <table:table-cell office:value-type="float" office:value="43250.2287921518">
                <text:p>43250.2287921518</text:p>
              </table:table-cell>
              <table:table-cell office:value-type="float" office:value="0.951565837236306">
                <text:p>0.95156583723630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00">
                <text:p>57100</text:p>
              </table:table-cell>
              <table:table-cell office:value-type="float" office:value="0.999999755872778">
                <text:p>0.999999755872778</text:p>
              </table:table-cell>
              <table:table-cell office:value-type="float" office:value="43322.4713000936">
                <text:p>43322.4713000936</text:p>
              </table:table-cell>
              <table:table-cell office:value-type="float" office:value="0.999999114398227">
                <text:p>0.999999114398227</text:p>
              </table:table-cell>
              <table:table-cell office:value-type="float" office:value="0.000976895793321674">
                <text:p>0.000976895793321674</text:p>
              </table:table-cell>
              <table:table-cell office:value-type="float" office:value="0.999023103647766">
                <text:p>0.999023103647766</text:p>
              </table:table-cell>
              <table:table-cell office:value-type="float" office:value="43322.4713000936">
                <text:p>43322.4713000936</text:p>
              </table:table-cell>
              <table:table-cell office:value-type="float" office:value="0.0472163729583057">
                <text:p>0.0472163729583057</text:p>
              </table:table-cell>
              <table:table-cell office:value-type="float" office:value="43322.4713000936">
                <text:p>43322.4713000936</text:p>
              </table:table-cell>
              <table:table-cell office:value-type="float" office:value="0.952783427738795">
                <text:p>0.95278342773879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00">
                <text:p>57200</text:p>
              </table:table-cell>
              <table:table-cell office:value-type="float" office:value="0.999999757685808">
                <text:p>0.999999757685808</text:p>
              </table:table-cell>
              <table:table-cell office:value-type="float" office:value="43394.7699239749">
                <text:p>43394.7699239749</text:p>
              </table:table-cell>
              <table:table-cell office:value-type="float" office:value="0.999999121861851">
                <text:p>0.999999121861851</text:p>
              </table:table-cell>
              <table:table-cell office:value-type="float" office:value="0.000955700350446488">
                <text:p>0.000955700350446488</text:p>
              </table:table-cell>
              <table:table-cell office:value-type="float" office:value="0.999044299108943">
                <text:p>0.999044299108943</text:p>
              </table:table-cell>
              <table:table-cell office:value-type="float" office:value="43394.7699239749">
                <text:p>43394.7699239749</text:p>
              </table:table-cell>
              <table:table-cell office:value-type="float" office:value="0.0460306260548298">
                <text:p>0.0460306260548298</text:p>
              </table:table-cell>
              <table:table-cell office:value-type="float" office:value="43394.7699239749">
                <text:p>43394.7699239749</text:p>
              </table:table-cell>
              <table:table-cell office:value-type="float" office:value="0.953969182227253">
                <text:p>0.95396918222725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00">
                <text:p>57300</text:p>
              </table:table-cell>
              <table:table-cell office:value-type="float" office:value="0.999999759480236">
                <text:p>0.999999759480236</text:p>
              </table:table-cell>
              <table:table-cell office:value-type="float" office:value="43467.123344572">
                <text:p>43467.123344572</text:p>
              </table:table-cell>
              <table:table-cell office:value-type="float" office:value="0.999999129249453">
                <text:p>0.999999129249453</text:p>
              </table:table-cell>
              <table:table-cell office:value-type="float" office:value="0.000935031582002604">
                <text:p>0.000935031582002604</text:p>
              </table:table-cell>
              <table:table-cell office:value-type="float" office:value="0.999064967895034">
                <text:p>0.999064967895034</text:p>
              </table:table-cell>
              <table:table-cell office:value-type="float" office:value="43467.123344572">
                <text:p>43467.123344572</text:p>
              </table:table-cell>
              <table:table-cell office:value-type="float" office:value="0.0448759085272343">
                <text:p>0.0448759085272343</text:p>
              </table:table-cell>
              <table:table-cell office:value-type="float" office:value="43467.123344572">
                <text:p>43467.123344572</text:p>
              </table:table-cell>
              <table:table-cell office:value-type="float" office:value="0.955123907040915">
                <text:p>0.9551239070409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00">
                <text:p>57400</text:p>
              </table:table-cell>
              <table:table-cell office:value-type="float" office:value="0.999999761256268">
                <text:p>0.999999761256268</text:p>
              </table:table-cell>
              <table:table-cell office:value-type="float" office:value="43539.5302722618">
                <text:p>43539.5302722618</text:p>
              </table:table-cell>
              <table:table-cell office:value-type="float" office:value="0.999999136561752">
                <text:p>0.999999136561752</text:p>
              </table:table-cell>
              <table:table-cell office:value-type="float" office:value="0.000914874984839809">
                <text:p>0.000914874984839809</text:p>
              </table:table-cell>
              <table:table-cell office:value-type="float" office:value="0.999085124509214">
                <text:p>0.999085124509214</text:p>
              </table:table-cell>
              <table:table-cell office:value-type="float" office:value="43539.5302722618">
                <text:p>43539.5302722618</text:p>
              </table:table-cell>
              <table:table-cell office:value-type="float" office:value="0.0437514336365736">
                <text:p>0.0437514336365736</text:p>
              </table:table-cell>
              <table:table-cell office:value-type="float" office:value="43539.5302722618">
                <text:p>43539.5302722618</text:p>
              </table:table-cell>
              <table:table-cell office:value-type="float" office:value="0.956248388930622">
                <text:p>0.95624838893062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00">
                <text:p>57500</text:p>
              </table:table-cell>
              <table:table-cell office:value-type="float" office:value="0.999999763014191">
                <text:p>0.999999763014191</text:p>
              </table:table-cell>
              <table:table-cell office:value-type="float" office:value="43611.9894464079">
                <text:p>43611.9894464079</text:p>
              </table:table-cell>
              <table:table-cell office:value-type="float" office:value="0.999999143799413">
                <text:p>0.999999143799413</text:p>
              </table:table-cell>
              <table:table-cell office:value-type="float" office:value="0.000895216166095142">
                <text:p>0.000895216166095142</text:p>
              </table:table-cell>
              <table:table-cell office:value-type="float" office:value="0.999104783344371">
                <text:p>0.999104783344371</text:p>
              </table:table-cell>
              <table:table-cell office:value-type="float" office:value="43611.9894464079">
                <text:p>43611.9894464079</text:p>
              </table:table-cell>
              <table:table-cell office:value-type="float" office:value="0.0426564337899904">
                <text:p>0.0426564337899904</text:p>
              </table:table-cell>
              <table:table-cell office:value-type="float" office:value="43611.9894464079">
                <text:p>43611.9894464079</text:p>
              </table:table-cell>
              <table:table-cell office:value-type="float" office:value="0.95734339550064">
                <text:p>0.9573433955006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00">
                <text:p>57600</text:p>
              </table:table-cell>
              <table:table-cell office:value-type="float" office:value="0.999999764754187">
                <text:p>0.999999764754187</text:p>
              </table:table-cell>
              <table:table-cell office:value-type="float" office:value="43684.4996237985">
                <text:p>43684.4996237985</text:p>
              </table:table-cell>
              <table:table-cell office:value-type="float" office:value="0.999999150963154">
                <text:p>0.999999150963154</text:p>
              </table:table-cell>
              <table:table-cell office:value-type="float" office:value="0.000876041564449045">
                <text:p>0.000876041564449045</text:p>
              </table:table-cell>
              <table:table-cell office:value-type="float" office:value="0.999123957961847">
                <text:p>0.999123957961847</text:p>
              </table:table-cell>
              <table:table-cell office:value-type="float" office:value="43684.4996237985">
                <text:p>43684.4996237985</text:p>
              </table:table-cell>
              <table:table-cell office:value-type="float" office:value="0.0415901547171023">
                <text:p>0.0415901547171023</text:p>
              </table:table-cell>
              <table:table-cell office:value-type="float" office:value="43684.4996237985">
                <text:p>43684.4996237985</text:p>
              </table:table-cell>
              <table:table-cell office:value-type="float" office:value="0.958409681032343">
                <text:p>0.95840968103234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00">
                <text:p>57700</text:p>
              </table:table-cell>
              <table:table-cell office:value-type="float" office:value="0.999999766476516">
                <text:p>0.999999766476516</text:p>
              </table:table-cell>
              <table:table-cell office:value-type="float" office:value="43757.0595847148">
                <text:p>43757.0595847148</text:p>
              </table:table-cell>
              <table:table-cell office:value-type="float" office:value="0.999999158053695">
                <text:p>0.999999158053695</text:p>
              </table:table-cell>
              <table:table-cell office:value-type="float" office:value="0.000857337709390059">
                <text:p>0.000857337709390059</text:p>
              </table:table-cell>
              <table:table-cell office:value-type="float" office:value="0.999142661832176">
                <text:p>0.999142661832176</text:p>
              </table:table-cell>
              <table:table-cell office:value-type="float" office:value="43757.0595847148">
                <text:p>43757.0595847148</text:p>
              </table:table-cell>
              <table:table-cell office:value-type="float" office:value="0.0405518583589677">
                <text:p>0.0405518583589677</text:p>
              </table:table-cell>
              <table:table-cell office:value-type="float" office:value="43757.0595847148">
                <text:p>43757.0595847148</text:p>
              </table:table-cell>
              <table:table-cell office:value-type="float" office:value="0.959447983595236">
                <text:p>0.95944798359523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00">
                <text:p>57800</text:p>
              </table:table-cell>
              <table:table-cell office:value-type="float" office:value="0.999999768181389">
                <text:p>0.999999768181389</text:p>
              </table:table-cell>
              <table:table-cell office:value-type="float" office:value="43829.6681224886">
                <text:p>43829.6681224886</text:p>
              </table:table-cell>
              <table:table-cell office:value-type="float" office:value="0.999999165071871">
                <text:p>0.999999165071871</text:p>
              </table:table-cell>
              <table:table-cell office:value-type="float" office:value="0.000839091728030177">
                <text:p>0.000839091728030177</text:p>
              </table:table-cell>
              <table:table-cell office:value-type="float" office:value="0.999160907828268">
                <text:p>0.999160907828268</text:p>
              </table:table-cell>
              <table:table-cell office:value-type="float" office:value="43829.6681224886">
                <text:p>43829.6681224886</text:p>
              </table:table-cell>
              <table:table-cell office:value-type="float" office:value="0.0395408176340004">
                <text:p>0.0395408176340004</text:p>
              </table:table-cell>
              <table:table-cell office:value-type="float" office:value="43829.6681224886">
                <text:p>43829.6681224886</text:p>
              </table:table-cell>
              <table:table-cell office:value-type="float" office:value="0.960459030281094">
                <text:p>0.9604590302810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00">
                <text:p>57900</text:p>
              </table:table-cell>
              <table:table-cell office:value-type="float" office:value="0.99999976986901">
                <text:p>0.99999976986901</text:p>
              </table:table-cell>
              <table:table-cell office:value-type="float" office:value="43902.3240854632">
                <text:p>43902.3240854632</text:p>
              </table:table-cell>
              <table:table-cell office:value-type="float" office:value="0.999999172018164">
                <text:p>0.999999172018164</text:p>
              </table:table-cell>
              <table:table-cell office:value-type="float" office:value="0.000821291132808828">
                <text:p>0.000821291132808828</text:p>
              </table:table-cell>
              <table:table-cell office:value-type="float" office:value="0.999178708437703">
                <text:p>0.999178708437703</text:p>
              </table:table-cell>
              <table:table-cell office:value-type="float" office:value="43902.3240854632">
                <text:p>43902.3240854632</text:p>
              </table:table-cell>
              <table:table-cell office:value-type="float" office:value="0.0385563369016682">
                <text:p>0.0385563369016682</text:p>
              </table:table-cell>
              <table:table-cell office:value-type="float" office:value="43902.3240854632">
                <text:p>43902.3240854632</text:p>
              </table:table-cell>
              <table:table-cell office:value-type="float" office:value="0.961443516740117">
                <text:p>0.9614435167401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00">
                <text:p>58000</text:p>
              </table:table-cell>
              <table:table-cell office:value-type="float" office:value="0.999999771539647">
                <text:p>0.999999771539647</text:p>
              </table:table-cell>
              <table:table-cell office:value-type="float" office:value="43975.0263035985">
                <text:p>43975.0263035985</text:p>
              </table:table-cell>
              <table:table-cell office:value-type="float" office:value="0.999999178893518">
                <text:p>0.999999178893518</text:p>
              </table:table-cell>
              <table:table-cell office:value-type="float" office:value="0.000803923579012298">
                <text:p>0.000803923579012298</text:p>
              </table:table-cell>
              <table:table-cell office:value-type="float" office:value="0.999196076005216">
                <text:p>0.999196076005216</text:p>
              </table:table-cell>
              <table:table-cell office:value-type="float" office:value="43975.0263035985">
                <text:p>43975.0263035985</text:p>
              </table:table-cell>
              <table:table-cell office:value-type="float" office:value="0.0375977158599992">
                <text:p>0.0375977158599992</text:p>
              </table:table-cell>
              <table:table-cell office:value-type="float" office:value="43975.0263035985">
                <text:p>43975.0263035985</text:p>
              </table:table-cell>
              <table:table-cell office:value-type="float" office:value="0.962402143283723">
                <text:p>0.96240214328372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00">
                <text:p>58100</text:p>
              </table:table-cell>
              <table:table-cell office:value-type="float" office:value="0.999999773193466">
                <text:p>0.999999773193466</text:p>
              </table:table-cell>
              <table:table-cell office:value-type="float" office:value="44047.773661188">
                <text:p>44047.773661188</text:p>
              </table:table-cell>
              <table:table-cell office:value-type="float" office:value="0.999999185698528">
                <text:p>0.999999185698528</text:p>
              </table:table-cell>
              <table:table-cell office:value-type="float" office:value="0.000786977441334003">
                <text:p>0.000786977441334003</text:p>
              </table:table-cell>
              <table:table-cell office:value-type="float" office:value="0.999213022156131">
                <text:p>0.999213022156131</text:p>
              </table:table-cell>
              <table:table-cell office:value-type="float" office:value="44047.773661188">
                <text:p>44047.773661188</text:p>
              </table:table-cell>
              <table:table-cell office:value-type="float" office:value="0.0366642850716688">
                <text:p>0.0366642850716688</text:p>
              </table:table-cell>
              <table:table-cell office:value-type="float" office:value="44047.773661188">
                <text:p>44047.773661188</text:p>
              </table:table-cell>
              <table:table-cell office:value-type="float" office:value="0.963335579358193">
                <text:p>0.96333557935819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00">
                <text:p>58200</text:p>
              </table:table-cell>
              <table:table-cell office:value-type="float" office:value="0.999999774830711">
                <text:p>0.999999774830711</text:p>
              </table:table-cell>
              <table:table-cell office:value-type="float" office:value="44120.5650552394">
                <text:p>44120.5650552394</text:p>
              </table:table-cell>
              <table:table-cell office:value-type="float" office:value="0.999999192433904">
                <text:p>0.999999192433904</text:p>
              </table:table-cell>
              <table:table-cell office:value-type="float" office:value="0.000770441158112473">
                <text:p>0.000770441158112473</text:p>
              </table:table-cell>
              <table:table-cell office:value-type="float" office:value="0.999229558452128">
                <text:p>0.999229558452128</text:p>
              </table:table-cell>
              <table:table-cell office:value-type="float" office:value="44120.5650552394">
                <text:p>44120.5650552394</text:p>
              </table:table-cell>
              <table:table-cell office:value-type="float" office:value="0.0357553854575815">
                <text:p>0.0357553854575815</text:p>
              </table:table-cell>
              <table:table-cell office:value-type="float" office:value="44120.5650552394">
                <text:p>44120.5650552394</text:p>
              </table:table-cell>
              <table:table-cell office:value-type="float" office:value="0.964244484051262">
                <text:p>0.96424448405126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00">
                <text:p>58300</text:p>
              </table:table-cell>
              <table:table-cell office:value-type="float" office:value="0.99999977645156">
                <text:p>0.99999977645156</text:p>
              </table:table-cell>
              <table:table-cell office:value-type="float" office:value="44193.3994057602">
                <text:p>44193.3994057602</text:p>
              </table:table-cell>
              <table:table-cell office:value-type="float" office:value="0.999999199100351">
                <text:p>0.999999199100351</text:p>
              </table:table-cell>
              <table:table-cell office:value-type="float" office:value="0.000754303734858413">
                <text:p>0.000754303734858413</text:p>
              </table:table-cell>
              <table:table-cell office:value-type="float" office:value="0.999245695887714">
                <text:p>0.999245695887714</text:p>
              </table:table-cell>
              <table:table-cell office:value-type="float" office:value="44193.3994057602">
                <text:p>44193.3994057602</text:p>
              </table:table-cell>
              <table:table-cell office:value-type="float" office:value="0.0348703732274955">
                <text:p>0.0348703732274955</text:p>
              </table:table-cell>
              <table:table-cell office:value-type="float" office:value="44193.3994057602">
                <text:p>44193.3994057602</text:p>
              </table:table-cell>
              <table:table-cell office:value-type="float" office:value="0.965129501161471">
                <text:p>0.96512950116147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00">
                <text:p>58400</text:p>
              </table:table-cell>
              <table:table-cell office:value-type="float" office:value="0.999999778056248">
                <text:p>0.999999778056248</text:p>
              </table:table-cell>
              <table:table-cell office:value-type="float" office:value="44266.2756510738">
                <text:p>44266.2756510738</text:p>
              </table:table-cell>
              <table:table-cell office:value-type="float" office:value="0.999999205698626">
                <text:p>0.999999205698626</text:p>
              </table:table-cell>
              <table:table-cell office:value-type="float" office:value="0.000738554289076823">
                <text:p>0.000738554289076823</text:p>
              </table:table-cell>
              <table:table-cell office:value-type="float" office:value="0.9992614453454">
                <text:p>0.9992614453454</text:p>
              </table:table-cell>
              <table:table-cell office:value-type="float" office:value="44266.2756510738">
                <text:p>44266.2756510738</text:p>
              </table:table-cell>
              <table:table-cell office:value-type="float" office:value="0.0340086174949212">
                <text:p>0.0340086174949212</text:p>
              </table:table-cell>
              <table:table-cell office:value-type="float" office:value="44266.2756510738">
                <text:p>44266.2756510738</text:p>
              </table:table-cell>
              <table:table-cell office:value-type="float" office:value="0.965991261583292">
                <text:p>0.96599126158329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00">
                <text:p>58500</text:p>
              </table:table-cell>
              <table:table-cell office:value-type="float" office:value="0.999999779644949">
                <text:p>0.999999779644949</text:p>
              </table:table-cell>
              <table:table-cell office:value-type="float" office:value="44339.1927613669">
                <text:p>44339.1927613669</text:p>
              </table:table-cell>
              <table:table-cell office:value-type="float" office:value="0.999999212229373">
                <text:p>0.999999212229373</text:p>
              </table:table-cell>
              <table:table-cell office:value-type="float" office:value="0.000723182473122226">
                <text:p>0.000723182473122226</text:p>
              </table:table-cell>
              <table:table-cell office:value-type="float" office:value="0.999276817172848">
                <text:p>0.999276817172848</text:p>
              </table:table-cell>
              <table:table-cell office:value-type="float" office:value="44339.1927613669">
                <text:p>44339.1927613669</text:p>
              </table:table-cell>
              <table:table-cell office:value-type="float" office:value="0.0331695067513054">
                <text:p>0.0331695067513054</text:p>
              </table:table-cell>
              <table:table-cell office:value-type="float" office:value="44339.1927613669">
                <text:p>44339.1927613669</text:p>
              </table:table-cell>
              <table:table-cell office:value-type="float" office:value="0.96683037683291">
                <text:p>0.966830376832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00">
                <text:p>58600</text:p>
              </table:table-cell>
              <table:table-cell office:value-type="float" office:value="0.999999781217892">
                <text:p>0.999999781217892</text:p>
              </table:table-cell>
              <table:table-cell office:value-type="float" office:value="44412.1497245052">
                <text:p>44412.1497245052</text:p>
              </table:table-cell>
              <table:table-cell office:value-type="float" office:value="0.999999218693289">
                <text:p>0.999999218693289</text:p>
              </table:table-cell>
              <table:table-cell office:value-type="float" office:value="0.000708178040366512">
                <text:p>0.000708178040366512</text:p>
              </table:table-cell>
              <table:table-cell office:value-type="float" office:value="0.999291821616702">
                <text:p>0.999291821616702</text:p>
              </table:table-cell>
              <table:table-cell office:value-type="float" office:value="44412.1497245052">
                <text:p>44412.1497245052</text:p>
              </table:table-cell>
              <table:table-cell office:value-type="float" office:value="0.032352441856821">
                <text:p>0.032352441856821</text:p>
              </table:table-cell>
              <table:table-cell office:value-type="float" office:value="44412.1497245052">
                <text:p>44412.1497245052</text:p>
              </table:table-cell>
              <table:table-cell office:value-type="float" office:value="0.967647446057498">
                <text:p>0.96764744605749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00">
                <text:p>58700</text:p>
              </table:table-cell>
              <table:table-cell office:value-type="float" office:value="0.999999782775259">
                <text:p>0.999999782775259</text:p>
              </table:table-cell>
              <table:table-cell office:value-type="float" office:value="44485.1455505345">
                <text:p>44485.1455505345</text:p>
              </table:table-cell>
              <table:table-cell office:value-type="float" office:value="0.999999225091066">
                <text:p>0.999999225091066</text:p>
              </table:table-cell>
              <table:table-cell office:value-type="float" office:value="0.000693531200025622">
                <text:p>0.000693531200025622</text:p>
              </table:table-cell>
              <table:table-cell office:value-type="float" office:value="0.99930646846776">
                <text:p>0.99930646846776</text:p>
              </table:table-cell>
              <table:table-cell office:value-type="float" office:value="44485.1455505345">
                <text:p>44485.1455505345</text:p>
              </table:table-cell>
              <table:table-cell office:value-type="float" office:value="0.0315568381257813">
                <text:p>0.0315568381257813</text:p>
              </table:table-cell>
              <table:table-cell office:value-type="float" office:value="44485.1455505345">
                <text:p>44485.1455505345</text:p>
              </table:table-cell>
              <table:table-cell office:value-type="float" office:value="0.968443053949792">
                <text:p>0.96844305394979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00">
                <text:p>58800</text:p>
              </table:table-cell>
              <table:table-cell office:value-type="float" office:value="0.999999784317227">
                <text:p>0.999999784317227</text:p>
              </table:table-cell>
              <table:table-cell office:value-type="float" office:value="44558.1792714306">
                <text:p>44558.1792714306</text:p>
              </table:table-cell>
              <table:table-cell office:value-type="float" office:value="0.999999231423394">
                <text:p>0.999999231423394</text:p>
              </table:table-cell>
              <table:table-cell office:value-type="float" office:value="0.000679232447188872">
                <text:p>0.000679232447188872</text:p>
              </table:table-cell>
              <table:table-cell office:value-type="float" office:value="0.999320767230947">
                <text:p>0.999320767230947</text:p>
              </table:table-cell>
              <table:table-cell office:value-type="float" office:value="44558.1792714306">
                <text:p>44558.1792714306</text:p>
              </table:table-cell>
              <table:table-cell office:value-type="float" office:value="0.0307821251000243">
                <text:p>0.0307821251000243</text:p>
              </table:table-cell>
              <table:table-cell office:value-type="float" office:value="44558.1792714306">
                <text:p>44558.1792714306</text:p>
              </table:table-cell>
              <table:table-cell office:value-type="float" office:value="0.969217770974723">
                <text:p>0.96921777097472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00">
                <text:p>58900</text:p>
              </table:table-cell>
              <table:table-cell office:value-type="float" office:value="0.999999785844019">
                <text:p>0.999999785844019</text:p>
              </table:table-cell>
              <table:table-cell office:value-type="float" office:value="44631.2499408361">
                <text:p>44631.2499408361</text:p>
              </table:table-cell>
              <table:table-cell office:value-type="float" office:value="0.999999237690958">
                <text:p>0.999999237690958</text:p>
              </table:table-cell>
              <table:table-cell office:value-type="float" office:value="0.00066527241426938">
                <text:p>0.00066527241426938</text:p>
              </table:table-cell>
              <table:table-cell office:value-type="float" office:value="0.999334727273864">
                <text:p>0.999334727273864</text:p>
              </table:table-cell>
              <table:table-cell office:value-type="float" office:value="44631.2499408361">
                <text:p>44631.2499408361</text:p>
              </table:table-cell>
              <table:table-cell office:value-type="float" office:value="0.0300277463168985">
                <text:p>0.0300277463168985</text:p>
              </table:table-cell>
              <table:table-cell office:value-type="float" office:value="44631.2499408361">
                <text:p>44631.2499408361</text:p>
              </table:table-cell>
              <table:table-cell office:value-type="float" office:value="0.969972153601437">
                <text:p>0.96997215360143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00">
                <text:p>59000</text:p>
              </table:table-cell>
              <table:table-cell office:value-type="float" office:value="0.999999787355791">
                <text:p>0.999999787355791</text:p>
              </table:table-cell>
              <table:table-cell office:value-type="float" office:value="44704.3566337831">
                <text:p>44704.3566337831</text:p>
              </table:table-cell>
              <table:table-cell office:value-type="float" office:value="0.99999924389444">
                <text:p>0.99999924389444</text:p>
              </table:table-cell>
              <table:table-cell office:value-type="float" office:value="0.000651642196366495">
                <text:p>0.000651642196366495</text:p>
              </table:table-cell>
              <table:table-cell office:value-type="float" office:value="0.999348357501424">
                <text:p>0.999348357501424</text:p>
              </table:table-cell>
              <table:table-cell office:value-type="float" office:value="44704.3566337831">
                <text:p>44704.3566337831</text:p>
              </table:table-cell>
              <table:table-cell office:value-type="float" office:value="0.0292931590726437">
                <text:p>0.0292931590726437</text:p>
              </table:table-cell>
              <table:table-cell office:value-type="float" office:value="44704.3566337831">
                <text:p>44704.3566337831</text:p>
              </table:table-cell>
              <table:table-cell office:value-type="float" office:value="0.97070674453993">
                <text:p>0.9707067445399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00">
                <text:p>59100</text:p>
              </table:table-cell>
              <table:table-cell office:value-type="float" office:value="0.999999788852746">
                <text:p>0.999999788852746</text:p>
              </table:table-cell>
              <table:table-cell office:value-type="float" office:value="44777.4984464045">
                <text:p>44777.4984464045</text:p>
              </table:table-cell>
              <table:table-cell office:value-type="float" office:value="0.999999250034516">
                <text:p>0.999999250034516</text:p>
              </table:table-cell>
              <table:table-cell office:value-type="float" office:value="0.000638333010414354">
                <text:p>0.000638333010414354</text:p>
              </table:table-cell>
              <table:table-cell office:value-type="float" office:value="0.999361666696705">
                <text:p>0.999361666696705</text:p>
              </table:table-cell>
              <table:table-cell office:value-type="float" office:value="44777.4984464045">
                <text:p>44777.4984464045</text:p>
              </table:table-cell>
              <table:table-cell office:value-type="float" office:value="0.0285778341819114">
                <text:p>0.0285778341819114</text:p>
              </table:table-cell>
              <table:table-cell office:value-type="float" office:value="44777.4984464045">
                <text:p>44777.4984464045</text:p>
              </table:table-cell>
              <table:table-cell office:value-type="float" office:value="0.971422072981533">
                <text:p>0.97142207298153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00">
                <text:p>59200</text:p>
              </table:table-cell>
              <table:table-cell office:value-type="float" office:value="0.999999790335078">
                <text:p>0.999999790335078</text:p>
              </table:table-cell>
              <table:table-cell office:value-type="float" office:value="44850.6744956352">
                <text:p>44850.6744956352</text:p>
              </table:table-cell>
              <table:table-cell office:value-type="float" office:value="0.99999925611186">
                <text:p>0.99999925611186</text:p>
              </table:table-cell>
              <table:table-cell office:value-type="float" office:value="0.000625336332683453">
                <text:p>0.000625336332683453</text:p>
              </table:table-cell>
              <table:table-cell office:value-type="float" office:value="0.99937466338345">
                <text:p>0.99937466338345</text:p>
              </table:table-cell>
              <table:table-cell office:value-type="float" office:value="44850.6744956352">
                <text:p>44850.6744956352</text:p>
              </table:table-cell>
              <table:table-cell office:value-type="float" office:value="0.0278812557341247">
                <text:p>0.0278812557341247</text:p>
              </table:table-cell>
              <table:table-cell office:value-type="float" office:value="44850.6744956352">
                <text:p>44850.6744956352</text:p>
              </table:table-cell>
              <table:table-cell office:value-type="float" office:value="0.972118654842565">
                <text:p>0.97211865484256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00">
                <text:p>59300</text:p>
              </table:table-cell>
              <table:table-cell office:value-type="float" office:value="0.99999979180294">
                <text:p>0.99999979180294</text:p>
              </table:table-cell>
              <table:table-cell office:value-type="float" office:value="44923.8839189038">
                <text:p>44923.8839189038</text:p>
              </table:table-cell>
              <table:table-cell office:value-type="float" office:value="0.99999926212714">
                <text:p>0.99999926212714</text:p>
              </table:table-cell>
              <table:table-cell office:value-type="float" office:value="0.000612644017593287">
                <text:p>0.000612644017593287</text:p>
              </table:table-cell>
              <table:table-cell office:value-type="float" office:value="0.99938735570725">
                <text:p>0.99938735570725</text:p>
              </table:table-cell>
              <table:table-cell office:value-type="float" office:value="44923.8839189038">
                <text:p>44923.8839189038</text:p>
              </table:table-cell>
              <table:table-cell office:value-type="float" office:value="0.0272029208473298">
                <text:p>0.0272029208473298</text:p>
              </table:table-cell>
              <table:table-cell office:value-type="float" office:value="44923.8839189038">
                <text:p>44923.8839189038</text:p>
              </table:table-cell>
              <table:table-cell office:value-type="float" office:value="0.97279699301049">
                <text:p>0.9727969930104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00">
                <text:p>59400</text:p>
              </table:table-cell>
              <table:table-cell office:value-type="float" office:value="0.999999793256508">
                <text:p>0.999999793256508</text:p>
              </table:table-cell>
              <table:table-cell office:value-type="float" office:value="44997.1258738169">
                <text:p>44997.1258738169</text:p>
              </table:table-cell>
              <table:table-cell office:value-type="float" office:value="0.999999268081021">
                <text:p>0.999999268081021</text:p>
              </table:table-cell>
              <table:table-cell office:value-type="float" office:value="0.00060024806801964">
                <text:p>0.00060024806801964</text:p>
              </table:table-cell>
              <table:table-cell office:value-type="float" office:value="0.99939975166524">
                <text:p>0.99939975166524</text:p>
              </table:table-cell>
              <table:table-cell office:value-type="float" office:value="44997.1258738169">
                <text:p>44997.1258738169</text:p>
              </table:table-cell>
              <table:table-cell office:value-type="float" office:value="0.0265423394201512">
                <text:p>0.0265423394201512</text:p>
              </table:table-cell>
              <table:table-cell office:value-type="float" office:value="44997.1258738169">
                <text:p>44997.1258738169</text:p>
              </table:table-cell>
              <table:table-cell office:value-type="float" office:value="0.973457577591973">
                <text:p>0.97345757759197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00">
                <text:p>59500</text:p>
              </table:table-cell>
              <table:table-cell office:value-type="float" office:value="0.999999794695986">
                <text:p>0.999999794695986</text:p>
              </table:table-cell>
              <table:table-cell office:value-type="float" office:value="45070.3995378359">
                <text:p>45070.3995378359</text:p>
              </table:table-cell>
              <table:table-cell office:value-type="float" office:value="0.999999273974162">
                <text:p>0.999999273974162</text:p>
              </table:table-cell>
              <table:table-cell office:value-type="float" office:value="0.000588140637604136">
                <text:p>0.000588140637604136</text:p>
              </table:table-cell>
              <table:table-cell office:value-type="float" office:value="0.999411859103791">
                <text:p>0.999411859103791</text:p>
              </table:table-cell>
              <table:table-cell office:value-type="float" office:value="45070.3995378359">
                <text:p>45070.3995378359</text:p>
              </table:table-cell>
              <table:table-cell office:value-type="float" office:value="0.0258990338824192">
                <text:p>0.0258990338824192</text:p>
              </table:table-cell>
              <table:table-cell office:value-type="float" office:value="45070.3995378359">
                <text:p>45070.3995378359</text:p>
              </table:table-cell>
              <table:table-cell office:value-type="float" office:value="0.974100886162254">
                <text:p>0.9741008861622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00">
                <text:p>59600</text:p>
              </table:table-cell>
              <table:table-cell office:value-type="float" office:value="0.999999796121518">
                <text:p>0.999999796121518</text:p>
              </table:table-cell>
              <table:table-cell office:value-type="float" office:value="45143.7041079482">
                <text:p>45143.7041079482</text:p>
              </table:table-cell>
              <table:table-cell office:value-type="float" office:value="0.999999279807219">
                <text:p>0.999999279807219</text:p>
              </table:table-cell>
              <table:table-cell office:value-type="float" office:value="0.000576314270079308">
                <text:p>0.000576314270079308</text:p>
              </table:table-cell>
              <table:table-cell office:value-type="float" office:value="0.999423685479179">
                <text:p>0.999423685479179</text:p>
              </table:table-cell>
              <table:table-cell office:value-type="float" office:value="45143.7041079482">
                <text:p>45143.7041079482</text:p>
              </table:table-cell>
              <table:table-cell office:value-type="float" office:value="0.0252725389449986">
                <text:p>0.0252725389449986</text:p>
              </table:table-cell>
              <table:table-cell office:value-type="float" office:value="45143.7041079482">
                <text:p>45143.7041079482</text:p>
              </table:table-cell>
              <table:table-cell office:value-type="float" office:value="0.974727384015339">
                <text:p>0.97472738401533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00">
                <text:p>59700</text:p>
              </table:table-cell>
              <table:table-cell office:value-type="float" office:value="0.999999797533287">
                <text:p>0.999999797533287</text:p>
              </table:table-cell>
              <table:table-cell office:value-type="float" office:value="45217.0388003342">
                <text:p>45217.0388003342</text:p>
              </table:table-cell>
              <table:table-cell office:value-type="float" office:value="0.999999285580841">
                <text:p>0.999999285580841</text:p>
              </table:table-cell>
              <table:table-cell office:value-type="float" office:value="0.000564761603076795">
                <text:p>0.000564761603076795</text:p>
              </table:table-cell>
              <table:table-cell office:value-type="float" office:value="0.999435238153782">
                <text:p>0.999435238153782</text:p>
              </table:table-cell>
              <table:table-cell office:value-type="float" office:value="45217.0388003342">
                <text:p>45217.0388003342</text:p>
              </table:table-cell>
              <table:table-cell office:value-type="float" office:value="0.0246624013493108">
                <text:p>0.0246624013493108</text:p>
              </table:table-cell>
              <table:table-cell office:value-type="float" office:value="45217.0388003342">
                <text:p>45217.0388003342</text:p>
              </table:table-cell>
              <table:table-cell office:value-type="float" office:value="0.975337524414476">
                <text:p>0.97533752441447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00">
                <text:p>59800</text:p>
              </table:table-cell>
              <table:table-cell office:value-type="float" office:value="0.99999979893146">
                <text:p>0.99999979893146</text:p>
              </table:table-cell>
              <table:table-cell office:value-type="float" office:value="45290.4028532383">
                <text:p>45290.4028532383</text:p>
              </table:table-cell>
              <table:table-cell office:value-type="float" office:value="0.999999291295629">
                <text:p>0.999999291295629</text:p>
              </table:table-cell>
              <table:table-cell office:value-type="float" office:value="0.000553475526086124">
                <text:p>0.000553475526086124</text:p>
              </table:table-cell>
              <table:table-cell office:value-type="float" office:value="0.99944652423812">
                <text:p>0.99944652423812</text:p>
              </table:table-cell>
              <table:table-cell office:value-type="float" office:value="45290.4028532383">
                <text:p>45290.4028532383</text:p>
              </table:table-cell>
              <table:table-cell office:value-type="float" office:value="0.0240681811402587">
                <text:p>0.0240681811402587</text:p>
              </table:table-cell>
              <table:table-cell office:value-type="float" office:value="45290.4028532383">
                <text:p>45290.4028532383</text:p>
              </table:table-cell>
              <table:table-cell office:value-type="float" office:value="0.975931747319234">
                <text:p>0.97593174731923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00">
                <text:p>59900</text:p>
              </table:table-cell>
              <table:table-cell office:value-type="float" office:value="0.999999800316203">
                <text:p>0.999999800316203</text:p>
              </table:table-cell>
              <table:table-cell office:value-type="float" office:value="45363.7955168489">
                <text:p>45363.7955168489</text:p>
              </table:table-cell>
              <table:table-cell office:value-type="float" office:value="0.999999296952268">
                <text:p>0.999999296952268</text:p>
              </table:table-cell>
              <table:table-cell office:value-type="float" office:value="0.000542449132431502">
                <text:p>0.000542449132431502</text:p>
              </table:table-cell>
              <table:table-cell office:value-type="float" office:value="0.99945755063888">
                <text:p>0.99945755063888</text:p>
              </table:table-cell>
              <table:table-cell office:value-type="float" office:value="45363.7955168489">
                <text:p>45363.7955168489</text:p>
              </table:table-cell>
              <table:table-cell office:value-type="float" office:value="0.0234894467692369">
                <text:p>0.0234894467692369</text:p>
              </table:table-cell>
              <table:table-cell office:value-type="float" office:value="45363.7955168489">
                <text:p>45363.7955168489</text:p>
              </table:table-cell>
              <table:table-cell office:value-type="float" office:value="0.976510484282528">
                <text:p>0.97651048428252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00">
                <text:p>60000</text:p>
              </table:table-cell>
              <table:table-cell office:value-type="float" office:value="0.99999980168765">
                <text:p>0.99999980168765</text:p>
              </table:table-cell>
              <table:table-cell office:value-type="float" office:value="45437.2160598365">
                <text:p>45437.2160598365</text:p>
              </table:table-cell>
              <table:table-cell office:value-type="float" office:value="0.999999302551441">
                <text:p>0.999999302551441</text:p>
              </table:table-cell>
              <table:table-cell office:value-type="float" office:value="0.000531675785216034">
                <text:p>0.000531675785216034</text:p>
              </table:table-cell>
              <table:table-cell office:value-type="float" office:value="0.999468323992965">
                <text:p>0.999468323992965</text:p>
              </table:table-cell>
              <table:table-cell office:value-type="float" office:value="45437.2160598365">
                <text:p>45437.2160598365</text:p>
              </table:table-cell>
              <table:table-cell office:value-type="float" office:value="0.0229257781262636">
                <text:p>0.0229257781262636</text:p>
              </table:table-cell>
              <table:table-cell office:value-type="float" office:value="45437.2160598365">
                <text:p>45437.2160598365</text:p>
              </table:table-cell>
              <table:table-cell office:value-type="float" office:value="0.977074155418473">
                <text:p>0.977074155418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10.663780929">
                <text:p>45510.663780929</text:p>
              </table:table-cell>
              <table:table-cell office:value-type="float" office:value="0.999999308093641">
                <text:p>0.99999930809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10.663780929">
                <text:p>45510.663780929</text:p>
              </table:table-cell>
              <table:table-cell office:value-type="float" office:value="0.0223767719226792">
                <text:p>0.0223767719226792</text:p>
              </table:table-cell>
              <table:table-cell office:value-type="float" office:value="45510.663780929">
                <text:p>45510.663780929</text:p>
              </table:table-cell>
              <table:table-cell office:value-type="float" office:value="0.97762316401966">
                <text:p>0.97762316401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84.1379779916">
                <text:p>45584.1379779916</text:p>
              </table:table-cell>
              <table:table-cell office:value-type="float" office:value="0.99999931357963">
                <text:p>0.99999931357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84.1379779916">
                <text:p>45584.1379779916</text:p>
              </table:table-cell>
              <table:table-cell office:value-type="float" office:value="0.0218420269771097">
                <text:p>0.0218420269771097</text:p>
              </table:table-cell>
              <table:table-cell office:value-type="float" office:value="45584.1379779916">
                <text:p>45584.1379779916</text:p>
              </table:table-cell>
              <table:table-cell office:value-type="float" office:value="0.978157911271285">
                <text:p>0.9781579112712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57.6379811006">
                <text:p>45657.6379811006</text:p>
              </table:table-cell>
              <table:table-cell office:value-type="float" office:value="0.999999319009938">
                <text:p>0.99999931900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57.6379811006">
                <text:p>45657.6379811006</text:p>
              </table:table-cell>
              <table:table-cell office:value-type="float" office:value="0.0213211597792922">
                <text:p>0.0213211597792922</text:p>
              </table:table-cell>
              <table:table-cell office:value-type="float" office:value="45657.6379811006">
                <text:p>45657.6379811006</text:p>
              </table:table-cell>
              <table:table-cell office:value-type="float" office:value="0.978678780687236">
                <text:p>0.9786787806872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31.1631282425">
                <text:p>45731.1631282425</text:p>
              </table:table-cell>
              <table:table-cell office:value-type="float" office:value="0.999999324385225">
                <text:p>0.999999324385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31.1631282425">
                <text:p>45731.1631282425</text:p>
              </table:table-cell>
              <table:table-cell office:value-type="float" office:value="0.0208137929277914">
                <text:p>0.0208137929277914</text:p>
              </table:table-cell>
              <table:table-cell office:value-type="float" office:value="45731.1631282425">
                <text:p>45731.1631282425</text:p>
              </table:table-cell>
              <table:table-cell office:value-type="float" office:value="0.979186149672451">
                <text:p>0.979186149672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04.7127768357">
                <text:p>45804.7127768357</text:p>
              </table:table-cell>
              <table:table-cell office:value-type="float" office:value="0.999999329706101">
                <text:p>0.999999329706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04.7127768357">
                <text:p>45804.7127768357</text:p>
              </table:table-cell>
              <table:table-cell office:value-type="float" office:value="0.0203195604944471">
                <text:p>0.0203195604944471</text:p>
              </table:table-cell>
              <table:table-cell office:value-type="float" office:value="45804.7127768357">
                <text:p>45804.7127768357</text:p>
              </table:table-cell>
              <table:table-cell office:value-type="float" office:value="0.979680384158441">
                <text:p>0.979680384158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78.2863030502">
                <text:p>45878.2863030502</text:p>
              </table:table-cell>
              <table:table-cell office:value-type="float" office:value="0.999999334973125">
                <text:p>0.99999933497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78.2863030502">
                <text:p>45878.2863030502</text:p>
              </table:table-cell>
              <table:table-cell office:value-type="float" office:value="0.0198381076182915">
                <text:p>0.0198381076182915</text:p>
              </table:table-cell>
              <table:table-cell office:value-type="float" office:value="45878.2863030502">
                <text:p>45878.2863030502</text:p>
              </table:table-cell>
              <table:table-cell office:value-type="float" office:value="0.980161839009383">
                <text:p>0.980161839009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51.8830934003">
                <text:p>45951.8830934003</text:p>
              </table:table-cell>
              <table:table-cell office:value-type="float" office:value="0.999999340186941">
                <text:p>0.999999340186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51.8830934003">
                <text:p>45951.8830934003</text:p>
              </table:table-cell>
              <table:table-cell office:value-type="float" office:value="0.0193690864874244">
                <text:p>0.0193690864874244</text:p>
              </table:table-cell>
              <table:table-cell office:value-type="float" office:value="45951.8830934003">
                <text:p>45951.8830934003</text:p>
              </table:table-cell>
              <table:table-cell office:value-type="float" office:value="0.980630862040269">
                <text:p>0.980630862040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25.5025551251">
                <text:p>46025.5025551251</text:p>
              </table:table-cell>
              <table:table-cell office:value-type="float" office:value="0.999999345348099">
                <text:p>0.999999345348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25.5025551251">
                <text:p>46025.5025551251</text:p>
              </table:table-cell>
              <table:table-cell office:value-type="float" office:value="0.0189121611366536">
                <text:p>0.0189121611366536</text:p>
              </table:table-cell>
              <table:table-cell office:value-type="float" office:value="46025.5025551251">
                <text:p>46025.5025551251</text:p>
              </table:table-cell>
              <table:table-cell office:value-type="float" office:value="0.981087789219244">
                <text:p>0.9810877892192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99.1441053869">
                <text:p>46099.1441053869</text:p>
              </table:table-cell>
              <table:table-cell office:value-type="float" office:value="0.999999350457231">
                <text:p>0.999999350457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99.1441053869">
                <text:p>46099.1441053869</text:p>
              </table:table-cell>
              <table:table-cell office:value-type="float" office:value="0.0184670023181973">
                <text:p>0.0184670023181973</text:p>
              </table:table-cell>
              <table:table-cell office:value-type="float" office:value="46099.1441053869">
                <text:p>46099.1441053869</text:p>
              </table:table-cell>
              <table:table-cell office:value-type="float" office:value="0.981532949796935">
                <text:p>0.981532949796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72.8071787503">
                <text:p>46172.8071787503</text:p>
              </table:table-cell>
              <table:table-cell office:value-type="float" office:value="0.999999355514917">
                <text:p>0.999999355514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72.8071787503">
                <text:p>46172.8071787503</text:p>
              </table:table-cell>
              <table:table-cell office:value-type="float" office:value="0.0180332909352313">
                <text:p>0.0180332909352313</text:p>
              </table:table-cell>
              <table:table-cell office:value-type="float" office:value="46172.8071787503">
                <text:p>46172.8071787503</text:p>
              </table:table-cell>
              <table:table-cell office:value-type="float" office:value="0.981966662872889">
                <text:p>0.981966662872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46.4912265546">
                <text:p>46246.4912265546</text:p>
              </table:table-cell>
              <table:table-cell office:value-type="float" office:value="0.999999360521694">
                <text:p>0.99999936052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46.4912265546">
                <text:p>46246.4912265546</text:p>
              </table:table-cell>
              <table:table-cell office:value-type="float" office:value="0.0176107176730293">
                <text:p>0.0176107176730293</text:p>
              </table:table-cell>
              <table:table-cell office:value-type="float" office:value="46246.4912265546">
                <text:p>46246.4912265546</text:p>
              </table:table-cell>
              <table:table-cell office:value-type="float" office:value="0.98238923776444">
                <text:p>0.98238923776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20.1957117242">
                <text:p>46320.1957117242</text:p>
              </table:table-cell>
              <table:table-cell office:value-type="float" office:value="0.999999365478134">
                <text:p>0.999999365478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20.1957117242">
                <text:p>46320.1957117242</text:p>
              </table:table-cell>
              <table:table-cell office:value-type="float" office:value="0.0171989805149877">
                <text:p>0.0171989805149877</text:p>
              </table:table-cell>
              <table:table-cell office:value-type="float" office:value="46320.1957117242">
                <text:p>46320.1957117242</text:p>
              </table:table-cell>
              <table:table-cell office:value-type="float" office:value="0.982800976490698">
                <text:p>0.982800976490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93.9201087287">
                <text:p>46393.9201087287</text:p>
              </table:table-cell>
              <table:table-cell office:value-type="float" office:value="0.999999370384844">
                <text:p>0.9999993703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93.9201087287">
                <text:p>46393.9201087287</text:p>
              </table:table-cell>
              <table:table-cell office:value-type="float" office:value="0.016797784669401">
                <text:p>0.016797784669401</text:p>
              </table:table-cell>
              <table:table-cell office:value-type="float" office:value="46393.9201087287">
                <text:p>46393.9201087287</text:p>
              </table:table-cell>
              <table:table-cell office:value-type="float" office:value="0.983202173845779">
                <text:p>0.983202173845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67.6639100903">
                <text:p>46467.6639100903</text:p>
              </table:table-cell>
              <table:table-cell office:value-type="float" office:value="0.999999375242344">
                <text:p>0.99999937524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67.6639100903">
                <text:p>46467.6639100903</text:p>
              </table:table-cell>
              <table:table-cell office:value-type="float" office:value="0.0164068455269231">
                <text:p>0.0164068455269231</text:p>
              </table:table-cell>
              <table:table-cell office:value-type="float" office:value="46467.6639100903">
                <text:p>46467.6639100903</text:p>
              </table:table-cell>
              <table:table-cell office:value-type="float" office:value="0.983593114441331">
                <text:p>0.983593114441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41.4266169979">
                <text:p>46541.4266169979</text:p>
              </table:table-cell>
              <table:table-cell office:value-type="float" office:value="0.999999380051227">
                <text:p>0.99999938005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41.4266169979">
                <text:p>46541.4266169979</text:p>
              </table:table-cell>
              <table:table-cell office:value-type="float" office:value="0.0160258842458103">
                <text:p>0.0160258842458103</text:p>
              </table:table-cell>
              <table:table-cell office:value-type="float" office:value="46541.4266169979">
                <text:p>46541.4266169979</text:p>
              </table:table-cell>
              <table:table-cell office:value-type="float" office:value="0.983974077121317">
                <text:p>0.9839740771213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15.2077478571">
                <text:p>46615.2077478571</text:p>
              </table:table-cell>
              <table:table-cell office:value-type="float" office:value="0.999999384812005">
                <text:p>0.99999938481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15.2077478571">
                <text:p>46615.2077478571</text:p>
              </table:table-cell>
              <table:table-cell office:value-type="float" office:value="0.0156546316534766">
                <text:p>0.0156546316534766</text:p>
              </table:table-cell>
              <table:table-cell office:value-type="float" office:value="46615.2077478571">
                <text:p>46615.2077478571</text:p>
              </table:table-cell>
              <table:table-cell office:value-type="float" office:value="0.984345331060441">
                <text:p>0.984345331060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89.0068293329">
                <text:p>46689.0068293329</text:p>
              </table:table-cell>
              <table:table-cell office:value-type="float" office:value="0.99999938952526">
                <text:p>0.99999938952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89.0068293329">
                <text:p>46689.0068293329</text:p>
              </table:table-cell>
              <table:table-cell office:value-type="float" office:value="0.0152928240467353">
                <text:p>0.0152928240467353</text:p>
              </table:table-cell>
              <table:table-cell office:value-type="float" office:value="46689.0068293329">
                <text:p>46689.0068293329</text:p>
              </table:table-cell>
              <table:table-cell office:value-type="float" office:value="0.984707139963932">
                <text:p>0.984707139963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62.8234044998">
                <text:p>46762.8234044998</text:p>
              </table:table-cell>
              <table:table-cell office:value-type="float" office:value="0.999999394191491">
                <text:p>0.99999939419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62.8234044998">
                <text:p>46762.8234044998</text:p>
              </table:table-cell>
              <table:table-cell office:value-type="float" office:value="0.0149402068993862">
                <text:p>0.0149402068993862</text:p>
              </table:table-cell>
              <table:table-cell office:value-type="float" office:value="46762.8234044998">
                <text:p>46762.8234044998</text:p>
              </table:table-cell>
              <table:table-cell office:value-type="float" office:value="0.985059758359942">
                <text:p>0.985059758359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36.6570262377">
                <text:p>46836.6570262377</text:p>
              </table:table-cell>
              <table:table-cell office:value-type="float" office:value="0.999999398811231">
                <text:p>0.99999939881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36.6570262377">
                <text:p>46836.6570262377</text:p>
              </table:table-cell>
              <table:table-cell office:value-type="float" office:value="0.0145965317598336">
                <text:p>0.0145965317598336</text:p>
              </table:table-cell>
              <table:table-cell office:value-type="float" office:value="46836.6570262377">
                <text:p>46836.6570262377</text:p>
              </table:table-cell>
              <table:table-cell office:value-type="float" office:value="0.985403434701942">
                <text:p>0.985403434701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10.5072590788">
                <text:p>46910.5072590788</text:p>
              </table:table-cell>
              <table:table-cell office:value-type="float" office:value="0.999999403385008">
                <text:p>0.999999403385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10.5072590788">
                <text:p>46910.5072590788</text:p>
              </table:table-cell>
              <table:table-cell office:value-type="float" office:value="0.0142615570519493">
                <text:p>0.0142615570519493</text:p>
              </table:table-cell>
              <table:table-cell office:value-type="float" office:value="46910.5072590788">
                <text:p>46910.5072590788</text:p>
              </table:table-cell>
              <table:table-cell office:value-type="float" office:value="0.985738410567861">
                <text:p>0.985738410567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84.373677066">
                <text:p>46984.373677066</text:p>
              </table:table-cell>
              <table:table-cell office:value-type="float" office:value="0.999999407913379">
                <text:p>0.999999407913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84.373677066">
                <text:p>46984.373677066</text:p>
              </table:table-cell>
              <table:table-cell office:value-type="float" office:value="0.0139350470428805">
                <text:p>0.0139350470428805</text:p>
              </table:table-cell>
              <table:table-cell office:value-type="float" office:value="46984.373677066">
                <text:p>46984.373677066</text:p>
              </table:table-cell>
              <table:table-cell office:value-type="float" office:value="0.986064921692281">
                <text:p>0.986064921692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58.2558691257">
                <text:p>47058.2558691257</text:p>
              </table:table-cell>
              <table:table-cell office:value-type="float" office:value="0.999999412396825">
                <text:p>0.99999941239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58.2558691257">
                <text:p>47058.2558691257</text:p>
              </table:table-cell>
              <table:table-cell office:value-type="float" office:value="0.0136167742549076">
                <text:p>0.0136167742549076</text:p>
              </table:table-cell>
              <table:table-cell office:value-type="float" office:value="47058.2558691257">
                <text:p>47058.2558691257</text:p>
              </table:table-cell>
              <table:table-cell office:value-type="float" office:value="0.986383195554578">
                <text:p>0.986383195554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32.1534330512">
                <text:p>47132.1534330512</text:p>
              </table:table-cell>
              <table:table-cell office:value-type="float" office:value="0.999999416835855">
                <text:p>0.999999416835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32.1534330512">
                <text:p>47132.1534330512</text:p>
              </table:table-cell>
              <table:table-cell office:value-type="float" office:value="0.0133065166567203">
                <text:p>0.0133065166567203</text:p>
              </table:table-cell>
              <table:table-cell office:value-type="float" office:value="47132.1534330512">
                <text:p>47132.1534330512</text:p>
              </table:table-cell>
              <table:table-cell office:value-type="float" office:value="0.986693454187653">
                <text:p>0.986693454187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06.0659771768">
                <text:p>47206.0659771768</text:p>
              </table:table-cell>
              <table:table-cell office:value-type="float" office:value="0.999999421230975">
                <text:p>0.999999421230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06.0659771768">
                <text:p>47206.0659771768</text:p>
              </table:table-cell>
              <table:table-cell office:value-type="float" office:value="0.0130040583856747">
                <text:p>0.0130040583856747</text:p>
              </table:table-cell>
              <table:table-cell office:value-type="float" office:value="47206.0659771768">
                <text:p>47206.0659771768</text:p>
              </table:table-cell>
              <table:table-cell office:value-type="float" office:value="0.986995913455675">
                <text:p>0.986995913455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79.9931184231">
                <text:p>47279.9931184231</text:p>
              </table:table-cell>
              <table:table-cell office:value-type="float" office:value="0.99999942558272">
                <text:p>0.99999942558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79.9931184231">
                <text:p>47279.9931184231</text:p>
              </table:table-cell>
              <table:table-cell office:value-type="float" office:value="0.0127091888116232">
                <text:p>0.0127091888116232</text:p>
              </table:table-cell>
              <table:table-cell office:value-type="float" office:value="47279.9931184231">
                <text:p>47279.9931184231</text:p>
              </table:table-cell>
              <table:table-cell office:value-type="float" office:value="0.987290783990261">
                <text:p>0.987290783990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53.9344871871">
                <text:p>47353.9344871871</text:p>
              </table:table-cell>
              <table:table-cell office:value-type="float" office:value="0.999999429891547">
                <text:p>0.99999942989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53.9344871871">
                <text:p>47353.9344871871</text:p>
              </table:table-cell>
              <table:table-cell office:value-type="float" office:value="0.0124217047190592">
                <text:p>0.0124217047190592</text:p>
              </table:table-cell>
              <table:table-cell office:value-type="float" office:value="47353.9344871871">
                <text:p>47353.9344871871</text:p>
              </table:table-cell>
              <table:table-cell office:value-type="float" office:value="0.98757826900832">
                <text:p>0.987578269008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27.8897234725">
                <text:p>47427.8897234725</text:p>
              </table:table-cell>
              <table:table-cell office:value-type="float" office:value="0.999999434157911">
                <text:p>0.999999434157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27.8897234725">
                <text:p>47427.8897234725</text:p>
              </table:table-cell>
              <table:table-cell office:value-type="float" office:value="0.012141408495701">
                <text:p>0.012141408495701</text:p>
              </table:table-cell>
              <table:table-cell office:value-type="float" office:value="47427.8897234725">
                <text:p>47427.8897234725</text:p>
              </table:table-cell>
              <table:table-cell office:value-type="float" office:value="0.98785856612348">
                <text:p>0.98785856612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01.8584719176">
                <text:p>47501.8584719176</text:p>
              </table:table-cell>
              <table:table-cell office:value-type="float" office:value="0.999999438382365">
                <text:p>0.999999438382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01.8584719176">
                <text:p>47501.8584719176</text:p>
              </table:table-cell>
              <table:table-cell office:value-type="float" office:value="0.0118681058389381">
                <text:p>0.0118681058389381</text:p>
              </table:table-cell>
              <table:table-cell office:value-type="float" office:value="47501.8584719176">
                <text:p>47501.8584719176</text:p>
              </table:table-cell>
              <table:table-cell office:value-type="float" office:value="0.988131869639655">
                <text:p>0.988131869639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75.8403913492">
                <text:p>47575.8403913492</text:p>
              </table:table-cell>
              <table:table-cell office:value-type="float" office:value="0.999999442565351">
                <text:p>0.999999442565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75.8403913492">
                <text:p>47575.8403913492</text:p>
              </table:table-cell>
              <table:table-cell office:value-type="float" office:value="0.011601610050844">
                <text:p>0.011601610050844</text:p>
              </table:table-cell>
              <table:table-cell office:value-type="float" office:value="47575.8403913492">
                <text:p>47575.8403913492</text:p>
              </table:table-cell>
              <table:table-cell office:value-type="float" office:value="0.98839836625601">
                <text:p>0.988398366256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49.8351479748">
                <text:p>47649.8351479748</text:p>
              </table:table-cell>
              <table:table-cell office:value-type="float" office:value="0.999999446707343">
                <text:p>0.999999446707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49.8351479748">
                <text:p>47649.8351479748</text:p>
              </table:table-cell>
              <table:table-cell office:value-type="float" office:value="0.0113417389071527">
                <text:p>0.0113417389071527</text:p>
              </table:table-cell>
              <table:table-cell office:value-type="float" office:value="47649.8351479748">
                <text:p>47649.8351479748</text:p>
              </table:table-cell>
              <table:table-cell office:value-type="float" office:value="0.988658238198006">
                <text:p>0.988658238198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23.8424168012">
                <text:p>47723.8424168012</text:p>
              </table:table-cell>
              <table:table-cell office:value-type="float" office:value="0.999999450808806">
                <text:p>0.999999450808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23.8424168012">
                <text:p>47723.8424168012</text:p>
              </table:table-cell>
              <table:table-cell office:value-type="float" office:value="0.0110883152632726">
                <text:p>0.0110883152632726</text:p>
              </table:table-cell>
              <table:table-cell office:value-type="float" office:value="47723.8424168012">
                <text:p>47723.8424168012</text:p>
              </table:table-cell>
              <table:table-cell office:value-type="float" office:value="0.988911662611381">
                <text:p>0.988911662611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97.8618814064">
                <text:p>47797.8618814064</text:p>
              </table:table-cell>
              <table:table-cell office:value-type="float" office:value="0.999999454870203">
                <text:p>0.999999454870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97.8618814064">
                <text:p>47797.8618814064</text:p>
              </table:table-cell>
              <table:table-cell office:value-type="float" office:value="0.0108411669134549">
                <text:p>0.0108411669134549</text:p>
              </table:table-cell>
              <table:table-cell office:value-type="float" office:value="47797.8618814064">
                <text:p>47797.8618814064</text:p>
              </table:table-cell>
              <table:table-cell office:value-type="float" office:value="0.989158811702982">
                <text:p>0.989158811702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71.8932337172">
                <text:p>47871.8932337172</text:p>
              </table:table-cell>
              <table:table-cell office:value-type="float" office:value="0.999999458891991">
                <text:p>0.99999945889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71.8932337172">
                <text:p>47871.8932337172</text:p>
              </table:table-cell>
              <table:table-cell office:value-type="float" office:value="0.0106001264534967">
                <text:p>0.0106001264534967</text:p>
              </table:table-cell>
              <table:table-cell office:value-type="float" office:value="47871.8932337172">
                <text:p>47871.8932337172</text:p>
              </table:table-cell>
              <table:table-cell office:value-type="float" office:value="0.98939985287807">
                <text:p>0.989399852878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45.9361737906">
                <text:p>47945.9361737906</text:p>
              </table:table-cell>
              <table:table-cell office:value-type="float" office:value="0.99999946287462">
                <text:p>0.99999946287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45.9361737906">
                <text:p>47945.9361737906</text:p>
              </table:table-cell>
              <table:table-cell office:value-type="float" office:value="0.0103650311469242">
                <text:p>0.0103650311469242</text:p>
              </table:table-cell>
              <table:table-cell office:value-type="float" office:value="47945.9361737906">
                <text:p>47945.9361737906</text:p>
              </table:table-cell>
              <table:table-cell office:value-type="float" office:value="0.989634948874132">
                <text:p>0.989634948874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19.9904096014">
                <text:p>48019.9904096014</text:p>
              </table:table-cell>
              <table:table-cell office:value-type="float" office:value="0.999999466818537">
                <text:p>0.999999466818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19.9904096014">
                <text:p>48019.9904096014</text:p>
              </table:table-cell>
              <table:table-cell office:value-type="float" office:value="0.0101357227945957">
                <text:p>0.0101357227945957</text:p>
              </table:table-cell>
              <table:table-cell office:value-type="float" office:value="48019.9904096014">
                <text:p>48019.9904096014</text:p>
              </table:table-cell>
              <table:table-cell office:value-type="float" office:value="0.989864257891284">
                <text:p>0.989864257891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94.0556568343">
                <text:p>48094.0556568343</text:p>
              </table:table-cell>
              <table:table-cell office:value-type="float" office:value="0.999999470724183">
                <text:p>0.999999470724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94.0556568343">
                <text:p>48094.0556568343</text:p>
              </table:table-cell>
              <table:table-cell office:value-type="float" office:value="0.0099120476076676">
                <text:p>0.0099120476076676</text:p>
              </table:table-cell>
              <table:table-cell office:value-type="float" office:value="48094.0556568343">
                <text:p>48094.0556568343</text:p>
              </table:table-cell>
              <table:table-cell office:value-type="float" office:value="0.990087933719305">
                <text:p>0.990087933719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68.131639965">
                <text:p>48168.131639965</text:p>
              </table:table-cell>
              <table:table-cell office:value-type="float" office:value="0.999999474591962">
                <text:p>0.99999947459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68.131639965">
                <text:p>48168.131639965</text:p>
              </table:table-cell>
              <table:table-cell office:value-type="float" office:value="0.00969385665741742">
                <text:p>0.00969385665741742</text:p>
              </table:table-cell>
              <table:table-cell office:value-type="float" office:value="48168.131639965">
                <text:p>48168.131639965</text:p>
              </table:table-cell>
              <table:table-cell office:value-type="float" office:value="0.990306125287813">
                <text:p>0.990306125287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42.2180868958">
                <text:p>48242.2180868958</text:p>
              </table:table-cell>
              <table:table-cell office:value-type="float" office:value="0.999999478422367">
                <text:p>0.999999478422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42.2180868958">
                <text:p>48242.2180868958</text:p>
              </table:table-cell>
              <table:table-cell office:value-type="float" office:value="0.00948100344683942">
                <text:p>0.00948100344683942</text:p>
              </table:table-cell>
              <table:table-cell office:value-type="float" office:value="48242.2180868958">
                <text:p>48242.2180868958</text:p>
              </table:table-cell>
              <table:table-cell office:value-type="float" office:value="0.990518979094679">
                <text:p>0.990518979094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16.3147377832">
                <text:p>48316.3147377832</text:p>
              </table:table-cell>
              <table:table-cell office:value-type="float" office:value="0.999999482215762">
                <text:p>0.999999482215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16.3147377832">
                <text:p>48316.3147377832</text:p>
              </table:table-cell>
              <table:table-cell office:value-type="float" office:value="0.00927334782261578">
                <text:p>0.00927334782261578</text:p>
              </table:table-cell>
              <table:table-cell office:value-type="float" office:value="48316.3147377832">
                <text:p>48316.3147377832</text:p>
              </table:table-cell>
              <table:table-cell office:value-type="float" office:value="0.990726635294047">
                <text:p>0.990726635294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90.421335886">
                <text:p>48390.421335886</text:p>
              </table:table-cell>
              <table:table-cell office:value-type="float" office:value="0.999999485972599">
                <text:p>0.999999485972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90.421335886">
                <text:p>48390.421335886</text:p>
              </table:table-cell>
              <table:table-cell office:value-type="float" office:value="0.00907075185930606">
                <text:p>0.00907075185930606</text:p>
              </table:table-cell>
              <table:table-cell office:value-type="float" office:value="48390.421335886">
                <text:p>48390.421335886</text:p>
              </table:table-cell>
              <table:table-cell office:value-type="float" office:value="0.990929231812155">
                <text:p>0.990929231812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64.5376324896">
                <text:p>48464.5376324896</text:p>
              </table:table-cell>
              <table:table-cell office:value-type="float" office:value="0.999999489693293">
                <text:p>0.99999948969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64.5376324896">
                <text:p>48464.5376324896</text:p>
              </table:table-cell>
              <table:table-cell office:value-type="float" office:value="0.00887308202837978">
                <text:p>0.00887308202837978</text:p>
              </table:table-cell>
              <table:table-cell office:value-type="float" office:value="48464.5376324896">
                <text:p>48464.5376324896</text:p>
              </table:table-cell>
              <table:table-cell office:value-type="float" office:value="0.991126902178296">
                <text:p>0.991126902178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38.6633854418">
                <text:p>48538.6633854418</text:p>
              </table:table-cell>
              <table:table-cell office:value-type="float" office:value="0.999999493378256">
                <text:p>0.999999493378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38.6633854418">
                <text:p>48538.6633854418</text:p>
              </table:table-cell>
              <table:table-cell office:value-type="float" office:value="0.00868020851649134">
                <text:p>0.00868020851649134</text:p>
              </table:table-cell>
              <table:table-cell office:value-type="float" office:value="48538.6633854418">
                <text:p>48538.6633854418</text:p>
              </table:table-cell>
              <table:table-cell office:value-type="float" office:value="0.99131977620655">
                <text:p>0.99131977620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12.7983589774">
                <text:p>48612.7983589774</text:p>
              </table:table-cell>
              <table:table-cell office:value-type="float" office:value="0.999999497027892">
                <text:p>0.999999497027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12.7983589774">
                <text:p>48612.7983589774</text:p>
              </table:table-cell>
              <table:table-cell office:value-type="float" office:value="0.00849200512023465">
                <text:p>0.00849200512023465</text:p>
              </table:table-cell>
              <table:table-cell office:value-type="float" office:value="48612.7983589774">
                <text:p>48612.7983589774</text:p>
              </table:table-cell>
              <table:table-cell office:value-type="float" office:value="0.991507980101029">
                <text:p>0.991507980101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86.9423257431">
                <text:p>48686.9423257431</text:p>
              </table:table-cell>
              <table:table-cell office:value-type="float" office:value="0.999999500642544">
                <text:p>0.999999500642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86.9423257431">
                <text:p>48686.9423257431</text:p>
              </table:table-cell>
              <table:table-cell office:value-type="float" office:value="0.00830835011356308">
                <text:p>0.00830835011356308</text:p>
              </table:table-cell>
              <table:table-cell office:value-type="float" office:value="48686.9423257431">
                <text:p>48686.9423257431</text:p>
              </table:table-cell>
              <table:table-cell office:value-type="float" office:value="0.991691635588453">
                <text:p>0.991691635588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61.0950578016">
                <text:p>48761.0950578016</text:p>
              </table:table-cell>
              <table:table-cell office:value-type="float" office:value="0.999999504222727">
                <text:p>0.99999950422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61.0950578016">
                <text:p>48761.0950578016</text:p>
              </table:table-cell>
              <table:table-cell office:value-type="float" office:value="0.00812912224617895">
                <text:p>0.00812912224617895</text:p>
              </table:table-cell>
              <table:table-cell office:value-type="float" office:value="48761.0950578016">
                <text:p>48761.0950578016</text:p>
              </table:table-cell>
              <table:table-cell office:value-type="float" office:value="0.991870863919778">
                <text:p>0.991870863919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35.2563418862">
                <text:p>48835.2563418862</text:p>
              </table:table-cell>
              <table:table-cell office:value-type="float" office:value="0.999999507768715">
                <text:p>0.999999507768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35.2563418862">
                <text:p>48835.2563418862</text:p>
              </table:table-cell>
              <table:table-cell office:value-type="float" office:value="0.00795420745927911">
                <text:p>0.00795420745927911</text:p>
              </table:table-cell>
              <table:table-cell office:value-type="float" office:value="48835.2563418862">
                <text:p>48835.2563418862</text:p>
              </table:table-cell>
              <table:table-cell office:value-type="float" office:value="0.992045779154425">
                <text:p>0.992045779154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09.4259639234">
                <text:p>48909.4259639234</text:p>
              </table:table-cell>
              <table:table-cell office:value-type="float" office:value="0.999999511280953">
                <text:p>0.999999511280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09.4259639234">
                <text:p>48909.4259639234</text:p>
              </table:table-cell>
              <table:table-cell office:value-type="float" office:value="0.00778349202487699">
                <text:p>0.00778349202487699</text:p>
              </table:table-cell>
              <table:table-cell office:value-type="float" office:value="48909.4259639234">
                <text:p>48909.4259639234</text:p>
              </table:table-cell>
              <table:table-cell office:value-type="float" office:value="0.992216495020984">
                <text:p>0.992216495020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83.6037176104">
                <text:p>48983.6037176104</text:p>
              </table:table-cell>
              <table:table-cell office:value-type="float" office:value="0.999999514759824">
                <text:p>0.999999514759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83.6037176104">
                <text:p>48983.6037176104</text:p>
              </table:table-cell>
              <table:table-cell office:value-type="float" office:value="0.00761686631005485">
                <text:p>0.00761686631005485</text:p>
              </table:table-cell>
              <table:table-cell office:value-type="float" office:value="48983.6037176104">
                <text:p>48983.6037176104</text:p>
              </table:table-cell>
              <table:table-cell office:value-type="float" office:value="0.992383121152952">
                <text:p>0.992383121152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57.7894020693">
                <text:p>49057.7894020693</text:p>
              </table:table-cell>
              <table:table-cell office:value-type="float" office:value="0.999999518205704">
                <text:p>0.999999518205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57.7894020693">
                <text:p>49057.7894020693</text:p>
              </table:table-cell>
              <table:table-cell office:value-type="float" office:value="0.00745422371811808">
                <text:p>0.00745422371811808</text:p>
              </table:table-cell>
              <table:table-cell office:value-type="float" office:value="49057.7894020693">
                <text:p>49057.7894020693</text:p>
              </table:table-cell>
              <table:table-cell office:value-type="float" office:value="0.992545764147578">
                <text:p>0.992545764147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31.9828236231">
                <text:p>49131.9828236231</text:p>
              </table:table-cell>
              <table:table-cell office:value-type="float" office:value="0.999999521618912">
                <text:p>0.99999952161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31.9828236231">
                <text:p>49131.9828236231</text:p>
              </table:table-cell>
              <table:table-cell office:value-type="float" office:value="0.00729546144353718">
                <text:p>0.00729546144353718</text:p>
              </table:table-cell>
              <table:table-cell office:value-type="float" office:value="49131.9828236231">
                <text:p>49131.9828236231</text:p>
              </table:table-cell>
              <table:table-cell office:value-type="float" office:value="0.992704526810921">
                <text:p>0.992704526810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06.1837879232">
                <text:p>49206.1837879232</text:p>
              </table:table-cell>
              <table:table-cell office:value-type="float" office:value="0.999999524999927">
                <text:p>0.999999524999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06.1837879232">
                <text:p>49206.1837879232</text:p>
              </table:table-cell>
              <table:table-cell office:value-type="float" office:value="0.007140477002302">
                <text:p>0.007140477002302</text:p>
              </table:table-cell>
              <table:table-cell office:value-type="float" office:value="49206.1837879232">
                <text:p>49206.1837879232</text:p>
              </table:table-cell>
              <table:table-cell office:value-type="float" office:value="0.99285951162751">
                <text:p>0.99285951162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80.3921133091">
                <text:p>49280.3921133091</text:p>
              </table:table-cell>
              <table:table-cell office:value-type="float" office:value="0.999999528349003">
                <text:p>0.999999528349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80.3921133091">
                <text:p>49280.3921133091</text:p>
              </table:table-cell>
              <table:table-cell office:value-type="float" office:value="0.00698917406114604">
                <text:p>0.00698917406114604</text:p>
              </table:table-cell>
              <table:table-cell office:value-type="float" office:value="49280.3921133091">
                <text:p>49280.3921133091</text:p>
              </table:table-cell>
              <table:table-cell office:value-type="float" office:value="0.993010814931099">
                <text:p>0.993010814931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54.6076190589">
                <text:p>49354.6076190589</text:p>
              </table:table-cell>
              <table:table-cell office:value-type="float" office:value="0.999999531666501">
                <text:p>0.999999531666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54.6076190589">
                <text:p>49354.6076190589</text:p>
              </table:table-cell>
              <table:table-cell office:value-type="float" office:value="0.00684145727098693">
                <text:p>0.00684145727098693</text:p>
              </table:table-cell>
              <table:table-cell office:value-type="float" office:value="49354.6076190589">
                <text:p>49354.6076190589</text:p>
              </table:table-cell>
              <table:table-cell office:value-type="float" office:value="0.993158532071243">
                <text:p>0.993158532071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28.8301256656">
                <text:p>49428.8301256656</text:p>
              </table:table-cell>
              <table:table-cell office:value-type="float" office:value="0.999999534952883">
                <text:p>0.999999534952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28.8301256656">
                <text:p>49428.8301256656</text:p>
              </table:table-cell>
              <table:table-cell office:value-type="float" office:value="0.00669723237995658">
                <text:p>0.00669723237995658</text:p>
              </table:table-cell>
              <table:table-cell office:value-type="float" office:value="49428.8301256656">
                <text:p>49428.8301256656</text:p>
              </table:table-cell>
              <table:table-cell office:value-type="float" office:value="0.993302757300272">
                <text:p>0.993302757300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03.0594654263">
                <text:p>49503.0594654263</text:p>
              </table:table-cell>
              <table:table-cell office:value-type="float" office:value="0.999999538208394">
                <text:p>0.999999538208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03.0594654263">
                <text:p>49503.0594654263</text:p>
              </table:table-cell>
              <table:table-cell office:value-type="float" office:value="0.00655641082672271">
                <text:p>0.00655641082672271</text:p>
              </table:table-cell>
              <table:table-cell office:value-type="float" office:value="49503.0594654263">
                <text:p>49503.0594654263</text:p>
              </table:table-cell>
              <table:table-cell office:value-type="float" office:value="0.99344357917995">
                <text:p>0.99344357917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77.2954697563">
                <text:p>49577.2954697563</text:p>
              </table:table-cell>
              <table:table-cell office:value-type="float" office:value="0.999999541433434">
                <text:p>0.99999954143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77.2954697563">
                <text:p>49577.2954697563</text:p>
              </table:table-cell>
              <table:table-cell office:value-type="float" office:value="0.00641890419430461">
                <text:p>0.00641890419430461</text:p>
              </table:table-cell>
              <table:table-cell office:value-type="float" office:value="49577.2954697563">
                <text:p>49577.2954697563</text:p>
              </table:table-cell>
              <table:table-cell office:value-type="float" office:value="0.993581086127682">
                <text:p>0.993581086127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51.537976228">
                <text:p>49651.537976228</text:p>
              </table:table-cell>
              <table:table-cell office:value-type="float" office:value="0.999999544628346">
                <text:p>0.999999544628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51.537976228">
                <text:p>49651.537976228</text:p>
              </table:table-cell>
              <table:table-cell office:value-type="float" office:value="0.00628462725834351">
                <text:p>0.00628462725834351</text:p>
              </table:table-cell>
              <table:table-cell office:value-type="float" office:value="49651.537976228">
                <text:p>49651.537976228</text:p>
              </table:table-cell>
              <table:table-cell office:value-type="float" office:value="0.993715363368231">
                <text:p>0.993715363368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25.7868266523">
                <text:p>49725.7868266523</text:p>
              </table:table-cell>
              <table:table-cell office:value-type="float" office:value="0.999999547793466">
                <text:p>0.999999547793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25.7868266523">
                <text:p>49725.7868266523</text:p>
              </table:table-cell>
              <table:table-cell office:value-type="float" office:value="0.00615349713389145">
                <text:p>0.00615349713389145</text:p>
              </table:table-cell>
              <table:table-cell office:value-type="float" office:value="49725.7868266523">
                <text:p>49725.7868266523</text:p>
              </table:table-cell>
              <table:table-cell office:value-type="float" office:value="0.993846493786933">
                <text:p>0.993846493786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00.0418685444">
                <text:p>49800.0418685444</text:p>
              </table:table-cell>
              <table:table-cell office:value-type="float" office:value="0.999999550929079">
                <text:p>0.99999955092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00.0418685444">
                <text:p>49800.0418685444</text:p>
              </table:table-cell>
              <table:table-cell office:value-type="float" office:value="0.00602543389113245">
                <text:p>0.00602543389113245</text:p>
              </table:table-cell>
              <table:table-cell office:value-type="float" office:value="49800.0418685444">
                <text:p>49800.0418685444</text:p>
              </table:table-cell>
              <table:table-cell office:value-type="float" office:value="0.993974557313978">
                <text:p>0.993974557313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74.3029502038">
                <text:p>49874.3029502038</text:p>
              </table:table-cell>
              <table:table-cell office:value-type="float" office:value="0.999999554035565">
                <text:p>0.999999554035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74.3029502038">
                <text:p>49874.3029502038</text:p>
              </table:table-cell>
              <table:table-cell office:value-type="float" office:value="0.005900358411765">
                <text:p>0.005900358411765</text:p>
              </table:table-cell>
              <table:table-cell office:value-type="float" office:value="49874.3029502038">
                <text:p>49874.3029502038</text:p>
              </table:table-cell>
              <table:table-cell office:value-type="float" office:value="0.994099633068028">
                <text:p>0.994099633068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48.569926997">
                <text:p>49948.569926997</text:p>
              </table:table-cell>
              <table:table-cell office:value-type="float" office:value="0.999999557113201">
                <text:p>0.99999955711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48.569926997">
                <text:p>49948.569926997</text:p>
              </table:table-cell>
              <table:table-cell office:value-type="float" office:value="0.00577819508875182">
                <text:p>0.00577819508875182</text:p>
              </table:table-cell>
              <table:table-cell office:value-type="float" office:value="49948.569926997">
                <text:p>49948.569926997</text:p>
              </table:table-cell>
              <table:table-cell office:value-type="float" office:value="0.994221796656466">
                <text:p>0.994221796656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22.842654996">
                <text:p>50022.842654996</text:p>
              </table:table-cell>
              <table:table-cell office:value-type="float" office:value="0.99999956016236">
                <text:p>0.99999956016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22.842654996">
                <text:p>50022.842654996</text:p>
              </table:table-cell>
              <table:table-cell office:value-type="float" office:value="0.00565886906506075">
                <text:p>0.00565886906506075</text:p>
              </table:table-cell>
              <table:table-cell office:value-type="float" office:value="50022.842654996">
                <text:p>50022.842654996</text:p>
              </table:table-cell>
              <table:table-cell office:value-type="float" office:value="0.994341122936658">
                <text:p>0.994341122936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97.1209955477">
                <text:p>50097.1209955477</text:p>
              </table:table-cell>
              <table:table-cell office:value-type="float" office:value="0.999999563183358">
                <text:p>0.999999563183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97.1209955477">
                <text:p>50097.1209955477</text:p>
              </table:table-cell>
              <table:table-cell office:value-type="float" office:value="0.00554230819002651">
                <text:p>0.00554230819002651</text:p>
              </table:table-cell>
              <table:table-cell office:value-type="float" office:value="50097.1209955477">
                <text:p>50097.1209955477</text:p>
              </table:table-cell>
              <table:table-cell office:value-type="float" office:value="0.99445768405959">
                <text:p>0.994457684059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71.4048135927">
                <text:p>50171.4048135927</text:p>
              </table:table-cell>
              <table:table-cell office:value-type="float" office:value="0.999999566176511">
                <text:p>0.999999566176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71.4048135927">
                <text:p>50171.4048135927</text:p>
              </table:table-cell>
              <table:table-cell office:value-type="float" office:value="0.00542844227904106">
                <text:p>0.00542844227904106</text:p>
              </table:table-cell>
              <table:table-cell office:value-type="float" office:value="50171.4048135927">
                <text:p>50171.4048135927</text:p>
              </table:table-cell>
              <table:table-cell office:value-type="float" office:value="0.994571550210178">
                <text:p>0.994571550210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45.6939789587">
                <text:p>50245.6939789587</text:p>
              </table:table-cell>
              <table:table-cell office:value-type="float" office:value="0.999999569142079">
                <text:p>0.99999956914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45.6939789587">
                <text:p>50245.6939789587</text:p>
              </table:table-cell>
              <table:table-cell office:value-type="float" office:value="0.00531720365252006">
                <text:p>0.00531720365252006</text:p>
              </table:table-cell>
              <table:table-cell office:value-type="float" office:value="50245.6939789587">
                <text:p>50245.6939789587</text:p>
              </table:table-cell>
              <table:table-cell office:value-type="float" office:value="0.994682789068302">
                <text:p>0.9946827890683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19.9883633977">
                <text:p>50319.9883633977</text:p>
              </table:table-cell>
              <table:table-cell office:value-type="float" office:value="0.999999572080369">
                <text:p>0.999999572080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19.9883633977">
                <text:p>50319.9883633977</text:p>
              </table:table-cell>
              <table:table-cell office:value-type="float" office:value="0.0052085258513018">
                <text:p>0.0052085258513018</text:p>
              </table:table-cell>
              <table:table-cell office:value-type="float" office:value="50319.9883633977">
                <text:p>50319.9883633977</text:p>
              </table:table-cell>
              <table:table-cell office:value-type="float" office:value="0.994791467093408">
                <text:p>0.994791467093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94.2878393105">
                <text:p>50394.2878393105</text:p>
              </table:table-cell>
              <table:table-cell office:value-type="float" office:value="0.999999574991782">
                <text:p>0.99999957499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94.2878393105">
                <text:p>50394.2878393105</text:p>
              </table:table-cell>
              <table:table-cell office:value-type="float" office:value="0.00510234308343989">
                <text:p>0.00510234308343989</text:p>
              </table:table-cell>
              <table:table-cell office:value-type="float" office:value="50394.2878393105">
                <text:p>50394.2878393105</text:p>
              </table:table-cell>
              <table:table-cell office:value-type="float" office:value="0.994897650077722">
                <text:p>0.9948976500777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68.5922877628">
                <text:p>50468.5922877628</text:p>
              </table:table-cell>
              <table:table-cell office:value-type="float" office:value="0.99999957787652">
                <text:p>0.99999957787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68.5922877628">
                <text:p>50468.5922877628</text:p>
              </table:table-cell>
              <table:table-cell office:value-type="float" office:value="0.00499859363569827">
                <text:p>0.00499859363569827</text:p>
              </table:table-cell>
              <table:table-cell office:value-type="float" office:value="50468.5922877628">
                <text:p>50468.5922877628</text:p>
              </table:table-cell>
              <table:table-cell office:value-type="float" office:value="0.995001399734738">
                <text:p>0.995001399734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42.901590177">
                <text:p>50542.901590177</text:p>
              </table:table-cell>
              <table:table-cell office:value-type="float" office:value="0.999999580734879">
                <text:p>0.999999580734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42.901590177">
                <text:p>50542.901590177</text:p>
              </table:table-cell>
              <table:table-cell office:value-type="float" office:value="0.00489721630802318">
                <text:p>0.00489721630802318</text:p>
              </table:table-cell>
              <table:table-cell office:value-type="float" office:value="50542.901590177">
                <text:p>50542.901590177</text:p>
              </table:table-cell>
              <table:table-cell office:value-type="float" office:value="0.995102777264767">
                <text:p>0.995102777264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617.2156297763">
                <text:p>50617.2156297763</text:p>
              </table:table-cell>
              <table:table-cell office:value-type="float" office:value="0.999999583567198">
                <text:p>0.999999583567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617.2156297763">
                <text:p>50617.2156297763</text:p>
              </table:table-cell>
              <table:table-cell office:value-type="float" office:value="0.00479815102362029">
                <text:p>0.00479815102362029</text:p>
              </table:table-cell>
              <table:table-cell office:value-type="float" office:value="50617.2156297763">
                <text:p>50617.2156297763</text:p>
              </table:table-cell>
              <table:table-cell office:value-type="float" office:value="0.995201842744848">
                <text:p>0.995201842744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691.5342940814">
                <text:p>50691.5342940814</text:p>
              </table:table-cell>
              <table:table-cell office:value-type="float" office:value="0.999999586373764">
                <text:p>0.999999586373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691.5342940814">
                <text:p>50691.5342940814</text:p>
              </table:table-cell>
              <table:table-cell office:value-type="float" office:value="0.00470133988029325">
                <text:p>0.00470133988029325</text:p>
              </table:table-cell>
              <table:table-cell office:value-type="float" office:value="50691.5342940814">
                <text:p>50691.5342940814</text:p>
              </table:table-cell>
              <table:table-cell office:value-type="float" office:value="0.995298654077413">
                <text:p>0.995298654077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65.8574746981">
                <text:p>50765.8574746981</text:p>
              </table:table-cell>
              <table:table-cell office:value-type="float" office:value="0.999999589154817">
                <text:p>0.999999589154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65.8574746981">
                <text:p>50765.8574746981</text:p>
              </table:table-cell>
              <table:table-cell office:value-type="float" office:value="0.00460672704437549">
                <text:p>0.00460672704437549</text:p>
              </table:table-cell>
              <table:table-cell office:value-type="float" office:value="50765.8574746981">
                <text:p>50765.8574746981</text:p>
              </table:table-cell>
              <table:table-cell office:value-type="float" office:value="0.995393267096355">
                <text:p>0.9953932670963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40.1850635902">
                <text:p>50840.1850635902</text:p>
              </table:table-cell>
              <table:table-cell office:value-type="float" office:value="0.999999591910684">
                <text:p>0.99999959191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40.1850635902">
                <text:p>50840.1850635902</text:p>
              </table:table-cell>
              <table:table-cell office:value-type="float" office:value="0.00451425715923235">
                <text:p>0.00451425715923235</text:p>
              </table:table-cell>
              <table:table-cell office:value-type="float" office:value="50840.1850635902">
                <text:p>50840.1850635902</text:p>
              </table:table-cell>
              <table:table-cell office:value-type="float" office:value="0.995485737158527">
                <text:p>0.995485737158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14.5169578545">
                <text:p>50914.5169578545</text:p>
              </table:table-cell>
              <table:table-cell office:value-type="float" office:value="0.999999594641596">
                <text:p>0.99999959464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14.5169578545">
                <text:p>50914.5169578545</text:p>
              </table:table-cell>
              <table:table-cell office:value-type="float" office:value="0.00442387735879216">
                <text:p>0.00442387735879216</text:p>
              </table:table-cell>
              <table:table-cell office:value-type="float" office:value="50914.5169578545">
                <text:p>50914.5169578545</text:p>
              </table:table-cell>
              <table:table-cell office:value-type="float" office:value="0.99557611713021">
                <text:p>0.99557611713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88.8530548967">
                <text:p>50988.8530548967</text:p>
              </table:table-cell>
              <table:table-cell office:value-type="float" office:value="0.999999597347873">
                <text:p>0.999999597347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88.8530548967">
                <text:p>50988.8530548967</text:p>
              </table:table-cell>
              <table:table-cell office:value-type="float" office:value="0.00433553521461234">
                <text:p>0.00433553521461234</text:p>
              </table:table-cell>
              <table:table-cell office:value-type="float" office:value="50988.8530548967">
                <text:p>50988.8530548967</text:p>
              </table:table-cell>
              <table:table-cell office:value-type="float" office:value="0.99566445944005">
                <text:p>0.99566445944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63.1932570114">
                <text:p>51063.1932570114</text:p>
              </table:table-cell>
              <table:table-cell office:value-type="float" office:value="0.999999600029742">
                <text:p>0.999999600029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63.1932570114">
                <text:p>51063.1932570114</text:p>
              </table:table-cell>
              <table:table-cell office:value-type="float" office:value="0.00424918066211601">
                <text:p>0.00424918066211601</text:p>
              </table:table-cell>
              <table:table-cell office:value-type="float" office:value="51063.1932570114">
                <text:p>51063.1932570114</text:p>
              </table:table-cell>
              <table:table-cell office:value-type="float" office:value="0.995750814152819">
                <text:p>0.995750814152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37.5374667566">
                <text:p>51137.5374667566</text:p>
              </table:table-cell>
              <table:table-cell office:value-type="float" office:value="0.999999602687513">
                <text:p>0.999999602687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37.5374667566">
                <text:p>51137.5374667566</text:p>
              </table:table-cell>
              <table:table-cell office:value-type="float" office:value="0.00416476403764645">
                <text:p>0.00416476403764645</text:p>
              </table:table-cell>
              <table:table-cell office:value-type="float" office:value="51137.5374667566">
                <text:p>51137.5374667566</text:p>
              </table:table-cell>
              <table:table-cell office:value-type="float" office:value="0.99583523093236">
                <text:p>0.995835230932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11.8855913481">
                <text:p>51211.8855913481</text:p>
              </table:table-cell>
              <table:table-cell office:value-type="float" office:value="0.999999605321409">
                <text:p>0.99999960532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11.8855913481">
                <text:p>51211.8855913481</text:p>
              </table:table-cell>
              <table:table-cell office:value-type="float" office:value="0.00408223792158028">
                <text:p>0.00408223792158028</text:p>
              </table:table-cell>
              <table:table-cell office:value-type="float" office:value="51211.8855913481">
                <text:p>51211.8855913481</text:p>
              </table:table-cell>
              <table:table-cell office:value-type="float" office:value="0.995917757198478">
                <text:p>0.995917757198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86.2375382222">
                <text:p>51286.2375382222</text:p>
              </table:table-cell>
              <table:table-cell office:value-type="float" office:value="0.999999607931733">
                <text:p>0.99999960793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86.2375382222">
                <text:p>51286.2375382222</text:p>
              </table:table-cell>
              <table:table-cell office:value-type="float" office:value="0.00400155526103465">
                <text:p>0.00400155526103465</text:p>
              </table:table-cell>
              <table:table-cell office:value-type="float" office:value="51286.2375382222">
                <text:p>51286.2375382222</text:p>
              </table:table-cell>
              <table:table-cell office:value-type="float" office:value="0.99599844000423">
                <text:p>0.99599844000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60.5932192542">
                <text:p>51360.5932192542</text:p>
              </table:table-cell>
              <table:table-cell office:value-type="float" office:value="0.999999610518699">
                <text:p>0.9999996105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60.5932192542">
                <text:p>51360.5932192542</text:p>
              </table:table-cell>
              <table:table-cell office:value-type="float" office:value="0.00392267113381186">
                <text:p>0.00392267113381186</text:p>
              </table:table-cell>
              <table:table-cell office:value-type="float" office:value="51360.5932192542">
                <text:p>51360.5932192542</text:p>
              </table:table-cell>
              <table:table-cell office:value-type="float" office:value="0.996077324271981">
                <text:p>0.996077324271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34.9525465001">
                <text:p>51434.9525465001</text:p>
              </table:table-cell>
              <table:table-cell office:value-type="float" office:value="0.999999613082606">
                <text:p>0.999999613082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34.9525465001">
                <text:p>51434.9525465001</text:p>
              </table:table-cell>
              <table:table-cell office:value-type="float" office:value="0.00384554095264813">
                <text:p>0.00384554095264813</text:p>
              </table:table-cell>
              <table:table-cell office:value-type="float" office:value="51434.9525465001">
                <text:p>51434.9525465001</text:p>
              </table:table-cell>
              <table:table-cell office:value-type="float" office:value="0.996154454589157">
                <text:p>0.996154454589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09.3154362467">
                <text:p>51509.3154362467</text:p>
              </table:table-cell>
              <table:table-cell office:value-type="float" office:value="0.999999615623662">
                <text:p>0.999999615623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09.3154362467">
                <text:p>51509.3154362467</text:p>
              </table:table-cell>
              <table:table-cell office:value-type="float" office:value="0.00377012215374061">
                <text:p>0.00377012215374061</text:p>
              </table:table-cell>
              <table:table-cell office:value-type="float" office:value="51509.3154362467">
                <text:p>51509.3154362467</text:p>
              </table:table-cell>
              <table:table-cell office:value-type="float" office:value="0.996229873519714">
                <text:p>0.996229873519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83.6818058821">
                <text:p>51583.6818058821</text:p>
              </table:table-cell>
              <table:table-cell office:value-type="float" office:value="0.999999618142116">
                <text:p>0.99999961814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83.6818058821">
                <text:p>51583.6818058821</text:p>
              </table:table-cell>
              <table:table-cell office:value-type="float" office:value="0.00369637287741166">
                <text:p>0.00369637287741166</text:p>
              </table:table-cell>
              <table:table-cell office:value-type="float" office:value="51583.6818058821">
                <text:p>51583.6818058821</text:p>
              </table:table-cell>
              <table:table-cell office:value-type="float" office:value="0.996303622923482">
                <text:p>0.996303622923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58.0515739386">
                <text:p>51658.0515739386</text:p>
              </table:table-cell>
              <table:table-cell office:value-type="float" office:value="0.999999620638255">
                <text:p>0.999999620638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58.0515739386">
                <text:p>51658.0515739386</text:p>
              </table:table-cell>
              <table:table-cell office:value-type="float" office:value="0.00362425198110702">
                <text:p>0.00362425198110702</text:p>
              </table:table-cell>
              <table:table-cell office:value-type="float" office:value="51658.0515739386">
                <text:p>51658.0515739386</text:p>
              </table:table-cell>
              <table:table-cell office:value-type="float" office:value="0.996375743943159">
                <text:p>0.996375743943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32.4246619681">
                <text:p>51732.4246619681</text:p>
              </table:table-cell>
              <table:table-cell office:value-type="float" office:value="0.99999962311232">
                <text:p>0.9999996231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32.4246619681">
                <text:p>51732.4246619681</text:p>
              </table:table-cell>
              <table:table-cell office:value-type="float" office:value="0.00355371981380448">
                <text:p>0.00355371981380448</text:p>
              </table:table-cell>
              <table:table-cell office:value-type="float" office:value="51732.4246619681">
                <text:p>51732.4246619681</text:p>
              </table:table-cell>
              <table:table-cell office:value-type="float" office:value="0.996446276229907">
                <text:p>0.9964462762299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06.8009943914">
                <text:p>51806.8009943914</text:p>
              </table:table-cell>
              <table:table-cell office:value-type="float" office:value="0.999999625564511">
                <text:p>0.999999625564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06.8009943914">
                <text:p>51806.8009943914</text:p>
              </table:table-cell>
              <table:table-cell office:value-type="float" office:value="0.00348473814296156">
                <text:p>0.00348473814296156</text:p>
              </table:table-cell>
              <table:table-cell office:value-type="float" office:value="51806.8009943914">
                <text:p>51806.8009943914</text:p>
              </table:table-cell>
              <table:table-cell office:value-type="float" office:value="0.996515258016401">
                <text:p>0.996515258016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81.1804965923">
                <text:p>51881.1804965923</text:p>
              </table:table-cell>
              <table:table-cell office:value-type="float" office:value="0.999999627995064">
                <text:p>0.99999962799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81.1804965923">
                <text:p>51881.1804965923</text:p>
              </table:table-cell>
              <table:table-cell office:value-type="float" office:value="0.00341726935401436">
                <text:p>0.00341726935401436</text:p>
              </table:table-cell>
              <table:table-cell office:value-type="float" office:value="51881.1804965923">
                <text:p>51881.1804965923</text:p>
              </table:table-cell>
              <table:table-cell office:value-type="float" office:value="0.996582726917335">
                <text:p>0.996582726917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55.5630958219">
                <text:p>51955.5630958219</text:p>
              </table:table-cell>
              <table:table-cell office:value-type="float" office:value="0.999999630404213">
                <text:p>0.999999630404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55.5630958219">
                <text:p>51955.5630958219</text:p>
              </table:table-cell>
              <table:table-cell office:value-type="float" office:value="0.0033512768206921">
                <text:p>0.0033512768206921</text:p>
              </table:table-cell>
              <table:table-cell office:value-type="float" office:value="51955.5630958219">
                <text:p>51955.5630958219</text:p>
              </table:table-cell>
              <table:table-cell office:value-type="float" office:value="0.996648719559104">
                <text:p>0.996648719559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29.948720302">
                <text:p>52029.948720302</text:p>
              </table:table-cell>
              <table:table-cell office:value-type="float" office:value="0.999999632792228">
                <text:p>0.999999632792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29.948720302">
                <text:p>52029.948720302</text:p>
              </table:table-cell>
              <table:table-cell office:value-type="float" office:value="0.00328672452711842">
                <text:p>0.00328672452711842</text:p>
              </table:table-cell>
              <table:table-cell office:value-type="float" office:value="52029.948720302">
                <text:p>52029.948720302</text:p>
              </table:table-cell>
              <table:table-cell office:value-type="float" office:value="0.996713271957705">
                <text:p>0.996713271957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04.3373009214">
                <text:p>52104.3373009214</text:p>
              </table:table-cell>
              <table:table-cell office:value-type="float" office:value="0.999999635159336">
                <text:p>0.999999635159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04.3373009214">
                <text:p>52104.3373009214</text:p>
              </table:table-cell>
              <table:table-cell office:value-type="float" office:value="0.00322357776381422">
                <text:p>0.00322357776381422</text:p>
              </table:table-cell>
              <table:table-cell office:value-type="float" office:value="52104.3373009214">
                <text:p>52104.3373009214</text:p>
              </table:table-cell>
              <table:table-cell office:value-type="float" office:value="0.996776418822733">
                <text:p>0.9967764188227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78.7287719178">
                <text:p>52178.7287719178</text:p>
              </table:table-cell>
              <table:table-cell office:value-type="float" office:value="0.999999637505684">
                <text:p>0.999999637505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78.7287719178">
                <text:p>52178.7287719178</text:p>
              </table:table-cell>
              <table:table-cell office:value-type="float" office:value="0.00316180339922917">
                <text:p>0.00316180339922917</text:p>
              </table:table-cell>
              <table:table-cell office:value-type="float" office:value="52178.7287719178">
                <text:p>52178.7287719178</text:p>
              </table:table-cell>
              <table:table-cell office:value-type="float" office:value="0.996838193285848">
                <text:p>0.996838193285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53.1230658817">
                <text:p>52253.1230658817</text:p>
              </table:table-cell>
              <table:table-cell office:value-type="float" office:value="0.999999639831574">
                <text:p>0.99999963983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53.1230658817">
                <text:p>52253.1230658817</text:p>
              </table:table-cell>
              <table:table-cell office:value-type="float" office:value="0.00310136781264214">
                <text:p>0.00310136781264214</text:p>
              </table:table-cell>
              <table:table-cell office:value-type="float" office:value="52253.1230658817">
                <text:p>52253.1230658817</text:p>
              </table:table-cell>
              <table:table-cell office:value-type="float" office:value="0.99689862896788">
                <text:p>0.99689862896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327.5201187287">
                <text:p>52327.5201187287</text:p>
              </table:table-cell>
              <table:table-cell office:value-type="float" office:value="0.999999642137222">
                <text:p>0.99999964213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327.5201187287">
                <text:p>52327.5201187287</text:p>
              </table:table-cell>
              <table:table-cell office:value-type="float" office:value="0.00304223894084913">
                <text:p>0.00304223894084913</text:p>
              </table:table-cell>
              <table:table-cell office:value-type="float" office:value="52327.5201187287">
                <text:p>52327.5201187287</text:p>
              </table:table-cell>
              <table:table-cell office:value-type="float" office:value="0.996957757932139">
                <text:p>0.996957757932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01.9198694953">
                <text:p>52401.9198694953</text:p>
              </table:table-cell>
              <table:table-cell office:value-type="float" office:value="0.999999644422771">
                <text:p>0.999999644422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01.9198694953">
                <text:p>52401.9198694953</text:p>
              </table:table-cell>
              <table:table-cell office:value-type="float" office:value="0.00298438618349286">
                <text:p>0.00298438618349286</text:p>
              </table:table-cell>
              <table:table-cell office:value-type="float" office:value="52401.9198694953">
                <text:p>52401.9198694953</text:p>
              </table:table-cell>
              <table:table-cell office:value-type="float" office:value="0.997015610779077">
                <text:p>0.997015610779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76.3222556339">
                <text:p>52476.3222556339</text:p>
              </table:table-cell>
              <table:table-cell office:value-type="float" office:value="0.999999646688511">
                <text:p>0.99999964668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76.3222556339">
                <text:p>52476.3222556339</text:p>
              </table:table-cell>
              <table:table-cell office:value-type="float" office:value="0.00292777846458983">
                <text:p>0.00292777846458983</text:p>
              </table:table-cell>
              <table:table-cell office:value-type="float" office:value="52476.3222556339">
                <text:p>52476.3222556339</text:p>
              </table:table-cell>
              <table:table-cell office:value-type="float" office:value="0.997072218584778">
                <text:p>0.997072218584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50.7272184346">
                <text:p>52550.7272184346</text:p>
              </table:table-cell>
              <table:table-cell office:value-type="float" office:value="0.999999648934615">
                <text:p>0.99999964893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50.7272184346">
                <text:p>52550.7272184346</text:p>
              </table:table-cell>
              <table:table-cell office:value-type="float" office:value="0.00287238645457912">
                <text:p>0.00287238645457912</text:p>
              </table:table-cell>
              <table:table-cell office:value-type="float" office:value="52550.7272184346">
                <text:p>52550.7272184346</text:p>
              </table:table-cell>
              <table:table-cell office:value-type="float" office:value="0.997127610678895">
                <text:p>0.997127610678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25.1346991478">
                <text:p>52625.1346991478</text:p>
              </table:table-cell>
              <table:table-cell office:value-type="float" office:value="0.99999965116133">
                <text:p>0.99999965116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25.1346991478">
                <text:p>52625.1346991478</text:p>
              </table:table-cell>
              <table:table-cell office:value-type="float" office:value="0.00281818097359014">
                <text:p>0.00281818097359014</text:p>
              </table:table-cell>
              <table:table-cell office:value-type="float" office:value="52625.1346991478">
                <text:p>52625.1346991478</text:p>
              </table:table-cell>
              <table:table-cell office:value-type="float" office:value="0.997181816241388">
                <text:p>0.997181816241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99.5446419256">
                <text:p>52699.5446419256</text:p>
              </table:table-cell>
              <table:table-cell office:value-type="float" office:value="0.999999653368824">
                <text:p>0.999999653368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99.5446419256">
                <text:p>52699.5446419256</text:p>
              </table:table-cell>
              <table:table-cell office:value-type="float" office:value="0.00276513419061569">
                <text:p>0.00276513419061569</text:p>
              </table:table-cell>
              <table:table-cell office:value-type="float" office:value="52699.5446419256">
                <text:p>52699.5446419256</text:p>
              </table:table-cell>
              <table:table-cell office:value-type="float" office:value="0.99723486310335">
                <text:p>0.99723486310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73.9569915576">
                <text:p>52773.9569915576</text:p>
              </table:table-cell>
              <table:table-cell office:value-type="float" office:value="0.999999655557302">
                <text:p>0.999999655557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73.9569915576">
                <text:p>52773.9569915576</text:p>
              </table:table-cell>
              <table:table-cell office:value-type="float" office:value="0.00271321869144794">
                <text:p>0.00271321869144794</text:p>
              </table:table-cell>
              <table:table-cell office:value-type="float" office:value="52773.9569915576">
                <text:p>52773.9569915576</text:p>
              </table:table-cell>
              <table:table-cell office:value-type="float" office:value="0.997286778679074">
                <text:p>0.997286778679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48.3716941867">
                <text:p>52848.3716941867</text:p>
              </table:table-cell>
              <table:table-cell office:value-type="float" office:value="0.999999657726966">
                <text:p>0.999999657726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48.3716941867">
                <text:p>52848.3716941867</text:p>
              </table:table-cell>
              <table:table-cell office:value-type="float" office:value="0.00266240776693673">
                <text:p>0.00266240776693673</text:p>
              </table:table-cell>
              <table:table-cell office:value-type="float" office:value="52848.3716941867">
                <text:p>52848.3716941867</text:p>
              </table:table-cell>
              <table:table-cell office:value-type="float" office:value="0.997337589677788">
                <text:p>0.997337589677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22.7886966045">
                <text:p>52922.7886966045</text:p>
              </table:table-cell>
              <table:table-cell office:value-type="float" office:value="0.999999659878051">
                <text:p>0.999999659878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22.7886966045">
                <text:p>52922.7886966045</text:p>
              </table:table-cell>
              <table:table-cell office:value-type="float" office:value="0.00261267512186664">
                <text:p>0.00261267512186664</text:p>
              </table:table-cell>
              <table:table-cell office:value-type="float" office:value="52922.7886966045">
                <text:p>52922.7886966045</text:p>
              </table:table-cell>
              <table:table-cell office:value-type="float" office:value="0.997387322394788">
                <text:p>0.997387322394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97.2079482487">
                <text:p>52997.2079482487</text:p>
              </table:table-cell>
              <table:table-cell office:value-type="float" office:value="0.999999662010716">
                <text:p>0.999999662010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97.2079482487">
                <text:p>52997.2079482487</text:p>
              </table:table-cell>
              <table:table-cell office:value-type="float" office:value="0.00256399568251379">
                <text:p>0.00256399568251379</text:p>
              </table:table-cell>
              <table:table-cell office:value-type="float" office:value="52997.2079482487">
                <text:p>52997.2079482487</text:p>
              </table:table-cell>
              <table:table-cell office:value-type="float" office:value="0.997436001903871">
                <text:p>0.9974360019038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71.6293991114">
                <text:p>53071.6293991114</text:p>
              </table:table-cell>
              <table:table-cell office:value-type="float" office:value="0.999999664125157">
                <text:p>0.999999664125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71.6293991114">
                <text:p>53071.6293991114</text:p>
              </table:table-cell>
              <table:table-cell office:value-type="float" office:value="0.00251634474037618">
                <text:p>0.00251634474037618</text:p>
              </table:table-cell>
              <table:table-cell office:value-type="float" office:value="53071.6293991114">
                <text:p>53071.6293991114</text:p>
              </table:table-cell>
              <table:table-cell office:value-type="float" office:value="0.997483652913612">
                <text:p>0.997483652913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46.053000401">
                <text:p>53146.053000401</text:p>
              </table:table-cell>
              <table:table-cell office:value-type="float" office:value="0.999999666221565">
                <text:p>0.99999966622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46.053000401">
                <text:p>53146.053000401</text:p>
              </table:table-cell>
              <table:table-cell office:value-type="float" office:value="0.00246969821774414">
                <text:p>0.00246969821774414</text:p>
              </table:table-cell>
              <table:table-cell office:value-type="float" office:value="53146.053000401">
                <text:p>53146.053000401</text:p>
              </table:table-cell>
              <table:table-cell office:value-type="float" office:value="0.99753029950179">
                <text:p>0.99753029950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220.478703892">
                <text:p>53220.478703892</text:p>
              </table:table-cell>
              <table:table-cell office:value-type="float" office:value="0.999999668300165">
                <text:p>0.999999668300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220.478703892">
                <text:p>53220.478703892</text:p>
              </table:table-cell>
              <table:table-cell office:value-type="float" office:value="0.00242403240037541">
                <text:p>0.00242403240037541</text:p>
              </table:table-cell>
              <table:table-cell office:value-type="float" office:value="53220.478703892">
                <text:p>53220.478703892</text:p>
              </table:table-cell>
              <table:table-cell office:value-type="float" office:value="0.997575965382714">
                <text:p>0.997575965382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294.9064637744">
                <text:p>53294.9064637744</text:p>
              </table:table-cell>
              <table:table-cell office:value-type="float" office:value="0.999999670361109">
                <text:p>0.99999967036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294.9064637744">
                <text:p>53294.9064637744</text:p>
              </table:table-cell>
              <table:table-cell office:value-type="float" office:value="0.00237932468118633">
                <text:p>0.00237932468118633</text:p>
              </table:table-cell>
              <table:table-cell office:value-type="float" office:value="53294.9064637744">
                <text:p>53294.9064637744</text:p>
              </table:table-cell>
              <table:table-cell office:value-type="float" office:value="0.997620673163534">
                <text:p>0.997620673163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69.3362347188">
                <text:p>53369.3362347188</text:p>
              </table:table-cell>
              <table:table-cell office:value-type="float" office:value="0.999999672404582">
                <text:p>0.999999672404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69.3362347188">
                <text:p>53369.3362347188</text:p>
              </table:table-cell>
              <table:table-cell office:value-type="float" office:value="0.00233555277297499">
                <text:p>0.00233555277297499</text:p>
              </table:table-cell>
              <table:table-cell office:value-type="float" office:value="53369.3362347188">
                <text:p>53369.3362347188</text:p>
              </table:table-cell>
              <table:table-cell office:value-type="float" office:value="0.997664445131514">
                <text:p>0.99766444513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43.7679724904">
                <text:p>53443.7679724904</text:p>
              </table:table-cell>
              <table:table-cell office:value-type="float" office:value="0.999999674430767">
                <text:p>0.999999674430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43.7679724904">
                <text:p>53443.7679724904</text:p>
              </table:table-cell>
              <table:table-cell office:value-type="float" office:value="0.00229269495327084">
                <text:p>0.00229269495327084</text:p>
              </table:table-cell>
              <table:table-cell office:value-type="float" office:value="53443.7679724904">
                <text:p>53443.7679724904</text:p>
              </table:table-cell>
              <table:table-cell office:value-type="float" office:value="0.997707303009185">
                <text:p>0.997707303009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18.2016339205">
                <text:p>53518.2016339205</text:p>
              </table:table-cell>
              <table:table-cell office:value-type="float" office:value="0.999999676439844">
                <text:p>0.999999676439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18.2016339205">
                <text:p>53518.2016339205</text:p>
              </table:table-cell>
              <table:table-cell office:value-type="float" office:value="0.00225073004898655">
                <text:p>0.00225073004898655</text:p>
              </table:table-cell>
              <table:table-cell office:value-type="float" office:value="53518.2016339205">
                <text:p>53518.2016339205</text:p>
              </table:table-cell>
              <table:table-cell office:value-type="float" office:value="0.997749267969693">
                <text:p>0.997749267969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92.6371763168">
                <text:p>53592.6371763168</text:p>
              </table:table-cell>
              <table:table-cell office:value-type="float" office:value="0.999999678432026">
                <text:p>0.99999967843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92.6371763168">
                <text:p>53592.6371763168</text:p>
              </table:table-cell>
              <table:table-cell office:value-type="float" office:value="0.00220963719584198">
                <text:p>0.00220963719584198</text:p>
              </table:table-cell>
              <table:table-cell office:value-type="float" office:value="53592.6371763168">
                <text:p>53592.6371763168</text:p>
              </table:table-cell>
              <table:table-cell office:value-type="float" office:value="0.997790360877374">
                <text:p>0.9977903608773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67.0745596965">
                <text:p>53667.0745596965</text:p>
              </table:table-cell>
              <table:table-cell office:value-type="float" office:value="0.999999680407421">
                <text:p>0.999999680407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67.0745596965">
                <text:p>53667.0745596965</text:p>
              </table:table-cell>
              <table:table-cell office:value-type="float" office:value="0.00216939673111343">
                <text:p>0.00216939673111343</text:p>
              </table:table-cell>
              <table:table-cell office:value-type="float" office:value="53667.0745596965">
                <text:p>53667.0745596965</text:p>
              </table:table-cell>
              <table:table-cell office:value-type="float" office:value="0.997830601395007">
                <text:p>0.997830601395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41.5137428117">
                <text:p>53741.5137428117</text:p>
              </table:table-cell>
              <table:table-cell office:value-type="float" office:value="0.999999682366271">
                <text:p>0.999999682366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41.5137428117">
                <text:p>53741.5137428117</text:p>
              </table:table-cell>
              <table:table-cell office:value-type="float" office:value="0.00212998859512852">
                <text:p>0.00212998859512852</text:p>
              </table:table-cell>
              <table:table-cell office:value-type="float" office:value="53741.5137428117">
                <text:p>53741.5137428117</text:p>
              </table:table-cell>
              <table:table-cell office:value-type="float" office:value="0.997870009582316">
                <text:p>0.9978700095823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15.9546870516">
                <text:p>53815.9546870516</text:p>
              </table:table-cell>
              <table:table-cell office:value-type="float" office:value="0.999999684308713">
                <text:p>0.999999684308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15.9546870516">
                <text:p>53815.9546870516</text:p>
              </table:table-cell>
              <table:table-cell office:value-type="float" office:value="0.00209139389283648">
                <text:p>0.00209139389283648</text:p>
              </table:table-cell>
              <table:table-cell office:value-type="float" office:value="53815.9546870516">
                <text:p>53815.9546870516</text:p>
              </table:table-cell>
              <table:table-cell office:value-type="float" office:value="0.997908604334403">
                <text:p>0.997908604334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90.3973541779">
                <text:p>53890.3973541779</text:p>
              </table:table-cell>
              <table:table-cell office:value-type="float" office:value="0.999999686234919">
                <text:p>0.999999686234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90.3973541779">
                <text:p>53890.3973541779</text:p>
              </table:table-cell>
              <table:table-cell office:value-type="float" office:value="0.00205359398252191">
                <text:p>0.00205359398252191</text:p>
              </table:table-cell>
              <table:table-cell office:value-type="float" office:value="53890.3973541779">
                <text:p>53890.3973541779</text:p>
              </table:table-cell>
              <table:table-cell office:value-type="float" office:value="0.997946404293032">
                <text:p>0.9979464042930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964.8417068638">
                <text:p>53964.8417068638</text:p>
              </table:table-cell>
              <table:table-cell office:value-type="float" office:value="0.999999688145055">
                <text:p>0.999999688145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964.8417068638">
                <text:p>53964.8417068638</text:p>
              </table:table-cell>
              <table:table-cell office:value-type="float" office:value="0.00201657068857888">
                <text:p>0.00201657068857888</text:p>
              </table:table-cell>
              <table:table-cell office:value-type="float" office:value="53964.8417068638">
                <text:p>53964.8417068638</text:p>
              </table:table-cell>
              <table:table-cell office:value-type="float" office:value="0.997983427633858">
                <text:p>0.997983427633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39.2877086702">
                <text:p>54039.2877086702</text:p>
              </table:table-cell>
              <table:table-cell office:value-type="float" office:value="0.999999690039288">
                <text:p>0.999999690039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39.2877086702">
                <text:p>54039.2877086702</text:p>
              </table:table-cell>
              <table:table-cell office:value-type="float" office:value="0.00198030628898418">
                <text:p>0.00198030628898418</text:p>
              </table:table-cell>
              <table:table-cell office:value-type="float" office:value="54039.2877086702">
                <text:p>54039.2877086702</text:p>
              </table:table-cell>
              <table:table-cell office:value-type="float" office:value="0.998019692078948">
                <text:p>0.998019692078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13.7353240228">
                <text:p>54113.7353240228</text:p>
              </table:table-cell>
              <table:table-cell office:value-type="float" office:value="0.999999691917783">
                <text:p>0.999999691917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13.7353240228">
                <text:p>54113.7353240228</text:p>
              </table:table-cell>
              <table:table-cell office:value-type="float" office:value="0.0019447835031272">
                <text:p>0.0019447835031272</text:p>
              </table:table-cell>
              <table:table-cell office:value-type="float" office:value="54113.7353240228">
                <text:p>54113.7353240228</text:p>
              </table:table-cell>
              <table:table-cell office:value-type="float" office:value="0.998055214908957">
                <text:p>0.998055214908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88.1845177066">
                <text:p>54188.1845177066</text:p>
              </table:table-cell>
              <table:table-cell office:value-type="float" office:value="0.99999969378073">
                <text:p>0.99999969378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88.1845177066">
                <text:p>54188.1845177066</text:p>
              </table:table-cell>
              <table:table-cell office:value-type="float" office:value="0.00190998528803127">
                <text:p>0.00190998528803127</text:p>
              </table:table-cell>
              <table:table-cell office:value-type="float" office:value="54188.1845177066">
                <text:p>54188.1845177066</text:p>
              </table:table-cell>
              <table:table-cell office:value-type="float" office:value="0.998090013166906">
                <text:p>0.9980900131669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262.6352567882">
                <text:p>54262.6352567882</text:p>
              </table:table-cell>
              <table:table-cell office:value-type="float" office:value="0.99999969562823">
                <text:p>0.99999969562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262.6352567882">
                <text:p>54262.6352567882</text:p>
              </table:table-cell>
              <table:table-cell office:value-type="float" office:value="0.00187589559848679">
                <text:p>0.00187589559848679</text:p>
              </table:table-cell>
              <table:table-cell office:value-type="float" office:value="54262.6352567882">
                <text:p>54262.6352567882</text:p>
              </table:table-cell>
              <table:table-cell office:value-type="float" office:value="0.998124102898044">
                <text:p>0.998124102898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37.087507199">
                <text:p>54337.087507199</text:p>
              </table:table-cell>
              <table:table-cell office:value-type="float" office:value="0.999999697460501">
                <text:p>0.999999697460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37.087507199">
                <text:p>54337.087507199</text:p>
              </table:table-cell>
              <table:table-cell office:value-type="float" office:value="0.00184249802823568">
                <text:p>0.00184249802823568</text:p>
              </table:table-cell>
              <table:table-cell office:value-type="float" office:value="54337.087507199">
                <text:p>54337.087507199</text:p>
              </table:table-cell>
              <table:table-cell office:value-type="float" office:value="0.99815750050867">
                <text:p>0.998157500508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11.5412375501">
                <text:p>54411.5412375501</text:p>
              </table:table-cell>
              <table:table-cell office:value-type="float" office:value="0.999999699277638">
                <text:p>0.999999699277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11.5412375501">
                <text:p>54411.5412375501</text:p>
              </table:table-cell>
              <table:table-cell office:value-type="float" office:value="0.00180977731988887">
                <text:p>0.00180977731988887</text:p>
              </table:table-cell>
              <table:table-cell office:value-type="float" office:value="54411.5412375501">
                <text:p>54411.5412375501</text:p>
              </table:table-cell>
              <table:table-cell office:value-type="float" office:value="0.99819022125621">
                <text:p>0.99819022125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85.9964153478">
                <text:p>54485.9964153478</text:p>
              </table:table-cell>
              <table:table-cell office:value-type="float" office:value="0.999999701079856">
                <text:p>0.999999701079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85.9964153478">
                <text:p>54485.9964153478</text:p>
              </table:table-cell>
              <table:table-cell office:value-type="float" office:value="0.0017777178637206">
                <text:p>0.0017777178637206</text:p>
              </table:table-cell>
              <table:table-cell office:value-type="float" office:value="54485.9964153478">
                <text:p>54485.9964153478</text:p>
              </table:table-cell>
              <table:table-cell office:value-type="float" office:value="0.99822228075043">
                <text:p>0.99822228075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60.4530102287">
                <text:p>54560.4530102287</text:p>
              </table:table-cell>
              <table:table-cell office:value-type="float" office:value="0.999999702867278">
                <text:p>0.999999702867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60.4530102287">
                <text:p>54560.4530102287</text:p>
              </table:table-cell>
              <table:table-cell office:value-type="float" office:value="0.00174630497490067">
                <text:p>0.00174630497490067</text:p>
              </table:table-cell>
              <table:table-cell office:value-type="float" office:value="54560.4530102287">
                <text:p>54560.4530102287</text:p>
              </table:table-cell>
              <table:table-cell office:value-type="float" office:value="0.998253693676193">
                <text:p>0.998253693676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634.9109925186">
                <text:p>54634.9109925186</text:p>
              </table:table-cell>
              <table:table-cell office:value-type="float" office:value="0.999999704640025">
                <text:p>0.99999970464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634.9109925186">
                <text:p>54634.9109925186</text:p>
              </table:table-cell>
              <table:table-cell office:value-type="float" office:value="0.00171552431988796">
                <text:p>0.00171552431988796</text:p>
              </table:table-cell>
              <table:table-cell office:value-type="float" office:value="54634.9109925186">
                <text:p>54634.9109925186</text:p>
              </table:table-cell>
              <table:table-cell office:value-type="float" office:value="0.998284474367076">
                <text:p>0.998284474367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09.3703319397">
                <text:p>54709.3703319397</text:p>
              </table:table-cell>
              <table:table-cell office:value-type="float" office:value="0.999999706398304">
                <text:p>0.999999706398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09.3703319397">
                <text:p>54709.3703319397</text:p>
              </table:table-cell>
              <table:table-cell office:value-type="float" office:value="0.00168536140643751">
                <text:p>0.00168536140643751</text:p>
              </table:table-cell>
              <table:table-cell office:value-type="float" office:value="54709.3703319397">
                <text:p>54709.3703319397</text:p>
              </table:table-cell>
              <table:table-cell office:value-type="float" office:value="0.998314637315358">
                <text:p>0.998314637315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83.8310002153">
                <text:p>54783.8310002153</text:p>
              </table:table-cell>
              <table:table-cell office:value-type="float" office:value="0.999999708142234">
                <text:p>0.999999708142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83.8310002153">
                <text:p>54783.8310002153</text:p>
              </table:table-cell>
              <table:table-cell office:value-type="float" office:value="0.00165580260639441">
                <text:p>0.00165580260639441</text:p>
              </table:table-cell>
              <table:table-cell office:value-type="float" office:value="54783.8310002153">
                <text:p>54783.8310002153</text:p>
              </table:table-cell>
              <table:table-cell office:value-type="float" office:value="0.998344196149226">
                <text:p>0.998344196149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58.2929697061">
                <text:p>54858.2929697061</text:p>
              </table:table-cell>
              <table:table-cell office:value-type="float" office:value="0.99999970987193">
                <text:p>0.99999970987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58.2929697061">
                <text:p>54858.2929697061</text:p>
              </table:table-cell>
              <table:table-cell office:value-type="float" office:value="0.00162683461558805">
                <text:p>0.00162683461558805</text:p>
              </table:table-cell>
              <table:table-cell office:value-type="float" office:value="54858.2929697061">
                <text:p>54858.2929697061</text:p>
              </table:table-cell>
              <table:table-cell office:value-type="float" office:value="0.998373164172882">
                <text:p>0.9983731641728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32.7562121872">
                <text:p>54932.7562121872</text:p>
              </table:table-cell>
              <table:table-cell office:value-type="float" office:value="0.999999711587595">
                <text:p>0.999999711587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32.7562121872">
                <text:p>54932.7562121872</text:p>
              </table:table-cell>
              <table:table-cell office:value-type="float" office:value="0.00159844397324777">
                <text:p>0.00159844397324777</text:p>
              </table:table-cell>
              <table:table-cell office:value-type="float" office:value="54932.7562121872">
                <text:p>54932.7562121872</text:p>
              </table:table-cell>
              <table:table-cell office:value-type="float" office:value="0.998401554847127">
                <text:p>0.998401554847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07.220701314">
                <text:p>55007.220701314</text:p>
              </table:table-cell>
              <table:table-cell office:value-type="float" office:value="0.99999971328934">
                <text:p>0.99999971328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07.220701314">
                <text:p>55007.220701314</text:p>
              </table:table-cell>
              <table:table-cell office:value-type="float" office:value="0.00157061802630817">
                <text:p>0.00157061802630817</text:p>
              </table:table-cell>
              <table:table-cell office:value-type="float" office:value="55007.220701314">
                <text:p>55007.220701314</text:p>
              </table:table-cell>
              <table:table-cell office:value-type="float" office:value="0.998429380825056">
                <text:p>0.998429380825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81.6864113318">
                <text:p>55081.6864113318</text:p>
              </table:table-cell>
              <table:table-cell office:value-type="float" office:value="0.99999971497728">
                <text:p>0.99999971497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81.6864113318">
                <text:p>55081.6864113318</text:p>
              </table:table-cell>
              <table:table-cell office:value-type="float" office:value="0.00154334442062868">
                <text:p>0.00154334442062868</text:p>
              </table:table-cell>
              <table:table-cell office:value-type="float" office:value="55081.6864113318">
                <text:p>55081.6864113318</text:p>
              </table:table-cell>
              <table:table-cell office:value-type="float" office:value="0.998456654460837">
                <text:p>0.998456654460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56.1533159185">
                <text:p>55156.1533159185</text:p>
              </table:table-cell>
              <table:table-cell office:value-type="float" office:value="0.999999716651607">
                <text:p>0.99999971665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56.1533159185">
                <text:p>55156.1533159185</text:p>
              </table:table-cell>
              <table:table-cell office:value-type="float" office:value="0.00151661064792973">
                <text:p>0.00151661064792973</text:p>
              </table:table-cell>
              <table:table-cell office:value-type="float" office:value="55156.1533159185">
                <text:p>55156.1533159185</text:p>
              </table:table-cell>
              <table:table-cell office:value-type="float" office:value="0.998483388262777">
                <text:p>0.998483388262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230.621390519">
                <text:p>55230.621390519</text:p>
              </table:table-cell>
              <table:table-cell office:value-type="float" office:value="0.999999718312432">
                <text:p>0.999999718312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230.621390519">
                <text:p>55230.621390519</text:p>
              </table:table-cell>
              <table:table-cell office:value-type="float" office:value="0.00149040495532589">
                <text:p>0.00149040495532589</text:p>
              </table:table-cell>
              <table:table-cell office:value-type="float" office:value="55230.621390519">
                <text:p>55230.621390519</text:p>
              </table:table-cell>
              <table:table-cell office:value-type="float" office:value="0.998509593983789">
                <text:p>0.9985095939837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05.0906111248">
                <text:p>55305.0906111248</text:p>
              </table:table-cell>
              <table:table-cell office:value-type="float" office:value="0.999999719959861">
                <text:p>0.999999719959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05.0906111248">
                <text:p>55305.0906111248</text:p>
              </table:table-cell>
              <table:table-cell office:value-type="float" office:value="0.00146471586584941">
                <text:p>0.00146471586584941</text:p>
              </table:table-cell>
              <table:table-cell office:value-type="float" office:value="55305.0906111248">
                <text:p>55305.0906111248</text:p>
              </table:table-cell>
              <table:table-cell office:value-type="float" office:value="0.998535283100866">
                <text:p>0.998535283100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79.5609531777">
                <text:p>55379.5609531777</text:p>
              </table:table-cell>
              <table:table-cell office:value-type="float" office:value="0.999999721594085">
                <text:p>0.999999721594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79.5609531777">
                <text:p>55379.5609531777</text:p>
              </table:table-cell>
              <table:table-cell office:value-type="float" office:value="0.00143953175115154">
                <text:p>0.00143953175115154</text:p>
              </table:table-cell>
              <table:table-cell office:value-type="float" office:value="55379.5609531777">
                <text:p>55379.5609531777</text:p>
              </table:table-cell>
              <table:table-cell office:value-type="float" office:value="0.998560467242382">
                <text:p>0.998560467242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54.032394136">
                <text:p>55454.032394136</text:p>
              </table:table-cell>
              <table:table-cell office:value-type="float" office:value="0.99999972321518">
                <text:p>0.9999997232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54.032394136">
                <text:p>55454.032394136</text:p>
              </table:table-cell>
              <table:table-cell office:value-type="float" office:value="0.00141484182718651">
                <text:p>0.00141484182718651</text:p>
              </table:table-cell>
              <table:table-cell office:value-type="float" office:value="55454.032394136">
                <text:p>55454.032394136</text:p>
              </table:table-cell>
              <table:table-cell office:value-type="float" office:value="0.998585157192405">
                <text:p>0.9985851571924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528.5049108939">
                <text:p>55528.5049108939</text:p>
              </table:table-cell>
              <table:table-cell office:value-type="float" office:value="0.999999724823304">
                <text:p>0.999999724823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528.5049108939">
                <text:p>55528.5049108939</text:p>
              </table:table-cell>
              <table:table-cell office:value-type="float" office:value="0.0013906351496833">
                <text:p>0.0013906351496833</text:p>
              </table:table-cell>
              <table:table-cell office:value-type="float" office:value="55528.5049108939">
                <text:p>55528.5049108939</text:p>
              </table:table-cell>
              <table:table-cell office:value-type="float" office:value="0.99860936389523">
                <text:p>0.99860936389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02.9784812324">
                <text:p>55602.9784812324</text:p>
              </table:table-cell>
              <table:table-cell office:value-type="float" office:value="0.999999726418587">
                <text:p>0.999999726418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02.9784812324">
                <text:p>55602.9784812324</text:p>
              </table:table-cell>
              <table:table-cell office:value-type="float" office:value="0.00136690117596183">
                <text:p>0.00136690117596183</text:p>
              </table:table-cell>
              <table:table-cell office:value-type="float" office:value="55602.9784812324">
                <text:p>55602.9784812324</text:p>
              </table:table-cell>
              <table:table-cell office:value-type="float" office:value="0.998633097893561">
                <text:p>0.998633097893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77.4530831024">
                <text:p>55677.4530831024</text:p>
              </table:table-cell>
              <table:table-cell office:value-type="float" office:value="0.999999728001183">
                <text:p>0.99999972800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77.4530831024">
                <text:p>55677.4530831024</text:p>
              </table:table-cell>
              <table:table-cell office:value-type="float" office:value="0.00134362948558746">
                <text:p>0.00134362948558746</text:p>
              </table:table-cell>
              <table:table-cell office:value-type="float" office:value="55677.4530831024">
                <text:p>55677.4530831024</text:p>
              </table:table-cell>
              <table:table-cell office:value-type="float" office:value="0.998656369607853">
                <text:p>0.998656369607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51.9286962932">
                <text:p>55751.9286962932</text:p>
              </table:table-cell>
              <table:table-cell office:value-type="float" office:value="0.999999729571138">
                <text:p>0.99999972957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51.9286962932">
                <text:p>55751.9286962932</text:p>
              </table:table-cell>
              <table:table-cell office:value-type="float" office:value="0.00132081042274136">
                <text:p>0.00132081042274136</text:p>
              </table:table-cell>
              <table:table-cell office:value-type="float" office:value="55751.9286962932">
                <text:p>55751.9286962932</text:p>
              </table:table-cell>
              <table:table-cell office:value-type="float" office:value="0.998679188693945">
                <text:p>0.998679188693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26.4052990583">
                <text:p>55826.4052990583</text:p>
              </table:table-cell>
              <table:table-cell office:value-type="float" office:value="0.999999731128657">
                <text:p>0.999999731128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26.4052990583">
                <text:p>55826.4052990583</text:p>
              </table:table-cell>
              <table:table-cell office:value-type="float" office:value="0.00129843379212802">
                <text:p>0.00129843379212802</text:p>
              </table:table-cell>
              <table:table-cell office:value-type="float" office:value="55826.4052990583">
                <text:p>55826.4052990583</text:p>
              </table:table-cell>
              <table:table-cell office:value-type="float" office:value="0.998701565347154">
                <text:p>0.998701565347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00.8828714657">
                <text:p>55900.8828714657</text:p>
              </table:table-cell>
              <table:table-cell office:value-type="float" office:value="0.999999732673836">
                <text:p>0.99999973267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00.8828714657">
                <text:p>55900.8828714657</text:p>
              </table:table-cell>
              <table:table-cell office:value-type="float" office:value="0.00127649015058007">
                <text:p>0.00127649015058007</text:p>
              </table:table-cell>
              <table:table-cell office:value-type="float" office:value="55900.8828714657">
                <text:p>55900.8828714657</text:p>
              </table:table-cell>
              <table:table-cell office:value-type="float" office:value="0.998723509010667">
                <text:p>0.998723509010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75.3613940185">
                <text:p>55975.3613940185</text:p>
              </table:table-cell>
              <table:table-cell office:value-type="float" office:value="0.999999734206771">
                <text:p>0.999999734206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75.3613940185">
                <text:p>55975.3613940185</text:p>
              </table:table-cell>
              <table:table-cell office:value-type="float" office:value="0.00125497027245422">
                <text:p>0.00125497027245422</text:p>
              </table:table-cell>
              <table:table-cell office:value-type="float" office:value="55975.3613940185">
                <text:p>55975.3613940185</text:p>
              </table:table-cell>
              <table:table-cell office:value-type="float" office:value="0.998745028910146">
                <text:p>0.998745028910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49.8408467213">
                <text:p>56049.8408467213</text:p>
              </table:table-cell>
              <table:table-cell office:value-type="float" office:value="0.999999735727635">
                <text:p>0.999999735727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49.8408467213">
                <text:p>56049.8408467213</text:p>
              </table:table-cell>
              <table:table-cell office:value-type="float" office:value="0.0012338647902737">
                <text:p>0.0012338647902737</text:p>
              </table:table-cell>
              <table:table-cell office:value-type="float" office:value="56049.8408467213">
                <text:p>56049.8408467213</text:p>
              </table:table-cell>
              <table:table-cell office:value-type="float" office:value="0.998766134413087">
                <text:p>0.998766134413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24.3212112677">
                <text:p>56124.3212112677</text:p>
              </table:table-cell>
              <table:table-cell office:value-type="float" office:value="0.999999737236495">
                <text:p>0.999999737236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24.3212112677">
                <text:p>56124.3212112677</text:p>
              </table:table-cell>
              <table:table-cell office:value-type="float" office:value="0.00121316503326227">
                <text:p>0.00121316503326227</text:p>
              </table:table-cell>
              <table:table-cell office:value-type="float" office:value="56124.3212112677">
                <text:p>56124.3212112677</text:p>
              </table:table-cell>
              <table:table-cell office:value-type="float" office:value="0.998786834190283">
                <text:p>0.998786834190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98.8024688426">
                <text:p>56198.8024688426</text:p>
              </table:table-cell>
              <table:table-cell office:value-type="float" office:value="0.999999738733494">
                <text:p>0.999999738733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98.8024688426">
                <text:p>56198.8024688426</text:p>
              </table:table-cell>
              <table:table-cell office:value-type="float" office:value="0.00119286218219011">
                <text:p>0.00119286218219011</text:p>
              </table:table-cell>
              <table:table-cell office:value-type="float" office:value="56198.8024688426">
                <text:p>56198.8024688426</text:p>
              </table:table-cell>
              <table:table-cell office:value-type="float" office:value="0.998807137060981">
                <text:p>0.998807137060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73.2846013585">
                <text:p>56273.2846013585</text:p>
              </table:table-cell>
              <table:table-cell office:value-type="float" office:value="0.999999740218749">
                <text:p>0.999999740218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73.2846013585">
                <text:p>56273.2846013585</text:p>
              </table:table-cell>
              <table:table-cell office:value-type="float" office:value="0.00117294774276989">
                <text:p>0.00117294774276989</text:p>
              </table:table-cell>
              <table:table-cell office:value-type="float" office:value="56273.2846013585">
                <text:p>56273.2846013585</text:p>
              </table:table-cell>
              <table:table-cell office:value-type="float" office:value="0.998827051519485">
                <text:p>0.998827051519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47.7675911331">
                <text:p>56347.7675911331</text:p>
              </table:table-cell>
              <table:table-cell office:value-type="float" office:value="0.999999741692374">
                <text:p>0.999999741692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47.7675911331">
                <text:p>56347.7675911331</text:p>
              </table:table-cell>
              <table:table-cell office:value-type="float" office:value="0.00115341342018071">
                <text:p>0.00115341342018071</text:p>
              </table:table-cell>
              <table:table-cell office:value-type="float" office:value="56347.7675911331">
                <text:p>56347.7675911331</text:p>
              </table:table-cell>
              <table:table-cell office:value-type="float" office:value="0.998846585860634">
                <text:p>0.998846585860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22.2514211606">
                <text:p>56422.2514211606</text:p>
              </table:table-cell>
              <table:table-cell office:value-type="float" office:value="0.999999743154459">
                <text:p>0.999999743154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22.2514211606">
                <text:p>56422.2514211606</text:p>
              </table:table-cell>
              <table:table-cell office:value-type="float" office:value="0.00113425122142633">
                <text:p>0.00113425122142633</text:p>
              </table:table-cell>
              <table:table-cell office:value-type="float" office:value="56422.2514211606">
                <text:p>56422.2514211606</text:p>
              </table:table-cell>
              <table:table-cell office:value-type="float" office:value="0.998865748077437">
                <text:p>0.998865748077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96.7360742469">
                <text:p>56496.7360742469</text:p>
              </table:table-cell>
              <table:table-cell office:value-type="float" office:value="0.99999974460514">
                <text:p>0.99999974460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96.7360742469">
                <text:p>56496.7360742469</text:p>
              </table:table-cell>
              <table:table-cell office:value-type="float" office:value="0.00111545312414644">
                <text:p>0.00111545312414644</text:p>
              </table:table-cell>
              <table:table-cell office:value-type="float" office:value="56496.7360742469">
                <text:p>56496.7360742469</text:p>
              </table:table-cell>
              <table:table-cell office:value-type="float" office:value="0.998884546192271">
                <text:p>0.998884546192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71.2215338657">
                <text:p>56571.2215338657</text:p>
              </table:table-cell>
              <table:table-cell office:value-type="float" office:value="0.999999746044529">
                <text:p>0.999999746044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71.2215338657">
                <text:p>56571.2215338657</text:p>
              </table:table-cell>
              <table:table-cell office:value-type="float" office:value="0.00109701140217045">
                <text:p>0.00109701140217045</text:p>
              </table:table-cell>
              <table:table-cell office:value-type="float" office:value="56571.2215338657">
                <text:p>56571.2215338657</text:p>
              </table:table-cell>
              <table:table-cell office:value-type="float" office:value="0.998902987931321">
                <text:p>0.9989029879313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45.7077838574">
                <text:p>56645.7077838574</text:p>
              </table:table-cell>
              <table:table-cell office:value-type="float" office:value="0.999999747472736">
                <text:p>0.99999974747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45.7077838574">
                <text:p>56645.7077838574</text:p>
              </table:table-cell>
              <table:table-cell office:value-type="float" office:value="0.00107891850932181">
                <text:p>0.00107891850932181</text:p>
              </table:table-cell>
              <table:table-cell office:value-type="float" office:value="56645.7077838574">
                <text:p>56645.7077838574</text:p>
              </table:table-cell>
              <table:table-cell office:value-type="float" office:value="0.998921080840778">
                <text:p>0.998921080840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20.1948084207">
                <text:p>56720.1948084207</text:p>
              </table:table-cell>
              <table:table-cell office:value-type="float" office:value="0.999999748889868">
                <text:p>0.999999748889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20.1948084207">
                <text:p>56720.1948084207</text:p>
              </table:table-cell>
              <table:table-cell office:value-type="float" office:value="0.00106116707487618">
                <text:p>0.00106116707487618</text:p>
              </table:table-cell>
              <table:table-cell office:value-type="float" office:value="56720.1948084207">
                <text:p>56720.1948084207</text:p>
              </table:table-cell>
              <table:table-cell office:value-type="float" office:value="0.998938832291379">
                <text:p>0.998938832291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94.6825923623">
                <text:p>56794.6825923623</text:p>
              </table:table-cell>
              <table:table-cell office:value-type="float" office:value="0.999999750296009">
                <text:p>0.999999750296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94.6825923623">
                <text:p>56794.6825923623</text:p>
              </table:table-cell>
              <table:table-cell office:value-type="float" office:value="0.00104374999704267">
                <text:p>0.00104374999704267</text:p>
              </table:table-cell>
              <table:table-cell office:value-type="float" office:value="56794.6825923623">
                <text:p>56794.6825923623</text:p>
              </table:table-cell>
              <table:table-cell office:value-type="float" office:value="0.99895624938493">
                <text:p>0.998956249384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69.1711203031">
                <text:p>56869.1711203031</text:p>
              </table:table-cell>
              <table:table-cell office:value-type="float" office:value="0.99999975169129">
                <text:p>0.99999975169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69.1711203031">
                <text:p>56869.1711203031</text:p>
              </table:table-cell>
              <table:table-cell office:value-type="float" office:value="0.00102666014138388">
                <text:p>0.00102666014138388</text:p>
              </table:table-cell>
              <table:table-cell office:value-type="float" office:value="56869.1711203031">
                <text:p>56869.1711203031</text:p>
              </table:table-cell>
              <table:table-cell office:value-type="float" office:value="0.99897333925588">
                <text:p>0.99897333925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43.6603774651">
                <text:p>56943.6603774651</text:p>
              </table:table-cell>
              <table:table-cell office:value-type="float" office:value="0.999999753075814">
                <text:p>0.999999753075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43.6603774651">
                <text:p>56943.6603774651</text:p>
              </table:table-cell>
              <table:table-cell office:value-type="float" office:value="0.00100989063760052">
                <text:p>0.00100989063760052</text:p>
              </table:table-cell>
              <table:table-cell office:value-type="float" office:value="56943.6603774651">
                <text:p>56943.6603774651</text:p>
              </table:table-cell>
              <table:table-cell office:value-type="float" office:value="0.998990108774541">
                <text:p>0.998990108774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18.1503493947">
                <text:p>57018.1503493947</text:p>
              </table:table-cell>
              <table:table-cell office:value-type="float" office:value="0.999999754449686">
                <text:p>0.999999754449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18.1503493947">
                <text:p>57018.1503493947</text:p>
              </table:table-cell>
              <table:table-cell office:value-type="float" office:value="0.000993434773867139">
                <text:p>0.000993434773867139</text:p>
              </table:table-cell>
              <table:table-cell office:value-type="float" office:value="57018.1503493947">
                <text:p>57018.1503493947</text:p>
              </table:table-cell>
              <table:table-cell office:value-type="float" office:value="0.99900656465275">
                <text:p>0.99900656465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92.641022197">
                <text:p>57092.641022197</text:p>
              </table:table-cell>
              <table:table-cell office:value-type="float" office:value="0.999999755812985">
                <text:p>0.999999755812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92.641022197">
                <text:p>57092.641022197</text:p>
              </table:table-cell>
              <table:table-cell office:value-type="float" office:value="0.000977286083829274">
                <text:p>0.000977286083829274</text:p>
              </table:table-cell>
              <table:table-cell office:value-type="float" office:value="57092.641022197">
                <text:p>57092.641022197</text:p>
              </table:table-cell>
              <table:table-cell office:value-type="float" office:value="0.999022713356874">
                <text:p>0.999022713356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67.1323817952">
                <text:p>57167.1323817952</text:p>
              </table:table-cell>
              <table:table-cell office:value-type="float" office:value="0.999999757165836">
                <text:p>0.999999757165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67.1323817952">
                <text:p>57167.1323817952</text:p>
              </table:table-cell>
              <table:table-cell office:value-type="float" office:value="0.000961438066573464">
                <text:p>0.000961438066573464</text:p>
              </table:table-cell>
              <table:table-cell office:value-type="float" office:value="57167.1323817952">
                <text:p>57167.1323817952</text:p>
              </table:table-cell>
              <table:table-cell office:value-type="float" office:value="0.999038561387838">
                <text:p>0.999038561387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41.6244146642">
                <text:p>57241.6244146642</text:p>
              </table:table-cell>
              <table:table-cell office:value-type="float" office:value="0.999999758508338">
                <text:p>0.999999758508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41.6244146642">
                <text:p>57241.6244146642</text:p>
              </table:table-cell>
              <table:table-cell office:value-type="float" office:value="0.000945884462443553">
                <text:p>0.000945884462443553</text:p>
              </table:table-cell>
              <table:table-cell office:value-type="float" office:value="57241.6244146642">
                <text:p>57241.6244146642</text:p>
              </table:table-cell>
              <table:table-cell office:value-type="float" office:value="0.999054115005309">
                <text:p>0.999054115005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16.1171078039">
                <text:p>57316.1171078039</text:p>
              </table:table-cell>
              <table:table-cell office:value-type="float" office:value="0.999999759840568">
                <text:p>0.999999759840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16.1171078039">
                <text:p>57316.1171078039</text:p>
              </table:table-cell>
              <table:table-cell office:value-type="float" office:value="0.000930619241146318">
                <text:p>0.000930619241146318</text:p>
              </table:table-cell>
              <table:table-cell office:value-type="float" office:value="57316.1171078039">
                <text:p>57316.1171078039</text:p>
              </table:table-cell>
              <table:table-cell office:value-type="float" office:value="0.99906938023959">
                <text:p>0.999069380239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90.6104480345">
                <text:p>57390.6104480345</text:p>
              </table:table-cell>
              <table:table-cell office:value-type="float" office:value="0.999999761162647">
                <text:p>0.999999761162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90.6104480345">
                <text:p>57390.6104480345</text:p>
              </table:table-cell>
              <table:table-cell office:value-type="float" office:value="0.000915636336747585">
                <text:p>0.000915636336747585</text:p>
              </table:table-cell>
              <table:table-cell office:value-type="float" office:value="57390.6104480345">
                <text:p>57390.6104480345</text:p>
              </table:table-cell>
              <table:table-cell office:value-type="float" office:value="0.999084363156627">
                <text:p>0.9990843631566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65.104422695">
                <text:p>57465.104422695</text:p>
              </table:table-cell>
              <table:table-cell office:value-type="float" office:value="0.999999762474671">
                <text:p>0.999999762474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65.104422695">
                <text:p>57465.104422695</text:p>
              </table:table-cell>
              <table:table-cell office:value-type="float" office:value="0.000900929908852485">
                <text:p>0.000900929908852485</text:p>
              </table:table-cell>
              <table:table-cell office:value-type="float" office:value="57465.104422695">
                <text:p>57465.104422695</text:p>
              </table:table-cell>
              <table:table-cell office:value-type="float" office:value="0.999099069596823">
                <text:p>0.999099069596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39.5990196173">
                <text:p>57539.5990196173</text:p>
              </table:table-cell>
              <table:table-cell office:value-type="float" office:value="0.999999763776714">
                <text:p>0.999999763776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39.5990196173">
                <text:p>57539.5990196173</text:p>
              </table:table-cell>
              <table:table-cell office:value-type="float" office:value="0.000886494331486613">
                <text:p>0.000886494331486613</text:p>
              </table:table-cell>
              <table:table-cell office:value-type="float" office:value="57539.5990196173">
                <text:p>57539.5990196173</text:p>
              </table:table-cell>
              <table:table-cell office:value-type="float" office:value="0.999113505186163">
                <text:p>0.999113505186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14.0942264568">
                <text:p>57614.0942264568</text:p>
              </table:table-cell>
              <table:table-cell office:value-type="float" office:value="0.999999765068893">
                <text:p>0.999999765068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14.0942264568">
                <text:p>57614.0942264568</text:p>
              </table:table-cell>
              <table:table-cell office:value-type="float" office:value="0.00087232394221601">
                <text:p>0.00087232394221601</text:p>
              </table:table-cell>
              <table:table-cell office:value-type="float" office:value="57614.0942264568">
                <text:p>57614.0942264568</text:p>
              </table:table-cell>
              <table:table-cell office:value-type="float" office:value="0.999127675587091">
                <text:p>0.9991276755870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88.5900313565">
                <text:p>57688.5900313565</text:p>
              </table:table-cell>
              <table:table-cell office:value-type="float" office:value="0.999999766351301">
                <text:p>0.99999976635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88.5900313565">
                <text:p>57688.5900313565</text:p>
              </table:table-cell>
              <table:table-cell office:value-type="float" office:value="0.000858413289558059">
                <text:p>0.000858413289558059</text:p>
              </table:table-cell>
              <table:table-cell office:value-type="float" office:value="57688.5900313565">
                <text:p>57688.5900313565</text:p>
              </table:table-cell>
              <table:table-cell office:value-type="float" office:value="0.999141586251098">
                <text:p>0.999141586251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63.0864229224">
                <text:p>57763.0864229224</text:p>
              </table:table-cell>
              <table:table-cell office:value-type="float" office:value="0.99999976762401">
                <text:p>0.9999997676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63.0864229224">
                <text:p>57763.0864229224</text:p>
              </table:table-cell>
              <table:table-cell office:value-type="float" office:value="0.00084475712258266">
                <text:p>0.00084475712258266</text:p>
              </table:table-cell>
              <table:table-cell office:value-type="float" office:value="57763.0864229224">
                <text:p>57763.0864229224</text:p>
              </table:table-cell>
              <table:table-cell office:value-type="float" office:value="0.999155242429123">
                <text:p>0.999155242429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37.5833893833">
                <text:p>57837.5833893833</text:p>
              </table:table-cell>
              <table:table-cell office:value-type="float" office:value="0.999999768887153">
                <text:p>0.99999976888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37.5833893833">
                <text:p>57837.5833893833</text:p>
              </table:table-cell>
              <table:table-cell office:value-type="float" office:value="0.000831350077408472">
                <text:p>0.000831350077408472</text:p>
              </table:table-cell>
              <table:table-cell office:value-type="float" office:value="57837.5833893833">
                <text:p>57837.5833893833</text:p>
              </table:table-cell>
              <table:table-cell office:value-type="float" office:value="0.999168649485056">
                <text:p>0.999168649485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12.0809202438">
                <text:p>57912.0809202438</text:p>
              </table:table-cell>
              <table:table-cell office:value-type="float" office:value="0.999999770140758">
                <text:p>0.999999770140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12.0809202438">
                <text:p>57912.0809202438</text:p>
              </table:table-cell>
              <table:table-cell office:value-type="float" office:value="0.000818187291179193">
                <text:p>0.000818187291179193</text:p>
              </table:table-cell>
              <table:table-cell office:value-type="float" office:value="57912.0809202438">
                <text:p>57912.0809202438</text:p>
              </table:table-cell>
              <table:table-cell office:value-type="float" office:value="0.999181812281761">
                <text:p>0.999181812281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86.5790042176">
                <text:p>57986.5790042176</text:p>
              </table:table-cell>
              <table:table-cell office:value-type="float" office:value="0.999999771384955">
                <text:p>0.999999771384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86.5790042176">
                <text:p>57986.5790042176</text:p>
              </table:table-cell>
              <table:table-cell office:value-type="float" office:value="0.000805263633284905">
                <text:p>0.000805263633284905</text:p>
              </table:table-cell>
              <table:table-cell office:value-type="float" office:value="57986.5790042176">
                <text:p>57986.5790042176</text:p>
              </table:table-cell>
              <table:table-cell office:value-type="float" office:value="0.999194735949857">
                <text:p>0.9991947359498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61.0776306665">
                <text:p>58061.0776306665</text:p>
              </table:table-cell>
              <table:table-cell office:value-type="float" office:value="0.999999772619836">
                <text:p>0.999999772619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61.0776306665">
                <text:p>58061.0776306665</text:p>
              </table:table-cell>
              <table:table-cell office:value-type="float" office:value="0.00079257423930546">
                <text:p>0.00079257423930546</text:p>
              </table:table-cell>
              <table:table-cell office:value-type="float" office:value="58061.0776306665">
                <text:p>58061.0776306665</text:p>
              </table:table-cell>
              <table:table-cell office:value-type="float" office:value="0.999207425353771">
                <text:p>0.999207425353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35.576789179">
                <text:p>58135.576789179</text:p>
              </table:table-cell>
              <table:table-cell office:value-type="float" office:value="0.999999773845485">
                <text:p>0.999999773845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35.576789179">
                <text:p>58135.576789179</text:p>
              </table:table-cell>
              <table:table-cell office:value-type="float" office:value="0.000780114353737375">
                <text:p>0.000780114353737375</text:p>
              </table:table-cell>
              <table:table-cell office:value-type="float" office:value="58135.576789179">
                <text:p>58135.576789179</text:p>
              </table:table-cell>
              <table:table-cell office:value-type="float" office:value="0.999219885249015">
                <text:p>0.9992198852490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10.0764699418">
                <text:p>58210.0764699418</text:p>
              </table:table-cell>
              <table:table-cell office:value-type="float" office:value="0.999999775061948">
                <text:p>0.99999977506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10.0764699418">
                <text:p>58210.0764699418</text:p>
              </table:table-cell>
              <table:table-cell office:value-type="float" office:value="0.000767879466235143">
                <text:p>0.000767879466235143</text:p>
              </table:table-cell>
              <table:table-cell office:value-type="float" office:value="58210.0764699418">
                <text:p>58210.0764699418</text:p>
              </table:table-cell>
              <table:table-cell office:value-type="float" office:value="0.999232120145941">
                <text:p>0.999232120145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84.5766624074">
                <text:p>58284.5766624074</text:p>
              </table:table-cell>
              <table:table-cell office:value-type="float" office:value="0.999999776269374">
                <text:p>0.999999776269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84.5766624074">
                <text:p>58284.5766624074</text:p>
              </table:table-cell>
              <table:table-cell office:value-type="float" office:value="0.00075586481926701">
                <text:p>0.00075586481926701</text:p>
              </table:table-cell>
              <table:table-cell office:value-type="float" office:value="58284.5766624074">
                <text:p>58284.5766624074</text:p>
              </table:table-cell>
              <table:table-cell office:value-type="float" office:value="0.999244134802088">
                <text:p>0.999244134802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59.0773570054">
                <text:p>58359.0773570054</text:p>
              </table:table-cell>
              <table:table-cell office:value-type="float" office:value="0.999999777467825">
                <text:p>0.999999777467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59.0773570054">
                <text:p>58359.0773570054</text:p>
              </table:table-cell>
              <table:table-cell office:value-type="float" office:value="0.000744066039218162">
                <text:p>0.000744066039218162</text:p>
              </table:table-cell>
              <table:table-cell office:value-type="float" office:value="58359.0773570054">
                <text:p>58359.0773570054</text:p>
              </table:table-cell>
              <table:table-cell office:value-type="float" office:value="0.999255933591078">
                <text:p>0.999255933591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33.5785445388">
                <text:p>58433.5785445388</text:p>
              </table:table-cell>
              <table:table-cell office:value-type="float" office:value="0.999999778657346">
                <text:p>0.999999778657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33.5785445388">
                <text:p>58433.5785445388</text:p>
              </table:table-cell>
              <table:table-cell office:value-type="float" office:value="0.000732478912249853">
                <text:p>0.000732478912249853</text:p>
              </table:table-cell>
              <table:table-cell office:value-type="float" office:value="58433.5785445388">
                <text:p>58433.5785445388</text:p>
              </table:table-cell>
              <table:table-cell office:value-type="float" office:value="0.999267520726756">
                <text:p>0.999267520726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08.080215284">
                <text:p>58508.080215284</text:p>
              </table:table-cell>
              <table:table-cell office:value-type="float" office:value="0.999999779838059">
                <text:p>0.99999977983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08.080215284">
                <text:p>58508.080215284</text:p>
              </table:table-cell>
              <table:table-cell office:value-type="float" office:value="0.000721099052812102">
                <text:p>0.000721099052812102</text:p>
              </table:table-cell>
              <table:table-cell office:value-type="float" office:value="58508.080215284">
                <text:p>58508.080215284</text:p>
              </table:table-cell>
              <table:table-cell office:value-type="float" office:value="0.999278900594678">
                <text:p>0.999278900594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82.5823600847">
                <text:p>58582.5823600847</text:p>
              </table:table-cell>
              <table:table-cell office:value-type="float" office:value="0.999999781010047">
                <text:p>0.999999781010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82.5823600847">
                <text:p>58582.5823600847</text:p>
              </table:table-cell>
              <table:table-cell office:value-type="float" office:value="0.000709922305830359">
                <text:p>0.000709922305830359</text:p>
              </table:table-cell>
              <table:table-cell office:value-type="float" office:value="58582.5823600847">
                <text:p>58582.5823600847</text:p>
              </table:table-cell>
              <table:table-cell office:value-type="float" office:value="0.999290077349927">
                <text:p>0.999290077349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657.0849699771">
                <text:p>58657.0849699771</text:p>
              </table:table-cell>
              <table:table-cell office:value-type="float" office:value="0.99999978217339">
                <text:p>0.99999978217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657.0849699771">
                <text:p>58657.0849699771</text:p>
              </table:table-cell>
              <table:table-cell office:value-type="float" office:value="0.000698944607986586">
                <text:p>0.000698944607986586</text:p>
              </table:table-cell>
              <table:table-cell office:value-type="float" office:value="58657.0849699771">
                <text:p>58657.0849699771</text:p>
              </table:table-cell>
              <table:table-cell office:value-type="float" office:value="0.999301055055825">
                <text:p>0.999301055055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31.5880363536">
                <text:p>58731.5880363536</text:p>
              </table:table-cell>
              <table:table-cell office:value-type="float" office:value="0.999999783328149">
                <text:p>0.99999978332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31.5880363536">
                <text:p>58731.5880363536</text:p>
              </table:table-cell>
              <table:table-cell office:value-type="float" office:value="0.000688162046933024">
                <text:p>0.000688162046933024</text:p>
              </table:table-cell>
              <table:table-cell office:value-type="float" office:value="58731.5880363536">
                <text:p>58731.5880363536</text:p>
              </table:table-cell>
              <table:table-cell office:value-type="float" office:value="0.999311837624726">
                <text:p>0.999311837624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06.0915506145">
                <text:p>58806.0915506145</text:p>
              </table:table-cell>
              <table:table-cell office:value-type="float" office:value="0.999999784474402">
                <text:p>0.999999784474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06.0915506145">
                <text:p>58806.0915506145</text:p>
              </table:table-cell>
              <table:table-cell office:value-type="float" office:value="0.000677570733135905">
                <text:p>0.000677570733135905</text:p>
              </table:table-cell>
              <table:table-cell office:value-type="float" office:value="58806.0915506145">
                <text:p>58806.0915506145</text:p>
              </table:table-cell>
              <table:table-cell office:value-type="float" office:value="0.99932242894617">
                <text:p>0.999322428946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80.5955041769">
                <text:p>58880.5955041769</text:p>
              </table:table-cell>
              <table:table-cell office:value-type="float" office:value="0.999999785612249">
                <text:p>0.999999785612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80.5955041769">
                <text:p>58880.5955041769</text:p>
              </table:table-cell>
              <table:table-cell office:value-type="float" office:value="0.000667166803183075">
                <text:p>0.000667166803183075</text:p>
              </table:table-cell>
              <table:table-cell office:value-type="float" office:value="58880.5955041769">
                <text:p>58880.5955041769</text:p>
              </table:table-cell>
              <table:table-cell office:value-type="float" office:value="0.999332832883575">
                <text:p>0.999332832883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55.0998889646">
                <text:p>58955.0998889646</text:p>
              </table:table-cell>
              <table:table-cell office:value-type="float" office:value="0.999999786741746">
                <text:p>0.99999978674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55.0998889646">
                <text:p>58955.0998889646</text:p>
              </table:table-cell>
              <table:table-cell office:value-type="float" office:value="0.000656946597736395">
                <text:p>0.000656946597736395</text:p>
              </table:table-cell>
              <table:table-cell office:value-type="float" office:value="58955.0998889646">
                <text:p>58955.0998889646</text:p>
              </table:table-cell>
              <table:table-cell office:value-type="float" office:value="0.999343053096283">
                <text:p>0.999343053096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029.6046967473">
                <text:p>59029.6046967473</text:p>
              </table:table-cell>
              <table:table-cell office:value-type="float" office:value="0.999999787862991">
                <text:p>0.999999787862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029.6046967473">
                <text:p>59029.6046967473</text:p>
              </table:table-cell>
              <table:table-cell office:value-type="float" office:value="0.000646906420151645">
                <text:p>0.000646906420151645</text:p>
              </table:table-cell>
              <table:table-cell office:value-type="float" office:value="59029.6046967473">
                <text:p>59029.6046967473</text:p>
              </table:table-cell>
              <table:table-cell office:value-type="float" office:value="0.999353093280946">
                <text:p>0.9993530932809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04.1099196277">
                <text:p>59104.1099196277</text:p>
              </table:table-cell>
              <table:table-cell office:value-type="float" office:value="0.999999788976058">
                <text:p>0.999999788976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04.1099196277">
                <text:p>59104.1099196277</text:p>
              </table:table-cell>
              <table:table-cell office:value-type="float" office:value="0.000637042713499264">
                <text:p>0.000637042713499264</text:p>
              </table:table-cell>
              <table:table-cell office:value-type="float" office:value="59104.1099196277">
                <text:p>59104.1099196277</text:p>
              </table:table-cell>
              <table:table-cell office:value-type="float" office:value="0.999362956994496">
                <text:p>0.999362956994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78.6155501777">
                <text:p>59178.6155501777</text:p>
              </table:table-cell>
              <table:table-cell office:value-type="float" office:value="0.999999790080986">
                <text:p>0.999999790080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78.6155501777">
                <text:p>59178.6155501777</text:p>
              </table:table-cell>
              <table:table-cell office:value-type="float" office:value="0.000627352109046277">
                <text:p>0.000627352109046277</text:p>
              </table:table-cell>
              <table:table-cell office:value-type="float" office:value="59178.6155501777">
                <text:p>59178.6155501777</text:p>
              </table:table-cell>
              <table:table-cell office:value-type="float" office:value="0.999372647605673">
                <text:p>0.999372647605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253.1215803585">
                <text:p>59253.1215803585</text:p>
              </table:table-cell>
              <table:table-cell office:value-type="float" office:value="0.999999791177903">
                <text:p>0.99999979117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253.1215803585">
                <text:p>59253.1215803585</text:p>
              </table:table-cell>
              <table:table-cell office:value-type="float" office:value="0.000617831034061996">
                <text:p>0.000617831034061996</text:p>
              </table:table-cell>
              <table:table-cell office:value-type="float" office:value="59253.1215803585">
                <text:p>59253.1215803585</text:p>
              </table:table-cell>
              <table:table-cell office:value-type="float" office:value="0.999382168687211">
                <text:p>0.999382168687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27.6280032042">
                <text:p>59327.6280032042</text:p>
              </table:table-cell>
              <table:table-cell office:value-type="float" office:value="0.99999979226683">
                <text:p>0.99999979226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27.6280032042">
                <text:p>59327.6280032042</text:p>
              </table:table-cell>
              <table:table-cell office:value-type="float" office:value="0.000608476321942587">
                <text:p>0.000608476321942587</text:p>
              </table:table-cell>
              <table:table-cell office:value-type="float" office:value="59327.6280032042">
                <text:p>59327.6280032042</text:p>
              </table:table-cell>
              <table:table-cell office:value-type="float" office:value="0.999391523405719">
                <text:p>0.9993915234057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402.1348110001">
                <text:p>59402.1348110001</text:p>
              </table:table-cell>
              <table:table-cell office:value-type="float" office:value="0.999999793347892">
                <text:p>0.999999793347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402.1348110001">
                <text:p>59402.1348110001</text:p>
              </table:table-cell>
              <table:table-cell office:value-type="float" office:value="0.000599284551668602">
                <text:p>0.000599284551668602</text:p>
              </table:table-cell>
              <table:table-cell office:value-type="float" office:value="59402.1348110001">
                <text:p>59402.1348110001</text:p>
              </table:table-cell>
              <table:table-cell office:value-type="float" office:value="0.999400715182221">
                <text:p>0.9994007151822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476.6419970685">
                <text:p>59476.6419970685</text:p>
              </table:table-cell>
              <table:table-cell office:value-type="float" office:value="0.999999794421107">
                <text:p>0.99999979442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476.6419970685">
                <text:p>59476.6419970685</text:p>
              </table:table-cell>
              <table:table-cell office:value-type="float" office:value="0.000590252693701189">
                <text:p>0.000590252693701189</text:p>
              </table:table-cell>
              <table:table-cell office:value-type="float" office:value="59476.6419970685">
                <text:p>59476.6419970685</text:p>
              </table:table-cell>
              <table:table-cell office:value-type="float" office:value="0.99940974704626">
                <text:p>0.99940974704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51.1495540044">
                <text:p>59551.1495540044</text:p>
              </table:table-cell>
              <table:table-cell office:value-type="float" office:value="0.9999997954866">
                <text:p>0.9999997954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51.1495540044">
                <text:p>59551.1495540044</text:p>
              </table:table-cell>
              <table:table-cell office:value-type="float" office:value="0.000581377471712427">
                <text:p>0.000581377471712427</text:p>
              </table:table-cell>
              <table:table-cell office:value-type="float" office:value="59551.1495540044">
                <text:p>59551.1495540044</text:p>
              </table:table-cell>
              <table:table-cell office:value-type="float" office:value="0.999418622274169">
                <text:p>0.999418622274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25.6574754056">
                <text:p>59625.6574754056</text:p>
              </table:table-cell>
              <table:table-cell office:value-type="float" office:value="0.999999796544389">
                <text:p>0.99999979654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25.6574754056">
                <text:p>59625.6574754056</text:p>
              </table:table-cell>
              <table:table-cell office:value-type="float" office:value="0.000572655986805884">
                <text:p>0.000572655986805884</text:p>
              </table:table-cell>
              <table:table-cell office:value-type="float" office:value="59625.6574754056">
                <text:p>59625.6574754056</text:p>
              </table:table-cell>
              <table:table-cell office:value-type="float" office:value="0.999427343764848">
                <text:p>0.999427343764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00.1657542998">
                <text:p>59700.1657542998</text:p>
              </table:table-cell>
              <table:table-cell office:value-type="float" office:value="0.999999797594577">
                <text:p>0.999999797594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00.1657542998">
                <text:p>59700.1657542998</text:p>
              </table:table-cell>
              <table:table-cell office:value-type="float" office:value="0.000564085149807999">
                <text:p>0.000564085149807999</text:p>
              </table:table-cell>
              <table:table-cell office:value-type="float" office:value="59700.1657542998">
                <text:p>59700.1657542998</text:p>
              </table:table-cell>
              <table:table-cell office:value-type="float" office:value="0.999435914607474">
                <text:p>0.999435914607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74.6743841378">
                <text:p>59774.6743841378</text:p>
              </table:table-cell>
              <table:table-cell office:value-type="float" office:value="0.999999798637234">
                <text:p>0.999999798637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74.6743841378">
                <text:p>59774.6743841378</text:p>
              </table:table-cell>
              <table:table-cell office:value-type="float" office:value="0.000555662038966694">
                <text:p>0.000555662038966694</text:p>
              </table:table-cell>
              <table:table-cell office:value-type="float" office:value="59774.6743841378">
                <text:p>59774.6743841378</text:p>
              </table:table-cell>
              <table:table-cell office:value-type="float" office:value="0.999444337723804">
                <text:p>0.9994443377238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49.1833587688">
                <text:p>59849.1833587688</text:p>
              </table:table-cell>
              <table:table-cell office:value-type="float" office:value="0.999999799672393">
                <text:p>0.99999979967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49.1833587688">
                <text:p>59849.1833587688</text:p>
              </table:table-cell>
              <table:table-cell office:value-type="float" office:value="0.000547383890059559">
                <text:p>0.000547383890059559</text:p>
              </table:table-cell>
              <table:table-cell office:value-type="float" office:value="59849.1833587688">
                <text:p>59849.1833587688</text:p>
              </table:table-cell>
              <table:table-cell office:value-type="float" office:value="0.999452615878063">
                <text:p>0.999452615878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923.6926716342">
                <text:p>59923.6926716342</text:p>
              </table:table-cell>
              <table:table-cell office:value-type="float" office:value="0.999999800700156">
                <text:p>0.99999980070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923.6926716342">
                <text:p>59923.6926716342</text:p>
              </table:table-cell>
              <table:table-cell office:value-type="float" office:value="0.000539247806757621">
                <text:p>0.000539247806757621</text:p>
              </table:table-cell>
              <table:table-cell office:value-type="float" office:value="59923.6926716342">
                <text:p>59923.6926716342</text:p>
              </table:table-cell>
              <table:table-cell office:value-type="float" office:value="0.999460751966584">
                <text:p>0.999460751966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998.2023165763">
                <text:p>59998.2023165763</text:p>
              </table:table-cell>
              <table:table-cell office:value-type="float" office:value="0.99999980172059">
                <text:p>0.9999998017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998.2023165763">
                <text:p>59998.2023165763</text:p>
              </table:table-cell>
              <table:table-cell office:value-type="float" office:value="0.000531251050644002">
                <text:p>0.000531251050644002</text:p>
              </table:table-cell>
              <table:table-cell office:value-type="float" office:value="59998.2023165763">
                <text:p>59998.2023165763</text:p>
              </table:table-cell>
              <table:table-cell office:value-type="float" office:value="0.999468748727789">
                <text:p>0.9994687487277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72.7122876886">
                <text:p>60072.7122876886</text:p>
              </table:table-cell>
              <table:table-cell office:value-type="float" office:value="0.999999802733743">
                <text:p>0.999999802733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72.7122876886">
                <text:p>60072.7122876886</text:p>
              </table:table-cell>
              <table:table-cell office:value-type="float" office:value="0.000523390986731277">
                <text:p>0.000523390986731277</text:p>
              </table:table-cell>
              <table:table-cell office:value-type="float" office:value="60072.7122876886">
                <text:p>60072.7122876886</text:p>
              </table:table-cell>
              <table:table-cell office:value-type="float" office:value="0.999476608796667">
                <text:p>0.99947660879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47.2225790543">
                <text:p>60147.2225790543</text:p>
              </table:table-cell>
              <table:table-cell office:value-type="float" office:value="0.99999980373968">
                <text:p>0.99999980373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47.2225790543">
                <text:p>60147.2225790543</text:p>
              </table:table-cell>
              <table:table-cell office:value-type="float" office:value="0.000515664989529043">
                <text:p>0.000515664989529043</text:p>
              </table:table-cell>
              <table:table-cell office:value-type="float" office:value="60147.2225790543">
                <text:p>60147.2225790543</text:p>
              </table:table-cell>
              <table:table-cell office:value-type="float" office:value="0.999484334798712">
                <text:p>0.999484334798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21.7331848759">
                <text:p>60221.7331848759</text:p>
              </table:table-cell>
              <table:table-cell office:value-type="float" office:value="0.999999804738467">
                <text:p>0.999999804738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21.7331848759">
                <text:p>60221.7331848759</text:p>
              </table:table-cell>
              <table:table-cell office:value-type="float" office:value="0.000508070489225783">
                <text:p>0.000508070489225783</text:p>
              </table:table-cell>
              <table:table-cell office:value-type="float" office:value="60221.7331848759">
                <text:p>60221.7331848759</text:p>
              </table:table-cell>
              <table:table-cell office:value-type="float" office:value="0.99949192930374">
                <text:p>0.999491929303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96.2440992312">
                <text:p>60296.2440992312</text:p>
              </table:table-cell>
              <table:table-cell office:value-type="float" office:value="0.9999998057302">
                <text:p>0.9999998057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96.2440992312">
                <text:p>60296.2440992312</text:p>
              </table:table-cell>
              <table:table-cell office:value-type="float" office:value="0.000500604884476321">
                <text:p>0.000500604884476321</text:p>
              </table:table-cell>
              <table:table-cell office:value-type="float" office:value="60296.2440992312">
                <text:p>60296.2440992312</text:p>
              </table:table-cell>
              <table:table-cell office:value-type="float" office:value="0.999499394913098">
                <text:p>0.999499394913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370.7553169215">
                <text:p>60370.7553169215</text:p>
              </table:table-cell>
              <table:table-cell office:value-type="float" office:value="0.999999806714893">
                <text:p>0.999999806714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370.7553169215">
                <text:p>60370.7553169215</text:p>
              </table:table-cell>
              <table:table-cell office:value-type="float" office:value="0.000493265844011145">
                <text:p>0.000493265844011145</text:p>
              </table:table-cell>
              <table:table-cell office:value-type="float" office:value="60370.7553169215">
                <text:p>60370.7553169215</text:p>
              </table:table-cell>
              <table:table-cell office:value-type="float" office:value="0.999506733958059">
                <text:p>0.99950673395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45.2668322523">
                <text:p>60445.2668322523</text:p>
              </table:table-cell>
              <table:table-cell office:value-type="float" office:value="0.99999980769264">
                <text:p>0.99999980769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45.2668322523">
                <text:p>60445.2668322523</text:p>
              </table:table-cell>
              <table:table-cell office:value-type="float" office:value="0.0004860508721791">
                <text:p>0.0004860508721791</text:p>
              </table:table-cell>
              <table:table-cell office:value-type="float" office:value="60445.2668322523">
                <text:p>60445.2668322523</text:p>
              </table:table-cell>
              <table:table-cell office:value-type="float" office:value="0.999513948934277">
                <text:p>0.999513948934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19.7786401139">
                <text:p>60519.7786401139</text:p>
              </table:table-cell>
              <table:table-cell office:value-type="float" office:value="0.999999808663472">
                <text:p>0.999999808663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19.7786401139">
                <text:p>60519.7786401139</text:p>
              </table:table-cell>
              <table:table-cell office:value-type="float" office:value="0.000478957693099405">
                <text:p>0.000478957693099405</text:p>
              </table:table-cell>
              <table:table-cell office:value-type="float" office:value="60519.7786401139">
                <text:p>60519.7786401139</text:p>
              </table:table-cell>
              <table:table-cell office:value-type="float" office:value="0.999521042117636">
                <text:p>0.999521042117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94.2907349215">
                <text:p>60594.2907349215</text:p>
              </table:table-cell>
              <table:table-cell office:value-type="float" office:value="0.999999809627498">
                <text:p>0.999999809627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94.2907349215">
                <text:p>60594.2907349215</text:p>
              </table:table-cell>
              <table:table-cell office:value-type="float" office:value="0.000471983873972149">
                <text:p>0.000471983873972149</text:p>
              </table:table-cell>
              <table:table-cell office:value-type="float" office:value="60594.2907349215">
                <text:p>60594.2907349215</text:p>
              </table:table-cell>
              <table:table-cell office:value-type="float" office:value="0.999528015940939">
                <text:p>0.999528015940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668.8031118866">
                <text:p>60668.8031118866</text:p>
              </table:table-cell>
              <table:table-cell office:value-type="float" office:value="0.99999981058473">
                <text:p>0.99999981058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668.8031118866">
                <text:p>60668.8031118866</text:p>
              </table:table-cell>
              <table:table-cell office:value-type="float" office:value="0.000465127275697139">
                <text:p>0.000465127275697139</text:p>
              </table:table-cell>
              <table:table-cell office:value-type="float" office:value="60668.8031118866">
                <text:p>60668.8031118866</text:p>
              </table:table-cell>
              <table:table-cell office:value-type="float" office:value="0.999534872543288">
                <text:p>0.999534872543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743.3157657516">
                <text:p>60743.3157657516</text:p>
              </table:table-cell>
              <table:table-cell office:value-type="float" office:value="0.999999811535261">
                <text:p>0.999999811535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743.3157657516">
                <text:p>60743.3157657516</text:p>
              </table:table-cell>
              <table:table-cell office:value-type="float" office:value="0.000458385604067872">
                <text:p>0.000458385604067872</text:p>
              </table:table-cell>
              <table:table-cell office:value-type="float" office:value="60743.3157657516">
                <text:p>60743.3157657516</text:p>
              </table:table-cell>
              <table:table-cell office:value-type="float" office:value="0.999541614218894">
                <text:p>0.999541614218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17.8286915893">
                <text:p>60817.8286915893</text:p>
              </table:table-cell>
              <table:table-cell office:value-type="float" office:value="0.999999812479149">
                <text:p>0.99999981247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17.8286915893">
                <text:p>60817.8286915893</text:p>
              </table:table-cell>
              <table:table-cell office:value-type="float" office:value="0.000451756692803097">
                <text:p>0.000451756692803097</text:p>
              </table:table-cell>
              <table:table-cell office:value-type="float" office:value="60817.8286915893">
                <text:p>60817.8286915893</text:p>
              </table:table-cell>
              <table:table-cell office:value-type="float" office:value="0.999548243134039">
                <text:p>0.999548243134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92.341884784">
                <text:p>60892.341884784</text:p>
              </table:table-cell>
              <table:table-cell office:value-type="float" office:value="0.999999813416421">
                <text:p>0.999999813416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92.341884784">
                <text:p>60892.341884784</text:p>
              </table:table-cell>
              <table:table-cell office:value-type="float" office:value="0.000445238496048201">
                <text:p>0.000445238496048201</text:p>
              </table:table-cell>
              <table:table-cell office:value-type="float" office:value="60892.341884784">
                <text:p>60892.341884784</text:p>
              </table:table-cell>
              <table:table-cell office:value-type="float" office:value="0.99955476133458">
                <text:p>0.99955476133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66.8553403813">
                <text:p>60966.8553403813</text:p>
              </table:table-cell>
              <table:table-cell office:value-type="float" office:value="0.999999814347167">
                <text:p>0.999999814347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66.8553403813">
                <text:p>60966.8553403813</text:p>
              </table:table-cell>
              <table:table-cell office:value-type="float" office:value="0.000438828858982059">
                <text:p>0.000438828858982059</text:p>
              </table:table-cell>
              <table:table-cell office:value-type="float" office:value="60966.8553403813">
                <text:p>60966.8553403813</text:p>
              </table:table-cell>
              <table:table-cell office:value-type="float" office:value="0.999561170975341">
                <text:p>0.9995611709753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41.3690538445">
                <text:p>61041.3690538445</text:p>
              </table:table-cell>
              <table:table-cell office:value-type="float" office:value="0.999999815271429">
                <text:p>0.9999998152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41.3690538445">
                <text:p>61041.3690538445</text:p>
              </table:table-cell>
              <table:table-cell office:value-type="float" office:value="0.000432525784138515">
                <text:p>0.000432525784138515</text:p>
              </table:table-cell>
              <table:table-cell office:value-type="float" office:value="61041.3690538445">
                <text:p>61041.3690538445</text:p>
              </table:table-cell>
              <table:table-cell office:value-type="float" office:value="0.999567474053792">
                <text:p>0.999567474053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15.8830206201">
                <text:p>61115.8830206201</text:p>
              </table:table-cell>
              <table:table-cell office:value-type="float" office:value="0.999999816189264">
                <text:p>0.999999816189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15.8830206201">
                <text:p>61115.8830206201</text:p>
              </table:table-cell>
              <table:table-cell office:value-type="float" office:value="0.0004263272779576">
                <text:p>0.0004263272779576</text:p>
              </table:table-cell>
              <table:table-cell office:value-type="float" office:value="61115.8830206201">
                <text:p>61115.8830206201</text:p>
              </table:table-cell>
              <table:table-cell office:value-type="float" office:value="0.999573672563493">
                <text:p>0.9995736725634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90.3972361432">
                <text:p>61190.3972361432</text:p>
              </table:table-cell>
              <table:table-cell office:value-type="float" office:value="0.999999817100743">
                <text:p>0.999999817100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90.3972361432">
                <text:p>61190.3972361432</text:p>
              </table:table-cell>
              <table:table-cell office:value-type="float" office:value="0.000420231352826057">
                <text:p>0.000420231352826057</text:p>
              </table:table-cell>
              <table:table-cell office:value-type="float" office:value="61190.3972361432">
                <text:p>61190.3972361432</text:p>
              </table:table-cell>
              <table:table-cell office:value-type="float" office:value="0.999579768492062">
                <text:p>0.999579768492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64.911696141">
                <text:p>61264.911696141</text:p>
              </table:table-cell>
              <table:table-cell office:value-type="float" office:value="0.999999818005906">
                <text:p>0.999999818005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64.911696141">
                <text:p>61264.911696141</text:p>
              </table:table-cell>
              <table:table-cell office:value-type="float" office:value="0.000414236133126359">
                <text:p>0.000414236133126359</text:p>
              </table:table-cell>
              <table:table-cell office:value-type="float" office:value="61264.911696141">
                <text:p>61264.911696141</text:p>
              </table:table-cell>
              <table:table-cell office:value-type="float" office:value="0.999585763715116">
                <text:p>0.999585763715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39.426396323">
                <text:p>61339.426396323</text:p>
              </table:table-cell>
              <table:table-cell office:value-type="float" office:value="0.999999818904808">
                <text:p>0.999999818904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39.426396323">
                <text:p>61339.426396323</text:p>
              </table:table-cell>
              <table:table-cell office:value-type="float" office:value="0.000408339746186279">
                <text:p>0.000408339746186279</text:p>
              </table:table-cell>
              <table:table-cell office:value-type="float" office:value="61339.426396323">
                <text:p>61339.426396323</text:p>
              </table:table-cell>
              <table:table-cell office:value-type="float" office:value="0.999591660105331">
                <text:p>0.999591660105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13.9413324823">
                <text:p>61413.9413324823</text:p>
              </table:table-cell>
              <table:table-cell office:value-type="float" office:value="0.999999819797505">
                <text:p>0.999999819797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13.9413324823">
                <text:p>61413.9413324823</text:p>
              </table:table-cell>
              <table:table-cell office:value-type="float" office:value="0.000402540357840087">
                <text:p>0.000402540357840087</text:p>
              </table:table-cell>
              <table:table-cell office:value-type="float" office:value="61413.9413324823">
                <text:p>61413.9413324823</text:p>
              </table:table-cell>
              <table:table-cell office:value-type="float" office:value="0.999597459496874">
                <text:p>0.999597459496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88.4565003995">
                <text:p>61488.4565003995</text:p>
              </table:table-cell>
              <table:table-cell office:value-type="float" office:value="0.999999820684065">
                <text:p>0.99999982068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88.4565003995">
                <text:p>61488.4565003995</text:p>
              </table:table-cell>
              <table:table-cell office:value-type="float" office:value="0.00039683613848742">
                <text:p>0.00039683613848742</text:p>
              </table:table-cell>
              <table:table-cell office:value-type="float" office:value="61488.4565003995">
                <text:p>61488.4565003995</text:p>
              </table:table-cell>
              <table:table-cell office:value-type="float" office:value="0.999603163719349">
                <text:p>0.999603163719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62.9718962213">
                <text:p>61562.9718962213</text:p>
              </table:table-cell>
              <table:table-cell office:value-type="float" office:value="0.999999821564511">
                <text:p>0.999999821564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62.9718962213">
                <text:p>61562.9718962213</text:p>
              </table:table-cell>
              <table:table-cell office:value-type="float" office:value="0.000391225395085364">
                <text:p>0.000391225395085364</text:p>
              </table:table-cell>
              <table:table-cell office:value-type="float" office:value="61562.9718962213">
                <text:p>61562.9718962213</text:p>
              </table:table-cell>
              <table:table-cell office:value-type="float" office:value="0.999608774465798">
                <text:p>0.9996087744657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37.4875157938">
                <text:p>61637.4875157938</text:p>
              </table:table-cell>
              <table:table-cell office:value-type="float" office:value="0.999999822438926">
                <text:p>0.99999982243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37.4875157938">
                <text:p>61637.4875157938</text:p>
              </table:table-cell>
              <table:table-cell office:value-type="float" office:value="0.000385706338240258">
                <text:p>0.000385706338240258</text:p>
              </table:table-cell>
              <table:table-cell office:value-type="float" office:value="61637.4875157938">
                <text:p>61637.4875157938</text:p>
              </table:table-cell>
              <table:table-cell office:value-type="float" office:value="0.999614293525619">
                <text:p>0.999614293525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12.0033553231">
                <text:p>61712.0033553231</text:p>
              </table:table-cell>
              <table:table-cell office:value-type="float" office:value="0.999999823307349">
                <text:p>0.99999982330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12.0033553231">
                <text:p>61712.0033553231</text:p>
              </table:table-cell>
              <table:table-cell office:value-type="float" office:value="0.000380277312428385">
                <text:p>0.000380277312428385</text:p>
              </table:table-cell>
              <table:table-cell office:value-type="float" office:value="61712.0033553231">
                <text:p>61712.0033553231</text:p>
              </table:table-cell>
              <table:table-cell office:value-type="float" office:value="0.999619722554337">
                <text:p>0.999619722554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86.5194109959">
                <text:p>61786.5194109959</text:p>
              </table:table-cell>
              <table:table-cell office:value-type="float" office:value="0.999999824169829">
                <text:p>0.999999824169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86.5194109959">
                <text:p>61786.5194109959</text:p>
              </table:table-cell>
              <table:table-cell office:value-type="float" office:value="0.00037493666344014">
                <text:p>0.00037493666344014</text:p>
              </table:table-cell>
              <table:table-cell office:value-type="float" office:value="61786.5194109959">
                <text:p>61786.5194109959</text:p>
              </table:table-cell>
              <table:table-cell office:value-type="float" office:value="0.999625063206163">
                <text:p>0.999625063206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861.0356789844">
                <text:p>61861.0356789844</text:p>
              </table:table-cell>
              <table:table-cell office:value-type="float" office:value="0.999999825026433">
                <text:p>0.999999825026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861.0356789844">
                <text:p>61861.0356789844</text:p>
              </table:table-cell>
              <table:table-cell office:value-type="float" office:value="0.000369682740155326">
                <text:p>0.000369682740155326</text:p>
              </table:table-cell>
              <table:table-cell office:value-type="float" office:value="61861.0356789844">
                <text:p>61861.0356789844</text:p>
              </table:table-cell>
              <table:table-cell office:value-type="float" office:value="0.999630317132219">
                <text:p>0.999630317132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935.5521557118">
                <text:p>61935.5521557118</text:p>
              </table:table-cell>
              <table:table-cell office:value-type="float" office:value="0.999999825877198">
                <text:p>0.999999825877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935.5521557118">
                <text:p>61935.5521557118</text:p>
              </table:table-cell>
              <table:table-cell office:value-type="float" office:value="0.000364513986370617">
                <text:p>0.000364513986370617</text:p>
              </table:table-cell>
              <table:table-cell office:value-type="float" office:value="61935.5521557118">
                <text:p>61935.5521557118</text:p>
              </table:table-cell>
              <table:table-cell office:value-type="float" office:value="0.999635485888711">
                <text:p>0.9996354858887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10.0688376668">
                <text:p>62010.0688376668</text:p>
              </table:table-cell>
              <table:table-cell office:value-type="float" office:value="0.999999826722159">
                <text:p>0.99999982672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10.0688376668">
                <text:p>62010.0688376668</text:p>
              </table:table-cell>
              <table:table-cell office:value-type="float" office:value="0.000359428876093402">
                <text:p>0.000359428876093402</text:p>
              </table:table-cell>
              <table:table-cell office:value-type="float" office:value="62010.0688376668">
                <text:p>62010.0688376668</text:p>
              </table:table-cell>
              <table:table-cell office:value-type="float" office:value="0.999640571001631">
                <text:p>0.999640571001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84.5857211493">
                <text:p>62084.5857211493</text:p>
              </table:table-cell>
              <table:table-cell office:value-type="float" office:value="0.999999827561394">
                <text:p>0.99999982756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84.5857211493">
                <text:p>62084.5857211493</text:p>
              </table:table-cell>
              <table:table-cell office:value-type="float" office:value="0.000354425825557547">
                <text:p>0.000354425825557547</text:p>
              </table:table-cell>
              <table:table-cell office:value-type="float" office:value="62084.5857211493">
                <text:p>62084.5857211493</text:p>
              </table:table-cell>
              <table:table-cell office:value-type="float" office:value="0.999645574054748">
                <text:p>0.999645574054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59.1028027028">
                <text:p>62159.1028027028</text:p>
              </table:table-cell>
              <table:table-cell office:value-type="float" office:value="0.999999828394953">
                <text:p>0.999999828394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59.1028027028">
                <text:p>62159.1028027028</text:p>
              </table:table-cell>
              <table:table-cell office:value-type="float" office:value="0.000349503342768359">
                <text:p>0.000349503342768359</text:p>
              </table:table-cell>
              <table:table-cell office:value-type="float" office:value="62159.1028027028">
                <text:p>62159.1028027028</text:p>
              </table:table-cell>
              <table:table-cell office:value-type="float" office:value="0.999650496540059">
                <text:p>0.999650496540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233.6200791011">
                <text:p>62233.6200791011</text:p>
              </table:table-cell>
              <table:table-cell office:value-type="float" office:value="0.999999829222855">
                <text:p>0.999999829222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233.6200791011">
                <text:p>62233.6200791011</text:p>
              </table:table-cell>
              <table:table-cell office:value-type="float" office:value="0.000344660022184557">
                <text:p>0.000344660022184557</text:p>
              </table:table-cell>
              <table:table-cell office:value-type="float" office:value="62233.6200791011">
                <text:p>62233.6200791011</text:p>
              </table:table-cell>
              <table:table-cell office:value-type="float" office:value="0.999655339863106">
                <text:p>0.999655339863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308.1375469307">
                <text:p>62308.1375469307</text:p>
              </table:table-cell>
              <table:table-cell office:value-type="float" office:value="0.999999830045164">
                <text:p>0.999999830045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308.1375469307">
                <text:p>62308.1375469307</text:p>
              </table:table-cell>
              <table:table-cell office:value-type="float" office:value="0.000339894400778943">
                <text:p>0.000339894400778943</text:p>
              </table:table-cell>
              <table:table-cell office:value-type="float" office:value="62308.1375469307">
                <text:p>62308.1375469307</text:p>
              </table:table-cell>
              <table:table-cell office:value-type="float" office:value="0.999660105486919">
                <text:p>0.9996601054869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382.6552028468">
                <text:p>62382.6552028468</text:p>
              </table:table-cell>
              <table:table-cell office:value-type="float" office:value="0.999999830861941">
                <text:p>0.99999983086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382.6552028468">
                <text:p>62382.6552028468</text:p>
              </table:table-cell>
              <table:table-cell office:value-type="float" office:value="0.00033520504606325">
                <text:p>0.00033520504606325</text:p>
              </table:table-cell>
              <table:table-cell office:value-type="float" office:value="62382.6552028468">
                <text:p>62382.6552028468</text:p>
              </table:table-cell>
              <table:table-cell office:value-type="float" office:value="0.999664794843985">
                <text:p>0.999664794843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457.1730438064">
                <text:p>62457.1730438064</text:p>
              </table:table-cell>
              <table:table-cell office:value-type="float" office:value="0.999999831673204">
                <text:p>0.999999831673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457.1730438064">
                <text:p>62457.1730438064</text:p>
              </table:table-cell>
              <table:table-cell office:value-type="float" office:value="0.000330590636139396">
                <text:p>0.000330590636139396</text:p>
              </table:table-cell>
              <table:table-cell office:value-type="float" office:value="62457.1730438064">
                <text:p>62457.1730438064</text:p>
              </table:table-cell>
              <table:table-cell office:value-type="float" office:value="0.999669409256205">
                <text:p>0.999669409256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31.6910665089">
                <text:p>62531.6910665089</text:p>
              </table:table-cell>
              <table:table-cell office:value-type="float" office:value="0.999999832479029">
                <text:p>0.999999832479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31.6910665089">
                <text:p>62531.6910665089</text:p>
              </table:table-cell>
              <table:table-cell office:value-type="float" office:value="0.000326049767235514">
                <text:p>0.000326049767235514</text:p>
              </table:table-cell>
              <table:table-cell office:value-type="float" office:value="62531.6910665089">
                <text:p>62531.6910665089</text:p>
              </table:table-cell>
              <table:table-cell office:value-type="float" office:value="0.999673950127353">
                <text:p>0.9996739501273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06.2092679512">
                <text:p>62606.2092679512</text:p>
              </table:table-cell>
              <table:table-cell office:value-type="float" office:value="0.999999833279448">
                <text:p>0.999999833279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06.2092679512">
                <text:p>62606.2092679512</text:p>
              </table:table-cell>
              <table:table-cell office:value-type="float" office:value="0.000321581144097842">
                <text:p>0.000321581144097842</text:p>
              </table:table-cell>
              <table:table-cell office:value-type="float" office:value="62606.2092679512">
                <text:p>62606.2092679512</text:p>
              </table:table-cell>
              <table:table-cell office:value-type="float" office:value="0.999678418752683">
                <text:p>0.999678418752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80.7276451838">
                <text:p>62680.7276451838</text:p>
              </table:table-cell>
              <table:table-cell office:value-type="float" office:value="0.999999834074494">
                <text:p>0.99999983407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80.7276451838">
                <text:p>62680.7276451838</text:p>
              </table:table-cell>
              <table:table-cell office:value-type="float" office:value="0.000317183496149937">
                <text:p>0.000317183496149937</text:p>
              </table:table-cell>
              <table:table-cell office:value-type="float" office:value="62680.7276451838">
                <text:p>62680.7276451838</text:p>
              </table:table-cell>
              <table:table-cell office:value-type="float" office:value="0.999682816402773">
                <text:p>0.999682816402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755.2461950881">
                <text:p>62755.2461950881</text:p>
              </table:table-cell>
              <table:table-cell office:value-type="float" office:value="0.999999834864238">
                <text:p>0.999999834864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755.2461950881">
                <text:p>62755.2461950881</text:p>
              </table:table-cell>
              <table:table-cell office:value-type="float" office:value="0.00031285550110666">
                <text:p>0.00031285550110666</text:p>
              </table:table-cell>
              <table:table-cell office:value-type="float" office:value="62755.2461950881">
                <text:p>62755.2461950881</text:p>
              </table:table-cell>
              <table:table-cell office:value-type="float" office:value="0.999687144399909">
                <text:p>0.999687144399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829.7649147559">
                <text:p>62829.7649147559</text:p>
              </table:table-cell>
              <table:table-cell office:value-type="float" office:value="0.999999835648725">
                <text:p>0.99999983564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829.7649147559">
                <text:p>62829.7649147559</text:p>
              </table:table-cell>
              <table:table-cell office:value-type="float" office:value="0.000308595914844698">
                <text:p>0.000308595914844698</text:p>
              </table:table-cell>
              <table:table-cell office:value-type="float" office:value="62829.7649147559">
                <text:p>62829.7649147559</text:p>
              </table:table-cell>
              <table:table-cell office:value-type="float" office:value="0.999691403988216">
                <text:p>0.999691403988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04.2838014777">
                <text:p>62904.2838014777</text:p>
              </table:table-cell>
              <table:table-cell office:value-type="float" office:value="0.999999836427973">
                <text:p>0.999999836427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04.2838014777">
                <text:p>62904.2838014777</text:p>
              </table:table-cell>
              <table:table-cell office:value-type="float" office:value="0.000304403566901429">
                <text:p>0.000304403566901429</text:p>
              </table:table-cell>
              <table:table-cell office:value-type="float" office:value="62904.2838014777">
                <text:p>62904.2838014777</text:p>
              </table:table-cell>
              <table:table-cell office:value-type="float" office:value="0.999695596338159">
                <text:p>0.999695596338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78.8028523765">
                <text:p>62978.8028523765</text:p>
              </table:table-cell>
              <table:table-cell office:value-type="float" office:value="0.999999837202039">
                <text:p>0.99999983720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78.8028523765">
                <text:p>62978.8028523765</text:p>
              </table:table-cell>
              <table:table-cell office:value-type="float" office:value="0.000300277235444093">
                <text:p>0.000300277235444093</text:p>
              </table:table-cell>
              <table:table-cell office:value-type="float" office:value="62978.8028523765">
                <text:p>62978.8028523765</text:p>
              </table:table-cell>
              <table:table-cell office:value-type="float" office:value="0.999699722671569">
                <text:p>0.999699722671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53.3220647019">
                <text:p>63053.3220647019</text:p>
              </table:table-cell>
              <table:table-cell office:value-type="float" office:value="0.999999837970967">
                <text:p>0.999999837970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53.3220647019">
                <text:p>63053.3220647019</text:p>
              </table:table-cell>
              <table:table-cell office:value-type="float" office:value="0.000296215747533317">
                <text:p>0.000296215747533317</text:p>
              </table:table-cell>
              <table:table-cell office:value-type="float" office:value="63053.3220647019">
                <text:p>63053.3220647019</text:p>
              </table:table-cell>
              <table:table-cell office:value-type="float" office:value="0.999703784161389">
                <text:p>0.9997037841613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127.8414357551">
                <text:p>63127.8414357551</text:p>
              </table:table-cell>
              <table:table-cell office:value-type="float" office:value="0.999999838734801">
                <text:p>0.999999838734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127.8414357551">
                <text:p>63127.8414357551</text:p>
              </table:table-cell>
              <table:table-cell office:value-type="float" office:value="0.000292217953319391">
                <text:p>0.000292217953319391</text:p>
              </table:table-cell>
              <table:table-cell office:value-type="float" office:value="63127.8414357551">
                <text:p>63127.8414357551</text:p>
              </table:table-cell>
              <table:table-cell office:value-type="float" office:value="0.999707781957469">
                <text:p>0.9997077819574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202.3609628195">
                <text:p>63202.3609628195</text:p>
              </table:table-cell>
              <table:table-cell office:value-type="float" office:value="0.999999839493594">
                <text:p>0.99999983949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202.3609628195">
                <text:p>63202.3609628195</text:p>
              </table:table-cell>
              <table:table-cell office:value-type="float" office:value="0.000288282702483158">
                <text:p>0.000288282702483158</text:p>
              </table:table-cell>
              <table:table-cell office:value-type="float" office:value="63202.3609628195">
                <text:p>63202.3609628195</text:p>
              </table:table-cell>
              <table:table-cell office:value-type="float" office:value="0.999711717210129">
                <text:p>0.999711717210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276.880643433">
                <text:p>63276.880643433</text:p>
              </table:table-cell>
              <table:table-cell office:value-type="float" office:value="0.999999840247365">
                <text:p>0.999999840247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276.880643433">
                <text:p>63276.880643433</text:p>
              </table:table-cell>
              <table:table-cell office:value-type="float" office:value="0.000284408936349561">
                <text:p>0.000284408936349561</text:p>
              </table:table-cell>
              <table:table-cell office:value-type="float" office:value="63276.880643433">
                <text:p>63276.880643433</text:p>
              </table:table-cell>
              <table:table-cell office:value-type="float" office:value="0.999715590978046">
                <text:p>0.999715590978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51.4004749759">
                <text:p>63351.4004749759</text:p>
              </table:table-cell>
              <table:table-cell office:value-type="float" office:value="0.999999840996167">
                <text:p>0.999999840996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51.4004749759">
                <text:p>63351.4004749759</text:p>
              </table:table-cell>
              <table:table-cell office:value-type="float" office:value="0.000280595547984401">
                <text:p>0.000280595547984401</text:p>
              </table:table-cell>
              <table:table-cell office:value-type="float" office:value="63351.4004749759">
                <text:p>63351.4004749759</text:p>
              </table:table-cell>
              <table:table-cell office:value-type="float" office:value="0.999719404368154">
                <text:p>0.999719404368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25.9204548796">
                <text:p>63425.9204548796</text:p>
              </table:table-cell>
              <table:table-cell office:value-type="float" office:value="0.999999841740055">
                <text:p>0.99999984174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25.9204548796">
                <text:p>63425.9204548796</text:p>
              </table:table-cell>
              <table:table-cell office:value-type="float" office:value="0.000276841453011818">
                <text:p>0.000276841453011818</text:p>
              </table:table-cell>
              <table:table-cell office:value-type="float" office:value="63425.9204548796">
                <text:p>63425.9204548796</text:p>
              </table:table-cell>
              <table:table-cell office:value-type="float" office:value="0.99972315846483">
                <text:p>0.999723158464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500.4405808185">
                <text:p>63500.4405808185</text:p>
              </table:table-cell>
              <table:table-cell office:value-type="float" office:value="0.999999842479044">
                <text:p>0.999999842479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500.4405808185">
                <text:p>63500.4405808185</text:p>
              </table:table-cell>
              <table:table-cell office:value-type="float" office:value="0.000273145654197338">
                <text:p>0.000273145654197338</text:p>
              </table:table-cell>
              <table:table-cell office:value-type="float" office:value="63500.4405808185">
                <text:p>63500.4405808185</text:p>
              </table:table-cell>
              <table:table-cell office:value-type="float" office:value="0.99972685426531">
                <text:p>0.99972685426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574.9608502516">
                <text:p>63574.9608502516</text:p>
              </table:table-cell>
              <table:table-cell office:value-type="float" office:value="0.9999998432132">
                <text:p>0.999999843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574.9608502516">
                <text:p>63574.9608502516</text:p>
              </table:table-cell>
              <table:table-cell office:value-type="float" office:value="0.000269507086449922">
                <text:p>0.000269507086449922</text:p>
              </table:table-cell>
              <table:table-cell office:value-type="float" office:value="63574.9608502516">
                <text:p>63574.9608502516</text:p>
              </table:table-cell>
              <table:table-cell office:value-type="float" office:value="0.999730492834685">
                <text:p>0.999730492834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649.4812609396">
                <text:p>63649.4812609396</text:p>
              </table:table-cell>
              <table:table-cell office:value-type="float" office:value="0.999999843942539">
                <text:p>0.999999843942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649.4812609396">
                <text:p>63649.4812609396</text:p>
              </table:table-cell>
              <table:table-cell office:value-type="float" office:value="0.000265924791327198">
                <text:p>0.000265924791327198</text:p>
              </table:table-cell>
              <table:table-cell office:value-type="float" office:value="63649.4812609396">
                <text:p>63649.4812609396</text:p>
              </table:table-cell>
              <table:table-cell office:value-type="float" office:value="0.9997340751314">
                <text:p>0.9997340751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24.0018104331">
                <text:p>63724.0018104331</text:p>
              </table:table-cell>
              <table:table-cell office:value-type="float" office:value="0.999999844667124">
                <text:p>0.999999844667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24.0018104331">
                <text:p>63724.0018104331</text:p>
              </table:table-cell>
              <table:table-cell office:value-type="float" office:value="0.000262397744312374">
                <text:p>0.000262397744312374</text:p>
              </table:table-cell>
              <table:table-cell office:value-type="float" office:value="63724.0018104331">
                <text:p>63724.0018104331</text:p>
              </table:table-cell>
              <table:table-cell office:value-type="float" office:value="0.999737602179971">
                <text:p>0.999737602179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98.522496576">
                <text:p>63798.522496576</text:p>
              </table:table-cell>
              <table:table-cell office:value-type="float" office:value="0.999999845386971">
                <text:p>0.999999845386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98.522496576">
                <text:p>63798.522496576</text:p>
              </table:table-cell>
              <table:table-cell office:value-type="float" office:value="0.000258925024113065">
                <text:p>0.000258925024113065</text:p>
              </table:table-cell>
              <table:table-cell office:value-type="float" office:value="63798.522496576">
                <text:p>63798.522496576</text:p>
              </table:table-cell>
              <table:table-cell office:value-type="float" office:value="0.999741074901693">
                <text:p>0.999741074901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873.0433170668">
                <text:p>63873.0433170668</text:p>
              </table:table-cell>
              <table:table-cell office:value-type="float" office:value="0.999999846102131">
                <text:p>0.99999984610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873.0433170668">
                <text:p>63873.0433170668</text:p>
              </table:table-cell>
              <table:table-cell office:value-type="float" office:value="0.000255505665214309">
                <text:p>0.000255505665214309</text:p>
              </table:table-cell>
              <table:table-cell office:value-type="float" office:value="63873.0433170668">
                <text:p>63873.0433170668</text:p>
              </table:table-cell>
              <table:table-cell office:value-type="float" office:value="0.999744494262079">
                <text:p>0.999744494262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947.5642696487">
                <text:p>63947.5642696487</text:p>
              </table:table-cell>
              <table:table-cell office:value-type="float" office:value="0.999999846812654">
                <text:p>0.999999846812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947.5642696487">
                <text:p>63947.5642696487</text:p>
              </table:table-cell>
              <table:table-cell office:value-type="float" office:value="0.00025213872154635">
                <text:p>0.00025213872154635</text:p>
              </table:table-cell>
              <table:table-cell office:value-type="float" office:value="63947.5642696487">
                <text:p>63947.5642696487</text:p>
              </table:table-cell>
              <table:table-cell office:value-type="float" office:value="0.999747861207203">
                <text:p>0.9997478612072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22.0853522835">
                <text:p>64022.0853522835</text:p>
              </table:table-cell>
              <table:table-cell office:value-type="float" office:value="0.999999847518555">
                <text:p>0.999999847518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22.0853522835">
                <text:p>64022.0853522835</text:p>
              </table:table-cell>
              <table:table-cell office:value-type="float" office:value="0.00024882332462574">
                <text:p>0.00024882332462574</text:p>
              </table:table-cell>
              <table:table-cell office:value-type="float" office:value="64022.0853522835">
                <text:p>64022.0853522835</text:p>
              </table:table-cell>
              <table:table-cell office:value-type="float" office:value="0.999751176605546">
                <text:p>0.9997511766055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96.6065627931">
                <text:p>64096.6065627931</text:p>
              </table:table-cell>
              <table:table-cell office:value-type="float" office:value="0.999999848219883">
                <text:p>0.999999848219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96.6065627931">
                <text:p>64096.6065627931</text:p>
              </table:table-cell>
              <table:table-cell office:value-type="float" office:value="0.000245558563368773">
                <text:p>0.000245558563368773</text:p>
              </table:table-cell>
              <table:table-cell office:value-type="float" office:value="64096.6065627931">
                <text:p>64096.6065627931</text:p>
              </table:table-cell>
              <table:table-cell office:value-type="float" office:value="0.999754441368195">
                <text:p>0.999754441368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71.1278990979">
                <text:p>64171.1278990979</text:p>
              </table:table-cell>
              <table:table-cell office:value-type="float" office:value="0.999999848916677">
                <text:p>0.99999984891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71.1278990979">
                <text:p>64171.1278990979</text:p>
              </table:table-cell>
              <table:table-cell office:value-type="float" office:value="0.000242343563899888">
                <text:p>0.000242343563899888</text:p>
              </table:table-cell>
              <table:table-cell office:value-type="float" office:value="64171.1278990979">
                <text:p>64171.1278990979</text:p>
              </table:table-cell>
              <table:table-cell office:value-type="float" office:value="0.999757656369025">
                <text:p>0.999757656369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45.6493591565">
                <text:p>64245.6493591565</text:p>
              </table:table-cell>
              <table:table-cell office:value-type="float" office:value="0.999999849608973">
                <text:p>0.999999849608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45.6493591565">
                <text:p>64245.6493591565</text:p>
              </table:table-cell>
              <table:table-cell office:value-type="float" office:value="0.000239177469072962">
                <text:p>0.000239177469072962</text:p>
              </table:table-cell>
              <table:table-cell office:value-type="float" office:value="64245.6493591565">
                <text:p>64245.6493591565</text:p>
              </table:table-cell>
              <table:table-cell office:value-type="float" office:value="0.999760822465184">
                <text:p>0.999760822465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320.1709409089">
                <text:p>64320.1709409089</text:p>
              </table:table-cell>
              <table:table-cell office:value-type="float" office:value="0.999999850296819">
                <text:p>0.999999850296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320.1709409089">
                <text:p>64320.1709409089</text:p>
              </table:table-cell>
              <table:table-cell office:value-type="float" office:value="0.000236059419725008">
                <text:p>0.000236059419725008</text:p>
              </table:table-cell>
              <table:table-cell office:value-type="float" office:value="64320.1709409089">
                <text:p>64320.1709409089</text:p>
              </table:table-cell>
              <table:table-cell office:value-type="float" office:value="0.999763940515834">
                <text:p>0.999763940515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394.6926425528">
                <text:p>64394.6926425528</text:p>
              </table:table-cell>
              <table:table-cell office:value-type="float" office:value="0.999999850980217">
                <text:p>0.999999850980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394.6926425528">
                <text:p>64394.6926425528</text:p>
              </table:table-cell>
              <table:table-cell office:value-type="float" office:value="0.000232988646312768">
                <text:p>0.000232988646312768</text:p>
              </table:table-cell>
              <table:table-cell office:value-type="float" office:value="64394.6926425528">
                <text:p>64394.6926425528</text:p>
              </table:table-cell>
              <table:table-cell office:value-type="float" office:value="0.99976701129052">
                <text:p>0.99976701129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69.2144619897">
                <text:p>64469.2144619897</text:p>
              </table:table-cell>
              <table:table-cell office:value-type="float" office:value="0.999999851659238">
                <text:p>0.999999851659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69.2144619897">
                <text:p>64469.2144619897</text:p>
              </table:table-cell>
              <table:table-cell office:value-type="float" office:value="0.000229964284619682">
                <text:p>0.000229964284619682</text:p>
              </table:table-cell>
              <table:table-cell office:value-type="float" office:value="64469.2144619897">
                <text:p>64469.2144619897</text:p>
              </table:table-cell>
              <table:table-cell office:value-type="float" office:value="0.999770035653459">
                <text:p>0.999770035653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43.7363973772">
                <text:p>64543.7363973772</text:p>
              </table:table-cell>
              <table:table-cell office:value-type="float" office:value="0.999999852333906">
                <text:p>0.99999985233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43.7363973772">
                <text:p>64543.7363973772</text:p>
              </table:table-cell>
              <table:table-cell office:value-type="float" office:value="0.000226985559386939">
                <text:p>0.000226985559386939</text:p>
              </table:table-cell>
              <table:table-cell office:value-type="float" office:value="64543.7363973772">
                <text:p>64543.7363973772</text:p>
              </table:table-cell>
              <table:table-cell office:value-type="float" office:value="0.99977301437991">
                <text:p>0.99977301437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18.258446904">
                <text:p>64618.258446904</text:p>
              </table:table-cell>
              <table:table-cell office:value-type="float" office:value="0.999999853004245">
                <text:p>0.999999853004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18.258446904">
                <text:p>64618.258446904</text:p>
              </table:table-cell>
              <table:table-cell office:value-type="float" office:value="0.000224051709354259">
                <text:p>0.000224051709354259</text:p>
              </table:table-cell>
              <table:table-cell office:value-type="float" office:value="64618.258446904">
                <text:p>64618.258446904</text:p>
              </table:table-cell>
              <table:table-cell office:value-type="float" office:value="0.999775948231135">
                <text:p>0.9997759482311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92.7806086348">
                <text:p>64692.7806086348</text:p>
              </table:table-cell>
              <table:table-cell office:value-type="float" office:value="0.999999853670314">
                <text:p>0.999999853670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92.7806086348">
                <text:p>64692.7806086348</text:p>
              </table:table-cell>
              <table:table-cell office:value-type="float" office:value="0.000221161935731049">
                <text:p>0.000221161935731049</text:p>
              </table:table-cell>
              <table:table-cell office:value-type="float" office:value="64692.7806086348">
                <text:p>64692.7806086348</text:p>
              </table:table-cell>
              <table:table-cell office:value-type="float" office:value="0.999778838005925">
                <text:p>0.999778838005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767.3028808765">
                <text:p>64767.3028808765</text:p>
              </table:table-cell>
              <table:table-cell office:value-type="float" office:value="0.999999854332122">
                <text:p>0.9999998543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767.3028808765">
                <text:p>64767.3028808765</text:p>
              </table:table-cell>
              <table:table-cell office:value-type="float" office:value="0.00021831552353046">
                <text:p>0.00021831552353046</text:p>
              </table:table-cell>
              <table:table-cell office:value-type="float" office:value="64767.3028808765">
                <text:p>64767.3028808765</text:p>
              </table:table-cell>
              <table:table-cell office:value-type="float" office:value="0.999781684419267">
                <text:p>0.9997816844192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41.8252617616">
                <text:p>64841.8252617616</text:p>
              </table:table-cell>
              <table:table-cell office:value-type="float" office:value="0.999999854989728">
                <text:p>0.999999854989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41.8252617616">
                <text:p>64841.8252617616</text:p>
              </table:table-cell>
              <table:table-cell office:value-type="float" office:value="0.000215511703548408">
                <text:p>0.000215511703548408</text:p>
              </table:table-cell>
              <table:table-cell office:value-type="float" office:value="64841.8252617616">
                <text:p>64841.8252617616</text:p>
              </table:table-cell>
              <table:table-cell office:value-type="float" office:value="0.999784488240366">
                <text:p>0.999784488240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16.3477496578">
                <text:p>64916.3477496578</text:p>
              </table:table-cell>
              <table:table-cell office:value-type="float" office:value="0.999999855643143">
                <text:p>0.999999855643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16.3477496578">
                <text:p>64916.3477496578</text:p>
              </table:table-cell>
              <table:table-cell office:value-type="float" office:value="0.000212749787785232">
                <text:p>0.000212749787785232</text:p>
              </table:table-cell>
              <table:table-cell office:value-type="float" office:value="64916.3477496578">
                <text:p>64916.3477496578</text:p>
              </table:table-cell>
              <table:table-cell office:value-type="float" office:value="0.999787250157221">
                <text:p>0.9997872501572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90.8703428609">
                <text:p>64990.8703428609</text:p>
              </table:table-cell>
              <table:table-cell office:value-type="float" office:value="0.999999856292401">
                <text:p>0.99999985629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90.8703428609">
                <text:p>64990.8703428609</text:p>
              </table:table-cell>
              <table:table-cell office:value-type="float" office:value="0.00021002906765238">
                <text:p>0.00021002906765238</text:p>
              </table:table-cell>
              <table:table-cell office:value-type="float" office:value="64990.8703428609">
                <text:p>64990.8703428609</text:p>
              </table:table-cell>
              <table:table-cell office:value-type="float" office:value="0.999789970878423">
                <text:p>0.999789970878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65.3930396003">
                <text:p>65065.3930396003</text:p>
              </table:table-cell>
              <table:table-cell office:value-type="float" office:value="0.999999856937558">
                <text:p>0.999999856937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65.3930396003">
                <text:p>65065.3930396003</text:p>
              </table:table-cell>
              <table:table-cell office:value-type="float" office:value="0.000207348816101044">
                <text:p>0.000207348816101044</text:p>
              </table:table-cell>
              <table:table-cell office:value-type="float" office:value="65065.3930396003">
                <text:p>65065.3930396003</text:p>
              </table:table-cell>
              <table:table-cell office:value-type="float" office:value="0.999792651131021">
                <text:p>0.999792651131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39.9158382833">
                <text:p>65139.9158382833</text:p>
              </table:table-cell>
              <table:table-cell office:value-type="float" office:value="0.999999857578635">
                <text:p>0.99999985757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39.9158382833">
                <text:p>65139.9158382833</text:p>
              </table:table-cell>
              <table:table-cell office:value-type="float" office:value="0.000204708367905775">
                <text:p>0.000204708367905775</text:p>
              </table:table-cell>
              <table:table-cell office:value-type="float" office:value="65139.9158382833">
                <text:p>65139.9158382833</text:p>
              </table:table-cell>
              <table:table-cell office:value-type="float" office:value="0.999795291580239">
                <text:p>0.9997952915802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214.4387372968">
                <text:p>65214.4387372968</text:p>
              </table:table-cell>
              <table:table-cell office:value-type="float" office:value="0.999999858215665">
                <text:p>0.999999858215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214.4387372968">
                <text:p>65214.4387372968</text:p>
              </table:table-cell>
              <table:table-cell office:value-type="float" office:value="0.000202107054230164">
                <text:p>0.000202107054230164</text:p>
              </table:table-cell>
              <table:table-cell office:value-type="float" office:value="65214.4387372968">
                <text:p>65214.4387372968</text:p>
              </table:table-cell>
              <table:table-cell office:value-type="float" office:value="0.999797892894917">
                <text:p>0.9997978928949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288.9617351026">
                <text:p>65288.9617351026</text:p>
              </table:table-cell>
              <table:table-cell office:value-type="float" office:value="0.999999858848669">
                <text:p>0.999999858848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288.9617351026">
                <text:p>65288.9617351026</text:p>
              </table:table-cell>
              <table:table-cell office:value-type="float" office:value="0.000199544233924333">
                <text:p>0.000199544233924333</text:p>
              </table:table-cell>
              <table:table-cell office:value-type="float" office:value="65288.9617351026">
                <text:p>65288.9617351026</text:p>
              </table:table-cell>
              <table:table-cell office:value-type="float" office:value="0.999800455716203">
                <text:p>0.9998004557162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363.4848300966">
                <text:p>65363.4848300966</text:p>
              </table:table-cell>
              <table:table-cell office:value-type="float" office:value="0.999999859477692">
                <text:p>0.99999985947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363.4848300966">
                <text:p>65363.4848300966</text:p>
              </table:table-cell>
              <table:table-cell office:value-type="float" office:value="0.000197019247214916">
                <text:p>0.000197019247214916</text:p>
              </table:table-cell>
              <table:table-cell office:value-type="float" office:value="65363.4848300966">
                <text:p>65363.4848300966</text:p>
              </table:table-cell>
              <table:table-cell office:value-type="float" office:value="0.999802980703872">
                <text:p>0.9998029807038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38.0080207498">
                <text:p>65438.0080207498</text:p>
              </table:table-cell>
              <table:table-cell office:value-type="float" office:value="0.999999860102763">
                <text:p>0.99999986010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38.0080207498">
                <text:p>65438.0080207498</text:p>
              </table:table-cell>
              <table:table-cell office:value-type="float" office:value="0.000194531461957276">
                <text:p>0.000194531461957276</text:p>
              </table:table-cell>
              <table:table-cell office:value-type="float" office:value="65438.0080207498">
                <text:p>65438.0080207498</text:p>
              </table:table-cell>
              <table:table-cell office:value-type="float" office:value="0.999805468490069">
                <text:p>0.999805468490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12.5313055602">
                <text:p>65512.5313055602</text:p>
              </table:table-cell>
              <table:table-cell office:value-type="float" office:value="0.999999860723916">
                <text:p>0.999999860723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12.5313055602">
                <text:p>65512.5313055602</text:p>
              </table:table-cell>
              <table:table-cell office:value-type="float" office:value="0.000192080257738317">
                <text:p>0.000192080257738317</text:p>
              </table:table-cell>
              <table:table-cell office:value-type="float" office:value="65512.5313055602">
                <text:p>65512.5313055602</text:p>
              </table:table-cell>
              <table:table-cell office:value-type="float" office:value="0.999807919695207">
                <text:p>0.999807919695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87.0546830522">
                <text:p>65587.0546830522</text:p>
              </table:table-cell>
              <table:table-cell office:value-type="float" office:value="0.99999986134118">
                <text:p>0.99999986134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87.0546830522">
                <text:p>65587.0546830522</text:p>
              </table:table-cell>
              <table:table-cell office:value-type="float" office:value="0.000189665025637966">
                <text:p>0.000189665025637966</text:p>
              </table:table-cell>
              <table:table-cell office:value-type="float" office:value="65587.0546830522">
                <text:p>65587.0546830522</text:p>
              </table:table-cell>
              <table:table-cell office:value-type="float" office:value="0.999810334928207">
                <text:p>0.999810334928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661.5781518195">
                <text:p>65661.5781518195</text:p>
              </table:table-cell>
              <table:table-cell office:value-type="float" office:value="0.999999861954576">
                <text:p>0.999999861954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661.5781518195">
                <text:p>65661.5781518195</text:p>
              </table:table-cell>
              <table:table-cell office:value-type="float" office:value="0.000187285182146948">
                <text:p>0.000187285182146948</text:p>
              </table:table-cell>
              <table:table-cell office:value-type="float" office:value="65661.5781518195">
                <text:p>65661.5781518195</text:p>
              </table:table-cell>
              <table:table-cell office:value-type="float" office:value="0.999812714772579">
                <text:p>0.999812714772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36.1017103933">
                <text:p>65736.1017103933</text:p>
              </table:table-cell>
              <table:table-cell office:value-type="float" office:value="0.999999862564147">
                <text:p>0.999999862564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36.1017103933">
                <text:p>65736.1017103933</text:p>
              </table:table-cell>
              <table:table-cell office:value-type="float" office:value="0.000184940126083712">
                <text:p>0.000184940126083712</text:p>
              </table:table-cell>
              <table:table-cell office:value-type="float" office:value="65736.1017103933">
                <text:p>65736.1017103933</text:p>
              </table:table-cell>
              <table:table-cell office:value-type="float" office:value="0.999815059829504">
                <text:p>0.999815059829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10.6253573743">
                <text:p>65810.6253573743</text:p>
              </table:table-cell>
              <table:table-cell office:value-type="float" office:value="0.99999986316992">
                <text:p>0.9999998631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10.6253573743">
                <text:p>65810.6253573743</text:p>
              </table:table-cell>
              <table:table-cell office:value-type="float" office:value="0.000182629281637767">
                <text:p>0.000182629281637767</text:p>
              </table:table-cell>
              <table:table-cell office:value-type="float" office:value="65810.6253573743">
                <text:p>65810.6253573743</text:p>
              </table:table-cell>
              <table:table-cell office:value-type="float" office:value="0.999817370674795">
                <text:p>0.9998173706747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85.1490913874">
                <text:p>65885.1490913874</text:p>
              </table:table-cell>
              <table:table-cell office:value-type="float" office:value="0.999999863771928">
                <text:p>0.99999986377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85.1490913874">
                <text:p>65885.1490913874</text:p>
              </table:table-cell>
              <table:table-cell office:value-type="float" office:value="0.000180352083588644">
                <text:p>0.000180352083588644</text:p>
              </table:table-cell>
              <table:table-cell office:value-type="float" office:value="65885.1490913874">
                <text:p>65885.1490913874</text:p>
              </table:table-cell>
              <table:table-cell office:value-type="float" office:value="0.99981964787367">
                <text:p>0.99981964787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959.6729111231">
                <text:p>65959.6729111231</text:p>
              </table:table-cell>
              <table:table-cell office:value-type="float" office:value="0.999999864370189">
                <text:p>0.999999864370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959.6729111231">
                <text:p>65959.6729111231</text:p>
              </table:table-cell>
              <table:table-cell office:value-type="float" office:value="0.000178107990459148">
                <text:p>0.000178107990459148</text:p>
              </table:table-cell>
              <table:table-cell office:value-type="float" office:value="65959.6729111231">
                <text:p>65959.6729111231</text:p>
              </table:table-cell>
              <table:table-cell office:value-type="float" office:value="0.999821891967608">
                <text:p>0.999821891967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034.196815171">
                <text:p>66034.196815171</text:p>
              </table:table-cell>
              <table:table-cell office:value-type="float" office:value="0.999999864964753">
                <text:p>0.999999864964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034.196815171">
                <text:p>66034.196815171</text:p>
              </table:table-cell>
              <table:table-cell office:value-type="float" office:value="0.00017589643065151">
                <text:p>0.00017589643065151</text:p>
              </table:table-cell>
              <table:table-cell office:value-type="float" office:value="66034.196815171">
                <text:p>66034.196815171</text:p>
              </table:table-cell>
              <table:table-cell office:value-type="float" office:value="0.999824103528208">
                <text:p>0.999824103528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08.7208023086">
                <text:p>66108.7208023086</text:p>
              </table:table-cell>
              <table:table-cell office:value-type="float" office:value="0.999999865555628">
                <text:p>0.999999865555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08.7208023086">
                <text:p>66108.7208023086</text:p>
              </table:table-cell>
              <table:table-cell office:value-type="float" office:value="0.000173716896004358">
                <text:p>0.000173716896004358</text:p>
              </table:table-cell>
              <table:table-cell office:value-type="float" office:value="66108.7208023086">
                <text:p>66108.7208023086</text:p>
              </table:table-cell>
              <table:table-cell office:value-type="float" office:value="0.999826283063631">
                <text:p>0.999826283063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83.2448712129">
                <text:p>66183.2448712129</text:p>
              </table:table-cell>
              <table:table-cell office:value-type="float" office:value="0.999999866142855">
                <text:p>0.999999866142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83.2448712129">
                <text:p>66183.2448712129</text:p>
              </table:table-cell>
              <table:table-cell office:value-type="float" office:value="0.000171568848211123">
                <text:p>0.000171568848211123</text:p>
              </table:table-cell>
              <table:table-cell office:value-type="float" office:value="66183.2448712129">
                <text:p>66183.2448712129</text:p>
              </table:table-cell>
              <table:table-cell office:value-type="float" office:value="0.999828431112183">
                <text:p>0.9998284311121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57.7690206636">
                <text:p>66257.7690206636</text:p>
              </table:table-cell>
              <table:table-cell office:value-type="float" office:value="0.999999866726451">
                <text:p>0.999999866726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57.7690206636">
                <text:p>66257.7690206636</text:p>
              </table:table-cell>
              <table:table-cell office:value-type="float" office:value="0.00016945178453159">
                <text:p>0.00016945178453159</text:p>
              </table:table-cell>
              <table:table-cell office:value-type="float" office:value="66257.7690206636">
                <text:p>66257.7690206636</text:p>
              </table:table-cell>
              <table:table-cell office:value-type="float" office:value="0.999830548176607">
                <text:p>0.999830548176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332.2932493828">
                <text:p>66332.2932493828</text:p>
              </table:table-cell>
              <table:table-cell office:value-type="float" office:value="0.999999867306456">
                <text:p>0.999999867306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332.2932493828">
                <text:p>66332.2932493828</text:p>
              </table:table-cell>
              <table:table-cell office:value-type="float" office:value="0.000167365185986426">
                <text:p>0.000167365185986426</text:p>
              </table:table-cell>
              <table:table-cell office:value-type="float" office:value="66332.2932493828">
                <text:p>66332.2932493828</text:p>
              </table:table-cell>
              <table:table-cell office:value-type="float" office:value="0.99983263477588">
                <text:p>0.99983263477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406.817556154">
                <text:p>66406.817556154</text:p>
              </table:table-cell>
              <table:table-cell office:value-type="float" office:value="0.999999867882896">
                <text:p>0.999999867882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406.817556154">
                <text:p>66406.817556154</text:p>
              </table:table-cell>
              <table:table-cell office:value-type="float" office:value="0.000165308555779177">
                <text:p>0.000165308555779177</text:p>
              </table:table-cell>
              <table:table-cell office:value-type="float" office:value="66406.817556154">
                <text:p>66406.817556154</text:p>
              </table:table-cell>
              <table:table-cell office:value-type="float" office:value="0.9998346914068">
                <text:p>0.9998346914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481.3419397818">
                <text:p>66481.3419397818</text:p>
              </table:table-cell>
              <table:table-cell office:value-type="float" office:value="0.9999998684558">
                <text:p>0.9999998684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481.3419397818">
                <text:p>66481.3419397818</text:p>
              </table:table-cell>
              <table:table-cell office:value-type="float" office:value="0.000163281406120105">
                <text:p>0.000163281406120105</text:p>
              </table:table-cell>
              <table:table-cell office:value-type="float" office:value="66481.3419397818">
                <text:p>66481.3419397818</text:p>
              </table:table-cell>
              <table:table-cell office:value-type="float" office:value="0.999836718557157">
                <text:p>0.999836718557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555.8663991284">
                <text:p>66555.8663991284</text:p>
              </table:table-cell>
              <table:table-cell office:value-type="float" office:value="0.999999869025186">
                <text:p>0.999999869025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555.8663991284">
                <text:p>66555.8663991284</text:p>
              </table:table-cell>
              <table:table-cell office:value-type="float" office:value="0.000161283269989214">
                <text:p>0.000161283269989214</text:p>
              </table:table-cell>
              <table:table-cell office:value-type="float" office:value="66555.8663991284">
                <text:p>66555.8663991284</text:p>
              </table:table-cell>
              <table:table-cell office:value-type="float" office:value="0.999838716693972">
                <text:p>0.999838716693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30.3909330008">
                <text:p>66630.3909330008</text:p>
              </table:table-cell>
              <table:table-cell office:value-type="float" office:value="0.999999869591091">
                <text:p>0.99999986959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30.3909330008">
                <text:p>66630.3909330008</text:p>
              </table:table-cell>
              <table:table-cell office:value-type="float" office:value="0.00015931366480368">
                <text:p>0.00015931366480368</text:p>
              </table:table-cell>
              <table:table-cell office:value-type="float" office:value="66630.3909330008">
                <text:p>66630.3909330008</text:p>
              </table:table-cell>
              <table:table-cell office:value-type="float" office:value="0.999840686299827">
                <text:p>0.999840686299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704.9155402642">
                <text:p>66704.9155402642</text:p>
              </table:table-cell>
              <table:table-cell office:value-type="float" office:value="0.999999870153541">
                <text:p>0.99999987015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704.9155402642">
                <text:p>66704.9155402642</text:p>
              </table:table-cell>
              <table:table-cell office:value-type="float" office:value="0.000157372128742856">
                <text:p>0.000157372128742856</text:p>
              </table:table-cell>
              <table:table-cell office:value-type="float" office:value="66704.9155402642">
                <text:p>66704.9155402642</text:p>
              </table:table-cell>
              <table:table-cell office:value-type="float" office:value="0.999842627836544">
                <text:p>0.999842627836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779.4402198387">
                <text:p>66779.4402198387</text:p>
              </table:table-cell>
              <table:table-cell office:value-type="float" office:value="0.999999870712554">
                <text:p>0.999999870712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779.4402198387">
                <text:p>66779.4402198387</text:p>
              </table:table-cell>
              <table:table-cell office:value-type="float" office:value="0.000155458219752386">
                <text:p>0.000155458219752386</text:p>
              </table:table-cell>
              <table:table-cell office:value-type="float" office:value="66779.4402198387">
                <text:p>66779.4402198387</text:p>
              </table:table-cell>
              <table:table-cell office:value-type="float" office:value="0.999844541746177">
                <text:p>0.9998445417461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53.964970591">
                <text:p>66853.964970591</text:p>
              </table:table-cell>
              <table:table-cell office:value-type="float" office:value="0.999999871268166">
                <text:p>0.999999871268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53.964970591">
                <text:p>66853.964970591</text:p>
              </table:table-cell>
              <table:table-cell office:value-type="float" office:value="0.000153571480704988">
                <text:p>0.000153571480704988</text:p>
              </table:table-cell>
              <table:table-cell office:value-type="float" office:value="66853.964970591">
                <text:p>66853.964970591</text:p>
              </table:table-cell>
              <table:table-cell office:value-type="float" office:value="0.999846428485854">
                <text:p>0.999846428485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28.4897914432">
                <text:p>66928.4897914432</text:p>
              </table:table-cell>
              <table:table-cell office:value-type="float" office:value="0.999999871820404">
                <text:p>0.999999871820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28.4897914432">
                <text:p>66928.4897914432</text:p>
              </table:table-cell>
              <table:table-cell office:value-type="float" office:value="0.000151711474238147">
                <text:p>0.000151711474238147</text:p>
              </table:table-cell>
              <table:table-cell office:value-type="float" office:value="66928.4897914432">
                <text:p>66928.4897914432</text:p>
              </table:table-cell>
              <table:table-cell office:value-type="float" office:value="0.999848288492937">
                <text:p>0.999848288492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03.0146813358">
                <text:p>67003.0146813358</text:p>
              </table:table-cell>
              <table:table-cell office:value-type="float" office:value="0.999999872369293">
                <text:p>0.999999872369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03.0146813358">
                <text:p>67003.0146813358</text:p>
              </table:table-cell>
              <table:table-cell office:value-type="float" office:value="0.000149877770820463">
                <text:p>0.000149877770820463</text:p>
              </table:table-cell>
              <table:table-cell office:value-type="float" office:value="67003.0146813358">
                <text:p>67003.0146813358</text:p>
              </table:table-cell>
              <table:table-cell office:value-type="float" office:value="0.999850122196959">
                <text:p>0.9998501221969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77.5396392613">
                <text:p>67077.5396392613</text:p>
              </table:table-cell>
              <table:table-cell office:value-type="float" office:value="0.999999872914851">
                <text:p>0.999999872914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77.5396392613">
                <text:p>67077.5396392613</text:p>
              </table:table-cell>
              <table:table-cell office:value-type="float" office:value="0.000148069959434126">
                <text:p>0.000148069959434126</text:p>
              </table:table-cell>
              <table:table-cell office:value-type="float" office:value="67077.5396392613">
                <text:p>67077.5396392613</text:p>
              </table:table-cell>
              <table:table-cell office:value-type="float" office:value="0.999851930008937">
                <text:p>0.999851930008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52.0646641943">
                <text:p>67152.0646641943</text:p>
              </table:table-cell>
              <table:table-cell office:value-type="float" office:value="0.999999873457101">
                <text:p>0.999999873457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52.0646641943">
                <text:p>67152.0646641943</text:p>
              </table:table-cell>
              <table:table-cell office:value-type="float" office:value="0.000146287625307138">
                <text:p>0.000146287625307138</text:p>
              </table:table-cell>
              <table:table-cell office:value-type="float" office:value="67152.0646641943">
                <text:p>67152.0646641943</text:p>
              </table:table-cell>
              <table:table-cell office:value-type="float" office:value="0.999853712343644">
                <text:p>0.9998537123436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226.5897550607">
                <text:p>67226.5897550607</text:p>
              </table:table-cell>
              <table:table-cell office:value-type="float" office:value="0.99999987399609">
                <text:p>0.99999987399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226.5897550607">
                <text:p>67226.5897550607</text:p>
              </table:table-cell>
              <table:table-cell office:value-type="float" office:value="0.000144530339976527">
                <text:p>0.000144530339976527</text:p>
              </table:table-cell>
              <table:table-cell office:value-type="float" office:value="67226.5897550607">
                <text:p>67226.5897550607</text:p>
              </table:table-cell>
              <table:table-cell office:value-type="float" office:value="0.999855469629542">
                <text:p>0.999855469629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01.1149109377">
                <text:p>67301.1149109377</text:p>
              </table:table-cell>
              <table:table-cell office:value-type="float" office:value="0.999999874531822">
                <text:p>0.99999987453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01.1149109377">
                <text:p>67301.1149109377</text:p>
              </table:table-cell>
              <table:table-cell office:value-type="float" office:value="0.000142797724971177">
                <text:p>0.000142797724971177</text:p>
              </table:table-cell>
              <table:table-cell office:value-type="float" office:value="67301.1149109377">
                <text:p>67301.1149109377</text:p>
              </table:table-cell>
              <table:table-cell office:value-type="float" office:value="0.999857202245104">
                <text:p>0.999857202245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75.6401308509">
                <text:p>67375.6401308509</text:p>
              </table:table-cell>
              <table:table-cell office:value-type="float" office:value="0.999999875064324">
                <text:p>0.999999875064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75.6401308509">
                <text:p>67375.6401308509</text:p>
              </table:table-cell>
              <table:table-cell office:value-type="float" office:value="0.0001410893872549">
                <text:p>0.0001410893872549</text:p>
              </table:table-cell>
              <table:table-cell office:value-type="float" office:value="67375.6401308509">
                <text:p>67375.6401308509</text:p>
              </table:table-cell>
              <table:table-cell office:value-type="float" office:value="0.999858910583365">
                <text:p>0.999858910583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450.1654137789">
                <text:p>67450.1654137789</text:p>
              </table:table-cell>
              <table:table-cell office:value-type="float" office:value="0.999999875593637">
                <text:p>0.999999875593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450.1654137789">
                <text:p>67450.1654137789</text:p>
              </table:table-cell>
              <table:table-cell office:value-type="float" office:value="0.000139404920524754">
                <text:p>0.000139404920524754</text:p>
              </table:table-cell>
              <table:table-cell office:value-type="float" office:value="67450.1654137789">
                <text:p>67450.1654137789</text:p>
              </table:table-cell>
              <table:table-cell office:value-type="float" office:value="0.999860595050629">
                <text:p>0.999860595050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24.6907588768">
                <text:p>67524.6907588768</text:p>
              </table:table-cell>
              <table:table-cell office:value-type="float" office:value="0.99999987611976">
                <text:p>0.9999998761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24.6907588768">
                <text:p>67524.6907588768</text:p>
              </table:table-cell>
              <table:table-cell office:value-type="float" office:value="0.00013774397631164">
                <text:p>0.00013774397631164</text:p>
              </table:table-cell>
              <table:table-cell office:value-type="float" office:value="67524.6907588768">
                <text:p>67524.6907588768</text:p>
              </table:table-cell>
              <table:table-cell office:value-type="float" office:value="0.999862255995366">
                <text:p>0.999862255995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99.2161651241">
                <text:p>67599.2161651241</text:p>
              </table:table-cell>
              <table:table-cell office:value-type="float" office:value="0.999999876642743">
                <text:p>0.999999876642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99.2161651241">
                <text:p>67599.2161651241</text:p>
              </table:table-cell>
              <table:table-cell office:value-type="float" office:value="0.000136106152127232">
                <text:p>0.000136106152127232</text:p>
              </table:table-cell>
              <table:table-cell office:value-type="float" office:value="67599.2161651241">
                <text:p>67599.2161651241</text:p>
              </table:table-cell>
              <table:table-cell office:value-type="float" office:value="0.999863893820063">
                <text:p>0.999863893820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673.7416316742">
                <text:p>67673.7416316742</text:p>
              </table:table-cell>
              <table:table-cell office:value-type="float" office:value="0.999999877162593">
                <text:p>0.99999987716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673.7416316742">
                <text:p>67673.7416316742</text:p>
              </table:table-cell>
              <table:table-cell office:value-type="float" office:value="0.000134491102225923">
                <text:p>0.000134491102225923</text:p>
              </table:table-cell>
              <table:table-cell office:value-type="float" office:value="67673.7416316742">
                <text:p>67673.7416316742</text:p>
              </table:table-cell>
              <table:table-cell office:value-type="float" office:value="0.999865508870467">
                <text:p>0.999865508870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48.2671576319">
                <text:p>67748.2671576319</text:p>
              </table:table-cell>
              <table:table-cell office:value-type="float" office:value="0.999999877679333">
                <text:p>0.999999877679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48.2671576319">
                <text:p>67748.2671576319</text:p>
              </table:table-cell>
              <table:table-cell office:value-type="float" office:value="0.000132898467070289">
                <text:p>0.000132898467070289</text:p>
              </table:table-cell>
              <table:table-cell office:value-type="float" office:value="67748.2671576319">
                <text:p>67748.2671576319</text:p>
              </table:table-cell>
              <table:table-cell office:value-type="float" office:value="0.999867101506115">
                <text:p>0.999867101506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822.7927420868">
                <text:p>67822.7927420868</text:p>
              </table:table-cell>
              <table:table-cell office:value-type="float" office:value="0.999999878192996">
                <text:p>0.999999878192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822.7927420868">
                <text:p>67822.7927420868</text:p>
              </table:table-cell>
              <table:table-cell office:value-type="float" office:value="0.000131327883988947">
                <text:p>0.000131327883988947</text:p>
              </table:table-cell>
              <table:table-cell office:value-type="float" office:value="67822.7927420868">
                <text:p>67822.7927420868</text:p>
              </table:table-cell>
              <table:table-cell office:value-type="float" office:value="0.999868672089679">
                <text:p>0.999868672089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897.3183841447">
                <text:p>67897.3183841447</text:p>
              </table:table-cell>
              <table:table-cell office:value-type="float" office:value="0.999999878703614">
                <text:p>0.999999878703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897.3183841447">
                <text:p>67897.3183841447</text:p>
              </table:table-cell>
              <table:table-cell office:value-type="float" office:value="0.000129778997015322">
                <text:p>0.000129778997015322</text:p>
              </table:table-cell>
              <table:table-cell office:value-type="float" office:value="67897.3183841447">
                <text:p>67897.3183841447</text:p>
              </table:table-cell>
              <table:table-cell office:value-type="float" office:value="0.999870220977126">
                <text:p>0.999870220977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71.8440830444">
                <text:p>67971.8440830444</text:p>
              </table:table-cell>
              <table:table-cell office:value-type="float" office:value="0.999999879211183">
                <text:p>0.99999987921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71.8440830444">
                <text:p>67971.8440830444</text:p>
              </table:table-cell>
              <table:table-cell office:value-type="float" office:value="0.000128251493555096">
                <text:p>0.000128251493555096</text:p>
              </table:table-cell>
              <table:table-cell office:value-type="float" office:value="67971.8440830444">
                <text:p>67971.8440830444</text:p>
              </table:table-cell>
              <table:table-cell office:value-type="float" office:value="0.99987174848105">
                <text:p>0.99987174848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46.3698378898">
                <text:p>68046.3698378898</text:p>
              </table:table-cell>
              <table:table-cell office:value-type="float" office:value="0.999999879715745">
                <text:p>0.99999987971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46.3698378898">
                <text:p>68046.3698378898</text:p>
              </table:table-cell>
              <table:table-cell office:value-type="float" office:value="0.000126745020083601">
                <text:p>0.000126745020083601</text:p>
              </table:table-cell>
              <table:table-cell office:value-type="float" office:value="68046.3698378898">
                <text:p>68046.3698378898</text:p>
              </table:table-cell>
              <table:table-cell office:value-type="float" office:value="0.999873254954976">
                <text:p>0.999873254954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20.8956478586">
                <text:p>68120.8956478586</text:p>
              </table:table-cell>
              <table:table-cell office:value-type="float" office:value="0.999999880217322">
                <text:p>0.99999988021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20.8956478586">
                <text:p>68120.8956478586</text:p>
              </table:table-cell>
              <table:table-cell office:value-type="float" office:value="0.000125259247818399">
                <text:p>0.000125259247818399</text:p>
              </table:table-cell>
              <table:table-cell office:value-type="float" office:value="68120.8956478586">
                <text:p>68120.8956478586</text:p>
              </table:table-cell>
              <table:table-cell office:value-type="float" office:value="0.999874740727686">
                <text:p>0.9998747407276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95.4215121986">
                <text:p>68195.4215121986</text:p>
              </table:table-cell>
              <table:table-cell office:value-type="float" office:value="0.999999880715919">
                <text:p>0.999999880715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95.4215121986">
                <text:p>68195.4215121986</text:p>
              </table:table-cell>
              <table:table-cell office:value-type="float" office:value="0.000123793871377261">
                <text:p>0.000123793871377261</text:p>
              </table:table-cell>
              <table:table-cell office:value-type="float" office:value="68195.4215121986">
                <text:p>68195.4215121986</text:p>
              </table:table-cell>
              <table:table-cell office:value-type="float" office:value="0.999876206104564">
                <text:p>0.999876206104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69.9474300288">
                <text:p>68269.9474300288</text:p>
              </table:table-cell>
              <table:table-cell office:value-type="float" office:value="0.999999881211584">
                <text:p>0.99999988121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69.9474300288">
                <text:p>68269.9474300288</text:p>
              </table:table-cell>
              <table:table-cell office:value-type="float" office:value="0.000122348546449234">
                <text:p>0.000122348546449234</text:p>
              </table:table-cell>
              <table:table-cell office:value-type="float" office:value="68269.9474300288">
                <text:p>68269.9474300288</text:p>
              </table:table-cell>
              <table:table-cell office:value-type="float" office:value="0.99987765142992">
                <text:p>0.99987765142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344.4734006229">
                <text:p>68344.4734006229</text:p>
              </table:table-cell>
              <table:table-cell office:value-type="float" office:value="0.999999881704323">
                <text:p>0.999999881704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344.4734006229">
                <text:p>68344.4734006229</text:p>
              </table:table-cell>
              <table:table-cell office:value-type="float" office:value="0.00012092297866534">
                <text:p>0.00012092297866534</text:p>
              </table:table-cell>
              <table:table-cell office:value-type="float" office:value="68344.4734006229">
                <text:p>68344.4734006229</text:p>
              </table:table-cell>
              <table:table-cell office:value-type="float" office:value="0.999879076998124">
                <text:p>0.9998790769981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18.9994231835">
                <text:p>68418.9994231835</text:p>
              </table:table-cell>
              <table:table-cell office:value-type="float" office:value="0.999999882194165">
                <text:p>0.999999882194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18.9994231835">
                <text:p>68418.9994231835</text:p>
              </table:table-cell>
              <table:table-cell office:value-type="float" office:value="0.000119516852663585">
                <text:p>0.000119516852663585</text:p>
              </table:table-cell>
              <table:table-cell office:value-type="float" office:value="68418.9994231835">
                <text:p>68418.9994231835</text:p>
              </table:table-cell>
              <table:table-cell office:value-type="float" office:value="0.999880483124536">
                <text:p>0.999880483124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93.5254969807">
                <text:p>68493.5254969807</text:p>
              </table:table-cell>
              <table:table-cell office:value-type="float" office:value="0.999999882681124">
                <text:p>0.99999988268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93.5254969807">
                <text:p>68493.5254969807</text:p>
              </table:table-cell>
              <table:table-cell office:value-type="float" office:value="0.000118129875598427">
                <text:p>0.000118129875598427</text:p>
              </table:table-cell>
              <table:table-cell office:value-type="float" office:value="68493.5254969807">
                <text:p>68493.5254969807</text:p>
              </table:table-cell>
              <table:table-cell office:value-type="float" office:value="0.999881870102005">
                <text:p>0.999881870102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568.0516212426">
                <text:p>68568.0516212426</text:p>
              </table:table-cell>
              <table:table-cell office:value-type="float" office:value="0.99999988316523">
                <text:p>0.99999988316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568.0516212426">
                <text:p>68568.0516212426</text:p>
              </table:table-cell>
              <table:table-cell office:value-type="float" office:value="0.00011676174284439">
                <text:p>0.00011676174284439</text:p>
              </table:table-cell>
              <table:table-cell office:value-type="float" office:value="68568.0516212426">
                <text:p>68568.0516212426</text:p>
              </table:table-cell>
              <table:table-cell office:value-type="float" office:value="0.999883238235154">
                <text:p>0.999883238235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642.5777952632">
                <text:p>68642.5777952632</text:p>
              </table:table-cell>
              <table:table-cell office:value-type="float" office:value="0.999999883646496">
                <text:p>0.999999883646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642.5777952632">
                <text:p>68642.5777952632</text:p>
              </table:table-cell>
              <table:table-cell office:value-type="float" office:value="0.000115412171640649">
                <text:p>0.000115412171640649</text:p>
              </table:table-cell>
              <table:table-cell office:value-type="float" office:value="68642.5777952632">
                <text:p>68642.5777952632</text:p>
              </table:table-cell>
              <table:table-cell office:value-type="float" office:value="0.999884587806746">
                <text:p>0.999884587806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17.1040182954">
                <text:p>68717.1040182954</text:p>
              </table:table-cell>
              <table:table-cell office:value-type="float" office:value="0.999999884124952">
                <text:p>0.999999884124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17.1040182954">
                <text:p>68717.1040182954</text:p>
              </table:table-cell>
              <table:table-cell office:value-type="float" office:value="0.000114080867696631">
                <text:p>0.000114080867696631</text:p>
              </table:table-cell>
              <table:table-cell office:value-type="float" office:value="68717.1040182954">
                <text:p>68717.1040182954</text:p>
              </table:table-cell>
              <table:table-cell office:value-type="float" office:value="0.99988591911107">
                <text:p>0.99988591911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91.6302896563">
                <text:p>68791.6302896563</text:p>
              </table:table-cell>
              <table:table-cell office:value-type="float" office:value="0.999999884600609">
                <text:p>0.999999884600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91.6302896563">
                <text:p>68791.6302896563</text:p>
              </table:table-cell>
              <table:table-cell office:value-type="float" office:value="0.000112767557956282">
                <text:p>0.000112767557956282</text:p>
              </table:table-cell>
              <table:table-cell office:value-type="float" office:value="68791.6302896563">
                <text:p>68791.6302896563</text:p>
              </table:table-cell>
              <table:table-cell office:value-type="float" office:value="0.999887232421182">
                <text:p>0.999887232421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866.1566086228">
                <text:p>68866.1566086228</text:p>
              </table:table-cell>
              <table:table-cell office:value-type="float" office:value="0.999999885073497">
                <text:p>0.999999885073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866.1566086228">
                <text:p>68866.1566086228</text:p>
              </table:table-cell>
              <table:table-cell office:value-type="float" office:value="0.000111471958078632">
                <text:p>0.000111471958078632</text:p>
              </table:table-cell>
              <table:table-cell office:value-type="float" office:value="68866.1566086228">
                <text:p>68866.1566086228</text:p>
              </table:table-cell>
              <table:table-cell office:value-type="float" office:value="0.999888528021426">
                <text:p>0.999888528021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940.6829745343">
                <text:p>68940.6829745343</text:p>
              </table:table-cell>
              <table:table-cell office:value-type="float" office:value="0.999999885543629">
                <text:p>0.999999885543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940.6829745343">
                <text:p>68940.6829745343</text:p>
              </table:table-cell>
              <table:table-cell office:value-type="float" office:value="0.000110193804347967">
                <text:p>0.000110193804347967</text:p>
              </table:table-cell>
              <table:table-cell office:value-type="float" office:value="68940.6829745343">
                <text:p>68940.6829745343</text:p>
              </table:table-cell>
              <table:table-cell office:value-type="float" office:value="0.999889806175514">
                <text:p>0.999889806175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15.2093866905">
                <text:p>69015.2093866905</text:p>
              </table:table-cell>
              <table:table-cell office:value-type="float" office:value="0.999999886011032">
                <text:p>0.99999988601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15.2093866905">
                <text:p>69015.2093866905</text:p>
              </table:table-cell>
              <table:table-cell office:value-type="float" office:value="0.000108932822003219">
                <text:p>0.000108932822003219</text:p>
              </table:table-cell>
              <table:table-cell office:value-type="float" office:value="69015.2093866905">
                <text:p>69015.2093866905</text:p>
              </table:table-cell>
              <table:table-cell office:value-type="float" office:value="0.999891067158211">
                <text:p>0.999891067158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89.7358444522">
                <text:p>69089.7358444522</text:p>
              </table:table-cell>
              <table:table-cell office:value-type="float" office:value="0.99999988647572">
                <text:p>0.99999988647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89.7358444522">
                <text:p>69089.7358444522</text:p>
              </table:table-cell>
              <table:table-cell office:value-type="float" office:value="0.000107688756319405">
                <text:p>0.000107688756319405</text:p>
              </table:table-cell>
              <table:table-cell office:value-type="float" office:value="69089.7358444522">
                <text:p>69089.7358444522</text:p>
              </table:table-cell>
              <table:table-cell office:value-type="float" office:value="0.999892311224239">
                <text:p>0.9998923112242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64.2623471416">
                <text:p>69164.2623471416</text:p>
              </table:table-cell>
              <table:table-cell office:value-type="float" office:value="0.99999988693772">
                <text:p>0.99999988693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64.2623471416">
                <text:p>69164.2623471416</text:p>
              </table:table-cell>
              <table:table-cell office:value-type="float" office:value="0.000106461341760586">
                <text:p>0.000106461341760586</text:p>
              </table:table-cell>
              <table:table-cell office:value-type="float" office:value="69164.2623471416">
                <text:p>69164.2623471416</text:p>
              </table:table-cell>
              <table:table-cell office:value-type="float" office:value="0.999893538639135">
                <text:p>0.9998935386391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238.7888941401">
                <text:p>69238.7888941401</text:p>
              </table:table-cell>
              <table:table-cell office:value-type="float" office:value="0.999999887397044">
                <text:p>0.999999887397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238.7888941401">
                <text:p>69238.7888941401</text:p>
              </table:table-cell>
              <table:table-cell office:value-type="float" office:value="0.000105250332257081">
                <text:p>0.000105250332257081</text:p>
              </table:table-cell>
              <table:table-cell office:value-type="float" office:value="69238.7888941401">
                <text:p>69238.7888941401</text:p>
              </table:table-cell>
              <table:table-cell office:value-type="float" office:value="0.99989474964897">
                <text:p>0.999894749648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13.3154848149">
                <text:p>69313.3154848149</text:p>
              </table:table-cell>
              <table:table-cell office:value-type="float" office:value="0.999999887853712">
                <text:p>0.999999887853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13.3154848149">
                <text:p>69313.3154848149</text:p>
              </table:table-cell>
              <table:table-cell office:value-type="float" office:value="0.000104055478407758">
                <text:p>0.000104055478407758</text:p>
              </table:table-cell>
              <table:table-cell office:value-type="float" office:value="69313.3154848149">
                <text:p>69313.3154848149</text:p>
              </table:table-cell>
              <table:table-cell office:value-type="float" office:value="0.999895944503144">
                <text:p>0.999895944503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87.8421185199">
                <text:p>69387.8421185199</text:p>
              </table:table-cell>
              <table:table-cell office:value-type="float" office:value="0.999999888307751">
                <text:p>0.999999888307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87.8421185199">
                <text:p>69387.8421185199</text:p>
              </table:table-cell>
              <table:table-cell office:value-type="float" office:value="0.000102876527882332">
                <text:p>0.000102876527882332</text:p>
              </table:table-cell>
              <table:table-cell office:value-type="float" office:value="69387.8421185199">
                <text:p>69387.8421185199</text:p>
              </table:table-cell>
              <table:table-cell office:value-type="float" office:value="0.999897123453989">
                <text:p>0.9998971234539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462.3687946432">
                <text:p>69462.3687946432</text:p>
              </table:table-cell>
              <table:table-cell office:value-type="float" office:value="0.99999988875918">
                <text:p>0.9999998887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462.3687946432">
                <text:p>69462.3687946432</text:p>
              </table:table-cell>
              <table:table-cell office:value-type="float" office:value="0.000101713239932509">
                <text:p>0.000101713239932509</text:p>
              </table:table-cell>
              <table:table-cell office:value-type="float" office:value="69462.3687946432">
                <text:p>69462.3687946432</text:p>
              </table:table-cell>
              <table:table-cell office:value-type="float" office:value="0.999898286742251">
                <text:p>0.9998982867422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36.8955126283">
                <text:p>69536.8955126283</text:p>
              </table:table-cell>
              <table:table-cell office:value-type="float" office:value="0.999999889208004">
                <text:p>0.999999889208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36.8955126283">
                <text:p>69536.8955126283</text:p>
              </table:table-cell>
              <table:table-cell office:value-type="float" office:value="0.000100565391819834">
                <text:p>0.000100565391819834</text:p>
              </table:table-cell>
              <table:table-cell office:value-type="float" office:value="69536.8955126283">
                <text:p>69536.8955126283</text:p>
              </table:table-cell>
              <table:table-cell office:value-type="float" office:value="0.99989943459067">
                <text:p>0.99989943459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611.4222718136">
                <text:p>69611.4222718136</text:p>
              </table:table-cell>
              <table:table-cell office:value-type="float" office:value="0.999999889654263">
                <text:p>0.99999988965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611.4222718136">
                <text:p>69611.4222718136</text:p>
              </table:table-cell>
              <table:table-cell office:value-type="float" office:value="0.0000994327296586002">
                <text:p>0.0000994327296586002</text:p>
              </table:table-cell>
              <table:table-cell office:value-type="float" office:value="69611.4222718136">
                <text:p>69611.4222718136</text:p>
              </table:table-cell>
              <table:table-cell office:value-type="float" office:value="0.999900567253133">
                <text:p>0.999900567253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685.9490716613">
                <text:p>69685.9490716613</text:p>
              </table:table-cell>
              <table:table-cell office:value-type="float" office:value="0.999999890097963">
                <text:p>0.999999890097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685.9490716613">
                <text:p>69685.9490716613</text:p>
              </table:table-cell>
              <table:table-cell office:value-type="float" office:value="0.000098315038529316">
                <text:p>0.000098315038529316</text:p>
              </table:table-cell>
              <table:table-cell office:value-type="float" office:value="69685.9490716613">
                <text:p>69685.9490716613</text:p>
              </table:table-cell>
              <table:table-cell office:value-type="float" office:value="0.999901684944557">
                <text:p>0.9999016849445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60.4759116188">
                <text:p>69760.4759116188</text:p>
              </table:table-cell>
              <table:table-cell office:value-type="float" office:value="0.999999890539113">
                <text:p>0.999999890539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60.4759116188">
                <text:p>69760.4759116188</text:p>
              </table:table-cell>
              <table:table-cell office:value-type="float" office:value="0.0000972120999419456">
                <text:p>0.0000972120999419456</text:p>
              </table:table-cell>
              <table:table-cell office:value-type="float" office:value="69760.4759116188">
                <text:p>69760.4759116188</text:p>
              </table:table-cell>
              <table:table-cell office:value-type="float" office:value="0.999902787883434">
                <text:p>0.9999027878834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835.002791055">
                <text:p>69835.002791055</text:p>
              </table:table-cell>
              <table:table-cell office:value-type="float" office:value="0.999999890977755">
                <text:p>0.999999890977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835.002791055">
                <text:p>69835.002791055</text:p>
              </table:table-cell>
              <table:table-cell office:value-type="float" office:value="0.0000961236723511534">
                <text:p>0.0000961236723511534</text:p>
              </table:table-cell>
              <table:table-cell office:value-type="float" office:value="69835.002791055">
                <text:p>69835.002791055</text:p>
              </table:table-cell>
              <table:table-cell office:value-type="float" office:value="0.999903876311308">
                <text:p>0.999903876311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09.5297094578">
                <text:p>69909.5297094578</text:p>
              </table:table-cell>
              <table:table-cell office:value-type="float" office:value="0.999999891413893">
                <text:p>0.99999989141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09.5297094578">
                <text:p>69909.5297094578</text:p>
              </table:table-cell>
              <table:table-cell office:value-type="float" office:value="0.0000950495516324841">
                <text:p>0.0000950495516324841</text:p>
              </table:table-cell>
              <table:table-cell office:value-type="float" office:value="69909.5297094578">
                <text:p>69909.5297094578</text:p>
              </table:table-cell>
              <table:table-cell office:value-type="float" office:value="0.999904950432305">
                <text:p>0.999904950432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84.0566662796">
                <text:p>69984.0566662796</text:p>
              </table:table-cell>
              <table:table-cell office:value-type="float" office:value="0.999999891847544">
                <text:p>0.999999891847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84.0566662796">
                <text:p>69984.0566662796</text:p>
              </table:table-cell>
              <table:table-cell office:value-type="float" office:value="0.0000939895237111231">
                <text:p>0.0000939895237111231</text:p>
              </table:table-cell>
              <table:table-cell office:value-type="float" office:value="69984.0566662796">
                <text:p>69984.0566662796</text:p>
              </table:table-cell>
              <table:table-cell office:value-type="float" office:value="0.9999060104605">
                <text:p>0.9999060104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58.5836609606">
                <text:p>70058.5836609606</text:p>
              </table:table-cell>
              <table:table-cell office:value-type="float" office:value="0.999999892278734">
                <text:p>0.999999892278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58.5836609606">
                <text:p>70058.5836609606</text:p>
              </table:table-cell>
              <table:table-cell office:value-type="float" office:value="0.0000929433717127795">
                <text:p>0.0000929433717127795</text:p>
              </table:table-cell>
              <table:table-cell office:value-type="float" office:value="70058.5836609606">
                <text:p>70058.5836609606</text:p>
              </table:table-cell>
              <table:table-cell office:value-type="float" office:value="0.999907056612767">
                <text:p>0.999907056612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33.1106929917">
                <text:p>70133.1106929917</text:p>
              </table:table-cell>
              <table:table-cell office:value-type="float" office:value="0.999999892707474">
                <text:p>0.999999892707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33.1106929917">
                <text:p>70133.1106929917</text:p>
              </table:table-cell>
              <table:table-cell office:value-type="float" office:value="0.0000919108951787006">
                <text:p>0.0000919108951787006</text:p>
              </table:table-cell>
              <table:table-cell office:value-type="float" office:value="70133.1106929917">
                <text:p>70133.1106929917</text:p>
              </table:table-cell>
              <table:table-cell office:value-type="float" office:value="0.999908089089564">
                <text:p>0.999908089089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207.6377618306">
                <text:p>70207.6377618306</text:p>
              </table:table-cell>
              <table:table-cell office:value-type="float" office:value="0.999999893133788">
                <text:p>0.999999893133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207.6377618306">
                <text:p>70207.6377618306</text:p>
              </table:table-cell>
              <table:table-cell office:value-type="float" office:value="0.0000908918843431114">
                <text:p>0.0000908918843431114</text:p>
              </table:table-cell>
              <table:table-cell office:value-type="float" office:value="70207.6377618306">
                <text:p>70207.6377618306</text:p>
              </table:table-cell>
              <table:table-cell office:value-type="float" office:value="0.999909108100657">
                <text:p>0.9999091081006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282.1648670044">
                <text:p>70282.1648670044</text:p>
              </table:table-cell>
              <table:table-cell office:value-type="float" office:value="0.999999893557679">
                <text:p>0.99999989355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282.1648670044">
                <text:p>70282.1648670044</text:p>
              </table:table-cell>
              <table:table-cell office:value-type="float" office:value="0.0000898861515369444">
                <text:p>0.0000898861515369444</text:p>
              </table:table-cell>
              <table:table-cell office:value-type="float" office:value="70282.1648670044">
                <text:p>70282.1648670044</text:p>
              </table:table-cell>
              <table:table-cell office:value-type="float" office:value="0.999910113833717">
                <text:p>0.999910113833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356.6920079668">
                <text:p>70356.6920079668</text:p>
              </table:table-cell>
              <table:table-cell office:value-type="float" office:value="0.999999893979181">
                <text:p>0.999999893979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356.6920079668">
                <text:p>70356.6920079668</text:p>
              </table:table-cell>
              <table:table-cell office:value-type="float" office:value="0.0000888934875578271">
                <text:p>0.0000888934875578271</text:p>
              </table:table-cell>
              <table:table-cell office:value-type="float" office:value="70356.6920079668">
                <text:p>70356.6920079668</text:p>
              </table:table-cell>
              <table:table-cell office:value-type="float" office:value="0.999911106497944">
                <text:p>0.999911106497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431.2191842206">
                <text:p>70431.2191842206</text:p>
              </table:table-cell>
              <table:table-cell office:value-type="float" office:value="0.999999894398308">
                <text:p>0.999999894398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431.2191842206">
                <text:p>70431.2191842206</text:p>
              </table:table-cell>
              <table:table-cell office:value-type="float" office:value="0.0000879136990393617">
                <text:p>0.0000879136990393617</text:p>
              </table:table-cell>
              <table:table-cell office:value-type="float" office:value="70431.2191842206">
                <text:p>70431.2191842206</text:p>
              </table:table-cell>
              <table:table-cell office:value-type="float" office:value="0.999912086286706">
                <text:p>0.999912086286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05.746395296">
                <text:p>70505.746395296</text:p>
              </table:table-cell>
              <table:table-cell office:value-type="float" office:value="0.999999894815073">
                <text:p>0.999999894815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05.746395296">
                <text:p>70505.746395296</text:p>
              </table:table-cell>
              <table:table-cell office:value-type="float" office:value="0.0000869466017128983">
                <text:p>0.0000869466017128983</text:p>
              </table:table-cell>
              <table:table-cell office:value-type="float" office:value="70505.746395296">
                <text:p>70505.746395296</text:p>
              </table:table-cell>
              <table:table-cell office:value-type="float" office:value="0.999913053384272">
                <text:p>0.999913053384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80.2736407107">
                <text:p>70580.2736407107</text:p>
              </table:table-cell>
              <table:table-cell office:value-type="float" office:value="0.999999895229491">
                <text:p>0.999999895229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80.2736407107">
                <text:p>70580.2736407107</text:p>
              </table:table-cell>
              <table:table-cell office:value-type="float" office:value="0.0000859920083169">
                <text:p>0.0000859920083169</text:p>
              </table:table-cell>
              <table:table-cell office:value-type="float" office:value="70580.2736407107">
                <text:p>70580.2736407107</text:p>
              </table:table-cell>
              <table:table-cell office:value-type="float" office:value="0.999914007977903">
                <text:p>0.999914007977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654.8009199897">
                <text:p>70654.8009199897</text:p>
              </table:table-cell>
              <table:table-cell office:value-type="float" office:value="0.999999895641579">
                <text:p>0.99999989564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654.8009199897">
                <text:p>70654.8009199897</text:p>
              </table:table-cell>
              <table:table-cell office:value-type="float" office:value="0.000085049734673939">
                <text:p>0.000085049734673939</text:p>
              </table:table-cell>
              <table:table-cell office:value-type="float" office:value="70654.8009199897">
                <text:p>70654.8009199897</text:p>
              </table:table-cell>
              <table:table-cell office:value-type="float" office:value="0.999914950251776">
                <text:p>0.999914950251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729.3282326468">
                <text:p>70729.3282326468</text:p>
              </table:table-cell>
              <table:table-cell office:value-type="float" office:value="0.999999896051361">
                <text:p>0.99999989605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729.3282326468">
                <text:p>70729.3282326468</text:p>
              </table:table-cell>
              <table:table-cell office:value-type="float" office:value="0.0000841195939486468">
                <text:p>0.0000841195939486468</text:p>
              </table:table-cell>
              <table:table-cell office:value-type="float" office:value="70729.3282326468">
                <text:p>70729.3282326468</text:p>
              </table:table-cell>
              <table:table-cell office:value-type="float" office:value="0.999915880392728">
                <text:p>0.999915880392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03.8555782411">
                <text:p>70803.8555782411</text:p>
              </table:table-cell>
              <table:table-cell office:value-type="float" office:value="0.999999896458847">
                <text:p>0.999999896458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03.8555782411">
                <text:p>70803.8555782411</text:p>
              </table:table-cell>
              <table:table-cell office:value-type="float" office:value="0.0000832014137933334">
                <text:p>0.0000832014137933334</text:p>
              </table:table-cell>
              <table:table-cell office:value-type="float" office:value="70803.8555782411">
                <text:p>70803.8555782411</text:p>
              </table:table-cell>
              <table:table-cell office:value-type="float" office:value="0.999916798573105">
                <text:p>0.999916798573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78.3829563011">
                <text:p>70878.3829563011</text:p>
              </table:table-cell>
              <table:table-cell office:value-type="float" office:value="0.99999989686406">
                <text:p>0.9999998968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78.3829563011">
                <text:p>70878.3829563011</text:p>
              </table:table-cell>
              <table:table-cell office:value-type="float" office:value="0.0000822950134036731">
                <text:p>0.0000822950134036731</text:p>
              </table:table-cell>
              <table:table-cell office:value-type="float" office:value="70878.3829563011">
                <text:p>70878.3829563011</text:p>
              </table:table-cell>
              <table:table-cell office:value-type="float" office:value="0.999917704973713">
                <text:p>0.9999177049737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52.9103663997">
                <text:p>70952.9103663997</text:p>
              </table:table-cell>
              <table:table-cell office:value-type="float" office:value="0.99999989726701">
                <text:p>0.99999989726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52.9103663997">
                <text:p>70952.9103663997</text:p>
              </table:table-cell>
              <table:table-cell office:value-type="float" office:value="0.0000814002260710132">
                <text:p>0.0000814002260710132</text:p>
              </table:table-cell>
              <table:table-cell office:value-type="float" office:value="70952.9103663997">
                <text:p>70952.9103663997</text:p>
              </table:table-cell>
              <table:table-cell office:value-type="float" office:value="0.999918599761259">
                <text:p>0.999918599761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27.4378080977">
                <text:p>71027.4378080977</text:p>
              </table:table-cell>
              <table:table-cell office:value-type="float" office:value="0.999999897667712">
                <text:p>0.999999897667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27.4378080977">
                <text:p>71027.4378080977</text:p>
              </table:table-cell>
              <table:table-cell office:value-type="float" office:value="0.0000805168822161682">
                <text:p>0.0000805168822161682</text:p>
              </table:table-cell>
              <table:table-cell office:value-type="float" office:value="71027.4378080977">
                <text:p>71027.4378080977</text:p>
              </table:table-cell>
              <table:table-cell office:value-type="float" office:value="0.999919483105324">
                <text:p>0.999919483105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101.9652809629">
                <text:p>71101.9652809629</text:p>
              </table:table-cell>
              <table:table-cell office:value-type="float" office:value="0.999999898066182">
                <text:p>0.999999898066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101.9652809629">
                <text:p>71101.9652809629</text:p>
              </table:table-cell>
              <table:table-cell office:value-type="float" office:value="0.0000796448150249945">
                <text:p>0.0000796448150249945</text:p>
              </table:table-cell>
              <table:table-cell office:value-type="float" office:value="71101.9652809629">
                <text:p>71101.9652809629</text:p>
              </table:table-cell>
              <table:table-cell office:value-type="float" office:value="0.999920355172721">
                <text:p>0.9999203551727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176.4927845519">
                <text:p>71176.4927845519</text:p>
              </table:table-cell>
              <table:table-cell office:value-type="float" office:value="0.999999898462443">
                <text:p>0.999999898462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176.4927845519">
                <text:p>71176.4927845519</text:p>
              </table:table-cell>
              <table:table-cell office:value-type="float" office:value="0.000078783855123345">
                <text:p>0.000078783855123345</text:p>
              </table:table-cell>
              <table:table-cell office:value-type="float" office:value="71176.4927845519">
                <text:p>71176.4927845519</text:p>
              </table:table-cell>
              <table:table-cell office:value-type="float" office:value="0.999921216132825">
                <text:p>0.999921216132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251.0203184811">
                <text:p>71251.0203184811</text:p>
              </table:table-cell>
              <table:table-cell office:value-type="float" office:value="0.999999898856497">
                <text:p>0.999999898856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251.0203184811">
                <text:p>71251.0203184811</text:p>
              </table:table-cell>
              <table:table-cell office:value-type="float" office:value="0.0000779338516952606">
                <text:p>0.0000779338516952606</text:p>
              </table:table-cell>
              <table:table-cell office:value-type="float" office:value="71251.0203184811">
                <text:p>71251.0203184811</text:p>
              </table:table-cell>
              <table:table-cell office:value-type="float" office:value="0.999922066136452">
                <text:p>0.999922066136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325.5478822855">
                <text:p>71325.5478822855</text:p>
              </table:table-cell>
              <table:table-cell office:value-type="float" office:value="0.999999899248381">
                <text:p>0.999999899248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325.5478822855">
                <text:p>71325.5478822855</text:p>
              </table:table-cell>
              <table:table-cell office:value-type="float" office:value="0.0000770946302941379">
                <text:p>0.0000770946302941379</text:p>
              </table:table-cell>
              <table:table-cell office:value-type="float" office:value="71325.5478822855">
                <text:p>71325.5478822855</text:p>
              </table:table-cell>
              <table:table-cell office:value-type="float" office:value="0.999922905358048">
                <text:p>0.999922905358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400.0754755941">
                <text:p>71400.0754755941</text:p>
              </table:table-cell>
              <table:table-cell office:value-type="float" office:value="0.999999899638095">
                <text:p>0.999999899638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400.0754755941">
                <text:p>71400.0754755941</text:p>
              </table:table-cell>
              <table:table-cell office:value-type="float" office:value="0.0000762660452249015">
                <text:p>0.0000762660452249015</text:p>
              </table:table-cell>
              <table:table-cell office:value-type="float" office:value="71400.0754755941">
                <text:p>71400.0754755941</text:p>
              </table:table-cell>
              <table:table-cell office:value-type="float" office:value="0.999923733943308">
                <text:p>0.999923733943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474.6030980236">
                <text:p>71474.6030980236</text:p>
              </table:table-cell>
              <table:table-cell office:value-type="float" office:value="0.999999900025649">
                <text:p>0.999999900025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474.6030980236">
                <text:p>71474.6030980236</text:p>
              </table:table-cell>
              <table:table-cell office:value-type="float" office:value="0.0000754479477887042">
                <text:p>0.0000754479477887042</text:p>
              </table:table-cell>
              <table:table-cell office:value-type="float" office:value="71474.6030980236">
                <text:p>71474.6030980236</text:p>
              </table:table-cell>
              <table:table-cell office:value-type="float" office:value="0.999924552040932">
                <text:p>0.999924552040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549.1307491461">
                <text:p>71549.1307491461</text:p>
              </table:table-cell>
              <table:table-cell office:value-type="float" office:value="0.999999900411071">
                <text:p>0.99999990041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549.1307491461">
                <text:p>71549.1307491461</text:p>
              </table:table-cell>
              <table:table-cell office:value-type="float" office:value="0.000074640176645283">
                <text:p>0.000074640176645283</text:p>
              </table:table-cell>
              <table:table-cell office:value-type="float" office:value="71549.1307491461">
                <text:p>71549.1307491461</text:p>
              </table:table-cell>
              <table:table-cell office:value-type="float" office:value="0.99992535981226">
                <text:p>0.99992535981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23.6584285906">
                <text:p>71623.6584285906</text:p>
              </table:table-cell>
              <table:table-cell office:value-type="float" office:value="0.99999990079437">
                <text:p>0.99999990079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23.6584285906">
                <text:p>71623.6584285906</text:p>
              </table:table-cell>
              <table:table-cell office:value-type="float" office:value="0.0000738425880772963">
                <text:p>0.0000738425880772963</text:p>
              </table:table-cell>
              <table:table-cell office:value-type="float" office:value="71623.6584285906">
                <text:p>71623.6584285906</text:p>
              </table:table-cell>
              <table:table-cell office:value-type="float" office:value="0.999926157401009">
                <text:p>0.999926157401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98.1861359588">
                <text:p>71698.1861359588</text:p>
              </table:table-cell>
              <table:table-cell office:value-type="float" office:value="0.999999901175567">
                <text:p>0.999999901175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98.1861359588">
                <text:p>71698.1861359588</text:p>
              </table:table-cell>
              <table:table-cell office:value-type="float" office:value="0.0000730550308402108">
                <text:p>0.0000730550308402108</text:p>
              </table:table-cell>
              <table:table-cell office:value-type="float" office:value="71698.1861359588">
                <text:p>71698.1861359588</text:p>
              </table:table-cell>
              <table:table-cell office:value-type="float" office:value="0.999926944958424">
                <text:p>0.999926944958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72.7138708912">
                <text:p>71772.7138708912</text:p>
              </table:table-cell>
              <table:table-cell office:value-type="float" office:value="0.99999990155467">
                <text:p>0.99999990155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72.7138708912">
                <text:p>71772.7138708912</text:p>
              </table:table-cell>
              <table:table-cell office:value-type="float" office:value="0.0000722773658364206">
                <text:p>0.0000722773658364206</text:p>
              </table:table-cell>
              <table:table-cell office:value-type="float" office:value="71772.7138708912">
                <text:p>71772.7138708912</text:p>
              </table:table-cell>
              <table:table-cell office:value-type="float" office:value="0.999927722623603">
                <text:p>0.9999277226236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847.2416330331">
                <text:p>71847.2416330331</text:p>
              </table:table-cell>
              <table:table-cell office:value-type="float" office:value="0.999999901931687">
                <text:p>0.99999990193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847.2416330331">
                <text:p>71847.2416330331</text:p>
              </table:table-cell>
              <table:table-cell office:value-type="float" office:value="0.0000715094560411277">
                <text:p>0.0000715094560411277</text:p>
              </table:table-cell>
              <table:table-cell office:value-type="float" office:value="71847.2416330331">
                <text:p>71847.2416330331</text:p>
              </table:table-cell>
              <table:table-cell office:value-type="float" office:value="0.999928490533569">
                <text:p>0.999928490533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21.7694219717">
                <text:p>71921.7694219717</text:p>
              </table:table-cell>
              <table:table-cell office:value-type="float" office:value="0.999999902306653">
                <text:p>0.999999902306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21.7694219717">
                <text:p>71921.7694219717</text:p>
              </table:table-cell>
              <table:table-cell office:value-type="float" office:value="0.0000707511478131085">
                <text:p>0.0000707511478131085</text:p>
              </table:table-cell>
              <table:table-cell office:value-type="float" office:value="71921.7694219717">
                <text:p>71921.7694219717</text:p>
              </table:table-cell>
              <table:table-cell office:value-type="float" office:value="0.999929248841965">
                <text:p>0.9999292488419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96.2972373956">
                <text:p>71996.2972373956</text:p>
              </table:table-cell>
              <table:table-cell office:value-type="float" office:value="0.999999902679562">
                <text:p>0.999999902679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96.2972373956">
                <text:p>71996.2972373956</text:p>
              </table:table-cell>
              <table:table-cell office:value-type="float" office:value="0.0000700023180696027">
                <text:p>0.0000700023180696027</text:p>
              </table:table-cell>
              <table:table-cell office:value-type="float" office:value="71996.2972373956">
                <text:p>71996.2972373956</text:p>
              </table:table-cell>
              <table:table-cell office:value-type="float" office:value="0.999929997671874">
                <text:p>0.999929997671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70.8250789348">
                <text:p>72070.8250789348</text:p>
              </table:table-cell>
              <table:table-cell office:value-type="float" office:value="0.999999903050436">
                <text:p>0.999999903050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70.8250789348">
                <text:p>72070.8250789348</text:p>
              </table:table-cell>
              <table:table-cell office:value-type="float" office:value="0.0000692628270321755">
                <text:p>0.0000692628270321755</text:p>
              </table:table-cell>
              <table:table-cell office:value-type="float" office:value="72070.8250789348">
                <text:p>72070.8250789348</text:p>
              </table:table-cell>
              <table:table-cell office:value-type="float" office:value="0.999930737163074">
                <text:p>0.999930737163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45.3529462255">
                <text:p>72145.3529462255</text:p>
              </table:table-cell>
              <table:table-cell office:value-type="float" office:value="0.999999903419294">
                <text:p>0.999999903419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45.3529462255">
                <text:p>72145.3529462255</text:p>
              </table:table-cell>
              <table:table-cell office:value-type="float" office:value="0.0000685325372987384">
                <text:p>0.0000685325372987384</text:p>
              </table:table-cell>
              <table:table-cell office:value-type="float" office:value="72145.3529462255">
                <text:p>72145.3529462255</text:p>
              </table:table-cell>
              <table:table-cell office:value-type="float" office:value="0.999931467452967">
                <text:p>0.999931467452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219.8808389398">
                <text:p>72219.8808389398</text:p>
              </table:table-cell>
              <table:table-cell office:value-type="float" office:value="0.999999903786144">
                <text:p>0.999999903786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219.8808389398">
                <text:p>72219.8808389398</text:p>
              </table:table-cell>
              <table:table-cell office:value-type="float" office:value="0.0000678113226835355">
                <text:p>0.0000678113226835355</text:p>
              </table:table-cell>
              <table:table-cell office:value-type="float" office:value="72219.8808389398">
                <text:p>72219.8808389398</text:p>
              </table:table-cell>
              <table:table-cell office:value-type="float" office:value="0.999932188667738">
                <text:p>0.999932188667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294.4087567246">
                <text:p>72294.4087567246</text:p>
              </table:table-cell>
              <table:table-cell office:value-type="float" office:value="0.999999904151008">
                <text:p>0.99999990415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294.4087567246">
                <text:p>72294.4087567246</text:p>
              </table:table-cell>
              <table:table-cell office:value-type="float" office:value="0.0000670990500809498">
                <text:p>0.0000670990500809498</text:p>
              </table:table-cell>
              <table:table-cell office:value-type="float" office:value="72294.4087567246">
                <text:p>72294.4087567246</text:p>
              </table:table-cell>
              <table:table-cell office:value-type="float" office:value="0.999932900940495">
                <text:p>0.999932900940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368.9366992917">
                <text:p>72368.9366992917</text:p>
              </table:table-cell>
              <table:table-cell office:value-type="float" office:value="0.999999904513879">
                <text:p>0.999999904513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368.9366992917">
                <text:p>72368.9366992917</text:p>
              </table:table-cell>
              <table:table-cell office:value-type="float" office:value="0.0000663956059832077">
                <text:p>0.0000663956059832077</text:p>
              </table:table-cell>
              <table:table-cell office:value-type="float" office:value="72368.9366992917">
                <text:p>72368.9366992917</text:p>
              </table:table-cell>
              <table:table-cell office:value-type="float" office:value="0.999933604384743">
                <text:p>0.9999336043847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443.4646662535">
                <text:p>72443.4646662535</text:p>
              </table:table-cell>
              <table:table-cell office:value-type="float" office:value="0.999999904874797">
                <text:p>0.999999904874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443.4646662535">
                <text:p>72443.4646662535</text:p>
              </table:table-cell>
              <table:table-cell office:value-type="float" office:value="0.000065700848267408">
                <text:p>0.000065700848267408</text:p>
              </table:table-cell>
              <table:table-cell office:value-type="float" office:value="72443.4646662535">
                <text:p>72443.4646662535</text:p>
              </table:table-cell>
              <table:table-cell office:value-type="float" office:value="0.999934299142607">
                <text:p>0.999934299142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17.9926573166">
                <text:p>72517.9926573166</text:p>
              </table:table-cell>
              <table:table-cell office:value-type="float" office:value="0.999999905233762">
                <text:p>0.999999905233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17.9926573166">
                <text:p>72517.9926573166</text:p>
              </table:table-cell>
              <table:table-cell office:value-type="float" office:value="0.0000650146630095908">
                <text:p>0.0000650146630095908</text:p>
              </table:table-cell>
              <table:table-cell office:value-type="float" office:value="72517.9926573166">
                <text:p>72517.9926573166</text:p>
              </table:table-cell>
              <table:table-cell office:value-type="float" office:value="0.999934985328011">
                <text:p>0.999934985328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92.5206721626">
                <text:p>72592.5206721626</text:p>
              </table:table-cell>
              <table:table-cell office:value-type="float" office:value="0.999999905590789">
                <text:p>0.999999905590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92.5206721626">
                <text:p>72592.5206721626</text:p>
              </table:table-cell>
              <table:table-cell office:value-type="float" office:value="0.0000643369294431383">
                <text:p>0.0000643369294431383</text:p>
              </table:table-cell>
              <table:table-cell office:value-type="float" office:value="72592.5206721626">
                <text:p>72592.5206721626</text:p>
              </table:table-cell>
              <table:table-cell office:value-type="float" office:value="0.99993566306172">
                <text:p>0.99993566306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667.048710492">
                <text:p>72667.048710492</text:p>
              </table:table-cell>
              <table:table-cell office:value-type="float" office:value="0.999999905945884">
                <text:p>0.999999905945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667.048710492">
                <text:p>72667.048710492</text:p>
              </table:table-cell>
              <table:table-cell office:value-type="float" office:value="0.0000636675328365179">
                <text:p>0.0000636675328365179</text:p>
              </table:table-cell>
              <table:table-cell office:value-type="float" office:value="72667.048710492">
                <text:p>72667.048710492</text:p>
              </table:table-cell>
              <table:table-cell office:value-type="float" office:value="0.999936332458468">
                <text:p>0.999936332458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741.5767719534">
                <text:p>72741.5767719534</text:p>
              </table:table-cell>
              <table:table-cell office:value-type="float" office:value="0.999999906299078">
                <text:p>0.999999906299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741.5767719534">
                <text:p>72741.5767719534</text:p>
              </table:table-cell>
              <table:table-cell office:value-type="float" office:value="0.000063006343796118">
                <text:p>0.000063006343796118</text:p>
              </table:table-cell>
              <table:table-cell office:value-type="float" office:value="72741.5767719534">
                <text:p>72741.5767719534</text:p>
              </table:table-cell>
              <table:table-cell office:value-type="float" office:value="0.999936993647646">
                <text:p>0.9999369936476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816.1048562849">
                <text:p>72816.1048562849</text:p>
              </table:table-cell>
              <table:table-cell office:value-type="float" office:value="0.999999906650367">
                <text:p>0.999999906650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816.1048562849">
                <text:p>72816.1048562849</text:p>
              </table:table-cell>
              <table:table-cell office:value-type="float" office:value="0.0000623532595621812">
                <text:p>0.0000623532595621812</text:p>
              </table:table-cell>
              <table:table-cell office:value-type="float" office:value="72816.1048562849">
                <text:p>72816.1048562849</text:p>
              </table:table-cell>
              <table:table-cell office:value-type="float" office:value="0.999937646732015">
                <text:p>0.9999376467320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890.6329631588">
                <text:p>72890.6329631588</text:p>
              </table:table-cell>
              <table:table-cell office:value-type="float" office:value="0.999999906999777">
                <text:p>0.999999906999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890.6329631588">
                <text:p>72890.6329631588</text:p>
              </table:table-cell>
              <table:table-cell office:value-type="float" office:value="0.0000617081586614775">
                <text:p>0.0000617081586614775</text:p>
              </table:table-cell>
              <table:table-cell office:value-type="float" office:value="72890.6329631588">
                <text:p>72890.6329631588</text:p>
              </table:table-cell>
              <table:table-cell office:value-type="float" office:value="0.999938291833049">
                <text:p>0.999938291833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65.1610922937">
                <text:p>72965.1610922937</text:p>
              </table:table-cell>
              <table:table-cell office:value-type="float" office:value="0.999999907347313">
                <text:p>0.999999907347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65.1610922937">
                <text:p>72965.1610922937</text:p>
              </table:table-cell>
              <table:table-cell office:value-type="float" office:value="0.0000610709335964361">
                <text:p>0.0000610709335964361</text:p>
              </table:table-cell>
              <table:table-cell office:value-type="float" office:value="72965.1610922937">
                <text:p>72965.1610922937</text:p>
              </table:table-cell>
              <table:table-cell office:value-type="float" office:value="0.999938929058245">
                <text:p>0.9999389290582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39.6892434119">
                <text:p>73039.6892434119</text:p>
              </table:table-cell>
              <table:table-cell office:value-type="float" office:value="0.999999907692983">
                <text:p>0.999999907692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39.6892434119">
                <text:p>73039.6892434119</text:p>
              </table:table-cell>
              <table:table-cell office:value-type="float" office:value="0.0000604414784226791">
                <text:p>0.0000604414784226791</text:p>
              </table:table-cell>
              <table:table-cell office:value-type="float" office:value="73039.6892434119">
                <text:p>73039.6892434119</text:p>
              </table:table-cell>
              <table:table-cell office:value-type="float" office:value="0.999939558513547">
                <text:p>0.999939558513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114.2174161996">
                <text:p>73114.2174161996</text:p>
              </table:table-cell>
              <table:table-cell office:value-type="float" office:value="0.999999908036812">
                <text:p>0.999999908036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114.2174161996">
                <text:p>73114.2174161996</text:p>
              </table:table-cell>
              <table:table-cell office:value-type="float" office:value="0.000059819677182893">
                <text:p>0.000059819677182893</text:p>
              </table:table-cell>
              <table:table-cell office:value-type="float" office:value="73114.2174161996">
                <text:p>73114.2174161996</text:p>
              </table:table-cell>
              <table:table-cell office:value-type="float" office:value="0.999940180314914">
                <text:p>0.9999401803149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188.745610388">
                <text:p>73188.745610388</text:p>
              </table:table-cell>
              <table:table-cell office:value-type="float" office:value="0.999999908378805">
                <text:p>0.999999908378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188.745610388">
                <text:p>73188.745610388</text:p>
              </table:table-cell>
              <table:table-cell office:value-type="float" office:value="0.0000592054273765354">
                <text:p>0.0000592054273765354</text:p>
              </table:table-cell>
              <table:table-cell office:value-type="float" office:value="73188.745610388">
                <text:p>73188.745610388</text:p>
              </table:table-cell>
              <table:table-cell office:value-type="float" office:value="0.999940794564844">
                <text:p>0.999940794564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263.2738256986">
                <text:p>73263.2738256986</text:p>
              </table:table-cell>
              <table:table-cell office:value-type="float" office:value="0.999999908718976">
                <text:p>0.999999908718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263.2738256986">
                <text:p>73263.2738256986</text:p>
              </table:table-cell>
              <table:table-cell office:value-type="float" office:value="0.0000585986242180521">
                <text:p>0.0000585986242180521</text:p>
              </table:table-cell>
              <table:table-cell office:value-type="float" office:value="73263.2738256986">
                <text:p>73263.2738256986</text:p>
              </table:table-cell>
              <table:table-cell office:value-type="float" office:value="0.999941401368125">
                <text:p>0.999941401368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37.8020618572">
                <text:p>73337.8020618572</text:p>
              </table:table-cell>
              <table:table-cell office:value-type="float" office:value="0.999999909057338">
                <text:p>0.999999909057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37.8020618572">
                <text:p>73337.8020618572</text:p>
              </table:table-cell>
              <table:table-cell office:value-type="float" office:value="0.0000579991645485436">
                <text:p>0.0000579991645485436</text:p>
              </table:table-cell>
              <table:table-cell office:value-type="float" office:value="73337.8020618572">
                <text:p>73337.8020618572</text:p>
              </table:table-cell>
              <table:table-cell office:value-type="float" office:value="0.999942000827914">
                <text:p>0.9999420008279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412.3303185936">
                <text:p>73412.3303185936</text:p>
              </table:table-cell>
              <table:table-cell office:value-type="float" office:value="0.999999909393901">
                <text:p>0.99999990939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412.3303185936">
                <text:p>73412.3303185936</text:p>
              </table:table-cell>
              <table:table-cell office:value-type="float" office:value="0.0000574069468079368">
                <text:p>0.0000574069468079368</text:p>
              </table:table-cell>
              <table:table-cell office:value-type="float" office:value="73412.3303185936">
                <text:p>73412.3303185936</text:p>
              </table:table-cell>
              <table:table-cell office:value-type="float" office:value="0.999942593045772">
                <text:p>0.999942593045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486.8585956289">
                <text:p>73486.8585956289</text:p>
              </table:table-cell>
              <table:table-cell office:value-type="float" office:value="0.999999909728685">
                <text:p>0.999999909728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486.8585956289">
                <text:p>73486.8585956289</text:p>
              </table:table-cell>
              <table:table-cell office:value-type="float" office:value="0.0000568218673807253">
                <text:p>0.0000568218673807253</text:p>
              </table:table-cell>
              <table:table-cell office:value-type="float" office:value="73486.8585956289">
                <text:p>73486.8585956289</text:p>
              </table:table-cell>
              <table:table-cell office:value-type="float" office:value="0.999943178125315">
                <text:p>0.999943178125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561.3868927259">
                <text:p>73561.3868927259</text:p>
              </table:table-cell>
              <table:table-cell office:value-type="float" office:value="0.99999991006169">
                <text:p>0.99999991006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561.3868927259">
                <text:p>73561.3868927259</text:p>
              </table:table-cell>
              <table:table-cell office:value-type="float" office:value="0.0000562438351193141">
                <text:p>0.0000562438351193141</text:p>
              </table:table-cell>
              <table:table-cell office:value-type="float" office:value="73561.3868927259">
                <text:p>73561.3868927259</text:p>
              </table:table-cell>
              <table:table-cell office:value-type="float" office:value="0.99994375615769">
                <text:p>0.999943756157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635.9152096012">
                <text:p>73635.9152096012</text:p>
              </table:table-cell>
              <table:table-cell office:value-type="float" office:value="0.999999910392939">
                <text:p>0.999999910392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635.9152096012">
                <text:p>73635.9152096012</text:p>
              </table:table-cell>
              <table:table-cell office:value-type="float" office:value="0.0000556727458855857">
                <text:p>0.0000556727458855857</text:p>
              </table:table-cell>
              <table:table-cell office:value-type="float" office:value="73635.9152096012">
                <text:p>73635.9152096012</text:p>
              </table:table-cell>
              <table:table-cell office:value-type="float" office:value="0.999944327247035">
                <text:p>0.999944327247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10.4435460245">
                <text:p>73710.4435460245</text:p>
              </table:table-cell>
              <table:table-cell office:value-type="float" office:value="0.999999910722434">
                <text:p>0.999999910722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10.4435460245">
                <text:p>73710.4435460245</text:p>
              </table:table-cell>
              <table:table-cell office:value-type="float" office:value="0.0000551085113735805">
                <text:p>0.0000551085113735805</text:p>
              </table:table-cell>
              <table:table-cell office:value-type="float" office:value="73710.4435460245">
                <text:p>73710.4435460245</text:p>
              </table:table-cell>
              <table:table-cell office:value-type="float" office:value="0.999944891481657">
                <text:p>0.9999448914816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84.9719017205">
                <text:p>73784.9719017205</text:p>
              </table:table-cell>
              <table:table-cell office:value-type="float" office:value="0.999999911050196">
                <text:p>0.999999911050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84.9719017205">
                <text:p>73784.9719017205</text:p>
              </table:table-cell>
              <table:table-cell office:value-type="float" office:value="0.0000545510305722059">
                <text:p>0.0000545510305722059</text:p>
              </table:table-cell>
              <table:table-cell office:value-type="float" office:value="73784.9719017205">
                <text:p>73784.9719017205</text:p>
              </table:table-cell>
              <table:table-cell office:value-type="float" office:value="0.999945448962566">
                <text:p>0.999945448962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859.5002764658">
                <text:p>73859.5002764658</text:p>
              </table:table-cell>
              <table:table-cell office:value-type="float" office:value="0.999999911376227">
                <text:p>0.999999911376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859.5002764658">
                <text:p>73859.5002764658</text:p>
              </table:table-cell>
              <table:table-cell office:value-type="float" office:value="0.0000540002179202874">
                <text:p>0.0000540002179202874</text:p>
              </table:table-cell>
              <table:table-cell office:value-type="float" office:value="73859.5002764658">
                <text:p>73859.5002764658</text:p>
              </table:table-cell>
              <table:table-cell office:value-type="float" office:value="0.999945999775324">
                <text:p>0.999945999775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934.0286699927">
                <text:p>73934.0286699927</text:p>
              </table:table-cell>
              <table:table-cell office:value-type="float" office:value="0.999999911700549">
                <text:p>0.999999911700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934.0286699927">
                <text:p>73934.0286699927</text:p>
              </table:table-cell>
              <table:table-cell office:value-type="float" office:value="0.0000534559754298331">
                <text:p>0.0000534559754298331</text:p>
              </table:table-cell>
              <table:table-cell office:value-type="float" office:value="73934.0286699927">
                <text:p>73934.0286699927</text:p>
              </table:table-cell>
              <table:table-cell office:value-type="float" office:value="0.999946544017919">
                <text:p>0.9999465440179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008.5570820729">
                <text:p>74008.5570820729</text:p>
              </table:table-cell>
              <table:table-cell office:value-type="float" office:value="0.999999912023169">
                <text:p>0.999999912023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008.5570820729">
                <text:p>74008.5570820729</text:p>
              </table:table-cell>
              <table:table-cell office:value-type="float" office:value="0.0000529182168490348">
                <text:p>0.0000529182168490348</text:p>
              </table:table-cell>
              <table:table-cell office:value-type="float" office:value="74008.5570820729">
                <text:p>74008.5570820729</text:p>
              </table:table-cell>
              <table:table-cell office:value-type="float" office:value="0.999947081776602">
                <text:p>0.999947081776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083.0855124695">
                <text:p>74083.0855124695</text:p>
              </table:table-cell>
              <table:table-cell office:value-type="float" office:value="0.999999912344097">
                <text:p>0.999999912344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083.0855124695">
                <text:p>74083.0855124695</text:p>
              </table:table-cell>
              <table:table-cell office:value-type="float" office:value="0.0000523868538356891">
                <text:p>0.0000523868538356891</text:p>
              </table:table-cell>
              <table:table-cell office:value-type="float" office:value="74083.0855124695">
                <text:p>74083.0855124695</text:p>
              </table:table-cell>
              <table:table-cell office:value-type="float" office:value="0.999947613139716">
                <text:p>0.999947613139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57.6139609491">
                <text:p>74157.6139609491</text:p>
              </table:table-cell>
              <table:table-cell office:value-type="float" office:value="0.999999912663346">
                <text:p>0.999999912663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57.6139609491">
                <text:p>74157.6139609491</text:p>
              </table:table-cell>
              <table:table-cell office:value-type="float" office:value="0.0000518617993950443">
                <text:p>0.0000518617993950443</text:p>
              </table:table-cell>
              <table:table-cell office:value-type="float" office:value="74157.6139609491">
                <text:p>74157.6139609491</text:p>
              </table:table-cell>
              <table:table-cell office:value-type="float" office:value="0.999948138194255">
                <text:p>0.999948138194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232.1424272817">
                <text:p>74232.1424272817</text:p>
              </table:table-cell>
              <table:table-cell office:value-type="float" office:value="0.999999912980925">
                <text:p>0.999999912980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232.1424272817">
                <text:p>74232.1424272817</text:p>
              </table:table-cell>
              <table:table-cell office:value-type="float" office:value="0.0000513429678571388">
                <text:p>0.0000513429678571388</text:p>
              </table:table-cell>
              <table:table-cell office:value-type="float" office:value="74232.1424272817">
                <text:p>74232.1424272817</text:p>
              </table:table-cell>
              <table:table-cell office:value-type="float" office:value="0.99994865702589">
                <text:p>0.99994865702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306.6709112405">
                <text:p>74306.6709112405</text:p>
              </table:table-cell>
              <table:table-cell office:value-type="float" office:value="0.999999913296848">
                <text:p>0.999999913296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306.6709112405">
                <text:p>74306.6709112405</text:p>
              </table:table-cell>
              <table:table-cell office:value-type="float" office:value="0.0000508302748545551">
                <text:p>0.0000508302748545551</text:p>
              </table:table-cell>
              <table:table-cell office:value-type="float" office:value="74306.6709112405">
                <text:p>74306.6709112405</text:p>
              </table:table-cell>
              <table:table-cell office:value-type="float" office:value="0.999949169718989">
                <text:p>0.9999491697189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381.199412602">
                <text:p>74381.199412602</text:p>
              </table:table-cell>
              <table:table-cell office:value-type="float" office:value="0.999999913611124">
                <text:p>0.99999991361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381.199412602">
                <text:p>74381.199412602</text:p>
              </table:table-cell>
              <table:table-cell office:value-type="float" office:value="0.0000503236373005804">
                <text:p>0.0000503236373005804</text:p>
              </table:table-cell>
              <table:table-cell office:value-type="float" office:value="74381.199412602">
                <text:p>74381.199412602</text:p>
              </table:table-cell>
              <table:table-cell office:value-type="float" office:value="0.999949676356636">
                <text:p>0.999949676356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455.7279311459">
                <text:p>74455.7279311459</text:p>
              </table:table-cell>
              <table:table-cell office:value-type="float" office:value="0.999999913923764">
                <text:p>0.999999913923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455.7279311459">
                <text:p>74455.7279311459</text:p>
              </table:table-cell>
              <table:table-cell office:value-type="float" office:value="0.0000498229733677672">
                <text:p>0.0000498229733677672</text:p>
              </table:table-cell>
              <table:table-cell office:value-type="float" office:value="74455.7279311459">
                <text:p>74455.7279311459</text:p>
              </table:table-cell>
              <table:table-cell office:value-type="float" office:value="0.999950177020662">
                <text:p>0.9999501770206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30.2564666552">
                <text:p>74530.2564666552</text:p>
              </table:table-cell>
              <table:table-cell office:value-type="float" office:value="0.999999914234781">
                <text:p>0.999999914234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30.2564666552">
                <text:p>74530.2564666552</text:p>
              </table:table-cell>
              <table:table-cell office:value-type="float" office:value="0.000049328202466885">
                <text:p>0.000049328202466885</text:p>
              </table:table-cell>
              <table:table-cell office:value-type="float" office:value="74530.2564666552">
                <text:p>74530.2564666552</text:p>
              </table:table-cell>
              <table:table-cell office:value-type="float" office:value="0.999950671791653">
                <text:p>0.999950671791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604.7850189158">
                <text:p>74604.7850189158</text:p>
              </table:table-cell>
              <table:table-cell office:value-type="float" office:value="0.999999914544183">
                <text:p>0.999999914544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604.7850189158">
                <text:p>74604.7850189158</text:p>
              </table:table-cell>
              <table:table-cell office:value-type="float" office:value="0.0000488392452262548">
                <text:p>0.0000488392452262548</text:p>
              </table:table-cell>
              <table:table-cell office:value-type="float" office:value="74604.7850189158">
                <text:p>74604.7850189158</text:p>
              </table:table-cell>
              <table:table-cell office:value-type="float" office:value="0.999951160748983">
                <text:p>0.999951160748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679.3135877167">
                <text:p>74679.3135877167</text:p>
              </table:table-cell>
              <table:table-cell office:value-type="float" office:value="0.999999914851983">
                <text:p>0.99999991485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679.3135877167">
                <text:p>74679.3135877167</text:p>
              </table:table-cell>
              <table:table-cell office:value-type="float" office:value="0.0000483560234714609">
                <text:p>0.0000483560234714609</text:p>
              </table:table-cell>
              <table:table-cell office:value-type="float" office:value="74679.3135877167">
                <text:p>74679.3135877167</text:p>
              </table:table-cell>
              <table:table-cell office:value-type="float" office:value="0.999951643970825">
                <text:p>0.999951643970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753.8421728499">
                <text:p>74753.8421728499</text:p>
              </table:table-cell>
              <table:table-cell office:value-type="float" office:value="0.99999991515819">
                <text:p>0.99999991515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753.8421728499">
                <text:p>74753.8421728499</text:p>
              </table:table-cell>
              <table:table-cell office:value-type="float" office:value="0.0000478784602054306">
                <text:p>0.0000478784602054306</text:p>
              </table:table-cell>
              <table:table-cell office:value-type="float" office:value="74753.8421728499">
                <text:p>74753.8421728499</text:p>
              </table:table-cell>
              <table:table-cell office:value-type="float" office:value="0.999952121534177">
                <text:p>0.9999521215341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828.3707741105">
                <text:p>74828.3707741105</text:p>
              </table:table-cell>
              <table:table-cell office:value-type="float" office:value="0.999999915462816">
                <text:p>0.99999991546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828.3707741105">
                <text:p>74828.3707741105</text:p>
              </table:table-cell>
              <table:table-cell office:value-type="float" office:value="0.000047406479588875">
                <text:p>0.000047406479588875</text:p>
              </table:table-cell>
              <table:table-cell office:value-type="float" office:value="74828.3707741105">
                <text:p>74828.3707741105</text:p>
              </table:table-cell>
              <table:table-cell office:value-type="float" office:value="0.999952593514879">
                <text:p>0.9999525935148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02.8993912964">
                <text:p>74902.8993912964</text:p>
              </table:table-cell>
              <table:table-cell office:value-type="float" office:value="0.99999991576587">
                <text:p>0.99999991576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02.8993912964">
                <text:p>74902.8993912964</text:p>
              </table:table-cell>
              <table:table-cell office:value-type="float" office:value="0.0000469400069210853">
                <text:p>0.0000469400069210853</text:p>
              </table:table-cell>
              <table:table-cell office:value-type="float" office:value="74902.8993912964">
                <text:p>74902.8993912964</text:p>
              </table:table-cell>
              <table:table-cell office:value-type="float" office:value="0.99995305998763">
                <text:p>0.99995305998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77.4280242082">
                <text:p>74977.4280242082</text:p>
              </table:table-cell>
              <table:table-cell office:value-type="float" office:value="0.999999916067364">
                <text:p>0.999999916067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77.4280242082">
                <text:p>74977.4280242082</text:p>
              </table:table-cell>
              <table:table-cell office:value-type="float" office:value="0.0000464789686210751">
                <text:p>0.0000464789686210751</text:p>
              </table:table-cell>
              <table:table-cell office:value-type="float" office:value="74977.4280242082">
                <text:p>74977.4280242082</text:p>
              </table:table-cell>
              <table:table-cell office:value-type="float" office:value="0.999953521026012">
                <text:p>0.999953521026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51.9566726498">
                <text:p>75051.9566726498</text:p>
              </table:table-cell>
              <table:table-cell office:value-type="float" office:value="0.999999916367306">
                <text:p>0.999999916367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51.9566726498">
                <text:p>75051.9566726498</text:p>
              </table:table-cell>
              <table:table-cell office:value-type="float" office:value="0.000046023292209064">
                <text:p>0.000046023292209064</text:p>
              </table:table-cell>
              <table:table-cell office:value-type="float" office:value="75051.9566726498">
                <text:p>75051.9566726498</text:p>
              </table:table-cell>
              <table:table-cell office:value-type="float" office:value="0.999953976702504">
                <text:p>0.999953976702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126.4853364373">
                <text:p>75126.4853364373</text:p>
              </table:table-cell>
              <table:table-cell office:value-type="float" office:value="0.999999916665704">
                <text:p>0.999999916665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126.4853364373">
                <text:p>75126.4853364373</text:p>
              </table:table-cell>
              <table:table-cell office:value-type="float" office:value="0.0000455729091025615">
                <text:p>0.0000455729091025615</text:p>
              </table:table-cell>
              <table:table-cell office:value-type="float" office:value="75126.4853364373">
                <text:p>75126.4853364373</text:p>
              </table:table-cell>
              <table:table-cell office:value-type="float" office:value="0.99995442708569">
                <text:p>0.99995442708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201.0140153599">
                <text:p>75201.0140153599</text:p>
              </table:table-cell>
              <table:table-cell office:value-type="float" office:value="0.999999916962576">
                <text:p>0.999999916962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201.0140153599">
                <text:p>75201.0140153599</text:p>
              </table:table-cell>
              <table:table-cell office:value-type="float" office:value="0.0000451277433098175">
                <text:p>0.0000451277433098175</text:p>
              </table:table-cell>
              <table:table-cell office:value-type="float" office:value="75201.0140153599">
                <text:p>75201.0140153599</text:p>
              </table:table-cell>
              <table:table-cell office:value-type="float" office:value="0.999954872251561">
                <text:p>0.999954872251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275.5427092394">
                <text:p>75275.5427092394</text:p>
              </table:table-cell>
              <table:table-cell office:value-type="float" office:value="0.999999917257928">
                <text:p>0.999999917257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275.5427092394">
                <text:p>75275.5427092394</text:p>
              </table:table-cell>
              <table:table-cell office:value-type="float" office:value="0.0000446877283931835">
                <text:p>0.0000446877283931835</text:p>
              </table:table-cell>
              <table:table-cell office:value-type="float" office:value="75275.5427092394">
                <text:p>75275.5427092394</text:p>
              </table:table-cell>
              <table:table-cell office:value-type="float" office:value="0.999955312266554">
                <text:p>0.999955312266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50.0714178902">
                <text:p>75350.0714178902</text:p>
              </table:table-cell>
              <table:table-cell office:value-type="float" office:value="0.99999991755177">
                <text:p>0.99999991755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50.0714178902">
                <text:p>75350.0714178902</text:p>
              </table:table-cell>
              <table:table-cell office:value-type="float" office:value="0.0000442527960991154">
                <text:p>0.0000442527960991154</text:p>
              </table:table-cell>
              <table:table-cell office:value-type="float" office:value="75350.0714178902">
                <text:p>75350.0714178902</text:p>
              </table:table-cell>
              <table:table-cell office:value-type="float" office:value="0.999955747198923">
                <text:p>0.999955747198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24.6001411391">
                <text:p>75424.6001411391</text:p>
              </table:table-cell>
              <table:table-cell office:value-type="float" office:value="0.999999917844107">
                <text:p>0.999999917844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24.6001411391">
                <text:p>75424.6001411391</text:p>
              </table:table-cell>
              <table:table-cell office:value-type="float" office:value="0.0000438228818777489">
                <text:p>0.0000438228818777489</text:p>
              </table:table-cell>
              <table:table-cell office:value-type="float" office:value="75424.6001411391">
                <text:p>75424.6001411391</text:p>
              </table:table-cell>
              <table:table-cell office:value-type="float" office:value="0.999956177113219">
                <text:p>0.999956177113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99.1288787957">
                <text:p>75499.1288787957</text:p>
              </table:table-cell>
              <table:table-cell office:value-type="float" office:value="0.999999918134953">
                <text:p>0.999999918134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99.1288787957">
                <text:p>75499.1288787957</text:p>
              </table:table-cell>
              <table:table-cell office:value-type="float" office:value="0.0000433979167357077">
                <text:p>0.0000433979167357077</text:p>
              </table:table-cell>
              <table:table-cell office:value-type="float" office:value="75499.1288787957">
                <text:p>75499.1288787957</text:p>
              </table:table-cell>
              <table:table-cell office:value-type="float" office:value="0.999956602078434">
                <text:p>0.9999566020784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573.657630673">
                <text:p>75573.657630673</text:p>
              </table:table-cell>
              <table:table-cell office:value-type="float" office:value="0.999999918424324">
                <text:p>0.999999918424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573.657630673">
                <text:p>75573.657630673</text:p>
              </table:table-cell>
              <table:table-cell office:value-type="float" office:value="0.0000429778327810913">
                <text:p>0.0000429778327810913</text:p>
              </table:table-cell>
              <table:table-cell office:value-type="float" office:value="75573.657630673">
                <text:p>75573.657630673</text:p>
              </table:table-cell>
              <table:table-cell office:value-type="float" office:value="0.99995702216246">
                <text:p>0.99995702216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48.1863966051">
                <text:p>75648.1863966051</text:p>
              </table:table-cell>
              <table:table-cell office:value-type="float" office:value="0.999999918712223">
                <text:p>0.999999918712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48.1863966051">
                <text:p>75648.1863966051</text:p>
              </table:table-cell>
              <table:table-cell office:value-type="float" office:value="0.0000425625684060745">
                <text:p>0.0000425625684060745</text:p>
              </table:table-cell>
              <table:table-cell office:value-type="float" office:value="75648.1863966051">
                <text:p>75648.1863966051</text:p>
              </table:table-cell>
              <table:table-cell office:value-type="float" office:value="0.999957437426905">
                <text:p>0.999957437426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722.7151764283">
                <text:p>75722.7151764283</text:p>
              </table:table-cell>
              <table:table-cell office:value-type="float" office:value="0.999999918998656">
                <text:p>0.999999918998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722.7151764283">
                <text:p>75722.7151764283</text:p>
              </table:table-cell>
              <table:table-cell office:value-type="float" office:value="0.0000421520628338378">
                <text:p>0.0000421520628338378</text:p>
              </table:table-cell>
              <table:table-cell office:value-type="float" office:value="75722.7151764283">
                <text:p>75722.7151764283</text:p>
              </table:table-cell>
              <table:table-cell office:value-type="float" office:value="0.999957847932547">
                <text:p>0.999957847932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797.2439699626">
                <text:p>75797.2439699626</text:p>
              </table:table-cell>
              <table:table-cell office:value-type="float" office:value="0.999999919283638">
                <text:p>0.999999919283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797.2439699626">
                <text:p>75797.2439699626</text:p>
              </table:table-cell>
              <table:table-cell office:value-type="float" office:value="0.0000417462510192029">
                <text:p>0.0000417462510192029</text:p>
              </table:table-cell>
              <table:table-cell office:value-type="float" office:value="75797.2439699626">
                <text:p>75797.2439699626</text:p>
              </table:table-cell>
              <table:table-cell office:value-type="float" office:value="0.99995825374443">
                <text:p>0.99995825374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871.7727770401">
                <text:p>75871.7727770401</text:p>
              </table:table-cell>
              <table:table-cell office:value-type="float" office:value="0.999999919567176">
                <text:p>0.999999919567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871.7727770401">
                <text:p>75871.7727770401</text:p>
              </table:table-cell>
              <table:table-cell office:value-type="float" office:value="0.0000413450714656705">
                <text:p>0.0000413450714656705</text:p>
              </table:table-cell>
              <table:table-cell office:value-type="float" office:value="75871.7727770401">
                <text:p>75871.7727770401</text:p>
              </table:table-cell>
              <table:table-cell office:value-type="float" office:value="0.99995865492405">
                <text:p>0.999958654924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46.3015974947">
                <text:p>75946.3015974947</text:p>
              </table:table-cell>
              <table:table-cell office:value-type="float" office:value="0.999999919849282">
                <text:p>0.999999919849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46.3015974947">
                <text:p>75946.3015974947</text:p>
              </table:table-cell>
              <table:table-cell office:value-type="float" office:value="0.0000409484635800085">
                <text:p>0.0000409484635800085</text:p>
              </table:table-cell>
              <table:table-cell office:value-type="float" office:value="75946.3015974947">
                <text:p>75946.3015974947</text:p>
              </table:table-cell>
              <table:table-cell office:value-type="float" office:value="0.999959051532002">
                <text:p>0.999959051532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20.8304311632">
                <text:p>76020.8304311632</text:p>
              </table:table-cell>
              <table:table-cell office:value-type="float" office:value="0.999999920129964">
                <text:p>0.999999920129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20.8304311632">
                <text:p>76020.8304311632</text:p>
              </table:table-cell>
              <table:table-cell office:value-type="float" office:value="0.0000405563676576067">
                <text:p>0.0000405563676576067</text:p>
              </table:table-cell>
              <table:table-cell office:value-type="float" office:value="76020.8304311632">
                <text:p>76020.8304311632</text:p>
              </table:table-cell>
              <table:table-cell office:value-type="float" office:value="0.999959443627989">
                <text:p>0.9999594436279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95.3592778842">
                <text:p>76095.3592778842</text:p>
              </table:table-cell>
              <table:table-cell office:value-type="float" office:value="0.999999920409231">
                <text:p>0.99999992040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95.3592778842">
                <text:p>76095.3592778842</text:p>
              </table:table-cell>
              <table:table-cell office:value-type="float" office:value="0.0000401687248680901">
                <text:p>0.0000401687248680901</text:p>
              </table:table-cell>
              <table:table-cell office:value-type="float" office:value="76095.3592778842">
                <text:p>76095.3592778842</text:p>
              </table:table-cell>
              <table:table-cell office:value-type="float" office:value="0.999959831270842">
                <text:p>0.999959831270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169.8881375073">
                <text:p>76169.8881375073</text:p>
              </table:table-cell>
              <table:table-cell office:value-type="float" office:value="0.999999920687088">
                <text:p>0.999999920687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169.8881375073">
                <text:p>76169.8881375073</text:p>
              </table:table-cell>
              <table:table-cell office:value-type="float" office:value="0.0000397854796477726">
                <text:p>0.0000397854796477726</text:p>
              </table:table-cell>
              <table:table-cell office:value-type="float" office:value="76169.8881375073">
                <text:p>76169.8881375073</text:p>
              </table:table-cell>
              <table:table-cell office:value-type="float" office:value="0.999960214516125">
                <text:p>0.999960214516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244.4170098585">
                <text:p>76244.4170098585</text:p>
              </table:table-cell>
              <table:table-cell office:value-type="float" office:value="0.999999920963554">
                <text:p>0.999999920963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244.4170098585">
                <text:p>76244.4170098585</text:p>
              </table:table-cell>
              <table:table-cell office:value-type="float" office:value="0.0000394065700330166">
                <text:p>0.0000394065700330166</text:p>
              </table:table-cell>
              <table:table-cell office:value-type="float" office:value="76244.4170098585">
                <text:p>76244.4170098585</text:p>
              </table:table-cell>
              <table:table-cell office:value-type="float" office:value="0.999960593425802">
                <text:p>0.999960593425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318.9458948001">
                <text:p>76318.9458948001</text:p>
              </table:table-cell>
              <table:table-cell office:value-type="float" office:value="0.999999921238628">
                <text:p>0.999999921238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318.9458948001">
                <text:p>76318.9458948001</text:p>
              </table:table-cell>
              <table:table-cell office:value-type="float" office:value="0.0000390319445197784">
                <text:p>0.0000390319445197784</text:p>
              </table:table-cell>
              <table:table-cell office:value-type="float" office:value="76318.9458948001">
                <text:p>76318.9458948001</text:p>
              </table:table-cell>
              <table:table-cell office:value-type="float" office:value="0.999960968051375">
                <text:p>0.999960968051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393.4747921628">
                <text:p>76393.4747921628</text:p>
              </table:table-cell>
              <table:table-cell office:value-type="float" office:value="0.999999921512327">
                <text:p>0.999999921512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393.4747921628">
                <text:p>76393.4747921628</text:p>
              </table:table-cell>
              <table:table-cell office:value-type="float" office:value="0.0000386615429018252">
                <text:p>0.0000386615429018252</text:p>
              </table:table-cell>
              <table:table-cell office:value-type="float" office:value="76393.4747921628">
                <text:p>76393.4747921628</text:p>
              </table:table-cell>
              <table:table-cell office:value-type="float" office:value="0.999961338453053">
                <text:p>0.999961338453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468.0037018129">
                <text:p>76468.0037018129</text:p>
              </table:table-cell>
              <table:table-cell office:value-type="float" office:value="0.999999921784653">
                <text:p>0.999999921784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468.0037018129">
                <text:p>76468.0037018129</text:p>
              </table:table-cell>
              <table:table-cell office:value-type="float" office:value="0.0000382953151959714">
                <text:p>0.0000382953151959714</text:p>
              </table:table-cell>
              <table:table-cell office:value-type="float" office:value="76468.0037018129">
                <text:p>76468.0037018129</text:p>
              </table:table-cell>
              <table:table-cell office:value-type="float" office:value="0.999961704680818">
                <text:p>0.999961704680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542.5326236018">
                <text:p>76542.5326236018</text:p>
              </table:table-cell>
              <table:table-cell office:value-type="float" office:value="0.999999922055613">
                <text:p>0.999999922055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542.5326236018">
                <text:p>76542.5326236018</text:p>
              </table:table-cell>
              <table:table-cell office:value-type="float" office:value="0.000037933207453709">
                <text:p>0.000037933207453709</text:p>
              </table:table-cell>
              <table:table-cell office:value-type="float" office:value="76542.5326236018">
                <text:p>76542.5326236018</text:p>
              </table:table-cell>
              <table:table-cell office:value-type="float" office:value="0.999962066788618">
                <text:p>0.9999620667886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17.0615573667">
                <text:p>76617.0615573667</text:p>
              </table:table-cell>
              <table:table-cell office:value-type="float" office:value="0.999999922325226">
                <text:p>0.999999922325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17.0615573667">
                <text:p>76617.0615573667</text:p>
              </table:table-cell>
              <table:table-cell office:value-type="float" office:value="0.0000375751620027535">
                <text:p>0.0000375751620027535</text:p>
              </table:table-cell>
              <table:table-cell office:value-type="float" office:value="76617.0615573667">
                <text:p>76617.0615573667</text:p>
              </table:table-cell>
              <table:table-cell office:value-type="float" office:value="0.999962424834125">
                <text:p>0.999962424834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91.5905029715">
                <text:p>76691.5905029715</text:p>
              </table:table-cell>
              <table:table-cell office:value-type="float" office:value="0.999999922593496">
                <text:p>0.999999922593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91.5905029715">
                <text:p>76691.5905029715</text:p>
              </table:table-cell>
              <table:table-cell office:value-type="float" office:value="0.0000372211288220345">
                <text:p>0.0000372211288220345</text:p>
              </table:table-cell>
              <table:table-cell office:value-type="float" office:value="76691.5905029715">
                <text:p>76691.5905029715</text:p>
              </table:table-cell>
              <table:table-cell office:value-type="float" office:value="0.999962778867362">
                <text:p>0.999962778867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766.1194602819">
                <text:p>76766.1194602819</text:p>
              </table:table-cell>
              <table:table-cell office:value-type="float" office:value="0.999999922860426">
                <text:p>0.999999922860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766.1194602819">
                <text:p>76766.1194602819</text:p>
              </table:table-cell>
              <table:table-cell office:value-type="float" office:value="0.0000368710585475477">
                <text:p>0.0000368710585475477</text:p>
              </table:table-cell>
              <table:table-cell office:value-type="float" office:value="76766.1194602819">
                <text:p>76766.1194602819</text:p>
              </table:table-cell>
              <table:table-cell office:value-type="float" office:value="0.999963128937691">
                <text:p>0.999963128937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840.6484291414">
                <text:p>76840.6484291414</text:p>
              </table:table-cell>
              <table:table-cell office:value-type="float" office:value="0.999999923126035">
                <text:p>0.999999923126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840.6484291414">
                <text:p>76840.6484291414</text:p>
              </table:table-cell>
              <table:table-cell office:value-type="float" office:value="0.0000365248959218634">
                <text:p>0.0000365248959218634</text:p>
              </table:table-cell>
              <table:table-cell office:value-type="float" office:value="76840.6484291414">
                <text:p>76840.6484291414</text:p>
              </table:table-cell>
              <table:table-cell office:value-type="float" office:value="0.999963475100371">
                <text:p>0.999963475100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15.1774094274">
                <text:p>76915.1774094274</text:p>
              </table:table-cell>
              <table:table-cell office:value-type="float" office:value="0.999999923390321">
                <text:p>0.999999923390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15.1774094274">
                <text:p>76915.1774094274</text:p>
              </table:table-cell>
              <table:table-cell office:value-type="float" office:value="0.0000361825952373573">
                <text:p>0.0000361825952373573</text:p>
              </table:table-cell>
              <table:table-cell office:value-type="float" office:value="76915.1774094274">
                <text:p>76915.1774094274</text:p>
              </table:table-cell>
              <table:table-cell office:value-type="float" office:value="0.999963817401109">
                <text:p>0.9999638174011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89.7064010031">
                <text:p>76989.7064010031</text:p>
              </table:table-cell>
              <table:table-cell office:value-type="float" office:value="0.999999923653294">
                <text:p>0.999999923653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89.7064010031">
                <text:p>76989.7064010031</text:p>
              </table:table-cell>
              <table:table-cell office:value-type="float" office:value="0.0000358441070511787">
                <text:p>0.0000358441070511787</text:p>
              </table:table-cell>
              <table:table-cell office:value-type="float" office:value="76989.7064010031">
                <text:p>76989.7064010031</text:p>
              </table:table-cell>
              <table:table-cell office:value-type="float" office:value="0.999964155889348">
                <text:p>0.999964155889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64.2354037104">
                <text:p>77064.2354037104</text:p>
              </table:table-cell>
              <table:table-cell office:value-type="float" office:value="0.999999923914974">
                <text:p>0.999999923914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64.2354037104">
                <text:p>77064.2354037104</text:p>
              </table:table-cell>
              <table:table-cell office:value-type="float" office:value="0.0000355093762988837">
                <text:p>0.0000355093762988837</text:p>
              </table:table-cell>
              <table:table-cell office:value-type="float" office:value="77064.2354037104">
                <text:p>77064.2354037104</text:p>
              </table:table-cell>
              <table:table-cell office:value-type="float" office:value="0.999964490620151">
                <text:p>0.999964490620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38.7644174473">
                <text:p>77138.7644174473</text:p>
              </table:table-cell>
              <table:table-cell office:value-type="float" office:value="0.999999924175354">
                <text:p>0.999999924175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38.7644174473">
                <text:p>77138.7644174473</text:p>
              </table:table-cell>
              <table:table-cell office:value-type="float" office:value="0.0000351783635032827">
                <text:p>0.0000351783635032827</text:p>
              </table:table-cell>
              <table:table-cell office:value-type="float" office:value="77138.7644174473">
                <text:p>77138.7644174473</text:p>
              </table:table-cell>
              <table:table-cell office:value-type="float" office:value="0.999964821632998">
                <text:p>0.999964821632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213.2934420671">
                <text:p>77213.2934420671</text:p>
              </table:table-cell>
              <table:table-cell office:value-type="float" office:value="0.999999924434448">
                <text:p>0.999999924434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213.2934420671">
                <text:p>77213.2934420671</text:p>
              </table:table-cell>
              <table:table-cell office:value-type="float" office:value="0.0000348510171181872">
                <text:p>0.0000348510171181872</text:p>
              </table:table-cell>
              <table:table-cell office:value-type="float" office:value="77213.2934420671">
                <text:p>77213.2934420671</text:p>
              </table:table-cell>
              <table:table-cell office:value-type="float" office:value="0.999965148979433">
                <text:p>0.999965148979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287.8224774404">
                <text:p>77287.8224774404</text:p>
              </table:table-cell>
              <table:table-cell office:value-type="float" office:value="0.999999924692266">
                <text:p>0.99999992469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287.8224774404">
                <text:p>77287.8224774404</text:p>
              </table:table-cell>
              <table:table-cell office:value-type="float" office:value="0.0000345272905401999">
                <text:p>0.0000345272905401999</text:p>
              </table:table-cell>
              <table:table-cell office:value-type="float" office:value="77287.8224774404">
                <text:p>77287.8224774404</text:p>
              </table:table-cell>
              <table:table-cell office:value-type="float" office:value="0.99996547270606">
                <text:p>0.99996547270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362.3515234397">
                <text:p>77362.3515234397</text:p>
              </table:table-cell>
              <table:table-cell office:value-type="float" office:value="0.999999924948816">
                <text:p>0.999999924948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362.3515234397">
                <text:p>77362.3515234397</text:p>
              </table:table-cell>
              <table:table-cell office:value-type="float" office:value="0.0000342071378307531">
                <text:p>0.0000342071378307531</text:p>
              </table:table-cell>
              <table:table-cell office:value-type="float" office:value="77362.3515234397">
                <text:p>77362.3515234397</text:p>
              </table:table-cell>
              <table:table-cell office:value-type="float" office:value="0.999965792858818">
                <text:p>0.999965792858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436.8805799391">
                <text:p>77436.8805799391</text:p>
              </table:table-cell>
              <table:table-cell office:value-type="float" office:value="0.999999925204106">
                <text:p>0.999999925204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436.8805799391">
                <text:p>77436.8805799391</text:p>
              </table:table-cell>
              <table:table-cell office:value-type="float" office:value="0.0000338905137056301">
                <text:p>0.0000338905137056301</text:p>
              </table:table-cell>
              <table:table-cell office:value-type="float" office:value="77436.8805799391">
                <text:p>77436.8805799391</text:p>
              </table:table-cell>
              <table:table-cell office:value-type="float" office:value="0.99996610948299">
                <text:p>0.9999661094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511.4096468287">
                <text:p>77511.4096468287</text:p>
              </table:table-cell>
              <table:table-cell office:value-type="float" office:value="0.999999925458134">
                <text:p>0.999999925458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511.4096468287">
                <text:p>77511.4096468287</text:p>
              </table:table-cell>
              <table:table-cell office:value-type="float" office:value="0.0000335773774818317">
                <text:p>0.0000335773774818317</text:p>
              </table:table-cell>
              <table:table-cell office:value-type="float" office:value="77511.4096468287">
                <text:p>77511.4096468287</text:p>
              </table:table-cell>
              <table:table-cell office:value-type="float" office:value="0.999966422619261">
                <text:p>0.999966422619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585.938723957">
                <text:p>77585.938723957</text:p>
              </table:table-cell>
              <table:table-cell office:value-type="float" office:value="0.999999925710927">
                <text:p>0.999999925710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585.938723957">
                <text:p>77585.938723957</text:p>
              </table:table-cell>
              <table:table-cell office:value-type="float" office:value="0.0000332676771966493">
                <text:p>0.0000332676771966493</text:p>
              </table:table-cell>
              <table:table-cell office:value-type="float" office:value="77585.938723957">
                <text:p>77585.938723957</text:p>
              </table:table-cell>
              <table:table-cell office:value-type="float" office:value="0.999966732319592">
                <text:p>0.999966732319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660.4678112177">
                <text:p>77660.4678112177</text:p>
              </table:table-cell>
              <table:table-cell office:value-type="float" office:value="0.999999925962483">
                <text:p>0.999999925962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660.4678112177">
                <text:p>77660.4678112177</text:p>
              </table:table-cell>
              <table:table-cell office:value-type="float" office:value="0.0000329613734676609">
                <text:p>0.0000329613734676609</text:p>
              </table:table-cell>
              <table:table-cell office:value-type="float" office:value="77660.4678112177">
                <text:p>77660.4678112177</text:p>
              </table:table-cell>
              <table:table-cell office:value-type="float" office:value="0.999967038623366">
                <text:p>0.999967038623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734.9969085056">
                <text:p>77734.9969085056</text:p>
              </table:table-cell>
              <table:table-cell office:value-type="float" office:value="0.999999926212803">
                <text:p>0.999999926212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734.9969085056">
                <text:p>77734.9969085056</text:p>
              </table:table-cell>
              <table:table-cell office:value-type="float" office:value="0.0000326584273590924">
                <text:p>0.0000326584273590924</text:p>
              </table:table-cell>
              <table:table-cell office:value-type="float" office:value="77734.9969085056">
                <text:p>77734.9969085056</text:p>
              </table:table-cell>
              <table:table-cell office:value-type="float" office:value="0.99996734156952">
                <text:p>0.99996734156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809.5260156886">
                <text:p>77809.5260156886</text:p>
              </table:table-cell>
              <table:table-cell office:value-type="float" office:value="0.999999926461901">
                <text:p>0.99999992646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809.5260156886">
                <text:p>77809.5260156886</text:p>
              </table:table-cell>
              <table:table-cell office:value-type="float" office:value="0.0000323587927939866">
                <text:p>0.0000323587927939866</text:p>
              </table:table-cell>
              <table:table-cell office:value-type="float" office:value="77809.5260156886">
                <text:p>77809.5260156886</text:p>
              </table:table-cell>
              <table:table-cell office:value-type="float" office:value="0.999967641204129">
                <text:p>0.999967641204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884.0551326507">
                <text:p>77884.0551326507</text:p>
              </table:table-cell>
              <table:table-cell office:value-type="float" office:value="0.999999926709785">
                <text:p>0.999999926709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884.0551326507">
                <text:p>77884.0551326507</text:p>
              </table:table-cell>
              <table:table-cell office:value-type="float" office:value="0.0000320624282055294">
                <text:p>0.0000320624282055294</text:p>
              </table:table-cell>
              <table:table-cell office:value-type="float" office:value="77884.0551326507">
                <text:p>77884.0551326507</text:p>
              </table:table-cell>
              <table:table-cell office:value-type="float" office:value="0.99996793756876">
                <text:p>0.99996793756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958.5842592772">
                <text:p>77958.5842592772</text:p>
              </table:table-cell>
              <table:table-cell office:value-type="float" office:value="0.999999926956464">
                <text:p>0.999999926956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958.5842592772">
                <text:p>77958.5842592772</text:p>
              </table:table-cell>
              <table:table-cell office:value-type="float" office:value="0.0000317692926127458">
                <text:p>0.0000317692926127458</text:p>
              </table:table-cell>
              <table:table-cell office:value-type="float" office:value="77958.5842592772">
                <text:p>77958.5842592772</text:p>
              </table:table-cell>
              <table:table-cell office:value-type="float" office:value="0.999968230704395">
                <text:p>0.999968230704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033.1133954551">
                <text:p>78033.1133954551</text:p>
              </table:table-cell>
              <table:table-cell office:value-type="float" office:value="0.999999927201945">
                <text:p>0.99999992720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033.1133954551">
                <text:p>78033.1133954551</text:p>
              </table:table-cell>
              <table:table-cell office:value-type="float" office:value="0.0000314793456113736">
                <text:p>0.0000314793456113736</text:p>
              </table:table-cell>
              <table:table-cell office:value-type="float" office:value="78033.1133954551">
                <text:p>78033.1133954551</text:p>
              </table:table-cell>
              <table:table-cell office:value-type="float" office:value="0.999968520651439">
                <text:p>0.999968520651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107.642541073">
                <text:p>78107.642541073</text:p>
              </table:table-cell>
              <table:table-cell office:value-type="float" office:value="0.999999927446235">
                <text:p>0.999999927446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107.642541073">
                <text:p>78107.642541073</text:p>
              </table:table-cell>
              <table:table-cell office:value-type="float" office:value="0.0000311925473648936">
                <text:p>0.0000311925473648936</text:p>
              </table:table-cell>
              <table:table-cell office:value-type="float" office:value="78107.642541073">
                <text:p>78107.642541073</text:p>
              </table:table-cell>
              <table:table-cell office:value-type="float" office:value="0.999968807449727">
                <text:p>0.999968807449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182.1716960339">
                <text:p>78182.1716960339</text:p>
              </table:table-cell>
              <table:table-cell office:value-type="float" office:value="0.999999927689333">
                <text:p>0.999999927689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182.1716960339">
                <text:p>78182.1716960339</text:p>
              </table:table-cell>
              <table:table-cell office:value-type="float" office:value="0.0000309088621916226">
                <text:p>0.0000309088621916226</text:p>
              </table:table-cell>
              <table:table-cell office:value-type="float" office:value="78182.1716960339">
                <text:p>78182.1716960339</text:p>
              </table:table-cell>
              <table:table-cell office:value-type="float" office:value="0.99996909113494">
                <text:p>0.99996909113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256.7008602026">
                <text:p>78256.7008602026</text:p>
              </table:table-cell>
              <table:table-cell office:value-type="float" office:value="0.999999927931264">
                <text:p>0.99999992793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256.7008602026">
                <text:p>78256.7008602026</text:p>
              </table:table-cell>
              <table:table-cell office:value-type="float" office:value="0.0000306282441346637">
                <text:p>0.0000306282441346637</text:p>
              </table:table-cell>
              <table:table-cell office:value-type="float" office:value="78256.7008602026">
                <text:p>78256.7008602026</text:p>
              </table:table-cell>
              <table:table-cell office:value-type="float" office:value="0.999969371753037">
                <text:p>0.999969371753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